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8" manifest:media-type=""/>
  <manifest:file-entry manifest:full-path="ObjectReplacements/Object 5" manifest:media-type=""/>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content.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Font Awesome 5 Free Solid" svg:font-family="'Font Awesome 5 Free Solid'" style:font-family-generic="swiss" style:font-pitch="variable"/>
    <style:font-face style:name="Font Awesome 5 Free Solid1" svg:font-family="'Font Awesome 5 Free Solid'" style:font-pitch="variable"/>
    <style:font-face style:name="Font Awesome 5 Free Solid2" svg:font-family="'Font Awesome 5 Free Solid'"/>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2" svg:stroke-width="0cm" draw:stroke-linejoin="none" svg:stroke-linecap="butt" draw:fill="solid" draw:fill-color="#e482e4" draw:textarea-horizontal-align="center" draw:textarea-vertical-align="middle"/>
    </style:style>
    <style:style style:name="gr2" style:family="graphic" style:parent-style-name="standard">
      <style:graphic-properties draw:stroke="none" draw:stroke-dash="Dashed_20__28_var_29__20_2" svg:stroke-width="0cm" draw:stroke-linejoin="none" svg:stroke-linecap="butt" draw:fill="solid" draw:fill-color="#e454e4" draw:textarea-horizontal-align="center" draw:textarea-vertical-align="middle"/>
    </style:style>
    <style:style style:name="gr3" style:family="graphic" style:parent-style-name="standard">
      <style:graphic-properties draw:stroke="none" draw:stroke-dash="Dashed_20__28_var_29__20_2" svg:stroke-width="0cm" draw:stroke-linejoin="none" svg:stroke-linecap="butt" draw:fill="solid" draw:fill-color="#2e4b98" draw:textarea-horizontal-align="center" draw:textarea-vertical-align="middle"/>
    </style:style>
    <style:style style:name="gr4" style:family="graphic" style:parent-style-name="standard">
      <style:graphic-properties draw:stroke="none" draw:stroke-dash="Dashed_20__28_var_29__20_2" svg:stroke-width="0cm" draw:stroke-linejoin="none" svg:stroke-linecap="butt" draw:fill="solid" draw:fill-color="#0045c5" draw:textarea-horizontal-align="center" draw:textarea-vertical-align="middle"/>
    </style:style>
    <style:style style:name="gr5" style:family="graphic" style:parent-style-name="standard">
      <style:graphic-properties draw:stroke="none" draw:stroke-dash="Dashed_20__28_var_29__20_2" svg:stroke-width="0cm" draw:stroke-linejoin="none" svg:stroke-linecap="butt" draw:fill="solid" draw:fill-color="#e4b1e4" draw:textarea-horizontal-align="center" draw:textarea-vertical-align="middle"/>
    </style:style>
    <style:style style:name="gr6" style:family="graphic" style:parent-style-name="standard">
      <style:graphic-properties draw:stroke="none" draw:stroke-dash="Dashed_20__28_var_29__20_2" svg:stroke-width="0cm" draw:stroke-linejoin="none" svg:stroke-linecap="butt" draw:fill="solid" draw:fill-color="#274081" draw:textarea-horizontal-align="center" draw:textarea-vertical-align="middle"/>
    </style:style>
    <style:style style:name="gr7" style:family="graphic" style:parent-style-name="standard">
      <style:graphic-properties draw:stroke="none" draw:stroke-dash="Dashed_20__28_var_29__20_2" svg:stroke-width="0cm" draw:stroke-linejoin="none" svg:stroke-linecap="butt" draw:fill="solid" draw:fill-color="#395dbe" draw:textarea-horizontal-align="center" draw:textarea-vertical-align="middle"/>
    </style:style>
    <style:style style:name="gr8" style:family="graphic" style:parent-style-name="standard">
      <style:graphic-properties draw:stroke="none" draw:stroke-dash="Dashed_20__28_var_29__20_2" svg:stroke-width="0cm" draw:stroke-linejoin="none" svg:stroke-linecap="butt" draw:fill="solid" draw:fill-color="#9beff0" draw:textarea-horizontal-align="center" draw:textarea-vertical-align="middle"/>
    </style:style>
    <style:style style:name="gr9" style:family="graphic" style:parent-style-name="standard">
      <style:graphic-properties draw:stroke="none" draw:stroke-dash="Dashed_20__28_var_29__20_2" svg:stroke-width="0cm" draw:stroke-linejoin="none" svg:stroke-linecap="butt" draw:fill="solid" draw:fill-color="#22376f" draw:textarea-horizontal-align="center" draw:textarea-vertical-align="middle"/>
    </style:style>
    <style:style style:name="gr10" style:family="graphic" style:parent-style-name="standard">
      <style:graphic-properties draw:stroke="none" draw:stroke-dash="Dashed_20__28_var_29__20_2" svg:stroke-width="0cm" draw:stroke-linejoin="none" svg:stroke-linecap="butt" draw:fill="solid" draw:fill-color="#3556af" draw:textarea-horizontal-align="center" draw:textarea-vertical-align="middle"/>
    </style:style>
    <style:style style:name="gr11" style:family="graphic" style:parent-style-name="standard">
      <style:graphic-properties draw:stroke="none" draw:stroke-dash="Dashed_20__28_var_29__20_2" svg:stroke-width="0cm" draw:stroke-linejoin="none" svg:stroke-linecap="butt" draw:fill="solid" draw:fill-color="#2773ff" draw:textarea-horizontal-align="center" draw:textarea-vertical-align="middle"/>
    </style:style>
    <style:style style:name="gr12" style:family="graphic" style:parent-style-name="standard">
      <style:graphic-properties draw:stroke="none" draw:stroke-dash="Dashed_20__28_var_29__20_2" svg:stroke-width="0cm" draw:stroke-linejoin="none" svg:stroke-linecap="butt" draw:fill="solid" draw:fill-color="#0046c9" draw:textarea-horizontal-align="center" draw:textarea-vertical-align="middle"/>
    </style:style>
    <style:style style:name="gr13" style:family="graphic" style:parent-style-name="standard">
      <style:graphic-properties draw:stroke="none" draw:stroke-dash="Dashed_20__28_var_29__20_2" svg:stroke-width="0cm" draw:stroke-linejoin="none" svg:stroke-linecap="butt" draw:fill="solid" draw:fill-color="#1043a1" draw:textarea-horizontal-align="center" draw:textarea-vertical-align="middle"/>
    </style:style>
    <style:style style:name="gr14" style:family="graphic" style:parent-style-name="standard">
      <style:graphic-properties draw:stroke="none" draw:stroke-dash="Dashed_20__28_var_29__20_2" svg:stroke-width="0cm" draw:stroke-linejoin="none" svg:stroke-linecap="butt" draw:fill="solid" draw:fill-color="#2571ff" draw:textarea-horizontal-align="center" draw:textarea-vertical-align="middle"/>
    </style:style>
    <style:style style:name="gr15" style:family="graphic" style:parent-style-name="standard">
      <style:graphic-properties draw:stroke="none" draw:stroke-dash="Dashed_20__28_var_29__20_2" svg:stroke-width="0cm" draw:stroke-linejoin="none" svg:stroke-linecap="butt" draw:fill="solid" draw:fill-color="#0059ff" draw:textarea-horizontal-align="center" draw:textarea-vertical-align="middle"/>
    </style:style>
    <style:style style:name="gr16" style:family="graphic" style:parent-style-name="standard">
      <style:graphic-properties draw:stroke="none" draw:stroke-dash="Dashed_20__28_var_29__20_2" svg:stroke-width="0cm" draw:stroke-linejoin="none" svg:stroke-linecap="butt" draw:fill="solid" draw:fill-color="#81dfe0" draw:textarea-horizontal-align="center" draw:textarea-vertical-align="middle"/>
    </style:style>
    <style:style style:name="gr17" style:family="graphic" style:parent-style-name="standard">
      <style:graphic-properties draw:stroke="none" draw:stroke-dash="Dashed_20__28_var_29__20_2" svg:stroke-width="0cm" draw:stroke-linejoin="none" svg:stroke-linecap="butt" draw:fill="solid" draw:fill-color="#57c9ca" draw:textarea-horizontal-align="center" draw:textarea-vertical-align="middle"/>
    </style:style>
    <style:style style:name="gr18" style:family="graphic" style:parent-style-name="standard">
      <style:graphic-properties draw:stroke="none" draw:stroke-dash="Dashed_20__28_var_29__20_2" svg:stroke-width="0cm" draw:stroke-linejoin="none" svg:stroke-linecap="butt" draw:fill="solid" draw:fill-color="#518eff" draw:textarea-horizontal-align="center" draw:textarea-vertical-align="middle"/>
    </style:style>
    <style:style style:name="gr19" style:family="graphic" style:parent-style-name="standard">
      <style:graphic-properties draw:stroke="none" draw:stroke-dash="Dashed_20__28_var_29__20_2" svg:stroke-width="0cm" draw:stroke-linejoin="none" svg:stroke-linecap="butt" draw:fill="solid" draw:fill-color="#40bcbd" draw:textarea-horizontal-align="center" draw:textarea-vertical-align="middle"/>
    </style:style>
    <style:style style:name="gr20" style:family="graphic" style:parent-style-name="standard">
      <style:graphic-properties draw:stroke="none" draw:stroke-dash="Dashed_20__28_var_29__20_2" svg:stroke-width="0cm" draw:stroke-linejoin="none" svg:stroke-linecap="butt" draw:fill="solid" draw:fill-color="#e474e4" draw:textarea-horizontal-align="center" draw:textarea-vertical-align="middle"/>
    </style:style>
    <style:style style:name="gr21" style:family="graphic" style:parent-style-name="standard">
      <style:graphic-properties draw:stroke="none" draw:stroke-dash="Dashed_20__28_var_29__20_2" svg:stroke-width="0cm" draw:stroke-linejoin="none" svg:stroke-linecap="butt" draw:fill="solid" draw:fill-color="#2f78ff" draw:textarea-horizontal-align="center" draw:textarea-vertical-align="middle"/>
    </style:style>
    <style:style style:name="gr22" style:family="graphic" style:parent-style-name="standard">
      <style:graphic-properties draw:stroke="none" draw:stroke-dash="Dashed_20__28_var_29__20_2" svg:stroke-width="0cm" draw:stroke-linejoin="none" svg:stroke-linecap="butt" draw:fill="solid" draw:fill-color="#923592" draw:textarea-horizontal-align="center" draw:textarea-vertical-align="middle"/>
    </style:style>
    <style:style style:name="gr23" style:family="graphic" style:parent-style-name="standard">
      <style:graphic-properties draw:stroke="none" draw:stroke-dash="Dashed_20__28_var_29__20_2" svg:stroke-width="0cm" draw:stroke-linejoin="none" svg:stroke-linecap="butt" draw:fill="solid" draw:fill-color="#d54ed5" draw:textarea-horizontal-align="center" draw:textarea-vertical-align="middle"/>
    </style:style>
    <style:style style:name="gr24" style:family="graphic" style:parent-style-name="standard">
      <style:graphic-properties draw:stroke="none" draw:stroke-dash="Dashed_20__28_var_29__20_2" svg:stroke-width="0cm" draw:stroke-linejoin="none" svg:stroke-linecap="butt" draw:fill="solid" draw:fill-color="#e491e4" draw:textarea-horizontal-align="center" draw:textarea-vertical-align="middle"/>
    </style:style>
    <style:style style:name="gr25"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26" style:family="graphic" style:parent-style-name="standard">
      <style:graphic-properties draw:stroke="none" draw:stroke-dash="Dashed_20__28_var_29__20_2" svg:stroke-width="0cm" draw:stroke-linejoin="none" svg:stroke-linecap="butt" draw:fill="solid" draw:fill-color="#e27ad9" draw:textarea-horizontal-align="center" draw:textarea-vertical-align="middle"/>
    </style:style>
    <style:style style:name="gr27" style:family="graphic" style:parent-style-name="standard">
      <style:graphic-properties draw:stroke="none" draw:stroke-dash="Dashed_20__28_var_29__20_2" svg:stroke-width="0cm" draw:stroke-linejoin="none" svg:stroke-linecap="butt" draw:fill="solid" draw:fill-color="#1c2e5d" draw:textarea-horizontal-align="center" draw:textarea-vertical-align="middle"/>
    </style:style>
    <style:style style:name="gr28" style:family="graphic" style:parent-style-name="standard">
      <style:graphic-properties draw:stroke="none" draw:stroke-dash="Dashed_20__28_var_29__20_2" svg:stroke-width="0cm" draw:stroke-linejoin="none" svg:stroke-linecap="butt" draw:fill="solid" draw:fill-color="#e4a8e4" draw:textarea-horizontal-align="center" draw:textarea-vertical-align="middle"/>
    </style:style>
    <style:style style:name="gr29" style:family="graphic" style:parent-style-name="standard">
      <style:graphic-properties draw:stroke="none" draw:stroke-dash="Dashed_20__28_var_29__20_2" svg:stroke-width="0cm" draw:stroke-linejoin="none" svg:stroke-linecap="butt" draw:fill="solid" draw:fill-color="#2e987b" draw:textarea-horizontal-align="center" draw:textarea-vertical-align="middle"/>
    </style:style>
    <style:style style:name="gr30" style:family="graphic" style:parent-style-name="standard">
      <style:graphic-properties draw:stroke="none" draw:stroke-dash="Dashed_20__28_var_29__20_2" svg:stroke-width="0cm" draw:stroke-linejoin="none" svg:stroke-linecap="butt" draw:fill="solid" draw:fill-color="#6a6d72" draw:textarea-horizontal-align="center" draw:textarea-vertical-align="middle"/>
    </style:style>
    <style:style style:name="gr31" style:family="graphic" style:parent-style-name="standard">
      <style:graphic-properties draw:stroke="none" draw:stroke-dash="Dashed_20__28_var_29__20_2" svg:stroke-width="0cm" draw:stroke-linejoin="none" svg:stroke-linecap="butt" draw:fill="solid" draw:fill-color="#404349" draw:textarea-horizontal-align="center" draw:textarea-vertical-align="middle"/>
    </style:style>
    <style:style style:name="gr32" style:family="graphic" style:parent-style-name="standard">
      <style:graphic-properties draw:stroke="none" draw:stroke-dash="Dashed_20__28_var_29__20_2" svg:stroke-width="0cm" draw:stroke-linejoin="none" svg:stroke-linecap="butt" draw:fill="solid" draw:fill-color="#565a5d" draw:textarea-horizontal-align="center" draw:textarea-vertical-align="middle"/>
    </style:style>
    <style:style style:name="gr33" style:family="graphic" style:parent-style-name="standard">
      <style:graphic-properties draw:stroke="none" draw:stroke-dash="Dashed_20__28_var_29__20_2" svg:stroke-width="0cm" draw:stroke-linejoin="none" svg:stroke-linecap="butt" draw:fill="solid" draw:fill-color="#303136" draw:textarea-horizontal-align="center" draw:textarea-vertical-align="middle"/>
    </style:style>
    <style:style style:name="gr34" style:family="graphic" style:parent-style-name="standard">
      <style:graphic-properties draw:stroke="none" draw:stroke-dash="Dashed_20__28_var_29__20_2" svg:stroke-width="0cm" draw:stroke-linejoin="none" svg:stroke-linecap="butt" draw:fill="solid" draw:fill-color="#42454a" draw:textarea-horizontal-align="center" draw:textarea-vertical-align="middle"/>
    </style:style>
    <style:style style:name="gr35" style:family="graphic" style:parent-style-name="standard">
      <style:graphic-properties draw:stroke="none" draw:stroke-dash="Dashed_20__28_var_29__20_2" svg:stroke-width="0cm" draw:stroke-linejoin="none" svg:stroke-linecap="butt" draw:fill="solid" draw:fill-color="#84888f" draw:textarea-horizontal-align="center" draw:textarea-vertical-align="middle"/>
    </style:style>
    <style:style style:name="gr36" style:family="graphic" style:parent-style-name="standard">
      <style:graphic-properties draw:stroke="none" draw:stroke-dash="Dashed_20__28_var_29__20_2" svg:stroke-width="0cm" draw:stroke-linejoin="none" svg:stroke-linecap="butt" draw:fill="solid" draw:fill-color="#f8f2f6" draw:textarea-horizontal-align="center" draw:textarea-vertical-align="middle"/>
    </style:style>
    <style:style style:name="gr37" style:family="graphic" style:parent-style-name="standard">
      <style:graphic-properties draw:stroke="none" draw:stroke-dash="Dashed_20__28_var_29__20_2" svg:stroke-width="0cm" draw:stroke-linejoin="none" svg:stroke-linecap="butt" draw:fill="solid" draw:fill-color="#e6dee6" draw:textarea-horizontal-align="center" draw:textarea-vertical-align="middle"/>
    </style:style>
    <style:style style:name="gr38" style:family="graphic" style:parent-style-name="standard">
      <style:graphic-properties draw:stroke="none" draw:stroke-dash="Dashed_20__28_var_29__20_2" svg:stroke-width="0cm" draw:stroke-linejoin="none" svg:stroke-linecap="butt" draw:fill="solid" draw:fill-color="#e4dfe0" draw:textarea-horizontal-align="center" draw:textarea-vertical-align="middle"/>
    </style:style>
    <style:style style:name="gr39" style:family="graphic" style:parent-style-name="standard">
      <style:graphic-properties draw:stroke="none" draw:stroke-dash="Dashed_20__28_var_29__20_2" svg:stroke-width="0cm" draw:stroke-linejoin="none" svg:stroke-linecap="butt" draw:fill="solid" draw:fill-color="#c1bbc1" draw:textarea-horizontal-align="center" draw:textarea-vertical-align="middle"/>
    </style:style>
    <style:style style:name="gr40" style:family="graphic" style:parent-style-name="standard">
      <style:graphic-properties draw:stroke="none" draw:stroke-dash="Dashed_20__28_var_29__20_2" svg:stroke-width="0cm" draw:stroke-linejoin="none" svg:stroke-linecap="butt" draw:fill="solid" draw:fill-color="#cec7ce" draw:textarea-horizontal-align="center" draw:textarea-vertical-align="middle"/>
    </style:style>
    <style:style style:name="gr41" style:family="graphic" style:parent-style-name="standard">
      <style:graphic-properties draw:stroke="none" draw:stroke-dash="Dashed_20__28_var_29__20_2" svg:stroke-width="0cm" draw:stroke-linejoin="none" svg:stroke-linecap="butt" draw:fill="solid" draw:fill-color="#fff6fb" draw:textarea-horizontal-align="center" draw:textarea-vertical-align="middle"/>
    </style:style>
    <style:style style:name="gr42" style:family="graphic" style:parent-style-name="standard">
      <style:graphic-properties draw:stroke="none" draw:stroke-dash="Dashed_20__28_var_29__20_2" svg:stroke-width="0cm" draw:stroke-linejoin="none" svg:stroke-linecap="butt" draw:fill="solid" draw:fill-color="#3657b2" draw:textarea-horizontal-align="center" draw:textarea-vertical-align="middle"/>
    </style:style>
    <style:style style:name="gr43" style:family="graphic" style:parent-style-name="standard">
      <style:graphic-properties draw:stroke="none" draw:stroke-dash="Dashed_20__28_var_29__20_2" svg:stroke-width="0cm" draw:stroke-linejoin="none" svg:stroke-linecap="butt" draw:fill="solid" draw:fill-color="#263e7e" draw:textarea-horizontal-align="center" draw:textarea-vertical-align="middle"/>
    </style:style>
    <style:style style:name="gr44" style:family="graphic" style:parent-style-name="standard">
      <style:graphic-properties draw:stroke="none" draw:stroke-dash="Dashed_20__28_var_29__20_2" svg:stroke-width="0cm" draw:stroke-linejoin="none" svg:stroke-linecap="butt" draw:fill="solid" draw:fill-color="#738dd0" draw:textarea-horizontal-align="center" draw:textarea-vertical-align="middle"/>
    </style:style>
    <style:style style:name="gr45" style:family="graphic" style:parent-style-name="standard">
      <style:graphic-properties draw:stroke="none" draw:stroke-dash="Dashed_20__28_var_29__20_2" svg:stroke-width="0cm" draw:stroke-linejoin="none" svg:stroke-linecap="butt" draw:fill="solid" draw:fill-color="#3e3e3e" draw:textarea-horizontal-align="center" draw:textarea-vertical-align="middle"/>
    </style:style>
    <style:style style:name="gr46" style:family="graphic" style:parent-style-name="standard">
      <style:graphic-properties draw:stroke="none" draw:stroke-dash="Dashed_20__28_var_29__20_2" svg:stroke-width="0cm" draw:stroke-linejoin="none" svg:stroke-linecap="butt" draw:fill="solid" draw:fill-color="#202020" draw:textarea-horizontal-align="center" draw:textarea-vertical-align="middle"/>
    </style:style>
    <style:style style:name="gr47" style:family="graphic" style:parent-style-name="standard">
      <style:graphic-properties draw:stroke="none" draw:stroke-dash="Dashed_20__28_var_29__20_2" svg:stroke-width="0cm" draw:stroke-linejoin="none" svg:stroke-linecap="butt" draw:fill="solid" draw:fill-color="#6c6c6c" draw:textarea-horizontal-align="center" draw:textarea-vertical-align="middle"/>
    </style:style>
    <style:style style:name="gr48" style:family="graphic" style:parent-style-name="standard">
      <style:graphic-properties draw:stroke="none" draw:stroke-dash="Dashed_20__28_var_29__20_2" svg:stroke-width="0cm" draw:stroke-linejoin="none" svg:stroke-linecap="butt" draw:fill="solid" draw:fill-color="#232222" draw:textarea-horizontal-align="center" draw:textarea-vertical-align="middle"/>
    </style:style>
    <style:style style:name="gr49" style:family="graphic" style:parent-style-name="standard">
      <style:graphic-properties draw:stroke="none" draw:stroke-dash="Dashed_20__28_var_29__20_2" svg:stroke-width="0cm" draw:stroke-linejoin="none" svg:stroke-linecap="butt" draw:fill="solid" draw:fill-color="#f2f2f2" draw:textarea-horizontal-align="center" draw:textarea-vertical-align="middle"/>
    </style:style>
    <style:style style:name="gr50" style:family="graphic" style:parent-style-name="standard">
      <style:graphic-properties draw:stroke="none" draw:stroke-dash="Dashed_20__28_var_29__20_2" svg:stroke-width="0cm" draw:stroke-linejoin="none" svg:stroke-linecap="butt" draw:fill="solid" draw:fill-color="#4261b4" draw:textarea-horizontal-align="center" draw:textarea-vertical-align="middle"/>
    </style:style>
    <style:style style:name="gr51" style:family="graphic" style:parent-style-name="standard">
      <style:graphic-properties draw:stroke="none" draw:stroke-dash="Dashed_20__28_var_29__20_2" svg:stroke-width="0cm" draw:stroke-linejoin="none" svg:stroke-linecap="butt" draw:fill="solid" draw:fill-color="#0f0f0f" draw:textarea-horizontal-align="center" draw:textarea-vertical-align="middle"/>
    </style:style>
    <style:style style:name="gr52" style:family="graphic" style:parent-style-name="standard">
      <style:graphic-properties draw:stroke="none" draw:stroke-dash="Dashed_20__28_var_29__20_2" svg:stroke-width="0cm" draw:stroke-linejoin="none" svg:stroke-linecap="butt" draw:fill="solid" draw:fill-color="#363636" draw:textarea-horizontal-align="center" draw:textarea-vertical-align="middle"/>
    </style:style>
    <style:style style:name="gr53" style:family="graphic" style:parent-style-name="standard">
      <style:graphic-properties draw:stroke="none" draw:stroke-dash="Dashed_20__28_var_29__20_2" svg:stroke-width="0cm" draw:stroke-linejoin="none" svg:stroke-linecap="butt" draw:fill="solid" draw:fill-color="#3a3a3a" draw:textarea-horizontal-align="center" draw:textarea-vertical-align="middle"/>
    </style:style>
    <style:style style:name="gr54" style:family="graphic" style:parent-style-name="standard">
      <style:graphic-properties draw:stroke="none" draw:stroke-dash="Dashed_20__28_var_29__20_2" svg:stroke-width="0cm" draw:stroke-linejoin="none" svg:stroke-linecap="butt" draw:fill="solid" draw:fill-color="#545454" draw:textarea-horizontal-align="center" draw:textarea-vertical-align="middle"/>
    </style:style>
    <style:style style:name="gr55" style:family="graphic" style:parent-style-name="standard">
      <style:graphic-properties draw:stroke="none" draw:stroke-dash="Dashed_20__28_var_29__20_2" svg:stroke-width="0cm" draw:stroke-linejoin="none" svg:stroke-linecap="butt" draw:fill="solid" draw:fill-color="#151515" draw:textarea-horizontal-align="center" draw:textarea-vertical-align="middle"/>
    </style:style>
    <style:style style:name="gr56" style:family="graphic" style:parent-style-name="standard">
      <style:graphic-properties draw:stroke="none" draw:stroke-dash="Dashed_20__28_var_29__20_2" svg:stroke-width="0cm" draw:stroke-linejoin="none" svg:stroke-linecap="butt" draw:fill="solid" draw:fill-color="#222222" draw:textarea-horizontal-align="center" draw:textarea-vertical-align="middle"/>
    </style:style>
    <style:style style:name="gr57" style:family="graphic" style:parent-style-name="standard">
      <style:graphic-properties draw:stroke="none" draw:stroke-dash="Dashed_20__28_var_29__20_2" svg:stroke-width="0cm" draw:stroke-linejoin="none" svg:stroke-linecap="butt" draw:fill="solid" draw:fill-color="#4e4e4e" draw:textarea-horizontal-align="center" draw:textarea-vertical-align="middle"/>
    </style:style>
    <style:style style:name="gr58" style:family="graphic" style:parent-style-name="standard">
      <style:graphic-properties draw:stroke="none" draw:stroke-dash="Dashed_20__28_var_29__20_2" svg:stroke-width="0cm" draw:stroke-linejoin="none" svg:stroke-linecap="butt" draw:fill="solid" draw:fill-color="#464646" draw:textarea-horizontal-align="center" draw:textarea-vertical-align="middle"/>
    </style:style>
    <style:style style:name="gr59" style:family="graphic" style:parent-style-name="standard">
      <style:graphic-properties draw:stroke="none" draw:stroke-dash="Dashed_20__28_var_29__20_2" svg:stroke-width="0cm" draw:stroke-linejoin="none" svg:stroke-linecap="butt" draw:fill="solid" draw:fill-color="#656565" draw:textarea-horizontal-align="center" draw:textarea-vertical-align="middle"/>
    </style:style>
    <style:style style:name="gr60" style:family="graphic" style:parent-style-name="standard">
      <style:graphic-properties draw:stroke="none" draw:stroke-dash="Dashed_20__28_var_29__20_2" svg:stroke-width="0cm" draw:stroke-linejoin="none" svg:stroke-linecap="butt" draw:fill="solid" draw:fill-color="#1a1a1a" draw:textarea-horizontal-align="center" draw:textarea-vertical-align="middle"/>
    </style:style>
    <style:style style:name="gr61" style:family="graphic" style:parent-style-name="standard">
      <style:graphic-properties draw:stroke="none" draw:stroke-dash="Dashed_20__28_var_29__20_2" svg:stroke-width="0cm" draw:stroke-linejoin="none" svg:stroke-linecap="butt" draw:fill="solid" draw:fill-color="#cccccc" draw:textarea-horizontal-align="center" draw:textarea-vertical-align="middle"/>
    </style:style>
    <style:style style:name="gr62" style:family="graphic" style:parent-style-name="standard">
      <style:graphic-properties draw:stroke="none" draw:stroke-dash="Dashed_20__28_var_29__20_2" svg:stroke-width="0cm" draw:stroke-linejoin="none" svg:stroke-linecap="butt" draw:fill="solid" draw:fill-color="#fefefe" draw:textarea-horizontal-align="center" draw:textarea-vertical-align="middle"/>
    </style:style>
    <style:style style:name="gr63" style:family="graphic" style:parent-style-name="standard">
      <style:graphic-properties draw:stroke="none" draw:stroke-dash="Dashed_20__28_var_29__20_2" svg:stroke-width="0cm" draw:stroke-linejoin="none" svg:stroke-linecap="butt" draw:fill="solid" draw:fill-color="#a5a5a5" draw:textarea-horizontal-align="center" draw:textarea-vertical-align="middle"/>
    </style:style>
    <style:style style:name="gr64" style:family="graphic" style:parent-style-name="standard">
      <style:graphic-properties draw:stroke="none" draw:stroke-dash="Dashed_20__28_var_29__20_2" svg:stroke-width="0cm" draw:stroke-linejoin="none" svg:stroke-linecap="butt" draw:fill="solid" draw:fill-color="#ececec" draw:textarea-horizontal-align="center" draw:textarea-vertical-align="middle"/>
    </style:style>
    <style:style style:name="gr65" style:family="graphic" style:parent-style-name="standard">
      <style:graphic-properties draw:stroke="none" draw:stroke-dash="Dashed_20__28_var_29__20_2" svg:stroke-width="0cm" draw:stroke-linejoin="none" svg:stroke-linecap="butt" draw:fill="solid" draw:fill-color="#191919" draw:textarea-horizontal-align="center" draw:textarea-vertical-align="middle"/>
    </style:style>
    <style:style style:name="gr66"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gr67" style:family="graphic" style:parent-style-name="standard">
      <style:graphic-properties draw:stroke="none" draw:stroke-dash="Dashed_20__28_var_29__20_2" svg:stroke-width="0cm" draw:stroke-linejoin="none" svg:stroke-linecap="butt" draw:fill="solid" draw:fill-color="#2fdeab" draw:textarea-horizontal-align="center" draw:textarea-vertical-align="middle"/>
    </style:style>
    <style:style style:name="gr68" style:family="graphic" style:parent-style-name="standard">
      <style:graphic-properties draw:stroke="none" draw:stroke-dash="Dashed_20__28_var_29__20_2" svg:stroke-width="0cm" draw:stroke-linejoin="none" svg:stroke-linecap="butt" draw:fill="solid" draw:fill-color="#548182" draw:textarea-horizontal-align="center" draw:textarea-vertical-align="middle"/>
    </style:style>
    <style:style style:name="gr69" style:family="graphic" style:parent-style-name="standard">
      <style:graphic-properties draw:stroke="none" draw:stroke-dash="Dashed_20__28_var_29__20_2" svg:stroke-width="0cm" draw:stroke-linejoin="none" svg:stroke-linecap="butt" draw:fill="solid" draw:fill-color="#70bcbd" draw:textarea-horizontal-align="center" draw:textarea-vertical-align="middle"/>
    </style:style>
    <style:style style:name="gr70" style:family="graphic" style:parent-style-name="standard">
      <style:graphic-properties draw:stroke="none" draw:stroke-dash="Dashed_20__28_var_29__20_2" svg:stroke-width="0cm" draw:stroke-linejoin="none" svg:stroke-linecap="butt" draw:fill="solid" draw:fill-color="#ff0000" draw:textarea-horizontal-align="center" draw:textarea-vertical-align="middle"/>
    </style:style>
    <style:style style:name="gr71" style:family="graphic" style:parent-style-name="standard">
      <style:graphic-properties draw:stroke="none" draw:stroke-dash="Dashed_20__28_var_29__20_2" svg:stroke-width="0cm" draw:stroke-linejoin="none" svg:stroke-linecap="butt" draw:fill="solid" draw:fill-color="#e48ae4" draw:textarea-horizontal-align="center" draw:textarea-vertical-align="middle"/>
    </style:style>
    <style:style style:name="gr72" style:family="graphic" style:parent-style-name="standard">
      <style:graphic-properties draw:stroke="none" draw:stroke-dash="Dashed_20__28_var_29__20_2" svg:stroke-width="0cm" draw:stroke-linejoin="none" svg:stroke-linecap="butt" draw:fill="solid" draw:fill-color="#3351a6" draw:textarea-horizontal-align="center" draw:textarea-vertical-align="middle"/>
    </style:style>
    <style:style style:name="gr73" style:family="graphic">
      <style:graphic-properties style:protect="size"/>
    </style:style>
    <style:style style:name="gr74" style:family="graphic" style:parent-style-name="standard" style:list-style-name="L1">
      <style:graphic-properties draw:stroke="none" draw:fill-color="#172b54" draw:textarea-horizontal-align="justify" draw:textarea-vertical-align="middle" draw:auto-grow-height="false" fo:min-height="2.126cm" fo:min-width="1.694cm" loext:glow-radius="0cm" loext:glow-color="#0059ff" loext:glow-transparency="80%"/>
      <style:paragraph-properties style:writing-mode="lr-tb"/>
    </style:style>
    <style:style style:name="gr75" style:family="graphic" style:parent-style-name="standard">
      <style:graphic-properties draw:stroke="none" draw:stroke-dash="Dashed_20__28_var_29__20_2" svg:stroke-width="0cm" draw:stroke-linejoin="none" svg:stroke-linecap="butt" draw:fill="solid" draw:fill-color="#1c2e5d" draw:textarea-horizontal-align="center" draw:textarea-vertical-align="middle"/>
      <style:paragraph-properties style:writing-mode="lr-tb"/>
    </style:style>
    <style:style style:name="gr76" style:family="graphic" style:parent-style-name="standard">
      <style:graphic-properties draw:stroke="none" draw:fill-color="#0059ff" draw:textarea-horizontal-align="justify" draw:textarea-vertical-align="middle" draw:auto-grow-height="false" fo:min-height="1.237cm" fo:min-width="0.987cm" loext:glow-radius="0.353cm" loext:glow-color="#0059ff" loext:glow-transparency="80%"/>
      <style:paragraph-properties style:writing-mode="lr-tb"/>
    </style:style>
    <style:style style:name="gr77" style:family="graphic" style:parent-style-name="standard" style:list-style-name="L1">
      <style:graphic-properties draw:stroke="none" draw:fill-color="#172b54" draw:textarea-horizontal-align="justify" draw:textarea-vertical-align="middle" draw:auto-grow-height="false" fo:min-height="4.9cm" fo:min-width="12.753cm" draw:shadow="hidden" draw:shadow-opacity="100%" loext:glow-radius="0cm" loext:glow-color="#0059ff" loext:glow-transparency="80%"/>
      <style:paragraph-properties style:writing-mode="lr-tb"/>
    </style:style>
    <style:style style:name="gr78" style:family="graphic" style:parent-style-name="standard" style:list-style-name="L1">
      <style:graphic-properties draw:stroke="none" draw:fill-color="#0059ff" draw:textarea-horizontal-align="justify" draw:textarea-vertical-align="middle" draw:auto-grow-height="false" fo:min-height="5.48cm" fo:min-width="5.865cm" loext:glow-radius="0.353cm" loext:glow-color="#0059ff" loext:glow-transparency="80%"/>
      <style:paragraph-properties style:writing-mode="lr-tb"/>
    </style:style>
    <style:style style:name="gr79" style:family="graphic" style:parent-style-name="standard" style:list-style-name="L1">
      <style:graphic-properties draw:stroke="none" draw:fill-color="#0059ff" draw:textarea-horizontal-align="justify" draw:textarea-vertical-align="middle" draw:auto-grow-height="false" fo:min-height="3.189cm" fo:min-width="6.113cm" loext:glow-radius="0.353cm" loext:glow-color="#0059ff" loext:glow-transparency="80%"/>
      <style:paragraph-properties style:writing-mode="lr-tb"/>
    </style:style>
    <style:style style:name="gr80" style:family="graphic" style:parent-style-name="standard" style:list-style-name="L1">
      <style:graphic-properties draw:stroke="none" draw:fill-color="#172b54" draw:textarea-horizontal-align="justify" draw:textarea-vertical-align="middle" draw:auto-grow-height="false" fo:min-height="3.189cm" fo:min-width="6.113cm" loext:glow-radius="0cm" loext:glow-color="#000000" loext:glow-transparency="0%"/>
      <style:paragraph-properties style:writing-mode="lr-tb"/>
    </style:style>
    <style:style style:name="gr81" style:family="graphic" style:parent-style-name="standard" style:list-style-name="L1">
      <style:graphic-properties draw:stroke="none" draw:fill-color="#172b54" draw:textarea-horizontal-align="justify" draw:textarea-vertical-align="middle" draw:auto-grow-height="false" fo:min-height="3.189cm" fo:min-width="6.113cm" loext:glow-radius="0cm" loext:glow-color="#000000" loext:glow-transparency="0%"/>
      <style:paragraph-properties style:writing-mode="lr-tb"/>
    </style:style>
    <style:style style:name="gr82" style:family="graphic" style:parent-style-name="standard">
      <style:graphic-properties draw:stroke="none" draw:fill-color="#ffffff" draw:textarea-horizontal-align="justify" draw:textarea-vertical-align="middle" draw:auto-grow-height="false" fo:min-height="1.237cm" fo:min-width="0.987cm" loext:glow-radius="0.353cm" loext:glow-color="#0059ff" loext:glow-transparency="80%"/>
      <style:paragraph-properties style:writing-mode="lr-tb"/>
    </style:style>
    <style:style style:name="gr83" style:family="graphic" style:parent-style-name="standard" style:list-style-name="L1">
      <style:graphic-properties draw:stroke="none" draw:fill-color="#172b54" draw:textarea-horizontal-align="justify" draw:textarea-vertical-align="middle" draw:auto-grow-height="false" fo:min-height="2.977cm" fo:min-width="22.412cm"/>
      <style:paragraph-properties style:writing-mode="lr-tb"/>
    </style:style>
    <style:style style:name="gr84" style:family="graphic" style:parent-style-name="standard">
      <style:graphic-properties draw:stroke="none" draw:fill-color="#0059ff" draw:textarea-horizontal-align="justify" draw:textarea-vertical-align="middle" draw:auto-grow-height="false" fo:min-height="1.831cm" fo:min-width="1.581cm" loext:glow-radius="0.353cm" loext:glow-color="#0059ff" loext:glow-transparency="80%"/>
      <style:paragraph-properties style:writing-mode="lr-tb"/>
    </style:style>
    <style:style style:name="gr85" style:family="graphic" style:parent-style-name="standard">
      <style:graphic-properties draw:stroke="none" draw:stroke-dash="Dashed_20__28_var_29__20_2" svg:stroke-width="0cm" draw:stroke-linejoin="none" svg:stroke-linecap="butt" draw:fill="solid" draw:fill-color="#1f3266" draw:textarea-horizontal-align="center" draw:textarea-vertical-align="middle"/>
    </style:style>
    <style:style style:name="gr86" style:family="graphic" style:parent-style-name="standard">
      <style:graphic-properties draw:stroke="none" draw:stroke-dash="Dashed_20__28_var_29__20_2" svg:stroke-width="0cm" draw:stroke-linejoin="none" svg:stroke-linecap="butt" draw:fill="solid" draw:fill-color="#263f80" draw:textarea-horizontal-align="center" draw:textarea-vertical-align="middle"/>
    </style:style>
    <style:style style:name="gr87" style:family="graphic" style:parent-style-name="standard">
      <style:graphic-properties draw:stroke="none" draw:fill-color="#0059ff" draw:textarea-horizontal-align="justify" draw:textarea-vertical-align="middle" draw:auto-grow-height="false" fo:min-height="1.831cm" fo:min-width="1.581cm" loext:glow-radius="0.353cm" loext:glow-color="#0059ff" loext:glow-transparency="80%" loext:softedge-radius="0cm"/>
      <style:paragraph-properties style:writing-mode="lr-tb"/>
    </style:style>
    <style:style style:name="gr88" style:family="graphic" style:parent-style-name="standard" style:list-style-name="L1">
      <style:graphic-properties draw:stroke="none" draw:fill-color="#1c2e5d" draw:textarea-horizontal-align="justify" draw:textarea-vertical-align="middle" draw:auto-grow-height="false" fo:min-height="12.533cm" fo:min-width="12.283cm" loext:glow-radius="0cm" loext:glow-color="#0059ff" loext:glow-transparency="80%"/>
      <style:paragraph-properties style:writing-mode="lr-tb"/>
    </style:style>
    <style:style style:name="gr89" style:family="graphic" style:parent-style-name="standard" style:list-style-name="L1">
      <style:graphic-properties draw:stroke="none" draw:fill-color="#0059ff" draw:textarea-horizontal-align="justify" draw:textarea-vertical-align="middle" draw:auto-grow-height="false" fo:min-height="3.188cm" fo:min-width="11.193cm" loext:glow-radius="0.353cm" loext:glow-color="#0059ff" loext:glow-transparency="80%"/>
      <style:paragraph-properties style:writing-mode="lr-tb"/>
    </style:style>
    <style:style style:name="gr90" style:family="graphic" style:parent-style-name="standard" style:list-style-name="L1">
      <style:graphic-properties draw:stroke="none" draw:fill-color="#1c2e5d" draw:opacity="60%" draw:textarea-horizontal-align="justify" draw:textarea-vertical-align="middle" draw:auto-grow-height="false" fo:min-height="15.5cm" fo:min-width="27.56cm"/>
      <style:paragraph-properties style:writing-mode="lr-tb"/>
    </style:style>
    <style:style style:name="gr91" style:family="graphic" style:parent-style-name="standard" style:list-style-name="L1">
      <style:graphic-properties draw:stroke="none" draw:fill-color="#1c2e5d" draw:textarea-horizontal-align="justify" draw:textarea-vertical-align="middle" draw:auto-grow-height="false" fo:min-height="5.477cm" fo:min-width="11.192cm" loext:glow-radius="0cm" loext:glow-color="#0059ff" loext:glow-transparency="80%"/>
      <style:paragraph-properties style:writing-mode="lr-tb"/>
    </style:style>
    <style:style style:name="gr92" style:family="graphic" style:parent-style-name="standard" style:list-style-name="L1">
      <style:graphic-properties draw:stroke="none" draw:fill-color="#1c2e5d" draw:textarea-horizontal-align="justify" draw:textarea-vertical-align="middle" draw:auto-grow-height="false" fo:min-height="5.477cm" fo:min-width="11.192cm" loext:glow-radius="0cm" loext:glow-color="#0059ff" loext:glow-transparency="80%"/>
      <style:paragraph-properties style:writing-mode="lr-tb"/>
    </style:style>
    <style:style style:name="gr93" style:family="graphic" style:parent-style-name="standard" style:list-style-name="L1">
      <style:graphic-properties draw:stroke="none" draw:fill-color="#1c2e5d" draw:textarea-horizontal-align="justify" draw:textarea-vertical-align="middle" draw:auto-grow-height="false" fo:min-height="5.477cm" fo:min-width="11.192cm" loext:glow-radius="0cm" loext:glow-color="#0059ff" loext:glow-transparency="80%"/>
      <style:paragraph-properties style:writing-mode="lr-tb"/>
    </style:style>
    <style:style style:name="gr94" style:family="graphic" style:parent-style-name="standard" style:list-style-name="L1">
      <style:graphic-properties draw:stroke="none" draw:fill-color="#1c2e5d" draw:textarea-horizontal-align="justify" draw:textarea-vertical-align="middle" draw:auto-grow-height="false" fo:min-height="5.477cm" fo:min-width="11.192cm" loext:glow-radius="0cm" loext:glow-color="#0059ff" loext:glow-transparency="80%"/>
      <style:paragraph-properties style:writing-mode="lr-tb"/>
    </style:style>
    <style:style style:name="gr95" style:family="graphic" style:parent-style-name="standard" style:list-style-name="L1">
      <style:graphic-properties draw:stroke="none" draw:fill-color="#0059ff" draw:textarea-horizontal-align="justify" draw:textarea-vertical-align="middle" draw:auto-grow-height="false" fo:min-height="1.972cm" fo:min-width="9.061cm" loext:glow-radius="0.353cm" loext:glow-color="#0059ff" loext:glow-transparency="80%"/>
      <style:paragraph-properties style:writing-mode="lr-tb"/>
    </style:style>
    <style:style style:name="gr96" style:family="graphic" style:parent-style-name="standard" style:list-style-name="L1">
      <style:graphic-properties draw:stroke="none" draw:fill-color="#0059ff" draw:textarea-horizontal-align="justify" draw:textarea-vertical-align="middle" draw:auto-grow-height="false" fo:min-height="1.972cm" fo:min-width="9.061cm" loext:glow-radius="0.353cm" loext:glow-color="#0059ff" loext:glow-transparency="80%"/>
      <style:paragraph-properties style:writing-mode="lr-tb"/>
    </style:style>
    <style:style style:name="gr97"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98"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99"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100"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101" style:family="graphic" style:parent-style-name="standard">
      <style:graphic-properties draw:stroke="none" draw:stroke-dash="Dashed_20__28_var_29__20_2" svg:stroke-width="0cm" draw:stroke-linejoin="none" svg:stroke-linecap="butt" draw:fill="solid" draw:fill-color="#1f3266" draw:textarea-horizontal-align="center" draw:textarea-vertical-align="middle"/>
      <style:paragraph-properties style:writing-mode="lr-tb"/>
    </style:style>
    <style:style style:name="gr102"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03" style:family="graphic" style:parent-style-name="standard" style:list-style-name="L1">
      <style:graphic-properties draw:stroke="none" draw:stroke-dash="Dashed_20__28_var_29__20_2" svg:stroke-width="0cm" draw:stroke-linejoin="none" svg:stroke-linecap="butt" draw:fill="solid" draw:fill-color="#1c2e5d" draw:textarea-horizontal-align="center" draw:textarea-vertical-align="middle"/>
      <style:paragraph-properties style:writing-mode="lr-tb"/>
    </style:style>
    <style:style style:name="gr104" style:family="graphic" style:parent-style-name="standard" style:list-style-name="L1">
      <style:graphic-properties draw:stroke="none" draw:fill-color="#172b54" draw:textarea-horizontal-align="justify" draw:textarea-vertical-align="middle" draw:auto-grow-height="false" fo:min-height="2.795cm" fo:min-width="12.07cm" loext:glow-radius="0cm" loext:glow-color="#0059ff" loext:glow-transparency="80%"/>
      <style:paragraph-properties style:writing-mode="lr-tb"/>
    </style:style>
    <style:style style:name="gr105" style:family="graphic" style:parent-style-name="standard" style:list-style-name="L1">
      <style:graphic-properties draw:stroke="none" draw:fill-color="#172b54" draw:textarea-horizontal-align="justify" draw:textarea-vertical-align="middle" draw:auto-grow-height="false" fo:min-height="2.795cm" fo:min-width="12.07cm" loext:glow-radius="0cm" loext:glow-color="#0059ff" loext:glow-transparency="80%"/>
      <style:paragraph-properties style:writing-mode="lr-tb"/>
    </style:style>
    <style:style style:name="gr106" style:family="graphic" style:parent-style-name="standard" style:list-style-name="L1">
      <style:graphic-properties draw:stroke="none" draw:fill-color="#e454e4" draw:textarea-horizontal-align="justify" draw:textarea-vertical-align="middle" draw:auto-grow-height="false" fo:min-height="1.237cm" fo:min-width="0.987cm" loext:glow-radius="0.353cm" loext:glow-color="#e454e4" loext:glow-transparency="80%"/>
      <style:paragraph-properties style:writing-mode="lr-tb"/>
    </style:style>
    <style:style style:name="gr107"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08"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09"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10" style:family="graphic" style:parent-style-name="standard" style:list-style-name="L1">
      <style:graphic-properties draw:stroke="none" draw:fill-color="#e454e4" draw:textarea-horizontal-align="justify" draw:textarea-vertical-align="middle" draw:auto-grow-height="false" fo:min-height="1.237cm" fo:min-width="0.987cm" loext:glow-radius="0.353cm" loext:glow-color="#e454e4" loext:glow-transparency="80%"/>
      <style:paragraph-properties style:writing-mode="lr-tb"/>
    </style:style>
    <style:style style:name="gr111" style:family="graphic" style:parent-style-name="standard" style:list-style-name="L1">
      <style:graphic-properties draw:stroke="none" draw:fill-color="#1dcf25" draw:textarea-horizontal-align="justify" draw:textarea-vertical-align="middle" draw:auto-grow-height="false" fo:min-height="1.237cm" fo:min-width="0.987cm" loext:glow-radius="0.353cm" loext:glow-color="#1dcf25" loext:glow-transparency="80%"/>
      <style:paragraph-properties style:writing-mode="lr-tb"/>
    </style:style>
    <style:style style:name="gr112"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13" style:family="graphic" style:parent-style-name="standard" style:list-style-name="L1">
      <style:graphic-properties draw:stroke="none" draw:fill-color="#1dcf25" draw:textarea-horizontal-align="justify" draw:textarea-vertical-align="middle" draw:auto-grow-height="false" fo:min-height="1.237cm" fo:min-width="0.987cm" loext:glow-radius="0.353cm" loext:glow-color="#1dcf25" loext:glow-transparency="80%"/>
      <style:paragraph-properties style:writing-mode="lr-tb"/>
    </style:style>
    <style:style style:name="gr114" style:family="graphic" style:parent-style-name="standard">
      <style:graphic-properties draw:stroke="solid" svg:stroke-width="0.882cm" svg:stroke-color="#0059ff" draw:marker-start-width="1.522cm" draw:marker-end-width="1.522cm" draw:fill-color="#1f3266" draw:textarea-horizontal-align="justify" draw:textarea-vertical-align="middle" draw:auto-grow-height="false" fo:min-height="5.589cm" fo:min-width="5.339cm" fo:padding-top="0.565cm" fo:padding-bottom="0.565cm" fo:padding-left="0.69cm" fo:padding-right="0.69cm"/>
    </style:style>
    <style:style style:name="gr115" style:family="graphic" style:parent-style-name="standard">
      <style:graphic-properties draw:stroke="none" draw:fill-color="#1f3266" draw:textarea-horizontal-align="justify" draw:textarea-vertical-align="middle" draw:auto-grow-height="false" fo:min-height="5.589cm" fo:min-width="5.339cm"/>
      <style:paragraph-properties style:writing-mode="lr-tb"/>
    </style:style>
    <style:style style:name="gr116" style:family="graphic" style:parent-style-name="standard">
      <style:graphic-properties draw:stroke="none" draw:fill-color="#0059ff" draw:textarea-horizontal-align="justify" draw:textarea-vertical-align="middle" draw:auto-grow-height="false" fo:min-height="1.597cm" fo:min-width="1.347cm" loext:glow-radius="0.353cm" loext:glow-color="#0059ff" loext:glow-transparency="80%"/>
      <style:paragraph-properties style:writing-mode="lr-tb"/>
    </style:style>
    <style:style style:name="gr117"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18" style:family="graphic" style:parent-style-name="standard">
      <style:graphic-properties draw:stroke="solid" svg:stroke-width="0.882cm" svg:stroke-color="#0059ff" draw:marker-start-width="1.522cm" draw:marker-end-width="1.522cm" draw:fill-color="#1f3266" draw:textarea-horizontal-align="justify" draw:textarea-vertical-align="middle" draw:auto-grow-height="false" fo:min-height="4.709cm" fo:min-width="4.459cm" fo:padding-top="0.565cm" fo:padding-bottom="0.565cm" fo:padding-left="0.69cm" fo:padding-right="0.69cm"/>
    </style:style>
    <style:style style:name="gr119" style:family="graphic" style:parent-style-name="standard">
      <style:graphic-properties draw:stroke="none" draw:fill-color="#0059ff" draw:textarea-horizontal-align="justify" draw:textarea-vertical-align="middle" draw:auto-grow-height="false" fo:min-height="0.888cm" fo:min-width="1.369cm" loext:glow-radius="0.353cm" loext:glow-color="#0059ff" loext:glow-transparency="80%"/>
      <style:paragraph-properties style:writing-mode="lr-tb"/>
    </style:style>
    <style:style style:name="gr120" style:family="graphic" style:parent-style-name="objectwithoutfill">
      <style:graphic-properties draw:stroke="solid" svg:stroke-width="0.159cm" svg:stroke-color="#00379e" draw:marker-start-width="0.437cm" draw:marker-end-width="0.437cm" svg:stroke-linecap="round" draw:fill="none" draw:textarea-vertical-align="middle" fo:padding-top="0.203cm" fo:padding-bottom="0.203cm" fo:padding-left="0.328cm" fo:padding-right="0.328cm"/>
    </style:style>
    <style:style style:name="gr121" style:family="graphic" style:parent-style-name="objectwithoutfill">
      <style:graphic-properties draw:stroke="solid" svg:stroke-width="0.159cm" svg:stroke-color="#0059ff" draw:marker-start-width="0.437cm" draw:marker-end-width="0.437cm" svg:stroke-linecap="round" draw:fill="none" draw:textarea-vertical-align="middle" fo:padding-top="0.203cm" fo:padding-bottom="0.203cm" fo:padding-left="0.328cm" fo:padding-right="0.328cm"/>
    </style:style>
    <style:style style:name="gr122" style:family="graphic" style:parent-style-name="standard">
      <style:graphic-properties draw:stroke="none" draw:fill-color="#e454e4" draw:textarea-horizontal-align="justify" draw:textarea-vertical-align="middle" draw:auto-grow-height="false" fo:min-height="0.888cm" fo:min-width="1.367cm" loext:glow-radius="0.353cm" loext:glow-color="#e454e4" loext:glow-transparency="80%"/>
      <style:paragraph-properties style:writing-mode="lr-tb"/>
    </style:style>
    <style:style style:name="gr123" style:family="graphic" style:parent-style-name="objectwithoutfill">
      <style:graphic-properties draw:stroke="solid" svg:stroke-width="0.159cm" svg:stroke-color="#873487" draw:marker-start-width="0.437cm" draw:marker-end-width="0.437cm" svg:stroke-linecap="round" draw:fill="none" draw:textarea-vertical-align="middle" fo:padding-top="0.203cm" fo:padding-bottom="0.203cm" fo:padding-left="0.328cm" fo:padding-right="0.328cm"/>
    </style:style>
    <style:style style:name="gr124" style:family="graphic" style:parent-style-name="objectwithoutfill">
      <style:graphic-properties draw:stroke="solid" svg:stroke-width="0.159cm" svg:stroke-color="#e454e4" draw:marker-start-width="0.437cm" draw:marker-end-width="0.437cm" svg:stroke-linecap="round" draw:fill="none" draw:textarea-vertical-align="middle" fo:padding-top="0.203cm" fo:padding-bottom="0.203cm" fo:padding-left="0.328cm" fo:padding-right="0.328cm"/>
    </style:style>
    <style:style style:name="gr125" style:family="graphic" style:parent-style-name="standard">
      <style:graphic-properties draw:stroke="none" draw:fill-color="#1dcf25" draw:textarea-horizontal-align="justify" draw:textarea-vertical-align="middle" draw:auto-grow-height="false" fo:min-height="0.887cm" fo:min-width="1.367cm" loext:glow-radius="0.353cm" loext:glow-color="#1dcf25" loext:glow-transparency="80%"/>
      <style:paragraph-properties style:writing-mode="lr-tb"/>
    </style:style>
    <style:style style:name="gr126" style:family="graphic" style:parent-style-name="objectwithoutfill">
      <style:graphic-properties draw:stroke="solid" svg:stroke-width="0.159cm" svg:stroke-color="#2e6631" draw:marker-start-width="0.437cm" draw:marker-end-width="0.437cm" svg:stroke-linecap="round" draw:fill="none" draw:textarea-vertical-align="middle" fo:padding-top="0.203cm" fo:padding-bottom="0.203cm" fo:padding-left="0.328cm" fo:padding-right="0.328cm"/>
    </style:style>
    <style:style style:name="gr127" style:family="graphic" style:parent-style-name="objectwithoutfill">
      <style:graphic-properties draw:stroke="solid" svg:stroke-width="0.159cm" svg:stroke-color="#1dcf25" draw:marker-start-width="0.437cm" draw:marker-end-width="0.437cm" svg:stroke-linecap="round" draw:fill="none" draw:textarea-vertical-align="middle" fo:padding-top="0.203cm" fo:padding-bottom="0.203cm" fo:padding-left="0.328cm" fo:padding-right="0.328cm"/>
    </style:style>
    <style:style style:name="gr128" style:family="graphic" style:parent-style-name="standard">
      <style:graphic-properties draw:stroke="none" draw:fill-color="#f68a0f" draw:textarea-horizontal-align="justify" draw:textarea-vertical-align="middle" draw:auto-grow-height="false" fo:min-height="0.888cm" fo:min-width="1.369cm" loext:glow-radius="0.353cm" loext:glow-color="#f68a0f" loext:glow-transparency="80%"/>
      <style:paragraph-properties style:writing-mode="lr-tb"/>
    </style:style>
    <style:style style:name="gr129" style:family="graphic" style:parent-style-name="objectwithoutfill">
      <style:graphic-properties draw:stroke="solid" svg:stroke-width="0.159cm" svg:stroke-color="#774409" draw:marker-start-width="0.437cm" draw:marker-end-width="0.437cm" svg:stroke-linecap="round" draw:fill="none" draw:textarea-vertical-align="middle" fo:padding-top="0.203cm" fo:padding-bottom="0.203cm" fo:padding-left="0.328cm" fo:padding-right="0.328cm"/>
    </style:style>
    <style:style style:name="gr130" style:family="graphic" style:parent-style-name="objectwithoutfill">
      <style:graphic-properties draw:stroke="solid" svg:stroke-width="0.159cm" svg:stroke-color="#f68a0f" draw:marker-start-width="0.437cm" draw:marker-end-width="0.437cm" svg:stroke-linecap="round" draw:fill="none" draw:textarea-vertical-align="middle" fo:padding-top="0.203cm" fo:padding-bottom="0.203cm" fo:padding-left="0.328cm" fo:padding-right="0.328cm"/>
    </style:style>
    <style:style style:name="gr131"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132"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133"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134"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135" style:family="graphic" style:parent-style-name="standard" style:list-style-name="L1">
      <style:graphic-properties draw:stroke="none" draw:fill-color="#1c2e5d" draw:textarea-horizontal-align="justify" draw:textarea-vertical-align="middle" draw:auto-grow-height="false" fo:min-height="5.477cm" fo:min-width="5.227cm" loext:glow-radius="0cm" loext:glow-color="#0059ff" loext:glow-transparency="80%"/>
      <style:paragraph-properties style:writing-mode="lr-tb"/>
    </style:style>
    <style:style style:name="gr136" style:family="graphic" style:parent-style-name="standard" style:list-style-name="L1">
      <style:graphic-properties draw:stroke="none" draw:fill-color="#1c2e5d" draw:textarea-horizontal-align="justify" draw:textarea-vertical-align="middle" draw:auto-grow-height="false" fo:min-height="5.477cm" fo:min-width="11.192cm" loext:glow-radius="0cm" loext:glow-color="#0059ff" loext:glow-transparency="80%"/>
      <style:paragraph-properties style:writing-mode="lr-tb"/>
    </style:style>
    <style:style style:name="gr137" style:family="graphic" style:parent-style-name="standard" style:list-style-name="L1">
      <style:graphic-properties draw:stroke="none" draw:fill-color="#1c2e5d" draw:textarea-horizontal-align="justify" draw:textarea-vertical-align="middle" draw:auto-grow-height="false" fo:min-height="5.477cm" fo:min-width="11.192cm" loext:glow-radius="0cm" loext:glow-color="#0059ff" loext:glow-transparency="80%"/>
      <style:paragraph-properties style:writing-mode="lr-tb"/>
    </style:style>
    <style:style style:name="gr138" style:family="graphic" style:parent-style-name="standard" style:list-style-name="L1">
      <style:graphic-properties draw:stroke="none" draw:fill-color="#0059ff" draw:textarea-horizontal-align="justify" draw:textarea-vertical-align="middle" draw:auto-grow-height="false" fo:min-height="1.237cm" fo:min-width="0.987cm" loext:glow-radius="0.353cm" loext:glow-color="#0059ff" loext:glow-transparency="80%"/>
      <style:paragraph-properties style:writing-mode="lr-tb"/>
    </style:style>
    <style:style style:name="gr139" style:family="graphic" style:parent-style-name="standard" style:list-style-name="L1">
      <style:graphic-properties draw:stroke="none" draw:fill-color="#0059ff" draw:textarea-horizontal-align="justify" draw:textarea-vertical-align="middle" draw:auto-grow-height="false" fo:min-height="1.237cm" fo:min-width="6.335cm" loext:glow-radius="0.353cm" loext:glow-color="#0059ff" loext:glow-transparency="80%"/>
      <style:paragraph-properties style:writing-mode="lr-tb"/>
    </style:style>
    <style:style style:name="gr140" style:family="graphic" style:parent-style-name="standard" style:list-style-name="L1">
      <style:graphic-properties draw:stroke="none" draw:fill-color="#1dcf25" draw:textarea-horizontal-align="justify" draw:textarea-vertical-align="middle" draw:auto-grow-height="false" fo:min-height="1.237cm" fo:min-width="0.987cm" loext:glow-radius="0.353cm" loext:glow-color="#1dcf25" loext:glow-transparency="80%"/>
      <style:paragraph-properties style:writing-mode="lr-tb"/>
    </style:style>
    <style:style style:name="gr141" style:family="graphic" style:parent-style-name="standard" style:list-style-name="L1">
      <style:graphic-properties draw:stroke="none" draw:fill-color="#1dcf25" draw:textarea-horizontal-align="justify" draw:textarea-vertical-align="middle" draw:auto-grow-height="false" fo:min-height="1.237cm" fo:min-width="6.335cm" loext:glow-radius="0.353cm" loext:glow-color="#1dcf25" loext:glow-transparency="80%"/>
      <style:paragraph-properties style:writing-mode="lr-tb"/>
    </style:style>
    <style:style style:name="gr142" style:family="graphic" style:parent-style-name="standard" style:list-style-name="L1">
      <style:graphic-properties draw:stroke="none" draw:fill-color="#1c2e5d" draw:textarea-horizontal-align="justify" draw:textarea-vertical-align="middle" draw:auto-grow-height="false" fo:min-height="4.261cm" fo:min-width="8.709cm" loext:glow-radius="0cm" loext:glow-color="#0059ff" loext:glow-transparency="80%"/>
      <style:paragraph-properties style:writing-mode="lr-tb"/>
    </style:style>
    <style:style style:name="gr143" style:family="graphic" style:parent-style-name="standard" style:list-style-name="L1">
      <style:graphic-properties draw:stroke="none" draw:fill-color="#1c2e5d" draw:textarea-horizontal-align="justify" draw:textarea-vertical-align="middle" draw:auto-grow-height="false" fo:min-height="4.261cm" fo:min-width="8.709cm" loext:glow-radius="0cm" loext:glow-color="#0059ff" loext:glow-transparency="80%"/>
      <style:paragraph-properties style:writing-mode="lr-tb"/>
    </style:style>
    <style:style style:name="gr144" style:family="graphic" style:parent-style-name="standard" style:list-style-name="L1">
      <style:graphic-properties draw:stroke="none" draw:fill-color="#0059ff" draw:textarea-horizontal-align="justify" draw:textarea-vertical-align="middle" draw:auto-grow-height="false" fo:min-height="0.921cm" fo:min-width="0.672cm" loext:glow-radius="0.353cm" loext:glow-color="#0059ff" loext:glow-transparency="80%"/>
      <style:paragraph-properties style:writing-mode="lr-tb"/>
    </style:style>
    <style:style style:name="gr145" style:family="graphic" style:parent-style-name="standard" style:list-style-name="L1">
      <style:graphic-properties draw:stroke="none" draw:fill-color="#0059ff" draw:textarea-horizontal-align="justify" draw:textarea-vertical-align="middle" draw:auto-grow-height="false" fo:min-height="0.921cm" fo:min-width="4.883cm" loext:glow-radius="0.353cm" loext:glow-color="#0059ff" loext:glow-transparency="80%"/>
      <style:paragraph-properties style:writing-mode="lr-tb"/>
    </style:style>
    <style:style style:name="gr146" style:family="graphic" style:parent-style-name="standard" style:list-style-name="L1">
      <style:graphic-properties draw:stroke="none" draw:fill-color="#1dcf25" draw:textarea-horizontal-align="justify" draw:textarea-vertical-align="middle" draw:auto-grow-height="false" fo:min-height="0.921cm" fo:min-width="0.671cm" loext:glow-radius="0.353cm" loext:glow-color="#1dcf25" loext:glow-transparency="80%"/>
      <style:paragraph-properties style:writing-mode="lr-tb"/>
    </style:style>
    <style:style style:name="gr147" style:family="graphic" style:parent-style-name="standard" style:list-style-name="L1">
      <style:graphic-properties draw:stroke="none" draw:fill-color="#1dcf25" draw:textarea-horizontal-align="justify" draw:textarea-vertical-align="middle" draw:auto-grow-height="false" fo:min-height="0.921cm" fo:min-width="4.884cm" loext:glow-radius="0.353cm" loext:glow-color="#1dcf25" loext:glow-transparency="80%"/>
      <style:paragraph-properties style:writing-mode="lr-tb"/>
    </style:style>
    <style:style style:name="gr148" style:family="graphic" style:parent-style-name="standard" style:list-style-name="L1">
      <style:graphic-properties draw:stroke="none" draw:fill-color="#1c2e5d" draw:textarea-horizontal-align="justify" draw:textarea-vertical-align="middle" draw:auto-grow-height="false" fo:min-height="4.261cm" fo:min-width="8.709cm" loext:glow-radius="0cm" loext:glow-color="#0059ff" loext:glow-transparency="80%"/>
      <style:paragraph-properties style:writing-mode="lr-tb"/>
    </style:style>
    <style:style style:name="gr149" style:family="graphic" style:parent-style-name="standard" style:list-style-name="L1">
      <style:graphic-properties draw:stroke="none" draw:fill-color="#1c2e5d" draw:textarea-horizontal-align="justify" draw:textarea-vertical-align="middle" draw:auto-grow-height="false" fo:min-height="4.261cm" fo:min-width="8.709cm" loext:glow-radius="0cm" loext:glow-color="#0059ff" loext:glow-transparency="80%"/>
      <style:paragraph-properties style:writing-mode="lr-tb"/>
    </style:style>
    <style:style style:name="gr150" style:family="graphic" style:parent-style-name="standard" style:list-style-name="L1">
      <style:graphic-properties draw:stroke="none" draw:fill-color="#e454ef" draw:textarea-horizontal-align="justify" draw:textarea-vertical-align="middle" draw:auto-grow-height="false" fo:min-height="0.92cm" fo:min-width="0.672cm" loext:glow-radius="0.353cm" loext:glow-color="#e454ef" loext:glow-transparency="80%"/>
      <style:paragraph-properties style:writing-mode="lr-tb"/>
    </style:style>
    <style:style style:name="gr151" style:family="graphic" style:parent-style-name="standard" style:list-style-name="L1">
      <style:graphic-properties draw:stroke="none" draw:fill-color="#e454ef" draw:textarea-horizontal-align="justify" draw:textarea-vertical-align="middle" draw:auto-grow-height="false" fo:min-height="0.92cm" fo:min-width="4.883cm" loext:glow-radius="0.353cm" loext:glow-color="#e454ef" loext:glow-transparency="80%"/>
      <style:paragraph-properties style:writing-mode="lr-tb"/>
    </style:style>
    <style:style style:name="gr152" style:family="graphic" style:parent-style-name="standard" style:list-style-name="L1">
      <style:graphic-properties draw:stroke="none" draw:fill-color="#f68a0f" draw:textarea-horizontal-align="justify" draw:textarea-vertical-align="middle" draw:auto-grow-height="false" fo:min-height="0.92cm" fo:min-width="0.671cm" loext:glow-radius="0.353cm" loext:glow-color="#f68a0f" loext:glow-transparency="80%"/>
      <style:paragraph-properties style:writing-mode="lr-tb"/>
    </style:style>
    <style:style style:name="gr153" style:family="graphic" style:parent-style-name="standard" style:list-style-name="L1">
      <style:graphic-properties draw:stroke="none" draw:fill-color="#f68a0f" draw:textarea-horizontal-align="justify" draw:textarea-vertical-align="middle" draw:auto-grow-height="false" fo:min-height="0.92cm" fo:min-width="4.884cm" loext:glow-radius="0.353cm" loext:glow-color="#f68a0f" loext:glow-transparency="80%"/>
      <style:paragraph-properties style:writing-mode="lr-tb"/>
    </style:style>
    <style:style style:name="gr154" style:family="graphic" style:parent-style-name="objectwithoutfill">
      <style:graphic-properties draw:stroke="solid" svg:stroke-width="0.159cm" svg:stroke-color="#1c2e5d" draw:marker-start-width="0.438cm" draw:marker-end-width="0.438cm" svg:stroke-linecap="round" draw:fill="none" draw:textarea-vertical-align="middle" fo:padding-top="0.204cm" fo:padding-bottom="0.204cm" fo:padding-left="0.329cm" fo:padding-right="0.329cm"/>
    </style:style>
    <style:style style:name="gr155"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56" style:family="graphic" style:parent-style-name="standard">
      <style:graphic-properties draw:stroke="none" draw:fill-color="#e454ef" draw:textarea-horizontal-align="justify" draw:textarea-vertical-align="middle" draw:auto-grow-height="false" fo:min-height="1.237cm" fo:min-width="0.987cm" loext:glow-radius="0.353cm" loext:glow-color="#e454ef" loext:glow-transparency="80%"/>
      <style:paragraph-properties style:writing-mode="lr-tb"/>
    </style:style>
    <style:style style:name="gr157"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58"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59" style:family="graphic" style:parent-style-name="standard">
      <style:graphic-properties draw:stroke="none" draw:fill-color="#f68a07" draw:textarea-horizontal-align="justify" draw:textarea-vertical-align="middle" draw:auto-grow-height="false" fo:min-height="1.237cm" fo:min-width="0.987cm" loext:glow-radius="0.353cm" loext:glow-color="#f68a0f" loext:glow-transparency="80%"/>
      <style:paragraph-properties style:writing-mode="lr-tb"/>
    </style:style>
    <style:style style:name="gr160" style:family="graphic" style:parent-style-name="standard">
      <style:graphic-properties draw:stroke="none" draw:fill-color="#30af35" draw:textarea-horizontal-align="justify" draw:textarea-vertical-align="middle" draw:auto-grow-height="false" fo:min-height="1.237cm" fo:min-width="0.987cm" loext:glow-radius="0.353cm" loext:glow-color="#1dcf25" loext:glow-transparency="80%"/>
      <style:paragraph-properties style:writing-mode="lr-tb"/>
    </style:style>
    <style:style style:name="gr161" style:family="graphic" style:parent-style-name="standard">
      <style:graphic-properties draw:stroke="none" draw:fill-color="#0059ff" draw:textarea-horizontal-align="justify" draw:textarea-vertical-align="middle" draw:auto-grow-height="false" fo:min-height="0.199cm" fo:min-width="0cm"/>
    </style:style>
    <style:style style:name="gr162" style:family="graphic" style:parent-style-name="standard" style:list-style-name="L1">
      <style:graphic-properties draw:stroke="none" draw:fill-color="#0059ff" draw:textarea-horizontal-align="justify" draw:textarea-vertical-align="middle" draw:auto-grow-height="false" fo:min-height="5.963cm" fo:min-width="5.768cm" loext:glow-radius="0cm" loext:glow-color="#0059ff" loext:glow-transparency="80%"/>
      <style:paragraph-properties style:writing-mode="lr-tb"/>
    </style:style>
    <style:style style:name="gr163"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64"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65" style:family="graphic" style:parent-style-name="standard">
      <style:graphic-properties draw:stroke="none" draw:fill-color="#124ab2" draw:textarea-horizontal-align="justify" draw:textarea-vertical-align="middle" draw:auto-grow-height="false" fo:min-height="1.237cm" fo:min-width="0.987cm" loext:glow-radius="0.353cm" loext:glow-color="#0059ff" loext:glow-transparency="80%"/>
      <style:paragraph-properties style:writing-mode="lr-tb"/>
    </style:style>
    <style:style style:name="gr166" style:family="graphic" style:parent-style-name="standard">
      <style:graphic-properties draw:stroke="none" draw:fill-color="#1c2e5d" draw:textarea-horizontal-align="justify" draw:textarea-vertical-align="middle" draw:auto-grow-height="false" fo:min-height="6.936cm" fo:min-width="6.686cm"/>
    </style:style>
    <style:style style:name="gr167" style:family="graphic" style:parent-style-name="standard">
      <style:graphic-properties draw:stroke="none" draw:fill-color="#0059ff" draw:textarea-horizontal-align="justify" draw:textarea-vertical-align="middle" draw:auto-grow-height="false" fo:min-height="2.232cm" fo:min-width="1.982cm"/>
      <style:paragraph-properties style:writing-mode="lr-tb"/>
    </style:style>
    <style:style style:name="gr168" style:family="graphic" style:parent-style-name="objectwithoutfill">
      <style:graphic-properties draw:stroke="solid" svg:stroke-width="0.106cm" svg:stroke-color="#1c2e5d" draw:marker-start-width="0.359cm" draw:marker-end-width="0.359cm" draw:fill="none" draw:textarea-vertical-align="middle" fo:padding-top="0.178cm" fo:padding-bottom="0.178cm" fo:padding-left="0.303cm" fo:padding-right="0.303cm"/>
    </style:style>
    <style:style style:name="gr169" style:family="graphic" style:parent-style-name="standard" style:list-style-name="L1">
      <style:graphic-properties draw:stroke="none" draw:fill-color="#1c2e5d" draw:textarea-horizontal-align="justify" draw:textarea-vertical-align="middle" draw:auto-grow-height="false" fo:min-height="1.351cm" fo:min-width="6.181cm" loext:glow-radius="0cm" loext:glow-color="#0059ff" loext:glow-transparency="80%"/>
      <style:paragraph-properties style:writing-mode="lr-tb"/>
    </style:style>
    <style:style style:name="gr170" style:family="graphic" style:parent-style-name="standard" style:list-style-name="L1">
      <style:graphic-properties draw:stroke="none" draw:fill="solid" draw:fill-color="#0059ff" draw:textarea-horizontal-align="justify" draw:textarea-vertical-align="middle" draw:auto-grow-height="false" fo:min-height="1.351cm" fo:min-width="6.181cm" loext:glow-radius="0.353cm" loext:glow-color="#0059ff" loext:glow-transparency="80%"/>
      <style:paragraph-properties style:writing-mode="lr-tb"/>
    </style:style>
    <style:style style:name="gr171" style:family="graphic" style:parent-style-name="standard" style:list-style-name="L1">
      <style:graphic-properties draw:stroke="none" draw:fill-color="#1c2e5d" draw:textarea-horizontal-align="justify" draw:textarea-vertical-align="middle" draw:auto-grow-height="false" fo:min-height="1.351cm" fo:min-width="6.181cm" loext:glow-radius="0cm" loext:glow-color="#0059ff" loext:glow-transparency="80%"/>
      <style:paragraph-properties style:writing-mode="lr-tb"/>
    </style:style>
    <style:style style:name="gr172" style:family="graphic" style:parent-style-name="standard" style:list-style-name="L1">
      <style:graphic-properties draw:stroke="none" draw:fill-color="#1c2e5d" draw:textarea-horizontal-align="justify" draw:textarea-vertical-align="middle" draw:auto-grow-height="false" fo:min-height="1.351cm" fo:min-width="6.181cm" loext:glow-radius="0cm" loext:glow-color="#0059ff" loext:glow-transparency="80%"/>
      <style:paragraph-properties style:writing-mode="lr-tb"/>
    </style:style>
    <style:style style:name="gr173" style:family="graphic" style:parent-style-name="standard" style:list-style-name="L1">
      <style:graphic-properties draw:stroke="none" draw:fill-color="#1c2e5d" draw:textarea-horizontal-align="justify" draw:textarea-vertical-align="middle" draw:auto-grow-height="false" fo:min-height="1.351cm" fo:min-width="6.181cm" loext:glow-radius="0cm" loext:glow-color="#0059ff" loext:glow-transparency="80%"/>
      <style:paragraph-properties style:writing-mode="lr-tb"/>
    </style:style>
    <style:style style:name="gr174" style:family="graphic" style:parent-style-name="standard" style:list-style-name="L1">
      <style:graphic-properties draw:stroke="none" draw:fill-color="#0059ff" draw:textarea-horizontal-align="justify" draw:textarea-vertical-align="middle" draw:auto-grow-height="false" fo:min-height="1.351cm" fo:min-width="6.181cm" loext:glow-radius="0cm" loext:glow-color="#0059ff" loext:glow-transparency="80%"/>
      <style:paragraph-properties style:writing-mode="lr-tb"/>
    </style:style>
    <style:style style:name="gr175" style:family="graphic" style:parent-style-name="standard" style:list-style-name="L1">
      <style:graphic-properties draw:stroke="none" draw:fill-color="#1c2e5d" draw:textarea-horizontal-align="justify" draw:textarea-vertical-align="middle" draw:auto-grow-height="false" fo:min-height="1.351cm" fo:min-width="6.181cm" loext:glow-radius="0cm" loext:glow-color="#0059ff" loext:glow-transparency="80%"/>
      <style:paragraph-properties style:writing-mode="lr-tb"/>
    </style:style>
    <style:style style:name="gr176" style:family="graphic" style:parent-style-name="standard" style:list-style-name="L1">
      <style:graphic-properties draw:stroke="none" draw:fill-color="#1c2e5d" draw:textarea-horizontal-align="justify" draw:textarea-vertical-align="middle" draw:auto-grow-height="false" fo:min-height="1.351cm" fo:min-width="6.181cm" loext:glow-radius="0cm" loext:glow-color="#0059ff" loext:glow-transparency="80%"/>
      <style:paragraph-properties style:writing-mode="lr-tb"/>
    </style:style>
    <style:style style:name="gr177" style:family="graphic" style:parent-style-name="objectwithoutfill">
      <style:graphic-properties svg:stroke-width="0.159cm" svg:stroke-color="#1c2e5d" draw:marker-start-width="0.438cm" draw:marker-end-width="0.438cm" svg:stroke-linecap="round" draw:fill="none" draw:textarea-vertical-align="middle" fo:padding-top="0.204cm" fo:padding-bottom="0.204cm" fo:padding-left="0.329cm" fo:padding-right="0.329cm"/>
    </style:style>
    <style:style style:name="gr178" style:family="graphic" style:parent-style-name="standard" style:list-style-name="L1">
      <style:graphic-properties draw:stroke="none" draw:fill-color="#0059ff" draw:textarea-horizontal-align="justify" draw:textarea-vertical-align="middle" draw:auto-grow-height="false" fo:min-height="5.963cm" fo:min-width="5.768cm" loext:glow-radius="0cm" loext:glow-color="#0059ff" loext:glow-transparency="80%"/>
      <style:paragraph-properties style:writing-mode="lr-tb"/>
    </style:style>
    <style:style style:name="gr179"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80"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81" style:family="graphic" style:parent-style-name="standard" style:list-style-name="L1">
      <style:graphic-properties draw:stroke="none" draw:fill-color="#1c2e5d" draw:textarea-horizontal-align="justify" draw:textarea-vertical-align="middle" draw:auto-grow-height="false" fo:min-height="5.963cm" fo:min-width="5.768cm" loext:glow-radius="0cm" loext:glow-color="#0059ff" loext:glow-transparency="80%"/>
      <style:paragraph-properties style:writing-mode="lr-tb"/>
    </style:style>
    <style:style style:name="gr182" style:family="graphic" style:parent-style-name="standard" style:list-style-name="L1">
      <style:graphic-properties draw:stroke="none" draw:fill-color="#172b54" draw:textarea-horizontal-align="justify" draw:textarea-vertical-align="middle" draw:auto-grow-height="false" fo:min-height="3.481cm" fo:min-width="10.949cm" loext:glow-radius="0cm" loext:glow-color="#0059ff" loext:glow-transparency="80%"/>
      <style:paragraph-properties style:writing-mode="lr-tb"/>
    </style:style>
    <style:style style:name="gr183" style:family="graphic" style:parent-style-name="standard">
      <style:graphic-properties draw:stroke="none" draw:fill-color="#0059ff" draw:textarea-horizontal-align="justify" draw:textarea-vertical-align="middle" draw:auto-grow-height="false" fo:min-height="1.024cm" fo:min-width="0.774cm" loext:glow-radius="0.353cm" loext:glow-color="#0059ff" loext:glow-transparency="80%"/>
      <style:paragraph-properties style:writing-mode="lr-tb"/>
    </style:style>
    <style:style style:name="gr184" style:family="graphic" style:parent-style-name="objectwithoutfill">
      <style:graphic-properties draw:stroke="solid" svg:stroke-width="0.212cm" svg:stroke-color="#00379e" draw:marker-start-width="0.516cm" draw:marker-end-width="0.516cm" svg:stroke-linecap="round" draw:fill="none" draw:textarea-vertical-align="middle" fo:padding-top="0.229cm" fo:padding-bottom="0.229cm" fo:padding-left="0.354cm" fo:padding-right="0.354cm"/>
    </style:style>
    <style:style style:name="gr185" style:family="graphic" style:parent-style-name="objectwithoutfill">
      <style:graphic-properties draw:stroke="solid" svg:stroke-width="0.212cm" svg:stroke-color="#0059ff" draw:marker-start-width="0.516cm" draw:marker-end-width="0.516cm" svg:stroke-linecap="round" draw:fill="none" draw:textarea-vertical-align="middle" fo:padding-top="0.229cm" fo:padding-bottom="0.229cm" fo:padding-left="0.354cm" fo:padding-right="0.354cm"/>
    </style:style>
    <style:style style:name="gr186" style:family="graphic" style:parent-style-name="standard" style:list-style-name="L1">
      <style:graphic-properties draw:stroke="none" draw:fill-color="#172b54" draw:textarea-horizontal-align="justify" draw:textarea-vertical-align="middle" draw:auto-grow-height="false" fo:min-height="3.481cm" fo:min-width="10.949cm" loext:glow-radius="0cm" loext:glow-color="#0059ff" loext:glow-transparency="80%"/>
      <style:paragraph-properties style:writing-mode="lr-tb"/>
    </style:style>
    <style:style style:name="gr187" style:family="graphic" style:parent-style-name="standard">
      <style:graphic-properties draw:stroke="none" draw:fill-color="#e454e4" draw:textarea-horizontal-align="justify" draw:textarea-vertical-align="middle" draw:auto-grow-height="false" fo:min-height="1.024cm" fo:min-width="0.774cm" loext:glow-radius="0.353cm" loext:glow-color="#e454e4" loext:glow-transparency="80%"/>
      <style:paragraph-properties style:writing-mode="lr-tb"/>
    </style:style>
    <style:style style:name="gr188" style:family="graphic" style:parent-style-name="objectwithoutfill">
      <style:graphic-properties draw:stroke="solid" svg:stroke-width="0.212cm" svg:stroke-color="#873487" draw:marker-start-width="0.516cm" draw:marker-end-width="0.516cm" svg:stroke-linecap="round" draw:fill="none" draw:textarea-vertical-align="middle" fo:padding-top="0.229cm" fo:padding-bottom="0.229cm" fo:padding-left="0.354cm" fo:padding-right="0.354cm"/>
    </style:style>
    <style:style style:name="gr189" style:family="graphic" style:parent-style-name="objectwithoutfill">
      <style:graphic-properties draw:stroke="solid" svg:stroke-width="0.212cm" svg:stroke-color="#e454e4" draw:marker-start-width="0.516cm" draw:marker-end-width="0.516cm" svg:stroke-linecap="round" draw:fill="none" draw:textarea-vertical-align="middle" fo:padding-top="0.229cm" fo:padding-bottom="0.229cm" fo:padding-left="0.354cm" fo:padding-right="0.354cm"/>
    </style:style>
    <style:style style:name="gr190" style:family="graphic" style:parent-style-name="standard" style:list-style-name="L1">
      <style:graphic-properties draw:stroke="none" draw:fill-color="#172b54" draw:textarea-horizontal-align="justify" draw:textarea-vertical-align="middle" draw:auto-grow-height="false" fo:min-height="3.481cm" fo:min-width="10.949cm" loext:glow-radius="0cm" loext:glow-color="#0059ff" loext:glow-transparency="80%"/>
      <style:paragraph-properties style:writing-mode="lr-tb"/>
    </style:style>
    <style:style style:name="gr191" style:family="graphic" style:parent-style-name="standard">
      <style:graphic-properties draw:stroke="none" draw:fill-color="#1dcf25" draw:textarea-horizontal-align="justify" draw:textarea-vertical-align="middle" draw:auto-grow-height="false" fo:min-height="1.024cm" fo:min-width="0.774cm" loext:glow-radius="0.353cm" loext:glow-color="#1dcf25" loext:glow-transparency="80%"/>
      <style:paragraph-properties style:writing-mode="lr-tb"/>
    </style:style>
    <style:style style:name="gr192" style:family="graphic" style:parent-style-name="objectwithoutfill">
      <style:graphic-properties draw:stroke="solid" svg:stroke-width="0.212cm" svg:stroke-color="#2e6631" draw:marker-start-width="0.516cm" draw:marker-end-width="0.516cm" svg:stroke-linecap="round" draw:fill="none" draw:textarea-vertical-align="middle" fo:padding-top="0.229cm" fo:padding-bottom="0.229cm" fo:padding-left="0.354cm" fo:padding-right="0.354cm"/>
    </style:style>
    <style:style style:name="gr193" style:family="graphic" style:parent-style-name="objectwithoutfill">
      <style:graphic-properties draw:stroke="solid" svg:stroke-width="0.212cm" svg:stroke-color="#1dcf25" draw:marker-start-width="0.516cm" draw:marker-end-width="0.516cm" svg:stroke-linecap="round" draw:fill="none" draw:textarea-vertical-align="middle" fo:padding-top="0.229cm" fo:padding-bottom="0.229cm" fo:padding-left="0.354cm" fo:padding-right="0.354cm"/>
    </style:style>
    <style:style style:name="gr194" style:family="graphic" style:parent-style-name="standard" style:list-style-name="L1">
      <style:graphic-properties draw:stroke="none" draw:fill-color="#172b54" draw:textarea-horizontal-align="justify" draw:textarea-vertical-align="middle" draw:auto-grow-height="false" fo:min-height="3.481cm" fo:min-width="10.949cm" loext:glow-radius="0cm" loext:glow-color="#0059ff" loext:glow-transparency="80%"/>
      <style:paragraph-properties style:writing-mode="lr-tb"/>
    </style:style>
    <style:style style:name="gr195" style:family="graphic" style:parent-style-name="standard">
      <style:graphic-properties draw:stroke="none" draw:fill-color="#f68a0f" draw:textarea-horizontal-align="justify" draw:textarea-vertical-align="middle" draw:auto-grow-height="false" fo:min-height="1.024cm" fo:min-width="0.774cm" loext:glow-radius="0.353cm" loext:glow-color="#f68a0f" loext:glow-transparency="80%"/>
      <style:paragraph-properties style:writing-mode="lr-tb"/>
    </style:style>
    <style:style style:name="gr196" style:family="graphic" style:parent-style-name="objectwithoutfill">
      <style:graphic-properties draw:stroke="solid" svg:stroke-width="0.212cm" svg:stroke-color="#774409" draw:marker-start-width="0.516cm" draw:marker-end-width="0.516cm" svg:stroke-linecap="round" draw:fill="none" draw:textarea-vertical-align="middle" fo:padding-top="0.229cm" fo:padding-bottom="0.229cm" fo:padding-left="0.354cm" fo:padding-right="0.354cm"/>
    </style:style>
    <style:style style:name="gr197" style:family="graphic" style:parent-style-name="objectwithoutfill">
      <style:graphic-properties draw:stroke="solid" svg:stroke-width="0.212cm" svg:stroke-color="#f68a0f" draw:marker-start-width="0.516cm" draw:marker-end-width="0.516cm" svg:stroke-linecap="round" draw:fill="none" draw:textarea-vertical-align="middle" fo:padding-top="0.229cm" fo:padding-bottom="0.229cm" fo:padding-left="0.354cm" fo:padding-right="0.354cm"/>
    </style:style>
    <style:style style:name="gr198" style:family="graphic" style:parent-style-name="standard" style:list-style-name="L1">
      <style:graphic-properties draw:stroke="none" draw:fill-color="#172b54" draw:textarea-horizontal-align="justify" draw:textarea-vertical-align="middle" draw:auto-grow-height="false" fo:min-height="2.816cm" fo:min-width="15.262cm" loext:glow-radius="0cm" loext:glow-color="#0059ff" loext:glow-transparency="80%"/>
      <style:paragraph-properties style:writing-mode="lr-tb"/>
    </style:style>
    <style:style style:name="gr199" style:family="graphic" style:parent-style-name="objectwithoutfill">
      <style:graphic-properties draw:stroke="solid" svg:stroke-width="0.212cm" svg:stroke-color="#1f458d" draw:marker-start-width="0.517cm" draw:marker-end-width="0.517cm" svg:stroke-linecap="round" draw:fill="none" draw:textarea-vertical-align="middle" fo:padding-top="0.23cm" fo:padding-bottom="0.23cm" fo:padding-left="0.355cm" fo:padding-right="0.355cm"/>
    </style:style>
    <style:style style:name="gr200" style:family="graphic" style:parent-style-name="standard" style:list-style-name="L1">
      <style:graphic-properties draw:stroke="none" draw:fill-color="#1c2e5d" draw:textarea-horizontal-align="justify" draw:textarea-vertical-align="middle" draw:auto-grow-height="false" fo:min-height="1.756cm" fo:min-width="7.165cm" loext:glow-radius="0cm" loext:glow-color="#0059ff" loext:glow-transparency="80%"/>
      <style:paragraph-properties style:writing-mode="lr-tb"/>
    </style:style>
    <style:style style:name="gr201" style:family="graphic" style:parent-style-name="standard">
      <style:graphic-properties draw:stroke="none" draw:fill-color="#0059ff" draw:textarea-horizontal-align="justify" draw:textarea-vertical-align="middle" draw:auto-grow-height="false" fo:min-height="1.097cm" fo:min-width="0.848cm" loext:glow-radius="0.353cm" loext:glow-color="#0059ff" loext:glow-transparency="80%"/>
      <style:paragraph-properties style:writing-mode="lr-tb"/>
    </style:style>
    <style:style style:name="gr202" style:family="graphic" style:parent-style-name="standard" style:list-style-name="L1">
      <style:graphic-properties draw:stroke="none" draw:fill-color="#1c2e5d" draw:textarea-horizontal-align="justify" draw:textarea-vertical-align="middle" draw:auto-grow-height="false" fo:min-height="1.756cm" fo:min-width="7.165cm" loext:glow-radius="0cm" loext:glow-color="#0059ff" loext:glow-transparency="80%"/>
      <style:paragraph-properties style:writing-mode="lr-tb"/>
    </style:style>
    <style:style style:name="gr203" style:family="graphic" style:parent-style-name="standard">
      <style:graphic-properties draw:stroke="none" draw:fill-color="#30af35" draw:textarea-horizontal-align="justify" draw:textarea-vertical-align="middle" draw:auto-grow-height="false" fo:min-height="1.097cm" fo:min-width="0.847cm" loext:glow-radius="0.353cm" loext:glow-color="#1dcf25" loext:glow-transparency="80%"/>
      <style:paragraph-properties style:writing-mode="lr-tb"/>
    </style:style>
    <style:style style:name="gr204" style:family="graphic" style:parent-style-name="standard" style:list-style-name="L1">
      <style:graphic-properties draw:stroke="none" draw:fill-color="#1c2e5d" draw:textarea-horizontal-align="justify" draw:textarea-vertical-align="middle" draw:auto-grow-height="false" fo:min-height="1.756cm" fo:min-width="7.165cm" loext:glow-radius="0cm" loext:glow-color="#0059ff" loext:glow-transparency="80%"/>
      <style:paragraph-properties style:writing-mode="lr-tb"/>
    </style:style>
    <style:style style:name="gr205" style:family="graphic" style:parent-style-name="standard">
      <style:graphic-properties draw:stroke="none" draw:fill-color="#808080" draw:textarea-horizontal-align="justify" draw:textarea-vertical-align="middle" draw:auto-grow-height="false" fo:min-height="1.097cm" fo:min-width="0.848cm" loext:glow-radius="0.353cm" loext:glow-color="#808080" loext:glow-transparency="80%"/>
      <style:paragraph-properties style:writing-mode="lr-tb"/>
    </style:style>
    <style:style style:name="gr206" style:family="graphic" style:parent-style-name="objectwithoutfill">
      <style:graphic-properties draw:stroke="solid" svg:stroke-width="0.212cm" svg:stroke-color="#0059ff" draw:marker-start-width="0.517cm" draw:marker-end-width="0.517cm" svg:stroke-linecap="round" draw:fill="none" draw:textarea-vertical-align="middle" fo:padding-top="0.23cm" fo:padding-bottom="0.23cm" fo:padding-left="0.355cm" fo:padding-right="0.355cm"/>
    </style:style>
    <style:style style:name="gr207" style:family="graphic" style:parent-style-name="standard" style:list-style-name="L1">
      <style:graphic-properties draw:stroke="none" draw:fill-color="#1c2e5d" draw:textarea-horizontal-align="justify" draw:textarea-vertical-align="middle" draw:auto-grow-height="false" fo:min-height="10.297cm" fo:min-width="5.187cm" loext:glow-radius="0cm" loext:glow-color="#0059ff" loext:glow-transparency="80%"/>
      <style:paragraph-properties style:writing-mode="lr-tb"/>
    </style:style>
    <style:style style:name="gr208" style:family="graphic" style:parent-style-name="standard">
      <style:graphic-properties draw:stroke="none" draw:fill-color="#0059ff" draw:textarea-horizontal-align="justify" draw:textarea-vertical-align="middle" draw:auto-grow-height="false" fo:min-height="1.099cm" fo:min-width="0.849cm" loext:glow-radius="0.353cm" loext:glow-color="#0059ff" loext:glow-transparency="80%"/>
      <style:paragraph-properties style:writing-mode="lr-tb"/>
    </style:style>
    <style:style style:name="gr209" style:family="graphic" style:parent-style-name="standard" style:list-style-name="L1">
      <style:graphic-properties draw:stroke="none" draw:fill-color="#1c2e5d" draw:textarea-horizontal-align="justify" draw:textarea-vertical-align="middle" draw:auto-grow-height="false" fo:min-height="8.391cm" fo:min-width="5.187cm" loext:glow-radius="0cm" loext:glow-color="#0059ff" loext:glow-transparency="80%"/>
      <style:paragraph-properties style:writing-mode="lr-tb"/>
    </style:style>
    <style:style style:name="gr210" style:family="graphic" style:parent-style-name="standard">
      <style:graphic-properties draw:stroke="none" draw:fill-color="#1dcf25" draw:textarea-horizontal-align="justify" draw:textarea-vertical-align="middle" draw:auto-grow-height="false" fo:min-height="1.099cm" fo:min-width="0.849cm" loext:glow-radius="0.353cm" loext:glow-color="#1dcf25" loext:glow-transparency="80%"/>
      <style:paragraph-properties style:writing-mode="lr-tb"/>
    </style:style>
    <style:style style:name="gr211" style:family="graphic" style:parent-style-name="standard" style:list-style-name="L1">
      <style:graphic-properties draw:stroke="none" draw:fill-color="#1c2e5d" draw:textarea-horizontal-align="justify" draw:textarea-vertical-align="middle" draw:auto-grow-height="false" fo:min-height="10.297cm" fo:min-width="5.187cm" loext:glow-radius="0cm" loext:glow-color="#0059ff" loext:glow-transparency="80%"/>
      <style:paragraph-properties style:writing-mode="lr-tb"/>
    </style:style>
    <style:style style:name="gr212" style:family="graphic" style:parent-style-name="standard">
      <style:graphic-properties draw:stroke="none" draw:fill-color="#e454ef" draw:textarea-horizontal-align="justify" draw:textarea-vertical-align="middle" draw:auto-grow-height="false" fo:min-height="1.099cm" fo:min-width="0.849cm" loext:glow-radius="0.353cm" loext:glow-color="#e454ef" loext:glow-transparency="80%"/>
      <style:paragraph-properties style:writing-mode="lr-tb"/>
    </style:style>
    <style:style style:name="gr213" style:family="graphic" style:parent-style-name="standard" style:list-style-name="L1">
      <style:graphic-properties draw:stroke="none" draw:fill-color="#1c2e5d" draw:textarea-horizontal-align="justify" draw:textarea-vertical-align="middle" draw:auto-grow-height="false" fo:min-height="8.391cm" fo:min-width="5.187cm" loext:glow-radius="0cm" loext:glow-color="#0059ff" loext:glow-transparency="80%"/>
      <style:paragraph-properties style:writing-mode="lr-tb"/>
    </style:style>
    <style:style style:name="gr214" style:family="graphic" style:parent-style-name="standard">
      <style:graphic-properties draw:stroke="none" draw:fill-color="#f68a07" draw:textarea-horizontal-align="justify" draw:textarea-vertical-align="middle" draw:auto-grow-height="false" fo:min-height="1.099cm" fo:min-width="0.849cm" loext:glow-radius="0.353cm" loext:glow-color="#f68a07" loext:glow-transparency="80%"/>
      <style:paragraph-properties style:writing-mode="lr-tb"/>
    </style:style>
    <style:style style:name="gr215" style:family="graphic" style:parent-style-name="standard" style:list-style-name="L1">
      <style:graphic-properties draw:stroke="none" draw:fill-color="#0059ff" draw:textarea-horizontal-align="justify" draw:textarea-vertical-align="middle" draw:auto-grow-height="false" fo:min-height="10.297cm" fo:min-width="5.187cm" loext:glow-radius="0cm" loext:glow-color="#0059ff" loext:glow-transparency="80%"/>
      <style:paragraph-properties style:writing-mode="lr-tb"/>
    </style:style>
    <style:style style:name="gr216" style:family="graphic" style:parent-style-name="standard" style:list-style-name="L1">
      <style:graphic-properties draw:stroke="none" draw:fill-color="#1c2e5d" draw:textarea-horizontal-align="justify" draw:textarea-vertical-align="middle" draw:auto-grow-height="false" fo:min-height="7.892cm" fo:min-width="5.187cm" loext:glow-radius="0cm" loext:glow-color="#0059ff" loext:glow-transparency="80%"/>
      <style:paragraph-properties style:writing-mode="lr-tb"/>
    </style:style>
    <style:style style:name="gr217" style:family="graphic" style:parent-style-name="standard" style:list-style-name="L1">
      <style:graphic-properties draw:stroke="none" draw:fill-color="#1c2e5d" draw:textarea-horizontal-align="justify" draw:textarea-vertical-align="middle" draw:auto-grow-height="false" fo:min-height="6.622cm" fo:min-width="5.187cm" loext:glow-radius="0cm" loext:glow-color="#0059ff" loext:glow-transparency="80%"/>
      <style:paragraph-properties style:writing-mode="lr-tb"/>
    </style:style>
    <style:style style:name="gr218" style:family="graphic" style:parent-style-name="standard" style:list-style-name="L1">
      <style:graphic-properties draw:stroke="none" draw:fill-color="#1c2e5d" draw:textarea-horizontal-align="justify" draw:textarea-vertical-align="middle" draw:auto-grow-height="false" fo:min-height="4.746cm" fo:min-width="5.217cm" loext:glow-radius="0cm" loext:glow-color="#0059ff" loext:glow-transparency="80%"/>
      <style:paragraph-properties style:writing-mode="lr-tb"/>
    </style:style>
    <style:style style:name="gr219"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220"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221" style:family="graphic" style:parent-style-name="standard" style:list-style-name="L1">
      <style:graphic-properties draw:stroke="none" draw:fill-color="#0059ff" draw:textarea-horizontal-align="justify" draw:textarea-vertical-align="middle" draw:auto-grow-height="false" fo:min-height="4.648cm" fo:min-width="5.261cm" loext:glow-radius="0cm" loext:glow-color="#0059ff" loext:glow-transparency="80%"/>
      <style:paragraph-properties style:writing-mode="lr-tb"/>
    </style:style>
    <style:style style:name="gr222" style:family="graphic" style:parent-style-name="standard">
      <style:graphic-properties draw:stroke="none" draw:fill-color="#124abf" draw:textarea-horizontal-align="justify" draw:textarea-vertical-align="middle" draw:auto-grow-height="false" fo:min-height="1.014cm" fo:min-width="0.672cm" loext:glow-radius="0.353cm" loext:glow-color="#0059ff" loext:glow-transparency="80%"/>
      <style:paragraph-properties style:writing-mode="lr-tb"/>
    </style:style>
    <style:style style:name="gr223"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24" style:family="graphic" style:parent-style-name="standard">
      <style:graphic-properties draw:stroke="none" draw:fill-color="#0059ff" draw:textarea-horizontal-align="justify" draw:textarea-vertical-align="middle" draw:auto-grow-height="false" fo:min-height="1.014cm" fo:min-width="0.672cm" loext:glow-radius="0.353cm" loext:glow-color="#0059ff" loext:glow-transparency="80%"/>
      <style:paragraph-properties style:writing-mode="lr-tb"/>
    </style:style>
    <style:style style:name="gr225"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26"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27"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28"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29"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0"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1" style:family="graphic" style:parent-style-name="standard" style:list-style-name="L1">
      <style:graphic-properties draw:stroke="none" draw:fill-color="#0059ff" draw:textarea-horizontal-align="justify" draw:textarea-vertical-align="middle" draw:auto-grow-height="false" fo:min-height="4.648cm" fo:min-width="5.261cm" loext:glow-radius="0cm" loext:glow-color="#0059ff" loext:glow-transparency="80%"/>
      <style:paragraph-properties style:writing-mode="lr-tb"/>
    </style:style>
    <style:style style:name="gr232"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3"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4"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5"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6"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7"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8"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39" style:family="graphic" style:parent-style-name="standard" style:list-style-name="L1">
      <style:graphic-properties draw:stroke="none" draw:fill-color="#124abf" draw:textarea-horizontal-align="justify" draw:textarea-vertical-align="middle" draw:auto-grow-height="false" fo:min-height="1.014cm" fo:min-width="0.672cm" loext:glow-radius="0.353cm" loext:glow-color="#0059ff" loext:glow-transparency="80%"/>
      <style:paragraph-properties style:writing-mode="lr-tb"/>
    </style:style>
    <style:style style:name="gr240" style:family="graphic" style:parent-style-name="standard" style:list-style-name="L1">
      <style:graphic-properties draw:stroke="none" draw:fill-color="#0059ff" draw:textarea-horizontal-align="justify" draw:textarea-vertical-align="middle" draw:auto-grow-height="false" fo:min-height="1.014cm" fo:min-width="0.672cm" loext:glow-radius="0.353cm" loext:glow-color="#0059ff" loext:glow-transparency="80%"/>
      <style:paragraph-properties style:writing-mode="lr-tb"/>
    </style:style>
    <style:style style:name="gr241" style:family="graphic" style:parent-style-name="standard" style:list-style-name="L1">
      <style:graphic-properties draw:stroke="none" draw:fill-color="#124abf" draw:textarea-horizontal-align="justify" draw:textarea-vertical-align="middle" draw:auto-grow-height="false" fo:min-height="1.014cm" fo:min-width="0.672cm" loext:glow-radius="0.353cm" loext:glow-color="#0059ff" loext:glow-transparency="80%"/>
      <style:paragraph-properties style:writing-mode="lr-tb"/>
    </style:style>
    <style:style style:name="gr242" style:family="graphic" style:parent-style-name="standard" style:list-style-name="L1">
      <style:graphic-properties draw:stroke="none" draw:fill-color="#0059ff" draw:textarea-horizontal-align="justify" draw:textarea-vertical-align="middle" draw:auto-grow-height="false" fo:min-height="1.014cm" fo:min-width="0.672cm" loext:glow-radius="0.353cm" loext:glow-color="#0059ff" loext:glow-transparency="80%"/>
      <style:paragraph-properties style:writing-mode="lr-tb"/>
    </style:style>
    <style:style style:name="gr243" style:family="graphic" style:parent-style-name="standard" style:list-style-name="L1">
      <style:graphic-properties draw:stroke="none" draw:fill-color="#0059ff" draw:textarea-horizontal-align="justify" draw:textarea-vertical-align="middle" draw:auto-grow-height="false" fo:min-height="4.648cm" fo:min-width="8.113cm" loext:glow-radius="0.353cm" loext:glow-color="#0059ff" loext:glow-transparency="80%"/>
      <style:paragraph-properties style:writing-mode="lr-tb"/>
    </style:style>
    <style:style style:name="gr244" style:family="graphic" style:parent-style-name="standard" style:list-style-name="L1">
      <style:graphic-properties draw:stroke="none" draw:fill-color="#1c2e5d" draw:textarea-horizontal-align="justify" draw:textarea-vertical-align="middle" draw:auto-grow-height="false" fo:min-height="4.648cm" fo:min-width="8.113cm" loext:glow-radius="0cm" loext:glow-color="#0059ff" loext:glow-transparency="80%"/>
      <style:paragraph-properties style:writing-mode="lr-tb"/>
    </style:style>
    <style:style style:name="gr245" style:family="graphic" style:parent-style-name="standard" style:list-style-name="L1">
      <style:graphic-properties draw:stroke="none" draw:fill-color="#1c2e5d" draw:textarea-horizontal-align="justify" draw:textarea-vertical-align="middle" draw:auto-grow-height="false" fo:min-height="4.648cm" fo:min-width="8.113cm" loext:glow-radius="0cm" loext:glow-color="#0059ff" loext:glow-transparency="80%"/>
      <style:paragraph-properties style:writing-mode="lr-tb"/>
    </style:style>
    <style:style style:name="gr246" style:family="graphic" style:parent-style-name="standard" style:list-style-name="L1">
      <style:graphic-properties draw:stroke="none" draw:fill-color="#1c2e5d" draw:textarea-horizontal-align="justify" draw:textarea-vertical-align="middle" draw:auto-grow-height="false" fo:min-height="4.648cm" fo:min-width="8.113cm" loext:glow-radius="0cm" loext:glow-color="#0059ff" loext:glow-transparency="80%"/>
      <style:paragraph-properties style:writing-mode="lr-tb"/>
    </style:style>
    <style:style style:name="gr247" style:family="graphic" style:parent-style-name="standard" style:list-style-name="L1">
      <style:graphic-properties draw:stroke="none" draw:fill-color="#0059ff" draw:textarea-horizontal-align="justify" draw:textarea-vertical-align="middle" draw:auto-grow-height="false" fo:min-height="4.312cm" fo:min-width="7.521cm" loext:glow-radius="0.353cm" loext:glow-color="#0059ff" loext:glow-transparency="80%"/>
      <style:paragraph-properties style:writing-mode="lr-tb"/>
    </style:style>
    <style:style style:name="gr248" style:family="graphic" style:parent-style-name="standard">
      <style:graphic-properties draw:stroke="none" draw:fill-color="#124abf" draw:textarea-horizontal-align="justify" draw:textarea-vertical-align="middle" draw:auto-grow-height="false" fo:min-height="0.927cm" fo:min-width="0.591cm" loext:glow-radius="0.353cm" loext:glow-color="#0059ff" loext:glow-transparency="80%"/>
      <style:paragraph-properties style:writing-mode="lr-tb"/>
    </style:style>
    <style:style style:name="gr249" style:family="graphic" style:parent-style-name="standard" style:list-style-name="L1">
      <style:graphic-properties draw:stroke="none" draw:fill-color="#1c2e5d" draw:textarea-horizontal-align="justify" draw:textarea-vertical-align="middle" draw:auto-grow-height="false" fo:min-height="4.312cm" fo:min-width="7.519cm" loext:glow-radius="0cm" loext:glow-color="#0059ff" loext:glow-transparency="80%"/>
      <style:paragraph-properties style:writing-mode="lr-tb"/>
    </style:style>
    <style:style style:name="gr250" style:family="graphic" style:parent-style-name="standard">
      <style:graphic-properties draw:stroke="none" draw:fill-color="#0059ff" draw:textarea-horizontal-align="justify" draw:textarea-vertical-align="middle" draw:auto-grow-height="false" fo:min-height="0.927cm" fo:min-width="0.591cm" loext:glow-radius="0.353cm" loext:glow-color="#0059ff" loext:glow-transparency="80%"/>
      <style:paragraph-properties style:writing-mode="lr-tb"/>
    </style:style>
    <style:style style:name="gr251" style:family="graphic" style:parent-style-name="standard" style:list-style-name="L1">
      <style:graphic-properties draw:stroke="none" draw:fill-color="#1c2e5d" draw:textarea-horizontal-align="justify" draw:textarea-vertical-align="middle" draw:auto-grow-height="false" fo:min-height="4.311cm" fo:min-width="7.521cm" loext:glow-radius="0cm" loext:glow-color="#0059ff" loext:glow-transparency="80%"/>
      <style:paragraph-properties style:writing-mode="lr-tb"/>
    </style:style>
    <style:style style:name="gr252" style:family="graphic" style:parent-style-name="standard">
      <style:graphic-properties draw:stroke="none" draw:fill-color="#0059ff" draw:textarea-horizontal-align="justify" draw:textarea-vertical-align="middle" draw:auto-grow-height="false" fo:min-height="0.929cm" fo:min-width="0.591cm" loext:glow-radius="0.353cm" loext:glow-color="#0059ff" loext:glow-transparency="80%"/>
      <style:paragraph-properties style:writing-mode="lr-tb"/>
    </style:style>
    <style:style style:name="gr253" style:family="graphic" style:parent-style-name="standard" style:list-style-name="L1">
      <style:graphic-properties draw:stroke="none" draw:fill-color="#0059ff" draw:textarea-horizontal-align="justify" draw:textarea-vertical-align="middle" draw:auto-grow-height="false" fo:min-height="4.648cm" fo:min-width="5.261cm" loext:glow-radius="0cm" loext:glow-color="#0059ff" loext:glow-transparency="80%"/>
      <style:paragraph-properties style:writing-mode="lr-tb"/>
    </style:style>
    <style:style style:name="gr254"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55"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56" style:family="graphic" style:parent-style-name="standard" style:list-style-name="L1">
      <style:graphic-properties draw:stroke="none" draw:fill-color="#1c2e5d" draw:textarea-horizontal-align="justify" draw:textarea-vertical-align="middle" draw:auto-grow-height="false" fo:min-height="4.648cm" fo:min-width="5.261cm" loext:glow-radius="0cm" loext:glow-color="#0059ff" loext:glow-transparency="80%"/>
      <style:paragraph-properties style:writing-mode="lr-tb"/>
    </style:style>
    <style:style style:name="gr257" style:family="graphic" style:parent-style-name="standard" style:list-style-name="L1">
      <style:graphic-properties draw:stroke="none" draw:fill-color="#124abf" draw:textarea-horizontal-align="justify" draw:textarea-vertical-align="middle" draw:auto-grow-height="false" fo:min-height="1.014cm" fo:min-width="0.672cm" loext:glow-radius="0.353cm" loext:glow-color="#0059ff" loext:glow-transparency="80%"/>
      <style:paragraph-properties style:writing-mode="lr-tb"/>
    </style:style>
    <style:style style:name="gr258" style:family="graphic" style:parent-style-name="standard" style:list-style-name="L1">
      <style:graphic-properties draw:stroke="none" draw:fill-color="#124abf" draw:textarea-horizontal-align="justify" draw:textarea-vertical-align="middle" draw:auto-grow-height="false" fo:min-height="1.014cm" fo:min-width="0.672cm" loext:glow-radius="0.353cm" loext:glow-color="#0059ff" loext:glow-transparency="80%"/>
      <style:paragraph-properties style:writing-mode="lr-tb"/>
    </style:style>
    <style:style style:name="gr259" style:family="graphic" style:parent-style-name="standard" style:list-style-name="L1">
      <style:graphic-properties draw:stroke="none" draw:fill-color="#0059ff" draw:textarea-horizontal-align="justify" draw:textarea-vertical-align="middle" draw:auto-grow-height="false" fo:min-height="1.014cm" fo:min-width="0.672cm" loext:glow-radius="0.353cm" loext:glow-color="#0059ff" loext:glow-transparency="80%"/>
      <style:paragraph-properties style:writing-mode="lr-tb"/>
    </style:style>
    <style:style style:name="gr260" style:family="graphic" style:parent-style-name="standard" style:list-style-name="L1">
      <style:graphic-properties draw:stroke="none" draw:fill-color="#172b54" draw:textarea-horizontal-align="justify" draw:textarea-vertical-align="middle" draw:auto-grow-height="false" fo:min-height="2.477cm" fo:min-width="11.117cm" loext:glow-radius="0cm" loext:glow-color="#0059ff" loext:glow-transparency="80%"/>
      <style:paragraph-properties style:writing-mode="lr-tb"/>
    </style:style>
    <style:style style:name="gr261" style:family="graphic" style:parent-style-name="standard">
      <style:graphic-properties draw:stroke="none" draw:fill-color="#0059ff" draw:textarea-horizontal-align="justify" draw:textarea-vertical-align="middle" draw:auto-grow-height="false" fo:min-height="1.245cm" fo:min-width="0.913cm" loext:glow-radius="0.353cm" loext:glow-color="#0059ff" loext:glow-transparency="80%"/>
      <style:paragraph-properties style:writing-mode="lr-tb"/>
    </style:style>
    <style:style style:name="gr262" style:family="graphic" style:parent-style-name="standard">
      <style:graphic-properties draw:stroke="none" draw:stroke-dash="Dashed_20__28_var_29__20_2" svg:stroke-width="0cm" draw:stroke-linejoin="none" svg:stroke-linecap="butt" draw:fill="solid" draw:fill-color="#1c2e5d" draw:opacity="60%" draw:textarea-horizontal-align="center" draw:textarea-vertical-align="middle"/>
    </style:style>
    <style:style style:name="gr263" style:family="graphic" style:parent-style-name="standard">
      <style:graphic-properties draw:stroke="none" draw:fill-color="#1dcf25" draw:textarea-horizontal-align="justify" draw:textarea-vertical-align="middle" draw:auto-grow-height="false" fo:min-height="1.237cm" fo:min-width="0.987cm" loext:glow-radius="0.353cm" loext:glow-color="#1dcf2f" loext:glow-transparency="80%"/>
      <style:paragraph-properties style:writing-mode="lr-tb"/>
    </style:style>
    <style:style style:name="gr264" style:family="graphic" style:parent-style-name="standard">
      <style:graphic-properties draw:stroke="none" draw:fill-color="#f68a07" draw:textarea-horizontal-align="justify" draw:textarea-vertical-align="middle" draw:auto-grow-height="false" fo:min-height="1.237cm" fo:min-width="0.987cm" loext:glow-radius="0.353cm" loext:glow-color="#f68a07" loext:glow-transparency="80%"/>
      <style:paragraph-properties style:writing-mode="lr-tb"/>
    </style:style>
    <style:style style:name="gr265" style:family="graphic" style:parent-style-name="standard" style:list-style-name="L1">
      <style:graphic-properties draw:stroke="none" draw:fill-color="#1c2e5d" draw:textarea-horizontal-align="justify" draw:textarea-vertical-align="middle" draw:auto-grow-height="false" fo:min-height="10.369cm" fo:min-width="10.119cm" loext:glow-radius="0cm" loext:glow-color="#0059ff" loext:glow-transparency="80%"/>
      <style:paragraph-properties style:writing-mode="lr-tb"/>
    </style:style>
    <style:style style:name="gr266" style:family="graphic" style:parent-style-name="standard" style:list-style-name="L1">
      <style:graphic-properties draw:stroke="none" draw:fill-color="#1c2e5d" draw:textarea-horizontal-align="justify" draw:textarea-vertical-align="middle" draw:auto-grow-height="false" fo:min-height="10.369cm" fo:min-width="10.119cm" loext:glow-radius="0cm" loext:glow-color="#0059ff" loext:glow-transparency="80%"/>
      <style:paragraph-properties style:writing-mode="lr-tb"/>
    </style:style>
    <style:style style:name="gr267" style:family="graphic" style:parent-style-name="standard" style:list-style-name="L1">
      <style:graphic-properties draw:stroke="none" draw:fill-color="#0059ff" draw:textarea-horizontal-align="justify" draw:textarea-vertical-align="middle" draw:auto-grow-height="false" fo:min-height="2.01cm" fo:min-width="9.128cm" loext:glow-radius="0.353cm" loext:glow-color="#0059ff" loext:glow-transparency="80%"/>
      <style:paragraph-properties style:writing-mode="lr-tb"/>
    </style:style>
    <style:style style:name="gr268" style:family="graphic" style:parent-style-name="standard">
      <style:graphic-properties draw:stroke="none" draw:fill-color="#124abf" draw:textarea-horizontal-align="justify" draw:textarea-vertical-align="middle" draw:auto-grow-height="false" fo:min-height="0.989cm" fo:min-width="0.671cm" loext:glow-radius="0.353cm" loext:glow-color="#124abf" loext:glow-transparency="80%"/>
      <style:paragraph-properties style:writing-mode="lr-tb"/>
    </style:style>
    <style:style style:name="gr269" style:family="graphic" style:parent-style-name="standard" style:list-style-name="L1">
      <style:graphic-properties draw:stroke="none" draw:fill-color="#172b54" draw:textarea-horizontal-align="justify" draw:textarea-vertical-align="middle" draw:auto-grow-height="false" fo:min-height="2.01cm" fo:min-width="9.128cm" loext:glow-radius="0cm" loext:glow-color="#0059ff" loext:glow-transparency="80%"/>
      <style:paragraph-properties style:writing-mode="lr-tb"/>
    </style:style>
    <style:style style:name="gr270" style:family="graphic" style:parent-style-name="standard">
      <style:graphic-properties draw:stroke="none" draw:fill-color="#1dcf25" draw:textarea-horizontal-align="justify" draw:textarea-vertical-align="middle" draw:auto-grow-height="false" fo:min-height="0.989cm" fo:min-width="0.671cm" loext:glow-radius="0.353cm" loext:glow-color="#1dcf25" loext:glow-transparency="80%"/>
      <style:paragraph-properties style:writing-mode="lr-tb"/>
    </style:style>
    <style:style style:name="gr271" style:family="graphic" style:parent-style-name="standard" style:list-style-name="L1">
      <style:graphic-properties draw:stroke="none" draw:fill-color="#1c2e5d" draw:opacity="60%" draw:textarea-horizontal-align="justify" draw:textarea-vertical-align="middle" draw:auto-grow-height="false" fo:min-height="15.5cm" fo:min-width="27.56cm"/>
      <style:paragraph-properties style:writing-mode="lr-tb"/>
    </style:style>
    <style:style style:name="gr272" style:family="graphic" style:parent-style-name="Object_20_with_20_no_20_fill_20_and_20_no_20_line">
      <style:graphic-properties draw:textarea-horizontal-align="center" draw:textarea-vertical-align="middle" draw:ole-draw-aspect="1"/>
    </style:style>
    <style:style style:name="gr273" style:family="graphic" style:parent-style-name="standard">
      <style:graphic-properties draw:stroke="none" draw:fill-color="#e454e4" draw:textarea-horizontal-align="justify" draw:textarea-vertical-align="middle" draw:auto-grow-height="false" fo:min-height="1.237cm" fo:min-width="0.987cm" loext:glow-radius="0.353cm" loext:glow-color="#e454e4" loext:glow-transparency="80%"/>
      <style:paragraph-properties style:writing-mode="lr-tb"/>
    </style:style>
    <style:style style:name="gr274" style:family="graphic" style:parent-style-name="standard" style:list-style-name="L1">
      <style:graphic-properties draw:stroke="none" draw:fill-color="#172b54" draw:textarea-horizontal-align="justify" draw:textarea-vertical-align="middle" draw:auto-grow-height="false" fo:min-height="2.477cm" fo:min-width="11.752cm" loext:glow-radius="0cm" loext:glow-color="#0059ff" loext:glow-transparency="80%"/>
      <style:paragraph-properties style:writing-mode="lr-tb"/>
    </style:style>
    <style:style style:name="gr275" style:family="graphic" style:parent-style-name="standard" style:list-style-name="L1">
      <style:graphic-properties draw:stroke="none" draw:fill-color="#1dcf25" draw:textarea-horizontal-align="justify" draw:textarea-vertical-align="middle" draw:auto-grow-height="false" fo:min-height="1.237cm" fo:min-width="0.987cm" loext:glow-radius="0.353cm" loext:glow-color="#1dcf25" loext:glow-transparency="80%"/>
      <style:paragraph-properties style:writing-mode="lr-tb"/>
    </style:style>
    <style:style style:name="gr276" style:family="graphic" style:parent-style-name="standard" style:list-style-name="L1">
      <style:graphic-properties draw:stroke="none" draw:fill-color="#1c2e5d" draw:opacity="60%" draw:textarea-horizontal-align="justify" draw:textarea-vertical-align="middle" draw:auto-grow-height="false" fo:min-height="15.5cm" fo:min-width="27.56cm"/>
      <style:paragraph-properties style:writing-mode="lr-tb"/>
    </style:style>
    <style:style style:name="gr277" style:family="graphic" style:parent-style-name="standard">
      <style:graphic-properties draw:stroke="none" draw:stroke-dash="Dashed_20__28_var_29__20_2" svg:stroke-width="0cm" draw:stroke-linejoin="none" svg:stroke-linecap="butt" draw:fill="solid" draw:fill-color="#294286" draw:textarea-horizontal-align="center" draw:textarea-vertical-align="middle"/>
      <style:paragraph-properties style:writing-mode="lr-tb"/>
    </style:style>
    <style:style style:name="gr278" style:family="graphic" style:parent-style-name="standard">
      <style:graphic-properties draw:stroke="none" draw:stroke-dash="Dashed_20__28_var_29__20_2" svg:stroke-width="0cm" draw:stroke-linejoin="none" svg:stroke-linecap="butt" draw:fill="solid" draw:fill-color="#172b54" draw:textarea-horizontal-align="center" draw:textarea-vertical-align="middle"/>
      <style:paragraph-properties style:writing-mode="lr-tb"/>
    </style:style>
    <style:style style:name="gr279" style:family="graphic" style:parent-style-name="standard">
      <style:graphic-properties draw:stroke="none" draw:stroke-dash="Dashed_20__28_var_29__20_2" svg:stroke-width="0cm" draw:stroke-linejoin="none" svg:stroke-linecap="butt" draw:fill="solid" draw:fill-color="#0059ff" draw:textarea-horizontal-align="center" draw:textarea-vertical-align="top"/>
      <style:paragraph-properties style:writing-mode="lr-tb"/>
    </style:style>
    <style:style style:name="gr280" style:family="graphic" style:parent-style-name="standard">
      <style:graphic-properties draw:stroke="none" draw:stroke-dash="Dashed_20__28_var_29__20_2" svg:stroke-width="0cm" draw:stroke-linejoin="none" svg:stroke-linecap="butt" draw:fill="solid" draw:fill-color="#0059ff" draw:textarea-horizontal-align="center" draw:textarea-vertical-align="middle"/>
      <style:paragraph-properties style:writing-mode="lr-tb"/>
    </style:style>
    <style:style style:name="gr281" style:family="graphic" style:parent-style-name="standard">
      <style:graphic-properties draw:stroke="none" draw:stroke-dash="Dashed_20__28_var_29__20_2" svg:stroke-width="0cm" draw:stroke-linejoin="none" svg:stroke-linecap="butt" draw:fill="solid" draw:fill-color="#8b8b8c" draw:textarea-horizontal-align="center" draw:textarea-vertical-align="middle"/>
    </style:style>
    <style:style style:name="gr282" style:family="graphic" style:parent-style-name="standard">
      <style:graphic-properties draw:stroke="none" draw:fill-color="#172b54" draw:textarea-horizontal-align="justify" draw:textarea-vertical-align="middle" draw:auto-grow-height="false" fo:min-height="0.615cm" fo:min-width="0.365cm" loext:glow-radius="0.353cm" loext:glow-color="#172b54" loext:glow-transparency="80%"/>
      <style:paragraph-properties style:writing-mode="lr-tb"/>
    </style:style>
    <style:style style:name="gr283" style:family="graphic" style:parent-style-name="standard">
      <style:graphic-properties draw:stroke="none" draw:fill-color="#294286" draw:textarea-horizontal-align="justify" draw:textarea-vertical-align="middle" draw:auto-grow-height="false" fo:min-height="0.614cm" fo:min-width="0.365cm" loext:glow-radius="0.353cm" loext:glow-color="#294286" loext:glow-transparency="80%"/>
      <style:paragraph-properties style:writing-mode="lr-tb"/>
    </style:style>
    <style:style style:name="gr284" style:family="graphic" style:parent-style-name="standard">
      <style:graphic-properties draw:stroke="none" draw:fill-color="#0059ff" draw:textarea-horizontal-align="justify" draw:textarea-vertical-align="middle" draw:auto-grow-height="false" fo:min-height="0.615cm" fo:min-width="0.365cm" loext:glow-radius="0.353cm" loext:glow-color="#0059ff" loext:glow-transparency="80%"/>
      <style:paragraph-properties style:writing-mode="lr-tb"/>
    </style:style>
    <style:style style:name="gr285" style:family="graphic" style:parent-style-name="standard" style:list-style-name="L1">
      <style:graphic-properties draw:stroke="none" draw:fill-color="#0059ff" draw:textarea-horizontal-align="justify" draw:textarea-vertical-align="middle" draw:auto-grow-height="false" fo:min-height="0.615cm" fo:min-width="0.365cm" loext:glow-radius="0.353cm" loext:glow-color="#0059ff" loext:glow-transparency="80%"/>
      <style:paragraph-properties style:writing-mode="lr-tb"/>
    </style:style>
    <style:style style:name="gr286" style:family="graphic" style:parent-style-name="standard" style:list-style-name="L1">
      <style:graphic-properties draw:stroke="none" draw:fill-color="#294286" draw:textarea-horizontal-align="justify" draw:textarea-vertical-align="middle" draw:auto-grow-height="false" fo:min-height="0.614cm" fo:min-width="0.365cm" loext:glow-radius="0.353cm" loext:glow-color="#294286" loext:glow-transparency="80%"/>
      <style:paragraph-properties style:writing-mode="lr-tb"/>
    </style:style>
    <style:style style:name="gr287" style:family="graphic" style:parent-style-name="standard">
      <style:graphic-properties draw:stroke="none" draw:fill-color="#0059ff" draw:textarea-horizontal-align="justify" draw:textarea-vertical-align="middle" draw:auto-grow-height="false" fo:min-height="0.615cm" fo:min-width="0.365cm" loext:glow-radius="0.353cm" loext:glow-color="#172b54" loext:glow-transparency="80%"/>
      <style:paragraph-properties style:writing-mode="lr-tb"/>
    </style:style>
    <style:style style:name="gr288" style:family="graphic" style:parent-style-name="standard" style:list-style-name="L1">
      <style:graphic-properties draw:stroke="none" draw:fill-color="#0059ff" draw:textarea-horizontal-align="justify" draw:textarea-vertical-align="middle" draw:auto-grow-height="false" fo:min-height="0.615cm" fo:min-width="0.365cm" loext:glow-radius="0.353cm" loext:glow-color="#172b54" loext:glow-transparency="80%"/>
      <style:paragraph-properties style:writing-mode="lr-tb"/>
    </style:style>
    <style:style style:name="gr289" style:family="graphic" style:parent-style-name="standard" style:list-style-name="L1">
      <style:graphic-properties draw:stroke="none" draw:fill-color="#0059ff" draw:textarea-horizontal-align="justify" draw:textarea-vertical-align="middle" draw:auto-grow-height="false" fo:min-height="0.614cm" fo:min-width="0.365cm" loext:glow-radius="0.353cm" loext:glow-color="#294286" loext:glow-transparency="80%"/>
      <style:paragraph-properties style:writing-mode="lr-tb"/>
    </style:style>
    <style:style style:name="gr290" style:family="graphic" style:parent-style-name="standard" style:list-style-name="L1">
      <style:graphic-properties draw:stroke="none" draw:fill-color="#0059ff" draw:textarea-horizontal-align="justify" draw:textarea-vertical-align="middle" draw:auto-grow-height="false" fo:min-height="0.615cm" fo:min-width="0.365cm" loext:glow-radius="0.353cm" loext:glow-color="#0059ff" loext:glow-transparency="80%"/>
      <style:paragraph-properties style:writing-mode="lr-tb"/>
    </style:style>
    <style:style style:name="gr291" style:family="graphic" style:parent-style-name="standard" style:list-style-name="L1">
      <style:graphic-properties draw:stroke="none" draw:fill-color="#0059ff" draw:textarea-horizontal-align="justify" draw:textarea-vertical-align="middle" draw:auto-grow-height="false" fo:min-height="0.615cm" fo:min-width="0.365cm" loext:glow-radius="0.353cm" loext:glow-color="#0059ff" loext:glow-transparency="80%"/>
      <style:paragraph-properties style:writing-mode="lr-tb"/>
    </style:style>
    <style:style style:name="gr292" style:family="graphic" style:parent-style-name="standard" style:list-style-name="L1">
      <style:graphic-properties draw:stroke="none" draw:fill-color="#0059ff" draw:textarea-horizontal-align="justify" draw:textarea-vertical-align="middle" draw:auto-grow-height="false" fo:min-height="0.614cm" fo:min-width="0.365cm" loext:glow-radius="0.353cm" loext:glow-color="#0059ff" loext:glow-transparency="80%"/>
      <style:paragraph-properties style:writing-mode="lr-tb"/>
    </style:style>
    <style:style style:name="gr293" style:family="graphic" style:parent-style-name="objectwithoutfill">
      <style:graphic-properties draw:stroke="solid" svg:stroke-width="0.159cm" svg:stroke-color="#124abf" draw:marker-start-width="0.436cm" draw:marker-end-width="0.436cm" svg:stroke-linecap="round" draw:fill="none" draw:textarea-vertical-align="middle" fo:padding-top="0.202cm" fo:padding-bottom="0.202cm" fo:padding-left="0.327cm" fo:padding-right="0.327cm"/>
    </style:style>
    <style:style style:name="gr294" style:family="graphic" style:parent-style-name="standard" style:list-style-name="L1">
      <style:graphic-properties draw:stroke="none" draw:stroke-dash="Dashed_20__28_var_29__20_2" svg:stroke-width="0cm" draw:stroke-linejoin="none" svg:stroke-linecap="butt" draw:fill="solid" draw:fill-color="#0c1a33" draw:textarea-horizontal-align="center" draw:textarea-vertical-align="middle"/>
      <style:paragraph-properties style:writing-mode="lr-tb"/>
    </style:style>
    <style:style style:name="gr295" style:family="graphic" style:parent-style-name="standard">
      <style:graphic-properties draw:stroke="none" draw:stroke-dash="Dashed_20__28_var_29__20_2" svg:stroke-width="0cm" draw:stroke-linejoin="none" svg:stroke-linecap="butt" draw:fill="solid" draw:fill-color="#1dcf25" draw:textarea-horizontal-align="center" draw:textarea-vertical-align="middle"/>
      <style:paragraph-properties style:writing-mode="lr-tb"/>
    </style:style>
    <style:style style:name="gr296" style:family="graphic" style:parent-style-name="standard" style:list-style-name="L1">
      <style:graphic-properties draw:stroke="none" draw:fill-color="#1c2e5d" draw:textarea-horizontal-align="justify" draw:textarea-vertical-align="middle" draw:auto-grow-height="false" fo:min-height="3.347cm" fo:min-width="15.741cm" loext:glow-radius="0cm" loext:glow-color="#0059ff" loext:glow-transparency="80%"/>
      <style:paragraph-properties style:writing-mode="lr-tb"/>
    </style:style>
    <style:style style:name="gr297" style:family="graphic" style:parent-style-name="standard" style:list-style-name="L1">
      <style:graphic-properties draw:stroke="none" draw:fill-color="#1c2e5d" draw:textarea-horizontal-align="justify" draw:textarea-vertical-align="middle" draw:auto-grow-height="false" fo:min-height="2.156cm" fo:min-width="16.117cm" loext:glow-radius="0cm" loext:glow-color="#0059ff" loext:glow-transparency="80%"/>
      <style:paragraph-properties style:writing-mode="lr-tb"/>
    </style:style>
    <style:style style:name="gr298" style:family="graphic" style:parent-style-name="standard" style:list-style-name="L1">
      <style:graphic-properties draw:stroke="none" draw:fill-color="#1c2e5d" draw:textarea-horizontal-align="justify" draw:textarea-vertical-align="middle" draw:auto-grow-height="false" fo:min-height="2.07cm" fo:min-width="16.031cm" loext:glow-radius="0cm" loext:glow-color="#0059ff" loext:glow-transparency="80%"/>
      <style:paragraph-properties style:writing-mode="lr-tb"/>
    </style:style>
    <style:style style:name="gr299" style:family="graphic" style:parent-style-name="standard" style:list-style-name="L1">
      <style:graphic-properties draw:stroke="none" draw:fill-color="#1c2e5d" draw:textarea-horizontal-align="justify" draw:textarea-vertical-align="middle" draw:auto-grow-height="false" fo:min-height="3.533cm" fo:min-width="15.927cm" loext:glow-radius="0cm" loext:glow-color="#0059ff" loext:glow-transparency="80%"/>
      <style:paragraph-properties style:writing-mode="lr-tb"/>
    </style:style>
    <style:style style:name="gr300" style:family="graphic" style:parent-style-name="standard" style:list-style-name="L1">
      <style:graphic-properties draw:stroke="none" draw:fill-color="#1c2e5d" draw:textarea-horizontal-align="justify" draw:textarea-vertical-align="middle" draw:auto-grow-height="false" fo:min-height="2.07cm" fo:min-width="16.031cm" loext:glow-radius="0cm" loext:glow-color="#0059ff" loext:glow-transparency="80%"/>
      <style:paragraph-properties style:writing-mode="lr-tb"/>
    </style:style>
    <style:style style:name="gr301" style:family="graphic" style:parent-style-name="standard" style:list-style-name="L1">
      <style:graphic-properties draw:stroke="none" draw:fill-color="#1c2e5d" draw:textarea-horizontal-align="justify" draw:textarea-vertical-align="middle" draw:auto-grow-height="false" fo:min-height="2.07cm" fo:min-width="16.031cm" loext:glow-radius="0cm" loext:glow-color="#0059ff" loext:glow-transparency="80%"/>
      <style:paragraph-properties style:writing-mode="lr-tb"/>
    </style:style>
    <style:style style:name="gr302" style:family="graphic" style:parent-style-name="standard" style:list-style-name="L1">
      <style:graphic-properties draw:stroke="none" draw:fill-color="#1c2e5d" draw:textarea-horizontal-align="justify" draw:textarea-vertical-align="middle" draw:auto-grow-height="false" fo:min-height="3.533cm" fo:min-width="15.927cm" loext:glow-radius="0cm" loext:glow-color="#0059ff" loext:glow-transparency="80%"/>
      <style:paragraph-properties style:writing-mode="lr-tb"/>
    </style:style>
    <style:style style:name="gr303" style:family="graphic" style:parent-style-name="standard" style:list-style-name="L1">
      <style:graphic-properties draw:stroke="none" draw:fill-color="#1c2e5d" draw:textarea-horizontal-align="justify" draw:textarea-vertical-align="middle" draw:auto-grow-height="false" fo:min-height="2.07cm" fo:min-width="16.031cm" loext:glow-radius="0cm" loext:glow-color="#0059ff" loext:glow-transparency="80%"/>
      <style:paragraph-properties style:writing-mode="lr-tb"/>
    </style:style>
    <style:style style:name="gr304" style:family="graphic" style:parent-style-name="standard" style:list-style-name="L1">
      <style:graphic-properties draw:stroke="none" draw:fill-color="#1c2e5d" draw:textarea-horizontal-align="justify" draw:textarea-vertical-align="middle" draw:auto-grow-height="false" fo:min-height="2.07cm" fo:min-width="16.031cm" loext:glow-radius="0cm" loext:glow-color="#0059ff" loext:glow-transparency="80%"/>
      <style:paragraph-properties style:writing-mode="lr-tb"/>
    </style:style>
    <style:style style:name="gr305" style:family="graphic" style:parent-style-name="standard" style:list-style-name="L1">
      <style:graphic-properties draw:stroke="none" draw:fill-color="#1c2e5d" draw:opacity="60%" draw:textarea-horizontal-align="justify" draw:textarea-vertical-align="middle" draw:auto-grow-height="false" fo:min-height="15.5cm" fo:min-width="27.56cm"/>
      <style:paragraph-properties style:writing-mode="lr-tb"/>
    </style:style>
    <style:style style:name="gr306" style:family="graphic" style:parent-style-name="standard" style:list-style-name="L1">
      <style:graphic-properties draw:stroke="none" draw:fill-color="#1c2e5d" draw:textarea-horizontal-align="justify" draw:textarea-vertical-align="middle" draw:auto-grow-height="false" fo:min-height="1.575cm" fo:min-width="9.948cm" loext:glow-radius="0cm" loext:glow-color="#0059ff" loext:glow-transparency="80%"/>
      <style:paragraph-properties style:writing-mode="lr-tb"/>
    </style:style>
    <style:style style:name="gr307" style:family="graphic" style:parent-style-name="standard">
      <style:graphic-properties draw:stroke="none" draw:fill-color="#0059ff" draw:textarea-horizontal-align="justify" draw:textarea-vertical-align="middle" draw:auto-grow-height="false" fo:min-height="0.631cm" fo:min-width="0.382cm" loext:glow-radius="0.353cm" loext:glow-color="#0059ff" loext:glow-transparency="80%"/>
      <style:paragraph-properties style:writing-mode="lr-tb"/>
    </style:style>
    <style:style style:name="pr1" style:family="presentation" style:parent-style-name="dark-cover-outline1">
      <style:graphic-properties fo:min-height="8.884cm"/>
      <style:paragraph-properties style:writing-mode="lr-tb"/>
    </style:style>
    <style:style style:name="pr2" style:family="presentation" style:parent-style-name="dark-cover-title">
      <style:graphic-properties draw:auto-grow-height="true" fo:min-height="6.35cm"/>
      <style:paragraph-properties style:writing-mode="lr-tb"/>
    </style:style>
    <style:style style:name="pr3" style:family="presentation" style:parent-style-name="dark-cover-notes">
      <style:graphic-properties draw:fill-color="#ffffff" draw:auto-grow-height="true" fo:min-height="12.572cm"/>
      <style:paragraph-properties style:writing-mode="lr-tb"/>
    </style:style>
    <style:style style:name="pr4" style:family="presentation" style:parent-style-name="dark-background-title">
      <style:graphic-properties draw:textarea-vertical-align="top" draw:auto-grow-height="true" fo:min-height="4.445cm"/>
      <style:paragraph-properties style:writing-mode="lr-tb"/>
    </style:style>
    <style:style style:name="pr5" style:family="presentation" style:parent-style-name="dark-background-subtitle">
      <style:graphic-properties draw:fill-color="#ffffff" draw:textarea-vertical-align="top" draw:auto-grow-height="true" fo:min-height="3.851cm"/>
      <style:paragraph-properties style:writing-mode="lr-tb"/>
    </style:style>
    <style:style style:name="pr6" style:family="presentation" style:parent-style-name="dark-background-notes">
      <style:graphic-properties draw:fill-color="#ffffff" draw:auto-grow-height="true" fo:min-height="12.572cm"/>
      <style:paragraph-properties style:writing-mode="lr-tb"/>
    </style:style>
    <style:style style:name="pr7" style:family="presentation" style:parent-style-name="dark-background-subtitle">
      <style:graphic-properties draw:fill-color="#ffffff" draw:textarea-vertical-align="middle" draw:auto-grow-height="true" fo:min-height="4.445cm"/>
      <style:paragraph-properties style:writing-mode="lr-tb"/>
    </style:style>
    <style:style style:name="pr8" style:family="presentation" style:parent-style-name="dark-background-title">
      <style:graphic-properties draw:textarea-vertical-align="top" draw:auto-grow-height="true" fo:min-height="2.435cm"/>
      <style:paragraph-properties style:writing-mode="lr-tb"/>
    </style:style>
    <style:style style:name="pr9" style:family="presentation" style:parent-style-name="dark-background-subtitle">
      <style:graphic-properties draw:fill-color="#ffffff" draw:textarea-vertical-align="middle" draw:auto-grow-height="true" fo:min-height="5.121cm"/>
      <style:paragraph-properties style:writing-mode="lr-tb"/>
    </style:style>
    <style:style style:name="pr10" style:family="presentation" style:parent-style-name="dark-background-subtitle">
      <style:graphic-properties draw:fill-color="#ffffff" draw:textarea-vertical-align="middle" draw:auto-grow-height="true" fo:min-height="3.341cm"/>
      <style:paragraph-properties style:writing-mode="lr-tb"/>
    </style:style>
    <style:style style:name="pr11" style:family="presentation" style:parent-style-name="dark-background-subtitle" style:list-style-name="L1">
      <style:graphic-properties draw:fill-color="#ffffff" draw:textarea-vertical-align="middle" draw:auto-grow-height="true" fo:min-height="1.434cm"/>
      <style:paragraph-properties style:writing-mode="lr-tb"/>
    </style:style>
    <style:style style:name="pr12" style:family="presentation" style:parent-style-name="dark-background-subtitle" style:list-style-name="L1">
      <style:graphic-properties draw:fill-color="#ffffff" draw:textarea-vertical-align="middle" draw:auto-grow-height="true" fo:min-height="1.434cm"/>
      <style:paragraph-properties style:writing-mode="lr-tb"/>
    </style:style>
    <style:style style:name="pr13" style:family="presentation" style:parent-style-name="dark-background-subtitle">
      <style:graphic-properties draw:fill-color="#ffffff" draw:auto-grow-height="true" fo:min-height="2.425cm"/>
      <style:paragraph-properties style:writing-mode="lr-tb"/>
    </style:style>
    <style:style style:name="pr14" style:family="presentation" style:parent-style-name="dark-background-subtitle">
      <style:graphic-properties draw:fill-color="#ffffff" draw:auto-grow-height="true" fo:min-height="7.103cm"/>
      <style:paragraph-properties style:writing-mode="lr-tb"/>
    </style:style>
    <style:style style:name="pr15" style:family="presentation" style:parent-style-name="dark-background-subtitle">
      <style:graphic-properties draw:fill-color="#ffffff" draw:auto-grow-height="true" fo:min-height="9.24cm"/>
      <style:paragraph-properties style:writing-mode="lr-tb"/>
    </style:style>
    <style:style style:name="pr16" style:family="presentation" style:parent-style-name="dark-background-subtitle">
      <style:graphic-properties draw:fill-color="#ffffff" draw:auto-grow-height="true" fo:min-height="6.936cm"/>
      <style:paragraph-properties style:writing-mode="lr-tb"/>
    </style:style>
    <style:style style:name="pr17" style:family="presentation" style:parent-style-name="dark-background-subtitle">
      <style:graphic-properties draw:fill-color="#ffffff" draw:auto-grow-height="true" fo:min-height="3.669cm"/>
      <style:paragraph-properties style:writing-mode="lr-tb"/>
    </style:style>
    <style:style style:name="pr18" style:family="presentation" style:parent-style-name="dark-background-title">
      <style:graphic-properties draw:textarea-vertical-align="top" draw:auto-grow-height="true" fo:min-height="1.905cm"/>
      <style:paragraph-properties style:writing-mode="lr-tb"/>
    </style:style>
    <style:style style:name="pr19" style:family="presentation" style:parent-style-name="dark-background-subtitle">
      <style:graphic-properties draw:fill-color="#ffffff" draw:auto-grow-height="true" fo:min-height="2.476cm"/>
      <style:paragraph-properties style:writing-mode="lr-tb"/>
    </style:style>
    <style:style style:name="pr20" style:family="presentation" style:parent-style-name="dark-background-title">
      <style:graphic-properties draw:textarea-vertical-align="middle" draw:auto-grow-height="true" fo:min-height="5.211cm"/>
      <style:paragraph-properties style:writing-mode="lr-tb"/>
    </style:style>
    <style:style style:name="pr21" style:family="presentation" style:parent-style-name="dark-background-subtitle">
      <style:graphic-properties draw:fill-color="#ffffff" draw:auto-grow-height="true" fo:min-height="2.059cm"/>
      <style:paragraph-properties style:writing-mode="lr-tb"/>
    </style:style>
    <style:style style:name="pr22" style:family="presentation" style:parent-style-name="dark-background-subtitle">
      <style:graphic-properties draw:fill-color="#ffffff" draw:auto-grow-height="true" fo:min-height="4.648cm"/>
      <style:paragraph-properties style:writing-mode="lr-tb"/>
    </style:style>
    <style:style style:name="pr23" style:family="presentation" style:parent-style-name="dark-background-subtitle">
      <style:graphic-properties draw:fill-color="#ffffff" draw:auto-grow-height="true" fo:min-height="3.31cm"/>
      <style:paragraph-properties style:writing-mode="lr-tb"/>
    </style:style>
    <style:style style:name="pr24" style:family="presentation" style:parent-style-name="dark-background-subtitle">
      <style:graphic-properties draw:fill-color="#ffffff" draw:auto-grow-height="true" fo:min-height="6.788cm"/>
      <style:paragraph-properties style:writing-mode="lr-tb"/>
    </style:style>
    <style:style style:name="pr25" style:family="presentation" style:parent-style-name="dark-background-subtitle">
      <style:graphic-properties draw:fill-color="#ffffff" draw:textarea-vertical-align="top" draw:auto-grow-height="true" fo:min-height="2.369cm"/>
      <style:paragraph-properties style:writing-mode="lr-tb"/>
    </style:style>
    <style:style style:name="pr26" style:family="presentation" style:parent-style-name="dark-background-subtitle">
      <style:graphic-properties draw:fill-color="#ffffff" draw:auto-grow-height="true" fo:min-height="2.108cm"/>
      <style:paragraph-properties style:writing-mode="lr-tb"/>
    </style:style>
    <style:style style:name="pr27" style:family="presentation" style:parent-style-name="dark-background-subtitle">
      <style:graphic-properties draw:fill-color="#ffffff" draw:auto-grow-height="true" fo:min-height="1.218cm"/>
      <style:paragraph-properties style:writing-mode="lr-tb"/>
    </style:style>
    <style:style style:name="pr28" style:family="presentation" style:parent-style-name="dark-background-subtitle">
      <style:graphic-properties draw:fill-color="#ffffff" draw:auto-grow-height="true" fo:min-height="2.675cm"/>
      <style:paragraph-properties style:writing-mode="lr-tb"/>
    </style:style>
    <style:style style:name="pr29" style:family="presentation" style:parent-style-name="dark-background-subtitle">
      <style:graphic-properties draw:fill-color="#ffffff" draw:auto-grow-height="true" fo:min-height="3.636cm"/>
      <style:paragraph-properties style:writing-mode="lr-tb"/>
    </style:style>
    <style:style style:name="pr30" style:family="presentation" style:parent-style-name="dark-background-subtitle">
      <style:graphic-properties draw:fill-color="#ffffff" draw:auto-grow-height="true" fo:min-height="1.312cm"/>
      <style:paragraph-properties style:writing-mode="lr-tb"/>
    </style:style>
    <style:style style:name="pr31" style:family="presentation" style:parent-style-name="dark-background-subtitle">
      <style:graphic-properties draw:fill-color="#ffffff" draw:textarea-vertical-align="top" draw:auto-grow-height="true" fo:min-height="7.62cm"/>
      <style:paragraph-properties style:writing-mode="lr-tb"/>
    </style:style>
    <style:style style:name="pr32" style:family="presentation" style:parent-style-name="dark-background-subtitle">
      <style:graphic-properties draw:fill-color="#ffffff" draw:textarea-vertical-align="top" draw:auto-grow-height="true" fo:min-height="9.245cm"/>
      <style:paragraph-properties style:writing-mode="lr-tb"/>
    </style:style>
    <style:style style:name="pr33" style:family="presentation" style:parent-style-name="dark-background-subtitle">
      <style:graphic-properties draw:fill-color="#ffffff" draw:auto-grow-height="true" fo:min-height="1.191cm"/>
      <style:paragraph-properties style:writing-mode="lr-tb"/>
    </style:style>
    <style:style style:name="pr34" style:family="presentation" style:parent-style-name="dark-background-subtitle">
      <style:graphic-properties draw:fill-color="#ffffff" draw:auto-grow-height="true" fo:min-height="1.363cm"/>
      <style:paragraph-properties style:writing-mode="lr-tb"/>
    </style:style>
    <style:style style:name="pr35" style:family="presentation" style:parent-style-name="dark-background-subtitle">
      <style:graphic-properties draw:fill-color="#ffffff" draw:auto-grow-height="true" fo:min-height="2.682cm"/>
      <style:paragraph-properties style:writing-mode="lr-tb"/>
    </style:style>
    <style:style style:name="pr36" style:family="presentation" style:parent-style-name="dark-background-subtitle">
      <style:graphic-properties draw:fill-color="#ffffff" draw:auto-grow-height="true" fo:min-height="1.434cm"/>
      <style:paragraph-properties style:writing-mode="lr-tb"/>
    </style:style>
    <style:style style:name="pr37" style:family="presentation" style:parent-style-name="dark-background-subtitle">
      <style:graphic-properties draw:fill-color="#ffffff" draw:textarea-vertical-align="top" draw:auto-grow-height="true" fo:min-height="6.657cm"/>
      <style:paragraph-properties style:writing-mode="lr-tb"/>
    </style:style>
    <style:style style:name="pr38" style:family="presentation" style:parent-style-name="dark-background-subtitle">
      <style:graphic-properties draw:fill-color="#ffffff" draw:textarea-vertical-align="top" draw:auto-grow-height="true" fo:min-height="4.993cm"/>
      <style:paragraph-properties style:writing-mode="lr-tb"/>
    </style:style>
    <style:style style:name="pr39" style:family="presentation" style:parent-style-name="dark-background-subtitle">
      <style:graphic-properties draw:fill-color="#ffffff" draw:textarea-vertical-align="top" draw:auto-grow-height="true" fo:min-height="9.153cm"/>
      <style:paragraph-properties style:writing-mode="lr-tb"/>
    </style:style>
    <style:style style:name="pr40" style:family="presentation" style:parent-style-name="dark-background-subtitle">
      <style:graphic-properties draw:fill-color="#ffffff" draw:textarea-vertical-align="top" draw:auto-grow-height="true" fo:min-height="6.042cm"/>
      <style:paragraph-properties style:writing-mode="lr-tb"/>
    </style:style>
    <style:style style:name="pr41" style:family="presentation" style:parent-style-name="dark-background-subtitle">
      <style:graphic-properties draw:fill-color="#ffffff" draw:textarea-vertical-align="top" draw:auto-grow-height="true" fo:min-height="10.253cm"/>
      <style:paragraph-properties style:writing-mode="lr-tb"/>
    </style:style>
    <style:style style:name="pr42" style:family="presentation" style:parent-style-name="dark-background-subtitle">
      <style:graphic-properties draw:fill-color="#ffffff" draw:textarea-vertical-align="top" draw:auto-grow-height="true" fo:min-height="6.975cm"/>
      <style:paragraph-properties style:writing-mode="lr-tb"/>
    </style:style>
    <style:style style:name="pr43" style:family="presentation" style:parent-style-name="dark-background-subtitle">
      <style:graphic-properties draw:fill-color="#ffffff" draw:textarea-vertical-align="top" draw:auto-grow-height="true" fo:min-height="7.078cm"/>
      <style:paragraph-properties style:writing-mode="lr-tb"/>
    </style:style>
    <style:style style:name="pr44" style:family="presentation" style:parent-style-name="dark-background-subtitle">
      <style:graphic-properties draw:fill-color="#ffffff" draw:textarea-vertical-align="top" draw:auto-grow-height="true" fo:min-height="2.809cm"/>
      <style:paragraph-properties style:writing-mode="lr-tb"/>
    </style:style>
    <style:style style:name="pr45" style:family="presentation" style:parent-style-name="dark-background-subtitle">
      <style:graphic-properties draw:fill-color="#ffffff" draw:auto-grow-height="true" fo:min-height="1.275cm"/>
      <style:paragraph-properties style:writing-mode="lr-tb"/>
    </style:style>
    <style:style style:name="pr46" style:family="presentation" style:parent-style-name="dark-background-subtitle">
      <style:graphic-properties draw:fill-color="#ffffff" draw:textarea-vertical-align="top" draw:auto-grow-height="true" fo:min-height="2.616cm"/>
      <style:paragraph-properties style:writing-mode="lr-tb"/>
    </style:style>
    <style:style style:name="pr47" style:family="presentation" style:parent-style-name="dark-background-subtitle">
      <style:graphic-properties draw:fill-color="#ffffff" draw:auto-grow-height="true" fo:min-height="1.187cm"/>
      <style:paragraph-properties style:writing-mode="lr-tb"/>
    </style:style>
    <style:style style:name="pr48" style:family="presentation" style:parent-style-name="dark-background-subtitle">
      <style:graphic-properties draw:fill-color="#ffffff" draw:auto-grow-height="true" fo:min-height="1.188cm"/>
      <style:paragraph-properties style:writing-mode="lr-tb"/>
    </style:style>
    <style:style style:name="pr49" style:family="presentation" style:parent-style-name="dark-background-subtitle">
      <style:graphic-properties draw:fill-color="#ffffff" draw:textarea-vertical-align="top" draw:auto-grow-height="true" fo:min-height="2.615cm"/>
      <style:paragraph-properties style:writing-mode="lr-tb"/>
    </style:style>
    <style:style style:name="pr50" style:family="presentation" style:parent-style-name="dark-background-subtitle">
      <style:graphic-properties draw:fill-color="#ffffff" draw:textarea-vertical-align="top" draw:auto-grow-height="true" fo:min-height="2.675cm"/>
      <style:paragraph-properties style:writing-mode="lr-tb"/>
    </style:style>
    <style:style style:name="pr51" style:family="presentation" style:parent-style-name="dark-background-subtitle">
      <style:graphic-properties draw:fill-color="#ffffff" draw:auto-grow-height="true" fo:min-height="1.707cm"/>
      <style:paragraph-properties style:writing-mode="lr-tb"/>
    </style:style>
    <style:style style:name="pr52" style:family="presentation" style:parent-style-name="dark-background-subtitle">
      <style:graphic-properties draw:fill-color="#ffffff" draw:textarea-vertical-align="top" draw:auto-grow-height="true" fo:min-height="3.187cm"/>
      <style:paragraph-properties style:writing-mode="lr-tb"/>
    </style:style>
    <style:style style:name="pr53" style:family="presentation" style:parent-style-name="dark-background-subtitle">
      <style:graphic-properties draw:fill-color="#ffffff" draw:textarea-vertical-align="middle" draw:auto-grow-height="true" fo:min-height="10.16cm"/>
      <style:paragraph-properties style:writing-mode="lr-tb"/>
    </style:style>
    <style:style style:name="pr54" style:family="presentation" style:parent-style-name="dark-background-subtitle" style:list-style-name="L3">
      <style:graphic-properties draw:fill-color="#ffffff" draw:textarea-vertical-align="top" draw:auto-grow-height="true" fo:min-height="3.331cm"/>
      <style:paragraph-properties style:writing-mode="lr-tb"/>
    </style:style>
    <style:style style:name="pr55" style:family="presentation" style:parent-style-name="dark-background-subtitle" style:list-style-name="L3">
      <style:graphic-properties draw:fill-color="#ffffff" draw:textarea-vertical-align="top" draw:auto-grow-height="true" fo:min-height="3.331cm"/>
      <style:paragraph-properties style:writing-mode="lr-tb"/>
    </style:style>
    <style:style style:name="pr56" style:family="presentation" style:parent-style-name="dark-background-subtitle">
      <style:graphic-properties draw:fill-color="#ffffff" draw:textarea-vertical-align="top" draw:auto-grow-height="true" fo:min-height="3.714cm"/>
      <style:paragraph-properties style:writing-mode="lr-tb"/>
    </style:style>
    <style:style style:name="pr57" style:family="presentation" style:parent-style-name="dark-background-notes">
      <style:graphic-properties draw:fill-color="#ffffff" fo:min-height="12.572cm"/>
      <style:paragraph-properties style:writing-mode="lr-tb"/>
    </style:style>
    <style:style style:name="pr58" style:family="presentation" style:parent-style-name="dark-background-subtitle">
      <style:graphic-properties draw:fill-color="#ffffff" draw:textarea-vertical-align="middle" draw:auto-grow-height="true" fo:min-height="3.093cm"/>
      <style:paragraph-properties style:writing-mode="lr-tb"/>
    </style:style>
    <style:style style:name="pr59" style:family="presentation" style:parent-style-name="dark-background-subtitle">
      <style:graphic-properties draw:fill-color="#ffffff" draw:textarea-vertical-align="middle" draw:auto-grow-height="true" fo:min-height="1.526cm"/>
      <style:paragraph-properties style:writing-mode="lr-tb"/>
    </style:style>
    <style:style style:name="pr60" style:family="presentation" style:parent-style-name="dark-background-subtitle" style:list-style-name="L1">
      <style:graphic-properties draw:fill-color="#ffffff" draw:textarea-vertical-align="middle" draw:auto-grow-height="true" fo:min-height="1.905cm"/>
      <style:paragraph-properties style:writing-mode="lr-tb"/>
    </style:style>
    <style:style style:name="pr61" style:family="presentation" style:parent-style-name="dark-background-subtitle">
      <style:graphic-properties draw:fill-color="#ffffff" draw:textarea-vertical-align="middle" draw:auto-grow-height="true" fo:min-height="3.331cm"/>
      <style:paragraph-properties style:writing-mode="lr-tb"/>
    </style:style>
    <style:style style:name="pr62" style:family="presentation" style:parent-style-name="dark-background-subtitle">
      <style:graphic-properties draw:fill-color="#ffffff" draw:auto-grow-height="true" fo:min-height="4.855cm"/>
      <style:paragraph-properties style:writing-mode="lr-tb"/>
    </style:style>
    <style:style style:name="pr63" style:family="presentation" style:parent-style-name="dark-background-subtitle">
      <style:graphic-properties draw:fill-color="#ffffff" draw:textarea-vertical-align="middle" draw:auto-grow-height="true" fo:min-height="1.882cm"/>
      <style:paragraph-properties style:writing-mode="lr-tb"/>
    </style:style>
    <style:style style:name="P1" style:family="paragraph">
      <loext:graphic-properties draw:fill="solid" draw:fill-color="#e482e4"/>
      <style:paragraph-properties fo:text-align="center"/>
    </style:style>
    <style:style style:name="P2" style:family="paragraph">
      <loext:graphic-properties draw:fill="solid" draw:fill-color="#e454e4"/>
      <style:paragraph-properties fo:text-align="center"/>
    </style:style>
    <style:style style:name="P3" style:family="paragraph">
      <loext:graphic-properties draw:fill="solid" draw:fill-color="#2e4b98"/>
      <style:paragraph-properties fo:text-align="center"/>
    </style:style>
    <style:style style:name="P4" style:family="paragraph">
      <loext:graphic-properties draw:fill="solid" draw:fill-color="#0045c5"/>
      <style:paragraph-properties fo:text-align="center"/>
    </style:style>
    <style:style style:name="P5" style:family="paragraph">
      <loext:graphic-properties draw:fill="solid" draw:fill-color="#e4b1e4"/>
      <style:paragraph-properties fo:text-align="center"/>
    </style:style>
    <style:style style:name="P6" style:family="paragraph">
      <loext:graphic-properties draw:fill="solid" draw:fill-color="#274081"/>
      <style:paragraph-properties fo:text-align="center"/>
    </style:style>
    <style:style style:name="P7" style:family="paragraph">
      <loext:graphic-properties draw:fill="solid" draw:fill-color="#395dbe"/>
      <style:paragraph-properties fo:text-align="center"/>
    </style:style>
    <style:style style:name="P8" style:family="paragraph">
      <loext:graphic-properties draw:fill="solid" draw:fill-color="#9beff0"/>
      <style:paragraph-properties fo:text-align="center"/>
    </style:style>
    <style:style style:name="P9" style:family="paragraph">
      <loext:graphic-properties draw:fill="solid" draw:fill-color="#22376f"/>
      <style:paragraph-properties fo:text-align="center"/>
    </style:style>
    <style:style style:name="P10" style:family="paragraph">
      <loext:graphic-properties draw:fill="solid" draw:fill-color="#3556af"/>
      <style:paragraph-properties fo:text-align="center"/>
    </style:style>
    <style:style style:name="P11" style:family="paragraph">
      <loext:graphic-properties draw:fill="solid" draw:fill-color="#2773ff"/>
      <style:paragraph-properties fo:text-align="center"/>
    </style:style>
    <style:style style:name="P12" style:family="paragraph">
      <loext:graphic-properties draw:fill="solid" draw:fill-color="#0046c9"/>
      <style:paragraph-properties fo:text-align="center"/>
    </style:style>
    <style:style style:name="P13" style:family="paragraph">
      <loext:graphic-properties draw:fill="solid" draw:fill-color="#1043a1"/>
      <style:paragraph-properties fo:text-align="center"/>
    </style:style>
    <style:style style:name="P14" style:family="paragraph">
      <loext:graphic-properties draw:fill="solid" draw:fill-color="#2571ff"/>
      <style:paragraph-properties fo:text-align="center"/>
    </style:style>
    <style:style style:name="P15" style:family="paragraph">
      <loext:graphic-properties draw:fill="solid" draw:fill-color="#0059ff"/>
      <style:paragraph-properties fo:text-align="center"/>
    </style:style>
    <style:style style:name="P16" style:family="paragraph">
      <loext:graphic-properties draw:fill="solid" draw:fill-color="#81dfe0"/>
      <style:paragraph-properties fo:text-align="center"/>
    </style:style>
    <style:style style:name="P17" style:family="paragraph">
      <loext:graphic-properties draw:fill="solid" draw:fill-color="#57c9ca"/>
      <style:paragraph-properties fo:text-align="center"/>
    </style:style>
    <style:style style:name="P18" style:family="paragraph">
      <loext:graphic-properties draw:fill="solid" draw:fill-color="#518eff"/>
      <style:paragraph-properties fo:text-align="center"/>
    </style:style>
    <style:style style:name="P19" style:family="paragraph">
      <loext:graphic-properties draw:fill="solid" draw:fill-color="#40bcbd"/>
      <style:paragraph-properties fo:text-align="center"/>
    </style:style>
    <style:style style:name="P20" style:family="paragraph">
      <loext:graphic-properties draw:fill="solid" draw:fill-color="#e474e4"/>
      <style:paragraph-properties fo:text-align="center"/>
    </style:style>
    <style:style style:name="P21" style:family="paragraph">
      <loext:graphic-properties draw:fill="solid" draw:fill-color="#2f78ff"/>
      <style:paragraph-properties fo:text-align="center"/>
    </style:style>
    <style:style style:name="P22" style:family="paragraph">
      <loext:graphic-properties draw:fill="solid" draw:fill-color="#923592"/>
      <style:paragraph-properties fo:text-align="center"/>
    </style:style>
    <style:style style:name="P23" style:family="paragraph">
      <loext:graphic-properties draw:fill="solid" draw:fill-color="#d54ed5"/>
      <style:paragraph-properties fo:text-align="center"/>
    </style:style>
    <style:style style:name="P24" style:family="paragraph">
      <loext:graphic-properties draw:fill="solid" draw:fill-color="#e491e4"/>
      <style:paragraph-properties fo:text-align="center"/>
    </style:style>
    <style:style style:name="P25" style:family="paragraph">
      <loext:graphic-properties draw:fill="solid" draw:fill-color="#ffffff"/>
      <style:paragraph-properties fo:text-align="center"/>
    </style:style>
    <style:style style:name="P26" style:family="paragraph">
      <loext:graphic-properties draw:fill="solid" draw:fill-color="#e27ad9"/>
      <style:paragraph-properties fo:text-align="center"/>
    </style:style>
    <style:style style:name="P27" style:family="paragraph">
      <loext:graphic-properties draw:fill="solid" draw:fill-color="#1c2e5d"/>
      <style:paragraph-properties fo:text-align="center"/>
    </style:style>
    <style:style style:name="P28" style:family="paragraph">
      <loext:graphic-properties draw:fill="solid" draw:fill-color="#e4a8e4"/>
      <style:paragraph-properties fo:text-align="center"/>
    </style:style>
    <style:style style:name="P29" style:family="paragraph">
      <loext:graphic-properties draw:fill="solid" draw:fill-color="#2e987b"/>
      <style:paragraph-properties fo:text-align="center"/>
    </style:style>
    <style:style style:name="P30" style:family="paragraph">
      <loext:graphic-properties draw:fill="solid" draw:fill-color="#6a6d72"/>
      <style:paragraph-properties fo:text-align="center"/>
    </style:style>
    <style:style style:name="P31" style:family="paragraph">
      <loext:graphic-properties draw:fill="solid" draw:fill-color="#404349"/>
      <style:paragraph-properties fo:text-align="center"/>
    </style:style>
    <style:style style:name="P32" style:family="paragraph">
      <loext:graphic-properties draw:fill="solid" draw:fill-color="#565a5d"/>
      <style:paragraph-properties fo:text-align="center"/>
    </style:style>
    <style:style style:name="P33" style:family="paragraph">
      <loext:graphic-properties draw:fill="solid" draw:fill-color="#303136"/>
      <style:paragraph-properties fo:text-align="center"/>
    </style:style>
    <style:style style:name="P34" style:family="paragraph">
      <loext:graphic-properties draw:fill="solid" draw:fill-color="#42454a"/>
      <style:paragraph-properties fo:text-align="center"/>
    </style:style>
    <style:style style:name="P35" style:family="paragraph">
      <loext:graphic-properties draw:fill="solid" draw:fill-color="#84888f"/>
      <style:paragraph-properties fo:text-align="center"/>
    </style:style>
    <style:style style:name="P36" style:family="paragraph">
      <loext:graphic-properties draw:fill="solid" draw:fill-color="#f8f2f6"/>
      <style:paragraph-properties fo:text-align="center"/>
    </style:style>
    <style:style style:name="P37" style:family="paragraph">
      <loext:graphic-properties draw:fill="solid" draw:fill-color="#e6dee6"/>
      <style:paragraph-properties fo:text-align="center"/>
    </style:style>
    <style:style style:name="P38" style:family="paragraph">
      <loext:graphic-properties draw:fill="solid" draw:fill-color="#e4dfe0"/>
      <style:paragraph-properties fo:text-align="center"/>
    </style:style>
    <style:style style:name="P39" style:family="paragraph">
      <loext:graphic-properties draw:fill="solid" draw:fill-color="#c1bbc1"/>
      <style:paragraph-properties fo:text-align="center"/>
    </style:style>
    <style:style style:name="P40" style:family="paragraph">
      <loext:graphic-properties draw:fill="solid" draw:fill-color="#cec7ce"/>
      <style:paragraph-properties fo:text-align="center"/>
    </style:style>
    <style:style style:name="P41" style:family="paragraph">
      <loext:graphic-properties draw:fill="solid" draw:fill-color="#fff6fb"/>
      <style:paragraph-properties fo:text-align="center"/>
    </style:style>
    <style:style style:name="P42" style:family="paragraph">
      <loext:graphic-properties draw:fill="solid" draw:fill-color="#3657b2"/>
      <style:paragraph-properties fo:text-align="center"/>
    </style:style>
    <style:style style:name="P43" style:family="paragraph">
      <loext:graphic-properties draw:fill="solid" draw:fill-color="#263e7e"/>
      <style:paragraph-properties fo:text-align="center"/>
    </style:style>
    <style:style style:name="P44" style:family="paragraph">
      <loext:graphic-properties draw:fill="solid" draw:fill-color="#738dd0"/>
      <style:paragraph-properties fo:text-align="center"/>
    </style:style>
    <style:style style:name="P45" style:family="paragraph">
      <loext:graphic-properties draw:fill="solid" draw:fill-color="#3e3e3e"/>
      <style:paragraph-properties fo:text-align="center"/>
    </style:style>
    <style:style style:name="P46" style:family="paragraph">
      <loext:graphic-properties draw:fill="solid" draw:fill-color="#202020"/>
      <style:paragraph-properties fo:text-align="center"/>
    </style:style>
    <style:style style:name="P47" style:family="paragraph">
      <loext:graphic-properties draw:fill="solid" draw:fill-color="#6c6c6c"/>
      <style:paragraph-properties fo:text-align="center"/>
    </style:style>
    <style:style style:name="P48" style:family="paragraph">
      <loext:graphic-properties draw:fill="solid" draw:fill-color="#232222"/>
      <style:paragraph-properties fo:text-align="center"/>
    </style:style>
    <style:style style:name="P49" style:family="paragraph">
      <loext:graphic-properties draw:fill="solid" draw:fill-color="#f2f2f2"/>
      <style:paragraph-properties fo:text-align="center"/>
    </style:style>
    <style:style style:name="P50" style:family="paragraph">
      <loext:graphic-properties draw:fill="solid" draw:fill-color="#4261b4"/>
      <style:paragraph-properties fo:text-align="center"/>
    </style:style>
    <style:style style:name="P51" style:family="paragraph">
      <loext:graphic-properties draw:fill="solid" draw:fill-color="#0f0f0f"/>
      <style:paragraph-properties fo:text-align="center"/>
    </style:style>
    <style:style style:name="P52" style:family="paragraph">
      <loext:graphic-properties draw:fill="solid" draw:fill-color="#363636"/>
      <style:paragraph-properties fo:text-align="center"/>
    </style:style>
    <style:style style:name="P53" style:family="paragraph">
      <loext:graphic-properties draw:fill="solid" draw:fill-color="#3a3a3a"/>
      <style:paragraph-properties fo:text-align="center"/>
    </style:style>
    <style:style style:name="P54" style:family="paragraph">
      <loext:graphic-properties draw:fill="solid" draw:fill-color="#545454"/>
      <style:paragraph-properties fo:text-align="center"/>
    </style:style>
    <style:style style:name="P55" style:family="paragraph">
      <loext:graphic-properties draw:fill="solid" draw:fill-color="#151515"/>
      <style:paragraph-properties fo:text-align="center"/>
    </style:style>
    <style:style style:name="P56" style:family="paragraph">
      <loext:graphic-properties draw:fill="solid" draw:fill-color="#222222"/>
      <style:paragraph-properties fo:text-align="center"/>
    </style:style>
    <style:style style:name="P57" style:family="paragraph">
      <loext:graphic-properties draw:fill="solid" draw:fill-color="#4e4e4e"/>
      <style:paragraph-properties fo:text-align="center"/>
    </style:style>
    <style:style style:name="P58" style:family="paragraph">
      <loext:graphic-properties draw:fill="solid" draw:fill-color="#464646"/>
      <style:paragraph-properties fo:text-align="center"/>
    </style:style>
    <style:style style:name="P59" style:family="paragraph">
      <loext:graphic-properties draw:fill="solid" draw:fill-color="#656565"/>
      <style:paragraph-properties fo:text-align="center"/>
    </style:style>
    <style:style style:name="P60" style:family="paragraph">
      <loext:graphic-properties draw:fill="solid" draw:fill-color="#1a1a1a"/>
      <style:paragraph-properties fo:text-align="center"/>
    </style:style>
    <style:style style:name="P61" style:family="paragraph">
      <loext:graphic-properties draw:fill="solid" draw:fill-color="#cccccc"/>
      <style:paragraph-properties fo:text-align="center"/>
    </style:style>
    <style:style style:name="P62" style:family="paragraph">
      <loext:graphic-properties draw:fill="solid" draw:fill-color="#fefefe"/>
      <style:paragraph-properties fo:text-align="center"/>
    </style:style>
    <style:style style:name="P63" style:family="paragraph">
      <loext:graphic-properties draw:fill="solid" draw:fill-color="#a5a5a5"/>
      <style:paragraph-properties fo:text-align="center"/>
    </style:style>
    <style:style style:name="P64" style:family="paragraph">
      <loext:graphic-properties draw:fill="solid" draw:fill-color="#ececec"/>
      <style:paragraph-properties fo:text-align="center"/>
    </style:style>
    <style:style style:name="P65" style:family="paragraph">
      <loext:graphic-properties draw:fill="solid" draw:fill-color="#191919"/>
      <style:paragraph-properties fo:text-align="center"/>
    </style:style>
    <style:style style:name="P66" style:family="paragraph">
      <loext:graphic-properties draw:fill="solid" draw:fill-color="#4d4d4d"/>
      <style:paragraph-properties fo:text-align="center"/>
    </style:style>
    <style:style style:name="P67" style:family="paragraph">
      <loext:graphic-properties draw:fill="solid" draw:fill-color="#2fdeab"/>
      <style:paragraph-properties fo:text-align="center"/>
    </style:style>
    <style:style style:name="P68" style:family="paragraph">
      <loext:graphic-properties draw:fill="solid" draw:fill-color="#548182"/>
      <style:paragraph-properties fo:text-align="center"/>
    </style:style>
    <style:style style:name="P69" style:family="paragraph">
      <loext:graphic-properties draw:fill="solid" draw:fill-color="#70bcbd"/>
      <style:paragraph-properties fo:text-align="center"/>
    </style:style>
    <style:style style:name="P70" style:family="paragraph">
      <loext:graphic-properties draw:fill="solid" draw:fill-color="#ff0000"/>
      <style:paragraph-properties fo:text-align="center"/>
    </style:style>
    <style:style style:name="P71" style:family="paragraph">
      <loext:graphic-properties draw:fill="solid" draw:fill-color="#e48ae4"/>
      <style:paragraph-properties fo:text-align="center"/>
    </style:style>
    <style:style style:name="P72" style:family="paragraph">
      <loext:graphic-properties draw:fill="solid" draw:fill-color="#3351a6"/>
      <style:paragraph-properties fo:text-align="center"/>
    </style:style>
    <style:style style:name="P73" style:family="paragraph">
      <style:paragraph-properties style:writing-mode="lr-tb"/>
      <style:text-properties fo:color="#ffffff" loext:opacity="100%" loext:color-lum-mod="100%" loext:color-lum-off="0%" style:font-name="Liberation Sans" fo:font-size="16pt" fo:font-weight="normal" style:font-size-asian="16pt" style:font-weight-asian="normal" style:font-size-complex="16pt" style:font-weight-complex="normal"/>
    </style:style>
    <style:style style:name="P74" style:family="paragraph">
      <style:paragraph-properties style:writing-mode="lr-tb"/>
    </style:style>
    <style:style style:name="P75" style:family="paragraph">
      <loext:graphic-properties draw:fill-color="#ffffff"/>
      <style:paragraph-properties style:writing-mode="lr-tb"/>
    </style:style>
    <style:style style:name="P76" style:family="paragraph">
      <style:paragraph-properties fo:margin-left="0cm" fo:margin-right="0cm" fo:margin-top="0cm" fo:margin-bottom="0cm" fo:line-height="100%" fo:text-align="center" fo:text-indent="0cm" style:writing-mode="lr-tb"/>
    </style:style>
    <style:style style:name="P77" style:family="paragraph">
      <loext:graphic-properties draw:fill-color="#172b54"/>
      <style:paragraph-properties fo:margin-left="0cm" fo:margin-right="0cm" fo:margin-top="0cm" fo:margin-bottom="0cm" fo:line-height="100%" fo:text-align="center" fo:text-indent="0cm" style:writing-mode="lr-tb"/>
    </style:style>
    <style:style style:name="P78" style:family="paragraph">
      <style:paragraph-properties fo:margin-left="0cm" fo:margin-right="0cm" fo:margin-top="0cm" fo:margin-bottom="0cm" fo:line-height="100%" fo:text-align="center" fo:text-indent="0cm"/>
    </style:style>
    <style:style style:name="P79" style:family="paragraph">
      <loext:graphic-properties draw:fill="solid" draw:fill-color="#1c2e5d"/>
      <style:paragraph-properties fo:text-align="center" style:writing-mode="lr-tb"/>
    </style:style>
    <style:style style:name="P80" style:family="paragraph">
      <style:paragraph-properties style:writing-mode="lr-tb"/>
      <style:text-properties style:font-name="Liberation Sans"/>
    </style:style>
    <style:style style:name="P81" style:family="paragraph">
      <style:paragraph-properties fo:text-align="center" style:writing-mode="lr-tb"/>
      <style:text-properties fo:color="#ffffff" loext:opacity="100%" style:font-name="Font Awesome 5 Free Solid1" fo:font-size="32pt" style:font-size-asian="32pt" style:font-size-complex="32pt"/>
    </style:style>
    <style:style style:name="P82" style:family="paragraph">
      <loext:graphic-properties draw:fill-color="#0059ff"/>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83" style:family="paragraph">
      <style:paragraph-properties fo:margin-left="0cm" fo:margin-right="0cm" fo:text-align="start" fo:text-indent="0cm"/>
    </style:style>
    <style:style style:name="P84" style:family="paragraph">
      <loext:graphic-properties draw:fill-color="#ffffff"/>
      <style:paragraph-properties fo:margin-left="0cm" fo:margin-right="0cm" fo:text-align="start" fo:text-indent="0cm" style:writing-mode="lr-tb"/>
      <style:text-properties fo:font-size="32pt" fo:font-style="italic" style:font-style-asian="italic" style:font-style-complex="italic"/>
    </style:style>
    <style:style style:name="P85" style:family="paragraph">
      <style:paragraph-properties fo:margin-left="0cm" fo:margin-right="0cm" fo:margin-top="0cm" fo:margin-bottom="0cm" fo:line-height="100%" fo:text-align="center" fo:text-indent="0cm" style:writing-mode="lr-tb"/>
      <style:text-properties fo:color="#ffffff" loext:opacity="100%" style:font-name="Font Awesome 5 Free Solid1" fo:font-size="32pt" fo:font-weight="normal" style:font-size-asian="32pt" style:font-weight-asian="normal" style:font-size-complex="32pt" style:font-weight-complex="normal"/>
    </style:style>
    <style:style style:name="P86" style:family="paragraph">
      <loext:graphic-properties draw:fill-color="#0059ff"/>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fo:font-weight="normal" style:font-size-asian="32pt" style:font-weight-asian="normal" style:font-size-complex="32pt" style:font-weight-complex="normal"/>
    </style:style>
    <style:style style:name="P87" style:family="paragraph">
      <loext:graphic-properties draw:fill-color="#172b54"/>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fo:font-weight="normal" style:font-size-asian="32pt" style:font-weight-asian="normal" style:font-size-complex="32pt" style:font-weight-complex="normal"/>
    </style:style>
    <style:style style:name="P88" style:family="paragraph">
      <style:paragraph-properties fo:text-align="center" style:writing-mode="lr-tb"/>
      <style:text-properties fo:color="#0059ff" loext:opacity="100%" style:font-name="Font Awesome 5 Free Solid1" fo:font-size="32pt" style:font-size-asian="32pt" style:font-size-complex="32pt"/>
    </style:style>
    <style:style style:name="P89" style:family="paragraph">
      <loext:graphic-properties draw:fill-color="#ffffff"/>
      <style:paragraph-properties fo:text-align="center" style:writing-mode="lr-tb"/>
      <style:text-properties fo:color="#0059ff" loext:opacity="100%" loext:color-lum-mod="100%" loext:color-lum-off="0%" style:font-name="Font Awesome 5 Free Solid1" fo:font-size="32pt" style:font-size-asian="32pt" style:font-size-complex="32pt"/>
    </style:style>
    <style:style style:name="P90" style:family="paragraph">
      <style:paragraph-properties fo:text-align="center" style:writing-mode="lr-tb"/>
      <style:text-properties fo:color="#0059ff" loext:opacity="100%" style:font-name="Font Awesome 5 Free Solid1" fo:font-size="24pt" style:font-size-asian="24pt" style:font-size-complex="24pt"/>
    </style:style>
    <style:style style:name="P91" style:family="paragraph">
      <loext:graphic-properties draw:fill-color="#ffffff"/>
      <style:paragraph-properties fo:text-align="center" style:writing-mode="lr-tb"/>
      <style:text-properties fo:color="#0059ff" loext:opacity="100%" loext:color-lum-mod="100%" loext:color-lum-off="0%" style:font-name="Font Awesome 5 Free Solid1" fo:font-size="24pt" style:font-size-asian="24pt" style:font-size-complex="24pt"/>
    </style:style>
    <style:style style:name="P92" style:family="paragraph">
      <loext:graphic-properties draw:fill-color="#ffffff"/>
      <style:paragraph-properties fo:margin-left="0cm" fo:margin-right="0cm" fo:margin-top="0cm" fo:margin-bottom="0cm" fo:line-height="100%" fo:text-align="center" fo:text-indent="0cm" style:writing-mode="lr-tb"/>
      <style:text-properties fo:color="#ffffff" loext:opacity="100%" loext:color-lum-mod="100%" loext:color-lum-off="0%" fo:font-size="32pt" fo:font-style="italic" style:font-style-asian="italic" style:font-style-complex="italic"/>
    </style:style>
    <style:style style:name="P93" style:family="paragraph">
      <style:paragraph-properties fo:margin-left="0cm" fo:margin-right="0cm" fo:margin-top="0cm" fo:margin-bottom="0cm" fo:line-height="100%" fo:text-align="center" fo:text-indent="0cm" style:writing-mode="lr-tb"/>
      <style:text-properties fo:color="#ffffff" loext:opacity="100%" style:font-name="Font Awesome 5 Free Solid1" fo:font-size="32pt" style:font-size-asian="32pt" style:font-size-complex="32pt"/>
    </style:style>
    <style:style style:name="P94" style:family="paragraph">
      <loext:graphic-properties draw:fill-color="#172b54"/>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95" style:family="paragraph">
      <style:paragraph-properties fo:margin-left="0cm" fo:margin-right="0cm" fo:text-align="end" fo:text-indent="0cm"/>
    </style:style>
    <style:style style:name="P96" style:family="paragraph">
      <loext:graphic-properties draw:fill-color="#ffffff"/>
      <style:paragraph-properties fo:margin-left="0cm" fo:margin-right="0cm" fo:text-indent="0cm" style:writing-mode="lr-tb"/>
      <style:text-properties fo:font-style="italic" style:font-style-asian="italic" style:font-style-complex="italic"/>
    </style:style>
    <style:style style:name="P97" style:family="paragraph">
      <loext:graphic-properties draw:fill="solid" draw:fill-color="#1f3266"/>
      <style:paragraph-properties fo:text-align="center"/>
    </style:style>
    <style:style style:name="P98" style:family="paragraph">
      <loext:graphic-properties draw:fill="solid" draw:fill-color="#263f80"/>
      <style:paragraph-properties fo:text-align="center"/>
    </style:style>
    <style:style style:name="P99" style:family="paragraph">
      <style:paragraph-properties fo:margin-left="0cm" fo:margin-right="0cm" fo:text-indent="0cm"/>
    </style:style>
    <style:style style:name="P100" style:family="paragraph">
      <loext:graphic-properties draw:fill-color="#ffffff"/>
      <style:paragraph-properties fo:margin-left="0cm" fo:margin-right="0cm" fo:text-align="start" fo:text-indent="0cm" style:writing-mode="lr-tb"/>
      <style:text-properties fo:font-style="italic" style:font-style-asian="italic" style:font-style-complex="italic"/>
    </style:style>
    <style:style style:name="P101" style:family="paragraph">
      <style:paragraph-properties fo:text-align="center"/>
    </style:style>
    <style:style style:name="P102" style:family="paragraph">
      <loext:graphic-properties draw:fill="solid" draw:fill-color="#1c2e5d"/>
      <style:paragraph-properties fo:text-align="center" style:writing-mode="lr-tb"/>
      <style:text-properties fo:font-size="14pt" style:font-size-asian="14pt" style:font-size-complex="14pt"/>
    </style:style>
    <style:style style:name="P103" style:family="paragraph">
      <loext:graphic-properties draw:fill-color="#1c2e5d"/>
      <style:paragraph-properties fo:margin-left="0cm" fo:margin-right="0cm" fo:margin-top="0cm" fo:margin-bottom="0cm" fo:line-height="100%" fo:text-align="center" fo:text-indent="0cm" style:writing-mode="lr-tb"/>
    </style:style>
    <style:style style:name="P104" style:family="paragraph">
      <style:paragraph-properties fo:margin-left="0cm" fo:margin-right="0cm" fo:margin-top="0cm" fo:margin-bottom="0cm" fo:line-height="100%" fo:text-align="center" fo:text-indent="0cm" style:writing-mode="lr-tb"/>
      <style:text-properties fo:color="#ffffff" loext:opacity="100%" style:font-name="Font Awesome 5 Free Solid1" fo:font-size="32pt" fo:font-weight="bold" style:font-size-asian="32pt" style:font-weight-asian="bold" style:font-size-complex="32pt" style:font-weight-complex="bold"/>
    </style:style>
    <style:style style:name="P105" style:family="paragraph">
      <style:paragraph-properties fo:margin-left="0cm" fo:margin-right="0cm" fo:margin-top="0cm" fo:margin-bottom="0cm" fo:line-height="100%" fo:text-align="end" fo:text-indent="0cm" style:writing-mode="lr-tb"/>
      <style:text-properties fo:color="#ffffff" loext:opacity="100%" style:font-name="Font Awesome 5 Free Solid1" fo:font-size="32pt" fo:font-weight="bold" style:font-size-asian="32pt" style:font-weight-asian="bold" style:font-size-complex="32pt" style:font-weight-complex="bold"/>
    </style:style>
    <style:style style:name="P106" style:family="paragraph">
      <loext:graphic-properties draw:fill-color="#0059ff"/>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fo:font-weight="bold" style:font-size-asian="32pt" style:font-weight-asian="bold" style:font-size-complex="32pt" style:font-weight-complex="bold"/>
    </style:style>
    <style:style style:name="P107" style:family="paragraph">
      <loext:graphic-properties draw:fill-color="#1c2e5d" draw:opacity="60%"/>
      <style:paragraph-properties fo:margin-left="0cm" fo:margin-right="0cm" fo:margin-top="0cm" fo:margin-bottom="0cm" fo:line-height="100%" fo:text-align="center" fo:text-indent="0cm" style:writing-mode="lr-tb"/>
    </style:style>
    <style:style style:name="P108" style:family="paragraph">
      <style:paragraph-properties fo:margin-left="0cm" fo:margin-right="0cm" fo:line-height="150%" fo:text-indent="0cm"/>
    </style:style>
    <style:style style:name="P109" style:family="paragraph">
      <style:paragraph-properties fo:margin-left="0cm" fo:margin-right="0cm" fo:line-height="150%" fo:text-align="end" fo:text-indent="0cm"/>
    </style:style>
    <style:style style:name="P110" style:family="paragraph">
      <loext:graphic-properties draw:fill-color="#ffffff"/>
      <style:paragraph-properties fo:margin-left="0cm" fo:margin-right="0cm" fo:line-height="150%" fo:text-indent="0cm" style:writing-mode="lr-tb"/>
      <style:text-properties fo:font-size="32pt" fo:font-style="italic" style:font-style-asian="italic" style:font-style-complex="italic"/>
    </style:style>
    <style:style style:name="P111" style:family="paragraph">
      <loext:graphic-properties draw:fill-color="#ffffff"/>
      <style:paragraph-properties style:writing-mode="lr-tb"/>
      <style:text-properties fo:font-size="20pt"/>
    </style:style>
    <style:style style:name="P112"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113" style:family="paragraph">
      <loext:graphic-properties draw:fill-color="#1c2e5d"/>
      <style:paragraph-properties fo:margin-left="0cm" fo:margin-right="0cm" fo:margin-top="0cm" fo:margin-bottom="0cm" fo:line-height="100%" fo:text-align="center" fo:text-indent="0cm" style:writing-mode="lr-tb"/>
      <style:text-properties fo:font-size="14pt" style:font-size-asian="14pt" style:font-size-complex="14pt"/>
    </style:style>
    <style:style style:name="P114" style:family="paragraph">
      <style:paragraph-properties fo:margin-left="0cm" fo:margin-right="0cm" fo:text-align="center" fo:text-indent="0cm"/>
    </style:style>
    <style:style style:name="P115" style:family="paragraph">
      <loext:graphic-properties draw:fill-color="#ffffff"/>
      <style:paragraph-properties fo:margin-left="0cm" fo:margin-right="0cm" fo:text-align="center" fo:text-indent="0cm" style:writing-mode="lr-tb"/>
      <style:text-properties fo:font-style="italic" style:font-style-asian="italic" style:font-style-complex="italic"/>
    </style:style>
    <style:style style:name="P116" style:family="paragraph">
      <style:paragraph-properties fo:margin-left="0cm" fo:margin-right="0cm" fo:margin-top="0cm" fo:margin-bottom="0cm" fo:line-height="100%" fo:text-align="center" fo:text-indent="0cm" style:writing-mode="lr-tb"/>
      <style:text-properties fo:font-size="18pt"/>
    </style:style>
    <style:style style:name="P117" style:family="paragraph">
      <loext:graphic-properties draw:fill-color="#1c2e5d"/>
      <style:paragraph-properties fo:margin-left="0cm" fo:margin-right="0cm" fo:margin-top="0cm" fo:margin-bottom="0cm" fo:line-height="100%" fo:text-align="center" fo:text-indent="0cm" style:writing-mode="lr-tb"/>
      <style:text-properties fo:font-size="18pt"/>
    </style:style>
    <style:style style:name="P118" style:family="paragraph">
      <loext:graphic-properties draw:fill-color="#ffffff"/>
      <style:paragraph-properties fo:margin-left="0cm" fo:margin-right="0cm" fo:text-align="center" fo:text-indent="0cm" style:writing-mode="lr-tb"/>
      <style:text-properties fo:font-size="32pt" fo:font-style="italic" style:font-style-asian="italic" style:font-style-complex="italic"/>
    </style:style>
    <style:style style:name="P119" style:family="paragraph">
      <style:paragraph-properties fo:text-align="start"/>
    </style:style>
    <style:style style:name="P120" style:family="paragraph">
      <loext:graphic-properties draw:fill="solid" draw:fill-color="#1f3266"/>
      <style:paragraph-properties fo:text-align="center" style:writing-mode="lr-tb"/>
    </style:style>
    <style:style style:name="P121" style:family="paragraph">
      <style:paragraph-properties fo:text-align="start" style:writing-mode="lr-tb"/>
      <style:text-properties style:font-name="Liberation Sans"/>
    </style:style>
    <style:style style:name="P122" style:family="paragraph">
      <loext:graphic-properties draw:fill-color="#ffffff"/>
      <style:paragraph-properties fo:margin-left="0cm" fo:margin-right="0cm" fo:text-align="start" fo:text-indent="0cm" style:writing-mode="lr-tb"/>
      <style:text-properties fo:font-size="32pt" fo:font-style="italic" fo:font-weight="normal" style:font-style-asian="italic" style:font-weight-asian="normal" style:font-style-complex="italic" style:font-weight-complex="normal"/>
    </style:style>
    <style:style style:name="P123" style:family="paragraph">
      <loext:graphic-properties draw:fill="solid" draw:fill-color="#1c2e5d"/>
      <style:paragraph-properties fo:margin-left="0cm" fo:margin-right="0cm" fo:margin-top="0cm" fo:margin-bottom="0cm" fo:line-height="100%" fo:text-align="center" fo:text-indent="0cm" style:writing-mode="lr-tb"/>
      <style:text-properties fo:color="#ffffff" loext:opacity="100%" loext:color-lum-mod="100%" loext:color-lum-off="0%"/>
    </style:style>
    <style:style style:name="P124" style:family="paragraph">
      <style:paragraph-properties fo:margin-left="0cm" fo:margin-right="0cm" fo:margin-top="0cm" fo:margin-bottom="0cm" fo:line-height="100%" fo:text-align="center" fo:text-indent="0cm" style:writing-mode="lr-tb"/>
      <style:text-properties fo:color="#ffffff" loext:opacity="100%" style:font-name="Font Awesome 5 Free Solid1" fo:font-size="28pt" style:font-size-asian="28pt" style:font-size-complex="28pt"/>
    </style:style>
    <style:style style:name="P125" style:family="paragraph">
      <loext:graphic-properties draw:fill-color="#e454e4"/>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28pt" style:font-size-asian="28pt" style:font-size-complex="28pt"/>
    </style:style>
    <style:style style:name="P126" style:family="paragraph">
      <loext:graphic-properties draw:fill-color="#1dcf25"/>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28pt" style:font-size-asian="28pt" style:font-size-complex="28pt"/>
    </style:style>
    <style:style style:name="P127" style:family="paragraph">
      <loext:graphic-properties draw:fill-color="#1f3266"/>
      <style:paragraph-properties fo:text-align="center"/>
    </style:style>
    <style:style style:name="P128" style:family="paragraph">
      <loext:graphic-properties draw:fill-color="#1f3266"/>
      <style:paragraph-properties fo:text-align="center" style:writing-mode="lr-tb"/>
    </style:style>
    <style:style style:name="P129" style:family="paragraph">
      <loext:graphic-properties draw:fill-color="#1f3266"/>
      <style:paragraph-properties fo:margin-left="0cm" fo:margin-right="0cm" fo:margin-top="0cm" fo:margin-bottom="0cm" fo:line-height="100%" fo:text-align="center" fo:text-indent="0cm" style:writing-mode="lr-tb"/>
    </style:style>
    <style:style style:name="P130" style:family="paragraph">
      <loext:graphic-properties draw:fill-color="#ffffff"/>
      <style:paragraph-properties fo:margin-left="0cm" fo:margin-right="0cm" fo:text-align="end" fo:text-indent="0cm" style:writing-mode="lr-tb"/>
      <style:text-properties fo:font-size="32pt" fo:font-style="italic" style:font-style-asian="italic" style:font-style-complex="italic"/>
    </style:style>
    <style:style style:name="P131" style:family="paragraph">
      <style:paragraph-properties fo:text-align="center" style:writing-mode="lr-tb"/>
      <style:text-properties fo:color="#ffffff" loext:opacity="100%" style:font-name="Liberation Sans" fo:font-size="32pt" fo:font-weight="bold" style:font-size-asian="32pt" style:font-weight-asian="bold" style:font-size-complex="32pt" style:font-weight-complex="bold"/>
    </style:style>
    <style:style style:name="P132" style:family="paragraph">
      <loext:graphic-properties draw:fill-color="#0059ff"/>
      <style:paragraph-properties fo:text-align="center" style:writing-mode="lr-tb"/>
      <style:text-properties fo:color="#ffffff" loext:opacity="100%" loext:color-lum-mod="100%" loext:color-lum-off="0%" style:font-name="Liberation Sans" fo:font-size="32pt" fo:font-weight="bold" style:font-size-asian="32pt" style:font-weight-asian="bold" style:font-size-complex="32pt" style:font-weight-complex="bold"/>
    </style:style>
    <style:style style:name="P133" style:family="paragraph">
      <loext:graphic-properties draw:fill="none"/>
      <style:paragraph-properties fo:text-align="center"/>
    </style:style>
    <style:style style:name="P134" style:family="paragraph">
      <loext:graphic-properties draw:fill-color="#e454e4"/>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35" style:family="paragraph">
      <loext:graphic-properties draw:fill-color="#1dcf25"/>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36" style:family="paragraph">
      <loext:graphic-properties draw:fill-color="#f68a0f"/>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37" style:family="paragraph">
      <loext:graphic-properties draw:fill-color="#0059ff"/>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38" style:family="paragraph">
      <loext:graphic-properties draw:fill-color="#e454ef"/>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39" style:family="paragraph">
      <loext:graphic-properties draw:fill-color="#f68a0f"/>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40" style:family="paragraph">
      <loext:graphic-properties draw:fill="none"/>
      <style:paragraph-properties fo:text-align="center" style:writing-mode="lr-tb"/>
    </style:style>
    <style:style style:name="P141" style:family="paragraph">
      <loext:graphic-properties draw:fill-color="#ffffff"/>
      <style:paragraph-properties fo:margin-left="0cm" fo:margin-right="0cm" fo:text-align="center" fo:text-indent="0cm" style:writing-mode="lr-tb"/>
      <style:text-properties fo:font-size="32pt" fo:font-style="italic" fo:font-weight="bold" style:font-style-asian="italic" style:font-weight-asian="bold" style:font-style-complex="italic" style:font-weight-complex="bold"/>
    </style:style>
    <style:style style:name="P142" style:family="paragraph">
      <loext:graphic-properties draw:fill-color="#f68a07"/>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43" style:family="paragraph">
      <loext:graphic-properties draw:fill-color="#30af35"/>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44" style:family="paragraph">
      <loext:graphic-properties draw:fill-color="#0059ff"/>
      <style:paragraph-properties fo:text-align="center"/>
    </style:style>
    <style:style style:name="P145" style:family="paragraph">
      <loext:graphic-properties draw:fill-color="#0059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146" style:family="paragraph">
      <loext:graphic-properties draw:fill-color="#124ab2"/>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47" style:family="paragraph">
      <loext:graphic-properties draw:fill-color="#1c2e5d"/>
      <style:paragraph-properties fo:text-align="center"/>
    </style:style>
    <style:style style:name="P148" style:family="paragraph">
      <style:paragraph-properties fo:text-align="center" style:writing-mode="lr-tb"/>
      <style:text-properties fo:font-weight="bold" style:font-weight-asian="bold" style:font-weight-complex="bold"/>
    </style:style>
    <style:style style:name="P149" style:family="paragraph">
      <loext:graphic-properties draw:fill-color="#0059ff"/>
      <style:paragraph-properties fo:text-align="center" style:writing-mode="lr-tb"/>
      <style:text-properties fo:font-weight="bold" style:font-weight-asian="bold" style:font-weight-complex="bold"/>
    </style:style>
    <style:style style:name="P150" style:family="paragraph">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151" style:family="paragraph">
      <loext:graphic-properties draw:fill-color="#1c2e5d"/>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152" style:family="paragraph">
      <style:paragraph-properties fo:margin-left="0cm" fo:margin-right="0cm" fo:line-height="150%" fo:text-align="start" fo:text-indent="0cm"/>
    </style:style>
    <style:style style:name="P153" style:family="paragraph">
      <style:paragraph-properties fo:margin-left="0cm" fo:margin-right="0cm" fo:line-height="150%" fo:text-align="start" fo:text-indent="0cm"/>
      <style:text-properties fo:hyphenate="false" loext:hyphenation-no-caps="false"/>
    </style:style>
    <style:style style:name="P154" style:family="paragraph">
      <loext:graphic-properties draw:fill-color="#ffffff"/>
      <style:paragraph-properties fo:margin-left="0cm" fo:margin-right="0cm" fo:line-height="150%" fo:text-align="start" fo:text-indent="0cm" style:writing-mode="lr-tb"/>
      <style:text-properties fo:font-size="32pt" fo:font-style="italic" style:font-style-asian="italic" style:font-style-complex="italic"/>
    </style:style>
    <style:style style:name="P155" style:family="paragraph">
      <loext:graphic-properties draw:fill-color="#ffffff"/>
      <style:paragraph-properties fo:margin-left="0cm" fo:margin-right="0cm" fo:text-align="center" fo:text-indent="0cm" style:writing-mode="lr-tb"/>
      <style:text-properties fo:color="#999999" loext:opacity="100%" loext:color-lum-mod="100%" loext:color-lum-off="0%" fo:font-size="32pt" fo:font-style="italic" fo:font-weight="bold" style:font-style-asian="italic" style:font-weight-asian="bold" style:font-style-complex="italic" style:font-weight-complex="bold"/>
    </style:style>
    <style:style style:name="P156" style:family="paragraph">
      <loext:graphic-properties draw:fill="solid" draw:fill-color="#0059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157" style:family="paragraph">
      <loext:graphic-properties draw:fill-color="#ffffff"/>
      <style:paragraph-properties fo:margin-left="0cm" fo:margin-right="0cm" fo:text-align="center" fo:text-indent="0cm" style:writing-mode="lr-tb"/>
      <style:text-properties fo:color="#ffffff" loext:opacity="100%" loext:color-lum-mod="100%" loext:color-lum-off="0%" fo:font-size="32pt" fo:font-style="italic" fo:font-weight="bold" style:font-style-asian="italic" style:font-weight-asian="bold" style:font-style-complex="italic" style:font-weight-complex="bold"/>
    </style:style>
    <style:style style:name="P158" style:family="paragraph">
      <loext:graphic-properties draw:fill-color="#0059ff"/>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159" style:family="paragraph">
      <loext:graphic-properties draw:fill-color="#ffffff"/>
      <style:paragraph-properties fo:margin-left="0cm" fo:margin-right="0cm" fo:text-align="start" fo:text-indent="0cm" style:writing-mode="lr-tb"/>
      <style:text-properties fo:font-size="32pt" fo:font-style="italic" fo:font-weight="bold" style:font-style-asian="italic" style:font-weight-asian="bold" style:font-style-complex="italic" style:font-weight-complex="bold"/>
    </style:style>
    <style:style style:name="P160" style:family="paragraph">
      <loext:graphic-properties draw:fill-color="#ffffff"/>
      <style:paragraph-properties fo:margin-left="0cm" fo:margin-right="0cm" fo:text-align="center" fo:text-indent="0cm" style:writing-mode="lr-tb"/>
      <style:text-properties fo:color="#eeeeee" loext:opacity="100%" loext:color-lum-mod="100%" loext:color-lum-off="0%" fo:font-size="32pt" fo:font-style="italic" style:font-style-asian="italic" style:font-style-complex="italic"/>
    </style:style>
    <style:style style:name="P161" style:family="paragraph">
      <loext:graphic-properties draw:fill-color="#808080"/>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62" style:family="paragraph">
      <loext:graphic-properties draw:fill-color="#ffffff"/>
      <style:paragraph-properties fo:margin-left="0cm" fo:margin-right="0cm" fo:text-align="start" fo:text-indent="0cm" style:writing-mode="lr-tb"/>
      <style:text-properties fo:font-size="14pt" fo:font-style="italic" fo:font-weight="normal" style:font-size-asian="14pt" style:font-style-asian="italic" style:font-weight-asian="normal" style:font-size-complex="14pt" style:font-style-complex="italic" style:font-weight-complex="normal"/>
    </style:style>
    <style:style style:name="P163" style:family="paragraph">
      <style:paragraph-properties fo:margin-left="0cm" fo:margin-right="0cm" fo:text-align="start" fo:text-indent="0cm"/>
      <style:text-properties fo:hyphenate="false" loext:hyphenation-no-caps="false"/>
    </style:style>
    <style:style style:name="P164" style:family="paragraph">
      <loext:graphic-properties draw:fill-color="#124abf"/>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65" style:family="paragraph">
      <loext:graphic-properties draw:fill-color="#ffffff"/>
      <style:paragraph-properties fo:margin-left="0cm" fo:margin-right="0cm" fo:text-align="center" fo:text-indent="0cm" style:writing-mode="lr-tb"/>
      <style:text-properties fo:font-size="12pt" fo:font-style="italic" style:font-size-asian="12pt" style:font-style-asian="italic" style:font-size-complex="12pt" style:font-style-complex="italic"/>
    </style:style>
    <style:style style:name="P166" style:family="paragraph">
      <style:paragraph-properties fo:text-align="center" style:writing-mode="lr-tb"/>
    </style:style>
    <style:style style:name="P167" style:family="paragraph">
      <loext:graphic-properties draw:fill="solid" draw:fill-color="#1f3266"/>
      <style:paragraph-properties fo:margin-left="0cm" fo:margin-right="0cm" fo:margin-top="0cm" fo:margin-bottom="0cm" fo:line-height="100%" fo:text-align="center" fo:text-indent="0cm" style:writing-mode="lr-tb"/>
      <style:text-properties fo:font-size="18pt"/>
    </style:style>
    <style:style style:name="P168" style:family="paragraph">
      <loext:graphic-properties draw:fill="solid" draw:fill-color="#1c2e5d" draw:opacity="60%"/>
      <style:paragraph-properties fo:text-align="center"/>
    </style:style>
    <style:style style:name="P169" style:family="paragraph">
      <loext:graphic-properties draw:fill-color="#1dcf25"/>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70" style:family="paragraph">
      <loext:graphic-properties draw:fill-color="#f68a07"/>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71" style:family="paragraph">
      <loext:graphic-properties draw:fill-color="#0059ff"/>
      <style:paragraph-properties fo:margin-left="0cm" fo:margin-right="0cm" fo:margin-top="0cm" fo:margin-bottom="0cm" fo:line-height="100%" fo:text-align="center" fo:text-indent="0cm" style:writing-mode="lr-tb"/>
    </style:style>
    <style:style style:name="P172" style:family="paragraph">
      <loext:graphic-properties draw:fill-color="#124abf"/>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73" style:family="paragraph">
      <loext:graphic-properties draw:fill="solid" draw:fill-color="#294286"/>
      <style:paragraph-properties fo:text-align="center" style:writing-mode="lr-tb"/>
    </style:style>
    <style:style style:name="P174" style:family="paragraph">
      <loext:graphic-properties draw:fill="solid" draw:fill-color="#172b54"/>
      <style:paragraph-properties fo:text-align="center" style:writing-mode="lr-tb"/>
    </style:style>
    <style:style style:name="P175" style:family="paragraph">
      <loext:graphic-properties draw:fill="solid" draw:fill-color="#0059ff"/>
      <style:paragraph-properties fo:text-align="center" style:writing-mode="lr-tb"/>
    </style:style>
    <style:style style:name="P176" style:family="paragraph">
      <loext:graphic-properties draw:fill="solid" draw:fill-color="#8b8b8c"/>
      <style:paragraph-properties fo:text-align="center"/>
    </style:style>
    <style:style style:name="P177" style:family="paragraph">
      <loext:graphic-properties draw:fill-color="#172b54"/>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78" style:family="paragraph">
      <loext:graphic-properties draw:fill-color="#294286"/>
      <style:paragraph-properties fo:text-align="center" style:writing-mode="lr-tb"/>
      <style:text-properties fo:color="#ffffff" loext:opacity="100%" loext:color-lum-mod="100%" loext:color-lum-off="0%" style:font-name="Font Awesome 5 Free Solid1" fo:font-size="32pt" style:font-size-asian="32pt" style:font-size-complex="32pt"/>
    </style:style>
    <style:style style:name="P179" style:family="paragraph">
      <loext:graphic-properties draw:fill-color="#294286"/>
      <style:paragraph-properties fo:margin-left="0cm" fo:margin-right="0cm" fo:margin-top="0cm" fo:margin-bottom="0cm" fo:line-height="100%" fo:text-align="center" fo:text-indent="0cm" style:writing-mode="lr-tb"/>
      <style:text-properties fo:color="#ffffff" loext:opacity="100%" loext:color-lum-mod="100%" loext:color-lum-off="0%" style:font-name="Font Awesome 5 Free Solid1" fo:font-size="32pt" style:font-size-asian="32pt" style:font-size-complex="32pt"/>
    </style:style>
    <style:style style:name="P180" style:family="paragraph">
      <loext:graphic-properties draw:fill="solid" draw:fill-color="#0c1a33"/>
      <style:paragraph-properties fo:margin-left="0cm" fo:margin-right="0cm" fo:margin-top="0cm" fo:margin-bottom="0cm" fo:line-height="100%" fo:text-align="center" fo:text-indent="0cm" style:writing-mode="lr-tb"/>
      <style:text-properties fo:color="#0059ff" loext:opacity="100%" loext:color-lum-mod="100%" loext:color-lum-off="0%"/>
    </style:style>
    <style:style style:name="P181" style:family="paragraph">
      <loext:graphic-properties draw:fill="solid" draw:fill-color="#1dcf25"/>
      <style:paragraph-properties fo:text-align="center" style:writing-mode="lr-tb"/>
    </style:style>
    <style:style style:name="P182" style:family="paragraph">
      <style:paragraph-properties fo:margin-left="0cm" fo:margin-right="0cm" fo:line-height="150%" fo:text-align="center" fo:text-indent="0cm"/>
    </style:style>
    <style:style style:name="T1" style:family="text">
      <style:text-properties fo:color="#ffffff" loext:opacity="100%" style:font-name="Liberation Sans" fo:font-size="14pt" fo:font-weight="normal" style:font-size-asian="14pt" style:font-weight-asian="normal" style:font-size-complex="14pt" style:font-weight-complex="normal"/>
    </style:style>
    <style:style style:name="T2" style:family="text">
      <style:text-properties fo:color="#97d5e0" loext:opacity="100%" style:font-name="Liberation Sans" fo:font-size="18pt" fo:font-weight="bold" style:font-size-asian="18pt" style:font-weight-asian="bold" style:font-size-complex="18pt" style:font-weight-complex="bold"/>
    </style:style>
    <style:style style:name="T3" style:family="text">
      <style:text-properties style:font-name="Liberation Sans" fo:font-size="30pt" fo:font-weight="normal" style:font-size-asian="30pt" style:font-weight-asian="normal" style:font-size-complex="30pt" style:font-weight-complex="normal"/>
    </style:style>
    <style:style style:name="T4" style:family="text">
      <style:text-properties fo:color="#0059ff" loext:opacity="100%" fo:font-size="70pt" style:font-size-asian="70pt" style:font-size-complex="70pt"/>
    </style:style>
    <style:style style:name="T5" style:family="text">
      <style:text-properties fo:font-size="14pt" style:font-size-asian="14pt" style:font-size-complex="14pt"/>
    </style:style>
    <style:style style:name="T6" style:family="text">
      <style:text-properties style:font-name="Liberation Sans" fo:font-size="54pt" fo:font-weight="normal" style:font-size-asian="54pt" style:font-weight-asian="normal" style:font-size-complex="54pt" style:font-weight-complex="normal"/>
    </style:style>
    <style:style style:name="T7" style:family="text">
      <style:text-properties fo:color="#0059ff" loext:opacity="100%" style:font-name="Liberation Sans" fo:font-size="54pt" fo:font-weight="bold" style:font-size-asian="54pt" style:font-weight-asian="bold" style:font-size-complex="54pt" style:font-weight-complex="bold"/>
    </style:style>
    <style:style style:name="T8" style:family="text">
      <style:text-properties style:font-name="Liberation Sans" fo:font-size="54pt" style:font-size-asian="54pt" style:font-size-complex="54pt"/>
    </style:style>
    <style:style style:name="T9" style:family="text">
      <style:text-properties fo:color="#ffffff" loext:opacity="100%" style:font-name="Liberation Sans" fo:font-size="54pt" style:font-size-asian="54pt" style:font-size-complex="54pt"/>
    </style:style>
    <style:style style:name="T10" style:family="text">
      <style:text-properties fo:color="#ffffff" loext:opacity="100%" style:font-name="Font Awesome 5 Free Solid2" fo:font-size="28pt" style:font-name-asian="Font Awesome 5 Free Solid2" style:font-size-asian="28pt" style:font-name-complex="Font Awesome 5 Free Solid2" style:font-size-complex="28pt"/>
    </style:style>
    <style:style style:name="T11"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2" style:family="text">
      <style:text-properties style:font-name="Liberation Sans" fo:font-size="13pt" fo:font-style="normal" fo:font-weight="normal" style:font-size-asian="13pt" style:font-style-asian="normal" style:font-weight-asian="normal" style:font-size-complex="13pt" style:font-style-complex="normal" style:font-weight-complex="normal"/>
    </style:style>
    <style:style style:name="T13" style:family="text">
      <style:text-properties style:font-name="Liberation Sans" fo:font-size="32pt" fo:font-style="normal" fo:font-weight="bold" style:font-size-asian="32pt" style:font-style-asian="normal" style:font-weight-asian="bold" style:font-size-complex="32pt" style:font-style-complex="normal" style:font-weight-complex="bold"/>
    </style:style>
    <style:style style:name="T14" style:family="text">
      <style:text-properties fo:color="#0059ff" loext:opacity="100%" style:font-name="Font Awesome 5 Free Solid2" fo:font-size="24pt" style:font-name-asian="Font Awesome 5 Free Solid2" style:font-size-asian="24pt" style:font-name-complex="Font Awesome 5 Free Solid2" style:font-size-complex="24pt"/>
    </style:style>
    <style:style style:name="T15" style:family="text">
      <style:text-properties fo:color="#0059ff" loext:opacity="100%" style:font-name="Font Awesome 5 Free Solid2" fo:font-size="22pt" style:font-name-asian="Font Awesome 5 Free Solid2" style:font-size-asian="22pt" style:font-name-complex="Font Awesome 5 Free Solid2" style:font-size-complex="22pt"/>
    </style:style>
    <style:style style:name="T16" style:family="text">
      <style:text-properties style:font-name="Liberation Sans" fo:font-size="18pt" fo:font-style="normal" fo:font-weight="bold" style:font-size-asian="18pt" style:font-style-asian="normal" style:font-weight-asian="bold" style:font-size-complex="18pt" style:font-style-complex="normal" style:font-weight-complex="bold"/>
    </style:style>
    <style:style style:name="T17" style:family="text">
      <style:text-properties style:font-name="Liberation Sans" fo:font-size="28pt" fo:font-style="normal" fo:font-weight="bold" style:font-size-asian="28pt" style:font-style-asian="normal" style:font-weight-asian="bold" style:font-size-complex="28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13pt" fo:font-style="normal" fo:text-shadow="none" style:text-underline-style="none" fo:font-weight="normal" style:letter-kerning="true" fo:background-color="transparent" style:font-name-asian="Tahoma1"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19" style:family="text">
      <style:text-properties fo:color="#ffffff" loext:opacity="100%" style:font-name="Font Awesome 5 Free Solid2" fo:font-size="22pt" fo:font-style="normal" fo:font-weight="bold" style:font-name-asian="Font Awesome 5 Free Solid2" style:font-size-asian="22pt" style:font-style-asian="normal" style:font-weight-asian="bold" style:font-name-complex="Font Awesome 5 Free Solid2" style:font-size-complex="22pt" style:font-style-complex="normal" style:font-weight-complex="bold"/>
    </style:style>
    <style:style style:name="T20" style:family="text">
      <style:text-properties fo:color="#ffffff" loext:opacity="100%" style:font-name="Liberation Sans" fo:font-size="28pt" fo:font-style="italic" fo:font-weight="normal" style:font-name-asian="Font Awesome 5 Free Solid2" style:font-size-asian="28pt" style:font-style-asian="italic" style:font-weight-asian="normal" style:font-name-complex="Font Awesome 5 Free Solid2" style:font-size-complex="28pt" style:font-style-complex="italic" style:font-weight-complex="normal"/>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color="#ffffff" loext:opacity="100%" style:font-name="Font Awesome 5 Free Solid2" fo:font-size="32pt" style:font-name-asian="Font Awesome 5 Free Solid2" style:font-size-asian="32pt" style:font-name-complex="Font Awesome 5 Free Solid2" style:font-size-complex="32pt"/>
    </style:style>
    <style:style style:name="T23" style:family="text">
      <style:text-properties style:font-name="Liberation Sans" fo:font-size="28pt" fo:font-style="italic" fo:font-weight="normal" style:font-size-asian="28pt" style:font-style-asian="italic" style:font-weight-asian="normal" style:font-size-complex="28pt" style:font-style-complex="italic" style:font-weight-complex="normal"/>
    </style:style>
    <style:style style:name="T24" style:family="text">
      <style:text-properties fo:font-style="italic" style:font-style-asian="italic" style:font-style-complex="italic"/>
    </style:style>
    <style:style style:name="T25" style:family="text">
      <style:text-properties fo:font-size="18pt" fo:font-style="italic" style:font-size-asian="18pt" style:font-style-asian="italic" style:font-size-complex="18pt" style:font-style-complex="italic"/>
    </style:style>
    <style:style style:name="T26" style:family="text">
      <style:text-properties fo:color="#ffffff" loext:opacity="100%" style:font-name="Liberation Sans" fo:font-size="16pt" fo:font-style="normal" fo:font-weight="bold" style:font-name-asian="Font Awesome 5 Free Solid2" style:font-size-asian="16pt" style:font-style-asian="normal" style:font-weight-asian="bold" style:font-name-complex="Font Awesome 5 Free Solid2" style:font-size-complex="16pt" style:font-style-complex="normal" style:font-weight-complex="bold"/>
    </style:style>
    <style:style style:name="T27" style:family="text">
      <style:text-properties fo:color="#ffffff" loext:opacity="100%" style:font-name="Liberation Sans" fo:font-size="14pt" fo:font-style="normal" fo:font-weight="bold" style:font-name-asian="Font Awesome 5 Free Solid2" style:font-size-asian="14pt" style:font-style-asian="normal" style:font-weight-asian="bold" style:font-name-complex="Font Awesome 5 Free Solid2" style:font-size-complex="14pt" style:font-style-complex="normal" style:font-weight-complex="bold"/>
    </style:style>
    <style:style style:name="T28" style:family="text">
      <style:text-properties fo:color="#ffffff" loext:opacity="100%" style:font-name="Liberation Sans" fo:font-size="16pt" fo:font-style="normal" fo:font-weight="normal" style:font-name-asian="Font Awesome 5 Free Solid2" style:font-size-asian="16pt" style:font-style-asian="normal" style:font-weight-asian="normal" style:font-name-complex="Font Awesome 5 Free Solid2" style:font-size-complex="16pt" style:font-style-complex="normal" style:font-weight-complex="normal"/>
    </style:style>
    <style:style style:name="T29" style:family="text">
      <style:text-properties style:font-name="Liberation Sans" fo:font-size="16pt" fo:font-style="normal" fo:font-weight="bold" style:font-size-asian="16pt" style:font-style-asian="normal" style:font-weight-asian="bold" style:font-size-complex="16pt" style:font-style-complex="normal" style:font-weight-complex="bold"/>
    </style:style>
    <style:style style:name="T30" style:family="text">
      <style:text-properties fo:color="#0059ff" loext:opacity="100%" style:font-name="Liberation Sans" fo:font-size="16pt" fo:font-style="normal" fo:font-weight="bold" style:font-size-asian="16pt" style:font-style-asian="normal" style:font-weight-asian="bold" style:font-size-complex="16pt" style:font-style-complex="normal" style:font-weight-complex="bold"/>
    </style:style>
    <style:style style:name="T31" style:family="text">
      <style:text-properties style:font-name="Liberation Sans" fo:font-size="28pt" fo:font-style="italic" fo:font-weight="bold" style:font-size-asian="28pt" style:font-style-asian="italic" style:font-weight-asian="bold" style:font-size-complex="28pt" style:font-style-complex="italic" style:font-weight-complex="bold"/>
    </style:style>
    <style:style style:name="T32" style:family="text">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font-name="Liberation Sans2" fo:font-size="14pt" fo:font-style="normal" fo:text-shadow="none" style:text-underline-style="none" fo:font-weight="normal" style:letter-kerning="true" style:font-name-asian="Tahoma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4" style:family="text">
      <style:text-properties style:font-name="Liberation Sans" fo:font-size="30pt" style:font-size-asian="30pt" style:font-size-complex="30pt"/>
    </style:style>
    <style:style style:name="T35" style:family="text">
      <style:text-properties fo:color="#0059ff" loext:opacity="100%" style:font-name="Liberation Sans" fo:font-size="30pt" style:font-size-asian="30pt" style:font-size-complex="30pt"/>
    </style:style>
    <style:style style:name="T36" style:family="text">
      <style:text-properties fo:color="#ffffff" loext:opacity="100%" fo:font-size="14pt" style:font-size-asian="14pt" style:font-size-complex="14pt"/>
    </style:style>
    <style:style style:name="T37" style:family="text">
      <style:text-properties style:font-name="Liberation Sans" fo:font-size="16pt" fo:font-weight="bold" style:font-size-asian="16pt" style:font-weight-asian="bold" style:font-size-complex="16pt" style:font-weight-complex="bold"/>
    </style:style>
    <style:style style:name="T38" style:family="text">
      <style:text-properties fo:color="#0059ff" loext:opacity="100%" style:font-name="Liberation Sans" fo:font-size="54pt" style:font-size-asian="54pt" style:font-size-complex="54pt"/>
    </style:style>
    <style:style style:name="T39"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style:text-outline="false" style:text-line-through-style="none" style:text-line-through-type="none" style:font-name="Liberation Sans" fo:font-size="16pt" fo:font-style="normal" fo:text-shadow="none" style:text-underline-style="none" fo:font-weight="bold" style:letter-kerning="true" fo:background-color="transparent" style:font-name-asian="Tahoma1"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54pt" fo:font-style="normal" fo:text-shadow="none" style:text-underline-style="none" fo:font-weight="bold" style:letter-kerning="true" fo:background-color="transparent" style:font-name-asian="Tahoma1" style:font-size-asian="54pt" style:font-style-asian="normal" style:font-weight-asian="normal" style:font-name-complex="FreeSans1" style:font-size-complex="5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54pt" fo:font-style="normal" fo:text-shadow="none" style:text-underline-style="none" fo:font-weight="bold" style:letter-kerning="true" fo:background-color="transparent" style:font-name-asian="Tahoma1" style:font-size-asian="54pt" style:font-style-asian="normal" style:font-weight-asian="normal" style:font-name-complex="FreeSans1" style:font-size-complex="5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59ff" loext:opacity="100%" style:text-outline="false" style:text-line-through-style="none" style:text-line-through-type="none" style:font-name="Liberation Sans" fo:font-size="54pt" fo:font-style="normal" fo:text-shadow="none" style:text-underline-style="none" fo:font-weight="bold" style:letter-kerning="true" fo:background-color="transparent" style:font-name-asian="Tahoma1" style:font-size-asian="54pt" style:font-style-asian="normal" style:font-weight-asian="normal" style:font-name-complex="FreeSans1" style:font-size-complex="5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22pt" fo:font-style="normal" fo:text-shadow="none" style:text-underline-style="none" fo:font-weight="bold" style:letter-kerning="true" fo:background-color="transparent" style:font-name-asian="Tahoma1"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style:style style:name="T45" style:family="text">
      <style:text-properties fo:color="#ffffff" loext:opacity="100%" style:font-name="Liberation Sans" fo:font-size="16pt" fo:font-weight="bold" style:font-name-asian="Font Awesome 5 Free Solid2" style:font-size-asian="16pt" style:font-weight-asian="bold" style:font-name-complex="Font Awesome 5 Free Solid2" style:font-size-complex="16pt" style:font-weight-complex="bold"/>
    </style:style>
    <style:style style:name="T46" style:family="text">
      <style:text-properties fo:color="#ffffff" loext:opacity="100%" style:font-name="Font Awesome 5 Free Solid2" fo:font-size="20pt" style:font-name-asian="Font Awesome 5 Free Solid2" style:font-size-asian="20pt" style:font-name-complex="Font Awesome 5 Free Solid2" style:font-size-complex="20pt"/>
    </style:style>
    <style:style style:name="T47" style:family="text">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normal" style:letter-kerning="true" fo:background-color="transparent" style:font-name-asian="Tahoma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8" style:family="text">
      <style:text-properties fo:font-size="28pt" fo:font-weight="bold" style:font-size-asian="28pt" style:font-weight-asian="bold" style:font-size-complex="28pt"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fo:color="#999999" loext:opacity="100%" style:font-name="Liberation Sans" fo:font-size="18pt" fo:font-style="normal" fo:font-weight="bold" style:font-size-asian="18pt" style:font-style-asian="normal" style:font-weight-asian="bold" style:font-size-complex="18pt" style:font-style-complex="normal" style:font-weight-complex="bold"/>
    </style:style>
    <style:style style:name="T51" style:family="text">
      <style:text-properties fo:color="#ffffff" loext:opacity="100%" style:font-name="Liberation Sans" fo:font-size="18pt" fo:font-style="normal" fo:font-weight="bold" style:font-size-asian="18pt" style:font-style-asian="normal" style:font-weight-asian="bold" style:font-size-complex="18pt" style:font-style-complex="normal" style:font-weight-complex="bold"/>
    </style:style>
    <style:style style:name="T52" style:family="text">
      <style:text-properties fo:color="#ffffff" loext:opacity="100%" style:font-name="Liberation Sans" fo:font-size="30pt" style:font-size-asian="30pt" style:font-size-complex="30pt"/>
    </style:style>
    <style:style style:name="T53" style:family="text">
      <style:text-properties fo:color="#eeeeee" loext:opacity="100%" style:font-name="Liberation Sans" fo:font-size="60pt" fo:font-style="normal" fo:font-weight="bold" style:font-size-asian="60pt" style:font-style-asian="normal" style:font-weight-asian="bold" style:font-size-complex="60pt" style:font-style-complex="normal" style:font-weight-complex="bold"/>
    </style:style>
    <style:style style:name="T54" style:family="text">
      <style:text-properties style:font-name="Liberation Sans" fo:font-size="14pt" fo:font-style="normal" style:text-underline-style="none" fo:font-weight="normal" style:font-size-asian="14pt" style:font-style-asian="normal" style:font-weight-asian="normal" style:font-size-complex="14pt" style:font-style-complex="normal" style:font-weight-complex="normal"/>
    </style:style>
    <style:style style:name="T55" style:family="text">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bold" style:letter-kerning="true" fo:background-color="transparent" style:font-name-asian="Tahoma1" style:font-size-asian="14pt" style:font-style-asian="normal" style:font-weight-asian="bold" style:font-name-complex="FreeSans1" style:font-size-complex="14pt" style:font-style-complex="normal" style:font-weight-complex="bold" style:text-emphasize="none" style:font-relief="none" style:text-overline-style="none" style:text-overline-color="font-color"/>
    </style:style>
    <style:style style:name="T56" style:family="text">
      <style:text-properties style:font-name="Liberation Sans" fo:font-size="13pt" fo:font-style="normal" fo:font-weight="bold" style:font-size-asian="13pt" style:font-style-asian="normal" style:font-weight-asian="bold" style:font-size-complex="13pt" style:font-style-complex="normal" style:font-weight-complex="bold"/>
    </style:style>
    <style:style style:name="T57"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58" style:family="text">
      <style:text-properties style:font-name="Liberation Sans" fo:font-size="44pt" fo:font-style="normal" fo:font-weight="bold" style:font-size-asian="44pt" style:font-style-asian="normal" style:font-weight-asian="bold" style:font-size-complex="44pt" style:font-style-complex="normal" style:font-weight-complex="bold"/>
    </style:style>
    <style:style style:name="T59" style:family="text">
      <style:text-properties fo:color="#0059ff" loext:opacity="100%" style:font-name="Liberation Sans" fo:font-size="28pt" fo:font-style="normal" fo:font-weight="bold" style:font-size-asian="28pt" style:font-style-asian="normal" style:font-weight-asian="bold" style:font-size-complex="28pt" style:font-style-complex="normal" style:font-weight-complex="bold"/>
    </style:style>
    <style:style style:name="T60" style:family="text">
      <style:text-properties style:font-name="Font Awesome 5 Free Solid2" fo:font-size="26pt" style:font-name-asian="Font Awesome 5 Free Solid2" style:font-size-asian="26pt" style:font-name-complex="Font Awesome 5 Free Solid2" style:font-size-complex="26pt"/>
    </style:style>
    <style:style style:name="T61" style:family="text">
      <style:text-properties style:font-name="Font Awesome 5 Free Solid2" fo:font-size="24pt" style:font-name-asian="Font Awesome 5 Free Solid2" style:font-size-asian="24pt" style:font-name-complex="Font Awesome 5 Free Solid2" style:font-size-complex="24pt"/>
    </style:style>
    <style:style style:name="T62" style:family="text">
      <style:text-properties fo:color="#ffffff" loext:opacity="100%" style:font-name="Font Awesome 5 Free Solid2" fo:font-size="22pt" style:font-name-asian="Font Awesome 5 Free Solid2" style:font-size-asian="22pt" style:font-name-complex="Font Awesome 5 Free Solid2" style:font-size-complex="22pt"/>
    </style:style>
    <style:style style:name="T63" style:family="text">
      <style:text-properties fo:color="#0059ff" loext:opacity="100%" style:font-name="Font Awesome 5 Free Solid2" fo:font-size="40pt" style:font-name-asian="Font Awesome 5 Free Solid2" style:font-size-asian="40pt" style:font-name-complex="Font Awesome 5 Free Solid2" style:font-size-complex="40pt"/>
    </style:style>
    <style:style style:name="T64" style:family="text">
      <style:text-properties style:font-name="Liberation Sans" fo:font-size="44pt" fo:font-style="italic" fo:font-weight="bold" style:font-size-asian="44pt" style:font-style-asian="italic" style:font-weight-asian="bold" style:font-size-complex="44pt" style:font-style-complex="italic" style:font-weight-complex="bold"/>
    </style:style>
    <style:style style:name="T65" style:family="text">
      <style:text-properties fo:color="#ffffff" loext:opacity="100%" style:font-name="Font Awesome 5 Free Solid2" fo:font-size="18pt" style:font-name-asian="Font Awesome 5 Free Solid2" style:font-size-asian="18pt" style:font-name-complex="Font Awesome 5 Free Solid2"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rk-cover" presentation:presentation-page-layout-name="AL1T0" xml:id="id5" draw:id="id5">
        <office:forms form:automatic-focus="false" form:apply-design-mode="false"/>
        <draw:g>
          <draw:polygon draw:style-name="gr1" draw:text-style-name="P1" draw:layer="layout" svg:width="10.079cm" svg:height="4.265cm" svg:x="8.335cm" svg:y="11.551cm" svg:viewBox="0 0 10080 4266" draw:points="0,4266 2683,4266 2720,4085 2767,3895 2824,3696 2893,3488 2974,3272 3067,3048 3175,2815 3297,2575 3405,2391 3529,2216 3818,1893 4159,1608 4544,1365 4966,1167 5419,1016 5895,916 6387,870 6889,881 7393,951 7892,1084 8381,1283 8851,1550 9295,1890 9707,2304 10080,2796 10012,2675 9804,2356 9645,2143 9448,1906 9212,1652 8936,1390 8619,1129 8262,875 7861,639 7418,428 6930,250 6396,114 5817,28 5191,0 4635,42 4110,155 3614,329 3150,557 2715,830 2312,1139 1940,1474 1598,1828 1288,2191 1009,2555 545,3251 209,3845">
            <text:p/>
          </draw:polygon>
          <draw:polygon draw:style-name="gr2" draw:text-style-name="P2" draw:layer="layout" svg:width="8.037cm" svg:height="3.685cm" svg:x="10.377cm" svg:y="12.131cm" svg:viewBox="0 0 8038 3686" draw:points="4265,0 3963,12 3665,45 3372,97 3086,168 2808,255 2538,359 2279,479 2032,613 1797,761 1577,921 1372,1093 1184,1275 1013,1467 862,1668 732,1877 623,2092 414,2575 243,2999 106,3368 0,3686 1276,3686 1315,3481 1367,3265 1434,3042 1517,2813 1616,2582 1733,2351 1869,2122 2024,1899 2201,1684 2399,1480 2621,1289 2866,1115 3136,959 3432,824 3756,713 4107,629 4508,579 4897,579 5273,623 5633,704 5977,815 6301,951 6604,1104 6883,1268 7364,1605 7728,1910 7958,2131 8038,2216 7844,1925 7641,1658 7430,1413 7211,1189 6986,987 6755,805 6518,643 6276,501 6031,378 5782,273 5531,186 5279,116 5025,63 4771,27 4518,6">
            <text:p/>
          </draw:polygon>
        </draw:g>
        <draw:g>
          <draw:polygon draw:style-name="gr3" draw:text-style-name="P3" draw:layer="layout" svg:width="6.096cm" svg:height="6.713cm" svg:x="22.103cm" svg:y="-0.259cm" svg:viewBox="0 0 6097 6714" draw:points="0,0 23,118 59,372 86,652 101,959 117,1555 131,1821 150,2065 176,2290 211,2496 257,2684 285,2771 316,2854 351,2933 370,2971 380,2989 390,3008 400,3026 410,3044 421,3061 433,3079 444,3096 455,3113 467,3130 480,3146 492,3162 505,3178 532,3209 545,3225 559,3240 588,3269 618,3298 634,3313 650,3326 666,3340 682,3353 699,3367 717,3379 789,3429 867,3477 908,3498 930,3509 952,3520 1041,3561 1138,3599 1241,3634 1296,3650 1352,3667 1469,3697 1586,3722 1698,3740 1802,3752 1900,3758 1947,3759 1993,3759 2037,3758 2081,3756 2241,3741 2385,3719 2515,3695 2635,3675 2691,3668 2719,3666 2746,3665 2800,3666 2853,3672 2866,3674 2879,3677 2905,3683 2918,3687 2931,3691 2958,3700 2971,3706 2984,3712 3010,3725 3023,3732 3037,3740 3050,3748 3063,3757 3077,3766 3090,3776 3104,3787 3117,3798 3145,3821 3158,3834 3172,3847 3187,3861 3201,3876 3230,3907 3289,3978 3351,4060 3415,4153 3553,4381 3708,4666 3872,4967 4037,5242 4204,5489 4374,5712 4460,5813 4546,5909 4634,5998 4723,6083 4813,6160 4904,6233 4996,6301 5089,6362 5184,6419 5279,6471 5377,6517 5401,6528 5426,6539 5476,6559 5576,6596 5678,6629 5782,6656 5887,6680 5939,6690 5991,6699 6044,6707 6097,6714 6097,6224 5899,6144 5724,6061 5568,5975 5431,5884 5309,5787 5199,5683 5101,5571 5012,5449 4929,5317 4850,5173 4695,4846 4334,3999 4211,3762 4143,3664 4071,3577 3996,3501 3917,3436 3836,3380 3751,3333 3576,3261 3394,3213 3206,3182 3016,3162 2637,3127 2453,3097 2275,3051 2105,2982 2025,2937 1947,2883 1873,2819 1802,2746 1735,2662 1672,2566 1567,2373 1491,2203 1443,2051 1417,1912 1413,1785 1427,1664 1456,1547 1498,1429 1727,875 1787,697 1841,497 1887,269 1922,11 1922,8 1922,5 1923,3 1923,1 1923,0">
            <text:p/>
          </draw:polygon>
          <draw:polygon draw:style-name="gr4" draw:text-style-name="P4" draw:layer="layout" svg:width="7.244cm" svg:height="6.925cm" svg:x="20.955cm" svg:y="-0.259cm" svg:viewBox="0 0 7245 6926" draw:points="0,0 227,646 576,1578 990,2581 1205,3042 1415,3441 1480,3542 1551,3632 1629,3711 1712,3782 1800,3844 1894,3898 2093,3986 2307,4051 2531,4099 2995,4168 3457,4240 3679,4291 3889,4359 4083,4452 4174,4509 4260,4574 4339,4648 4413,4731 4481,4825 4541,4930 4743,5294 4975,5650 5104,5821 5241,5985 5389,6141 5547,6287 5716,6422 5896,6544 6088,6652 6293,6745 6510,6820 6741,6876 6985,6912 7245,6926 7245,6714 7192,6707 7139,6699 7087,6690 7035,6680 6929,6656 6825,6629 6724,6596 6624,6559 6573,6539 6549,6528 6525,6517 6427,6471 6331,6419 6236,6362 6144,6301 6051,6233 5960,6160 5871,6083 5782,5998 5694,5909 5608,5813 5522,5712 5352,5489 5184,5242 5020,4967 4856,4666 4701,4381 4562,4153 4498,4060 4437,3978 4377,3907 4349,3876 4334,3861 4320,3847 4306,3834 4292,3821 4265,3798 4251,3787 4238,3776 4224,3766 4211,3757 4198,3748 4184,3740 4171,3732 4158,3725 4131,3712 4118,3706 4105,3700 4079,3691 4066,3687 4053,3683 4027,3677 4014,3674 4000,3672 3947,3666 3894,3665 3867,3666 3839,3668 3782,3675 3662,3695 3532,3719 3389,3741 3228,3756 3185,3758 3141,3759 3095,3759 3047,3758 2949,3752 2845,3740 2734,3722 2616,3697 2499,3667 2443,3650 2389,3634 2286,3599 2189,3561 2099,3520 2077,3509 2056,3498 2015,3477 1937,3429 1864,3379 1847,3367 1830,3353 1813,3340 1797,3326 1781,3313 1766,3298 1736,3269 1707,3240 1693,3225 1679,3209 1653,3178 1640,3162 1628,3146 1615,3130 1603,3113 1591,3096 1580,3079 1569,3061 1558,3044 1547,3026 1537,3008 1527,2989 1517,2971 1498,2933 1464,2854 1432,2771 1404,2684 1359,2496 1323,2290 1297,2065 1279,1821 1265,1555 1248,959 1234,652 1207,372 1170,118 1148,0">
            <text:p/>
          </draw:polygon>
        </draw:g>
        <draw:g>
          <draw:polygon draw:style-name="gr5" draw:text-style-name="P5" draw:layer="layout" svg:width="7.63cm" svg:height="10.112cm" svg:x="20.48cm" svg:y="4.453cm" svg:viewBox="0 0 7631 10113" draw:points="7631,0 7317,495 7015,1015 6731,1558 6471,2122 6240,2705 6043,3306 5886,3920 5775,4548 5616,5299 5363,5979 5030,6591 4632,7136 4182,7620 3697,8045 3189,8413 2673,8730 2164,8997 1677,9218 822,9534 225,9705 0,9756 211,9804 776,9914 1591,10033 2553,10108 3057,10113 3559,10087 4046,10024 4505,9916 4924,9759 5114,9659 5289,9544 5447,9413 5587,9266 5707,9101 5806,8917 5966,8534 6097,8155 6203,7779 6288,7404 6410,6656 6492,5900 6655,4326 6796,3490 7015,2607 7135,2238 7280,1859 7447,1472 7631,1080">
            <text:p/>
          </draw:polygon>
          <draw:polygon draw:style-name="gr1" draw:text-style-name="P1" draw:layer="layout" svg:width="6.751cm" svg:height="10.647cm" svg:x="21.359cm" svg:y="4.039cm" svg:viewBox="0 0 6752 10648" draw:points="6752,0 6352,474 5965,978 5785,1236 5620,1494 5473,1750 5347,2002 5234,2276 5137,2562 4981,3162 4735,4434 4597,5083 4415,5724 4300,6039 4166,6347 4009,6648 3825,6939 3609,7222 3359,7497 3082,7762 2784,8017 2153,8487 1518,8896 933,9234 450,9490 0,9707 910,10648 1003,10624 1260,10542 1644,10388 2121,10148 2382,9992 2653,9810 2929,9599 3206,9358 3479,9085 3744,8778 3996,8437 4231,8058 4440,7665 4618,7280 4899,6530 5102,5805 5255,5097 5529,3714 5708,3027 5952,2336 6140,1902 6339,1479 6544,1071 6752,683">
            <text:p/>
          </draw:polygon>
        </draw:g>
        <draw:g>
          <draw:polygon draw:style-name="gr6" draw:text-style-name="P6" draw:layer="layout" svg:width="2.726cm" svg:height="1.348cm" svg:x="19.282cm" svg:y="3.492cm" svg:viewBox="0 0 2727 1349" draw:points="0,1330 2637,1349 2727,0">
            <text:p/>
          </draw:polygon>
          <draw:polygon draw:style-name="gr3" draw:text-style-name="P3" draw:layer="layout" svg:width="1.686cm" svg:height="1.348cm" svg:x="21.918cm" svg:y="3.492cm" svg:viewBox="0 0 1687 1349" draw:points="0,1349 90,0 1687,1095">
            <text:p/>
          </draw:polygon>
          <draw:polygon draw:style-name="gr7" draw:text-style-name="P7" draw:layer="layout" svg:width="2.132cm" svg:height="1.252cm" svg:x="21.918cm" svg:y="4.587cm" svg:viewBox="0 0 2133 1253" draw:points="0,254 1687,0 2133,1253">
            <text:p/>
          </draw:polygon>
          <draw:polygon draw:style-name="gr8" draw:text-style-name="P8" draw:layer="layout" svg:width="3.147cm" svg:height="1.522cm" svg:x="19.282cm" svg:y="4.822cm" svg:viewBox="0 0 3148 1523" draw:points="3148,1523 2637,19 0,0">
            <text:p/>
          </draw:polygon>
          <draw:polygon draw:style-name="gr9" draw:text-style-name="P9" draw:layer="layout" svg:width="1.999cm" svg:height="1.956cm" svg:x="22.051cm" svg:y="5.84cm" svg:viewBox="0 0 2000 1957" draw:points="378,505 0,1957 2000,0">
            <text:p/>
          </draw:polygon>
          <draw:polygon draw:style-name="gr3" draw:text-style-name="P3" draw:layer="layout" svg:width="2.132cm" svg:height="1.503cm" svg:x="21.918cm" svg:y="4.841cm" svg:viewBox="0 0 2133 1504" draw:points="511,1504 0,0 2133,999">
            <text:p/>
          </draw:polygon>
          <draw:polygon draw:style-name="gr10" draw:text-style-name="P10" draw:layer="layout" svg:width="3.029cm" svg:height="1.959cm" svg:x="22.051cm" svg:y="5.84cm" svg:viewBox="0 0 3030 1960" draw:points="0,1957 3030,1960 2000,0">
            <text:p/>
          </draw:polygon>
          <draw:polygon draw:style-name="gr11" draw:text-style-name="P11" draw:layer="layout" svg:width="3.029cm" svg:height="1.385cm" svg:x="22.051cm" svg:y="7.797cm" svg:viewBox="0 0 3030 1386" draw:points="0,0 133,1386 3030,3">
            <text:p/>
          </draw:polygon>
          <draw:polygon draw:style-name="gr12" draw:text-style-name="P12" draw:layer="layout" svg:width="3.639cm" svg:height="3.655cm" svg:x="21.441cm" svg:y="7.8cm" svg:viewBox="0 0 3640 3656" draw:points="743,1383 0,3656 3640,0">
            <text:p/>
          </draw:polygon>
          <draw:polygon draw:style-name="gr13" draw:text-style-name="P13" draw:layer="layout" svg:width="0.501cm" svg:height="3.042cm" svg:x="20.94cm" svg:y="9.706cm" svg:viewBox="0 0 502 3043" draw:points="0,0 502,1749 31,3043">
            <text:p/>
          </draw:polygon>
          <draw:polygon draw:style-name="gr14" draw:text-style-name="P14" draw:layer="layout" svg:width="1.515cm" svg:height="3.042cm" svg:x="19.455cm" svg:y="9.706cm" svg:viewBox="0 0 1516 3043" draw:points="1516,3043 0,933 1485,0">
            <text:p/>
          </draw:polygon>
          <draw:polygon draw:style-name="gr15" draw:text-style-name="P15" draw:layer="layout" svg:width="1.244cm" svg:height="2.272cm" svg:x="20.94cm" svg:y="9.182cm" svg:viewBox="0 0 1245 2273" draw:points="0,524 1245,0 502,2273">
            <text:p/>
          </draw:polygon>
          <draw:polygon draw:style-name="gr16" draw:text-style-name="P16" draw:layer="layout" svg:width="1.568cm" svg:height="2.274cm" svg:x="20.861cm" svg:y="6.217cm" svg:viewBox="0 0 1569 2275" draw:points="0,0 38,2275 1569,128">
            <text:p/>
          </draw:polygon>
          <draw:polygon draw:style-name="gr17" draw:text-style-name="P17" draw:layer="layout" svg:width="1.53cm" svg:height="2.146cm" svg:x="20.899cm" svg:y="6.345cm" svg:viewBox="0 0 1531 2147" draw:points="1531,0 0,2147 1153,1452">
            <text:p/>
          </draw:polygon>
          <draw:polygon draw:style-name="gr15" draw:text-style-name="P15" draw:layer="layout" svg:width="1.285cm" svg:height="1.385cm" svg:x="20.899cm" svg:y="7.797cm" svg:viewBox="0 0 1286 1386" draw:points="0,695 1286,1386 1153,0">
            <text:p/>
          </draw:polygon>
          <draw:polygon draw:style-name="gr18" draw:text-style-name="P18" draw:layer="layout" svg:width="1.285cm" svg:height="1.214cm" svg:x="20.899cm" svg:y="8.491cm" svg:viewBox="0 0 1286 1215" draw:points="0,0 41,1215 1286,691">
            <text:p/>
          </draw:polygon>
          <draw:polygon draw:style-name="gr8" draw:text-style-name="P8" draw:layer="layout" svg:width="3.147cm" svg:height="1.522cm" svg:x="19.282cm" svg:y="4.822cm" svg:viewBox="0 0 3148 1523" draw:points="0,0 1579,1395 3148,1523">
            <text:p/>
          </draw:polygon>
          <draw:polygon draw:style-name="gr19" draw:text-style-name="P19" draw:layer="layout" svg:width="1.616cm" svg:height="3.669cm" svg:x="19.282cm" svg:y="4.822cm" svg:viewBox="0 0 1617 3670" draw:points="0,0 1617,3670 1579,1395">
            <text:p/>
          </draw:polygon>
          <draw:polygon draw:style-name="gr20" draw:text-style-name="P20" draw:layer="layout" svg:width="1.616cm" svg:height="4.313cm" svg:x="19.282cm" svg:y="4.822cm" svg:viewBox="0 0 1617 4314" draw:points="1617,3670 245,4314 0,0">
            <text:p/>
          </draw:polygon>
          <draw:polygon draw:style-name="gr21" draw:text-style-name="P21" draw:layer="layout" svg:width="1.412cm" svg:height="1.214cm" svg:x="19.527cm" svg:y="8.491cm" svg:viewBox="0 0 1413 1215" draw:points="0,644 1413,1215 1372,0">
            <text:p/>
          </draw:polygon>
          <draw:polygon draw:style-name="gr15" draw:text-style-name="P15" draw:layer="layout" svg:width="1.85cm" svg:height="1.031cm" svg:x="19.089cm" svg:y="9.607cm" svg:viewBox="0 0 1851 1032" draw:points="0,0 1851,99 366,1032">
            <text:p/>
          </draw:polygon>
          <draw:polygon draw:style-name="gr4" draw:text-style-name="P4" draw:layer="layout" svg:width="1.85cm" svg:height="0.57cm" svg:x="19.089cm" svg:y="9.135cm" svg:viewBox="0 0 1851 571" draw:points="0,472 438,0 1851,571">
            <text:p/>
          </draw:polygon>
          <draw:polygon draw:style-name="gr2" draw:text-style-name="P2" draw:layer="layout" svg:width="0.782cm" svg:height="1.245cm" svg:x="18.744cm" svg:y="8.361cm" svg:viewBox="0 0 783 1246" draw:points="345,1246 0,530 739,0 783,774">
            <text:p/>
          </draw:polygon>
          <draw:polygon draw:style-name="gr22" draw:text-style-name="P22" draw:layer="layout" svg:width="2.373cm" svg:height="1.776cm" svg:x="17.109cm" svg:y="7.115cm" svg:viewBox="0 0 2374 1777" draw:points="2374,1247 0,0 1635,1777">
            <text:p/>
          </draw:polygon>
          <draw:polygon draw:style-name="gr1" draw:text-style-name="P1" draw:layer="layout" svg:width="2.235cm" svg:height="1.512cm" svg:x="17.109cm" svg:y="5.602cm" svg:viewBox="0 0 2236 1513" draw:points="0,1513 991,0 2236,327">
            <text:p/>
          </draw:polygon>
          <draw:polygon draw:style-name="gr23" draw:text-style-name="P23" draw:layer="layout" svg:width="2.373cm" svg:height="2.432cm" svg:x="17.109cm" svg:y="5.929cm" svg:viewBox="0 0 2374 2433" draw:points="0,1186 2374,2433 2236,0">
            <text:p/>
          </draw:polygon>
          <draw:polygon draw:style-name="gr2" draw:text-style-name="P2" draw:layer="layout" svg:width="1.244cm" svg:height="1.38cm" svg:x="18.1cm" svg:y="4.548cm" svg:viewBox="0 0 1245 1381" draw:points="0,1054 1245,1381 314,0">
            <text:p/>
          </draw:polygon>
          <draw:polygon draw:style-name="gr24" draw:text-style-name="P24" draw:layer="layout" svg:width="0.93cm" svg:height="1.38cm" svg:x="18.414cm" svg:y="4.548cm" svg:viewBox="0 0 931 1381" draw:points="0,0 868,274 931,1381">
            <text:p/>
          </draw:polygon>
          <draw:path draw:style-name="gr25" draw:text-style-name="P25" draw:layer="layout" svg:width="2.97cm" svg:height="1.391cm" svg:x="19.441cm" svg:y="4.899cm" svg:viewBox="0 0 2971 1392" svg:d="M0 0l115 56h2402l-19-56zM277 134l114 55h2171l-18-55zM553 268l114 55h1941l-19-55zM829 401l115 56h1709l-19-56zM1106 535l114 55h1479l-19-55zM1382 669l115 55h1247l-19-55zM1659 802l114 56h1016l-18-56zM1935 936l115 55h785l-19-55zM2211 1070l115 55h554l-18-55zM2488 1203l114 55h324l-19-55zM2764 1337l115 55h92l-19-55z">
            <text:p/>
          </draw:path>
          <draw:path draw:style-name="gr25" draw:text-style-name="P25" draw:layer="layout" svg:width="3.593cm" svg:height="3.618cm" svg:x="21.441cm" svg:y="7.837cm" svg:viewBox="0 0 3594 3619" svg:d="M3562 0l-76 36 63 18 45-45zM3378 88l-76 36 139 39 45-45zM3194 176l-77 36 216 59 45-45zM3009 264l-76 36 291 80 45-45zM2825 352l-76 36 367 101 45-45zM2641 440l-77 36 444 122 44-45zM2456 528l-76 36 519 143 45-45zM2272 616l-76 36 595 164 45-45zM2088 704l-76 36 671 185 44-46zM1904 792l-77 36 747 205 45-45zM1719 880l-76 36 823 226 45-45zM1535 968l-76 36 898 247 45-45zM1351 1056l-77 36 975 268 45-45zM1166 1144l-76 36 1051 289 45-45zM982 1232l-76 36 1126 310 45-45zM798 1320l-55 26-5 15 1186 325 45-45zM714 1436l-17 52 1119 307 44-45zM672 1563l-17 52 1052 289 45-45zM631 1690l-17 53 985 270 45-45zM589 1817l-17 53 918 252 45-45zM548 1944l-18 53 852 234 45-45zM506 2071l-17 53 785 215 45-45zM464 2199l-17 52 718 197 45-45zM423 2326l-17 52 651 179 45-45zM381 2453l-17 53 585 160 45-45zM340 2580l-18 53 518 142 45-45zM298 2707l-17 53 451 124 45-45zM257 2834l-18 53 385 106 44-46zM215 2962l-17 52 317 87 45-45zM173 3089l-17 52 251 69 45-45zM132 3216l-17 53 184 50 44-45zM90 3343l-17 53 117 32 45-45zM49 3470l-18 53 51 14 45-45zM7 3597l-7 22 18-18z">
            <text:p/>
          </draw:path>
          <draw:path draw:style-name="gr26" draw:text-style-name="P26" draw:layer="layout" svg:width="2.358cm" svg:height="2.367cm" svg:x="17.123cm" svg:y="5.982cm" svg:viewBox="0 0 2359 2368" svg:d="M2225 0l-2225 1140 115 61 2116-1085zM2241 281l-1963 1005 115 61 1854-950zM2257 561l-1701 871 115 61 1592-816zM2272 841l-1438 737 115 61 1330-682zM2288 1121l-1176 603 115 61 1068-548zM2304 1401l-915 469 115 60 807-413zM2320 1681l-653 335 115 61 545-279zM2336 1962l-391 200 115 60 283-144zM2352 2242l-129 66 115 60 21-10z">
            <text:p/>
          </draw:path>
          <draw:path draw:style-name="gr27" draw:text-style-name="P27" draw:layer="layout" svg:width="1.515cm" svg:height="3.029cm" svg:x="19.455cm" svg:y="9.706cm" svg:viewBox="0 0 1516 3030" svg:d="M1485 0l-36 23 33 120 1 5 1 5 1 6 2 5zM1289 124l11 48 9 46 7 45 4 44 3 42v40l-1 39-3 38-12 71-18 67-25 64-29 61-35 59-40 58-43 57-48 56-134 142-148 150-153 166-76 91-74 98 36 51 74-99 76-92 153-168 151-153 138-147 50-59 46-59 42-61 37-63 32-66 26-69 19-72 7-37 6-39 4-43 1-44-1-45-3-47-6-48-8-50-10-52-13-53zM1137 219l6 73v74l-3 37-5 37-7 38-8 37-11 37-13 38-16 37-17 37-42 75-52 75-69 86-69 80-139 148-265 273-50 56 35 49 14-17 14-16 30-32 264-272 141-151 70-82 70-87 57-82 24-42 22-41 19-42 16-42 14-42 12-41 9-42 7-42 4-42 3-41-1-83-9-82zM1042 278l-60 38-5 55-7 50-10 45-13 43-17 40-19 38-22 37-25 36-31 40-35 40-81 88-209 224-65 71-62 64-114 118 35 48 116-120 65-67 69-75 207-222 83-90 36-43 33-42 29-43 26-43 22-46 18-49 15-52 10-56 7-61zM783 441l-21 45-25 45-29 45-31 44-33 44-35 43-74 83-87 89-83 80-71 71-31 31-25 28-67 81 35 49 76-92 23-26 29-29 71-70 83-81 89-91 87-99 42-52 39-53 35-54 32-56 26-57 21-57 1-2v-3l1-3 1-2zM449 651l-22 35-23 34-49 66-51 62-52 59-129 136-8 8-6 7-5 7-5 6 34 47 8-8 7-8 8-9 9-9 131-138 69-79 68-87 33-46 30-47 29-49 25-50zM1492 677l-7 23-8 22-9 22-9 21-20 42-22 40-41 64-46 61-51 59-54 58-239 231-97 96-101 105-102 113-49 59-47 61 36 50 47-61 49-60 102-115 104-108 99-98 240-232 56-60 53-61 48-64 44-68 25-48zM164 830l-2 4-3 3-1 2-1 2-2 1-1 2v-1l-1-2-1-2v-1l-51 31 14 47v1l1 1v1l1 2 1 1v1l1 1 1 2 2 1 1 1 1 2 2 1 1 1 2 1 2 1 1 1h2l2 1h2l1 1h2 2 2 2l2-1h2l2-1h1l2-1 2-1 2-1 1-1 2-1 1-2 1-1 2-1 1-2 1-1v-1l1-1v-1-1h1v-1l1-2 1-3 4-6 5-8 6-9 18-22 21-26 92-109zM31 914l-31 19 66 92zM1495 962l-53 79-58 80-63 81-67 79-107 114-113 114-112 114-105 112-68 79-31 38-29 39 36 51 30-41 33-42 35-42 38-43 104-110 111-113 113-115 109-116 54-64 52-63 47-64 45-62zM1497 1193l-158 191-117 131-130 136-82 84-79 90-37 46-34 48-32 49-28 50-4 8-2 4-1 3-1 2 38 54 21-43 27-47 30-47 33-46 35-44 76-87 81-83 116-119 102-113 84-99 63-77zM1456 1497l-4 1h-3l-2 1-1 1h-2l-1 1h-1v1h-1-1v1l-15 11-41 32-61 50-72 64-78 74-39 40-38 43-36 43-33 45-30 46-26 46-12 23-10 24-10 25-8 24-8 25-7 25-5 26-5 25 51 72 2-30 4-31 6-31 8-30 9-31 11-31 12-30 14-29 23-42 28-42 32-42 34-42 37-40 38-40 76-72 55-50 43-36 54-41 9 22 13 35 38 105-2-179-17-43v-1l-1-1v-1l-1-1-1-2-1-1-1-2-1-1-2-2-1-1-2-1v-1h-1l-2-1-2-1-2-1h-2l-1-1h-2-2-2zM1373 1722h-2-2l-2 1h-2l-2 1h-1l-4 2-1 1h-1l-1 1-2 1v1l-1 1-14 15-37 41-52 62-58 77-29 41-28 44-25 45-11 22-10 23-9 23-8 22-7 23-5 22-3 22-1 22v11l1 11 2 10 2 11 2 10 4 10 3 9 5 9 4 8 6 8 5 8 6 7 7 6 7 7 7 5 8 6 7 5 8 4 8 4 9 4 17 5 18 5 18 3 19 2h18 20l19-2 19-2 18-4 19-4 18-5 17-6 18-7 16-7 16-9 15-8 10-7 11-7 9-8 9-8 9-8 7-9 6-9 3-5 3-5-2-156v-2-1-1-1l-1-1v-1l-9-41-9-42-23-85-63-210-1-1v-1l-1-1v-1h-1v-1l-1-1v-1-1l-1-1-1-1-1-1-2-2-1-1-3-2-4-2h-2l-2-1h-2l-1-1h-2zM1408 1967l22 84 9 41 9 39 6 36 4 33 1 14 1 12v10l-1 5v4l-1 2v3l-1 3-2 3-2 3-2 4-3 3-2 4-7 7-9 7-9 8-11 7-12 7-13 6-14 7-15 5-15 5-15 5-16 4-16 3-16 2-16 1-15 1-15-1-15-1-14-3-14-3-12-4-11-5-6-3-4-3-5-3-5-4-4-3-4-4-3-5-4-4-3-5-3-5-2-6-3-5-1-7-2-6-2-7-1-7v-8-8-16l3-18 4-18 5-19 7-20 8-20 9-21 11-20 23-42 26-41 28-40 41-55 33-41 49-52zM1317 1986h-2-2l-2 1h-2l-1 1h-2l-2 1-1 1-4 2-1 1h-1v1l-1 1-8 9-21 23-27 34-15 19-14 20-13 20-6 10-5 11-5 10-4 11-2 11-1 5-1 6-1 6v5l1 7v6l1 3 1 3 1 3 1 3 2 3 1 2 2 3 2 3 2 2 2 3 3 2 2 2 3 2 3 2 6 3 6 3 6 2 7 2 7 1h7 6 7l6-1 7-2 6-2 6-2 5-2 6-3 5-4 5-3 4-4 5-4 4-5 3-4 4-5 6-10 5-10 4-10 4-11 3-11 2-11 2-11 2-11 2-22 1-21v-38l-1-26-1-10-1-3-1-3v-1l-1-1-1-3-2-3-2-2-1-1-1-1-2-2-1-1-2-1-2-1-1-1h-2l-2-1h-2l-1-1h-2-2zM1288 2122l-1 9-2 8-2 9-2 8-3 7-3 7-3 6-1 3-2 3-3 4-1 2-2 2-1 1-2 2-1 1-2 1-1 1h-2l-2 1h-2-3-2-6l-3-1-2-1h-1-1v-1h-1v-1-1h1v-1-2l1-3 1-5 3-7 3-7 4-9 5-8 5-9 6-9 8-11 6-7 6-7 8-9v3 3 5 3 3 3zM1510 2429l-9 4-9 4-19 9-35 13-37 11-39 10-41 8-43 7-44 6-90 8h-12l41 56 86-8 42-6 42-8 40-8 39-10 37-12 36-13 4-2 3-1 4-2 2-1 2-1zM1511 2556l-13 5-14 4-14 5-14 4-58 15-61 12-32 5-32 4-32 3-32 2 40 57 58-7 58-9 55-12 53-14 38-12zM1512 2714l-73 18-38 8-37 8-53 10 38 53 6-2 6-1 7-1 7-1 138-31zM1513 2815l-130 43 36 50 95-31zM1515 2969l-46 9 38 52h1 1l1-1h1l3-1h2z">
            <text:p/>
          </draw:path>
          <draw:path draw:style-name="gr28" draw:text-style-name="P28" draw:layer="layout" svg:width="1.571cm" svg:height="4.215cm" svg:x="19.285cm" svg:y="4.871cm" svg:viewBox="0 0 1572 4216" svg:d="M3 60l22 2 10 1 11 1-27-62h-2l-3-1h-5-4l-3-1h-2zM12 214l26 3 27 3 54 8-28-64-83-9zM26 464l54 7 54 10 55 14 54 16-30-69-47-12-48-11-48-7-47-6zM33 591l4 59 31 2 29 3 30 5 28 5 28 7 27 8 27 10 27 11 21 10 20 11 21 12 21 12-39-88-5-3-6-2-10-5-28-11-27-10-29-9-28-8-30-6-29-5-31-4-31-3h-5l-6-1h-5zM47 843l25 4 25 4 25 6 25 6 42 13 43 17 43 22 44 26 44 29 44 33 43 35 43 39-55-125-34-26-35-23-34-22-35-20-35-17-35-15-34-13-35-10-29-7-29-6-59-10zM57 1006l26 11 27 12 56 28 58 34 60 40 72 53 66 52 59 51 52 51 46 51 40 50 33 50 28 49 22 49 16 49 7 25 5 25 3 24 3 25 1 25v25l-4 50-9 51-14 53-9 26-10 26-24 52-30 52-33 52-38 51-40 50-85 96-84 86-81 79-71 69-56 59 5 85 17-22 9-10 8-9 23-26 29-30 71-70 83-81 89-91 88-98 41-52 39-53 36-55 32-55 26-57 21-57 7-25 6-25 5-24 4-24 3-25 2-24 1-24v-24l-190-431-28-31-31-31-67-61-76-62-85-62-69-46-34-20-34-18-32-17-32-15-32-13-31-11zM68 1209l25 17 26 20 56 46 61 55 67 65 47 49 40 46 33 43 26 42 21 39 8 20 7 19 6 18 4 19 4 18 2 19 1 18 1 19-1 19-2 19-6 39-10 41-13 43-16 45-39 100-23 50-27 51-31 49-33 48-34 46-36 45-73 84-5 5-4 5-10 10 5 81 57-62 75-86 37-46 36-48 35-50 32-52 28-54 25-54 40-102 17-47 14-46 11-45 7-44 3-43-1-22-1-21-3-22-4-22-5-21-7-22-8-22-9-22-24-45-29-45-36-47-42-49-49-51-79-77-73-65-34-28-32-25-32-21-30-19zM77 1361l5 3 4 4 10 8 13 12 14 14 13 15 13 17 13 17 12 19 25 41 23 43 21 47 19 48 17 50 14 51 12 50 9 50 6 49 1 22v23l-2 22-4 22-4 21-7 22-15 42-20 41-22 40-25 39-27 37-16 20-16 20-32 39 4 84 51-59 28-33 28-36 28-39 27-41 25-44 21-46 18-47 6-25 6-25 4-25 2-26v-27l-1-26-6-52-10-53-12-54-15-53-18-53-20-51-23-49-24-47-26-44-14-20-14-20-15-18-15-18-16-16-16-14-7-6-8-6-7-6-8-5-7-5-8-5-8-4-8-4zM102 1801l3 30 2 32 3 64 1 8v7 12l11 203h2l1 1 2 1h2 1l2 1h2 2 2 2l2-1h2 2l1-1h2l1-1h1l1-1h1l1-1 2-2 1-1 1-2 1-1 1-2 1-1 1-2 1-1 1-2v-1l1-2v-2-1-2l3-62 2-66-1-79-4-84-4-42-6-41-7-38-4-18-5-17-5-17-6-15-8-15-4-7-4-6-11-15-5-8-6-7zM880 1955l-7 38-9 36-11 33-13 32-14 31-16 30-19 29-20 29-31 40-35 41-82 88-208 223-69 74-65 68-118 124 4 80 64-69 70-72 76-78 82-88 207-222 83-89 36-43 33-42 17-24 15-23 15-25 13-24 12-26 11-26 9-27 9-28zM983 2189l-22 45-25 44-29 44-32 45-69 85-69 81-138 148-266 273-80 92-38 47-37 48 5 94 44-63 47-60 50-60 52-58 265-272 141-150 70-82 70-87 26-36 24-36 22-36 20-36zM1072 2392l-23 30-23 30-51 61-390 407-103 120-101 132-96 147-88 164 8 127 86-182 97-162 103-144 109-130 419-441 80-98zM1167 2606l-65 66-68 66-141 136-129 128-135 143-66 77-63 80-59 82-53 85-46 86-38 90-15 45-13 46-9 46-7 46-4 46v47l4 47 7 46 11 47 16 47 20 46 24 47 9 15 54-25-12-20-22-43-19-42-14-42-10-43-7-42-4-42 1-43 3-42 6-42 9-43 12-42 15-41 36-84 44-82 51-82 57-79 62-78 64-75 133-141 128-127 131-126 65-63 62-63zM1231 2751l-70 83-108 114-112 115-112 113-105 113-49 55-46 55-41 55-36 54-30 54-13 27-10 27-9 27-7 26-5 27-3 27-1 50 1 50 3 50 6 50 8 49 10 48 13 47 15 45v1l1 2 1 4 1 4 2 4 54-25-1-2v-1l-1-1v-1l-1-1v-2l-1-2-14-42-12-43-10-45-7-47-6-46-3-48-1-47 2-47 2-22 5-23 6-22 8-24 10-23 11-25 28-49 33-51 39-53 44-53 47-54 104-111 111-113 113-115 109-115 54-62zM1290 2885l-136 155-76 83-79 81-83 84-79 90-36 46-35 48-32 49-28 51-25 51-20 53-16 54-6 28-4 27-3 28-2 29 1 28 1 29 4 29 5 29 7 29 9 30 4 11 5 12 5 11 6 11 53-25-3-5-2-5-4-9-4-10-4-10-8-27-7-26-4-25-4-26-1-25v-26l1-25 3-25 4-24 5-25 14-49 19-48 23-47 26-47 30-47 33-45 36-45 76-86 81-83 78-80 73-78 125-143zM1363 3051h-1-1-1-1-2l-2 1-1 1h-2l-3 2h-1-1v1l-1 1-15 11-41 32-60 49-72 64-78 74-40 41-38 42-36 44-33 45-30 45-26 46-21 46-18 48-14 48-11 49-6 48-2 47 2 46 2 22 4 22 3 16 5 16 2 7 3 8 3 7 3 8 53-25-3-6-2-5-2-6-2-6-2-6-1-7-3-12-3-19-2-19-2-40 2-43 6-43 10-44 12-45 16-43 20-42 23-42 28-42 32-42 35-42 36-41 38-39 76-73 56-49 43-37 54-41 95 272 20 63 18 63 17 63 14 61 3 15 55-25v-1-1h-1v-1l-15-63-16-64-19-64-20-64-24-74zM1280 3276h-2-2-2l-2 1h-2l-2 1h-1l-1 1-1 1h-1l-1 1h-1l-1 1-1 1v1h-1v1l-14 15-38 41-52 61-58 77-29 42-28 43-25 45-11 23-10 23-9 22-8 23-7 22-5 23-3 22-1 22v11l1 10 2 11 2 11 3 11 4 10 4 10 5 9 6 9 6 9 7 8 7 8 58-28-8-5-3-3-4-3-3-3-3-3-3-3-3-4-3-3-2-4-2-5-2-4-4-10-3-10-1-7-1-8-1-7v-8l1-16 3-18 4-18 5-19 7-19 8-20 9-21 10-21 24-41 26-42 28-40 40-54 34-41 27-30 21-22 19 58 13 42 15 55 11 41 11 42 10 41 8 40 3 14 2 13 2 14 2 13 56-26-4-20-2-10-1-10-41-168-64-209v-1-1l-1-1v-1l-1-1-1-2-1-2-2-2-1-1-1-1-1-1h-1l-1-1v-1h-1-1l-1-1h-1l-1-1-2-1h-2l-2-1h-1-2zM1224 3540h-2-2-2-2l-2 1-1 1-2 1-2 1h-1l-1 1-1 1-2 1-1 2-8 8-21 23-28 34-14 19-14 20-13 20-6 10-5 11-5 10-4 11-3 11-2 11-1 5v6l1 6v7l2 6 1 3 1 3 2 3 1 3 2 3 2 3 2 2 3 3 2 2 3 2 2 2 3 1 6 4 6 2 7 2 7 2 7 1h7 6 7l6-1 6-1 6-2 6-3 5-2 6-3 5-3 5-4 4-4 5-4 4-4 3-5 4-4 6-10 5-11 5-10 3-11 3-11 3-11 2-10 1-11 2-22 1-22 1-19-1-18-1-26-1-10v-1-1-1h-1v-2-1l-1-2-1-1v-1l-1-1-1-2-1-2-1-2-1-1-2-1-1-2-2-1h-1l-2-1-2-1-2-1-2-1h-2-1-2zM1194 3675l-1 9-2 9-2 8-2 8-3 8-2 7-3 6-2 2-1 3-3 4-3 4-2 1-1 2-2 1-1 1-2 1h-2l-2 1h-2-2-3-6-2l-1-1h-1-1-1-1v-4-3l1-2 2-6 3-7 3-7 4-8 5-9 5-8 6-9 4-6 3-5 3-4 3-3 14-16v3 3l1 5v2 3l-1 3z">
            <text:p/>
          </draw:path>
        </draw:g>
        <draw:g>
          <draw:polygon draw:style-name="gr8" draw:text-style-name="P8" draw:layer="layout" svg:width="13.754cm" svg:height="7.505cm" svg:x="16.741cm" svg:y="8.969cm" svg:viewBox="0 0 13755 7506" draw:points="1163,3438 1435,3500 1717,3545 2007,3575 2306,3591 2612,3593 2923,3584 3562,3533 3562,3533 3927,3482 4293,3416 4660,3337 5027,3245 5760,3023 6490,2759 6490,2759 7182,2464 7855,2136 8507,1775 9134,1379 9593,1053 10017,725 10213,559 10397,391 10568,220 10725,46 10735,35 10746,26 10759,18 10772,11 10786,6 10800,3 10815,1 10830,0 10846,1 10862,3 10878,7 10894,12 10910,19 10925,27 10940,36 10955,47 13705,2290 13718,2303 13729,2317 13739,2333 13746,2350 13751,2368 13754,2388 13755,2408 13754,2429 13750,2451 13745,2473 13738,2495 13729,2517 13718,2539 13705,2561 13690,2582 13673,2603 13393,2909 13107,3198 12815,3471 12519,3730 12219,3974 11917,4204 11310,4625 10497,5137 9660,5602 8802,6020 7927,6391 7927,6391 6996,6732 6035,7019 5545,7141 5048,7247 4545,7337 4036,7410 4036,7410 3577,7461 3111,7494 2639,7506 2161,7497 1678,7465 1191,7410 702,7329 211,7223 185,7215 161,7206 137,7196 115,7184 95,7171 77,7157 60,7142 45,7126 32,7109 21,7092 12,7074 6,7056 2,7038 0,7020 1,7002 5,6983 976,3571 982,3554 989,3537 997,3522 1007,3507 1017,3494 1027,3482 1039,3471 1051,3461 1064,3453 1078,3446 1091,3441 1106,3437 1120,3435 1134,3434 1149,3435">
            <text:p/>
          </draw:polygon>
          <draw:polygon draw:style-name="gr29" draw:text-style-name="P29" draw:layer="layout" svg:width="13.849cm" svg:height="7.556cm" svg:x="16.648cm" svg:y="8.772cm" svg:viewBox="0 0 13850 7557" draw:points="1171,3462 1445,3524 1729,3570 2022,3600 2323,3615 2630,3618 2944,3608 3587,3556 3587,3556 3955,3505 4323,3440 4693,3360 5062,3267 5800,3044 6536,2778 6536,2778 7232,2481 7910,2151 8566,1787 9198,1389 9660,1060 10086,730 10284,563 10469,394 10641,222 10799,46 10810,35 10821,26 10834,18 10847,11 10861,6 10875,3 10890,1 10906,0 10922,1 10938,3 10954,7 10970,12 10985,19 11001,27 11016,36 11031,47 13800,2306 13814,2318 13825,2333 13834,2349 13841,2366 13846,2385 13849,2404 13850,2425 13848,2446 13845,2467 13840,2490 13833,2512 13824,2534 13812,2557 13799,2579 13784,2600 13767,2621 13485,2929 13197,3220 12903,3495 12605,3755 12303,4001 11999,4232 11388,4656 10569,5172 9726,5641 8863,6062 7981,6436 7981,6436 7044,6779 6077,7068 5583,7191 5083,7298 4576,7388 4064,7461 4064,7461 3603,7513 3134,7545 2658,7557 2177,7548 1691,7516 1201,7460 708,7379 214,7272 192,7266 170,7258 150,7250 130,7241 112,7230 94,7219 78,7207 64,7194 50,7181 38,7167 28,7153 19,7138 12,7123 6,7108 2,7092 0,7076 0,7057 1,7051 2,7045 3,7038 4,7032 984,3596 990,3578 997,3562 1005,3546 1014,3531 1024,3518 1035,3506 1047,3495 1059,3485 1072,3477 1085,3470 1099,3464 1113,3461 1128,3458 1142,3458 1157,3459">
            <text:p/>
          </draw:polygon>
          <draw:polygon draw:style-name="gr30" draw:text-style-name="P30" draw:layer="layout" svg:width="1.025cm" svg:height="0.695cm" svg:x="16.984cm" svg:y="15.329cm" svg:viewBox="0 0 1026 696" draw:points="176,2 376,46 576,85 776,120 976,150 981,150 987,152 992,153 997,155 1001,158 1006,160 1010,163 1013,166 1016,170 1019,173 1021,177 1023,181 1024,185 1025,189 1026,194 1025,198 966,662 965,666 964,670 962,674 959,677 956,681 953,684 949,686 945,689 941,691 936,693 931,694 925,695 920,696 914,696 908,696 902,695 689,664 476,627 263,586 49,539 43,537 38,535 32,533 27,530 22,527 18,524 14,521 11,517 8,513 5,510 3,506 1,501 0,497 0,493 0,489 1,485 111,30 112,26 114,22 117,19 119,15 122,12 126,9 130,7 134,5 139,3 144,2 149,1 154,0 159,0 165,0 170,1">
            <text:p/>
          </draw:polygon>
          <draw:polygon draw:style-name="gr31" draw:text-style-name="P31" draw:layer="layout" svg:width="0.556cm" svg:height="0.47cm" svg:x="17.451cm" svg:y="15.513cm" svg:viewBox="0 0 557 471" draw:points="0,48 442,456 446,459 450,462 455,464 459,466 464,468 469,469 474,470 478,471 482,471 486,471 490,471 492,470 493,470 495,469 496,468 497,467 498,466 499,465 500,464 500,462 501,460 557,25 557,23 557,22 557,20 556,19 555,17 554,16 553,14 552,13 549,11 545,9 541,7 536,5 531,3 526,2 521,1 515,1 510,0 504,0 499,0 494,1">
            <text:p/>
          </draw:polygon>
          <draw:polygon draw:style-name="gr32" draw:text-style-name="P32" draw:layer="layout" svg:width="0.751cm" svg:height="0.151cm" svg:x="17.178cm" svg:y="15.336cm" svg:viewBox="0 0 752 152" draw:points="202,142 717,152 723,152 728,151 733,150 737,150 741,149 744,147 747,146 749,145 750,144 750,143 751,143 751,142 752,141 752,141 751,140 751,140 751,140 751,139 750,138 749,138 748,138 746,137 742,136 377,76 194,41 11,1 8,0 6,0 5,0 4,0 3,1 2,1 1,2 1,2 0,3 0,4 0,5 0,6 0,7 1,9 1,10 3,13 5,16 7,19 11,23 14,26 19,30 23,33 29,37">
            <text:p/>
          </draw:polygon>
          <draw:polygon draw:style-name="gr33" draw:text-style-name="P33" draw:layer="layout" svg:width="0.811cm" svg:height="0.405cm" svg:x="17.061cm" svg:y="15.615cm" svg:viewBox="0 0 812 406" draw:points="11,261 209,304 407,342 604,376 802,406 803,406 805,406 807,406 808,406 809,405 810,405 811,404 811,403 812,402 812,401 812,400 812,398 812,397 811,395 810,392 808,389 805,385 801,381 798,377 793,372 788,368 782,364 776,360 279,0 30,203 24,207 20,212 15,216 12,221 8,225 6,230 3,234 2,239 1,243 0,247 0,249 0,250 0,252 1,253 2,255 2,256 3,257 4,258 6,259 7,260 9,261">
            <text:p/>
          </draw:polygon>
          <draw:polygon draw:style-name="gr34" draw:text-style-name="P34" draw:layer="layout" svg:width="0.288cm" svg:height="0.442cm" svg:x="16.987cm" svg:y="15.369cm" svg:viewBox="0 0 289 443" draw:points="56,418 289,141 165,21 161,17 157,14 152,11 147,8 143,6 138,4 133,2 129,1 124,0 120,0 116,0 114,0 113,1 111,1 110,2 108,3 107,4 106,5 105,6 105,7 104,9 0,433 0,435 0,436 0,438 0,439 1,440 2,441 3,441 4,442 5,442 6,443 8,443 9,443 13,443 17,442 22,441 26,439 31,437 36,434 41,431 46,427 51,423">
            <text:p/>
          </draw:polygon>
          <draw:polygon draw:style-name="gr35" draw:text-style-name="P35" draw:layer="layout" svg:width="0.751cm" svg:height="0.524cm" svg:x="17.073cm" svg:y="15.362cm" svg:viewBox="0 0 752 525" draw:points="174,3 672,98 681,100 690,102 698,105 706,109 713,113 720,117 727,122 732,128 737,133 742,139 745,146 748,152 750,159 751,166 752,173 751,180 708,469 707,476 704,483 701,489 697,495 692,501 686,506 680,510 673,514 666,517 658,520 650,522 641,524 632,525 623,525 613,525 603,523 81,423 71,421 62,418 53,414 45,410 37,405 30,400 24,395 18,389 13,383 9,376 5,370 3,363 1,356 0,349 0,342 1,335 69,49 71,43 74,36 77,31 82,25 87,20 93,16 99,12 106,8 114,5 121,3 130,1 138,0 147,0 156,0 165,1">
            <text:p/>
          </draw:polygon>
          <draw:polygon draw:style-name="gr30" draw:text-style-name="P30" draw:layer="layout" svg:width="0.965cm" svg:height="0.61cm" svg:x="18.022cm" svg:y="15.5cm" svg:viewBox="0 0 966 611" draw:points="115,0 315,21 515,38 715,51 913,60 919,60 924,61 929,62 934,63 939,65 943,67 947,70 951,73 954,76 958,79 960,83 962,86 964,90 965,94 966,99 966,103 955,572 955,576 954,580 952,584 950,588 948,591 945,595 941,598 938,601 934,603 929,605 924,607 919,609 914,610 909,611 903,611 897,611 687,602 476,589 265,571 53,548 47,547 42,546 36,544 31,542 26,540 22,537 17,534 14,531 10,528 7,524 5,521 3,517 1,513 0,509 0,504 0,500 57,36 57,31 58,27 60,24 62,20 65,17 68,13 72,11 75,8 80,6 84,4 89,2 94,1 99,0 104,0 109,0">
            <text:p/>
          </draw:polygon>
          <draw:polygon draw:style-name="gr31" draw:text-style-name="P31" draw:layer="layout" svg:width="0.491cm" svg:height="0.471cm" svg:x="18.497cm" svg:y="15.594cm" svg:viewBox="0 0 492 472" draw:points="0,106 427,460 431,463 435,465 439,467 443,469 448,470 452,471 457,472 461,472 465,472 469,471 472,470 474,470 475,469 476,468 477,467 478,466 479,465 480,464 480,462 481,461 481,459 492,19 492,18 491,16 491,15 490,13 489,12 488,11 487,9 486,8 482,6 479,4 474,3 470,2 465,1 460,0 454,0 449,0 444,0 438,1 433,2 428,3">
            <text:p/>
          </draw:polygon>
          <draw:polygon draw:style-name="gr32" draw:text-style-name="P32" draw:layer="layout" svg:width="0.747cm" svg:height="0.123cm" svg:x="18.157cm" svg:y="15.503cm" svg:viewBox="0 0 748 124" draw:points="260,124 716,74 721,73 726,72 731,71 735,69 739,68 742,66 744,64 746,63 747,62 747,61 748,61 748,60 748,59 748,58 748,58 748,57 747,57 746,56 746,56 745,55 743,55 742,55 739,54 10,0 7,0 5,0 4,0 3,1 2,1 1,2 1,2 0,3 0,4 0,5 0,5 0,6 1,8 1,9 2,10 4,12 6,15 10,18 13,20 17,23 22,26 27,28 33,31">
            <text:p/>
          </draw:polygon>
          <draw:polygon draw:style-name="gr33" draw:text-style-name="P33" draw:layer="layout" svg:width="0.802cm" svg:height="0.343cm" svg:x="18.103cm" svg:y="15.767cm" svg:viewBox="0 0 803 344" draw:points="11,286 793,344 795,344 797,344 798,343 799,343 800,342 801,341 802,341 803,340 803,339 803,337 803,336 803,335 802,333 802,332 800,328 798,325 795,321 791,317 787,313 783,309 777,305 772,302 766,298 292,0 28,229 23,234 18,238 14,243 11,248 8,252 5,257 3,261 1,265 0,269 0,273 0,275 0,276 1,278 1,279 2,280 3,282 4,283 5,284 6,284 8,285 9,285">
            <text:p/>
          </draw:polygon>
          <draw:polygon draw:style-name="gr34" draw:text-style-name="P34" draw:layer="layout" svg:width="0.296cm" svg:height="0.453cm" svg:x="18.024cm" svg:y="15.543cm" svg:viewBox="0 0 297 454" draw:points="57,427 297,128 117,14 112,11 107,9 102,6 97,4 92,3 86,1 81,1 76,0 71,0 67,0 63,1 60,2 58,3 57,4 55,5 54,6 53,7 53,8 52,9 52,11 0,445 0,447 0,448 0,450 1,451 2,452 3,453 4,453 5,454 6,454 8,454 9,454 11,454 15,454 19,453 24,451 29,449 33,447 38,444 43,440 48,436 53,432">
            <text:p/>
          </draw:polygon>
          <draw:polygon draw:style-name="gr35" draw:text-style-name="P35" draw:layer="layout" svg:width="0.712cm" svg:height="0.47cm" svg:x="18.118cm" svg:y="15.526cm" svg:viewBox="0 0 713 471" draw:points="130,1 626,39 635,40 644,41 652,44 661,46 668,49 676,53 682,57 689,62 694,67 699,73 704,79 707,85 710,91 712,98 713,105 713,112 702,405 701,413 699,419 697,426 694,432 689,438 685,444 679,449 673,453 666,457 658,461 650,464 642,467 633,469 624,470 614,471 605,470 87,430 78,428 68,426 59,424 51,420 43,417 35,412 29,408 22,402 17,397 12,391 8,385 5,378 2,371 1,365 0,357 0,350 32,59 34,52 36,45 39,39 43,33 47,27 52,22 58,18 64,13 71,10 79,7 87,4 95,2 103,1 112,0 121,0">
            <text:p/>
          </draw:polygon>
          <draw:polygon draw:style-name="gr30" draw:text-style-name="P30" draw:layer="layout" svg:width="0.935cm" svg:height="0.572cm" svg:x="19.05cm" svg:y="15.544cm" svg:viewBox="0 0 936 573" draw:points="63,19 260,20 457,17 849,0 855,0 860,0 865,1 870,2 875,3 880,5 884,7 888,9 891,12 895,15 897,18 900,22 902,25 904,29 905,33 905,38 936,506 936,511 936,515 935,519 933,523 931,527 928,531 925,534 922,537 918,540 914,543 910,546 905,548 900,550 895,551 889,552 883,553 56,573 50,572 45,571 39,570 34,569 29,567 24,565 20,562 16,559 13,556 9,553 7,550 4,546 2,542 1,538 0,534 0,530 8,60 8,55 9,51 10,47 12,44 14,40 17,37 20,34 24,31 28,28 32,26 36,24 41,22 46,21 52,20 57,19">
            <text:p/>
          </draw:polygon>
          <draw:polygon draw:style-name="gr31" draw:text-style-name="P31" draw:layer="layout" svg:width="0.48cm" svg:height="0.469cm" svg:x="19.504cm" svg:y="15.578cm" svg:viewBox="0 0 481 470" draw:points="0,148 428,461 432,463 436,465 440,467 445,468 449,469 454,470 458,470 462,470 466,470 470,469 473,468 475,467 476,466 477,465 478,464 479,463 480,462 480,461 481,459 481,458 481,456 451,15 451,14 450,12 450,11 449,9 448,8 447,7 446,6 444,5 441,4 437,2 433,1 428,1 423,0 418,0 413,0 408,1 403,1 398,2 393,4 388,5">
            <text:p/>
          </draw:polygon>
          <draw:polygon draw:style-name="gr32" draw:text-style-name="P32" draw:layer="layout" svg:width="0.737cm" svg:height="0.114cm" svg:x="19.132cm" svg:y="15.546cm" svg:viewBox="0 0 738 115" draw:points="287,115 707,22 713,21 718,19 722,17 726,15 729,13 732,11 734,10 736,8 737,7 737,6 738,5 738,4 738,4 738,3 738,2 737,2 737,1 736,1 735,1 734,0 733,0 732,0 728,0 9,18 6,18 5,18 3,18 2,18 2,19 1,19 0,20 0,21 0,22 0,22 0,23 1,24 1,25 2,26 3,27 5,29 7,32 11,34 14,36 19,38 24,40 29,42 35,44">
            <text:p/>
          </draw:polygon>
          <draw:polygon draw:style-name="gr33" draw:text-style-name="P33" draw:layer="layout" svg:width="0.786cm" svg:height="0.312cm" svg:x="19.132cm" svg:y="15.803cm" svg:viewBox="0 0 787 313" draw:points="11,313 778,294 780,294 781,294 783,294 784,293 785,292 786,291 786,291 787,290 787,288 787,287 787,286 787,285 786,283 786,282 784,279 781,275 778,272 775,268 770,265 766,261 760,257 754,254 748,250 279,0 24,256 20,261 16,266 12,271 9,276 6,280 4,285 2,290 1,294 0,298 0,302 0,303 0,305 1,306 1,308 2,309 3,310 4,311 5,312 6,312 8,313 9,313">
            <text:p/>
          </draw:polygon>
          <draw:polygon draw:style-name="gr34" draw:text-style-name="P34" draw:layer="layout" svg:width="0.278cm" svg:height="0.46cm" svg:x="19.05cm" svg:y="15.61cm" svg:viewBox="0 0 279 461" draw:points="56,429 279,106 72,8 67,6 62,5 56,3 51,2 46,1 40,0 35,0 30,0 26,1 21,1 17,2 14,4 13,5 11,6 10,7 9,8 9,10 8,11 8,12 8,14 0,453 0,454 0,456 1,457 2,458 2,459 3,460 5,460 6,461 7,461 9,461 10,461 12,461 16,460 20,459 25,457 29,454 34,451 39,447 43,443 48,439 52,434">
            <text:p/>
          </draw:polygon>
          <draw:polygon draw:style-name="gr35" draw:text-style-name="P35" draw:layer="layout" svg:width="0.687cm" svg:height="0.443cm" svg:x="19.154cm" svg:y="15.566cm" svg:viewBox="0 0 688 444" draw:points="92,12 580,0 589,0 598,1 607,2 615,4 623,6 631,9 638,13 644,17 650,22 656,27 660,32 664,38 668,45 670,51 672,58 673,65 688,358 688,366 687,373 685,379 683,386 679,392 675,398 670,404 664,409 658,414 652,418 644,422 636,425 628,428 619,430 610,432 601,432 93,444 83,444 74,443 65,441 56,439 48,436 41,432 33,428 27,424 21,419 16,413 11,407 7,401 4,395 2,388 0,381 0,374 2,81 3,73 4,66 6,60 9,53 13,47 17,42 23,36 28,31 35,27 41,23 49,20 57,17 65,15 73,13 82,12">
            <text:p/>
          </draw:polygon>
          <draw:polygon draw:style-name="gr30" draw:text-style-name="P30" draw:layer="layout" svg:width="1.667cm" svg:height="0.755cm" svg:x="17.123cm" svg:y="14.754cm" svg:viewBox="0 0 1668 756" draw:points="172,2 532,77 894,136 1256,178 1618,205 1624,205 1629,206 1634,208 1638,209 1643,211 1647,213 1651,216 1654,219 1658,222 1660,225 1663,229 1665,232 1666,236 1667,240 1668,244 1668,249 1646,717 1646,722 1645,726 1643,730 1641,734 1639,737 1636,740 1633,743 1629,746 1625,749 1621,751 1617,753 1612,754 1607,755 1602,756 1596,756 1591,756 1205,727 818,682 432,619 46,539 40,537 35,535 30,533 25,530 21,527 17,524 13,521 10,518 7,514 5,510 3,506 1,502 0,498 0,493 0,489 1,485 112,30 113,26 115,23 117,19 120,16 123,13 126,10 130,7 133,5 138,3 142,2 147,1 151,0 156,0 161,0 166,1">
            <text:p/>
          </draw:polygon>
          <draw:polygon draw:style-name="gr31" draw:text-style-name="P31" draw:layer="layout" svg:width="0.344cm" svg:height="0.467cm" svg:x="18.445cm" svg:y="14.998cm" svg:viewBox="0 0 345 468" draw:points="24,230 274,455 277,458 281,460 285,463 289,465 294,466 298,467 302,468 306,468 310,468 313,468 317,467 318,466 320,466 321,465 322,464 323,463 324,462 324,460 325,459 325,458 325,456 345,16 345,14 345,13 345,12 344,10 343,9 342,8 341,7 340,6 337,4 334,3 330,2 326,1 322,0 318,0 313,0 308,1 304,1 299,3 294,4 290,6 50,111 40,115 32,121 24,127 18,133 12,140 7,148 4,156 1,164 0,173 0,181 1,190 3,198 7,207 11,215 17,222">
            <text:p/>
          </draw:polygon>
          <draw:polygon draw:style-name="gr32" draw:text-style-name="P32" draw:layer="layout" svg:width="1.402cm" svg:height="0.416cm" svg:x="17.311cm" svg:y="14.762cm" svg:viewBox="0 0 1403 417" draw:points="617,412 810,371 1001,325 1189,276 1374,222 1379,220 1384,218 1388,216 1391,214 1395,212 1397,210 1399,208 1401,205 1402,204 1402,203 1403,202 1403,201 1403,201 1403,200 1403,199 1402,198 1402,197 1401,197 1400,196 1399,196 1398,195 1397,195 1394,195 1047,168 701,127 355,71 11,1 10,0 8,0 7,0 5,0 4,0 3,1 3,1 2,2 1,3 1,4 0,5 0,6 0,7 0,9 0,11 1,15 3,18 4,22 7,25 10,29 13,33 17,37 21,41 419,368 430,375 440,382 452,388 463,394 475,399 487,403 500,407 513,410 525,413 538,415 551,416 565,417 578,417 591,416 604,414">
            <text:p/>
          </draw:polygon>
          <draw:polygon draw:style-name="gr33" draw:text-style-name="P33" draw:layer="layout" svg:width="1.507cm" svg:height="0.598cm" svg:x="17.196cm" svg:y="14.91cm" svg:viewBox="0 0 1508 599" draw:points="8,391 381,467 753,527 1125,571 1496,599 1500,599 1501,599 1502,599 1504,598 1505,598 1505,597 1506,596 1507,596 1507,595 1508,594 1508,593 1508,592 1508,591 1507,589 1507,588 1506,585 1504,583 1502,580 1499,577 1496,574 1493,571 1489,569 1484,566 1253,436 1028,301 809,159 596,13 592,10 587,7 582,5 577,3 572,2 567,1 562,0 557,0 552,0 547,1 542,2 537,3 532,4 527,6 523,9 519,11 402,96 282,179 35,339 29,343 24,346 19,350 15,354 11,358 8,362 5,366 3,370 1,374 0,377 0,379 0,381 0,382 0,383 1,385 1,386 2,387 3,388 4,389 5,390 7,390">
            <text:p/>
          </draw:polygon>
          <draw:polygon draw:style-name="gr34" draw:text-style-name="P34" draw:layer="layout" svg:width="0.227cm" svg:height="0.441cm" svg:x="17.127cm" svg:y="14.795cm" svg:viewBox="0 0 228 442" draw:points="49,416 215,189 219,184 221,179 223,175 225,170 227,164 227,159 228,154 228,149 227,144 227,138 225,133 224,128 221,123 219,117 216,112 212,107 154,23 151,20 147,16 144,13 140,10 136,7 132,5 128,3 124,2 121,1 117,0 114,0 112,0 111,0 110,1 109,1 107,2 107,3 106,4 105,5 104,6 104,8 0,434 0,435 0,436 0,438 0,439 1,440 1,440 2,441 3,442 4,442 5,442 7,442 8,442 12,442 15,441 19,440 23,438 28,435 32,432 36,429 41,425 45,421">
            <text:p/>
          </draw:polygon>
          <draw:polygon draw:style-name="gr35" draw:text-style-name="P35" draw:layer="layout" svg:width="1.438cm" svg:height="0.605cm" svg:x="17.209cm" svg:y="14.786cm" svg:viewBox="0 0 1439 606" draw:points="168,3 465,63 762,111 1061,148 1359,175 1368,176 1376,178 1384,180 1391,183 1399,187 1405,191 1412,195 1417,200 1423,205 1427,211 1431,217 1434,223 1436,229 1438,236 1439,243 1438,250 1421,543 1420,550 1418,557 1416,563 1412,569 1408,575 1403,581 1398,586 1392,590 1385,594 1378,598 1371,601 1363,603 1355,605 1346,606 1337,606 1328,606 1015,578 701,538 387,486 74,423 65,421 56,418 48,414 41,410 34,406 27,401 21,395 16,389 11,383 8,377 4,371 2,364 1,357 0,350 0,343 1,336 69,50 71,44 74,37 77,31 81,26 86,21 92,16 98,12 104,8 111,6 119,3 126,1 134,0 142,0 151,0 159,1">
            <text:p/>
          </draw:polygon>
          <draw:polygon draw:style-name="gr36" draw:text-style-name="P36" draw:layer="layout" svg:width="0.707cm" svg:height="0.557cm" svg:x="18.814cm" svg:y="14.965cm" svg:viewBox="0 0 708 558" draw:points="72,0 643,4 648,5 653,5 658,6 663,8 667,9 671,11 675,14 679,16 682,19 685,22 688,25 690,29 692,33 693,37 694,41 695,45 708,515 708,519 707,523 706,527 704,531 702,535 699,538 696,542 693,545 689,548 685,550 681,552 676,554 671,556 666,557 661,558 655,558 53,552 47,552 42,551 36,550 31,548 27,546 22,544 18,542 14,539 11,536 8,532 6,529 3,525 2,521 1,517 0,513 0,508 20,40 20,35 21,31 23,27 25,24 27,20 29,17 32,14 36,11 40,9 43,6 48,5 52,3 57,2 62,1 67,0">
            <text:p/>
          </draw:polygon>
          <draw:polygon draw:style-name="gr37" draw:text-style-name="P37" draw:layer="layout" svg:width="0.266cm" svg:height="0.466cm" svg:x="19.253cm" svg:y="15.008cm" svg:viewBox="0 0 267 467" draw:points="21,231 223,454 226,457 230,460 233,462 237,464 241,465 244,466 248,467 252,467 255,467 258,467 259,467 261,466 262,465 263,465 264,464 265,463 266,462 266,461 267,460 267,458 267,457 267,455 255,14 255,12 255,11 254,10 254,8 253,7 252,6 251,5 250,4 248,3 247,2 244,1 240,1 236,0 232,0 227,0 223,1 218,2 214,3 210,5 205,6 201,8 49,100 40,106 31,112 24,120 18,127 12,135 8,143 4,152 2,161 0,170 0,179 1,188 3,197 6,206 10,214 15,223">
            <text:p/>
          </draw:polygon>
          <draw:polygon draw:style-name="gr38" draw:text-style-name="P38" draw:layer="layout" svg:width="0.539cm" svg:height="0.125cm" svg:x="18.904cm" svg:y="14.966cm" svg:viewBox="0 0 540 126" draw:points="314,115 514,34 519,32 523,30 527,27 530,25 533,22 535,20 537,17 539,15 539,14 540,13 540,11 540,10 540,9 540,9 539,8 539,7 538,6 538,6 537,5 536,5 535,5 533,4 530,4 9,0 7,0 6,0 5,1 3,1 3,1 2,2 1,3 1,3 0,4 0,5 0,6 0,7 0,9 1,10 2,12 3,15 6,18 8,21 11,24 15,27 19,30 24,33 29,35 186,111 194,115 202,118 209,120 217,122 225,124 234,125 242,126 250,126 258,126 266,126 275,125 283,124 291,122 299,120 307,118">
            <text:p/>
          </draw:polygon>
          <draw:polygon draw:style-name="gr39" draw:text-style-name="P39" draw:layer="layout" svg:width="0.558cm" svg:height="0.289cm" svg:x="18.89cm" svg:y="15.233cm" svg:viewBox="0 0 559 290" draw:points="12,286 549,290 551,290 552,290 554,290 555,289 556,288 557,288 558,287 558,285 559,284 559,283 559,281 559,280 558,276 557,273 556,269 553,265 551,260 547,256 544,252 540,247 535,243 530,239 259,10 255,8 252,5 248,3 244,2 239,1 235,0 231,0 226,0 222,1 217,2 213,3 209,4 206,6 202,9 199,12 196,15 21,226 17,231 13,237 10,242 7,247 5,252 3,257 1,262 0,266 0,270 0,274 0,276 1,278 1,279 2,280 2,282 3,283 4,284 6,285 7,285 8,286 10,286">
            <text:p/>
          </draw:polygon>
          <draw:polygon draw:style-name="gr40" draw:text-style-name="P40" draw:layer="layout" svg:width="0.25cm" svg:height="0.457cm" svg:x="18.815cm" svg:y="15.013cm" svg:viewBox="0 0 251 458" draw:points="55,428 242,171 245,166 247,162 249,157 250,152 251,147 251,142 250,137 249,132 247,127 245,123 243,118 239,114 236,110 231,106 227,103 222,99 77,11 73,8 68,6 63,4 58,3 53,2 48,1 44,0 39,0 35,0 31,1 27,2 26,2 24,3 23,4 22,5 20,6 20,7 19,8 18,9 18,11 18,12 0,450 0,452 0,453 1,454 1,455 2,456 3,457 4,458 5,458 6,458 8,458 9,458 11,458 15,458 19,456 23,454 28,452 32,449 37,446 42,442 46,438 51,433">
            <text:p/>
          </draw:polygon>
          <draw:polygon draw:style-name="gr41" draw:text-style-name="P41" draw:layer="layout" svg:width="0.502cm" svg:height="0.433cm" svg:x="18.916cm" svg:y="14.983cm" svg:viewBox="0 0 503 434" draw:points="76,0 431,2 438,2 444,3 450,5 456,6 462,8 467,11 472,14 477,17 481,21 485,25 488,29 491,34 493,39 495,44 496,49 496,54 503,382 503,387 502,392 500,397 498,402 495,407 492,411 488,415 483,419 479,422 474,425 468,428 462,430 456,432 450,433 443,434 437,434 66,432 59,432 53,431 46,429 40,427 34,425 28,422 23,419 19,415 14,411 11,407 7,402 5,398 2,393 1,388 0,382 0,377 10,51 10,45 12,40 13,35 16,30 19,26 22,21 26,17 30,14 35,11 40,8 45,5 51,3 57,2 63,1 70,0">
            <text:p/>
          </draw:polygon>
          <draw:polygon draw:style-name="gr36" draw:text-style-name="P36" draw:layer="layout" svg:width="0.712cm" svg:height="0.588cm" svg:x="19.55cm" svg:y="14.93cm" svg:viewBox="0 0 713 589" draw:points="49,37 614,0 619,0 624,0 629,1 634,1 639,3 643,4 647,6 651,9 654,11 658,14 660,17 663,21 665,25 667,28 668,33 668,37 712,504 713,509 712,513 711,517 710,521 708,525 706,529 703,532 700,535 696,538 692,541 688,544 684,546 679,548 674,549 669,550 664,551 69,589 64,589 59,589 53,588 48,587 44,585 39,583 35,581 31,579 28,576 24,573 22,569 19,566 17,562 16,558 15,554 14,550 0,80 0,75 1,71 2,67 3,63 5,60 8,56 10,53 14,50 17,47 21,44 25,42 29,40 34,39 38,38 43,37">
            <text:p/>
          </draw:polygon>
          <draw:polygon draw:style-name="gr37" draw:text-style-name="P37" draw:layer="layout" svg:width="0.282cm" svg:height="0.464cm" svg:x="19.978cm" svg:y="14.965cm" svg:viewBox="0 0 283 465" draw:points="25,245 239,454 242,456 246,459 249,461 253,462 257,464 261,464 264,465 268,465 271,465 274,464 276,463 277,463 278,462 279,461 280,461 281,460 282,458 282,457 283,456 283,455 283,453 283,451 242,13 242,11 242,9 241,8 240,7 239,6 238,5 237,4 236,3 235,2 233,2 230,1 226,0 222,0 218,0 214,1 209,2 205,3 200,5 196,7 192,9 188,11 44,113 35,119 27,126 20,134 14,142 9,150 5,159 3,168 1,177 0,186 0,195 2,204 4,212 8,221 12,230 18,238">
            <text:p/>
          </draw:polygon>
          <draw:polygon draw:style-name="gr38" draw:text-style-name="P38" draw:layer="layout" svg:width="0.535cm" svg:height="0.141cm" svg:x="19.617cm" svg:y="14.931cm" svg:viewBox="0 0 536 142" draw:points="320,127 511,32 515,29 519,27 523,24 526,21 529,18 531,16 533,13 534,11 535,9 535,8 535,7 536,6 535,5 535,4 535,3 534,3 534,2 533,1 532,1 531,1 530,0 528,0 525,0 9,34 7,34 6,34 4,35 3,35 2,36 2,36 1,37 0,38 0,38 0,39 0,40 0,41 0,43 1,44 2,46 4,49 7,51 9,54 13,57 17,60 21,62 26,65 31,67 192,131 200,134 208,136 224,140 240,142 256,142 273,141 289,138 297,136 305,133 312,130">
            <text:p/>
          </draw:polygon>
          <draw:polygon draw:style-name="gr39" draw:text-style-name="P39" draw:layer="layout" svg:width="0.551cm" svg:height="0.301cm" svg:x="19.642cm" svg:y="15.215cm" svg:viewBox="0 0 552 302" draw:points="13,302 543,268 544,268 546,268 547,267 548,266 549,265 550,264 551,263 551,262 551,261 552,259 552,258 551,256 551,253 549,249 547,245 545,241 542,237 539,233 535,229 530,225 526,220 521,216 237,8 233,6 230,4 226,2 221,1 217,0 213,0 208,0 204,0 200,1 196,2 192,4 188,6 184,8 181,10 178,13 175,17 18,242 14,247 11,253 8,258 5,263 3,269 2,274 1,278 0,283 0,287 0,291 1,293 1,294 2,296 3,297 3,298 4,299 6,300 7,301 8,302 10,302 11,302">
            <text:p/>
          </draw:polygon>
          <draw:polygon draw:style-name="gr40" draw:text-style-name="P40" draw:layer="layout" svg:width="0.239cm" svg:height="0.46cm" svg:x="19.55cm" svg:y="15.015cm" svg:viewBox="0 0 240 461" draw:points="67,427 233,157 235,152 237,147 239,142 240,137 240,132 240,127 239,122 238,117 236,113 233,108 230,104 227,99 223,95 219,92 214,88 208,85 58,8 54,6 49,4 44,3 39,1 34,1 29,0 25,0 20,0 16,1 12,2 9,3 7,4 6,4 4,5 3,6 2,8 2,9 1,10 0,12 0,13 0,15 14,454 14,455 15,457 15,458 16,459 17,460 18,460 19,461 20,461 21,461 23,461 24,461 26,461 29,460 33,458 37,456 42,453 46,450 51,446 55,442 59,438 63,433">
            <text:p/>
          </draw:polygon>
          <draw:polygon draw:style-name="gr41" draw:text-style-name="P41" draw:layer="layout" svg:width="0.509cm" svg:height="0.455cm" svg:x="19.644cm" svg:y="14.952cm" svg:viewBox="0 0 510 456" draw:points="62,23 414,0 420,0 427,0 433,1 439,3 445,4 450,7 455,9 460,12 465,16 469,19 472,23 475,28 478,32 480,37 481,42 482,48 510,374 510,379 509,385 508,390 506,395 504,400 501,404 497,409 493,413 489,416 484,420 479,423 473,425 467,428 461,429 454,431 448,431 83,456 76,456 69,455 62,454 56,452 50,450 45,448 39,445 34,442 30,438 26,434 22,430 19,426 17,421 15,416 14,410 13,405 0,78 0,73 1,68 2,63 4,58 7,53 10,49 13,44 17,41 22,37 26,34 32,31 37,28 43,26 49,25 55,24">
            <text:p/>
          </draw:polygon>
          <draw:polygon draw:style-name="gr36" draw:text-style-name="P36" draw:layer="layout" svg:width="0.73cm" svg:height="0.621cm" svg:x="20.259cm" svg:y="14.844cm" svg:viewBox="0 0 731 622" draw:points="46,71 287,44 605,1 609,0 614,0 619,0 624,1 628,2 633,4 637,5 641,8 644,10 648,13 651,16 653,19 656,23 657,27 659,31 660,35 730,498 731,502 730,506 730,510 729,514 727,518 725,522 722,526 720,529 716,532 713,535 709,538 705,540 700,542 695,544 690,546 685,547 354,592 103,622 97,622 92,622 87,621 82,621 77,619 72,618 68,616 64,613 61,611 57,608 54,605 52,601 50,597 48,594 47,589 46,585 0,119 0,114 0,110 1,106 3,102 4,98 7,94 9,91 12,88 15,85 19,82 23,79 27,77 32,75 36,73 41,72">
            <text:p/>
          </draw:polygon>
          <draw:polygon draw:style-name="gr37" draw:text-style-name="P37" draw:layer="layout" svg:width="0.295cm" svg:height="0.46cm" svg:x="20.691cm" svg:y="14.878cm" svg:viewBox="0 0 296 461" draw:points="28,256 252,451 256,453 259,455 263,457 267,459 271,460 275,460 278,461 282,461 285,460 288,459 289,459 291,458 292,457 293,457 294,456 295,455 295,453 296,452 296,451 296,449 296,448 296,446 230,12 230,10 229,9 228,7 228,6 227,5 226,4 224,3 223,2 221,2 220,1 217,0 213,0 209,0 205,0 201,1 196,2 192,4 188,6 184,8 180,10 176,13 38,122 30,129 23,137 17,145 11,153 7,162 4,170 1,179 0,188 0,197 1,206 3,215 6,224 10,232 15,241 21,248">
            <text:p/>
          </draw:polygon>
          <draw:polygon draw:style-name="gr38" draw:text-style-name="P38" draw:layer="layout" svg:width="0.527cm" svg:height="0.156cm" svg:x="20.324cm" svg:y="14.848cm" svg:viewBox="0 0 528 157" draw:points="321,137 506,32 510,29 514,27 517,24 520,21 523,18 525,15 526,12 527,10 528,9 528,8 528,7 528,6 528,5 528,4 527,3 527,2 526,2 525,1 524,1 523,0 522,0 521,0 518,0 222,40 8,65 7,65 5,66 4,66 3,66 2,67 1,68 1,68 0,69 0,70 0,71 0,72 0,73 1,74 1,75 3,77 5,80 7,82 10,85 14,87 18,90 22,92 27,94 32,96 197,150 201,152 206,153 211,154 216,155 221,156 226,156 231,157 236,157 248,157 259,157 270,155 281,153 291,150 302,146 312,142">
            <text:p/>
          </draw:polygon>
          <draw:polygon draw:style-name="gr39" draw:text-style-name="P39" draw:layer="layout" svg:width="0.54cm" svg:height="0.313cm" svg:x="20.383cm" svg:y="15.148cm" svg:viewBox="0 0 541 314" draw:points="14,314 231,288 532,247 534,247 535,246 536,246 537,245 538,244 539,243 540,242 540,241 540,240 541,238 540,237 540,235 539,232 538,229 536,225 533,221 530,217 527,213 522,209 518,205 513,201 508,198 216,7 215,6 214,5 212,4 209,3 207,2 204,1 201,1 198,0 195,0 192,0 189,0 186,0 183,1 180,2 178,2 175,3 172,5 170,6 167,7 165,9 163,11 161,13 159,15 157,17 156,19 15,254 11,259 8,265 6,270 4,275 2,281 1,286 0,291 0,295 0,299 1,303 1,305 2,307 2,308 3,309 4,311 5,312 6,313 7,313 9,314 10,314 12,314">
            <text:p/>
          </draw:polygon>
          <draw:polygon draw:style-name="gr40" draw:text-style-name="P40" draw:layer="layout" svg:width="0.244cm" svg:height="0.459cm" svg:x="20.261cm" svg:y="14.966cm" svg:viewBox="0 0 245 460" draw:points="93,423 239,143 242,138 243,133 244,128 245,123 245,118 244,113 243,108 241,103 239,99 236,94 233,90 230,86 226,82 221,79 216,76 211,73 57,6 53,4 48,3 43,1 38,1 33,0 28,0 23,0 19,1 15,2 11,3 8,4 6,5 5,6 4,7 2,8 2,9 1,10 0,12 0,13 0,14 0,16 43,453 43,454 44,456 44,457 45,458 46,459 47,459 48,460 49,460 50,460 52,460 53,460 55,459 58,458 62,456 66,454 70,451 74,448 78,444 82,439 86,434 89,429">
            <text:p/>
          </draw:polygon>
          <draw:polygon draw:style-name="gr41" draw:text-style-name="P41" draw:layer="layout" svg:width="0.521cm" svg:height="0.474cm" svg:x="20.354cm" svg:y="14.873cm" svg:viewBox="0 0 522 475" draw:points="58,45 194,28 405,1 411,0 418,0 424,0 430,1 436,3 441,5 446,7 451,10 456,13 460,16 464,20 467,24 470,29 472,33 474,38 475,44 522,367 522,372 522,377 521,383 519,388 517,393 515,397 511,402 508,406 504,410 499,414 494,417 489,421 483,423 477,425 471,427 465,428 246,457 105,475 98,475 92,475 86,474 80,473 74,472 68,470 63,467 58,464 53,461 49,457 45,453 42,449 39,445 37,440 35,435 34,430 0,104 0,99 0,94 1,88 3,83 5,79 8,74 11,70 15,65 19,61 24,58 29,55 34,52 39,49 45,47 51,46">
            <text:p/>
          </draw:polygon>
          <draw:polygon draw:style-name="gr36" draw:text-style-name="P36" draw:layer="layout" svg:width="0.746cm" svg:height="0.646cm" svg:x="20.959cm" svg:y="14.723cm" svg:viewBox="0 0 747 647" draw:points="44,102 594,1 599,0 604,0 609,0 613,0 618,1 622,2 626,4 630,6 634,8 638,11 641,14 644,17 646,20 648,24 650,28 651,32 746,491 747,495 747,499 746,503 745,507 744,511 742,515 740,519 737,522 734,526 731,529 727,532 723,534 719,537 714,539 709,540 704,542 130,646 124,647 119,647 114,647 109,646 105,645 100,644 96,642 92,640 88,637 85,635 81,632 79,628 76,625 75,621 73,617 72,613 1,150 0,146 0,142 1,137 2,133 3,129 5,126 7,122 10,119 13,116 17,113 20,110 25,108 29,106 34,104 38,103">
            <text:p/>
          </draw:polygon>
          <draw:polygon draw:style-name="gr37" draw:text-style-name="P37" draw:layer="layout" svg:width="0.307cm" svg:height="0.456cm" svg:x="21.394cm" svg:y="14.755cm" svg:viewBox="0 0 308 457" draw:points="31,265 265,448 268,450 272,452 276,454 279,455 283,456 287,457 291,457 294,456 297,456 300,455 302,454 303,453 304,452 305,452 306,451 307,449 307,448 308,447 308,446 308,444 308,443 308,441 219,11 218,9 217,8 217,7 216,5 215,4 213,3 212,3 211,2 209,1 208,1 204,0 200,0 196,0 192,1 188,2 184,3 180,5 176,7 172,9 168,12 164,14 34,131 27,139 20,147 14,155 9,163 5,172 3,181 1,190 0,199 0,208 2,217 4,226 7,234 12,242 17,250 23,258">
            <text:p/>
          </draw:polygon>
          <draw:polygon draw:style-name="gr38" draw:text-style-name="P38" draw:layer="layout" svg:width="0.521cm" svg:height="0.171cm" svg:x="21.02cm" svg:y="14.728cm" svg:viewBox="0 0 522 172" draw:points="323,147 501,32 505,29 508,26 512,23 514,20 517,17 519,15 520,12 521,9 521,8 522,7 522,6 522,5 521,4 521,3 521,2 520,2 520,1 519,1 518,0 517,0 516,0 515,0 512,0 8,92 6,92 5,93 4,93 3,93 2,94 1,95 1,96 0,96 0,97 0,98 0,99 0,100 1,101 1,102 3,105 5,107 8,109 11,112 15,114 19,116 24,118 29,120 34,122 200,167 207,169 215,170 223,171 231,172 239,172 247,172 255,171 263,170 279,166 294,161 302,158 309,155 316,151">
            <text:p/>
          </draw:polygon>
          <draw:polygon draw:style-name="gr39" draw:text-style-name="P39" draw:layer="layout" svg:width="0.532cm" svg:height="0.321cm" svg:x="21.109cm" svg:y="15.041cm" svg:viewBox="0 0 533 322" draw:points="14,322 525,230 527,229 528,229 529,228 530,227 531,226 532,225 533,224 533,223 533,221 533,220 533,219 533,217 532,214 530,210 528,207 525,203 522,199 518,196 514,192 509,188 504,185 498,181 199,6 195,4 191,2 186,1 182,0 178,0 174,0 169,1 165,2 161,3 157,4 153,6 150,9 146,11 144,14 141,18 139,21 12,262 9,267 7,273 5,279 3,285 2,290 1,295 0,300 0,305 0,309 1,313 2,314 2,316 3,317 4,319 5,320 6,321 7,321 8,322 10,322 11,322 13,322">
            <text:p/>
          </draw:polygon>
          <draw:polygon draw:style-name="gr40" draw:text-style-name="P40" draw:layer="layout" svg:width="0.248cm" svg:height="0.456cm" svg:x="20.962cm" svg:y="14.874cm" svg:viewBox="0 0 249 457" draw:points="116,418 245,132 247,127 248,121 249,116 249,111 249,106 248,101 247,96 245,91 242,87 239,83 236,79 232,75 228,71 223,68 218,66 213,63 56,5 52,3 47,2 42,1 37,0 32,0 27,0 23,0 18,1 14,2 11,4 7,5 6,6 5,7 3,8 2,9 2,11 1,12 0,13 0,15 0,16 0,18 67,450 68,452 68,453 69,454 70,455 71,456 72,457 73,457 74,457 76,457 77,457 79,457 80,456 84,455 87,453 91,450 95,447 98,444 102,439 106,435 110,430 113,424">
            <text:p/>
          </draw:polygon>
          <draw:polygon draw:style-name="gr41" draw:text-style-name="P41" draw:layer="layout" svg:width="0.532cm" svg:height="0.489cm" svg:x="21.054cm" svg:y="14.757cm" svg:viewBox="0 0 533 490" draw:points="54,63 397,1 403,0 409,0 415,0 421,1 427,2 433,3 438,6 443,8 448,11 452,14 456,18 460,22 463,26 465,31 467,36 468,41 532,361 533,366 533,372 532,377 531,382 530,387 527,392 524,397 521,401 517,405 513,409 508,413 503,416 498,419 492,421 486,423 479,425 125,489 119,490 112,490 106,490 100,489 94,488 88,486 82,484 77,482 73,479 68,475 64,472 61,467 58,463 55,458 54,453 53,448 1,126 0,121 0,115 1,110 2,105 4,100 6,95 9,91 12,86 16,82 20,78 25,75 30,72 36,69 41,67 47,65">
            <text:p/>
          </draw:polygon>
          <draw:polygon draw:style-name="gr36" draw:text-style-name="P36" draw:layer="layout" svg:width="0.761cm" svg:height="0.67cm" svg:x="21.649cm" svg:y="14.565cm" svg:viewBox="0 0 762 671" draw:points="41,130 584,2 589,1 594,0 599,0 604,0 609,1 613,2 617,3 621,5 625,7 629,9 632,12 635,15 638,19 640,22 642,26 643,30 761,484 762,488 762,492 762,496 761,500 760,504 758,508 756,512 753,516 751,519 747,523 744,526 740,529 736,531 731,533 726,535 721,537 156,669 151,670 146,671 141,671 136,670 132,670 127,669 123,667 118,665 115,663 111,661 108,658 105,655 102,651 100,647 98,643 97,639 1,180 0,176 0,172 0,168 1,164 2,160 4,156 6,152 9,149 12,146 15,142 19,139 23,137 27,135 31,133 36,131">
            <text:p/>
          </draw:polygon>
          <draw:polygon draw:style-name="gr37" draw:text-style-name="P37" draw:layer="layout" svg:width="0.318cm" svg:height="0.451cm" svg:x="22.087cm" svg:y="14.596cm" svg:viewBox="0 0 319 452" draw:points="35,273 276,444 279,446 283,448 287,450 291,451 295,451 299,452 302,452 306,451 309,451 312,449 313,449 314,448 316,447 317,446 317,445 318,444 319,443 319,442 319,441 319,439 319,438 319,436 207,9 207,8 206,7 205,5 205,4 203,3 202,3 201,2 200,1 198,1 197,0 193,0 190,0 186,1 182,1 178,3 174,4 169,6 165,9 162,11 158,14 154,17 31,140 23,147 17,156 11,164 7,173 4,182 1,191 0,200 0,209 1,218 3,227 6,236 9,244 14,252 20,259 27,267">
            <text:p/>
          </draw:polygon>
          <draw:polygon draw:style-name="gr38" draw:text-style-name="P38" draw:layer="layout" svg:width="0.513cm" svg:height="0.185cm" svg:x="21.709cm" svg:y="14.572cm" svg:viewBox="0 0 514 186" draw:points="324,157 495,34 499,31 503,27 506,24 508,21 510,18 512,15 513,12 514,9 514,8 514,7 514,6 514,5 514,4 514,3 513,2 513,2 512,1 511,1 510,0 509,0 508,0 507,0 505,0 504,1 8,117 6,118 5,118 4,119 3,119 2,120 1,121 1,122 0,122 0,123 0,124 0,125 0,126 1,127 1,128 3,131 5,133 8,135 11,137 15,139 19,141 24,143 29,145 34,146 202,183 210,184 218,185 226,186 234,186 242,185 250,185 265,182 281,178 296,173 311,166">
            <text:p/>
          </draw:polygon>
          <draw:polygon draw:style-name="gr39" draw:text-style-name="P39" draw:layer="layout" svg:width="0.525cm" svg:height="0.329cm" svg:x="21.824cm" svg:y="14.898cm" svg:viewBox="0 0 526 330" draw:points="16,330 518,212 519,212 521,211 522,210 523,209 524,209 525,208 525,206 525,205 526,204 526,202 525,201 525,200 524,196 522,193 519,189 516,186 513,182 509,178 504,175 499,171 494,168 488,165 181,5 177,3 173,2 169,1 165,0 160,0 156,0 152,1 148,2 144,3 140,5 136,7 133,10 130,12 127,16 125,19 123,22 9,269 7,275 5,281 3,287 2,293 1,298 0,304 0,308 0,313 1,317 2,321 2,322 3,324 4,325 5,327 6,328 7,328 8,329 10,330 11,330 13,330 14,330">
            <text:p/>
          </draw:polygon>
          <draw:polygon draw:style-name="gr40" draw:text-style-name="P40" draw:layer="layout" svg:width="0.253cm" svg:height="0.453cm" svg:x="21.653cm" svg:y="14.746cm" svg:viewBox="0 0 254 454" draw:points="137,413 251,120 252,115 253,110 254,105 253,99 253,94 252,90 250,85 248,80 245,76 242,72 238,68 234,65 230,61 225,58 220,56 214,54 56,3 52,2 47,1 42,0 36,0 31,0 27,0 22,1 18,2 14,3 10,5 7,6 5,7 4,9 3,10 2,11 1,12 1,14 0,15 0,17 0,18 0,20 91,448 91,449 92,450 92,452 93,452 94,453 95,454 97,454 98,454 99,454 101,454 102,454 104,453 107,451 110,449 114,446 118,443 121,439 125,435 128,430 131,425 134,419">
            <text:p/>
          </draw:polygon>
          <draw:polygon draw:style-name="gr41" draw:text-style-name="P41" draw:layer="layout" svg:width="0.543cm" svg:height="0.504cm" svg:x="21.744cm" svg:y="14.604cm" svg:viewBox="0 0 544 505" draw:points="51,82 389,2 396,1 402,0 408,0 414,0 420,1 425,2 431,4 436,6 441,9 445,12 449,15 453,19 456,23 459,28 461,33 463,38 543,354 544,360 544,365 544,370 543,376 542,381 540,386 537,391 534,395 530,400 526,404 522,408 517,411 511,414 506,417 499,420 493,421 144,503 138,504 131,505 125,505 119,504 113,504 107,502 102,500 96,498 92,495 87,492 83,489 80,485 76,480 74,476 72,471 71,466 1,147 0,141 0,136 0,131 1,126 3,121 5,116 8,111 11,106 15,102 19,98 23,95 28,91 33,88 39,86 45,83">
            <text:p/>
          </draw:polygon>
          <draw:polygon draw:style-name="gr36" draw:text-style-name="P36" draw:layer="layout" svg:width="0.798cm" svg:height="0.738cm" svg:x="24.307cm" svg:y="13.64cm" svg:viewBox="0 0 799 739" draw:points="541,5 32,223 28,225 24,228 20,230 16,233 13,237 10,240 7,244 5,247 3,251 2,255 1,260 0,264 0,268 0,272 1,277 3,281 179,714 181,718 183,722 186,725 189,728 192,731 196,733 200,735 204,736 208,738 213,738 217,739 222,739 227,738 232,737 237,736 242,734 767,509 772,507 776,504 780,501 784,498 787,495 790,491 792,487 795,483 796,479 798,475 799,471 799,467 799,463 798,459 797,455 796,451 603,23 601,19 599,15 596,12 593,10 590,7 586,5 582,3 578,2 574,1 569,0 565,0 560,0 555,1 550,2 546,3">
            <text:p/>
          </draw:polygon>
          <draw:polygon draw:style-name="gr37" draw:text-style-name="P37" draw:layer="layout" svg:width="0.297cm" svg:height="0.441cm" svg:x="24.314cm" svg:y="13.904cm" svg:viewBox="0 0 298 442" draw:points="294,136 205,416 204,420 202,424 200,427 197,431 194,433 192,436 189,438 186,440 183,441 180,442 178,442 177,442 176,442 174,442 173,441 172,441 171,440 170,440 169,439 168,438 167,436 166,435 1,27 0,25 0,24 0,22 0,21 0,19 1,18 1,17 2,15 3,14 4,13 6,10 9,8 12,6 16,5 20,3 24,2 28,1 33,0 37,0 42,0 46,0 218,26 229,28 239,31 248,34 257,39 265,44 272,50 278,57 284,64 289,72 293,80 296,89 297,98 298,107 298,117 297,126">
            <text:p/>
          </draw:polygon>
          <draw:polygon draw:style-name="gr38" draw:text-style-name="P38" draw:layer="layout" svg:width="0.482cm" svg:height="0.22cm" svg:x="24.353cm" svg:y="13.655cm" svg:viewBox="0 0 483 221" draw:points="243,220 33,221 28,221 24,220 19,220 15,219 12,217 8,216 6,215 4,213 3,212 2,211 1,210 1,210 0,209 0,208 0,207 0,206 0,205 1,204 1,204 2,203 3,202 4,201 7,200 471,2 473,1 474,0 475,0 476,0 478,0 479,0 479,1 480,1 481,2 481,2 482,3 482,4 482,5 483,7 483,9 482,12 481,16 480,19 478,23 476,27 473,31 470,36 467,40 354,168 349,174 343,179 337,185 331,190 325,194 318,198 311,202 304,206 297,209 289,212 282,214 274,216 266,218 259,219 251,220">
            <text:p/>
          </draw:polygon>
          <draw:polygon draw:style-name="gr39" draw:text-style-name="P39" draw:layer="layout" svg:width="0.487cm" svg:height="0.389cm" svg:x="24.562cm" svg:y="13.974cm" svg:viewBox="0 0 488 390" draw:points="482,190 14,389 13,390 11,390 10,390 9,390 8,390 6,390 5,389 5,388 4,387 3,386 2,385 2,383 1,380 0,376 0,372 0,368 1,363 2,357 3,352 5,346 7,340 10,334 159,23 161,20 163,16 166,13 169,10 172,8 176,6 179,4 183,2 187,1 191,0 196,0 200,0 204,0 208,1 211,3 215,5 451,137 457,140 462,144 466,147 471,151 475,155 478,159 481,163 484,167 486,170 487,174 488,177 488,179 488,181 488,182 488,183 487,185 487,186 486,187 485,188 483,189">
            <text:p/>
          </draw:polygon>
          <draw:polygon draw:style-name="gr40" draw:text-style-name="P40" draw:layer="layout" svg:width="0.341cm" svg:height="0.418cm" svg:x="24.757cm" svg:y="13.674cm" svg:viewBox="0 0 342 419" draw:points="285,405 22,235 17,231 13,228 10,224 7,220 5,215 3,211 1,206 0,201 0,196 0,191 1,186 2,181 3,176 6,171 8,166 12,161 108,26 111,22 114,19 118,15 121,12 125,9 129,7 133,5 137,3 141,1 145,0 149,0 150,0 152,0 154,0 155,1 156,1 158,2 159,3 160,4 161,5 162,6 341,407 342,408 342,410 342,411 342,412 342,413 341,414 341,415 340,416 339,416 337,417 336,417 334,418 331,418 327,419 322,418 318,418 312,417 307,415 302,413 296,411 291,408">
            <text:p/>
          </draw:polygon>
          <draw:polygon draw:style-name="gr41" draw:text-style-name="P41" draw:layer="layout" svg:width="0.571cm" svg:height="0.545cm" svg:x="24.402cm" svg:y="13.693cm" svg:viewBox="0 0 572 546" draw:points="357,6 41,141 35,144 30,147 25,151 20,155 16,159 12,163 9,168 6,173 4,178 2,183 1,188 0,194 0,199 0,204 2,209 3,214 128,516 130,521 133,526 137,530 141,533 145,536 150,539 155,542 160,543 166,545 171,546 177,546 183,546 189,546 195,545 201,543 207,541 532,402 537,399 543,396 548,392 552,388 557,384 560,379 564,374 566,369 569,364 570,359 572,354 572,349 572,343 572,338 571,333 569,328 436,29 433,24 430,20 427,16 423,12 419,9 414,7 410,4 404,3 399,1 393,0 387,0 381,0 375,1 369,2 363,4">
            <text:p/>
          </draw:polygon>
          <draw:polygon draw:style-name="gr36" draw:text-style-name="P36" draw:layer="layout" svg:width="0.79cm" svg:height="0.724cm" svg:x="23.66cm" svg:y="13.911cm" svg:viewBox="0 0 791 725" draw:points="551,4 471,36 34,203 29,204 25,207 21,209 17,212 14,215 11,218 8,222 6,226 4,230 2,234 1,238 0,242 0,246 0,250 1,255 2,259 162,700 164,704 166,707 168,710 171,713 174,716 178,718 182,720 186,722 190,723 195,724 199,725 204,725 209,724 214,724 219,722 224,721 675,550 758,517 762,515 767,512 771,509 774,506 778,503 781,499 783,496 786,492 788,488 789,484 790,479 791,475 791,471 791,467 790,463 788,458 613,24 611,20 609,17 606,13 603,11 600,8 596,6 592,4 588,2 584,1 580,0 575,0 570,0 566,0 561,1 556,2">
            <text:p/>
          </draw:polygon>
          <draw:polygon draw:style-name="gr37" draw:text-style-name="P37" draw:layer="layout" svg:width="0.294cm" svg:height="0.446cm" svg:x="23.665cm" svg:y="14.155cm" svg:viewBox="0 0 295 447" draw:points="290,145 189,422 188,426 186,430 184,433 181,437 178,439 175,442 172,444 169,445 166,447 163,447 162,447 160,447 159,447 158,447 156,447 155,446 154,446 153,445 152,444 151,443 150,441 150,440 1,25 0,24 0,22 0,21 0,19 0,18 1,16 1,15 2,14 3,13 4,11 7,9 10,7 13,5 17,4 21,2 26,1 30,1 35,0 39,0 44,0 48,1 218,33 229,35 239,38 248,43 257,47 264,53 271,59 278,66 283,73 287,81 291,90 293,98 295,107 295,117 295,126 293,136">
            <text:p/>
          </draw:polygon>
          <draw:polygon draw:style-name="gr38" draw:text-style-name="P38" draw:layer="layout" svg:width="0.489cm" svg:height="0.21cm" svg:x="23.708cm" svg:y="13.924cm" svg:viewBox="0 0 490 211" draw:points="242,211 32,204 27,204 23,203 18,202 14,201 11,200 8,198 5,197 3,195 2,194 2,193 1,192 1,192 0,191 0,190 0,189 0,188 0,187 1,186 1,186 2,185 3,184 4,183 7,182 423,23 479,1 481,1 482,0 483,0 484,0 485,0 486,0 487,1 488,1 489,2 489,3 489,4 490,5 490,6 490,7 490,10 489,13 488,16 487,20 485,23 482,27 479,31 476,36 472,40 458,56 450,64 443,72 357,163 351,169 345,174 339,179 332,184 325,188 318,192 304,199 296,202 289,204 281,206 273,208 266,209 258,210 250,211">
            <text:p/>
          </draw:polygon>
          <draw:polygon draw:style-name="gr39" draw:text-style-name="P39" draw:layer="layout" svg:width="0.495cm" svg:height="0.383cm" svg:x="23.897cm" svg:y="14.24cm" svg:viewBox="0 0 496 384" draw:points="489,201 463,211 450,216 438,222 14,383 13,383 11,383 10,384 8,383 7,383 6,383 5,382 4,381 3,380 2,379 2,378 1,376 0,373 0,369 0,365 0,360 1,355 3,350 4,345 6,339 9,333 12,328 172,23 174,19 177,16 180,13 183,10 187,7 190,5 194,3 198,2 202,1 207,0 211,0 215,0 219,1 223,2 227,3 230,6 392,106 461,148 466,151 471,155 476,159 480,163 484,167 487,171 490,174 492,178 494,182 495,186 496,187 496,189 496,191 496,192 495,194 495,195 494,196 494,197 493,198 491,199 490,200">
            <text:p/>
          </draw:polygon>
          <draw:polygon draw:style-name="gr40" draw:text-style-name="P40" draw:layer="layout" svg:width="0.333cm" svg:height="0.424cm" svg:x="24.111cm" svg:y="13.947cm" svg:viewBox="0 0 334 425" draw:points="276,410 145,318 20,229 16,226 12,222 9,218 6,214 4,210 2,205 1,200 0,195 0,190 0,185 1,180 2,175 4,170 6,165 9,160 12,155 58,98 114,25 117,21 121,18 125,14 129,11 133,8 137,6 141,4 145,2 149,1 153,0 157,0 158,0 160,0 162,1 163,1 164,2 165,3 167,4 168,5 168,6 169,7 333,413 334,415 334,416 334,417 334,419 333,420 333,421 332,422 331,423 330,423 328,424 327,424 325,425 322,425 318,425 313,425 308,424 303,423 298,421 292,419 287,416 281,413">
            <text:p/>
          </draw:polygon>
          <draw:polygon draw:style-name="gr41" draw:text-style-name="P41" draw:layer="layout" svg:width="0.565cm" svg:height="0.537cm" svg:x="23.756cm" svg:y="13.961cm" svg:viewBox="0 0 566 538" draw:points="365,5 43,128 37,131 32,134 26,137 22,141 17,145 13,149 10,154 7,159 4,163 2,169 1,174 0,179 0,184 0,190 1,195 3,200 116,506 118,511 120,515 124,519 127,523 131,527 136,530 141,532 146,534 151,536 157,537 163,538 169,538 175,538 181,537 188,535 194,533 523,406 527,405 531,403 533,402 535,401 536,400 538,399 538,399 542,396 546,392 550,389 553,385 556,381 558,377 560,373 562,369 564,365 565,361 565,356 566,352 565,347 565,343 564,339 562,335 442,31 440,27 438,23 436,20 433,16 429,13 426,11 422,8 418,6 414,4 410,3 405,2 401,1 396,0 391,0 386,0 381,1 381,1 377,1 373,2 369,4 367,4">
            <text:p/>
          </draw:polygon>
          <draw:polygon draw:style-name="gr36" draw:text-style-name="P36" draw:layer="layout" svg:width="0.782cm" svg:height="0.709cm" svg:x="23.001cm" svg:y="14.157cm" svg:viewBox="0 0 783 710" draw:points="563,3 36,181 31,182 27,184 23,187 19,189 15,192 12,195 9,199 7,202 4,206 3,210 1,214 0,218 0,222 0,226 0,231 1,235 142,683 143,687 145,690 147,694 150,697 153,700 157,702 161,704 165,706 169,708 173,709 178,710 183,710 188,710 193,709 198,708 203,707 747,525 752,523 757,520 761,518 765,515 769,512 772,508 775,505 777,501 779,497 781,493 782,489 783,484 783,480 783,476 782,472 781,467 623,26 622,22 620,19 617,15 614,12 611,9 608,7 604,5 600,3 596,2 591,1 587,0 582,0 577,0 572,1 568,2">
            <text:p/>
          </draw:polygon>
          <draw:polygon draw:style-name="gr37" draw:text-style-name="P37" draw:layer="layout" svg:width="0.291cm" svg:height="0.451cm" svg:x="23.005cm" svg:y="14.379cm" svg:viewBox="0 0 292 452" draw:points="285,156 173,428 171,432 169,436 166,439 163,442 160,444 157,447 154,449 151,450 148,451 145,452 143,452 142,452 141,451 139,451 138,451 137,450 136,449 135,449 134,448 133,446 132,445 132,444 1,23 0,22 0,20 0,19 0,18 1,16 1,15 2,14 3,12 4,11 5,10 7,8 11,6 14,4 18,3 22,2 27,1 31,0 36,0 40,0 45,1 49,1 219,40 229,43 239,46 248,51 256,56 264,62 271,68 276,75 281,83 285,91 289,100 291,108 292,118 292,127 291,136 289,146">
            <text:p/>
          </draw:polygon>
          <draw:polygon draw:style-name="gr38" draw:text-style-name="P38" draw:layer="layout" svg:width="0.498cm" svg:height="0.201cm" svg:x="23.05cm" svg:y="14.168cm" svg:viewBox="0 0 499 202" draw:points="242,202 33,186 27,186 23,185 18,184 14,182 11,181 8,179 5,178 3,176 2,175 1,174 1,173 0,172 0,171 0,170 0,169 0,169 0,168 1,167 2,166 2,165 3,165 4,164 7,163 488,1 490,0 491,0 492,0 493,0 494,0 495,1 496,1 497,2 498,2 498,3 498,4 499,5 499,6 499,8 499,10 498,13 497,17 495,20 493,24 491,28 488,32 484,36 480,41 358,159 352,164 346,169 340,174 333,178 326,182 319,186 312,189 305,192 289,197 274,200 266,201 258,202 250,202">
            <text:p/>
          </draw:polygon>
          <draw:polygon draw:style-name="gr39" draw:text-style-name="P39" draw:layer="layout" svg:width="0.504cm" svg:height="0.374cm" svg:x="23.218cm" svg:y="14.481cm" svg:viewBox="0 0 505 375" draw:points="497,212 13,374 12,375 10,375 9,375 7,375 6,374 5,374 4,373 3,372 3,371 2,370 1,368 1,367 0,364 0,360 0,356 1,351 2,346 3,341 5,336 7,330 10,325 13,319 187,21 190,18 193,14 196,11 199,9 203,6 207,4 211,3 215,2 219,1 223,0 227,0 232,0 236,1 240,2 243,4 247,6 472,158 477,162 482,165 487,169 491,173 494,177 497,182 500,186 502,190 504,193 505,197 505,199 505,200 505,202 505,203 505,205 504,206 503,207 503,209 502,210 500,211 499,211">
            <text:p/>
          </draw:polygon>
          <draw:polygon draw:style-name="gr40" draw:text-style-name="P40" draw:layer="layout" svg:width="0.324cm" svg:height="0.431cm" svg:x="23.454cm" svg:y="14.194cm" svg:viewBox="0 0 325 432" draw:points="268,415 19,224 15,220 11,217 8,212 5,208 3,203 2,199 1,194 0,189 0,184 0,179 1,173 3,168 5,163 8,159 11,154 14,149 121,23 125,20 128,16 132,13 136,10 140,7 145,5 149,3 153,2 157,1 161,0 165,0 166,0 168,0 169,1 171,1 172,2 173,3 174,4 175,5 176,6 177,8 324,420 325,422 325,423 325,425 325,426 324,427 324,428 323,429 322,429 321,430 319,431 318,431 316,431 313,432 309,432 304,431 299,430 294,429 289,427 284,425 279,422 273,419">
            <text:p/>
          </draw:polygon>
          <draw:polygon draw:style-name="gr41" draw:text-style-name="P41" draw:layer="layout" svg:width="0.56cm" svg:height="0.528cm" svg:x="23.097cm" svg:y="14.204cm" svg:viewBox="0 0 561 529" draw:points="373,4 45,114 39,116 33,119 28,122 23,126 19,130 15,134 11,138 8,143 5,147 3,152 2,158 0,163 0,168 0,173 1,178 2,184 101,495 103,500 106,504 109,509 112,513 116,516 121,519 125,522 130,525 136,526 141,528 147,529 153,529 160,529 166,528 172,527 179,525 515,412 521,410 527,407 532,404 537,400 542,396 546,392 549,388 553,383 555,378 557,373 559,368 560,362 561,357 560,352 560,347 558,341 450,34 448,29 445,24 442,20 438,16 434,12 430,9 425,7 420,4 415,3 409,1 403,0 397,0 391,0 385,1 379,2">
            <text:p/>
          </draw:polygon>
          <draw:polygon draw:style-name="gr36" draw:text-style-name="P36" draw:layer="layout" svg:width="0.773cm" svg:height="0.691cm" svg:x="22.33cm" svg:y="14.376cm" svg:viewBox="0 0 774 692" draw:points="574,2 38,156 33,157 28,159 24,162 20,164 16,167 13,170 10,173 7,177 5,180 3,184 2,188 1,192 0,196 0,200 0,204 1,209 121,662 122,666 124,670 126,674 128,677 131,680 135,683 138,685 142,687 146,689 151,690 155,691 160,692 165,692 170,691 175,691 180,689 736,531 741,529 745,527 750,525 754,522 757,519 761,516 764,512 767,508 769,505 771,501 772,497 773,492 774,488 774,484 773,480 772,476 633,28 632,24 630,20 628,17 625,13 622,11 619,8 615,6 611,4 607,2 603,1 598,0 593,0 589,0 584,0 579,1">
            <text:p/>
          </draw:polygon>
          <draw:polygon draw:style-name="gr37" draw:text-style-name="P37" draw:layer="layout" svg:width="0.287cm" svg:height="0.455cm" svg:x="22.333cm" svg:y="14.574cm" svg:viewBox="0 0 288 456" draw:points="279,167 154,434 152,438 149,441 147,444 144,447 141,450 138,452 134,454 131,455 128,456 125,456 124,456 122,456 121,456 120,456 119,455 117,455 116,454 116,453 115,452 114,451 113,449 113,448 0,22 0,20 0,19 0,17 0,16 1,15 1,13 2,12 3,11 4,10 5,9 8,7 11,5 15,3 19,2 23,1 27,0 32,0 36,0 41,0 46,1 50,2 219,48 229,52 238,56 247,61 255,66 262,73 269,79 274,87 279,95 283,103 285,112 287,120 288,130 287,139 286,148 283,158">
            <text:p/>
          </draw:polygon>
          <draw:polygon draw:style-name="gr38" draw:text-style-name="P38" draw:layer="layout" svg:width="0.506cm" svg:height="0.19cm" svg:x="22.382cm" svg:y="14.386cm" svg:viewBox="0 0 507 191" draw:points="240,190 32,165 27,164 22,163 18,162 14,160 10,159 7,157 5,155 3,153 2,152 1,151 1,150 0,149 0,148 0,148 0,147 0,146 1,145 1,144 2,143 2,143 3,142 4,142 6,141 7,141 497,1 498,0 500,0 501,0 502,0 503,0 504,1 505,1 506,2 506,3 507,3 507,4 507,5 507,6 507,8 507,10 506,13 505,17 503,20 501,24 498,27 495,31 491,35 487,39 359,153 353,158 347,162 340,167 333,171 319,178 304,183 288,188 280,189 272,190 264,191 256,191 248,191">
            <text:p/>
          </draw:polygon>
          <draw:polygon draw:style-name="gr39" draw:text-style-name="P39" draw:layer="layout" svg:width="0.513cm" svg:height="0.364cm" svg:x="22.527cm" svg:y="14.693cm" svg:viewBox="0 0 514 365" draw:points="506,223 12,365 11,365 9,365 8,365 7,365 6,365 4,364 4,363 3,362 2,361 1,360 1,359 0,357 0,354 0,350 0,346 1,341 3,336 4,331 7,326 9,321 12,315 16,309 204,19 207,16 210,13 213,10 216,7 220,5 224,3 228,2 232,1 236,0 240,0 245,0 249,1 253,2 257,3 260,5 264,7 483,168 488,172 493,176 497,180 501,184 504,189 507,193 510,197 512,201 513,205 514,209 514,210 514,212 514,214 514,215 514,217 513,218 513,219 512,220 511,221 509,222 508,223">
            <text:p/>
          </draw:polygon>
          <draw:polygon draw:style-name="gr40" draw:text-style-name="P40" draw:layer="layout" svg:width="0.315cm" svg:height="0.437cm" svg:x="22.784cm" svg:y="14.414cm" svg:viewBox="0 0 316 438" draw:points="259,419 18,218 13,214 10,210 7,206 4,201 3,197 1,192 0,187 0,182 0,177 1,172 2,167 4,162 6,157 9,152 13,147 16,143 130,22 133,18 137,15 141,12 145,9 150,6 154,4 158,3 163,1 167,0 170,0 174,0 176,0 177,1 179,1 180,2 181,2 182,3 183,4 184,6 185,7 185,8 315,427 316,429 316,430 316,432 316,433 315,434 314,435 314,436 313,436 311,437 310,437 309,438 307,438 303,438 299,438 295,437 290,436 285,434 280,432 275,429 269,426 264,423">
            <text:p/>
          </draw:polygon>
          <draw:polygon draw:style-name="gr41" draw:text-style-name="P41" draw:layer="layout" svg:width="0.552cm" svg:height="0.517cm" svg:x="22.427cm" svg:y="14.419cm" svg:viewBox="0 0 553 518" draw:points="381,3 48,99 42,101 36,103 31,106 26,109 21,113 17,117 13,121 9,125 7,130 4,135 2,140 1,145 0,150 0,156 0,161 2,166 87,482 88,487 91,491 93,496 97,500 101,504 105,507 110,510 115,512 120,514 126,516 131,517 137,518 144,518 150,517 156,516 163,515 504,418 511,415 517,413 522,410 527,406 532,402 536,398 540,394 544,389 547,384 549,379 551,374 552,369 553,364 553,359 552,353 551,348 456,36 454,31 452,26 449,22 446,18 442,14 438,10 433,8 428,5 423,3 417,2 411,1 406,0 400,0 393,0 387,2">
            <text:p/>
          </draw:polygon>
          <draw:polygon draw:style-name="gr36" draw:text-style-name="P36" draw:layer="layout" svg:width="0.806cm" svg:height="0.751cm" svg:x="24.944cm" svg:y="13.344cm" svg:viewBox="0 0 807 752" draw:points="531,6 31,244 26,246 22,249 18,252 15,255 11,258 9,262 6,266 4,270 2,274 1,278 0,282 0,286 0,290 1,295 2,299 3,303 196,729 199,733 201,737 204,740 207,743 211,745 214,747 218,749 223,750 227,751 232,752 236,752 241,751 246,751 251,750 256,748 260,746 777,500 781,498 785,495 789,492 793,488 796,485 799,481 801,477 803,473 805,469 806,465 807,461 807,456 807,452 806,448 805,444 803,441 593,21 591,18 589,14 586,11 583,8 579,6 576,4 572,3 567,1 563,0 559,0 554,0 549,0 545,1 540,2 535,4">
            <text:p/>
          </draw:polygon>
          <draw:polygon draw:style-name="gr37" draw:text-style-name="P37" draw:layer="layout" svg:width="0.301cm" svg:height="0.435cm" svg:x="24.951cm" svg:y="13.628cm" svg:viewBox="0 0 302 436" draw:points="299,125 221,409 219,413 218,417 216,420 213,423 211,426 208,429 205,431 202,433 199,434 197,435 195,436 194,436 192,436 191,436 190,435 189,435 188,434 187,434 186,433 185,432 184,431 183,429 1,28 1,26 0,25 0,23 0,22 0,21 0,19 1,18 2,17 2,15 3,14 6,12 9,9 12,7 16,6 19,4 24,3 28,1 33,1 37,0 42,0 46,0 219,18 229,19 239,22 249,25 258,29 266,34 273,40 280,47 286,54 291,61 295,69 298,78 301,87 302,96 302,105 301,115">
            <text:p/>
          </draw:polygon>
          <draw:polygon draw:style-name="gr38" draw:text-style-name="P38" draw:layer="layout" svg:width="0.474cm" svg:height="0.239cm" svg:x="24.988cm" svg:y="13.359cm" svg:viewBox="0 0 475 240" draw:points="243,230 34,240 29,240 24,239 20,239 16,238 12,237 9,236 6,235 4,233 3,232 2,231 1,231 1,230 0,229 0,228 0,227 0,226 0,226 1,225 1,224 2,223 3,222 4,221 6,220 463,2 464,1 466,0 467,0 468,0 469,0 470,0 471,1 472,1 473,2 473,2 474,3 474,4 475,5 475,7 475,9 475,12 474,16 473,20 471,24 469,28 467,32 464,37 460,41 354,174 348,180 343,185 337,191 331,196 325,201 318,205 311,209 304,213 297,217 290,220 282,222 274,225 267,227 259,228 251,229">
            <text:p/>
          </draw:polygon>
          <draw:polygon draw:style-name="gr39" draw:text-style-name="P39" draw:layer="layout" svg:width="0.479cm" svg:height="0.398cm" svg:x="25.216cm" svg:y="13.681cm" svg:viewBox="0 0 480 399" draw:points="474,178 15,398 14,398 12,399 11,399 10,399 8,398 7,398 6,397 5,397 4,396 3,395 3,393 2,392 1,389 0,385 0,381 0,376 0,371 1,366 2,360 4,354 6,348 9,342 144,26 146,22 148,18 151,15 154,12 157,9 161,7 165,5 169,3 173,2 177,1 181,0 185,0 189,0 193,1 197,2 201,4 442,127 448,130 453,134 458,137 462,141 466,144 470,148 473,152 476,155 478,159 479,162 480,164 480,166 480,167 480,169 480,170 480,171 479,173 479,174 478,175 477,176 475,177">
            <text:p/>
          </draw:polygon>
          <draw:polygon draw:style-name="gr40" draw:text-style-name="P40" draw:layer="layout" svg:width="0.35cm" svg:height="0.41cm" svg:x="25.393cm" svg:y="13.376cm" svg:viewBox="0 0 351 411" draw:points="293,400 23,240 19,237 15,233 11,229 8,225 6,221 4,217 2,212 1,207 0,202 0,197 0,192 1,187 3,181 5,176 7,171 10,166 101,28 104,24 107,20 110,16 114,13 118,10 122,7 126,5 130,3 134,1 137,0 141,0 143,0 144,0 146,0 147,1 148,1 150,2 151,3 152,4 153,5 154,7 350,398 351,400 351,401 351,402 351,404 351,405 350,406 349,407 349,408 348,408 346,409 345,410 343,410 340,411 336,411 331,411 326,411 321,410 316,409 310,407 304,405 298,403">
            <text:p/>
          </draw:polygon>
          <draw:polygon draw:style-name="gr41" draw:text-style-name="P41" draw:layer="layout" svg:width="0.577cm" svg:height="0.554cm" svg:x="25.038cm" svg:y="13.4cm" svg:viewBox="0 0 578 555" draw:points="349,7 38,156 33,159 27,162 23,166 18,170 14,174 11,178 8,183 5,188 3,193 1,198 0,204 0,209 0,214 1,219 2,225 4,230 141,526 143,531 146,535 150,539 154,543 158,546 163,549 168,551 173,552 179,554 184,554 190,555 196,554 202,553 208,552 214,550 220,547 539,395 545,392 550,388 555,385 560,380 564,376 567,371 570,366 573,361 575,356 577,351 578,346 578,340 578,335 577,330 575,325 573,320 429,27 426,22 423,18 419,14 415,11 411,8 406,6 401,3 396,2 390,1 385,0 379,0 373,0 367,1 361,3 355,4">
            <text:p/>
          </draw:polygon>
          <draw:polygon draw:style-name="gr30" draw:text-style-name="P30" draw:layer="layout" svg:width="1.297cm" svg:height="1.034cm" svg:x="25.57cm" svg:y="12.751cm" svg:viewBox="0 0 1298 1035" draw:points="988,8 29,536 24,538 20,541 16,544 13,547 10,551 7,554 5,558 3,562 2,566 1,570 0,575 0,579 0,583 1,587 2,591 4,595 215,1014 217,1018 219,1021 222,1024 226,1027 229,1029 233,1031 237,1032 241,1034 246,1034 250,1035 255,1035 260,1034 264,1034 269,1032 274,1031 279,1029 1270,483 1275,480 1279,477 1282,473 1286,470 1289,466 1291,462 1293,458 1295,454 1297,449 1297,445 1298,440 1298,436 1298,432 1297,428 1295,424 1294,420 1052,19 1050,15 1047,12 1044,9 1041,7 1037,5 1033,3 1029,2 1025,1 1021,0 1016,0 1011,0 1007,1 1002,2 997,3 993,5">
            <text:p/>
          </draw:polygon>
          <draw:polygon draw:style-name="gr31" draw:text-style-name="P31" draw:layer="layout" svg:width="0.302cm" svg:height="0.425cm" svg:x="25.577cm" svg:y="13.33cm" svg:viewBox="0 0 303 426" draw:points="300,146 237,398 236,402 234,406 232,409 230,413 228,416 225,419 222,421 219,423 217,424 214,425 212,426 211,426 209,426 208,426 207,426 206,425 205,425 203,424 202,423 201,422 201,421 200,420 1,26 1,25 0,23 0,22 0,20 0,19 0,18 1,16 2,15 2,14 3,13 5,10 8,8 11,6 15,4 19,3 23,2 27,1 31,0 36,0 40,0 44,1 219,29 229,32 240,35 249,39 258,44 267,49 274,56 281,63 287,70 292,78 296,87 300,96 302,105 303,115 303,125 302,136">
            <text:p/>
          </draw:polygon>
          <draw:polygon draw:style-name="gr32" draw:text-style-name="P32" draw:layer="layout" svg:width="0.918cm" svg:height="0.52cm" svg:x="25.624cm" svg:y="12.773cm" svg:viewBox="0 0 919 521" draw:points="491,519 35,521 30,521 25,520 20,519 16,518 13,517 9,515 6,514 4,512 2,510 2,509 1,508 0,507 0,506 0,505 0,504 0,503 0,502 1,502 2,501 2,500 3,499 5,498 6,497 906,2 907,1 909,1 910,0 911,0 912,0 913,0 914,0 915,1 916,1 917,2 917,3 918,4 918,5 918,6 919,9 919,12 919,16 918,20 917,24 915,28 913,33 911,38 908,43 655,429 648,439 641,448 632,457 623,465 614,473 604,480 594,487 584,493 573,499 562,504 550,508 539,512 527,515 515,517 503,518">
            <text:p/>
          </draw:polygon>
          <draw:polygon draw:style-name="gr33" draw:text-style-name="P33" draw:layer="layout" svg:width="0.958cm" svg:height="0.664cm" svg:x="25.852cm" svg:y="13.107cm" svg:viewBox="0 0 959 665" draw:points="954,147 15,663 14,664 12,664 11,665 10,665 8,665 7,665 6,665 5,664 4,664 3,663 3,662 2,661 2,660 1,659 1,658 0,657 0,654 0,651 0,647 1,643 2,639 4,635 6,631 9,626 363,32 365,28 368,24 372,20 375,17 379,14 383,11 387,8 392,6 396,4 401,2 406,1 411,0 415,0 420,0 425,0 430,1 913,109 919,111 925,112 931,114 936,117 941,119 945,122 949,124 952,127 955,130 957,133 958,134 959,136 959,137 959,138 959,139 959,141 959,142 958,143 957,144 956,145 955,146">
            <text:p/>
          </draw:polygon>
          <draw:polygon draw:style-name="gr34" draw:text-style-name="P34" draw:layer="layout" svg:width="0.395cm" svg:height="0.396cm" svg:x="26.464cm" svg:y="12.781cm" svg:viewBox="0 0 396 397" draw:points="335,390 25,260 20,258 16,255 13,252 9,249 7,245 4,241 3,237 1,233 0,228 0,224 0,219 1,214 2,210 3,205 6,200 8,195 115,30 118,26 121,22 124,18 128,15 132,11 135,8 139,6 143,4 147,2 151,1 155,0 158,0 160,0 161,0 163,1 164,1 165,2 166,3 167,4 168,5 394,381 395,383 395,384 396,385 396,386 395,388 395,389 394,390 393,391 392,392 391,392 390,393 388,394 384,395 380,396 375,397 370,397 365,397 359,396 353,396 347,394 341,392">
            <text:p/>
          </draw:polygon>
          <draw:polygon draw:style-name="gr35" draw:text-style-name="P35" draw:layer="layout" svg:width="1.024cm" svg:height="0.8cm" svg:x="25.707cm" svg:y="12.815cm" svg:viewBox="0 0 1025 801" draw:points="761,13 47,407 40,411 34,416 27,421 22,427 17,432 12,439 9,445 6,452 3,458 1,465 0,472 0,479 0,486 2,493 4,500 7,506 141,768 145,774 149,779 154,784 159,788 165,792 172,795 178,797 185,799 193,801 200,801 208,801 216,800 224,799 232,796 239,793 247,790 979,386 987,381 993,376 999,370 1005,364 1009,358 1014,352 1017,345 1020,338 1022,331 1024,324 1024,317 1025,310 1024,303 1022,296 1020,290 1017,284 867,31 863,25 858,20 853,15 848,11 842,8 835,5 828,3 821,1 814,0 807,0 799,0 792,2 784,4 776,6 769,9">
            <text:p/>
          </draw:polygon>
          <draw:polygon draw:style-name="gr36" draw:text-style-name="P36" draw:layer="layout" svg:width="4.469cm" svg:height="1.554cm" svg:x="20.022cm" svg:y="14.529cm" svg:viewBox="0 0 4470 1555" draw:points="50,1003 596,946 1068,879 1536,796 1999,698 2457,585 3357,319 4234,4 4239,2 4244,1 4249,0 4254,0 4259,0 4263,0 4268,1 4272,2 4276,4 4280,6 4284,8 4287,11 4290,14 4293,17 4295,21 4297,25 4468,461 4469,465 4470,469 4470,473 4470,477 4469,482 4468,486 4466,490 4464,494 4462,498 4459,501 4456,505 4452,508 4448,511 4443,514 4439,517 4434,519 3529,845 2597,1119 2122,1236 1641,1338 1155,1424 663,1494 92,1555 86,1555 81,1555 75,1554 70,1553 65,1551 61,1550 56,1548 52,1545 48,1543 45,1540 42,1536 39,1533 37,1529 35,1525 34,1521 33,1517 0,1048 0,1044 0,1040 1,1036 3,1032 5,1028 7,1024 10,1021 13,1018 16,1015 20,1012 25,1010 29,1008 34,1006 39,1005 44,1004">
            <text:p/>
          </draw:polygon>
          <draw:polygon draw:style-name="gr37" draw:text-style-name="P37" draw:layer="layout" svg:width="0.315cm" svg:height="0.436cm" svg:x="24.169cm" svg:y="14.556cm" svg:viewBox="0 0 316 437" draw:points="55,332 272,433 276,435 280,436 284,437 288,437 292,437 296,436 300,436 303,435 307,433 309,432 311,431 312,430 313,429 314,428 314,427 315,426 315,425 316,423 316,422 315,421 315,419 315,418 154,8 153,6 152,5 151,4 151,3 149,2 148,1 147,1 146,0 144,0 143,0 141,0 140,0 136,1 133,2 130,3 126,5 123,8 119,11 116,14 113,17 111,20 108,24 15,195 10,205 6,215 3,225 1,235 0,245 0,255 1,264 4,273 7,282 11,291 16,299 22,307 29,314 37,321 46,327">
            <text:p/>
          </draw:polygon>
          <draw:polygon draw:style-name="gr39" draw:text-style-name="P39" draw:layer="layout" svg:width="4.341cm" svg:height="1.074cm" svg:x="20.117cm" svg:y="15.005cm" svg:viewBox="0 0 4342 1075" draw:points="0,1067 3,1069 7,1071 11,1073 15,1074 20,1075 25,1075 29,1075 34,1075 568,1018 1057,948 1540,863 2018,762 2490,646 3416,374 4315,52 4320,50 4324,48 4328,46 4331,43 4334,40 4337,37 4340,34 4342,31 4299,21 4236,9 4171,2 4105,0 4039,2 3972,10 3906,21 3839,38 3774,58 2993,315 2193,533 1377,707 546,836 427,851 396,856 366,862 336,870 307,880 279,891 252,904 226,918 201,934">
            <text:p/>
          </draw:polygon>
          <draw:polygon draw:style-name="gr40" draw:text-style-name="P40" draw:layer="layout" svg:width="0.275cm" svg:height="0.494cm" svg:x="20.023cm" svg:y="15.567cm" svg:viewBox="0 0 276 495" draw:points="52,495 276,115 14,0 11,3 8,6 6,10 5,11 4,13 3,15 2,17 1,19 1,21 0,23 0,25 0,28 0,30 32,468 32,470 33,472 33,474 34,476 34,478 35,480 37,482 38,483 39,485 41,487 44,490 48,493">
            <text:p/>
          </draw:polygon>
          <draw:polygon draw:style-name="gr38" draw:text-style-name="P38" draw:layer="layout" svg:width="4.19cm" svg:height="1.117cm" svg:x="20.075cm" svg:y="14.539cm" svg:viewBox="0 0 4191 1118" draw:points="0,1003 3,1001 7,999 11,996 15,995 19,993 23,992 27,991 32,990 543,936 1012,870 1476,787 1936,690 2391,579 3286,315 4158,3 4162,2 4167,1 4171,0 4175,0 4179,0 4183,1 4187,1 4191,2 4139,57 4076,120 4008,179 3936,234 3861,285 3782,331 3700,373 3615,411 3527,443 2849,656 2159,839 1456,989 742,1105 698,1110 654,1114 610,1117 566,1118 499,1118 434,1114 369,1107 305,1097 242,1084 180,1068 120,1049 61,1028">
            <text:p/>
          </draw:polygon>
          <draw:polygon draw:style-name="gr41" draw:text-style-name="P41" draw:layer="layout" svg:width="4.221cm" svg:height="1.38cm" svg:x="20.121cm" svg:y="14.586cm" svg:viewBox="0 0 4222 1381" draw:points="63,949 499,902 955,837 1408,758 2299,557 3172,305 4023,5 4030,3 4036,2 4042,1 4048,0 4054,0 4060,1 4066,2 4071,3 4077,5 4081,8 4086,10 4090,14 4094,17 4097,21 4100,26 4103,31 4220,335 4221,340 4222,346 4222,351 4222,356 4221,362 4219,367 4217,372 4215,377 4212,382 4208,387 4204,392 4199,396 4194,400 4189,403 4183,406 4177,409 3304,716 2407,975 1489,1182 1022,1264 550,1331 99,1381 92,1381 86,1381 79,1380 72,1379 66,1377 60,1375 55,1372 50,1369 45,1366 41,1362 37,1358 34,1354 31,1349 29,1345 27,1339 27,1334 0,1008 0,1002 1,997 2,992 4,987 6,982 9,978 13,973 17,969 21,965 26,962 31,959 37,956 43,953 49,952 56,950">
            <text:p/>
          </draw:polygon>
          <draw:polygon draw:style-name="gr30" draw:text-style-name="P30" draw:layer="layout" svg:width="1.124cm" svg:height="0.876cm" svg:x="24.376cm" svg:y="14.113cm" svg:viewBox="0 0 1125 877" draw:points="862,6 35,360 30,362 25,364 21,367 17,370 14,373 10,377 8,380 5,384 3,388 2,392 1,397 0,401 0,405 0,409 1,413 3,417 176,853 177,857 180,860 182,864 185,867 188,869 192,872 196,873 200,875 205,876 209,877 214,877 219,877 224,877 229,876 235,874 240,873 1092,508 1097,505 1102,502 1106,499 1109,496 1113,492 1116,489 1119,485 1121,481 1123,476 1124,472 1125,468 1125,463 1125,459 1125,455 1124,451 1122,447 926,22 924,19 921,15 918,12 915,9 912,7 908,5 904,3 899,2 895,1 890,0 886,0 881,0 876,1 871,2 867,4">
            <text:p/>
          </draw:polygon>
          <draw:polygon draw:style-name="gr31" draw:text-style-name="P31" draw:layer="layout" svg:width="0.391cm" svg:height="0.446cm" svg:x="24.382cm" svg:y="14.51cm" svg:viewBox="0 0 392 447" draw:points="384,105 209,422 207,426 204,430 202,433 198,436 195,439 192,441 188,443 185,445 181,446 178,447 175,447 173,447 172,447 170,446 169,446 168,445 166,445 165,444 165,443 164,441 163,440 1,30 0,28 0,27 0,25 0,24 0,23 1,21 1,20 2,18 3,17 4,16 7,13 10,11 13,9 17,7 21,5 26,3 30,2 35,1 40,0 45,0 49,0 321,8 331,8 341,10 350,13 358,17 365,21 372,26 378,32 383,39 387,46 390,54 392,61 392,70 392,78 391,87 388,96">
            <text:p/>
          </draw:polygon>
          <draw:polygon draw:style-name="gr32" draw:text-style-name="P32" draw:layer="layout" svg:width="0.801cm" svg:height="0.354cm" svg:x="24.435cm" svg:y="14.122cm" svg:viewBox="0 0 802 355" draw:points="429,319 35,355 30,355 25,355 21,355 16,354 13,354 9,353 6,351 4,350 3,349 2,349 1,348 1,347 0,347 0,346 0,345 0,344 0,344 1,343 1,342 2,341 3,341 4,340 7,339 791,1 792,1 794,0 795,0 796,0 797,0 798,0 799,1 800,1 800,2 801,3 801,4 801,5 802,6 802,7 801,10 801,13 800,16 798,20 796,24 794,28 791,32 788,37 784,41 613,227 594,245 574,262 552,276 529,289 505,300 480,308 455,315">
            <text:p/>
          </draw:polygon>
          <draw:polygon draw:style-name="gr33" draw:text-style-name="P33" draw:layer="layout" svg:width="0.836cm" svg:height="0.614cm" svg:x="24.619cm" svg:y="14.365cm" svg:viewBox="0 0 837 615" draw:points="831,263 14,613 12,614 11,614 9,615 8,615 7,614 6,614 5,614 4,613 3,613 3,612 2,611 1,610 1,609 1,608 0,605 0,602 0,599 1,595 2,592 4,588 5,584 8,580 10,576 409,21 411,18 415,14 418,11 422,9 426,6 430,4 434,3 438,2 443,1 447,0 452,0 456,0 460,1 465,2 469,4 473,6 801,209 807,212 812,216 816,220 821,224 825,228 828,232 831,236 833,239 835,243 837,247 837,250 837,252 837,254 837,255 837,256 836,258 836,259 835,260 834,261 832,262">
            <text:p/>
          </draw:polygon>
          <draw:polygon draw:style-name="gr34" draw:text-style-name="P34" draw:layer="layout" svg:width="0.294cm" svg:height="0.414cm" svg:x="25.2cm" svg:y="14.146cm" svg:viewBox="0 0 295 415" draw:points="243,397 21,212 17,208 14,204 10,200 8,195 5,191 3,186 2,181 1,176 0,171 0,166 0,160 1,155 2,149 4,144 6,139 8,133 62,30 65,25 68,21 71,17 74,14 77,10 81,8 84,5 88,3 92,2 95,1 98,0 100,0 101,0 103,0 104,1 105,1 106,2 107,3 108,4 109,5 110,6 294,403 294,405 295,406 295,408 295,409 295,410 294,411 294,412 293,412 292,413 291,414 290,414 288,414 285,415 281,415 277,414 273,413 268,411 263,409 258,407 253,404 248,401">
            <text:p/>
          </draw:polygon>
          <draw:polygon draw:style-name="gr35" draw:text-style-name="P35" draw:layer="layout" svg:width="0.888cm" svg:height="0.681cm" svg:x="24.51cm" svg:y="14.153cm" svg:viewBox="0 0 889 682" draw:points="668,7 43,276 37,279 31,282 26,286 21,290 17,294 13,298 10,303 7,308 4,313 2,318 1,323 0,329 0,334 0,339 2,344 3,349 126,652 128,657 131,662 134,666 138,669 143,672 147,675 152,677 158,679 163,681 169,682 175,682 181,682 187,681 194,680 200,678 206,676 847,400 853,397 859,393 864,390 869,385 873,381 877,376 880,372 883,367 886,361 887,356 889,351 889,346 889,340 889,335 887,330 886,325 749,28 746,23 743,19 740,15 736,12 731,9 727,6 722,4 716,2 711,1 705,0 699,0 693,0 687,1 681,3 675,5">
            <text:p/>
          </draw:polygon>
          <draw:polygon draw:style-name="gr30" draw:text-style-name="P30" draw:layer="layout" svg:width="1.128cm" svg:height="0.917cm" svg:x="25.357cm" svg:y="13.636cm" svg:viewBox="0 0 1129 918" draw:points="838,7 32,412 27,414 23,417 19,420 15,423 12,427 9,431 7,434 4,438 3,442 1,447 0,451 0,455 0,459 1,463 2,467 3,471 202,896 204,900 206,903 209,906 212,909 216,911 220,913 224,915 228,916 233,917 237,917 242,918 247,917 252,916 257,915 262,914 267,912 1098,494 1103,491 1107,488 1111,485 1115,481 1118,478 1121,474 1123,470 1125,466 1127,461 1128,457 1129,453 1129,448 1129,444 1128,440 1127,436 1125,432 902,19 900,16 897,13 894,10 891,7 887,5 883,3 879,2 875,1 871,0 866,0 862,0 857,1 852,2 847,3 843,5">
            <text:p/>
          </draw:polygon>
          <draw:polygon draw:style-name="gr31" draw:text-style-name="P31" draw:layer="layout" svg:width="0.394cm" svg:height="0.447cm" svg:x="25.363cm" svg:y="14.075cm" svg:viewBox="0 0 395 448" draw:points="388,94 233,421 231,425 228,429 226,432 223,435 219,438 216,441 213,443 209,445 206,446 203,447 200,448 198,448 197,447 195,447 194,447 193,446 191,446 190,445 189,444 188,442 188,441 1,42 1,40 0,39 0,38 0,36 0,35 1,33 1,32 2,30 4,27 6,25 9,22 13,20 16,17 20,15 25,13 29,12 34,11 39,10 44,9 49,9 320,0 330,0 340,1 349,4 358,7 365,11 372,16 379,21 384,27 388,34 392,42 394,50 395,58 395,66 394,75 392,84">
            <text:p/>
          </draw:polygon>
          <draw:polygon draw:style-name="gr32" draw:text-style-name="P32" draw:layer="layout" svg:width="0.78cm" svg:height="0.401cm" svg:x="25.413cm" svg:y="13.647cm" svg:viewBox="0 0 781 402" draw:points="427,340 36,401 30,401 26,402 21,402 17,401 13,401 10,400 7,399 4,398 3,397 2,397 2,396 1,395 1,395 0,394 0,393 0,392 0,392 0,391 1,390 2,389 2,389 3,388 6,386 770,2 772,1 773,0 774,0 775,0 776,0 777,0 778,1 779,1 779,2 780,2 780,3 781,4 781,5 781,7 781,9 781,13 780,16 779,20 777,24 775,28 772,33 769,38 766,42 606,239 588,258 569,275 548,291 526,305 503,317 478,327 453,335">
            <text:p/>
          </draw:polygon>
          <draw:polygon draw:style-name="gr33" draw:text-style-name="P33" draw:layer="layout" svg:width="0.817cm" svg:height="0.64cm" svg:x="25.626cm" svg:y="13.9cm" svg:viewBox="0 0 818 641" draw:points="812,239 15,640 13,640 12,641 10,641 9,641 8,641 7,641 6,641 5,640 4,640 3,639 2,638 2,637 1,636 1,635 0,634 0,633 0,630 0,626 1,623 2,619 3,615 4,611 7,607 9,602 374,24 377,21 380,17 383,14 387,11 391,8 395,6 399,4 403,2 408,1 412,0 417,0 421,0 426,0 430,1 434,3 438,5 779,186 784,190 790,193 794,197 799,200 803,204 807,208 810,212 813,216 815,220 817,223 818,227 818,228 818,230 818,231 818,233 817,234 816,235 816,236 815,238 813,239">
            <text:p/>
          </draw:polygon>
          <draw:polygon draw:style-name="gr34" draw:text-style-name="P34" draw:layer="layout" svg:width="0.308cm" svg:height="0.401cm" svg:x="26.168cm" svg:y="13.667cm" svg:viewBox="0 0 309 402" draw:points="257,387 23,216 19,213 15,209 12,205 9,201 6,197 4,192 3,187 1,182 0,177 0,172 0,167 0,161 1,156 3,150 4,145 7,139 54,31 56,27 59,23 61,19 64,15 67,12 71,9 74,6 78,4 81,2 85,1 88,0 89,0 91,0 92,0 94,0 95,1 96,2 97,2 99,3 100,4 100,6 308,392 308,393 309,394 309,395 309,397 309,398 309,398 308,399 307,400 307,401 305,401 304,402 303,402 300,402 296,402 292,402 288,401 283,400 278,398 273,396 267,394 262,391">
            <text:p/>
          </draw:polygon>
          <draw:polygon draw:style-name="gr35" draw:text-style-name="P35" draw:layer="layout" svg:width="0.889cm" svg:height="0.713cm" svg:x="25.488cm" svg:y="13.679cm" svg:viewBox="0 0 890 714" draw:points="649,9 40,317 34,320 29,323 24,327 19,331 15,336 11,341 8,346 5,351 3,356 2,361 0,367 0,372 0,377 1,383 2,388 4,393 144,687 147,692 150,696 154,700 158,704 163,707 167,709 173,711 178,713 184,714 190,714 196,714 202,714 208,713 214,711 221,709 227,706 851,391 857,387 863,384 868,379 872,375 876,370 880,366 883,361 886,355 888,350 889,345 890,339 890,334 890,329 889,323 887,318 885,313 731,26 728,21 725,17 721,13 717,9 713,7 708,4 703,2 697,1 691,0 686,0 680,0 674,1 668,2 661,4 655,6">
            <text:p/>
          </draw:polygon>
          <draw:polygon draw:style-name="gr30" draw:text-style-name="P30" draw:layer="layout" svg:width="1.221cm" svg:height="0.713cm" svg:x="17.263cm" svg:y="14.18cm" svg:viewBox="0 0 1222 714" draw:points="168,1 418,55 670,100 923,137 1178,164 1183,165 1187,166 1192,168 1196,169 1200,172 1204,174 1207,177 1211,180 1213,183 1216,186 1218,190 1220,194 1221,198 1222,202 1222,206 1222,210 1182,676 1182,680 1180,685 1179,688 1177,692 1174,696 1171,699 1168,702 1165,704 1161,707 1156,709 1152,711 1147,712 1143,713 1138,714 1132,714 1127,714 855,684 583,645 312,596 42,538 37,537 32,535 27,533 23,531 19,528 15,525 12,522 9,518 6,514 4,511 2,507 1,503 0,498 0,494 0,490 1,485 112,31 113,27 115,23 117,19 119,16 122,13 125,10 128,8 132,5 136,4 140,2 144,1 149,0 153,0 158,0 163,0">
            <text:p/>
          </draw:polygon>
          <draw:polygon draw:style-name="gr31" draw:text-style-name="P31" draw:layer="layout" svg:width="0.33cm" svg:height="0.466cm" svg:x="18.153cm" svg:y="14.384cm" svg:viewBox="0 0 331 467" draw:points="21,220 245,453 248,456 251,458 255,461 259,463 263,464 267,466 270,467 274,467 278,467 281,467 284,466 286,466 287,465 288,464 289,464 290,463 291,462 292,460 292,459 293,458 293,456 331,17 331,16 331,14 330,13 330,11 329,10 329,9 328,8 327,7 325,6 324,5 321,3 318,2 314,1 310,0 306,0 301,0 297,0 293,1 288,2 284,3 280,5 51,102 41,106 33,111 25,117 19,124 13,131 8,138 5,146 2,154 1,162 0,171 1,179 2,188 5,196 9,204 14,212">
            <text:p/>
          </draw:polygon>
          <draw:polygon draw:style-name="gr32" draw:text-style-name="P32" draw:layer="layout" svg:width="0.96cm" svg:height="0.396cm" svg:x="17.445cm" svg:y="14.186cm" svg:viewBox="0 0 961 397" draw:points="556,383 937,190 941,187 945,185 948,182 951,179 954,176 956,173 958,170 959,168 960,165 960,164 961,163 961,161 960,160 960,159 960,158 959,157 958,157 958,156 957,155 956,155 954,154 953,154 951,154 714,127 478,93 244,51 10,0 9,0 8,0 6,0 5,0 4,1 3,1 2,2 2,2 1,3 1,4 0,5 0,7 0,8 0,9 0,12 1,15 2,19 4,22 6,26 8,30 11,34 14,37 18,41 383,361 392,368 402,374 412,379 423,384 433,388 444,392 456,394 467,396 478,397 490,397 501,397 513,396 524,394 535,391 546,387">
            <text:p/>
          </draw:polygon>
          <draw:polygon draw:style-name="gr33" draw:text-style-name="P33" draw:layer="layout" svg:width="1.042cm" svg:height="0.559cm" svg:x="17.329cm" svg:y="14.33cm" svg:viewBox="0 0 1043 560" draw:points="8,396 263,449 518,494 774,531 1030,560 1031,560 1033,560 1034,560 1036,560 1037,559 1038,559 1039,558 1040,557 1041,556 1041,555 1042,554 1042,553 1043,552 1043,551 1043,548 1042,545 1042,541 1040,538 1039,534 1037,531 1034,527 1032,524 1029,520 903,397 782,272 665,145 551,16 548,13 545,10 541,7 537,5 533,3 529,2 525,1 520,0 516,0 512,0 507,1 503,2 499,3 495,5 491,7 487,10 377,96 265,180 150,262 33,343 28,347 23,351 18,355 14,359 11,363 7,367 5,371 3,375 1,379 0,382 0,384 0,386 0,387 0,388 1,390 1,391 2,392 3,393 4,394 5,395 7,395">
            <text:p/>
          </draw:polygon>
          <draw:polygon draw:style-name="gr34" draw:text-style-name="P34" draw:layer="layout" svg:width="0.216cm" svg:height="0.442cm" svg:x="17.266cm" svg:y="14.221cm" svg:viewBox="0 0 217 443" draw:points="47,415 204,186 207,181 210,176 212,172 214,167 215,162 216,156 216,151 217,146 216,141 216,135 215,130 213,125 211,120 209,114 206,109 203,104 150,23 148,19 145,15 141,12 138,9 135,7 131,5 127,3 124,1 120,0 117,0 115,0 114,0 113,0 111,1 110,1 109,2 108,2 107,3 106,4 105,6 104,7 104,8 0,434 0,435 0,437 0,438 0,439 1,440 2,441 2,441 3,442 4,442 6,443 7,443 8,443 11,442 15,441 18,440 22,438 26,435 30,432 35,429 39,425 43,420">
            <text:p/>
          </draw:polygon>
          <draw:polygon draw:style-name="gr35" draw:text-style-name="P35" draw:layer="layout" svg:width="1.05cm" svg:height="0.564cm" svg:x="17.344cm" svg:y="14.21cm" svg:viewBox="0 0 1051 565" draw:points="162,2 364,44 567,81 772,111 978,135 986,137 994,139 1001,141 1008,144 1015,148 1021,152 1027,157 1032,162 1036,167 1040,173 1044,179 1047,185 1049,192 1050,199 1051,206 1050,213 1022,505 1021,512 1018,518 1016,525 1012,531 1008,536 1003,542 998,546 992,551 986,555 979,558 972,561 965,563 957,564 949,565 941,565 932,564 715,538 498,506 282,467 67,423 58,421 51,418 43,414 36,410 30,406 24,401 19,396 14,390 10,384 6,378 4,372 2,365 0,358 0,351 0,344 2,337 69,52 71,45 74,38 77,32 81,27 86,22 91,17 96,13 102,9 109,6 116,4 123,2 130,1 138,0 146,0 153,1">
            <text:p/>
          </draw:polygon>
          <draw:polygon draw:style-name="gr30" draw:text-style-name="P30" draw:layer="layout" svg:width="0.973cm" svg:height="0.682cm" svg:x="17.403cm" svg:y="13.605cm" svg:viewBox="0 0 974 683" draw:points="163,1 354,43 546,80 739,110 934,135 939,135 943,136 947,138 951,140 955,142 958,144 961,147 964,150 966,153 969,157 970,160 972,164 973,168 974,172 974,177 974,181 923,646 922,651 921,655 920,658 918,662 915,665 913,669 910,671 906,674 903,676 899,678 895,680 890,681 886,682 881,683 876,683 871,683 661,656 452,622 244,583 37,538 33,537 28,535 24,533 20,530 16,528 13,525 10,522 7,518 5,515 3,511 2,507 1,503 0,499 0,495 0,491 1,486 111,32 113,28 114,24 116,20 119,17 121,14 124,11 127,8 131,6 134,4 138,2 142,1 146,0 150,0 155,0 159,0">
            <text:p/>
          </draw:polygon>
          <draw:polygon draw:style-name="gr31" draw:text-style-name="P31" draw:layer="layout" svg:width="0.377cm" svg:height="0.467cm" svg:x="17.998cm" svg:y="13.778cm" svg:viewBox="0 0 378 468" draw:points="19,201 282,455 285,458 289,461 293,463 296,464 300,466 304,467 308,468 312,468 315,468 319,468 322,467 323,467 324,466 326,465 327,464 328,463 329,462 329,461 330,459 330,458 331,456 378,20 378,18 378,17 378,15 377,14 377,12 376,11 375,10 374,9 372,6 369,5 366,3 362,2 358,1 354,0 350,0 346,0 342,0 338,1 334,2 330,3 46,98 38,101 30,105 23,110 17,115 12,121 8,128 5,135 2,142 1,149 0,157 0,165 2,172 4,180 8,187 13,194">
            <text:p/>
          </draw:polygon>
          <draw:polygon draw:style-name="gr32" draw:text-style-name="P32" draw:layer="layout" svg:width="0.71cm" svg:height="0.367cm" svg:x="17.578cm" svg:y="13.612cm" svg:viewBox="0 0 711 368" draw:points="361,354 690,159 694,157 697,154 700,151 703,148 705,145 707,142 709,139 710,136 711,133 711,132 711,131 711,130 711,129 711,128 710,127 710,126 709,125 709,124 708,123 707,123 706,122 704,122 703,122 528,98 355,70 183,38 12,0 10,0 9,0 8,0 7,0 5,1 5,1 4,2 3,3 2,4 2,5 1,6 1,7 0,10 0,13 0,16 1,20 2,24 3,28 5,32 7,37 9,41 12,46 217,326 223,333 231,340 239,346 247,351 256,356 265,360 274,363 284,366 294,367 304,368 314,368 323,367 333,365 343,362 352,359">
            <text:p/>
          </draw:polygon>
          <draw:polygon draw:style-name="gr33" draw:text-style-name="P33" draw:layer="layout" svg:width="0.778cm" svg:height="0.543cm" svg:x="17.463cm" svg:y="13.739cm" svg:viewBox="0 0 779 544" draw:points="8,411 196,452 385,487 574,518 765,544 767,544 768,544 769,543 771,543 772,543 773,542 774,541 775,541 776,540 777,539 777,537 778,536 779,533 779,530 779,527 779,523 778,520 777,516 776,512 774,508 772,504 769,501 683,381 600,260 520,139 444,16 442,13 439,10 436,7 433,5 430,3 427,2 423,1 419,0 416,0 412,0 408,1 405,2 401,3 398,5 395,7 392,10 27,355 23,359 19,364 15,368 11,373 8,377 6,382 4,386 2,390 1,394 0,398 0,399 0,401 0,403 0,404 1,405 1,407 2,408 3,409 4,410 5,410 7,411">
            <text:p/>
          </draw:polygon>
          <draw:polygon draw:style-name="gr34" draw:text-style-name="P34" draw:layer="layout" svg:width="0.232cm" svg:height="0.442cm" svg:x="17.406cm" svg:y="13.647cm" svg:viewBox="0 0 233 443" draw:points="47,417 221,189 224,185 226,180 228,176 230,171 231,166 232,161 233,156 233,151 232,146 232,141 230,136 229,131 227,126 225,122 222,117 219,113 149,20 147,16 144,13 141,10 137,8 134,5 130,3 127,2 123,1 120,0 117,0 115,0 114,0 112,1 111,1 110,2 109,2 108,3 107,4 106,5 105,6 105,8 104,9 0,434 0,435 0,437 0,438 0,439 1,440 1,441 2,442 3,442 4,443 5,443 6,443 8,443 11,443 14,442 18,440 22,439 26,436 30,433 34,430 39,426 43,422">
            <text:p/>
          </draw:polygon>
          <draw:polygon draw:style-name="gr35" draw:text-style-name="P35" draw:layer="layout" svg:width="0.818cm" svg:height="0.534cm" svg:x="17.48cm" svg:y="13.635cm" svg:viewBox="0 0 819 535" draw:points="155,2 303,33 453,61 603,86 755,107 762,108 769,110 776,113 782,116 788,119 794,124 799,128 803,133 808,139 811,144 814,150 816,157 818,163 819,170 819,177 819,184 785,475 783,482 781,489 778,495 775,501 771,507 766,512 761,517 756,521 750,525 744,528 737,531 730,533 723,534 715,535 708,535 700,535 539,512 379,486 219,456 60,422 53,420 46,417 39,414 33,410 27,406 21,401 17,396 12,390 9,385 6,378 3,372 1,365 0,359 0,352 0,345 2,338 69,53 71,46 74,39 77,33 81,28 85,22 90,18 95,14 100,10 106,7 113,4 119,2 126,1 133,0 140,0 148,1">
            <text:p/>
          </draw:polygon>
          <draw:polygon draw:style-name="gr36" draw:text-style-name="P36" draw:layer="layout" svg:width="0.629cm" svg:height="0.631cm" svg:x="17.542cm" svg:y="13.031cm" svg:viewBox="0 0 630 632" draw:points="160,1 268,26 376,48 596,87 600,88 604,89 608,91 611,93 614,95 617,98 620,100 622,103 624,107 626,110 628,114 629,118 629,122 630,126 630,130 629,135 560,597 559,601 558,605 556,609 554,612 552,616 549,619 546,622 543,624 540,626 536,628 532,630 528,631 524,631 519,632 515,631 510,631 390,611 271,589 152,564 34,537 30,536 26,534 22,532 18,530 15,528 12,525 9,522 7,518 5,515 3,511 2,507 1,503 0,499 0,495 0,491 1,486 112,32 113,28 115,24 117,21 119,17 121,14 124,11 127,9 130,6 133,4 137,3 140,1 144,1 148,0 152,0 156,0">
            <text:p/>
          </draw:polygon>
          <draw:polygon draw:style-name="gr37" draw:text-style-name="P37" draw:layer="layout" svg:width="0.229cm" svg:height="0.461cm" svg:x="17.941cm" svg:y="13.158cm" svg:viewBox="0 0 230 462" draw:points="8,197 128,444 130,447 133,450 135,453 138,455 140,457 143,459 146,461 149,461 152,462 153,462 154,462 155,462 156,462 158,461 159,461 160,460 160,460 161,459 162,458 162,457 163,455 163,454 164,453 230,18 230,16 230,15 230,13 229,12 229,11 228,9 228,8 227,7 226,6 225,5 222,4 220,2 217,1 213,0 210,0 206,0 203,0 199,1 195,2 191,3 188,5 53,72 45,77 38,82 31,88 24,94 19,101 14,109 9,117 6,125 3,134 1,142 0,151 0,160 1,170 2,179 5,188">
            <text:p/>
          </draw:polygon>
          <draw:polygon draw:style-name="gr38" draw:text-style-name="P38" draw:layer="layout" svg:width="0.413cm" svg:height="0.16cm" svg:x="17.714cm" svg:y="13.036cm" svg:viewBox="0 0 414 161" draw:points="220,157 389,106 393,105 397,103 400,101 403,99 406,97 408,95 410,92 412,90 413,88 413,87 413,86 414,85 414,84 414,84 413,83 413,82 413,81 412,81 412,80 411,80 410,79 409,79 408,79 306,62 206,43 8,0 7,0 6,0 5,0 4,0 3,1 3,1 2,2 1,2 1,3 1,4 0,5 0,6 0,8 0,11 1,14 2,17 3,21 5,24 7,28 10,31 13,34 16,38 122,135 127,139 133,143 138,146 144,149 150,152 156,155 162,157 169,158 175,160 181,160 188,161 194,161 201,161 207,160 214,159">
            <text:p/>
          </draw:polygon>
          <draw:polygon draw:style-name="gr39" draw:text-style-name="P39" draw:layer="layout" svg:width="0.441cm" svg:height="0.331cm" svg:x="17.597cm" svg:y="13.326cm" svg:viewBox="0 0 442 332" draw:points="7,249 432,332 433,332 435,332 436,332 437,332 438,331 439,330 440,330 441,329 441,327 442,326 442,325 442,323 442,320 442,316 442,312 441,308 439,303 437,298 435,293 433,288 430,283 426,278 254,15 252,12 249,9 247,6 244,4 241,3 237,2 234,1 231,0 227,0 224,0 220,1 217,2 214,3 210,5 207,8 205,10 26,192 22,197 18,201 14,205 11,210 8,214 6,219 4,223 2,227 1,231 0,235 0,238 0,240 0,241 1,243 1,244 2,245 3,246 4,247 5,248 6,248">
            <text:p/>
          </draw:polygon>
          <draw:polygon draw:style-name="gr40" draw:text-style-name="P40" draw:layer="layout" svg:width="0.256cm" svg:height="0.444cm" svg:x="17.546cm" svg:y="13.072cm" svg:viewBox="0 0 257 445" draw:points="48,422 244,198 247,194 250,189 252,185 254,180 256,175 257,170 257,165 257,160 257,155 256,150 255,146 254,141 252,136 249,132 246,128 243,124 149,17 146,14 143,11 140,9 137,6 133,4 130,3 126,1 123,1 119,0 116,0 115,0 113,0 112,1 111,1 109,2 108,3 107,3 106,4 106,5 105,7 104,8 104,9 0,435 0,437 0,438 0,439 0,440 1,441 1,442 2,443 3,443 4,444 5,444 6,445 8,445 11,444 14,444 18,443 22,441 26,439 31,437 35,434 39,430 44,426">
            <text:p/>
          </draw:polygon>
          <draw:polygon draw:style-name="gr41" draw:text-style-name="P41" draw:layer="layout" svg:width="0.448cm" svg:height="0.479cm" svg:x="17.645cm" svg:y="13.063cm" svg:viewBox="0 0 449 480" draw:points="135,1 406,54 411,56 416,57 421,59 425,62 429,65 433,68 436,72 439,76 442,80 444,85 446,89 447,94 448,99 449,104 449,110 448,115 395,436 394,441 392,446 390,451 388,456 385,460 381,464 378,467 374,471 369,473 365,475 360,477 355,479 350,479 344,480 339,480 333,479 42,421 37,420 32,418 27,416 22,413 18,410 14,407 11,403 8,399 6,394 4,390 2,385 1,380 0,375 0,369 0,364 1,359 74,41 76,36 78,31 80,27 83,22 86,18 89,15 93,11 97,8 101,6 105,4 110,2 115,1 120,0 125,0 130,0">
            <text:p/>
          </draw:polygon>
          <draw:polygon draw:style-name="gr42" draw:text-style-name="P42" draw:layer="layout" svg:width="0.577cm" svg:height="0.622cm" svg:x="17.682cm" svg:y="12.457cm" svg:viewBox="0 0 578 623" draw:points="156,1 252,23 350,44 449,62 548,78 552,79 555,80 559,82 562,84 565,86 567,88 570,91 572,94 574,98 575,101 577,105 578,109 578,113 578,117 578,121 578,125 509,588 508,592 506,596 505,600 503,603 501,607 498,610 496,613 493,615 489,617 486,619 482,621 479,622 475,623 471,623 467,623 463,623 245,584 137,561 30,537 26,536 22,534 19,533 16,530 13,528 10,525 8,522 6,519 4,516 2,512 1,508 0,504 0,500 0,496 0,491 1,487 113,33 114,29 115,25 117,21 119,17 121,14 123,11 126,9 129,6 132,5 135,3 138,2 142,1 145,0 149,0 152,0">
            <text:p/>
          </draw:polygon>
          <draw:polygon draw:style-name="gr43" draw:text-style-name="P43" draw:layer="layout" svg:width="0.21cm" svg:height="0.461cm" svg:x="18.048cm" svg:y="12.575cm" svg:viewBox="0 0 211 462" draw:points="7,199 113,445 115,448 117,451 119,454 121,456 124,458 126,460 129,461 131,462 133,462 134,462 135,462 136,462 137,462 138,462 139,461 140,461 141,460 142,459 143,458 143,457 144,456 144,455 145,453 145,452 211,17 211,16 211,14 211,13 211,11 210,10 210,9 209,8 209,7 208,6 207,5 206,4 205,3 202,2 199,1 196,0 193,0 190,0 187,0 183,1 180,2 177,3 174,5 50,74 42,79 35,84 29,91 23,97 18,104 13,112 9,120 6,128 3,137 1,145 0,154 0,163 0,172 2,181 4,190">
            <text:p/>
          </draw:polygon>
          <draw:polygon draw:style-name="gr44" draw:text-style-name="P44" draw:layer="layout" svg:width="0.371cm" svg:height="0.155cm" svg:x="17.849cm" svg:y="12.462cm" svg:viewBox="0 0 372 156" draw:points="196,151 350,98 353,97 357,95 360,93 362,91 365,89 367,87 369,85 370,83 371,81 372,80 372,79 372,78 372,77 372,76 372,75 372,74 371,74 371,73 370,72 369,72 368,71 367,71 366,71 275,56 185,39 8,0 7,0 6,0 5,0 4,0 3,1 2,1 2,1 1,2 1,3 1,4 0,5 0,6 0,8 0,11 1,14 2,17 3,20 5,23 7,27 9,30 11,33 14,37 108,132 113,136 117,140 122,143 127,146 132,149 138,151 143,153 149,154 155,155 160,156 166,156 172,156 178,156 184,155 190,153">
            <text:p/>
          </draw:polygon>
          <draw:polygon draw:style-name="gr43" draw:text-style-name="P43" draw:layer="layout" svg:width="0.4cm" svg:height="0.327cm" svg:x="17.731cm" svg:y="12.748cm" svg:viewBox="0 0 401 328" draw:points="6,252 391,328 393,328 394,328 395,328 396,327 397,327 398,326 398,325 399,324 400,323 400,322 401,319 401,315 401,311 400,307 399,303 398,298 397,293 395,289 392,284 390,279 387,274 235,14 233,11 231,8 228,6 225,4 223,3 220,1 217,1 213,0 210,0 207,0 204,1 201,2 198,4 195,5 192,8 190,10 24,195 17,204 11,213 8,217 6,222 4,226 2,231 1,235 0,238 0,242 0,243 0,245 1,246 1,247 2,248 2,249 3,250 4,251 5,252">
            <text:p/>
          </draw:polygon>
          <draw:polygon draw:style-name="gr27" draw:text-style-name="P27" draw:layer="layout" svg:width="0.239cm" svg:height="0.444cm" svg:x="17.685cm" svg:y="12.498cm" svg:viewBox="0 0 240 445" draw:points="44,420 226,194 229,190 232,185 234,181 236,176 238,171 239,167 239,162 240,157 240,152 239,147 238,142 237,138 235,133 233,129 230,124 227,120 145,15 142,13 140,10 137,7 134,5 131,4 128,2 125,1 121,0 118,0 116,0 114,0 113,1 112,1 110,2 109,2 108,3 107,4 106,5 106,6 105,7 104,8 104,10 0,436 0,437 0,438 0,440 0,441 1,442 1,443 2,443 3,444 4,444 5,445 6,445 7,445 9,445 10,444 13,444 17,442 20,441 24,438 28,436 32,432 36,429 40,425">
            <text:p/>
          </draw:polygon>
          <draw:polygon draw:style-name="gr3" draw:text-style-name="P3" draw:layer="layout" svg:width="0.41cm" svg:height="0.474cm" svg:x="17.778cm" svg:y="12.486cm" svg:viewBox="0 0 411 475" draw:points="129,1 374,49 379,51 383,52 387,54 391,57 394,59 398,63 401,66 403,70 405,74 407,79 409,83 410,88 411,93 411,98 411,104 411,109 358,430 357,435 355,440 353,445 351,450 348,454 345,458 342,461 338,464 334,467 330,470 325,472 321,473 316,474 311,475 306,475 301,474 37,422 32,421 27,419 23,416 19,414 16,410 12,407 9,403 7,399 5,395 3,390 1,385 0,380 0,375 0,370 0,365 1,359 74,43 76,38 78,33 80,28 82,23 85,19 88,16 92,12 95,9 99,6 103,4 107,2 111,1 116,0 120,0 125,0">
            <text:p/>
          </draw:polygon>
          <draw:polygon draw:style-name="gr42" draw:text-style-name="P42" draw:layer="layout" svg:width="0.838cm" svg:height="0.785cm" svg:x="26.312cm" svg:y="13.27cm" svg:viewBox="0 0 839 786" draw:points="528,8 30,293 25,296 21,299 17,302 13,306 10,310 8,314 5,318 3,322 2,326 1,330 0,334 0,339 0,343 1,347 2,351 4,355 228,766 230,770 233,773 236,776 240,779 243,781 247,783 251,784 256,785 260,785 265,786 270,785 275,785 280,784 285,782 290,780 294,778 810,484 815,481 819,477 823,474 826,470 830,466 832,462 834,458 836,454 837,450 838,445 839,441 839,437 838,433 837,429 836,425 834,421 594,18 592,15 589,12 586,9 582,6 578,4 574,3 570,1 566,1 561,0 557,0 552,0 547,1 542,2 537,4 533,6">
            <text:p/>
          </draw:polygon>
          <draw:polygon draw:style-name="gr43" draw:text-style-name="P43" draw:layer="layout" svg:width="0.314cm" svg:height="0.423cm" svg:x="26.32cm" svg:y="13.602cm" svg:viewBox="0 0 315 424" draw:points="313,103 250,395 249,399 247,403 245,406 243,410 240,413 237,416 235,418 232,421 229,422 226,424 224,424 223,424 222,424 220,424 219,424 218,424 216,424 215,423 214,422 213,421 212,420 211,419 2,32 1,31 0,29 0,28 0,26 0,25 0,23 1,22 1,20 2,19 3,18 5,15 8,12 11,10 15,8 19,6 23,4 27,2 32,1 37,0 41,0 46,0 224,2 235,3 246,5 256,7 265,11 274,15 282,20 289,26 295,32 301,39 306,47 310,55 312,64 314,73 315,82 314,92">
            <text:p/>
          </draw:polygon>
          <draw:polygon draw:style-name="gr44" draw:text-style-name="P44" draw:layer="layout" svg:width="0.474cm" svg:height="0.28cm" svg:x="26.355cm" svg:y="13.29cm" svg:viewBox="0 0 475 281" draw:points="250,252 36,280 30,281 26,281 21,281 17,280 13,279 10,278 7,277 4,276 3,275 2,274 2,274 1,273 1,272 0,271 0,270 0,269 0,269 0,268 1,267 2,266 2,265 3,264 6,263 462,2 464,1 465,1 466,0 468,0 469,0 470,0 471,0 471,1 472,1 473,2 473,3 474,4 474,5 474,6 475,9 475,12 474,16 473,20 472,24 470,28 467,33 465,37 461,42 360,185 355,192 350,198 344,204 338,210 325,220 311,229 297,237 281,243 266,248">
            <text:p/>
          </draw:polygon>
          <draw:polygon draw:style-name="gr43" draw:text-style-name="P43" draw:layer="layout" svg:width="0.481cm" svg:height="0.415cm" svg:x="26.616cm" svg:y="13.618cm" svg:viewBox="0 0 482 416" draw:points="476,153 17,414 15,415 14,415 13,416 11,416 10,416 9,416 8,415 7,414 6,414 5,413 4,411 3,410 2,407 1,403 0,399 0,394 0,389 1,384 2,378 3,372 5,366 7,360 128,29 130,25 132,21 135,18 137,15 141,12 144,9 148,6 152,4 156,3 160,1 164,1 168,0 172,0 176,0 181,1 185,3 439,104 445,107 451,110 456,113 461,116 466,119 470,123 473,126 476,130 479,133 480,136 481,138 481,140 482,141 482,143 482,144 481,146 481,147 480,148 479,150 478,151 477,152">
            <text:p/>
          </draw:polygon>
          <draw:polygon draw:style-name="gr27" draw:text-style-name="P27" draw:layer="layout" svg:width="0.371cm" svg:height="0.395cm" svg:x="26.769cm" svg:y="13.299cm" svg:viewBox="0 0 372 396" draw:points="312,388 27,252 22,250 17,246 13,243 10,239 7,235 5,231 3,226 1,222 0,217 0,212 0,206 1,201 2,196 4,190 6,185 9,179 94,32 97,27 100,23 103,19 106,16 110,12 114,9 118,7 122,4 126,3 130,1 133,0 135,0 137,0 138,0 140,0 141,1 143,1 144,2 145,3 146,4 147,5 371,381 371,383 372,384 372,385 372,387 372,388 372,389 371,390 370,391 369,392 368,392 367,393 365,394 362,395 358,396 353,396 348,396 342,396 337,395 331,394 325,392 318,390">
            <text:p/>
          </draw:polygon>
          <draw:polygon draw:style-name="gr3" draw:text-style-name="P3" draw:layer="layout" svg:width="0.6cm" svg:height="0.574cm" svg:x="26.408cm" svg:y="13.334cm" svg:viewBox="0 0 601 575" draw:points="346,10 36,188 31,191 26,195 21,199 17,204 13,208 9,213 6,218 4,224 2,229 1,234 0,239 0,245 0,250 2,255 3,260 6,265 163,551 166,555 169,560 173,563 177,567 182,569 187,571 192,573 198,574 203,575 209,575 215,575 221,574 228,572 234,570 240,568 246,565 565,383 570,379 576,376 581,371 585,367 589,362 592,357 595,352 598,346 599,341 601,335 601,330 601,325 601,319 600,314 598,309 596,305 429,23 426,19 423,15 419,11 415,8 410,6 405,4 400,2 394,1 389,0 383,0 377,0 371,1 365,3 358,5 352,7">
            <text:p/>
          </draw:polygon>
          <draw:polygon draw:style-name="gr42" draw:text-style-name="P42" draw:layer="layout" svg:width="0.844cm" svg:height="0.797cm" svg:x="26.956cm" svg:y="12.875cm" svg:viewBox="0 0 845 798" draw:points="515,10 27,317 23,320 19,323 15,327 12,330 9,334 6,338 4,342 3,346 1,351 0,355 0,359 0,364 1,368 2,372 3,376 5,380 247,781 249,785 252,788 255,790 259,793 263,795 267,796 271,797 275,798 280,798 285,798 290,798 294,797 299,795 304,794 309,791 314,789 818,471 822,468 826,465 830,461 833,457 836,453 839,449 841,445 842,441 844,436 844,432 845,428 845,423 844,419 843,415 841,411 839,407 581,17 578,13 575,10 572,7 568,5 565,3 560,2 556,1 552,0 547,0 543,0 538,1 533,2 529,3 524,5 519,7">
            <text:p/>
          </draw:polygon>
          <draw:polygon draw:style-name="gr43" draw:text-style-name="P43" draw:layer="layout" svg:width="0.317cm" svg:height="0.421cm" svg:x="26.965cm" svg:y="13.225cm" svg:viewBox="0 0 318 422" draw:points="317,96 266,390 265,395 264,399 262,403 260,406 257,410 255,413 252,415 249,418 246,419 243,421 242,421 241,421 239,422 238,422 236,421 235,421 234,421 233,420 232,419 231,418 230,417 229,416 2,39 1,37 0,36 0,34 0,33 0,32 0,30 1,29 1,27 2,26 3,25 5,22 8,19 11,17 15,14 19,12 23,10 27,8 32,7 37,6 41,5 46,4 224,0 235,0 246,1 256,3 265,6 274,10 282,15 290,20 296,26 302,33 307,40 311,48 315,57 317,66 318,76 318,86">
            <text:p/>
          </draw:polygon>
          <draw:polygon draw:style-name="gr44" draw:text-style-name="P44" draw:layer="layout" svg:width="0.463cm" svg:height="0.299cm" svg:x="26.997cm" svg:y="12.897cm" svg:viewBox="0 0 464 300" draw:points="249,261 36,299 31,300 26,300 21,300 17,300 13,300 10,299 7,298 4,297 3,296 2,295 2,295 1,294 0,293 0,292 0,291 0,290 0,290 1,289 1,288 2,287 3,286 4,285 6,284 451,2 452,2 454,1 455,0 456,0 457,0 458,0 459,0 460,1 461,1 461,2 462,3 463,4 463,5 463,6 464,7 464,9 464,12 463,15 463,19 461,23 460,28 458,32 455,37 452,42 356,190 351,197 346,203 341,209 336,215 330,221 323,226 310,236 296,245 281,252 265,257">
            <text:p/>
          </draw:polygon>
          <draw:polygon draw:style-name="gr43" draw:text-style-name="P43" draw:layer="layout" svg:width="0.471cm" svg:height="0.422cm" svg:x="27.278cm" svg:y="13.227cm" svg:viewBox="0 0 472 423" draw:points="466,139 18,421 16,422 15,423 13,423 12,423 11,423 9,423 8,422 7,422 6,421 5,420 4,419 4,417 2,414 1,411 0,407 0,402 0,397 0,391 1,386 2,380 4,373 5,367 112,32 114,28 116,24 119,20 121,16 124,13 128,10 131,8 135,5 139,4 143,2 147,1 152,0 156,0 160,0 164,1 169,2 428,93 434,95 440,97 445,100 450,103 455,106 459,109 462,112 465,116 468,119 470,122 470,124 471,125 471,127 472,129 472,130 471,131 471,133 471,134 470,135 469,137 468,138">
            <text:p/>
          </draw:polygon>
          <draw:polygon draw:style-name="gr27" draw:text-style-name="P27" draw:layer="layout" svg:width="0.38cm" svg:height="0.385cm" svg:x="27.41cm" svg:y="12.903cm" svg:viewBox="0 0 381 386" draw:points="322,379 29,257 24,254 20,251 16,248 12,245 9,241 6,236 4,232 2,227 1,222 0,217 0,212 0,207 1,201 3,196 5,191 7,185 87,34 89,30 92,25 95,21 99,17 102,14 106,10 110,7 113,5 117,3 121,1 125,0 126,0 128,0 130,0 131,0 133,1 134,1 135,2 136,3 138,4 139,5 380,370 381,372 381,373 381,374 381,376 381,377 381,378 380,379 379,380 378,381 377,382 376,382 374,383 371,384 367,385 362,386 357,386 352,386 346,386 340,385 334,383 328,382">
            <text:p/>
          </draw:polygon>
          <draw:polygon draw:style-name="gr3" draw:text-style-name="P3" draw:layer="layout" svg:width="0.605cm" svg:height="0.582cm" svg:x="27.051cm" svg:y="12.943cm" svg:viewBox="0 0 606 583" draw:points="338,12 34,204 29,208 24,212 19,216 15,220 11,225 8,230 5,235 3,241 1,246 0,251 0,257 0,262 1,267 2,272 4,277 7,282 177,561 180,566 183,569 187,573 192,576 197,578 202,580 207,581 213,582 218,583 224,583 230,582 236,581 242,579 248,577 254,574 260,571 571,375 577,371 582,367 587,362 591,357 595,352 598,347 601,342 603,336 604,331 605,325 606,320 606,314 605,309 603,304 601,299 599,294 420,21 417,17 413,13 409,9 405,7 400,4 395,2 390,1 384,0 379,0 373,0 367,1 361,2 355,4 349,6 343,9">
            <text:p/>
          </draw:polygon>
          <draw:polygon draw:style-name="gr42" draw:text-style-name="P42" draw:layer="layout" svg:width="0.85cm" svg:height="0.807cm" svg:x="27.566cm" svg:y="12.467cm" svg:viewBox="0 0 851 808" draw:points="501,12 44,326 39,329 35,332 30,335 26,338 22,341 18,344 14,348 11,352 8,356 6,360 4,364 2,368 1,372 0,377 0,381 0,385 1,389 2,393 4,397 6,401 265,791 268,795 271,798 274,801 278,803 282,805 286,806 290,807 295,808 299,808 304,808 309,807 314,806 319,804 323,802 328,800 333,797 335,795 337,794 342,791 351,785 826,460 830,457 834,453 837,449 841,445 843,441 846,437 848,432 849,428 850,423 851,419 851,414 850,410 850,406 848,402 847,398 844,394 569,15 566,12 563,9 559,6 555,4 551,2 547,1 543,0 538,0 534,0 529,0 524,1 520,2 515,4 510,6 506,9">
            <text:p/>
          </draw:polygon>
          <draw:polygon draw:style-name="gr43" draw:text-style-name="P43" draw:layer="layout" svg:width="0.318cm" svg:height="0.42cm" svg:x="27.577cm" svg:y="12.829cm" svg:viewBox="0 0 319 421" draw:points="319,93 288,343 281,388 280,393 279,397 277,401 275,405 273,408 271,411 268,414 265,416 263,418 260,419 258,420 257,420 255,421 254,421 253,420 251,420 250,420 249,419 248,418 247,417 246,416 245,415 2,49 1,47 1,46 0,45 0,43 0,42 0,40 1,39 1,37 2,36 2,34 5,32 7,29 10,26 14,24 17,21 22,19 26,17 30,15 35,14 39,13 44,12 49,12 54,12 59,11 65,11 222,0 233,0 243,1 254,2 263,5 272,9 281,13 288,18 295,24 301,31 307,38 311,46 315,55 317,64 319,73 319,83">
            <text:p/>
          </draw:polygon>
          <draw:polygon draw:style-name="gr44" draw:text-style-name="P44" draw:layer="layout" svg:width="0.452cm" svg:height="0.317cm" svg:x="27.605cm" svg:y="12.492cm" svg:viewBox="0 0 453 318" draw:points="247,270 37,316 34,316 30,317 28,317 25,317 20,318 16,318 16,318 13,317 11,317 9,316 7,315 5,314 3,314 2,313 2,312 1,312 1,311 0,310 0,310 0,309 0,309 0,308 0,307 0,307 0,306 1,305 1,305 2,304 3,303 5,301 5,301 6,301 440,2 442,2 443,1 444,0 445,0 446,0 447,0 448,0 449,1 450,1 451,2 451,3 452,4 452,5 453,6 453,9 453,12 453,15 452,19 451,24 450,28 448,33 445,38 443,43 352,194 348,201 343,208 338,214 333,221 321,232 308,243 294,252 279,260 271,263 263,266 255,268">
            <text:p/>
          </draw:polygon>
          <draw:polygon draw:style-name="gr43" draw:text-style-name="P43" draw:layer="layout" svg:width="0.461cm" svg:height="0.426cm" svg:x="27.905cm" svg:y="12.823cm" svg:viewBox="0 0 462 427" draw:points="457,125 19,424 18,425 17,426 15,426 15,426 14,427 14,427 13,427 13,427 12,427 12,427 11,427 11,427 10,426 10,426 9,426 9,426 8,425 7,425 7,424 6,424 6,423 5,422 4,420 3,418 1,413 1,409 0,404 0,399 0,394 0,388 1,383 2,377 4,371 97,33 99,29 100,25 103,21 105,18 108,14 111,11 115,9 119,6 123,4 127,2 131,1 135,0 139,0 143,0 147,1 151,2 416,80 422,82 428,85 434,87 439,90 444,93 448,96 452,99 456,102 458,105 460,108 461,110 462,112 462,113 462,115 462,116 462,118 462,119 461,120 461,122 460,123 458,124">
            <text:p/>
          </draw:polygon>
          <draw:polygon draw:style-name="gr27" draw:text-style-name="P27" draw:layer="layout" svg:width="0.39cm" svg:height="0.376cm" svg:x="28.015cm" svg:y="12.493cm" svg:viewBox="0 0 391 377" draw:points="331,371 31,262 26,260 21,257 17,254 13,251 10,247 7,243 5,238 3,234 1,229 0,224 0,219 0,213 1,208 2,202 4,196 6,190 80,36 82,32 85,27 88,23 91,19 95,15 98,12 102,9 106,6 110,4 113,2 117,1 120,0 122,0 123,0 125,0 126,1 128,1 129,2 130,3 131,4 389,359 390,361 390,362 391,363 391,364 391,366 390,367 390,368 389,369 388,370 387,371 385,372 384,373 380,374 376,375 372,376 367,377 361,377 355,377 349,376 343,375 337,373">
            <text:p/>
          </draw:polygon>
          <draw:polygon draw:style-name="gr3" draw:text-style-name="P3" draw:layer="layout" svg:width="0.609cm" svg:height="0.587cm" svg:x="27.66cm" svg:y="12.538cm" svg:viewBox="0 0 610 588" draw:points="328,14 32,217 27,221 22,225 17,230 13,235 10,240 7,245 4,250 2,255 1,261 0,266 0,271 0,277 1,282 3,287 5,292 8,297 190,568 193,572 197,576 201,579 206,582 210,584 216,586 221,587 227,588 233,588 239,588 245,587 251,586 257,584 263,581 269,578 275,575 578,367 583,363 588,358 593,353 597,348 601,343 603,338 606,332 608,327 609,321 610,316 610,310 610,305 609,300 607,295 605,290 602,286 411,20 408,16 404,12 400,8 395,6 391,4 385,2 380,1 374,0 369,0 363,0 357,1 351,3 345,5 339,8 333,11">
            <text:p/>
          </draw:polygon>
          <draw:polygon draw:style-name="gr42" draw:text-style-name="P42" draw:layer="layout" svg:width="0.823cm" svg:height="0.785cm" svg:x="26.652cm" svg:y="12.382cm" svg:viewBox="0 0 824 786" draw:points="495,10 26,305 22,308 18,311 14,315 11,318 8,322 6,326 4,330 2,334 1,338 0,343 0,347 0,351 1,355 2,359 3,363 5,367 247,768 249,772 252,775 255,778 259,780 263,782 266,784 271,785 275,786 279,786 284,786 289,786 293,785 298,784 303,782 307,780 312,777 798,472 803,469 807,465 810,461 814,458 816,454 819,449 821,445 822,441 823,437 824,432 824,428 824,424 823,420 822,416 820,412 818,408 560,17 557,14 554,11 551,8 548,6 544,4 540,2 536,1 531,0 527,0 522,0 518,1 513,2 509,3 504,5 499,7">
            <text:p/>
          </draw:polygon>
          <draw:polygon draw:style-name="gr43" draw:text-style-name="P43" draw:layer="layout" svg:width="0.309cm" svg:height="0.418cm" svg:x="26.661cm" svg:y="12.722cm" svg:viewBox="0 0 310 419" draw:points="309,97 264,388 263,392 262,397 260,400 259,404 256,407 254,410 251,413 249,415 246,417 243,418 242,418 240,419 239,419 238,419 236,419 235,419 234,418 233,418 232,417 231,416 230,415 229,414 2,36 1,35 0,33 0,32 0,31 0,29 0,28 1,26 1,25 2,23 3,22 5,19 7,17 10,14 14,12 17,10 21,8 26,6 30,5 35,4 39,4 44,3 217,0 228,0 238,2 248,4 257,7 266,11 274,16 282,21 288,27 294,34 299,42 303,50 307,58 309,68 310,77 310,87">
            <text:p/>
          </draw:polygon>
          <draw:polygon draw:style-name="gr44" draw:text-style-name="P44" draw:layer="layout" svg:width="0.446cm" svg:height="0.289cm" svg:x="26.69cm" svg:y="12.403cm" svg:viewBox="0 0 447 290" draw:points="243,255 36,289 30,290 26,290 21,290 17,290 13,289 10,288 7,287 4,286 3,286 3,285 2,284 1,283 1,282 0,282 0,281 0,280 0,279 0,278 1,277 1,276 2,275 3,274 6,273 435,2 436,2 437,1 439,0 440,0 441,0 442,0 443,0 444,1 445,1 445,2 446,3 446,4 447,5 447,6 447,9 447,12 447,15 446,19 445,23 444,28 442,32 440,37 437,42 345,187 341,193 336,199 331,205 326,211 320,216 314,222 308,226 302,231 288,239 273,246 266,249 258,251 251,253">
            <text:p/>
          </draw:polygon>
          <draw:polygon draw:style-name="gr43" draw:text-style-name="P43" draw:layer="layout" svg:width="0.454cm" svg:height="0.417cm" svg:x="26.971cm" svg:y="12.729cm" svg:viewBox="0 0 455 418" draw:points="450,142 18,416 16,416 15,417 14,417 12,418 11,417 10,417 9,417 7,416 6,415 5,414 5,413 4,412 2,408 1,405 1,401 0,396 0,391 0,385 1,380 2,374 3,368 5,362 104,31 105,27 107,23 110,19 112,16 115,13 118,10 122,7 126,5 129,3 133,2 137,1 142,0 146,0 150,0 154,1 158,2 412,96 418,98 423,101 429,104 434,107 438,110 442,113 446,117 449,120 452,123 454,126 454,128 455,129 455,131 455,132 455,134 455,135 455,137 454,138 454,139 453,140 452,141">
            <text:p/>
          </draw:polygon>
          <draw:polygon draw:style-name="gr27" draw:text-style-name="P27" draw:layer="layout" svg:width="0.373cm" svg:height="0.385cm" svg:x="27.091cm" svg:y="12.41cm" svg:viewBox="0 0 374 386" draw:points="316,378 29,253 24,250 19,247 15,244 12,240 9,236 6,232 4,228 2,223 1,218 0,213 0,208 0,203 1,197 2,192 4,186 7,181 81,33 83,29 86,24 89,20 92,16 96,13 99,10 103,7 107,5 111,3 114,1 118,0 119,0 121,0 123,0 124,0 126,1 127,1 128,2 129,3 130,4 131,6 373,371 374,372 374,373 374,374 374,376 374,377 374,378 373,379 372,380 371,381 370,382 369,382 367,383 364,384 360,385 356,386 351,386 345,386 340,385 334,384 328,383 322,381">
            <text:p/>
          </draw:polygon>
          <draw:polygon draw:style-name="gr3" draw:text-style-name="P3" draw:layer="layout" svg:width="0.59cm" svg:height="0.574cm" svg:x="26.743cm" svg:y="12.448cm" svg:viewBox="0 0 591 575" draw:points="324,12 32,196 27,200 22,204 18,208 14,212 10,217 7,222 5,227 3,232 1,237 0,242 0,248 0,253 1,258 2,264 4,269 7,273 177,551 180,556 183,560 187,563 192,567 196,569 201,571 207,573 212,574 218,574 224,575 230,574 236,573 242,571 248,569 253,567 259,563 559,374 565,370 570,366 574,362 578,357 581,352 584,347 587,342 589,337 590,331 591,326 591,321 591,315 590,310 588,305 586,300 584,295 406,22 403,18 399,14 395,10 390,7 386,5 381,3 376,1 370,0 365,0 359,0 353,1 347,2 342,4 336,6 330,9">
            <text:p/>
          </draw:polygon>
          <draw:polygon draw:style-name="gr36" draw:text-style-name="P36" draw:layer="layout" svg:width="0.671cm" svg:height="0.576cm" svg:x="18.488cm" svg:y="14.355cm" svg:viewBox="0 0 672 577" draw:points="89,0 624,23 629,24 634,25 638,26 643,27 647,29 651,31 655,34 658,37 661,40 664,43 666,46 668,50 670,54 671,58 671,62 672,66 668,535 668,539 667,543 666,548 664,551 662,555 659,558 656,562 653,565 649,567 645,570 641,572 637,574 632,575 627,576 622,577 616,577 47,550 42,550 37,549 33,547 28,546 24,544 20,541 16,539 13,536 10,533 7,529 5,526 3,522 2,518 1,514 0,510 0,505 39,39 39,35 40,30 41,26 43,23 46,19 48,16 51,13 54,10 58,7 62,5 66,3 70,2 75,1 80,0 84,0">
            <text:p/>
          </draw:polygon>
          <draw:polygon draw:style-name="gr37" draw:text-style-name="P37" draw:layer="layout" svg:width="0.246cm" svg:height="0.467cm" svg:x="18.913cm" svg:y="14.417cm" svg:viewBox="0 0 247 468" draw:points="19,224 201,453 204,456 207,459 210,461 213,463 217,465 221,466 224,467 228,468 231,468 234,467 235,467 237,467 238,466 239,465 240,465 241,464 242,463 242,462 243,461 243,459 244,458 244,456 247,15 247,14 247,12 246,11 246,9 245,8 244,7 243,6 242,5 240,4 239,3 236,2 232,1 229,0 224,0 220,0 216,0 212,1 207,2 203,4 199,5 195,8 48,94 40,99 32,106 24,112 18,120 13,128 8,136 5,144 2,153 1,162 0,171 0,180 2,189 4,198 8,207 13,215">
            <text:p/>
          </draw:polygon>
          <draw:polygon draw:style-name="gr38" draw:text-style-name="P38" draw:layer="layout" svg:width="0.505cm" svg:height="0.132cm" svg:x="18.594cm" svg:y="14.358cm" svg:viewBox="0 0 506 133" draw:points="291,125 481,51 485,49 489,46 493,44 496,41 499,39 501,37 503,34 505,32 505,31 506,30 506,29 506,28 506,27 506,26 506,25 505,24 505,23 504,23 503,22 502,22 501,21 500,21 499,21 497,21 9,0 7,0 6,0 5,0 4,1 3,1 2,2 1,2 1,3 0,4 0,5 0,6 0,7 0,8 0,9 1,11 3,14 5,17 7,20 10,23 13,26 17,29 21,32 25,35 171,116 178,119 185,122 192,125 199,128 206,130 214,131 222,132 229,133 237,133 245,133 253,133 260,132 268,131 276,129 284,127">
            <text:p/>
          </draw:polygon>
          <draw:polygon draw:style-name="gr39" draw:text-style-name="P39" draw:layer="layout" svg:width="0.526cm" svg:height="0.3cm" svg:x="18.559cm" svg:y="14.63cm" svg:viewBox="0 0 527 301" draw:points="11,279 517,301 519,301 520,301 522,300 523,300 524,299 525,298 526,297 526,296 527,295 527,294 527,292 527,291 527,287 526,284 524,280 523,275 520,271 517,266 514,262 510,257 506,253 502,248 255,11 251,8 248,6 244,4 240,2 236,1 232,0 228,0 224,0 220,0 216,1 212,2 208,4 204,5 201,8 198,10 195,13 22,219 18,224 14,229 11,234 8,239 5,244 3,249 2,253 1,258 0,262 0,266 0,268 0,269 1,271 1,272 2,274 3,275 4,276 5,277 6,277 8,278 9,279">
            <text:p/>
          </draw:polygon>
          <draw:polygon draw:style-name="gr40" draw:text-style-name="P40" draw:layer="layout" svg:width="0.247cm" svg:height="0.456cm" svg:x="18.489cm" svg:y="14.401cm" svg:viewBox="0 0 248 457" draw:points="53,428 239,178 242,173 244,169 246,164 247,159 248,154 248,149 248,144 247,139 246,134 244,130 242,125 239,121 236,117 233,113 228,109 224,105 90,12 86,9 82,7 78,5 73,3 69,2 64,1 60,0 56,0 52,0 48,1 45,1 43,2 42,3 41,3 39,4 38,5 37,6 37,7 36,9 36,10 35,12 0,448 0,450 0,451 1,453 1,454 2,455 3,455 4,456 5,457 6,457 8,457 9,457 11,457 14,456 18,455 22,454 27,451 31,449 36,446 40,442 45,438 49,433">
            <text:p/>
          </draw:polygon>
          <draw:polygon draw:style-name="gr41" draw:text-style-name="P41" draw:layer="layout" svg:width="0.478cm" svg:height="0.446cm" svg:x="18.59cm" svg:y="14.376cm" svg:viewBox="0 0 479 447" draw:points="87,0 419,14 425,15 432,16 437,17 443,19 448,22 453,24 458,27 462,31 466,35 469,39 472,43 475,48 477,53 478,58 479,63 479,69 473,395 473,400 472,406 470,411 468,416 465,420 462,424 459,428 454,432 450,435 445,438 440,441 434,443 428,445 422,446 416,447 409,447 60,430 53,430 47,428 41,427 35,425 30,422 25,419 20,416 16,412 12,408 9,404 6,399 3,395 2,390 1,385 0,379 0,374 23,49 24,43 25,38 27,33 29,28 32,24 35,20 39,16 43,12 47,9 52,7 57,4 63,3 69,1 75,0 81,0">
            <text:p/>
          </draw:polygon>
          <draw:polygon draw:style-name="gr36" draw:text-style-name="P36" draw:layer="layout" svg:width="0.664cm" svg:height="0.568cm" svg:x="19.2cm" svg:y="14.363cm" svg:viewBox="0 0 665 569" draw:points="50,17 586,0 591,0 595,0 600,1 604,2 609,4 613,6 616,8 620,10 623,13 626,16 629,19 631,23 633,26 634,30 635,34 635,39 665,507 665,512 664,516 663,520 662,524 660,528 658,531 655,535 652,538 649,541 645,544 641,546 637,548 632,550 628,551 623,552 618,553 51,569 46,569 41,568 36,567 31,566 27,564 23,562 19,559 15,557 12,554 9,551 6,547 4,543 2,540 1,536 0,531 0,527 2,58 2,54 3,50 4,46 6,42 8,38 10,35 13,32 16,29 19,26 23,24 27,22 31,20 35,18 40,17 45,17">
            <text:p/>
          </draw:polygon>
          <draw:polygon draw:style-name="gr37" draw:text-style-name="P37" draw:layer="layout" svg:width="0.261cm" svg:height="0.466cm" svg:x="19.601cm" svg:y="14.4cm" svg:viewBox="0 0 262 467" draw:points="22,238 220,454 223,457 227,459 230,462 234,463 237,465 241,466 244,467 248,467 251,467 254,466 255,466 256,465 257,464 258,464 259,463 260,462 261,461 261,460 262,458 262,457 262,456 262,454 235,13 235,11 234,10 234,9 233,7 232,6 231,5 230,4 229,3 228,3 226,2 223,1 220,0 216,0 212,0 208,0 204,1 199,2 195,3 191,5 187,7 183,10 43,105 34,112 27,119 20,126 14,134 10,142 6,151 3,159 1,168 0,177 0,186 1,195 3,204 6,213 10,222 16,230">
            <text:p/>
          </draw:polygon>
          <draw:polygon draw:style-name="gr38" draw:text-style-name="P38" draw:layer="layout" svg:width="0.506cm" svg:height="0.131cm" svg:x="19.266cm" svg:y="14.364cm" svg:viewBox="0 0 507 132" draw:points="299,119 483,31 488,29 492,26 495,23 498,21 501,18 503,16 505,13 506,11 506,9 507,8 507,7 507,6 507,5 507,4 506,3 506,3 505,2 505,1 504,1 503,1 502,0 501,0 499,0 498,0 8,15 7,16 5,16 4,16 3,16 2,17 2,18 1,18 0,19 0,20 0,21 0,22 0,23 0,24 1,25 2,28 4,30 6,33 8,36 11,39 15,42 19,44 23,47 28,50 179,119 186,122 193,125 201,127 208,129 216,130 224,131 231,132 239,132 247,132 255,131 262,130 270,129 277,127 285,125 292,122">
            <text:p/>
          </draw:polygon>
          <draw:polygon draw:style-name="gr39" draw:text-style-name="P39" draw:layer="layout" svg:width="0.524cm" svg:height="0.294cm" svg:x="19.272cm" svg:y="14.638cm" svg:viewBox="0 0 525 295" draw:points="12,295 516,280 518,280 519,280 520,279 521,279 522,278 523,277 524,276 524,275 525,273 525,272 525,270 525,269 524,265 523,262 521,258 519,253 516,249 513,245 510,240 506,236 501,232 496,227 234,9 230,6 227,4 223,3 219,1 215,1 211,0 206,0 202,0 198,1 194,2 190,3 186,5 183,7 180,10 177,12 174,16 17,235 14,240 11,246 8,251 6,256 4,261 2,266 1,271 0,275 0,279 0,283 1,285 1,286 1,288 2,289 3,290 4,291 5,292 6,293 7,294 9,294 10,294">
            <text:p/>
          </draw:polygon>
          <draw:polygon draw:style-name="gr40" draw:text-style-name="P40" draw:layer="layout" svg:width="0.224cm" svg:height="0.459cm" svg:x="19.2cm" svg:y="14.428cm" svg:viewBox="0 0 225 460" draw:points="51,427 217,164 220,159 222,154 223,149 224,144 225,139 224,134 224,129 223,124 221,119 219,115 216,110 213,106 209,102 205,99 201,95 196,92 57,9 53,7 49,5 44,3 39,2 35,1 30,0 26,0 22,0 18,0 14,1 11,2 9,3 8,4 6,5 5,6 4,7 4,8 3,9 3,11 2,12 2,14 0,453 0,454 0,455 1,457 1,458 2,458 3,459 4,460 5,460 7,460 8,460 10,460 11,460 15,459 18,457 22,455 26,453 31,450 35,446 39,442 43,438 47,433">
            <text:p/>
          </draw:polygon>
          <draw:polygon draw:style-name="gr41" draw:text-style-name="P41" draw:layer="layout" svg:width="0.472cm" svg:height="0.442cm" svg:x="19.29cm" svg:y="14.382cm" svg:viewBox="0 0 473 443" draw:points="60,11 393,0 399,0 405,1 411,2 417,3 422,5 427,8 432,10 437,14 441,17 444,21 448,25 450,30 453,34 455,39 456,44 457,50 473,377 473,382 473,388 471,393 470,398 467,402 465,407 461,411 457,415 453,419 449,422 443,425 438,427 432,429 426,431 420,432 414,432 65,443 59,443 52,442 46,441 40,439 35,437 30,434 25,431 20,428 16,424 13,420 10,416 7,411 5,406 3,401 3,396 2,390 0,64 0,58 1,53 2,48 4,43 7,38 10,34 13,30 17,26 21,23 26,20 31,17 36,15 42,13 47,12 53,11">
            <text:p/>
          </draw:polygon>
          <draw:polygon draw:style-name="gr36" draw:text-style-name="P36" draw:layer="layout" svg:width="0.687cm" svg:height="0.603cm" svg:x="19.877cm" svg:y="14.303cm" svg:viewBox="0 0 688 604" draw:points="45,51 578,1 581,0 584,0 586,0 589,0 591,0 594,1 596,1 599,2 599,2 602,3 605,4 608,5 611,7 613,8 616,10 618,12 620,14 622,17 624,19 626,22 627,24 628,27 630,30 630,33 631,36 688,501 688,504 688,508 688,511 688,513 687,516 686,519 685,522 683,525 682,527 680,530 678,532 675,534 673,537 671,539 668,540 665,542 665,542 663,543 660,544 658,545 655,546 652,547 650,548 647,548 644,549 84,604 79,604 74,604 69,603 64,602 60,600 56,598 52,596 48,594 44,591 41,588 39,585 36,581 34,578 33,574 32,570 31,565 0,97 0,92 1,88 1,84 3,80 5,76 7,73 9,69 12,66 15,63 19,61 23,58 27,56 31,54 36,53 40,52">
            <text:p/>
          </draw:polygon>
          <draw:polygon draw:style-name="gr37" draw:text-style-name="P37" draw:layer="layout" svg:width="0.276cm" svg:height="0.462cm" svg:x="20.286cm" svg:y="14.338cm" svg:viewBox="0 0 277 463" draw:points="26,249 235,451 237,453 239,454 241,456 242,457 244,458 246,459 248,459 250,460 252,461 255,462 258,462 260,462 263,463 265,462 267,462 270,462 271,461 273,460 274,459 275,458 275,458 276,457 276,456 277,455 277,454 277,453 277,452 277,451 277,449 223,12 223,11 223,10 222,9 222,8 222,8 221,7 220,5 219,4 217,3 215,2 213,1 211,1 209,0 206,0 204,0 201,0 199,0 196,1 193,1 193,1 190,2 188,3 185,4 182,5 179,7 176,8 174,10 171,11 38,116 30,123 23,130 17,138 11,146 7,155 4,163 2,172 0,181 0,190 1,199 2,208 5,217 9,226 13,234 19,242">
            <text:p/>
          </draw:polygon>
          <draw:polygon draw:style-name="gr38" draw:text-style-name="P38" draw:layer="layout" svg:width="0.504cm" svg:height="0.147cm" svg:x="19.939cm" svg:y="14.306cm" svg:viewBox="0 0 505 148" draw:points="305,130 482,31 487,28 490,26 494,23 497,20 499,18 501,15 503,12 504,10 504,9 505,8 505,6 505,5 505,5 505,4 504,3 504,2 503,2 503,1 502,1 501,0 500,0 499,0 497,0 496,0 8,46 7,47 5,47 4,48 3,48 2,49 1,49 1,50 0,51 0,52 0,53 0,54 0,55 1,56 1,57 2,60 4,62 7,65 9,67 13,70 17,73 21,75 25,77 30,80 185,139 192,142 199,144 207,145 215,147 222,147 230,148 238,148 246,148 253,147 261,146 269,144 276,142 284,140 291,137 298,134">
            <text:p/>
          </draw:polygon>
          <draw:polygon draw:style-name="gr39" draw:text-style-name="P39" draw:layer="layout" svg:width="0.519cm" svg:height="0.306cm" svg:x="19.982cm" svg:y="14.596cm" svg:viewBox="0 0 520 307" draw:points="13,307 512,259 513,258 515,258 516,257 517,257 518,256 518,255 519,254 519,253 520,251 520,250 520,248 520,247 519,244 517,240 515,236 513,232 510,228 507,224 503,220 498,216 494,212 488,208 214,7 210,5 207,3 203,2 199,1 195,0 190,0 186,0 182,1 178,2 174,3 170,5 167,7 163,9 160,12 158,15 155,18 14,248 11,253 8,259 6,264 4,269 2,275 1,280 0,285 0,289 0,293 1,297 1,299 1,300 2,302 3,303 4,304 5,305 6,306 7,306 8,307 10,307 11,307">
            <text:p/>
          </draw:polygon>
          <draw:polygon draw:style-name="gr40" draw:text-style-name="P40" draw:layer="layout" svg:width="0.23cm" svg:height="0.46cm" svg:x="19.878cm" svg:y="14.404cm" svg:viewBox="0 0 231 461" draw:points="78,426 225,150 227,145 229,140 230,135 231,130 231,125 231,120 230,115 228,111 226,106 224,101 221,97 217,93 213,90 209,86 205,83 200,80 55,8 51,5 46,4 41,2 37,1 32,0 27,0 23,0 18,0 14,1 11,2 8,3 6,4 5,5 4,6 3,7 2,8 1,9 1,11 0,12 0,14 0,15 30,453 30,455 30,456 31,457 32,458 32,459 33,460 34,460 36,460 37,461 38,461 40,460 41,460 45,459 48,457 52,455 56,452 60,449 64,445 68,441 72,436 75,431">
            <text:p/>
          </draw:polygon>
          <draw:polygon draw:style-name="gr41" draw:text-style-name="P41" draw:layer="layout" svg:width="0.491cm" svg:height="0.462cm" svg:x="19.966cm" svg:y="14.328cm" svg:viewBox="0 0 492 463" draw:points="56,33 388,1 394,0 401,0 406,1 412,2 418,3 423,5 428,8 433,11 437,14 441,18 444,22 447,26 450,31 452,35 454,40 454,46 492,370 492,375 492,381 491,386 490,391 488,396 485,400 482,405 478,409 474,413 470,416 465,420 460,422 454,425 448,427 442,428 436,430 92,463 85,463 79,463 73,462 67,461 61,459 56,457 51,454 46,451 42,448 38,444 35,440 32,436 29,431 27,426 26,421 25,415 0,90 0,84 1,79 2,74 3,69 5,64 8,59 11,55 15,51 19,47 23,44 28,41 33,38 39,36 44,34 50,33">
            <text:p/>
          </draw:polygon>
          <draw:polygon draw:style-name="gr36" draw:text-style-name="P36" draw:layer="layout" svg:width="0.708cm" svg:height="0.629cm" svg:x="20.548cm" svg:y="14.204cm" svg:viewBox="0 0 709 630" draw:points="42,82 571,1 575,0 580,0 585,0 590,1 594,2 598,3 602,5 606,7 610,9 613,12 616,15 618,18 621,21 622,25 624,29 625,33 708,494 709,498 709,502 709,507 708,511 706,515 704,519 702,522 699,526 696,529 693,532 689,535 685,537 681,540 676,542 672,543 666,544 115,629 110,630 105,630 100,630 95,629 91,628 86,626 82,624 78,622 75,620 72,617 69,614 66,610 64,607 62,603 61,599 60,595 0,130 0,126 0,121 1,117 2,113 3,109 5,106 7,102 10,99 13,96 17,93 20,90 24,88 28,86 33,84 37,83">
            <text:p/>
          </draw:polygon>
          <draw:polygon draw:style-name="gr37" draw:text-style-name="P37" draw:layer="layout" svg:width="0.29cm" svg:height="0.457cm" svg:x="20.962cm" svg:y="14.237cm" svg:viewBox="0 0 291 458" draw:points="29,259 250,448 253,451 256,453 260,455 264,456 267,457 271,458 274,458 278,458 281,458 284,457 285,456 286,456 287,455 288,454 289,453 289,452 290,451 290,450 291,448 291,447 291,446 291,444 212,11 212,9 211,8 211,6 210,5 209,4 208,3 207,3 205,2 204,1 202,1 199,0 196,0 192,0 188,1 184,2 180,3 176,4 172,6 168,9 165,11 162,14 34,125 26,132 19,140 14,148 9,157 5,165 3,174 1,183 0,192 0,201 1,210 4,219 7,228 11,236 16,244 22,252">
            <text:p/>
          </draw:polygon>
          <draw:polygon draw:style-name="gr38" draw:text-style-name="P38" draw:layer="layout" svg:width="0.499cm" svg:height="0.162cm" svg:x="20.608cm" svg:y="14.207cm" svg:viewBox="0 0 500 163" draw:points="307,142 480,32 483,30 487,27 490,24 493,21 495,18 497,15 498,12 499,10 500,9 500,7 500,6 500,5 500,4 500,3 499,3 499,2 498,1 498,1 497,0 496,0 495,0 493,0 492,0 491,0 7,75 6,76 5,76 4,76 3,77 2,78 1,78 1,79 0,80 0,81 0,82 0,83 0,84 1,85 1,86 3,88 5,91 7,93 10,96 14,98 17,100 22,102 27,104 32,106 189,157 197,159 204,161 212,162 219,163 227,163 234,163 242,163 250,162 257,161 265,159 272,157 280,155 287,152 294,149 301,145">
            <text:p/>
          </draw:polygon>
          <draw:polygon draw:style-name="gr39" draw:text-style-name="P39" draw:layer="layout" svg:width="0.512cm" svg:height="0.316cm" svg:x="20.682cm" svg:y="14.512cm" svg:viewBox="0 0 513 317" draw:points="14,316 505,240 507,240 508,239 509,239 510,238 511,237 512,236 512,235 513,234 513,233 513,231 513,230 513,228 512,225 510,221 508,218 506,214 502,210 499,206 495,203 490,199 485,195 480,192 195,7 192,4 188,3 184,1 180,0 176,0 172,0 168,0 164,1 160,2 156,4 153,6 149,8 146,10 143,13 141,16 139,20 12,257 9,263 7,268 5,274 3,279 2,284 1,289 0,294 0,299 0,303 1,306 2,308 2,310 3,311 4,312 5,313 6,314 7,315 8,316 10,316 11,316 13,317">
            <text:p/>
          </draw:polygon>
          <draw:polygon draw:style-name="gr40" draw:text-style-name="P40" draw:layer="layout" svg:width="0.236cm" svg:height="0.457cm" svg:x="20.55cm" svg:y="14.336cm" svg:viewBox="0 0 237 458" draw:points="103,421 233,138 235,133 236,128 237,123 237,118 237,113 236,108 235,103 233,98 231,94 228,90 225,86 221,82 217,78 213,75 208,72 203,70 54,6 50,4 45,3 40,1 36,1 31,0 26,0 22,0 18,1 14,2 10,3 7,4 6,5 4,6 3,7 2,9 1,10 1,11 0,12 0,14 0,15 0,17 56,452 57,453 57,454 58,455 58,456 59,457 60,457 61,458 63,458 64,458 65,458 67,458 68,457 71,456 75,454 79,451 82,448 86,445 90,441 93,436 97,432 100,426">
            <text:p/>
          </draw:polygon>
          <draw:polygon draw:style-name="gr41" draw:text-style-name="P41" draw:layer="layout" svg:width="0.505cm" svg:height="0.479cm" svg:x="20.638cm" svg:y="14.234cm" svg:viewBox="0 0 506 480" draw:points="53,52 382,1 388,0 394,0 400,0 405,1 411,2 416,4 421,6 426,9 431,12 435,16 439,19 442,23 445,28 447,33 449,38 450,43 506,364 506,369 506,374 506,380 505,385 503,390 501,395 498,399 495,403 491,408 487,411 482,415 477,418 472,421 466,423 460,425 454,427 113,480 107,480 100,480 94,480 88,479 83,477 77,475 72,473 67,470 63,467 59,463 55,459 52,455 49,451 47,446 46,441 45,435 0,112 0,107 0,102 1,96 2,91 4,86 7,82 10,77 13,73 17,69 21,65 26,62 31,59 36,56 41,54 47,53">
            <text:p/>
          </draw:polygon>
          <draw:polygon draw:style-name="gr36" draw:text-style-name="P36" draw:layer="layout" svg:width="0.726cm" svg:height="0.653cm" svg:x="21.213cm" svg:y="14.069cm" svg:viewBox="0 0 727 654" draw:points="40,111 563,1 568,0 573,0 577,0 582,0 587,1 591,2 595,4 599,6 602,8 606,10 609,13 612,16 614,20 616,23 618,27 619,31 726,488 727,492 727,496 727,500 726,504 725,508 723,512 721,516 719,519 716,523 713,526 709,529 705,532 701,534 697,536 692,538 687,539 143,653 138,654 132,654 128,654 123,654 118,653 114,651 109,650 105,648 102,645 98,643 95,640 93,637 90,633 89,629 87,625 86,621 0,161 0,157 0,153 1,148 1,144 3,140 5,136 7,133 9,129 12,126 15,123 18,120 22,118 26,116 31,114 35,113">
            <text:p/>
          </draw:polygon>
          <draw:polygon draw:style-name="gr37" draw:text-style-name="P37" draw:layer="layout" svg:width="0.303cm" svg:height="0.453cm" svg:x="21.632cm" svg:y="14.1cm" svg:viewBox="0 0 304 454" draw:points="33,267 262,446 265,448 269,450 273,452 276,453 280,454 284,454 287,454 291,454 294,453 297,452 298,451 299,451 300,450 301,449 302,448 303,447 303,446 304,444 304,443 304,442 304,440 304,438 202,11 202,9 201,7 201,6 200,5 199,4 198,3 197,2 195,2 194,1 192,1 189,0 186,0 182,0 178,1 174,2 170,4 166,5 162,7 158,10 155,12 152,15 30,134 23,142 17,149 12,158 7,166 4,175 2,184 0,193 0,202 1,211 2,220 5,229 8,238 13,246 18,254 25,261">
            <text:p/>
          </draw:polygon>
          <draw:polygon draw:style-name="gr38" draw:text-style-name="P38" draw:layer="layout" svg:width="0.494cm" svg:height="0.176cm" svg:x="21.271cm" svg:y="14.074cm" svg:viewBox="0 0 495 177" draw:points="311,150 476,32 480,29 483,26 486,23 488,20 491,17 492,15 494,12 494,9 495,8 495,7 495,6 495,5 495,4 494,3 494,2 493,2 493,1 492,1 491,0 490,0 489,0 488,0 485,0 7,101 6,101 4,102 3,102 2,103 2,103 1,104 0,105 0,106 0,107 0,108 0,109 0,110 1,111 1,112 3,114 5,116 8,119 11,121 14,123 18,125 23,127 27,129 33,130 193,172 200,174 208,175 215,176 223,177 231,177 238,176 246,175 254,174 261,173 269,171 276,168 283,165 290,162 297,159 304,155">
            <text:p/>
          </draw:polygon>
          <draw:polygon draw:style-name="gr39" draw:text-style-name="P39" draw:layer="layout" svg:width="0.506cm" svg:height="0.324cm" svg:x="21.373cm" svg:y="14.391cm" svg:viewBox="0 0 507 325" draw:points="15,325 500,222 502,222 503,221 504,221 505,220 506,219 507,218 507,217 507,216 507,215 507,213 507,212 507,210 506,207 504,204 502,200 499,196 496,193 492,189 488,185 483,182 478,178 472,175 179,5 175,3 171,2 167,1 163,0 159,0 155,0 151,1 147,2 143,3 139,5 136,7 133,9 130,12 127,15 125,18 123,22 10,264 8,270 5,276 3,282 2,287 1,293 0,298 0,303 0,307 1,312 2,315 3,318 4,320 4,321 5,322 6,323 8,324 9,324 10,325 12,325 13,325">
            <text:p/>
          </draw:polygon>
          <draw:polygon draw:style-name="gr40" draw:text-style-name="P40" draw:layer="layout" svg:width="0.24cm" svg:height="0.455cm" svg:x="21.218cm" svg:y="14.23cm" svg:viewBox="0 0 241 456" draw:points="124,415 237,127 239,122 240,117 241,112 241,107 241,102 240,97 238,92 236,88 234,83 231,79 227,75 224,71 219,68 215,65 210,62 204,60 53,4 49,2 44,1 39,1 34,0 29,0 25,0 20,1 16,2 13,3 9,4 6,6 5,7 4,8 3,9 2,10 1,11 1,13 0,14 0,15 0,17 0,18 80,449 80,451 81,452 81,453 82,454 83,455 84,455 85,456 86,456 87,456 89,456 90,455 92,455 95,453 98,451 101,448 105,445 108,441 112,437 115,432 118,427 121,421">
            <text:p/>
          </draw:polygon>
          <draw:polygon draw:style-name="gr41" draw:text-style-name="P41" draw:layer="layout" svg:width="0.518cm" svg:height="0.493cm" svg:x="21.304cm" svg:y="14.104cm" svg:viewBox="0 0 519 494" draw:points="49,69 375,2 381,1 387,0 393,0 399,0 404,1 410,3 415,5 420,7 424,10 429,13 433,16 436,20 439,25 442,29 444,34 445,39 518,357 519,362 519,368 519,373 518,378 516,383 514,388 512,393 509,398 505,402 501,406 497,410 492,413 487,416 481,419 476,421 470,422 133,493 127,494 120,494 114,494 108,493 102,492 97,491 92,488 87,486 82,483 78,480 74,476 70,472 67,468 65,463 63,458 61,453 1,133 0,128 0,122 0,117 2,112 3,107 5,102 8,97 11,93 15,89 18,85 23,81 27,78 33,75 38,73 43,71">
            <text:p/>
          </draw:polygon>
          <draw:polygon draw:style-name="gr36" draw:text-style-name="P36" draw:layer="layout" svg:width="0.774cm" svg:height="0.724cm" svg:x="23.796cm" svg:y="13.224cm" svg:viewBox="0 0 775 725" draw:points="527,4 117,173 32,206 28,208 23,210 20,213 16,216 13,219 10,222 7,226 5,229 3,233 2,237 1,241 0,245 0,250 0,254 1,258 2,262 172,700 174,704 176,707 178,710 181,713 184,716 188,718 192,720 196,722 200,723 204,724 209,725 214,725 218,724 223,724 228,722 233,721 320,686 743,512 748,510 752,508 756,505 760,502 763,498 766,495 769,491 771,487 773,484 774,480 775,475 775,471 775,467 775,463 774,459 772,455 588,24 586,20 583,17 581,13 578,11 574,8 571,6 567,4 563,2 559,1 554,0 550,0 545,0 541,0 536,1 532,2">
            <text:p/>
          </draw:polygon>
          <draw:polygon draw:style-name="gr37" draw:text-style-name="P37" draw:layer="layout" svg:width="0.289cm" svg:height="0.443cm" svg:x="23.802cm" svg:y="13.471cm" svg:viewBox="0 0 290 444" draw:points="286,142 247,267 197,419 196,423 194,426 192,430 190,433 187,436 184,438 181,440 179,442 176,443 173,444 171,444 170,444 169,444 167,444 166,443 165,443 164,442 163,441 162,440 161,439 160,438 160,436 1,25 0,24 0,22 0,21 0,19 0,18 1,17 1,15 2,14 3,13 4,12 6,9 9,7 12,6 16,4 20,3 24,1 28,1 33,0 37,0 42,0 46,1 149,20 213,31 223,33 233,36 242,40 250,45 258,50 265,57 271,63 276,71 281,78 285,87 287,95 289,104 290,113 289,123 288,132">
            <text:p/>
          </draw:polygon>
          <draw:polygon draw:style-name="gr38" draw:text-style-name="P38" draw:layer="layout" svg:width="0.469cm" svg:height="0.211cm" svg:x="23.841cm" svg:y="13.237cm" svg:viewBox="0 0 470 212" draw:points="235,212 92,208 32,207 27,207 23,206 18,205 14,204 11,203 8,202 5,200 3,198 2,198 2,197 1,196 1,195 0,194 0,193 0,192 0,191 0,191 1,190 1,189 2,188 3,187 4,187 7,185 72,160 459,1 461,1 462,0 463,0 464,0 465,0 466,0 467,1 468,1 468,2 469,3 469,4 469,5 470,6 470,7 470,10 469,13 468,16 467,20 465,23 463,27 460,31 457,36 454,40 344,164 339,170 334,175 328,180 322,185 316,189 309,193 302,197 295,200 288,203 281,205 273,207 266,209 258,210 251,211 243,212">
            <text:p/>
          </draw:polygon>
          <draw:polygon draw:style-name="gr39" draw:text-style-name="P39" draw:layer="layout" svg:width="0.475cm" svg:height="0.383cm" svg:x="24.041cm" svg:y="13.552cm" svg:viewBox="0 0 476 384" draw:points="469,198 75,358 14,383 12,383 11,384 9,384 8,384 7,383 6,383 5,382 4,381 3,380 3,379 2,378 1,376 1,373 0,369 0,365 0,360 1,355 2,350 4,345 5,339 8,334 10,328 40,267 156,22 158,19 160,16 163,12 166,10 170,7 173,5 177,3 181,2 185,1 189,0 193,0 196,0 200,1 204,2 208,3 211,5 439,145 445,148 450,152 455,155 459,159 463,163 466,167 469,171 472,175 474,178 475,182 476,185 476,187 476,189 476,190 475,191 475,193 474,194 473,195 472,196 471,197">
            <text:p/>
          </draw:polygon>
          <draw:polygon draw:style-name="gr40" draw:text-style-name="P40" draw:layer="layout" svg:width="0.33cm" svg:height="0.421cm" svg:x="24.234cm" svg:y="13.259cm" svg:viewBox="0 0 331 422" draw:points="275,407 22,230 17,226 13,223 10,219 7,215 5,210 3,206 1,201 0,196 0,191 0,186 1,181 2,176 3,170 6,165 8,160 12,156 105,24 108,21 112,17 115,14 119,11 123,8 127,6 131,4 135,2 139,1 142,0 146,0 147,0 149,0 150,1 152,1 153,2 154,2 156,3 157,4 157,5 158,7 330,410 331,412 331,413 331,414 331,415 331,416 331,417 330,418 329,419 328,420 327,420 325,421 324,421 320,421 316,422 312,421 307,420 302,419 297,418 292,416 286,413 281,410">
            <text:p/>
          </draw:polygon>
          <draw:polygon draw:style-name="gr41" draw:text-style-name="P41" draw:layer="layout" svg:width="0.554cm" svg:height="0.536cm" svg:x="23.889cm" svg:y="13.275cm" svg:viewBox="0 0 555 537" draw:points="348,6 40,131 37,132 35,133 34,134 32,134 31,135 30,136 30,136 26,139 21,142 18,145 14,149 11,152 8,157 6,161 4,165 2,169 1,174 0,179 0,183 0,188 1,193 2,197 3,202 123,506 124,510 127,514 129,518 133,521 136,524 140,527 144,530 148,532 153,534 157,535 162,536 167,537 172,537 177,537 182,537 188,536 188,536 191,535 194,534 199,533 515,404 521,401 526,398 531,394 535,391 540,386 543,382 546,377 549,373 551,368 553,363 554,357 555,352 555,347 554,341 553,336 552,331 424,31 421,26 418,21 415,17 411,13 407,10 403,7 398,5 393,3 388,1 382,0 377,0 371,0 365,1 359,2 353,3">
            <text:p/>
          </draw:polygon>
          <draw:polygon draw:style-name="gr36" draw:text-style-name="P36" draw:layer="layout" svg:width="0.765cm" svg:height="0.71cm" svg:x="23.164cm" svg:y="13.476cm" svg:viewBox="0 0 766 711" draw:points="536,4 33,185 29,187 24,189 20,191 17,194 14,197 11,200 8,204 6,207 4,211 2,215 1,219 0,223 0,227 0,232 1,236 2,240 152,684 154,688 156,692 158,695 161,698 164,701 168,704 171,706 175,707 180,709 184,710 189,710 193,711 198,710 203,710 208,709 213,707 732,520 737,518 741,516 745,513 749,510 752,507 755,503 758,500 760,496 762,492 764,488 765,484 766,479 766,475 765,471 764,467 763,463 595,26 594,22 592,18 589,15 586,12 583,9 580,7 576,5 572,3 568,2 564,1 559,0 555,0 550,0 545,1 541,2">
            <text:p/>
          </draw:polygon>
          <draw:polygon draw:style-name="gr37" draw:text-style-name="P37" draw:layer="layout" svg:width="0.284cm" svg:height="0.448cm" svg:x="23.169cm" svg:y="13.702cm" svg:viewBox="0 0 285 449" draw:points="280,152 180,426 179,430 177,433 174,437 172,439 169,442 166,444 163,446 160,448 157,449 154,449 153,449 152,449 150,449 149,449 148,448 147,448 146,447 145,446 144,445 143,444 142,443 142,441 1,24 0,23 0,21 0,20 0,19 0,17 1,16 2,14 2,13 3,12 4,11 7,8 10,6 13,5 17,3 20,2 25,1 29,0 33,0 37,0 42,0 46,1 211,38 222,40 231,44 240,48 248,53 256,59 263,66 269,73 274,80 278,88 281,97 283,105 285,114 285,124 284,133 283,143">
            <text:p/>
          </draw:polygon>
          <draw:polygon draw:style-name="gr38" draw:text-style-name="P38" draw:layer="layout" svg:width="0.476cm" svg:height="0.202cm" svg:x="23.21cm" svg:y="13.487cm" svg:viewBox="0 0 477 203" draw:points="234,203 32,190 27,189 23,188 18,187 14,186 11,184 8,183 5,181 3,179 2,178 2,178 1,177 1,176 0,175 0,174 0,173 0,172 0,171 1,171 1,170 2,169 3,168 4,168 7,167 467,1 468,1 470,0 471,0 472,0 473,0 474,0 475,1 475,1 476,2 476,3 477,4 477,5 477,6 477,7 477,10 477,13 476,16 474,20 472,23 470,27 467,31 464,36 460,40 346,159 340,164 335,169 329,174 322,179 316,183 309,186 302,190 295,193 288,196 281,198 273,200 265,201 258,202 250,203 242,203">
            <text:p/>
          </draw:polygon>
          <draw:polygon draw:style-name="gr39" draw:text-style-name="P39" draw:layer="layout" svg:width="0.483cm" svg:height="0.375cm" svg:x="23.39cm" svg:y="13.799cm" svg:viewBox="0 0 484 376" draw:points="476,208 14,375 12,376 11,376 9,376 8,376 7,375 6,375 5,374 4,373 3,372 2,371 2,370 1,368 0,365 0,361 0,357 0,353 1,348 3,343 4,337 6,332 9,326 12,320 171,21 173,18 175,14 178,11 181,9 184,6 188,4 192,3 196,2 200,1 204,0 208,0 212,0 216,1 220,2 223,4 227,6 450,154 455,157 460,161 464,165 468,169 472,173 475,177 478,182 480,186 482,189 483,193 483,195 483,196 484,198 483,199 483,201 483,202 482,203 481,204 480,205 479,206 478,207">
            <text:p/>
          </draw:polygon>
          <draw:polygon draw:style-name="gr40" draw:text-style-name="P40" draw:layer="layout" svg:width="0.321cm" svg:height="0.427cm" svg:x="23.602cm" svg:y="13.512cm" svg:viewBox="0 0 322 428" draw:points="267,412 20,225 16,221 12,217 9,213 6,209 4,204 2,200 1,195 0,190 0,185 0,180 1,175 2,169 4,164 7,159 10,154 13,150 112,23 115,19 119,16 122,13 126,10 130,7 134,5 138,3 142,2 146,1 150,0 153,0 155,0 156,0 158,1 159,1 161,2 162,3 163,4 164,5 165,6 165,7 322,416 322,418 322,419 322,421 322,422 322,423 321,424 320,425 319,425 318,426 317,427 316,427 314,428 311,428 307,428 302,427 298,426 293,425 288,423 282,421 277,419 272,415">
            <text:p/>
          </draw:polygon>
          <draw:polygon draw:style-name="gr41" draw:text-style-name="P41" draw:layer="layout" svg:width="0.547cm" svg:height="0.529cm" svg:x="23.257cm" svg:y="13.523cm" svg:viewBox="0 0 548 530" draw:points="355,5 42,118 36,120 31,123 26,126 21,130 17,134 14,138 10,142 7,147 5,151 3,156 1,161 0,167 0,172 0,177 1,182 2,188 109,496 111,501 114,506 117,510 121,514 125,518 129,521 134,523 139,526 144,527 149,529 155,529 161,530 167,529 173,528 179,527 185,525 506,409 512,407 518,404 523,400 527,397 532,393 535,389 539,384 542,379 544,374 546,369 547,364 548,359 548,354 548,349 547,344 545,339 430,33 428,28 425,24 422,19 418,15 414,12 410,9 405,6 400,4 395,2 390,1 384,0 378,0 373,0 367,1 361,3">
            <text:p/>
          </draw:polygon>
          <draw:polygon draw:style-name="gr36" draw:text-style-name="P36" draw:layer="layout" svg:width="0.755cm" svg:height="0.694cm" svg:x="22.522cm" svg:y="13.702cm" svg:viewBox="0 0 756 695" draw:points="546,3 36,163 31,165 27,167 23,169 19,171 15,174 12,177 9,181 7,184 4,188 3,191 1,195 0,199 0,203 0,208 0,212 1,216 132,667 133,671 135,675 137,678 140,681 143,684 146,687 150,689 154,691 158,692 162,693 167,694 172,695 176,695 181,694 186,694 191,692 721,527 725,525 730,523 734,521 737,518 741,515 744,512 747,508 749,505 752,501 753,497 754,493 755,489 756,484 755,480 755,476 754,472 605,27 603,23 601,20 599,16 596,13 593,10 589,8 586,5 582,4 578,2 573,1 569,0 565,0 560,0 555,1 551,2">
            <text:p/>
          </draw:polygon>
          <draw:polygon draw:style-name="gr37" draw:text-style-name="P37" draw:layer="layout" svg:width="0.28cm" svg:height="0.453cm" svg:x="22.526cm" svg:y="13.906cm" svg:viewBox="0 0 281 454" draw:points="274,164 163,432 161,435 159,439 156,442 153,445 151,447 148,449 144,451 141,452 138,453 135,454 134,454 132,454 131,454 130,453 129,453 128,452 127,452 126,451 125,450 124,449 124,447 123,446 1,22 0,21 0,19 0,18 0,17 0,15 1,14 2,13 2,11 3,10 5,9 7,7 10,5 13,4 17,2 21,1 25,1 30,0 34,0 38,0 43,1 47,2 211,46 221,49 231,53 239,58 247,63 255,69 261,76 267,83 271,91 275,99 278,108 280,117 281,126 281,135 280,145 278,154">
            <text:p/>
          </draw:polygon>
          <draw:polygon draw:style-name="gr38" draw:text-style-name="P38" draw:layer="layout" svg:width="0.483cm" svg:height="0.192cm" svg:x="22.57cm" svg:y="13.712cm" svg:viewBox="0 0 484 193" draw:points="233,193 32,171 27,170 22,169 18,168 14,166 10,165 7,163 5,161 3,159 2,159 1,158 1,157 0,156 0,155 0,154 0,153 0,153 1,152 1,151 2,150 2,150 3,149 4,148 7,147 474,1 475,0 476,0 478,0 479,0 480,0 481,1 481,1 482,2 483,2 483,3 483,4 484,5 484,6 484,7 484,10 483,13 482,17 480,20 478,24 476,28 473,32 470,35 466,39 346,154 340,159 334,164 328,169 321,173 315,177 308,180 301,183 294,186 286,188 279,190 272,191 264,193 256,193 249,193 241,193">
            <text:p/>
          </draw:polygon>
          <draw:polygon draw:style-name="gr39" draw:text-style-name="P39" draw:layer="layout" svg:width="0.49cm" svg:height="0.366cm" svg:x="22.727cm" svg:y="14.02cm" svg:viewBox="0 0 491 367" draw:points="484,220 12,366 11,367 9,367 8,367 7,367 6,366 5,366 4,365 3,364 2,363 2,362 1,361 1,359 0,356 0,352 0,348 1,343 2,338 3,333 5,328 8,322 10,317 13,311 185,20 188,17 190,13 193,10 197,8 200,6 204,4 208,2 212,1 216,0 220,0 224,0 228,1 232,1 236,3 239,5 243,7 459,165 464,168 469,172 473,177 477,181 480,185 483,189 486,193 488,198 490,201 491,205 491,208 491,210 491,212 491,213 490,214 490,215 489,217 488,218 487,218 486,219">
            <text:p/>
          </draw:polygon>
          <draw:polygon draw:style-name="gr40" draw:text-style-name="P40" draw:layer="layout" svg:width="0.311cm" svg:height="0.434cm" svg:x="22.961cm" svg:y="13.74cm" svg:viewBox="0 0 312 435" draw:points="257,416 17,219 13,215 10,211 7,207 5,202 3,198 1,193 0,188 0,183 0,178 1,173 2,168 3,163 5,158 8,153 11,148 14,144 119,21 122,18 126,15 129,12 133,9 137,7 141,4 145,3 149,1 153,0 157,0 160,0 162,0 163,0 165,1 166,2 167,2 169,3 170,4 170,5 171,7 172,8 312,424 312,425 312,427 312,428 312,429 312,430 311,431 310,432 309,433 308,433 307,434 306,434 304,434 301,435 297,434 292,434 288,433 283,431 278,429 272,426 267,423 262,420">
            <text:p/>
          </draw:polygon>
          <draw:polygon draw:style-name="gr41" draw:text-style-name="P41" draw:layer="layout" svg:width="0.539cm" svg:height="0.518cm" svg:x="22.615cm" svg:y="13.746cm" svg:viewBox="0 0 540 519" draw:points="362,3 45,102 39,105 34,107 28,110 24,113 19,117 15,121 11,125 8,130 6,134 3,139 2,144 1,149 0,155 0,160 1,165 2,171 95,483 97,488 99,493 102,498 105,502 109,505 114,509 118,512 123,514 128,516 133,517 139,519 145,519 151,519 157,519 163,518 169,516 496,415 502,412 507,410 513,406 517,403 522,399 526,395 529,391 532,386 535,381 537,376 539,371 540,366 540,361 540,356 539,350 538,345 435,34 434,29 431,24 428,20 425,16 421,13 417,10 412,7 407,5 402,3 397,1 391,0 385,0 380,0 374,1 368,2">
            <text:p/>
          </draw:polygon>
          <draw:polygon draw:style-name="gr36" draw:text-style-name="P36" draw:layer="layout" svg:width="0.742cm" svg:height="0.675cm" svg:x="21.872cm" svg:y="13.9cm" svg:viewBox="0 0 743 676" draw:points="555,2 37,137 33,139 28,141 24,143 20,145 17,148 13,151 10,154 8,158 5,161 3,165 2,169 1,173 0,177 0,181 0,185 1,189 109,646 110,650 112,654 114,657 117,661 120,664 123,666 126,669 130,671 134,673 138,674 143,675 148,676 152,676 157,676 162,676 168,675 705,533 710,532 714,530 718,527 722,525 726,522 730,519 733,516 735,512 738,508 739,505 741,501 742,496 742,492 743,488 742,484 741,479 612,29 611,25 609,22 606,18 604,15 601,12 598,9 594,7 590,5 586,3 582,2 578,1 573,0 569,0 564,0 559,1">
            <text:p/>
          </draw:polygon>
          <draw:polygon draw:style-name="gr37" draw:text-style-name="P37" draw:layer="layout" svg:width="0.275cm" svg:height="0.457cm" svg:x="21.875cm" svg:y="14.08cm" svg:viewBox="0 0 276 458" draw:points="267,174 143,437 141,440 138,444 136,447 133,449 130,452 127,454 123,456 120,457 117,458 114,458 113,458 112,458 110,458 109,457 108,457 107,456 106,455 105,454 104,453 104,452 103,450 103,449 0,21 0,19 0,18 0,16 0,15 1,14 1,12 2,11 3,10 4,9 5,8 8,6 11,4 15,3 18,2 22,1 27,0 31,0 35,0 40,0 44,1 48,2 210,54 220,58 229,62 237,67 245,73 252,80 258,87 263,94 268,102 271,110 274,119 275,128 276,137 275,146 274,156 271,165">
            <text:p/>
          </draw:polygon>
          <draw:polygon draw:style-name="gr38" draw:text-style-name="P38" draw:layer="layout" svg:width="0.489cm" svg:height="0.182cm" svg:x="21.922cm" svg:y="13.908cm" svg:viewBox="0 0 490 183" draw:points="231,181 30,149 26,148 21,147 17,146 13,144 10,143 7,141 5,139 3,137 2,136 1,135 1,135 0,134 0,133 0,132 0,131 0,130 1,129 1,129 2,128 2,127 3,127 5,126 7,125 479,1 481,0 482,0 483,0 485,0 486,0 487,1 487,1 488,2 489,3 489,4 489,5 490,6 490,7 490,8 489,11 489,14 487,17 486,21 484,24 481,28 478,32 474,35 470,39 346,148 340,153 334,158 327,162 321,165 314,169 307,172 300,175 292,177 285,179 277,180 270,181 262,182 254,183 247,183 239,182">
            <text:p/>
          </draw:polygon>
          <draw:polygon draw:style-name="gr39" draw:text-style-name="P39" draw:layer="layout" svg:width="0.497cm" svg:height="0.356cm" svg:x="22.054cm" svg:y="14.212cm" svg:viewBox="0 0 498 357" draw:points="490,231 11,357 10,357 9,357 7,357 6,357 5,356 4,356 3,355 2,354 2,353 1,352 1,350 0,349 0,345 0,341 1,337 1,333 3,328 5,323 7,318 9,312 12,307 16,301 201,18 204,15 206,12 210,9 213,7 217,5 220,3 224,2 228,1 232,0 236,0 240,0 244,1 248,2 252,4 255,6 259,8 468,175 473,179 477,183 481,187 485,192 488,196 491,200 494,205 496,209 497,213 498,217 498,218 498,220 498,222 498,223 497,225 497,226 496,227 495,228 494,229 493,230 492,230">
            <text:p/>
          </draw:polygon>
          <draw:polygon draw:style-name="gr40" draw:text-style-name="P40" draw:layer="layout" svg:width="0.301cm" svg:height="0.439cm" svg:x="22.308cm" svg:y="13.94cm" svg:viewBox="0 0 302 440" draw:points="247,420 17,212 13,208 9,204 6,199 4,195 2,190 1,185 0,180 0,176 0,171 1,166 2,161 4,156 6,151 9,146 13,142 17,138 127,20 130,16 134,13 137,10 141,8 146,6 150,4 154,2 158,1 162,0 166,0 169,0 171,0 172,1 174,1 175,2 177,3 178,4 179,5 180,6 180,7 181,9 301,430 301,431 302,433 302,434 301,435 301,436 300,437 300,438 299,439 297,439 296,440 295,440 293,440 290,440 286,440 281,439 277,438 272,436 267,434 262,431 257,428 252,424">
            <text:p/>
          </draw:polygon>
          <draw:polygon draw:style-name="gr41" draw:text-style-name="P41" draw:layer="layout" svg:width="0.53cm" svg:height="0.507cm" svg:x="21.964cm" svg:y="13.939cm" svg:viewBox="0 0 531 508" draw:points="370,2 48,87 42,89 36,91 31,94 26,97 21,100 17,104 13,108 10,113 7,117 5,122 3,127 1,132 0,137 0,143 0,148 1,154 80,470 81,475 83,480 86,485 89,489 93,493 97,496 101,499 106,502 111,504 116,506 122,507 128,508 134,508 140,508 146,508 152,506 484,419 490,417 496,415 501,412 506,409 511,405 515,401 519,397 522,393 525,388 527,383 529,378 530,373 531,368 531,363 531,357 529,352 441,38 440,33 437,28 435,23 431,19 428,15 424,12 419,9 415,6 410,4 404,2 399,1 393,0 387,0 382,0 376,1">
            <text:p/>
          </draw:polygon>
          <draw:polygon draw:style-name="gr36" draw:text-style-name="P36" draw:layer="layout" svg:width="0.783cm" svg:height="0.737cm" svg:x="24.419cm" svg:y="12.948cm" svg:viewBox="0 0 784 738" draw:points="517,5 30,227 26,229 22,231 18,234 15,237 11,241 9,244 6,248 4,252 3,256 1,260 0,264 0,268 0,272 0,276 1,280 3,284 189,714 191,718 193,722 196,725 199,728 202,730 206,733 210,734 214,736 218,737 223,738 227,738 232,738 237,737 241,736 246,735 251,733 754,505 758,502 762,499 766,496 770,493 773,490 776,486 778,483 780,479 782,475 783,471 783,467 784,462 784,458 783,454 782,450 780,446 577,23 575,19 573,15 570,12 567,10 564,7 560,5 556,3 552,2 548,1 544,0 540,0 535,0 531,1 526,2 521,3">
            <text:p/>
          </draw:polygon>
          <draw:polygon draw:style-name="gr37" draw:text-style-name="P37" draw:layer="layout" svg:width="0.292cm" svg:height="0.437cm" svg:x="24.425cm" svg:y="13.215cm" svg:viewBox="0 0 293 438" draw:points="290,133 213,413 211,417 210,420 208,424 206,427 203,430 201,432 198,434 195,436 192,437 189,438 188,438 187,438 185,438 184,438 183,438 182,437 181,437 180,436 179,435 178,434 177,433 176,432 1,27 0,25 0,24 0,23 0,21 0,20 1,18 1,17 2,16 3,15 4,13 6,11 9,9 12,7 15,5 19,3 23,2 28,1 32,0 36,0 41,0 45,0 213,24 223,26 233,28 242,32 251,36 258,42 266,48 272,54 278,61 283,69 287,77 290,86 292,94 293,104 293,113 292,123">
            <text:p/>
          </draw:polygon>
          <draw:polygon draw:style-name="gr38" draw:text-style-name="P38" draw:layer="layout" svg:width="0.461cm" svg:height="0.223cm" svg:x="24.462cm" svg:y="12.963cm" svg:viewBox="0 0 462 224" draw:points="236,221 33,224 28,224 23,224 19,223 15,222 12,221 9,220 6,218 4,217 3,216 2,215 1,214 1,214 0,213 0,212 0,211 0,210 0,209 1,208 1,208 2,207 3,206 4,205 5,205 6,204 451,1 452,1 453,0 455,0 456,0 457,0 458,0 458,1 459,1 460,2 460,3 461,4 461,5 462,6 462,7 462,10 461,13 461,16 459,20 458,24 456,28 453,32 451,37 447,41 344,169 339,175 333,180 327,185 321,190 315,195 309,199 302,203 295,206 288,209 281,212 274,215 266,217 259,218 251,219 243,220">
            <text:p/>
          </draw:polygon>
          <draw:polygon draw:style-name="gr39" draw:text-style-name="P39" draw:layer="layout" svg:width="0.468cm" svg:height="0.39cm" svg:x="24.68cm" svg:y="13.28cm" svg:viewBox="0 0 469 391" draw:points="463,186 15,389 13,390 12,390 10,391 9,391 8,390 7,390 6,389 5,389 4,388 3,386 3,385 2,384 1,380 0,377 0,372 0,368 0,363 1,357 2,352 4,346 6,340 8,334 143,24 145,21 147,17 149,14 152,11 155,8 159,6 162,4 166,2 170,1 174,0 178,0 182,0 186,0 190,1 194,3 198,5 432,135 437,138 442,141 447,145 451,149 455,152 458,156 461,160 464,164 466,168 468,171 468,174 469,176 469,177 469,179 468,180 468,182 467,183 466,184 465,185 464,186">
            <text:p/>
          </draw:polygon>
          <draw:polygon draw:style-name="gr40" draw:text-style-name="P40" draw:layer="layout" svg:width="0.339cm" svg:height="0.414cm" svg:x="24.855cm" svg:y="12.981cm" svg:viewBox="0 0 340 415" draw:points="284,401 22,235 18,231 14,228 11,224 8,220 5,215 3,211 2,206 1,201 0,196 0,191 0,186 1,181 3,176 5,171 7,166 10,161 99,26 101,22 105,19 108,15 112,12 115,9 119,7 123,5 127,3 131,1 134,0 138,0 139,0 141,0 143,0 144,1 145,1 147,2 148,3 149,4 150,5 150,6 339,402 340,404 340,405 340,406 340,408 340,409 339,410 339,411 338,411 337,412 336,413 334,413 333,414 329,414 325,415 321,414 316,414 311,413 306,412 301,410 295,407 289,405">
            <text:p/>
          </draw:polygon>
          <draw:polygon draw:style-name="gr41" draw:text-style-name="P41" draw:layer="layout" svg:width="0.56cm" svg:height="0.545cm" svg:x="24.511cm" svg:y="13.001cm" svg:viewBox="0 0 561 546" draw:points="340,7 38,144 32,147 27,150 22,154 18,158 14,162 11,166 8,171 5,176 3,181 1,186 0,191 0,197 0,202 1,207 2,212 4,217 135,516 137,521 140,525 144,529 148,533 152,536 157,539 161,541 166,543 172,544 177,545 183,546 189,545 195,545 200,543 206,542 212,539 523,398 529,395 534,392 539,388 543,384 547,380 551,375 554,371 556,366 558,361 560,355 561,350 561,345 561,340 560,334 558,329 556,324 417,29 415,24 412,19 408,16 404,12 400,9 396,6 391,4 386,2 380,1 375,0 369,0 363,0 358,1 352,2 346,4">
            <text:p/>
          </draw:polygon>
          <draw:polygon draw:style-name="gr36" draw:text-style-name="P36" draw:layer="layout" svg:width="0.79cm" svg:height="0.749cm" svg:x="25.03cm" svg:y="12.647cm" svg:viewBox="0 0 791 750" draw:points="507,6 29,248 25,250 21,252 17,255 13,258 10,262 8,265 5,269 3,273 2,277 1,281 0,285 0,290 0,294 1,298 2,302 4,306 208,728 210,732 212,736 215,739 218,741 222,744 225,746 229,747 233,749 237,750 242,750 246,750 251,750 256,749 260,748 265,747 269,745 764,495 768,492 772,489 776,486 779,483 782,480 784,476 787,472 788,468 790,464 791,460 791,456 791,451 791,447 790,443 788,439 787,435 567,21 565,18 563,14 560,11 557,8 553,6 550,4 546,3 542,1 538,0 533,0 529,0 524,0 520,1 515,2 511,4">
            <text:p/>
          </draw:polygon>
          <draw:polygon draw:style-name="gr37" draw:text-style-name="P37" draw:layer="layout" svg:width="0.295cm" svg:height="0.431cm" svg:x="25.038cm" svg:y="12.934cm" svg:viewBox="0 0 296 432" draw:points="294,123 229,405 227,409 226,413 224,416 222,420 219,423 217,425 214,428 211,429 208,431 206,432 204,432 203,432 202,432 200,432 199,432 198,432 197,431 196,430 195,429 194,428 193,427 192,426 1,29 1,27 0,26 0,25 0,23 0,22 0,20 1,19 2,18 2,16 3,15 5,12 8,10 11,8 15,6 19,4 23,3 27,2 31,1 36,0 40,0 44,0 212,17 222,18 232,21 242,24 251,28 259,33 266,38 273,45 279,51 284,59 288,67 292,75 294,84 295,93 296,103 295,113">
            <text:p/>
          </draw:polygon>
          <draw:polygon draw:style-name="gr38" draw:text-style-name="P38" draw:layer="layout" svg:width="0.453cm" svg:height="0.24cm" svg:x="25.072cm" svg:y="12.663cm" svg:viewBox="0 0 454 241" draw:points="236,230 34,241 29,241 24,241 20,240 16,240 12,239 9,238 6,236 4,235 3,234 2,233 1,232 1,231 0,231 0,230 0,229 0,228 0,227 1,226 1,226 2,225 3,224 4,223 5,223 6,222 442,2 443,1 444,0 446,0 447,0 448,0 449,0 450,1 451,1 451,2 452,2 452,3 453,4 453,5 453,7 454,9 453,12 453,16 452,19 450,23 449,27 446,31 444,36 441,40 341,174 337,179 332,185 326,190 321,195 315,200 308,205 302,209 295,212 288,216 281,219 274,222 266,224 259,226 251,228 243,229">
            <text:p/>
          </draw:polygon>
          <draw:polygon draw:style-name="gr39" draw:text-style-name="P39" draw:layer="layout" svg:width="0.46cm" svg:height="0.396cm" svg:x="25.309cm" svg:y="12.983cm" svg:viewBox="0 0 461 397" draw:points="454,174 15,395 14,396 12,396 11,397 10,397 9,397 7,396 6,396 5,395 4,394 4,393 3,392 2,390 1,387 0,383 0,379 0,375 0,370 1,364 2,359 4,353 5,347 8,341 128,26 130,22 132,18 135,15 137,12 141,9 144,7 148,5 151,3 155,2 159,1 163,0 167,0 171,0 175,1 178,2 182,4 421,124 427,127 432,130 437,133 442,137 446,140 450,144 453,148 456,151 458,155 459,158 460,160 460,161 460,163 461,165 460,166 460,167 460,169 459,170 458,171 457,172 456,173">
            <text:p/>
          </draw:polygon>
          <draw:polygon draw:style-name="gr40" draw:text-style-name="P40" draw:layer="layout" svg:width="0.348cm" svg:height="0.405cm" svg:x="25.464cm" svg:y="12.678cm" svg:viewBox="0 0 349 406" draw:points="293,396 25,240 20,237 16,234 13,230 9,226 7,221 4,217 3,212 1,207 0,202 0,197 0,192 1,187 2,181 3,176 6,171 8,166 92,28 95,24 98,20 101,17 104,13 108,10 112,8 115,5 119,3 123,2 126,1 130,0 131,0 133,0 135,0 136,1 137,1 139,2 140,3 141,4 142,5 143,6 348,393 349,395 349,396 349,397 349,399 349,400 348,401 348,402 347,403 346,403 345,404 343,405 342,405 338,406 334,406 330,406 325,406 320,405 315,404 310,403 304,401 298,398">
            <text:p/>
          </draw:polygon>
          <draw:polygon draw:style-name="gr41" draw:text-style-name="P41" draw:layer="layout" svg:width="0.566cm" svg:height="0.551cm" svg:x="25.121cm" svg:y="12.704cm" svg:viewBox="0 0 567 552" draw:points="332,8 36,158 30,160 25,164 21,167 17,171 13,176 9,180 7,185 4,190 2,195 1,200 0,205 0,211 0,216 1,221 3,226 5,231 148,525 151,530 154,534 157,538 161,541 166,544 170,547 175,549 180,550 186,552 191,552 197,552 203,552 209,551 215,549 221,547 227,545 531,391 537,388 542,385 546,381 551,377 555,372 558,368 561,363 563,358 565,352 566,347 567,342 567,337 567,331 566,326 564,321 562,316 410,26 407,22 404,18 400,14 396,11 392,8 387,5 382,3 377,2 372,1 367,0 361,0 355,0 350,1 344,3 338,5">
            <text:p/>
          </draw:polygon>
          <draw:polygon draw:style-name="gr42" draw:text-style-name="P42" draw:layer="layout" svg:width="1.518cm" svg:height="1.194cm" svg:x="25.63cm" svg:y="11.887cm" svg:viewBox="0 0 1519 1195" draw:points="1192,9 907,192 617,368 323,538 27,701 22,704 18,707 15,710 12,713 9,716 6,720 4,724 3,728 1,732 0,736 0,740 0,744 0,749 1,753 3,757 4,761 225,1174 227,1178 230,1181 233,1184 236,1187 240,1189 243,1191 247,1192 252,1193 256,1194 260,1195 265,1194 269,1194 274,1193 279,1192 283,1190 288,1188 595,1019 899,843 1199,660 1496,471 1500,468 1503,465 1506,461 1509,457 1512,453 1514,449 1516,445 1518,441 1519,437 1519,433 1519,429 1519,424 1518,420 1517,416 1515,413 1513,409 1255,18 1253,14 1250,11 1247,8 1243,6 1240,4 1236,2 1232,1 1227,0 1223,0 1219,0 1214,0 1210,1 1205,3 1201,4 1196,6">
            <text:p/>
          </draw:polygon>
          <draw:polygon draw:style-name="gr43" draw:text-style-name="P43" draw:layer="layout" svg:width="0.366cm" svg:height="0.426cm" svg:x="25.639cm" svg:y="12.626cm" svg:viewBox="0 0 367 427" draw:points="362,101 251,399 249,403 247,407 244,411 242,414 239,417 236,420 233,422 229,424 226,425 223,426 222,426 220,427 219,427 217,427 216,426 214,426 213,425 212,425 211,424 210,423 209,422 208,420 2,32 1,31 0,29 0,28 0,26 0,25 0,23 1,22 1,20 2,19 3,18 5,15 8,13 11,10 14,8 18,6 22,4 26,3 30,2 35,1 39,0 44,0 291,3 301,4 310,5 319,8 328,12 335,16 342,21 349,27 354,33 359,40 362,48 365,56 367,65 367,74 367,83 365,92">
            <text:p/>
          </draw:polygon>
          <draw:polygon draw:style-name="gr44" draw:text-style-name="P44" draw:layer="layout" svg:width="1.132cm" svg:height="0.681cm" svg:x="25.682cm" svg:y="11.908cm" svg:viewBox="0 0 1133 682" draw:points="755,577 34,682 29,682 24,682 20,682 16,681 12,681 9,680 6,679 4,677 3,677 2,676 1,675 1,674 0,673 0,673 0,672 0,671 0,670 0,669 1,668 2,667 2,667 3,666 6,664 290,507 570,345 847,176 1120,2 1121,1 1122,1 1124,0 1125,0 1126,0 1127,0 1128,0 1129,1 1129,1 1130,2 1131,3 1131,4 1132,5 1132,6 1133,9 1133,12 1133,16 1133,20 1132,24 1131,28 1129,33 1128,37 1125,42 906,470 900,480 893,490 886,500 878,509 870,518 861,526 852,534 842,541 832,547 822,553 811,559 801,564 789,568 778,572 766,575">
            <text:p/>
          </draw:polygon>
          <draw:polygon draw:style-name="gr43" draw:text-style-name="P43" draw:layer="layout" svg:width="1.18cm" svg:height="0.888cm" svg:x="25.922cm" svg:y="12.179cm" svg:viewBox="0 0 1181 889" draw:points="1176,197 891,379 602,555 309,724 14,887 13,888 11,889 10,889 9,889 8,889 7,889 6,889 5,888 4,888 3,887 2,886 2,886 1,885 1,884 0,882 0,881 0,878 0,875 1,872 2,869 3,865 5,861 7,857 10,853 532,29 535,25 538,21 541,18 545,14 549,11 553,9 557,6 561,5 566,3 570,2 575,1 579,0 584,0 589,0 593,1 597,2 1136,156 1142,158 1147,160 1153,162 1158,165 1163,168 1167,170 1171,173 1174,176 1176,179 1179,182 1179,184 1180,185 1180,186 1181,188 1181,189 1181,190 1181,192 1180,193 1180,194 1179,195 1178,196">
            <text:p/>
          </draw:polygon>
          <draw:polygon draw:style-name="gr27" draw:text-style-name="P27" draw:layer="layout" svg:width="0.304cm" svg:height="0.38cm" svg:x="26.835cm" svg:y="11.917cm" svg:viewBox="0 0 305 381" draw:points="256,367 29,206 25,202 21,199 18,195 14,191 11,186 9,182 6,177 5,172 3,167 2,162 1,157 0,151 0,146 0,140 1,134 2,128 24,34 25,29 26,25 28,21 30,17 33,13 35,10 38,7 41,5 44,3 46,1 48,1 49,0 51,0 52,0 53,0 55,0 56,1 57,1 58,2 59,3 60,4 61,5 303,370 304,371 304,373 305,374 305,375 305,376 305,377 304,378 304,378 303,379 302,380 301,380 300,380 297,381 293,381 290,381 285,380 281,379 276,378 271,376 266,373 261,370">
            <text:p/>
          </draw:polygon>
          <draw:polygon draw:style-name="gr3" draw:text-style-name="P3" draw:layer="layout" svg:width="1.275cm" svg:height="0.975cm" svg:x="25.763cm" svg:y="11.937cm" svg:viewBox="0 0 1276 976" draw:points="1001,15 44,586 37,590 31,595 25,600 19,606 15,612 11,618 7,624 4,631 2,638 1,644 0,651 0,658 1,665 2,672 5,679 8,685 148,943 152,949 156,954 161,959 166,963 172,967 179,970 185,973 192,974 199,975 207,976 214,976 222,975 229,973 237,971 244,968 251,964 1236,376 1243,372 1249,366 1255,361 1260,355 1264,348 1268,342 1271,335 1273,328 1275,322 1276,315 1276,308 1275,301 1274,294 1272,287 1270,281 1266,275 1105,29 1101,23 1096,18 1091,14 1085,10 1079,7 1073,4 1066,2 1059,1 1052,0 1045,0 1037,1 1030,2 1023,4 1015,7 1008,10">
            <text:p/>
          </draw:polygon>
          <draw:polygon draw:style-name="gr36" draw:text-style-name="P36" draw:layer="layout" svg:width="0.634cm" svg:height="0.581cm" svg:x="18.368cm" svg:y="13.753cm" svg:viewBox="0 0 635 582" draw:points="96,0 592,31 597,31 601,32 605,33 610,35 613,36 617,39 620,41 623,44 626,47 629,50 631,53 633,57 634,61 635,65 635,69 635,73 623,543 623,547 622,551 621,555 619,559 617,562 615,566 612,569 609,572 605,574 602,577 598,578 593,580 589,581 584,582 580,582 575,582 43,549 38,549 34,547 30,546 25,544 22,542 18,539 14,537 11,534 9,530 6,527 4,523 2,520 1,516 0,512 0,507 0,503 49,38 49,33 50,29 52,25 54,22 56,18 58,15 61,12 64,9 67,7 71,5 75,3 79,2 83,1 87,0 92,0">
            <text:p/>
          </draw:polygon>
          <draw:polygon draw:style-name="gr37" draw:text-style-name="P37" draw:layer="layout" svg:width="0.232cm" svg:height="0.466cm" svg:x="18.77cm" svg:y="13.823cm" svg:viewBox="0 0 233 467" draw:points="15,220 182,452 184,455 187,458 190,461 193,463 196,464 200,466 203,467 206,467 209,467 212,467 213,467 214,466 216,466 217,465 218,464 219,463 219,462 220,461 221,460 221,459 222,457 222,456 233,16 233,14 232,12 232,11 231,10 231,8 230,7 229,6 228,5 227,4 226,3 223,2 220,1 216,0 212,0 209,0 205,0 201,1 197,2 193,3 189,5 185,7 47,91 39,96 31,102 24,109 18,116 13,124 9,132 5,140 3,149 1,158 0,167 0,176 1,185 3,194 6,202 10,211">
            <text:p/>
          </draw:polygon>
          <draw:polygon draw:style-name="gr38" draw:text-style-name="P38" draw:layer="layout" svg:width="0.469cm" svg:height="0.135cm" svg:x="18.479cm" svg:y="13.755cm" svg:viewBox="0 0 470 136" draw:points="267,128 446,56 450,54 454,52 457,50 460,48 463,45 465,43 467,40 468,38 469,36 470,35 470,34 470,33 470,32 470,31 469,31 469,30 468,29 468,29 467,28 466,28 465,28 463,28 462,28 9,0 7,0 6,0 5,0 4,1 3,1 2,2 1,2 1,3 0,4 0,5 0,6 0,7 0,8 0,9 1,11 2,14 4,17 6,20 9,23 12,26 15,29 19,32 23,35 156,118 162,122 168,125 175,128 182,130 189,132 196,134 203,135 210,136 217,136 224,136 232,136 239,135 246,134 253,132 260,130">
            <text:p/>
          </draw:polygon>
          <draw:polygon draw:style-name="gr39" draw:text-style-name="P39" draw:layer="layout" svg:width="0.491cm" svg:height="0.304cm" svg:x="18.433cm" svg:y="14.03cm" svg:viewBox="0 0 492 305" draw:points="10,275 483,305 484,305 486,305 487,304 488,304 489,303 490,302 490,301 491,300 491,299 492,298 492,296 492,295 491,292 491,288 489,284 488,280 486,275 483,271 480,266 477,261 473,256 469,252 242,11 240,9 237,6 233,4 230,3 226,2 222,1 218,0 215,0 211,0 207,1 203,2 200,3 196,5 193,7 190,10 187,13 21,217 17,221 14,226 11,231 8,236 5,241 3,246 2,251 1,255 0,259 0,263 0,266 1,268 1,269 2,270 2,271 3,272 4,273 5,274 7,274 8,275">
            <text:p/>
          </draw:polygon>
          <draw:polygon draw:style-name="gr40" draw:text-style-name="P40" draw:layer="layout" svg:width="0.238cm" svg:height="0.455cm" svg:x="18.369cm" svg:y="13.798cm" svg:viewBox="0 0 239 456" draw:points="50,427 229,180 232,176 235,171 236,166 238,162 239,157 239,152 239,147 238,142 237,137 236,132 234,127 231,123 228,119 225,115 221,111 217,107 96,13 92,10 88,7 84,5 80,4 76,2 72,1 68,0 64,0 60,0 57,0 54,1 52,2 51,2 50,3 49,4 48,5 47,6 46,7 46,9 45,10 45,11 0,447 0,449 0,450 1,451 1,452 2,453 2,454 3,455 5,455 6,456 7,456 8,456 10,456 13,455 17,454 21,452 25,450 29,448 33,444 38,441 42,437 46,432">
            <text:p/>
          </draw:polygon>
          <draw:polygon draw:style-name="gr41" draw:text-style-name="P41" draw:layer="layout" svg:width="0.452cm" svg:height="0.45cm" svg:x="18.465cm" svg:y="13.774cm" svg:viewBox="0 0 453 451" draw:points="91,0 399,20 405,20 411,21 416,23 421,25 426,27 430,30 435,33 438,37 442,41 445,45 448,49 450,54 451,58 453,64 453,69 453,74 441,400 441,406 440,411 438,416 436,421 433,426 430,430 426,434 423,437 418,441 414,443 409,446 403,448 398,449 392,451 387,451 381,451 54,430 48,430 43,428 37,427 32,424 27,422 22,419 18,415 14,411 11,407 8,403 5,398 3,394 2,389 0,383 0,378 0,373 30,49 31,43 32,38 34,33 36,28 39,24 42,20 46,16 50,12 54,9 59,7 63,4 69,3 74,1 79,0 85,0">
            <text:p/>
          </draw:polygon>
          <draw:polygon draw:style-name="gr36" draw:text-style-name="P36" draw:layer="layout" svg:width="0.624cm" svg:height="0.558cm" svg:x="19.034cm" svg:y="13.78cm" svg:viewBox="0 0 625 559" draw:points="55,7 557,0 562,0 566,0 571,1 575,2 579,4 583,6 586,8 590,11 593,14 596,17 598,20 600,24 602,27 603,31 604,35 604,40 625,508 625,513 625,517 624,521 622,525 621,529 618,532 616,536 613,539 610,542 606,544 603,546 598,548 594,550 590,551 585,552 580,552 46,559 41,559 37,558 32,557 28,556 24,554 20,552 16,550 13,547 10,544 7,541 5,537 3,534 2,530 1,526 0,521 0,517 10,47 10,43 11,39 12,35 14,31 16,28 18,24 20,21 23,18 27,16 30,13 34,11 38,10 42,8 46,7 51,7">
            <text:p/>
          </draw:polygon>
          <draw:polygon draw:style-name="gr37" draw:text-style-name="P37" draw:layer="layout" svg:width="0.242cm" svg:height="0.466cm" svg:x="19.416cm" svg:y="13.817cm" svg:viewBox="0 0 243 467" draw:points="20,234 203,454 206,457 209,459 212,461 215,463 219,465 222,466 226,466 229,467 232,467 234,466 236,466 237,465 238,465 239,464 240,463 241,462 241,461 242,460 242,459 243,458 243,456 243,455 223,14 223,12 222,11 222,9 221,8 221,7 220,6 219,5 217,4 216,3 215,2 212,1 209,0 205,0 202,0 198,0 194,1 190,2 186,3 182,5 178,7 174,9 42,103 34,109 27,116 20,123 15,131 10,139 6,147 3,156 1,165 0,174 0,183 1,192 3,201 5,209 9,218 14,226">
            <text:p/>
          </draw:polygon>
          <draw:polygon draw:style-name="gr38" draw:text-style-name="P38" draw:layer="layout" svg:width="0.475cm" svg:height="0.126cm" svg:x="19.105cm" svg:y="13.78cm" svg:viewBox="0 0 476 127" draw:points="279,115 453,31 457,29 461,26 464,24 467,21 470,18 472,16 473,13 475,11 475,10 475,9 475,8 476,7 476,6 475,5 475,4 475,3 474,2 474,2 473,1 472,1 471,0 470,0 469,0 467,0 8,7 7,7 6,7 4,7 3,8 2,8 2,9 1,9 1,10 0,11 0,12 0,13 0,14 0,15 1,16 2,19 3,21 5,24 7,27 10,30 14,33 17,36 22,38 26,41 165,114 172,117 179,119 186,122 193,124 200,125 207,126 214,127 221,127 229,127 236,127 243,126 250,124 258,123 265,120 272,118">
            <text:p/>
          </draw:polygon>
          <draw:polygon draw:style-name="gr39" draw:text-style-name="P39" draw:layer="layout" svg:width="0.493cm" svg:height="0.291cm" svg:x="19.101cm" svg:y="14.048cm" svg:viewBox="0 0 494 292" draw:points="11,292 485,285 487,285 488,285 490,284 491,283 492,283 492,282 493,281 494,280 494,278 494,277 494,276 494,274 494,271 493,267 491,263 489,259 487,255 484,251 480,246 476,242 472,237 468,233 224,9 221,7 217,5 214,3 210,2 206,1 202,0 199,0 195,0 191,1 187,2 184,3 180,5 177,7 174,9 171,12 169,15 18,231 14,236 11,242 8,247 6,252 4,257 2,262 1,267 0,271 0,276 0,279 1,283 1,284 2,286 3,287 3,288 4,289 5,290 7,291 8,291 9,292">
            <text:p/>
          </draw:polygon>
          <draw:polygon draw:style-name="gr40" draw:text-style-name="P40" draw:layer="layout" svg:width="0.215cm" svg:height="0.459cm" svg:x="19.034cm" svg:y="13.834cm" svg:viewBox="0 0 216 460" draw:points="47,428 208,167 211,162 213,157 214,152 215,147 216,142 216,138 215,133 214,128 212,123 211,118 208,114 205,110 202,106 198,102 194,98 190,95 61,10 57,8 53,6 49,4 44,2 40,1 36,1 32,0 28,0 24,0 20,1 17,2 16,3 15,3 13,4 12,5 11,6 11,7 10,9 9,10 9,12 9,13 0,452 0,454 0,455 1,456 1,457 2,458 2,459 3,459 4,460 6,460 7,460 8,460 10,460 13,459 17,457 20,455 24,453 28,450 32,447 36,443 40,438 44,433">
            <text:p/>
          </draw:polygon>
          <draw:polygon draw:style-name="gr41" draw:text-style-name="P41" draw:layer="layout" svg:width="0.442cm" svg:height="0.436cm" svg:x="19.122cm" svg:y="13.796cm" svg:viewBox="0 0 443 437" draw:points="61,4 373,0 379,0 384,1 390,2 395,3 400,6 405,8 409,11 414,14 417,18 421,22 424,26 426,31 428,35 430,40 431,45 431,51 443,378 443,384 443,389 441,394 440,399 437,403 434,408 431,412 427,416 423,419 419,422 414,425 409,427 404,429 398,431 392,432 386,432 58,437 52,436 46,436 41,434 35,432 30,430 25,428 21,424 16,421 13,417 9,413 6,409 4,404 2,399 1,394 0,389 0,384 3,57 4,52 4,47 6,41 8,37 10,32 13,28 16,23 20,20 24,16 28,13 33,11 38,8 43,7 49,5 55,5">
            <text:p/>
          </draw:polygon>
          <draw:polygon draw:style-name="gr36" draw:text-style-name="P36" draw:layer="layout" svg:width="0.648cm" svg:height="0.591cm" svg:x="19.678cm" svg:y="13.733cm" svg:viewBox="0 0 649 592" draw:points="43,40 547,0 552,0 556,0 561,1 565,2 569,3 573,5 577,7 581,9 584,11 587,14 589,17 592,21 593,24 595,28 596,32 597,37 648,503 649,507 648,512 648,516 646,520 645,524 643,527 640,531 638,534 635,537 631,540 628,542 624,544 619,546 615,548 610,549 605,549 73,592 68,592 63,592 59,591 55,590 50,588 47,586 43,584 39,582 36,579 33,576 31,572 28,569 26,565 25,561 24,557 23,553 0,84 0,80 0,76 1,71 3,68 4,64 6,60 9,57 12,54 15,51 18,48 22,46 25,44 30,42 34,41 38,40">
            <text:p/>
          </draw:polygon>
          <draw:polygon draw:style-name="gr37" draw:text-style-name="P37" draw:layer="layout" svg:width="0.261cm" svg:height="0.462cm" svg:x="20.063cm" svg:y="13.769cm" svg:viewBox="0 0 262 463" draw:points="25,245 222,452 225,455 228,457 232,459 235,461 238,462 242,463 245,463 248,463 251,463 253,463 254,462 255,462 257,461 258,461 259,460 259,459 260,458 261,457 261,456 262,454 262,453 262,452 262,450 213,12 213,11 213,9 212,8 211,7 211,6 210,5 209,4 208,3 206,2 205,2 202,1 199,0 195,0 191,0 187,1 183,2 179,3 176,4 172,6 168,8 165,11 37,112 29,119 22,126 16,134 11,142 7,151 4,159 2,168 0,177 0,186 1,195 2,204 5,213 8,221 13,229 18,237">
            <text:p/>
          </draw:polygon>
          <draw:polygon draw:style-name="gr38" draw:text-style-name="P38" draw:layer="layout" svg:width="0.477cm" svg:height="0.142cm" svg:x="19.738cm" svg:y="13.736cm" svg:viewBox="0 0 478 143" draw:points="287,126 457,31 461,28 464,26 467,23 470,20 472,18 474,15 476,12 477,10 477,8 478,6 478,5 478,5 477,4 477,3 477,2 476,2 475,1 475,1 474,0 473,0 471,0 470,0 469,0 8,37 6,37 5,37 4,37 3,38 2,38 1,39 1,40 0,40 0,41 0,42 0,43 0,44 0,45 1,47 2,49 4,52 6,54 9,57 12,60 15,62 19,65 23,67 28,70 173,132 180,135 187,137 194,139 202,141 209,142 216,142 224,143 231,142 238,142 245,141 253,139 260,137 267,135 274,132 280,129">
            <text:p/>
          </draw:polygon>
          <draw:polygon draw:style-name="gr39" draw:text-style-name="P39" draw:layer="layout" svg:width="0.493cm" svg:height="0.302cm" svg:x="19.771cm" svg:y="14.02cm" svg:viewBox="0 0 494 303" draw:points="12,303 486,266 487,265 489,265 490,264 491,264 492,263 492,262 493,261 493,260 494,258 494,257 494,255 494,254 493,251 492,247 490,243 487,239 485,235 481,231 478,227 473,223 469,219 464,215 206,8 202,5 199,3 195,2 191,1 187,0 184,0 180,0 176,1 172,1 168,3 165,4 162,6 158,9 156,11 153,14 151,18 14,244 8,254 6,260 4,265 3,270 1,275 1,280 0,285 0,289 0,292 1,296 2,297 2,298 3,300 4,301 5,301 6,302 7,303 9,303 10,303">
            <text:p/>
          </draw:polygon>
          <draw:polygon draw:style-name="gr40" draw:text-style-name="P40" draw:layer="layout" svg:width="0.215cm" svg:height="0.46cm" svg:x="19.679cm" svg:y="13.822cm" svg:viewBox="0 0 216 461" draw:points="68,426 211,155 213,150 215,145 216,140 216,135 216,129 216,124 215,120 214,115 212,110 210,106 207,101 204,97 201,93 197,89 192,86 187,83 52,8 48,6 44,4 39,3 35,1 30,1 26,0 22,0 18,0 14,1 10,2 7,3 6,4 5,4 4,5 3,6 2,8 1,9 1,10 0,12 0,13 0,15 22,454 22,455 23,456 23,457 24,458 24,459 25,460 26,460 27,460 29,461 30,461 31,460 33,460 36,459 39,457 43,455 47,452 51,449 54,445 58,441 62,436 65,431">
            <text:p/>
          </draw:polygon>
          <draw:polygon draw:style-name="gr41" draw:text-style-name="P41" draw:layer="layout" svg:width="0.462cm" svg:height="0.456cm" svg:x="19.763cm" svg:y="13.756cm" svg:viewBox="0 0 463 457" draw:points="53,25 367,0 373,0 379,0 384,1 390,2 395,4 400,6 405,9 409,12 413,15 417,19 420,23 423,27 425,31 427,36 428,41 429,47 462,372 463,377 462,383 461,388 460,393 458,398 455,402 452,407 449,411 445,415 441,418 436,421 431,424 426,426 420,428 414,430 408,430 82,457 76,457 70,457 64,456 58,454 53,452 48,450 43,447 39,444 35,441 31,437 28,432 25,428 23,423 21,418 20,413 19,407 0,81 0,76 0,70 2,65 3,60 5,56 8,51 11,47 14,43 18,39 22,36 27,33 31,30 37,28 42,26 47,25">
            <text:p/>
          </draw:polygon>
          <draw:polygon draw:style-name="gr36" draw:text-style-name="P36" draw:layer="layout" svg:width="0.672cm" svg:height="0.619cm" svg:x="20.315cm" svg:y="13.648cm" svg:viewBox="0 0 673 620" draw:points="40,71 87,65 544,0 548,0 553,0 557,0 562,1 566,2 570,4 574,5 577,8 580,10 584,13 586,16 589,19 591,23 592,26 594,30 595,35 673,497 673,501 673,505 673,509 672,513 670,517 668,521 666,524 664,528 661,531 658,534 654,536 650,539 646,541 642,543 637,544 632,545 155,614 130,617 117,618 105,619 100,620 95,619 91,619 86,618 82,617 78,615 74,614 70,611 67,609 64,606 61,603 58,600 56,596 55,592 54,588 53,584 0,117 0,113 0,109 1,105 2,101 4,97 5,93 8,90 10,87 13,84 16,81 19,79 23,76 27,75 31,73 35,72">
            <text:p/>
          </draw:polygon>
          <draw:polygon draw:style-name="gr37" draw:text-style-name="P37" draw:layer="layout" svg:width="0.276cm" svg:height="0.459cm" svg:x="20.709cm" svg:y="13.682cm" svg:viewBox="0 0 277 460" draw:points="27,254 237,450 240,452 243,454 247,456 250,458 254,459 257,459 261,460 264,459 267,459 268,459 270,458 271,458 272,457 273,456 274,455 275,454 275,453 276,452 276,451 276,450 277,448 276,447 276,445 203,12 203,10 203,9 202,7 201,6 201,5 200,4 198,3 197,2 196,2 195,1 192,0 188,0 185,0 181,0 177,1 173,2 169,4 165,6 162,8 158,10 155,13 33,122 25,129 19,137 14,145 9,153 5,162 3,170 1,179 0,188 0,197 1,206 3,215 6,224 10,232 15,240 20,247">
            <text:p/>
          </draw:polygon>
          <draw:polygon draw:style-name="gr38" draw:text-style-name="P38" draw:layer="layout" svg:width="0.476cm" svg:height="0.156cm" svg:x="20.373cm" svg:y="13.652cm" svg:viewBox="0 0 477 157" draw:points="293,137 457,32 461,29 464,27 467,24 470,21 472,18 474,15 475,12 476,10 476,9 477,8 477,7 477,6 476,5 476,4 476,3 475,2 475,2 474,1 473,1 472,0 471,0 470,0 468,0 467,0 30,62 7,65 6,65 4,66 3,66 2,66 2,67 1,68 1,68 0,69 0,70 0,71 0,72 0,73 1,74 1,75 2,77 4,80 7,82 9,85 13,87 16,90 21,92 25,94 30,96 30,96 31,96 31,97 31,97 32,97 32,97 33,97 34,98 34,98 34,98 34,98 35,98 179,150 186,152 193,154 201,156 208,157 215,157 222,157 230,157 237,156 244,155 252,154 259,152 266,150 273,147 280,144 286,141">
            <text:p/>
          </draw:polygon>
          <draw:polygon draw:style-name="gr39" draw:text-style-name="P39" draw:layer="layout" svg:width="0.489cm" svg:height="0.313cm" svg:x="20.439cm" svg:y="13.95cm" svg:viewBox="0 0 490 314" draw:points="14,313 16,313 18,313 22,312 26,312 31,311 482,247 484,247 485,246 486,246 487,245 488,244 489,243 490,242 490,241 490,240 490,238 490,237 490,235 489,232 488,228 486,225 483,221 480,217 477,213 473,209 469,205 464,201 459,198 188,7 184,5 181,3 177,2 173,1 169,0 166,0 162,0 158,1 154,2 151,3 147,5 144,7 141,10 138,13 136,16 134,19 21,235 19,240 16,244 14,249 11,253 9,258 6,264 4,270 3,275 1,281 1,286 0,291 0,295 0,299 1,303 2,306 3,308 4,309 4,310 5,311 7,312 8,313 9,313 10,314 12,314">
            <text:p/>
          </draw:polygon>
          <draw:polygon draw:style-name="gr40" draw:text-style-name="P40" draw:layer="layout" svg:width="0.223cm" svg:height="0.458cm" svg:x="20.318cm" svg:y="13.769cm" svg:viewBox="0 0 224 459" draw:points="94,422 134,337 220,142 222,137 223,132 224,127 224,122 224,117 223,112 222,107 221,102 219,98 216,94 213,90 210,86 206,82 202,79 197,76 192,74 95,27 52,6 48,4 43,3 38,2 34,1 29,0 25,0 21,0 17,1 13,1 9,2 6,4 5,5 4,6 3,7 2,8 1,9 1,10 0,12 0,13 0,15 0,16 50,452 50,453 50,455 51,456 52,457 52,458 53,458 54,459 56,459 57,459 58,459 59,459 61,458 64,457 67,455 71,453 74,450 78,446 81,442 85,438 88,433 91,428">
            <text:p/>
          </draw:polygon>
          <draw:polygon draw:style-name="gr41" draw:text-style-name="P41" draw:layer="layout" svg:width="0.48cm" svg:height="0.472cm" svg:x="20.401cm" svg:y="13.677cm" svg:viewBox="0 0 481 473" draw:points="50,45 364,1 369,0 375,0 381,0 387,1 392,3 397,5 402,7 406,10 411,13 415,16 418,20 421,24 424,29 426,33 427,38 429,44 480,366 481,371 481,377 480,382 479,387 477,392 475,397 472,401 469,406 466,410 461,413 457,417 452,420 447,422 442,424 436,426 430,427 105,473 102,473 98,473 94,473 90,473 87,473 83,472 80,471 76,470 73,469 70,467 67,466 64,464 61,462 58,460 56,458 54,456 51,453 48,450 46,447 44,443 42,440 41,436 40,432 40,430 39,428 1,104 0,102 0,100 0,98 0,96 0,92 1,88 2,84 3,80 5,77 6,73 8,71 10,68 12,65 14,63 17,60 19,58 22,56 25,54 27,52 30,51 34,49 37,48 40,47 43,46 47,45">
            <text:p/>
          </draw:polygon>
          <draw:polygon draw:style-name="gr36" draw:text-style-name="P36" draw:layer="layout" svg:width="0.693cm" svg:height="0.643cm" svg:x="20.95cm" svg:y="13.527cm" svg:viewBox="0 0 694 644" draw:points="38,99 539,1 543,0 548,0 552,0 557,1 561,1 565,3 569,4 573,6 576,9 579,11 582,14 585,17 587,21 589,24 591,28 592,32 693,490 694,494 694,498 694,502 693,506 692,510 691,514 689,518 686,521 684,525 681,528 677,531 674,533 670,536 665,538 661,539 656,540 133,643 128,644 124,644 119,644 114,643 110,642 106,641 102,639 98,637 95,634 92,632 89,629 86,625 84,622 82,618 81,614 80,610 1,149 0,145 0,140 0,136 1,132 3,128 4,124 6,121 9,117 11,114 14,111 18,108 21,106 25,104 29,102 34,100">
            <text:p/>
          </draw:polygon>
          <draw:polygon draw:style-name="gr37" draw:text-style-name="P37" draw:layer="layout" svg:width="0.289cm" svg:height="0.454cm" svg:x="21.35cm" svg:y="13.56cm" svg:viewBox="0 0 290 455" draw:points="31,263 250,446 253,449 257,451 260,452 264,454 267,454 271,455 274,455 278,455 280,454 283,453 284,453 286,452 287,451 287,450 288,449 289,448 289,447 290,446 290,445 290,443 290,442 290,441 194,10 194,9 193,8 192,6 192,5 191,4 190,3 188,2 187,2 186,1 184,1 181,0 178,0 174,0 171,1 167,2 163,3 159,5 155,7 152,9 148,12 145,15 30,130 23,137 17,145 12,153 7,162 4,170 2,179 0,188 0,197 1,206 2,215 4,224 8,233 12,241 17,249 24,256">
            <text:p/>
          </draw:polygon>
          <draw:polygon draw:style-name="gr38" draw:text-style-name="P38" draw:layer="layout" svg:width="0.473cm" svg:height="0.17cm" svg:x="21.005cm" svg:y="13.532cm" svg:viewBox="0 0 474 171" draw:points="296,147 455,32 459,29 462,26 465,23 468,20 470,17 471,15 473,12 473,9 474,8 474,7 474,6 474,5 474,4 473,3 473,2 472,2 472,1 471,1 470,0 469,0 468,0 467,0 464,0 7,91 6,91 4,91 3,92 2,92 2,93 1,94 1,94 0,95 0,96 0,97 0,98 0,99 1,100 1,101 3,103 5,105 7,108 10,110 14,112 18,115 22,117 27,119 32,121 184,166 191,168 198,169 206,170 213,171 220,171 228,171 235,170 242,169 250,167 257,166 264,163 271,161 277,158 284,155 290,151">
            <text:p/>
          </draw:polygon>
          <draw:polygon draw:style-name="gr39" draw:text-style-name="P39" draw:layer="layout" svg:width="0.486cm" svg:height="0.32cm" svg:x="21.101cm" svg:y="13.843cm" svg:viewBox="0 0 487 321" draw:points="14,321 480,230 481,229 483,229 484,228 485,227 485,226 486,225 486,224 487,223 487,222 487,221 487,219 486,218 485,214 483,211 481,207 478,204 475,200 471,196 467,192 463,189 458,185 452,182 172,6 169,4 165,2 161,1 157,0 153,0 149,0 145,1 141,2 138,3 134,4 131,6 128,9 125,11 122,14 120,18 118,21 9,262 7,267 5,273 3,278 2,284 1,289 0,294 0,299 0,304 1,308 1,312 3,315 3,316 4,317 5,319 6,319 7,320 9,321 10,321 11,321 13,321">
            <text:p/>
          </draw:polygon>
          <draw:polygon draw:style-name="gr40" draw:text-style-name="P40" draw:layer="layout" svg:width="0.229cm" svg:height="0.455cm" svg:x="20.954cm" svg:y="13.677cm" svg:viewBox="0 0 230 456" draw:points="117,417 226,131 228,126 229,121 230,115 230,110 230,105 229,101 227,96 225,91 223,87 220,83 217,79 213,75 209,72 205,69 200,66 195,64 51,4 47,3 42,2 37,1 33,0 28,0 24,0 20,1 16,1 12,2 9,4 6,5 5,6 4,7 3,8 2,9 1,10 1,12 0,13 0,14 0,16 0,17 74,450 74,451 75,452 76,453 76,454 77,455 78,456 79,456 80,456 82,456 83,456 84,455 86,455 89,453 92,451 95,449 99,445 102,442 105,438 109,433 112,428 115,422">
            <text:p/>
          </draw:polygon>
          <draw:polygon draw:style-name="gr41" draw:text-style-name="P41" draw:layer="layout" svg:width="0.495cm" svg:height="0.487cm" svg:x="21.037cm" svg:y="13.561cm" svg:viewBox="0 0 496 488" draw:points="47,62 358,1 364,0 370,0 376,0 381,1 387,2 392,3 397,6 402,8 406,11 410,14 414,18 417,22 420,26 422,31 424,36 425,41 495,360 496,365 496,370 495,376 494,381 493,386 491,391 488,396 485,400 482,404 478,408 474,412 469,415 464,418 459,420 453,422 448,424 125,487 119,488 113,488 107,488 102,487 96,486 91,484 86,482 81,479 77,476 72,473 69,469 65,465 63,461 60,456 58,451 57,446 1,125 0,119 0,114 0,108 1,103 3,98 5,93 7,89 10,84 14,80 17,76 22,73 26,70 31,67 36,65 42,63">
            <text:p/>
          </draw:polygon>
          <draw:polygon draw:style-name="gr36" draw:text-style-name="P36" draw:layer="layout" svg:width="0.752cm" svg:height="0.713cm" svg:x="23.438cm" svg:y="12.74cm" svg:viewBox="0 0 753 714" draw:points="510,4 257,106 31,194 27,196 23,198 19,201 15,203 12,207 9,210 7,213 5,217 3,221 2,225 1,229 0,233 0,237 0,241 1,246 3,250 167,689 169,692 171,696 173,699 176,702 179,705 183,707 186,709 190,711 194,712 199,713 203,714 208,714 212,714 217,713 222,712 227,711 460,620 722,514 726,512 730,510 734,507 738,504 741,501 744,497 746,494 748,490 750,486 751,482 752,478 753,474 753,470 752,465 751,461 749,457 568,25 567,21 564,17 562,14 559,11 556,9 553,6 549,4 545,3 541,1 537,1 533,0 528,0 524,0 519,1 515,2">
            <text:p/>
          </draw:polygon>
          <draw:polygon draw:style-name="gr37" draw:text-style-name="P37" draw:layer="layout" svg:width="0.28cm" svg:height="0.444cm" svg:x="23.444cm" svg:y="12.976cm" svg:viewBox="0 0 281 445" draw:points="278,147 193,420 191,424 189,428 187,431 185,434 182,437 180,439 177,441 174,443 171,444 168,444 167,445 166,445 165,445 163,444 162,444 161,443 160,443 159,442 158,441 157,440 157,438 156,437 1,24 0,23 0,21 0,20 0,19 0,17 1,16 1,14 2,13 3,12 4,11 6,8 9,6 12,5 16,3 20,2 24,1 28,0 32,0 36,0 41,0 45,1 206,34 216,37 225,40 234,44 242,49 250,55 257,61 263,68 268,75 273,83 276,91 279,100 281,109 281,118 281,128 280,137">
            <text:p/>
          </draw:polygon>
          <draw:polygon draw:style-name="gr38" draw:text-style-name="P38" draw:layer="layout" svg:width="0.455cm" svg:height="0.205cm" svg:x="23.481cm" svg:y="12.753cm" svg:viewBox="0 0 456 206" draw:points="229,205 32,196 27,196 22,195 18,194 14,193 11,192 8,190 5,189 3,187 2,186 2,185 1,184 1,183 0,183 0,182 0,181 0,180 0,179 1,178 1,178 2,177 3,176 4,175 5,175 6,174 215,94 445,1 447,1 448,0 449,0 450,0 451,0 452,0 453,1 454,1 454,2 455,3 455,4 456,5 456,6 456,7 456,10 455,13 455,16 453,20 452,23 450,27 447,31 444,36 441,40 335,160 327,168 319,176 310,182 300,188 290,193 280,197 269,200 258,203 250,204 247,205 243,205 239,206 236,206 232,205">
            <text:p/>
          </draw:polygon>
          <draw:polygon draw:style-name="gr39" draw:text-style-name="P39" draw:layer="layout" svg:width="0.46cm" svg:height="0.377cm" svg:x="23.676cm" svg:y="13.065cm" svg:viewBox="0 0 461 378" draw:points="455,202 222,296 14,377 12,377 11,377 10,378 8,377 7,377 6,377 5,376 4,375 3,374 3,373 2,372 1,370 1,367 0,363 0,359 0,354 1,349 2,344 3,339 5,333 7,327 10,322 131,65 151,22 153,18 155,15 157,12 160,9 163,7 167,5 170,3 174,2 178,1 182,0 186,0 190,0 194,1 197,2 201,3 205,5 426,148 432,152 436,156 441,160 445,164 449,168 452,172 455,176 457,180 459,184 460,187 461,191 461,192 461,194 461,195 461,197 460,198 459,199 459,200 458,201 456,202">
            <text:p/>
          </draw:polygon>
          <draw:polygon draw:style-name="gr40" draw:text-style-name="P40" draw:layer="layout" svg:width="0.322cm" svg:height="0.422cm" svg:x="23.863cm" svg:y="12.776cm" svg:viewBox="0 0 323 423" draw:points="268,407 21,225 17,222 13,218 10,215 7,210 5,206 3,201 1,197 0,192 0,187 0,182 1,177 2,171 3,166 5,161 8,156 11,151 102,24 105,20 108,17 112,13 115,10 119,8 123,6 126,4 130,2 134,1 137,0 140,0 142,0 143,0 145,1 146,1 147,2 148,2 150,3 150,4 151,6 152,7 322,412 322,413 323,415 323,416 322,417 322,418 322,419 321,420 320,421 319,421 318,422 316,422 315,423 311,423 308,423 303,423 299,422 294,420 289,419 284,417 278,414 273,411">
            <text:p/>
          </draw:polygon>
          <draw:polygon draw:style-name="gr41" draw:text-style-name="P41" draw:layer="layout" svg:width="0.538cm" svg:height="0.529cm" svg:x="23.528cm" svg:y="12.789cm" svg:viewBox="0 0 539 530" draw:points="337,5 172,71 39,123 33,125 28,128 23,131 19,135 15,138 11,143 8,147 5,152 3,157 2,162 1,167 0,172 0,177 1,183 2,188 3,193 119,498 121,503 124,507 127,511 131,515 135,519 139,522 144,524 149,526 154,528 160,529 165,530 171,530 177,530 183,529 188,527 194,525 331,472 500,404 505,401 511,398 515,395 520,391 524,388 527,383 531,379 533,374 535,369 537,364 538,359 539,354 539,349 538,343 537,338 535,333 410,31 408,26 405,22 402,18 398,14 394,11 390,8 385,5 381,3 375,2 370,1 365,0 359,0 353,0 348,1 342,3">
            <text:p/>
          </draw:polygon>
          <draw:polygon draw:style-name="gr36" draw:text-style-name="P36" draw:layer="layout" svg:width="0.741cm" svg:height="0.699cm" svg:x="22.826cm" svg:y="12.978cm" svg:viewBox="0 0 742 700" draw:points="518,3 33,173 28,175 24,177 20,179 17,182 13,185 10,188 8,191 6,195 4,198 2,202 1,206 0,210 0,215 0,219 1,223 2,227 147,673 149,677 151,680 153,684 156,687 159,690 162,692 166,694 170,696 174,698 178,699 182,700 187,700 192,700 196,699 201,698 206,697 710,522 714,519 718,517 722,515 726,512 729,509 732,505 734,502 737,498 738,494 740,490 741,486 742,482 742,478 741,474 741,469 740,465 576,26 574,22 572,19 570,15 567,12 564,9 560,7 557,5 553,3 549,2 545,1 540,0 536,0 531,0 527,1 522,2">
            <text:p/>
          </draw:polygon>
          <draw:polygon draw:style-name="gr37" draw:text-style-name="P37" draw:layer="layout" svg:width="0.275cm" svg:height="0.449cm" svg:x="22.831cm" svg:y="13.193cm" svg:viewBox="0 0 276 450" draw:points="271,157 175,426 173,430 171,433 169,437 167,440 164,442 161,445 158,446 155,448 153,449 150,449 149,450 147,450 146,449 145,449 144,449 143,448 142,447 141,446 140,445 140,444 139,443 139,442 1,22 0,21 0,19 0,18 0,17 0,15 1,14 2,13 2,11 3,10 4,9 7,7 10,5 13,4 17,2 20,1 25,1 29,0 33,0 37,0 42,1 46,2 205,41 215,44 224,48 232,52 240,58 248,64 254,70 260,77 265,85 269,93 272,102 274,110 276,119 276,129 275,138 274,148">
            <text:p/>
          </draw:polygon>
          <draw:polygon draw:style-name="gr38" draw:text-style-name="P38" draw:layer="layout" svg:width="0.46cm" svg:height="0.197cm" svg:x="22.871cm" svg:y="12.988cm" svg:viewBox="0 0 461 198" draw:points="226,197 31,179 26,179 22,178 17,177 14,176 10,174 7,173 5,171 3,169 2,168 1,167 1,166 0,165 0,165 0,164 0,163 0,162 0,161 1,160 1,160 2,159 3,158 4,157 5,157 7,156 451,1 452,0 454,0 455,0 456,0 457,0 458,1 459,1 459,2 460,2 460,3 461,4 461,5 461,6 461,7 461,10 460,13 459,17 458,20 456,24 454,28 451,32 448,35 444,39 334,156 329,162 323,166 317,171 311,175 305,179 299,183 292,186 285,189 278,191 271,193 264,195 256,196 249,197 241,197 234,198">
            <text:p/>
          </draw:polygon>
          <draw:polygon draw:style-name="gr39" draw:text-style-name="P39" draw:layer="layout" svg:width="0.468cm" svg:height="0.37cm" svg:x="23.044cm" svg:y="13.297cm" svg:viewBox="0 0 469 371" draw:points="462,212 13,370 11,370 10,371 9,371 7,370 6,370 5,369 4,369 3,368 3,367 2,366 1,364 1,363 0,359 0,356 0,351 1,347 1,342 3,337 4,331 6,326 9,320 12,315 165,20 167,17 170,14 172,11 175,8 179,6 182,4 186,2 189,1 193,0 197,0 201,0 205,0 209,1 212,2 216,4 219,6 435,158 440,162 445,166 449,170 453,174 457,178 460,183 463,187 465,191 467,194 468,198 469,201 469,203 469,204 468,206 468,207 467,208 467,209 466,210 465,211 463,212">
            <text:p/>
          </draw:polygon>
          <draw:polygon draw:style-name="gr40" draw:text-style-name="P40" draw:layer="layout" svg:width="0.312cm" svg:height="0.429cm" svg:x="23.25cm" svg:y="13.015cm" svg:viewBox="0 0 313 430" draw:points="259,412 19,220 15,217 11,213 8,209 6,205 4,200 2,196 1,191 0,186 0,181 0,176 1,171 2,166 4,161 7,156 9,151 13,146 109,22 111,18 115,15 118,12 122,9 125,7 129,5 133,3 137,1 141,1 144,0 147,0 149,0 151,0 152,1 153,1 155,2 156,3 157,4 158,5 159,6 159,8 313,419 313,420 313,422 313,423 313,424 313,425 312,426 311,427 310,428 309,428 308,429 307,429 305,430 302,430 298,430 294,429 289,428 284,426 279,424 274,422 269,419 264,416">
            <text:p/>
          </draw:polygon>
          <draw:polygon draw:style-name="gr41" draw:text-style-name="P41" draw:layer="layout" svg:width="0.53cm" svg:height="0.522cm" svg:x="22.916cm" svg:y="13.023cm" svg:viewBox="0 0 531 523" draw:points="344,4 41,110 36,112 30,114 25,117 21,121 17,124 13,128 10,133 7,137 4,142 2,147 1,152 0,157 0,162 0,168 1,173 3,178 106,488 108,493 111,498 114,502 117,506 121,510 125,513 130,516 135,518 140,520 145,521 150,522 156,523 162,522 168,522 173,521 179,519 490,410 496,407 501,405 506,402 511,398 515,394 518,390 522,386 524,381 527,376 528,371 530,366 530,361 531,356 530,351 529,345 528,340 416,34 414,29 411,24 408,20 405,16 401,12 396,9 392,7 387,4 382,3 377,1 371,0 366,0 360,0 355,1 349,2">
            <text:p/>
          </draw:polygon>
          <draw:polygon draw:style-name="gr36" draw:text-style-name="P36" draw:layer="layout" svg:width="0.728cm" svg:height="0.683cm" svg:x="22.207cm" svg:y="13.19cm" svg:viewBox="0 0 729 684" draw:points="525,2 35,150 30,152 26,153 22,156 18,158 15,161 12,164 9,167 6,171 4,175 3,178 1,182 0,186 0,191 0,195 0,199 1,203 127,654 128,658 130,662 132,666 135,669 138,672 141,675 144,677 148,680 152,681 156,683 160,683 165,684 169,684 174,684 179,683 183,682 694,528 699,527 703,525 707,522 711,520 714,517 717,514 720,510 723,507 725,503 726,499 728,495 728,491 729,487 729,483 728,479 727,474 583,28 581,24 579,20 577,17 574,13 571,11 568,8 564,6 560,4 556,2 552,1 548,0 543,0 539,0 534,0 530,1">
            <text:p/>
          </draw:polygon>
          <draw:polygon draw:style-name="gr37" draw:text-style-name="P37" draw:layer="layout" svg:width="0.27cm" svg:height="0.454cm" svg:x="22.211cm" svg:y="13.382cm" svg:viewBox="0 0 271 455" draw:points="264,168 156,432 154,436 152,440 150,443 147,446 144,448 142,450 139,452 136,453 133,454 132,454 130,455 129,455 128,454 126,454 125,454 124,453 123,453 122,452 121,451 120,450 120,448 119,447 119,445 1,22 0,20 0,19 0,17 0,16 0,14 1,13 2,12 2,11 3,9 4,8 7,6 10,4 13,3 17,2 20,1 25,0 29,0 33,0 37,0 42,1 46,2 203,50 212,53 221,57 230,62 238,68 245,74 251,81 256,88 261,96 265,104 268,113 270,121 271,130 271,140 270,149 267,158">
            <text:p/>
          </draw:polygon>
          <draw:polygon draw:style-name="gr38" draw:text-style-name="P38" draw:layer="layout" svg:width="0.465cm" svg:height="0.186cm" svg:x="22.253cm" svg:y="13.199cm" svg:viewBox="0 0 466 187" draw:points="224,186 30,160 25,159 21,158 17,157 13,155 10,153 7,152 5,150 3,148 2,147 1,146 1,145 0,144 0,143 0,142 0,141 0,141 0,140 1,139 2,138 2,138 3,137 4,136 5,136 7,135 456,1 457,0 458,0 460,0 461,0 462,0 462,1 463,1 464,2 464,2 465,3 465,4 466,5 466,6 466,7 465,10 465,13 464,16 462,20 460,23 458,27 455,31 452,35 448,38 333,150 328,155 322,159 316,164 310,168 303,171 297,175 290,178 283,180 276,182 268,184 261,186 254,187 246,187 239,187 232,187">
            <text:p/>
          </draw:polygon>
          <draw:polygon draw:style-name="gr39" draw:text-style-name="P39" draw:layer="layout" svg:width="0.473cm" svg:height="0.361cm" svg:x="22.404cm" svg:y="13.503cm" svg:viewBox="0 0 474 362" draw:points="467,224 12,361 11,362 9,362 8,362 7,361 6,361 5,360 4,359 3,358 2,357 2,356 1,355 1,353 0,350 0,346 0,342 1,337 2,332 3,327 5,322 8,317 10,311 13,306 179,19 181,16 184,13 186,10 190,7 193,5 196,3 200,2 204,1 208,0 212,0 216,0 219,1 223,2 227,3 231,5 234,7 442,169 447,173 452,177 456,181 460,186 463,190 466,194 469,198 471,202 472,206 473,210 474,213 474,215 474,216 473,218 473,219 472,220 471,221 471,222 469,223 468,224">
            <text:p/>
          </draw:polygon>
          <draw:polygon draw:style-name="gr40" draw:text-style-name="P40" draw:layer="layout" svg:width="0.302cm" svg:height="0.435cm" svg:x="22.629cm" svg:y="13.228cm" svg:viewBox="0 0 303 436" draw:points="249,416 17,215 13,211 10,207 7,203 5,198 3,194 1,189 0,184 0,179 0,174 1,169 2,164 3,159 5,155 8,150 11,145 14,141 114,21 118,17 121,14 125,11 129,8 133,6 137,4 141,2 144,1 148,0 152,0 155,0 157,0 158,1 160,1 161,2 162,2 163,3 164,4 165,6 166,7 166,8 302,425 302,427 303,428 302,429 302,431 302,432 301,433 300,433 300,434 298,435 297,435 296,436 294,436 291,436 287,436 283,435 278,434 274,432 269,430 264,427 259,424 254,421">
            <text:p/>
          </draw:polygon>
          <draw:polygon draw:style-name="gr41" draw:text-style-name="P41" draw:layer="layout" svg:width="0.52cm" svg:height="0.512cm" svg:x="22.296cm" svg:y="13.231cm" svg:viewBox="0 0 521 513" draw:points="348,3 43,96 37,98 32,100 27,103 22,106 18,109 14,113 11,117 8,122 5,126 3,131 1,136 0,141 0,146 0,151 1,157 2,162 91,476 93,481 95,486 98,490 101,494 105,498 109,501 114,504 118,507 123,509 128,511 134,512 140,513 145,513 151,512 157,512 163,510 477,415 483,413 489,411 494,408 499,404 503,401 507,397 510,392 513,388 516,383 518,378 519,373 520,368 521,363 520,358 520,352 518,347 420,36 418,31 416,26 413,22 410,18 406,14 402,11 397,8 393,5 388,3 382,2 377,1 371,0 366,0 360,0 354,1">
            <text:p/>
          </draw:polygon>
          <draw:polygon draw:style-name="gr36" draw:text-style-name="P36" draw:layer="layout" svg:width="0.712cm" svg:height="0.665cm" svg:x="21.581cm" svg:y="13.373cm" svg:viewBox="0 0 713 666" draw:points="532,2 36,126 32,128 27,129 23,131 20,133 16,136 13,139 10,142 8,145 5,149 4,153 2,157 1,161 0,165 0,169 0,173 1,177 104,634 105,638 107,642 109,646 111,649 114,652 117,655 120,658 124,660 128,662 132,663 136,664 141,665 145,666 150,666 155,665 160,664 677,535 681,534 686,532 690,530 694,527 697,524 701,521 703,518 706,514 708,511 710,507 711,503 712,499 713,495 713,491 713,487 712,483 587,30 586,26 585,23 582,19 580,16 577,13 574,10 571,7 567,5 563,3 559,2 555,1 550,0 546,0 541,0 537,1">
            <text:p/>
          </draw:polygon>
          <draw:polygon draw:style-name="gr37" draw:text-style-name="P37" draw:layer="layout" svg:width="0.262cm" svg:height="0.458cm" svg:x="21.585cm" svg:y="13.541cm" svg:viewBox="0 0 263 459" draw:points="255,179 135,439 133,442 131,445 129,448 126,451 123,453 120,455 117,457 114,458 111,459 108,459 107,459 106,459 104,459 103,458 102,458 101,457 100,456 99,455 98,454 97,453 97,451 96,450 0,21 0,19 0,17 0,16 0,14 1,13 1,12 2,11 3,9 4,8 5,7 7,5 10,4 14,2 17,1 21,1 25,0 29,0 33,0 38,1 42,2 46,3 200,58 210,62 219,66 227,72 234,78 241,84 247,91 252,99 256,107 259,115 261,124 263,133 263,142 263,151 261,161 259,170">
            <text:p/>
          </draw:polygon>
          <draw:polygon draw:style-name="gr38" draw:text-style-name="P38" draw:layer="layout" svg:width="0.469cm" svg:height="0.176cm" svg:x="21.629cm" svg:y="13.381cm" svg:viewBox="0 0 470 177" draw:points="222,175 29,139 24,138 20,137 16,135 12,134 9,132 6,130 4,128 2,126 2,125 1,124 1,123 0,122 0,121 0,120 0,120 0,119 1,118 1,117 2,117 3,116 4,115 5,115 8,114 461,1 462,0 464,0 465,0 466,0 467,0 468,1 468,1 469,2 469,3 470,4 470,4 470,6 470,7 470,8 470,11 469,14 468,17 466,20 464,24 461,27 458,31 455,34 451,38 332,144 326,149 320,153 314,157 307,161 301,164 294,167 287,170 280,172 273,174 266,175 258,176 251,176 243,177 236,176 229,176">
            <text:p/>
          </draw:polygon>
          <draw:polygon draw:style-name="gr39" draw:text-style-name="P39" draw:layer="layout" svg:width="0.478cm" svg:height="0.35cm" svg:x="21.755cm" svg:y="13.681cm" svg:viewBox="0 0 479 351" draw:points="471,236 12,350 10,351 9,351 7,351 6,350 5,350 4,349 3,349 2,348 2,347 1,345 1,344 0,342 0,339 0,335 0,331 1,327 2,322 4,317 6,312 9,307 12,301 15,296 194,17 196,14 199,11 202,8 205,6 209,4 212,2 216,1 220,0 224,0 228,0 232,0 236,1 240,2 243,4 247,6 250,8 451,179 455,183 459,188 463,192 467,196 470,201 473,205 475,210 477,214 478,218 479,221 479,225 479,226 479,228 478,229 478,231 477,232 476,233 475,234 474,234 473,235">
            <text:p/>
          </draw:polygon>
          <draw:polygon draw:style-name="gr40" draw:text-style-name="P40" draw:layer="layout" svg:width="0.289cm" svg:height="0.44cm" svg:x="22.001cm" svg:y="13.413cm" svg:viewBox="0 0 290 441" draw:points="236,420 16,209 12,205 9,200 6,196 4,191 2,186 1,182 0,177 0,172 0,167 1,162 2,157 4,152 6,147 9,142 12,138 16,134 122,19 125,16 128,13 132,10 136,7 140,5 144,3 148,2 152,1 156,0 159,0 163,0 164,1 166,1 167,2 168,2 170,3 171,4 172,5 172,6 173,8 173,9 289,431 290,433 290,434 290,436 289,437 289,438 288,439 287,439 286,440 285,440 284,441 283,441 281,441 278,441 274,441 270,440 265,438 261,437 256,434 251,431 246,428 241,425">
            <text:p/>
          </draw:polygon>
          <draw:polygon draw:style-name="gr41" draw:text-style-name="P41" draw:layer="layout" svg:width="0.508cm" svg:height="0.5cm" svg:x="21.671cm" svg:y="13.411cm" svg:viewBox="0 0 509 501" draw:points="353,2 45,80 40,81 34,83 29,85 24,88 20,92 16,95 12,99 9,103 6,108 4,112 2,117 1,122 0,128 0,133 0,138 1,144 75,461 77,466 79,471 81,476 84,480 88,484 92,488 96,491 100,494 105,496 110,498 116,499 121,501 127,501 133,501 139,501 145,500 463,419 469,418 475,415 480,413 485,410 489,406 493,402 497,398 500,394 503,389 505,385 507,380 508,374 509,369 509,364 509,358 508,353 423,38 421,33 419,28 416,23 413,19 409,15 405,12 401,9 397,6 392,4 387,2 381,1 376,0 370,0 365,0 359,1">
            <text:p/>
          </draw:polygon>
          <draw:polygon draw:style-name="gr36" draw:text-style-name="P36" draw:layer="layout" svg:width="0.76cm" svg:height="0.725cm" svg:x="24.043cm" svg:y="12.479cm" svg:viewBox="0 0 761 726" draw:points="500,5 29,213 25,215 21,218 18,220 14,223 11,226 8,230 6,234 4,237 2,241 1,245 0,249 0,254 0,258 0,262 1,266 3,271 185,702 187,706 189,709 192,713 194,716 198,718 201,721 205,723 209,724 213,725 217,726 222,726 226,726 231,726 235,725 240,723 244,722 733,505 737,503 741,501 745,498 748,495 751,491 753,488 756,484 758,480 759,477 760,473 761,468 761,464 761,460 761,456 760,452 758,448 560,24 558,20 555,16 553,13 550,10 546,8 543,5 539,4 535,2 531,1 527,0 522,0 518,0 513,1 509,2 505,3">
            <text:p/>
          </draw:polygon>
          <draw:polygon draw:style-name="gr37" draw:text-style-name="P37" draw:layer="layout" svg:width="0.284cm" svg:height="0.438cm" svg:x="24.049cm" svg:y="12.733cm" svg:viewBox="0 0 285 439" draw:points="282,138 207,414 206,418 204,422 202,425 200,428 198,431 195,433 193,435 190,437 187,438 185,439 183,439 182,439 181,439 179,439 178,438 177,438 176,437 175,437 174,436 173,435 173,433 172,432 1,26 0,25 0,23 0,22 0,20 0,19 1,17 1,16 2,15 3,13 4,12 6,10 9,8 12,6 15,4 19,3 23,1 27,1 31,0 36,0 40,0 44,1 206,27 216,29 226,32 235,36 243,41 251,46 258,52 264,59 270,66 275,74 278,82 282,90 284,99 285,109 285,118 284,128">
            <text:p/>
          </draw:polygon>
          <draw:polygon draw:style-name="gr38" draw:text-style-name="P38" draw:layer="layout" svg:width="0.447cm" svg:height="0.213cm" svg:x="24.084cm" svg:y="12.493cm" svg:viewBox="0 0 448 214" draw:points="230,214 32,213 27,213 23,212 19,212 15,211 11,209 8,208 6,206 4,205 3,204 2,203 1,202 1,201 0,201 0,200 0,199 0,198 0,197 1,196 1,196 2,195 2,194 3,193 4,193 6,192 437,1 438,1 440,0 441,0 442,0 443,0 444,0 445,1 446,1 446,2 447,3 447,4 448,5 448,6 448,7 448,10 448,13 447,16 446,20 444,23 442,27 440,31 437,36 434,40 333,165 328,171 323,176 318,181 312,186 306,190 300,194 293,198 287,201 280,204 273,207 266,209 259,211 252,212 244,213 237,214">
            <text:p/>
          </draw:polygon>
          <draw:polygon draw:style-name="gr39" draw:text-style-name="P39" draw:layer="layout" svg:width="0.454cm" svg:height="0.384cm" svg:x="24.298cm" svg:y="12.807cm" svg:viewBox="0 0 455 385" draw:points="448,191 15,384 13,385 12,385 10,385 9,385 8,385 7,384 6,383 5,383 4,382 3,380 3,379 2,378 1,374 0,371 0,366 0,362 0,357 1,352 2,346 4,340 6,335 8,329 137,24 139,20 141,16 144,13 147,10 150,8 153,5 157,4 160,2 164,1 168,0 172,0 176,0 179,1 183,2 187,3 190,5 418,139 424,143 429,146 433,150 437,153 441,157 445,161 448,165 450,169 452,173 454,176 454,180 455,181 455,183 454,184 454,185 454,187 453,188 452,189 451,190 450,190">
            <text:p/>
          </draw:polygon>
          <draw:polygon draw:style-name="gr40" draw:text-style-name="P40" draw:layer="layout" svg:width="0.33cm" svg:height="0.414cm" svg:x="24.465cm" svg:y="12.514cm" svg:viewBox="0 0 331 415" draw:points="277,402 22,229 18,226 14,223 11,219 8,215 5,210 3,206 2,201 1,196 0,191 0,187 0,181 1,176 3,171 5,166 7,162 10,157 95,25 98,22 101,18 105,15 108,12 112,9 116,6 119,4 123,2 127,1 130,0 134,0 135,0 137,0 138,0 140,1 141,1 142,2 143,3 144,4 145,5 146,7 330,404 331,405 331,406 331,408 331,409 331,410 331,411 330,412 329,413 328,413 327,414 326,414 324,415 321,415 317,415 313,415 309,415 304,413 299,412 293,410 288,408 283,405">
            <text:p/>
          </draw:polygon>
          <draw:polygon draw:style-name="gr41" draw:text-style-name="P41" draw:layer="layout" svg:width="0.544cm" svg:height="0.537cm" svg:x="24.131cm" svg:y="12.531cm" svg:viewBox="0 0 545 538" draw:points="330,6 37,135 31,138 26,141 22,145 17,148 14,152 10,157 7,161 5,166 3,171 1,176 0,181 0,187 0,192 1,197 2,202 4,207 133,507 135,512 138,517 141,521 145,524 149,528 153,531 158,533 163,535 168,536 174,537 179,538 185,538 191,537 196,536 202,535 208,532 509,399 514,396 519,393 524,389 528,385 532,381 535,377 538,372 540,367 542,362 544,357 545,352 545,347 545,341 544,336 543,331 541,326 405,29 403,25 400,20 396,16 392,13 388,9 384,7 379,4 374,3 369,1 363,0 358,0 352,0 347,1 341,2 336,4">
            <text:p/>
          </draw:polygon>
          <draw:polygon draw:style-name="gr36" draw:text-style-name="P36" draw:layer="layout" svg:width="0.768cm" svg:height="0.737cm" svg:x="24.636cm" svg:y="12.194cm" svg:viewBox="0 0 769 738" draw:points="490,5 28,234 24,236 20,238 16,241 13,244 10,248 7,251 5,255 3,258 2,262 1,266 0,271 0,275 0,279 1,283 2,287 4,291 203,715 205,719 207,723 210,726 213,729 216,731 220,733 224,735 228,736 232,737 236,738 241,738 245,737 250,737 255,736 259,734 264,732 741,497 746,495 750,492 754,489 757,486 760,482 762,478 765,475 766,471 768,467 769,462 769,458 769,454 769,450 768,446 766,442 765,438 550,22 547,18 545,15 542,12 539,9 535,6 532,4 528,3 524,2 520,1 516,0 511,0 507,0 503,1 498,2 494,3">
            <text:p/>
          </draw:polygon>
          <draw:polygon draw:style-name="gr37" draw:text-style-name="P37" draw:layer="layout" svg:width="0.288cm" svg:height="0.432cm" svg:x="24.643cm" svg:y="12.467cm" svg:viewBox="0 0 289 433" draw:points="287,128 224,407 223,411 221,415 219,418 217,421 215,424 213,427 210,429 207,431 205,432 203,432 202,433 201,433 199,433 198,433 197,433 196,433 194,432 193,431 192,431 191,430 190,429 190,427 189,426 1,28 1,26 0,25 0,23 0,22 0,21 0,19 1,18 2,17 2,15 3,14 5,12 8,9 11,7 15,6 18,4 22,3 26,1 31,1 35,0 39,0 43,0 206,21 217,23 226,26 235,29 244,33 252,38 259,44 266,50 272,57 277,65 281,73 284,81 287,90 288,99 289,109 288,118">
            <text:p/>
          </draw:polygon>
          <draw:polygon draw:style-name="gr38" draw:text-style-name="P38" draw:layer="layout" svg:width="0.439cm" svg:height="0.228cm" svg:x="24.676cm" svg:y="12.209cm" svg:viewBox="0 0 440 229" draw:points="230,223 33,229 28,229 23,229 19,229 15,228 12,227 9,225 6,224 4,222 3,222 2,221 1,220 1,219 0,218 0,217 0,217 0,216 0,215 1,214 1,213 2,212 3,212 4,211 5,210 6,210 429,1 430,1 431,0 432,0 433,0 434,0 435,0 436,1 437,1 437,2 438,3 438,3 439,4 439,6 439,7 440,9 439,13 439,16 438,20 437,24 435,28 433,32 430,36 427,41 331,170 327,176 322,181 317,186 311,191 305,196 299,200 293,204 287,208 280,211 273,214 266,216 259,218 252,220 245,222 237,222">
            <text:p/>
          </draw:polygon>
          <draw:polygon draw:style-name="gr39" draw:text-style-name="P39" draw:layer="layout" svg:width="0.446cm" svg:height="0.39cm" svg:x="24.909cm" svg:y="12.525cm" svg:viewBox="0 0 447 391" draw:points="441,180 16,390 14,390 13,391 11,391 10,391 9,391 8,390 7,390 6,389 5,388 4,387 3,386 2,384 1,381 1,377 0,373 0,369 0,364 1,358 2,353 3,347 5,342 7,336 124,25 125,21 127,17 129,14 132,11 135,9 138,6 142,4 145,3 149,1 153,1 157,0 161,0 164,0 168,1 172,2 176,4 408,130 414,133 419,136 424,139 428,143 432,147 436,150 439,154 442,158 444,161 446,165 447,168 447,170 447,171 447,173 447,174 446,175 446,177 445,178 444,179 443,180">
            <text:p/>
          </draw:polygon>
          <draw:polygon draw:style-name="gr40" draw:text-style-name="P40" draw:layer="layout" svg:width="0.339cm" svg:height="0.407cm" svg:x="25.057cm" svg:y="12.227cm" svg:viewBox="0 0 340 408" draw:points="285,396 24,235 19,232 15,228 12,224 9,220 6,216 4,212 2,207 1,202 0,197 0,192 0,187 1,181 2,176 4,171 6,166 8,161 89,26 91,22 94,19 97,15 100,12 104,9 107,7 111,5 115,3 118,1 122,0 125,0 127,0 128,0 130,0 131,1 132,1 134,2 135,3 136,4 137,5 137,6 339,396 340,397 340,398 340,400 340,401 340,402 340,403 339,404 338,405 337,406 336,406 335,407 333,407 330,408 326,408 322,408 317,408 312,407 307,405 302,404 296,401 291,399">
            <text:p/>
          </draw:polygon>
          <draw:polygon draw:style-name="gr41" draw:text-style-name="P41" draw:layer="layout" svg:width="0.55cm" svg:height="0.543cm" svg:x="24.724cm" svg:y="12.249cm" svg:viewBox="0 0 551 544" draw:points="322,7 35,148 30,151 25,154 20,158 16,162 12,166 9,170 6,175 4,180 2,185 1,190 0,195 0,200 0,205 1,211 3,216 5,221 145,515 148,520 151,524 154,528 158,532 162,535 167,538 172,540 177,542 182,543 187,544 193,544 199,544 204,543 210,542 216,540 221,537 517,392 522,389 527,385 532,382 536,378 540,374 543,369 546,364 548,359 549,354 551,349 551,344 551,339 551,333 550,328 548,323 546,318 398,28 395,23 392,19 388,15 384,11 380,8 375,6 371,4 365,2 360,1 355,0 349,0 344,0 338,1 333,3 327,4">
            <text:p/>
          </draw:polygon>
          <draw:polygon draw:style-name="gr36" draw:text-style-name="P36" draw:layer="layout" svg:width="1.036cm" svg:height="0.916cm" svg:x="25.787cm" svg:y="11.394cm" svg:viewBox="0 0 1037 917" draw:points="712,8 25,432 21,435 17,437 14,441 11,444 8,448 6,451 4,455 2,459 1,463 0,467 0,472 0,476 1,480 2,484 3,488 5,491 240,897 242,901 245,904 247,907 251,909 254,912 258,913 262,915 266,916 270,916 275,917 279,916 284,916 288,915 293,914 297,912 301,909 1015,469 1019,467 1022,463 1026,460 1029,457 1031,453 1033,449 1035,445 1036,441 1037,437 1037,432 1037,428 1037,424 1036,420 1035,416 1034,412 1031,409 773,17 771,14 768,11 765,8 761,6 757,4 754,2 750,1 745,0 741,0 737,0 733,0 728,1 724,2 720,4 716,6">
            <text:p/>
          </draw:polygon>
          <draw:polygon draw:style-name="gr37" draw:text-style-name="P37" draw:layer="layout" svg:width="0.366cm" svg:height="0.441cm" svg:x="25.795cm" svg:y="11.841cm" svg:viewBox="0 0 367 442" draw:points="364,88 262,414 260,418 258,422 256,425 254,429 251,432 248,434 245,437 242,438 239,440 236,441 235,441 234,442 232,442 231,442 230,441 228,441 227,441 226,440 225,439 224,438 223,437 222,436 1,54 1,53 0,51 0,50 0,48 0,47 0,46 1,44 1,43 3,40 5,37 7,34 10,32 13,29 16,27 20,25 24,23 28,22 32,21 37,20 41,19 288,0 298,0 307,1 316,3 324,5 332,9 339,13 346,19 351,25 356,31 360,38 364,46 366,54 367,62 367,71 366,79">
            <text:p/>
          </draw:polygon>
          <draw:polygon draw:style-name="gr38" draw:text-style-name="P38" draw:layer="layout" svg:width="0.667cm" svg:height="0.418cm" svg:x="25.831cm" svg:y="11.406cm" svg:viewBox="0 0 668 419" draw:points="386,343 34,418 29,419 25,419 21,419 17,419 13,419 10,418 7,417 5,416 3,415 2,415 1,414 1,413 0,413 0,412 0,411 0,410 0,410 1,409 1,408 2,407 3,407 5,405 657,2 658,1 659,0 660,0 661,0 662,0 663,0 664,0 665,1 666,2 666,2 667,3 667,4 668,5 668,6 668,9 668,12 668,16 667,19 666,23 665,28 663,32 661,37 658,41 537,238 530,247 523,257 508,275 491,291 472,305 452,318 431,329 420,333 409,337 397,341">
            <text:p/>
          </draw:polygon>
          <draw:polygon draw:style-name="gr39" draw:text-style-name="P39" draw:layer="layout" svg:width="0.703cm" svg:height="0.64cm" svg:x="26.087cm" svg:y="11.657cm" svg:viewBox="0 0 704 641" draw:points="699,217 16,639 14,640 13,640 12,641 10,641 9,641 8,641 7,641 6,640 5,640 4,639 4,638 3,637 2,636 2,635 1,633 0,630 0,627 0,623 1,619 1,615 2,611 4,607 6,603 269,26 271,22 273,18 276,15 279,12 282,9 286,7 289,5 293,3 297,2 301,1 305,0 309,0 313,0 318,1 322,2 326,4 662,167 668,170 673,173 678,176 683,179 687,183 691,187 695,190 698,194 700,197 702,201 703,204 704,206 704,207 704,209 704,210 704,211 703,212 703,214 702,215 701,216">
            <text:p/>
          </draw:polygon>
          <draw:polygon draw:style-name="gr40" draw:text-style-name="P40" draw:layer="layout" svg:width="0.313cm" svg:height="0.382cm" svg:x="26.499cm" svg:y="11.422cm" svg:viewBox="0 0 314 383" draw:points="265,369 29,212 25,209 21,206 17,202 14,198 11,194 8,190 6,185 4,180 2,176 1,170 0,165 0,160 0,155 0,149 1,144 3,139 32,33 34,28 36,24 38,20 40,16 42,13 45,10 48,7 51,4 54,3 57,1 58,1 59,0 61,0 62,0 63,0 65,0 66,1 67,1 68,2 69,3 70,4 71,5 312,371 313,373 314,374 314,375 314,376 314,377 314,378 314,379 313,380 313,380 312,381 311,381 309,382 308,382 307,382 303,383 299,382 295,382 291,381 286,379 281,377 276,375 270,372">
            <text:p/>
          </draw:polygon>
          <draw:polygon draw:style-name="gr41" draw:text-style-name="P41" draw:layer="layout" svg:width="0.813cm" svg:height="0.712cm" svg:x="25.902cm" svg:y="11.438cm" svg:viewBox="0 0 814 713" draw:points="550,10 30,332 25,336 21,339 16,343 13,347 9,352 7,357 4,362 2,367 1,372 0,377 0,382 0,387 1,392 2,397 4,402 7,407 172,689 175,693 179,697 183,701 187,704 191,707 196,709 201,711 206,712 211,713 217,713 222,713 228,712 234,711 239,709 244,707 250,704 786,372 791,369 795,365 799,361 803,356 806,351 808,347 811,341 812,336 813,331 814,326 814,320 814,315 813,310 811,305 809,300 807,295 627,22 624,18 620,14 616,11 612,8 608,5 603,3 598,2 593,1 587,0 582,0 577,0 571,1 566,3 560,5 555,7">
            <text:p/>
          </draw:polygon>
          <draw:polygon draw:style-name="gr36" draw:text-style-name="P36" draw:layer="layout" svg:width="0.775cm" svg:height="0.747cm" svg:x="25.218cm" svg:y="11.885cm" svg:viewBox="0 0 776 748" draw:points="478,6 27,253 22,256 18,258 15,261 12,264 9,268 6,271 4,275 3,279 1,283 0,287 0,291 0,295 0,300 1,304 3,308 4,312 221,728 223,731 225,734 228,737 232,740 235,742 239,744 243,746 247,747 251,748 256,748 260,748 265,748 269,747 274,746 278,744 282,742 750,486 754,484 758,481 761,478 765,475 767,471 770,467 772,464 773,460 774,456 775,451 776,447 776,443 775,439 774,435 773,431 771,427 538,20 536,16 533,13 530,10 527,7 524,5 520,4 516,2 512,1 508,0 504,0 499,0 495,1 490,1 486,3 482,4">
            <text:p/>
          </draw:polygon>
          <draw:polygon draw:style-name="gr37" draw:text-style-name="P37" draw:layer="layout" svg:width="0.291cm" svg:height="0.425cm" svg:x="25.226cm" svg:y="12.178cm" svg:viewBox="0 0 292 426" draw:points="291,116 239,398 238,402 237,406 235,409 233,413 231,416 229,418 226,421 224,422 221,424 218,425 217,425 216,425 215,426 213,425 212,425 211,425 210,424 209,424 207,423 206,422 206,421 205,419 2,28 1,26 0,25 0,23 0,22 0,21 0,19 1,18 1,17 2,15 3,14 5,12 7,9 10,7 13,6 17,4 21,3 25,1 29,1 33,0 37,0 41,0 206,13 216,15 226,17 235,20 244,24 252,29 259,34 266,40 272,47 278,54 282,61 286,70 289,78 291,87 292,97 292,106">
            <text:p/>
          </draw:polygon>
          <draw:polygon draw:style-name="gr38" draw:text-style-name="P38" draw:layer="layout" svg:width="0.429cm" svg:height="0.244cm" svg:x="25.256cm" svg:y="11.902cm" svg:viewBox="0 0 430 245" draw:points="229,231 33,245 28,245 24,245 20,245 16,244 12,243 9,242 6,241 4,240 3,239 2,238 2,237 1,236 1,236 0,235 0,234 0,233 0,232 0,231 1,230 1,230 2,229 3,228 4,227 5,226 419,2 420,1 421,0 423,0 424,0 425,0 426,0 426,1 427,1 428,2 429,2 429,3 430,4 430,5 430,7 430,9 430,12 430,16 429,19 428,23 426,27 424,31 422,36 419,40 330,174 325,180 320,185 315,191 310,196 304,201 298,205 292,210 286,213 279,217 273,220 266,223 259,225 252,227 244,229 237,230">
            <text:p/>
          </draw:polygon>
          <draw:polygon draw:style-name="gr39" draw:text-style-name="P39" draw:layer="layout" svg:width="0.437cm" svg:height="0.395cm" svg:x="25.508cm" svg:y="12.22cm" svg:viewBox="0 0 438 396" draw:points="432,168 16,395 15,396 14,396 12,396 11,396 10,396 9,396 8,395 7,394 6,394 5,393 4,391 3,390 2,387 1,383 0,379 0,374 0,369 0,364 1,359 2,353 4,347 5,341 109,26 111,22 112,18 115,15 117,12 120,9 123,7 126,5 130,3 134,2 137,1 141,0 145,0 149,0 153,1 156,2 160,4 398,118 404,121 409,124 414,128 418,131 422,134 426,138 429,142 432,145 434,149 436,152 437,155 437,157 438,159 438,160 437,161 437,163 436,164 436,165 435,166 434,167">
            <text:p/>
          </draw:polygon>
          <draw:polygon draw:style-name="gr40" draw:text-style-name="P40" draw:layer="layout" svg:width="0.347cm" svg:height="0.399cm" svg:x="25.636cm" svg:y="11.916cm" svg:viewBox="0 0 348 400" draw:points="293,389 26,239 21,236 17,233 13,229 10,225 7,221 5,217 3,212 2,207 1,203 0,198 0,192 0,187 1,182 3,177 5,171 7,166 81,28 83,24 86,20 89,17 92,13 96,10 99,8 103,5 107,3 110,2 113,1 117,0 118,0 120,0 121,0 123,1 124,1 125,2 127,3 128,4 129,5 130,6 347,387 348,388 348,389 348,390 348,392 348,393 348,394 347,395 346,395 345,396 344,397 343,398 342,398 338,399 335,399 330,400 326,399 321,399 315,398 310,396 304,394 299,392">
            <text:p/>
          </draw:polygon>
          <draw:polygon draw:style-name="gr41" draw:text-style-name="P41" draw:layer="layout" svg:width="0.555cm" svg:height="0.548cm" svg:x="25.305cm" svg:y="11.943cm" svg:viewBox="0 0 556 549" draw:points="313,8 32,161 27,164 22,168 18,171 14,176 11,180 8,184 5,189 3,194 2,199 1,204 0,209 0,215 0,220 2,225 3,230 5,235 158,523 160,528 164,532 168,536 172,539 176,542 181,545 186,546 191,548 196,549 202,549 207,549 213,549 219,548 224,546 230,544 236,542 524,384 529,381 534,377 538,373 542,369 546,365 549,360 551,355 553,350 555,345 556,340 556,334 556,329 556,324 554,319 553,314 550,309 389,26 386,21 383,17 379,13 375,10 371,7 366,5 361,3 356,1 351,0 346,0 340,0 335,1 329,2 324,3 318,5">
            <text:p/>
          </draw:polygon>
          <draw:polygon draw:style-name="gr36" draw:text-style-name="P36" draw:layer="layout" svg:width="0.603cm" svg:height="0.594cm" svg:x="18.147cm" svg:y="13.135cm" svg:viewBox="0 0 604 595" draw:points="113,0 565,45 569,45 573,46 577,47 581,49 584,51 588,53 591,55 593,58 596,61 598,65 600,68 601,72 602,76 603,80 604,84 604,89 574,556 573,560 573,565 571,569 570,572 568,576 565,579 562,582 559,585 556,587 553,590 549,591 545,593 541,594 536,595 532,595 528,595 38,546 33,545 29,544 25,543 21,541 18,538 14,536 11,533 9,530 6,527 4,523 3,519 1,516 1,512 0,507 0,503 0,499 68,36 68,32 70,28 71,24 73,20 75,17 78,14 80,11 83,9 86,6 90,4 93,3 97,1 101,1 105,0 109,0">
            <text:p/>
          </draw:polygon>
          <draw:polygon draw:style-name="gr37" draw:text-style-name="P37" draw:layer="layout" svg:width="0.22cm" svg:height="0.465cm" svg:x="18.529cm" svg:y="13.219cm" svg:viewBox="0 0 221 466" draw:points="12,214 157,450 159,453 161,456 164,459 167,461 170,462 173,464 176,465 179,466 181,466 183,466 184,466 185,465 186,465 187,465 188,464 189,463 190,463 191,462 192,461 192,460 193,458 193,457 193,456 221,16 221,14 221,12 220,11 220,10 219,8 219,7 218,6 217,5 216,4 215,3 213,3 212,2 209,1 206,0 203,0 199,0 196,0 192,1 188,2 185,3 181,5 178,7 46,86 38,91 31,97 25,103 19,110 14,118 9,126 6,134 3,143 1,151 0,160 0,169 1,179 2,188 5,197 8,205">
            <text:p/>
          </draw:polygon>
          <draw:polygon draw:style-name="gr38" draw:text-style-name="P38" draw:layer="layout" svg:width="0.427cm" svg:height="0.142cm" svg:x="18.273cm" svg:y="13.138cm" svg:viewBox="0 0 428 143" draw:points="239,136 406,70 410,68 413,66 416,64 419,61 422,59 424,57 426,55 427,52 428,50 428,49 428,48 428,47 428,46 428,45 428,45 427,44 427,43 426,43 425,42 425,42 424,41 422,41 421,41 8,0 6,0 5,0 4,0 3,1 3,1 2,2 1,2 1,3 0,4 0,5 0,6 0,7 0,8 0,9 1,12 2,14 3,17 5,20 7,24 10,27 13,30 16,33 20,36 137,122 142,126 148,130 154,133 160,135 167,137 173,139 180,141 186,142 193,143 199,143 206,143 213,142 219,141 226,140 233,138">
            <text:p/>
          </draw:polygon>
          <draw:polygon draw:style-name="gr39" draw:text-style-name="P39" draw:layer="layout" svg:width="0.452cm" svg:height="0.311cm" svg:x="18.205cm" svg:y="13.417cm" svg:viewBox="0 0 453 312" draw:points="8,268 444,312 445,312 447,312 448,312 449,311 450,311 451,310 451,309 452,308 452,307 453,305 453,304 453,302 453,299 452,295 451,291 450,287 448,282 446,278 443,273 440,268 436,263 433,258 235,12 233,9 230,7 227,5 224,3 220,2 217,1 213,0 210,0 206,0 203,1 200,2 196,3 193,5 190,7 187,9 185,12 21,210 18,215 14,220 11,225 8,229 6,234 4,239 2,244 1,248 0,252 0,256 0,259 0,261 1,262 1,263 2,265 3,266 3,266 4,267 5,268 7,268">
            <text:p/>
          </draw:polygon>
          <draw:polygon draw:style-name="gr40" draw:text-style-name="P40" draw:layer="layout" svg:width="0.232cm" svg:height="0.452cm" svg:x="18.149cm" svg:y="13.179cm" svg:viewBox="0 0 233 453" draw:points="46,426 223,185 226,180 228,176 230,171 231,166 232,161 233,156 233,151 233,146 232,141 230,136 229,131 227,127 224,122 221,118 218,114 214,111 109,14 106,11 103,8 99,6 95,4 91,3 88,1 84,1 80,0 77,0 73,0 71,1 69,2 68,2 67,3 66,4 65,5 64,6 63,7 63,8 62,10 62,11 0,444 0,445 0,447 0,448 1,449 1,450 2,451 3,452 4,452 5,453 6,453 7,453 9,453 12,452 15,451 19,450 22,448 26,445 31,442 35,439 39,435 43,431">
            <text:p/>
          </draw:polygon>
          <draw:polygon draw:style-name="gr41" draw:text-style-name="P41" draw:layer="layout" svg:width="0.429cm" svg:height="0.457cm" svg:x="18.242cm" svg:y="13.16cm" svg:viewBox="0 0 430 458" draw:points="101,0 382,28 387,29 392,30 397,31 402,33 406,36 410,39 414,42 417,46 420,50 423,54 425,58 427,63 428,68 429,73 430,79 430,84 405,409 405,415 403,420 402,425 400,429 397,434 394,438 391,442 387,445 383,448 378,451 374,454 369,455 364,457 358,458 353,458 347,458 47,428 41,427 36,426 31,424 26,421 22,418 18,415 14,411 11,408 8,403 5,399 3,394 2,389 1,384 0,379 0,374 1,369 42,46 44,40 45,35 47,30 49,26 52,22 55,18 59,14 63,11 67,8 71,6 76,4 80,2 85,1 90,0 96,0">
            <text:p/>
          </draw:polygon>
          <draw:polygon draw:style-name="gr36" draw:text-style-name="P36" draw:layer="layout" svg:width="0.582cm" svg:height="0.56cm" svg:x="18.767cm" svg:y="13.186cm" svg:viewBox="0 0 583 561" draw:points="71,0 534,8 538,8 542,9 546,10 550,11 554,13 558,15 561,17 564,20 567,23 569,26 571,30 573,33 575,37 576,41 577,45 577,50 583,518 583,523 583,527 581,531 580,535 578,539 576,542 573,545 570,549 567,551 564,554 560,556 556,558 552,559 548,560 544,561 539,561 42,551 37,551 33,550 29,549 25,547 21,546 18,543 14,541 11,538 9,535 6,532 4,528 3,525 1,521 0,517 0,513 0,508 26,40 27,35 28,31 29,27 31,24 33,20 35,17 38,14 41,11 44,8 47,6 51,4 54,2 58,1 62,0 66,0">
            <text:p/>
          </draw:polygon>
          <draw:polygon draw:style-name="gr37" draw:text-style-name="P37" draw:layer="layout" svg:width="0.218cm" svg:height="0.467cm" svg:x="19.132cm" svg:y="13.232cm" svg:viewBox="0 0 219 468" draw:points="17,229 181,454 184,457 186,459 189,461 193,463 196,465 199,466 202,467 205,467 208,468 209,467 210,467 211,467 213,466 214,466 215,465 215,464 216,464 217,463 218,461 218,460 218,459 219,457 219,456 212,15 212,13 212,12 211,10 211,9 210,8 209,6 208,5 207,4 206,4 205,3 202,2 199,1 196,0 192,0 189,0 185,1 181,1 177,3 174,4 170,6 167,8 41,97 33,103 26,110 20,117 15,124 10,132 7,141 4,149 2,158 0,167 0,176 1,185 2,194 4,203 7,212 12,220">
            <text:p/>
          </draw:polygon>
          <draw:polygon draw:style-name="gr38" draw:text-style-name="P38" draw:layer="layout" svg:width="0.439cm" svg:height="0.126cm" svg:x="18.852cm" svg:y="13.188cm" svg:viewBox="0 0 440 127" draw:points="254,116 417,36 421,34 425,32 428,30 431,28 433,25 436,23 437,20 438,18 439,16 440,14 440,13 440,12 440,12 439,11 439,10 438,9 438,9 437,8 436,7 435,7 434,7 433,7 432,7 8,0 7,0 5,0 4,1 3,1 2,1 2,2 1,3 1,3 0,4 0,5 0,6 0,7 0,9 0,10 1,12 2,15 4,18 6,21 9,24 12,27 15,30 18,33 22,35 149,111 155,115 162,118 168,120 174,122 181,124 187,125 194,126 201,127 208,127 214,127 221,126 228,125 234,123 241,121 248,119">
            <text:p/>
          </draw:polygon>
          <draw:polygon draw:style-name="gr39" draw:text-style-name="P39" draw:layer="layout" svg:width="0.46cm" svg:height="0.293cm" svg:x="18.829cm" svg:y="13.454cm" svg:viewBox="0 0 461 294" draw:points="10,286 452,294 454,294 455,293 456,293 457,292 458,292 459,291 459,290 460,289 460,287 460,286 461,285 461,283 460,280 459,276 458,272 456,268 454,263 451,259 448,254 445,250 441,245 437,241 217,10 214,8 211,5 208,3 205,2 201,1 198,0 194,0 190,0 187,1 183,2 180,3 176,4 173,6 170,9 168,12 165,15 18,226 14,231 11,237 8,242 6,247 4,252 2,257 1,261 0,266 0,270 0,274 0,277 1,279 1,280 2,281 3,282 4,283 5,284 6,285 7,285 8,286">
            <text:p/>
          </draw:polygon>
          <draw:polygon draw:style-name="gr40" draw:text-style-name="P40" draw:layer="layout" svg:width="0.21cm" svg:height="0.458cm" svg:x="18.768cm" svg:y="13.233cm" svg:viewBox="0 0 211 459" draw:points="45,428 203,171 205,167 207,162 209,157 210,152 210,147 211,143 210,138 209,133 208,128 207,123 205,119 202,115 199,110 196,107 193,103 189,100 73,10 69,8 65,6 61,4 57,3 53,2 50,1 46,0 42,0 38,0 35,1 32,2 31,2 30,3 29,4 28,5 27,6 26,7 25,8 25,10 24,11 24,13 0,450 0,452 0,453 0,455 1,456 2,457 2,457 3,458 4,458 5,459 6,459 8,459 9,459 12,458 16,456 19,455 23,452 27,449 31,446 34,442 38,438 42,433">
            <text:p/>
          </draw:polygon>
          <draw:polygon draw:style-name="gr41" draw:text-style-name="P41" draw:layer="layout" svg:width="0.413cm" svg:height="0.436cm" svg:x="18.853cm" svg:y="13.204cm" svg:viewBox="0 0 414 437" draw:points="69,0 358,4 364,5 369,5 374,7 379,8 384,11 388,13 392,16 396,20 399,23 402,28 405,32 407,37 409,41 410,47 411,52 411,57 414,384 413,389 412,395 411,400 409,405 407,409 404,414 401,418 397,421 393,425 389,428 384,430 379,433 374,434 369,436 363,436 357,437 53,431 47,431 42,430 36,428 31,426 27,424 22,421 18,418 14,414 11,410 8,406 6,402 3,397 2,392 1,387 0,382 0,376 15,51 16,45 17,40 18,35 20,30 23,26 25,21 29,17 32,14 36,11 40,8 44,5 49,3 54,2 59,1 64,0">
            <text:p/>
          </draw:polygon>
          <draw:polygon draw:style-name="gr36" draw:text-style-name="P36" draw:layer="layout" svg:width="0.597cm" svg:height="0.577cm" svg:x="19.388cm" svg:y="13.168cm" svg:viewBox="0 0 598 578" draw:points="41,24 514,0 518,0 522,0 527,1 530,2 534,3 538,5 541,7 544,10 547,13 550,16 552,19 554,23 556,26 558,30 559,35 559,39 598,506 598,511 598,515 597,519 596,523 594,527 592,530 590,534 587,537 584,540 581,542 578,545 574,547 570,549 566,550 561,551 557,552 55,578 50,578 46,577 42,576 37,575 33,573 30,571 26,569 23,566 20,563 18,560 15,557 13,553 12,550 11,546 10,542 10,537 0,67 0,63 1,59 2,55 3,51 5,47 7,44 9,41 12,38 15,35 18,32 21,30 25,28 28,27 32,26 37,25">
            <text:p/>
          </draw:polygon>
          <draw:polygon draw:style-name="gr37" draw:text-style-name="P37" draw:layer="layout" svg:width="0.239cm" svg:height="0.464cm" svg:x="19.744cm" svg:y="13.204cm" svg:viewBox="0 0 240 465" draw:points="21,239 203,453 206,456 209,458 212,460 215,462 218,463 221,464 225,465 228,465 230,465 232,465 233,464 234,464 235,463 236,463 237,462 238,461 239,460 239,459 240,458 240,457 240,455 240,454 240,452 204,13 204,12 204,10 203,9 202,7 202,6 201,5 200,4 199,3 197,3 196,2 193,1 190,0 187,0 183,0 179,1 176,1 172,2 168,4 164,6 161,8 158,10 36,107 29,113 22,121 17,128 12,136 8,144 4,153 2,162 1,171 0,180 0,189 1,198 4,207 7,215 10,224 15,232">
            <text:p/>
          </draw:polygon>
          <draw:polygon draw:style-name="gr38" draw:text-style-name="P38" draw:layer="layout" svg:width="0.446cm" svg:height="0.134cm" svg:x="19.445cm" svg:y="13.169cm" svg:viewBox="0 0 447 135" draw:points="265,121 427,31 430,29 434,26 437,23 439,21 442,18 444,16 445,13 446,11 447,8 447,7 447,6 447,5 447,4 447,3 446,3 446,2 445,1 444,1 443,1 442,0 441,0 440,0 439,0 7,22 6,22 5,23 4,23 3,23 2,24 1,25 1,25 0,26 0,27 0,28 0,29 0,30 0,31 1,33 2,35 3,38 5,40 8,43 10,46 14,49 17,51 21,54 25,56 160,124 166,126 172,129 179,131 185,133 192,134 199,135 206,135 213,135 219,135 226,134 233,133 240,131 246,130 253,127 259,124">
            <text:p/>
          </draw:polygon>
          <draw:polygon draw:style-name="gr39" draw:text-style-name="P39" draw:layer="layout" svg:width="0.464cm" svg:height="0.298cm" svg:x="19.462cm" svg:y="13.446cm" svg:viewBox="0 0 465 299" draw:points="11,299 458,276 459,276 460,275 461,275 462,274 463,273 464,272 465,271 465,270 465,269 465,267 465,266 465,264 465,261 463,257 462,253 460,249 457,245 454,241 451,236 447,232 443,228 439,224 199,9 196,6 193,4 190,3 186,1 183,1 179,0 176,0 172,0 168,1 165,2 161,4 158,5 155,8 152,10 150,13 148,17 14,238 11,243 9,249 6,254 4,259 3,265 1,270 1,274 0,279 0,283 0,287 1,290 1,292 2,293 3,295 4,296 5,297 6,297 7,298 8,299 9,299">
            <text:p/>
          </draw:polygon>
          <draw:polygon draw:style-name="gr40" draw:text-style-name="P40" draw:layer="layout" svg:width="0.197cm" svg:height="0.46cm" svg:x="19.389cm" svg:y="13.24cm" svg:viewBox="0 0 198 461" draw:points="53,427 193,160 195,155 197,150 198,145 198,140 198,135 198,130 197,125 196,120 195,116 193,111 190,107 187,102 184,99 180,95 176,91 172,88 47,9 44,7 40,5 36,3 32,2 28,1 24,0 20,0 16,0 13,1 10,1 7,3 5,3 4,4 3,5 2,6 2,7 1,9 0,10 0,11 0,13 0,14 8,453 8,455 8,456 9,457 9,458 10,459 11,460 12,460 13,460 14,461 15,461 17,460 18,460 21,459 25,458 28,455 32,453 35,450 39,446 43,442 46,437 50,432">
            <text:p/>
          </draw:polygon>
          <draw:polygon draw:style-name="gr41" draw:text-style-name="P41" draw:layer="layout" svg:width="0.426cm" svg:height="0.447cm" svg:x="19.466cm" svg:y="13.187cm" svg:viewBox="0 0 427 448" draw:points="52,16 345,0 351,0 356,0 361,1 366,3 371,5 376,7 380,10 384,13 388,16 391,20 394,24 397,29 399,33 401,38 402,43 403,49 427,375 427,381 426,386 425,391 424,396 422,401 420,406 417,410 413,414 410,418 406,421 401,424 396,426 391,428 386,430 381,431 375,431 66,448 60,448 55,447 50,446 44,444 39,442 35,440 30,437 26,434 23,430 19,426 16,422 14,417 12,413 10,408 9,402 9,397 0,70 0,64 1,59 2,54 3,49 6,45 8,40 11,36 14,32 18,29 22,26 26,23 31,20 36,19 41,17 46,16">
            <text:p/>
          </draw:polygon>
          <draw:polygon draw:style-name="gr36" draw:text-style-name="P36" draw:layer="layout" svg:width="0.63cm" svg:height="0.604cm" svg:x="19.992cm" svg:y="13.103cm" svg:viewBox="0 0 631 605" draw:points="39,53 339,24 516,0 521,0 525,0 529,0 533,1 537,2 541,4 544,6 547,8 551,11 553,13 556,17 558,20 560,24 562,27 563,31 564,36 631,500 631,504 631,508 631,512 630,516 628,520 627,524 625,527 622,531 619,534 616,537 613,539 609,542 605,544 601,545 597,547 592,547 406,572 90,605 85,605 81,605 76,604 72,603 68,601 64,600 60,597 57,595 54,592 51,589 48,586 46,582 44,578 43,575 42,570 41,566 0,99 0,94 0,90 1,86 2,82 3,78 5,75 7,71 10,68 13,65 16,63 19,60 23,58 26,56 30,55 35,54">
            <text:p/>
          </draw:polygon>
          <draw:polygon draw:style-name="gr37" draw:text-style-name="P37" draw:layer="layout" svg:width="0.257cm" svg:height="0.46cm" svg:x="20.362cm" svg:y="13.138cm" svg:viewBox="0 0 258 461" draw:points="25,249 220,451 223,453 227,456 230,457 233,459 237,460 240,461 243,461 246,461 249,461 250,461 252,460 253,460 254,459 255,458 256,458 256,457 257,456 258,455 258,453 258,452 258,451 258,449 258,448 196,12 196,10 195,9 195,8 194,6 193,5 192,4 191,3 190,3 189,2 188,1 185,0 181,0 178,0 174,0 171,1 167,2 163,3 160,5 156,7 153,9 150,12 32,117 25,124 19,131 13,139 9,147 5,156 3,164 1,173 0,182 0,191 1,200 3,209 5,218 9,226 13,234 19,242">
            <text:p/>
          </draw:polygon>
          <draw:polygon draw:style-name="gr38" draw:text-style-name="P38" draw:layer="layout" svg:width="0.451cm" svg:height="0.148cm" svg:x="20.047cm" svg:y="13.106cm" svg:viewBox="0 0 452 149" draw:points="275,131 285,125 290,121 296,118 432,32 435,29 439,27 442,24 444,21 447,18 448,15 450,12 451,10 451,8 452,7 452,6 451,5 451,4 451,3 450,2 450,2 449,1 448,1 448,0 447,0 445,0 444,0 443,0 284,21 7,49 6,49 5,49 3,50 3,50 2,51 1,52 1,52 0,53 0,54 0,55 0,56 0,57 1,58 1,59 2,62 4,64 6,67 9,70 11,72 15,75 19,77 23,80 27,82 168,140 175,143 181,145 188,146 195,148 202,149 209,149 216,149 222,149 229,148 236,147 243,145 250,143 256,141 263,138 269,135">
            <text:p/>
          </draw:polygon>
          <draw:polygon draw:style-name="gr39" draw:text-style-name="P39" draw:layer="layout" svg:width="0.466cm" svg:height="0.307cm" svg:x="20.1cm" svg:y="13.397cm" svg:viewBox="0 0 467 308" draw:points="12,308 299,278 460,257 461,257 462,257 463,256 464,255 465,255 466,254 466,253 466,251 467,250 467,249 466,247 466,246 465,243 464,239 462,235 460,231 457,227 454,223 450,219 447,215 442,211 438,207 274,81 184,8 181,6 177,4 174,2 170,1 166,0 163,0 159,0 155,1 152,2 148,3 145,5 142,7 139,9 136,12 134,15 132,18 12,247 9,253 7,259 5,264 3,270 2,275 1,280 0,285 0,289 0,293 1,297 2,300 2,302 3,303 4,304 5,305 6,306 7,307 8,308 9,308 10,308">
            <text:p/>
          </draw:polygon>
          <draw:polygon draw:style-name="gr40" draw:text-style-name="P40" draw:layer="layout" svg:width="0.208cm" svg:height="0.459cm" svg:x="19.995cm" svg:y="13.206cm" svg:viewBox="0 0 209 460" draw:points="81,425 204,149 206,144 208,139 209,134 209,129 209,124 208,119 208,114 206,109 204,105 202,100 199,96 196,92 193,89 189,85 184,82 180,79 49,7 45,5 40,3 36,2 32,1 28,0 23,0 19,0 16,0 12,1 9,2 6,3 5,4 4,5 3,6 2,7 1,8 1,10 0,11 0,12 0,14 0,16 38,453 38,455 38,456 39,457 40,458 40,459 41,459 42,460 43,460 44,460 46,460 47,460 48,460 51,459 55,457 58,454 61,452 65,448 68,444 72,440 75,435 78,430">
            <text:p/>
          </draw:polygon>
          <draw:polygon draw:style-name="gr41" draw:text-style-name="P41" draw:layer="layout" svg:width="0.45cm" svg:height="0.463cm" svg:x="20.073cm" svg:y="13.129cm" svg:viewBox="0 0 451 464" draw:points="49,33 259,11 345,0 351,0 356,0 362,1 367,2 372,4 377,6 381,8 386,11 390,14 393,18 396,22 399,26 402,30 404,35 405,40 406,46 450,369 451,374 451,380 450,385 449,390 447,395 445,400 442,404 439,408 436,412 432,416 427,419 423,422 418,424 413,426 407,427 402,428 312,440 93,464 87,464 81,464 75,463 70,462 65,460 60,458 55,455 51,452 47,449 44,445 40,441 38,437 35,432 33,427 32,422 31,416 0,91 0,85 0,80 1,75 3,70 4,65 7,61 9,57 12,53 16,49 20,45 24,42 28,40 33,37 38,36 43,34">
            <text:p/>
          </draw:polygon>
          <draw:polygon draw:style-name="gr36" draw:text-style-name="P36" draw:layer="layout" svg:width="0.655cm" svg:height="0.629cm" svg:x="20.602cm" svg:y="13.002cm" svg:viewBox="0 0 656 630" draw:points="37,84 513,1 518,0 522,0 526,0 530,1 534,2 538,3 542,5 545,7 549,9 552,12 554,15 557,18 559,21 561,25 563,29 564,33 656,493 656,497 656,501 656,505 655,510 654,514 652,517 650,521 648,524 645,528 642,531 639,533 636,536 632,538 628,540 624,541 619,542 120,629 115,630 110,630 106,629 101,629 97,627 93,626 89,624 86,622 83,619 80,616 77,613 75,610 73,606 71,602 70,598 69,594 0,131 0,127 0,122 0,118 1,114 2,110 4,107 6,103 8,100 11,97 14,94 17,91 20,89 24,87 28,86 32,84">
            <text:p/>
          </draw:polygon>
          <draw:polygon draw:style-name="gr37" draw:text-style-name="P37" draw:layer="layout" svg:width="0.273cm" svg:height="0.456cm" svg:x="20.98cm" svg:y="13.035cm" svg:viewBox="0 0 274 457" draw:points="29,258 235,447 238,450 242,452 245,454 249,455 252,456 256,456 259,457 262,457 265,456 266,456 267,455 269,455 270,454 271,453 271,452 272,452 273,451 273,450 274,448 274,447 274,446 274,444 274,443 187,11 186,9 186,8 185,6 184,5 183,4 182,3 181,3 180,2 179,1 178,1 175,0 171,0 168,0 165,1 161,2 157,3 154,4 150,6 147,9 143,11 140,14 29,125 22,132 16,140 11,148 7,157 4,165 2,174 0,183 0,192 0,201 2,210 4,219 7,227 11,235 16,243 22,251">
            <text:p/>
          </draw:polygon>
          <draw:polygon draw:style-name="gr38" draw:text-style-name="P38" draw:layer="layout" svg:width="0.451cm" svg:height="0.162cm" svg:x="20.654cm" svg:y="13.005cm" svg:viewBox="0 0 452 163" draw:points="281,141 434,32 437,29 440,27 443,24 446,21 448,18 449,15 450,12 451,10 452,8 452,7 452,6 451,5 451,4 451,3 450,2 450,2 449,1 448,1 447,0 446,0 445,0 444,0 442,0 7,76 5,77 4,77 3,77 2,78 2,78 1,79 0,80 0,81 0,81 0,82 0,83 0,84 1,85 1,87 3,89 5,91 7,94 10,96 13,98 17,101 21,103 25,105 30,107 174,157 181,159 188,160 195,162 202,163 209,163 216,163 223,163 230,162 236,161 243,159 250,157 257,155 263,152 269,149 276,145">
            <text:p/>
          </draw:polygon>
          <draw:polygon draw:style-name="gr39" draw:text-style-name="P39" draw:layer="layout" svg:width="0.464cm" svg:height="0.316cm" svg:x="20.738cm" svg:y="13.309cm" svg:viewBox="0 0 465 317" draw:points="13,317 458,240 459,239 461,239 462,238 463,238 463,237 464,236 465,235 465,233 465,232 465,231 465,229 464,228 463,224 462,221 460,217 457,213 454,209 451,205 447,201 443,198 438,194 434,190 168,6 164,4 161,2 157,1 154,0 150,0 146,0 142,0 139,1 135,2 132,4 129,6 126,8 123,11 121,14 119,17 117,20 9,256 7,262 5,268 3,273 2,279 1,284 0,289 0,294 0,299 1,303 1,307 2,310 3,311 4,313 5,314 6,315 7,316 8,316 9,317 11,317 12,317">
            <text:p/>
          </draw:polygon>
          <draw:polygon draw:style-name="gr40" draw:text-style-name="P40" draw:layer="layout" svg:width="0.216cm" svg:height="0.456cm" svg:x="20.604cm" svg:y="13.135cm" svg:viewBox="0 0 217 457" draw:points="106,420 214,138 216,133 217,127 217,122 217,117 217,112 216,107 215,103 213,98 211,93 209,89 206,85 202,81 199,78 195,74 190,72 185,69 49,5 45,3 40,2 36,1 32,0 28,0 23,0 19,0 16,1 12,2 9,3 6,5 5,6 4,7 3,8 2,9 1,10 1,11 0,13 0,14 0,16 0,17 64,451 64,452 65,453 66,454 66,455 67,456 68,457 69,457 70,457 71,457 73,457 74,457 75,456 78,455 81,453 85,451 88,448 91,444 94,440 97,436 101,431 103,425">
            <text:p/>
          </draw:polygon>
          <draw:polygon draw:style-name="gr41" draw:text-style-name="P41" draw:layer="layout" svg:width="0.468cm" svg:height="0.478cm" svg:x="20.683cm" svg:y="13.032cm" svg:viewBox="0 0 469 479" draw:points="46,53 342,1 348,0 354,0 359,0 364,1 369,2 374,4 379,6 384,9 388,12 392,16 395,19 398,23 401,28 403,33 405,38 406,43 468,363 469,368 469,373 469,379 468,384 466,389 464,393 462,398 459,402 455,406 452,410 447,414 443,417 438,420 433,422 428,424 422,426 114,478 108,479 103,479 97,479 92,478 87,477 81,475 77,473 72,470 68,467 64,463 61,459 58,455 55,451 53,446 51,441 50,435 1,113 0,108 0,102 1,97 2,92 3,87 5,82 7,78 10,74 14,70 17,66 21,63 26,60 30,57 35,55 40,54">
            <text:p/>
          </draw:polygon>
          <draw:polygon draw:style-name="gr36" draw:text-style-name="P36" draw:layer="layout" svg:width="0.727cm" svg:height="0.701cm" svg:x="23.015cm" svg:y="12.281cm" svg:viewBox="0 0 728 702" draw:points="494,3 487,7 479,10 471,13 463,15 30,179 26,180 22,183 18,185 15,188 12,191 9,194 7,198 5,201 3,205 2,209 1,213 0,217 0,221 0,225 1,230 2,234 160,675 162,679 164,683 166,686 169,689 172,692 175,694 179,696 182,698 186,700 191,701 195,701 199,702 204,702 208,701 213,700 217,699 666,529 698,516 703,514 707,512 710,509 714,507 717,504 720,500 722,497 724,493 726,489 727,485 728,481 728,477 728,473 728,469 727,465 726,461 550,25 549,21 547,18 544,15 542,12 539,9 535,7 532,5 528,3 524,2 520,1 516,0 512,0 507,0 503,1 499,2">
            <text:p/>
          </draw:polygon>
          <draw:polygon draw:style-name="gr37" draw:text-style-name="P37" draw:layer="layout" svg:width="0.271cm" svg:height="0.445cm" svg:x="23.02cm" svg:y="12.501cm" svg:viewBox="0 0 272 446" draw:points="268,154 185,423 183,427 182,430 180,433 177,436 175,439 172,441 170,443 167,444 164,445 163,446 161,446 160,446 159,446 158,446 157,446 155,445 154,445 153,444 152,443 152,442 151,441 150,440 150,438 1,23 0,22 0,20 0,19 0,18 0,16 1,15 1,14 2,12 3,11 4,10 6,8 9,6 12,4 15,3 19,2 23,1 27,0 31,0 35,0 40,1 44,1 199,39 209,42 218,45 227,50 234,55 242,60 248,67 254,74 259,81 263,89 267,98 269,106 271,116 272,125 271,134 270,144">
            <text:p/>
          </draw:polygon>
          <draw:polygon draw:style-name="gr38" draw:text-style-name="P38" draw:layer="layout" svg:width="0.44cm" svg:height="0.198cm" svg:x="23.057cm" svg:y="12.292cm" svg:viewBox="0 0 441 199" draw:points="221,198 30,184 26,184 21,183 17,182 14,180 10,179 8,177 5,176 3,174 2,172 1,171 1,170 0,170 0,169 0,168 0,167 0,166 1,166 1,165 2,164 3,164 4,163 5,162 6,162 422,4 423,4 424,4 426,3 430,1 432,1 433,0 434,0 435,0 436,0 437,0 437,1 438,1 439,1 439,2 440,3 440,3 440,4 441,5 441,7 441,10 441,12 440,15 439,18 438,22 436,25 434,28 432,32 431,33 431,34 429,35 428,37 426,40 324,157 319,162 313,167 308,171 302,176 296,180 290,183 284,187 277,189 271,192 264,194 257,196 250,197 243,198 235,199 228,199">
            <text:p/>
          </draw:polygon>
          <draw:polygon draw:style-name="gr39" draw:text-style-name="P39" draw:layer="layout" svg:width="0.446cm" svg:height="0.37cm" svg:x="23.244cm" svg:y="12.601cm" svg:viewBox="0 0 447 371" draw:points="441,209 441,209 440,209 440,209 440,209 440,209 439,209 439,209 438,210 438,210 438,210 438,210 438,210 13,371 11,371 10,371 9,371 8,371 7,371 6,370 5,370 4,369 3,368 2,367 2,365 1,364 1,360 0,357 0,352 0,348 1,343 2,338 3,332 5,327 7,321 10,316 146,20 148,17 150,14 153,11 156,8 159,6 162,4 166,3 170,1 173,1 177,0 181,0 185,0 189,1 192,2 196,4 199,6 414,155 415,156 420,159 425,163 429,167 433,171 436,175 439,179 442,183 444,187 445,191 447,194 447,197 447,199 447,200 447,202 446,203 446,204 445,205 444,206 443,207 442,208">
            <text:p/>
          </draw:polygon>
          <draw:polygon draw:style-name="gr40" draw:text-style-name="P40" draw:layer="layout" svg:width="0.311cm" svg:height="0.424cm" svg:x="23.425cm" svg:y="12.317cm" svg:viewBox="0 0 312 425" draw:points="260,409 207,367 20,222 16,218 12,214 9,210 7,205 4,201 3,196 1,191 0,186 0,181 0,176 1,171 2,166 3,162 5,157 7,152 10,148 81,50 85,43 90,36 100,23 102,20 105,16 108,13 112,10 115,7 119,5 123,3 126,2 130,1 133,0 137,0 138,0 140,0 141,1 142,1 144,2 145,3 146,4 147,5 147,6 148,8 311,415 312,416 312,417 312,419 312,420 312,421 311,422 311,422 310,423 309,424 308,424 306,425 305,425 302,425 298,425 294,425 289,424 285,422 280,421 275,418 270,416 265,413">
            <text:p/>
          </draw:polygon>
          <draw:polygon draw:style-name="gr41" draw:text-style-name="P41" draw:layer="layout" svg:width="0.52cm" svg:height="0.522cm" svg:x="23.102cm" svg:y="12.327cm" svg:viewBox="0 0 521 523" draw:points="326,4 37,114 32,116 27,119 23,122 18,125 15,129 11,133 8,137 6,142 4,146 2,151 1,156 0,162 0,167 0,172 1,177 3,183 114,489 116,494 119,499 122,503 126,507 129,510 134,514 138,516 143,518 148,520 153,522 158,522 164,523 169,523 175,522 180,521 186,519 484,406 489,404 494,401 499,398 503,395 507,391 510,387 513,382 516,377 518,373 519,368 520,363 521,357 521,352 521,347 520,342 518,337 398,34 396,29 393,24 390,20 386,16 382,12 378,9 373,7 369,4 364,3 359,1 353,0 348,0 342,0 337,1 332,2">
            <text:p/>
          </draw:polygon>
          <draw:polygon draw:style-name="gr36" draw:text-style-name="P36" draw:layer="layout" svg:width="0.714cm" svg:height="0.687cm" svg:x="22.418cm" svg:y="12.503cm" svg:viewBox="0 0 715 688" draw:points="500,2 31,158 27,160 23,161 19,164 16,166 12,169 10,172 7,176 5,179 3,183 2,186 1,190 0,194 0,198 0,203 1,207 2,211 140,660 142,664 143,667 146,671 148,674 151,677 154,679 158,682 162,684 165,685 170,686 174,687 178,688 183,688 187,688 192,687 196,686 683,524 687,522 691,520 695,518 699,515 702,513 705,509 707,506 710,502 711,499 713,495 714,491 714,487 715,483 714,478 714,474 712,470 556,28 554,24 552,20 550,17 547,13 544,11 541,8 537,6 534,4 530,2 526,1 521,0 517,0 513,0 508,0 504,1">
            <text:p/>
          </draw:polygon>
          <draw:polygon draw:style-name="gr37" draw:text-style-name="P37" draw:layer="layout" svg:width="0.264cm" svg:height="0.45cm" svg:x="22.422cm" svg:y="12.703cm" svg:viewBox="0 0 265 451" draw:points="260,163 166,429 165,433 163,436 160,439 158,442 155,445 153,447 150,449 147,450 144,451 143,451 142,451 140,451 139,451 138,451 137,451 136,450 134,450 133,449 133,448 132,447 131,446 130,445 130,443 1,22 0,20 0,19 0,17 0,16 0,15 1,13 1,12 2,11 3,10 4,9 6,7 9,5 12,3 16,2 19,1 23,0 27,0 31,0 35,0 39,1 43,2 197,46 206,49 215,53 224,58 231,63 238,70 244,76 250,84 255,91 258,100 261,108 264,117 265,126 265,135 264,144 263,154">
            <text:p/>
          </draw:polygon>
          <draw:polygon draw:style-name="gr38" draw:text-style-name="P38" draw:layer="layout" svg:width="0.444cm" svg:height="0.188cm" svg:x="22.461cm" svg:y="12.513cm" svg:viewBox="0 0 445 189" draw:points="218,188 30,166 25,166 21,165 17,163 13,162 10,160 7,159 5,157 3,155 2,154 1,153 1,152 0,151 0,150 0,149 0,149 0,148 0,147 1,146 1,145 2,144 3,144 4,143 5,143 7,142 435,1 436,0 437,0 438,0 439,0 440,0 441,0 442,1 443,1 443,2 444,3 444,4 444,5 445,6 445,7 445,10 444,13 443,16 442,19 440,23 438,27 435,30 432,34 429,38 322,151 317,156 312,161 306,165 300,169 294,173 288,176 281,179 275,182 268,184 261,186 254,187 247,188 240,189 233,189 226,189">
            <text:p/>
          </draw:polygon>
          <draw:polygon draw:style-name="gr39" draw:text-style-name="P39" draw:layer="layout" svg:width="0.451cm" svg:height="0.363cm" svg:x="22.626cm" svg:y="12.818cm" svg:viewBox="0 0 452 364" draw:points="446,219 12,363 11,364 9,364 8,364 7,363 6,363 5,362 4,362 3,361 3,360 2,358 1,357 1,355 0,352 0,348 0,344 1,339 1,335 3,330 4,324 6,319 8,314 11,308 160,19 162,16 164,13 167,10 170,7 173,5 176,3 180,2 183,1 187,0 191,0 195,0 199,1 202,2 206,3 209,5 213,7 420,165 425,169 430,173 434,177 437,181 441,185 444,189 446,193 449,197 450,201 451,205 452,208 452,210 452,211 452,212 451,214 451,215 450,216 449,217 448,218 447,218">
            <text:p/>
          </draw:polygon>
          <draw:polygon draw:style-name="gr40" draw:text-style-name="P40" draw:layer="layout" svg:width="0.3cm" svg:height="0.431cm" svg:x="22.826cm" svg:y="12.541cm" svg:viewBox="0 0 301 432" draw:points="249,413 18,216 14,212 11,208 8,204 5,200 3,195 2,190 1,185 0,180 0,175 0,170 1,165 2,160 4,156 6,151 9,146 12,142 105,21 108,17 111,14 114,11 118,8 121,6 125,4 129,2 133,1 136,0 140,0 143,0 145,0 146,1 147,1 149,2 150,2 151,3 152,4 153,6 154,7 155,8 300,421 301,422 301,424 301,425 301,426 301,427 300,428 299,429 299,430 298,430 296,431 295,431 294,431 290,432 287,431 283,431 278,430 274,428 269,426 264,423 259,420 254,417">
            <text:p/>
          </draw:polygon>
          <draw:polygon draw:style-name="gr41" draw:text-style-name="P41" draw:layer="layout" svg:width="0.51cm" svg:height="0.513cm" svg:x="22.504cm" svg:y="12.546cm" svg:viewBox="0 0 511 514" draw:points="331,3 40,99 34,101 29,104 25,107 20,110 16,114 13,118 9,122 7,126 4,131 3,136 1,141 0,146 0,151 0,156 1,161 2,166 101,479 102,484 105,488 108,493 111,497 115,500 119,503 123,506 128,509 133,511 138,512 143,513 149,514 154,514 160,513 166,512 171,511 472,411 478,409 483,407 487,404 492,400 496,397 499,393 503,388 505,384 508,379 509,374 511,369 511,364 511,359 511,353 510,348 509,343 402,34 400,29 397,24 394,20 391,16 387,13 383,10 378,7 374,5 369,3 364,1 359,0 353,0 348,0 342,1 337,2">
            <text:p/>
          </draw:polygon>
          <draw:polygon draw:style-name="gr36" draw:text-style-name="P36" draw:layer="layout" svg:width="0.697cm" svg:height="0.67cm" svg:x="21.815cm" svg:y="12.698cm" svg:viewBox="0 0 698 671" draw:points="505,2 33,135 29,137 25,138 21,141 18,143 14,146 11,149 9,152 6,155 4,159 3,163 1,167 1,171 0,175 0,179 0,183 1,187 118,640 119,645 121,648 123,652 125,656 128,659 131,661 135,664 138,666 142,668 146,669 150,670 155,671 159,671 164,671 168,671 173,670 665,531 669,530 674,528 678,525 681,523 684,520 687,517 690,514 692,510 694,506 695,503 697,499 697,495 698,491 698,486 697,482 696,478 559,29 558,25 556,22 554,18 551,15 548,12 545,9 542,7 538,5 535,3 531,2 527,1 522,0 518,0 514,0 510,1">
            <text:p/>
          </draw:polygon>
          <draw:polygon draw:style-name="gr37" draw:text-style-name="P37" draw:layer="layout" svg:width="0.257cm" svg:height="0.455cm" svg:x="21.819cm" svg:y="12.875cm" svg:viewBox="0 0 258 456" draw:points="252,174 146,435 144,438 142,442 140,445 138,447 135,450 132,452 129,454 127,455 124,456 122,456 121,456 120,456 118,456 117,456 116,455 115,455 114,454 113,453 112,452 111,451 111,450 110,448 110,447 0,21 0,19 0,18 0,16 0,15 1,14 1,12 2,11 3,10 3,9 4,8 7,6 10,4 13,3 16,2 20,1 24,0 28,0 32,0 36,1 40,1 43,2 193,54 203,58 212,62 220,67 227,73 234,79 240,86 245,94 249,102 253,110 255,119 257,128 258,137 258,146 257,156 255,165">
            <text:p/>
          </draw:polygon>
          <draw:polygon draw:style-name="gr38" draw:text-style-name="P38" draw:layer="layout" svg:width="0.446cm" svg:height="0.18cm" svg:x="21.86cm" svg:y="12.706cm" svg:viewBox="0 0 447 181" draw:points="214,179 28,147 23,146 19,145 16,144 12,142 9,140 6,138 4,137 2,135 2,134 1,133 1,132 0,131 0,130 0,129 0,128 0,128 1,127 1,126 2,125 2,125 3,124 4,124 6,123 7,123 438,1 439,0 441,0 442,0 443,0 444,0 444,1 445,1 446,2 446,3 447,4 447,5 447,6 447,7 447,8 447,11 446,14 445,17 444,21 442,24 440,28 437,32 434,35 430,39 319,146 314,151 308,156 302,160 296,164 290,167 284,170 277,173 271,175 264,177 257,179 250,180 243,181 236,181 229,181 221,180">
            <text:p/>
          </draw:polygon>
          <draw:polygon draw:style-name="gr39" draw:text-style-name="P39" draw:layer="layout" svg:width="0.456cm" svg:height="0.354cm" svg:x="22.001cm" svg:y="13.007cm" svg:viewBox="0 0 457 355" draw:points="449,231 11,354 10,355 9,355 8,355 6,354 5,354 4,353 4,353 3,352 2,351 2,349 1,348 1,346 0,343 0,339 0,335 1,330 2,326 3,321 5,315 7,310 10,305 13,299 174,18 176,15 178,12 181,9 184,7 188,5 191,3 195,2 198,1 202,0 206,0 210,0 213,1 217,2 220,4 223,6 227,8 427,175 432,179 436,183 440,187 444,191 447,196 450,200 452,204 454,209 455,212 456,216 457,220 457,221 456,223 456,224 456,225 455,227 454,228 453,229 452,230 451,230">
            <text:p/>
          </draw:polygon>
          <draw:polygon draw:style-name="gr40" draw:text-style-name="P40" draw:layer="layout" svg:width="0.288cm" svg:height="0.437cm" svg:x="22.22cm" svg:y="12.738cm" svg:viewBox="0 0 289 438" draw:points="237,418 16,211 12,207 9,203 6,198 4,194 2,189 1,184 0,179 0,174 0,169 1,164 2,159 3,154 5,149 7,145 10,140 13,136 110,20 113,16 117,13 120,10 124,8 128,6 132,4 136,2 139,1 143,0 146,0 150,0 151,0 153,1 154,1 155,2 156,3 157,4 158,5 159,6 160,7 160,9 288,428 288,429 289,431 289,432 288,433 288,434 288,435 287,436 286,436 285,437 284,437 282,438 281,438 278,438 274,438 270,437 266,436 261,434 257,432 252,429 247,426 242,422">
            <text:p/>
          </draw:polygon>
          <draw:polygon draw:style-name="gr41" draw:text-style-name="P41" draw:layer="layout" svg:width="0.498cm" svg:height="0.503cm" svg:x="21.901cm" svg:y="12.737cm" svg:viewBox="0 0 499 504" draw:points="336,2 41,85 36,87 31,89 26,92 22,95 18,98 14,102 11,106 8,110 6,115 3,120 2,124 1,130 0,135 0,140 0,145 1,150 85,466 87,471 89,476 92,480 95,485 98,489 102,492 106,495 111,498 115,500 120,502 126,503 131,504 136,504 142,504 148,503 154,502 457,417 462,415 468,413 473,410 477,407 482,403 485,400 489,395 492,391 494,386 496,381 497,376 498,371 499,366 499,361 498,355 497,350 403,38 401,33 399,28 396,23 393,19 390,15 386,12 382,9 377,6 372,4 367,2 362,1 357,0 352,0 346,0 341,1">
            <text:p/>
          </draw:polygon>
          <draw:polygon draw:style-name="gr36" draw:text-style-name="P36" draw:layer="layout" svg:width="0.677cm" svg:height="0.651cm" svg:x="21.21cm" svg:y="12.865cm" svg:viewBox="0 0 678 652" draw:points="510,1 34,110 30,112 26,113 22,115 18,117 15,120 12,123 9,126 7,129 5,132 3,136 2,140 1,144 0,148 0,152 0,156 1,160 94,619 95,623 97,627 99,631 101,634 104,638 107,641 110,643 113,646 117,648 121,649 125,650 129,651 133,652 138,652 142,652 147,651 643,537 647,536 652,534 656,532 659,530 663,527 666,524 669,521 671,517 673,514 675,510 677,506 678,502 678,498 678,494 678,490 677,485 561,31 560,27 559,23 557,20 554,16 552,13 549,10 545,8 542,6 538,4 535,2 531,1 527,0 522,0 518,0 514,0">
            <text:p/>
          </draw:polygon>
          <draw:polygon draw:style-name="gr37" draw:text-style-name="P37" draw:layer="layout" svg:width="0.249cm" svg:height="0.459cm" svg:x="21.213cm" svg:y="13.017cm" svg:viewBox="0 0 250 460" draw:points="242,186 125,440 123,444 121,447 118,450 116,453 113,455 110,457 107,458 104,459 101,460 100,460 98,460 97,460 96,460 95,459 93,459 92,458 91,458 91,457 90,456 89,455 88,453 88,452 88,450 0,19 0,18 0,16 0,15 0,13 1,12 1,11 2,10 3,8 3,7 4,6 7,5 10,3 13,2 16,1 20,0 24,0 28,0 32,0 36,1 40,2 43,4 190,62 199,66 208,71 216,77 223,83 229,90 235,97 239,105 243,113 246,122 249,130 250,139 250,149 250,158 248,167 246,176">
            <text:p/>
          </draw:polygon>
          <draw:polygon draw:style-name="gr38" draw:text-style-name="P38" draw:layer="layout" svg:width="0.449cm" svg:height="0.169cm" svg:x="21.256cm" svg:y="12.872cm" svg:viewBox="0 0 450 170" draw:points="211,168 28,126 23,125 19,124 16,122 12,120 9,118 6,116 4,115 2,113 1,111 1,110 0,109 0,108 0,107 0,106 0,105 1,105 1,104 2,103 2,102 3,102 4,101 6,101 7,101 440,0 442,0 443,0 444,0 445,0 446,1 447,1 448,1 448,2 449,3 449,4 450,5 450,6 450,7 450,8 450,11 449,14 448,17 446,20 444,24 441,27 438,31 435,34 431,38 317,140 311,145 306,149 300,153 293,156 287,160 281,162 274,165 267,167 260,168 253,169 246,170 239,170 232,170 225,170 218,169">
            <text:p/>
          </draw:polygon>
          <draw:polygon draw:style-name="gr39" draw:text-style-name="P39" draw:layer="layout" svg:width="0.459cm" svg:height="0.342cm" svg:x="21.371cm" svg:y="13.168cm" svg:viewBox="0 0 460 343" draw:points="453,243 11,343 10,343 8,343 7,343 6,343 5,342 4,342 3,341 2,340 2,339 1,338 1,336 0,335 0,331 0,328 1,323 2,319 3,314 5,310 7,304 9,299 12,294 16,289 189,17 191,13 194,10 196,8 199,5 203,4 206,2 210,1 214,0 217,0 221,0 225,1 228,1 232,3 235,4 239,6 242,9 432,185 437,190 441,194 445,198 449,203 452,208 454,212 456,216 458,221 459,225 460,228 460,232 460,233 460,235 460,236 459,238 459,239 458,240 457,241 456,242 455,242">
            <text:p/>
          </draw:polygon>
          <draw:polygon draw:style-name="gr40" draw:text-style-name="P40" draw:layer="layout" svg:width="0.274cm" svg:height="0.443cm" svg:x="21.61cm" svg:y="12.906cm" svg:viewBox="0 0 275 444" draw:points="225,421 14,203 11,199 8,195 5,190 3,186 2,181 1,176 0,171 0,166 0,161 1,156 2,151 4,147 6,142 9,137 12,133 15,129 118,18 121,14 124,12 128,9 131,7 135,5 139,3 143,2 147,1 150,0 154,0 157,0 158,1 160,1 161,2 162,3 163,3 164,5 165,6 166,7 167,8 167,10 274,435 275,436 275,437 275,439 274,440 274,441 273,442 272,442 272,443 271,443 269,444 268,444 267,444 263,444 260,443 256,442 252,441 247,438 243,436 238,433 234,430 229,426">
            <text:p/>
          </draw:polygon>
          <draw:polygon draw:style-name="gr41" draw:text-style-name="P41" draw:layer="layout" svg:width="0.484cm" svg:height="0.491cm" svg:x="21.295cm" svg:y="12.901cm" svg:viewBox="0 0 485 492" draw:points="339,1 44,70 39,71 34,73 29,75 24,78 20,81 16,85 12,88 9,93 6,97 4,102 2,106 1,112 0,117 0,122 0,127 1,133 69,451 70,457 72,462 74,466 77,471 81,475 84,478 88,482 93,484 97,487 102,489 107,491 112,492 118,492 123,492 129,492 135,491 440,422 446,420 451,418 456,415 461,412 465,409 469,405 473,401 476,397 478,392 481,388 482,383 484,378 484,373 485,367 484,362 483,357 405,40 403,35 401,30 399,25 396,21 393,17 389,13 385,10 381,7 376,5 371,3 366,2 361,1 355,0 350,0 344,0">
            <text:p/>
          </draw:polygon>
          <draw:polygon draw:style-name="gr36" draw:text-style-name="P36" draw:layer="layout" svg:width="0.738cm" svg:height="0.713cm" svg:x="23.607cm" svg:y="12.034cm" svg:viewBox="0 0 739 714" draw:points="486,4 28,199 24,201 20,203 17,206 14,209 11,212 8,215 6,219 4,222 2,226 1,230 0,234 0,238 0,242 1,246 1,250 3,254 179,689 181,693 183,697 185,700 188,703 191,706 195,708 198,710 202,711 206,713 210,714 215,714 219,714 223,714 228,713 232,712 237,711 711,509 715,507 719,504 723,502 726,498 729,495 731,492 734,488 735,484 737,480 738,476 739,472 739,468 739,464 738,460 737,456 735,452 543,24 541,20 539,17 536,13 533,11 530,8 527,6 523,4 519,2 515,1 511,0 507,0 503,0 499,0 494,1 490,2">
            <text:p/>
          </draw:polygon>
          <draw:polygon draw:style-name="gr37" draw:text-style-name="P37" draw:layer="layout" svg:width="0.275cm" svg:height="0.439cm" svg:x="23.613cm" svg:y="12.275cm" svg:viewBox="0 0 276 440" draw:points="273,143 201,416 199,419 198,423 196,426 194,429 192,432 189,434 187,436 184,438 181,439 180,440 179,440 177,440 176,440 175,440 174,440 173,440 172,439 171,438 170,438 169,437 168,436 167,435 166,433 1,25 0,24 0,22 0,21 0,19 0,18 1,16 1,15 2,14 2,13 3,11 5,9 8,7 11,5 14,4 18,2 22,1 26,1 30,0 34,0 38,0 42,1 200,32 209,34 219,37 228,41 236,46 243,52 250,58 256,64 262,72 266,80 270,88 273,96 275,105 276,114 276,124 275,133">
            <text:p/>
          </draw:polygon>
          <draw:polygon draw:style-name="gr38" draw:text-style-name="P38" draw:layer="layout" svg:width="0.433cm" svg:height="0.206cm" svg:x="23.647cm" svg:y="12.047cm" svg:viewBox="0 0 434 207" draw:points="222,207 31,201 26,200 22,200 18,199 14,198 11,197 8,195 6,194 3,192 2,190 1,189 1,189 0,188 0,187 0,186 0,185 0,184 1,184 1,183 2,182 2,182 3,181 4,180 6,180 424,1 425,1 426,0 427,0 428,0 429,0 430,0 431,1 432,1 432,2 433,3 433,4 434,5 434,6 434,7 434,10 434,13 433,16 432,20 431,23 429,27 427,31 424,36 421,40 323,161 319,166 314,172 308,176 303,181 297,185 291,189 285,193 278,196 272,199 265,201 258,203 251,205 244,206 237,207 229,207">
            <text:p/>
          </draw:polygon>
          <draw:polygon draw:style-name="gr39" draw:text-style-name="P39" draw:layer="layout" svg:width="0.44cm" svg:height="0.377cm" svg:x="23.854cm" svg:y="12.358cm" svg:viewBox="0 0 441 378" draw:points="435,198 14,378 12,378 11,378 10,378 9,378 7,378 6,378 5,377 5,376 4,375 3,374 2,373 2,371 1,368 0,364 0,360 0,355 1,350 1,345 3,340 4,334 6,328 8,322 134,22 136,19 138,16 140,12 143,10 146,7 149,5 152,3 156,2 159,1 163,0 167,0 170,0 174,1 178,2 181,3 185,5 405,145 410,148 415,152 420,156 424,160 428,164 431,168 434,172 437,175 439,179 440,183 441,186 441,188 441,189 441,191 440,192 440,193 439,194 439,195 438,196 436,197">
            <text:p/>
          </draw:polygon>
          <draw:polygon draw:style-name="gr40" draw:text-style-name="P40" draw:layer="layout" svg:width="0.32cm" svg:height="0.418cm" svg:x="24.017cm" svg:y="12.069cm" svg:viewBox="0 0 321 419" draw:points="269,404 22,226 18,223 14,219 11,215 8,211 5,206 3,202 2,197 1,192 0,187 0,182 0,177 1,172 3,167 4,162 7,157 10,152 92,24 95,20 98,17 101,14 104,11 108,8 112,5 115,3 119,2 123,1 126,0 129,0 131,0 132,0 134,1 135,1 136,2 137,3 138,4 139,5 140,6 141,8 321,407 321,408 321,410 321,411 321,412 321,413 321,414 320,415 319,416 318,417 317,417 316,418 314,418 311,419 307,419 303,419 299,418 294,417 289,415 284,413 279,410 274,407">
            <text:p/>
          </draw:polygon>
          <draw:polygon draw:style-name="gr41" draw:text-style-name="P41" draw:layer="layout" svg:width="0.528cm" svg:height="0.528cm" svg:x="23.693cm" svg:y="12.084cm" svg:viewBox="0 0 529 529" draw:points="320,5 36,127 30,129 26,132 21,135 17,138 13,142 10,146 7,151 5,156 3,160 1,165 0,171 0,176 0,181 1,186 2,191 4,196 128,498 131,503 133,508 137,512 140,515 144,519 148,521 153,524 158,526 163,528 168,529 173,529 179,529 184,529 190,528 195,527 201,525 493,400 499,398 503,395 508,391 512,388 516,384 519,379 522,375 524,370 526,365 527,360 528,355 529,350 528,344 528,339 526,334 524,328 392,31 390,26 387,21 384,17 380,14 376,10 372,8 367,5 362,3 357,2 352,1 347,0 341,0 336,1 331,2 325,3">
            <text:p/>
          </draw:polygon>
          <draw:polygon draw:style-name="gr36" draw:text-style-name="P36" draw:layer="layout" svg:width="0.745cm" svg:height="0.723cm" svg:x="24.19cm" svg:y="11.765cm" svg:viewBox="0 0 746 724" draw:points="475,5 27,218 23,220 19,222 16,225 13,228 10,231 7,234 5,238 3,242 2,246 1,250 0,254 0,258 0,262 1,266 2,270 4,274 197,701 199,705 201,708 204,711 207,714 210,717 214,719 218,721 221,722 226,723 230,724 234,724 239,724 243,724 247,723 252,721 256,720 721,499 725,497 728,494 732,491 735,488 737,485 740,482 742,478 744,474 745,470 746,466 746,462 746,458 746,454 745,450 744,446 743,442 533,23 531,19 529,15 526,12 523,10 520,7 516,5 512,3 508,2 504,1 500,0 496,0 492,0 487,1 483,2 479,3">
            <text:p/>
          </draw:polygon>
          <draw:polygon draw:style-name="gr37" draw:text-style-name="P37" draw:layer="layout" svg:width="0.279cm" svg:height="0.433cm" svg:x="24.197cm" svg:y="12.024cm" svg:viewBox="0 0 280 434" draw:points="278,133 217,409 216,412 214,416 213,419 210,422 208,425 206,428 203,430 201,432 198,433 195,434 194,434 193,434 192,434 190,434 189,434 188,433 187,432 186,432 185,431 184,430 184,429 183,427 1,26 1,24 0,23 0,22 0,20 0,19 0,18 1,16 2,15 2,14 3,12 5,10 8,8 11,6 14,4 18,3 21,2 25,1 29,0 33,0 38,0 42,0 200,25 209,27 219,29 228,33 236,38 244,43 251,49 257,55 263,62 268,70 272,78 275,86 278,95 279,104 280,114 279,123">
            <text:p/>
          </draw:polygon>
          <draw:polygon draw:style-name="gr38" draw:text-style-name="P38" draw:layer="layout" svg:width="0.425cm" svg:height="0.215cm" svg:x="24.228cm" svg:y="11.779cm" svg:viewBox="0 0 426 216" draw:points="222,215 31,216 26,216 22,216 18,215 14,214 11,213 8,211 6,210 3,208 3,208 2,207 1,206 1,205 0,204 0,203 0,203 0,202 0,201 1,200 1,200 2,199 2,198 3,198 4,197 6,196 415,1 416,1 417,0 419,0 420,0 421,0 421,0 422,1 423,1 424,2 424,3 425,3 425,4 425,5 426,7 426,9 426,12 425,16 424,19 423,23 421,27 419,31 417,35 414,40 321,166 317,171 312,177 307,182 301,186 296,191 290,195 284,199 277,202 271,205 264,208 257,210 250,212 243,213 236,214 229,215">
            <text:p/>
          </draw:polygon>
          <draw:polygon draw:style-name="gr39" draw:text-style-name="P39" draw:layer="layout" svg:width="0.432cm" svg:height="0.383cm" svg:x="24.454cm" svg:y="12.092cm" svg:viewBox="0 0 433 384" draw:points="428,187 15,383 13,384 12,384 11,384 9,384 8,384 7,384 6,383 5,382 4,381 4,380 3,379 2,377 1,374 0,370 0,366 0,361 0,357 1,351 2,346 3,340 5,334 7,328 119,24 121,20 123,17 125,13 128,11 131,8 134,6 137,4 141,2 144,1 148,0 152,0 155,0 159,0 163,1 167,2 170,4 396,135 402,138 406,142 411,146 415,149 419,153 423,157 426,161 428,164 430,168 432,172 433,175 433,177 433,178 433,180 433,181 433,182 432,183 431,184 431,185 430,186">
            <text:p/>
          </draw:polygon>
          <draw:polygon draw:style-name="gr40" draw:text-style-name="P40" draw:layer="layout" svg:width="0.329cm" svg:height="0.409cm" svg:x="24.598cm" svg:y="11.799cm" svg:viewBox="0 0 330 410" draw:points="277,397 23,229 19,226 15,223 12,219 9,215 6,210 4,206 2,201 1,196 0,191 0,187 0,181 1,176 2,171 3,166 5,162 8,157 86,25 89,22 91,18 94,15 98,12 101,9 104,6 108,4 111,2 115,1 118,0 122,0 123,0 125,0 126,0 127,1 129,1 130,2 131,3 132,4 133,5 134,7 329,398 329,400 330,401 330,402 330,403 330,404 329,405 329,406 328,407 327,408 326,409 325,409 323,410 320,410 316,410 312,410 308,410 303,409 298,407 293,405 288,403 282,400">
            <text:p/>
          </draw:polygon>
          <draw:polygon draw:style-name="gr41" draw:text-style-name="P41" draw:layer="layout" svg:width="0.534cm" svg:height="0.535cm" svg:x="24.275cm" svg:y="11.817cm" svg:viewBox="0 0 535 536" draw:points="312,6 33,139 28,141 24,144 19,148 15,152 12,156 9,160 6,164 4,169 2,174 1,179 0,184 0,189 0,195 1,200 3,205 5,210 141,506 144,511 147,515 150,520 154,523 158,526 162,529 167,532 172,533 177,535 182,536 188,536 193,536 199,535 204,534 210,532 215,530 502,395 507,392 512,388 516,385 520,381 524,377 527,372 529,368 532,363 533,358 534,353 535,347 535,342 535,337 534,332 533,327 531,322 386,28 383,24 380,20 377,16 373,12 369,9 364,6 359,4 355,2 349,1 344,0 339,0 334,0 328,1 323,2 317,4">
            <text:p/>
          </draw:polygon>
          <draw:polygon draw:style-name="gr36" draw:text-style-name="P36" draw:layer="layout" svg:width="0.752cm" svg:height="0.733cm" svg:x="24.761cm" svg:y="11.473cm" svg:viewBox="0 0 753 734" draw:points="463,5 25,237 21,239 17,242 14,244 11,248 8,251 6,254 4,258 2,262 1,266 0,270 0,274 0,278 0,282 1,286 2,290 4,294 215,712 217,716 219,719 222,723 226,725 229,728 233,730 236,732 240,733 244,734 249,734 253,734 257,734 261,734 266,732 270,731 274,729 729,489 733,487 736,484 740,481 743,478 745,474 747,471 749,467 751,463 752,459 753,455 753,451 753,447 753,443 752,439 750,435 748,431 521,21 519,17 516,14 514,11 510,8 507,6 503,4 500,3 496,1 492,1 488,0 483,0 479,0 475,1 471,2 467,3">
            <text:p/>
          </draw:polygon>
          <draw:polygon draw:style-name="gr37" draw:text-style-name="P37" draw:layer="layout" svg:width="0.282cm" svg:height="0.426cm" svg:x="24.769cm" svg:y="11.749cm" svg:viewBox="0 0 283 427" draw:points="282,123 232,401 231,405 230,409 228,412 226,415 224,418 222,421 220,423 217,425 214,426 213,427 212,427 211,427 209,427 208,427 207,427 206,427 205,426 203,426 202,425 201,424 200,423 200,422 199,421 1,27 1,25 0,24 0,23 0,21 0,20 0,18 1,17 1,16 2,15 3,13 4,11 7,9 10,7 13,5 16,3 20,2 24,1 28,0 32,0 36,0 40,0 199,18 209,20 218,22 227,26 236,30 244,35 251,40 258,47 264,54 269,61 274,69 277,77 280,86 282,95 283,104 283,113">
            <text:p/>
          </draw:polygon>
          <draw:polygon draw:style-name="gr38" draw:text-style-name="P38" draw:layer="layout" svg:width="0.415cm" svg:height="0.231cm" svg:x="24.797cm" svg:y="11.488cm" svg:viewBox="0 0 416 232" draw:points="222,223 32,232 28,232 23,231 19,231 16,230 12,229 9,228 6,227 4,225 2,224 2,223 1,222 1,221 0,220 0,220 0,219 0,218 0,217 1,216 1,216 2,215 3,214 4,214 5,213 405,1 406,1 408,0 409,0 410,0 411,0 412,0 413,1 413,1 414,2 415,3 415,3 416,4 416,5 416,7 416,9 416,12 416,16 415,19 414,23 412,27 410,31 408,35 405,40 319,169 315,175 310,180 305,186 300,191 295,195 289,200 283,204 277,207 270,211 264,214 257,216 250,218 244,220 236,222 229,222">
            <text:p/>
          </draw:polygon>
          <draw:polygon draw:style-name="gr39" draw:text-style-name="P39" draw:layer="layout" svg:width="0.424cm" svg:height="0.389cm" svg:x="25.043cm" svg:y="11.802cm" svg:viewBox="0 0 425 390" draw:points="420,175 15,389 14,389 13,390 12,390 10,390 9,389 8,389 7,388 6,387 5,386 5,385 4,384 3,383 2,379 1,376 0,372 0,367 0,362 0,357 1,352 2,346 4,340 5,335 105,25 106,21 108,17 110,14 113,11 116,9 119,6 122,4 126,3 129,1 133,1 137,0 141,0 144,0 148,1 152,2 155,4 386,125 391,128 397,131 401,135 406,138 410,142 414,146 417,149 420,153 422,156 423,160 425,163 425,164 425,166 425,167 425,169 425,170 424,171 423,172 422,173 421,174">
            <text:p/>
          </draw:polygon>
          <draw:polygon draw:style-name="gr40" draw:text-style-name="P40" draw:layer="layout" svg:width="0.338cm" svg:height="0.401cm" svg:x="25.166cm" svg:y="11.505cm" svg:viewBox="0 0 339 402" draw:points="285,390 25,234 21,231 17,227 13,223 10,219 7,215 5,211 3,206 2,201 1,196 0,191 0,186 0,181 1,176 2,171 4,166 6,161 79,27 81,23 84,20 87,16 90,13 93,10 96,7 100,5 103,3 107,1 110,0 113,0 115,0 116,0 118,0 119,1 120,1 121,2 123,3 124,4 125,5 126,6 337,389 338,391 338,392 339,393 339,394 339,395 338,396 338,397 337,398 336,399 335,400 334,400 333,401 329,402 326,402 322,402 317,402 312,401 307,400 302,398 297,396 291,393">
            <text:p/>
          </draw:polygon>
          <draw:polygon draw:style-name="gr41" draw:text-style-name="P41" draw:layer="layout" svg:width="0.539cm" svg:height="0.541cm" svg:x="24.845cm" svg:y="11.528cm" svg:viewBox="0 0 540 542" draw:points="303,7 31,150 26,153 21,156 17,160 13,164 10,168 7,173 5,177 3,182 1,187 0,192 0,197 0,202 1,208 2,213 3,218 6,223 153,514 156,519 159,523 163,527 167,530 171,533 176,536 180,538 185,540 191,541 196,541 201,542 207,541 212,541 218,539 223,538 228,535 510,386 515,383 519,380 523,376 527,372 530,368 533,364 535,359 537,354 539,349 540,344 540,339 540,333 539,328 538,323 536,318 534,313 377,27 374,22 371,18 368,14 364,11 360,8 355,6 351,3 346,2 341,1 335,0 330,0 325,0 319,1 314,3 309,4">
            <text:p/>
          </draw:polygon>
          <draw:polygon draw:style-name="gr30" draw:text-style-name="P30" draw:layer="layout" svg:width="1.18cm" svg:height="1cm" svg:x="25.318cm" svg:y="10.899cm" svg:viewBox="0 0 1181 1001" draw:points="856,8 24,514 20,516 16,519 13,522 10,525 8,528 5,532 4,536 2,540 1,543 0,547 0,551 0,555 1,559 2,563 3,567 5,571 233,980 235,984 238,987 241,990 245,993 248,995 252,997 256,999 260,1000 264,1001 268,1001 272,1001 277,1001 281,1000 285,999 290,997 294,995 1159,470 1163,467 1167,464 1170,460 1172,457 1175,453 1177,449 1178,445 1179,441 1180,437 1181,433 1181,429 1180,425 1179,421 1178,417 1176,413 1174,409 916,19 913,15 911,12 908,9 904,7 901,5 897,3 893,2 889,1 885,0 881,0 877,0 873,1 868,2 864,3 860,5">
            <text:p/>
          </draw:polygon>
          <draw:polygon draw:style-name="gr31" draw:text-style-name="P31" draw:layer="layout" svg:width="0.286cm" svg:height="0.415cm" svg:x="25.327cm" svg:y="11.455cm" svg:viewBox="0 0 287 416" draw:points="286,144 250,389 249,393 248,397 246,400 244,403 242,406 240,409 238,411 235,413 233,415 231,415 230,416 229,416 227,416 226,416 225,416 224,416 223,416 221,415 220,414 219,414 218,413 217,411 217,410 1,25 1,24 0,22 0,21 0,19 0,18 0,17 1,15 1,14 2,13 3,12 4,9 7,7 9,6 13,4 16,3 19,1 23,1 27,0 31,0 35,0 39,1 201,30 211,32 221,35 230,39 239,44 247,49 254,55 261,62 267,70 272,77 277,86 281,95 284,104 286,114 287,124 287,134">
            <text:p/>
          </draw:polygon>
          <draw:polygon draw:style-name="gr32" draw:text-style-name="P32" draw:layer="layout" svg:width="0.798cm" svg:height="0.499cm" svg:x="25.364cm" svg:y="10.921cm" svg:viewBox="0 0 799 500" draw:points="452,500 32,499 28,499 23,499 19,498 16,497 12,496 9,494 6,493 4,491 2,489 2,488 1,488 1,487 0,486 0,485 0,484 0,483 0,482 1,481 1,480 2,480 3,479 4,478 5,477 787,2 788,1 789,1 790,0 791,0 792,0 793,0 794,0 794,1 795,1 796,2 796,3 797,4 797,5 798,6 798,9 799,12 799,16 798,19 798,23 797,28 795,32 793,37 791,42 594,414 588,424 582,433 575,441 568,450 560,457 552,464 543,471 534,476 524,482 515,486 505,490 494,494 484,496 473,498 462,500">
            <text:p/>
          </draw:polygon>
          <draw:polygon draw:style-name="gr33" draw:text-style-name="P33" draw:layer="layout" svg:width="0.838cm" svg:height="0.644cm" svg:x="25.613cm" svg:y="11.242cm" svg:viewBox="0 0 839 645" draw:points="835,146 15,643 14,644 13,644 12,645 10,645 9,645 8,645 7,644 6,644 5,643 5,643 4,642 3,641 2,640 2,639 1,637 0,634 0,631 0,627 0,624 1,620 2,616 4,612 5,608 280,31 282,27 285,23 287,19 290,16 293,13 297,10 301,8 304,5 309,4 313,2 317,1 322,0 326,0 331,0 335,0 340,1 793,109 799,111 804,113 810,115 815,117 819,119 824,122 828,125 831,127 834,130 836,132 837,134 837,135 838,136 838,137 839,139 839,140 838,141 838,142 838,143 837,144 836,145">
            <text:p/>
          </draw:polygon>
          <draw:polygon draw:style-name="gr34" draw:text-style-name="P34" draw:layer="layout" svg:width="0.378cm" svg:height="0.384cm" svg:x="26.109cm" svg:y="10.929cm" svg:viewBox="0 0 379 385" draw:points="323,378 26,250 22,248 18,245 14,243 11,239 8,236 6,232 4,228 2,224 1,220 0,215 0,211 0,206 1,201 2,197 3,192 5,188 88,29 90,25 93,21 96,17 99,14 102,11 105,8 109,5 112,3 116,2 119,1 122,0 124,0 125,0 127,0 128,0 130,1 131,2 132,2 133,3 135,4 136,6 377,371 378,372 378,373 379,374 379,376 379,377 379,378 378,379 377,380 376,381 375,381 374,382 373,383 370,384 366,385 361,385 357,385 352,385 346,385 341,384 335,382 329,381">
            <text:p/>
          </draw:polygon>
          <draw:polygon draw:style-name="gr35" draw:text-style-name="P35" draw:layer="layout" svg:width="0.926cm" svg:height="0.773cm" svg:x="25.441cm" svg:y="10.961cm" svg:viewBox="0 0 927 774" draw:points="657,13 38,390 32,394 26,398 21,403 16,408 12,414 8,420 5,426 3,433 1,439 0,446 0,453 0,459 1,466 3,473 5,479 9,486 154,741 158,747 162,753 167,758 172,762 178,765 184,769 190,771 197,773 204,774 211,774 218,774 225,774 232,772 239,770 246,767 253,764 891,375 897,371 903,366 908,360 913,355 917,349 920,342 923,336 925,329 926,322 927,315 927,309 926,302 925,295 923,289 920,282 916,276 756,30 752,24 747,19 742,15 737,11 731,7 725,5 718,3 712,1 705,0 698,0 691,0 684,1 677,3 670,6 664,9">
            <text:p/>
          </draw:polygon>
          <draw:polygon draw:style-name="gr36" draw:text-style-name="P36" draw:layer="layout" svg:width="0.555cm" svg:height="0.589cm" svg:x="18.222cm" svg:y="12.55cm" svg:viewBox="0 0 556 590" draw:points="110,0 522,40 526,41 529,41 533,43 536,44 539,46 542,48 545,51 547,54 550,57 552,60 553,64 555,68 556,72 556,76 556,80 556,84 526,552 526,556 525,560 524,564 522,568 520,571 518,574 516,577 513,580 510,583 506,585 503,587 499,588 496,589 492,590 488,590 483,590 33,546 30,545 26,544 22,543 19,541 16,538 13,536 10,533 8,530 6,527 4,523 2,519 1,516 0,512 0,507 0,503 0,499 68,36 68,32 70,28 71,24 73,20 75,17 77,14 80,11 82,9 85,6 88,4 92,3 95,1 99,1 102,0 106,0">
            <text:p/>
          </draw:polygon>
          <draw:polygon draw:style-name="gr37" draw:text-style-name="P37" draw:layer="layout" svg:width="0.203cm" svg:height="0.465cm" svg:x="18.574cm" svg:y="12.629cm" svg:viewBox="0 0 204 466" draw:points="11,216 141,451 143,454 146,457 148,459 151,461 154,463 156,465 159,466 162,466 164,466 166,466 167,466 168,466 169,466 170,465 171,464 172,464 173,463 173,462 174,461 174,460 175,458 175,457 175,455 204,16 204,15 204,13 203,12 203,10 203,9 202,8 201,7 200,6 199,5 198,4 197,3 196,2 193,1 190,1 187,0 184,0 180,0 177,1 174,2 170,3 167,4 164,6 44,87 37,92 30,98 24,105 18,112 13,119 9,127 6,136 3,144 1,153 0,162 0,171 0,180 2,189 4,198 7,207">
            <text:p/>
          </draw:polygon>
          <draw:polygon draw:style-name="gr38" draw:text-style-name="P38" draw:layer="layout" svg:width="0.389cm" svg:height="0.139cm" svg:x="18.344cm" svg:y="12.552cm" svg:viewBox="0 0 390 140" draw:points="216,132 369,65 373,63 376,61 379,59 382,57 384,54 386,52 388,50 389,48 390,45 390,44 390,43 390,43 390,42 390,41 390,40 389,39 389,39 388,38 388,38 387,37 386,37 385,37 384,37 8,0 6,0 5,0 4,0 3,0 3,1 2,1 1,2 1,3 1,3 0,4 0,5 0,6 0,9 1,11 1,14 3,17 4,20 6,23 9,26 11,29 14,32 18,35 123,120 128,124 134,127 139,130 145,133 150,135 156,137 162,138 168,139 174,140 180,140 186,140 192,139 198,138 204,137 210,135">
            <text:p/>
          </draw:polygon>
          <draw:polygon draw:style-name="gr39" draw:text-style-name="P39" draw:layer="layout" svg:width="0.415cm" svg:height="0.309cm" svg:x="18.275cm" svg:y="12.829cm" svg:viewBox="0 0 416 310" draw:points="7,271 408,310 409,310 410,310 411,310 412,309 413,309 414,308 414,307 415,306 415,305 416,303 416,300 416,297 416,293 415,289 413,285 412,280 410,276 407,271 404,266 401,261 398,256 218,11 216,9 213,6 211,4 208,3 205,2 202,1 198,0 195,0 192,0 189,1 186,2 182,3 180,5 177,7 174,10 172,13 21,212 17,217 14,222 11,226 8,231 6,236 4,241 2,245 1,250 0,254 0,258 0,261 0,263 1,264 1,265 2,266 2,268 3,268 4,269 5,270 6,270">
            <text:p/>
          </draw:polygon>
          <draw:polygon draw:style-name="gr40" draw:text-style-name="P40" draw:layer="layout" svg:width="0.216cm" svg:height="0.452cm" svg:x="18.223cm" svg:y="12.593cm" svg:viewBox="0 0 217 453" draw:points="43,425 207,183 210,178 212,174 214,169 216,164 217,159 217,154 217,149 217,144 216,139 215,135 214,130 212,126 210,121 207,117 204,113 201,110 106,13 103,10 100,8 97,6 93,4 90,2 86,1 83,0 80,0 77,0 74,0 73,1 71,1 70,2 69,2 68,3 67,4 66,5 65,6 64,7 64,9 63,10 63,12 0,444 0,446 0,447 0,448 1,450 1,451 2,451 2,452 3,453 4,453 5,453 7,453 8,453 9,453 11,453 14,452 17,450 21,448 24,446 28,442 32,439 36,435 40,430">
            <text:p/>
          </draw:polygon>
          <draw:polygon draw:style-name="gr41" draw:text-style-name="P41" draw:layer="layout" svg:width="0.395cm" svg:height="0.455cm" svg:x="18.309cm" svg:y="12.572cm" svg:viewBox="0 0 396 456" draw:points="96,0 353,26 358,26 363,27 367,29 371,31 375,34 379,36 382,40 386,43 388,47 391,51 393,56 394,61 395,66 396,71 396,76 396,82 372,407 371,412 370,417 369,422 367,427 364,431 361,436 358,439 355,443 351,446 347,449 342,451 338,453 333,454 328,455 323,456 318,456 43,428 38,427 33,426 29,424 25,422 21,419 17,416 13,413 10,409 8,405 5,400 3,396 2,391 1,386 0,381 0,375 0,370 44,48 45,42 47,37 48,32 50,27 53,23 56,19 59,15 62,12 66,9 70,6 74,4 78,2 82,1 87,0 92,0">
            <text:p/>
          </draw:polygon>
          <draw:polygon draw:style-name="gr36" draw:text-style-name="P36" draw:layer="layout" svg:width="0.539cm" svg:height="0.559cm" svg:x="18.782cm" svg:y="12.595cm" svg:viewBox="0 0 540 560" draw:points="68,0 496,7 500,7 504,7 508,8 511,10 515,12 518,14 521,16 523,19 526,22 528,25 530,29 532,32 533,36 534,40 535,44 535,49 540,517 540,522 540,526 539,530 538,534 536,537 534,541 532,544 529,547 526,550 523,553 520,555 516,557 512,558 508,559 504,560 500,560 39,551 34,551 30,550 26,549 23,547 19,545 16,543 13,540 10,538 8,534 6,531 4,528 2,524 1,520 0,516 0,512 0,507 28,40 28,35 29,31 30,27 32,24 34,20 36,17 38,14 41,11 44,8 47,6 50,4 53,2 57,1 61,0 64,0">
            <text:p/>
          </draw:polygon>
          <draw:polygon draw:style-name="gr37" draw:text-style-name="P37" draw:layer="layout" svg:width="0.201cm" svg:height="0.467cm" svg:x="19.12cm" svg:y="12.64cm" svg:viewBox="0 0 202 468" draw:points="16,229 168,454 170,457 172,459 175,461 178,463 181,465 183,466 186,467 189,467 192,468 193,467 194,467 195,467 196,466 197,466 198,465 199,464 200,464 200,463 201,461 201,460 202,459 202,457 202,456 196,15 196,13 196,12 196,10 195,9 195,8 194,6 193,5 192,4 191,4 190,3 189,2 188,2 185,1 182,0 179,0 175,0 172,1 169,1 165,3 162,4 159,6 156,8 38,97 31,103 24,110 19,117 14,124 9,132 6,141 3,149 1,158 0,167 0,176 1,185 2,194 4,203 7,212 11,220">
            <text:p/>
          </draw:polygon>
          <draw:polygon draw:style-name="gr38" draw:text-style-name="P38" draw:layer="layout" svg:width="0.404cm" svg:height="0.125cm" svg:x="18.863cm" svg:y="12.596cm" svg:viewBox="0 0 405 126" draw:points="233,115 385,35 389,33 392,31 395,29 397,26 400,24 402,22 403,19 404,17 405,14 405,13 405,12 405,11 405,10 405,10 405,9 404,8 404,7 403,7 402,6 402,6 401,6 400,6 398,6 7,0 6,0 5,0 4,0 3,1 2,1 1,2 1,2 1,3 0,4 0,5 0,6 0,7 0,9 1,12 2,14 4,17 6,20 8,23 10,26 13,29 17,32 20,34 137,110 142,114 148,117 154,119 160,121 166,123 172,124 178,125 184,126 190,126 197,126 203,125 209,124 215,122 221,120 227,118">
            <text:p/>
          </draw:polygon>
          <draw:polygon draw:style-name="gr39" draw:text-style-name="P39" draw:layer="layout" svg:width="0.427cm" svg:height="0.293cm" svg:x="18.838cm" svg:y="12.862cm" svg:viewBox="0 0 428 294" draw:points="8,286 420,294 421,294 422,293 423,293 424,292 425,292 426,291 426,290 427,289 427,287 427,286 428,283 427,280 426,276 425,272 423,268 421,263 419,259 416,254 413,250 409,245 405,241 202,10 200,8 197,5 194,3 191,2 187,1 184,0 181,0 177,0 174,1 170,2 167,3 164,4 161,6 158,9 156,12 154,15 17,226 14,231 11,237 6,247 4,252 3,257 1,262 1,266 0,270 0,274 0,278 1,279 1,280 2,282 2,283 3,284 4,285 5,285 6,286 7,286">
            <text:p/>
          </draw:polygon>
          <draw:polygon draw:style-name="gr40" draw:text-style-name="P40" draw:layer="layout" svg:width="0.195cm" svg:height="0.457cm" svg:x="18.783cm" svg:y="12.642cm" svg:viewBox="0 0 196 458" draw:points="42,428 189,172 191,167 193,162 195,157 196,152 196,147 196,142 196,137 195,132 194,127 193,123 191,118 188,114 186,110 183,106 179,102 175,99 70,11 66,8 63,6 59,4 56,3 52,1 49,1 45,0 42,0 38,0 35,1 34,1 33,2 32,3 30,3 29,4 28,5 28,6 27,7 26,9 26,10 26,11 25,13 0,450 0,451 0,453 0,454 1,455 1,456 2,457 3,457 4,458 5,458 6,458 7,458 8,458 10,458 11,457 14,456 18,454 21,452 25,449 28,446 32,442 35,438 39,433">
            <text:p/>
          </draw:polygon>
          <draw:polygon draw:style-name="gr41" draw:text-style-name="P41" draw:layer="layout" svg:width="0.381cm" svg:height="0.436cm" svg:x="18.862cm" svg:y="12.612cm" svg:viewBox="0 0 382 437" draw:points="66,0 333,4 338,5 343,5 348,7 352,8 356,11 360,13 364,16 367,20 371,23 373,28 376,32 378,37 380,41 381,47 381,52 382,57 382,384 382,389 381,395 380,400 378,405 376,409 374,414 371,418 368,421 364,425 360,428 356,430 351,433 346,434 341,436 336,436 331,437 49,432 43,432 38,431 33,429 29,427 24,425 20,422 16,419 13,415 10,411 7,407 5,402 3,398 1,393 0,388 0,382 0,377 16,51 16,45 17,40 19,35 21,31 23,26 26,22 29,18 32,14 35,11 39,8 43,6 48,3 52,2 57,1 61,0">
            <text:p/>
          </draw:polygon>
          <draw:polygon draw:style-name="gr36" draw:text-style-name="P36" draw:layer="layout" svg:width="0.558cm" svg:height="0.574cm" svg:x="19.348cm" svg:y="12.579cm" svg:viewBox="0 0 559 575" draw:points="39,22 479,0 483,0 487,0 491,1 494,2 498,4 501,6 505,8 508,10 510,13 513,16 515,19 517,23 519,26 520,30 521,34 522,39 559,507 559,512 559,516 558,520 557,524 555,528 554,531 551,534 549,538 546,540 543,543 540,545 537,547 533,549 529,550 525,551 521,551 51,575 46,575 42,574 38,573 34,572 31,570 27,568 24,566 21,563 18,560 16,557 14,554 12,550 10,546 9,542 8,538 8,534 0,64 0,60 1,56 2,51 3,48 5,44 6,41 9,37 11,34 14,32 17,29 20,27 23,25 27,24 31,23 35,22">
            <text:p/>
          </draw:polygon>
          <draw:polygon draw:style-name="gr37" draw:text-style-name="P37" draw:layer="layout" svg:width="0.224cm" svg:height="0.465cm" svg:x="19.68cm" svg:y="12.615cm" svg:viewBox="0 0 225 466" draw:points="20,238 190,453 192,456 195,459 198,461 201,463 204,464 207,465 210,466 213,466 216,466 217,466 218,465 219,465 221,464 221,464 222,463 223,462 224,461 224,460 225,459 225,458 225,456 225,455 225,453 191,13 191,12 190,10 190,9 189,7 189,6 188,5 187,4 186,3 185,3 184,2 182,1 181,1 178,0 175,0 171,0 168,1 164,1 161,2 157,4 154,6 151,8 148,10 34,107 27,113 21,120 16,127 11,135 7,143 4,152 2,160 1,169 0,178 0,187 1,196 3,205 6,214 10,222 14,230">
            <text:p/>
          </draw:polygon>
          <draw:polygon draw:style-name="gr38" draw:text-style-name="P38" draw:layer="layout" svg:width="0.416cm" svg:height="0.132cm" svg:x="19.401cm" svg:y="12.58cm" svg:viewBox="0 0 417 133" draw:points="247,119 397,31 401,29 404,26 407,23 410,21 412,18 413,16 415,13 416,11 416,8 417,7 417,6 417,5 417,4 416,3 416,3 416,2 415,1 414,1 414,1 413,0 412,0 411,0 410,0 7,20 6,20 5,20 4,20 3,21 2,21 1,22 1,23 0,23 0,24 0,25 0,26 0,27 0,28 1,29 2,32 3,34 5,37 7,40 10,43 13,45 16,48 20,51 24,53 148,121 154,124 160,127 166,129 172,130 179,132 185,133 191,133 198,133 204,133 211,132 217,131 223,129 229,127 236,125 242,122">
            <text:p/>
          </draw:polygon>
          <draw:polygon draw:style-name="gr39" draw:text-style-name="P39" draw:layer="layout" svg:width="0.434cm" svg:height="0.296cm" svg:x="19.417cm" svg:y="12.855cm" svg:viewBox="0 0 435 297" draw:points="10,297 428,277 429,277 431,277 432,276 433,276 433,275 434,274 435,273 435,272 435,271 435,269 435,268 435,266 435,263 434,259 432,255 430,251 428,247 425,243 422,238 418,234 415,230 410,226 187,9 184,7 181,5 178,3 174,1 171,1 167,0 164,0 161,0 157,1 154,2 151,4 148,5 145,8 142,10 140,13 138,16 13,238 11,243 8,248 4,259 3,264 1,269 1,274 0,278 0,282 0,286 1,289 1,291 2,292 3,293 3,295 4,295 5,296 6,297 7,297 9,297">
            <text:p/>
          </draw:polygon>
          <draw:polygon draw:style-name="gr40" draw:text-style-name="P40" draw:layer="layout" svg:width="0.183cm" svg:height="0.46cm" svg:x="19.349cm" svg:y="12.649cm" svg:viewBox="0 0 184 461" draw:points="47,428 179,161 181,156 182,151 183,146 184,141 184,136 184,131 184,126 183,121 181,116 179,112 177,107 174,103 171,99 168,95 164,92 160,89 44,8 41,6 37,5 33,3 30,2 26,1 22,0 19,0 15,0 12,1 9,1 7,2 6,2 5,3 4,4 3,5 2,6 1,7 1,8 0,10 0,11 0,12 0,14 7,453 7,454 7,456 7,457 8,458 8,459 9,460 10,460 11,461 12,461 13,461 14,461 16,460 19,460 22,458 25,456 28,453 32,450 35,447 38,442 42,438 45,433">
            <text:p/>
          </draw:polygon>
          <draw:polygon draw:style-name="gr41" draw:text-style-name="P41" draw:layer="layout" svg:width="0.397cm" svg:height="0.445cm" svg:x="19.421cm" svg:y="12.599cm" svg:viewBox="0 0 398 446" draw:points="47,13 322,0 327,0 332,0 337,1 342,3 346,5 351,7 355,10 359,13 362,16 365,20 368,24 371,29 373,33 374,38 375,43 376,49 398,375 398,381 398,386 397,391 396,396 394,401 392,405 389,410 386,414 382,417 379,420 375,423 370,426 365,428 360,429 355,431 350,431 62,446 56,446 51,445 46,444 41,442 37,440 32,438 28,435 24,431 21,428 18,424 15,419 13,415 11,410 9,405 8,399 8,394 0,67 0,62 1,57 2,51 3,46 5,42 8,37 10,33 13,29 17,26 20,23 24,20 29,18 33,16 38,14 43,14">
            <text:p/>
          </draw:polygon>
          <draw:polygon draw:style-name="gr36" draw:text-style-name="P36" draw:layer="layout" svg:width="0.595cm" svg:height="0.597cm" svg:x="19.903cm" svg:y="12.523cm" svg:viewBox="0 0 596 598" draw:points="37,47 356,16 485,0 490,0 494,0 498,1 501,1 505,3 509,4 512,6 515,9 518,11 521,14 523,17 525,20 527,24 529,28 530,32 531,36 596,500 596,504 596,509 596,513 595,517 593,521 592,524 590,528 587,531 585,534 582,537 579,540 575,542 572,544 568,545 564,547 559,547 424,564 84,598 80,598 76,598 71,597 67,596 64,595 60,593 57,591 54,588 51,586 48,582 46,579 44,576 42,572 40,568 39,564 39,560 0,92 0,88 0,83 1,79 2,75 3,72 5,68 7,65 9,61 12,59 15,56 18,54 21,51 25,50 29,48 33,47">
            <text:p/>
          </draw:polygon>
          <draw:polygon draw:style-name="gr37" draw:text-style-name="P37" draw:layer="layout" svg:width="0.245cm" svg:height="0.46cm" svg:x="20.251cm" svg:y="12.558cm" svg:viewBox="0 0 246 461" draw:points="24,246 44,270 210,450 212,453 215,456 218,457 222,459 225,460 228,461 231,461 234,461 237,461 238,461 239,460 240,460 241,459 242,459 243,458 244,457 245,456 245,455 246,454 246,453 246,451 246,450 246,448 185,12 185,10 185,9 184,7 183,6 183,5 182,4 181,3 180,3 178,2 177,1 174,1 171,0 168,0 165,0 161,1 158,2 154,3 151,5 147,7 144,9 141,12 31,114 25,120 20,126 14,134 10,141 7,149 4,157 2,166 0,174 0,183 0,191 1,200 3,208 6,216 9,224 13,232 18,239">
            <text:p/>
          </draw:polygon>
          <draw:polygon draw:style-name="gr38" draw:text-style-name="P38" draw:layer="layout" svg:width="0.424cm" svg:height="0.144cm" svg:x="19.954cm" svg:y="12.526cm" svg:viewBox="0 0 425 145" draw:points="259,128 315,93 407,31 411,28 414,26 416,23 419,20 421,18 423,15 424,12 425,10 425,8 425,6 425,5 425,5 425,4 425,3 424,2 424,2 423,1 422,1 421,0 420,0 419,0 418,0 417,0 306,13 7,43 5,43 4,44 3,44 2,44 2,45 1,46 1,46 0,47 0,48 0,49 0,50 0,51 1,52 1,53 2,55 4,58 6,60 8,63 11,66 14,68 18,71 22,73 26,75 158,136 164,138 170,140 177,142 183,143 190,144 196,145 203,145 209,145 216,144 222,143 229,142 235,140 241,137 247,135 253,132">
            <text:p/>
          </draw:polygon>
          <draw:polygon draw:style-name="gr39" draw:text-style-name="P39" draw:layer="layout" svg:width="0.44cm" svg:height="0.305cm" svg:x="20.004cm" svg:y="12.813cm" svg:viewBox="0 0 441 306" draw:points="11,306 322,274 434,261 435,261 436,261 437,260 438,259 439,258 440,257 440,256 440,255 441,254 441,253 441,251 440,249 440,246 438,243 437,239 434,235 432,231 429,227 425,222 421,218 417,214 413,211 303,120 172,8 169,5 166,3 163,2 159,1 156,0 152,0 149,0 145,1 142,1 139,3 136,4 133,6 130,9 128,11 125,14 124,18 11,246 9,251 6,257 5,262 3,268 2,273 1,278 0,283 0,287 0,292 1,295 1,299 2,300 3,301 3,303 4,304 5,305 6,305 7,306 8,306 10,306">
            <text:p/>
          </draw:polygon>
          <draw:polygon draw:style-name="gr40" draw:text-style-name="P40" draw:layer="layout" svg:width="0.196cm" svg:height="0.459cm" svg:x="19.904cm" svg:y="12.62cm" svg:viewBox="0 0 197 460" draw:points="77,424 193,151 195,146 196,141 197,136 197,131 197,126 197,121 196,116 194,111 192,106 190,102 187,98 184,94 181,90 177,86 173,83 169,80 46,8 43,5 39,4 35,2 31,1 27,0 23,0 19,0 15,0 12,1 9,2 8,3 6,3 5,4 4,5 3,6 2,7 1,8 1,9 0,11 0,12 0,14 0,15 36,452 37,454 37,455 38,456 38,457 39,458 40,459 41,459 42,460 43,460 44,460 45,460 47,459 48,459 50,458 53,456 56,454 59,451 62,448 66,444 69,440 72,435 75,430">
            <text:p/>
          </draw:polygon>
          <draw:polygon draw:style-name="gr41" draw:text-style-name="P41" draw:layer="layout" svg:width="0.425cm" svg:height="0.458cm" svg:x="19.978cm" svg:y="12.548cm" svg:viewBox="0 0 426 459" draw:points="46,29 282,6 326,0 331,0 336,0 341,1 346,2 350,4 355,6 359,8 363,11 367,14 371,18 374,22 376,26 379,31 381,36 382,41 383,47 426,370 426,375 426,380 425,386 424,391 423,395 421,400 418,404 415,409 412,412 408,416 404,419 400,422 395,424 390,426 385,427 380,428 357,431 346,433 335,434 87,459 82,459 77,459 72,458 67,457 62,455 57,453 53,450 49,447 45,444 42,440 39,436 36,432 34,427 32,422 31,417 30,412 0,86 0,81 0,75 1,70 2,65 4,60 6,56 9,51 12,47 15,44 19,40 23,37 27,35 31,33 36,31 41,30">
            <text:p/>
          </draw:polygon>
          <draw:polygon draw:style-name="gr36" draw:text-style-name="P36" draw:layer="layout" svg:width="0.704cm" svg:height="0.691cm" svg:x="22.73cm" svg:y="11.766cm" svg:viewBox="0 0 705 692" draw:points="475,3 29,168 25,170 21,172 17,174 14,177 11,180 9,183 6,187 4,190 3,194 1,198 1,202 0,206 0,210 0,214 1,218 2,222 158,664 159,668 161,672 164,675 166,679 169,681 173,684 176,686 180,688 183,690 187,691 191,692 196,692 200,692 204,692 209,691 213,690 677,518 681,516 685,514 689,511 692,508 695,505 697,502 700,498 702,495 703,491 704,487 705,483 705,479 705,475 705,470 704,466 703,462 531,26 529,22 527,18 525,15 522,12 519,10 516,7 512,5 508,3 505,2 501,1 496,0 492,0 488,0 484,1 480,1">
            <text:p/>
          </draw:polygon>
          <draw:polygon draw:style-name="gr37" draw:text-style-name="P37" draw:layer="layout" svg:width="0.262cm" svg:height="0.445cm" svg:x="22.735cm" svg:y="11.975cm" svg:viewBox="0 0 263 446" draw:points="259,157 181,424 179,428 178,431 176,434 173,437 171,440 169,442 166,444 163,445 161,446 159,446 158,446 157,446 156,446 154,446 153,446 152,445 151,445 150,444 149,443 149,442 148,441 147,440 147,438 1,22 0,21 0,20 0,18 0,17 0,16 1,14 1,13 2,12 2,11 3,10 5,8 8,6 11,4 14,3 18,2 21,1 25,0 29,0 33,0 37,1 41,1 192,42 201,45 210,49 218,53 226,59 233,64 239,71 245,78 250,86 254,93 257,102 260,111 262,119 263,129 262,138 261,147">
            <text:p/>
          </draw:polygon>
          <draw:polygon draw:style-name="gr38" draw:text-style-name="P38" draw:layer="layout" svg:width="0.423cm" svg:height="0.192cm" svg:x="22.77cm" svg:y="11.776cm" svg:viewBox="0 0 424 193" draw:points="212,193 29,175 25,174 21,173 17,172 13,171 10,169 7,168 5,166 3,164 2,163 1,162 1,161 0,160 0,159 0,158 0,157 0,157 1,156 1,155 2,154 3,154 4,153 5,152 6,152 414,1 415,0 416,0 418,0 419,0 420,0 420,0 421,1 422,1 422,2 423,3 423,4 424,5 424,6 424,7 424,10 423,13 423,16 421,19 420,23 418,27 415,30 413,34 410,38 311,153 307,158 302,163 296,168 291,172 285,176 279,179 273,182 267,185 260,187 254,189 247,191 240,192 233,193 226,193 219,193">
            <text:p/>
          </draw:polygon>
          <draw:polygon draw:style-name="gr39" draw:text-style-name="P39" draw:layer="layout" svg:width="0.431cm" svg:height="0.365cm" svg:x="22.953cm" svg:y="12.081cm" svg:viewBox="0 0 432 366" draw:points="426,212 13,366 11,366 10,366 9,366 8,366 7,366 6,365 5,364 4,364 3,363 3,361 2,360 1,359 1,355 0,352 0,348 0,343 1,338 2,333 3,328 5,323 7,317 9,312 139,20 141,17 143,14 146,11 149,8 152,6 155,4 158,2 162,1 165,0 169,0 173,0 176,0 180,1 184,2 187,4 190,6 399,158 403,162 408,166 416,174 420,178 423,183 425,187 428,191 429,194 431,198 431,201 432,203 432,204 431,206 431,207 431,208 430,209 429,210 428,211 427,212">
            <text:p/>
          </draw:polygon>
          <draw:polygon draw:style-name="gr40" draw:text-style-name="P40" draw:layer="layout" svg:width="0.303cm" svg:height="0.426cm" svg:x="23.126cm" svg:y="11.802cm" svg:viewBox="0 0 304 427" draw:points="253,409 20,218 16,214 12,210 9,206 7,202 4,197 3,193 1,188 0,183 0,178 0,173 0,168 1,163 3,159 5,154 7,149 10,145 95,22 98,19 100,15 104,12 107,9 110,7 114,5 118,3 121,2 125,1 128,0 131,0 133,0 134,0 135,1 137,1 138,2 139,3 140,4 141,5 142,7 142,8 303,416 304,417 304,419 304,420 304,421 303,422 303,423 302,424 301,424 300,425 299,426 298,426 297,426 294,427 290,426 286,426 282,425 277,423 272,421 268,419 263,416 258,413">
            <text:p/>
          </draw:polygon>
          <draw:polygon draw:style-name="gr41" draw:text-style-name="P41" draw:layer="layout" svg:width="0.504cm" svg:height="0.516cm" svg:x="22.813cm" svg:y="11.81cm" svg:viewBox="0 0 505 517" draw:points="314,4 36,106 31,109 26,111 22,114 18,117 14,121 11,125 8,129 5,134 3,139 2,144 1,149 0,154 0,159 0,164 1,170 3,175 113,482 115,487 118,492 121,496 124,500 128,504 132,507 136,510 141,512 146,514 151,515 156,516 161,517 167,517 172,516 177,515 183,513 470,406 475,404 480,401 484,398 488,395 492,391 495,387 498,383 500,378 502,373 504,368 505,363 505,358 505,353 504,348 503,343 501,338 383,34 381,29 378,24 375,20 372,16 368,12 364,9 360,7 355,4 350,3 345,1 340,0 335,0 330,0 324,1 319,2">
            <text:p/>
          </draw:polygon>
          <draw:polygon draw:style-name="gr36" draw:text-style-name="P36" draw:layer="layout" svg:width="0.716cm" svg:height="0.704cm" svg:x="23.29cm" svg:y="11.536cm" svg:viewBox="0 0 717 705" draw:points="468,3 27,189 23,190 20,193 16,195 13,198 10,201 8,204 5,208 4,211 2,215 1,219 0,223 0,227 0,231 1,235 2,240 3,244 176,679 178,683 180,687 183,690 185,693 188,696 192,698 195,700 199,702 203,703 207,704 211,704 215,705 219,704 224,704 228,703 232,701 690,510 694,508 698,505 701,503 704,500 707,497 710,493 712,490 714,486 715,482 716,478 717,474 717,470 717,466 716,462 715,458 713,454 525,25 523,21 520,18 518,14 515,11 512,9 508,6 505,4 501,3 497,2 493,1 489,0 485,0 481,0 477,1 473,2">
            <text:p/>
          </draw:polygon>
          <draw:polygon draw:style-name="gr37" draw:text-style-name="P37" draw:layer="layout" svg:width="0.266cm" svg:height="0.44cm" svg:x="23.297cm" svg:y="11.765cm" svg:viewBox="0 0 267 441" draw:points="265,147 196,418 195,421 194,425 192,428 190,431 188,434 186,436 183,438 181,439 178,440 177,441 175,441 174,441 173,441 172,441 171,441 169,440 168,440 167,439 166,438 165,437 165,436 164,435 163,433 1,24 1,23 0,21 0,20 0,18 0,17 0,15 1,14 2,13 2,12 3,11 5,8 8,6 11,5 14,3 17,2 21,1 25,0 29,0 33,0 37,0 41,1 193,35 202,38 211,41 220,45 228,50 235,56 242,62 248,69 253,76 258,84 261,92 264,100 266,109 267,118 267,128 267,137">
            <text:p/>
          </draw:polygon>
          <draw:polygon draw:style-name="gr38" draw:text-style-name="P38" draw:layer="layout" svg:width="0.418cm" svg:height="0.201cm" svg:x="23.329cm" svg:y="11.548cm" svg:viewBox="0 0 419 202" draw:points="215,202 30,192 26,191 21,191 17,190 14,188 10,187 8,185 5,184 3,182 2,181 2,180 1,180 1,179 0,178 0,177 0,176 0,175 0,175 1,174 1,173 2,172 3,172 4,171 5,170 6,170 408,1 410,1 411,0 412,0 413,0 414,0 415,0 416,1 416,1 417,2 418,3 418,4 418,5 419,6 419,7 419,10 419,13 418,16 417,19 416,23 414,27 412,31 409,35 406,39 312,158 308,163 303,168 298,173 293,178 287,182 281,185 276,189 269,192 263,194 257,197 250,199 243,200 236,201 229,202 222,202">
            <text:p/>
          </draw:polygon>
          <draw:polygon draw:style-name="gr39" draw:text-style-name="P39" draw:layer="layout" svg:width="0.425cm" svg:height="0.373cm" svg:x="23.533cm" svg:y="11.855cm" svg:viewBox="0 0 426 374" draw:points="420,202 13,373 12,373 11,374 10,374 9,374 7,373 6,373 5,372 5,371 4,370 3,369 2,368 2,366 1,363 0,359 0,355 0,350 0,345 1,340 2,335 4,329 6,324 8,318 127,21 129,18 131,14 133,11 136,9 139,6 142,4 145,3 148,2 152,1 156,0 159,0 163,0 167,1 170,2 173,4 177,6 392,149 397,153 401,156 406,160 410,164 414,168 417,172 420,176 422,180 424,184 425,187 426,190 426,192 426,194 426,195 426,196 425,197 425,199 424,200 423,201 422,201">
            <text:p/>
          </draw:polygon>
          <draw:polygon draw:style-name="gr40" draw:text-style-name="P40" draw:layer="layout" svg:width="0.312cm" svg:height="0.419cm" svg:x="23.687cm" svg:y="11.571cm" svg:viewBox="0 0 313 420" draw:points="261,404 22,223 18,219 14,216 11,211 8,207 5,203 4,198 2,193 1,188 0,183 0,178 0,173 1,168 2,163 4,158 6,154 9,149 89,23 92,20 94,16 97,13 101,10 104,7 107,5 111,3 114,2 118,1 121,0 124,0 126,0 127,0 129,1 130,1 131,2 132,3 133,4 134,5 135,6 136,8 312,409 313,411 313,412 313,413 313,414 313,415 313,416 312,417 311,418 310,418 309,419 308,419 307,420 303,420 300,420 296,420 291,419 287,417 282,416 277,413 272,411 266,407">
            <text:p/>
          </draw:polygon>
          <draw:polygon draw:style-name="gr41" draw:text-style-name="P41" draw:layer="layout" svg:width="0.513cm" svg:height="0.523cm" svg:x="23.373cm" svg:y="11.583cm" svg:viewBox="0 0 514 524" draw:points="309,5 35,119 30,122 25,125 21,128 17,132 13,136 10,140 7,144 5,149 3,154 1,158 0,163 0,169 0,174 1,179 2,184 4,189 126,492 128,497 131,501 134,506 138,509 142,513 146,516 151,518 155,520 160,522 165,523 170,524 176,524 181,524 186,523 191,522 197,520 479,402 484,399 489,396 493,393 498,389 501,385 504,381 507,376 509,372 511,367 513,362 513,357 514,352 514,346 513,341 512,336 510,331 380,32 377,27 374,23 371,18 368,15 364,11 359,8 355,6 350,4 345,2 340,1 335,0 330,0 325,0 320,1 314,3">
            <text:p/>
          </draw:polygon>
          <draw:polygon draw:style-name="gr36" draw:text-style-name="P36" draw:layer="layout" svg:width="0.724cm" svg:height="0.713cm" svg:x="23.844cm" svg:y="11.285cm" svg:viewBox="0 0 725 714" draw:points="458,5 25,205 21,207 18,210 14,212 11,215 9,218 6,222 4,225 3,229 2,233 1,237 0,241 0,245 0,249 1,253 2,258 3,262 193,690 195,693 197,697 200,700 203,703 206,706 210,708 213,710 217,712 221,713 225,714 229,714 234,714 238,714 242,713 246,712 250,711 699,501 703,499 707,496 710,493 713,490 716,487 719,484 721,480 722,476 723,472 724,468 725,464 725,460 724,456 723,452 722,448 720,444 514,24 512,20 510,16 507,13 504,10 501,8 497,5 494,4 490,2 486,1 482,0 478,0 474,0 470,1 466,2 462,3">
            <text:p/>
          </draw:polygon>
          <draw:polygon draw:style-name="gr37" draw:text-style-name="P37" draw:layer="layout" svg:width="0.271cm" svg:height="0.434cm" svg:x="23.85cm" svg:y="11.531cm" svg:viewBox="0 0 272 435" draw:points="270,138 213,410 212,414 210,417 209,421 207,424 205,427 202,429 200,431 197,433 195,434 193,434 192,434 191,435 189,435 188,435 187,434 186,434 185,434 184,433 183,432 182,431 181,430 180,429 180,428 1,25 1,24 0,22 0,21 0,19 0,18 0,16 1,15 1,14 2,13 3,11 5,9 7,7 10,5 13,4 17,2 20,1 24,1 28,0 32,0 36,0 40,1 194,28 204,31 213,34 221,37 229,42 237,47 244,53 250,60 255,67 260,75 264,83 267,91 270,100 271,109 272,118 272,128">
            <text:p/>
          </draw:polygon>
          <draw:polygon draw:style-name="gr38" draw:text-style-name="P38" draw:layer="layout" svg:width="0.41cm" svg:height="0.208cm" svg:x="23.881cm" svg:y="11.298cm" svg:viewBox="0 0 411 209" draw:points="216,209 30,206 26,206 22,205 18,204 14,203 11,202 8,201 6,199 4,197 2,196 1,195 1,194 0,193 0,192 0,192 0,191 0,190 0,189 1,189 1,188 2,187 3,186 4,186 5,185 401,1 402,1 403,0 404,0 405,0 406,0 407,0 408,1 409,1 409,2 410,3 410,3 410,4 411,5 411,7 411,9 411,12 410,15 410,19 408,23 407,26 405,30 403,35 400,39 311,161 306,167 302,172 297,177 292,181 286,186 281,189 275,193 269,196 263,199 256,202 250,204 243,206 236,207 230,208 223,208">
            <text:p/>
          </draw:polygon>
          <draw:polygon draw:style-name="gr39" draw:text-style-name="P39" draw:layer="layout" svg:width="0.418cm" svg:height="0.377cm" svg:x="24.103cm" svg:y="11.607cm" svg:viewBox="0 0 419 378" draw:points="414,192 14,378 13,378 12,378 11,378 9,378 8,378 7,378 6,377 5,376 5,375 4,374 3,373 2,371 1,368 1,365 0,360 0,356 0,351 1,346 2,341 3,335 5,329 7,323 114,22 115,19 117,16 119,12 122,10 124,7 127,5 130,3 134,2 137,1 141,0 144,0 148,0 152,1 155,2 159,3 162,5 383,140 388,144 393,147 397,151 401,154 405,158 408,162 411,166 414,170 416,173 417,177 418,180 419,182 419,183 419,185 418,186 418,187 418,189 417,190 416,191 415,191">
            <text:p/>
          </draw:polygon>
          <draw:polygon draw:style-name="gr40" draw:text-style-name="P40" draw:layer="layout" svg:width="0.321cm" svg:height="0.411cm" svg:x="24.239cm" svg:y="11.319cm" svg:viewBox="0 0 322 412" draw:points="270,397 23,225 19,222 15,218 12,215 9,211 6,206 4,202 2,197 1,192 0,187 0,182 0,177 1,172 2,167 3,162 5,157 8,153 83,25 85,21 87,17 90,14 93,11 96,8 100,6 103,4 106,2 110,1 113,0 116,0 118,0 119,0 120,1 122,1 123,2 124,2 125,3 126,4 127,6 128,7 321,401 321,402 322,403 322,405 322,406 322,407 321,408 321,409 320,409 319,410 318,411 317,411 315,411 312,412 309,412 305,411 300,411 296,410 291,408 286,406 280,404 275,401">
            <text:p/>
          </draw:polygon>
          <draw:polygon draw:style-name="gr41" draw:text-style-name="P41" draw:layer="layout" svg:width="0.519cm" svg:height="0.528cm" svg:x="23.926cm" svg:y="11.335cm" svg:viewBox="0 0 520 529" draw:points="301,6 32,130 27,133 23,136 18,139 15,143 11,147 8,151 6,156 4,161 2,165 1,170 0,175 0,180 0,186 1,191 3,196 5,201 138,499 141,503 144,508 147,512 151,515 155,519 159,521 164,524 168,526 173,527 178,528 184,529 189,529 195,528 200,527 206,526 211,524 488,395 493,392 497,389 502,386 505,382 509,378 512,373 514,369 516,364 518,359 519,354 519,349 520,344 519,338 518,333 516,328 514,323 372,30 369,25 367,21 363,17 360,13 356,10 351,7 347,5 342,3 337,1 332,0 327,0 322,0 317,1 311,2 306,3">
            <text:p/>
          </draw:polygon>
          <draw:polygon draw:style-name="gr36" draw:text-style-name="P36" draw:layer="layout" svg:width="0.73cm" svg:height="0.722cm" svg:x="24.386cm" svg:y="11.013cm" svg:viewBox="0 0 731 723" draw:points="446,5 24,224 20,226 17,228 13,231 11,234 8,237 6,240 4,244 2,248 1,251 0,255 0,260 0,264 0,268 1,272 2,276 4,280 211,700 213,704 216,707 219,710 222,713 225,716 228,718 232,719 236,721 240,722 244,722 248,723 252,723 256,722 261,721 265,720 269,718 708,492 712,489 715,486 719,483 721,480 724,477 726,473 728,470 729,466 730,462 731,458 731,454 731,449 731,445 730,441 728,437 726,433 504,22 501,18 499,15 496,12 493,9 490,6 486,4 482,3 479,2 475,1 471,0 467,0 463,0 458,1 454,2 450,3">
            <text:p/>
          </draw:polygon>
          <draw:polygon draw:style-name="gr37" draw:text-style-name="P37" draw:layer="layout" svg:width="0.274cm" svg:height="0.427cm" svg:x="24.393cm" svg:y="11.276cm" svg:viewBox="0 0 275 428" draw:points="274,128 229,403 228,407 227,410 225,414 223,417 221,420 219,422 217,424 214,426 212,427 211,428 209,428 208,428 207,428 206,428 204,428 203,428 202,428 201,427 200,426 199,425 198,424 197,423 197,422 1,27 1,25 0,24 0,22 0,21 0,19 0,18 1,17 1,15 2,14 3,13 5,10 7,8 10,6 13,5 17,3 20,2 24,1 28,0 32,0 36,0 40,0 194,23 204,24 213,27 222,30 230,35 238,40 245,45 251,52 257,59 262,66 266,74 270,82 272,91 274,100 275,109 275,119">
            <text:p/>
          </draw:polygon>
          <draw:polygon draw:style-name="gr38" draw:text-style-name="P38" draw:layer="layout" svg:width="0.401cm" svg:height="0.22cm" svg:x="24.42cm" svg:y="11.027cm" svg:viewBox="0 0 402 221" draw:points="216,216 31,221 26,221 22,220 18,220 15,219 11,218 8,217 6,215 4,214 3,213 2,212 1,211 1,210 0,209 0,209 0,208 0,207 0,206 0,205 1,204 1,204 2,203 3,202 4,201 5,201 391,1 393,1 394,0 395,0 396,0 397,0 398,0 399,1 399,1 400,2 400,3 401,3 401,4 402,5 402,7 402,9 402,12 402,16 401,19 400,23 398,27 396,31 394,35 391,40 309,166 305,171 300,177 296,182 291,186 286,191 280,195 275,199 269,202 263,205 256,208 250,210 243,212 237,214 230,215 223,216">
            <text:p/>
          </draw:polygon>
          <draw:polygon draw:style-name="gr39" draw:text-style-name="P39" draw:layer="layout" svg:width="0.41cm" svg:height="0.382cm" svg:x="24.662cm" svg:y="11.338cm" svg:viewBox="0 0 411 383" draw:points="406,180 16,382 14,383 13,383 12,383 11,383 10,383 9,383 8,382 7,381 6,380 5,379 4,378 3,377 2,373 1,370 0,365 0,361 0,356 0,351 1,345 2,340 3,334 5,328 100,24 101,20 102,17 104,14 107,11 109,8 112,6 116,4 119,3 122,1 126,1 130,0 133,0 137,0 141,1 145,2 148,4 373,131 378,134 383,137 388,140 392,144 396,147 400,151 403,155 406,158 408,162 410,165 411,169 411,170 411,171 411,173 411,174 411,175 410,177 409,178 408,179 407,180">
            <text:p/>
          </draw:polygon>
          <draw:polygon draw:style-name="gr40" draw:text-style-name="P40" draw:layer="layout" svg:width="0.33cm" svg:height="0.403cm" svg:x="24.778cm" svg:y="11.045cm" svg:viewBox="0 0 331 404" draw:points="279,391 25,229 21,226 17,222 13,219 10,215 7,210 5,206 3,201 2,197 1,192 0,187 0,182 0,177 1,172 2,167 4,162 6,157 75,26 77,22 80,18 82,15 85,12 89,9 92,7 95,4 99,3 102,1 105,0 108,0 110,0 111,0 113,0 114,1 115,1 116,2 117,3 118,4 119,5 120,6 330,392 330,393 331,395 331,396 331,397 331,398 330,399 330,400 329,401 328,401 327,402 326,403 324,403 321,404 318,404 314,404 309,403 305,402 300,401 295,399 290,397 284,394">
            <text:p/>
          </draw:polygon>
          <draw:polygon draw:style-name="gr41" draw:text-style-name="P41" draw:layer="layout" svg:width="0.524cm" svg:height="0.533cm" svg:x="24.467cm" svg:y="11.065cm" svg:viewBox="0 0 525 534" draw:points="293,6 30,143 25,146 21,149 17,152 13,156 10,160 7,164 5,169 3,174 1,178 0,183 0,188 0,194 1,199 2,204 3,209 6,213 152,506 155,510 158,515 161,519 165,522 169,525 173,528 178,530 183,532 188,533 193,534 198,534 204,534 209,533 214,532 220,530 225,528 495,388 500,385 505,381 509,378 513,374 516,370 519,365 521,361 523,356 524,351 525,346 525,341 525,336 525,331 523,326 522,321 520,316 365,28 362,23 359,19 356,15 352,12 348,9 343,6 339,4 334,2 329,1 324,0 319,0 313,0 308,1 303,2 298,4">
            <text:p/>
          </draw:polygon>
          <draw:polygon draw:style-name="gr30" draw:text-style-name="P30" draw:layer="layout" svg:width="0.623cm" svg:height="0.623cm" svg:x="20.467cm" svg:y="12.431cm" svg:viewBox="0 0 624 624" draw:points="35,77 486,0 490,0 494,0 498,0 502,1 506,2 510,4 513,5 517,8 520,10 523,13 525,16 528,19 530,23 532,26 533,30 534,35 624,493 624,498 624,502 624,506 623,510 622,514 621,518 619,522 617,525 614,528 612,531 608,534 605,537 601,539 598,541 594,542 589,543 114,624 110,624 105,624 101,623 97,622 93,621 90,620 86,618 83,615 80,613 77,610 74,607 72,604 70,600 69,596 67,592 67,588 0,124 0,120 0,115 0,111 1,107 2,103 4,100 5,96 8,93 10,90 13,87 16,84 19,82 23,80 26,79 30,77">
            <text:p/>
          </draw:polygon>
          <draw:polygon draw:style-name="gr31" draw:text-style-name="P31" draw:layer="layout" svg:width="0.26cm" svg:height="0.457cm" svg:x="20.827cm" svg:y="12.464cm" svg:viewBox="0 0 261 458" draw:points="27,256 226,448 229,450 232,452 235,454 238,456 242,457 245,457 248,458 250,457 253,457 254,457 255,456 257,456 257,455 258,454 259,453 260,452 260,451 261,450 261,449 261,448 261,446 261,445 261,443 177,11 177,9 176,8 176,7 175,6 174,5 173,4 172,3 171,2 170,2 168,1 166,0 163,0 159,0 156,1 153,1 149,2 146,4 142,6 139,8 136,10 133,13 27,123 21,131 15,138 11,146 7,154 4,163 2,172 0,181 0,190 0,199 2,208 4,216 7,225 11,233 15,241 21,249">
            <text:p/>
          </draw:polygon>
          <draw:polygon draw:style-name="gr32" draw:text-style-name="P32" draw:layer="layout" svg:width="0.427cm" svg:height="0.159cm" svg:x="20.517cm" svg:y="12.434cm" svg:viewBox="0 0 428 160" draw:points="267,139 411,32 414,29 417,27 420,24 422,21 424,18 426,15 427,12 427,10 428,8 428,7 428,6 427,5 427,4 427,3 426,2 426,2 425,1 424,1 423,0 422,0 421,0 420,0 419,0 6,71 5,71 4,71 3,72 2,72 1,73 1,74 0,74 0,75 0,76 0,77 0,78 0,79 1,80 1,81 2,83 4,86 6,88 9,91 12,93 16,95 20,98 24,100 28,102 165,153 172,156 178,157 185,158 191,159 198,160 204,160 211,159 218,159 224,158 230,156 237,154 243,152 249,149 255,146 261,143">
            <text:p/>
          </draw:polygon>
          <draw:polygon draw:style-name="gr33" draw:text-style-name="P33" draw:layer="layout" svg:width="0.44cm" svg:height="0.314cm" svg:x="20.598cm" svg:y="12.735cm" svg:viewBox="0 0 441 315" draw:points="12,315 435,243 436,242 437,242 438,241 439,241 440,240 441,239 441,238 441,237 441,235 441,234 441,232 441,231 440,228 439,224 437,221 434,217 431,213 428,209 425,205 421,202 416,198 412,194 158,7 155,5 152,3 148,1 145,1 141,0 138,0 134,0 131,1 128,2 124,4 121,6 118,8 116,10 113,13 111,17 109,20 9,254 7,259 5,265 3,271 2,276 1,282 0,287 0,292 0,296 0,300 1,304 2,307 3,309 4,310 4,311 5,312 6,313 7,314 8,314 10,315 11,315">
            <text:p/>
          </draw:polygon>
          <draw:polygon draw:style-name="gr34" draw:text-style-name="P34" draw:layer="layout" svg:width="0.205cm" svg:height="0.457cm" svg:x="20.47cm" svg:y="12.557cm" svg:viewBox="0 0 206 458" draw:points="102,420 203,139 205,134 206,129 206,124 206,119 206,114 205,109 204,105 202,100 200,95 198,91 195,87 192,83 188,80 184,76 180,74 175,71 46,6 42,4 38,3 34,1 30,1 26,0 22,0 18,0 15,1 11,2 8,3 6,4 5,5 3,6 3,7 2,9 1,10 1,11 0,12 0,14 0,15 0,17 62,450 62,452 63,453 63,455 64,455 64,456 65,457 66,457 67,458 68,458 70,458 71,457 72,457 75,456 78,454 81,451 84,448 87,444 91,440 94,436 96,431 99,425">
            <text:p/>
          </draw:polygon>
          <draw:polygon draw:style-name="gr35" draw:text-style-name="P35" draw:layer="layout" svg:width="0.445cm" svg:height="0.474cm" svg:x="20.544cm" svg:y="12.46cm" svg:viewBox="0 0 446 475" draw:points="44,48 325,1 330,0 335,0 340,0 345,1 350,3 355,5 359,7 363,10 367,13 371,16 374,20 378,24 380,29 382,33 384,38 385,44 445,363 446,369 446,374 446,379 445,384 443,389 442,394 439,399 437,403 434,407 430,411 426,414 422,417 417,420 413,422 407,424 402,425 110,475 104,475 99,475 94,475 89,474 84,472 79,470 75,468 70,465 66,462 63,458 59,455 56,450 54,446 52,441 50,436 49,431 1,108 0,102 0,97 1,92 2,87 3,82 5,77 7,73 10,69 13,65 17,61 20,58 25,55 29,53 34,51 38,49">
            <text:p/>
          </draw:polygon>
          <draw:polygon draw:style-name="gr30" draw:text-style-name="P30" draw:layer="layout" svg:width="0.746cm" svg:height="0.746cm" svg:x="25.93cm" svg:y="10.067cm" svg:viewBox="0 0 747 747" draw:points="405,8 34,270 30,273 26,275 19,280 16,283 13,286 10,289 7,292 5,295 3,299 2,303 1,307 0,311 0,315 0,319 1,323 2,327 3,331 5,335 7,338 266,729 269,732 272,735 275,738 278,740 282,742 286,744 290,745 294,746 298,747 302,747 306,747 310,746 314,745 318,743 322,741 326,739 330,736 334,734 337,731 341,729 728,456 732,454 735,451 738,448 740,444 743,441 744,437 745,433 746,429 747,425 747,421 747,417 746,413 745,409 744,405 742,402 740,398 464,18 461,14 458,11 455,9 451,6 448,4 444,3 440,1 436,1 432,0 428,0 424,0 420,1 416,2 413,3 409,5">
            <text:p/>
          </draw:polygon>
          <draw:polygon draw:style-name="gr31" draw:text-style-name="P31" draw:layer="layout" svg:width="0.283cm" svg:height="0.402cm" svg:x="25.941cm" svg:y="10.384cm" svg:viewBox="0 0 284 403" draw:points="284,95 276,332 275,374 274,378 274,382 273,385 271,389 269,392 268,395 265,397 263,399 261,401 260,401 259,402 257,402 256,402 255,403 254,403 253,402 251,402 250,402 249,401 248,400 247,399 246,398 245,397 2,30 2,28 1,27 0,26 0,24 0,23 0,22 0,20 0,19 1,18 1,16 3,14 5,11 7,9 10,7 13,5 17,4 20,2 24,1 28,0 32,0 36,0 53,0 191,0 201,0 210,2 219,4 228,7 236,11 243,16 251,21 257,28 263,34 269,42 273,49 277,58 280,66 282,76 283,85">
            <text:p/>
          </draw:polygon>
          <draw:polygon draw:style-name="gr32" draw:text-style-name="P32" draw:layer="layout" svg:width="0.368cm" svg:height="0.268cm" svg:x="25.96cm" svg:y="10.086cm" svg:viewBox="0 0 369 269" draw:points="214,238 32,268 30,268 27,268 25,269 22,269 20,269 18,268 16,268 13,268 13,268 11,267 9,266 7,266 6,265 4,264 3,263 2,262 1,261 1,260 0,260 0,259 0,258 0,258 0,257 0,257 0,256 0,256 1,255 1,254 1,254 2,252 4,251 4,251 4,251 358,2 359,1 360,1 361,0 361,0 362,0 363,0 364,0 365,1 365,1 366,2 367,3 367,4 368,5 368,6 369,8 369,11 369,15 369,18 368,22 368,26 366,31 365,35 363,39 299,175 296,181 292,187 288,193 284,198 279,203 275,208 269,213 264,217 259,221 253,224 247,228 241,230 234,233 228,235 221,237">
            <text:p/>
          </draw:polygon>
          <draw:polygon draw:style-name="gr33" draw:text-style-name="P33" draw:layer="layout" svg:width="0.38cm" svg:height="0.397cm" svg:x="26.257cm" svg:y="10.396cm" svg:viewBox="0 0 381 398" draw:points="378,145 19,396 17,397 16,397 15,397 14,397 14,398 14,398 13,398 13,398 12,397 12,397 11,397 11,397 11,397 10,397 10,396 9,396 8,395 8,394 7,393 6,391 4,389 3,386 3,384 2,380 1,375 0,370 0,365 0,360 0,355 1,350 2,344 56,28 56,24 58,20 59,17 61,14 63,11 66,8 69,6 72,4 75,3 78,1 82,1 85,0 89,0 93,0 96,1 100,2 338,98 344,101 349,103 354,106 359,109 363,112 368,116 371,119 374,122 377,126 379,129 380,132 381,133 381,135 381,136 381,138 381,139 381,140 380,141 380,143 379,144">
            <text:p/>
          </draw:polygon>
          <draw:polygon draw:style-name="gr34" draw:text-style-name="P34" draw:layer="layout" svg:width="0.353cm" svg:height="0.373cm" svg:x="26.311cm" svg:y="10.096cm" svg:viewBox="0 0 354 374" draw:points="302,366 31,237 26,234 22,232 18,228 15,225 11,221 9,217 6,213 4,208 2,203 1,199 0,194 0,189 0,184 1,179 2,174 3,169 53,30 55,26 57,22 59,18 61,15 64,11 67,8 70,6 73,4 76,2 79,1 82,0 83,0 84,0 86,0 87,0 88,1 90,1 91,2 92,3 93,4 94,5 352,360 353,362 353,363 354,364 354,365 354,366 354,367 353,368 353,369 352,370 351,370 350,371 349,372 346,373 342,374 339,374 334,374 330,374 324,373 319,372 314,370 308,368">
            <text:p/>
          </draw:polygon>
          <draw:polygon draw:style-name="gr35" draw:text-style-name="P35" draw:layer="layout" svg:width="0.537cm" svg:height="0.546cm" svg:x="26.008cm" svg:y="10.127cm" svg:viewBox="0 0 538 547" draw:points="264,10 24,179 19,183 15,186 12,190 9,195 6,199 4,204 2,209 1,214 0,219 0,224 0,229 1,235 2,240 4,245 6,249 8,254 191,524 194,529 198,532 202,536 206,539 210,541 215,543 220,545 225,546 230,547 236,547 241,547 246,546 251,544 256,543 262,540 266,537 515,363 519,360 523,356 526,352 529,347 532,343 534,338 536,333 537,328 538,323 538,317 537,312 537,307 535,302 533,297 531,293 528,288 337,22 334,18 330,14 326,11 322,8 317,5 313,3 308,2 303,1 298,0 293,0 288,0 283,1 278,3 273,5 269,7">
            <text:p/>
          </draw:polygon>
          <draw:polygon draw:style-name="gr30" draw:text-style-name="P30" draw:layer="layout" svg:width="0.739cm" svg:height="0.737cm" svg:x="26.413cm" svg:y="9.722cm" svg:viewBox="0 0 740 738" draw:points="376,8 16,284 13,286 10,289 8,292 6,296 4,299 2,303 1,307 0,311 0,315 0,319 0,323 1,327 2,331 4,335 6,339 9,342 285,722 288,725 291,728 294,730 297,733 301,735 305,736 309,737 313,738 317,738 321,738 325,738 329,737 333,735 337,734 341,732 345,729 724,438 727,435 730,432 733,429 735,425 736,421 738,417 739,414 739,410 740,406 739,402 739,398 738,394 737,390 735,386 732,382 730,379 433,16 430,13 427,10 424,7 420,5 416,4 413,2 409,1 405,0 401,0 397,0 393,0 390,1 386,2 382,4 379,6">
            <text:p/>
          </draw:polygon>
          <draw:polygon draw:style-name="gr31" draw:text-style-name="P31" draw:layer="layout" svg:width="0.29cm" svg:height="0.395cm" svg:x="26.424cm" svg:y="10.039cm" svg:viewBox="0 0 291 396" draw:points="284,92 291,367 291,371 291,375 290,378 289,382 287,385 285,388 283,390 281,392 279,394 278,394 277,395 276,395 275,396 274,396 272,396 271,396 270,395 269,395 268,394 267,394 266,393 265,392 264,390 3,34 2,33 1,31 1,30 0,29 0,27 0,26 0,25 0,23 1,22 1,21 3,18 5,16 7,13 10,11 13,9 16,7 19,6 23,4 27,3 31,3 35,2 187,0 196,0 206,1 215,4 224,7 232,10 240,15 247,20 254,26 261,32 266,40 271,47 275,55 279,64 281,73 283,82">
            <text:p/>
          </draw:polygon>
          <draw:polygon draw:style-name="gr32" draw:text-style-name="P32" draw:layer="layout" svg:width="0.345cm" svg:height="0.27cm" svg:x="26.439cm" svg:y="9.742cm" svg:viewBox="0 0 346 271" draw:points="209,237 33,270 28,270 24,271 20,270 17,270 13,269 10,269 7,268 5,266 3,265 2,264 2,264 1,263 1,262 0,261 0,261 0,260 0,259 0,258 1,258 1,257 2,256 3,255 4,255 333,2 334,1 335,1 336,0 337,0 337,0 338,0 339,0 340,1 341,1 341,2 342,3 343,4 344,6 344,8 345,11 345,15 346,18 345,22 345,26 344,31 343,35 341,39 287,173 285,179 282,185 278,191 275,196 270,201 266,206 261,211 256,215 251,219 246,222 240,226 234,229 228,231 222,234 216,235">
            <text:p/>
          </draw:polygon>
          <draw:polygon draw:style-name="gr33" draw:text-style-name="P33" draw:layer="layout" svg:width="0.361cm" svg:height="0.393cm" svg:x="26.756cm" svg:y="10.045cm" svg:viewBox="0 0 362 394" draw:points="358,133 21,392 20,393 18,393 17,394 16,394 15,394 14,393 13,393 12,392 10,392 9,391 8,390 8,388 6,385 4,382 3,378 2,374 1,369 0,364 0,359 0,353 0,347 1,341 34,28 35,25 36,21 37,18 39,15 41,12 43,9 46,7 49,5 52,3 55,2 58,1 62,0 65,0 69,0 72,1 76,2 316,89 322,91 328,93 333,96 338,99 342,102 346,105 350,108 353,111 356,114 358,118 360,121 361,122 361,123 361,125 362,126 361,127 361,129 361,130 360,131 359,132">
            <text:p/>
          </draw:polygon>
          <draw:polygon draw:style-name="gr34" draw:text-style-name="P34" draw:layer="layout" svg:width="0.358cm" svg:height="0.357cm" svg:x="26.78cm" svg:y="9.749cm" svg:viewBox="0 0 359 358" draw:points="308,352 34,234 29,232 25,229 21,226 17,223 13,219 10,215 8,211 5,207 3,202 2,198 1,193 0,188 0,183 0,178 1,173 2,168 40,30 41,26 43,22 45,18 47,15 49,12 52,9 55,6 57,4 60,2 63,1 64,1 66,0 67,0 69,0 70,0 71,0 72,1 74,1 75,2 76,3 77,4 78,5 356,344 357,346 358,347 358,348 359,349 359,350 358,351 358,352 358,353 357,354 356,354 355,355 354,356 351,357 348,358 344,358 340,358 335,358 330,358 325,357 319,356 313,354">
            <text:p/>
          </draw:polygon>
          <draw:polygon draw:style-name="gr35" draw:text-style-name="P35" draw:layer="layout" svg:width="0.532cm" svg:height="0.538cm" svg:x="26.487cm" svg:y="9.782cm" svg:viewBox="0 0 533 539" draw:points="243,11 21,182 17,185 13,189 10,193 7,197 5,202 3,207 1,212 0,217 0,222 0,227 1,232 2,237 3,242 5,246 8,251 11,256 205,518 208,522 212,526 216,529 221,532 225,534 230,536 235,538 240,539 245,539 250,539 255,539 260,538 265,536 270,534 275,531 280,528 514,349 518,346 521,342 524,337 527,333 529,328 531,324 532,319 533,314 533,309 533,304 532,299 531,294 530,289 527,284 525,280 521,275 316,21 313,17 309,13 305,10 301,7 296,5 291,3 286,1 282,0 277,0 272,0 267,1 262,2 257,3 252,5 248,8">
            <text:p/>
          </draw:polygon>
          <draw:polygon draw:style-name="gr30" draw:text-style-name="P30" draw:layer="layout" svg:width="0.728cm" svg:height="0.725cm" svg:x="26.861cm" svg:y="9.369cm" svg:viewBox="0 0 729 726" draw:points="339,10 14,292 11,294 8,297 6,301 4,304 3,307 1,311 1,315 0,319 0,323 0,327 1,331 2,335 4,338 5,342 8,346 10,349 309,711 312,714 315,717 318,719 322,721 326,723 329,724 333,725 337,726 341,726 345,726 349,725 353,724 357,723 361,721 364,719 368,716 716,411 719,408 722,405 724,402 726,398 727,395 728,391 729,387 729,383 729,379 728,375 727,371 726,367 724,364 722,360 720,357 717,354 395,14 392,11 389,8 385,6 382,4 378,3 374,1 370,1 366,0 363,0 359,0 355,1 352,2 348,3 345,5 342,7">
            <text:p/>
          </draw:polygon>
          <draw:polygon draw:style-name="gr31" draw:text-style-name="P31" draw:layer="layout" svg:width="0.309cm" svg:height="0.384cm" svg:x="26.874cm" svg:y="9.686cm" svg:viewBox="0 0 310 385" draw:points="282,86 310,356 310,360 310,364 309,367 308,371 307,374 305,377 304,379 302,381 300,383 299,384 298,384 297,385 295,385 294,385 293,385 292,385 291,385 290,385 289,384 288,383 287,383 286,382 284,380 3,40 2,38 2,37 1,36 0,35 0,33 0,32 0,31 0,29 0,28 1,27 1,26 2,24 4,22 6,20 8,18 11,16 14,14 17,12 21,11 24,10 28,9 32,9 180,0 189,0 198,1 207,3 216,5 224,9 232,13 240,18 247,23 254,29 260,36 266,43 270,51 275,59 278,68 281,77">
            <text:p/>
          </draw:polygon>
          <draw:polygon draw:style-name="gr32" draw:text-style-name="P32" draw:layer="layout" svg:width="0.313cm" svg:height="0.275cm" svg:x="26.884cm" svg:y="9.39cm" svg:viewBox="0 0 314 276" draw:points="201,236 33,274 29,275 25,275 21,276 17,275 14,275 11,274 8,273 5,272 3,271 3,270 2,270 1,269 1,268 0,267 0,267 0,266 0,265 0,264 1,263 1,263 2,262 2,261 3,260 300,2 301,1 302,1 303,0 304,0 305,0 305,0 306,0 307,1 308,1 309,2 309,2 310,3 311,5 312,8 313,11 314,14 314,17 314,21 314,25 314,29 313,33 312,37 272,171 270,177 268,183 265,188 261,194 258,199 254,204 250,208 245,213 241,217 236,221 230,224 225,227 219,230 213,232 207,234">
            <text:p/>
          </draw:polygon>
          <draw:polygon draw:style-name="gr33" draw:text-style-name="P33" draw:layer="layout" svg:width="0.335cm" svg:height="0.388cm" svg:x="27.224cm" svg:y="9.683cm" svg:viewBox="0 0 336 389" draw:points="333,115 23,386 22,387 21,388 20,388 19,389 18,389 17,388 15,388 14,387 13,387 12,386 11,385 10,384 8,381 6,377 5,374 3,369 2,365 1,360 1,354 0,349 0,343 0,337 8,29 8,26 9,22 10,19 11,16 13,13 15,10 18,8 20,5 23,4 26,2 30,1 33,0 37,0 40,0 44,1 48,2 289,76 300,79 310,84 315,87 319,89 323,92 327,95 330,98 332,101 334,103 335,105 335,106 336,107 336,109 336,110 336,111 335,112 335,113 334,114">
            <text:p/>
          </draw:polygon>
          <draw:polygon draw:style-name="gr34" draw:text-style-name="P34" draw:layer="layout" svg:width="0.363cm" svg:height="0.336cm" svg:x="27.209cm" svg:y="9.393cm" svg:viewBox="0 0 364 337" draw:points="315,331 37,230 33,228 28,226 24,223 20,220 17,216 13,212 10,208 8,204 6,200 4,195 2,191 1,186 0,181 0,176 0,171 1,166 25,30 26,27 27,23 29,19 31,16 33,13 35,10 37,7 40,5 42,3 45,1 46,1 48,1 49,0 50,0 52,0 53,0 54,0 55,1 57,1 58,2 59,3 60,4 361,322 362,323 363,324 364,325 364,326 364,327 364,328 364,329 364,330 363,331 362,331 361,332 360,333 358,334 354,335 351,336 346,336 342,337 337,336 332,336 326,335 321,333">
            <text:p/>
          </draw:polygon>
          <draw:polygon draw:style-name="gr35" draw:text-style-name="P35" draw:layer="layout" svg:width="0.526cm" svg:height="0.528cm" svg:x="26.931cm" svg:y="9.43cm" svg:viewBox="0 0 527 529" draw:points="219,11 17,188 13,191 10,195 7,199 5,203 3,208 2,212 1,217 0,222 0,227 0,232 1,237 3,242 4,246 7,251 9,255 13,260 223,510 227,514 231,517 235,520 240,523 244,525 249,527 254,528 259,528 264,529 269,528 274,528 279,526 284,525 289,522 293,520 297,516 510,330 514,326 517,322 520,318 522,313 524,309 525,304 526,299 527,294 526,289 526,284 525,279 523,275 521,270 519,266 516,261 512,257 291,18 287,14 283,11 278,8 274,6 269,4 265,2 260,1 255,0 250,0 245,0 240,1 236,2 231,4 227,6 223,8">
            <text:p/>
          </draw:polygon>
          <draw:polygon draw:style-name="gr30" draw:text-style-name="P30" draw:layer="layout" svg:width="0.737cm" svg:height="0.729cm" svg:x="24.915cm" svg:y="10.72cm" svg:viewBox="0 0 738 730" draw:points="433,6 22,241 18,243 15,246 12,249 9,252 7,255 5,258 3,262 2,266 1,270 0,274 0,278 0,282 1,286 2,290 3,294 5,298 229,710 231,713 234,716 237,719 240,722 243,724 247,726 251,728 254,729 258,730 263,730 267,730 271,730 275,729 279,728 283,727 287,725 715,480 719,478 723,475 726,472 728,469 731,465 733,462 735,458 736,454 737,450 737,446 738,442 737,438 737,434 735,430 734,426 732,422 491,20 489,17 486,14 483,11 480,8 477,6 473,4 469,2 465,1 462,0 457,0 453,0 449,0 445,1 441,2 437,4">
            <text:p/>
          </draw:polygon>
          <draw:polygon draw:style-name="gr31" draw:text-style-name="P31" draw:layer="layout" svg:width="0.278cm" svg:height="0.42cm" svg:x="24.923cm" svg:y="10.999cm" svg:viewBox="0 0 279 421" draw:points="278,119 244,395 243,399 242,403 241,406 239,409 237,412 235,415 233,417 230,419 228,420 227,420 226,421 224,421 223,421 222,421 221,421 220,421 219,421 218,420 217,419 216,418 215,417 214,416 213,415 2,28 1,26 0,25 0,24 0,22 0,21 0,20 1,18 1,17 2,16 2,15 4,12 6,10 9,8 12,6 15,4 19,3 23,2 27,1 31,0 35,0 39,0 193,17 203,18 212,20 221,23 229,27 237,32 245,37 251,43 257,50 263,57 268,65 272,73 275,82 277,91 278,100 279,109">
            <text:p/>
          </draw:polygon>
          <draw:polygon draw:style-name="gr32" draw:text-style-name="P32" draw:layer="layout" svg:width="0.391cm" svg:height="0.234cm" svg:x="24.948cm" svg:y="10.736cm" svg:viewBox="0 0 392 235" draw:points="216,223 31,235 27,235 23,235 19,235 15,234 12,233 9,232 6,231 4,229 2,228 2,227 1,226 1,225 0,225 0,224 0,223 0,222 0,221 1,220 1,220 2,219 3,218 4,217 5,217 381,2 382,1 383,0 384,0 385,0 386,0 387,0 388,1 389,1 389,2 390,2 390,3 391,4 391,5 392,7 392,9 392,12 392,16 391,19 390,23 389,27 387,31 385,36 383,40 306,168 302,174 298,179 293,185 289,190 283,195 278,199 273,203 267,207 261,210 255,213 249,216 242,218 236,220 229,221 222,223">
            <text:p/>
          </draw:polygon>
          <draw:polygon draw:style-name="gr33" draw:text-style-name="P33" draw:layer="layout" svg:width="0.4cm" svg:height="0.387cm" svg:x="25.208cm" svg:y="11.047cm" svg:viewBox="0 0 401 388" draw:points="397,169 16,386 15,387 14,387 12,388 11,388 10,387 9,387 8,386 7,386 6,385 5,384 4,383 4,381 2,378 1,374 1,370 0,366 0,361 0,356 1,350 1,345 3,339 4,333 84,25 86,21 87,18 89,15 92,12 94,9 97,7 100,5 103,3 107,2 110,1 114,0 117,0 121,0 125,1 128,2 132,4 361,119 367,122 372,125 377,129 381,132 386,136 389,139 393,143 395,146 398,150 400,153 401,157 401,158 401,160 401,161 401,162 401,164 400,165 400,166 399,167 398,168">
            <text:p/>
          </draw:polygon>
          <draw:polygon draw:style-name="gr34" draw:text-style-name="P34" draw:layer="layout" svg:width="0.338cm" svg:height="0.393cm" svg:x="25.304cm" svg:y="10.751cm" svg:viewBox="0 0 339 394" draw:points="287,383 26,232 22,229 18,226 14,223 11,219 8,215 6,210 4,206 2,201 1,196 0,191 0,186 0,181 1,176 2,171 3,167 5,162 68,27 70,23 73,20 75,16 78,13 81,10 84,7 87,5 91,3 94,2 97,1 100,0 102,0 103,0 105,0 106,1 107,1 108,2 109,3 111,4 112,5 112,6 337,382 338,384 339,385 339,386 339,387 339,388 339,389 338,390 337,391 337,392 336,392 334,393 333,393 330,394 326,394 322,394 318,394 313,393 308,392 303,391 298,389 292,386">
            <text:p/>
          </draw:polygon>
          <draw:polygon draw:style-name="gr35" draw:text-style-name="P35" draw:layer="layout" svg:width="0.529cm" svg:height="0.537cm" svg:x="24.995cm" svg:y="10.775cm" svg:viewBox="0 0 530 538" draw:points="283,7 28,154 23,157 19,160 15,164 12,167 9,172 6,176 4,181 2,185 1,190 0,195 0,200 0,206 1,211 2,216 4,221 7,225 164,511 167,516 171,520 174,524 178,527 182,530 187,532 192,534 197,536 202,537 207,538 212,538 218,537 223,537 228,535 233,533 238,531 502,380 507,377 511,373 515,369 518,365 521,361 524,356 526,352 528,347 529,342 530,336 530,331 530,326 529,321 527,316 525,311 523,306 356,26 353,21 350,17 346,13 343,10 338,7 334,5 329,3 324,2 319,1 314,0 309,0 304,0 299,1 294,3 288,5">
            <text:p/>
          </draw:polygon>
          <draw:polygon draw:style-name="gr30" draw:text-style-name="P30" draw:layer="layout" svg:width="0.742cm" svg:height="0.737cm" svg:x="25.43cm" svg:y="10.406cm" svg:viewBox="0 0 743 738" draw:points="420,7 20,259 17,261 14,264 11,267 8,270 6,273 4,277 2,281 1,284 0,288 0,292 0,296 0,300 1,304 2,308 4,312 6,316 248,717 250,721 253,724 256,727 259,730 263,732 266,734 270,735 274,736 278,737 282,738 286,737 291,737 295,736 299,735 303,733 307,731 723,468 726,466 730,463 733,460 735,456 737,453 739,449 740,445 742,441 742,437 743,433 742,429 742,425 741,421 740,417 738,413 736,410 478,18 475,15 473,12 469,9 466,7 463,5 459,3 455,2 451,1 447,0 443,0 439,0 435,1 431,2 427,3 423,5">
            <text:p/>
          </draw:polygon>
          <draw:polygon draw:style-name="gr31" draw:text-style-name="P31" draw:layer="layout" svg:width="0.28cm" svg:height="0.411cm" svg:x="25.44cm" svg:y="10.703cm" svg:viewBox="0 0 281 412" draw:points="281,108 259,385 258,389 258,393 256,396 255,399 253,402 251,405 249,407 247,409 245,410 243,411 242,411 241,412 240,412 239,412 237,412 236,412 235,411 234,411 233,410 232,409 231,408 230,407 229,406 2,29 1,27 1,26 0,25 0,23 0,22 0,20 0,19 1,18 1,16 2,15 4,12 6,10 8,8 11,6 15,4 18,3 22,2 25,1 29,0 33,0 37,0 192,9 201,10 211,12 220,14 228,18 236,22 244,27 251,33 257,40 263,47 268,54 272,62 276,71 278,80 280,89 281,98">
            <text:p/>
          </draw:polygon>
          <draw:polygon draw:style-name="gr32" draw:text-style-name="P32" draw:layer="layout" svg:width="0.38cm" svg:height="0.249cm" svg:x="25.461cm" svg:y="10.423cm" svg:viewBox="0 0 381 250" draw:points="214,230 32,250 28,250 24,250 20,250 16,249 12,248 9,247 7,246 4,245 3,243 2,243 1,242 1,241 0,240 0,240 0,239 0,238 0,237 1,236 1,235 2,235 3,234 4,233 5,232 370,2 371,1 372,1 373,0 374,0 375,0 376,0 376,0 377,1 378,1 379,2 379,3 380,4 380,5 380,6 381,9 381,12 381,15 381,19 380,23 379,27 378,31 376,35 374,39 302,172 299,178 295,183 291,189 287,194 282,199 277,203 271,207 266,211 260,215 254,218 248,221 241,224 235,226 228,228 221,229">
            <text:p/>
          </draw:polygon>
          <draw:polygon draw:style-name="gr33" draw:text-style-name="P33" draw:layer="layout" svg:width="0.391cm" svg:height="0.39cm" svg:x="25.74cm" svg:y="10.734cm" svg:viewBox="0 0 392 391" draw:points="387,156 18,389 17,390 15,390 14,391 13,391 12,391 11,390 9,390 8,389 7,388 7,387 6,386 5,385 3,382 2,378 1,374 1,370 0,365 0,360 0,355 1,349 1,343 2,337 70,26 71,22 72,19 74,16 76,13 79,10 81,7 84,5 87,3 91,2 94,1 98,0 101,0 105,0 109,1 112,2 116,3 351,109 356,112 361,114 366,117 371,121 375,124 379,127 382,131 385,134 388,138 390,141 391,144 391,146 392,147 392,148 392,150 391,151 391,152 390,153 390,154 389,155">
            <text:p/>
          </draw:polygon>
          <draw:polygon draw:style-name="gr34" draw:text-style-name="P34" draw:layer="layout" svg:width="0.345cm" svg:height="0.384cm" svg:x="25.816cm" svg:y="10.435cm" svg:viewBox="0 0 346 385" draw:points="294,375 29,235 24,232 20,229 16,226 13,222 10,218 7,214 5,210 3,205 2,200 1,196 0,191 0,186 0,181 1,175 3,170 4,165 61,29 63,25 65,21 67,17 70,14 73,11 76,8 79,5 82,3 85,2 88,1 91,0 93,0 94,0 95,0 97,0 98,1 99,2 101,2 102,3 103,4 104,6 344,372 345,373 346,374 346,375 346,377 346,378 346,379 345,380 345,380 344,381 343,382 342,383 341,383 338,384 334,384 330,385 326,384 321,384 316,383 311,382 306,380 300,378">
            <text:p/>
          </draw:polygon>
          <draw:polygon draw:style-name="gr35" draw:text-style-name="P35" draw:layer="layout" svg:width="0.533cm" svg:height="0.541cm" svg:x="25.509cm" svg:y="10.463cm" svg:viewBox="0 0 534 542" draw:points="275,9 25,166 21,169 17,172 13,176 10,180 7,184 5,189 3,194 2,198 1,203 0,208 0,214 0,219 1,224 3,229 5,234 8,239 177,516 181,521 184,525 188,529 192,532 196,535 201,537 206,539 211,540 216,541 221,542 226,542 232,541 237,540 242,538 247,536 252,533 508,371 513,368 517,364 521,360 524,356 527,351 529,347 531,342 532,337 533,332 534,327 534,322 533,316 532,311 531,306 529,302 526,297 347,23 344,19 341,15 337,12 333,9 328,6 324,4 319,2 314,1 309,0 304,0 299,0 294,1 289,2 284,4 279,6">
            <text:p/>
          </draw:polygon>
          <draw:polygon draw:style-name="gr36" draw:text-style-name="P36" draw:layer="layout" svg:width="0.829cm" svg:height="0.795cm" svg:x="27.24cm" svg:y="11.987cm" svg:viewBox="0 0 830 796" draw:points="482,10 42,315 39,316 37,318 33,321 28,324 26,325 24,327 20,330 16,333 13,337 10,340 7,344 5,348 3,352 2,356 1,361 0,365 0,369 0,373 1,377 2,381 4,385 6,388 265,779 268,782 271,785 274,788 277,790 281,792 285,794 290,795 294,795 298,796 303,795 308,795 313,794 317,792 322,790 327,788 332,785 336,783 340,780 349,773 806,459 810,456 814,452 817,449 820,445 823,441 825,436 827,432 828,428 829,424 830,419 830,415 830,411 829,407 827,403 826,399 823,395 547,16 544,12 541,9 538,7 534,5 530,3 526,2 522,1 518,0 513,0 509,0 504,1 500,2 495,3 490,5 486,8">
            <text:p/>
          </draw:polygon>
          <draw:polygon draw:style-name="gr37" draw:text-style-name="P37" draw:layer="layout" svg:width="0.312cm" svg:height="0.415cm" svg:x="27.25cm" svg:y="12.341cm" svg:viewBox="0 0 313 416" draw:points="313,93 285,340 284,351 283,363 280,385 279,389 278,393 277,397 275,400 273,404 271,407 268,409 265,411 263,413 260,415 259,415 257,415 256,416 255,416 253,416 252,415 251,415 250,414 249,414 248,413 246,412 246,411 2,44 1,43 1,41 0,40 0,39 0,37 0,36 1,34 1,33 2,31 2,30 4,27 7,24 10,21 13,19 17,17 21,15 25,13 29,11 33,10 38,10 43,9 48,9 53,9 57,8 62,8 216,0 227,0 237,1 247,2 256,5 265,9 274,13 281,18 288,24 294,31 300,38 304,46 308,55 311,64 313,73 313,83">
            <text:p/>
          </draw:polygon>
          <draw:polygon draw:style-name="gr38" draw:text-style-name="P38" draw:layer="layout" svg:width="0.435cm" svg:height="0.306cm" svg:x="27.277cm" svg:y="12.011cm" svg:viewBox="0 0 436 307" draw:points="241,263 36,306 30,307 24,307 15,307 15,307 12,307 10,306 8,305 6,305 5,304 3,303 2,302 1,302 1,301 1,300 0,300 0,299 0,299 0,298 0,297 0,297 0,296 1,296 1,295 1,294 2,293 3,292 5,291 5,291 5,291 424,3 425,2 426,1 428,1 429,0 430,0 431,0 432,0 432,0 433,1 434,2 434,2 435,3 435,4 436,5 436,8 436,11 436,15 436,18 435,23 433,27 432,32 430,36 427,41 341,190 337,197 333,203 328,210 323,216 317,222 311,227 305,232 299,237 292,242 285,246 278,250 271,253 264,256 256,259 249,261">
            <text:p/>
          </draw:polygon>
          <draw:polygon draw:style-name="gr39" draw:text-style-name="P39" draw:layer="layout" svg:width="0.445cm" svg:height="0.42cm" svg:x="27.576cm" svg:y="12.338cm" svg:viewBox="0 0 446 421" draw:points="441,129 18,418 18,419 18,419 17,419 17,420 16,420 16,420 15,421 15,421 14,421 14,421 13,421 13,421 12,421 12,421 11,421 11,421 11,421 10,420 9,420 8,419 8,419 7,418 6,418 6,417 5,416 5,415 4,414 4,413 3,412 2,410 2,407 1,405 1,403 0,398 0,394 0,388 1,383 1,377 3,372 4,365 89,32 90,28 92,24 94,21 97,17 99,14 102,11 106,9 109,6 113,4 117,3 121,1 125,0 129,0 133,0 137,1 141,1 401,84 407,86 413,89 418,91 423,94 428,97 432,100 436,103 439,106 442,110 444,113 445,114 445,116 446,118 446,119 446,121 446,122 445,123 445,125 444,126 443,127 442,128">
            <text:p/>
          </draw:polygon>
          <draw:polygon draw:style-name="gr40" draw:text-style-name="P40" draw:layer="layout" svg:width="0.382cm" svg:height="0.376cm" svg:x="27.675cm" svg:y="12.014cm" svg:viewBox="0 0 383 377" draw:points="324,371 31,257 26,255 21,252 17,249 13,246 10,242 7,238 5,234 3,229 1,224 0,219 0,214 0,209 1,203 2,198 3,192 6,187 74,36 76,31 79,27 82,22 85,18 88,15 92,11 95,8 99,6 102,3 106,2 109,1 111,0 113,0 114,0 116,0 117,0 119,1 120,2 121,2 122,3 124,5 382,360 382,361 383,362 383,364 383,365 383,366 383,367 382,368 381,369 381,370 379,371 378,372 377,373 373,374 369,375 365,376 360,376 354,377 349,376 343,376 337,374 330,373">
            <text:p/>
          </draw:polygon>
          <draw:polygon draw:style-name="gr41" draw:text-style-name="P41" draw:layer="layout" svg:width="0.595cm" svg:height="0.579cm" svg:x="27.33cm" svg:y="12.056cm" svg:viewBox="0 0 596 580" draw:points="315,13 30,210 25,214 20,218 16,223 12,227 9,232 6,237 4,242 2,248 1,253 0,258 0,264 0,269 1,274 3,279 5,284 8,289 190,559 193,563 197,567 201,570 206,573 210,576 216,578 221,579 226,580 232,580 238,580 244,579 250,578 255,576 261,574 267,571 273,568 565,366 570,362 575,358 580,353 583,348 587,343 590,338 592,333 594,327 595,322 596,316 596,311 595,305 594,300 592,295 590,290 587,285 397,20 394,16 390,12 386,9 381,6 376,4 371,2 366,1 360,0 354,0 349,0 343,1 337,2 331,4 326,7 320,10">
            <text:p/>
          </draw:polygon>
          <draw:polygon draw:style-name="gr36" draw:text-style-name="P36" draw:layer="layout" svg:width="0.838cm" svg:height="0.814cm" svg:x="27.813cm" svg:y="11.558cm" svg:viewBox="0 0 839 815" draw:points="469,13 23,357 19,361 15,364 12,368 9,372 6,376 4,380 3,384 1,388 0,393 0,397 0,401 0,406 1,410 3,414 4,418 7,421 285,800 287,803 290,806 294,808 297,810 301,812 305,813 310,814 314,815 319,815 323,814 328,814 333,812 337,811 342,809 346,806 351,803 817,442 821,439 825,435 828,431 831,426 833,422 835,418 837,413 838,409 839,404 839,400 839,395 839,391 838,387 836,383 834,379 832,376 534,13 531,10 528,7 524,5 521,3 517,2 512,1 508,0 504,0 499,0 495,1 490,2 486,3 481,5 477,7 473,10">
            <text:p/>
          </draw:polygon>
          <draw:polygon draw:style-name="gr37" draw:text-style-name="P37" draw:layer="layout" svg:width="0.317cm" svg:height="0.417cm" svg:x="27.824cm" svg:y="11.931cm" svg:viewBox="0 0 318 418" draw:points="318,88 297,385 296,389 295,393 294,397 292,401 290,404 288,408 286,411 283,413 280,415 278,417 277,417 275,418 274,418 273,418 271,418 270,418 269,418 268,417 267,416 266,416 265,415 264,413 2,57 1,56 1,54 0,53 0,52 0,50 0,49 0,47 1,46 1,44 2,43 4,40 6,37 9,34 12,31 16,29 20,26 24,24 28,23 33,21 37,20 42,20 216,1 227,0 237,0 248,1 257,4 266,7 275,11 283,15 290,21 297,27 302,34 307,42 311,50 314,59 317,68 318,78">
            <text:p/>
          </draw:polygon>
          <draw:polygon draw:style-name="gr38" draw:text-style-name="P38" draw:layer="layout" svg:width="0.425cm" svg:height="0.333cm" svg:x="27.848cm" svg:y="11.585cm" svg:viewBox="0 0 426 334" draw:points="242,276 37,332 32,333 27,333 22,334 18,334 14,333 11,333 8,332 5,331 4,331 3,330 2,329 1,329 1,328 0,327 0,326 0,325 0,325 0,324 1,323 1,322 2,321 3,320 5,318 413,3 414,2 415,1 416,1 418,0 419,0 420,0 420,0 421,0 422,1 423,1 423,2 424,3 424,4 425,5 426,8 426,11 426,15 425,18 425,23 423,27 422,32 420,37 417,43 340,197 336,204 332,211 327,218 322,224 317,230 311,236 299,247 286,257 279,261 272,265 265,268 257,271 250,274">
            <text:p/>
          </draw:polygon>
          <draw:polygon draw:style-name="gr39" draw:text-style-name="P39" draw:layer="layout" svg:width="0.438cm" svg:height="0.431cm" svg:x="28.168cm" svg:y="11.913cm" svg:viewBox="0 0 439 432" draw:points="435,109 20,430 19,431 17,432 16,432 15,432 14,432 12,432 11,432 10,431 9,431 8,430 7,429 6,427 4,424 3,421 2,417 1,412 0,407 0,402 0,396 1,390 1,384 3,377 74,35 75,31 77,27 79,23 81,19 84,16 87,13 90,10 94,7 97,5 101,3 105,2 109,1 114,0 118,0 122,0 126,1 392,66 398,68 404,70 409,72 415,75 420,78 424,80 428,83 431,86 434,89 436,93 437,94 438,96 439,97 439,99 439,100 439,101 439,103 439,104 438,105 437,107 436,108">
            <text:p/>
          </draw:polygon>
          <draw:polygon draw:style-name="gr40" draw:text-style-name="P40" draw:layer="layout" svg:width="0.392cm" svg:height="0.361cm" svg:x="28.246cm" svg:y="11.582cm" svg:viewBox="0 0 393 362" draw:points="334,359 32,264 27,262 23,259 18,257 15,253 11,250 8,246 6,242 4,237 2,232 1,227 0,222 0,217 0,211 1,206 3,200 5,194 65,38 67,33 70,28 72,24 75,20 79,16 82,12 85,9 89,6 92,4 96,2 99,1 101,0 102,0 104,0 105,0 107,0 108,1 109,1 111,2 112,3 113,5 391,343 392,344 392,346 393,347 393,348 393,349 393,351 392,352 392,353 391,354 390,355 389,356 387,357 384,359 380,360 375,361 370,362 365,362 359,362 353,362 347,361 341,360">
            <text:p/>
          </draw:polygon>
          <draw:polygon draw:style-name="gr41" draw:text-style-name="P41" draw:layer="layout" svg:width="0.602cm" svg:height="0.592cm" svg:x="27.902cm" svg:y="11.631cm" svg:viewBox="0 0 603 593" draw:points="306,16 28,231 23,235 18,240 14,244 11,249 8,254 5,259 3,265 2,270 0,275 0,281 0,286 1,292 2,297 4,302 6,307 9,312 204,574 208,578 211,582 216,585 220,587 225,589 230,591 236,592 241,593 247,593 253,592 259,591 265,589 271,587 277,584 282,581 288,577 575,355 580,350 585,345 589,340 592,335 595,330 598,324 600,319 602,313 603,308 603,302 603,297 602,291 601,286 599,281 597,276 594,272 388,17 385,13 381,10 376,7 372,5 367,3 361,1 356,0 350,0 345,0 339,1 333,2 328,4 322,6 316,9 311,12">
            <text:p/>
          </draw:polygon>
          <draw:polygon draw:style-name="gr36" draw:text-style-name="P36" draw:layer="layout" svg:width="0.843cm" svg:height="0.832cm" svg:x="28.371cm" svg:y="11.086cm" svg:viewBox="0 0 844 833" draw:points="447,16 20,394 16,397 13,401 10,405 7,409 5,413 3,417 2,422 1,426 0,431 0,435 0,440 1,444 2,448 4,452 6,455 8,459 307,821 310,824 313,826 317,829 321,830 325,832 329,833 334,833 338,833 343,833 347,832 352,831 356,829 361,827 366,825 370,822 374,818 824,418 828,414 832,410 835,405 837,401 840,397 841,392 843,387 844,383 844,378 844,374 844,370 843,365 842,361 840,358 838,354 835,351 513,11 510,8 506,6 503,4 499,2 495,1 490,0 486,0 482,0 477,1 473,2 468,3 464,5 459,7 455,9 451,12">
            <text:p/>
          </draw:polygon>
          <draw:polygon draw:style-name="gr37" draw:text-style-name="P37" draw:layer="layout" svg:width="0.319cm" svg:height="0.416cm" svg:x="28.384cm" svg:y="11.48cm" svg:viewBox="0 0 320 417" draw:points="320,83 316,382 316,387 315,391 313,395 312,399 310,403 308,406 306,409 303,412 301,414 298,416 297,416 295,417 294,417 293,417 291,417 290,417 289,417 287,417 286,416 285,415 284,414 283,413 3,73 2,71 1,70 1,69 0,67 0,66 0,64 0,63 1,61 1,60 2,58 3,55 6,52 8,49 11,47 15,44 19,41 23,39 27,37 31,35 36,34 40,33 214,2 225,0 236,0 246,1 256,2 265,4 274,8 282,12 290,17 297,23 303,29 308,37 312,45 316,53 319,62 320,72">
            <text:p/>
          </draw:polygon>
          <draw:polygon draw:style-name="gr38" draw:text-style-name="P38" draw:layer="layout" svg:width="0.407cm" svg:height="0.363cm" svg:x="28.403cm" svg:y="11.116cm" svg:viewBox="0 0 408 364" draw:points="240,291 37,361 32,362 27,363 22,364 18,364 14,364 11,364 8,363 5,362 4,362 3,361 2,361 1,360 1,359 0,359 0,358 0,357 0,356 0,355 1,354 1,353 2,352 3,351 5,349 394,3 395,2 397,2 398,1 399,0 400,0 401,0 402,0 403,0 404,1 404,1 405,2 406,3 406,4 407,5 408,8 408,11 408,14 408,18 408,23 407,27 406,32 404,38 402,43 334,204 330,211 326,219 322,226 317,232 307,245 295,257 283,267 269,277 255,285">
            <text:p/>
          </draw:polygon>
          <draw:polygon draw:style-name="gr39" draw:text-style-name="P39" draw:layer="layout" svg:width="0.426cm" svg:height="0.442cm" svg:x="28.746cm" svg:y="11.445cm" svg:viewBox="0 0 427 443" draw:points="422,83 22,440 20,441 19,442 18,442 16,443 15,443 14,443 13,443 12,442 10,441 9,441 8,440 7,439 6,436 4,432 3,428 1,424 1,418 0,413 0,407 0,401 1,394 2,388 55,38 56,34 57,30 59,26 61,22 64,18 66,15 70,12 73,9 77,7 81,4 85,3 89,1 93,0 97,0 101,0 106,1 377,45 383,46 389,47 395,49 400,51 406,53 410,55 414,58 418,61 421,64 424,66 424,68 425,69 426,71 426,72 427,74 427,75 426,77 426,78 425,79 424,81 423,82">
            <text:p/>
          </draw:polygon>
          <draw:polygon draw:style-name="gr40" draw:text-style-name="P40" draw:layer="layout" svg:width="0.403cm" svg:height="0.341cm" svg:x="28.796cm" svg:y="11.107cm" svg:viewBox="0 0 404 342" draw:points="346,340 36,271 30,269 26,267 21,265 17,262 13,258 10,255 7,250 5,246 3,241 1,236 0,231 0,226 0,220 1,215 2,209 4,203 54,41 56,36 58,31 61,27 64,22 67,18 70,14 73,11 76,8 80,5 83,3 86,1 88,1 90,0 91,0 93,0 94,0 96,0 97,1 98,2 100,3 101,4 402,321 403,322 404,324 404,325 404,326 404,327 404,328 404,329 403,330 402,332 401,333 400,334 399,335 395,336 391,338 387,340 382,341 377,342 371,342 365,342 359,342 352,341">
            <text:p/>
          </draw:polygon>
          <draw:polygon draw:style-name="gr41" draw:text-style-name="P41" draw:layer="layout" svg:width="0.607cm" svg:height="0.602cm" svg:x="28.457cm" svg:y="11.165cm" svg:viewBox="0 0 608 603" draw:points="291,19 26,255 21,260 17,265 13,269 9,275 6,280 4,285 2,291 1,296 0,302 0,307 0,313 1,318 3,323 5,328 7,333 11,337 221,587 225,591 229,594 234,597 238,599 243,601 249,602 254,603 260,603 266,602 272,601 278,600 283,598 289,595 295,592 301,588 306,584 583,338 588,333 592,328 596,323 600,317 602,311 605,306 606,300 607,294 608,289 608,283 608,277 606,272 605,267 603,262 600,257 596,253 375,15 371,11 366,8 362,5 357,3 352,1 346,0 341,0 335,0 329,1 324,2 318,4 312,6 307,8 301,12 296,15">
            <text:p/>
          </draw:polygon>
          <draw:polygon draw:style-name="gr36" draw:text-style-name="P36" draw:layer="layout" svg:width="0.863cm" svg:height="0.834cm" svg:x="28.163cm" svg:y="12.015cm" svg:viewBox="0 0 864 835" draw:points="492,15 24,376 20,380 16,383 13,387 10,391 7,395 5,400 3,404 2,408 1,413 0,417 0,422 0,426 1,430 2,434 4,438 6,441 284,821 287,824 290,827 294,829 297,831 301,833 305,834 310,835 314,835 319,835 324,834 329,833 334,832 339,830 343,828 348,825 353,822 840,444 844,440 848,436 852,432 855,427 857,423 859,418 861,414 863,409 863,405 864,400 864,396 863,391 863,387 861,383 859,380 857,376 559,14 556,10 553,7 549,5 546,3 541,2 537,1 533,0 528,0 524,0 519,1 514,2 509,4 505,6 500,8 496,11">
            <text:p/>
          </draw:polygon>
          <draw:polygon draw:style-name="gr37" draw:text-style-name="P37" draw:layer="layout" svg:width="0.325cm" svg:height="0.423cm" svg:x="28.174cm" svg:y="12.402cm" svg:viewBox="0 0 326 424" draw:points="325,88 298,390 297,395 296,399 295,403 293,407 291,410 288,413 286,416 283,419 281,421 278,422 276,423 275,423 274,424 272,424 271,424 270,424 268,423 267,423 266,422 265,421 263,420 262,419 2,63 1,62 1,60 0,59 0,57 0,56 0,54 0,53 1,51 2,50 2,48 4,45 7,42 10,39 13,37 17,34 21,32 25,30 29,28 34,26 38,25 43,24 224,1 235,0 246,0 256,1 266,3 275,6 284,10 292,14 299,20 306,26 312,33 316,41 320,49 323,58 325,68 326,78">
            <text:p/>
          </draw:polygon>
          <draw:polygon draw:style-name="gr38" draw:text-style-name="P38" draw:layer="layout" svg:width="0.445cm" svg:height="0.349cm" svg:x="28.199cm" svg:y="12.044cm" svg:viewBox="0 0 446 350" draw:points="250,287 37,347 32,349 27,349 22,350 18,350 14,350 11,349 8,349 5,348 4,347 3,347 2,346 1,345 1,344 0,344 0,343 0,342 0,341 0,340 1,339 1,338 2,337 3,336 5,334 433,3 434,2 435,1 437,1 438,0 439,0 440,0 441,0 442,0 442,1 443,1 444,2 444,3 445,4 445,5 446,8 446,11 446,15 445,19 445,23 443,28 442,33 440,39 437,44 352,204 348,211 344,218 334,231 322,244 309,255 296,265 281,274 273,278 266,281 258,284">
            <text:p/>
          </draw:polygon>
          <draw:polygon draw:style-name="gr39" draw:text-style-name="P39" draw:layer="layout" svg:width="0.458cm" svg:height="0.441cm" svg:x="28.52cm" svg:y="12.379cm" svg:viewBox="0 0 459 442" draw:points="453,102 20,440 18,441 17,442 16,442 14,442 13,442 12,442 11,442 10,441 8,441 7,440 6,439 6,437 4,434 2,431 1,427 1,422 0,417 0,411 0,405 1,399 2,393 3,386 85,36 86,32 88,28 90,24 92,20 95,17 98,14 101,11 105,8 109,6 113,4 117,2 121,1 125,0 129,0 134,0 138,1 410,61 417,62 423,64 429,66 434,69 439,71 444,74 448,77 451,80 454,83 456,86 457,87 458,89 458,90 458,92 459,93 458,95 458,96 458,98 457,99 456,100 455,101">
            <text:p/>
          </draw:polygon>
          <draw:polygon draw:style-name="gr40" draw:text-style-name="P40" draw:layer="layout" svg:width="0.401cm" svg:height="0.362cm" svg:x="28.612cm" svg:y="12.039cm" svg:viewBox="0 0 402 363" draw:points="342,360 33,272 28,270 23,268 19,265 15,262 11,258 8,254 5,250 3,245 2,241 1,236 0,230 0,225 0,219 2,214 3,208 5,202 73,40 75,35 77,31 80,26 83,22 86,17 90,14 93,10 97,7 101,5 104,3 108,1 110,1 111,0 113,0 114,0 116,0 117,1 119,1 120,2 121,3 122,4 400,343 401,345 402,346 402,347 402,348 402,350 402,351 401,352 401,353 400,354 399,355 397,356 396,357 392,359 388,360 384,362 379,363 373,363 367,363 361,363 355,363 348,362">
            <text:p/>
          </draw:polygon>
          <draw:polygon draw:style-name="gr41" draw:text-style-name="P41" draw:layer="layout" svg:width="0.619cm" svg:height="0.605cm" svg:x="28.255cm" svg:y="12.093cm" svg:viewBox="0 0 620 606" draw:points="321,18 30,242 25,247 20,251 16,256 12,261 9,267 6,272 4,277 2,283 1,289 0,294 0,300 1,305 2,310 3,316 6,321 9,325 203,588 206,592 210,595 215,598 220,601 225,603 230,604 236,605 241,606 247,605 253,605 260,603 266,602 272,599 278,596 284,593 290,589 590,356 595,351 600,346 605,341 608,336 612,330 615,325 617,319 619,313 620,307 620,302 620,296 620,291 618,286 617,280 614,276 611,271 406,16 402,13 398,9 394,6 389,4 384,2 379,1 373,0 367,0 362,0 356,1 350,3 344,4 338,7 332,10 326,13">
            <text:p/>
          </draw:polygon>
          <draw:polygon draw:style-name="gr36" draw:text-style-name="P36" draw:layer="layout" svg:width="0.873cm" svg:height="0.859cm" svg:x="28.747cm" svg:y="11.514cm" svg:viewBox="0 0 874 860" draw:points="474,17 23,420 19,423 15,427 11,431 9,435 6,440 4,444 2,449 1,453 0,458 0,462 0,467 1,471 2,475 4,479 6,482 8,486 307,848 310,851 313,853 317,856 321,857 325,859 329,860 334,860 338,860 343,860 348,859 353,857 358,856 363,853 367,851 372,848 377,844 852,420 856,415 860,411 863,407 866,402 868,397 870,392 872,388 873,383 874,378 874,374 873,369 873,365 871,361 869,357 867,354 864,350 542,11 539,8 536,5 532,3 528,2 524,1 520,0 515,0 510,0 506,1 501,2 496,4 492,5 487,8 482,11 478,14">
            <text:p/>
          </draw:polygon>
          <draw:polygon draw:style-name="gr37" draw:text-style-name="P37" draw:layer="layout" svg:width="0.33cm" svg:height="0.425cm" svg:x="28.76cm" svg:y="11.927cm" svg:viewBox="0 0 331 426" draw:points="331,82 318,390 318,394 317,398 315,403 314,406 312,410 310,414 307,417 305,419 302,422 299,424 298,424 296,425 295,425 294,426 292,426 291,426 290,426 288,425 287,425 286,424 285,423 284,422 3,82 2,81 1,80 0,78 0,77 0,75 0,74 0,72 1,71 2,67 4,64 6,61 9,58 12,55 16,52 20,49 24,47 29,45 33,43 38,41 42,40 223,3 234,1 245,0 256,0 266,1 275,4 284,7 293,11 300,16 307,22 314,28 319,36 323,44 327,52 329,62 331,72">
            <text:p/>
          </draw:polygon>
          <draw:polygon draw:style-name="gr38" draw:text-style-name="P38" draw:layer="layout" svg:width="0.431cm" svg:height="0.386cm" svg:x="28.783cm" svg:y="11.547cm" svg:viewBox="0 0 432 387" draw:points="249,305 38,382 33,384 28,385 23,386 19,386 15,387 11,386 8,386 5,385 4,385 3,384 2,384 2,383 1,382 0,381 0,381 0,380 0,379 0,378 1,377 1,376 2,375 3,373 5,371 417,4 420,2 421,1 422,0 423,0 424,0 425,0 426,0 427,1 428,1 429,2 429,3 430,4 430,5 431,8 431,11 432,15 431,19 431,23 430,28 428,33 426,39 424,45 348,212 344,220 340,228 335,235 331,242 320,256 307,268 294,279 280,289 264,298">
            <text:p/>
          </draw:polygon>
          <draw:polygon draw:style-name="gr39" draw:text-style-name="P39" draw:layer="layout" svg:width="0.448cm" svg:height="0.456cm" svg:x="29.126cm" svg:y="11.884cm" svg:viewBox="0 0 449 457" draw:points="445,76 22,454 21,455 19,456 18,456 17,457 15,457 14,457 13,457 12,456 10,456 9,455 8,454 7,453 6,451 5,450 4,446 2,442 1,437 0,432 0,427 0,421 0,414 1,408 2,401 67,41 68,37 70,32 72,28 74,24 76,20 79,17 83,13 86,10 90,8 94,5 98,3 102,2 107,1 111,0 115,0 119,0 399,38 406,39 412,40 418,41 424,43 429,45 433,48 437,50 441,53 444,56 446,59 447,60 448,62 449,63 449,65 449,66 449,68 449,69 449,71 448,72 447,74 446,75">
            <text:p/>
          </draw:polygon>
          <draw:polygon draw:style-name="gr40" draw:text-style-name="P40" draw:layer="layout" svg:width="0.414cm" svg:height="0.343cm" svg:x="29.192cm" svg:y="11.535cm" svg:viewBox="0 0 415 344" draw:points="353,342 36,280 30,279 25,277 21,274 17,271 13,268 10,264 7,260 5,256 3,251 1,246 0,241 0,235 0,230 1,224 2,218 4,212 62,43 64,38 66,33 69,29 72,24 75,20 78,16 82,12 85,8 89,6 92,3 96,2 98,1 99,0 101,0 103,0 104,0 106,0 107,1 108,1 110,2 111,4 413,320 414,321 415,323 415,324 415,325 415,326 415,328 414,329 413,330 413,331 411,332 409,335 405,337 401,338 396,340 391,341 386,343 380,343 373,344 367,344 360,343">
            <text:p/>
          </draw:polygon>
          <draw:polygon draw:style-name="gr41" draw:text-style-name="P41" draw:layer="layout" svg:width="0.627cm" svg:height="0.621cm" svg:x="28.838cm" svg:y="11.597cm" svg:viewBox="0 0 628 622" draw:points="309,22 28,272 23,277 18,282 14,287 10,292 7,298 5,304 3,309 1,315 0,321 0,326 0,332 1,337 2,342 4,347 7,352 10,356 221,606 225,610 229,614 233,616 238,618 243,620 249,621 254,622 260,621 266,621 272,620 278,618 284,616 290,613 296,609 302,605 308,601 600,340 606,334 610,329 615,323 618,318 621,312 624,306 626,300 627,294 628,288 628,282 628,277 627,271 625,266 623,261 620,257 617,252 395,14 391,10 387,7 382,5 377,3 372,1 366,0 361,0 355,0 349,1 343,3 337,4 331,7 326,10 320,13 314,17">
            <text:p/>
          </draw:polygon>
          <draw:polygon draw:style-name="gr36" draw:text-style-name="P36" draw:layer="layout" svg:width="0.808cm" svg:height="0.783cm" svg:x="26.912cm" svg:y="11.507cm" svg:viewBox="0 0 809 784" draw:points="463,10 40,305 31,310 27,313 23,316 19,319 15,322 12,325 9,329 7,332 5,336 3,340 2,344 1,349 0,353 0,357 0,361 1,365 2,369 4,373 6,376 266,767 268,770 271,773 275,776 278,778 282,780 286,782 290,783 294,784 299,784 303,784 308,784 312,783 317,781 321,779 325,777 330,774 332,773 334,771 338,769 347,763 786,459 790,456 794,453 797,449 800,445 802,441 805,437 806,433 808,429 808,425 809,420 809,416 808,412 807,408 806,404 804,400 802,396 526,16 523,12 520,9 517,7 513,5 510,3 506,2 502,1 497,0 493,0 489,0 484,1 480,2 476,3 471,5 467,8">
            <text:p/>
          </draw:polygon>
          <draw:polygon draw:style-name="gr37" draw:text-style-name="P37" draw:layer="layout" svg:width="0.305cm" svg:height="0.411cm" svg:x="26.922cm" svg:y="11.852cm" svg:viewBox="0 0 306 412" draw:points="305,93 283,339 281,360 280,371 279,382 278,386 277,390 276,393 274,397 272,400 270,403 267,406 265,408 262,410 260,411 258,412 257,412 256,412 255,412 253,412 252,412 251,412 250,411 249,410 247,409 246,408 246,407 2,41 1,39 1,38 0,37 0,35 0,34 0,32 1,31 1,29 2,28 2,26 4,24 7,21 10,18 13,16 16,14 20,12 24,10 28,9 33,8 37,7 41,7 46,7 50,7 55,6 58,6 60,6 210,0 221,0 231,1 241,3 250,6 259,9 267,14 274,19 281,25 287,32 293,39 297,47 301,55 303,64 305,73 306,83">
            <text:p/>
          </draw:polygon>
          <draw:polygon draw:style-name="gr38" draw:text-style-name="P38" draw:layer="layout" svg:width="0.418cm" svg:height="0.297cm" svg:x="26.947cm" svg:y="11.53cm" svg:viewBox="0 0 419 298" draw:points="234,257 35,296 32,296 29,297 27,297 24,298 21,298 19,297 16,297 14,297 14,297 12,296 10,296 8,295 6,294 4,294 3,293 2,292 1,291 1,291 1,290 0,290 0,289 0,289 0,288 0,287 0,287 0,286 0,286 1,285 1,285 2,284 3,283 4,281 4,281 4,280 407,2 408,2 409,1 411,0 412,0 413,0 414,0 415,0 415,1 416,1 417,2 417,2 418,3 418,4 419,5 419,8 419,11 419,15 419,18 418,22 416,27 415,31 413,36 410,41 331,187 327,193 323,199 318,205 313,211 308,217 302,222 296,227 290,232 284,236 277,240 270,244 263,247 256,250 249,253 241,255">
            <text:p/>
          </draw:polygon>
          <draw:polygon draw:style-name="gr39" draw:text-style-name="P39" draw:layer="layout" svg:width="0.429cm" svg:height="0.414cm" svg:x="27.246cm" svg:y="11.852cm" svg:viewBox="0 0 430 415" draw:points="426,133 19,413 18,414 18,414 18,414 17,415 17,415 16,415 16,415 15,415 15,415 14,415 13,415 13,415 13,415 12,415 12,415 11,415 11,415 10,414 10,414 9,414 8,413 7,413 7,412 6,411 6,410 5,410 4,409 4,408 4,406 3,405 3,404 2,401 2,399 1,397 0,393 0,388 0,383 0,378 1,372 2,366 3,361 81,31 82,27 83,23 85,19 87,16 90,13 93,10 96,7 100,5 103,3 107,2 111,1 115,0 119,0 123,0 127,1 131,2 385,88 391,90 397,92 402,95 407,98 412,101 416,104 420,107 423,110 426,114 428,117 429,120 430,122 430,123 430,124 430,126 430,127 430,129 429,130 428,131 427,132">
            <text:p/>
          </draw:polygon>
          <draw:polygon draw:style-name="gr40" draw:text-style-name="P40" draw:layer="layout" svg:width="0.375cm" svg:height="0.375cm" svg:x="27.334cm" svg:y="11.534cm" svg:viewBox="0 0 376 376" draw:points="319,370 30,252 25,250 21,247 17,244 13,240 10,237 7,233 5,228 3,224 2,219 1,214 0,209 0,204 0,198 1,193 3,188 5,182 69,33 71,29 73,25 76,21 79,17 82,14 85,10 89,8 92,5 96,3 99,1 102,0 104,0 106,0 107,0 109,0 110,0 111,1 113,2 114,3 115,4 116,5 374,360 375,361 376,363 376,364 376,365 376,366 376,367 375,368 374,369 373,370 372,371 371,372 370,373 366,374 362,375 358,375 353,376 348,376 343,375 337,375 331,373 325,372">
            <text:p/>
          </draw:polygon>
          <draw:polygon draw:style-name="gr41" draw:text-style-name="P41" draw:layer="layout" svg:width="0.58cm" svg:height="0.571cm" svg:x="26.999cm" svg:y="11.574cm" svg:viewBox="0 0 581 572" draw:points="302,12 28,202 24,205 19,210 15,214 11,218 8,223 6,228 4,233 2,238 1,244 0,249 0,254 0,259 1,264 3,269 5,274 8,279 190,550 193,555 197,558 201,562 205,565 210,567 215,569 220,570 226,571 231,572 237,571 243,571 249,570 254,568 260,565 266,563 271,559 552,365 557,361 562,357 566,352 570,348 573,343 576,338 578,332 580,327 581,322 581,316 581,311 581,305 579,300 578,295 575,290 572,286 381,20 378,16 374,12 370,9 366,6 361,4 356,2 351,1 346,0 340,0 335,0 329,1 324,2 318,4 313,6 307,9">
            <text:p/>
          </draw:polygon>
          <draw:polygon draw:style-name="gr36" draw:text-style-name="P36" draw:layer="layout" svg:width="0.813cm" svg:height="0.795cm" svg:x="27.463cm" svg:y="11.098cm" svg:viewBox="0 0 814 796" draw:points="445,12 21,339 17,342 14,346 11,349 8,353 6,357 4,361 2,365 1,369 0,373 0,377 0,381 1,386 2,390 3,394 5,397 7,401 284,780 287,784 290,787 293,789 297,791 301,793 305,794 309,795 314,796 318,796 322,796 327,795 332,794 336,792 340,790 345,788 349,785 793,442 797,438 801,435 804,431 807,427 809,423 811,418 813,414 814,410 814,405 814,401 814,397 813,392 812,388 810,384 808,380 806,377 509,14 506,11 503,8 499,6 495,4 491,2 487,1 483,0 479,0 475,0 470,0 466,1 462,3 457,4 453,6 449,9">
            <text:p/>
          </draw:polygon>
          <draw:polygon draw:style-name="gr37" draw:text-style-name="P37" draw:layer="layout" svg:width="0.308cm" svg:height="0.411cm" svg:x="27.474cm" svg:y="11.458cm" svg:viewBox="0 0 309 412" draw:points="309,89 295,380 294,384 293,388 292,392 290,396 289,399 287,402 284,405 282,407 279,409 277,411 275,411 274,412 273,412 272,412 270,412 269,412 268,411 267,411 266,410 265,410 264,409 263,407 2,51 1,50 1,49 0,47 0,46 0,44 0,43 0,41 1,40 1,38 2,37 4,34 6,31 9,29 12,26 15,24 19,21 23,19 27,18 31,16 35,15 40,15 209,1 219,0 229,0 239,2 249,4 258,7 266,11 274,16 281,22 287,28 293,35 298,43 302,51 305,60 308,69 309,79">
            <text:p/>
          </draw:polygon>
          <draw:polygon draw:style-name="gr38" draw:text-style-name="P38" draw:layer="layout" svg:width="0.404cm" svg:height="0.317cm" svg:x="27.496cm" svg:y="11.124cm" svg:viewBox="0 0 405 318" draw:points="233,266 35,316 30,317 26,318 21,318 17,318 14,318 10,317 7,316 5,315 4,315 3,314 2,313 1,312 1,312 0,311 0,310 0,309 0,308 0,307 1,306 1,305 2,305 3,304 4,303 5,302 392,3 393,2 394,1 396,1 397,0 398,0 399,0 400,0 400,0 401,1 402,1 403,2 403,3 404,4 404,5 405,8 405,11 405,14 405,18 405,22 404,27 402,31 401,36 399,41 326,190 322,197 318,204 314,210 310,217 305,223 299,228 294,234 288,239 282,244 275,248 269,252 262,256 255,259 248,262 241,264">
            <text:p/>
          </draw:polygon>
          <draw:polygon draw:style-name="gr39" draw:text-style-name="P39" draw:layer="layout" svg:width="0.419cm" svg:height="0.422cm" svg:x="27.814cm" svg:y="11.446cm" svg:viewBox="0 0 420 423" draw:points="416,115 21,420 19,421 18,422 17,423 16,423 14,423 13,423 12,422 11,422 10,421 9,420 8,419 7,418 5,415 3,411 2,407 1,402 0,397 0,392 0,386 0,380 1,374 2,368 65,33 66,29 67,25 69,22 71,18 73,15 76,12 79,9 83,7 86,5 90,3 94,1 98,1 102,0 106,0 110,0 114,1 374,72 380,74 386,76 391,78 396,81 401,83 405,86 409,89 412,92 415,95 417,98 418,100 419,101 419,103 420,104 420,106 420,107 420,109 419,110 419,111 418,113 417,114">
            <text:p/>
          </draw:polygon>
          <draw:polygon draw:style-name="gr40" draw:text-style-name="P40" draw:layer="layout" svg:width="0.384cm" svg:height="0.36cm" svg:x="27.879cm" svg:y="11.123cm" svg:viewBox="0 0 385 361" draw:points="328,356 33,257 28,255 24,252 19,249 16,246 12,242 9,238 6,234 4,229 2,225 1,220 0,214 0,209 0,204 1,198 2,193 3,187 60,36 61,32 64,27 66,23 69,19 72,15 75,12 78,9 81,6 85,4 88,2 91,1 93,0 94,0 96,0 97,0 99,0 100,1 101,1 103,2 104,3 105,4 383,344 384,345 384,346 385,347 385,349 385,350 385,351 384,352 384,353 383,354 382,355 381,356 379,356 376,358 372,359 368,360 363,360 358,361 352,361 346,360 340,359 334,358">
            <text:p/>
          </draw:polygon>
          <draw:polygon draw:style-name="gr41" draw:text-style-name="P41" draw:layer="layout" svg:width="0.585cm" svg:height="0.577cm" svg:x="27.548cm" svg:y="11.169cm" svg:viewBox="0 0 586 578" draw:points="290,15 27,218 22,222 17,226 13,231 10,236 7,241 5,246 3,251 1,256 0,262 0,267 0,272 1,278 2,283 4,288 6,293 9,297 204,560 208,564 212,567 216,570 220,573 225,575 230,577 236,578 241,578 247,578 252,578 258,577 264,575 270,573 275,571 281,568 286,564 559,353 564,349 569,345 573,340 576,335 579,329 581,324 583,319 585,313 585,308 586,302 585,297 585,292 583,287 581,282 579,277 576,273 371,18 367,14 363,11 359,7 354,5 349,3 344,1 339,0 333,0 328,0 322,1 317,2 311,3 306,5 300,8 295,11">
            <text:p/>
          </draw:polygon>
          <draw:polygon draw:style-name="gr36" draw:text-style-name="P36" draw:layer="layout" svg:width="0.814cm" svg:height="0.806cm" svg:x="27.993cm" svg:y="10.656cm" svg:viewBox="0 0 815 807" draw:points="420,14 18,369 15,372 12,376 9,379 6,383 4,387 3,391 1,395 1,399 0,404 0,408 0,412 1,416 2,420 4,424 6,427 8,431 307,792 310,796 314,799 317,801 321,803 325,805 329,806 333,806 338,807 342,807 347,806 351,805 356,804 360,802 364,799 368,797 372,794 797,416 801,413 804,409 807,405 809,401 811,396 813,392 814,388 815,383 815,379 815,374 815,370 814,366 812,362 811,358 808,355 806,351 483,12 480,9 476,6 473,4 469,3 465,1 461,0 457,0 452,0 448,0 444,1 440,2 435,4 431,6 427,8 423,11">
            <text:p/>
          </draw:polygon>
          <draw:polygon draw:style-name="gr37" draw:text-style-name="P37" draw:layer="layout" svg:width="0.313cm" svg:height="0.408cm" svg:x="28.006cm" svg:y="11.031cm" svg:viewBox="0 0 314 409" draw:points="311,83 314,375 314,380 313,384 312,388 311,392 309,395 307,398 305,401 303,404 300,406 298,407 296,408 295,408 294,409 292,409 291,409 290,409 289,408 287,408 286,407 285,406 284,405 283,404 3,64 2,63 1,62 1,61 0,59 0,58 0,56 0,55 0,53 1,52 1,51 3,48 5,45 8,42 10,39 14,37 17,34 21,32 25,31 29,29 33,28 37,27 206,2 216,0 226,0 236,1 246,2 255,5 263,9 271,13 279,18 286,24 292,31 297,38 302,46 305,54 308,63 310,73">
            <text:p/>
          </draw:polygon>
          <draw:polygon draw:style-name="gr38" draw:text-style-name="P38" draw:layer="layout" svg:width="0.384cm" svg:height="0.341cm" svg:x="28.024cm" svg:y="10.685cm" svg:viewBox="0 0 385 342" draw:points="229,277 35,339 31,341 26,341 22,342 18,342 14,342 11,342 8,341 5,340 4,340 3,339 2,339 2,338 1,337 1,336 0,336 0,335 0,334 0,333 0,332 1,331 1,330 2,329 4,327 371,3 372,2 373,1 374,1 375,0 376,0 377,0 378,0 379,0 379,1 380,1 381,2 382,3 382,4 383,5 384,8 384,11 385,14 385,18 384,22 384,27 383,31 381,36 379,41 318,195 314,202 311,209 307,216 303,222 298,228 293,234 288,240 283,246 277,251 271,256 264,260 258,264 251,268 244,272 237,275">
            <text:p/>
          </draw:polygon>
          <draw:polygon draw:style-name="gr39" draw:text-style-name="P39" draw:layer="layout" svg:width="0.403cm" svg:height="0.428cm" svg:x="28.366cm" svg:y="11.004cm" svg:viewBox="0 0 404 429" draw:points="400,91 22,426 21,427 19,428 18,429 17,429 15,429 14,429 13,429 12,428 11,428 10,427 9,426 8,425 6,422 4,418 3,414 2,410 1,405 0,399 0,393 0,387 0,381 1,375 43,36 44,32 45,28 47,24 49,21 51,17 54,14 57,11 60,8 63,6 67,4 71,2 75,1 78,0 82,0 86,0 90,1 355,51 361,53 367,54 373,56 378,59 383,61 387,64 391,66 395,69 398,72 400,75 402,78 403,79 403,81 404,82 404,83 404,85 403,86 403,87 402,89 401,90">
            <text:p/>
          </draw:polygon>
          <draw:polygon draw:style-name="gr40" draw:text-style-name="P40" draw:layer="layout" svg:width="0.394cm" svg:height="0.339cm" svg:x="28.399cm" svg:y="10.679cm" svg:viewBox="0 0 395 340" draw:points="338,338 37,260 32,259 27,257 22,254 18,251 14,248 11,244 8,240 6,236 4,231 2,226 1,221 0,216 0,211 0,205 1,200 3,194 48,39 49,34 51,29 53,25 56,21 58,17 61,13 64,10 67,7 70,5 74,3 77,1 78,1 80,0 81,0 83,0 84,0 86,0 87,1 88,2 90,2 91,3 392,321 393,322 394,323 394,324 394,326 395,327 394,328 394,329 393,330 393,331 392,332 390,333 389,334 386,336 382,337 378,338 373,339 368,340 362,340 357,340 350,340 344,339">
            <text:p/>
          </draw:polygon>
          <draw:polygon draw:style-name="gr41" draw:text-style-name="P41" draw:layer="layout" svg:width="0.586cm" svg:height="0.583cm" svg:x="28.076cm" svg:y="10.731cm" svg:viewBox="0 0 587 584" draw:points="273,17 24,238 19,242 15,247 11,251 8,256 5,262 3,267 2,272 1,277 0,283 0,288 1,293 2,299 3,304 5,308 8,313 11,317 221,568 225,571 229,575 233,578 238,580 243,582 248,583 253,584 259,584 265,584 270,583 276,581 282,579 287,577 293,574 298,570 304,566 564,336 569,331 573,326 576,321 580,316 582,310 584,305 586,299 587,294 587,288 587,283 587,278 585,273 584,268 581,263 578,258 575,254 352,15 348,11 344,8 340,6 335,3 330,2 325,1 319,0 314,0 309,0 303,1 298,3 293,5 287,7 282,10 277,13">
            <text:p/>
          </draw:polygon>
          <draw:polygon draw:style-name="gr36" draw:text-style-name="P36" draw:layer="layout" svg:width="0.787cm" svg:height="0.77cm" svg:x="26.585cm" svg:y="11.027cm" svg:viewBox="0 0 788 771" draw:points="443,9 37,292 35,294 33,295 29,298 25,301 23,302 21,303 18,306 14,309 11,313 8,316 6,320 4,324 3,327 1,331 0,335 0,340 0,344 0,348 1,352 2,356 4,359 6,363 265,753 268,757 271,760 274,763 277,765 281,767 285,769 289,770 293,770 298,771 302,771 306,770 311,770 315,768 320,767 324,765 328,762 332,759 336,757 340,754 345,751 767,458 771,455 774,451 777,448 780,444 782,440 784,436 786,432 787,428 788,424 788,420 788,415 788,411 787,407 785,403 784,400 781,396 505,17 502,13 499,10 496,8 492,5 489,4 485,2 481,1 477,0 472,0 468,0 464,1 459,1 455,3 451,4 447,6">
            <text:p/>
          </draw:polygon>
          <draw:polygon draw:style-name="gr37" draw:text-style-name="P37" draw:layer="layout" svg:width="0.297cm" svg:height="0.408cm" svg:x="26.595cm" svg:y="11.362cm" svg:viewBox="0 0 298 409" draw:points="298,94 281,336 278,379 277,383 276,387 275,391 273,395 271,398 269,401 267,403 264,406 262,407 259,409 258,409 257,409 256,409 254,409 253,409 252,409 251,409 250,408 249,407 248,406 247,405 246,404 2,37 1,36 1,35 0,33 0,32 0,31 0,29 0,28 1,26 1,25 2,24 4,21 6,18 8,16 12,14 15,12 18,10 22,8 26,7 30,6 35,5 39,4 59,4 204,0 214,0 224,1 234,4 243,7 251,10 259,15 267,20 273,26 279,33 285,40 289,48 293,56 296,65 297,74 298,84">
            <text:p/>
          </draw:polygon>
          <draw:polygon draw:style-name="gr38" draw:text-style-name="P38" draw:layer="layout" svg:width="0.402cm" svg:height="0.287cm" svg:x="26.618cm" svg:y="11.048cm" svg:viewBox="0 0 403 288" draw:points="228,250 34,286 31,287 29,287 24,287 19,288 15,288 15,288 13,287 10,287 8,286 6,285 5,284 3,283 2,282 1,281 1,280 1,280 0,279 0,279 0,278 0,277 0,277 0,276 0,275 1,275 1,274 1,274 3,272 4,271 4,271 5,271 390,2 391,1 393,1 394,0 395,0 396,0 397,0 398,0 399,1 400,1 400,2 401,3 402,4 402,5 402,6 403,8 403,11 403,15 403,19 402,23 401,27 400,31 398,36 396,41 321,183 317,189 313,196 308,202 304,207 299,213 293,218 288,223 282,227 276,231 269,235 263,239 256,242 249,244 242,247 235,249">
            <text:p/>
          </draw:polygon>
          <draw:polygon draw:style-name="gr39" draw:text-style-name="P39" draw:layer="layout" svg:width="0.412cm" svg:height="0.408cm" svg:x="26.917cm" svg:y="11.367cm" svg:viewBox="0 0 413 409" draw:points="408,137 18,407 17,408 17,408 16,408 16,409 16,409 15,409 15,409 14,409 14,409 13,409 13,409 12,409 12,409 11,409 10,409 10,409 10,409 9,408 8,408 8,407 7,407 7,406 6,405 6,404 4,402 3,400 2,397 2,395 1,391 0,386 0,382 0,377 0,372 1,366 2,361 3,355 71,30 72,26 74,22 75,19 78,15 80,12 83,10 86,7 90,5 93,3 97,2 101,1 105,0 109,0 113,0 117,1 121,2 369,91 375,94 380,96 386,99 390,102 395,105 399,108 403,111 406,114 409,118 411,121 412,124 413,125 413,127 413,128 413,130 413,131 412,132 412,134 411,135 410,136">
            <text:p/>
          </draw:polygon>
          <draw:polygon draw:style-name="gr40" draw:text-style-name="P40" draw:layer="layout" svg:width="0.367cm" svg:height="0.375cm" svg:x="26.993cm" svg:y="11.054cm" svg:viewBox="0 0 368 376" draw:points="313,369 30,248 25,245 21,242 17,239 13,236 10,232 7,228 5,223 3,219 2,214 1,209 0,204 0,199 0,194 1,189 3,183 5,178 63,33 65,28 67,24 70,20 73,16 76,13 79,10 82,7 85,5 88,3 92,1 95,0 97,0 98,0 100,0 101,0 102,1 104,1 105,2 106,3 107,4 109,5 367,360 367,361 368,363 368,364 368,365 368,366 368,367 368,368 367,369 366,370 365,371 364,372 362,373 359,374 355,375 351,375 346,376 341,376 336,375 330,374 324,373 319,371">
            <text:p/>
          </draw:polygon>
          <draw:polygon draw:style-name="gr41" draw:text-style-name="P41" draw:layer="layout" svg:width="0.566cm" svg:height="0.563cm" svg:x="26.669cm" svg:y="11.092cm" svg:viewBox="0 0 567 564" draw:points="290,12 27,195 22,198 18,202 14,206 11,211 8,215 5,220 3,225 2,230 1,236 0,241 0,246 1,251 2,256 3,261 6,266 8,271 190,542 194,546 197,550 201,554 206,557 210,559 215,561 221,562 226,563 231,564 237,564 242,563 248,562 254,560 259,558 264,555 270,552 540,365 545,361 549,357 553,352 556,347 559,343 562,337 564,332 565,327 566,322 567,316 567,311 566,306 565,301 563,296 561,291 558,286 367,20 363,16 360,13 356,9 351,7 347,4 342,3 337,1 332,0 327,0 321,0 316,1 310,2 305,4 300,6 295,8">
            <text:p/>
          </draw:polygon>
          <draw:polygon draw:style-name="gr36" draw:text-style-name="P36" draw:layer="layout" svg:width="0.788cm" svg:height="0.775cm" svg:x="27.112cm" svg:y="10.64cm" svg:viewBox="0 0 789 776" draw:points="423,10 20,320 16,323 13,327 10,330 7,334 5,338 3,342 2,346 1,350 0,354 0,358 0,362 1,367 2,371 4,375 6,378 8,382 285,760 288,764 291,767 294,769 298,771 302,773 305,775 310,776 314,776 318,776 322,776 327,776 331,774 335,773 340,771 344,769 348,766 771,440 775,437 778,434 781,430 783,426 785,422 787,418 788,414 789,409 789,405 789,401 789,397 788,392 787,388 786,385 784,381 781,378 483,15 480,12 477,9 474,6 470,4 467,3 463,2 459,1 455,0 450,0 446,0 442,1 438,2 434,3 430,5 426,8">
            <text:p/>
          </draw:polygon>
          <draw:polygon draw:style-name="gr37" draw:text-style-name="P37" draw:layer="layout" svg:width="0.3cm" svg:height="0.405cm" svg:x="27.124cm" svg:y="10.985cm" svg:viewBox="0 0 301 406" draw:points="301,90 294,375 293,379 293,383 291,387 290,391 288,394 286,397 284,399 282,402 279,404 277,405 276,406 274,406 273,406 272,406 271,406 269,406 268,406 267,405 266,405 265,404 264,403 263,402 3,46 2,44 1,43 1,41 0,40 0,39 0,37 0,36 0,34 1,33 2,31 3,29 5,26 8,23 11,21 14,19 18,17 22,15 26,14 30,13 34,12 38,11 201,0 211,0 221,1 231,2 240,5 249,8 257,12 265,17 272,23 278,29 284,36 289,44 293,52 296,61 299,70 300,80">
            <text:p/>
          </draw:polygon>
          <draw:polygon draw:style-name="gr38" draw:text-style-name="P38" draw:layer="layout" svg:width="0.384cm" svg:height="0.301cm" svg:x="27.143cm" svg:y="10.663cm" svg:viewBox="0 0 385 302" draw:points="225,256 34,300 30,301 25,302 21,302 17,302 13,301 10,301 7,300 5,299 4,298 3,298 2,297 1,296 1,295 0,295 0,294 0,293 0,292 0,291 0,290 1,290 2,289 2,288 3,287 4,286 373,2 374,2 375,1 376,0 377,0 378,0 379,0 380,0 381,1 381,1 382,2 383,2 383,3 384,4 384,5 385,8 385,11 385,14 385,18 385,22 384,26 383,31 381,35 379,40 313,184 310,191 306,198 302,204 298,210 293,215 288,221 283,226 277,231 272,235 266,239 259,243 253,246 246,249 239,252 232,254">
            <text:p/>
          </draw:polygon>
          <draw:polygon draw:style-name="gr39" draw:text-style-name="P39" draw:layer="layout" svg:width="0.399cm" svg:height="0.412cm" svg:x="27.462cm" svg:y="10.979cm" svg:viewBox="0 0 400 413" draw:points="396,121 20,411 19,412 18,412 16,413 15,413 14,413 13,412 12,412 11,411 9,411 8,410 8,409 7,407 5,404 3,401 2,397 1,392 1,388 0,382 0,377 0,371 1,365 2,359 54,31 55,27 57,23 58,20 60,16 63,13 65,11 68,8 71,6 75,4 78,2 82,1 86,0 89,0 93,0 97,1 101,2 354,78 360,80 366,82 371,84 376,87 381,89 385,92 389,95 392,98 395,101 397,105 399,108 400,109 400,111 400,112 400,113 400,115 400,116 399,117 398,118 398,120">
            <text:p/>
          </draw:polygon>
          <draw:polygon draw:style-name="gr40" draw:text-style-name="P40" draw:layer="layout" svg:width="0.375cm" svg:height="0.359cm" svg:x="27.513cm" svg:y="10.666cm" svg:viewBox="0 0 376 360" draw:points="321,354 33,249 28,247 24,244 19,241 16,238 12,234 9,230 6,226 4,222 2,217 1,212 0,207 0,202 0,197 1,192 2,186 3,181 53,34 55,30 57,25 59,21 61,17 64,14 67,11 70,8 73,5 76,3 80,2 83,1 84,0 86,0 87,0 89,0 90,0 91,1 93,1 94,2 95,3 96,4 374,343 375,344 376,346 376,347 376,348 376,349 376,350 375,351 375,352 374,353 373,354 372,355 371,356 367,357 364,358 359,359 355,360 350,360 344,359 339,359 333,358 327,356">
            <text:p/>
          </draw:polygon>
          <draw:polygon draw:style-name="gr41" draw:text-style-name="P41" draw:layer="layout" svg:width="0.567cm" svg:height="0.564cm" svg:x="27.194cm" svg:y="10.707cm" svg:viewBox="0 0 568 565" draw:points="275,13 24,205 20,209 16,213 12,218 9,223 6,227 4,232 2,238 1,243 0,248 0,253 0,258 1,264 3,269 4,273 7,278 10,283 205,545 209,549 213,553 217,556 221,559 226,561 231,563 236,564 242,565 247,565 252,565 258,564 263,562 269,560 274,558 279,555 285,552 545,351 549,347 553,343 557,338 560,334 563,329 565,324 566,318 568,313 568,308 568,302 568,297 567,292 566,287 564,282 561,277 558,273 353,19 349,15 345,11 341,8 336,6 332,3 327,2 321,1 316,0 311,0 306,0 300,1 295,3 290,5 284,7 279,10">
            <text:p/>
          </draw:polygon>
          <draw:polygon draw:style-name="gr36" draw:text-style-name="P36" draw:layer="layout" svg:width="0.786cm" svg:height="0.778cm" svg:x="27.616cm" svg:y="10.227cm" svg:viewBox="0 0 787 779" draw:points="393,12 18,342 14,345 11,349 8,352 6,356 4,360 2,364 1,368 0,372 0,376 0,380 0,385 1,389 3,393 4,397 6,400 9,404 308,766 311,769 314,771 317,774 321,776 325,777 329,778 333,779 338,779 342,779 346,779 351,778 355,776 359,775 363,772 368,770 372,767 771,415 774,411 777,408 780,404 782,400 784,395 785,391 786,387 786,383 787,378 786,374 786,370 785,366 783,362 781,359 779,355 776,352 453,12 450,9 447,7 443,5 440,3 436,2 432,1 428,0 424,0 420,0 415,1 411,2 407,3 403,5 400,7 396,9">
            <text:p/>
          </draw:polygon>
          <draw:polygon draw:style-name="gr37" draw:text-style-name="P37" draw:layer="layout" svg:width="0.312cm" svg:height="0.4cm" svg:x="27.629cm" svg:y="10.583cm" svg:viewBox="0 0 313 401" draw:points="301,84 313,369 313,373 312,377 311,381 310,385 308,388 306,391 304,394 302,396 300,398 299,399 297,399 296,400 295,400 294,401 292,401 291,401 290,400 289,400 288,400 286,399 285,398 284,397 283,396 3,56 2,55 1,54 1,52 0,51 0,49 0,48 0,47 0,45 1,44 1,42 3,40 5,37 7,34 10,32 13,29 16,27 20,25 24,24 28,22 32,21 36,21 197,1 207,0 217,0 226,1 236,3 245,6 253,10 261,14 268,20 275,26 281,32 287,39 291,47 295,56 298,65 300,74">
            <text:p/>
          </draw:polygon>
          <draw:polygon draw:style-name="gr38" draw:text-style-name="P38" draw:layer="layout" svg:width="0.36cm" svg:height="0.318cm" svg:x="27.644cm" svg:y="10.253cm" svg:viewBox="0 0 361 319" draw:points="220,263 35,317 30,318 26,319 22,319 18,319 14,319 11,319 8,318 6,317 3,316 3,315 2,314 1,314 1,313 0,312 0,311 0,310 0,310 0,309 1,308 1,307 2,306 3,305 4,304 347,3 348,2 349,1 350,1 351,0 352,0 353,0 354,0 355,0 356,1 356,1 357,2 358,3 358,4 359,5 360,7 361,10 361,13 361,17 361,21 361,25 360,30 358,35 357,39 303,187 300,194 297,200 293,207 289,213 285,219 280,224 275,230 270,235 265,239 259,244 253,248 247,252 240,255 234,258 227,261">
            <text:p/>
          </draw:polygon>
          <draw:polygon draw:style-name="gr39" draw:text-style-name="P39" draw:layer="layout" svg:width="0.38cm" svg:height="0.415cm" svg:x="27.985cm" svg:y="10.564cm" svg:viewBox="0 0 381 416" draw:points="378,99 22,414 21,414 19,415 18,416 17,416 16,416 15,416 13,415 12,415 11,414 10,413 9,412 8,411 6,408 5,405 3,401 2,396 1,391 0,386 0,381 0,375 0,369 1,363 32,34 32,30 33,26 34,22 36,19 38,16 41,13 43,10 46,7 50,5 53,3 57,2 60,1 64,0 68,0 72,0 76,1 333,60 339,61 344,63 350,65 355,67 360,69 364,72 368,74 372,77 375,80 378,83 379,86 380,87 381,89 381,90 381,92 381,93 381,94 381,96 380,97 379,98">
            <text:p/>
          </draw:polygon>
          <draw:polygon draw:style-name="gr40" draw:text-style-name="P40" draw:layer="layout" svg:width="0.383cm" svg:height="0.338cm" svg:x="28.003cm" svg:y="10.25cm" svg:viewBox="0 0 384 339" draw:points="330,336 36,250 31,248 27,246 22,244 18,241 15,237 11,234 8,230 6,225 4,221 2,216 1,211 0,206 0,201 0,196 1,190 2,185 40,36 41,32 42,27 44,23 47,19 49,15 52,12 55,9 57,6 61,4 64,2 67,1 68,0 70,0 71,0 73,0 74,0 75,1 77,1 78,2 79,3 80,4 381,322 382,323 383,324 384,325 384,326 384,327 384,328 384,329 383,330 382,331 381,332 380,333 379,334 376,335 372,337 368,338 364,339 359,339 353,339 348,339 342,338 336,337">
            <text:p/>
          </draw:polygon>
          <draw:polygon draw:style-name="gr41" draw:text-style-name="P41" draw:layer="layout" svg:width="0.566cm" svg:height="0.564cm" svg:x="27.694cm" svg:y="10.297cm" svg:viewBox="0 0 567 565" draw:points="254,16 22,222 17,226 13,230 10,234 7,239 5,244 3,249 1,254 0,259 0,264 0,269 1,274 2,279 3,284 6,289 8,294 12,298 222,548 226,552 230,556 234,558 239,561 244,563 249,564 254,565 259,565 265,565 270,565 276,564 281,562 286,560 292,557 297,554 302,550 546,334 551,330 555,325 558,321 561,316 563,311 565,305 566,300 567,295 567,289 567,284 566,279 565,273 563,269 561,264 558,259 554,255 331,17 328,13 323,9 319,7 314,4 309,2 304,1 299,0 294,0 289,0 284,1 278,2 273,4 268,6 263,9 259,12">
            <text:p/>
          </draw:polygon>
          <draw:polygon draw:style-name="gr30" draw:text-style-name="P30" draw:layer="layout" svg:width="0.767cm" svg:height="0.758cm" svg:x="26.257cm" svg:y="10.547cm" svg:viewBox="0 0 768 759" draw:points="424,8 35,281 31,284 28,286 24,289 20,291 17,294 13,297 10,300 8,303 5,307 4,311 2,315 1,319 0,323 0,327 0,331 1,335 2,339 3,343 5,347 7,351 266,741 269,745 272,748 275,750 278,753 282,755 285,756 289,757 293,758 298,759 302,759 306,758 310,757 315,756 319,755 323,753 327,750 335,745 339,743 342,740 748,457 752,454 755,451 758,447 760,444 763,440 764,436 766,432 767,428 767,424 768,420 767,416 767,412 766,407 765,404 763,400 760,396 484,17 481,13 478,10 475,8 471,6 468,4 464,2 460,1 456,0 452,0 448,0 444,0 440,1 436,2 432,4 428,6">
            <text:p/>
          </draw:polygon>
          <draw:polygon draw:style-name="gr31" draw:text-style-name="P31" draw:layer="layout" svg:width="0.29cm" svg:height="0.405cm" svg:x="26.268cm" svg:y="10.874cm" svg:viewBox="0 0 291 406" draw:points="291,94 279,334 278,356 277,366 277,376 276,380 275,384 274,388 273,391 271,394 269,397 267,400 264,402 262,404 261,404 260,405 258,405 257,405 256,406 255,406 254,406 252,405 251,405 250,404 249,404 248,403 247,402 246,400 2,33 2,32 1,30 0,29 0,28 0,26 0,25 0,23 1,22 1,21 2,19 3,17 5,14 8,12 11,9 14,7 18,6 21,4 25,3 29,2 34,1 38,1 56,1 198,0 208,0 217,2 227,4 235,7 244,11 252,15 259,21 266,27 272,33 277,41 282,48 286,57 289,65 290,74 291,84">
            <text:p/>
          </draw:polygon>
          <draw:polygon draw:style-name="gr32" draw:text-style-name="P32" draw:layer="layout" svg:width="0.385cm" svg:height="0.277cm" svg:x="26.288cm" svg:y="10.567cm" svg:viewBox="0 0 386 278" draw:points="221,244 33,277 31,277 28,278 26,278 24,278 21,278 19,278 17,277 15,277 15,277 12,276 10,276 8,275 6,274 5,273 3,273 2,272 1,270 1,270 1,269 0,269 0,268 0,268 0,267 0,267 0,266 0,265 1,265 1,264 1,264 2,263 2,263 4,262 4,262 4,262 4,261 4,261 4,261 4,261 4,261 4,261 4,261 5,261 5,261 5,261 5,261 5,261 5,261 5,261 5,260 374,2 375,2 376,1 377,0 378,0 379,0 380,0 381,0 382,1 383,1 383,2 384,3 384,3 385,4 385,6 386,8 386,11 386,15 386,18 386,22 385,27 383,31 382,35 380,40 310,179 307,185 303,191 299,197 294,202 289,208 284,213 279,217 273,222 267,226 261,229 255,233 249,236 242,238 235,241 228,242">
            <text:p/>
          </draw:polygon>
          <draw:polygon draw:style-name="gr33" draw:text-style-name="P33" draw:layer="layout" svg:width="0.396cm" svg:height="0.402cm" svg:x="26.587cm" svg:y="10.882cm" svg:viewBox="0 0 397 403" draw:points="393,140 19,401 18,402 18,402 17,403 16,403 16,403 15,403 15,403 15,403 14,403 14,403 13,403 13,403 12,403 12,403 12,403 12,403 11,402 10,402 9,402 8,401 8,401 7,400 6,399 6,398 5,398 5,397 4,394 3,392 2,389 1,385 0,381 0,376 0,372 0,366 0,361 1,355 2,350 63,29 64,25 66,21 67,18 69,15 72,12 74,9 77,7 80,5 84,3 87,2 91,1 95,0 98,0 102,0 106,1 110,2 353,95 359,97 365,100 370,103 375,106 379,109 383,112 387,115 390,119 392,122 395,125 396,128 397,130 397,131 397,132 397,134 397,135 397,136 396,137 395,138 394,139">
            <text:p/>
          </draw:polygon>
          <draw:polygon draw:style-name="gr34" draw:text-style-name="P34" draw:layer="layout" svg:width="0.36cm" svg:height="0.374cm" svg:x="26.652cm" svg:y="10.575cm" svg:viewBox="0 0 361 375" draw:points="307,367 31,243 26,240 22,237 18,234 14,231 11,227 8,223 6,218 4,214 2,209 1,204 0,199 0,194 0,189 1,184 2,178 4,173 58,31 60,27 62,23 64,19 67,16 70,12 73,9 76,7 79,5 82,3 85,1 88,0 90,0 91,0 93,0 94,0 95,1 97,1 98,2 99,2 100,3 101,5 359,360 360,361 361,362 361,363 361,365 361,366 361,367 360,368 360,369 359,370 358,370 357,371 355,372 352,373 349,374 344,374 340,375 335,374 330,374 324,373 319,371 313,370">
            <text:p/>
          </draw:polygon>
          <draw:polygon draw:style-name="gr35" draw:text-style-name="P35" draw:layer="layout" svg:width="0.551cm" svg:height="0.554cm" svg:x="26.338cm" svg:y="10.61cm" svg:viewBox="0 0 552 555" draw:points="277,11 25,187 21,190 17,194 13,198 10,202 7,207 5,212 3,217 1,222 0,227 0,232 0,237 1,242 2,248 4,253 6,257 9,262 191,533 194,538 198,542 202,545 206,548 211,550 215,552 220,554 226,555 231,555 236,555 242,555 247,554 252,552 258,550 263,547 268,544 527,364 532,360 536,356 539,352 543,347 545,342 548,337 550,332 551,327 552,322 552,317 552,312 551,307 550,301 548,297 546,292 543,287 352,22 348,17 345,14 341,10 336,7 332,5 327,3 322,1 317,0 312,0 307,0 302,1 296,2 291,3 286,5 281,8">
            <text:p/>
          </draw:polygon>
          <draw:polygon draw:style-name="gr30" draw:text-style-name="P30" draw:layer="layout" svg:width="0.764cm" svg:height="0.756cm" svg:x="26.762cm" svg:y="10.181cm" svg:viewBox="0 0 765 757" draw:points="399,9 18,303 15,305 12,309 9,312 6,315 4,319 3,323 1,327 1,331 0,335 0,339 0,343 1,347 2,351 4,355 6,359 8,362 285,740 288,744 291,747 294,749 297,752 301,753 305,755 309,756 313,757 317,757 322,757 326,757 330,756 335,754 339,753 343,751 347,748 747,439 751,436 754,433 757,430 759,426 761,422 763,418 764,414 765,410 765,406 765,402 764,398 764,394 762,390 761,386 759,382 756,379 458,16 456,13 452,10 449,7 446,5 442,3 438,2 434,1 430,0 426,0 422,0 418,1 414,2 410,3 406,5 402,7">
            <text:p/>
          </draw:polygon>
          <draw:polygon draw:style-name="gr31" draw:text-style-name="P31" draw:layer="layout" svg:width="0.291cm" svg:height="0.4cm" svg:x="26.774cm" svg:y="10.512cm" svg:viewBox="0 0 292 401" draw:points="292,91 292,372 292,376 291,379 290,383 289,386 287,390 285,392 283,395 281,397 279,399 278,400 277,400 275,401 274,401 273,401 272,401 271,401 270,401 268,401 267,400 266,399 265,398 264,397 263,396 3,40 2,38 1,37 1,36 0,34 0,33 0,32 0,30 0,29 1,27 1,26 3,23 5,21 7,18 10,16 13,14 16,12 20,10 24,9 28,8 32,7 36,7 194,0 204,0 213,1 222,3 231,5 240,9 248,13 256,18 263,24 269,31 275,38 280,45 284,54 287,62 290,71 291,81">
            <text:p/>
          </draw:polygon>
          <draw:polygon draw:style-name="gr32" draw:text-style-name="P32" draw:layer="layout" svg:width="0.364cm" svg:height="0.285cm" svg:x="26.792cm" svg:y="10.202cm" svg:viewBox="0 0 365 286" draw:points="216,247 33,284 29,285 24,286 20,286 17,286 13,285 10,285 7,284 5,283 4,282 3,281 2,281 1,280 1,279 0,278 0,278 0,277 0,276 0,275 0,274 1,273 2,273 2,272 3,271 5,270 352,2 353,1 354,1 355,0 356,0 357,0 358,0 359,0 360,1 361,1 361,2 362,2 363,3 363,4 364,5 364,8 365,11 365,14 365,18 365,22 364,26 363,30 362,35 360,40 300,178 297,185 294,191 290,197 286,203 282,208 277,213 272,218 267,223 261,227 255,231 249,234 243,238 237,241 230,243 223,245">
            <text:p/>
          </draw:polygon>
          <draw:polygon draw:style-name="gr33" draw:text-style-name="P33" draw:layer="layout" svg:width="0.38cm" svg:height="0.402cm" svg:x="27.109cm" svg:y="10.512cm" svg:viewBox="0 0 381 403" draw:points="378,127 20,401 19,402 18,403 17,403 15,403 14,403 13,403 12,403 11,402 10,401 9,400 8,399 7,398 5,395 4,392 3,388 1,383 1,378 0,373 0,367 0,362 1,356 1,349 44,30 45,26 46,22 48,19 49,15 52,12 54,10 57,7 60,5 63,3 66,2 70,1 74,0 77,0 81,0 85,1 89,2 336,83 347,87 357,93 362,96 366,99 370,102 373,105 376,108 378,111 380,114 380,115 381,117 381,118 381,120 381,121 381,122 380,123 380,125 379,126">
            <text:p/>
          </draw:polygon>
          <draw:polygon draw:style-name="gr34" draw:text-style-name="P34" draw:layer="layout" svg:width="0.366cm" svg:height="0.359cm" svg:x="27.146cm" svg:y="10.207cm" svg:viewBox="0 0 367 360" draw:points="315,354 34,241 29,239 24,237 20,234 16,231 13,227 10,223 7,219 5,214 3,210 2,205 1,200 0,195 0,190 0,185 1,179 3,174 47,32 48,28 50,24 52,20 54,16 57,13 59,10 62,7 65,5 68,3 71,1 74,0 75,0 77,0 78,0 79,0 81,0 82,1 83,1 84,2 85,3 87,4 364,344 365,345 366,346 366,348 367,349 367,350 367,351 366,352 366,353 365,354 364,355 363,355 362,356 359,358 355,359 351,359 347,360 342,360 337,359 332,359 326,358 321,356">
            <text:p/>
          </draw:polygon>
          <draw:polygon draw:style-name="gr35" draw:text-style-name="P35" draw:layer="layout" svg:width="0.549cm" svg:height="0.551cm" svg:x="26.841cm" svg:y="10.245cm" svg:viewBox="0 0 550 552" draw:points="260,11 22,193 18,197 14,201 11,205 8,210 5,214 3,219 2,224 1,229 0,234 0,239 0,244 1,249 3,254 5,259 7,264 10,268 206,532 209,536 213,540 217,543 221,545 226,548 230,549 236,551 241,551 246,552 251,551 257,551 262,550 267,548 272,546 277,543 282,540 529,350 533,346 537,342 540,338 543,333 546,329 547,324 549,319 550,313 550,308 550,303 550,298 549,293 547,288 545,283 543,278 540,274 335,19 331,15 327,12 323,9 318,6 314,4 309,2 304,1 299,0 294,0 289,0 283,1 278,2 273,4 269,6 264,8">
            <text:p/>
          </draw:polygon>
          <draw:polygon draw:style-name="gr30" draw:text-style-name="P30" draw:layer="layout" svg:width="0.756cm" svg:height="0.752cm" svg:x="27.238cm" svg:y="9.798cm" svg:viewBox="0 0 757 753" draw:points="365,11 15,317 12,320 9,324 7,327 5,331 3,334 2,338 1,342 0,346 0,350 0,354 1,358 2,362 3,366 5,370 7,373 10,377 308,739 311,742 314,745 317,747 321,749 325,750 329,752 333,752 337,753 341,753 346,752 350,752 354,751 358,749 362,747 366,745 369,742 743,413 746,410 749,407 751,403 753,399 755,395 756,391 757,387 757,383 757,379 757,375 756,371 755,367 754,363 752,359 749,356 747,353 423,13 420,10 417,8 414,5 410,4 406,2 403,1 399,0 395,0 391,0 387,0 383,1 379,2 375,4 372,6 368,8">
            <text:p/>
          </draw:polygon>
          <draw:polygon draw:style-name="gr31" draw:text-style-name="P31" draw:layer="layout" svg:width="0.31cm" svg:height="0.392cm" svg:x="27.252cm" svg:y="10.135cm" svg:viewBox="0 0 311 393" draw:points="292,84 311,362 311,366 310,370 310,374 309,378 307,381 306,384 304,386 302,389 300,391 299,391 298,392 297,392 296,393 294,393 293,393 292,393 291,393 290,393 289,392 287,392 286,391 285,390 284,389 3,48 2,47 1,45 1,44 0,43 0,41 0,40 0,39 0,37 1,36 1,35 2,32 4,29 6,27 9,25 12,22 15,20 19,19 22,17 26,16 30,15 34,15 188,1 198,0 207,0 217,2 226,4 234,7 242,11 250,16 258,21 264,27 270,34 276,41 281,49 285,57 288,66 290,75">
            <text:p/>
          </draw:polygon>
          <draw:polygon draw:style-name="gr32" draw:text-style-name="P32" draw:layer="layout" svg:width="0.337cm" svg:height="0.296cm" svg:x="27.264cm" svg:y="9.822cm" svg:viewBox="0 0 338 297" draw:points="210,250 34,296 29,297 25,297 21,297 17,297 14,297 10,296 8,296 5,295 3,293 2,293 2,292 1,291 1,291 0,290 0,289 0,288 0,288 0,287 1,286 1,285 2,284 3,283 4,283 324,3 325,2 326,1 327,1 328,0 329,0 330,0 330,0 331,0 332,1 333,1 333,2 334,3 335,4 335,5 336,7 337,10 338,14 338,17 338,21 338,25 337,30 336,34 335,39 287,179 285,185 282,191 279,197 275,203 271,208 267,214 263,219 258,223 253,228 247,232 242,236 236,239 230,242 223,245 217,247">
            <text:p/>
          </draw:polygon>
          <draw:polygon draw:style-name="gr33" draw:text-style-name="P33" draw:layer="layout" svg:width="0.357cm" svg:height="0.401cm" svg:x="27.604cm" svg:y="10.124cm" svg:viewBox="0 0 358 402" draw:points="355,107 22,399 21,400 20,401 19,401 18,402 17,402 16,402 14,401 13,401 12,400 11,399 10,398 9,397 8,394 6,391 4,387 3,383 2,378 1,373 0,367 0,362 0,356 0,350 20,32 21,28 21,24 23,21 24,17 26,14 28,11 31,9 34,6 37,4 40,3 43,1 47,1 50,0 54,0 58,0 62,1 311,67 317,69 323,71 328,73 333,75 338,78 342,80 346,83 349,86 352,89 355,92 357,94 357,96 358,97 358,99 358,100 358,101 358,102 358,104 357,105 356,106">
            <text:p/>
          </draw:polygon>
          <draw:polygon draw:style-name="gr34" draw:text-style-name="P34" draw:layer="layout" svg:width="0.374cm" svg:height="0.337cm" svg:x="27.605cm" svg:y="9.821cm" svg:viewBox="0 0 375 338" draw:points="323,334 38,241 33,239 28,236 23,234 19,230 16,227 12,223 10,219 7,215 5,211 3,206 2,201 1,196 0,191 0,186 0,181 1,176 33,34 34,29 36,25 37,21 39,17 41,14 44,11 46,8 49,5 52,3 55,2 57,1 59,0 60,0 62,0 63,0 64,0 66,1 67,1 68,2 69,3 71,4 372,321 373,323 374,324 374,325 374,326 375,327 374,328 374,329 374,330 373,331 372,332 371,333 370,334 367,335 364,336 360,337 356,338 351,338 346,338 341,337 335,336 329,335">
            <text:p/>
          </draw:polygon>
          <draw:polygon draw:style-name="gr35" draw:text-style-name="P35" draw:layer="layout" svg:width="0.546cm" svg:height="0.546cm" svg:x="27.313cm" svg:y="9.864cm" svg:viewBox="0 0 547 547" draw:points="236,13 19,204 15,208 11,212 8,216 6,220 4,225 2,230 1,235 0,240 0,245 0,250 1,255 2,260 4,265 7,270 9,275 13,279 222,528 226,532 230,536 234,539 239,541 243,544 248,545 253,546 259,547 264,547 269,546 274,545 280,544 285,542 290,539 295,536 299,533 529,332 533,328 536,324 539,319 542,314 544,309 545,304 546,299 547,294 547,289 546,284 545,279 544,274 542,269 540,264 537,260 533,256 311,17 308,13 303,10 299,7 294,5 290,3 285,1 280,0 275,0 270,0 265,1 260,1 255,3 250,5 245,7 241,10">
            <text:p/>
          </draw:polygon>
          <draw:polygon draw:style-name="gr30" draw:text-style-name="P30" draw:layer="layout" svg:width="0.713cm" svg:height="0.71cm" svg:x="27.265cm" svg:y="9.001cm" svg:viewBox="0 0 714 711" draw:points="294,11 227,85 157,159 85,232 10,304 8,307 6,310 4,313 2,317 1,320 1,324 0,328 0,332 0,335 1,339 2,343 3,347 5,351 7,354 10,357 13,361 337,698 340,701 343,704 347,706 350,708 354,709 358,710 362,711 366,711 370,711 373,711 377,710 381,709 385,707 388,705 391,703 394,700 554,541 631,460 705,378 708,375 710,372 712,368 713,364 714,361 714,357 714,353 714,349 714,345 713,341 711,338 710,334 708,331 705,327 703,324 700,321 348,12 345,9 341,7 338,5 334,3 331,2 327,1 323,0 319,0 316,0 312,1 308,1 305,3 302,4 299,6 296,8">
            <text:p/>
          </draw:polygon>
          <draw:polygon draw:style-name="gr31" draw:text-style-name="P31" draw:layer="layout" svg:width="0.33cm" svg:height="0.37cm" svg:x="27.282cm" svg:y="9.321cm" svg:viewBox="0 0 331 371" draw:points="279,78 331,341 331,345 331,349 331,352 331,355 330,358 329,361 327,364 326,366 324,368 323,369 322,369 321,370 320,370 319,370 318,371 317,371 315,371 314,370 313,370 312,369 311,369 310,368 309,367 4,49 3,48 2,47 1,46 1,44 0,43 0,42 0,41 0,39 0,38 0,37 1,35 1,34 3,32 4,29 6,27 9,25 12,23 15,21 18,20 21,19 25,18 28,17 171,1 180,0 189,0 198,1 206,3 215,6 223,10 231,14 239,19 246,24 252,31 259,37 264,44 269,52 273,60 276,69">
            <text:p/>
          </draw:polygon>
          <draw:polygon draw:style-name="gr32" draw:text-style-name="P32" draw:layer="layout" svg:width="0.276cm" svg:height="0.284cm" svg:x="27.285cm" svg:y="9.024cm" svg:viewBox="0 0 277 285" draw:points="191,236 33,283 29,284 25,284 21,285 17,285 14,285 11,284 8,283 6,282 4,281 3,281 2,280 1,279 1,279 0,278 0,277 0,276 0,276 0,275 0,274 1,273 1,272 2,271 3,271 136,137 199,70 261,3 262,2 263,1 263,1 264,0 265,0 266,0 267,0 268,0 268,1 269,1 270,2 271,3 272,4 274,7 275,9 276,12 276,16 277,19 277,23 277,27 277,31 276,36 253,168 252,174 250,180 248,186 245,191 242,197 239,202 236,206 232,211 228,215 223,219 219,223 214,226 208,229 203,232 197,234">
            <text:p/>
          </draw:polygon>
          <draw:polygon draw:style-name="gr33" draw:text-style-name="P33" draw:layer="layout" svg:width="0.326cm" svg:height="0.381cm" svg:x="27.627cm" svg:y="9.306cm" svg:viewBox="0 0 327 382" draw:points="326,93 49,380 48,381 47,382 46,382 45,382 44,382 43,382 42,382 41,381 39,381 38,380 36,378 34,375 32,372 30,368 28,364 27,359 25,355 24,349 23,344 23,338 22,333 0,31 0,27 0,23 1,20 2,17 3,14 5,11 7,9 9,7 12,5 15,3 18,2 21,1 24,0 27,0 31,0 34,1 277,57 283,58 288,60 294,62 299,64 304,66 308,68 312,71 316,73 319,76 322,79 324,81 325,83 326,84 327,85 327,86 327,88 327,89 327,90 327,91 326,92">
            <text:p/>
          </draw:polygon>
          <draw:polygon draw:style-name="gr34" draw:text-style-name="P34" draw:layer="layout" svg:width="0.37cm" svg:height="0.308cm" svg:x="27.589cm" svg:y="9.022cm" svg:viewBox="0 0 371 309" draw:points="323,307 43,226 38,224 34,222 29,220 25,217 21,214 17,210 14,207 11,203 8,199 6,194 4,190 3,185 1,180 0,175 0,170 0,165 9,32 9,28 10,24 11,21 12,17 14,14 16,11 18,8 20,6 22,4 24,2 26,1 27,1 28,0 29,0 31,0 32,0 33,0 35,0 36,1 37,2 38,2 40,3 367,293 368,294 369,295 370,296 370,297 371,298 371,299 371,300 370,301 370,302 369,303 369,304 368,304 366,305 365,306 362,307 359,308 355,309 350,309 345,309 340,309 335,309 329,308">
            <text:p/>
          </draw:polygon>
          <draw:polygon draw:style-name="gr35" draw:text-style-name="P35" draw:layer="layout" svg:width="0.517cm" svg:height="0.514cm" svg:x="27.33cm" svg:y="9.064cm" svg:viewBox="0 0 518 515" draw:points="189,14 13,197 10,200 7,204 5,208 3,212 1,216 1,221 0,225 0,230 0,235 1,240 3,244 5,249 7,253 10,258 13,262 17,266 245,499 249,502 253,506 257,508 262,511 266,513 271,514 276,515 281,515 286,515 291,515 296,514 300,512 305,510 309,508 313,505 317,502 506,305 509,301 512,297 514,292 516,288 517,283 518,278 518,274 518,269 518,264 516,259 515,254 513,250 510,245 507,241 504,237 500,233 258,15 254,11 250,8 245,6 241,4 236,2 232,1 227,0 222,0 217,0 213,1 208,2 204,3 200,5 196,7 192,10">
            <text:p/>
          </draw:polygon>
          <draw:polygon draw:style-name="gr30" draw:text-style-name="P30" draw:layer="layout" svg:width="0.746cm" svg:height="0.744cm" svg:x="27.675cm" svg:y="9.393cm" svg:viewBox="0 0 747 745" draw:points="325,13 250,95 173,177 12,337 9,340 7,344 5,347 3,350 2,354 1,358 0,362 0,366 0,369 1,373 2,377 3,381 5,385 7,388 9,391 12,395 336,733 339,736 342,739 346,741 350,743 354,744 358,745 362,745 366,745 370,745 374,745 378,744 382,742 386,740 390,738 393,735 396,732 736,380 739,377 741,373 743,369 744,365 746,361 746,357 747,353 747,349 746,345 746,341 745,337 743,333 741,329 739,326 737,323 734,320 382,11 378,8 375,6 371,4 367,2 364,1 360,0 356,0 352,0 348,0 344,1 341,2 337,4 334,5 330,8 327,10">
            <text:p/>
          </draw:polygon>
          <draw:polygon draw:style-name="gr31" draw:text-style-name="P31" draw:layer="layout" svg:width="0.332cm" svg:height="0.38cm" svg:x="27.691cm" svg:y="9.737cm" svg:viewBox="0 0 333 381" draw:points="290,76 333,350 333,354 333,358 333,361 332,365 331,368 330,371 328,374 326,376 324,378 323,379 322,379 321,380 320,380 319,381 318,381 317,381 315,381 314,380 313,380 312,379 311,378 309,377 308,376 4,60 3,59 2,57 1,56 1,55 0,53 0,52 0,51 0,49 0,48 1,46 1,45 1,44 3,41 5,38 7,36 10,34 13,32 16,30 19,28 23,26 27,25 30,25 180,1 190,0 199,0 209,1 218,2 226,5 235,8 243,12 251,17 258,22 265,28 271,35 276,42 281,50 284,58 287,67">
            <text:p/>
          </draw:polygon>
          <draw:polygon draw:style-name="gr32" draw:text-style-name="P32" draw:layer="layout" svg:width="0.303cm" svg:height="0.312cm" svg:x="27.697cm" svg:y="9.418cm" svg:viewBox="0 0 304 313" draw:points="202,255 33,311 29,312 25,313 21,313 18,313 14,313 11,313 8,312 6,311 4,310 3,310 2,309 1,308 1,308 0,307 0,306 0,305 0,304 0,304 0,303 1,302 2,301 2,300 3,299 288,3 289,2 290,1 291,1 291,0 292,0 293,0 294,0 295,0 296,1 297,1 297,2 298,2 299,3 300,4 301,7 302,9 303,12 303,16 304,20 304,24 303,28 303,33 302,37 270,178 268,185 266,191 264,198 261,204 258,209 254,215 250,220 246,225 241,230 236,234 231,239 226,243 220,246 214,249 208,252">
            <text:p/>
          </draw:polygon>
          <draw:polygon draw:style-name="gr33" draw:text-style-name="P33" draw:layer="layout" svg:width="0.338cm" svg:height="0.398cm" svg:x="28.054cm" svg:y="9.712cm" svg:viewBox="0 0 339 399" draw:points="337,82 264,163 189,242 35,397 34,398 33,398 32,399 31,399 30,399 29,399 27,399 26,398 25,398 24,397 23,396 22,395 20,392 18,389 16,385 14,381 13,376 11,371 10,366 10,360 9,354 9,348 0,33 0,29 0,25 1,22 2,19 4,16 6,13 8,10 11,8 13,5 16,4 20,2 23,1 27,0 30,0 34,0 38,1 289,46 295,47 301,49 306,50 312,52 317,54 321,57 325,59 329,62 332,64 335,67 337,70 338,71 338,72 339,74 339,75 339,76 339,77 339,79 338,80 337,81">
            <text:p/>
          </draw:polygon>
          <draw:polygon draw:style-name="gr34" draw:text-style-name="P34" draw:layer="layout" svg:width="0.38cm" svg:height="0.31cm" svg:x="28.022cm" svg:y="9.413cm" svg:viewBox="0 0 381 311" draw:points="330,309 41,239 36,237 32,235 27,233 23,230 19,227 15,223 12,220 9,216 7,211 4,207 3,202 1,197 0,193 0,188 0,182 1,177 16,35 17,31 18,27 19,23 20,19 22,16 24,12 27,9 29,7 31,4 34,2 37,1 38,1 39,0 41,0 42,0 43,0 44,0 46,1 47,1 48,2 49,3 378,293 379,294 380,295 380,296 381,297 381,298 381,299 381,300 381,301 380,302 379,303 378,304 377,305 375,306 372,308 368,309 364,310 359,311 354,311 349,311 343,311 337,310 332,309">
            <text:p/>
          </draw:polygon>
          <draw:polygon draw:style-name="gr35" draw:text-style-name="P35" draw:layer="layout" svg:width="0.54cm" svg:height="0.539cm" svg:x="27.744cm" svg:y="9.46cm" svg:viewBox="0 0 541 540" draw:points="210,16 15,218 11,222 8,226 6,231 4,235 2,240 1,245 0,250 0,255 0,260 1,265 2,270 4,275 6,279 9,284 12,288 16,292 244,525 248,528 252,532 257,534 261,536 266,538 271,539 276,540 281,540 286,540 291,539 296,537 301,536 306,533 311,531 315,527 319,524 526,308 530,303 533,299 536,294 538,289 539,284 541,279 541,274 541,269 541,264 540,259 538,254 536,250 534,245 531,241 528,236 524,233 283,14 278,11 274,8 269,5 265,3 260,2 255,1 250,0 245,0 240,0 235,1 231,3 226,4 222,7 218,9 214,13">
            <text:p/>
          </draw:polygon>
          <draw:polygon draw:style-name="gr30" draw:text-style-name="P30" draw:layer="layout" svg:width="1.221cm" svg:height="1.205cm" svg:x="28.084cm" svg:y="9.784cm" svg:viewBox="0 0 1222 1206" draw:points="355,15 273,106 189,195 14,370 11,373 8,377 6,380 4,384 2,388 1,392 0,396 0,400 0,404 0,408 1,412 2,416 4,420 6,424 8,427 11,430 744,1195 747,1198 751,1200 754,1202 758,1204 762,1205 766,1205 771,1206 775,1206 780,1205 784,1204 788,1203 793,1201 797,1198 801,1196 805,1193 809,1189 1207,776 1211,772 1214,767 1216,763 1218,759 1220,754 1221,750 1222,745 1222,741 1222,736 1222,732 1221,727 1219,723 1218,720 1215,716 1213,713 1210,709 416,10 412,8 409,5 405,3 401,2 397,1 393,0 389,0 385,0 381,1 377,2 373,3 369,4 365,6 361,9 358,12">
            <text:p/>
          </draw:polygon>
          <draw:polygon draw:style-name="gr31" draw:text-style-name="P31" draw:layer="layout" svg:width="0.733cm" svg:height="0.762cm" svg:x="28.099cm" svg:y="10.203cm" svg:viewBox="0 0 734 763" draw:points="573,264 733,730 734,734 734,738 734,742 734,745 734,749 733,752 731,755 730,757 728,759 727,760 726,761 725,761 724,762 723,762 722,762 721,763 720,763 719,762 718,762 716,761 715,761 714,760 713,759 4,19 3,18 2,17 1,16 1,14 0,13 0,12 0,11 0,10 0,9 1,8 1,7 2,6 2,5 3,5 4,4 5,3 7,2 10,1 13,0 16,0 19,0 23,0 27,1 30,2 448,146 459,149 469,154 479,158 489,164 498,169 507,176 516,183 524,190 532,198 539,206 546,215 553,224 559,233 564,243 569,253">
            <text:p/>
          </draw:polygon>
          <draw:polygon draw:style-name="gr32" draw:text-style-name="P32" draw:layer="layout" svg:width="0.348cm" svg:height="0.361cm" svg:x="28.101cm" svg:y="9.804cm" svg:viewBox="0 0 349 362" draw:points="216,271 0,362 1,358 1,355 2,352 4,348 5,345 6,343 7,342 8,340 9,339 11,338 12,336 323,12 326,9 329,7 332,5 335,4 339,2 342,1 345,1 349,0">
            <text:p/>
          </draw:polygon>
          <draw:polygon draw:style-name="gr33" draw:text-style-name="P33" draw:layer="layout" svg:width="0.41cm" svg:height="0.389cm" svg:x="28.86cm" svg:y="10.567cm" svg:viewBox="0 0 411 390" draw:points="408,18 54,386 53,387 52,388 50,389 49,389 48,390 46,390 45,389 44,389 42,388 41,388 40,387 38,386 36,383 33,380 31,376 29,372 27,367 25,362 23,357 22,351 21,345 20,339 0,121 0,117 0,113 1,108 2,104 4,100 6,96 8,92 11,89 14,85 17,82 20,79 24,76 28,74 32,72 36,71 41,70 356,3 363,2 370,1 376,0 382,0 387,0 392,0 397,1 401,2 404,3 405,4 407,5 408,5 409,6 410,7 410,8 411,9 411,10 411,12 411,13 411,14 410,15 409,17">
            <text:p/>
          </draw:polygon>
          <draw:polygon draw:style-name="gr34" draw:text-style-name="P34" draw:layer="layout" svg:width="0.812cm" svg:height="0.714cm" svg:x="28.479cm" svg:y="9.798cm" svg:viewBox="0 0 813 715" draw:points="813,715 512,686 503,685 494,683 485,680 476,677 468,673 460,669 452,664 445,659 83,361 73,352 63,342 54,332 45,321 38,310 31,298 24,286 19,274 14,261 10,248 6,234 3,221 2,207 0,193 0,179 0,165 6,0 10,0 14,0 17,0 21,1 23,1 25,2 27,3 29,3 31,4 32,5 34,7 36,8 803,684 805,686 806,687 808,689 809,690 810,692 811,694 811,696 812,698 813,700 813,702 813,706 813,710">
            <text:p/>
          </draw:polygon>
          <draw:polygon draw:style-name="gr35" draw:text-style-name="P35" draw:layer="layout" svg:width="0.991cm" svg:height="0.978cm" svg:x="28.157cm" svg:y="9.901cm" svg:viewBox="0 0 992 979" draw:points="232,19 18,240 14,244 10,248 7,253 5,258 3,263 2,268 1,273 0,279 0,284 1,289 2,294 3,299 5,304 8,308 11,313 14,317 645,965 649,969 654,972 658,975 663,977 668,978 673,979 679,979 684,979 690,979 696,977 701,976 707,973 712,970 717,967 722,963 727,959 973,706 977,701 981,696 984,690 987,685 989,679 990,673 992,668 992,662 992,657 991,651 990,646 989,641 987,636 984,631 981,627 977,623 309,13 305,10 300,7 295,5 291,3 285,1 280,0 275,0 270,0 265,1 260,2 254,3 250,6 245,8 240,11 236,15">
            <text:p/>
          </draw:polygon>
          <draw:polygon draw:style-name="gr42" draw:text-style-name="P42" draw:layer="layout" svg:width="1.288cm" svg:height="1.274cm" svg:x="28.903cm" svg:y="10.566cm" svg:viewBox="0 0 1289 1275" draw:points="417,20 18,435 14,439 11,443 8,447 6,451 4,456 2,460 1,465 0,469 0,474 0,478 1,482 2,486 3,490 5,494 8,498 10,501 743,1265 746,1268 750,1270 753,1272 758,1274 762,1275 766,1275 771,1275 776,1275 780,1274 785,1272 790,1271 795,1268 800,1266 804,1263 809,1259 813,1255 1269,780 1273,775 1276,771 1279,766 1282,761 1284,756 1286,751 1287,746 1288,741 1289,736 1288,731 1288,727 1287,723 1285,719 1283,715 1281,711 1278,708 484,9 480,6 476,4 473,3 468,1 464,0 460,0 455,0 451,1 446,2 442,3 438,5 433,7 429,10 425,13 421,16">
            <text:p/>
          </draw:polygon>
          <draw:polygon draw:style-name="gr43" draw:text-style-name="P43" draw:layer="layout" svg:width="0.735cm" svg:height="0.763cm" svg:x="28.918cm" svg:y="11.053cm" svg:viewBox="0 0 736 764" draw:points="597,240 735,730 736,734 736,738 736,742 736,745 735,749 734,752 732,756 731,758 729,760 728,761 727,762 726,763 725,764 723,764 722,764 721,764 720,764 719,764 717,764 716,763 715,762 714,762 713,760 4,22 3,20 2,19 1,18 0,17 0,16 0,15 0,13 0,12 0,11 1,10 1,9 2,8 3,7 4,6 6,5 9,3 12,2 15,1 18,0 22,0 26,0 29,1 33,2 471,123 483,126 494,130 504,134 514,139 524,144 533,151 542,157 550,164 558,172 565,180 572,189 578,198 584,208 589,218 593,229">
            <text:p/>
          </draw:polygon>
          <draw:polygon draw:style-name="gr44" draw:text-style-name="P44" draw:layer="layout" svg:width="0.407cm" svg:height="0.425cm" svg:x="28.922cm" svg:y="10.589cm" svg:viewBox="0 0 408 426" draw:points="240,310 0,426 1,422 1,418 3,414 4,410 6,406 9,403 11,399 14,396 379,17 383,13 386,11 390,8 393,6 397,4 401,2 404,1 408,0">
            <text:p/>
          </draw:polygon>
          <draw:polygon draw:style-name="gr43" draw:text-style-name="P43" draw:layer="layout" svg:width="0.447cm" svg:height="0.443cm" svg:x="29.701cm" svg:y="11.358cm" svg:viewBox="0 0 448 444" draw:points="444,18 39,440 37,442 36,443 34,443 33,444 32,444 30,444 29,444 28,444 26,443 25,443 23,442 22,441 20,438 17,435 15,431 13,427 11,422 9,416 8,411 7,405 6,398 6,392 0,160 0,156 1,151 2,146 3,142 5,137 8,133 10,129 13,124 17,121 20,117 24,113 29,110 33,108 38,105 43,103 47,102 390,6 398,4 404,2 411,1 417,0 423,0 428,0 433,0 437,1 441,2 442,3 444,4 445,5 446,5 447,6 447,7 448,9 448,10 448,11 448,12 447,14 447,15 446,16">
            <text:p/>
          </draw:polygon>
          <draw:polygon draw:style-name="gr27" draw:text-style-name="P27" draw:layer="layout" svg:width="0.83cm" svg:height="0.715cm" svg:x="29.346cm" svg:y="10.58cm" svg:viewBox="0 0 831 716" draw:points="831,716 510,709 500,708 490,706 481,704 472,701 463,697 455,693 447,689 440,683 75,390 65,381 55,371 46,360 38,349 31,338 24,326 18,313 13,300 9,286 5,272 3,258 1,243 0,228 0,213 1,197 2,181 23,2 25,1 28,1 30,0 32,0 34,0 36,0 38,0 40,0 42,1 44,1 46,2 48,3 50,4 52,5 54,6 55,7 822,683 823,685 825,686 826,688 827,690 828,692 829,694 830,696 830,698 831,700 831,702 831,704 831,707 831,711">
            <text:p/>
          </draw:polygon>
          <draw:polygon draw:style-name="gr3" draw:text-style-name="P3" draw:layer="layout" svg:width="1.037cm" svg:height="1.026cm" svg:x="28.982cm" svg:y="10.699cm" svg:viewBox="0 0 1038 1027" draw:points="273,24 22,282 18,287 14,292 10,297 7,303 5,309 3,314 1,320 0,326 0,331 0,337 1,342 2,347 4,353 6,357 9,362 12,366 643,1014 647,1018 652,1021 657,1023 662,1025 667,1026 673,1027 679,1027 684,1026 690,1025 696,1023 703,1021 709,1018 714,1015 720,1011 726,1006 731,1001 1013,711 1018,705 1022,699 1026,693 1030,687 1032,681 1035,675 1036,668 1037,662 1038,656 1038,650 1037,644 1036,639 1034,634 1031,629 1028,625 1025,621 355,12 351,8 347,6 342,3 337,2 332,1 326,0 321,0 315,1 310,2 304,3 298,5 293,8 288,11 282,15 277,19">
            <text:p/>
          </draw:polygon>
          <draw:polygon draw:style-name="gr30" draw:text-style-name="P30" draw:layer="layout" svg:width="0.648cm" svg:height="0.644cm" svg:x="21.034cm" svg:y="12.306cm" svg:viewBox="0 0 649 645" draw:points="33,103 485,1 489,0 493,0 497,0 501,0 505,1 509,2 513,4 516,6 519,8 522,11 525,14 528,17 530,20 532,24 533,28 535,32 648,486 649,491 649,495 649,499 649,503 648,507 647,511 645,514 643,518 641,521 638,525 635,527 632,530 628,532 624,534 620,536 616,537 142,644 138,645 133,645 129,645 125,644 121,643 117,642 114,640 110,638 107,636 104,633 101,630 99,627 97,623 95,619 93,615 92,611 1,152 0,148 0,144 0,139 1,135 2,131 3,128 5,124 7,120 9,117 12,114 15,111 18,109 21,107 25,105 29,104">
            <text:p/>
          </draw:polygon>
          <draw:polygon draw:style-name="gr31" draw:text-style-name="P31" draw:layer="layout" svg:width="0.276cm" svg:height="0.452cm" svg:x="21.402cm" svg:y="12.338cm" svg:viewBox="0 0 277 453" draw:points="31,263 240,445 243,447 246,449 250,450 253,451 256,452 260,453 263,453 266,452 268,452 270,451 271,451 272,450 273,449 274,449 275,448 275,447 276,446 276,445 276,444 277,442 277,441 276,439 276,438 170,10 170,9 169,7 168,6 168,5 167,4 166,3 165,2 163,2 162,1 161,1 158,0 155,0 151,0 148,1 144,2 141,3 137,5 134,7 131,9 128,12 125,14 24,130 18,138 12,146 8,154 5,162 2,171 1,180 0,189 0,198 1,207 3,216 5,225 9,233 13,241 18,249 24,256">
            <text:p/>
          </draw:polygon>
          <draw:polygon draw:style-name="gr32" draw:text-style-name="P32" draw:layer="layout" svg:width="0.427cm" svg:height="0.171cm" svg:x="21.083cm" svg:y="12.312cm" svg:viewBox="0 0 428 172" draw:points="272,147 412,32 415,29 418,26 420,23 422,20 424,17 426,15 427,12 427,9 428,7 428,6 427,5 427,4 427,3 427,2 426,2 425,1 425,1 424,0 423,0 422,0 421,0 420,0 419,0 6,93 5,93 4,94 3,94 2,95 1,96 1,96 0,97 0,98 0,99 0,100 0,101 0,102 1,103 1,104 3,106 5,109 7,111 10,113 13,115 16,117 20,119 25,121 29,123 169,167 176,169 183,170 189,171 196,172 203,172 210,172 216,171 223,170 230,168 236,166 243,164 249,161 255,158 261,155 266,151">
            <text:p/>
          </draw:polygon>
          <draw:polygon draw:style-name="gr33" draw:text-style-name="P33" draw:layer="layout" svg:width="0.441cm" svg:height="0.32cm" svg:x="21.191cm" svg:y="12.623cm" svg:viewBox="0 0 442 321" draw:points="14,320 435,227 437,226 438,226 439,225 440,224 440,223 441,222 441,221 441,220 442,218 442,217 441,216 441,214 440,211 438,207 436,204 433,200 430,196 427,193 423,189 418,185 414,182 409,178 145,5 142,3 138,2 135,1 131,0 127,0 124,0 120,1 117,2 113,3 110,4 107,6 105,9 102,11 100,14 98,17 97,21 7,261 5,267 4,272 2,278 1,284 0,289 0,294 0,299 0,304 1,308 2,311 3,314 4,316 5,317 6,318 7,319 8,320 9,320 10,321 11,321 13,321">
            <text:p/>
          </draw:polygon>
          <draw:polygon draw:style-name="gr34" draw:text-style-name="P34" draw:layer="layout" svg:width="0.213cm" svg:height="0.453cm" svg:x="21.038cm" svg:y="12.459cm" svg:viewBox="0 0 214 454" draw:points="124,415 212,129 213,124 214,119 214,114 214,109 213,104 212,99 211,94 209,89 207,85 204,81 201,77 197,73 193,70 189,67 185,64 180,62 47,5 43,3 38,2 34,1 30,0 26,0 22,0 18,1 14,1 11,2 8,4 5,5 4,6 3,7 2,9 2,10 1,11 0,12 0,14 0,15 0,16 0,18 86,448 87,449 87,451 88,452 88,453 89,453 90,454 91,454 92,454 93,454 94,454 96,454 97,453 100,452 103,450 105,447 108,444 111,440 114,436 117,431 119,426 122,421">
            <text:p/>
          </draw:polygon>
          <draw:polygon draw:style-name="gr35" draw:text-style-name="P35" draw:layer="layout" svg:width="0.463cm" svg:height="0.487cm" svg:x="21.113cm" svg:y="12.34cm" svg:viewBox="0 0 464 488" draw:points="41,64 322,1 328,0 333,0 338,0 343,1 348,2 353,3 358,5 362,8 366,11 370,14 373,17 377,21 379,26 382,30 384,35 385,40 462,358 463,363 464,368 464,374 463,379 462,384 460,389 458,393 456,398 453,402 449,406 446,410 441,413 437,416 432,418 427,420 422,422 130,487 125,488 119,488 114,488 109,487 104,486 99,484 94,482 90,479 86,476 82,473 78,469 75,465 72,461 70,456 68,451 66,446 1,127 0,122 0,116 0,111 1,106 2,101 4,96 6,92 8,87 11,83 15,79 18,76 22,73 27,70 31,68 36,66">
            <text:p/>
          </draw:polygon>
          <draw:polygon draw:style-name="gr30" draw:text-style-name="P30" draw:layer="layout" svg:width="0.669cm" svg:height="0.662cm" svg:x="21.6cm" svg:y="12.152cm" svg:viewBox="0 0 670 663" draw:points="32,126 482,2 486,1 491,0 495,0 499,0 503,1 507,2 511,3 515,5 518,7 521,9 524,12 527,15 530,18 532,22 534,25 535,29 668,479 669,483 670,488 670,492 670,496 669,500 668,504 667,507 665,511 663,514 660,518 657,521 654,523 651,526 647,528 643,530 639,531 168,661 163,662 159,663 155,663 151,663 147,662 143,661 139,659 135,658 132,655 129,653 126,650 123,647 121,643 119,640 117,636 116,631 1,177 0,173 0,169 0,165 0,161 1,157 2,153 4,149 6,146 8,142 11,139 14,136 17,134 20,131 24,129 28,128">
            <text:p/>
          </draw:polygon>
          <draw:polygon draw:style-name="gr31" draw:text-style-name="P31" draw:layer="layout" svg:width="0.289cm" svg:height="0.446cm" svg:x="21.975cm" svg:y="12.183cm" svg:viewBox="0 0 290 447" draw:points="35,269 253,440 257,442 260,444 263,445 267,446 270,447 274,447 277,447 280,447 282,446 283,446 285,445 286,444 287,444 287,443 288,442 289,441 289,440 290,439 290,438 290,436 290,435 290,433 290,432 163,10 162,8 162,7 161,5 160,4 159,3 158,3 157,2 156,1 155,1 153,0 150,0 147,0 144,0 141,1 137,2 134,4 130,6 127,8 124,10 121,13 119,16 22,136 16,144 11,152 7,161 4,170 2,179 0,188 0,197 0,206 2,215 4,224 7,232 11,240 16,248 21,255 28,262">
            <text:p/>
          </draw:polygon>
          <draw:polygon draw:style-name="gr32" draw:text-style-name="P32" draw:layer="layout" svg:width="0.427cm" svg:height="0.182cm" svg:x="21.648cm" svg:y="12.159cm" svg:viewBox="0 0 428 183" draw:points="277,154 413,33 416,29 419,26 421,23 423,20 425,17 426,14 427,11 428,9 428,6 428,5 428,4 427,4 427,3 427,2 426,1 425,1 425,1 424,0 423,0 422,0 421,0 420,0 418,1 6,114 5,115 4,115 3,116 2,116 1,117 1,118 0,118 0,119 0,120 0,121 0,122 1,123 1,124 2,125 3,127 5,130 8,132 11,134 14,136 18,138 22,140 26,142 31,143 175,179 181,181 188,182 195,182 202,183 209,182 215,182 222,181 229,179 235,178 242,175 248,173 254,170 260,166 266,163 272,158">
            <text:p/>
          </draw:polygon>
          <draw:polygon draw:style-name="gr33" draw:text-style-name="P33" draw:layer="layout" svg:width="0.439cm" svg:height="0.326cm" svg:x="21.782cm" svg:y="12.48cm" svg:viewBox="0 0 440 327" draw:points="15,327 434,211 436,211 437,210 438,209 439,208 439,207 440,206 440,205 440,204 440,203 440,201 440,200 439,198 438,195 436,192 434,188 431,185 428,181 424,178 420,174 415,171 411,167 406,164 131,4 128,2 124,1 121,0 117,0 114,0 110,0 107,1 103,2 100,4 97,6 94,8 91,10 89,13 87,16 85,19 84,23 5,268 4,273 2,279 1,285 0,290 0,296 0,301 0,306 1,310 2,314 3,318 4,321 5,322 6,324 7,325 8,326 9,326 10,327 11,327 12,327 14,327">
            <text:p/>
          </draw:polygon>
          <draw:polygon draw:style-name="gr34" draw:text-style-name="P34" draw:layer="layout" svg:width="0.218cm" svg:height="0.449cm" svg:x="21.607cm" svg:y="12.33cm" svg:viewBox="0 0 219 450" draw:points="143,409 218,119 219,114 219,109 219,104 219,99 218,94 217,89 215,84 213,80 210,76 207,72 204,68 201,64 196,61 192,58 187,56 182,54 46,3 41,2 37,1 33,0 29,0 25,0 21,0 17,1 13,2 10,3 7,4 5,6 3,7 3,8 2,9 1,10 1,12 0,13 0,14 0,16 0,17 0,19 107,444 108,446 108,447 109,448 110,449 110,450 111,450 112,450 113,450 114,450 116,450 117,450 118,449 121,447 123,445 126,442 129,439 132,435 134,431 137,426 139,421 141,415">
            <text:p/>
          </draw:polygon>
          <draw:polygon draw:style-name="gr35" draw:text-style-name="P35" draw:layer="layout" svg:width="0.478cm" svg:height="0.498cm" svg:x="21.68cm" svg:y="12.19cm" svg:viewBox="0 0 479 499" draw:points="39,80 319,2 325,1 330,0 335,0 341,0 346,1 351,2 355,4 360,6 364,9 368,12 372,15 376,19 379,23 381,28 384,33 386,38 477,351 478,356 479,362 479,367 479,372 478,377 476,382 474,387 472,391 469,396 466,400 463,404 459,407 454,410 450,413 445,415 440,417 150,498 144,499 138,499 133,499 128,499 123,498 118,497 113,495 108,492 104,490 100,487 96,483 93,479 90,475 87,470 85,465 83,460 2,145 1,139 0,134 0,129 0,123 1,118 3,113 5,109 7,104 10,100 13,96 17,92 21,89 25,86 29,83 34,81">
            <text:p/>
          </draw:polygon>
          <draw:polygon draw:style-name="gr30" draw:text-style-name="P30" draw:layer="layout" svg:width="0.688cm" svg:height="0.678cm" svg:x="22.167cm" svg:y="11.971cm" svg:viewBox="0 0 689 679" draw:points="29,149 479,2 483,1 488,0 492,0 496,0 500,1 504,1 508,3 511,4 515,6 518,8 521,11 524,14 526,17 529,20 531,24 532,28 687,471 688,475 689,479 689,484 689,488 688,492 687,496 686,500 684,503 682,507 680,510 677,514 674,516 671,519 667,521 663,523 659,525 190,677 186,678 182,679 177,679 173,679 169,678 165,677 161,676 158,674 154,672 151,670 148,667 145,664 143,661 141,657 139,654 137,650 2,201 1,197 0,193 0,188 0,184 1,180 2,176 3,173 5,169 7,166 9,162 12,160 15,157 18,154 22,152 25,150">
            <text:p/>
          </draw:polygon>
          <draw:polygon draw:style-name="gr31" draw:text-style-name="P31" draw:layer="layout" svg:width="0.301cm" svg:height="0.44cm" svg:x="22.547cm" svg:y="12.001cm" svg:viewBox="0 0 302 441" draw:points="37,274 265,435 268,437 272,439 275,440 279,441 282,441 285,441 289,441 292,441 294,440 295,439 297,438 298,438 299,437 299,436 300,435 301,434 301,433 302,432 302,431 302,429 302,428 301,426 301,425 157,9 156,8 155,6 154,5 153,4 152,3 151,2 150,2 148,1 147,1 146,0 143,0 139,0 136,1 133,2 129,3 126,5 123,7 119,9 117,12 114,15 111,18 19,143 13,151 9,159 5,168 3,177 1,186 0,195 0,204 1,213 2,222 5,230 8,239 13,247 18,254 23,261 30,268">
            <text:p/>
          </draw:polygon>
          <draw:polygon draw:style-name="gr32" draw:text-style-name="P32" draw:layer="layout" svg:width="0.425cm" svg:height="0.192cm" svg:x="22.212cm" svg:y="11.979cm" svg:viewBox="0 0 426 193" draw:points="280,161 412,33 415,30 417,27 420,23 422,20 423,17 424,14 425,11 426,9 426,6 426,5 426,4 425,3 425,3 424,2 424,1 423,1 422,0 422,0 421,0 420,0 418,0 417,0 416,1 6,134 4,135 3,135 2,136 2,137 1,137 1,138 0,139 0,140 0,141 0,142 0,143 1,144 1,145 2,146 3,148 6,150 8,152 11,154 14,156 18,158 22,159 26,161 31,162 179,191 186,192 193,193 199,193 206,193 213,192 220,192 226,190 233,188 239,186 246,184 252,181 258,178 264,174 270,170 275,166">
            <text:p/>
          </draw:polygon>
          <draw:polygon draw:style-name="gr33" draw:text-style-name="P33" draw:layer="layout" svg:width="0.437cm" svg:height="0.331cm" svg:x="22.369cm" svg:y="12.308cm" svg:viewBox="0 0 438 332" draw:points="17,331 433,196 434,195 435,195 436,194 437,193 438,192 438,191 438,190 438,189 438,187 438,186 438,185 437,183 436,180 434,177 432,174 429,170 425,167 421,163 417,160 412,157 407,154 402,151 119,4 116,2 112,1 109,0 105,0 101,0 98,1 94,1 91,3 87,4 84,6 82,8 79,11 77,14 75,17 73,20 72,24 5,273 3,279 2,285 1,290 0,296 0,301 0,306 1,311 1,315 2,319 4,323 5,326 6,327 7,328 8,329 9,330 10,331 11,331 13,332 14,332 15,332">
            <text:p/>
          </draw:polygon>
          <draw:polygon draw:style-name="gr34" draw:text-style-name="P34" draw:layer="layout" svg:width="0.225cm" svg:height="0.446cm" svg:x="22.173cm" svg:y="12.17cm" svg:viewBox="0 0 226 447" draw:points="162,404 225,110 225,105 226,99 225,94 225,89 224,85 222,80 220,75 218,71 215,67 212,63 208,59 204,56 200,53 196,51 191,49 186,47 46,3 42,2 37,1 33,0 28,0 24,0 20,1 16,1 13,3 9,4 6,6 4,7 3,9 2,10 1,11 1,12 0,13 0,15 0,16 0,17 0,19 1,20 128,441 128,442 129,443 129,444 130,445 131,446 132,446 133,447 134,447 135,446 136,446 137,446 139,445 141,443 144,441 146,438 149,435 152,431 154,426 156,421 159,416 160,410">
            <text:p/>
          </draw:polygon>
          <draw:polygon draw:style-name="gr35" draw:text-style-name="P35" draw:layer="layout" svg:width="0.492cm" svg:height="0.508cm" svg:x="22.247cm" svg:y="12.013cm" svg:viewBox="0 0 493 509" draw:points="38,94 317,3 322,1 327,0 333,0 338,0 343,1 348,2 353,3 358,5 362,8 367,11 371,14 374,18 378,22 380,26 383,31 385,36 490,344 491,350 492,355 493,360 493,365 492,371 491,376 489,381 487,385 485,390 482,394 478,398 474,402 470,405 466,408 461,411 456,413 167,507 161,508 156,509 151,509 145,509 140,508 135,507 130,505 125,503 121,501 116,498 112,494 109,491 105,487 103,482 100,477 98,472 2,160 1,155 0,150 0,145 0,140 1,134 2,130 4,125 6,120 9,116 12,112 15,108 19,104 23,101 28,98 33,96">
            <text:p/>
          </draw:polygon>
          <draw:polygon draw:style-name="gr3" draw:text-style-name="P3" draw:layer="layout" svg:width="0.096cm" svg:height="0.096cm" svg:x="27.148cm" svg:y="9.194cm" svg:viewBox="0 0 97 97" draw:points="81,17 84,21 87,25 90,30 92,34 94,38 95,43 96,48 97,52 96,57 96,62 95,66 94,70 92,75 90,79 87,82 84,86 80,89 77,91 72,93 68,95 64,96 59,96 55,97 50,96 45,96 41,95 36,93 32,91 27,89 23,86 19,83 16,79 12,75 9,71 7,67 4,63 3,58 1,53 0,49 0,44 0,40 0,35 1,31 3,27 4,23 7,19 9,15 12,12 16,9 20,6 24,4 28,2 32,1 37,0 41,0 46,0 50,1 55,2 60,3 64,5 69,8 73,10 77,14">
            <text:p/>
          </draw:polygon>
          <draw:polygon draw:style-name="gr2" draw:text-style-name="P2" draw:layer="layout" svg:width="0.095cm" svg:height="0.094cm" svg:x="27.291cm" svg:y="9.052cm" svg:viewBox="0 0 96 95" draw:points="78,15 82,19 85,23 88,27 91,32 92,36 94,41 95,45 96,50 96,54 96,59 95,63 94,67 92,72 90,75 88,79 85,83 81,86 78,88 74,91 70,92 65,94 61,95 57,95 52,95 47,95 43,94 38,92 34,91 29,88 25,86 21,83 17,79 13,75 10,71 7,67 5,63 3,58 2,54 1,49 0,44 0,40 0,35 1,31 2,27 4,23 6,19 8,15 11,12 14,9 18,6 22,4 26,2 30,1 34,0 39,0 43,0 48,1 52,1 57,3 61,4 66,7 70,9 74,12">
            <text:p/>
          </draw:polygon>
          <draw:polygon draw:style-name="gr41" draw:text-style-name="P41" draw:layer="layout" svg:width="0.094cm" svg:height="0.093cm" svg:x="27.426cm" svg:y="8.908cm" svg:viewBox="0 0 95 94" draw:points="76,15 79,19 83,23 86,27 88,31 90,35 92,40 93,44 94,49 95,53 95,58 94,62 94,66 92,70 91,74 88,78 86,81 82,84 79,87 75,89 71,91 67,92 63,93 58,94 54,94 49,94 45,93 40,91 35,90 31,88 27,85 22,82 18,79 15,75 11,72 8,68 6,63 4,59 2,55 1,50 0,46 0,41 0,37 1,32 2,28 3,24 5,20 7,16 10,13 13,10 16,7 20,5 23,3 28,2 32,1 36,0 41,0 45,0 50,1 54,2 59,4 63,6 68,9 72,12">
            <text:p/>
          </draw:polygon>
          <draw:polygon draw:style-name="gr2" draw:text-style-name="P2" draw:layer="layout" svg:width="10.06cm" svg:height="3.74cm" svg:x="17.675cm" svg:y="8.772cm" svg:viewBox="0 0 10061 3741" draw:points="0,3516 13,3521 167,3571 365,3621 611,3670 903,3710 1243,3735 1632,3741 2071,3721 2560,3671 3100,3586 3692,3459 4009,3379 4339,3286 4681,3180 5037,3061 5407,2928 5790,2779 6528,2475 7181,2189 7491,2044 7917,1797 8302,1554 8653,1312 8973,1072 9269,832 9545,590 10061,95 10003,47 9988,36 9973,27 9957,19 9942,12 9926,7 9910,3 9894,1 9878,0 9863,1 9848,3 9833,6 9819,11 9806,18 9793,26 9782,35 9771,46 9613,222 9441,394 9256,563 9058,730 8632,1060 8170,1389 7538,1787 6882,2151 6204,2481 5508,2778 4772,3044 4034,3267 3665,3360 3295,3440 2927,3505 2559,3556 1916,3608 1603,3618 1295,3615 994,3600 701,3570 417,3524 143,3462 137,3460 131,3459 125,3458 118,3458 112,3458 106,3458 93,3459 80,3462 68,3466 56,3471 44,3477 38,3481 32,3485 26,3489 21,3494 15,3499 10,3504">
            <text:p/>
          </draw:polygon>
          <draw:polygon draw:style-name="gr25" draw:text-style-name="P25" draw:layer="layout" svg:width="4.809cm" svg:height="2.897cm" svg:x="22.864cm" svg:y="8.772cm" svg:viewBox="0 0 4810 2898" draw:points="4582,46 4424,221 4252,393 4067,563 3869,730 3443,1060 2981,1389 2349,1787 1693,2151 1015,2481 319,2778 0,2898 284,2803 598,2690 942,2557 1318,2403 1863,2144 2404,1838 2927,1504 3420,1159 4258,512 4810,44 4793,32 4776,22 4759,14 4742,8 4725,4 4707,1 4699,0 4690,0 4681,0 4673,1 4660,2 4647,5 4641,7 4635,9 4629,11 4623,14 4617,17 4612,20 4607,24 4601,28 4596,32 4591,36 4587,41">
            <text:p/>
          </draw:polygon>
        </draw:g>
        <draw:g>
          <draw:polygon draw:style-name="gr45" draw:text-style-name="P45" draw:layer="layout" svg:width="1.065cm" svg:height="0.964cm" svg:x="15.534cm" svg:y="11.636cm" svg:viewBox="0 0 1066 965" draw:points="888,410 864,343 835,273 776,140 749,84 725,40 715,23 707,11 701,3 698,1 697,0 697,0 696,0 694,0 689,1 674,6 626,23 482,76 332,132 275,152 242,164 231,167 217,172 183,187 144,207 103,229 64,251 31,273 18,282 9,291 5,295 2,299 1,302 0,304 0,305 0,308 1,311 2,318 5,326 9,335 32,379 45,407 59,437 71,470 80,507 93,572 99,618 101,646 101,655 245,714 566,838 740,899 896,944 960,959 1011,965 1032,965 1048,963 1054,961 1059,959 1063,955 1066,951">
            <text:p/>
          </draw:polygon>
          <draw:polygon draw:style-name="gr46" draw:text-style-name="P46" draw:layer="layout" svg:width="0.603cm" svg:height="0.576cm" svg:x="15.666cm" svg:y="11.942cm" svg:viewBox="0 0 604 577" draw:points="582,465 586,453 593,420 600,370 603,342 604,311 603,278 600,245 594,212 584,180 571,148 553,119 542,105 530,92 517,80 502,68 470,48 435,32 399,19 361,9 323,3 284,0 246,1 208,5 172,13 138,24 107,39 79,57 54,79 43,91 34,104 25,118 18,133 12,149 8,166 2,200 0,236 1,271 4,307 9,342 16,376 34,440 53,495 71,538 84,566 89,577">
            <text:p/>
          </draw:polygon>
          <draw:polygon draw:style-name="gr47" draw:text-style-name="P47" draw:layer="layout" svg:width="0.308cm" svg:height="0.956cm" svg:x="16.228cm" svg:y="11.693cm" svg:viewBox="0 0 309 957" draw:points="309,957 170,377 153,320 129,258 101,196 72,136 22,39 0,0 22,69 69,235 94,336 116,439 130,537 133,582 133,622 130,691 124,747 118,790 110,822 104,845 98,859 96,864 94,867 93,868 93,869">
            <text:p/>
          </draw:polygon>
          <draw:polygon draw:style-name="gr48" draw:text-style-name="P48" draw:layer="layout" svg:width="0.95cm" svg:height="2.046cm" svg:x="16.194cm" svg:y="12.644cm" svg:viewBox="0 0 951 2047" draw:points="447,0 474,9 521,25 579,47 644,78 677,98 709,119 740,144 768,171 793,202 813,236 829,273 840,314 907,703 937,921 947,1023 951,1115 951,1140 951,1157 950,1173 949,1189 948,1204 941,1245 932,1290 905,1386 868,1487 823,1589 773,1686 719,1773 691,1811 663,1845 635,1873 607,1896 576,1915 539,1933 497,1949 451,1964 351,1990 249,2011 74,2038 0,2047">
            <text:p/>
          </draw:polygon>
          <draw:polygon draw:style-name="gr49" draw:text-style-name="P49" draw:layer="layout" svg:width="0.632cm" svg:height="1.831cm" svg:x="16.436cm" svg:y="12.765cm" svg:viewBox="0 0 633 1832" draw:points="18,1832 146,1791 247,1758 317,1733 323,1730 330,1725 346,1707 365,1681 387,1648 436,1565 487,1465 537,1358 581,1249 613,1147 624,1102 630,1061 633,1018 632,965 624,840 588,547 545,281 528,190 521,160 516,142 511,131 504,120 496,108 486,96 463,72 439,50 416,30 396,14 377,0 393,17 430,57 450,81 468,106 476,118 483,130 489,140 492,150 496,166 501,195 516,285 553,544 585,825 595,941 597,987 597,1023 594,1056 587,1096 564,1188 530,1291 488,1399 441,1502 391,1593 366,1631 341,1664 317,1689 305,1699 293,1707 272,1719 248,1730 200,1747 151,1761 104,1770 63,1777 30,1781 0,1783">
            <text:p/>
          </draw:polygon>
          <draw:polygon draw:style-name="gr50" draw:text-style-name="P50" draw:layer="layout" svg:width="2.174cm" svg:height="2.66cm" svg:x="14.796cm" svg:y="12.166cm" svg:viewBox="0 0 2175 2661" draw:points="0,1274 0,1274 0,1313 2,1352 4,1392 7,1431 18,1518 33,1604 52,1688 76,1771 104,1852 137,1930 173,2007 214,2081 258,2151 306,2218 357,2281 411,2340 468,2394 527,2444 590,2489 654,2530 705,2557 757,2582 810,2603 864,2621 918,2636 973,2647 1028,2655 1083,2660 1083,2660 1115,2661 1147,2661 1179,2660 1211,2657 1282,2647 1351,2632 1420,2612 1486,2586 1551,2554 1615,2518 1676,2476 1734,2429 1790,2377 1843,2321 1893,2261 1939,2198 1981,2130 2020,2059 2055,1984 2085,1907 2106,1845 2124,1783 2139,1719 2152,1654 2162,1588 2169,1522 2174,1455 2175,1388 2175,1388 2175,1348 2174,1309 2171,1269 2168,1230 2158,1143 2143,1057 2123,973 2099,890 2071,809 2039,730 2002,654 1961,580 1917,509 1869,442 1818,380 1764,321 1707,267 1648,217 1586,172 1521,132 1470,104 1418,79 1365,58 1311,40 1257,25 1203,14 1148,6 1093,2 1093,2 1060,0 1028,0 996,1 964,3 894,13 824,28 755,48 689,74 623,106 560,143 499,184 440,231 384,283 331,339 282,399 236,463 194,531 155,602 121,676 90,754 70,815 51,878 36,942 23,1007 13,1073 6,1139 2,1206">
            <text:p/>
          </draw:polygon>
          <draw:polygon draw:style-name="gr51" draw:text-style-name="P51" draw:layer="layout" svg:width="2.08cm" svg:height="2.635cm" svg:x="14.788cm" svg:y="12.127cm" svg:viewBox="0 0 2081 2636" draw:points="0,1249 0,1249 3,1336 10,1422 22,1507 38,1592 58,1676 82,1758 111,1838 144,1916 181,1992 221,2065 265,2134 312,2200 362,2262 415,2320 471,2374 529,2424 590,2468 652,2508 716,2542 781,2572 847,2595 915,2614 983,2627 1051,2634 1051,2634 1119,2636 1187,2632 1254,2623 1320,2608 1385,2587 1448,2561 1510,2530 1570,2493 1628,2451 1682,2404 1734,2353 1784,2298 1829,2239 1872,2175 1911,2108 1946,2037 1978,1963 2006,1886 2029,1807 2048,1726 2063,1643 2073,1559 2079,1474 2081,1388 2081,1388 2081,1388 2081,1388 2078,1301 2070,1215 2058,1129 2042,1044 2022,961 1997,878 1969,798 1936,720 1899,644 1859,571 1815,502 1768,436 1718,374 1665,316 1609,262 1550,213 1490,168 1427,129 1364,94 1299,65 1232,41 1165,22 1097,9 1029,2 1029,2 961,0 893,4 826,13 760,29 695,49 632,75 570,107 510,143 452,185 397,232 345,283 296,338 250,398 208,462 169,529 133,600 102,674 75,751 51,830 32,911 18,993 7,1077 1,1163">
            <text:p/>
          </draw:polygon>
          <draw:polygon draw:style-name="gr3" draw:text-style-name="P3" draw:layer="layout" svg:width="1.087cm" svg:height="1.655cm" svg:x="15.153cm" svg:y="12.617cm" svg:viewBox="0 0 1088 1656" draw:points="560,1640 813,1535 867,1508 918,1478 963,1443 1002,1402 1019,1379 1034,1354 1048,1327 1060,1297 1078,1230 1087,1151 1088,1059 1079,952 1060,829 1030,689 992,550 952,430 910,329 865,244 819,174 773,119 726,75 680,43 634,21 590,8 548,1 509,0 473,3 440,10 412,17 389,25 366,36 340,52 312,72 282,98 250,128 217,163 185,202 153,244 123,291 94,341 68,395 45,452 26,511 12,574 3,639 0,706 3,778 12,856 26,939 45,1025 98,1197 131,1280 167,1360 208,1433 251,1499 297,1556 346,1601 371,1620 397,1634 423,1645 449,1653 476,1656 504,1655 532,1650">
            <text:p/>
          </draw:polygon>
          <draw:polygon draw:style-name="gr27" draw:text-style-name="P27" draw:layer="layout" svg:width="0.976cm" svg:height="1.5cm" svg:x="15.233cm" svg:y="12.685cm" svg:viewBox="0 0 977 1501" draw:points="977,276 902,210 875,189 845,169 811,149 775,132 737,118 696,108 653,104 608,105 561,114 513,131 463,157 412,193 364,236 322,281 285,328 255,376 229,426 208,478 191,530 179,583 170,637 164,691 160,798 165,905 176,1007 192,1105 215,1197 241,1281 268,1354 294,1415 316,1462 336,1501 333,1500 323,1495 309,1486 289,1474 267,1457 241,1435 214,1407 185,1374 157,1335 128,1289 102,1237 77,1177 56,1109 38,1033 26,949 19,855 1,527 0,404 4,351 11,304 23,261 40,222 51,203 63,186 93,153 130,123 176,94 230,67 294,41 361,19 427,6 489,0 550,1 607,8 661,20 712,37 759,58 802,82 842,108 876,136 907,165 932,195 952,223 967,251 973,264">
            <text:p/>
          </draw:polygon>
          <draw:path draw:style-name="gr46" draw:text-style-name="P46" draw:layer="layout" svg:width="2.065cm" svg:height="2.69cm" svg:x="14.72cm" svg:y="12.152cm" svg:viewBox="0 0 2066 2691" svg:d="M1071 5l298 48 86 18 78 24 35 14 30 15 26 17 11 10 9 9 29 35 19 28 7 11 5 10 4 8 3 8 2 6 1 6 1 11 1 5v5l2 6 2 5 1 3 2 3 1 2 2 2 4 4 4 3 10 6 5 4 6 4 6 5 6 6 7 8 7 10 7 13 7 14 7 17 7 21 13 41 10 36 6 31 4 26 3 20v14l1 9v3l18 28 18 31 20 38 20 41 9 21 7 21 6 21 3 19 2 18-1 9-1 8-9 54-5 39-3 24v8l3 3 9 9 13 13 7 8 8 10 7 10 6 12 6 12 5 13 4 14 2 15v15l-2 16-27 146 4 4 10 13 13 18 14 24 6 14 6 14 4 15 3 15 2 15-1 15-2 7-2 8-2 7-4 7-25 47-17 29-10 15-3 3v1l5 2 15 6 19 11 11 6 11 8 10 9 9 9 8 11 3 6 3 6 2 6 2 6 1 7v6l-1 8-1 7-3 7-3 8-16 28-14 23-13 18-12 14-10 12-4 5-4 5-2 5-2 4-1 3-1 2v2 3 6l1 8 2 22 2 25 1 28v27l-1 12-2 11-3 10-2 5-2 4-3 3-2 3-3 2-4 2-7 3-6 3-5 3-5 4-4 4-3 4-3 4-2 4-2 4-2 3-1 3v3l-1 4v1l-4 20-5 20-6 22-7 23-4 10-5 10-4 7-2 3-3 3-2 2-2 2h-3-1-1-5l-5 1h-6l-6 2-7 1-6 2-6 3-6 3-6 3-5 3-5 5-4 4-4 5-1 3-1 2-1 3-1 3v3 3 6l1 7 2 15 2 16 1 7v8l-1 7-2 7-1 3-2 3-2 3-2 3-3 3-3 2-4 2-4 2-9 4-11 2-12 2-9 3-9 4-7 4-6 5-5 6-4 6-3 7-3 7-3 7-5 15-5 16-4 8-4 7-5 7-5 6-7 5-7 5-7 3-7 3-8 3-8 2-30 5-7 2-6 2-5 2-5 2-2 1-1 2-2 2-1 2-1 2-1 2-1 5-1 22v6l-2 6-2 6-1 3-2 3-2 3-3 3-2 2-4 3-7 4-10 4-20 7-18 4-35 7-18 5-10 3-10 5-11 5-11 6-26 17-78 61-7 5-8 5-8 4-8 3-8 3-10 2-10 2h-12l-20 2-8 1-7 2-6 2-5 2-10 4-11 4-6 2-8 2-19 3-27 2-29 1-24-1-20-2-18-3-27-5-11-2h-5-5-5l-5-1-5-1-6-2-12-4-14-6-14-7-16-6-16-6-9-2-9-2-35-5-29-6-36-11-41-16-47-23-50-31-54-41-57-50-59-63-59-76-60-89-59-106-58-122-55-141-52-159-43-163-29-150-16-137-5-126 6-114 14-104 22-94 28-85 33-76 37-68 39-61 41-54 144-163 48-50 49-43 49-37 47-31 44-26 39-19 33-13 15-5 12-3 9-2 11-4 26-8 65-23 65-19 33-9 34-7 34-5 33-3h16l16 1 15 1zM924 592l-25 11-26 12-25 15-26 18-24 20-25 24-23 26-23 30-21 34-21 37-18 40-18 45-15 48-14 53-22 119-10 109-2 102 7 94 13 87 19 79 24 72 28 64 31 58 34 50 35 44 35 37 35 31 34 24 31 17 27 12 12 3 12 2 58 4 54-4 50-10 46-17 42-23 38-29 34-33 31-38 27-43 24-47 37-103 23-113 12-121v-124l-11-125-21-122-31-116-39-106-48-93-26-41-29-36-30-31-31-26-9-5-11-6-24-9-27-8-15-3-16-3-17-2-17-1h-17l-19 1-18 2-19 4-20 4z">
            <text:p/>
          </draw:path>
          <draw:polygon draw:style-name="gr52" draw:text-style-name="P52" draw:layer="layout" svg:width="1.236cm" svg:height="1.586cm" svg:x="14.796cm" svg:y="12.354cm" svg:viewBox="0 0 1237 1587" draw:points="84,453 53,526 30,607 14,694 4,785 0,878 1,973 13,1157 34,1325 57,1461 83,1587 115,1456 153,1315 207,1144 275,959 357,774 404,687 453,606 507,532 563,468 622,413 681,363 740,318 799,278 912,212 1016,163 1105,129 1175,107 1220,95 1237,92 1154,50 1069,21 982,5 894,0 807,6 720,20 635,44 553,74 474,111 399,152 329,198 265,247 208,298 158,350 116,402">
            <text:p/>
          </draw:polygon>
          <draw:polygon draw:style-name="gr53" draw:text-style-name="P53" draw:layer="layout" svg:width="1.005cm" svg:height="2.616cm" svg:x="15.569cm" svg:y="12.206cm" svg:viewBox="0 0 1006 2617" draw:points="575,208 591,227 607,248 635,290 659,331 678,369 693,403 703,430 712,454 708,447 703,438 696,427 687,414 675,400 661,385 643,370 623,355 599,342 571,330 540,321 505,314 466,311 423,312 376,318 328,327 283,338 242,350 205,363 140,392 88,421 49,447 21,470 5,485 0,491 16,484 61,471 92,463 126,457 165,453 206,452 249,455 292,463 335,477 378,498 398,511 418,527 438,545 456,565 490,612 520,671 570,801 611,934 642,1069 662,1202 671,1334 668,1461 662,1522 652,1582 639,1640 622,1696 597,1761 569,1816 538,1864 504,1904 470,1938 434,1965 399,1987 364,2004 331,2016 299,2025 271,2030 246,2034 226,2035 210,2035 197,2035 162,2584 168,2588 175,2592 184,2598 197,2603 211,2608 227,2613 246,2616 266,2617 287,2616 311,2612 335,2604 361,2593 387,2576 415,2555 443,2528 655,2323 704,2262 729,2228 753,2189 801,2097 849,1982 929,1757 959,1665 981,1584 997,1512 1002,1479 1005,1447 1006,1416 1005,1386 1003,1357 998,1329 986,1257 973,1161 946,934 922,722 913,645 906,598 879,449 869,405 858,361 843,320 835,300 826,281 816,263 801,244 784,224 764,205 719,167 669,131 617,98 567,70 522,48 503,40 486,34 452,26 411,18 325,8 255,2 225,0 325,45 372,66 417,89 460,113 500,141 539,172 557,189">
            <text:p/>
          </draw:polygon>
          <draw:path draw:style-name="gr54" draw:text-style-name="P54" draw:layer="layout" svg:width="0.621cm" svg:height="2.346cm" svg:x="16.069cm" svg:y="12.36cm" svg:viewBox="0 0 622 2347" svg:d="M231 0l9 6 9 8 20 19 19 22 19 23 29 40 11 17 5 2 11 6 16 9 18 12 9 7 9 8 8 9 7 9 6 10 4 11 2 5 1 6v6 5l-3 22-4 19-5 15-5 11-5 9-4 6-3 3-1 1 3 3 9 8 13 13 14 17 15 20 6 11 6 11 5 12 3 12 2 12 1 12-1 12-2 11-2 10-3 9-4 9-3 7-4 7-4 7-4 5-4 5-6 7-5 4-2 2 4 2 8 6 12 11 15 15 15 18 8 11 7 11 7 12 5 13 5 13 4 15 1 14v14l-3 12-4 11-5 11-7 10-7 8-8 8-8 7-8 6-14 9-10 6-4 1 17 5 17 5 20 7 21 9 9 5 9 6 7 5 3 3 3 3 2 4 2 3 1 3 1 3v3 2 2l-1 2v2l-1 2-1 2-1 2-3 3-4 3-3 3-4 2-5 3-4 2-10 3-9 3-9 1h5 5l5 1 5 1 5 1 6 2 5 3 5 3 5 4 4 5 4 7 3 7 3 8 2 9 1 11v12 17l2 16 3 14 3 13 5 12 5 11 10 19 8 19 4 9 2 9 1 9v5l-1 5-2 11-5 11-6 11-6 9-8 8-8 8-16 12-16 11-8 6-6 5-6 6-2 3-2 3-2 3-2 4-1 3v4 5 4l1 5 1 5 4 11 5 13 13 28 15 32 14 33 6 16 5 17 3 15 2 16v14l-1 7-1 7-2 6-3 6-4 5-4 5-8 10-6 9-2 5-1 4-2 5v4l-1 4v5l1 8 3 9 2 8 16 39 4 12 2 12 3 13v13 28l-2 24-4 21-5 18-5 13-5 10-3 6-1 2-5-24-6-24-7-26-5-13-5-11-5-10-3-4-3-3-3-3-3-2-3-1-1-1h-2l-2 1h-1l-4 2-3 2-4 4-6 10-6 10-4 11-3 11-3 11-1 11-1 22v20l2 15 1 11 1 4-3-3-9-4-5-3-6-3-7-2-7-2h-7-3-3l-3 1-3 1-3 2-3 2-2 2-2 3-2 4-1 4-1 5-1 6-1 13 2 29 4 26 4 24 6 21 4 17 5 13 4 11-3-2-6-5-10-5-6-3-6-2-7-3-7-1-7-1h-7-4l-3 1-4 1-3 1-4 2-3 2-3 3-3 3-3 3-2 4-2 3-2 4-3 8-2 9v9l-1 9 1 9 1 8 3 16 3 13 3 9 1 4-2-1-7-1h-11-14l-8 1-9 1-9 2-9 3-10 4-9 5-10 5-10 7-9 9-9 10-9 12-8 13-14 28-13 29-10 27-7 23-6 22-41 18-35 13-15 6-13 3-1 1h-1-1l-1 1h-1-1l7-8 7-9 8-11 7-11 7-12 7-14 7-15 8-16 8-20 8-17 9-16 9-14 19-26 19-23 41-47 20-27 19-33 17-34 13-29 20-50 11-26 13-28 17-34 23-41 11-20 9-17 5-15 4-12 2-11 1-9v-8-7l-1-8v-8-9l2-10 4-12 5-14 8-17 11-20 22-39 8-18 6-16 5-15 2-13 2-12v-11l-1-11-2-10-4-9-4-8-5-9-6-8-14-16-6-8-5-9-4-9-2-9-1-10v-10l1-11 2-11 27-113 5-31 4-25 1-11 1-9-1-9v-6l-1-3-1-3-1-2-2-3-1-1-2-2-2-1-2-1-2-1h-3-3-3l-7 1-8 2-9 2-8 1h-7-7l-6-2-3-1-3-1-2-2-3-1-2-2-2-3-2-2-1-3-1-3-2-3-1-7-1-8 1-8 2-10 2-11 4-11 9-23 10-20 10-17 8-14 8-10 6-8 4-5 2-1-6 2-14 6-20 7-12 4-12 2-12 2h-12l-12-1-5-1-5-1-5-3-5-2-4-4-3-4-3-4-3-6-2-6-1-7-1-7v-7l1-8 1-7 4-15 6-15 8-15 9-14 10-14 11-12 21-23 18-18 13-12 6-4-6 1-14 1-20 1-22-1-11-2-10-2-10-3-5-2-4-2-3-3-3-3-3-3-2-4-1-4-1-4v-5l1-6 1-5 1-5 3-5 2-5 6-8 6-8 8-6 8-7 17-12 16-12 7-6 6-7 5-8 2-4 2-4 1-5 1-4v-5-6-5l-2-5-1-4-2-4-3-4-3-3-3-3-4-3-8-5-9-4-18-6-18-6-9-4-7-3-3-2-3-3-2-2-2-3-1-3-1-4-1-4v-4l1-4 1-4 4-10 4-9 6-11 28-44 14-24 5-13 5-13 3-13 2-13v-14l-2-14-4-15-6-15-7-16-9-16-42-69-20-36-9-17-8-18-6-17-5-17-2-16-1-8zM0 2347h1l3-2 4-2 5-4 7-5 8-7 8-8 9-10-5 2-4 2-5 3-4 3-7 6-7 6-5 6-5 5-2 4z">
            <text:p/>
          </draw:path>
          <draw:polygon draw:style-name="gr2" draw:text-style-name="P2" draw:layer="layout" svg:width="0.783cm" svg:height="1.768cm" svg:x="14.759cm" svg:y="12.21cm" svg:viewBox="0 0 784 1769" draw:points="691,24 691,24 714,17 738,11 761,5 784,0 784,0 737,18 691,38 646,61 602,86 559,115 517,145 477,179 438,215 384,270 334,330 287,393 244,461 205,532 169,607 138,685 110,766 94,825 80,885 67,946 58,1007 50,1069 45,1132 42,1195 42,1259 42,1259 43,1312 46,1365 50,1418 56,1470 67,1546 82,1621 100,1695 122,1769 122,1769 103,1720 85,1671 69,1621 54,1571 41,1520 30,1468 21,1416 13,1364 8,1316 4,1268 1,1220 0,1172 0,1172 0,1114 3,1057 8,1000 15,943 24,888 35,833 48,778 63,725 87,651 116,580 148,512 184,447 223,386 266,328 311,274 360,224 397,190 436,158 476,129 517,103 559,79 602,58 646,40">
            <text:p/>
          </draw:polygon>
          <draw:polygon draw:style-name="gr50" draw:text-style-name="P50" draw:layer="layout" svg:width="0.531cm" svg:height="1.058cm" svg:x="15.531cm" svg:y="13.033cm" svg:viewBox="0 0 532 1059" draw:points="417,960 372,996 329,1023 287,1042 248,1054 212,1059 177,1059 145,1054 116,1046 90,1035 67,1022 47,1009 31,996 17,984 8,975 0,966 21,946 77,888 155,798 243,678 287,609 328,534 365,454 398,370 423,282 439,191 446,97 441,0 472,119 498,246 521,397 532,560 531,640 524,717 510,790 489,856 474,885 458,913 439,938">
            <text:p/>
          </draw:polygon>
          <draw:polygon draw:style-name="gr8" draw:text-style-name="P8" draw:layer="layout" svg:width="0.207cm" svg:height="1.587cm" svg:x="16.404cm" svg:y="12.536cm" svg:viewBox="0 0 208 1588" draw:points="50,122 50,127 50,133 53,150 61,191 66,211 71,229 73,237 75,243 78,247 79,248 80,249 80,250 81,251 82,253 83,255 85,260 86,266 89,280 92,296 95,327 96,339 96,347 96,349 96,353 95,362 92,383 88,409 91,412 100,418 113,429 127,443 134,451 140,460 146,469 151,479 154,489 156,499 157,505 157,510 156,516 155,522 151,533 146,544 141,555 134,565 120,585 106,602 92,617 81,628 70,637 86,640 102,643 121,647 130,650 139,653 147,656 154,660 158,662 160,664 163,667 164,669 166,672 166,674 167,677 166,680 162,691 157,702 152,712 147,721 142,729 138,735 134,740 138,742 146,748 158,756 171,768 177,774 184,781 189,789 194,796 198,804 201,812 202,816 203,820 203,824 202,828 201,837 201,847 200,870 201,923 201,950 200,975 199,986 197,996 195,1005 193,1012 181,1041 176,1056 171,1072 170,1081 168,1089 168,1098 167,1107 168,1116 169,1125 171,1134 173,1143 187,1188 194,1214 200,1240 205,1266 208,1289 208,1300 207,1309 206,1318 205,1322 203,1325 197,1340 190,1357 175,1397 161,1435 155,1449 153,1454 150,1459 133,1487 107,1530 73,1588 77,1571 87,1526 104,1465 115,1432 127,1398 140,1365 150,1334 157,1306 163,1280 165,1256 166,1244 165,1233 164,1223 163,1213 160,1203 157,1194 151,1175 146,1152 142,1128 138,1103 136,1079 136,1057 137,1037 137,1028 139,1021 147,983 156,930 160,903 162,879 162,868 161,858 160,850 159,846 157,843 154,838 150,832 146,827 141,822 130,812 119,804 108,797 99,792 91,788 95,774 102,742 105,724 106,708 106,701 105,695 105,693 104,691 103,689 102,688 102,688 100,687 98,685 93,683 80,678 64,673 47,668 16,660 3,657 24,638 45,618 69,594 92,568 102,555 111,542 118,530 121,524 123,519 124,513 124,508 124,504 123,499 121,496 119,492 117,488 114,485 108,479 101,474 94,469 86,465 71,457 57,450 52,446 47,442 45,440 43,437 42,435 41,433 40,430 40,427 41,424 42,421 52,393 57,379 61,365 62,358 63,351 64,344 65,336 64,329 63,321 62,314 59,306 56,299 52,292 48,287 44,282 39,278 35,274 26,269 19,264 16,262 13,260 12,259 11,258 10,257 10,256 10,255 10,254 10,252 11,251 12,248 13,244 14,240 14,236 16,226 16,214 19,156 23,118 25,97 25,75 25,65 24,54 22,44 20,34 16,24 12,16 7,7 0,0 6,5 12,12 18,19 23,27 27,35 31,44 38,63 43,81 46,98 49,112">
            <text:p/>
          </draw:polygon>
          <draw:polygon draw:style-name="gr46" draw:text-style-name="P46" draw:layer="layout" svg:width="2.483cm" svg:height="2.583cm" svg:x="13.387cm" svg:y="12.587cm" svg:viewBox="0 0 2484 2584" draw:points="0,291 39,261 81,231 129,198 142,188 174,166 194,153 215,141 237,129 247,125 257,121 277,115 297,109 335,100 362,95 373,93 425,75 466,61 484,56 497,53 517,51 534,50 545,50 550,50 559,45 581,36 595,31 609,26 624,23 631,22 638,21 651,21 664,22 675,23 685,24 701,27 706,28 780,13 837,4 861,1 871,0 879,0 898,1 928,4 1004,13 1103,26 1239,60 1337,86 1371,97 1383,101 1386,103 1389,104 1481,183 1520,211 1609,279 1707,361 1748,399 1763,416 1775,430 1952,680 2051,823 2084,873 2094,890 2097,897 2098,901 2102,910 2108,923 2126,961 2177,1059 2256,1206 2264,1222 2280,1252 2324,1340 2369,1436 2386,1477 2397,1507 2446,1657 2458,1699 2468,1737 2471,1754 2474,1768 2474,1781 2474,1786 2473,1790 2472,1799 2472,1810 2474,1838 2481,1909 2484,1949 2483,1989 2481,2009 2478,2029 2473,2048 2466,2066 2453,2102 2442,2140 2425,2216 2418,2251 2409,2283 2404,2297 2399,2310 2393,2322 2386,2333 2377,2343 2366,2356 2337,2384 2267,2446 2177,2519 2084,2584">
            <text:p/>
          </draw:polygon>
          <draw:polygon draw:style-name="gr50" draw:text-style-name="P50" draw:layer="layout" svg:width="2.265cm" svg:height="2.524cm" svg:x="13.377cm" svg:y="12.824cm" svg:viewBox="0 0 2266 2525" draw:points="0,141 102,95 175,69 264,43 370,22 494,6 638,0 803,6 889,16 975,35 1058,61 1140,96 1220,138 1299,188 1376,245 1452,309 1526,380 1599,457 1741,631 1878,828 2011,1048 2122,1266 2164,1366 2198,1461 2224,1550 2243,1634 2256,1712 2263,1786 2266,1854 2265,1917 2260,1976 2253,2030 2233,2124 2211,2201 2197,2235 2178,2267 2155,2299 2129,2329 2100,2357 2069,2384 2005,2431 1944,2470 1892,2500 1856,2518 1842,2525">
            <text:p/>
          </draw:polygon>
          <draw:polygon draw:style-name="gr45" draw:text-style-name="P45" draw:layer="layout" svg:width="2.178cm" svg:height="2.579cm" svg:x="13.403cm" svg:y="12.879cm" svg:viewBox="0 0 2179 2580" draw:points="0,167 24,126 36,108 49,92 63,78 78,66 96,55 118,45 143,37 172,29 246,17 345,8 473,1 545,0 617,4 690,14 762,28 833,48 904,72 974,100 1043,134 1111,171 1177,213 1242,259 1305,309 1366,363 1424,421 1480,482 1534,547 1639,688 1745,840 1848,1000 1944,1162 2028,1321 2096,1474 2124,1547 2146,1616 2161,1681 2171,1741 2179,1852 2179,1954 2176,2002 2170,2048 2162,2092 2151,2133 2137,2173 2119,2212 2099,2248 2075,2282 2048,2315 2018,2347 1983,2377 1945,2405 1903,2431 1860,2455 1773,2495 1687,2525 1606,2548 1536,2564 1480,2574 1430,2580">
            <text:p/>
          </draw:polygon>
          <draw:polygon draw:style-name="gr47" draw:text-style-name="P47" draw:layer="layout" svg:width="1.355cm" svg:height="2.406cm" svg:x="14.227cm" svg:y="12.924cm" svg:viewBox="0 0 1356 2407" draw:points="710,502 815,643 922,795 1024,955 1120,1117 1204,1277 1273,1430 1300,1502 1322,1571 1338,1636 1347,1696 1355,1807 1356,1909 1352,1957 1346,2003 1338,2047 1327,2089 1313,2129 1296,2167 1275,2203 1252,2238 1225,2271 1194,2302 1159,2332 1121,2360 1102,2373 1082,2385 1063,2396 1043,2407 1069,2364 1093,2316 1116,2261 1134,2199 1149,2131 1159,2055 1164,1972 1161,1880 1151,1775 1130,1665 1101,1552 1064,1437 967,1201 845,966 702,739 543,525 374,332 287,246 199,168 0,0 99,34 196,77 290,128 382,187 470,255 555,330 635,412">
            <text:p/>
          </draw:polygon>
          <draw:polygon draw:style-name="gr55" draw:text-style-name="P55" draw:layer="layout" svg:width="1.812cm" svg:height="2.182cm" svg:x="13.403cm" svg:y="12.879cm" svg:viewBox="0 0 1813 2183" draw:points="473,1 499,0 525,0 577,2 564,23 552,47 541,73 532,102 523,134 517,170 512,208 509,250 509,283 512,313 517,341 524,367 533,391 544,414 558,435 572,454 589,472 607,488 647,518 691,542 739,564 840,598 942,628 1038,659 1080,676 1118,697 1155,723 1196,758 1286,849 1382,963 1479,1094 1572,1234 1656,1376 1725,1513 1752,1578 1774,1639 1790,1697 1802,1752 1809,1805 1813,1856 1813,1904 1811,1948 1807,1990 1801,2028 1786,2093 1771,2142 1759,2172 1754,2183 499,1010 0,167 27,121 41,102 48,93 56,85 64,77 72,70 82,63 92,57 103,51 115,46 129,41 143,36 168,30 197,24 231,19 268,15 359,7">
            <text:p/>
          </draw:polygon>
          <draw:polygon draw:style-name="gr45" draw:text-style-name="P45" draw:layer="layout" svg:width="2.749cm" svg:height="3.484cm" svg:x="12.461cm" svg:y="12.265cm" svg:viewBox="0 0 2750 3485" draw:points="1828,3467 1737,3479 1702,3483 1687,3484 1672,3485 1650,3485 1638,3484 1626,3483 1614,3480 1602,3477 1590,3473 1578,3468 1550,3454 1519,3437 1483,3414 1388,3351 1223,3236 1152,3182 1085,3127 1021,3069 959,3006 895,2935 829,2856 674,2652 589,2531 507,2404 434,2275 373,2149 350,2089 332,2031 321,1977 316,1926 318,1841 327,1775 347,1674 351,1650 352,1625 352,1598 349,1568 343,1534 334,1495 303,1400 206,1116 98,770 53,607 19,469 8,413 1,369 0,351 0,337 2,326 3,323 5,320 11,314 20,308 48,291 138,246 394,135 654,36 748,8 779,1 790,0 794,0 798,1 800,2 803,3 809,8 814,14 820,21 830,42 841,68 864,138 888,227 948,451 986,578 1030,712 1077,836 1122,938 1166,1021 1188,1055 1211,1086 1234,1114 1258,1139 1282,1160 1308,1180 1334,1197 1362,1213 1423,1242 1458,1254 1500,1266 1598,1286 1828,1331 1945,1361 2000,1379 2052,1401 2100,1425 2143,1453 2179,1485 2195,1502 2208,1521 2524,2000 2607,2141 2677,2275 2705,2337 2726,2393 2741,2445 2745,2468 2748,2489 2750,2567 2748,2639 2741,2706 2727,2769 2718,2800 2708,2830 2681,2891 2648,2953 2606,3018 2526,3132 2463,3213 2438,3243 2415,3267 2395,3286 2378,3301 2333,3323 2279,3347 2217,3371 2147,3395 2072,3417 1993,3437 1912,3454">
            <text:p/>
          </draw:polygon>
          <draw:path draw:style-name="gr8" draw:text-style-name="P8" draw:layer="layout" svg:width="1.192cm" svg:height="1.506cm" svg:x="13.812cm" svg:y="13.894cm" svg:viewBox="0 0 1193 1507" svg:d="M61 4l8-2 9-1 9-1h10l11 1 11 1 12 3 12 3 13 5 14 5 14 7 15 8 31 20 34 26 17 15 14 15 13 17 11 18 9 19 7 19 11 40 5 41v42l-3 42-7 41-9 39-10 36-21 62-17 42-7 16 9-47 8-50 6-60 2-63-2-31-4-30-6-28-9-25-6-12-6-10-8-9-8-8-18-13-17-10-8-3-9-2-8-2-8-1h-15l-14 3-13 4-13 5-11 7-10 7-8 7-8 6-10 11-3 4 6-9 14-23 8-16 8-17 7-18 5-19 1-10 1-9-1-9-1-8-2-9-4-8-5-7-6-7-7-5-10-6-11-4-12-3-15-3-17-1-39 1 1-1 3-3 4-5 7-7 8-6 5-3 6-4 6-3 6-3 7-2zM559 94l10-2h10 11l10 2 19 4 20 8 18 9 17 11 16 13 16 13 26 26 20 23 13 17 4 7-8-5-22-11-34-13-21-6-24-6-25-5-28-3-28-1-31 2-31 5-32 8-33 12-33 16 3-10 5-14 3-9 5-8 5-9 6-9 7-9 8-9 10-8 11-8 12-8 13-7 15-6 17-6 5-1 5-1 4-1 3-1zM663 444l-3 17-5 16-5 14-7 12-7 11-9 9-9 8-9 7-10 6-11 5-11 3-12 3-23 3h-24l-24-3-22-4-21-5-19-6-27-10-11-4 30-4 23-6 10-4 8-4 7-5 5-5 5-5 3-5 2-6 2-6v-6-6l-1-6-1-6-4-11-6-12-6-10-7-9-12-14-5-5 4 2 10 6 15 8 8 4 9 3 10 3 10 2h9 5 5l4-1 4-2 5-1 4-3 3-3 4-3 3-4 3-5 3-5 1-5v-6-5l-1-5-2-6-2-6-3-5-8-11-9-11-11-11-11-10-24-19-21-14-15-10-6-4h10l26 1 18 2 20 3 20 5 22 6 20 9 20 12 9 7 9 7 8 9 7 9 7 10 5 11 5 12 3 14 2 14 1 15v16zM885 350l9 12 6 11 5 12 4 12 2 11v11 10l-1 10-2 9-2 8-2 7-2 6-4 9-2 3 12-1h28l16 1 16 2 7 2 6 1 5 2 3 1 2 2 4 3 3 3 7 7 7 8 6 8 8 14 4 5-3-1-9-4-14-4-8-1-9-2-10-1h-11l-11 1-11 1-12 3-13 5-12 5-12 8-12 9-9 10-8 11-5 11-5 11-2 12-2 12v12 12l2 12 2 11 3 11 4 11 4 9 4 9 4 8 5 7 6 7 13 14 14 13 14 13 25 18 10 7h-4-12-16l-19 2-10 3-11 2-10 4-9 4-9 6-8 7-4 4-3 4-3 4-2 5-5 10-3 11-2 9-2 10-6 36-2 9-2 8-4 7-4 7-6 7-7 6-9 5-10 5-12 4-13 3-14 2-13 1-29-1-27-3-24-4-19-4-18-5 6 1 16 1 24 1 13-1 14-1 14-3 14-3 13-5 11-6 6-4 5-4 4-5 4-5 4-6 2-6 2-7 2-7v-7-6l-1-6-2-6-2-5-3-6-3-4-4-5-9-8-10-7-11-6-12-5-13-5-12-3-24-5-19-3h-12 17l28-1 34-3 18-3 17-4 17-5 15-7 7-4 6-5 5-5 5-6 4-6 3-7 2-7 1-8-1-9-1-9-3-10-4-10-5-11-7-10-7-10-8-9-18-17-18-16-16-17-8-8-6-9-5-9-4-10-2-5-1-6v-5-6l1-11 1-11 2-9 2-9 2-8 2-7 3-6 2-5 3-5 2-4 4-6 3-3 1-2 2 7 5 18 4 12 5 12 6 12 7 13 7 11 7 11 13 18 10 12 4 4 6-21 6-23 7-29 5-32 4-34 1-17 1-17-1-16-2-15-4-14-5-13-6-13-7-11-8-11-8-9-9-9-9-7-17-13-14-9-10-5-4-2 5 1h14l20 3 25 5 27 7 14 5 14 6 14 7 12 9 12 9zM460 713l17-1 17-1 17-3 15-4 15-5 13-5 25-12 20-12 15-11 9-7 4-3-1 25-2 11-3 11-3 10-4 9-4 8-6 8-5 7-6 6-13 11-14 9-15 8-15 5-14 4-13 3-12 1-18 2h-7l-1 1v1l-1 2v2 2 4 3 5l2 11 4 14 7 18 2 4 2 5 4 4 3 3 8 7 10 6 10 5 11 4 11 4 12 2 21 4 19 2 13 1h4l-4 2-11 5-17 6-10 3-11 3-13 2-13 1h-13l-14-2-14-3-15-4-14-7-14-9-14-12-14-14-13-17-13-19-25-42-21-43-18-41-14-34-12-32 2 2 8 8 13 10 18 13 10 6 12 6 12 6 14 5 15 5 15 4 17 2zM1143 760l-8 23-9 20-6 8-6 8-6 7-6 6-14 10-15 7-15 6-15 3-14 2-14 1h-13l-11-1-16-3-6-1 4-2 11-7 16-10 8-7 9-8 9-9 8-9 7-11 6-11 4-12 3-14 1-6v-8l-1-7-1-7-5-15-6-14-8-13-9-11-11-11-11-10-11-8-12-8-22-12-19-9-13-5-5-2h1l1-1 4-1h10 14l17 2 19 3 20 5 22 5 22 8 21 9 20 11 18 13 8 7 7 8 6 8 5 9 5 9 3 10 2 10v11l-1 12zM882 1135l1 22-1 20-2 19-4 17-5 15-6 13-6 12-6 10-7 9-7 8-6 6-5 5-5 4-4 2-3 2 3-20 1-21 2-25-1-26-1-12-2-12-2-11-4-9-2-4-2-4-3-3-3-2-4-2-3-1-4-1-4-1-8-1-9 1-8 1-9 3-9 3-9 3-15 7-13 7-9 6-3 2 4-5 5-6 6-8 5-9 6-11 5-11 3-12 1-7v-6-6l-1-7-2-6-3-7-4-6-5-6-6-6-7-6-8-5-10-6-23-9-30-8 38 3 41 2 40 3 20 2 19 4 18 5 17 6 15 8 7 5 6 6 6 6 5 6 5 8 4 8 4 8 3 10zM990 922l3-1 3-1 6-1 10-1-14 17-12 19-8 19-6 19-4 19-2 19-1 19 1 17 1 16 3 15 6 25 5 17 2 6-4-4-10-10-14-15-15-20-7-11-7-12-6-12-4-12-3-13-2-12v-7l1-6 1-6 2-6 3-9 4-8 4-8 5-6 4-7 5-6 5-5 5-5 5-4 5-4 5-3 5-3 5-3 5-2zM1193 1145l-2 1-5 3-8 5-11 8-13 11-13 14-15 18-14 22-6 12-4 10-3 10-1 9 1 9 2 7 2 7 4 6 3 5 4 4 4 4 4 3 4 2 2 2 3 1h-6-14l-22 2-25 4-14 3-15 4-14 5-14 7-14 8-12 9-12 10-10 13-8 13-6 12-4 12-2 12-1 11 1 10 2 9 2 9 4 8 3 7 4 6 3 6 6 7 2 2-3-2-8-7-11-11-13-14-7-8-6-9-6-10-6-10-4-11-4-11-2-12-1-11v-13l1-12 3-25 5-23 6-21 6-19 5-14 5-13 3 2 7 6 11 7 6 3 8 4 7 3 9 3 8 2h9 10l9-2 9-3 10-5 8-6 7-7 6-7 4-7 4-8 2-9 1-9v-9-21l-3-22-5-53-1-14 1-14 2-12 4-12 4-12 6-11 6-10 7-10 8-9 9-9 9-8 10-7 21-14 21-12-16 36-11 31-7 26-3 22v10 8l1 8 2 7 3 7 2 5 4 5 3 4 4 4 4 3 5 3 4 2 9 3 8 1 8 1h6 4z">
            <text:p/>
          </draw:path>
          <draw:path draw:style-name="gr8" draw:text-style-name="P8" draw:layer="layout" svg:width="0.872cm" svg:height="1.353cm" svg:x="12.988cm" svg:y="14.218cm" svg:viewBox="0 0 873 1354" svg:d="M26 1h1v-1h1 1l-2 30 1 26 4 21 2 10 4 8 4 8 4 6 4 6 5 6 5 4 6 4 5 3 6 3 11 4 12 3 10 1h10l8-1h6l6-1h-1l-2 1-3 1-3 2-5 3-4 4-4 5-5 6-3 7-3 9-2 10v11l1 13 2 16 5 16 8 19 9 20 13 18 14 18 17 17 18 15 18 14 38 25 36 20 30 15 21 9 7 3-9-1-26-4-17-4-20-5-22-8-24-9-25-12-25-15-25-17-24-21-24-25-22-28-20-33-17-37-15-37-10-32-8-28-5-25-3-21-1-18v-8l1-7 1-6 1-6 1-4 2-3 1-4 1-2 2-3 2-2 1-3 2-1 1-2 2-1 2-2 1-1 1-1h2l1-1zM84 394h3l3-1h3 2 3 2 5l5 1 4 1 3 2 3 1-9 13-6 15-6 15-4 16-3 16-2 17-1 34 2 33 3 31 5 28 6 23-35-49-7-17-7-18-5-18-5-17-4-18-2-17-1-8v-8l1-7 1-8 1-3 1-4 2-6 3-11 2-5 2-4 3-4 2-4 3-3 2-3 3-3 2-2 3-2 3-1 3-2 3-1 2-1zM147 442l7 22 8 23 10 26 12 25 7 12 6 11 7 9 3 4 3 3 3 2 4 2 3 1 3 1 3-1 2-1 3-1 1-2 2-2 1-2 1-3 1-3v-7-8l-1-8-1-9-4-17-4-14-5-14 3 6 8 14 11 19 7 9 7 8 7 6 3 3 4 2 4 1 3 1h2l1-1h2l2-1 3-2 3-4 3-4 2-6 5-15 3-21 3 10 5 25 5 35 1 19 1 20-1 18-2 17-2 8-3 7-3 7-4 5-4 5-5 3-6 3-7 1h-8l-8-2-10-3-10-4-11-6-9-6-18-15-14-17-12-18-11-19-8-20-6-20-4-20-4-19-2-18-2-31 1-21zM525 703l5 14 4 14 2 13 2 13v11l-1 10-1 10-1 9-2 7-2 7-2 6-2 4-4 7-1 2v-14l-1-15-1-18-3-20-2-10-3-10-3-10-4-9-4-8-6-8-10-12-9-9-6-6-5-4-2-1-1-1-1-1h-1-1-1v5l-1 13-2 9-2 9-3 9-3 10-5 8-3 4-3 3-3 3-4 3-4 2-4 1-5 1h-5l-6-1-6-1-6-3-7-3-15-10 2-1 4-4 4-3 3-4 4-5 4-6 4-6 4-8 4-8 3-10 3-10 2-12 1-12 1-14v-14l-1-14-4-27-6-25-7-22-7-19-5-14-5-9-1-4 19 23 43 56 25 34 25 36 20 36 9 17zM152 657l4 13 5 15 7 18 9 21 11 21 7 10 7 10 7 9 9 9 9 8 10 7 20 13 21 11 19 9 18 7 14 5 13 4-3-5-7-13-10-18-13-20-7-10-8-10-14-16-10-12-4-4 1-1h1l2-1h2 3 3 3l4 1 4 1 5 1 5 2 6 3 6 3 7 4 6 5 7 6 5 8 6 7 10 18 9 20 19 42 11 20 5 9 7 8 12 14 5 5 5 4 5 2 5 2h4 4l3-2 3-2 3-3 3-3 3-4 2-5 4-11 3-11 2-13 3-25v-22-13l2 26 2 20 4 23 6 23 4 11 5 10 5 10 6 8 4 4 3 3 4 3 4 2 4 2 5 1 3 1 4-1 3-1 3-1 3-2 2-3 2-3 2-4 4-8 2-9 2-10 2-20v-19-13-5l2 15 3 38 1 22v22l-1 11-1 10-2 8-3 8-4 6-1 3-2 2-2 1-2 1-2 1-2 1h-2l-2 1-3-1h-2l-5-1-5-2-22-11-5-2-6-3-7-1-6-1h-3-3l-2 1-3 1-2 2-2 2-2 2-2 2-3 6-2 6-2 7-2 7-2 14-1 12v9 3l-4-11-10-26-14-32-8-16-8-14-9-14-12-14-13-13-7-6-8-6-7-5-7-3-7-3-4-1-3-1h-4-3l-3 1-4 1-3 1-3 2-3 3-2 2h-1-1l-147-193-2-22-1-16v-11zM685 1008l-2 1-3 5-5 7-5 9-2 6-2 5-2 6-1 6-1 7v6l1 7 2 6 1 4 2 3 4 7 6 7 6 6 7 6 7 6 16 12 15 9 12 7 12 7-1 1-1 2-3 2-3 3-4 2-4 2-6 1-6 1h-8l-8-1-9-3-10-4-11-6-12-7-13-10-13-12-11-12-8-13-8-14-5-15-5-15-3-15-2-16-2-32-1-33-1-64 4 27 5 22 6 18 6 15 7 12 4 5 4 4 4 3 4 3 3 3 4 2 4 1 4 1 3 1h4 6 6l5-2 3-1 3-1zM484 1087l2 21-2-1-1-2-2-2-3-2-1-1-1-1 2-2 1-3 2-2 1-1 1-3zM545 1107l2-1 3-1h3l3-1h4 3 4l4 1 4 1 4 2 3 2 4 2 8 7 7 7 7 9 7 10 13 20 12 20 8 17 8 16-3-4-9-10-14-14-18-16-10-8-11-7-10-6-12-5-11-4-6-1-5-1h-6-6l-5 1-5 2-4-4v-1-1-1l1-2 1-5 1-3 2-4 2-4 1-2 1-1 2-2 1-1 2-2 2-1 2-1 1-1 3-1zM806 1250l7 6 7 7 6 7 7 8 11 17 10 18 8 16 6 13 5 12-2-3-4-7-6-10-4-6-5-5-5-6-6-5-6-5-7-4-7-3-3-1-4-1h-4-3-4l-4 1h-3l-3 1-2 1-3 2-2 1-3 2-2 2-2 3-2 2-1 3-4 5-3 6-2 7-37-26v-1l2-2 2-3 1-3 1-3 1-6 1-7-1-7v-8l-3-15-4-13-4-12-3-8-1-2v-1l2 1 5 1 9 2 11 3 13 4 14 6 15 7 7 4z">
            <text:p/>
          </draw:path>
          <draw:polygon draw:style-name="gr56" draw:text-style-name="P56" draw:layer="layout" svg:width="0.567cm" svg:height="0.972cm" svg:x="14.035cm" svg:y="14.524cm" svg:viewBox="0 0 568 973" draw:points="568,869 544,884 517,899 483,917 443,936 399,952 377,960 355,965 332,970 310,972 288,973 265,972 242,970 219,966 173,956 131,944 94,931 64,920 38,909 177,888 287,870 333,861 367,854 370,853 372,851 374,848 375,844 376,833 375,820 368,785 355,740 312,626 254,492 118,211 54,91 0,0">
            <text:p/>
          </draw:polygon>
          <draw:polygon draw:style-name="gr57" draw:text-style-name="P57" draw:layer="layout" svg:width="0.599cm" svg:height="0.285cm" svg:x="14.056cm" svg:y="15.385cm" svg:viewBox="0 0 600 286" draw:points="539,0 543,2 551,9 563,20 569,27 576,34 582,43 587,52 592,61 596,72 599,82 600,94 599,100 599,105 598,111 596,118 591,130 585,141 576,152 567,163 555,173 542,182 528,191 512,200 476,216 434,231 386,244 334,255 227,274 177,281 132,285 93,286 75,285 60,284 47,281 36,278 31,276 27,274 24,271 21,269 19,266 17,262 12,253 8,242 4,229 2,215 0,200 0,185 2,169 5,154 11,139 14,132 19,125 24,118 29,112 36,106 43,101 51,96 60,91 70,87 80,84 104,80 212,67 315,51 421,29">
            <text:p/>
          </draw:polygon>
          <draw:polygon draw:style-name="gr48" draw:text-style-name="P48" draw:layer="layout" svg:width="1.459cm" svg:height="2.124cm" svg:x="12.777cm" svg:y="13.564cm" svg:viewBox="0 0 1460 2125" draw:points="0,0 250,490 479,917 596,1121 704,1298 906,1597 1086,1847 1222,2021 1266,2073 1281,2089 1286,2094 1291,2098 1298,2102 1306,2106 1316,2109 1325,2112 1345,2117 1365,2121 1384,2123 1399,2124 1413,2125 1408,2124 1396,2121 1388,2119 1379,2116 1370,2112 1360,2107 1350,2101 1341,2094 1333,2086 1326,2077 1323,2071 1320,2066 1318,2060 1316,2054 1315,2047 1315,2040 1315,2033 1315,2025 1317,2017 1319,2010 1321,2002 1324,1995 1332,1981 1342,1969 1353,1957 1365,1946 1378,1936 1391,1927 1417,1912 1439,1901 1454,1895 1460,1893 1458,1892 1450,1891 1437,1888 1419,1883 1397,1874 1370,1862 1338,1846 1303,1825 1263,1798 1218,1765 1118,1678 1004,1558 875,1400 734,1203 586,980 302,521">
            <text:p/>
          </draw:polygon>
          <draw:polygon draw:style-name="gr25" draw:text-style-name="P25" draw:layer="layout" svg:width="0.595cm" svg:height="0.232cm" svg:x="14.06cm" svg:y="15.458cm" svg:viewBox="0 0 596 233" draw:points="594,0 595,4 596,16 596,24 596,33 595,43 594,54 591,65 587,76 581,88 574,100 565,111 554,121 541,131 525,140 506,148 483,156 426,173 361,189 293,204 168,226 121,232 105,233 93,232 84,231 75,230 58,225 42,219 28,213 17,207 8,202 2,198 0,197 5,198 20,200 46,201 82,202 130,199 188,193 258,181 340,164 462,133 505,119 523,112 538,104 552,95 563,86 572,75 579,64 585,50 589,36 592,19">
            <text:p/>
          </draw:polygon>
          <draw:polygon draw:style-name="gr48" draw:text-style-name="P48" draw:layer="layout" svg:width="1.026cm" svg:height="2.003cm" svg:x="13.253cm" svg:y="12.949cm" svg:viewBox="0 0 1027 2004" draw:points="233,590 0,0 37,114 142,405 304,796 404,1005 515,1211 726,1561 887,1809 991,1956 1027,2004 688,1436 422,968 312,758">
            <text:p/>
          </draw:polygon>
          <draw:polygon draw:style-name="gr58" draw:text-style-name="P58" draw:layer="layout" svg:width="1.128cm" svg:height="1.639cm" svg:x="14.082cm" svg:y="13.555cm" svg:viewBox="0 0 1129 1640" draw:points="0,0 167,31 253,51 336,74 414,102 450,119 484,137 514,157 542,180 566,204 587,231 903,710 986,851 1056,985 1083,1046 1105,1103 1120,1154 1124,1177 1126,1199 1129,1264 1128,1324 1123,1381 1115,1435 1103,1487 1087,1538 1065,1589 1040,1640 1057,1583 1072,1524 1084,1465 1092,1405 1095,1345 1094,1316 1091,1288 1087,1260 1081,1233 1073,1206 1062,1181 939,931 776,640 690,503 608,385 569,336 532,295 498,264 482,253 468,244">
            <text:p/>
          </draw:polygon>
          <draw:polygon draw:style-name="gr59" draw:text-style-name="P59" draw:layer="layout" svg:width="1.398cm" svg:height="1.556cm" svg:x="13.225cm" svg:y="12.265cm" svg:viewBox="0 0 1399 1557" draw:points="34,1 36,2 39,3 45,8 50,14 56,21 66,42 77,68 100,138 124,227 184,451 221,578 266,712 313,836 358,938 402,1021 424,1055 447,1086 470,1114 494,1139 518,1160 544,1180 570,1197 598,1213 659,1242 684,1251 713,1260 779,1275 938,1305 1110,1341 1194,1365 1273,1394 1399,1557 1191,1490 1089,1474 982,1453 854,1423 721,1384 655,1361 594,1336 537,1308 487,1277 445,1244 427,1226 413,1208 387,1166 359,1109 298,960 170,584 60,219 0,4 11,2 16,1 20,0 24,0 28,0 30,0 31,0 32,0">
            <text:p/>
          </draw:polygon>
          <draw:polygon draw:style-name="gr2" draw:text-style-name="P2" draw:layer="layout" svg:width="0.615cm" svg:height="1.017cm" svg:x="12.461cm" svg:y="12.315cm" svg:viewBox="0 0 616 1018" draw:points="78,250 73,255 68,260 64,266 60,273 57,281 54,289 51,308 50,330 50,355 57,416 70,489 88,577 138,796 191,1018 113,769 47,536 23,437 7,356 2,324 0,299 0,289 1,280 3,274 4,272 5,270 9,266 14,261 30,251 81,224 236,151 429,71 616,0 293,144 154,209 106,234 89,243">
            <text:p/>
          </draw:polygon>
          <draw:polygon draw:style-name="gr60" draw:text-style-name="P60" draw:layer="layout" svg:width="0.232cm" svg:height="0.235cm" svg:x="14.6cm" svg:y="13.364cm" svg:viewBox="0 0 233 236" draw:points="23,183 27,190 32,196 37,202 43,207 49,212 56,216 62,220 69,224 76,227 84,230 91,232 98,234 106,235 113,236 121,236 129,236 136,236 144,234 151,232 158,230 165,228 172,225 179,221 185,217 191,212 197,208 202,202 207,197 212,191 216,184 220,178 223,171 226,164 228,157 230,149 232,142 232,134 233,126 233,119 232,111 231,103 229,96 227,88 225,81 222,73 219,66 215,59 211,53 206,46 201,40 196,35 190,29 184,25 177,20 171,16 164,13 157,9 150,6 142,4 135,2 127,1 119,0 111,0 104,0 96,1 89,2 82,4 75,6 68,9 61,12 55,16 48,20 42,24 36,29 31,35 26,40 21,46 17,52 13,59 10,66 7,73 5,80 3,87 2,95 1,102 0,110 0,118 0,126 2,134 3,141 5,149 8,156 11,163 14,170 18,177">
            <text:p/>
          </draw:polygon>
          <draw:polygon draw:style-name="gr61" draw:text-style-name="P61" draw:layer="layout" svg:width="0.221cm" svg:height="0.224cm" svg:x="14.629cm" svg:y="13.352cm" svg:viewBox="0 0 222 225" draw:points="22,175 26,181 31,186 36,192 41,197 47,202 53,206 59,210 66,213 73,216 79,219 86,221 94,223 101,224 108,225 115,225 122,225 130,224 137,223 144,221 151,219 157,217 164,214 170,210 176,206 182,202 188,198 193,193 197,187 202,182 206,176 209,170 213,163 215,156 218,149 219,142 221,135 221,128 222,120 222,113 221,106 220,98 219,91 217,84 215,77 212,70 209,63 205,56 201,50 197,44 192,38 186,33 181,28 175,23 169,19 163,15 156,12 149,9 142,6 135,4 128,2 121,1 114,0 107,0 99,0 92,1 85,2 78,4 71,6 64,8 58,11 52,15 45,19 40,23 35,28 30,33 25,38 21,44 17,50 13,56 10,62 7,69 5,76 3,83 2,90 1,98 0,105 0,112 0,120 2,127 3,134 5,141 8,148 11,155 14,162 18,168">
            <text:p/>
          </draw:polygon>
          <draw:polygon draw:style-name="gr62" draw:text-style-name="P62" draw:layer="layout" svg:width="0.207cm" svg:height="0.21cm" svg:x="14.645cm" svg:y="13.353cm" svg:viewBox="0 0 208 211" draw:points="20,164 24,170 29,175 33,180 38,185 44,189 49,193 55,197 62,200 68,203 74,205 81,207 88,209 94,210 101,211 108,211 115,211 121,210 128,209 135,208 141,206 147,203 153,201 159,198 165,194 170,190 176,186 180,181 185,176 189,170 192,165 196,159 199,152 201,146 203,140 205,133 206,127 207,120 208,113 208,106 207,99 206,92 205,86 203,79 201,72 198,66 195,59 192,53 188,47 184,42 179,36 175,31 170,26 164,22 158,18 153,14 146,11 140,8 134,6 127,4 120,2 113,1 106,0 99,0 92,0 86,1 79,2 73,4 66,5 60,8 54,11 48,14 43,17 38,21 32,26 27,31 23,36 19,41 15,47 12,53 9,59 6,65 4,72 2,78 1,85 0,92 0,99 0,106 1,113 1,120 3,126 4,133 7,140 9,146 12,152 16,158">
            <text:p/>
          </draw:polygon>
          <draw:polygon draw:style-name="gr60" draw:text-style-name="P60" draw:layer="layout" svg:width="0.219cm" svg:height="0.236cm" svg:x="14.955cm" svg:y="13.832cm" svg:viewBox="0 0 220 237" draw:points="13,167 17,175 21,181 26,188 31,194 36,200 41,205 47,211 53,215 59,219 66,223 72,227 79,230 86,232 93,234 100,236 107,236 114,237 121,237 128,236 136,235 143,234 150,231 156,229 163,226 169,222 175,218 180,214 186,209 191,204 196,199 200,193 204,187 208,180 211,174 214,167 216,160 218,152 219,145 220,137 220,129 220,122 220,114 219,107 217,99 215,91 213,84 210,77 207,69 203,62 199,56 195,49 190,43 185,37 180,31 174,26 168,22 162,17 155,14 148,10 142,7 135,5 128,3 120,1 113,0 106,0 99,0 92,1 85,2 78,3 71,5 64,8 57,11 51,15 45,18 40,23 35,27 30,33 25,38 21,44 17,50 13,56 10,63 7,70 5,77 3,85 2,92 1,100 0,107 0,115 1,123 2,130 3,138 5,146 7,153 10,160">
            <text:p/>
          </draw:polygon>
          <draw:polygon draw:style-name="gr61" draw:text-style-name="P61" draw:layer="layout" svg:width="0.209cm" svg:height="0.224cm" svg:x="14.985cm" svg:y="13.818cm" svg:viewBox="0 0 210 225" draw:points="12,160 16,166 20,173 24,179 29,185 33,190 39,195 44,200 50,205 56,209 62,212 68,216 75,218 81,221 88,223 95,224 102,225 109,225 116,225 122,225 129,224 136,222 142,221 149,218 155,215 161,212 166,208 172,204 177,199 182,195 186,189 191,184 195,178 198,172 201,166 204,159 206,152 207,145 209,138 209,131 210,123 210,116 209,109 208,101 207,94 205,87 203,80 200,73 197,66 194,59 190,53 186,47 181,41 176,35 171,30 166,25 160,21 154,17 148,13 142,10 135,7 129,5 122,3 115,1 108,0 101,0 94,0 87,1 80,2 74,3 67,5 61,7 55,10 49,13 43,17 37,21 32,26 28,31 23,36 19,41 15,47 12,53 9,60 6,66 4,73 2,80 1,88 0,95 0,102 0,109 0,117 1,124 3,131 4,139 7,146 9,153">
            <text:p/>
          </draw:polygon>
          <draw:polygon draw:style-name="gr62" draw:text-style-name="P62" draw:layer="layout" svg:width="0.196cm" svg:height="0.21cm" svg:x="15cm" svg:y="13.821cm" svg:viewBox="0 0 197 211" draw:points="12,150 15,156 19,162 23,168 27,173 31,178 36,183 41,188 47,192 53,196 58,200 64,203 70,205 77,207 83,209 89,210 96,211 102,211 108,211 115,211 121,210 127,209 133,207 139,205 145,202 151,199 156,195 161,191 166,187 170,182 175,177 179,172 182,167 185,161 188,155 191,149 193,142 195,136 196,129 197,122 197,115 197,108 196,102 196,95 194,88 192,81 190,74 188,68 185,61 182,55 178,49 174,43 170,38 165,33 161,28 156,23 150,19 145,15 139,12 133,9 127,6 120,4 114,3 107,1 101,0 95,0 88,0 82,0 75,1 69,3 63,4 57,7 51,9 46,12 41,16 35,20 31,24 26,29 22,34 18,39 14,45 11,51 8,57 6,63 4,69 2,76 1,82 0,89 0,96 0,103 0,110 1,117 3,124 4,130 6,137 9,143">
            <text:p/>
          </draw:polygon>
          <draw:polygon draw:style-name="gr60" draw:text-style-name="P60" draw:layer="layout" svg:width="0.216cm" svg:height="0.239cm" svg:x="15.244cm" svg:y="14.317cm" svg:viewBox="0 0 217 240" draw:points="1,135 2,143 4,151 6,158 9,165 12,173 15,180 19,186 23,193 28,199 33,205 38,210 43,215 49,220 55,224 61,228 67,231 74,234 81,236 88,238 95,239 102,240 109,240 116,240 123,239 130,238 137,236 144,234 151,231 157,227 163,224 169,220 175,215 181,210 186,205 190,199 195,193 199,187 202,180 206,174 209,166 211,159 213,151 215,144 216,136 217,128 217,120 217,112 216,104 215,97 213,89 211,82 209,74 206,67 203,60 199,53 195,47 190,41 185,35 180,30 174,25 169,20 162,16 156,12 150,9 143,6 136,4 129,2 122,1 115,0 108,0 101,0 94,1 87,2 80,4 73,6 66,9 60,12 54,16 47,20 42,25 36,30 31,35 26,41 22,47 18,53 14,60 11,66 8,74 6,81 4,88 2,96 1,104 0,112 0,120 0,127">
            <text:p/>
          </draw:polygon>
          <draw:polygon draw:style-name="gr61" draw:text-style-name="P61" draw:layer="layout" svg:width="0.206cm" svg:height="0.227cm" svg:x="15.273cm" svg:y="14.309cm" svg:viewBox="0 0 207 228" draw:points="1,128 2,136 4,143 6,150 8,157 11,164 15,171 18,177 22,183 27,189 31,194 36,199 41,204 47,209 52,213 58,216 65,219 71,222 77,224 84,226 91,227 97,228 104,228 111,228 118,227 124,226 131,224 138,222 144,220 150,217 156,213 162,210 167,205 172,200 177,195 182,190 186,184 190,178 194,172 197,165 200,158 202,151 204,144 206,137 207,130 207,122 207,115 207,107 206,100 205,92 204,85 202,78 200,71 197,64 194,58 190,51 186,45 181,39 177,34 172,29 167,24 161,20 155,16 149,12 143,9 137,6 130,4 124,2 117,1 110,0 103,0 96,0 89,1 83,2 76,4 70,6 63,8 57,11 51,15 45,19 40,23 35,28 30,33 25,38 21,44 17,50 14,57 11,63 8,70 6,77 4,84 2,91 1,99 0,106 0,114 0,121">
            <text:p/>
          </draw:polygon>
          <draw:polygon draw:style-name="gr62" draw:text-style-name="P62" draw:layer="layout" svg:width="0.193cm" svg:height="0.214cm" svg:x="15.289cm" svg:y="14.314cm" svg:viewBox="0 0 194 215" draw:points="1,121 2,128 3,135 5,142 8,148 10,154 13,161 16,167 20,172 24,178 28,183 33,188 38,192 44,196 49,200 55,203 61,206 67,208 73,211 79,212 85,213 91,214 98,215 104,215 110,214 117,213 123,211 129,209 135,207 141,204 146,201 152,197 157,193 162,188 167,183 171,178 175,173 179,167 182,161 185,155 187,149 189,142 191,135 193,129 194,122 194,115 194,108 194,101 193,94 192,87 191,80 189,73 187,67 184,60 181,54 178,48 174,42 170,37 165,32 161,27 156,23 151,19 146,15 140,12 134,9 128,6 122,4 116,2 110,1 103,0 97,0 90,0 84,1 77,2 71,4 65,6 59,8 54,11 48,14 43,18 38,22 33,27 28,31 24,37 20,42 16,48 13,54 10,60 8,66 5,73 3,79 2,86 1,93 0,100 0,107 0,114">
            <text:p/>
          </draw:polygon>
          <draw:path draw:style-name="gr53" draw:text-style-name="P53" draw:layer="layout" svg:width="2.483cm" svg:height="2.439cm" svg:x="13.387cm" svg:y="12.587cm" svg:viewBox="0 0 2484 2440" svg:d="M278 115l34-9 31-7 30-6 52-18 41-14 18-5 13-3 20-2 17-1h11 5l9-5 22-9 14-5 14-5 15-3 7-1 7-1h13l13 1 11 1 10 1 16 3 5 1 74-15 57-9 24-3 10-1h8l19 1 30 3 76 9 99 13 136 34 98 26 34 11 12 4 3 2 3 1 92 79 39 28 89 68 98 82 41 38 15 17 12 14 177 250 99 142 33 51 10 17 3 6 1 5 4 9 6 13 18 38 51 98 79 147 8 16 16 30 44 88 45 96 17 41 11 30 49 150 12 42 10 38 3 17 3 14v13 5l-1 4-1 9v11l2 28 7 71 3 40-1 40-2 20-3 20-5 19-7 18-13 36-11 38-17 76-7 35-9 32-5 14-5 13-6 12-7 11-9 10-10 12-28 26-32 29-34 30v-1l1-1 1-3 1-2 1-1v-1l4-14 5-19 12-46 13-58 4-6 10-13 13-17 7-7 6-7 2-1 2-3 5-7 13-22 31-60 41-83-5 8-12 20-9 12-10 12-11 13-12 11-12 9-12 8-10 7-8 5-8 3-5 3-3 1-1 1v-1l1-2 1-3 1-5 2-5 1-7 1-8v-8l-1-11-3-14-6-31-8-38 3-3 9-8 11-13 6-8 6-8 6-9 6-10 10-21 7-17 3-6-65 35v-5-14-20l-1-25-1-7-1-8-4-15-5-16-5-15-9-24-4-9-24-54 7-7 8-8 10-11 11-13 12-16 12-18 10-19 9-20 7-18 5-17 3-15 3-13 1-9 1-7v-2l-2 3-7 9-10 15-15 25-9 15-12 17-27 35-23 27-10 11 1-10 1-10v-14-15l-1-15-2-8-1-8-3-8-2-7-3-7-4-6-4-5-4-5-4-4-4-4-4-3-4-3-7-5-6-3-4-1-2-1 3-5 9-14 5-9 6-9 7-9 7-8 5-4 4-7 10-18 23-43 18-40 8-18h-1l-1-1h-2l-2-1-2-1-3-1h-3-3-4-4l-5 1-5 2-5 2-6 3-7 3-13 10-13 10-13 12-12 11-19 19-7 7-24-19v-2-6l-1-10-1-12-3-14-4-15-2-7-4-8-3-7-4-7-10-14-9-13-10-11-10-10-18-16-16-14-2-2-1-2-2-2-1-2-2-5-2-6-2-6-1-6v-7l-1-6 1-7v-6l1-7 1-5 1-5 2-5 2-3 1-2 1-1 1-1 2-1 6-3 16-6 43-14 60-16-1-2-1-3-1-3-2-4-3-4-3-5-4-4-5-5-6-4-7-4-8-2-9-2-10-1h-12l-13 2-13 3-11 4-10 5-9 6-7 6-6 6-6 7-4 7-3 7-3 6-2 6-2 5-1 8-1 2-83-160 11-17 11-19 11-20 10-21 4-10 3-8v-4l1-3v-3l-1-3v-1l-1-1-1-1h-1l-1-1h-1-1l-3 1h-3l-3 2-3 1-6 4-5 6-6 6-5 7-10 15-9 15-6 13-6 12-69-147 8-17 6-18 7-21 3-10 2-11 1-10 1-9-1-4v-4l-2-3-1-4-2-2-2-3-3-1-4-2h-3l-4-1h-4l-3 1-4 1-3 1-7 4-6 4-6 6-6 6-5 6-9 13-6 11-5 9-1 3-54-76v-17l2-41 2-25 3-24 4-22 2-10 3-8 1-4 1-4v-4l1-3-1-4v-4l-1-4-1-3-3-7-4-7-6-6-5-5-7-4-7-3-3-1-4-1h-4-3-4l-4 1-4 1-4 1-3 2-4 2-4 3-3 3-13 14-12 14-10 14-8 13-6 12-5 9-4 8-45-61v-3-6-10l1-13 1-7 1-7 2-7 2-8 3-7 4-8 5-7 5-6 13-13 15-13 15-12 15-11 24-16 10-6-1-1-2-2-3-1-3-2-4-2-5-2-6-1-6-2-7-1h-8-8l-10 1-10 1-11 3-11 4-12 4-11 6-10 6-9 7-8 8-7 7-7 8-6 8-10 14-6 12-4 8-1 3-112-87v-1l1-3 1-5 3-6 1-3 2-3 2-4 3-3 3-3 3-4 4-3 4-3 24-17 31-22 38-29h-2l-7-1-11-2-14-1-18-1h-20l-22 2-23 3-11 3-10 3-9 3-7 4-6 4-4 4-4 5-3 4-2 4-2 4-1 3v3 3l-1 2 1 1v1l-93-47v-1-1l-1-2 1-1v-2-3l1-2 1-3 1-3 2-3 2-3 3-4 3-3 4-4 4-3 3-2 3-2 8-3 22-7 26-7 28-7 49-10 22-4-21-2-48-2h-28l-28 2-13 1-11 2-11 3-4 2-4 2-14 8-14 9-22 15-16 12-6 5-85-39 3-5 8-12 6-6 5-7 6-6 3-2 2-2 9-6 15-10 41-28 55-39-21 4-47 12-26 7-25 8-10 4-9 4-8 5-3 2-2 2-52 58-119-21 27-157-10 10-25 23-32 32-15 17-13 17-7 8-7 7-8 5-8 4-9 4-8 2-9 2-8 2-16 1h-12l-9-1h-3l25-87h-1-2-2l-6-1h-9l-11 2-16 3-18 5-22 7-16 7-14 7-11 7-10 7-7 7-6 7-5 6-2 3-1 2 40-79h-2l-4-1h-7l-9 1-10 1-10 2-6 2-6 1-5 3-6 2-165 84 81-82-14 2-16 4-20 4-23 7-24 7-25 10-11 6-12 6-21 14-20 14-17 16-16 14-12 13-9 10-8 9 19-80-25 11-27 12-31 17-32 19-15 10-14 11-13 11-11 11-8 11-3 6-2 5-3 11-2 12-2 14-1 14-1 29v30l-82-90 39-30 42-30 48-33 13-10 32-22 20-13 21-12 22-12 10-4 10-4 5-1 5-2 5-2zM610 157l-5 10v-1l1-2 2-3 1-2z">
            <text:p/>
          </draw:path>
          <draw:path draw:style-name="gr54" draw:text-style-name="P54" draw:layer="layout" svg:width="2.482cm" svg:height="2.112cm" svg:x="13.387cm" svg:y="12.587cm" svg:viewBox="0 0 2483 2113" svg:d="M278 115l34-9 31-7 30-6 52-18 41-14 18-5 13-3 20-2 17-1h11 5l9-5 22-9 14-5 14-5 15-3 7-1 7-1h13l13 1 11 1 10 1 16 3 5 1 74-15 57-9 24-3 10-1h8l19 1 30 3 76 9 99 13 136 34 98 26 34 11 12 4 3 2 3 1 92 79 39 28 89 68 98 82 41 38 15 17 12 14 61 87-45-7-46-5-40-4h-16-6-5l-8 2-8 3-7 3-8 5-8 5-7 5-13 12-12 11-9 10-8 9 2-10 2-10 3-13 5-14 5-13 3-6 3-6 4-5 4-5 2-2 3-1 7-4 9-2 9-3 45-10 21-5 9-3 8-4 3-1 3-3 2-2 2-2 1-3 1-2v-3l-1-4-2-3-2-3-3-3-3-3-9-6-10-6-13-6-13-5-30-9-30-7-29-4-13-1h-11l-9 1-4 1-3 1-6 2-8 2-17 3-20 2-19 1-34 1h-14l17-15 17-16 18-20 17-20 7-10 5-10 2-5 2-4 1-4v-4l-1-3-1-4-1-3-3-2-3-2-4-2-4-2-5-1-10-2-11-1-12-1-12 1-25 2-24 3-20 4-18 3 28-10 23-9 10-5 8-4 2-1 1-1v-1-1l1-1-1-2v-1l-1-2-1-2-3-4-4-4-6-4-6-4-13-9-16-8-15-6-15-5-4-1-5-1h-11l-28 3-32 5-35 7-59 14-26 6 54-28 40-21 15-8 6-3 3-3h1l1-2 1-1 1-2v-2-2-4l-1-5-1-6-2-5-2-6-3-6-4-5-4-5-5-4-5-4-2-1-3-2-3-1h-3l-3-1h-3l-7 1-10 2-26 7-32 10-34 13-34 13-30 14-22 12-8 5-3 2-2 2-4 4-4 3-3 3-4 2-4 3-4 1-8 3-7 2-5 2h-4-1l3-18 5-43 2-25 1-23v-10l-1-10-2-7-1-3-2-3-1-2-2-3-2-1-3-2-6-3-7-3-8-1-8-2h-9l-9-1-18 1-18 2-16 3-6 2-6 2-14 4-19 5-48 10-61 12-1-1-1-2-2-2-2-2-2-3-3-2-4-3-4-3-5-3-6-2-6-3-7-2-8-1-9-2h-9-10l-9 1-10 1-8 2-17 4-14 5-12 5-10 5-5 3-2 1-80 8-59 7-22 3-8 2-3 1-2 1-24 13-36 21-47 28-1-4-2-4-2-6-3-6-4-7-2-3-3-2-2-3-3-3h2l2-1 3-1 3-1h2zM66 263l-7 19-8 17-8 16-7 16-36-40 100-73-11 12-5 6-5 6-4 6-3 5-3 5zM1859 549l86 120-18-2-8-1h-8-8l-7 1-6 1h-3l-2 1-9 4-9 5-8 6-9 7-16 17-16 17-15 16-7 7-7 6-7 5-3 2-3 1-3 1-2 1h-3-3l-2-1-3-1-2-2-1-2-2-3-2-3-2-6-2-8-1-9v-9-10l2-22 4-22 5-22 6-19 3-5 3-6 4-5 5-5 5-5 5-6 13-10 13-9 15-9 14-9zM1988 731l51 74 21 31 17 27-16-1h-8-7l-8 1-7 1-7 1-7 2-8 4-9 4-18 12-17 13-17 13-29 24-5 3-4 3-2 1-2 1h-1-1l-1-1-1-1-1-2-1-2-3-6-2-8-6-20-4-24-2-25-1-12 1-13 1-11 2-11 4-9 2-4 2-4 3-3 4-4 4-4 4-4 10-7 13-8 27-16zM2102 910l15 32 23 45 56 106-23 1-25 2-53 7-45 8-15 3-5 1-3 1h-1-2l-1-1h-2l-1-1-2-1-3-3-3-4-2-5-3-6-3-6-4-13-4-15-1-7-1-8v-7-7l1-3v-2l3-6 3-6 5-7 12-15 15-17 35-35zM2256 1206l8 15 15 29 42 85-70 37-30 17-11 6-7 5-2 1-3 1h-3-2l-3-1-3-2-6-4-7-5-7-7-7-7-7-9-13-18-12-20-10-18-3-9-3-7-1-4v-3-3l1-4 1-3 2-3 2-3 3-3 7-6 8-6 9-6 10-5 43-20 21-9 8-4 8-5 2-1 3-2 2-2 1-2 2-3 2-2 1-3 1-2 1 1 1 2 3 5 1 2 1 2 1 2zM2473 1790v3l-1 3v4 3 9 8l-39 15-22 7-20 6-19 4-8 1-8 1-6-1h-3l-2-1-2-1-2-1-1-2-1-1-1-3v-3-4-3l1-7 3-9 3-8 5-10 11-20 24-44 12-23 9-24 2-5 1-6 1-16 1-18-1-21-3-48-5-54 47 146 12 39 8 35 3 15 2 14v11 5zM2471 2050l-31 25-29 20-12 8-10 5-4 3-4 1h-2l-1 1h-2-1l-2-1-2-1-2-1-2-1-1-2-1-2-1-2-1-3-1-5v-7l1-6 1-8 2-7 2-8 3-7 3-7 4-7 4-7 4-5 4-5 3-4 4-5 9-14 22-39 49-92 4 43 2 24v23 24l-2 23-4 24-2 11z">
            <text:p/>
          </draw:path>
          <draw:polygon draw:style-name="gr45" draw:text-style-name="P45" draw:layer="layout" svg:width="3.905cm" svg:height="3.134cm" svg:x="12.309cm" svg:y="9.441cm" svg:viewBox="0 0 3906 3135" draw:points="684,2919 394,3046 250,3109 202,3128 187,3134 182,3135 179,3135 174,3135 171,3134 167,3133 164,3132 161,3130 158,3128 155,3126 153,3123 151,3121 149,3117 147,3114 146,3110 145,3106 143,3102 141,3093 64,2675 16,2326 2,2158 0,2010 20,1712 40,1547 68,1380 106,1216 156,1061 185,988 217,919 254,856 293,798 338,744 387,691 495,589 613,494 735,407 855,330 968,265 1067,212 1147,173 1294,109 1374,79 1456,51 1541,27 1627,10 1670,4 1714,1 1757,0 1801,2 1893,13 1996,34 2107,67 2224,111 2345,167 2469,237 2594,319 2717,415 2834,520 2942,626 3041,732 3131,837 3213,939 3285,1036 3403,1212 3516,1397 3639,1609 3749,1807 3825,1955 3867,2051 3881,2088 3892,2120 3900,2145 3904,2164 3905,2172 3906,2178 3906,2183 3906,2185 3905,2187 3905,2188 3904,2189 3902,2191 3894,2197 3866,2214 3773,2263 3648,2321 3517,2376 3308,2452 3243,2473 3223,2478 3217,2479 3214,2479 3212,2479 3212,2479 3211,2479 3210,2478 3207,2475 3199,2462 3175,2415 3104,2263 3019,2083 2979,2003 2943,1938 2816,1737 2714,1586 2589,1418 2448,1246 2292,1084 2211,1011 2127,944 2042,887 1955,840 1870,801 1789,770 1712,744 1639,724 1507,698 1395,687 1304,686 1238,691 1196,698 1182,701 1172,708 1144,732 1105,771 1057,827 1032,862 1007,900 982,944 959,991 937,1044 917,1101 901,1162 887,1229 868,1372 854,1524 847,1682 845,1842 851,2001 863,2156 882,2303 909,2440 957,2640 971,2703 980,2747 982,2763 983,2776 983,2785 983,2789 982,2793 981,2796 979,2798 978,2801 976,2803 973,2805 971,2807 965,2810 964,2812 961,2814 954,2819 945,2824 933,2829 902,2841 865,2854 778,2884">
            <text:p/>
          </draw:polygon>
          <draw:polygon draw:style-name="gr45" draw:text-style-name="P45" draw:layer="layout" svg:width="1.324cm" svg:height="3.037cm" svg:x="12.309cm" svg:y="9.538cm" svg:viewBox="0 0 1325 3038" draw:points="1276,38 1183,119 1139,163 1098,209 1059,258 1022,310 987,365 954,423 924,486 895,551 845,696 804,858 772,1040 751,1231 745,1418 750,1601 763,1778 808,2112 861,2410 886,2550 901,2646 905,2681 906,2708 906,2719 905,2728 904,2737 902,2744 800,2779 742,2799 684,2822 394,2949 250,3012 202,3031 187,3036 182,3038 179,3038 174,3038 171,3037 167,3036 164,3035 161,3033 158,3031 155,3029 153,3026 151,3023 149,3020 147,3017 146,3013 145,3009 143,3005 141,2996 64,2578 16,2229 2,2061 0,1913 20,1615 40,1450 68,1283 106,1119 156,963 185,891 217,822 254,759 293,701 338,647 387,594 495,492 613,397 735,310 855,233 968,168 1067,115 1147,76 1325,0 1313,9 1300,18">
            <text:p/>
          </draw:polygon>
          <draw:polygon draw:style-name="gr48" draw:text-style-name="P48" draw:layer="layout" svg:width="0.826cm" svg:height="0.316cm" svg:x="12.437cm" svg:y="12.259cm" svg:viewBox="0 0 827 317" draw:points="0,210 13,246 25,275 30,287 34,295 36,298 38,301 39,302 39,302 40,303 40,303 41,303 42,303 44,303 48,302 63,297 111,276 260,206 438,121 597,52 634,39 668,27 700,19 730,12 758,7 783,3 806,1 827,0 820,4 810,9 785,19 719,42 639,69 556,101 266,228 122,291 74,310 58,316 54,317 50,317 46,317 42,316 39,315 36,314 32,312 30,310 27,308 25,305 23,303 21,300 19,296 18,292 16,289 15,284 13,275 13,274 13,272 12,267 8,250 4,229">
            <text:p/>
          </draw:polygon>
          <draw:polygon draw:style-name="gr2" draw:text-style-name="P2" draw:layer="layout" svg:width="1.055cm" svg:height="1.59cm" svg:x="12.321cm" svg:y="9.652cm" svg:viewBox="0 0 1056 1591" draw:points="1056,0 980,52 902,108 824,167 747,228 635,324 534,416 445,506 366,596 298,689 238,786 188,889 147,1001 102,1150 62,1306 0,1591 12,1460 30,1324 53,1187 82,1051 119,920 164,797 190,739 218,685 248,634 281,587 320,539 362,492 455,402 557,317 663,237 770,165 874,100 970,45">
            <text:p/>
          </draw:polygon>
          <draw:polygon draw:style-name="gr50" draw:text-style-name="P50" draw:layer="layout" svg:width="2.757cm" svg:height="1.893cm" svg:x="13.107cm" svg:y="9.497cm" svg:viewBox="0 0 2758 1894" draw:points="691,35 768,16 850,4 936,0 1028,4 1124,17 1225,40 1329,72 1437,115 1530,160 1623,214 1806,341 1984,488 2150,648 2302,811 2435,970 2544,1117 2626,1243 2758,1482 2743,1498 2735,1506 2726,1515 2711,1529 2694,1542 2657,1570 2613,1599 2588,1614 2562,1628 2534,1644 2504,1659 2438,1690 2310,1742 2282,1752 2256,1760 2207,1775 2164,1786 2144,1790 2126,1794 2121,1795 2117,1795 2108,1796 2100,1797 2092,1798 1945,1571 1844,1429 1728,1279 1598,1131 1459,993 1386,931 1311,874 1235,825 1158,783 1073,745 991,714 914,688 841,668 709,642 597,631 507,630 440,635 398,641 384,645 374,652 347,675 307,715 260,771 235,805 209,844 185,887 161,935 139,987 120,1044 103,1106 90,1172 68,1341 54,1521 48,1707 51,1894 17,1887 4,1699 0,1495 10,1280 37,1059 83,838 115,730 154,624 198,521 250,421 309,326 376,236 405,203 437,173 472,144 510,117 551,92 595,70 642,51">
            <text:p/>
          </draw:polygon>
          <draw:polygon draw:style-name="gr3" draw:text-style-name="P3" draw:layer="layout" svg:width="2.269cm" svg:height="1.366cm" svg:x="13.491cm" svg:y="9.929cm" svg:viewBox="0 0 2270 1367" draw:points="308,52 362,37 420,24 483,13 549,5 620,0 695,0 774,4 857,13 963,35 1069,70 1176,115 1281,171 1385,234 1485,303 1676,455 1847,611 1990,760 2100,887 2170,981 2233,1078 2254,1113 2270,1141 2249,1154 2227,1168 2204,1183 2178,1197 2150,1212 2120,1228 2053,1259 1926,1310 1898,1320 1872,1329 1823,1344 1779,1354 1760,1359 1741,1362 1737,1363 1732,1364 1724,1365 1716,1366 1708,1367 1561,1140 1460,998 1344,848 1214,700 1075,562 1002,500 927,443 851,394 773,352 688,314 607,282 530,257 457,237 325,211 213,199 123,199 56,204 14,210 0,213 5,209 20,197 44,179 78,156 121,131 174,104 236,77">
            <text:p/>
          </draw:polygon>
          <draw:polygon draw:style-name="gr61" draw:text-style-name="P61" draw:layer="layout" svg:width="0.807cm" svg:height="0.548cm" svg:x="15.2cm" svg:y="10.95cm" svg:viewBox="0 0 808 549" draw:points="690,0 808,208 787,232 761,258 730,286 692,315 647,345 595,376 535,407 467,439 350,487 300,505 254,519 213,530 176,539 144,545 115,549 81,483 66,454 51,430 0,346 29,341 61,335 97,326 138,315 182,301 232,283 344,238 415,205 476,172 529,140 574,109 612,80 644,51 670,25">
            <text:p/>
          </draw:polygon>
          <draw:polygon draw:style-name="gr63" draw:text-style-name="P63" draw:layer="layout" svg:width="0.13cm" svg:height="0.144cm" svg:x="15.32cm" svg:y="11.321cm" svg:viewBox="0 0 131 145" draw:points="17,99 19,103 22,108 25,112 29,116 32,120 36,123 40,127 44,130 48,133 52,135 56,138 61,140 65,141 69,143 73,144 78,145 82,145 86,145 90,145 94,145 98,144 102,143 105,142 108,140 112,139 114,136 117,134 120,131 122,129 124,125 126,122 127,118 128,114 129,110 130,106 130,102 131,98 131,93 130,89 130,84 129,79 127,74 126,69 124,64 122,60 120,55 117,50 115,46 112,41 109,37 105,33 102,29 98,26 94,22 90,19 86,16 82,13 78,10 74,8 70,6 66,4 61,3 57,2 53,1 49,0 44,0 41,0 37,1 33,1 30,2 26,4 23,5 21,6 20,7 18,8 17,9 15,10 14,11 11,14 9,17 7,20 6,24 4,27 3,31 1,35 1,39 0,43 0,48 0,52 1,57 1,62 2,66 3,71 5,76 7,81 9,85 11,90 14,94">
            <text:p/>
          </draw:polygon>
          <draw:polygon draw:style-name="gr25" draw:text-style-name="P25" draw:layer="layout" svg:width="0.105cm" svg:height="0.137cm" svg:x="15.345cm" svg:y="11.32cm" svg:viewBox="0 0 106 138" draw:points="18,0 18,0 23,0 27,0 31,1 35,2 39,4 44,6 48,8 52,10 56,12 61,15 65,18 68,21 72,24 76,28 79,32 83,36 86,40 88,43 88,44 89,45 89,45 90,46 90,46 92,50 94,53 96,57 98,61 99,65 101,69 102,73 103,77 104,82 105,86 106,91 106,95 106,100 106,104 105,108 104,112 103,116 102,120 100,123 98,127 96,130 93,133 91,135 88,138 87,138 87,138 84,138 80,137 75,137 71,135 66,134 62,132 58,130 54,128 49,126 45,123 41,120 37,117 34,113 30,110 27,106 23,102 20,98 19,96 18,95 17,94 17,93 16,93 16,92 16,92 14,88 11,84 10,81 8,77 6,73 5,69 4,65 3,61 2,56 1,52 0,47 0,43 0,38 0,34 1,30 2,26 3,22 4,18 6,14 8,11 10,8 13,5 16,2">
            <text:p/>
          </draw:polygon>
          <draw:polygon draw:style-name="gr63" draw:text-style-name="P63" draw:layer="layout" svg:width="0.154cm" svg:height="0.157cm" svg:x="15.654cm" svg:y="11.164cm" svg:viewBox="0 0 155 158" draw:points="13,119 15,124 18,128 22,131 25,135 29,139 33,142 37,145 42,148 46,150 51,152 56,154 61,156 66,157 71,158 76,158 81,158 86,158 91,157 96,156 101,155 106,153 111,151 115,149 119,147 124,144 128,141 131,138 135,134 138,130 141,126 144,122 146,118 148,113 150,108 152,103 153,98 154,93 155,88 155,83 155,78 154,73 154,67 153,62 151,58 149,53 147,48 145,43 142,39 140,34 136,30 133,26 129,22 125,19 121,15 117,12 112,10 108,7 103,5 98,4 93,2 88,1 83,1 79,0 74,0 68,0 63,1 58,1 53,3 48,4 44,6 39,8 35,11 31,13 27,16 23,20 20,23 16,27 13,31 11,35 8,40 6,44 4,49 3,54 1,59 1,64 0,69 0,74 0,80 0,85 1,90 2,95 3,100 5,105 7,110 10,115">
            <text:p/>
          </draw:polygon>
          <draw:polygon draw:style-name="gr25" draw:text-style-name="P25" draw:layer="layout" svg:width="0.139cm" svg:height="0.147cm" svg:x="15.669cm" svg:y="11.164cm" svg:viewBox="0 0 140 148" draw:points="38,3 38,3 40,2 43,1 45,1 48,1 50,0 53,0 56,0 58,0 63,0 68,1 73,1 78,2 83,4 88,5 93,7 97,10 102,12 106,15 110,19 114,22 118,26 121,30 124,34 127,39 127,39 130,43 132,48 134,53 136,57 137,62 138,67 139,73 140,78 140,83 140,88 139,93 138,98 137,103 135,108 133,113 131,118 129,121 127,124 126,126 124,129 121,132 119,135 117,137 114,140 114,140 110,142 106,143 102,145 98,146 94,147 90,147 86,147 81,148 76,147 71,147 66,146 61,145 56,144 51,142 46,140 42,138 37,135 33,132 29,129 25,125 22,122 18,118 15,113 12,109 12,109 10,104 7,100 5,95 3,90 2,85 1,80 0,75 0,70 0,65 0,59 1,54 2,49 3,44 4,39 6,35 8,30 10,27 12,24 13,21 15,18 18,15 20,13 22,10 25,8 25,8">
            <text:p/>
          </draw:polygon>
          <draw:polygon draw:style-name="gr64" draw:text-style-name="P64" draw:layer="layout" svg:width="0.807cm" svg:height="0.354cm" svg:x="15.2cm" svg:y="10.95cm" svg:viewBox="0 0 808 355" draw:points="808,208 789,230 778,241 766,253 753,266 738,278 723,291 705,304 606,144 209,324 201,328 192,331 171,337 146,342 120,346 63,352 6,355 4,353 3,351 0,346 29,341 61,335 97,326 138,315 182,301 232,283 344,238 415,205 476,172 529,140 574,109 612,80 644,51 670,25 690,0">
            <text:p/>
          </draw:polygon>
          <draw:polygon draw:style-name="gr46" draw:text-style-name="P46" draw:layer="layout" svg:width="0.775cm" svg:height="0.402cm" svg:x="15.341cm" svg:y="11.517cm" svg:viewBox="0 0 776 403" draw:points="0,34 13,34 26,34 40,33 55,31 87,28 116,26 141,27 163,29 183,32 201,36 218,42 235,49 309,82 358,101 421,120 455,127 487,130 516,128 542,123 566,115 588,104 607,92 624,79 639,65 651,51 662,38 670,26 681,7 684,0 776,169 711,201 638,235 561,269 485,300 276,376 212,396 192,402 185,403 182,403 180,403 180,403 179,403 177,401 172,394 158,369 116,282">
            <text:p/>
          </draw:polygon>
          <draw:polygon draw:style-name="gr65" draw:text-style-name="P65" draw:layer="layout" svg:width="0.664cm" svg:height="0.291cm" svg:x="15.534cm" svg:y="11.645cm" svg:viewBox="0 0 665 292" draw:points="407,150 359,174 307,197 251,217 195,237 87,269 0,292 2,288 5,285 13,277 24,268 38,258 71,238 109,216 186,177 218,163 231,158 241,155 312,130 433,85 665,0 610,35 547,72">
            <text:p/>
          </draw:polygon>
          <draw:polygon draw:style-name="gr25" draw:text-style-name="P25" draw:layer="layout" svg:width="2.025cm" svg:height="1.237cm" svg:x="13.702cm" svg:y="9.441cm" svg:viewBox="0 0 2026 1238" draw:points="0,72 97,55 203,44 316,40 433,45 553,59 672,85 731,102 789,123 846,148 902,176 1069,275 1224,383 1370,499 1508,625 1640,761 1770,908 1897,1066 2026,1238 2018,1224 2014,1218 2010,1212 1892,1036 1820,939 1738,837 1648,732 1549,626 1441,520 1324,415 1201,319 1076,237 952,168 831,111 714,67 603,34 500,13 407,2 386,1 375,0 364,0 355,0 310,2 264,6 219,12 175,21 130,31 86,43">
            <text:p/>
          </draw:polygon>
        </draw:g>
        <draw:g>
          <draw:polygon draw:style-name="gr46" draw:text-style-name="P46" draw:layer="layout" svg:width="3.491cm" svg:height="4.887cm" svg:x="17.144cm" svg:y="0.508cm" svg:viewBox="0 0 3492 4888" draw:points="1223,4859 1233,4863 1243,4867 1253,4871 1264,4874 1285,4880 1307,4884 1318,4886 1330,4887 1342,4888 1353,4888 1365,4888 1379,4887 1393,4886 1408,4884 1422,4882 1436,4879 1450,4875 1464,4871 1478,4866 1498,4857 1517,4848 1535,4837 1553,4825 1570,4811 1586,4797 1601,4781 1616,4765 1629,4747 1641,4729 1646,4720 1652,4710 1657,4700 1662,4690 3469,551 3474,538 3479,526 3483,513 3486,499 3488,486 3490,472 3491,459 3492,445 3492,434 3491,418 3489,401 3486,385 3482,369 3477,353 3472,337 3465,322 3457,307 3448,291 3438,277 3426,263 3414,249 3402,237 3388,225 3373,215 3358,205 3346,198 3334,192 3322,187 3309,182 3296,178 3283,174 3270,171 3256,169 2129,5 2116,3 2102,1 2088,0 2073,0 2062,0 2035,1 2008,4 1982,8 1955,14 1929,22 1904,31 1879,42 1854,55 1830,70 1806,86 1784,104 1762,123 1742,144 1724,166 1707,189 1692,213 1684,225 1678,238 1666,263 22,4032 19,4040 16,4048 11,4064 6,4081 3,4097 2,4106 1,4115 0,4123 0,4132 0,4143 0,4155 1,4167 3,4178 5,4190 7,4201 10,4212 14,4223 18,4234 25,4250 33,4266 41,4280 51,4295 62,4308 73,4321 86,4333 99,4344 105,4350 112,4355 119,4360 126,4364 134,4369 141,4373 148,4377 156,4380">
            <text:p/>
          </draw:polygon>
          <draw:polygon draw:style-name="gr66" draw:text-style-name="P66" draw:layer="layout" svg:width="3.208cm" svg:height="4.634cm" svg:x="17.198cm" svg:y="0.582cm" svg:viewBox="0 0 3209 4635" draw:points="1114,4616 1121,4619 1127,4622 1134,4624 1141,4626 1148,4628 1155,4629 1169,4632 1183,4634 1198,4635 1212,4634 1227,4633 1241,4631 1255,4628 1269,4624 1283,4619 1296,4613 1309,4607 1321,4600 1333,4591 1345,4583 1355,4573 1365,4562 1375,4551 1383,4540 1387,4534 1391,4528 1395,4522 1398,4515 1402,4509 1405,4502 3195,395 3198,387 3201,380 3204,372 3206,364 3207,356 3208,347 3209,339 3209,331 3209,320 3208,309 3206,299 3204,288 3201,278 3197,268 3193,258 3188,248 3183,239 3176,230 3170,221 3162,213 3154,205 3146,198 3137,192 3128,186 3121,182 3114,178 3106,175 3098,172 3090,169 3083,167 3074,165 3066,164 2975,151 2967,151 2962,151 2957,151 2953,152 2948,153 2943,154 2938,156 2934,158 2929,160 2925,163 2921,165 2917,168 2913,171 2909,175 2906,179 2903,183 2900,187 2900,188 2899,188 2898,189 2898,190 2897,191 2897,192 2897,193 2896,194 2872,243 2872,244 2871,245 2870,248 2869,251 2868,252 2867,253 2864,258 2860,263 2856,268 2852,272 2847,276 2842,280 2837,283 2831,286 2826,289 2820,291 2814,293 2808,294 2802,295 2796,296 2790,296 2783,296 2781,296 2778,296 2777,296 2775,296 2774,295 2772,295 2078,178 2076,177 2074,177 2071,176 2069,175 2064,173 2060,171 2057,169 2054,167 2051,165 2049,162 2047,160 2045,157 2043,154 2042,151 2040,148 2039,144 2037,141 2036,138 2036,134 2035,131 2035,127 2036,124 2036,121 2036,119 2036,116 2036,114 2037,111 2038,109 2038,106 2040,104 2059,61 2059,60 2059,60 2060,58 2060,57 2061,55 2061,54 2061,52 2061,51 2062,49 2061,47 2061,45 2061,43 2060,41 2060,40 2059,38 2058,36 2058,34 2057,32 2055,30 2054,29 2053,27 2052,26 2051,25 2050,25 2049,24 2048,24 2047,23 2047,23 2045,22 2044,22 2043,21 2041,20 2040,20 2038,19 2038,19 2037,19 2036,19 2036,19 1918,2 1903,1 1895,0 1889,0 1874,0 1859,1 1844,4 1829,7 1815,11 1801,16 1787,22 1774,29 1761,37 1748,45 1737,55 1726,65 1715,75 1706,87 1697,98 1689,111 1682,124 1679,130 1676,137 14,3949 12,3954 10,3959 8,3965 7,3970 5,3975 4,3981 3,3987 2,3992 1,4003 0,4014 0,4025 1,4037 3,4048 5,4059 8,4070 12,4080 17,4090 22,4100 27,4110 34,4119 40,4128 48,4136 56,4144 64,4151 73,4158 83,4164 88,4167 93,4169 98,4172 103,4174">
            <text:p/>
          </draw:polygon>
          <draw:polygon draw:style-name="gr25" draw:text-style-name="P25" draw:layer="layout" svg:width="0.058cm" svg:height="0.063cm" svg:x="19.448cm" svg:y="0.647cm" svg:viewBox="0 0 59 64" draw:points="52,47 48,51 47,52 45,54 44,55 42,57 40,58 39,59 37,60 35,61 33,62 31,63 29,63 27,64 25,64 24,64 22,64 20,64 18,64 16,63 14,63 13,62 12,61 11,61 10,61 10,60 9,59 8,59 7,57 6,56 5,55 4,53 3,51 2,50 2,48 1,46 1,45 0,43 0,41 0,39 0,37 0,35 1,33 1,31 2,29 2,27 3,25 4,23 5,21 6,19 8,17 9,15 10,13 12,12 13,10 15,9 17,7 19,6 21,5 22,4 24,3 26,2 28,1 30,1 32,0 34,0 36,0 37,0 39,0 41,0 43,1 45,1 46,2 47,3 48,3 49,3 50,4 51,5 52,6 53,8 54,9 55,11 56,12 58,16 58,18 58,19 59,21 59,23 59,25 59,27 59,29 59,31 58,33 57,35 57,37 56,39 55,41 54,43">
            <text:p/>
          </draw:polygon>
          <draw:polygon draw:style-name="gr2" draw:text-style-name="P2" draw:layer="layout" svg:width="0.048cm" svg:height="0.054cm" svg:x="19.457cm" svg:y="0.656cm" svg:viewBox="0 0 49 55" draw:points="41,1 41,1 40,1 40,0 39,0 38,0 38,0 37,0 36,0 34,0 32,0 30,1 28,1 26,2 24,3 22,4 20,5 18,6 16,7 15,9 13,10 12,12 10,13 9,15 8,17 8,17 8,17 7,19 5,21 4,23 4,25 3,27 2,29 1,33 1,35 0,37 0,39 0,41 0,43 0,45 1,46 1,48 1,49 2,51 2,52 3,53 3,53 5,54 7,54 8,54 10,55 11,55 13,55 14,55 16,55 18,55 20,54 22,54 23,53 25,52 27,51 29,50 31,49 33,48 34,46 36,45 37,43 39,42 42,38 42,38 44,34 45,32 46,30 47,28 48,26 49,24 49,22 49,20 49,18 49,16 49,14 49,12 49,10 48,9 48,7 48,6 47,4 47,3 46,2 46,2 46,2 46,2 45,2 44,1 43,1 42,1 42,1">
            <text:p/>
          </draw:polygon>
          <draw:polygon draw:style-name="gr67" draw:text-style-name="P67" draw:layer="layout" svg:width="1.261cm" svg:height="0.539cm" svg:x="17.211cm" svg:y="4.794cm" svg:viewBox="0 0 1262 540" draw:points="0,0 0,0 1,2 2,4 4,7 6,11 9,15 13,20 18,25 24,31 31,37 39,44 48,51 71,65 100,79 626,312 955,456 1118,527 1135,532 1151,536 1166,539 1180,540 1193,540 1205,540 1215,538 1225,536 1233,534 1241,531 1247,528 1252,526 1256,523 1259,522 1262,520 1258,520 1247,521 1230,521 1207,520 1180,517 1149,511 1115,502 1079,489 545,256 220,113 63,43 52,37 41,30 21,16 6,5">
            <text:p/>
          </draw:polygon>
          <draw:polygon draw:style-name="gr8" draw:text-style-name="P8" draw:layer="layout" svg:width="2.024cm" svg:height="4.506cm" svg:x="18.457cm" svg:y="0.782cm" svg:viewBox="0 0 2025 4507" draw:points="186,4350 281,4141 494,3662 1111,2257 2010,204 2015,191 2019,177 2021,162 2023,146 2025,112 2024,79 2022,48 2019,23 2016,0 2017,4 2017,15 2017,34 2014,60 2009,93 2000,133 1985,181 1964,235 1071,2281 480,3632 192,4282 174,4317 155,4350 135,4382 113,4412 89,4440 76,4453 62,4465 48,4477 33,4488 17,4498 0,4507 5,4505 20,4499 42,4488 70,4472 100,4451 115,4438 131,4424 146,4408 160,4390 174,4371">
            <text:p/>
          </draw:polygon>
          <draw:polygon draw:style-name="gr2" draw:text-style-name="P2" draw:layer="layout" svg:width="2.245cm" svg:height="4.664cm" svg:x="18.39cm" svg:y="0.73cm" svg:viewBox="0 0 2246 4665" draw:points="2168,363 1292,2377 682,3758 467,4237 398,4385 361,4458 337,4495 312,4526 288,4553 263,4576 238,4595 214,4610 190,4623 166,4632 142,4639 120,4643 97,4646 76,4648 36,4648 0,4646 31,4656 62,4662 93,4665 124,4665 155,4663 185,4658 215,4650 243,4639 271,4626 297,4610 321,4592 344,4571 366,4549 385,4524 401,4497 416,4468 2223,329 2232,307 2238,285 2243,262 2246,239 2246,217 2245,194 2242,172 2237,149 2231,128 2222,107 2212,87 2201,67 2187,49 2172,31 2156,15 2137,0 2155,25 2169,50 2180,75 2188,101 2194,127 2198,153 2200,179 2200,204 2199,228 2197,251 2189,295 2179,333">
            <text:p/>
          </draw:polygon>
          <draw:polygon draw:style-name="gr41" draw:text-style-name="P41" draw:layer="layout" svg:width="1.909cm" svg:height="4.28cm" svg:x="18.621cm" svg:y="0.949cm" svg:viewBox="0 0 1910 4281" draw:points="1810,211 1821,187 1833,155 1860,83 1873,50 1886,23 1891,12 1896,5 1898,2 1900,1 1901,0 1902,0 1903,0 1903,0 1904,1 1905,1 1906,3 1907,5 1908,8 1909,15 1910,24 1909,35 1908,48 1903,79 1893,117 1880,162 1861,212 1837,267 969,2244 399,3541 207,3974 126,4152 99,4195 75,4227 64,4239 53,4249 44,4258 35,4265 27,4270 20,4274 14,4277 9,4279 5,4280 2,4281 1,4281 0,4281 2,4280 7,4274 15,4264 26,4249 40,4226 57,4196 77,4157 100,4108 971,2125 1542,821">
            <text:p/>
          </draw:polygon>
          <draw:polygon draw:style-name="gr41" draw:text-style-name="P41" draw:layer="layout" svg:width="0.157cm" svg:height="0.331cm" svg:x="20.089cm" svg:y="1.768cm" svg:viewBox="0 0 158 332" draw:points="151,1 150,1 149,0 147,0 146,0 145,0 143,1 142,1 140,2 139,3 138,4 136,5 135,7 134,8 133,10 132,11 131,13 3,309 2,311 1,313 1,314 0,316 0,318 0,320 0,321 0,323 1,324 1,326 2,327 3,329 3,330 4,331 5,332 7,332 8,332 8,332 8,331 8,331 8,331 8,330 8,330 8,329 8,329 8,329 9,328 9,328 138,31 139,30 140,28 141,27 142,25 143,24 144,23 146,22 147,21 148,20 149,20 151,19 152,19 153,19 155,19 156,19 157,19 158,18 158,16 158,15 158,13 158,12 158,10 158,9 157,8 157,7 157,5 156,4 155,3 154,2 154,2 153,1 151,0">
            <text:p/>
          </draw:polygon>
          <draw:polygon draw:style-name="gr41" draw:text-style-name="P41" draw:layer="layout" svg:width="0.158cm" svg:height="0.331cm" svg:x="19.902cm" svg:y="2.198cm" svg:viewBox="0 0 159 332" draw:points="152,1 151,0 149,0 148,0 146,0 145,0 144,1 142,1 141,2 140,3 138,4 137,5 136,6 135,8 134,9 133,11 132,13 2,309 1,311 1,313 0,314 0,316 0,318 0,320 0,321 0,323 1,324 1,326 2,327 3,328 4,329 5,330 6,331 7,332 8,332 8,331 8,330 8,330 8,329 8,329 8,329 9,328 9,328 9,328 9,328 138,32 139,30 140,28 141,27 142,25 143,24 144,23 146,22 147,21 148,20 150,20 151,19 152,19 154,19 155,19 157,19 158,20 158,18 159,17 159,15 159,13 159,12 159,10 158,9 158,8 158,7 157,5 156,4 156,3 155,3 154,2 153,1">
            <text:p/>
          </draw:polygon>
          <draw:polygon draw:style-name="gr41" draw:text-style-name="P41" draw:layer="layout" svg:width="0.157cm" svg:height="0.331cm" svg:x="20.278cm" svg:y="1.339cm" svg:viewBox="0 0 158 332" draw:points="151,1 150,0 149,0 147,0 146,0 145,0 143,1 142,1 141,2 139,3 138,4 137,5 135,6 134,8 133,9 132,11 131,13 2,309 1,311 1,313 0,314 0,316 0,318 0,320 0,321 0,323 1,324 1,326 2,327 3,328 4,329 5,330 6,331 7,332 7,332 7,332 7,331 7,331 8,331 8,331 8,330 8,330 8,329 8,329 8,328 138,32 139,30 140,28 141,27 142,25 143,24 144,23 145,22 147,21 148,20 149,20 151,19 152,19 153,19 155,19 156,19 157,20 157,18 158,17 158,15 158,14 158,12 158,11 157,9 157,8 157,7 156,6 155,5 155,4 154,3 153,2 152,1">
            <text:p/>
          </draw:polygon>
          <draw:polygon draw:style-name="gr8" draw:text-style-name="P8" draw:layer="layout" svg:width="0.261cm" svg:height="0.079cm" svg:x="19.57cm" svg:y="0.681cm" svg:viewBox="0 0 262 80" draw:points="125,59 236,79 238,80 240,80 242,80 244,79 246,79 248,78 250,77 251,76 253,75 254,74 256,73 257,71 258,70 259,68 260,66 260,64 261,62 262,60 262,59 262,57 261,55 261,53 260,52 260,50 259,48 258,47 257,46 255,44 254,43 252,42 251,41 249,41 247,40 25,0 23,0 21,0 19,0 17,0 16,1 14,2 12,2 10,3 9,4 7,6 6,7 5,8 4,10 3,12 2,13 1,15 0,17 0,19 0,21 0,23 0,25 1,26 1,28 2,30 3,31 4,33 5,34 6,35 8,36 9,37 11,38 13,39 14,39">
            <text:p/>
          </draw:polygon>
          <draw:polygon draw:style-name="gr2" draw:text-style-name="P2" draw:layer="layout" svg:width="0.078cm" svg:height="0.056cm" svg:x="20.087cm" svg:y="0.733cm" svg:viewBox="0 0 79 57" draw:points="0,57 40,27 60,13 79,0 76,0 73,0 70,0 67,0 64,1 61,1 59,2 56,2 51,4 46,6 42,8 37,10 33,13 29,16 26,19 22,22 20,25 18,27 16,30 14,32 12,35 10,38 9,40 7,43">
            <text:p/>
          </draw:polygon>
          <draw:polygon draw:style-name="gr2" draw:text-style-name="P2" draw:layer="layout" svg:width="0.701cm" svg:height="0.326cm" svg:x="17.906cm" svg:y="4.89cm" svg:viewBox="0 0 702 327" draw:points="702,181 688,169 674,157 646,134 629,120 612,108 595,96 577,85 559,74 541,64 522,54 504,46 485,37 466,30 447,23 427,18 407,12 388,8 369,5 360,3 351,3 332,1 314,0 296,0 279,1 262,2 245,5 228,8 220,9 212,12 196,16 180,20 164,26 149,32 134,38 120,45 106,52 92,61 78,68 65,77 52,86 39,96 34,100 29,104 19,113 0,132 406,308 421,314 429,317 437,319 451,323 465,325 479,327 494,327 508,327 522,325 537,323 551,319 565,315 578,310 591,304 604,297 616,290 628,281 639,272 650,262 657,255 664,247 670,239 676,230 682,222 687,213 692,204 697,194">
            <text:p/>
          </draw:polygon>
          <draw:polygon draw:style-name="gr3" draw:text-style-name="P3" draw:layer="layout" svg:width="1.652cm" svg:height="0.982cm" svg:x="17.229cm" svg:y="4.088cm" svg:viewBox="0 0 1653 983" draw:points="1653,357 1597,292 1569,262 1541,235 1522,218 1504,203 1486,188 1468,174 1449,160 1431,147 1412,134 1394,123 1375,111 1356,100 1319,81 1300,72 1281,63 1261,56 1242,49 1203,35 1164,24 1124,16 1085,9 1044,4 1003,1 962,0 921,1 879,3 837,7 794,12 751,20 707,28 663,38 619,49 575,62 552,69 530,77 508,86 487,96 466,106 445,117 425,128 405,141 385,154 366,167 347,182 329,197 310,212 292,228 257,261 224,296 191,332 160,369 131,406 103,445 76,484 50,522 26,561 19,574 13,586 0,609 0,609 2,612 4,615 9,621 14,627 19,632 25,638 31,643 37,648 44,653 50,657 57,661 65,665 72,668 677,933 696,915 706,906 711,902 716,897 729,888 742,879 755,870 769,862 782,854 797,847 811,840 826,833 841,828 857,822 872,818 889,813 897,811 905,809 921,806 939,804 956,802 973,802 991,802 1009,803 1028,804 1037,805 1046,807 1065,810 1084,814 1104,819 1123,825 1143,832 1162,839 1181,847 1199,856 1218,865 1236,876 1254,886 1271,898 1289,910 1306,922 1323,935 1351,959 1365,971 1379,983">
            <text:p/>
          </draw:polygon>
          <draw:polygon draw:style-name="gr27" draw:text-style-name="P27" draw:layer="layout" svg:width="2.48cm" svg:height="2.081cm" svg:x="17.198cm" svg:y="2.616cm" svg:viewBox="0 0 2481 2082" draw:points="2481,0 2387,32 2339,50 2289,69 2029,179 1962,211 1894,244 1755,317 1686,356 1617,396 1480,483 1445,505 1411,526 1378,546 1345,564 1311,581 1278,597 1245,612 1213,625 1180,637 1148,648 1116,658 1085,668 1054,676 1023,683 963,695 933,700 903,704 874,707 846,709 818,710 790,711 763,711 736,711 683,708 658,706 633,703 549,689 14,1916 12,1921 10,1927 8,1933 6,1939 3,1950 2,1961 0,1972 0,1983 0,1994 1,2006 3,2017 6,2028 8,2035 10,2042 13,2049 16,2056 19,2062 23,2069 27,2075 31,2082 44,2058 50,2046 57,2034 81,1995 107,1956 134,1917 162,1879 191,1841 222,1804 255,1768 288,1733 323,1700 341,1684 360,1669 378,1654 397,1640 416,1626 436,1613 456,1600 476,1589 497,1578 518,1568 539,1558 561,1549 583,1541 606,1534 650,1521 694,1510 738,1500 782,1492 825,1485 867,1479 910,1475 952,1473 993,1472 1034,1473 1075,1476 1116,1481 1155,1488 1195,1497 1234,1508 1273,1521 1292,1528 1311,1536 1331,1544 1350,1553 1387,1573 1406,1583 1425,1595 1443,1606 1462,1619 1480,1632 1499,1646 1517,1660 1535,1675 1553,1690 1571,1707 1600,1734 1628,1764 1683,1829">
            <text:p/>
          </draw:polygon>
          <draw:polygon draw:style-name="gr3" draw:text-style-name="P3" draw:layer="layout" svg:width="2.659cm" svg:height="2.593cm" svg:x="17.747cm" svg:y="0.733cm" svg:viewBox="0 0 2660 2594" draw:points="2229,145 2172,194 2142,220 2111,248 1919,438 1707,673 1491,913 1286,1115 1094,1283 915,1419 748,1527 595,1609 558,1626 523,1641 455,1669 436,1675 419,1681 383,1692 0,2571 84,2585 109,2588 135,2590 187,2593 214,2594 241,2594 297,2591 355,2586 384,2582 414,2577 474,2566 505,2559 536,2550 568,2541 599,2531 632,2520 664,2507 696,2494 729,2480 762,2464 796,2446 829,2429 863,2409 896,2388 931,2366 1069,2279 1138,2238 1207,2200 1345,2127 1413,2093 1481,2062 1741,1952 1790,1932 1838,1915 1932,1883 2646,244 2646,244 2648,239 2651,233 2652,227 2654,221 2657,210 2659,200 2660,189 2660,178 2660,167 2658,156 2657,146 2654,135 2651,125 2647,114 2643,105 2638,95 2633,86 2626,77 2620,69 2612,61 2604,54 2596,47 2587,40 2578,34 2568,29 2558,24 2548,20 2537,17 2533,16 2528,15 2523,14 2517,13 2426,0 2426,0 2419,0 2400,13 2381,27 2340,57 2323,92 2323,92 2322,96 2320,99 2318,103 2316,106 2314,109 2311,112 2308,115 2305,118 2301,122 2296,126 2291,129 2286,133 2281,136 2275,138 2269,140 2263,142 2259,143 2255,144 2251,144 2247,145 2242,145 2238,145 2234,145">
            <text:p/>
          </draw:polygon>
          <draw:polygon draw:style-name="gr8" draw:text-style-name="P8" draw:layer="layout" svg:width="0.923cm" svg:height="0.776cm" svg:x="18.596cm" svg:y="0.582cm" svg:viewBox="0 0 924 777" draw:points="681,178 681,178 680,178 680,178 680,178 680,178 679,178 679,178 677,177 677,177 676,177 676,177 672,176 669,175 666,173 663,172 661,170 658,168 655,166 653,163 650,161 648,158 646,155 644,152 643,149 641,146 640,143 639,139 638,136 637,132 637,129 637,126 637,122 638,119 638,116 639,112 639,111 639,110 640,108 641,106 641,105 642,104 661,61 661,61 661,61 662,60 662,60 662,59 662,59 663,58 663,57 663,55 664,53 664,51 664,49 664,47 664,45 663,43 663,41 662,39 661,38 661,36 660,34 658,32 657,30 656,29 655,27 653,26 652,25 651,23 649,22 647,21 646,21 644,20 642,19 641,19 641,19 641,19 641,19 640,19 639,19 639,19 638,19 638,19 638,19 520,2 508,1 497,0 485,0 474,0 463,1 451,3 440,5 429,7 414,12 400,17 387,23 374,30 361,38 349,47 338,56 327,66 319,74 312,82 305,90 299,99 293,108 288,118 283,127 278,137 0,775 26,776 52,777 103,776 131,774 158,772 186,768 213,764 240,759 267,754 294,747 320,739 346,730 372,720 397,709 422,697 446,684 470,670 494,655 517,638 562,603 585,584 608,564 696,481 740,436 783,390 825,342 866,293 895,256 909,237 924,219">
            <text:p/>
          </draw:polygon>
          <draw:polygon draw:style-name="gr2" draw:text-style-name="P2" draw:layer="layout" svg:width="1.845cm" svg:height="1.623cm" svg:x="18.13cm" svg:y="0.801cm" svg:viewBox="0 0 1846 1624" draw:points="1390,0 1375,18 1361,37 1332,74 1291,123 1249,171 1206,217 1162,262 1074,345 1051,365 1028,383 983,419 960,436 936,451 912,465 888,478 863,490 838,501 812,511 786,520 760,528 733,534 706,540 679,545 652,549 624,552 597,555 569,557 518,558 492,557 466,556 0,1624 36,1613 54,1607 72,1601 140,1573 176,1558 212,1541 365,1459 532,1351 711,1215 903,1047 1108,845 1324,605 1537,370 1729,180 1759,152 1789,126 1846,77 1846,77 1846,77 1845,77 1843,76 1842,76 1841,76 1841,76 1840,76">
            <text:p/>
          </draw:polygon>
          <draw:path draw:style-name="gr25" draw:text-style-name="P25" draw:layer="layout" svg:width="0.414cm" svg:height="0.647cm" svg:x="18.886cm" svg:y="1.354cm" svg:viewBox="0 0 415 648" svg:d="M200 609l-9 7-8 7-9 6-9 4-8 5-9 3-8 3-9 2-8 1-9 1h-9l-8-1-9-2-8-2-9-3-8-4-8-4-7-5-7-5-7-5-5-7-6-6-5-7-4-8-3-8-4-9-2-9-2-10-2-10-1-11v-23l2-25 3-26 6-29 9-30 10-32 12-34 32-75 36-73 18-32 18-29 17-26 18-22 17-20 17-17 17-13 9-6 8-5 9-4 8-4 9-3 8-2 9-1 8-1h9l8 1 9 1 8 3 8 3 9 3 8 5 7 5 7 5 7 6 6 6 5 7 5 7 4 8 4 8 3 9 3 9 2 9 1 11 2 10v23l-2 25-3 27-6 28-8 31-10 32-12 33-15 36-16 37-18 39-19 35-18 32-18 30-18 26-17 23-18 19zM34 494l-1 19 1 9 1 9 1 8 2 7 2 8 3 6 3 7 3 6 4 5 5 5 5 5 5 4 6 4 6 3 7 3 6 3 7 1 7 1h7 7l7-1 7-2 7-2 7-3 7-3 7-5 7-5 7-5 14-14 14-15 15-18 15-21 14-23 16-25 15-28 31-64 27-64 12-29 9-28 8-26 6-25 4-22 3-22 1-19v-9l-1-9-1-8-2-8-2-8-3-7-3-6-3-6-5-6-4-5-5-5-6-4-6-4-6-4-7-3-7-2-7-1-6-1-7-1h-7l-7 1-7 2-7 2-7 3-7 4-7 4-7 5-7 5-14 13-14 16-15 18-14 21-15 23-15 25-14 28-31 62-29 67-12 31-9 28-8 27-6 25-5 22z">
            <text:p/>
          </draw:path>
          <draw:polygon draw:style-name="gr25" draw:text-style-name="P25" draw:layer="layout" svg:width="0.307cm" svg:height="0.618cm" svg:x="19.287cm" svg:y="1.54cm" svg:viewBox="0 0 308 619" draw:points="28,619 0,605 204,163 265,40 261,42 258,44 251,47 250,48 247,49 240,52 213,64 116,106 113,68 283,0 308,12">
            <text:p/>
          </draw:polygon>
        </draw:g>
        <draw:g>
          <draw:polygon draw:style-name="gr13" draw:text-style-name="P13" draw:layer="layout" svg:width="0.516cm" svg:height="2.492cm" svg:x="24.97cm" svg:y="3.856cm" svg:viewBox="0 0 517 2493" draw:points="232,0 0,1483 517,2493">
            <text:p/>
          </draw:polygon>
          <draw:polygon draw:style-name="gr14" draw:text-style-name="P14" draw:layer="layout" svg:width="1.309cm" svg:height="2.492cm" svg:x="25.202cm" svg:y="3.856cm" svg:viewBox="0 0 1310 2493" draw:points="285,2493 1310,612 0,0">
            <text:p/>
          </draw:polygon>
          <draw:polygon draw:style-name="gr15" draw:text-style-name="P15" draw:layer="layout" svg:width="1.071cm" svg:height="1.783cm" svg:x="24.13cm" svg:y="3.554cm" svg:viewBox="0 0 1072 1784" draw:points="1072,302 0,0 840,1784">
            <text:p/>
          </draw:polygon>
          <draw:polygon draw:style-name="gr18" draw:text-style-name="P18" draw:layer="layout" svg:width="1.071cm" svg:height="0.998cm" svg:x="24.13cm" svg:y="2.857cm" svg:viewBox="0 0 1072 999" draw:points="982,0 1072,999 0,697">
            <text:p/>
          </draw:polygon>
          <draw:polygon draw:style-name="gr21" draw:text-style-name="P21" draw:layer="layout" svg:width="1.188cm" svg:height="0.998cm" svg:x="25.112cm" svg:y="2.857cm" svg:viewBox="0 0 1189 999" draw:points="1189,387 90,999 0,0">
            <text:p/>
          </draw:polygon>
          <draw:polygon draw:style-name="gr15" draw:text-style-name="P15" draw:layer="layout" svg:width="1.504cm" svg:height="0.881cm" svg:x="25.202cm" svg:y="3.586cm" svg:viewBox="0 0 1505 882" draw:points="1505,0 0,270 1310,882">
            <text:p/>
          </draw:polygon>
          <draw:polygon draw:style-name="gr4" draw:text-style-name="P4" draw:layer="layout" svg:width="1.504cm" svg:height="0.611cm" svg:x="25.202cm" svg:y="3.244cm" svg:viewBox="0 0 1505 612" draw:points="1505,342 1099,0 0,612">
            <text:p/>
          </draw:polygon>
          <draw:path draw:style-name="gr27" draw:text-style-name="P27" draw:layer="layout" svg:width="1.309cm" svg:height="2.481cm" svg:x="25.202cm" svg:y="3.856cm" svg:viewBox="0 0 1310 2482" svg:d="M0 0l33 15-15 101-1 4v5l-1 4v3 2zM174 81l-4 40-3 39-1 38 1 36 2 34 3 33 5 32 7 31 17 57 21 53 27 50 30 47 35 45 38 43 42 42 45 41 124 103 136 108 142 120 72 67 71 73-25 45-71-74-71-67-143-122-139-110-128-106-47-43-43-44-41-46-36-48-33-50-28-54-24-57-10-30-8-31-7-35-6-36-4-37-2-38v-40l1-42 4-43 5-45zM307 143l2 61 9 61 14 60 9 30 11 29 13 30 14 29 16 29 19 29 42 56 50 56 64 63 65 59 129 107 245 197 47 41-23 43-28-24-13-12-14-11-244-196-130-109-66-60-66-64-55-62-25-31-22-32-19-32-18-33-16-33-13-33-12-33-10-34-8-34-6-33-7-68-1-68zM444 207l9 44 12 41 13 36 15 33 17 31 20 29 22 28 24 28 29 29 33 30 75 64 194 161 223 183-23 43-108-87-60-48-64-54-192-161-77-65-34-31-31-31-28-32-26-33-23-36-20-37-17-41-15-45-12-49-9-54zM550 257l70 32 22 35 25 34 28 34 30 33 31 33 34 31 69 61 80 63 75 58 66 50 29 22 24 21 63 60-24 44-72-68-22-19-26-21-65-50-77-58-81-65-82-72-39-38-38-40-35-41-31-42-27-44-23-45-1-1v-1-1l-1-1v-1l-1-1zM826 386l89 41 21 26 22 26 47 49 49 46 48 42 120 99 6 5 6 6 10 9-23 42-29-24-122-100-65-58-64-64-32-34-30-36-28-37zM64 554l8 18 9 18 9 17 10 16 20 32 22 31 40 48 45 45 47 44 50 42 219 165 89 68 94 75 94 82 47 44 45 45-24 45-45-46-47-44-95-84-96-77-91-70-220-166-52-43-49-45-47-47-42-51-13-18-7-10-6-9zM1167 545l1 2 1 2 1 1 1 1 2 1 1 2 2 1v-1-1-1l1-1v-1l45 21-7 39-1 1v2 1 1 1l-1 1-1 2-1 1-1 1-1 2-1 1-1 1-1 1h-1l-1 1h-1l-1 1-2 1h-1-2l-2 1h-1-2-2-1-2-1-2l-1-1h-1-1l-1-1h-1v-1l-2-1-1-1-1-1-1-1-2-2h-1v-1l-1-1v-1-1l-1-2-2-2-3-4-12-13-16-16-20-19-86-80zM1310 612l-44 83 18-95zM90 788l51 59 56 60 60 60 63 58 99 82 104 82 103 82 98 81 32 28 31 29 30 29 28 29-25 46-29-31-30-31-34-31-35-31-97-80-102-82-104-82-101-84-51-47-49-46-45-47-43-47zM112 977l60 57 89 83 109 96 120 98 76 61 74 65 34 34 33 36 31 37 29 38 2 3 2 3 2 3 2 4-26 48-11-17-5-8-6-8-27-36-29-35-31-34-34-33-71-63-74-60-107-86-95-82-79-73-59-56zM176 1223h1l1-1h1 1 1 2l1 1h2 1l1 1h1v1h1 1v1l13 7 37 22 54 35 66 45 71 52 37 30 35 30 34 32 32 33 29 35 26 35 11 18 11 18 11 19 9 20 9 19 8 20 7 20 7 21-35 63-5-24-6-24-8-25-9-24-11-25-12-24-13-23-14-22-24-32-27-32-30-31-32-30-34-30-35-29-70-51-51-35-39-25-29-17-19-11-32 138-16-146 9-37v-1-1-1-1h1v-2l1-1 1-2v-1l1-1 1-1 2-1 1-1 1-1 2-1 1-1h2l1-1h2 1 2 1zM268 1398h3 1 2 1 2l1 1 2 1 6 3 13 11 34 30 49 45 55 57 28 31 27 33 25 34 12 17 11 18 10 17 8 18 8 18 6 17 5 18 3 18 1 9 1 9-1 9v8l-1 9-2 8-2 8-3 8-3 7-4 7-4 7-4 7-5 6-5 6-5 5-6 5-5 5-6 5-7 4-6 3-14 7-14 5-14 5-16 3-15 2-16 2h-15-16l-16-1-15-1-16-3-15-3-14-4-14-4-14-5-13-6-10-4-9-5-8-5-9-5-7-6-7-7-6-7-6-8-14-127v-6l3-34 3-36 10-72 31-177v-1-1-1l1-1v-1l1-2 1-1 1-2 1-1 2-2 2-2v-1h1l1-1 2-1 1-1h1l2-1h3zM264 1602l-10 71-3 34-3 34-2 30v27l1 11v10l2 9v3l1 3 1 3 1 2 1 2 2 3 1 2 3 3 5 5 6 5 8 5 8 5 10 5 10 5 12 4 12 3 12 3 13 3 13 2 13 1 14 1 13 1 13-1 13-1 12-2 12-3 11-4 11-4 10-5 8-5 4-2 4-3 4-3 3-4 3-3 3-4 2-4 3-4 2-4 2-5 1-4 2-5 1-6 1-6v-5-6-6l-1-7-2-13-4-14-5-15-7-14-7-16-9-15-10-16-11-16-23-32-25-31-27-30-39-41-32-30-25-22-19-15zM340 1609l1-1h1 1 2 1l2 1h2l1 1 2 1h1 1l1 1 1 1 1 1 7 6 20 17 26 24 13 14 14 16 13 15 6 8 5 8 5 8 5 8 3 9 3 8 1 5v5l1 5-1 5-1 5v3l-1 2-1 3-1 3-1 2-1 2-2 3-1 2-2 2-2 2-2 2-2 2-2 1-2 2-5 3-5 2-6 2-5 1-6 2h-5-5-6-5l-5-1-5-1-5-2-5-2-4-2-5-2-4-3-4-3-4-3-3-4-3-4-6-7-5-8-5-8-4-8-4-9-3-8-3-9-2-8-4-18-3-18-2-16-2-14-1-22v-8-3-1-1-2l1-1v-1l1-1v-1-1l1-1 1-1 1-1 1-2 1-1 1-1h1l1-2 2-1h1l2-1 1-1h2 1 1zM376 1697v5 4l1 2v2 2l1 4 2 7 2 7 3 7 2 6 3 6 3 6 3 4 3 4 3 4 1 1 1 2 2 1 1 1h2l1 1h2l1 1h2 2 2l2-1 5-1 4-1h1 1v-1l-1-3-1-1v-2l-2-5-3-5-4-6-4-6-5-7-10-13-7-8-6-5-6-6zM228 1990l15 5 8 3 8 2 29 7 32 6 33 4 34 3 36 1h37l75-3h1 1 3 2l2-1h1l-28 50-72 2h-35l-35-2-33-3-33-4-32-6-30-8-13-3zM240 2094l22 5 12 3 12 1 24 4 25 3 51 4 53 1 54-3-27 50-49 1-48-2-46-4-45-6-32-6zM254 2223l63 8 31 3 32 2 44 3-26 47h-5l-6-1h-11l-116-12zM264 2306l111 22-24 45-81-16zM278 2432l39 3-26 47h-1-1-1l-1-1h-1-2z">
            <text:p/>
          </draw:path>
        </draw:g>
        <draw:g>
          <draw:polygon draw:style-name="gr68" draw:text-style-name="P68" draw:layer="layout" svg:width="0.629cm" svg:height="1.019cm" svg:x="18.415cm" svg:y="10.427cm" svg:viewBox="0 0 630 1020" draw:points="0,0 593,775 630,1020 263,541">
            <text:p/>
          </draw:polygon>
          <draw:polygon draw:style-name="gr8" draw:text-style-name="P8" draw:layer="layout" svg:width="1.399cm" svg:height="1.494cm" svg:x="18.415cm" svg:y="9.706cm" svg:viewBox="0 0 1400 1495" draw:points="0,721 766,0 1400,829 593,1495">
            <text:p/>
          </draw:polygon>
          <draw:polygon draw:style-name="gr69" draw:text-style-name="P69" draw:layer="layout" svg:width="0.806cm" svg:height="0.911cm" svg:x="19.008cm" svg:y="10.535cm" svg:viewBox="0 0 807 912" draw:points="0,667 807,0 526,521 37,912">
            <text:p/>
          </draw:polygon>
        </draw:g>
        <draw:g>
          <draw:polygon draw:style-name="gr19" draw:text-style-name="P19" draw:layer="layout" svg:width="0.957cm" svg:height="1.431cm" svg:x="16.503cm" svg:y="0.507cm" svg:viewBox="0 0 958 1432" draw:points="0,1432 958,765 855,0">
            <text:p/>
          </draw:polygon>
          <draw:polygon draw:style-name="gr16" draw:text-style-name="P16" draw:layer="layout" svg:width="0.854cm" svg:height="1.621cm" svg:x="16.503cm" svg:y="0.317cm" svg:viewBox="0 0 855 1622" draw:points="0,1622 307,0 855,190">
            <text:p/>
          </draw:polygon>
          <draw:polygon draw:style-name="gr8" draw:text-style-name="P8" draw:layer="layout" svg:width="0.572cm" svg:height="1.621cm" svg:x="16.237cm" svg:y="0.317cm" svg:viewBox="0 0 573 1622" draw:points="266,1622 0,323 573,0">
            <text:p/>
          </draw:polygon>
        </draw:g>
        <draw:g>
          <draw:polygon draw:style-name="gr19" draw:text-style-name="P19" draw:layer="layout" svg:width="1.372cm" svg:height="0.437cm" svg:x="24.05cm" svg:y="9.316cm" svg:viewBox="0 0 1373 438" draw:points="250,0 1373,82 0,438 249,1">
            <text:p/>
          </draw:polygon>
          <draw:polygon draw:style-name="gr16" draw:text-style-name="P16" draw:layer="layout" svg:width="1.372cm" svg:height="0.695cm" svg:x="24.05cm" svg:y="9.398cm" svg:viewBox="0 0 1373 696" draw:points="1373,0 389,696 0,356">
            <text:p/>
          </draw:polygon>
          <draw:polygon draw:style-name="gr8" draw:text-style-name="P8" draw:layer="layout" svg:width="0.983cm" svg:height="0.784cm" svg:x="24.44cm" svg:y="9.398cm" svg:viewBox="0 0 984 785" draw:points="984,0 637,785 0,696">
            <text:p/>
          </draw:polygon>
        </draw:g>
        <draw:g>
          <draw:polygon draw:style-name="gr70" draw:text-style-name="P70" draw:layer="layout" svg:width="1.405cm" svg:height="1.081cm" svg:x="23.495cm" svg:y="1.365cm" svg:viewBox="0 0 1406 1082" draw:points="451,1082 1406,503 987,0 0,551">
            <text:p/>
          </draw:polygon>
          <draw:polygon draw:style-name="gr2" draw:text-style-name="P2" draw:layer="layout" svg:width="0.45cm" svg:height="1.494cm" svg:x="23.495cm" svg:y="0.952cm" svg:viewBox="0 0 451 1495" draw:points="451,1495 301,0 0,963">
            <text:p/>
          </draw:polygon>
          <draw:polygon draw:style-name="gr71" draw:text-style-name="P71" draw:layer="layout" svg:width="1.104cm" svg:height="1.494cm" svg:x="23.796cm" svg:y="0.952cm" svg:viewBox="0 0 1105 1495" draw:points="150,1495 1105,915 0,0">
            <text:p/>
          </draw:polygon>
          <draw:polygon draw:style-name="gr5" draw:text-style-name="P5" draw:layer="layout" svg:width="1.104cm" svg:height="0.914cm" svg:x="23.796cm" svg:y="0.952cm" svg:viewBox="0 0 1105 915" draw:points="1105,915 687,413 0,0">
            <text:p/>
          </draw:polygon>
        </draw:g>
        <draw:g>
          <draw:polygon draw:style-name="gr70" draw:text-style-name="P70" draw:layer="layout" svg:width="0.651cm" svg:height="0.554cm" svg:x="20.77cm" svg:y="2.34cm" svg:viewBox="0 0 652 555" draw:points="342,0 652,140 652,140 290,555 0,421 341,0">
            <text:p/>
          </draw:polygon>
          <draw:polygon draw:style-name="gr2" draw:text-style-name="P2" draw:layer="layout" svg:width="0.346cm" svg:height="0.6cm" svg:x="21.112cm" svg:y="2.34cm" svg:viewBox="0 0 347 601" draw:points="0,0 310,140 310,140 347,601">
            <text:p/>
          </draw:polygon>
          <draw:polygon draw:style-name="gr71" draw:text-style-name="P71" draw:layer="layout" svg:width="0.688cm" svg:height="0.6cm" svg:x="20.77cm" svg:y="2.34cm" svg:viewBox="0 0 689 601" draw:points="342,0 689,601 0,420 341,0">
            <text:p/>
          </draw:polygon>
          <draw:polygon draw:style-name="gr5" draw:text-style-name="P5" draw:layer="layout" svg:width="0.688cm" svg:height="0.18cm" svg:x="20.77cm" svg:y="2.76cm" svg:viewBox="0 0 689 181" draw:points="0,0 689,181 290,135">
            <text:p/>
          </draw:polygon>
        </draw:g>
        <draw:g>
          <draw:polygon draw:style-name="gr13" draw:text-style-name="P13" draw:layer="layout" svg:width="3.106cm" svg:height="1.414cm" svg:x="24.423cm" svg:y="-0.517cm" svg:viewBox="0 0 3107 1415" draw:points="0,0 3107,1415 1542,105">
            <text:p/>
          </draw:polygon>
          <draw:polygon draw:style-name="gr14" draw:text-style-name="P14" draw:layer="layout" svg:width="3.106cm" svg:height="2.514cm" svg:x="24.423cm" svg:y="-0.517cm" svg:viewBox="0 0 3107 2515" draw:points="0,0 1476,2515 3107,1415">
            <text:p/>
          </draw:polygon>
          <draw:polygon draw:style-name="gr15" draw:text-style-name="P15" draw:layer="layout" svg:width="2.29cm" svg:height="1.309cm" svg:x="25.965cm" svg:y="-0.412cm" svg:viewBox="0 0 2291 1310" draw:points="0,0 1566,1310 2291,627 2291,232">
            <text:p/>
          </draw:polygon>
          <draw:polygon draw:style-name="gr18" draw:text-style-name="P18" draw:layer="layout" svg:width="0.725cm" svg:height="1.033cm" svg:x="27.53cm" svg:y="0.215cm" svg:viewBox="0 0 726 1034" draw:points="726,0 0,683 726,1034">
            <text:p/>
          </draw:polygon>
          <draw:polygon draw:style-name="gr20" draw:text-style-name="P20" draw:layer="layout" svg:width="0.781cm" svg:height="1.08cm" svg:x="27.474cm" svg:y="1.929cm" svg:viewBox="0 0 782 1081" draw:points="782,0 0,679 782,1081">
            <text:p/>
          </draw:polygon>
          <draw:polygon draw:style-name="gr21" draw:text-style-name="P21" draw:layer="layout" svg:width="0.781cm" svg:height="1.709cm" svg:x="27.474cm" svg:y="0.898cm" svg:viewBox="0 0 782 1710" draw:points="56,0 0,1710 782,1031 782,351">
            <text:p/>
          </draw:polygon>
          <draw:polygon draw:style-name="gr15" draw:text-style-name="P15" draw:layer="layout" svg:width="1.631cm" svg:height="1.945cm" svg:x="25.899cm" svg:y="0.898cm" svg:viewBox="0 0 1632 1946" draw:points="1632,0 0,1100 892,1946">
            <text:p/>
          </draw:polygon>
          <draw:polygon draw:style-name="gr4" draw:text-style-name="P4" draw:layer="layout" svg:width="0.739cm" svg:height="1.945cm" svg:x="26.79cm" svg:y="0.898cm" svg:viewBox="0 0 740 1946" draw:points="740,0 0,1946 684,1710">
            <text:p/>
          </draw:polygon>
          <draw:polygon draw:style-name="gr2" draw:text-style-name="P2" draw:layer="layout" svg:width="1.457cm" svg:height="0.914cm" svg:x="26.79cm" svg:y="2.607cm" svg:viewBox="0 0 1458 915" draw:points="684,0 0,236 578,915 1458,398">
            <text:p/>
          </draw:polygon>
          <draw:polygon draw:style-name="gr22" draw:text-style-name="P22" draw:layer="layout" svg:width="0.887cm" svg:height="2.56cm" svg:x="27.368cm" svg:y="3.005cm" svg:viewBox="0 0 888 2561" draw:points="880,0 0,517 888,2561 888,120">
            <text:p/>
          </draw:polygon>
          <draw:path draw:style-name="gr27" draw:text-style-name="P27" draw:layer="layout" svg:width="3.097cm" svg:height="2.507cm" svg:x="24.432cm" svg:y="-0.51cm" svg:viewBox="0 0 3098 2508" svg:d="M6 0l-1 1-1 1-1 2-2 2v1l-1 1 37 63 30-43zM160 70l-75 83 36 61 103-115zM265 118l-95 127-4 7-4 6-8 12 36 63 34-50 104-137zM425 191l-30 33-39 48-37 52-35 54-33 58 39 67 17-32 17-32 38-62 41-57 42-53 11-13 10-12 22-23zM552 249l-3 3-4 3-3 3-3 3-30 30-29 33-28 35-27 38-27 39-25 41-48 85 39 67 6-12 49-89 26-43 27-41 27-38 28-36 28-33 29-29 17-15 9-7 9-7zM767 346l-13 1-12 3-13 4-12 4-12 6-12 6-12 7-12 8-16 11-15 13-15 14-15 14-14 16-13 16-13 17-12 18-11 18-11 19-9 19-8 20-7 19-5 20-3 21-2 20v10 11l1 10 1 10 2 10 3 10 3 10 4 10 5 9 5 10 6 9 6 8 7 9 8 8 9 8 9 7 10 7 10 6 10 6 11 5 23 9 24 7 25 5 26 3 27 2 28 1h28l28-2 57-5 57-8 57-10 104-25 87-26 60-19 22-8h1 1v-1l3-1 1-1 2-2 2-1 1-1 2-2 1-2 1-1 2-2v-1-1h1v-1-2l1-1v-2l1-2v-2-1l1-2v-2-2l-1-2v-2-2l-1-2v-2l-1-2-1-2-1-1-1-1-1-1v-1l-2-2-2-2-186-160-77-62-39-29-38-27-1-1h-1l-1-1v-1l-4-2zM784 414l9 3 10 5 13 6 14 7 31 19 35 23 150 116 138 119-33 11-43 14-58 16-74 17-54 10-54 8-54 5-26 1-25 1-24-1-24-2-22-3-20-5-19-5-17-7-8-3-8-4-7-5-6-4-6-5-6-5-5-5-4-5-4-5-4-6-3-5-3-6-2-6-2-6-1-6-1-6-1-7v-6-14l1-15 3-15 3-15 6-16 6-16 8-15 8-16 10-15 10-15 11-15 12-14 12-13 12-13 13-11 12-11 13-9 11-7 10-6 11-5 9-3 9-3 8-2h4 3 4 3 1 1 1 1l1 1zM777 571h-7-6-3l-4 1h-3l-3 1-6 1-7 2-6 2-6 3-6 3-6 3-6 4-5 4-5 5-5 5-5 5-4 6-4 6-4 7-3 7-2 7-2 7-2 8v7l-1 8 1 4v3 4l1 4 1 3 2 4 1 3 2 4 2 3 2 3 2 3 2 3 3 3 2 2 3 2 3 2 6 4 6 3 6 3 6 2 12 3 12 1 13 1h13l13-1 13-1 27-4 27-5 26-6 47-13 33-11 13-4 6-3 2-1 1-2 2-1 1-1 2-2 1-2 1-1v-1l1-1v-1h1v-1h1v-1-2l1-2 1-1v-2-2l1-2v-1-2-2l-1-2v-2l-1-2v-2l-1-2-1-2-1-2-1-1v-1l-1-2-1-1-2-2-1-1-2-2-1-1-2-1-10-6-27-13-38-17-22-8-23-8-19-5-9-2-9-2-10-2-9-1h-10zM1324 600l140 134-67 36-57 28-76 35-110 45-57 21-59 19-58 16-58 14-55 9-53 6h-37l-36-1-36-3-36-5-35-6-35-8-33-9-31-11 50 85 28 6 28 6 28 5 30 3 29 2 29 2h30l30-1 59-6 60-10 61-14 61-17 61-20 59-22 112-46 98-45 78-39 52-28 19-10 1-1 2-2 2-1 1-1 2-2 1-2 1-1 2-2v-1-1h1v-2l1-2v-2l1-2v-1-2l1-2v-2-2l-1-2v-2-2l-1-2-1-2v-2l-1-2-1-1-1-1-1-1v-1l-1-1-1-1-37-37zM777 636h6l6 1h7l7 2 15 3 15 4 4 1 3 2 5 2 5 2 3 1 4 2-23 7-5 2-6 1-14 3-12 2-11 1-11 1-10 1h-9-9l-6-1-3-1h-2-1l-1-1h-1l-1-1v-1-1-1-1l1-1v-1l1-2 2-7 1-2 1-3 1-2 2-2 1-1 2-2 2-1 1-1 3-1 2-1 5-1 6-1h1 2l3-1h4 2zM1788 811l-248 71-162 53-175 65-122 45-124 38-62 16-61 13-62 10-60 6-27 1-14 1h-13l38 65 5-1h5 11l64-7 65-10 64-14 65-17 127-40 125-45 197-72 189-60 159-46 109-29zM2009 912l-84 17-87 20-88 24-90 27-169 59-169 63-167 63-160 57-62 19-59 17-58 15-55 12 36 61 52-13 55-14 111-34 163-58 168-63 168-63 166-58 112-34 111-28 109-22 104-18zM2252 1023l-61 4-89 14-88 21-87 26-86 30-348 141-146 57-157 57-165 53-83 23-84 21 35 60 83-21 83-24 162-53 154-56 143-56 345-140 84-30 84-25 83-19 84-13 52-5 52-2 26 1 26 1 27 2 26 3zM2315 1265l-51 1-51 4-51 6-51 8-51 11-52 12-102 30-215 75-225 85-242 81-129 37-134 31 35 60 134-32 128-37 240-82 221-83 206-72 80-24 79-19 77-15 77-9 76-2 77 4 77 12 77 20 41 14 40 16 42 19 41 22 43 24 42 28 44 30 44 34 57-39-48-38-48-34-48-31-47-28-46-24-46-22-46-19-46-15-31-9-31-8-32-7-31-5-31-4-31-3-31-2zM2932 1332l9 7 5 4 5 4 107 88 40-27zM2281 1473l-64 1-66 5-34 5-34 5-34 7-36 8-121 32-116 35-218 76-398 148-94 30 34 58 81-26 400-149 215-74 114-35 119-31 101-20 95-9 47-1 45 1 44 4 43 6 43 8 41 10 80 26 76 33 72 40 60-40-54-33-57-30-59-25-61-22-63-18-65-13-67-9zM2125 1682l-58 14-60 17-129 44-322 113-109 36-98 36-176 66 34 56 369-132 324-112 127-44 58-17 54-13 49-10 48-6 48-2 48 1 49 6 52 10 54 16 58 20 66-45-43-18-43-15-41-12-39-10-39-8-37-5-37-4-36-1h-21-22l-21 2-21 2-43 6zM1835 1963l-134 50-122 48-104 41-43 16-37 13-128 36 34 58 113-32 40-14 46-16 105-42 121-48 131-48 118-39 60-17 60-14 60-12 59-9 57-5 56-1 86-58-3-1-3-1h-1-2-1-2l-25-3-25-2-26-1-27 1-57 3-58 6-59 10-59 12-58 15-59 17zM2070 2101l-62 3-63 6-63 10-62 13-120 31-112 35-201 71-14 5-12 4-24 8 34 57 17-5 9-3 12-4 200-71 83-27 87-24 90-20 46-9 45-6zM1817 2272l-153 45-37 10-30 7-13 3-11 2-8 1h-3-2-3-3-2-2-2l-2 1-2 1-2 1-1 1-2 1-2 1-2 1-1 2-2 1-1 2-1 2-1 2-1 2-1 2-1 2-1 2v2 2 3 2 2 2 2 2l1 2 1 2 1 2 1 2v1l1 1 2 2 2 2 1 1 1 2 42 35 56-37-6-6 19-3zM1467 2508l34-23-99-87z">
            <text:p/>
          </draw:path>
          <draw:path draw:style-name="gr28" draw:text-style-name="P28" draw:layer="layout" svg:width="0.683cm" svg:height="1.071cm" svg:x="27.572cm" svg:y="1.938cm" svg:viewBox="0 0 684 1072" svg:d="M619 48l4 11 5 10 6 10 7 10 7 9 9 9 9 9 10 8 1 1h1l2 2 2 1 1 1 1 1v-94l-2-4-2-4-2-5-1-4-1-5-1-4-1-5v-5zM454 191l12 13 14 12 14 12 15 11 19 13 20 12 21 11 21 10 23 9 23 9 24 8 24 7v-69l-38-13-19-7-17-8-17-8-16-9-16-9-14-10-12-9-12-9-10-9-9-10zM309 316l8 11 9 10 10 10 10 10 38 32 40 28 41 24 42 20 43 16 44 13 44 10 46 6v-65l-40-6-39-9-38-11-37-15-36-18-36-21-34-24-33-28-9-8-8-9-8-9-4-5-3-5zM177 432l6 6 3 3 3 4 39 36 42 34 45 32 47 31 48 28 50 26 52 24 52 21 14 5 14 4 15 4 15 4 15 2 15 3 16 2 16 1v-67l-26-3-13-2-12-2-12-3-12-3-11-3-11-4-49-20-49-22-47-25-46-27-44-28-41-31-40-32-36-33-2-2-3-2-2-2-1-1-1-1zM0 585l3 4 3 4 1 2 2 2 1 2 1 2 32 41 34 37 36 34 37 31 39 27 40 24 41 21 43 19 44 15 44 13 46 10 46 8 94 9h97v-66h-91l-88-7-43-7-42-9-41-11-40-14-39-17-37-19-37-22-35-25-34-28-32-31-31-34-29-38-15-21zM684 1006l-127 1 127 65z">
            <text:p/>
          </draw:path>
        </draw:g>
        <draw:g>
          <draw:polygon draw:style-name="gr7" draw:text-style-name="P7" draw:layer="layout" svg:width="1.04cm" svg:height="1.093cm" svg:x="27.115cm" svg:y="14.864cm" svg:viewBox="0 0 1041 1094" draw:points="0,0 1041,1094 1041,21">
            <text:p/>
          </draw:polygon>
          <draw:polygon draw:style-name="gr9" draw:text-style-name="P9" draw:layer="layout" svg:width="0.554cm" svg:height="1.093cm" svg:x="26.582cm" svg:y="14.864cm" svg:viewBox="0 0 555 1094" draw:points="533,0 0,1094 555,1094">
            <text:p/>
          </draw:polygon>
          <draw:polygon draw:style-name="gr3" draw:text-style-name="P3" draw:layer="layout" svg:width="1.04cm" svg:height="1.093cm" svg:x="27.115cm" svg:y="14.864cm" svg:viewBox="0 0 1041 1094" draw:points="0,0 22,1094 1041,1094 1041,1094">
            <text:p/>
          </draw:polygon>
          <draw:polygon draw:style-name="gr10" draw:text-style-name="P10" draw:layer="layout" svg:width="3.002cm" svg:height="1.658cm" svg:x="24.112cm" svg:y="14.37cm" svg:viewBox="0 0 3003 1659" draw:points="0,0 555,1659 2470,1588 3003,494">
            <text:p/>
          </draw:polygon>
          <draw:polygon draw:style-name="gr11" draw:text-style-name="P11" draw:layer="layout" svg:width="0.792cm" svg:height="1.903cm" svg:x="23.874cm" svg:y="14.37cm" svg:viewBox="0 0 793 1904" draw:points="238,0 0,1904 793,1659">
            <text:p/>
          </draw:polygon>
          <draw:polygon draw:style-name="gr12" draw:text-style-name="P12" draw:layer="layout" svg:width="0.838cm" svg:height="1.903cm" svg:x="23.273cm" svg:y="14.37cm" svg:viewBox="0 0 839 1904" draw:points="839,0 0,1666 601,1904 601,1904">
            <text:p/>
          </draw:polygon>
          <draw:path draw:style-name="gr25" draw:text-style-name="P25" draw:layer="layout" svg:width="0.824cm" svg:height="1.823cm" svg:x="23.273cm" svg:y="14.45cm" svg:viewBox="0 0 825 1824" svg:d="M799 0l-39 78 50 75 15-115zM704 188l-39 78 110 166 15-116zM609 377l-39 78 171 255 14-115zM514 565l-39 79 231 344 14-114zM419 754l-39 78 291 435 14-116zM324 943l-39 77 351 525 14-115zM229 1130l-39 78 411 616 15-115zM134 1319l-39 78 206 308 124 49zM39 1508l-39 78 124 49z">
            <text:p/>
          </draw:path>
        </draw:g>
        <draw:g xml:id="id9" draw:id="id9">
          <draw:path draw:style-name="gr72" draw:text-style-name="P72" draw:layer="layout" svg:width="2.381cm" svg:height="0.742cm" svg:x="2.462cm" svg:y="13.659cm" svg:viewBox="0 0 2382 743" svg:d="M1798 55l-4 3-6 3-9 5 10 10 9 10 9 10 8 11 29 37-212 167h140l-72 357 12 8 12 8 13 8 14 6 20 10 21 8 23 7 22 5 24 4 25 4 26 1 26 1 32-1 31-3 30-4 29-6 28-7 28-10 26-11 26-13 24-14 24-16 22-16 20-19 19-20 17-21 17-22 14-24 13-25 12-25 10-26 8-27 6-28 4-28 3-29 1-30-1-23-2-22-3-22-5-20-6-20-8-19-9-19-10-18-11-17-12-16-14-16-15-14-16-13-16-13-19-11-19-11-21-9-21-8-22-7-23-6-23-3-25-4-26-1-27-1-31 1-31 3-30 4-29 6-29 7-28 10-26 11zM571 60l-25 14-23 16-21 16-21 19-19 20-17 21-17 22-15 24-13 25-11 25-10 26-8 27-6 28-4 28-3 29-1 30v13l1 11 1 12 1 12 2 11 3 11 2 11 3 11h223l-8-10-6-12-6-12-4-13-4-13-2-14-2-14v-15-17l1-16 2-17 3-15 4-16 4-14 6-15 7-14 7-14 8-13 9-12 8-12 11-11 11-10 12-9 12-9 13-8 14-7 13-6 15-5 15-3 15-2 16-3h17l19 1 18 2 17 3 17 5 7 3 7 3 7 4 7 3 6 5 6 5 6 4 6 6 5 5 5 6 5 6 4 6 4 6 3 7 4 6 3 8 3 7 2 7 4 16 2 16v19 16l-2 16-2 16-3 16-3 16-6 15-5 15-6 13-8 14-8 13-8 13-10 11-10 11-11 10-12 9-11 9-13 8-13 7-14 6-15 5-15 3-16 3-16 1-16 1h-15l-15-2-13-2-14-3-12-3-12-5-11-6-10-6-37 178 14 3 15 3 14 3 15 2 16 2 15 1 33 1 31-1 32-3 29-4 30-6 28-7 27-10 27-11 26-13 24-14 23-16 22-16 19-19 19-20 18-21 16-22 15-24 13-25 12-25 10-26 8-27 6-28 5-29 2-29 1-30-1-22-2-22-3-21-5-21-6-20-8-19-8-18-11-19-11-17-13-16-13-16-15-14-15-13-18-13-18-11-19-11-20-9-22-8-22-7-23-5-23-4-25-4-25-1-27-1-32 1-30 3-31 4-29 6-29 7-27 10-27 11zM1468 5l-32 1-32 3-31 4-30 6-29 7-28 10-27 11-26 13-23 14-12 7-11 7-11 8-10 8-10 9-10 9 1 2 1 2 2 2 1 1v2l12 21 10 21 9 22 7 24 6 24 4 24 2 25 1 25-1 33-3 32-5 31-7 32-9 30-10 29-14 28-14 28-12 19-12 18-13 17-14 17 10 11 11 11 11 9 12 9 13 10 12 8 14 8 15 7 20 9 21 8 23 7 23 5 24 4 25 4 25 1 27 1h20l20-2 19-1 19-2 19-3 19-4 18-4 18-5 18-6 18-7 16-7 17-8 16-8 14-9 15-9 14-10 60-299h-178l-41 200-10 5-11 3-11 3-12 2-12 3-12 1-13 1h-13l-20-1-20-1-19-4-17-5-16-6-8-4-7-3-7-5-7-4-6-5-7-5-6-5-5-6-5-7-4-6-5-6-4-7-4-7-3-7-2-8-3-7-2-8-1-8-2-17-2-18 1-17 1-17 2-17 4-16 4-15 6-16 5-14 7-14 8-14 9-13 8-12 11-11 11-11 11-9 13-9 12-8 15-8 13-6 16-6 15-5 17-3 16-2 17-3h18 15l13 1 13 2 12 2 13 2 11 4 11 3 10 5 11 4 10 6 10 6 9 7 10 8 9 9 9 9 9 10 144-113-13-16-14-15-14-14-16-12-16-12-17-11-18-9-19-9-19-8-21-7-22-5-22-5-48-6zM142 19l-142 709h540l33-159h-340l110-550zM2134 210l6 5 4 6 5 6 5 6 3 6 4 7 4 7 3 7 3 7 2 8 3 15 2 17 1 17v17l-2 17-2 16-3 16-4 15-5 15-5 15-6 14-8 14-8 13-8 12-10 11-9 11-11 10-12 9-12 9-14 8-13 7-14 5-15 6-14 3-16 2-16 3h-17l-19-1-18-2-17-3-16-5-15-6-7-3-7-4-6-4-7-4-6-6-6-5-5-5-5-6-4-6-4-6-4-7-4-6-3-7-3-7-5-15-3-16-3-16v-19-16l2-16 2-16 3-16 4-16 5-14 5-15 6-14 8-14 8-13 9-12 9-12 10-11 11-10 11-9 12-9 14-8 13-7 14-6 15-4 14-4 16-3 16-1 17-1 19 1 18 2 17 3 16 5 7 3 7 3 7 4 7 3 7 5 5 5 6 4zM1605 289l-3 11-2 5-1 6h23z">
            <text:p/>
          </draw:path>
        </draw:g>
        <draw:g xml:id="id10" draw:id="id10">
          <draw:path draw:style-name="gr72" draw:text-style-name="P72" draw:layer="layout" svg:width="2.239cm" svg:height="0.693cm" svg:x="5.38cm" svg:y="13.652cm" svg:viewBox="0 0 2240 694" svg:d="M1683 45l-20 12-20 13-17 14-18 14-15 16-15 18-13 18-13 20-11 20-10 20-8 21-6 22-6 23-4 23-2 23-1 25 1 24 2 24 4 24 6 22 6 22 8 21 10 21 11 20 13 20 13 17 15 18 15 16 18 14 17 14 20 13 20 12 22 10 22 10 22 8 23 5 24 6 25 3 26 2 25 1 26-1 25-2 24-3 24-6 24-5 22-8 22-10 21-10 21-12 19-13 18-14 17-14 16-16 14-18 14-17 13-20 11-20 10-21 8-21 7-22 5-22 4-24 2-24 1-24-1-25-2-23-4-23-5-23-7-22-8-21-10-20-11-20-13-20-14-18-14-18-16-16-17-14-18-14-19-13-21-12-21-10-22-9-22-9-24-5-24-5-24-4-25-2-26-1-25 1-26 2-25 4-24 5-23 5-22 9-22 9zM1175 4h-25l-25 3-24 2-24 6-23 6-22 7-21 10-21 10-12 7-6 3-5 4-5-3-5-4-6-3-4-2-20-11-21-8-22-8-22-6-23-5-23-3-24-2-25-1-25 1-24 2-23 3-24 5-21 6-22 8-21 9-21 11-19 12-19 12-18 14-16 15-15 15-15 17-13 18-12 19-11 19-9 21-7 20-7 22-5 22-3 23-2 23-1 24 1 23 2 24 3 23 5 22 7 22 7 20 9 21 11 19 12 19 13 18 15 17 15 16 16 15 18 14 19 13 19 12 21 10 21 8 22 8 21 6 24 5 23 3 24 3h25 25l24-3 23-3 23-5 22-6 22-8 21-8 20-10 4-3 6-3 5-4 5-3 5 4 6 3 12 7 21 10 21 10 22 7 22 7 23 5 24 3 25 2h24 19l17-1 18-1 17-3 18-3 16-4 17-5 17-5 17-6 15-7 15-6 15-8 14-8 14-9 13-9 13-10v-262h-92v218l-17 11-18 8-19 8-19 6-20 5-21 3-21 2-23 1-18-1-19-1-17-3-18-4-16-4-17-6-16-7-16-8v-1h-1l9-11 8-11 9-13 8-13 11-20 10-20 8-21 6-22 5-22 4-23 2-24 1-23-1-24-2-23-4-23-5-22-6-22-8-20-10-21-11-19-8-13-9-13-8-11-9-12v-1h1v-1l16-8 16-6 17-6 17-4 18-4 17-3 19-1 18-1 29 1 27 4 25 6 26 9 11 5 12 6 23 13 21 16 21 18 60-60-12-12-12-12-14-10-13-10-15-9-15-9-15-8-17-6-16-7-17-5-18-4-18-5-18-3-19-2-19-1zM0 12v670h436v-43h-387v-627zM767 69l20 1 19 1 19 3 18 4 17 5 18 7 17 7 16 9h1l-14 14-14 16-12 17-11 18-11 19-9 21-8 21-7 22-5 22-3 23-2 24-1 24 1 24 2 23 3 24 5 22 7 22 8 21 9 21 11 19 5 9 6 9 7 9 5 8 8 8 6 8 8 7 7 7h-1v1h-1l-16 9-17 7-18 6-17 5-18 4-19 3-19 1-20 1-20-1-19-1-19-3-19-4-17-5-18-6-17-7-16-9-16-9-15-11-14-11-13-12-12-12-11-14-11-15-9-15-9-16-7-17-7-17-5-18-4-18-3-19-1-19-1-19 1-20 1-19 3-18 4-18 5-17 7-17 7-16 9-16 9-16 11-15 11-14 12-13 13-12 14-11 15-11 16-8 16-9 17-7 18-7 17-5 19-4 19-3 19-1zM1872 133h15l14 1 14 2 13 3 14 4 13 5 12 6 12 6 12 7 11 8 10 8 11 9 8 10 9 11 7 11 8 12 6 13 6 12 4 13 4 14 4 14 2 14 1 15v16 15l-1 16-2 14-4 14-4 14-4 13-6 12-6 13-8 12-7 11-9 11-8 10-11 9-10 9-11 7-12 7-12 7-12 6-13 4-14 4-13 3-14 2-14 1h-15-14l-15-1-14-2-14-3-13-4-13-4-12-6-13-7-11-7-11-7-10-9-11-9-8-10-9-11-8-11-7-12-6-13-6-12-4-13-4-14-3-14-2-14-2-16v-15-16l2-15 2-14 3-14 4-14 4-13 6-12 6-13 7-12 8-11 9-11 8-10 11-9 10-8 11-8 11-7 13-6 12-6 13-5 13-4 14-3 14-2 15-1zM1012 206l8 16 7 16 7 17 5 18 4 17 3 18 2 19v20 19l-2 19-3 19-4 18-5 18-7 17-7 17-8 16-7 10-6 10-7 10-8 9-11-11-10-12-4-7-5-6-5-7-3-7-9-15-7-15-6-16-5-17-3-16-3-17-2-18v-18-18l2-18 3-17 3-17 5-16 6-16 7-15 9-15 8-14 4-6 5-7 5-6 5-6 5-6 6-5 8 9 7 10 6 11z">
            <text:p/>
          </draw:path>
        </draw:g>
        <draw:frame presentation:style-name="pr1" draw:text-style-name="P73" draw:layer="layout" svg:width="10.664cm" svg:height="2.54cm" svg:x="0.801cm" svg:y="9.525cm" presentation:class="outline" presentation:user-transformed="true">
          <draw:text-box>
            <text:list text:style-name="L2">
              <text:list-header>
                <text:p xml:id="id7" text:id="id7"><text:span text:style-name="T1">Present By:</text:span></text:p>
                <text:p xml:id="id8" text:id="id8"><text:span text:style-name="T2">ZamZam</text:span></text:p>
              </text:list-header>
            </text:list>
          </draw:text-box>
        </draw:frame>
        <draw:frame presentation:style-name="pr2" draw:text-style-name="P74" draw:layer="layout" svg:width="13.839cm" svg:height="6.35cm" svg:x="1.901cm" svg:y="2.54cm" presentation:class="title" presentation:user-transformed="true">
          <draw:text-box>
            <text:p xml:id="id6" text:id="id6"><text:span text:style-name="T3">Discover a New</text:span><text:line-break/><text:span text:style-name="T4">WORLD</text:span></text:p>
          </draw:text-box>
        </draw:frame>
        <anim:par presentation:node-type="timing-root">
          <anim:par smil:begin="id5.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 anim:sub-item="text" smil:attributeName="visibility" smil:to="visible"/>
                  <anim:transitionFilter smil:dur="0.3s" smil:targetElement="id7"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8" anim:sub-item="text" smil:attributeName="visibility" smil:to="visible"/>
                  <anim:transitionFilter smil:dur="0.3s" smil:targetElement="id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9" smil:attributeName="visibility" smil:to="visible"/>
                  <anim:transitionFilter smil:dur="0.3s" smil:targetElement="id9" smil:type="fade" smil:subtype="crossfade"/>
                </anim:par>
              </anim:par>
              <anim:par smil:begin="1.2s">
                <anim:par smil:begin="0s" smil:fill="hold" presentation:node-type="after-previous" presentation:preset-class="entrance" presentation:preset-id="ooo-entrance-fade-in">
                  <anim:set smil:begin="0s" smil:dur="0.00015s" smil:fill="hold" smil:targetElement="id10" smil:attributeName="visibility" smil:to="visible"/>
                  <anim:transitionFilter smil:dur="0.3s" smil:targetElement="id10" smil:type="fade" smil:subtype="crossfade"/>
                </anim:par>
              </anim:par>
            </anim:par>
          </anim:seq>
        </anim:par>
        <presentation:notes draw:style-name="dp2">
          <draw:page-thumbnail draw:style-name="gr73" draw:layer="layout" svg:width="18.624cm" svg:height="10.476cm" svg:x="1.482cm" svg:y="2.123cm" draw:page-number="1" presentation:class="page"/>
          <draw:frame presentation:style-name="pr3" draw:text-style-name="P75" draw:layer="layout" svg:width="17.271cm" svg:height="12.572cm" svg:x="2.159cm" svg:y="13.271cm" presentation:class="notes" presentation:placeholder="true">
            <draw:text-box/>
          </draw:frame>
        </presentation:notes>
      </draw:page>
      <draw:page draw:name="page2" draw:style-name="dp1" draw:master-page-name="dark-background" presentation:presentation-page-layout-name="AL2T1" xml:id="id11" draw:id="id11">
        <office:forms form:automatic-focus="false" form:apply-design-mode="false"/>
        <draw:custom-shape draw:style-name="gr74" draw:text-style-name="P77" xml:id="id13" draw:id="id13" draw:layer="layout" svg:width="2.538cm" svg:height="2.72cm" svg:x="1.272cm" svg:y="8.075cm">
          <text:p text:style-name="P76"/>
          <draw:enhanced-geometry svg:viewBox="0 0 21600 21600" draw:mirror-horizontal="false" draw:mirror-vertical="false" draw:path-stretchpoint-x="10800" draw:path-stretchpoint-y="10800" draw:text-areas="?f3 ?f4 ?f5 ?f6" draw:type="round-rectangle" draw:modifiers="5015.500945179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7" draw:id="id17">
          <draw:polygon draw:style-name="gr75" draw:text-style-name="P79" draw:layer="layout" svg:width="13.393cm" svg:height="14.099cm" svg:x="14.605cm" svg:y="1.648cm" svg:viewBox="0 0 13394 14100" draw:points="12059,0 12059,0 11268,26 10482,104 9705,233 8939,412 8187,640 7449,917 6731,1243 6033,1616 5359,2034 4717,2495 4108,2995 3533,3533 2995,4108 2494,4717 2034,5358 1616,6032 1243,6730 917,7450 639,8188 411,8942 232,9708 104,10486 26,11272 0,12064 0,12064 0,12065 0,12068 0,12068 11,12578 43,13087 98,13595 173,14100 13394,14100 13394,73 13394,73 13063,41 12731,18 12398,4 12064,0">
            <text:p text:style-name="P78"><text:span text:style-name="T5">Image:</text:span></text:p>
            <text:p text:style-name="P78"><text:span text:style-name="T5">950x1000</text:span></text:p>
          </draw:polygon>
        </draw:g>
        <draw:frame presentation:style-name="pr4" draw:text-style-name="P80" draw:layer="layout" svg:width="12.7cm" svg:height="4.445cm" svg:x="1.27cm" svg:y="3.175cm" presentation:class="title" presentation:user-transformed="true">
          <draw:text-box>
            <text:p xml:id="id12" text:id="id12"><text:span text:style-name="T6">Hello </text:span><text:span text:style-name="T7">&amp;</text:span><text:span text:style-name="T8"><text:line-break/></text:span><text:span text:style-name="T9">Welcome</text:span></text:p>
          </draw:text-box>
        </draw:frame>
        <draw:custom-shape draw:style-name="gr76" draw:text-style-name="P82" xml:id="id14" draw:id="id14" draw:layer="layout" svg:width="1.647cm" svg:height="1.647cm" svg:x="1.721cm" svg:y="8.604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84" draw:layer="layout" svg:width="12.34cm" svg:height="3.851cm" svg:x="4.17cm" svg:y="8.214cm">
          <draw:text-box>
            <text:list text:style-name="L3">
              <text:list-header>
                <text:p xml:id="id15" text:id="id15" text:style-name="P83"><text:span text:style-name="T11">Lorem ipsum dolorem amet</text:span></text:p>
                <text:p text:style-name="P83"><text:span text:style-name="T11"/></text:p>
                <text:p xml:id="id16" text:id="id16" text:style-name="P83"><text:span text:style-name="T12">Lorem ipsum dolor sit amet, consectetuer adipiscing elit. Donec ut urna.</text:span></text:p>
              </text:list-header>
            </text:list>
          </draw:text-box>
        </draw:frame>
        <anim:par presentation:node-type="timing-root">
          <anim:par smil:begin="id1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2" anim:sub-item="text" smil:attributeName="visibility" smil:to="visible"/>
                  <anim:transitionFilter smil:dur="0.3s" smil:targetElement="id1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3" smil:attributeName="visibility" smil:to="visible"/>
                  <anim:transitionFilter smil:dur="0.3s" smil:targetElement="id13" smil:type="fade" smil:subtype="crossfade"/>
                </anim:par>
              </anim:par>
              <anim:par smil:begin="0.6s">
                <anim:par smil:begin="0s" smil:fill="hold" presentation:node-type="after-previous" presentation:preset-class="entrance" presentation:preset-id="ooo-entrance-fade-in">
                  <anim:set smil:begin="0s" smil:dur="0.00015s" smil:fill="hold" smil:targetElement="id14" smil:attributeName="visibility" smil:to="visible"/>
                  <anim:transitionFilter smil:dur="0.3s" smil:targetElement="id14" smil:type="fade" smil:subtype="crossfade"/>
                </anim:par>
              </anim:par>
              <anim:par smil:begin="0.9s">
                <anim:par smil:begin="0s" smil:fill="hold" presentation:node-type="after-previous" presentation:preset-class="entrance" presentation:preset-id="ooo-entrance-fade-in">
                  <anim:set smil:begin="0s" smil:dur="0.00015s" smil:fill="hold" smil:targetElement="id15" anim:sub-item="text" smil:attributeName="visibility" smil:to="visible"/>
                  <anim:transitionFilter smil:dur="0.3s" smil:targetElement="id15"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6" anim:sub-item="text" smil:attributeName="visibility" smil:to="visible"/>
                  <anim:transitionFilter smil:dur="0.3s" smil:targetElement="id16"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17" smil:attributeName="visibility" smil:to="visible"/>
                  <anim:transitionFilter smil:dur="0.3s" smil:targetElement="id17" smil:type="fade" smil:subtype="crossfade"/>
                </anim:par>
              </anim:par>
            </anim:par>
          </anim:seq>
        </anim:par>
        <presentation:notes draw:style-name="dp2">
          <draw:page-thumbnail draw:style-name="gr73" draw:layer="layout" svg:width="0.001cm" svg:height="0.001cm" svg:x="0cm" svg:y="2.123cm" draw:page-number="2" presentation:class="page"/>
          <draw:frame presentation:style-name="pr6" draw:text-style-name="P75" draw:layer="layout" svg:width="17.271cm" svg:height="12.572cm" svg:x="2.159cm" svg:y="13.271cm" presentation:class="notes" presentation:placeholder="true">
            <draw:text-box/>
          </draw:frame>
        </presentation:notes>
      </draw:page>
      <draw:page draw:name="page3" draw:style-name="dp1" draw:master-page-name="dark-background" presentation:presentation-page-layout-name="AL2T1" xml:id="id18" draw:id="id18">
        <office:forms form:automatic-focus="false" form:apply-design-mode="false"/>
        <draw:g xml:id="id25" draw:id="id25">
          <draw:polygon draw:style-name="gr75" draw:text-style-name="P79" draw:layer="layout" svg:width="13.393cm" svg:height="14.099cm" svg:x="0cm" svg:y="1.65cm" svg:viewBox="0 0 13394 14100" draw:points="1335,0 1335,0 2126,26 2912,104 3689,233 4455,412 5207,640 5945,917 6663,1243 7361,1616 8035,2034 8677,2495 9286,2995 9861,3533 10399,4108 10900,4717 11360,5358 11778,6032 12151,6730 12477,7450 12755,8188 12983,8942 13162,9708 13290,10486 13368,11272 13394,12064 13394,12064 13394,12065 13394,12068 13394,12068 13383,12578 13351,13087 13296,13595 13221,14100 0,14100 0,73 0,73 331,41 663,18 996,4 1330,0">
            <text:p text:style-name="P78"><text:span text:style-name="T5">Image:</text:span></text:p>
            <text:p text:style-name="P78"><text:span text:style-name="T5">950x1000</text:span></text:p>
          </draw:polygon>
        </draw:g>
        <draw:custom-shape draw:style-name="gr77" draw:text-style-name="P77" xml:id="id20" draw:id="id20" draw:layer="layout" svg:width="14.063cm" svg:height="5.96cm" svg:x="11.972cm" svg:y="7.375cm">
          <text:p text:style-name="P76"/>
          <draw:enhanced-geometry svg:viewBox="0 0 21600 21600" draw:mirror-horizontal="false" draw:mirror-vertical="false" draw:path-stretchpoint-x="10800" draw:path-stretchpoint-y="10800" draw:text-areas="?f3 ?f4 ?f5 ?f6" draw:type="round-rectangle" draw:modifiers="5015.500945179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80" draw:layer="layout" svg:width="12.7cm" svg:height="4.445cm" svg:x="11.97cm" svg:y="2.475cm" presentation:class="title" presentation:user-transformed="true">
          <draw:text-box>
            <text:p xml:id="id19" text:id="id19"><text:span text:style-name="T6">Hello </text:span><text:span text:style-name="T7">&amp;</text:span><text:span text:style-name="T8"><text:line-break/></text:span><text:span text:style-name="T9">Welcome</text:span></text:p>
          </draw:text-box>
        </draw:frame>
        <draw:custom-shape draw:style-name="gr76" draw:text-style-name="P82" xml:id="id21" draw:id="id21" draw:layer="layout" svg:width="1.647cm" svg:height="1.647cm" svg:x="11.153cm" svg:y="9.448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84" draw:layer="layout" svg:width="8.052cm" svg:height="4.445cm" svg:x="17.348cm" svg:y="8.255cm">
          <draw:text-box>
            <text:list text:style-name="L3">
              <text:list-header>
                <text:p xml:id="id23" text:id="id23" text:style-name="P83"><text:span text:style-name="T11">Lorem ipsum dolorem amet</text:span></text:p>
                <text:p text:style-name="P83"><text:span text:style-name="T11"/></text:p>
                <text:p xml:id="id24" text:id="id24" text:style-name="P83"><text:span text:style-name="T12">Lorem ipsum dolor sit amet, consectetuer adipiscing elit. Donec ut urna.</text:span></text:p>
              </text:list-header>
            </text:list>
          </draw:text-box>
        </draw:frame>
        <draw:frame presentation:style-name="pr7" draw:text-style-name="P84" draw:layer="layout" svg:width="3.751cm" svg:height="4.445cm" svg:x="13.394cm" svg:y="8.256cm">
          <draw:text-box>
            <text:list text:style-name="L3">
              <text:list-header>
                <text:p xml:id="id22" text:id="id22" text:style-name="P83"><text:span text:style-name="T13">700+</text:span></text:p>
              </text:list-header>
            </text:list>
          </draw:text-box>
        </draw:frame>
        <anim:par presentation:node-type="timing-root">
          <anim:par smil:begin="id18.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9" anim:sub-item="text" smil:attributeName="visibility" smil:to="visible"/>
                  <anim:transitionFilter smil:dur="0.3s" smil:targetElement="id19"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0" smil:attributeName="visibility" smil:to="visible"/>
                  <anim:transitionFilter smil:dur="0.3s" smil:targetElement="id20" smil:type="fade" smil:subtype="crossfade"/>
                </anim:par>
              </anim:par>
              <anim:par smil:begin="0.6s">
                <anim:par smil:begin="0s" smil:fill="hold" presentation:node-type="after-previous" presentation:preset-class="entrance" presentation:preset-id="ooo-entrance-fade-in">
                  <anim:set smil:begin="0s" smil:dur="0.00015s" smil:fill="hold" smil:targetElement="id21" smil:attributeName="visibility" smil:to="visible"/>
                  <anim:transitionFilter smil:dur="0.3s" smil:targetElement="id21" smil:type="fade" smil:subtype="crossfade"/>
                </anim:par>
              </anim:par>
              <anim:par smil:begin="0.9s">
                <anim:par smil:begin="0s" smil:fill="hold" presentation:node-type="after-previous" presentation:preset-class="entrance" presentation:preset-id="ooo-entrance-fade-in">
                  <anim:set smil:begin="0s" smil:dur="0.00015s" smil:fill="hold" smil:targetElement="id22" anim:sub-item="text" smil:attributeName="visibility" smil:to="visible"/>
                  <anim:transitionFilter smil:dur="0.3s" smil:targetElement="id22"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23" anim:sub-item="text" smil:attributeName="visibility" smil:to="visible"/>
                  <anim:transitionFilter smil:dur="0.3s" smil:targetElement="id23"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24" anim:sub-item="text" smil:attributeName="visibility" smil:to="visible"/>
                  <anim:transitionFilter smil:dur="0.3s" smil:targetElement="id24"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5" smil:attributeName="visibility" smil:to="visible"/>
                  <anim:transitionFilter smil:dur="0.3s" smil:targetElement="id25" smil:type="fade" smil:subtype="crossfade"/>
                </anim:par>
              </anim:par>
            </anim:par>
          </anim:seq>
        </anim:par>
        <presentation:notes draw:style-name="dp2">
          <draw:page-thumbnail draw:style-name="gr73" draw:layer="layout" svg:width="0.001cm" svg:height="0.001cm" svg:x="0cm" svg:y="2.123cm" draw:page-number="3" presentation:class="page"/>
          <draw:frame presentation:style-name="pr6" draw:text-style-name="P75" draw:layer="layout" svg:width="17.271cm" svg:height="12.572cm" svg:x="2.159cm" svg:y="13.271cm" presentation:class="notes" presentation:placeholder="true">
            <draw:text-box/>
          </draw:frame>
        </presentation:notes>
      </draw:page>
      <draw:page draw:name="page4" draw:style-name="dp1" draw:master-page-name="dark-background" presentation:presentation-page-layout-name="AL2T1" xml:id="id26" draw:id="id26">
        <office:forms form:automatic-focus="false" form:apply-design-mode="false"/>
        <draw:frame presentation:style-name="pr8" draw:text-style-name="P80" draw:layer="layout" svg:width="12.7cm" svg:height="2.435cm" svg:x="10.77cm" svg:y="2.375cm" presentation:class="title" presentation:user-transformed="true">
          <draw:text-box>
            <text:p xml:id="id27" text:id="id27"><text:span text:style-name="T9">Welcome</text:span></text:p>
          </draw:text-box>
        </draw:frame>
        <draw:frame presentation:style-name="pr5" draw:text-style-name="P84" draw:layer="layout" svg:width="12.34cm" svg:height="3.851cm" svg:x="10.57cm" svg:y="5.314cm">
          <draw:text-box>
            <text:list text:style-name="L3">
              <text:list-header>
                <text:p xml:id="id28" text:id="id28" text:style-name="P83"><text:span text:style-name="T11">Lorem ipsum dolorem amet</text:span></text:p>
                <text:p text:style-name="P83"><text:span text:style-name="T11"/></text:p>
                <text:p xml:id="id29" text:id="id29" text:style-name="P83"><text:span text:style-name="T12">Lorem ipsum dolor sit amet, consectetuer adipiscing elit. Donec ut urna.</text:span></text:p>
              </text:list-header>
            </text:list>
          </draw:text-box>
        </draw:frame>
        <draw:custom-shape draw:style-name="gr78" draw:text-style-name="P86" xml:id="id30" draw:id="id30" draw:layer="layout" svg:width="6.985cm" svg:height="6.35cm" svg:x="1.27cm" svg:y="2.54cm">
          <text:p text:style-name="P8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86" xml:id="id34" draw:id="id34" draw:layer="layout" svg:width="6.985cm" svg:height="3.811cm" svg:x="1.27cm" svg:y="10.16cm">
          <text:p text:style-name="P8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87" xml:id="id42" draw:id="id42" draw:layer="layout" svg:width="6.985cm" svg:height="3.811cm" svg:x="19.685cm" svg:y="10.159cm">
          <text:p text:style-name="P8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87" xml:id="id38" draw:id="id38" draw:layer="layout" svg:width="6.985cm" svg:height="3.811cm" svg:x="10.595cm" svg:y="10.159cm">
          <text:p text:style-name="P8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89" xml:id="id31" draw:id="id31" draw:layer="layout" svg:width="1.647cm" svg:height="1.647cm" svg:x="7.485cm" svg:y="5.063cm">
          <text:p text:style-name="P88"><text:span text:style-name="T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91" xml:id="id35" draw:id="id35" draw:layer="layout" svg:width="1.647cm" svg:height="1.647cm" svg:x="7.443cm" svg:y="11.053cm">
          <text:p text:style-name="P90"><text:span text:style-name="T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84" draw:layer="layout" svg:width="6.215cm" svg:height="5.121cm" svg:x="1.27cm" svg:y="3.134cm">
          <draw:text-box>
            <text:list text:style-name="L3">
              <text:list-header>
                <text:p xml:id="id32" text:id="id32" text:style-name="P83"><text:span text:style-name="T16">Lorem ipsum</text:span></text:p>
                <text:p text:style-name="P83"><text:span text:style-name="T11"/></text:p>
                <text:p xml:id="id33" text:id="id33" text:style-name="P83"><text:span text:style-name="T12">Lorem ipsum dolor sit amet, consectetuer adipiscing elit. Donec ut urna.</text:span></text:p>
              </text:list-header>
            </text:list>
          </draw:text-box>
        </draw:frame>
        <draw:frame presentation:style-name="pr10" draw:text-style-name="P84" draw:layer="layout" svg:width="6.215cm" svg:height="3.341cm" svg:x="1.27cm" svg:y="10.329cm">
          <draw:text-box>
            <text:list text:style-name="L3">
              <text:list-header>
                <text:p xml:id="id36" text:id="id36" text:style-name="P83"><text:span text:style-name="T17">96%</text:span></text:p>
                <text:p text:style-name="P83"><text:span text:style-name="T11"/></text:p>
                <text:p xml:id="id37" text:id="id37" text:style-name="P83"><text:span text:style-name="T18">Lorem ipsum dolor sit amet, </text:span><text:span text:style-name="T12">Donec ut urna.</text:span></text:p>
              </text:list-header>
            </text:list>
          </draw:text-box>
        </draw:frame>
        <draw:frame presentation:style-name="pr10" draw:text-style-name="P84" draw:layer="layout" svg:width="6.215cm" svg:height="3.341cm" svg:x="10.671cm" svg:y="10.33cm">
          <draw:text-box>
            <text:list text:style-name="L3">
              <text:list-header>
                <text:p xml:id="id40" text:id="id40" text:style-name="P83"><text:span text:style-name="T17">88%</text:span></text:p>
                <text:p text:style-name="P83"><text:span text:style-name="T11"/></text:p>
                <text:p xml:id="id41" text:id="id41" text:style-name="P83"><text:span text:style-name="T18">Lorem ipsum dolor sit amet, </text:span><text:span text:style-name="T12">Donec ut urna.</text:span></text:p>
              </text:list-header>
            </text:list>
          </draw:text-box>
        </draw:frame>
        <draw:frame presentation:style-name="pr10" draw:text-style-name="P84" draw:layer="layout" svg:width="6.215cm" svg:height="3.341cm" svg:x="19.672cm" svg:y="10.331cm">
          <draw:text-box>
            <text:list text:style-name="L3">
              <text:list-header>
                <text:p xml:id="id44" text:id="id44" text:style-name="P83"><text:span text:style-name="T17">93%</text:span></text:p>
                <text:p text:style-name="P83"><text:span text:style-name="T11"/></text:p>
                <text:p xml:id="id45" text:id="id45" text:style-name="P83"><text:span text:style-name="T18">Lorem ipsum dolor sit amet, </text:span><text:span text:style-name="T12">Donec ut urna.</text:span></text:p>
              </text:list-header>
            </text:list>
          </draw:text-box>
        </draw:frame>
        <draw:frame presentation:style-name="pr11" draw:text-style-name="P92" draw:layer="layout" svg:width="1.27cm" svg:height="1.434cm" svg:x="15.898cm" svg:y="10.159cm">
          <draw:text-box>
            <text:list text:style-name="L3">
              <text:list-header>
                <text:p xml:id="id39" text:id="id39" text:style-name="P76"><text:span text:style-name="T19"></text:span></text:p>
              </text:list-header>
            </text:list>
          </draw:text-box>
        </draw:frame>
        <draw:frame presentation:style-name="pr12" draw:text-style-name="P92" draw:layer="layout" svg:width="1.27cm" svg:height="1.434cm" svg:x="24.974cm" svg:y="10.159cm">
          <draw:text-box>
            <text:list text:style-name="L3">
              <text:list-header>
                <text:p xml:id="id43" text:id="id43" text:style-name="P76"><text:span text:style-name="T19"></text:span></text:p>
              </text:list-header>
            </text:list>
          </draw:text-box>
        </draw:frame>
        <anim:par presentation:node-type="timing-root">
          <anim:par smil:begin="id2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7" anim:sub-item="text" smil:attributeName="visibility" smil:to="visible"/>
                  <anim:transitionFilter smil:dur="0.3s" smil:targetElement="id2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8" anim:sub-item="text" smil:attributeName="visibility" smil:to="visible"/>
                  <anim:transitionFilter smil:dur="0.3s" smil:targetElement="id28"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9" anim:sub-item="text" smil:attributeName="visibility" smil:to="visible"/>
                  <anim:transitionFilter smil:dur="0.3s" smil:targetElement="id2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0" smil:attributeName="visibility" smil:to="visible"/>
                  <anim:transitionFilter smil:dur="0.3s" smil:targetElement="id30" smil:type="fade" smil:subtype="crossfade"/>
                </anim:par>
              </anim:par>
              <anim:par smil:begin="1.2s">
                <anim:par smil:begin="0s" smil:fill="hold" presentation:node-type="after-previous" presentation:preset-class="entrance" presentation:preset-id="ooo-entrance-fade-in">
                  <anim:set smil:begin="0s" smil:dur="0.00015s" smil:fill="hold" smil:targetElement="id31" smil:attributeName="visibility" smil:to="visible"/>
                  <anim:transitionFilter smil:dur="0.3s" smil:targetElement="id31" smil:type="fade" smil:subtype="crossfade"/>
                </anim:par>
              </anim:par>
              <anim:par smil:begin="1.5s">
                <anim:par smil:begin="0s" smil:fill="hold" presentation:node-type="after-previous" presentation:preset-class="entrance" presentation:preset-id="ooo-entrance-fade-in">
                  <anim:set smil:begin="0s" smil:dur="0.00015s" smil:fill="hold" smil:targetElement="id32" anim:sub-item="text" smil:attributeName="visibility" smil:to="visible"/>
                  <anim:transitionFilter smil:dur="0.3s" smil:targetElement="id32"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33" anim:sub-item="text" smil:attributeName="visibility" smil:to="visible"/>
                  <anim:transitionFilter smil:dur="0.3s" smil:targetElement="id33"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4" smil:attributeName="visibility" smil:to="visible"/>
                  <anim:transitionFilter smil:dur="0.3s" smil:targetElement="id34" smil:type="fade" smil:subtype="crossfade"/>
                </anim:par>
              </anim:par>
              <anim:par smil:begin="2.4s">
                <anim:par smil:begin="0s" smil:fill="hold" presentation:node-type="after-previous" presentation:preset-class="entrance" presentation:preset-id="ooo-entrance-fade-in">
                  <anim:set smil:begin="0s" smil:dur="0.00015s" smil:fill="hold" smil:targetElement="id35" smil:attributeName="visibility" smil:to="visible"/>
                  <anim:transitionFilter smil:dur="0.3s" smil:targetElement="id35" smil:type="fade" smil:subtype="crossfade"/>
                </anim:par>
              </anim:par>
              <anim:par smil:begin="2.7s">
                <anim:par smil:begin="0s" smil:fill="hold" presentation:node-type="after-previous" presentation:preset-class="entrance" presentation:preset-id="ooo-entrance-appear" presentation:group-id="0">
                  <anim:set smil:begin="0s" smil:dur="0.001s" smil:fill="hold" smil:targetElement="id36" anim:sub-item="text" smil:attributeName="visibility" smil:to="visible"/>
                </anim:par>
              </anim:par>
              <anim:par smil:begin="2.701s">
                <anim:par smil:begin="0s" smil:fill="hold" presentation:node-type="after-previous" presentation:preset-class="entrance" presentation:preset-id="ooo-entrance-fade-in">
                  <anim:set smil:begin="0s" smil:dur="0.00015s" smil:fill="hold" smil:targetElement="id37" anim:sub-item="text" smil:attributeName="visibility" smil:to="visible"/>
                  <anim:transitionFilter smil:dur="0.3s" smil:targetElement="id37" anim:sub-item="text" smil:type="fade" smil:subtype="crossfade"/>
                </anim:par>
              </anim:par>
              <anim:par smil:begin="3.001s">
                <anim:par smil:begin="0s" smil:fill="hold" presentation:node-type="after-previous" presentation:preset-class="entrance" presentation:preset-id="ooo-entrance-fade-in">
                  <anim:set smil:begin="0s" smil:dur="0.00015s" smil:fill="hold" smil:targetElement="id38" smil:attributeName="visibility" smil:to="visible"/>
                  <anim:transitionFilter smil:dur="0.3s" smil:targetElement="id38" smil:type="fade" smil:subtype="crossfade"/>
                </anim:par>
              </anim:par>
              <anim:par smil:begin="3.301s">
                <anim:par smil:begin="0s" smil:fill="hold" presentation:node-type="after-previous" presentation:preset-class="entrance" presentation:preset-id="ooo-entrance-fade-in">
                  <anim:set smil:begin="0s" smil:dur="0.00015s" smil:fill="hold" smil:targetElement="id39" anim:sub-item="text" smil:attributeName="visibility" smil:to="visible"/>
                  <anim:transitionFilter smil:dur="0.3s" smil:targetElement="id39" anim:sub-item="text" smil:type="fade" smil:subtype="crossfade"/>
                </anim:par>
              </anim:par>
              <anim:par smil:begin="3.601s">
                <anim:par smil:begin="0s" smil:fill="hold" presentation:node-type="after-previous" presentation:preset-class="entrance" presentation:preset-id="ooo-entrance-appear" presentation:group-id="2">
                  <anim:set smil:begin="0s" smil:dur="0.001s" smil:fill="hold" smil:targetElement="id40" anim:sub-item="text" smil:attributeName="visibility" smil:to="visible"/>
                </anim:par>
              </anim:par>
              <anim:par smil:begin="3.602s">
                <anim:par smil:begin="0s" smil:fill="hold" presentation:node-type="after-previous" presentation:preset-class="entrance" presentation:preset-id="ooo-entrance-fade-in">
                  <anim:set smil:begin="0s" smil:dur="0.00015s" smil:fill="hold" smil:targetElement="id41" anim:sub-item="text" smil:attributeName="visibility" smil:to="visible"/>
                  <anim:transitionFilter smil:dur="0.3s" smil:targetElement="id41" anim:sub-item="text" smil:type="fade" smil:subtype="crossfade"/>
                </anim:par>
              </anim:par>
              <anim:par smil:begin="3.902s">
                <anim:par smil:begin="0s" smil:fill="hold" presentation:node-type="after-previous" presentation:preset-class="entrance" presentation:preset-id="ooo-entrance-fade-in">
                  <anim:set smil:begin="0s" smil:dur="0.00015s" smil:fill="hold" smil:targetElement="id42" smil:attributeName="visibility" smil:to="visible"/>
                  <anim:transitionFilter smil:dur="0.3s" smil:targetElement="id42" smil:type="fade" smil:subtype="crossfade"/>
                </anim:par>
              </anim:par>
              <anim:par smil:begin="4.202s">
                <anim:par smil:begin="0s" smil:fill="hold" presentation:node-type="after-previous" presentation:preset-class="entrance" presentation:preset-id="ooo-entrance-fade-in">
                  <anim:set smil:begin="0s" smil:dur="0.00015s" smil:fill="hold" smil:targetElement="id43" anim:sub-item="text" smil:attributeName="visibility" smil:to="visible"/>
                  <anim:transitionFilter smil:dur="0.3s" smil:targetElement="id43" anim:sub-item="text" smil:type="fade" smil:subtype="crossfade"/>
                </anim:par>
              </anim:par>
              <anim:par smil:begin="4.502s">
                <anim:par smil:begin="0s" smil:fill="hold" presentation:node-type="after-previous" presentation:preset-class="entrance" presentation:preset-id="ooo-entrance-appear" presentation:group-id="4">
                  <anim:set smil:begin="0s" smil:dur="0.001s" smil:fill="hold" smil:targetElement="id43" anim:sub-item="text" smil:attributeName="visibility" smil:to="visible"/>
                </anim:par>
              </anim:par>
              <anim:par smil:begin="4.503s">
                <anim:par smil:begin="0s" smil:fill="hold" presentation:node-type="after-previous" presentation:preset-class="entrance" presentation:preset-id="ooo-entrance-appear" presentation:group-id="5">
                  <anim:set smil:begin="0s" smil:dur="0.001s" smil:fill="hold" smil:targetElement="id44" anim:sub-item="text" smil:attributeName="visibility" smil:to="visible"/>
                </anim:par>
              </anim:par>
              <anim:par smil:begin="4.504s">
                <anim:par smil:begin="0s" smil:fill="hold" presentation:node-type="after-previous" presentation:preset-class="entrance" presentation:preset-id="ooo-entrance-fade-in">
                  <anim:set smil:begin="0s" smil:dur="0.00015s" smil:fill="hold" smil:targetElement="id45" anim:sub-item="text" smil:attributeName="visibility" smil:to="visible"/>
                  <anim:transitionFilter smil:dur="0.3s" smil:targetElement="id45" anim:sub-item="text" smil:type="fade" smil:subtype="crossfade"/>
                </anim:par>
              </anim:par>
            </anim:par>
          </anim:seq>
        </anim:par>
        <presentation:notes draw:style-name="dp2">
          <draw:page-thumbnail draw:style-name="gr73" draw:layer="layout" svg:width="0.001cm" svg:height="0.001cm" svg:x="0cm" svg:y="2.123cm" draw:page-number="4" presentation:class="page"/>
          <draw:frame presentation:style-name="pr6" draw:text-style-name="P75" draw:layer="layout" svg:width="17.271cm" svg:height="12.572cm" svg:x="2.159cm" svg:y="13.271cm" presentation:class="notes" presentation:placeholder="true">
            <draw:text-box/>
          </draw:frame>
        </presentation:notes>
      </draw:page>
      <draw:page draw:name="page5" draw:style-name="dp1" draw:master-page-name="dark-background" presentation:presentation-page-layout-name="AL3T32" xml:id="id46" draw:id="id46">
        <office:forms form:automatic-focus="false" form:apply-design-mode="false"/>
        <draw:custom-shape draw:style-name="gr83" draw:text-style-name="P94" xml:id="id48" draw:id="id48" draw:layer="layout" svg:width="23.26cm" svg:height="3.575cm" svg:x="2.675cm" svg:y="6.485cm">
          <text:p text:style-name="P93"><text:span text:style-name="T20">”</text:span><text:span text:style-name="T20">The greatest glory in living lies not in</text:span></text:p>
          <text:p text:style-name="P93"><text:span text:style-name="T20">never falling, but in rising every time we f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text-style-name="P96" draw:layer="layout" svg:width="10.16cm" svg:height="2.425cm" svg:x="15.24cm" svg:y="11.045cm" presentation:class="subtitle" presentation:user-transformed="true">
          <draw:text-box>
            <text:list text:style-name="L3">
              <text:list-header>
                <text:p xml:id="id49" text:id="id49" text:style-name="P95"><text:span text:style-name="T21">~ Nelson Mandela</text:span></text:p>
              </text:list-header>
            </text:list>
          </draw:text-box>
        </draw:frame>
        <draw:custom-shape draw:style-name="gr84" draw:text-style-name="P82" xml:id="id47" draw:id="id47" draw:layer="layout" svg:width="2.305cm" svg:height="2.305cm" svg:x="13.235cm" svg:y="2.975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4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7" smil:attributeName="visibility" smil:to="visible"/>
                  <anim:transitionFilter smil:dur="0.3s" smil:targetElement="id47" smil:type="fade" smil:subtype="crossfade"/>
                </anim:par>
              </anim:par>
              <anim:par smil:begin="0.3s">
                <anim:par smil:begin="0s" smil:fill="hold" presentation:node-type="after-previous" presentation:preset-class="entrance" presentation:preset-id="ooo-entrance-fade-in">
                  <anim:set smil:begin="0s" smil:dur="0.00015s" smil:fill="hold" smil:targetElement="id48" smil:attributeName="visibility" smil:to="visible"/>
                  <anim:transitionFilter smil:dur="0.3s" smil:targetElement="id48" smil:type="fade" smil:subtype="crossfade"/>
                </anim:par>
              </anim:par>
              <anim:par smil:begin="0.6s">
                <anim:par smil:begin="0s" smil:fill="hold" presentation:node-type="after-previous" presentation:preset-class="entrance" presentation:preset-id="ooo-entrance-fade-in">
                  <anim:set smil:begin="0s" smil:dur="0.00015s" smil:fill="hold" smil:targetElement="id49" anim:sub-item="text" smil:attributeName="visibility" smil:to="visible"/>
                  <anim:transitionFilter smil:dur="0.3s" smil:targetElement="id49" anim:sub-item="text" smil:type="fade" smil:subtype="crossfade"/>
                </anim:par>
              </anim:par>
            </anim:par>
          </anim:seq>
        </anim:par>
        <presentation:notes draw:style-name="dp2">
          <draw:page-thumbnail draw:style-name="gr73" draw:layer="layout" svg:width="0.001cm" svg:height="0.001cm" svg:x="0cm" svg:y="2.123cm" draw:page-number="5" presentation:class="page"/>
          <draw:frame presentation:style-name="pr6" draw:text-style-name="P75" draw:layer="layout" svg:width="17.271cm" svg:height="12.572cm" svg:x="2.159cm" svg:y="13.271cm" presentation:class="notes" presentation:placeholder="true">
            <draw:text-box/>
          </draw:frame>
        </presentation:notes>
      </draw:page>
      <draw:page draw:name="page6" draw:style-name="dp1" draw:master-page-name="dark-background" presentation:presentation-page-layout-name="AL3T32" xml:id="id50" draw:id="id50">
        <office:forms form:automatic-focus="false" form:apply-design-mode="false"/>
        <draw:g xml:id="id55" draw:id="id55">
          <draw:polygon draw:style-name="gr3" draw:text-style-name="P3" draw:layer="layout" svg:width="13.597cm" svg:height="2.954cm" svg:x="7.185cm" svg:y="12.818cm" svg:viewBox="0 0 13598 2955" draw:points="6569,0 6256,6 5937,23 5612,51 5282,90 4946,141 4605,204 4259,281 3907,370 3306,562 2739,798 2205,1077 1704,1392 1233,1742 793,2121 382,2527 0,2955 3479,2955 3951,2557 4464,2196 5015,1876 5599,1599 6212,1370 6849,1191 7506,1067 8178,1000 8862,995 9552,1054 10246,1181 10937,1379 11622,1652 12297,2004 12957,2437 13598,2955 13477,2829 13123,2496 12544,2025 11752,1485 11278,1210 10756,943 10185,694 9567,470 8904,280 8196,132 7445,36 6653,0">
            <text:p/>
          </draw:polygon>
          <draw:polygon draw:style-name="gr85" draw:text-style-name="P97" draw:layer="layout" svg:width="9.802cm" svg:height="1.783cm" svg:x="10.98cm" svg:y="13.989cm" svg:viewBox="0 0 9803 1784" draw:points="4163,0 3845,5 3528,26 3211,62 2895,116 2582,188 2271,279 1964,391 1662,524 1404,655 1162,795 934,943 721,1098 521,1260 334,1429 161,1604 0,1784 9803,1784 9679,1708 9327,1508 8779,1224 8064,899 7215,572 6261,286 5754,171 5233,82 4701,23">
            <text:p/>
          </draw:polygon>
          <draw:polygon draw:style-name="gr86" draw:text-style-name="P98" draw:layer="layout" svg:width="11.09cm" svg:height="2.357cm" svg:x="9.692cm" svg:y="13.415cm" svg:viewBox="0 0 11091 2358" draw:points="5501,0 5254,6 5010,19 4767,41 4526,71 4288,108 4052,153 3818,205 3587,264 3069,424 2567,618 2083,843 1619,1097 1177,1378 759,1683 366,2011 0,2358 2159,2358 2314,2228 2476,2101 2645,1977 2821,1857 3005,1741 3196,1629 3395,1522 3602,1419 4268,1150 4938,973 5605,876 6262,851 6904,886 7524,972 8115,1097 8671,1253 9653,1614 10418,1973 10914,2248 11091,2358 10405,1769 9708,1272 9005,863 8299,538 7592,293 6888,125 6190,29">
            <text:p/>
          </draw:polygon>
        </draw:g>
        <draw:frame presentation:style-name="pr14" draw:text-style-name="P96" draw:layer="layout" svg:width="22.225cm" svg:height="7.103cm" svg:x="3.176cm" svg:y="5.715cm">
          <draw:text-box>
            <text:list text:style-name="L3">
              <text:list-header>
                <text:p xml:id="id52" text:id="id52" text:style-name="P99"><text:span text:style-name="T16">Lorem ipsum dolorem amet</text:span></text:p>
                <text:p text:style-name="P99"><text:span text:style-name="T16"/></text:p>
                <text:p xml:id="id53" text:id="id53" text:style-name="P99"><text:span text:style-name="T23">“</text:span><text:span text:style-name="T23">Life is what happens when you're busy making other plans.”</text:span></text:p>
                <text:p text:style-name="P99"><text:span text:style-name="T24"/></text:p>
                <text:p xml:id="id54" text:id="id54" text:style-name="P95"><text:span text:style-name="T21">~ John Lennon</text:span></text:p>
              </text:list-header>
            </text:list>
          </draw:text-box>
        </draw:frame>
        <draw:custom-shape draw:style-name="gr87" draw:text-style-name="P82" xml:id="id51" draw:id="id51" draw:layer="layout" svg:width="2.305cm" svg:height="2.305cm" svg:x="13.236cm" svg:y="2.975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5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51" smil:attributeName="visibility" smil:to="visible"/>
                  <anim:transitionFilter smil:dur="0.3s" smil:targetElement="id51" smil:type="fade" smil:subtype="crossfade"/>
                </anim:par>
              </anim:par>
              <anim:par smil:begin="0.3s">
                <anim:par smil:begin="0s" smil:fill="hold" presentation:node-type="after-previous" presentation:preset-class="entrance" presentation:preset-id="ooo-entrance-fade-in">
                  <anim:set smil:begin="0s" smil:dur="0.00015s" smil:fill="hold" smil:targetElement="id52" anim:sub-item="text" smil:attributeName="visibility" smil:to="visible"/>
                  <anim:transitionFilter smil:dur="0.3s" smil:targetElement="id52"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53" anim:sub-item="text" smil:attributeName="visibility" smil:to="visible"/>
                  <anim:transitionFilter smil:dur="0.3s" smil:targetElement="id53"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54" anim:sub-item="text" smil:attributeName="visibility" smil:to="visible"/>
                  <anim:transitionFilter smil:dur="0.3s" smil:targetElement="id54"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55" smil:attributeName="visibility" smil:to="visible"/>
                  <anim:transitionFilter smil:dur="0.3s" smil:targetElement="id55" smil:type="fade" smil:subtype="crossfade"/>
                </anim:par>
              </anim:par>
            </anim:par>
          </anim:seq>
        </anim:par>
        <presentation:notes draw:style-name="dp2">
          <draw:page-thumbnail draw:style-name="gr73" draw:layer="layout" svg:width="0.001cm" svg:height="0.001cm" svg:x="0cm" svg:y="2.123cm" draw:page-number="6" presentation:class="page"/>
          <draw:frame presentation:style-name="pr6" draw:text-style-name="P75" draw:layer="layout" svg:width="17.271cm" svg:height="12.572cm" svg:x="2.159cm" svg:y="13.271cm" presentation:class="notes" presentation:placeholder="true">
            <draw:text-box/>
          </draw:frame>
        </presentation:notes>
      </draw:page>
      <draw:page draw:name="page7" draw:style-name="dp1" draw:master-page-name="dark-background" presentation:presentation-page-layout-name="AL3T32" xml:id="id56" draw:id="id56">
        <office:forms form:automatic-focus="false" form:apply-design-mode="false"/>
        <draw:frame presentation:style-name="pr15" draw:text-style-name="P100" draw:layer="layout" svg:width="11.43cm" svg:height="9.24cm" svg:x="2.54cm" svg:y="5.365cm">
          <draw:text-box>
            <text:list text:style-name="L3">
              <text:list-header>
                <text:p xml:id="id58" text:id="id58" text:style-name="P83"><text:span text:style-name="T16">Lorem ipsum dolorem amet</text:span></text:p>
                <text:p text:style-name="P83"><text:span text:style-name="T16"/></text:p>
                <text:p xml:id="id59" text:id="id59" text:style-name="P83"><text:span text:style-name="T23">“</text:span><text:span text:style-name="T23">The future belongs to those who believe in the beauty of their dreams.”</text:span></text:p>
                <text:p text:style-name="P83"><text:span text:style-name="T24"/></text:p>
                <text:p xml:id="id60" text:id="id60" text:style-name="P95"><text:span text:style-name="T25">~ Eleanor Roosevelt</text:span></text:p>
              </text:list-header>
            </text:list>
          </draw:text-box>
        </draw:frame>
        <draw:custom-shape draw:style-name="gr84" draw:text-style-name="P82" xml:id="id57" draw:id="id57" draw:layer="layout" svg:width="2.305cm" svg:height="2.305cm" svg:x="6.344cm" svg:y="2.975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1" draw:id="id61">
          <draw:polygon draw:style-name="gr75" draw:text-style-name="P102" draw:layer="layout" svg:width="13.122cm" svg:height="15.747cm" svg:x="14.876cm" svg:y="0.001cm" svg:viewBox="0 0 13123 15748" draw:points="13123,15748 13123,0 0,0 0,10245 22,10820 83,11312 177,11732 300,12092 446,12402 608,12674 961,13148 1314,13603 1477,13852 1622,14129 1745,14446 1840,14814 1901,15244 1923,15748">
            <text:p text:style-name="P101"><text:span text:style-name="T5">Image:</text:span></text:p>
            <text:p text:style-name="P101"><text:span text:style-name="T5">900x1080</text:span></text:p>
          </draw:polygon>
        </draw:g>
        <anim:par presentation:node-type="timing-root">
          <anim:par smil:begin="id5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57" smil:attributeName="visibility" smil:to="visible"/>
                  <anim:transitionFilter smil:dur="0.3s" smil:targetElement="id57" smil:type="fade" smil:subtype="crossfade"/>
                </anim:par>
              </anim:par>
              <anim:par smil:begin="0.3s">
                <anim:par smil:begin="0s" smil:fill="hold" presentation:node-type="after-previous" presentation:preset-class="entrance" presentation:preset-id="ooo-entrance-appear" presentation:group-id="0">
                  <anim:set smil:begin="0s" smil:dur="0.001s" smil:fill="hold" smil:targetElement="id58" anim:sub-item="text" smil:attributeName="visibility" smil:to="visible"/>
                </anim:par>
              </anim:par>
              <anim:par smil:begin="0.301s">
                <anim:par smil:begin="0s" smil:fill="hold" presentation:node-type="after-previous" presentation:preset-class="entrance" presentation:preset-id="ooo-entrance-fade-in">
                  <anim:set smil:begin="0s" smil:dur="0.00015s" smil:fill="hold" smil:targetElement="id59" anim:sub-item="text" smil:attributeName="visibility" smil:to="visible"/>
                  <anim:transitionFilter smil:dur="0.3s" smil:targetElement="id59" anim:sub-item="text" smil:type="fade" smil:subtype="crossfade"/>
                </anim:par>
              </anim:par>
              <anim:par smil:begin="0.601s">
                <anim:par smil:begin="0s" smil:fill="hold" presentation:node-type="after-previous" presentation:preset-class="entrance" presentation:preset-id="ooo-entrance-fade-in">
                  <anim:set smil:begin="0s" smil:dur="0.00015s" smil:fill="hold" smil:targetElement="id60" anim:sub-item="text" smil:attributeName="visibility" smil:to="visible"/>
                  <anim:transitionFilter smil:dur="0.3s" smil:targetElement="id60" anim:sub-item="text" smil:type="fade" smil:subtype="crossfade"/>
                </anim:par>
              </anim:par>
              <anim:par smil:begin="0.901s">
                <anim:par smil:begin="0s" smil:fill="hold" presentation:node-type="after-previous" presentation:preset-class="entrance" presentation:preset-id="ooo-entrance-fade-in">
                  <anim:set smil:begin="0s" smil:dur="0.00015s" smil:fill="hold" smil:targetElement="id61" smil:attributeName="visibility" smil:to="visible"/>
                  <anim:transitionFilter smil:dur="0.3s" smil:targetElement="id61" smil:type="fade" smil:subtype="crossfade"/>
                </anim:par>
              </anim:par>
            </anim:par>
          </anim:seq>
        </anim:par>
        <presentation:notes draw:style-name="dp2">
          <draw:page-thumbnail draw:style-name="gr73" draw:layer="layout" svg:width="0.001cm" svg:height="0.001cm" svg:x="0cm" svg:y="2.123cm" draw:page-number="7" presentation:class="page"/>
          <draw:frame presentation:style-name="pr6" draw:text-style-name="P75" draw:layer="layout" svg:width="17.271cm" svg:height="12.572cm" svg:x="2.159cm" svg:y="13.271cm" presentation:class="notes" presentation:placeholder="true">
            <draw:text-box/>
          </draw:frame>
        </presentation:notes>
      </draw:page>
      <draw:page draw:name="page8" draw:style-name="dp1" draw:master-page-name="dark-background" presentation:presentation-page-layout-name="AL3T32" xml:id="id62" draw:id="id62">
        <office:forms form:automatic-focus="false" form:apply-design-mode="false"/>
        <draw:custom-shape draw:style-name="gr88" draw:text-style-name="P103" xml:id="id63" draw:id="id63" draw:layer="layout" svg:width="13.335cm" svg:height="13.335cm" svg:x="7.62cm" svg:y="1.27cm">
          <text:p text:style-name="P76"><text:span text:style-name="T5">Image:</text:span></text:p>
          <text:p text:style-name="P7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06" xml:id="id65" draw:id="id65" draw:layer="layout" svg:width="12.065cm" svg:height="3.81cm" svg:x="8.255cm" svg:y="10.16cm">
          <text:p text:style-name="P104"><text:span text:style-name="T26">Tell me and I forget.</text:span></text:p>
          <text:p text:style-name="P104"><text:span text:style-name="T26">Teach me and I remember.</text:span></text:p>
          <text:p text:style-name="P104"><text:span text:style-name="T26">Involve me and I learn.</text:span></text:p>
          <text:list text:style-name="L1">
            <text:list-header>
              <text:p text:style-name="P105"><text:span text:style-name="T27"/></text:p>
              <text:p text:style-name="P105"><text:span text:style-name="T28">~ Benjamin Frankl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82" xml:id="id64" draw:id="id64" draw:layer="layout" svg:width="2.305cm" svg:height="2.305cm" svg:x="8.49cm" svg:y="2.14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62.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3" smil:attributeName="visibility" smil:to="visible"/>
                  <anim:transitionFilter smil:dur="0.3s" smil:targetElement="id63" smil:type="fade" smil:subtype="crossfade"/>
                </anim:par>
              </anim:par>
              <anim:par smil:begin="0.3s">
                <anim:par smil:begin="0s" smil:fill="hold" presentation:node-type="after-previous" presentation:preset-class="entrance" presentation:preset-id="ooo-entrance-fade-in">
                  <anim:set smil:begin="0s" smil:dur="0.00015s" smil:fill="hold" smil:targetElement="id64" smil:attributeName="visibility" smil:to="visible"/>
                  <anim:transitionFilter smil:dur="0.3s" smil:targetElement="id64" smil:type="fade" smil:subtype="crossfade"/>
                </anim:par>
              </anim:par>
              <anim:par smil:begin="0.6s">
                <anim:par smil:begin="0s" smil:fill="hold" presentation:node-type="after-previous" presentation:preset-class="entrance" presentation:preset-id="ooo-entrance-fade-in">
                  <anim:set smil:begin="0s" smil:dur="0.00015s" smil:fill="hold" smil:targetElement="id65" smil:attributeName="visibility" smil:to="visible"/>
                  <anim:transitionFilter smil:dur="0.3s" smil:targetElement="id65" smil:type="fade" smil:subtype="crossfade"/>
                </anim:par>
              </anim:par>
            </anim:par>
          </anim:seq>
        </anim:par>
        <presentation:notes draw:style-name="dp2">
          <draw:page-thumbnail draw:style-name="gr73" draw:layer="layout" svg:width="0.001cm" svg:height="0.001cm" svg:x="0cm" svg:y="2.123cm" draw:page-number="8" presentation:class="page"/>
          <draw:frame presentation:style-name="pr6" draw:text-style-name="P75" draw:layer="layout" svg:width="17.271cm" svg:height="12.572cm" svg:x="2.159cm" svg:y="13.271cm" presentation:class="notes" presentation:placeholder="true">
            <draw:text-box/>
          </draw:frame>
        </presentation:notes>
      </draw:page>
      <draw:page draw:name="page9" draw:style-name="dp1" draw:master-page-name="dark-background" presentation:presentation-page-layout-name="AL3T32" xml:id="id66" draw:id="id66">
        <office:forms form:automatic-focus="false" form:apply-design-mode="false"/>
        <draw:custom-shape draw:style-name="gr90" draw:text-style-name="P107" draw:layer="layout" svg:width="28.06cm" svg:height="15.75cm" svg:x="-0.06cm" svg:y="0cm">
          <text:p/>
          <draw:enhanced-geometry svg:viewBox="0 0 21600 21600" draw:type="rectangle" draw:enhanced-path="M 0 0 L 21600 0 21600 21600 0 21600 0 0 Z N"/>
        </draw:custom-shape>
        <draw:frame presentation:style-name="pr16" draw:text-style-name="P110" draw:layer="layout" svg:width="22.225cm" svg:height="6.936cm" svg:x="3.177cm" svg:y="5.94cm">
          <draw:text-box>
            <text:list text:style-name="L3">
              <text:list-header>
                <text:p xml:id="id68" text:id="id68" text:style-name="P108"><text:span text:style-name="T29">Image 1920x1080 </text:span><text:span text:style-name="T30">send to back of dark shape</text:span></text:p>
                <text:p xml:id="id69" text:id="id69" text:style-name="P108"><text:span text:style-name="T31">“</text:span><text:span text:style-name="T31">I hated every minute of training, but I said, ‘Don’t quit. Suffer now and live the rest of your life as a champion.”</text:span></text:p>
                <text:p xml:id="id70" text:id="id70" text:style-name="P109"><text:span text:style-name="T32">~ Muhammad Ali</text:span></text:p>
              </text:list-header>
            </text:list>
          </draw:text-box>
        </draw:frame>
        <draw:custom-shape draw:style-name="gr87" draw:text-style-name="P82" xml:id="id67" draw:id="id67" draw:layer="layout" svg:width="2.305cm" svg:height="2.305cm" svg:x="13.237cm" svg:y="2.799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6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7" smil:attributeName="visibility" smil:to="visible"/>
                  <anim:transitionFilter smil:dur="0.3s" smil:targetElement="id67" smil:type="fade" smil:subtype="crossfade"/>
                </anim:par>
              </anim:par>
              <anim:par smil:begin="0.3s">
                <anim:par smil:begin="0s" smil:fill="hold" presentation:node-type="after-previous" presentation:preset-class="entrance" presentation:preset-id="ooo-entrance-appear" presentation:group-id="0">
                  <anim:set smil:begin="0s" smil:dur="0.001s" smil:fill="hold" smil:targetElement="id68" anim:sub-item="text" smil:attributeName="visibility" smil:to="visible"/>
                </anim:par>
              </anim:par>
              <anim:par smil:begin="0.301s">
                <anim:par smil:begin="0s" smil:fill="hold" presentation:node-type="after-previous" presentation:preset-class="entrance" presentation:preset-id="ooo-entrance-fade-in">
                  <anim:set smil:begin="0s" smil:dur="0.00015s" smil:fill="hold" smil:targetElement="id69" anim:sub-item="text" smil:attributeName="visibility" smil:to="visible"/>
                  <anim:transitionFilter smil:dur="0.3s" smil:targetElement="id69" anim:sub-item="text" smil:type="fade" smil:subtype="crossfade"/>
                </anim:par>
              </anim:par>
              <anim:par smil:begin="0.601s">
                <anim:par smil:begin="0s" smil:fill="hold" presentation:node-type="after-previous" presentation:preset-class="entrance" presentation:preset-id="ooo-entrance-fade-in">
                  <anim:set smil:begin="0s" smil:dur="0.00015s" smil:fill="hold" smil:targetElement="id70" anim:sub-item="text" smil:attributeName="visibility" smil:to="visible"/>
                  <anim:transitionFilter smil:dur="0.3s" smil:targetElement="id70" anim:sub-item="text" smil:type="fade" smil:subtype="crossfade"/>
                </anim:par>
              </anim:par>
            </anim:par>
          </anim:seq>
        </anim:par>
        <presentation:notes draw:style-name="dp2">
          <draw:page-thumbnail draw:style-name="gr73" draw:layer="layout" svg:width="0.001cm" svg:height="0.001cm" svg:x="0cm" svg:y="2.123cm" draw:page-number="9" presentation:class="page"/>
          <draw:frame presentation:style-name="pr6" draw:text-style-name="P111" draw:layer="layout" svg:width="17.271cm" svg:height="12.572cm" svg:x="2.159cm" svg:y="13.271cm" presentation:class="notes" presentation:placeholder="true">
            <draw:text-box/>
          </draw:frame>
        </presentation:notes>
      </draw:page>
      <draw:page draw:name="page10" draw:style-name="dp1" draw:master-page-name="dark-background" presentation:presentation-page-layout-name="AL3T32" xml:id="id71" draw:id="id71">
        <office:forms form:automatic-focus="false" form:apply-design-mode="false"/>
        <draw:custom-shape draw:style-name="gr91" draw:text-style-name="P113" xml:id="id73" draw:id="id73" draw:layer="layout" svg:width="11.938cm" svg:height="5.973cm" svg:x="1.335cm" svg:y="4.445cm">
          <text:p text:style-name="P112"><text:span text:style-name="T5">Image:</text:span></text:p>
          <text:p text:style-name="P112"><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03" xml:id="id74" draw:id="id74" draw:layer="layout" svg:width="11.938cm" svg:height="5.973cm" svg:x="14.867cm" svg:y="4.445cm">
          <text:p text:style-name="P76"><text:span text:style-name="T5">Image:</text:span></text:p>
          <text:p text:style-name="P76"><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7" draw:text-style-name="P115" draw:layer="layout" svg:width="18.415cm" svg:height="3.669cm" svg:x="4.445cm" svg:y="11.071cm">
          <draw:text-box>
            <text:list text:style-name="L3">
              <text:list-header>
                <text:p xml:id="id75" text:id="id75" text:style-name="P114"><text:span text:style-name="T29">Lorem ipsum dolorem amet</text:span></text:p>
                <text:p text:style-name="P114"><text:span text:style-name="T16"/></text:p>
                <text:p xml:id="id76" text:id="id76" text:style-name="P114"><text:span text:style-name="T32">Lorem ipsum dolor sit amet, consectetuer adipiscing elit. Donec ut urna. Sed fringilla. 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72" text:id="id72"><text:span text:style-name="T34">Overview</text:span></text:p>
          </draw:text-box>
        </draw:frame>
        <anim:par presentation:node-type="timing-root">
          <anim:par smil:begin="id7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2" anim:sub-item="text" smil:attributeName="visibility" smil:to="visible"/>
                  <anim:transitionFilter smil:dur="0.3s" smil:targetElement="id7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3" smil:attributeName="visibility" smil:to="visible"/>
                  <anim:transitionFilter smil:dur="0.3s" smil:targetElement="id73" smil:type="fade" smil:subtype="crossfade"/>
                </anim:par>
              </anim:par>
              <anim:par smil:begin="0.6s">
                <anim:par smil:begin="0s" smil:fill="hold" presentation:node-type="after-previous" presentation:preset-class="entrance" presentation:preset-id="ooo-entrance-fade-in">
                  <anim:set smil:begin="0s" smil:dur="0.00015s" smil:fill="hold" smil:targetElement="id74" smil:attributeName="visibility" smil:to="visible"/>
                  <anim:transitionFilter smil:dur="0.3s" smil:targetElement="id74" smil:type="fade" smil:subtype="crossfade"/>
                </anim:par>
              </anim:par>
              <anim:par smil:begin="0.9s">
                <anim:par smil:begin="0s" smil:fill="hold" presentation:node-type="after-previous" presentation:preset-class="entrance" presentation:preset-id="ooo-entrance-appear" presentation:group-id="1">
                  <anim:set smil:begin="0s" smil:dur="0.001s" smil:fill="hold" smil:targetElement="id75" anim:sub-item="text" smil:attributeName="visibility" smil:to="visible"/>
                </anim:par>
              </anim:par>
              <anim:par smil:begin="0.901s">
                <anim:par smil:begin="0s" smil:fill="hold" presentation:node-type="after-previous" presentation:preset-class="entrance" presentation:preset-id="ooo-entrance-fade-in">
                  <anim:set smil:begin="0s" smil:dur="0.00015s" smil:fill="hold" smil:targetElement="id76" anim:sub-item="text" smil:attributeName="visibility" smil:to="visible"/>
                  <anim:transitionFilter smil:dur="0.3s" smil:targetElement="id76" anim:sub-item="text" smil:type="fade" smil:subtype="crossfade"/>
                </anim:par>
              </anim:par>
            </anim:par>
          </anim:seq>
        </anim:par>
        <presentation:notes draw:style-name="dp2">
          <draw:page-thumbnail draw:style-name="gr73" draw:layer="layout" svg:width="0.001cm" svg:height="0.001cm" svg:x="0cm" svg:y="2.123cm" draw:page-number="10" presentation:class="page"/>
          <draw:frame presentation:style-name="pr6" draw:text-style-name="P75" draw:layer="layout" svg:width="17.271cm" svg:height="12.572cm" svg:x="2.159cm" svg:y="13.271cm" presentation:class="notes" presentation:placeholder="true">
            <draw:text-box/>
          </draw:frame>
        </presentation:notes>
      </draw:page>
      <draw:page draw:name="page11" draw:style-name="dp1" draw:master-page-name="dark-background" presentation:presentation-page-layout-name="AL3T32" xml:id="id77" draw:id="id77">
        <office:forms form:automatic-focus="false" form:apply-design-mode="false"/>
        <draw:custom-shape draw:style-name="gr93" draw:text-style-name="P113" xml:id="id79" draw:id="id79" draw:layer="layout" svg:width="11.938cm" svg:height="5.973cm" svg:x="1.335cm" svg:y="4.445cm">
          <text:p text:style-name="P112"><text:span text:style-name="T5">Image:</text:span></text:p>
          <text:p text:style-name="P112"><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17" xml:id="id81" draw:id="id81" draw:layer="layout" svg:width="11.938cm" svg:height="5.973cm" svg:x="14.867cm" svg:y="4.445cm">
          <text:p text:style-name="P116"><text:span text:style-name="T5">Image:</text:span></text:p>
          <text:p text:style-name="P116"><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text-style-name="P118" draw:layer="layout" svg:width="18.415cm" svg:height="2.476cm" svg:x="4.445cm" svg:y="12.264cm">
          <draw:text-box>
            <text:list text:style-name="L3">
              <text:list-header>
                <text:p xml:id="id83" text:id="id83" text:style-name="P114"><text:span text:style-name="T29">Lorem ipsum dolorem amet</text:span></text:p>
                <text:p text:style-name="P114"><text:span text:style-name="T16"/></text:p>
                <text:p xml:id="id84" text:id="id84" text:style-name="P114"><text:span text:style-name="T32">Lorem ipsum dolor sit amet, consectetuer adipiscing elit. Donec ut urna. Sed fringilla. 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78" text:id="id78"><text:span text:style-name="T34">Project </text:span><text:span text:style-name="T35">Objective</text:span></text:p>
          </draw:text-box>
        </draw:frame>
        <draw:custom-shape draw:style-name="gr95" draw:text-style-name="P106" xml:id="id80" draw:id="id80" draw:layer="layout" svg:width="9.801cm" svg:height="2.462cm" svg:x="2.356cm" svg:y="9.194cm">
          <text:list text:style-name="L1">
            <text:list-header>
              <text:p text:style-name="P104"><text:span text:style-name="T26">Lorem ipsum dolorem ame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06" xml:id="id82" draw:id="id82" draw:layer="layout" svg:width="9.801cm" svg:height="2.462cm" svg:x="15.956cm" svg:y="9.195cm">
          <text:list text:style-name="L1">
            <text:list-header>
              <text:p text:style-name="P104"><text:span text:style-name="T26">Lorem ipsum dolorem ame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7.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8" anim:sub-item="text" smil:attributeName="visibility" smil:to="visible"/>
                  <anim:transitionFilter smil:dur="0.3s" smil:targetElement="id7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9" smil:attributeName="visibility" smil:to="visible"/>
                  <anim:transitionFilter smil:dur="0.3s" smil:targetElement="id79" smil:type="fade" smil:subtype="crossfade"/>
                </anim:par>
              </anim:par>
              <anim:par smil:begin="0.6s">
                <anim:par smil:begin="0s" smil:fill="hold" presentation:node-type="after-previous" presentation:preset-class="entrance" presentation:preset-id="ooo-entrance-fade-in">
                  <anim:set smil:begin="0s" smil:dur="0.00015s" smil:fill="hold" smil:targetElement="id80" smil:attributeName="visibility" smil:to="visible"/>
                  <anim:transitionFilter smil:dur="0.3s" smil:targetElement="id80" smil:type="fade" smil:subtype="crossfade"/>
                </anim:par>
              </anim:par>
              <anim:par smil:begin="0.9s">
                <anim:par smil:begin="0s" smil:fill="hold" presentation:node-type="after-previous" presentation:preset-class="entrance" presentation:preset-id="ooo-entrance-fade-in">
                  <anim:set smil:begin="0s" smil:dur="0.00015s" smil:fill="hold" smil:targetElement="id81" smil:attributeName="visibility" smil:to="visible"/>
                  <anim:transitionFilter smil:dur="0.3s" smil:targetElement="id81" smil:type="fade" smil:subtype="crossfade"/>
                </anim:par>
              </anim:par>
              <anim:par smil:begin="1.2s">
                <anim:par smil:begin="0s" smil:fill="hold" presentation:node-type="after-previous" presentation:preset-class="entrance" presentation:preset-id="ooo-entrance-fade-in">
                  <anim:set smil:begin="0s" smil:dur="0.00015s" smil:fill="hold" smil:targetElement="id82" smil:attributeName="visibility" smil:to="visible"/>
                  <anim:transitionFilter smil:dur="0.3s" smil:targetElement="id82" smil:type="fade" smil:subtype="crossfade"/>
                </anim:par>
              </anim:par>
              <anim:par smil:begin="1.5s">
                <anim:par smil:begin="0s" smil:fill="hold" presentation:node-type="after-previous" presentation:preset-class="entrance" presentation:preset-id="ooo-entrance-appear" presentation:group-id="1">
                  <anim:set smil:begin="0s" smil:dur="0.001s" smil:fill="hold" smil:targetElement="id83" anim:sub-item="text" smil:attributeName="visibility" smil:to="visible"/>
                </anim:par>
              </anim:par>
              <anim:par smil:begin="1.501s">
                <anim:par smil:begin="0s" smil:fill="hold" presentation:node-type="after-previous" presentation:preset-class="entrance" presentation:preset-id="ooo-entrance-fade-in">
                  <anim:set smil:begin="0s" smil:dur="0.00015s" smil:fill="hold" smil:targetElement="id84" anim:sub-item="text" smil:attributeName="visibility" smil:to="visible"/>
                  <anim:transitionFilter smil:dur="0.3s" smil:targetElement="id84" anim:sub-item="text" smil:type="fade" smil:subtype="crossfade"/>
                </anim:par>
              </anim:par>
            </anim:par>
          </anim:seq>
        </anim:par>
        <presentation:notes draw:style-name="dp2">
          <draw:page-thumbnail draw:style-name="gr73" draw:layer="layout" svg:width="0.001cm" svg:height="0.001cm" svg:x="0cm" svg:y="2.123cm" draw:page-number="11" presentation:class="page"/>
          <draw:frame presentation:style-name="pr6" draw:text-style-name="P111" draw:layer="layout" svg:width="17.271cm" svg:height="12.572cm" svg:x="2.159cm" svg:y="13.271cm" presentation:class="notes" presentation:placeholder="true">
            <draw:text-box/>
          </draw:frame>
        </presentation:notes>
      </draw:page>
      <draw:page draw:name="page12" draw:style-name="dp1" draw:master-page-name="dark-background" presentation:presentation-page-layout-name="AL3T32" xml:id="id85" draw:id="id85">
        <office:forms form:automatic-focus="false" form:apply-design-mode="false"/>
        <draw:custom-shape draw:style-name="gr97" draw:text-style-name="P113" xml:id="id87" draw:id="id87" draw:layer="layout" svg:width="5.973cm" svg:height="5.973cm" svg:x="1.335cm" svg:y="4.445cm">
          <text:p text:style-name="P112"><text:span text:style-name="T5">Image:</text:span></text:p>
          <text:p text:style-name="P112"><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7" xml:id="id88" draw:id="id88" draw:layer="layout" svg:width="5.973cm" svg:height="5.973cm" svg:x="7.841cm" svg:y="4.445cm">
          <text:p text:style-name="P116"><text:span text:style-name="T5">Image:</text:span></text:p>
          <text:p text:style-name="P11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7" xml:id="id89" draw:id="id89" draw:layer="layout" svg:width="5.973cm" svg:height="5.973cm" svg:x="14.362cm" svg:y="4.445cm">
          <text:p text:style-name="P116"><text:span text:style-name="T5">Image:</text:span></text:p>
          <text:p text:style-name="P11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17" xml:id="id90" draw:id="id90" draw:layer="layout" svg:width="5.973cm" svg:height="5.973cm" svg:x="20.832cm" svg:y="4.445cm">
          <text:p text:style-name="P116"><text:span text:style-name="T5">Image:</text:span></text:p>
          <text:p text:style-name="P11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7" draw:text-style-name="P84" draw:layer="layout" svg:width="14.387cm" svg:height="3.669cm" svg:x="0.853cm" svg:y="11.071cm">
          <draw:text-box>
            <text:list text:style-name="L3">
              <text:list-header>
                <text:p xml:id="id91" text:id="id91" text:style-name="P83"><text:span text:style-name="T29">Lorem ipsum dolorem amet</text:span></text:p>
                <text:p text:style-name="P83"><text:span text:style-name="T16"/></text:p>
                <text:p xml:id="id92" text:id="id92" text:style-name="P83"><text:span text:style-name="T32">Lorem ipsum dolor sit amet, consectetuer adipiscing elit. Donec ut urna. Sed fringilla. 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86" text:id="id86" text:style-name="P119"><text:span text:style-name="T34">Understanding </text:span><text:span text:style-name="T35">the problem</text:span></text:p>
          </draw:text-box>
        </draw:frame>
        <anim:par presentation:node-type="timing-root">
          <anim:par smil:begin="id85.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86" anim:sub-item="text" smil:attributeName="visibility" smil:to="visible"/>
                  <anim:transitionFilter smil:dur="0.3s" smil:targetElement="id8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87" smil:attributeName="visibility" smil:to="visible"/>
                  <anim:transitionFilter smil:dur="0.3s" smil:targetElement="id87" smil:type="fade" smil:subtype="crossfade"/>
                </anim:par>
              </anim:par>
              <anim:par smil:begin="0.6s">
                <anim:par smil:begin="0s" smil:fill="hold" presentation:node-type="after-previous" presentation:preset-class="entrance" presentation:preset-id="ooo-entrance-fade-in">
                  <anim:set smil:begin="0s" smil:dur="0.00015s" smil:fill="hold" smil:targetElement="id88" smil:attributeName="visibility" smil:to="visible"/>
                  <anim:transitionFilter smil:dur="0.3s" smil:targetElement="id88" smil:type="fade" smil:subtype="crossfade"/>
                </anim:par>
              </anim:par>
              <anim:par smil:begin="0.9s">
                <anim:par smil:begin="0s" smil:fill="hold" presentation:node-type="after-previous" presentation:preset-class="entrance" presentation:preset-id="ooo-entrance-fade-in">
                  <anim:set smil:begin="0s" smil:dur="0.00015s" smil:fill="hold" smil:targetElement="id89" smil:attributeName="visibility" smil:to="visible"/>
                  <anim:transitionFilter smil:dur="0.3s" smil:targetElement="id89" smil:type="fade" smil:subtype="crossfade"/>
                </anim:par>
              </anim:par>
              <anim:par smil:begin="1.2s">
                <anim:par smil:begin="0s" smil:fill="hold" presentation:node-type="after-previous" presentation:preset-class="entrance" presentation:preset-id="ooo-entrance-fade-in">
                  <anim:set smil:begin="0s" smil:dur="0.00015s" smil:fill="hold" smil:targetElement="id90" smil:attributeName="visibility" smil:to="visible"/>
                  <anim:transitionFilter smil:dur="0.3s" smil:targetElement="id90" smil:type="fade" smil:subtype="crossfade"/>
                </anim:par>
              </anim:par>
              <anim:par smil:begin="1.5s">
                <anim:par smil:begin="0s" smil:fill="hold" presentation:node-type="after-previous" presentation:preset-class="entrance" presentation:preset-id="ooo-entrance-fade-in">
                  <anim:set smil:begin="0s" smil:dur="0.00015s" smil:fill="hold" smil:targetElement="id91" anim:sub-item="text" smil:attributeName="visibility" smil:to="visible"/>
                  <anim:transitionFilter smil:dur="0.3s" smil:targetElement="id91"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92" anim:sub-item="text" smil:attributeName="visibility" smil:to="visible"/>
                  <anim:transitionFilter smil:dur="0.3s" smil:targetElement="id92" anim:sub-item="text" smil:type="fade" smil:subtype="crossfade"/>
                </anim:par>
              </anim:par>
            </anim:par>
          </anim:seq>
        </anim:par>
        <presentation:notes draw:style-name="dp2">
          <draw:page-thumbnail draw:style-name="gr73" draw:layer="layout" svg:width="0.001cm" svg:height="0.001cm" svg:x="0cm" svg:y="2.123cm" draw:page-number="12" presentation:class="page"/>
          <draw:frame presentation:style-name="pr6" draw:text-style-name="P111" draw:layer="layout" svg:width="17.271cm" svg:height="12.572cm" svg:x="2.159cm" svg:y="13.271cm" presentation:class="notes" presentation:placeholder="true">
            <draw:text-box/>
          </draw:frame>
        </presentation:notes>
      </draw:page>
      <draw:page draw:name="page13" draw:style-name="dp1" draw:master-page-name="dark-background" presentation:presentation-page-layout-name="AL3T32" xml:id="id93" draw:id="id93">
        <office:forms form:automatic-focus="false" form:apply-design-mode="false"/>
        <draw:g xml:id="id100" draw:id="id100">
          <draw:polygon draw:style-name="gr101" draw:text-style-name="P120" draw:layer="layout" svg:width="27.997cm" svg:height="7.288cm" svg:x="-0.056cm" svg:y="-0.07cm" svg:viewBox="0 0 27998 7289" draw:points="27998,0 27998,4961 27986,5200 27951,5432 27894,5655 27816,5869 27718,6073 27602,6265 27468,6444 27318,6609 27153,6759 26974,6893 26782,7009 26578,7107 26364,7185 26140,7242 25909,7277 25670,7289 2328,7289 2089,7277 1858,7242 1634,7185 1420,7107 1216,7009 1024,6893 845,6759 680,6609 530,6444 396,6265 280,6073 182,5869 104,5655 47,5432 12,5200 0,4961 0,0">
            <text:p text:style-name="P78"><text:span text:style-name="T36">Image:</text:span></text:p>
            <text:p text:style-name="P78"><text:span text:style-name="T36">1080x500</text:span></text:p>
          </draw:polygon>
        </draw:g>
        <draw:custom-shape draw:style-name="gr102" draw:text-style-name="P77" xml:id="id95" draw:id="id95" draw:layer="layout" svg:width="12.7cm" svg:height="3.175cm" svg:x="13.321cm" svg:y="5.742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121" draw:layer="layout" svg:width="11.721cm" svg:height="5.211cm" svg:x="1.401cm" svg:y="9.27cm" presentation:class="title" presentation:user-transformed="true">
          <draw:text-box>
            <text:p xml:id="id94" text:id="id94" text:style-name="P119"><text:span text:style-name="T37">subtitle</text:span><text:span text:style-name="T8"><text:line-break/></text:span><text:span text:style-name="T8">Smart </text:span><text:span text:style-name="T38">way</text:span></text:p>
          </draw:text-box>
        </draw:frame>
        <draw:custom-shape draw:style-name="gr76" draw:text-style-name="P82" xml:id="id96" draw:id="id96" draw:layer="layout" svg:width="1.647cm" svg:height="1.647cm" svg:x="13.941cm" svg:y="6.463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16.078cm" svg:y="6.4cm">
          <draw:text-box>
            <text:list text:style-name="L3">
              <text:list-header>
                <text:p xml:id="id97" text:id="id97" text:style-name="P83"><text:span text:style-name="T11">Lorem ipsum dolorem amet</text:span></text:p>
              </text:list-header>
            </text:list>
          </draw:text-box>
        </draw:frame>
        <draw:frame presentation:style-name="pr22" draw:text-style-name="P122" draw:layer="layout" svg:width="12.274cm" svg:height="4.648cm" svg:x="13.469cm" svg:y="9.69cm">
          <draw:text-box>
            <text:list text:style-name="L3">
              <text:list-header>
                <text:p xml:id="id98" text:id="id98" text:style-name="P83"><text:span text:style-name="T32">Lorem ipsum dolor sit amet, consectetuer adipiscing elit. Suspendisse viverra placerat tortor. Nulla facilisi. </text:span></text:p>
                <text:p text:style-name="P83"><text:span text:style-name="T32"/></text:p>
                <text:p xml:id="id99" text:id="id99" text:style-name="P83"><text:span text:style-name="T32">Maecenas justo. Nullam sapien mauris, venenatis at, fermentum at, tempus eu, urna. Donec nonummy lacinia leo. Aenean ultrices turpis. Suspendisse viverra placerat tortor.</text:span></text:p>
              </text:list-header>
            </text:list>
          </draw:text-box>
        </draw:frame>
        <anim:par presentation:node-type="timing-root">
          <anim:par smil:begin="id93.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94" anim:sub-item="text" smil:attributeName="visibility" smil:to="visible"/>
                  <anim:transitionFilter smil:dur="0.3s" smil:targetElement="id9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95" smil:attributeName="visibility" smil:to="visible"/>
                  <anim:transitionFilter smil:dur="0.3s" smil:targetElement="id95" smil:type="fade" smil:subtype="crossfade"/>
                </anim:par>
              </anim:par>
              <anim:par smil:begin="0.6s">
                <anim:par smil:begin="0s" smil:fill="hold" presentation:node-type="after-previous" presentation:preset-class="entrance" presentation:preset-id="ooo-entrance-fade-in">
                  <anim:set smil:begin="0s" smil:dur="0.00015s" smil:fill="hold" smil:targetElement="id96" smil:attributeName="visibility" smil:to="visible"/>
                  <anim:transitionFilter smil:dur="0.3s" smil:targetElement="id96" smil:type="fade" smil:subtype="crossfade"/>
                </anim:par>
              </anim:par>
              <anim:par smil:begin="0.9s">
                <anim:par smil:begin="0s" smil:fill="hold" presentation:node-type="after-previous" presentation:preset-class="entrance" presentation:preset-id="ooo-entrance-fade-in">
                  <anim:set smil:begin="0s" smil:dur="0.00015s" smil:fill="hold" smil:targetElement="id97" anim:sub-item="text" smil:attributeName="visibility" smil:to="visible"/>
                  <anim:transitionFilter smil:dur="0.3s" smil:targetElement="id97"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98" anim:sub-item="text" smil:attributeName="visibility" smil:to="visible"/>
                  <anim:transitionFilter smil:dur="0.3s" smil:targetElement="id98"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99" anim:sub-item="text" smil:attributeName="visibility" smil:to="visible"/>
                  <anim:transitionFilter smil:dur="0.3s" smil:targetElement="id99"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100" smil:attributeName="visibility" smil:to="visible"/>
                  <anim:transitionFilter smil:dur="0.3s" smil:targetElement="id100" smil:type="fade" smil:subtype="crossfade"/>
                </anim:par>
              </anim:par>
            </anim:par>
          </anim:seq>
        </anim:par>
        <presentation:notes draw:style-name="dp2">
          <draw:page-thumbnail draw:style-name="gr73" draw:layer="layout" svg:width="0.001cm" svg:height="0.001cm" svg:x="0cm" svg:y="2.123cm" draw:page-number="13" presentation:class="page"/>
          <draw:frame presentation:style-name="pr6" draw:text-style-name="P111" draw:layer="layout" svg:width="17.271cm" svg:height="12.572cm" svg:x="2.159cm" svg:y="13.271cm" presentation:class="notes" presentation:placeholder="true">
            <draw:text-box/>
          </draw:frame>
        </presentation:notes>
      </draw:page>
      <draw:page draw:name="page14" draw:style-name="dp1" draw:master-page-name="dark-background" presentation:presentation-page-layout-name="AL3T32" xml:id="id101" draw:id="id101">
        <draw:frame presentation:style-name="pr23" draw:text-style-name="P84" draw:layer="layout" svg:width="14.387cm" svg:height="3.31cm" svg:x="0.853cm" svg:y="11.43cm">
          <draw:text-box>
            <text:list text:style-name="L3">
              <text:list-header>
                <text:p xml:id="id111" text:id="id111" text:style-name="P83"><text:span text:style-name="T29">Lorem ipsum dolorem amet</text:span></text:p>
                <text:p text:style-name="P83"><text:span text:style-name="T16"/></text:p>
                <text:p xml:id="id112" text:id="id112" text:style-name="P83"><text:span text:style-name="T32">Lorem ipsum dolor sit amet, consectetuer adipiscing elit. Donec ut urna. Sed fringilla. 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102" text:id="id102" text:style-name="P119"><text:span text:style-name="T34">More </text:span><text:span text:style-name="T35">productively</text:span></text:p>
          </draw:text-box>
        </draw:frame>
        <draw:g xml:id="id113" draw:id="id113">
          <draw:polygon draw:style-name="gr103" draw:text-style-name="P123" draw:layer="layout" svg:width="15.745cm" svg:height="15.747cm" svg:x="12.253cm" svg:y="0.001cm" svg:viewBox="0 0 15746 15748" draw:points="8700,0 7942,509 7226,1075 6571,1658 5995,2221 5151,3133 4838,3505 823,7822 620,8063 446,8319 300,8587 183,8864 95,9150 35,9441 3,9735 0,10031 25,10326 78,10617 159,10903 268,11181 404,11450 569,11707 761,11949 981,12175 1222,12378 1478,12552 1746,12697 2023,12814 2309,12903 2600,12963 2894,12994 3190,12998 3484,12973 3776,12920 4062,12839 4340,12730 4609,12594 4865,12429 5108,12237 5334,12017 8027,9121 8027,15748 14188,15748 14188,9121 15746,10796 15746,1754 15243,1293 14697,835 14118,398 13819,193 13515,0">
            <text:p text:style-name="P78"><text:span text:style-name="T36">Image:</text:span></text:p>
            <text:p text:style-name="P78"><text:span text:style-name="T36">1080x1080</text:span></text:p>
          </draw:polygon>
        </draw:g>
        <draw:custom-shape draw:style-name="gr104" draw:text-style-name="P77" xml:id="id103" draw:id="id103" draw:layer="layout" svg:width="12.7cm" svg:height="3.175cm" svg:x="1.27cm" svg:y="3.7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104" draw:id="id104" draw:layer="layout" svg:width="1.647cm" svg:height="1.647cm" svg:x="1.891cm" svg:y="4.396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8cm" svg:y="4.333cm">
          <draw:text-box>
            <text:list text:style-name="L3">
              <text:list-header>
                <text:p xml:id="id105" text:id="id105" text:style-name="P83"><text:span text:style-name="T11">Lorem ipsum dolorem amet</text:span></text:p>
                <text:p text:style-name="P83"><text:span text:style-name="T11"/></text:p>
                <text:p xml:id="id106" text:id="id106" text:style-name="P83"><text:span text:style-name="T39">Lorem ipsum dolor sit amet, consectetuer adipiscing elit. Donec ut urna.</text:span></text:p>
              </text:list-header>
            </text:list>
          </draw:text-box>
        </draw:frame>
        <draw:custom-shape draw:style-name="gr105" draw:text-style-name="P77" xml:id="id107" draw:id="id107" draw:layer="layout" svg:width="12.7cm" svg:height="3.175cm" svg:x="1.27cm" svg:y="7.72cm">
          <text:p text:style-name="P76"/>
          <draw:enhanced-geometry svg:viewBox="0 0 21600 21600" draw:path-stretchpoint-x="10800" draw:path-stretchpoint-y="10800" draw:text-areas="?f3 ?f4 ?f5 ?f6" draw:type="round-rectangle" draw:modifiers="4740.302267002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25" xml:id="id108" draw:id="id108" draw:layer="layout" svg:width="1.647cm" svg:height="1.647cm" svg:x="1.891cm" svg:y="8.341cm">
          <text:p text:style-name="P124"><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8cm" svg:y="8.278cm">
          <draw:text-box>
            <text:list text:style-name="L3">
              <text:list-header>
                <text:p xml:id="id109" text:id="id109" text:style-name="P83"><text:span text:style-name="T11">Lorem ipsum dolorem amet</text:span></text:p>
                <text:p text:style-name="P83"><text:span text:style-name="T11"/></text:p>
                <text:p xml:id="id110" text:id="id110" text:style-name="P83"><text:span text:style-name="T39">Lorem ipsum dolor sit amet, consectetuer adipiscing elit. Donec ut urna.</text:span></text:p>
              </text:list-header>
            </text:list>
          </draw:text-box>
        </draw:frame>
        <anim:par presentation:node-type="timing-root">
          <anim:par smil:begin="id10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02" anim:sub-item="text" smil:attributeName="visibility" smil:to="visible"/>
                  <anim:transitionFilter smil:dur="0.3s" smil:targetElement="id10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03" smil:attributeName="visibility" smil:to="visible"/>
                  <anim:transitionFilter smil:dur="0.3s" smil:targetElement="id103" smil:type="fade" smil:subtype="crossfade"/>
                </anim:par>
              </anim:par>
              <anim:par smil:begin="0.6s">
                <anim:par smil:begin="0s" smil:fill="hold" presentation:node-type="after-previous" presentation:preset-class="entrance" presentation:preset-id="ooo-entrance-fade-in">
                  <anim:set smil:begin="0s" smil:dur="0.00015s" smil:fill="hold" smil:targetElement="id104" smil:attributeName="visibility" smil:to="visible"/>
                  <anim:transitionFilter smil:dur="0.3s" smil:targetElement="id104" smil:type="fade" smil:subtype="crossfade"/>
                </anim:par>
              </anim:par>
              <anim:par smil:begin="0.9s">
                <anim:par smil:begin="0s" smil:fill="hold" presentation:node-type="after-previous" presentation:preset-class="entrance" presentation:preset-id="ooo-entrance-fade-in">
                  <anim:set smil:begin="0s" smil:dur="0.00015s" smil:fill="hold" smil:targetElement="id105" anim:sub-item="text" smil:attributeName="visibility" smil:to="visible"/>
                  <anim:transitionFilter smil:dur="0.3s" smil:targetElement="id105"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06" anim:sub-item="text" smil:attributeName="visibility" smil:to="visible"/>
                  <anim:transitionFilter smil:dur="0.3s" smil:targetElement="id106"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107" smil:attributeName="visibility" smil:to="visible"/>
                  <anim:transitionFilter smil:dur="0.3s" smil:targetElement="id107" smil:type="fade" smil:subtype="crossfade"/>
                </anim:par>
              </anim:par>
              <anim:par smil:begin="1.8s">
                <anim:par smil:begin="0s" smil:fill="hold" presentation:node-type="after-previous" presentation:preset-class="entrance" presentation:preset-id="ooo-entrance-fade-in">
                  <anim:set smil:begin="0s" smil:dur="0.00015s" smil:fill="hold" smil:targetElement="id108" smil:attributeName="visibility" smil:to="visible"/>
                  <anim:transitionFilter smil:dur="0.3s" smil:targetElement="id108" smil:type="fade" smil:subtype="crossfade"/>
                </anim:par>
              </anim:par>
              <anim:par smil:begin="2.1s">
                <anim:par smil:begin="0s" smil:fill="hold" presentation:node-type="after-previous" presentation:preset-class="entrance" presentation:preset-id="ooo-entrance-fade-in">
                  <anim:set smil:begin="0s" smil:dur="0.00015s" smil:fill="hold" smil:targetElement="id109" anim:sub-item="text" smil:attributeName="visibility" smil:to="visible"/>
                  <anim:transitionFilter smil:dur="0.3s" smil:targetElement="id109"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110" anim:sub-item="text" smil:attributeName="visibility" smil:to="visible"/>
                  <anim:transitionFilter smil:dur="0.3s" smil:targetElement="id110"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111" anim:sub-item="text" smil:attributeName="visibility" smil:to="visible"/>
                  <anim:transitionFilter smil:dur="0.3s" smil:targetElement="id111"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112" anim:sub-item="text" smil:attributeName="visibility" smil:to="visible"/>
                  <anim:transitionFilter smil:dur="0.3s" smil:targetElement="id112"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113" smil:attributeName="visibility" smil:to="visible"/>
                  <anim:transitionFilter smil:dur="0.3s" smil:targetElement="id113" smil:type="fade" smil:subtype="crossfade"/>
                </anim:par>
              </anim:par>
            </anim:par>
          </anim:seq>
        </anim:par>
        <presentation:notes draw:style-name="dp2">
          <draw:page-thumbnail draw:style-name="gr73" draw:layer="layout" svg:width="0.001cm" svg:height="0.001cm" svg:x="0cm" svg:y="2.123cm" draw:page-number="14" presentation:class="page"/>
          <draw:frame presentation:style-name="pr6" draw:text-style-name="P111" draw:layer="layout" svg:width="17.271cm" svg:height="12.572cm" svg:x="2.159cm" svg:y="13.271cm" presentation:class="notes" presentation:placeholder="true">
            <draw:text-box/>
          </draw:frame>
        </presentation:notes>
      </draw:page>
      <draw:page draw:name="page15" draw:style-name="dp1" draw:master-page-name="dark-background" presentation:presentation-page-layout-name="AL3T32" xml:id="id114" draw:id="id114">
        <draw:g xml:id="id128" draw:id="id128">
          <draw:path draw:style-name="gr101" draw:text-style-name="P120" draw:layer="layout" svg:width="15.747cm" svg:height="15.747cm" svg:x="12.251cm" svg:y="0cm" svg:viewBox="0 0 15748 15748" svg:d="M5213 0l-1587 1587-33 34-32 35-31 37-30 37-28 38-28 40-26 40-24 41-45 84-40 87-33 90-28 91-21 92-16 94-9 95-3 96 3 96 9 95 16 93 21 93 28 91 33 89 40 87 45 85 24 41 26 40 27 39 29 38 30 38 31 36 32 35 33 35 34 33 35 32 37 31 37 30 39 28 39 27 40 26 41 25 84 45 87 39 89 34 91 27 93 22 94 15 95 10 96 3 95-3 96-10 94-15 92-22 92-27 89-34 87-39 85-45 41-25 40-26 39-27 38-28 38-30 36-31 35-32 35-33 3648-3649zM10151 0l-2254 2253-65 70-60 74-29 38-27 39-26 40-24 41-46 84-39 88-33 89-28 91-22 93-15 94-9 95-3 96 3 96 9 94 15 94 22 93 28 91 33 89 39 87 46 85 24 41 26 40 27 39 29 38 29 38 31 36 32 35 33 35 35 33 35 32 37 31 37 29 38 29 40 27 40 25 40 25 85 45 87 39 89 34 91 28 93 21 94 16 95 10 95 3 96-3 95-10 94-16 93-21 91-28 90-34 87-39 84-45 41-25 40-25 39-27 39-29 37-29 36-31 70-65 4316-4316zM15145 0l-8933 8931-34 35-32 35-30 37-30 37-28 38-27 39-26 41-24 40-46 85-39 87-34 89-27 91-22 93-16 94-9 95-3 95 3 96 9 95 16 94 22 93 27 91 34 90 40 87 45 84 24 41 26 40 27 39 28 39 30 37 30 37 32 35 34 34 34 33 36 32 36 31 38 30 38 28 39 27 41 26 41 24 84 45 87 40 89 33 91 28 93 22 94 16 95 9 96 3 95-3 95-9 94-16 93-22 91-27 89-34 87-40 84-45 41-24 40-26 40-27 38-28 37-30 37-30 35-33 34-33 7474-7472v-3522zM6420 4332l-96 3-95 9-94 16-93 21-91 28-89 33-87 40-84 45-41 24-40 26-40 27-38 29-37 30-37 30-35 33-34 33-3741 3740-33 35-32 35-31 36-30 38-28 38-27 39-26 40-25 41-45 85-39 87-34 89-28 91-21 93-16 94-9 95-3 95 3 96 9 95 16 94 21 93 28 91 33 89 40 87 45 84 25 41 26 40 27 40 28 38 30 37 31 37 32 35 33 34 34 34 36 32 36 30 37 30 39 29 39 27 40 26 41 24 84 46 87 39 90 33 91 28 92 21 94 16 95 9 96 3 96-3 95-9 94-16 92-21 92-28 89-33 87-40 84-45 41-24 40-26 39-27 39-29 37-30 36-30 36-32 34-34 3742-3740 33-35 32-35 30-36 30-38 28-38 27-39 26-40 25-41 44-85 40-87 33-89 28-91 22-93 16-94 9-95 3-95-3-96-9-95-16-94-22-93-27-91-34-89-39-87-45-84-25-41-26-40-27-39-28-39-30-37-30-37-32-35-33-34-35-33-35-33-37-30-37-30-38-28-40-28-40-26-40-24-85-45-87-39-89-34-91-27-93-22-94-16-95-9-95-3zM15748 4507l-20 17-19 18-38 37-2242 2241-33 34-32 35-31 36-29 38-29 38-27 39-25 41-25 41-45 84-39 87-34 89-28 91-21 93-16 94-10 95-3 96 3 95 10 95 15 94 22 93 28 91 34 89 39 87 45 84 24 41 26 40 27 40 29 38 29 37 31 37 32 35 33 34 70 66 37 31 37 29 38 29 40 27 40 26 41 24 84 46 87 39 89 33 91 28 93 21 94 16 95 9 96 3 96-3 95-9 94-16 92-21 91-28 89-33 87-39 85-46 41-24 40-26 39-27 39-29 37-29 36-31 36-32 34-34 256-256zM11773 8996l-95 4-95 9-94 15-93 22-91 27-89 34-87 39-85 45-41 25-40 26-39 27-38 29-38 29-36 31-35 32-35 33-6325 6325h4124l4264-4263 33-34 32-35 31-37 30-37 28-39 27-39 26-40 24-41 45-84 40-87 33-89 28-91 22-93 16-94 9-95 3-96-3-95-9-95-16-94-22-93-28-91-33-89-40-87-45-85-24-40-26-41-27-39-28-38-30-38-31-36-32-35-33-35-34-33-35-32-37-31-37-29-39-29-39-27-40-26-41-25-84-45-87-39-89-34-92-27-92-22-94-15-95-9-96-4zM15748 9536l-6169 6169-42 43h4123l2088-2087zM4545 11285l-96 3-95 10-94 16-93 21-91 28-89 34-87 39-84 45-41 25-41 26-39 27-38 28-37 30-37 30-35 32-34 33-3089 3089-33 34-32 36-31 36-30 38-28 38-27 39-26 40-25 41-40 75-36 77-32 79-26 80-22 82-17 83-13 84-7 85h3603l1973-1973 33-34 32-36 31-36 29-37 29-39 27-39 26-40 25-41 45-84 39-87 34-89 27-92 22-92 15-94 10-95 3-96-3-96-10-95-15-94-22-93-27-91-34-89-39-87-45-85-25-41-26-40-27-39-29-38-29-37-31-37-65-70-35-33-35-32-36-31-37-29-39-28-39-27-40-26-41-25-85-45-86-39-89-34-91-27-93-22-94-16-95-9-95-4zM15748 14636l-1112 1112h1112z">
            <text:p text:style-name="P78"><text:span text:style-name="T36">Image:</text:span></text:p>
            <text:p text:style-name="P78"><text:span text:style-name="T36">1080x1080</text:span></text:p>
          </draw:path>
        </draw:g>
        <draw:custom-shape draw:style-name="gr107" draw:text-style-name="P77" xml:id="id124" draw:id="id124" draw:layer="layout" svg:width="12.7cm" svg:height="3.175cm" svg:x="1.273cm" svg:y="10.803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77" xml:id="id120" draw:id="id120" draw:layer="layout" svg:width="12.7cm" svg:height="3.175cm" svg:x="1.272cm" svg:y="7.039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7" xml:id="id116" draw:id="id116" draw:layer="layout" svg:width="12.7cm" svg:height="3.175cm" svg:x="1.271cm" svg:y="3.2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80" draw:layer="layout" svg:width="25.269cm" svg:height="1.905cm" svg:x="1.401cm" svg:y="1.27cm" presentation:class="title" presentation:user-transformed="true">
          <draw:text-box>
            <text:p xml:id="id115" text:id="id115" text:style-name="P119"><text:span text:style-name="T34">Our </text:span><text:span text:style-name="T35">Goal</text:span></text:p>
          </draw:text-box>
        </draw:frame>
        <draw:custom-shape draw:style-name="gr76" draw:text-style-name="P82" xml:id="id117" draw:id="id117" draw:layer="layout" svg:width="1.647cm" svg:height="1.647cm" svg:x="1.891cm" svg:y="3.996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8cm" svg:y="3.933cm">
          <draw:text-box>
            <text:list text:style-name="L3">
              <text:list-header>
                <text:p xml:id="id118" text:id="id118" text:style-name="P83"><text:span text:style-name="T11">Lorem ipsum dolorem amet</text:span></text:p>
                <text:p text:style-name="P83"><text:span text:style-name="T11"/></text:p>
                <text:p xml:id="id119" text:id="id119" text:style-name="P83"><text:span text:style-name="T39">Lorem ipsum dolor sit amet, consectetuer adipiscing elit. Donec ut urna.</text:span></text:p>
              </text:list-header>
            </text:list>
          </draw:text-box>
        </draw:frame>
        <draw:custom-shape draw:style-name="gr110" draw:text-style-name="P125" xml:id="id121" draw:id="id121" draw:layer="layout" svg:width="1.647cm" svg:height="1.647cm" svg:x="1.891cm" svg:y="7.741cm">
          <text:p text:style-name="P124"><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8cm" svg:y="7.678cm">
          <draw:text-box>
            <text:list text:style-name="L3">
              <text:list-header>
                <text:p xml:id="id122" text:id="id122" text:style-name="P83"><text:span text:style-name="T11">Lorem ipsum dolorem amet</text:span></text:p>
                <text:p text:style-name="P83"><text:span text:style-name="T11"/></text:p>
                <text:p xml:id="id123" text:id="id123" text:style-name="P83"><text:span text:style-name="T39">Lorem ipsum dolor sit amet, consectetuer adipiscing elit. Donec ut urna.</text:span></text:p>
              </text:list-header>
            </text:list>
          </draw:text-box>
        </draw:frame>
        <draw:custom-shape draw:style-name="gr111" draw:text-style-name="P126" xml:id="id125" draw:id="id125" draw:layer="layout" svg:width="1.647cm" svg:height="1.647cm" svg:x="1.891cm" svg:y="11.516cm">
          <text:p text:style-name="P124"><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8cm" svg:y="11.453cm">
          <draw:text-box>
            <text:list text:style-name="L3">
              <text:list-header>
                <text:p xml:id="id126" text:id="id126" text:style-name="P83"><text:span text:style-name="T11">Lorem ipsum dolorem amet</text:span></text:p>
                <text:p text:style-name="P83"><text:span text:style-name="T11"/></text:p>
                <text:p xml:id="id127" text:id="id127" text:style-name="P83"><text:span text:style-name="T39">Lorem ipsum dolor sit amet, consectetuer adipiscing elit. Donec ut urna.</text:span></text:p>
              </text:list-header>
            </text:list>
          </draw:text-box>
        </draw:frame>
        <anim:par presentation:node-type="timing-root">
          <anim:par smil:begin="id114.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15" anim:sub-item="text" smil:attributeName="visibility" smil:to="visible"/>
                  <anim:transitionFilter smil:dur="0.3s" smil:targetElement="id11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16" smil:attributeName="visibility" smil:to="visible"/>
                  <anim:transitionFilter smil:dur="0.3s" smil:targetElement="id116" smil:type="fade" smil:subtype="crossfade"/>
                </anim:par>
              </anim:par>
              <anim:par smil:begin="0.6s">
                <anim:par smil:begin="0s" smil:fill="hold" presentation:node-type="after-previous" presentation:preset-class="entrance" presentation:preset-id="ooo-entrance-fade-in">
                  <anim:set smil:begin="0s" smil:dur="0.00015s" smil:fill="hold" smil:targetElement="id117" smil:attributeName="visibility" smil:to="visible"/>
                  <anim:transitionFilter smil:dur="0.3s" smil:targetElement="id117" smil:type="fade" smil:subtype="crossfade"/>
                </anim:par>
              </anim:par>
              <anim:par smil:begin="0.9s">
                <anim:par smil:begin="0s" smil:fill="hold" presentation:node-type="after-previous" presentation:preset-class="entrance" presentation:preset-id="ooo-entrance-appear" presentation:group-id="1">
                  <anim:set smil:begin="0s" smil:dur="0.001s" smil:fill="hold" smil:targetElement="id118" anim:sub-item="text" smil:attributeName="visibility" smil:to="visible"/>
                </anim:par>
              </anim:par>
              <anim:par smil:begin="0.901s">
                <anim:par smil:begin="0s" smil:fill="hold" presentation:node-type="after-previous" presentation:preset-class="entrance" presentation:preset-id="ooo-entrance-fade-in">
                  <anim:set smil:begin="0s" smil:dur="0.00015s" smil:fill="hold" smil:targetElement="id119" anim:sub-item="text" smil:attributeName="visibility" smil:to="visible"/>
                  <anim:transitionFilter smil:dur="0.3s" smil:targetElement="id119" anim:sub-item="text" smil:type="fade" smil:subtype="crossfade"/>
                </anim:par>
              </anim:par>
              <anim:par smil:begin="1.201s">
                <anim:par smil:begin="0s" smil:fill="hold" presentation:node-type="after-previous" presentation:preset-class="entrance" presentation:preset-id="ooo-entrance-fade-in">
                  <anim:set smil:begin="0s" smil:dur="0.00015s" smil:fill="hold" smil:targetElement="id120" smil:attributeName="visibility" smil:to="visible"/>
                  <anim:transitionFilter smil:dur="0.3s" smil:targetElement="id120" smil:type="fade" smil:subtype="crossfade"/>
                </anim:par>
              </anim:par>
              <anim:par smil:begin="1.501s">
                <anim:par smil:begin="0s" smil:fill="hold" presentation:node-type="after-previous" presentation:preset-class="entrance" presentation:preset-id="ooo-entrance-fade-in">
                  <anim:set smil:begin="0s" smil:dur="0.00015s" smil:fill="hold" smil:targetElement="id121" smil:attributeName="visibility" smil:to="visible"/>
                  <anim:transitionFilter smil:dur="0.3s" smil:targetElement="id121" smil:type="fade" smil:subtype="crossfade"/>
                </anim:par>
              </anim:par>
              <anim:par smil:begin="1.801s">
                <anim:par smil:begin="0s" smil:fill="hold" presentation:node-type="after-previous" presentation:preset-class="entrance" presentation:preset-id="ooo-entrance-appear" presentation:group-id="2">
                  <anim:set smil:begin="0s" smil:dur="0.001s" smil:fill="hold" smil:targetElement="id122" anim:sub-item="text" smil:attributeName="visibility" smil:to="visible"/>
                </anim:par>
              </anim:par>
              <anim:par smil:begin="1.802s">
                <anim:par smil:begin="0s" smil:fill="hold" presentation:node-type="after-previous" presentation:preset-class="entrance" presentation:preset-id="ooo-entrance-fade-in">
                  <anim:set smil:begin="0s" smil:dur="0.00015s" smil:fill="hold" smil:targetElement="id123" anim:sub-item="text" smil:attributeName="visibility" smil:to="visible"/>
                  <anim:transitionFilter smil:dur="0.3s" smil:targetElement="id123" anim:sub-item="text" smil:type="fade" smil:subtype="crossfade"/>
                </anim:par>
              </anim:par>
              <anim:par smil:begin="2.102s">
                <anim:par smil:begin="0s" smil:fill="hold" presentation:node-type="after-previous" presentation:preset-class="entrance" presentation:preset-id="ooo-entrance-fade-in">
                  <anim:set smil:begin="0s" smil:dur="0.00015s" smil:fill="hold" smil:targetElement="id124" smil:attributeName="visibility" smil:to="visible"/>
                  <anim:transitionFilter smil:dur="0.3s" smil:targetElement="id124" smil:type="fade" smil:subtype="crossfade"/>
                </anim:par>
              </anim:par>
              <anim:par smil:begin="2.402s">
                <anim:par smil:begin="0s" smil:fill="hold" presentation:node-type="after-previous" presentation:preset-class="entrance" presentation:preset-id="ooo-entrance-fade-in">
                  <anim:set smil:begin="0s" smil:dur="0.00015s" smil:fill="hold" smil:targetElement="id125" smil:attributeName="visibility" smil:to="visible"/>
                  <anim:transitionFilter smil:dur="0.3s" smil:targetElement="id125" smil:type="fade" smil:subtype="crossfade"/>
                </anim:par>
              </anim:par>
              <anim:par smil:begin="2.702s">
                <anim:par smil:begin="0s" smil:fill="hold" presentation:node-type="after-previous" presentation:preset-class="entrance" presentation:preset-id="ooo-entrance-appear" presentation:group-id="3">
                  <anim:set smil:begin="0s" smil:dur="0.001s" smil:fill="hold" smil:targetElement="id126" anim:sub-item="text" smil:attributeName="visibility" smil:to="visible"/>
                </anim:par>
              </anim:par>
              <anim:par smil:begin="2.703s">
                <anim:par smil:begin="0s" smil:fill="hold" presentation:node-type="after-previous" presentation:preset-class="entrance" presentation:preset-id="ooo-entrance-fade-in">
                  <anim:set smil:begin="0s" smil:dur="0.00015s" smil:fill="hold" smil:targetElement="id127" anim:sub-item="text" smil:attributeName="visibility" smil:to="visible"/>
                  <anim:transitionFilter smil:dur="0.3s" smil:targetElement="id127" anim:sub-item="text" smil:type="fade" smil:subtype="crossfade"/>
                </anim:par>
              </anim:par>
              <anim:par smil:begin="3.003s">
                <anim:par smil:begin="0s" smil:fill="hold" presentation:node-type="after-previous" presentation:preset-class="entrance" presentation:preset-id="ooo-entrance-fade-in">
                  <anim:set smil:begin="0s" smil:dur="0.00015s" smil:fill="hold" smil:targetElement="id128" smil:attributeName="visibility" smil:to="visible"/>
                  <anim:transitionFilter smil:dur="0.3s" smil:targetElement="id128" smil:type="fade" smil:subtype="crossfade"/>
                </anim:par>
              </anim:par>
            </anim:par>
          </anim:seq>
        </anim:par>
        <presentation:notes draw:style-name="dp2">
          <draw:page-thumbnail draw:style-name="gr73" draw:layer="layout" svg:width="0.001cm" svg:height="0.001cm" svg:x="0cm" svg:y="2.123cm" draw:page-number="15" presentation:class="page"/>
          <draw:frame presentation:style-name="pr6" draw:text-style-name="P111" draw:layer="layout" svg:width="17.271cm" svg:height="12.572cm" svg:x="2.159cm" svg:y="13.271cm" presentation:class="notes" presentation:placeholder="true">
            <draw:text-box/>
          </draw:frame>
        </presentation:notes>
      </draw:page>
      <draw:page draw:name="page16" draw:style-name="dp1" draw:master-page-name="dark-background" presentation:presentation-page-layout-name="AL3T32" xml:id="id129" draw:id="id129">
        <draw:g xml:id="id134" draw:id="id134">
          <draw:polygon draw:style-name="gr101" draw:text-style-name="P120" draw:layer="layout" svg:width="12.012cm" svg:height="14.415cm" svg:x="16.001cm" svg:y="1.287cm" svg:viewBox="0 0 12013 14416" draw:points="3836,0 3442,20 3061,78 2693,172 2340,301 2005,462 1688,653 1393,874 1121,1121 874,1393 653,1688 462,2005 301,2340 172,2693 78,3061 20,3442 0,3836 0,14416 12013,14416 12013,0">
            <text:p text:style-name="P78"><text:span text:style-name="T36">Image:</text:span></text:p>
            <text:p text:style-name="P78"><text:span text:style-name="T36">900x1080</text:span></text:p>
          </draw:polygon>
        </draw:g>
        <draw:custom-shape draw:style-name="gr112" draw:text-style-name="P77" xml:id="id135" draw:id="id135" draw:layer="layout" svg:width="12.7cm" svg:height="3.175cm" svg:x="14.876cm" svg:y="11.521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121" draw:layer="layout" svg:width="11.721cm" svg:height="5.211cm" svg:x="1.401cm" svg:y="2.27cm" presentation:class="title" presentation:user-transformed="true">
          <draw:text-box>
            <text:p xml:id="id130" text:id="id130" text:style-name="P119"><text:span text:style-name="T37">subtitle</text:span><text:span text:style-name="T8"><text:line-break/></text:span><text:span text:style-name="T8">The </text:span><text:span text:style-name="T38">Future</text:span></text:p>
          </draw:text-box>
        </draw:frame>
        <draw:frame presentation:style-name="pr21" draw:text-style-name="P84" draw:layer="layout" svg:width="9.307cm" svg:height="2.059cm" svg:x="17.688cm" svg:y="12.179cm">
          <draw:text-box>
            <text:list text:style-name="L3">
              <text:list-header>
                <text:p xml:id="id133" text:id="id133" text:style-name="P83"><text:span text:style-name="T11">Lorem ipsum dolorem amet</text:span></text:p>
              </text:list-header>
            </text:list>
          </draw:text-box>
        </draw:frame>
        <draw:frame presentation:style-name="pr24" draw:text-style-name="P122" draw:layer="layout" svg:width="12.274cm" svg:height="6.788cm" svg:x="1.401cm" svg:y="7.156cm">
          <draw:text-box>
            <text:list text:style-name="L3">
              <text:list-header>
                <text:p xml:id="id131" text:id="id131" text:style-name="P83"><text:span text:style-name="T32">Lorem ipsum dolor sit amet, consectetuer adipiscing elit. Suspendisse viverra placerat tortor. Nulla facilisi. </text:span></text:p>
                <text:p text:style-name="P83"><text:span text:style-name="T32"/></text:p>
                <text:p xml:id="id132" text:id="id132" text:style-name="P83"><text:span text:style-name="T32">Maecenas justo. Nullam sapien mauris, venenatis at, fermentum at, tempus eu, urna. Donec nonummy lacinia leo. Aenean ultrices turpis. Suspendisse viverra placerat tortor.</text:span></text:p>
              </text:list-header>
            </text:list>
          </draw:text-box>
        </draw:frame>
        <draw:custom-shape draw:style-name="gr113" draw:text-style-name="P126" xml:id="id136" draw:id="id136" draw:layer="layout" svg:width="1.647cm" svg:height="1.647cm" svg:x="15.514cm" svg:y="12.229cm">
          <text:p text:style-name="P124"><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29.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30" anim:sub-item="text" smil:attributeName="visibility" smil:to="visible"/>
                  <anim:transitionFilter smil:dur="0.3s" smil:targetElement="id13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31" anim:sub-item="text" smil:attributeName="visibility" smil:to="visible"/>
                  <anim:transitionFilter smil:dur="0.3s" smil:targetElement="id131"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32" anim:sub-item="text" smil:attributeName="visibility" smil:to="visible"/>
                  <anim:transitionFilter smil:dur="0.3s" smil:targetElement="id13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33" anim:sub-item="text" smil:attributeName="visibility" smil:to="visible"/>
                  <anim:transitionFilter smil:dur="0.3s" smil:targetElement="id133"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34" smil:attributeName="visibility" smil:to="visible"/>
                  <anim:transitionFilter smil:dur="0.3s" smil:targetElement="id134" smil:type="fade" smil:subtype="crossfade"/>
                </anim:par>
              </anim:par>
              <anim:par smil:begin="1.5s">
                <anim:par smil:begin="0s" smil:fill="hold" presentation:node-type="after-previous" presentation:preset-class="entrance" presentation:preset-id="ooo-entrance-fade-in">
                  <anim:set smil:begin="0s" smil:dur="0.00015s" smil:fill="hold" smil:targetElement="id135" smil:attributeName="visibility" smil:to="visible"/>
                  <anim:transitionFilter smil:dur="0.3s" smil:targetElement="id135" smil:type="fade" smil:subtype="crossfade"/>
                </anim:par>
              </anim:par>
              <anim:par smil:begin="1.8s">
                <anim:par smil:begin="0s" smil:fill="hold" presentation:node-type="after-previous" presentation:preset-class="entrance" presentation:preset-id="ooo-entrance-fade-in">
                  <anim:set smil:begin="0s" smil:dur="0.00015s" smil:fill="hold" smil:targetElement="id136" smil:attributeName="visibility" smil:to="visible"/>
                  <anim:transitionFilter smil:dur="0.3s" smil:targetElement="id136" smil:type="fade" smil:subtype="crossfade"/>
                </anim:par>
              </anim:par>
            </anim:par>
          </anim:seq>
        </anim:par>
        <presentation:notes draw:style-name="dp2">
          <draw:page-thumbnail draw:style-name="gr73" draw:layer="layout" svg:width="0.001cm" svg:height="0.001cm" svg:x="0cm" svg:y="2.123cm" draw:page-number="16" presentation:class="page"/>
          <draw:frame presentation:style-name="pr6" draw:text-style-name="P111" draw:layer="layout" svg:width="17.271cm" svg:height="12.572cm" svg:x="2.159cm" svg:y="13.271cm" presentation:class="notes" presentation:placeholder="true">
            <draw:text-box/>
          </draw:frame>
        </presentation:notes>
      </draw:page>
      <draw:page draw:name="page17" draw:style-name="dp1" draw:master-page-name="dark-background" presentation:presentation-page-layout-name="AL3T32" xml:id="id137" draw:id="id137">
        <draw:g xml:id="id141" draw:id="id141">
          <draw:polygon draw:style-name="gr101" draw:text-style-name="P120" draw:layer="layout" svg:width="13.702cm" svg:height="13.702cm" svg:x="0.063cm" svg:y="-0.01cm" svg:viewBox="0 0 13703 13703" draw:points="0,0 9692,0 10103,21 10503,81 10887,180 11256,314 11607,483 11938,683 12246,914 12531,1172 12789,1457 13020,1765 13220,2096 13389,2447 13523,2816 13622,3200 13682,3600 13703,4011 13703,9692 13682,10103 13622,10503 13523,10887 13389,11256 13220,11607 13020,11938 12789,12246 12531,12531 12246,12789 11938,13020 11607,13220 11256,13389 10887,13523 10503,13622 10103,13682 9692,13703 4011,13703 3600,13682 3200,13622 2816,13523 2447,13389 2096,13220 1765,13020 1457,12789 1172,12531 914,12246 683,11938 483,11607 314,11256 180,10887 81,10503 21,10103 0,9692">
            <text:p text:style-name="P78"><text:span text:style-name="T36">Image:</text:span></text:p>
            <text:p text:style-name="P78"><text:span text:style-name="T36">1080x1080</text:span></text:p>
          </draw:polygon>
        </draw:g>
        <draw:frame presentation:style-name="pr20" draw:text-style-name="P121" draw:layer="layout" svg:width="11.721cm" svg:height="5.211cm" svg:x="15.102cm" svg:y="2.27cm" presentation:class="title" presentation:user-transformed="true">
          <draw:text-box>
            <text:p xml:id="id138" text:id="id138" text:style-name="P119"><text:span text:style-name="T37">subtitle</text:span><text:span text:style-name="T8"><text:line-break/></text:span><text:span text:style-name="T38">Inspirational</text:span></text:p>
          </draw:text-box>
        </draw:frame>
        <draw:frame presentation:style-name="pr24" draw:text-style-name="P122" draw:layer="layout" svg:width="11.266cm" svg:height="6.788cm" svg:x="15.157cm" svg:y="7.156cm">
          <draw:text-box>
            <text:list text:style-name="L3">
              <text:list-header>
                <text:p xml:id="id139" text:id="id139" text:style-name="P83"><text:span text:style-name="T32">Lorem ipsum dolor sit amet, consectetuer adipiscing elit. Suspendisse viverra placerat tortor. Nulla facilisi. </text:span></text:p>
                <text:p text:style-name="P83"><text:span text:style-name="T32"/></text:p>
                <text:p xml:id="id140" text:id="id140" text:style-name="P83"><text:span text:style-name="T32">Maecenas justo. Nullam sapien mauris, venenatis at, fermentum at, tempus eu, urna. Donec nonummy lacinia leo. Aenean ultrices turpis. Suspendisse viverra placerat tortor.</text:span></text:p>
              </text:list-header>
            </text:list>
          </draw:text-box>
        </draw:frame>
        <draw:custom-shape draw:style-name="gr82" draw:text-style-name="P89" xml:id="id142" draw:id="id142" draw:layer="layout" svg:width="1.647cm" svg:height="1.647cm" svg:x="12.848cm" svg:y="6.429cm">
          <text:p text:style-name="P88"><text:span text:style-name="T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37.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38" anim:sub-item="text" smil:attributeName="visibility" smil:to="visible"/>
                  <anim:transitionFilter smil:dur="0.3s" smil:targetElement="id13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39" anim:sub-item="text" smil:attributeName="visibility" smil:to="visible"/>
                  <anim:transitionFilter smil:dur="0.3s" smil:targetElement="id139"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40" anim:sub-item="text" smil:attributeName="visibility" smil:to="visible"/>
                  <anim:transitionFilter smil:dur="0.3s" smil:targetElement="id140"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41" smil:attributeName="visibility" smil:to="visible"/>
                  <anim:transitionFilter smil:dur="0.3s" smil:targetElement="id141" smil:type="fade" smil:subtype="crossfade"/>
                </anim:par>
              </anim:par>
              <anim:par smil:begin="1.2s">
                <anim:par smil:begin="0s" smil:fill="hold" presentation:node-type="after-previous" presentation:preset-class="entrance" presentation:preset-id="ooo-entrance-fade-in">
                  <anim:set smil:begin="0s" smil:dur="0.00015s" smil:fill="hold" smil:targetElement="id142" smil:attributeName="visibility" smil:to="visible"/>
                  <anim:transitionFilter smil:dur="0.3s" smil:targetElement="id142" smil:type="fade" smil:subtype="crossfade"/>
                </anim:par>
              </anim:par>
            </anim:par>
          </anim:seq>
        </anim:par>
        <presentation:notes draw:style-name="dp2">
          <draw:page-thumbnail draw:style-name="gr73" draw:layer="layout" svg:width="0.001cm" svg:height="0.001cm" svg:x="0cm" svg:y="2.123cm" draw:page-number="17" presentation:class="page"/>
          <draw:frame presentation:style-name="pr6" draw:text-style-name="P111" draw:layer="layout" svg:width="17.271cm" svg:height="12.572cm" svg:x="2.159cm" svg:y="13.271cm" presentation:class="notes" presentation:placeholder="true">
            <draw:text-box/>
          </draw:frame>
        </presentation:notes>
      </draw:page>
      <draw:page draw:name="page18" draw:style-name="dp1" draw:master-page-name="dark-background" presentation:presentation-page-layout-name="AL3T32" xml:id="id143" draw:id="id143">
        <draw:polygon draw:style-name="gr15" draw:text-style-name="P15" xml:id="id149" draw:id="id149" draw:layer="layout" svg:width="7.354cm" svg:height="7.355cm" svg:x="19.476cm" svg:y="0.899cm" svg:viewBox="0 0 7355 7356" draw:points="5898,0 5802,3 5707,12 5613,28 5520,49 5429,77 5340,111 5253,150 5169,195 5127,220 5087,246 5048,273 5010,301 4972,331 4936,362 4901,394 4867,427 427,4866 394,4900 362,4935 331,4972 301,5009 273,5048 246,5087 220,5127 196,5168 151,5252 111,5339 78,5428 50,5519 28,5612 13,5706 3,5801 0,5897 3,5992 13,6087 28,6181 50,6274 78,6365 111,6454 151,6541 196,6626 220,6667 246,6707 273,6746 301,6785 331,6822 362,6858 427,6929 497,6994 534,7025 571,7054 609,7082 648,7109 688,7135 729,7160 814,7205 901,7244 990,7278 1081,7305 1174,7327 1268,7343 1363,7352 1459,7356 1555,7352 1650,7343 1743,7327 1836,7305 1927,7278 2016,7244 2103,7205 2188,7160 2229,7135 2269,7109 2308,7082 2346,7054 2384,7025 2420,6994 2456,6962 2490,6929 6929,2489 6962,2455 6994,2419 7025,2383 7054,2346 7083,2307 7110,2268 7136,2228 7160,2187 7206,2103 7245,2016 7278,1927 7306,1836 7328,1743 7343,1649 7352,1554 7355,1458 7352,1362 7343,1267 7328,1173 7306,1081 7278,990 7245,901 7206,814 7160,729 7136,688 7110,648 7083,609 7054,570 7025,533 6994,497 6962,461 6929,427 6894,394 6859,362 6822,331 6785,301 6747,273 6708,245 6667,220 6627,195 6542,150 6455,110 6366,77 6275,49 6182,28 6089,12 5994,3 5899,0">
          <text:p/>
        </draw:polygon>
        <draw:polygon draw:style-name="gr101" draw:text-style-name="P120" xml:id="id147" draw:id="id147" draw:layer="layout" svg:width="13.122cm" svg:height="15.747cm" svg:x="13.708cm" svg:y="0cm" svg:viewBox="0 0 13123 15748" draw:points="0,0 0,5655 30,6102 116,6487 177,6659 248,6819 420,7108 624,7363 851,7595 1345,8027 1839,8481 2067,8742 2270,9037 2442,9378 2575,9773 2661,10232 2691,10766 2691,14657 2691,15748 13123,15748 13123,10897 13123,9806 13123,5916 13093,5382 13007,4922 12875,4527 12703,4187 12499,3891 12272,3631 11778,3176 11284,2745 11056,2513 10853,2258 10681,1969 10609,1809 10548,1637 10462,1252 10432,804 10432,0">
          <text:p text:style-name="P78"><text:span text:style-name="T36">Image:</text:span></text:p>
          <text:p text:style-name="P78"><text:span text:style-name="T36">900x1080</text:span></text:p>
        </draw:polygon>
        <draw:polygon draw:style-name="gr15" draw:text-style-name="P15" xml:id="id148" draw:id="id148" draw:layer="layout" svg:width="7.285cm" svg:height="5.225cm" svg:x="17.382cm" svg:y="10.522cm" svg:viewBox="0 0 7286 5226" draw:points="5830,0 5829,0 5733,3 5638,13 5544,28 5451,50 5360,78 5271,111 5184,151 5100,196 5059,220 5019,246 4979,273 4941,301 4904,331 4867,362 4832,394 4798,427 0,5226 4124,5226 6860,2490 6893,2456 6925,2420 6956,2384 6985,2346 7014,2308 7041,2269 7067,2229 7092,2188 7137,2103 7176,2016 7209,1927 7237,1835 7259,1743 7274,1649 7283,1554 7286,1458 7283,1362 7274,1267 7259,1174 7237,1081 7209,990 7176,901 7137,814 7092,729 7067,688 7041,648 7014,609 6985,570 6956,533 6925,497 6893,461 6860,427 6825,394 6790,362 6754,331 6716,301 6678,273 6639,246 6599,220 6558,196 6473,151 6387,111 6298,78 6207,50 6114,28 6020,13 5925,3">
          <text:p/>
        </draw:polygon>
        <draw:frame presentation:style-name="pr20" draw:text-style-name="P121" draw:layer="layout" svg:width="11.721cm" svg:height="5.211cm" svg:x="1.603cm" svg:y="2.27cm" presentation:class="title" presentation:user-transformed="true">
          <draw:text-box>
            <text:p xml:id="id144" text:id="id144" text:style-name="P119"><text:span text:style-name="T37">subtitle</text:span><text:span text:style-name="T8"><text:line-break/></text:span><text:span text:style-name="T38">Community</text:span></text:p>
          </draw:text-box>
        </draw:frame>
        <draw:frame presentation:style-name="pr24" draw:text-style-name="P122" draw:layer="layout" svg:width="11.266cm" svg:height="6.788cm" svg:x="1.658cm" svg:y="7.156cm">
          <draw:text-box>
            <text:list text:style-name="L3">
              <text:list-header>
                <text:p xml:id="id145" text:id="id145" text:style-name="P83"><text:span text:style-name="T32">Lorem ipsum dolor sit amet, consectetuer adipiscing elit. Suspendisse viverra placerat tortor. Nulla facilisi. </text:span></text:p>
                <text:p text:style-name="P83"><text:span text:style-name="T32"/></text:p>
                <text:p xml:id="id146" text:id="id146" text:style-name="P83"><text:span text:style-name="T32">Maecenas justo. Nullam sapien mauris, venenatis at, fermentum at, tempus eu, urna. Donec nonummy lacinia leo. Aenean ultrices turpis. Suspendisse viverra placerat tortor.</text:span></text:p>
              </text:list-header>
            </text:list>
          </draw:text-box>
        </draw:frame>
        <anim:par presentation:node-type="timing-root">
          <anim:par smil:begin="id143.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44" anim:sub-item="text" smil:attributeName="visibility" smil:to="visible"/>
                  <anim:transitionFilter smil:dur="0.3s" smil:targetElement="id14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45" anim:sub-item="text" smil:attributeName="visibility" smil:to="visible"/>
                  <anim:transitionFilter smil:dur="0.3s" smil:targetElement="id145"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46" anim:sub-item="text" smil:attributeName="visibility" smil:to="visible"/>
                  <anim:transitionFilter smil:dur="0.3s" smil:targetElement="id146"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47" smil:attributeName="visibility" smil:to="visible"/>
                  <anim:transitionFilter smil:dur="0.3s" smil:targetElement="id147" smil:type="fade" smil:subtype="crossfade"/>
                </anim:par>
              </anim:par>
              <anim:par smil:begin="1.2s">
                <anim:par smil:begin="0s" smil:fill="hold" presentation:node-type="after-previous" presentation:preset-class="entrance" presentation:preset-id="ooo-entrance-fade-in">
                  <anim:set smil:begin="0s" smil:dur="0.00015s" smil:fill="hold" smil:targetElement="id148" smil:attributeName="visibility" smil:to="visible"/>
                  <anim:transitionFilter smil:dur="0.3s" smil:targetElement="id148" smil:type="fade" smil:subtype="crossfade"/>
                </anim:par>
              </anim:par>
              <anim:par smil:begin="1.5s">
                <anim:par smil:begin="0s" smil:fill="hold" presentation:node-type="after-previous" presentation:preset-class="entrance" presentation:preset-id="ooo-entrance-fade-in">
                  <anim:set smil:begin="0s" smil:dur="0.00015s" smil:fill="hold" smil:targetElement="id149" smil:attributeName="visibility" smil:to="visible"/>
                  <anim:transitionFilter smil:dur="0.3s" smil:targetElement="id149" smil:type="fade" smil:subtype="crossfade"/>
                </anim:par>
              </anim:par>
            </anim:par>
          </anim:seq>
        </anim:par>
        <presentation:notes draw:style-name="dp2">
          <draw:page-thumbnail draw:style-name="gr73" draw:layer="layout" svg:width="0.001cm" svg:height="0.001cm" svg:x="0cm" svg:y="2.123cm" draw:page-number="18" presentation:class="page"/>
          <draw:frame presentation:style-name="pr6" draw:text-style-name="P75" draw:layer="layout" svg:width="17.271cm" svg:height="12.572cm" svg:x="2.159cm" svg:y="13.271cm" presentation:class="notes" presentation:placeholder="true">
            <draw:text-box/>
          </draw:frame>
        </presentation:notes>
      </draw:page>
      <draw:page draw:name="page19" draw:style-name="dp1" draw:master-page-name="dark-background" presentation:presentation-page-layout-name="AL3T32" xml:id="id150" draw:id="id150">
        <draw:custom-shape draw:style-name="gr114" draw:text-style-name="P127" xml:id="id157" draw:id="id157" draw:layer="layout" svg:width="8.255cm" svg:height="8.255cm" svg:x="3.74cm" svg:y="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0" draw:text-style-name="P121" draw:layer="layout" svg:width="11.721cm" svg:height="5.211cm" svg:x="14.102cm" svg:y="2.27cm" presentation:class="title" presentation:user-transformed="true">
          <draw:text-box>
            <text:p xml:id="id151" text:id="id151" text:style-name="P119"><text:span text:style-name="T40">subtitle</text:span><text:span text:style-name="T41"><text:line-break/></text:span><text:span text:style-name="T42">John</text:span><text:span text:style-name="T43"> Doe</text:span><text:span text:style-name="T43"><text:line-break/></text:span><text:span text:style-name="T44">Excutive Operation</text:span></text:p>
          </draw:text-box>
        </draw:frame>
        <draw:frame presentation:style-name="pr25" draw:text-style-name="P122" draw:layer="layout" svg:width="11.266cm" svg:height="2.369cm" svg:x="14.157cm" svg:y="7.156cm">
          <draw:text-box>
            <text:list text:style-name="L3">
              <text:list-header>
                <text:p xml:id="id152" text:id="id152" text:style-name="P83"><text:span text:style-name="T32">Lorem ipsum dolor sit amet, consectetuer adipiscing elit. Suspendisse viverra placerat tortor. Nulla facilisi. </text:span></text:p>
              </text:list-header>
            </text:list>
          </draw:text-box>
        </draw:frame>
        <draw:custom-shape draw:style-name="gr115" draw:text-style-name="P128" xml:id="id158" draw:id="id158" draw:layer="layout" svg:width="8.255cm" svg:height="8.255cm" svg:x="3.74cm" svg:y="3.51cm">
          <text:p text:style-name="P76"><text:span text:style-name="T36">Image:</text:span></text:p>
          <text:p text:style-name="P76"><text:span text:style-name="T36">1080x10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82" xml:id="id159" draw:id="id159" draw:layer="layout" svg:width="2.045cm" svg:height="2.045cm" svg:x="4.305cm" svg:y="10.355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77" xml:id="id153" draw:id="id153" draw:layer="layout" svg:width="12.7cm" svg:height="3.175cm" svg:x="13.605cm" svg:y="10.16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154" draw:id="id154" draw:layer="layout" svg:width="1.647cm" svg:height="1.647cm" svg:x="14.225cm" svg:y="10.881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2.958cm" svg:height="2.059cm" svg:x="16.062cm" svg:y="10.718cm">
          <draw:text-box>
            <text:list text:style-name="L3">
              <text:list-header>
                <text:p xml:id="id155" text:id="id155" text:style-name="P83"><text:span text:style-name="T17">2021</text:span></text:p>
              </text:list-header>
            </text:list>
          </draw:text-box>
        </draw:frame>
        <draw:frame presentation:style-name="pr26" draw:text-style-name="P84" draw:layer="layout" svg:width="6.27cm" svg:height="2.108cm" svg:x="19.32cm" svg:y="10.592cm">
          <draw:text-box>
            <text:list text:style-name="L3">
              <text:list-header>
                <text:p xml:id="id156" text:id="id156" text:style-name="P83"><text:span text:style-name="T39">Lorem ipsum dolor sit amet, consectetuer adipiscing elit. Donec ut urna.</text:span></text:p>
              </text:list-header>
            </text:list>
          </draw:text-box>
        </draw:frame>
        <anim:par presentation:node-type="timing-root">
          <anim:par smil:begin="id15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51" anim:sub-item="text" smil:attributeName="visibility" smil:to="visible"/>
                  <anim:transitionFilter smil:dur="0.3s" smil:targetElement="id15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52" anim:sub-item="text" smil:attributeName="visibility" smil:to="visible"/>
                  <anim:transitionFilter smil:dur="0.3s" smil:targetElement="id152"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53" smil:attributeName="visibility" smil:to="visible"/>
                  <anim:transitionFilter smil:dur="0.3s" smil:targetElement="id153" smil:type="fade" smil:subtype="crossfade"/>
                </anim:par>
              </anim:par>
              <anim:par smil:begin="0.9s">
                <anim:par smil:begin="0s" smil:fill="hold" presentation:node-type="after-previous" presentation:preset-class="entrance" presentation:preset-id="ooo-entrance-fade-in">
                  <anim:set smil:begin="0s" smil:dur="0.00015s" smil:fill="hold" smil:targetElement="id154" smil:attributeName="visibility" smil:to="visible"/>
                  <anim:transitionFilter smil:dur="0.3s" smil:targetElement="id154" smil:type="fade" smil:subtype="crossfade"/>
                </anim:par>
              </anim:par>
              <anim:par smil:begin="1.2s">
                <anim:par smil:begin="0s" smil:fill="hold" presentation:node-type="after-previous" presentation:preset-class="entrance" presentation:preset-id="ooo-entrance-fade-in">
                  <anim:set smil:begin="0s" smil:dur="0.00015s" smil:fill="hold" smil:targetElement="id155" anim:sub-item="text" smil:attributeName="visibility" smil:to="visible"/>
                  <anim:transitionFilter smil:dur="0.3s" smil:targetElement="id155"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156" anim:sub-item="text" smil:attributeName="visibility" smil:to="visible"/>
                  <anim:transitionFilter smil:dur="0.3s" smil:targetElement="id156"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157" smil:attributeName="visibility" smil:to="visible"/>
                  <anim:transitionFilter smil:dur="0.3s" smil:targetElement="id157" smil:type="fade" smil:subtype="crossfade"/>
                </anim:par>
              </anim:par>
              <anim:par smil:begin="2.1s">
                <anim:par smil:begin="0s" smil:fill="hold" presentation:node-type="after-previous" presentation:preset-class="entrance" presentation:preset-id="ooo-entrance-fade-in">
                  <anim:set smil:begin="0s" smil:dur="0.00015s" smil:fill="hold" smil:targetElement="id158" smil:attributeName="visibility" smil:to="visible"/>
                  <anim:transitionFilter smil:dur="0.3s" smil:targetElement="id158" smil:type="fade" smil:subtype="crossfade"/>
                </anim:par>
              </anim:par>
              <anim:par smil:begin="2.4s">
                <anim:par smil:begin="0s" smil:fill="hold" presentation:node-type="after-previous" presentation:preset-class="entrance" presentation:preset-id="ooo-entrance-fade-in">
                  <anim:set smil:begin="0s" smil:dur="0.00015s" smil:fill="hold" smil:targetElement="id159" smil:attributeName="visibility" smil:to="visible"/>
                  <anim:transitionFilter smil:dur="0.3s" smil:targetElement="id159" smil:type="fade" smil:subtype="crossfade"/>
                </anim:par>
              </anim:par>
            </anim:par>
          </anim:seq>
        </anim:par>
        <presentation:notes draw:style-name="dp2">
          <draw:page-thumbnail draw:style-name="gr73" draw:layer="layout" svg:width="0.001cm" svg:height="0.001cm" svg:x="0cm" svg:y="2.123cm" draw:page-number="19" presentation:class="page"/>
          <draw:frame presentation:style-name="pr6" draw:text-style-name="P111" draw:layer="layout" svg:width="17.271cm" svg:height="12.572cm" svg:x="2.159cm" svg:y="13.271cm" presentation:class="notes" presentation:placeholder="true">
            <draw:text-box/>
          </draw:frame>
        </presentation:notes>
      </draw:page>
      <draw:page draw:name="page20" draw:style-name="dp1" draw:master-page-name="dark-background" presentation:presentation-page-layout-name="AL3T32" xml:id="id160" draw:id="id160">
        <draw:custom-shape draw:style-name="gr118" draw:text-style-name="P127" xml:id="id178" draw:id="id178" draw:layer="layout" svg:width="8.255cm" svg:height="8.255cm" svg:x="3.74cm" svg:y="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0" draw:text-style-name="P121" draw:layer="layout" svg:width="11.721cm" svg:height="5.211cm" svg:x="14.102cm" svg:y="2.27cm" presentation:class="title" presentation:user-transformed="true">
          <draw:text-box>
            <text:p xml:id="id161" text:id="id161" text:style-name="P119"><text:span text:style-name="T40">subtitle</text:span><text:span text:style-name="T41"><text:line-break/></text:span><text:span text:style-name="T42">John</text:span><text:span text:style-name="T43"> Doe</text:span><text:span text:style-name="T43"><text:line-break/></text:span><text:span text:style-name="T44">Excutive Operation</text:span></text:p>
          </draw:text-box>
        </draw:frame>
        <draw:custom-shape draw:style-name="gr115" draw:text-style-name="P129" xml:id="id179" draw:id="id179" draw:layer="layout" svg:width="8.255cm" svg:height="8.255cm" svg:x="3.74cm" svg:y="3.51cm">
          <text:p text:style-name="P76"><text:span text:style-name="T36">Image:</text:span></text:p>
          <text:p text:style-name="P76"><text:span text:style-name="T36">1080x10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82" xml:id="id180" draw:id="id180" draw:layer="layout" svg:width="2.045cm" svg:height="2.045cm" svg:x="4.305cm" svg:y="10.355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7" draw:text-style-name="P130" xml:id="id165" draw:id="id165" draw:layer="layout" svg:width="1.876cm" svg:height="1.218cm" svg:x="23.077cm" svg:y="7.7cm">
          <draw:text-box>
            <text:list text:style-name="L3">
              <text:list-header>
                <text:p text:style-name="P95"><text:span text:style-name="T11">90 %</text:span></text:p>
              </text:list-header>
            </text:list>
          </draw:text-box>
        </draw:frame>
        <draw:custom-shape draw:style-name="gr119" draw:text-style-name="P132" xml:id="id162" draw:id="id162" draw:layer="layout" svg:width="1.991cm" svg:height="1.26cm" svg:x="14.235cm" svg:y="7.634cm">
          <text:p text:style-name="P131"><text:span text:style-name="T45">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0" draw:text-style-name="P133" xml:id="id163" draw:id="id163" draw:layer="layout" svg:width="5.877cm" svg:height="0cm" svg:x="17.145cm" svg:y="8.31cm" svg:viewBox="0 0 5878 0" draw:points="0,0 5878,0">
          <text:p/>
        </draw:polyline>
        <draw:polyline draw:style-name="gr121" draw:text-style-name="P133" xml:id="id164" draw:id="id164" draw:layer="layout" svg:width="5.369cm" svg:height="0cm" svg:x="17.145cm" svg:y="8.31cm" svg:viewBox="0 0 5370 0" draw:points="0,0 5370,0">
          <text:p/>
        </draw:polyline>
        <draw:frame presentation:style-name="pr27" draw:text-style-name="P130" draw:layer="layout" svg:width="1.876cm" svg:height="1.218cm" svg:x="23.135cm" svg:y="10.962cm">
          <draw:text-box>
            <text:list text:style-name="L3">
              <text:list-header>
                <text:p xml:id="id173" text:id="id173" text:style-name="P95"><text:span text:style-name="T11">80 %</text:span></text:p>
              </text:list-header>
            </text:list>
          </draw:text-box>
        </draw:frame>
        <draw:custom-shape draw:style-name="gr122" draw:text-style-name="P134" xml:id="id170" draw:id="id170" draw:layer="layout" svg:width="1.989cm" svg:height="1.26cm" svg:x="14.292cm" svg:y="10.889cm">
          <text:p text:style-name="P93"><text:span text:style-name="T45">Gt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3" draw:text-style-name="P133" xml:id="id171" draw:id="id171" draw:layer="layout" svg:width="5.877cm" svg:height="0cm" svg:x="17.176cm" svg:y="11.565cm" svg:viewBox="0 0 5878 0" draw:points="0,0 5878,0">
          <text:p/>
        </draw:polyline>
        <draw:polyline draw:style-name="gr124" draw:text-style-name="P133" xml:id="id172" draw:id="id172" draw:layer="layout" svg:width="4.879cm" svg:height="0cm" svg:x="17.176cm" svg:y="11.565cm" svg:viewBox="0 0 4880 0" draw:points="0,0 4880,0">
          <text:p/>
        </draw:polyline>
        <draw:frame presentation:style-name="pr27" draw:text-style-name="P130" draw:layer="layout" svg:width="1.934cm" svg:height="1.218cm" svg:x="23.03cm" svg:y="9.29cm">
          <draw:text-box>
            <text:list text:style-name="L3">
              <text:list-header>
                <text:p xml:id="id169" text:id="id169" text:style-name="P95"><text:span text:style-name="T11">75 %</text:span></text:p>
              </text:list-header>
            </text:list>
          </draw:text-box>
        </draw:frame>
        <draw:custom-shape draw:style-name="gr125" draw:text-style-name="P135" xml:id="id166" draw:id="id166" draw:layer="layout" svg:width="1.989cm" svg:height="1.259cm" svg:x="14.292cm" svg:y="9.246cm">
          <text:p text:style-name="P93"><text:span text:style-name="T45">Q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6" draw:text-style-name="P133" xml:id="id167" draw:id="id167" draw:layer="layout" svg:width="5.877cm" svg:height="0cm" svg:x="17.176cm" svg:y="9.922cm" svg:viewBox="0 0 5878 0" draw:points="0,0 5878,0">
          <text:p/>
        </draw:polyline>
        <draw:polyline draw:style-name="gr127" draw:text-style-name="P133" xml:id="id168" draw:id="id168" draw:layer="layout" svg:width="4.338cm" svg:height="0cm" svg:x="17.176cm" svg:y="9.922cm" svg:viewBox="0 0 4339 0" draw:points="0,0 4339,0">
          <text:p/>
        </draw:polyline>
        <draw:frame presentation:style-name="pr27" draw:text-style-name="P130" draw:layer="layout" svg:width="1.934cm" svg:height="1.218cm" svg:x="23.094cm" svg:y="12.531cm">
          <draw:text-box>
            <text:list text:style-name="L3">
              <text:list-header>
                <text:p xml:id="id177" text:id="id177" text:style-name="P95"><text:span text:style-name="T11">85 %</text:span></text:p>
              </text:list-header>
            </text:list>
          </draw:text-box>
        </draw:frame>
        <draw:custom-shape draw:style-name="gr128" draw:text-style-name="P136" xml:id="id174" draw:id="id174" draw:layer="layout" svg:width="1.991cm" svg:height="1.26cm" svg:x="14.353cm" svg:y="12.49cm">
          <text:p text:style-name="P93"><text:span text:style-name="T45">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9" draw:text-style-name="P133" xml:id="id175" draw:id="id175" draw:layer="layout" svg:width="5.877cm" svg:height="0cm" svg:x="17.21cm" svg:y="13.166cm" svg:viewBox="0 0 5878 0" draw:points="0,0 5878,0">
          <text:p/>
        </draw:polyline>
        <draw:polyline draw:style-name="gr130" draw:text-style-name="P133" xml:id="id176" draw:id="id176" draw:layer="layout" svg:width="5.131cm" svg:height="0cm" svg:x="17.21cm" svg:y="13.166cm" svg:viewBox="0 0 5132 0" draw:points="0,0 5132,0">
          <text:p/>
        </draw:polyline>
        <anim:par presentation:node-type="timing-root">
          <anim:par smil:begin="id16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61" anim:sub-item="text" smil:attributeName="visibility" smil:to="visible"/>
                  <anim:transitionFilter smil:dur="0.3s" smil:targetElement="id16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62" smil:attributeName="visibility" smil:to="visible"/>
                  <anim:transitionFilter smil:dur="0.3s" smil:targetElement="id162" smil:type="fade" smil:subtype="crossfade"/>
                </anim:par>
              </anim:par>
              <anim:par smil:begin="0.6s">
                <anim:par smil:begin="0s" smil:fill="hold" presentation:node-type="after-previous" presentation:preset-class="entrance" presentation:preset-id="ooo-entrance-fade-in">
                  <anim:set smil:begin="0s" smil:dur="0.00015s" smil:fill="hold" smil:targetElement="id163" smil:attributeName="visibility" smil:to="visible"/>
                  <anim:transitionFilter smil:dur="0.3s" smil:targetElement="id163" smil:type="fade" smil:subtype="crossfade"/>
                </anim:par>
              </anim:par>
              <anim:par smil:begin="0.9s">
                <anim:par smil:begin="0s" smil:fill="hold" presentation:node-type="after-previous" presentation:preset-class="entrance" presentation:preset-id="ooo-entrance-fade-in">
                  <anim:set smil:begin="0s" smil:dur="0.00015s" smil:fill="hold" smil:targetElement="id164" smil:attributeName="visibility" smil:to="visible"/>
                  <anim:transitionFilter smil:dur="0.3s" smil:targetElement="id164" smil:type="fade" smil:subtype="crossfade"/>
                </anim:par>
              </anim:par>
              <anim:par smil:begin="1.2s">
                <anim:par smil:begin="0s" smil:fill="hold" presentation:node-type="after-previous" presentation:preset-class="entrance" presentation:preset-id="ooo-entrance-appear">
                  <anim:set smil:begin="0s" smil:dur="0.001s" smil:fill="hold" smil:targetElement="id165" smil:attributeName="visibility" smil:to="visible"/>
                </anim:par>
              </anim:par>
              <anim:par smil:begin="1.201s">
                <anim:par smil:begin="0s" smil:fill="hold" presentation:node-type="after-previous" presentation:preset-class="entrance" presentation:preset-id="ooo-entrance-fade-in">
                  <anim:set smil:begin="0s" smil:dur="0.00015s" smil:fill="hold" smil:targetElement="id166" smil:attributeName="visibility" smil:to="visible"/>
                  <anim:transitionFilter smil:dur="0.3s" smil:targetElement="id166" smil:type="fade" smil:subtype="crossfade"/>
                </anim:par>
              </anim:par>
              <anim:par smil:begin="1.501s">
                <anim:par smil:begin="0s" smil:fill="hold" presentation:node-type="after-previous" presentation:preset-class="entrance" presentation:preset-id="ooo-entrance-fade-in">
                  <anim:set smil:begin="0s" smil:dur="0.00015s" smil:fill="hold" smil:targetElement="id167" smil:attributeName="visibility" smil:to="visible"/>
                  <anim:transitionFilter smil:dur="0.3s" smil:targetElement="id167" smil:type="fade" smil:subtype="crossfade"/>
                </anim:par>
              </anim:par>
              <anim:par smil:begin="1.801s">
                <anim:par smil:begin="0s" smil:fill="hold" presentation:node-type="after-previous" presentation:preset-class="entrance" presentation:preset-id="ooo-entrance-fade-in">
                  <anim:set smil:begin="0s" smil:dur="0.00015s" smil:fill="hold" smil:targetElement="id168" smil:attributeName="visibility" smil:to="visible"/>
                  <anim:transitionFilter smil:dur="0.3s" smil:targetElement="id168" smil:type="fade" smil:subtype="crossfade"/>
                </anim:par>
              </anim:par>
              <anim:par smil:begin="2.101s">
                <anim:par smil:begin="0s" smil:fill="hold" presentation:node-type="after-previous" presentation:preset-class="entrance" presentation:preset-id="ooo-entrance-fade-in">
                  <anim:set smil:begin="0s" smil:dur="0.00015s" smil:fill="hold" smil:targetElement="id169" anim:sub-item="text" smil:attributeName="visibility" smil:to="visible"/>
                  <anim:transitionFilter smil:dur="0.3s" smil:targetElement="id169" anim:sub-item="text" smil:type="fade" smil:subtype="crossfade"/>
                </anim:par>
              </anim:par>
              <anim:par smil:begin="2.401s">
                <anim:par smil:begin="0s" smil:fill="hold" presentation:node-type="after-previous" presentation:preset-class="entrance" presentation:preset-id="ooo-entrance-fade-in">
                  <anim:set smil:begin="0s" smil:dur="0.00015s" smil:fill="hold" smil:targetElement="id170" smil:attributeName="visibility" smil:to="visible"/>
                  <anim:transitionFilter smil:dur="0.3s" smil:targetElement="id170" smil:type="fade" smil:subtype="crossfade"/>
                </anim:par>
              </anim:par>
              <anim:par smil:begin="2.701s">
                <anim:par smil:begin="0s" smil:fill="hold" presentation:node-type="after-previous" presentation:preset-class="entrance" presentation:preset-id="ooo-entrance-fade-in">
                  <anim:set smil:begin="0s" smil:dur="0.00015s" smil:fill="hold" smil:targetElement="id171" smil:attributeName="visibility" smil:to="visible"/>
                  <anim:transitionFilter smil:dur="0.3s" smil:targetElement="id171" smil:type="fade" smil:subtype="crossfade"/>
                </anim:par>
              </anim:par>
              <anim:par smil:begin="3.001s">
                <anim:par smil:begin="0s" smil:fill="hold" presentation:node-type="after-previous" presentation:preset-class="entrance" presentation:preset-id="ooo-entrance-fade-in">
                  <anim:set smil:begin="0s" smil:dur="0.00015s" smil:fill="hold" smil:targetElement="id172" smil:attributeName="visibility" smil:to="visible"/>
                  <anim:transitionFilter smil:dur="0.3s" smil:targetElement="id172" smil:type="fade" smil:subtype="crossfade"/>
                </anim:par>
              </anim:par>
              <anim:par smil:begin="3.301s">
                <anim:par smil:begin="0s" smil:fill="hold" presentation:node-type="after-previous" presentation:preset-class="entrance" presentation:preset-id="ooo-entrance-fade-in">
                  <anim:set smil:begin="0s" smil:dur="0.00015s" smil:fill="hold" smil:targetElement="id173" anim:sub-item="text" smil:attributeName="visibility" smil:to="visible"/>
                  <anim:transitionFilter smil:dur="0.3s" smil:targetElement="id173" anim:sub-item="text" smil:type="fade" smil:subtype="crossfade"/>
                </anim:par>
              </anim:par>
              <anim:par smil:begin="3.601s">
                <anim:par smil:begin="0s" smil:fill="hold" presentation:node-type="after-previous" presentation:preset-class="entrance" presentation:preset-id="ooo-entrance-fade-in">
                  <anim:set smil:begin="0s" smil:dur="0.00015s" smil:fill="hold" smil:targetElement="id174" smil:attributeName="visibility" smil:to="visible"/>
                  <anim:transitionFilter smil:dur="0.3s" smil:targetElement="id174" smil:type="fade" smil:subtype="crossfade"/>
                </anim:par>
              </anim:par>
              <anim:par smil:begin="3.901s">
                <anim:par smil:begin="0s" smil:fill="hold" presentation:node-type="after-previous" presentation:preset-class="entrance" presentation:preset-id="ooo-entrance-fade-in">
                  <anim:set smil:begin="0s" smil:dur="0.00015s" smil:fill="hold" smil:targetElement="id175" smil:attributeName="visibility" smil:to="visible"/>
                  <anim:transitionFilter smil:dur="0.3s" smil:targetElement="id175" smil:type="fade" smil:subtype="crossfade"/>
                </anim:par>
              </anim:par>
              <anim:par smil:begin="4.201s">
                <anim:par smil:begin="0s" smil:fill="hold" presentation:node-type="after-previous" presentation:preset-class="entrance" presentation:preset-id="ooo-entrance-fade-in">
                  <anim:set smil:begin="0s" smil:dur="0.00015s" smil:fill="hold" smil:targetElement="id176" smil:attributeName="visibility" smil:to="visible"/>
                  <anim:transitionFilter smil:dur="0.3s" smil:targetElement="id176" smil:type="fade" smil:subtype="crossfade"/>
                </anim:par>
              </anim:par>
              <anim:par smil:begin="4.501s">
                <anim:par smil:begin="0s" smil:fill="hold" presentation:node-type="after-previous" presentation:preset-class="entrance" presentation:preset-id="ooo-entrance-fade-in">
                  <anim:set smil:begin="0s" smil:dur="0.00015s" smil:fill="hold" smil:targetElement="id177" anim:sub-item="text" smil:attributeName="visibility" smil:to="visible"/>
                  <anim:transitionFilter smil:dur="0.3s" smil:targetElement="id177" anim:sub-item="text" smil:type="fade" smil:subtype="crossfade"/>
                </anim:par>
              </anim:par>
              <anim:par smil:begin="4.801s">
                <anim:par smil:begin="0s" smil:fill="hold" presentation:node-type="after-previous" presentation:preset-class="entrance" presentation:preset-id="ooo-entrance-fade-in">
                  <anim:set smil:begin="0s" smil:dur="0.00015s" smil:fill="hold" smil:targetElement="id178" smil:attributeName="visibility" smil:to="visible"/>
                  <anim:transitionFilter smil:dur="0.3s" smil:targetElement="id178" smil:type="fade" smil:subtype="crossfade"/>
                </anim:par>
              </anim:par>
              <anim:par smil:begin="5.101s">
                <anim:par smil:begin="0s" smil:fill="hold" presentation:node-type="after-previous" presentation:preset-class="entrance" presentation:preset-id="ooo-entrance-fade-in">
                  <anim:set smil:begin="0s" smil:dur="0.00015s" smil:fill="hold" smil:targetElement="id179" smil:attributeName="visibility" smil:to="visible"/>
                  <anim:transitionFilter smil:dur="0.3s" smil:targetElement="id179" smil:type="fade" smil:subtype="crossfade"/>
                </anim:par>
              </anim:par>
              <anim:par smil:begin="5.401s">
                <anim:par smil:begin="0s" smil:fill="hold" presentation:node-type="after-previous" presentation:preset-class="entrance" presentation:preset-id="ooo-entrance-fade-in">
                  <anim:set smil:begin="0s" smil:dur="0.00015s" smil:fill="hold" smil:targetElement="id180" smil:attributeName="visibility" smil:to="visible"/>
                  <anim:transitionFilter smil:dur="0.3s" smil:targetElement="id180" smil:type="fade" smil:subtype="crossfade"/>
                </anim:par>
              </anim:par>
            </anim:par>
          </anim:seq>
        </anim:par>
        <presentation:notes draw:style-name="dp2">
          <draw:page-thumbnail draw:style-name="gr73" draw:layer="layout" svg:width="0.001cm" svg:height="0.001cm" svg:x="0cm" svg:y="2.123cm" draw:page-number="20" presentation:class="page"/>
          <draw:frame presentation:style-name="pr6" draw:text-style-name="P111" draw:layer="layout" svg:width="17.271cm" svg:height="12.572cm" svg:x="2.159cm" svg:y="13.271cm" presentation:class="notes" presentation:placeholder="true">
            <draw:text-box/>
          </draw:frame>
        </presentation:notes>
      </draw:page>
      <draw:page draw:name="page21" draw:style-name="dp1" draw:master-page-name="dark-background" presentation:presentation-page-layout-name="AL3T32" xml:id="id181" draw:id="id181">
        <draw:g xml:id="id188" draw:id="id188">
          <draw:polygon draw:style-name="gr75" draw:text-style-name="P102" draw:layer="layout" svg:width="13.122cm" svg:height="15.747cm" svg:x="14.877cm" svg:y="0.002cm" svg:viewBox="0 0 13123 15748" draw:points="13123,15748 13123,0 0,0 0,10245 22,10820 83,11312 177,11732 300,12092 446,12402 608,12674 961,13148 1314,13603 1477,13852 1622,14129 1745,14446 1840,14814 1901,15244 1923,15748">
            <text:p text:style-name="P101"><text:span text:style-name="T5">Image:</text:span></text:p>
            <text:p text:style-name="P101"><text:span text:style-name="T5">900x1080</text:span></text:p>
          </draw:polygon>
        </draw:g>
        <draw:frame presentation:style-name="pr20" draw:text-style-name="P121" draw:layer="layout" svg:width="11.721cm" svg:height="5.211cm" svg:x="2.002cm" svg:y="2.27cm" presentation:class="title" presentation:user-transformed="true">
          <draw:text-box>
            <text:p xml:id="id182" text:id="id182" text:style-name="P119"><text:span text:style-name="T40">subtitle</text:span><text:span text:style-name="T41"><text:line-break/></text:span><text:span text:style-name="T42">Jane</text:span><text:span text:style-name="T43"> Doe</text:span><text:span text:style-name="T43"><text:line-break/></text:span><text:span text:style-name="T44">Marketing</text:span></text:p>
          </draw:text-box>
        </draw:frame>
        <draw:frame presentation:style-name="pr25" draw:text-style-name="P122" draw:layer="layout" svg:width="11.266cm" svg:height="2.369cm" svg:x="1.557cm" svg:y="7.156cm">
          <draw:text-box>
            <text:list text:style-name="L3">
              <text:list-header>
                <text:p xml:id="id183" text:id="id183" text:style-name="P83"><text:span text:style-name="T32">Lorem ipsum dolor sit amet, consectetuer adipiscing elit. Suspendisse viverra placerat tortor. Nulla facilisi. </text:span></text:p>
              </text:list-header>
            </text:list>
          </draw:text-box>
        </draw:frame>
        <draw:custom-shape draw:style-name="gr131" draw:text-style-name="P77" xml:id="id184" draw:id="id184" draw:layer="layout" svg:width="12.7cm" svg:height="3.175cm" svg:x="1.505cm" svg:y="10.16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185" draw:id="id185" draw:layer="layout" svg:width="1.647cm" svg:height="1.647cm" svg:x="2.125cm" svg:y="10.881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2.958cm" svg:height="2.059cm" svg:x="3.962cm" svg:y="10.718cm">
          <draw:text-box>
            <text:list text:style-name="L3">
              <text:list-header>
                <text:p xml:id="id186" text:id="id186" text:style-name="P83"><text:span text:style-name="T17">2021</text:span></text:p>
              </text:list-header>
            </text:list>
          </draw:text-box>
        </draw:frame>
        <draw:frame presentation:style-name="pr26" draw:text-style-name="P84" draw:layer="layout" svg:width="6.27cm" svg:height="2.108cm" svg:x="7.22cm" svg:y="10.592cm">
          <draw:text-box>
            <text:list text:style-name="L3">
              <text:list-header>
                <text:p xml:id="id187" text:id="id187" text:style-name="P83"><text:span text:style-name="T39">Lorem ipsum dolor sit amet, consectetuer adipiscing elit. Donec ut urna.</text:span></text:p>
              </text:list-header>
            </text:list>
          </draw:text-box>
        </draw:frame>
        <anim:par presentation:node-type="timing-root">
          <anim:par smil:begin="id18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82" anim:sub-item="text" smil:attributeName="visibility" smil:to="visible"/>
                  <anim:transitionFilter smil:dur="0.3s" smil:targetElement="id18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83" anim:sub-item="text" smil:attributeName="visibility" smil:to="visible"/>
                  <anim:transitionFilter smil:dur="0.3s" smil:targetElement="id183"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84" smil:attributeName="visibility" smil:to="visible"/>
                  <anim:transitionFilter smil:dur="0.3s" smil:targetElement="id184" smil:type="fade" smil:subtype="crossfade"/>
                </anim:par>
              </anim:par>
              <anim:par smil:begin="0.9s">
                <anim:par smil:begin="0s" smil:fill="hold" presentation:node-type="after-previous" presentation:preset-class="entrance" presentation:preset-id="ooo-entrance-fade-in">
                  <anim:set smil:begin="0s" smil:dur="0.00015s" smil:fill="hold" smil:targetElement="id185" smil:attributeName="visibility" smil:to="visible"/>
                  <anim:transitionFilter smil:dur="0.3s" smil:targetElement="id185" smil:type="fade" smil:subtype="crossfade"/>
                </anim:par>
              </anim:par>
              <anim:par smil:begin="1.2s">
                <anim:par smil:begin="0s" smil:fill="hold" presentation:node-type="after-previous" presentation:preset-class="entrance" presentation:preset-id="ooo-entrance-fade-in">
                  <anim:set smil:begin="0s" smil:dur="0.00015s" smil:fill="hold" smil:targetElement="id186" anim:sub-item="text" smil:attributeName="visibility" smil:to="visible"/>
                  <anim:transitionFilter smil:dur="0.3s" smil:targetElement="id186"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187" anim:sub-item="text" smil:attributeName="visibility" smil:to="visible"/>
                  <anim:transitionFilter smil:dur="0.3s" smil:targetElement="id187"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188" smil:attributeName="visibility" smil:to="visible"/>
                  <anim:transitionFilter smil:dur="0.3s" smil:targetElement="id188" smil:type="fade" smil:subtype="crossfade"/>
                </anim:par>
              </anim:par>
            </anim:par>
          </anim:seq>
        </anim:par>
        <presentation:notes draw:style-name="dp2">
          <draw:page-thumbnail draw:style-name="gr73" draw:layer="layout" svg:width="0.001cm" svg:height="0.001cm" svg:x="0cm" svg:y="2.123cm" draw:page-number="21" presentation:class="page"/>
          <draw:frame presentation:style-name="pr6" draw:text-style-name="P111" draw:layer="layout" svg:width="17.271cm" svg:height="12.572cm" svg:x="2.159cm" svg:y="13.271cm" presentation:class="notes" presentation:placeholder="true">
            <draw:text-box/>
          </draw:frame>
        </presentation:notes>
      </draw:page>
      <draw:page draw:name="page22" draw:style-name="dp1" draw:master-page-name="dark-background" presentation:presentation-page-layout-name="AL3T32" xml:id="id189" draw:id="id189">
        <draw:custom-shape draw:style-name="gr132" draw:text-style-name="P113" xml:id="id191" draw:id="id191" draw:layer="layout" svg:width="5.973cm" svg:height="5.973cm" svg:x="1.335cm" svg:y="4.445cm">
          <text:p text:style-name="P112"><text:span text:style-name="T5">Image:</text:span></text:p>
          <text:p text:style-name="P112"><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117" xml:id="id192" draw:id="id192" draw:layer="layout" svg:width="5.973cm" svg:height="5.973cm" svg:x="7.841cm" svg:y="4.445cm">
          <text:p text:style-name="P116"><text:span text:style-name="T5">Image:</text:span></text:p>
          <text:p text:style-name="P11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117" xml:id="id193" draw:id="id193" draw:layer="layout" svg:width="5.973cm" svg:height="5.973cm" svg:x="14.362cm" svg:y="4.445cm">
          <text:p text:style-name="P116"><text:span text:style-name="T5">Image:</text:span></text:p>
          <text:p text:style-name="P11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17" xml:id="id194" draw:id="id194" draw:layer="layout" svg:width="5.973cm" svg:height="5.973cm" svg:x="20.832cm" svg:y="4.445cm">
          <text:p text:style-name="P116"><text:span text:style-name="T5">Image:</text:span></text:p>
          <text:p text:style-name="P116"><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8" draw:text-style-name="P118" draw:layer="layout" svg:width="14.387cm" svg:height="2.675cm" svg:x="6.553cm" svg:y="12.065cm">
          <draw:text-box>
            <text:list text:style-name="L3">
              <text:list-header>
                <text:p xml:id="id199" text:id="id199" text:style-name="P114"><text:span text:style-name="T32">Lorem ipsum dolor sit amet, consectetuer adipiscing elit. Donec ut urna. Sed fringilla. 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190" text:id="id190" text:style-name="P119"><text:span text:style-name="T34">Our </text:span><text:span text:style-name="T35">Team</text:span></text:p>
          </draw:text-box>
        </draw:frame>
        <draw:custom-shape draw:style-name="gr76" draw:text-style-name="P82" xml:id="id195" draw:id="id195" draw:layer="layout" svg:width="1.647cm" svg:height="1.647cm" svg:x="3.433cm" svg:y="9.683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196" draw:id="id196" draw:layer="layout" svg:width="1.647cm" svg:height="1.647cm" svg:x="10.034cm" svg:y="9.684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197" draw:id="id197" draw:layer="layout" svg:width="1.647cm" svg:height="1.647cm" svg:x="16.634cm" svg:y="9.684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198" draw:id="id198" draw:layer="layout" svg:width="1.647cm" svg:height="1.647cm" svg:x="23.034cm" svg:y="9.684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89.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90" anim:sub-item="text" smil:attributeName="visibility" smil:to="visible"/>
                  <anim:transitionFilter smil:dur="0.3s" smil:targetElement="id19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91" smil:attributeName="visibility" smil:to="visible"/>
                  <anim:transitionFilter smil:dur="0.3s" smil:targetElement="id191" smil:type="fade" smil:subtype="crossfade"/>
                </anim:par>
              </anim:par>
              <anim:par smil:begin="0.6s">
                <anim:par smil:begin="0s" smil:fill="hold" presentation:node-type="after-previous" presentation:preset-class="entrance" presentation:preset-id="ooo-entrance-fade-in">
                  <anim:set smil:begin="0s" smil:dur="0.00015s" smil:fill="hold" smil:targetElement="id192" smil:attributeName="visibility" smil:to="visible"/>
                  <anim:transitionFilter smil:dur="0.3s" smil:targetElement="id192" smil:type="fade" smil:subtype="crossfade"/>
                </anim:par>
              </anim:par>
              <anim:par smil:begin="0.9s">
                <anim:par smil:begin="0s" smil:fill="hold" presentation:node-type="after-previous" presentation:preset-class="entrance" presentation:preset-id="ooo-entrance-fade-in">
                  <anim:set smil:begin="0s" smil:dur="0.00015s" smil:fill="hold" smil:targetElement="id193" smil:attributeName="visibility" smil:to="visible"/>
                  <anim:transitionFilter smil:dur="0.3s" smil:targetElement="id193" smil:type="fade" smil:subtype="crossfade"/>
                </anim:par>
              </anim:par>
              <anim:par smil:begin="1.2s">
                <anim:par smil:begin="0s" smil:fill="hold" presentation:node-type="after-previous" presentation:preset-class="entrance" presentation:preset-id="ooo-entrance-fade-in">
                  <anim:set smil:begin="0s" smil:dur="0.00015s" smil:fill="hold" smil:targetElement="id194" smil:attributeName="visibility" smil:to="visible"/>
                  <anim:transitionFilter smil:dur="0.3s" smil:targetElement="id194" smil:type="fade" smil:subtype="crossfade"/>
                </anim:par>
              </anim:par>
              <anim:par smil:begin="1.5s">
                <anim:par smil:begin="0s" smil:fill="hold" presentation:node-type="after-previous" presentation:preset-class="entrance" presentation:preset-id="ooo-entrance-fade-in">
                  <anim:set smil:begin="0s" smil:dur="0.00015s" smil:fill="hold" smil:targetElement="id195" smil:attributeName="visibility" smil:to="visible"/>
                  <anim:transitionFilter smil:dur="0.3s" smil:targetElement="id195" smil:type="fade" smil:subtype="crossfade"/>
                </anim:par>
              </anim:par>
              <anim:par smil:begin="1.8s">
                <anim:par smil:begin="0s" smil:fill="hold" presentation:node-type="after-previous" presentation:preset-class="entrance" presentation:preset-id="ooo-entrance-fade-in">
                  <anim:set smil:begin="0s" smil:dur="0.00015s" smil:fill="hold" smil:targetElement="id196" smil:attributeName="visibility" smil:to="visible"/>
                  <anim:transitionFilter smil:dur="0.3s" smil:targetElement="id196" smil:type="fade" smil:subtype="crossfade"/>
                </anim:par>
              </anim:par>
              <anim:par smil:begin="2.1s">
                <anim:par smil:begin="0s" smil:fill="hold" presentation:node-type="after-previous" presentation:preset-class="entrance" presentation:preset-id="ooo-entrance-fade-in">
                  <anim:set smil:begin="0s" smil:dur="0.00015s" smil:fill="hold" smil:targetElement="id197" smil:attributeName="visibility" smil:to="visible"/>
                  <anim:transitionFilter smil:dur="0.3s" smil:targetElement="id197" smil:type="fade" smil:subtype="crossfade"/>
                </anim:par>
              </anim:par>
              <anim:par smil:begin="2.4s">
                <anim:par smil:begin="0s" smil:fill="hold" presentation:node-type="after-previous" presentation:preset-class="entrance" presentation:preset-id="ooo-entrance-fade-in">
                  <anim:set smil:begin="0s" smil:dur="0.00015s" smil:fill="hold" smil:targetElement="id198" smil:attributeName="visibility" smil:to="visible"/>
                  <anim:transitionFilter smil:dur="0.3s" smil:targetElement="id198" smil:type="fade" smil:subtype="crossfade"/>
                </anim:par>
              </anim:par>
              <anim:par smil:begin="2.7s">
                <anim:par smil:begin="0s" smil:fill="hold" presentation:node-type="after-previous" presentation:preset-class="entrance" presentation:preset-id="ooo-entrance-fade-in">
                  <anim:set smil:begin="0s" smil:dur="0.00015s" smil:fill="hold" smil:targetElement="id199" anim:sub-item="text" smil:attributeName="visibility" smil:to="visible"/>
                  <anim:transitionFilter smil:dur="0.3s" smil:targetElement="id199" anim:sub-item="text" smil:type="fade" smil:subtype="crossfade"/>
                </anim:par>
              </anim:par>
            </anim:par>
          </anim:seq>
        </anim:par>
        <presentation:notes draw:style-name="dp2">
          <draw:page-thumbnail draw:style-name="gr73" draw:layer="layout" svg:width="0.001cm" svg:height="0.001cm" svg:x="0cm" svg:y="2.123cm" draw:page-number="22" presentation:class="page"/>
          <draw:frame presentation:style-name="pr6" draw:text-style-name="P111" draw:layer="layout" svg:width="17.271cm" svg:height="12.572cm" svg:x="2.159cm" svg:y="13.271cm" presentation:class="notes" presentation:placeholder="true">
            <draw:text-box/>
          </draw:frame>
        </presentation:notes>
      </draw:page>
      <draw:page draw:name="page23" draw:style-name="dp1" draw:master-page-name="dark-background" presentation:presentation-page-layout-name="AL3T32" xml:id="id200" draw:id="id200">
        <draw:custom-shape draw:style-name="gr136" draw:text-style-name="P113" xml:id="id202" draw:id="id202" draw:layer="layout" svg:width="11.938cm" svg:height="5.973cm" svg:x="1.535cm" svg:y="4.445cm">
          <text:p text:style-name="P112"><text:span text:style-name="T5">Image:</text:span></text:p>
          <text:p text:style-name="P112"><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117" xml:id="id205" draw:id="id205" draw:layer="layout" svg:width="11.938cm" svg:height="5.973cm" svg:x="14.567cm" svg:y="4.445cm">
          <text:p text:style-name="P116"><text:span text:style-name="T5">Image:</text:span></text:p>
          <text:p text:style-name="P116"><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text-style-name="P118" draw:layer="layout" svg:width="18.415cm" svg:height="2.476cm" svg:x="4.445cm" svg:y="12.264cm">
          <draw:text-box>
            <text:list text:style-name="L3">
              <text:list-header>
                <text:p xml:id="id208" text:id="id208" text:style-name="P114"><text:span text:style-name="T29">Lorem ipsum dolorem amet</text:span></text:p>
                <text:p text:style-name="P114"><text:span text:style-name="T16"/></text:p>
                <text:p xml:id="id209" text:id="id209" text:style-name="P114"><text:span text:style-name="T32">Lorem ipsum dolor sit amet, consectetuer adipiscing elit. Donec ut urna. Sed fringilla. 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201" text:id="id201" text:style-name="P119"><text:span text:style-name="T34">Our </text:span><text:span text:style-name="T35">Team</text:span></text:p>
          </draw:text-box>
        </draw:frame>
        <draw:custom-shape draw:style-name="gr138" draw:text-style-name="P137" xml:id="id203" draw:id="id203" draw:layer="layout" svg:width="1.647cm" svg:height="1.647cm" svg:x="2.905cm" svg:y="9.683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37" xml:id="id204" draw:id="id204" draw:layer="layout" svg:width="6.995cm" svg:height="1.647cm" svg:x="5.205cm" svg:y="9.683cm">
          <text:list text:style-name="L1">
            <text:list-header>
              <text:p text:style-name="P93"><text:span text:style-name="T26">Develop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35" xml:id="id206" draw:id="id206" draw:layer="layout" svg:width="1.647cm" svg:height="1.647cm" svg:x="15.976cm" svg:y="9.683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135" xml:id="id207" draw:id="id207" draw:layer="layout" svg:width="6.995cm" svg:height="1.647cm" svg:x="18.276cm" svg:y="9.683cm">
          <text:list text:style-name="L1">
            <text:list-header>
              <text:p text:style-name="P93"><text:span text:style-name="T26">Design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0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01" anim:sub-item="text" smil:attributeName="visibility" smil:to="visible"/>
                  <anim:transitionFilter smil:dur="0.3s" smil:targetElement="id20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02" smil:attributeName="visibility" smil:to="visible"/>
                  <anim:transitionFilter smil:dur="0.3s" smil:targetElement="id202" smil:type="fade" smil:subtype="crossfade"/>
                </anim:par>
              </anim:par>
              <anim:par smil:begin="0.6s">
                <anim:par smil:begin="0s" smil:fill="hold" presentation:node-type="after-previous" presentation:preset-class="entrance" presentation:preset-id="ooo-entrance-fade-in">
                  <anim:set smil:begin="0s" smil:dur="0.00015s" smil:fill="hold" smil:targetElement="id203" smil:attributeName="visibility" smil:to="visible"/>
                  <anim:transitionFilter smil:dur="0.3s" smil:targetElement="id203" smil:type="fade" smil:subtype="crossfade"/>
                </anim:par>
              </anim:par>
              <anim:par smil:begin="0.9s">
                <anim:par smil:begin="0s" smil:fill="hold" presentation:node-type="after-previous" presentation:preset-class="entrance" presentation:preset-id="ooo-entrance-fade-in">
                  <anim:set smil:begin="0s" smil:dur="0.00015s" smil:fill="hold" smil:targetElement="id204" smil:attributeName="visibility" smil:to="visible"/>
                  <anim:transitionFilter smil:dur="0.3s" smil:targetElement="id204" smil:type="fade" smil:subtype="crossfade"/>
                </anim:par>
              </anim:par>
              <anim:par smil:begin="1.2s">
                <anim:par smil:begin="0s" smil:fill="hold" presentation:node-type="after-previous" presentation:preset-class="entrance" presentation:preset-id="ooo-entrance-fade-in">
                  <anim:set smil:begin="0s" smil:dur="0.00015s" smil:fill="hold" smil:targetElement="id205" smil:attributeName="visibility" smil:to="visible"/>
                  <anim:transitionFilter smil:dur="0.3s" smil:targetElement="id205" smil:type="fade" smil:subtype="crossfade"/>
                </anim:par>
              </anim:par>
              <anim:par smil:begin="1.5s">
                <anim:par smil:begin="0s" smil:fill="hold" presentation:node-type="after-previous" presentation:preset-class="entrance" presentation:preset-id="ooo-entrance-fade-in">
                  <anim:set smil:begin="0s" smil:dur="0.00015s" smil:fill="hold" smil:targetElement="id206" smil:attributeName="visibility" smil:to="visible"/>
                  <anim:transitionFilter smil:dur="0.3s" smil:targetElement="id206" smil:type="fade" smil:subtype="crossfade"/>
                </anim:par>
              </anim:par>
              <anim:par smil:begin="1.8s">
                <anim:par smil:begin="0s" smil:fill="hold" presentation:node-type="after-previous" presentation:preset-class="entrance" presentation:preset-id="ooo-entrance-fade-in">
                  <anim:set smil:begin="0s" smil:dur="0.00015s" smil:fill="hold" smil:targetElement="id207" smil:attributeName="visibility" smil:to="visible"/>
                  <anim:transitionFilter smil:dur="0.3s" smil:targetElement="id207" smil:type="fade" smil:subtype="crossfade"/>
                </anim:par>
              </anim:par>
              <anim:par smil:begin="2.1s">
                <anim:par smil:begin="0s" smil:fill="hold" presentation:node-type="after-previous" presentation:preset-class="entrance" presentation:preset-id="ooo-entrance-fade-in">
                  <anim:set smil:begin="0s" smil:dur="0.00015s" smil:fill="hold" smil:targetElement="id208" anim:sub-item="text" smil:attributeName="visibility" smil:to="visible"/>
                  <anim:transitionFilter smil:dur="0.3s" smil:targetElement="id208"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209" anim:sub-item="text" smil:attributeName="visibility" smil:to="visible"/>
                  <anim:transitionFilter smil:dur="0.3s" smil:targetElement="id209" anim:sub-item="text" smil:type="fade" smil:subtype="crossfade"/>
                </anim:par>
              </anim:par>
            </anim:par>
          </anim:seq>
        </anim:par>
        <presentation:notes draw:style-name="dp2">
          <draw:page-thumbnail draw:style-name="gr73" draw:layer="layout" svg:width="0.001cm" svg:height="0.001cm" svg:x="0cm" svg:y="2.123cm" draw:page-number="23" presentation:class="page"/>
          <draw:frame presentation:style-name="pr6" draw:text-style-name="P111" draw:layer="layout" svg:width="17.271cm" svg:height="12.572cm" svg:x="2.159cm" svg:y="13.271cm" presentation:class="notes" presentation:placeholder="true">
            <draw:text-box/>
          </draw:frame>
        </presentation:notes>
      </draw:page>
      <draw:page draw:name="page24" draw:style-name="dp1" draw:master-page-name="dark-background" presentation:presentation-page-layout-name="AL3T32" xml:id="id210" draw:id="id210">
        <draw:custom-shape draw:style-name="gr142" draw:text-style-name="P113" xml:id="id212" draw:id="id212" draw:layer="layout" svg:width="9.403cm" svg:height="4.705cm" svg:x="4.135cm" svg:y="2.945cm">
          <text:p text:style-name="P112"><text:span text:style-name="T5">Image:</text:span></text:p>
          <text:p text:style-name="P112"><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117" xml:id="id215" draw:id="id215" draw:layer="layout" svg:width="9.403cm" svg:height="4.705cm" svg:x="15.1cm" svg:y="2.945cm">
          <text:p text:style-name="P116"><text:span text:style-name="T5">Image:</text:span></text:p>
          <text:p text:style-name="P116"><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80" draw:layer="layout" svg:width="25.269cm" svg:height="1.905cm" svg:x="1.401cm" svg:y="1.27cm" presentation:class="title" presentation:user-transformed="true">
          <draw:text-box>
            <text:p xml:id="id211" text:id="id211" text:style-name="P119"><text:span text:style-name="T34">Our </text:span><text:span text:style-name="T35">Team</text:span></text:p>
          </draw:text-box>
        </draw:frame>
        <draw:custom-shape draw:style-name="gr144" draw:text-style-name="P137" xml:id="id213" draw:id="id213" draw:layer="layout" svg:width="1.298cm" svg:height="1.297cm" svg:x="5.214cm" svg:y="7.07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137" xml:id="id214" draw:id="id214" draw:layer="layout" svg:width="5.509cm" svg:height="1.297cm" svg:x="7.026cm" svg:y="7.071cm">
          <text:list text:style-name="L1">
            <text:list-header>
              <text:p text:style-name="P93"><text:span text:style-name="T26">CE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135" xml:id="id216" draw:id="id216" draw:layer="layout" svg:width="1.297cm" svg:height="1.297cm" svg:x="16.21cm" svg:y="7.07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135" xml:id="id217" draw:id="id217" draw:layer="layout" svg:width="5.51cm" svg:height="1.297cm" svg:x="18.021cm" svg:y="7.071cm">
          <text:list text:style-name="L1">
            <text:list-header>
              <text:p text:style-name="P93"><text:span text:style-name="T26">CT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113" xml:id="id218" draw:id="id218" draw:layer="layout" svg:width="9.403cm" svg:height="4.705cm" svg:x="4.135cm" svg:y="8.834cm">
          <text:p text:style-name="P112"><text:span text:style-name="T5">Image:</text:span></text:p>
          <text:p text:style-name="P112"><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117" xml:id="id221" draw:id="id221" draw:layer="layout" svg:width="9.403cm" svg:height="4.705cm" svg:x="15.1cm" svg:y="8.834cm">
          <text:p text:style-name="P116"><text:span text:style-name="T5">Image:</text:span></text:p>
          <text:p text:style-name="P116"><text:span text:style-name="T33">1080x</text:span><text:span text:style-name="T5">540</text:span></text:p>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38" xml:id="id219" draw:id="id219" draw:layer="layout" svg:width="1.298cm" svg:height="1.296cm" svg:x="5.214cm" svg:y="12.9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38" xml:id="id220" draw:id="id220" draw:layer="layout" svg:width="5.509cm" svg:height="1.296cm" svg:x="7.026cm" svg:y="12.961cm">
          <text:list text:style-name="L1">
            <text:list-header>
              <text:p text:style-name="P93"><text:span text:style-name="T26">CM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39" xml:id="id222" draw:id="id222" draw:layer="layout" svg:width="1.297cm" svg:height="1.296cm" svg:x="16.21cm" svg:y="12.9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39" xml:id="id223" draw:id="id223" draw:layer="layout" svg:width="5.51cm" svg:height="1.296cm" svg:x="18.021cm" svg:y="12.961cm">
          <text:list text:style-name="L1">
            <text:list-header>
              <text:p text:style-name="P93"><text:span text:style-name="T26">CO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1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11" anim:sub-item="text" smil:attributeName="visibility" smil:to="visible"/>
                  <anim:transitionFilter smil:dur="0.3s" smil:targetElement="id21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12" smil:attributeName="visibility" smil:to="visible"/>
                  <anim:transitionFilter smil:dur="0.3s" smil:targetElement="id212" smil:type="fade" smil:subtype="crossfade"/>
                </anim:par>
              </anim:par>
              <anim:par smil:begin="0.6s">
                <anim:par smil:begin="0s" smil:fill="hold" presentation:node-type="after-previous" presentation:preset-class="entrance" presentation:preset-id="ooo-entrance-fade-in">
                  <anim:set smil:begin="0s" smil:dur="0.00015s" smil:fill="hold" smil:targetElement="id213" smil:attributeName="visibility" smil:to="visible"/>
                  <anim:transitionFilter smil:dur="0.3s" smil:targetElement="id213" smil:type="fade" smil:subtype="crossfade"/>
                </anim:par>
              </anim:par>
              <anim:par smil:begin="0.9s">
                <anim:par smil:begin="0s" smil:fill="hold" presentation:node-type="after-previous" presentation:preset-class="entrance" presentation:preset-id="ooo-entrance-fade-in">
                  <anim:set smil:begin="0s" smil:dur="0.00015s" smil:fill="hold" smil:targetElement="id214" smil:attributeName="visibility" smil:to="visible"/>
                  <anim:transitionFilter smil:dur="0.3s" smil:targetElement="id214" smil:type="fade" smil:subtype="crossfade"/>
                </anim:par>
              </anim:par>
              <anim:par smil:begin="1.2s">
                <anim:par smil:begin="0s" smil:fill="hold" presentation:node-type="after-previous" presentation:preset-class="entrance" presentation:preset-id="ooo-entrance-fade-in">
                  <anim:set smil:begin="0s" smil:dur="0.00015s" smil:fill="hold" smil:targetElement="id215" smil:attributeName="visibility" smil:to="visible"/>
                  <anim:transitionFilter smil:dur="0.3s" smil:targetElement="id215" smil:type="fade" smil:subtype="crossfade"/>
                </anim:par>
              </anim:par>
              <anim:par smil:begin="1.5s">
                <anim:par smil:begin="0s" smil:fill="hold" presentation:node-type="after-previous" presentation:preset-class="entrance" presentation:preset-id="ooo-entrance-fade-in">
                  <anim:set smil:begin="0s" smil:dur="0.00015s" smil:fill="hold" smil:targetElement="id216" smil:attributeName="visibility" smil:to="visible"/>
                  <anim:transitionFilter smil:dur="0.3s" smil:targetElement="id216" smil:type="fade" smil:subtype="crossfade"/>
                </anim:par>
              </anim:par>
              <anim:par smil:begin="1.8s">
                <anim:par smil:begin="0s" smil:fill="hold" presentation:node-type="after-previous" presentation:preset-class="entrance" presentation:preset-id="ooo-entrance-fade-in">
                  <anim:set smil:begin="0s" smil:dur="0.00015s" smil:fill="hold" smil:targetElement="id217" smil:attributeName="visibility" smil:to="visible"/>
                  <anim:transitionFilter smil:dur="0.3s" smil:targetElement="id217" smil:type="fade" smil:subtype="crossfade"/>
                </anim:par>
              </anim:par>
              <anim:par smil:begin="2.1s">
                <anim:par smil:begin="0s" smil:fill="hold" presentation:node-type="after-previous" presentation:preset-class="entrance" presentation:preset-id="ooo-entrance-fade-in">
                  <anim:set smil:begin="0s" smil:dur="0.00015s" smil:fill="hold" smil:targetElement="id218" smil:attributeName="visibility" smil:to="visible"/>
                  <anim:transitionFilter smil:dur="0.3s" smil:targetElement="id218" smil:type="fade" smil:subtype="crossfade"/>
                </anim:par>
              </anim:par>
              <anim:par smil:begin="2.4s">
                <anim:par smil:begin="0s" smil:fill="hold" presentation:node-type="after-previous" presentation:preset-class="entrance" presentation:preset-id="ooo-entrance-fade-in">
                  <anim:set smil:begin="0s" smil:dur="0.00015s" smil:fill="hold" smil:targetElement="id219" smil:attributeName="visibility" smil:to="visible"/>
                  <anim:transitionFilter smil:dur="0.3s" smil:targetElement="id219" smil:type="fade" smil:subtype="crossfade"/>
                </anim:par>
              </anim:par>
              <anim:par smil:begin="2.7s">
                <anim:par smil:begin="0s" smil:fill="hold" presentation:node-type="after-previous" presentation:preset-class="entrance" presentation:preset-id="ooo-entrance-fade-in">
                  <anim:set smil:begin="0s" smil:dur="0.00015s" smil:fill="hold" smil:targetElement="id220" smil:attributeName="visibility" smil:to="visible"/>
                  <anim:transitionFilter smil:dur="0.3s" smil:targetElement="id220" smil:type="fade" smil:subtype="crossfade"/>
                </anim:par>
              </anim:par>
              <anim:par smil:begin="3s">
                <anim:par smil:begin="0s" smil:fill="hold" presentation:node-type="after-previous" presentation:preset-class="entrance" presentation:preset-id="ooo-entrance-fade-in">
                  <anim:set smil:begin="0s" smil:dur="0.00015s" smil:fill="hold" smil:targetElement="id221" smil:attributeName="visibility" smil:to="visible"/>
                  <anim:transitionFilter smil:dur="0.3s" smil:targetElement="id221" smil:type="fade" smil:subtype="crossfade"/>
                </anim:par>
              </anim:par>
              <anim:par smil:begin="3.3s">
                <anim:par smil:begin="0s" smil:fill="hold" presentation:node-type="after-previous" presentation:preset-class="entrance" presentation:preset-id="ooo-entrance-fade-in">
                  <anim:set smil:begin="0s" smil:dur="0.00015s" smil:fill="hold" smil:targetElement="id222" smil:attributeName="visibility" smil:to="visible"/>
                  <anim:transitionFilter smil:dur="0.3s" smil:targetElement="id222" smil:type="fade" smil:subtype="crossfade"/>
                </anim:par>
              </anim:par>
              <anim:par smil:begin="3.6s">
                <anim:par smil:begin="0s" smil:fill="hold" presentation:node-type="after-previous" presentation:preset-class="entrance" presentation:preset-id="ooo-entrance-fade-in">
                  <anim:set smil:begin="0s" smil:dur="0.00015s" smil:fill="hold" smil:targetElement="id223" smil:attributeName="visibility" smil:to="visible"/>
                  <anim:transitionFilter smil:dur="0.3s" smil:targetElement="id223" smil:type="fade" smil:subtype="crossfade"/>
                </anim:par>
              </anim:par>
            </anim:par>
          </anim:seq>
        </anim:par>
        <presentation:notes draw:style-name="dp2">
          <draw:page-thumbnail draw:style-name="gr73" draw:layer="layout" svg:width="0.001cm" svg:height="0.001cm" svg:x="0cm" svg:y="2.123cm" draw:page-number="24" presentation:class="page"/>
          <draw:frame presentation:style-name="pr6" draw:text-style-name="P111" draw:layer="layout" svg:width="17.271cm" svg:height="12.572cm" svg:x="2.159cm" svg:y="13.271cm" presentation:class="notes" presentation:placeholder="true">
            <draw:text-box/>
          </draw:frame>
        </presentation:notes>
      </draw:page>
      <draw:page draw:name="page25" draw:style-name="dp1" draw:master-page-name="dark-background" presentation:presentation-page-layout-name="AL3T32" xml:id="id224" draw:id="id224">
        <draw:frame presentation:style-name="pr18" draw:text-style-name="P121" draw:layer="layout" svg:width="25.163cm" svg:height="1.905cm" svg:x="1.407cm" svg:y="1.276cm" presentation:class="title" presentation:user-transformed="true">
          <draw:text-box>
            <text:p xml:id="id225" text:id="id225" text:style-name="P119"><text:span text:style-name="T34">Company </text:span><text:span text:style-name="T35">Timeline</text:span></text:p>
          </draw:text-box>
        </draw:frame>
        <draw:path draw:style-name="gr154" draw:text-style-name="P140" xml:id="id226" draw:id="id226" draw:layer="layout" svg:width="22.224cm" svg:height="1.904cm" svg:x="6.985cm" svg:y="6.985cm" svg:viewBox="0 0 22225 1905" svg:d="M0 0c5715 0 6350 1915 8890 1905 2540 0 4445-1905 8255-1905 2540 0 5080 1905 5080 1905">
          <text:p/>
        </draw:path>
        <draw:custom-shape draw:style-name="gr155" draw:text-style-name="P113" xml:id="id228" draw:id="id228" draw:layer="layout" svg:width="6.536cm" svg:height="6.481cm" svg:x="3.81cm" svg:y="8.255cm">
          <text:p text:style-name="P112"><text:span text:style-name="T5"/></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4.078cm" svg:y="10.789cm">
          <draw:text-box>
            <text:list text:style-name="L3">
              <text:list-header>
                <text:p xml:id="id231" text:id="id231" text:style-name="P83"><text:span text:style-name="T16">2017</text:span></text:p>
                <text:p text:style-name="P83"><text:span text:style-name="T32"/></text:p>
                <text:p xml:id="id232" text:id="id232" text:style-name="P83"><text:span text:style-name="T32">Lorem ipsum dolor sit amet, consectetuer adipiscing elit. </text:span></text:p>
              </text:list-header>
            </text:list>
          </draw:text-box>
        </draw:frame>
        <draw:frame presentation:style-name="pr30" draw:text-style-name="P141" draw:layer="layout" svg:width="1.739cm" svg:height="1.312cm" svg:x="8.256cm" svg:y="8.501cm">
          <draw:text-box>
            <text:list text:style-name="L3">
              <text:list-header>
                <text:p xml:id="id230" text:id="id230" text:style-name="P114"><text:span text:style-name="T11">1/6</text:span></text:p>
              </text:list-header>
            </text:list>
          </draw:text-box>
        </draw:frame>
        <draw:custom-shape draw:style-name="gr156" draw:text-style-name="P138" xml:id="id229" draw:id="id229" draw:layer="layout" svg:width="1.647cm" svg:height="1.647cm" svg:x="4.364cm" svg:y="8.80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13" xml:id="id234" draw:id="id234" draw:layer="layout" svg:width="6.536cm" svg:height="6.481cm" svg:x="12.7cm" svg:y="0.635cm">
          <text:p text:style-name="P112"><text:span text:style-name="T5"/></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12.968cm" svg:y="3.169cm">
          <draw:text-box>
            <text:list text:style-name="L3">
              <text:list-header>
                <text:p xml:id="id237" text:id="id237" text:style-name="P83"><text:span text:style-name="T16">2018</text:span></text:p>
                <text:p text:style-name="P83"><text:span text:style-name="T32"/></text:p>
                <text:p xml:id="id238" text:id="id238" text:style-name="P83"><text:span text:style-name="T32">Lorem ipsum dolor sit amet, consectetuer adipiscing elit. </text:span></text:p>
              </text:list-header>
            </text:list>
          </draw:text-box>
        </draw:frame>
        <draw:frame presentation:style-name="pr30" draw:text-style-name="P141" draw:layer="layout" svg:width="1.739cm" svg:height="1.312cm" svg:x="17.146cm" svg:y="0.881cm">
          <draw:text-box>
            <text:list text:style-name="L3">
              <text:list-header>
                <text:p xml:id="id236" text:id="id236" text:style-name="P114"><text:span text:style-name="T11">2/6</text:span></text:p>
              </text:list-header>
            </text:list>
          </draw:text-box>
        </draw:frame>
        <draw:custom-shape draw:style-name="gr158" draw:text-style-name="P113" xml:id="id240" draw:id="id240" draw:layer="layout" svg:width="6.536cm" svg:height="6.481cm" svg:x="20.32cm" svg:y="8.534cm">
          <text:p text:style-name="P112"><text:span text:style-name="T5"/></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42" xml:id="id241" draw:id="id241" draw:layer="layout" svg:width="1.647cm" svg:height="1.647cm" svg:x="20.809cm" svg:y="9.052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20.588cm" svg:y="11.068cm">
          <draw:text-box>
            <text:list text:style-name="L3">
              <text:list-header>
                <text:p xml:id="id243" text:id="id243" text:style-name="P83"><text:span text:style-name="T16">2019</text:span></text:p>
                <text:p text:style-name="P83"><text:span text:style-name="T32"/></text:p>
                <text:p xml:id="id244" text:id="id244" text:style-name="P83"><text:span text:style-name="T32">Lorem ipsum dolor sit amet, consectetuer adipiscing elit. </text:span></text:p>
              </text:list-header>
            </text:list>
          </draw:text-box>
        </draw:frame>
        <draw:frame presentation:style-name="pr30" draw:text-style-name="P141" draw:layer="layout" svg:width="1.739cm" svg:height="1.312cm" svg:x="24.766cm" svg:y="8.78cm">
          <draw:text-box>
            <text:list text:style-name="L3">
              <text:list-header>
                <text:p xml:id="id242" text:id="id242" text:style-name="P114"><text:span text:style-name="T11">3/6</text:span></text:p>
              </text:list-header>
            </text:list>
          </draw:text-box>
        </draw:frame>
        <draw:custom-shape draw:style-name="gr160" draw:text-style-name="P143" xml:id="id235" draw:id="id235" draw:layer="layout" svg:width="1.647cm" svg:height="1.647cm" svg:x="13.195cm" svg:y="1.147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44" xml:id="id227" draw:id="id227" draw:layer="layout" svg:width="0.635cm" svg:height="0.635cm" svg:x="6.82cm" svg:y="6.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44" xml:id="id233" draw:id="id233" draw:layer="layout" svg:width="0.635cm" svg:height="0.635cm" svg:x="15.521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44" xml:id="id239" draw:id="id239" draw:layer="layout" svg:width="0.635cm" svg:height="0.635cm" svg:x="23.521cm" svg:y="6.71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24.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25" anim:sub-item="text" smil:attributeName="visibility" smil:to="visible"/>
                  <anim:transitionFilter smil:dur="0.3s" smil:targetElement="id22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26" smil:attributeName="visibility" smil:to="visible"/>
                  <anim:transitionFilter smil:dur="0.3s" smil:targetElement="id226" smil:type="fade" smil:subtype="crossfade"/>
                </anim:par>
              </anim:par>
              <anim:par smil:begin="0.6s">
                <anim:par smil:begin="0s" smil:fill="hold" presentation:node-type="after-previous" presentation:preset-class="entrance" presentation:preset-id="ooo-entrance-fade-in">
                  <anim:set smil:begin="0s" smil:dur="0.00015s" smil:fill="hold" smil:targetElement="id227" smil:attributeName="visibility" smil:to="visible"/>
                  <anim:transitionFilter smil:dur="0.3s" smil:targetElement="id227" smil:type="fade" smil:subtype="crossfade"/>
                </anim:par>
              </anim:par>
              <anim:par smil:begin="0.9s">
                <anim:par smil:begin="0s" smil:fill="hold" presentation:node-type="after-previous" presentation:preset-class="entrance" presentation:preset-id="ooo-entrance-fade-in">
                  <anim:set smil:begin="0s" smil:dur="0.00015s" smil:fill="hold" smil:targetElement="id228" smil:attributeName="visibility" smil:to="visible"/>
                  <anim:transitionFilter smil:dur="0.3s" smil:targetElement="id228" smil:type="fade" smil:subtype="crossfade"/>
                </anim:par>
              </anim:par>
              <anim:par smil:begin="1.2s">
                <anim:par smil:begin="0s" smil:fill="hold" presentation:node-type="after-previous" presentation:preset-class="entrance" presentation:preset-id="ooo-entrance-fade-in">
                  <anim:set smil:begin="0s" smil:dur="0.00015s" smil:fill="hold" smil:targetElement="id229" smil:attributeName="visibility" smil:to="visible"/>
                  <anim:transitionFilter smil:dur="0.3s" smil:targetElement="id229" smil:type="fade" smil:subtype="crossfade"/>
                </anim:par>
              </anim:par>
              <anim:par smil:begin="1.5s">
                <anim:par smil:begin="0s" smil:fill="hold" presentation:node-type="after-previous" presentation:preset-class="entrance" presentation:preset-id="ooo-entrance-fade-in">
                  <anim:set smil:begin="0s" smil:dur="0.00015s" smil:fill="hold" smil:targetElement="id230" anim:sub-item="text" smil:attributeName="visibility" smil:to="visible"/>
                  <anim:transitionFilter smil:dur="0.3s" smil:targetElement="id230"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31" anim:sub-item="text" smil:attributeName="visibility" smil:to="visible"/>
                  <anim:transitionFilter smil:dur="0.3s" smil:targetElement="id231"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232" anim:sub-item="text" smil:attributeName="visibility" smil:to="visible"/>
                  <anim:transitionFilter smil:dur="0.3s" smil:targetElement="id232"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233" smil:attributeName="visibility" smil:to="visible"/>
                  <anim:transitionFilter smil:dur="0.3s" smil:targetElement="id233" smil:type="fade" smil:subtype="crossfade"/>
                </anim:par>
              </anim:par>
              <anim:par smil:begin="2.7s">
                <anim:par smil:begin="0s" smil:fill="hold" presentation:node-type="after-previous" presentation:preset-class="entrance" presentation:preset-id="ooo-entrance-fade-in">
                  <anim:set smil:begin="0s" smil:dur="0.00015s" smil:fill="hold" smil:targetElement="id234" smil:attributeName="visibility" smil:to="visible"/>
                  <anim:transitionFilter smil:dur="0.3s" smil:targetElement="id234" smil:type="fade" smil:subtype="crossfade"/>
                </anim:par>
              </anim:par>
              <anim:par smil:begin="3s">
                <anim:par smil:begin="0s" smil:fill="hold" presentation:node-type="after-previous" presentation:preset-class="entrance" presentation:preset-id="ooo-entrance-fade-in">
                  <anim:set smil:begin="0s" smil:dur="0.00015s" smil:fill="hold" smil:targetElement="id235" smil:attributeName="visibility" smil:to="visible"/>
                  <anim:transitionFilter smil:dur="0.3s" smil:targetElement="id235" smil:type="fade" smil:subtype="crossfade"/>
                </anim:par>
              </anim:par>
              <anim:par smil:begin="3.3s">
                <anim:par smil:begin="0s" smil:fill="hold" presentation:node-type="after-previous" presentation:preset-class="entrance" presentation:preset-id="ooo-entrance-fade-in">
                  <anim:set smil:begin="0s" smil:dur="0.00015s" smil:fill="hold" smil:targetElement="id236" anim:sub-item="text" smil:attributeName="visibility" smil:to="visible"/>
                  <anim:transitionFilter smil:dur="0.3s" smil:targetElement="id236" anim:sub-item="text" smil:type="fade" smil:subtype="crossfade"/>
                </anim:par>
              </anim:par>
              <anim:par smil:begin="3.6s">
                <anim:par smil:begin="0s" smil:fill="hold" presentation:node-type="after-previous" presentation:preset-class="entrance" presentation:preset-id="ooo-entrance-fade-in">
                  <anim:set smil:begin="0s" smil:dur="0.00015s" smil:fill="hold" smil:targetElement="id237" anim:sub-item="text" smil:attributeName="visibility" smil:to="visible"/>
                  <anim:transitionFilter smil:dur="0.3s" smil:targetElement="id237" anim:sub-item="text" smil:type="fade" smil:subtype="crossfade"/>
                </anim:par>
              </anim:par>
              <anim:par smil:begin="3.9s">
                <anim:par smil:begin="0s" smil:fill="hold" presentation:node-type="after-previous" presentation:preset-class="entrance" presentation:preset-id="ooo-entrance-fade-in">
                  <anim:set smil:begin="0s" smil:dur="0.00015s" smil:fill="hold" smil:targetElement="id238" anim:sub-item="text" smil:attributeName="visibility" smil:to="visible"/>
                  <anim:transitionFilter smil:dur="0.3s" smil:targetElement="id238" anim:sub-item="text" smil:type="fade" smil:subtype="crossfade"/>
                </anim:par>
              </anim:par>
              <anim:par smil:begin="4.2s">
                <anim:par smil:begin="0s" smil:fill="hold" presentation:node-type="after-previous" presentation:preset-class="entrance" presentation:preset-id="ooo-entrance-fade-in">
                  <anim:set smil:begin="0s" smil:dur="0.00015s" smil:fill="hold" smil:targetElement="id239" smil:attributeName="visibility" smil:to="visible"/>
                  <anim:transitionFilter smil:dur="0.3s" smil:targetElement="id239" smil:type="fade" smil:subtype="crossfade"/>
                </anim:par>
              </anim:par>
              <anim:par smil:begin="4.5s">
                <anim:par smil:begin="0s" smil:fill="hold" presentation:node-type="after-previous" presentation:preset-class="entrance" presentation:preset-id="ooo-entrance-fade-in">
                  <anim:set smil:begin="0s" smil:dur="0.00015s" smil:fill="hold" smil:targetElement="id240" smil:attributeName="visibility" smil:to="visible"/>
                  <anim:transitionFilter smil:dur="0.3s" smil:targetElement="id240" smil:type="fade" smil:subtype="crossfade"/>
                </anim:par>
              </anim:par>
              <anim:par smil:begin="4.8s">
                <anim:par smil:begin="0s" smil:fill="hold" presentation:node-type="after-previous" presentation:preset-class="entrance" presentation:preset-id="ooo-entrance-fade-in">
                  <anim:set smil:begin="0s" smil:dur="0.00015s" smil:fill="hold" smil:targetElement="id241" smil:attributeName="visibility" smil:to="visible"/>
                  <anim:transitionFilter smil:dur="0.3s" smil:targetElement="id241" smil:type="fade" smil:subtype="crossfade"/>
                </anim:par>
              </anim:par>
              <anim:par smil:begin="5.1s">
                <anim:par smil:begin="0s" smil:fill="hold" presentation:node-type="after-previous" presentation:preset-class="entrance" presentation:preset-id="ooo-entrance-fade-in">
                  <anim:set smil:begin="0s" smil:dur="0.00015s" smil:fill="hold" smil:targetElement="id242" anim:sub-item="text" smil:attributeName="visibility" smil:to="visible"/>
                  <anim:transitionFilter smil:dur="0.3s" smil:targetElement="id242" anim:sub-item="text" smil:type="fade" smil:subtype="crossfade"/>
                </anim:par>
              </anim:par>
              <anim:par smil:begin="5.4s">
                <anim:par smil:begin="0s" smil:fill="hold" presentation:node-type="after-previous" presentation:preset-class="entrance" presentation:preset-id="ooo-entrance-fade-in">
                  <anim:set smil:begin="0s" smil:dur="0.00015s" smil:fill="hold" smil:targetElement="id243" anim:sub-item="text" smil:attributeName="visibility" smil:to="visible"/>
                  <anim:transitionFilter smil:dur="0.3s" smil:targetElement="id243" anim:sub-item="text" smil:type="fade" smil:subtype="crossfade"/>
                </anim:par>
              </anim:par>
              <anim:par smil:begin="5.7s">
                <anim:par smil:begin="0s" smil:fill="hold" presentation:node-type="after-previous" presentation:preset-class="entrance" presentation:preset-id="ooo-entrance-fade-in">
                  <anim:set smil:begin="0s" smil:dur="0.00015s" smil:fill="hold" smil:targetElement="id244" anim:sub-item="text" smil:attributeName="visibility" smil:to="visible"/>
                  <anim:transitionFilter smil:dur="0.3s" smil:targetElement="id244" anim:sub-item="text" smil:type="fade" smil:subtype="crossfade"/>
                </anim:par>
              </anim:par>
            </anim:par>
          </anim:seq>
        </anim:par>
        <presentation:notes draw:style-name="dp2">
          <draw:page-thumbnail draw:style-name="gr73" draw:layer="layout" svg:width="0.001cm" svg:height="0.001cm" svg:x="0cm" svg:y="2.123cm" draw:page-number="25" presentation:class="page"/>
          <draw:frame presentation:style-name="pr6" draw:text-style-name="P111" draw:layer="layout" svg:width="17.271cm" svg:height="12.572cm" svg:x="2.159cm" svg:y="13.271cm" presentation:class="notes" presentation:placeholder="true">
            <draw:text-box/>
          </draw:frame>
        </presentation:notes>
      </draw:page>
      <draw:page draw:name="page26" draw:style-name="dp1" draw:master-page-name="dark-background" presentation:presentation-page-layout-name="AL3T32" xml:id="id245" draw:id="id245">
        <draw:frame presentation:style-name="pr18" draw:text-style-name="P121" draw:layer="layout" svg:width="25.163cm" svg:height="1.905cm" svg:x="1.407cm" svg:y="1.276cm" presentation:class="title" presentation:user-transformed="true">
          <draw:text-box>
            <text:p xml:id="id246" text:id="id246" text:style-name="P119"><text:span text:style-name="T34">Company </text:span><text:span text:style-name="T35">Timeline</text:span></text:p>
          </draw:text-box>
        </draw:frame>
        <draw:path draw:style-name="gr154" draw:text-style-name="P140" xml:id="id247" draw:id="id247" draw:layer="layout" svg:width="23.847cm" svg:height="1.812cm" svg:x="-0.393cm" svg:y="4.577cm" svg:viewBox="0 0 23848 1813" svg:d="M0 1752c5080-2534 9283 71 11823 61 3810 0 4353-1813 8163-1813 2540 0 2968 393 3862 750">
          <text:p/>
        </draw:path>
        <draw:custom-shape draw:style-name="gr162" draw:text-style-name="P145" xml:id="id249" draw:id="id249" draw:layer="layout" svg:width="6.536cm" svg:height="6.481cm" svg:x="1.414cm" svg:y="7.055cm">
          <text:p text:style-name="P112"><text:span text:style-name="T5"/></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1.682cm" svg:y="9.589cm">
          <draw:text-box>
            <text:list text:style-name="L3">
              <text:list-header>
                <text:p xml:id="id252" text:id="id252" text:style-name="P83"><text:span text:style-name="T16">2020</text:span></text:p>
                <text:p text:style-name="P83"><text:span text:style-name="T32"/></text:p>
                <text:p xml:id="id253" text:id="id253" text:style-name="P83"><text:span text:style-name="T32">Lorem ipsum dolor sit amet, consectetuer adipiscing elit. </text:span></text:p>
              </text:list-header>
            </text:list>
          </draw:text-box>
        </draw:frame>
        <draw:frame presentation:style-name="pr30" draw:text-style-name="P141" draw:layer="layout" svg:width="1.739cm" svg:height="1.312cm" svg:x="5.86cm" svg:y="7.301cm">
          <draw:text-box>
            <text:list text:style-name="L3">
              <text:list-header>
                <text:p xml:id="id251" text:id="id251" text:style-name="P114"><text:span text:style-name="T11">4/6</text:span></text:p>
              </text:list-header>
            </text:list>
          </draw:text-box>
        </draw:frame>
        <draw:custom-shape draw:style-name="gr163" draw:text-style-name="P113" xml:id="id255" draw:id="id255" draw:layer="layout" svg:width="6.536cm" svg:height="6.481cm" svg:x="10.795cm" svg:y="7.925cm">
          <text:p text:style-name="P112"><text:span text:style-name="T5"/></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11.063cm" svg:y="10.459cm">
          <draw:text-box>
            <text:list text:style-name="L3">
              <text:list-header>
                <text:p xml:id="id258" text:id="id258" text:style-name="P83"><text:span text:style-name="T16">2021</text:span></text:p>
                <text:p text:style-name="P83"><text:span text:style-name="T32"/></text:p>
                <text:p xml:id="id259" text:id="id259" text:style-name="P83"><text:span text:style-name="T32">Lorem ipsum dolor sit amet, consectetuer adipiscing elit. </text:span></text:p>
              </text:list-header>
            </text:list>
          </draw:text-box>
        </draw:frame>
        <draw:frame presentation:style-name="pr30" draw:text-style-name="P141" draw:layer="layout" svg:width="1.739cm" svg:height="1.312cm" svg:x="15.241cm" svg:y="8.171cm">
          <draw:text-box>
            <text:list text:style-name="L3">
              <text:list-header>
                <text:p xml:id="id257" text:id="id257" text:style-name="P114"><text:span text:style-name="T11">5/6</text:span></text:p>
              </text:list-header>
            </text:list>
          </draw:text-box>
        </draw:frame>
        <draw:custom-shape draw:style-name="gr164" draw:text-style-name="P113" xml:id="id261" draw:id="id261" draw:layer="layout" svg:width="6.536cm" svg:height="6.481cm" svg:x="20.22cm" svg:y="6.534cm">
          <text:p text:style-name="P112"><text:span text:style-name="T5"/></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42" xml:id="id262" draw:id="id262" draw:layer="layout" svg:width="1.647cm" svg:height="1.647cm" svg:x="20.709cm" svg:y="7.052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20.488cm" svg:y="9.068cm">
          <draw:text-box>
            <text:list text:style-name="L3">
              <text:list-header>
                <text:p xml:id="id264" text:id="id264" text:style-name="P83"><text:span text:style-name="T16">2022</text:span></text:p>
                <text:p text:style-name="P83"><text:span text:style-name="T32"/></text:p>
                <text:p xml:id="id265" text:id="id265" text:style-name="P83"><text:span text:style-name="T32">Lorem ipsum dolor sit amet, consectetuer adipiscing elit. </text:span></text:p>
              </text:list-header>
            </text:list>
          </draw:text-box>
        </draw:frame>
        <draw:frame presentation:style-name="pr30" draw:text-style-name="P141" draw:layer="layout" svg:width="1.739cm" svg:height="1.312cm" svg:x="24.666cm" svg:y="6.78cm">
          <draw:text-box>
            <text:list text:style-name="L3">
              <text:list-header>
                <text:p xml:id="id263" text:id="id263" text:style-name="P114"><text:span text:style-name="T11">6/6</text:span></text:p>
              </text:list-header>
            </text:list>
          </draw:text-box>
        </draw:frame>
        <draw:custom-shape draw:style-name="gr160" draw:text-style-name="P143" xml:id="id256" draw:id="id256" draw:layer="layout" svg:width="1.647cm" svg:height="1.647cm" svg:x="11.29cm" svg:y="8.437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44" xml:id="id248" draw:id="id248" draw:layer="layout" svg:width="0.635cm" svg:height="0.635cm" svg:x="4.375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44" xml:id="id254" draw:id="id254" draw:layer="layout" svg:width="0.635cm" svg:height="0.635cm" svg:x="13.489cm" svg:y="5.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44" xml:id="id260" draw:id="id260" draw:layer="layout" svg:width="0.635cm" svg:height="0.635cm" svg:x="23.121cm" svg:y="5.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46" xml:id="id250" draw:id="id250" draw:layer="layout" svg:width="1.647cm" svg:height="1.647cm" svg:x="1.891cm" svg:y="7.494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45.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46" anim:sub-item="text" smil:attributeName="visibility" smil:to="visible"/>
                  <anim:transitionFilter smil:dur="0.3s" smil:targetElement="id24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47" smil:attributeName="visibility" smil:to="visible"/>
                  <anim:transitionFilter smil:dur="0.3s" smil:targetElement="id247" smil:type="fade" smil:subtype="crossfade"/>
                </anim:par>
              </anim:par>
              <anim:par smil:begin="0.6s">
                <anim:par smil:begin="0s" smil:fill="hold" presentation:node-type="after-previous" presentation:preset-class="entrance" presentation:preset-id="ooo-entrance-fade-in">
                  <anim:set smil:begin="0s" smil:dur="0.00015s" smil:fill="hold" smil:targetElement="id248" smil:attributeName="visibility" smil:to="visible"/>
                  <anim:transitionFilter smil:dur="0.3s" smil:targetElement="id248" smil:type="fade" smil:subtype="crossfade"/>
                </anim:par>
              </anim:par>
              <anim:par smil:begin="0.9s">
                <anim:par smil:begin="0s" smil:fill="hold" presentation:node-type="after-previous" presentation:preset-class="entrance" presentation:preset-id="ooo-entrance-fade-in">
                  <anim:set smil:begin="0s" smil:dur="0.00015s" smil:fill="hold" smil:targetElement="id249" smil:attributeName="visibility" smil:to="visible"/>
                  <anim:transitionFilter smil:dur="0.3s" smil:targetElement="id249" smil:type="fade" smil:subtype="crossfade"/>
                </anim:par>
              </anim:par>
              <anim:par smil:begin="1.2s">
                <anim:par smil:begin="0s" smil:fill="hold" presentation:node-type="after-previous" presentation:preset-class="entrance" presentation:preset-id="ooo-entrance-fade-in">
                  <anim:set smil:begin="0s" smil:dur="0.00015s" smil:fill="hold" smil:targetElement="id250" smil:attributeName="visibility" smil:to="visible"/>
                  <anim:transitionFilter smil:dur="0.3s" smil:targetElement="id250" smil:type="fade" smil:subtype="crossfade"/>
                </anim:par>
              </anim:par>
              <anim:par smil:begin="1.5s">
                <anim:par smil:begin="0s" smil:fill="hold" presentation:node-type="after-previous" presentation:preset-class="entrance" presentation:preset-id="ooo-entrance-fade-in">
                  <anim:set smil:begin="0s" smil:dur="0.00015s" smil:fill="hold" smil:targetElement="id251" anim:sub-item="text" smil:attributeName="visibility" smil:to="visible"/>
                  <anim:transitionFilter smil:dur="0.3s" smil:targetElement="id251" anim:sub-item="text" smil:type="fade" smil:subtype="crossfade"/>
                </anim:par>
              </anim:par>
              <anim:par smil:begin="1.8s">
                <anim:par smil:begin="0s" smil:fill="hold" presentation:node-type="after-previous" presentation:preset-class="entrance" presentation:preset-id="ooo-entrance-appear" presentation:group-id="2">
                  <anim:set smil:begin="0s" smil:dur="0.001s" smil:fill="hold" smil:targetElement="id252" anim:sub-item="text" smil:attributeName="visibility" smil:to="visible"/>
                </anim:par>
              </anim:par>
              <anim:par smil:begin="1.801s">
                <anim:par smil:begin="0s" smil:fill="hold" presentation:node-type="after-previous" presentation:preset-class="entrance" presentation:preset-id="ooo-entrance-fade-in">
                  <anim:set smil:begin="0s" smil:dur="0.00015s" smil:fill="hold" smil:targetElement="id253" anim:sub-item="text" smil:attributeName="visibility" smil:to="visible"/>
                  <anim:transitionFilter smil:dur="0.3s" smil:targetElement="id253" anim:sub-item="text" smil:type="fade" smil:subtype="crossfade"/>
                </anim:par>
              </anim:par>
              <anim:par smil:begin="2.101s">
                <anim:par smil:begin="0s" smil:fill="hold" presentation:node-type="after-previous" presentation:preset-class="entrance" presentation:preset-id="ooo-entrance-fade-in">
                  <anim:set smil:begin="0s" smil:dur="0.00015s" smil:fill="hold" smil:targetElement="id254" smil:attributeName="visibility" smil:to="visible"/>
                  <anim:transitionFilter smil:dur="0.3s" smil:targetElement="id254" smil:type="fade" smil:subtype="crossfade"/>
                </anim:par>
              </anim:par>
              <anim:par smil:begin="2.401s">
                <anim:par smil:begin="0s" smil:fill="hold" presentation:node-type="after-previous" presentation:preset-class="entrance" presentation:preset-id="ooo-entrance-fade-in">
                  <anim:set smil:begin="0s" smil:dur="0.00015s" smil:fill="hold" smil:targetElement="id255" smil:attributeName="visibility" smil:to="visible"/>
                  <anim:transitionFilter smil:dur="0.3s" smil:targetElement="id255" smil:type="fade" smil:subtype="crossfade"/>
                </anim:par>
              </anim:par>
              <anim:par smil:begin="2.701s">
                <anim:par smil:begin="0s" smil:fill="hold" presentation:node-type="after-previous" presentation:preset-class="entrance" presentation:preset-id="ooo-entrance-fade-in">
                  <anim:set smil:begin="0s" smil:dur="0.00015s" smil:fill="hold" smil:targetElement="id256" smil:attributeName="visibility" smil:to="visible"/>
                  <anim:transitionFilter smil:dur="0.3s" smil:targetElement="id256" smil:type="fade" smil:subtype="crossfade"/>
                </anim:par>
              </anim:par>
              <anim:par smil:begin="3.001s">
                <anim:par smil:begin="0s" smil:fill="hold" presentation:node-type="after-previous" presentation:preset-class="entrance" presentation:preset-id="ooo-entrance-fade-in">
                  <anim:set smil:begin="0s" smil:dur="0.00015s" smil:fill="hold" smil:targetElement="id257" anim:sub-item="text" smil:attributeName="visibility" smil:to="visible"/>
                  <anim:transitionFilter smil:dur="0.3s" smil:targetElement="id257" anim:sub-item="text" smil:type="fade" smil:subtype="crossfade"/>
                </anim:par>
              </anim:par>
              <anim:par smil:begin="3.301s">
                <anim:par smil:begin="0s" smil:fill="hold" presentation:node-type="after-previous" presentation:preset-class="entrance" presentation:preset-id="ooo-entrance-fade-in">
                  <anim:set smil:begin="0s" smil:dur="0.00015s" smil:fill="hold" smil:targetElement="id258" anim:sub-item="text" smil:attributeName="visibility" smil:to="visible"/>
                  <anim:transitionFilter smil:dur="0.3s" smil:targetElement="id258" anim:sub-item="text" smil:type="fade" smil:subtype="crossfade"/>
                </anim:par>
              </anim:par>
              <anim:par smil:begin="3.601s">
                <anim:par smil:begin="0s" smil:fill="hold" presentation:node-type="after-previous" presentation:preset-class="entrance" presentation:preset-id="ooo-entrance-fade-in">
                  <anim:set smil:begin="0s" smil:dur="0.00015s" smil:fill="hold" smil:targetElement="id259" anim:sub-item="text" smil:attributeName="visibility" smil:to="visible"/>
                  <anim:transitionFilter smil:dur="0.3s" smil:targetElement="id259" anim:sub-item="text" smil:type="fade" smil:subtype="crossfade"/>
                </anim:par>
              </anim:par>
              <anim:par smil:begin="3.901s">
                <anim:par smil:begin="0s" smil:fill="hold" presentation:node-type="after-previous" presentation:preset-class="entrance" presentation:preset-id="ooo-entrance-fade-in">
                  <anim:set smil:begin="0s" smil:dur="0.00015s" smil:fill="hold" smil:targetElement="id260" smil:attributeName="visibility" smil:to="visible"/>
                  <anim:transitionFilter smil:dur="0.3s" smil:targetElement="id260" smil:type="fade" smil:subtype="crossfade"/>
                </anim:par>
              </anim:par>
              <anim:par smil:begin="4.201s">
                <anim:par smil:begin="0s" smil:fill="hold" presentation:node-type="after-previous" presentation:preset-class="entrance" presentation:preset-id="ooo-entrance-fade-in">
                  <anim:set smil:begin="0s" smil:dur="0.00015s" smil:fill="hold" smil:targetElement="id261" smil:attributeName="visibility" smil:to="visible"/>
                  <anim:transitionFilter smil:dur="0.3s" smil:targetElement="id261" smil:type="fade" smil:subtype="crossfade"/>
                </anim:par>
              </anim:par>
              <anim:par smil:begin="4.501s">
                <anim:par smil:begin="0s" smil:fill="hold" presentation:node-type="after-previous" presentation:preset-class="entrance" presentation:preset-id="ooo-entrance-fade-in">
                  <anim:set smil:begin="0s" smil:dur="0.00015s" smil:fill="hold" smil:targetElement="id262" smil:attributeName="visibility" smil:to="visible"/>
                  <anim:transitionFilter smil:dur="0.3s" smil:targetElement="id262" smil:type="fade" smil:subtype="crossfade"/>
                </anim:par>
              </anim:par>
              <anim:par smil:begin="4.801s">
                <anim:par smil:begin="0s" smil:fill="hold" presentation:node-type="after-previous" presentation:preset-class="entrance" presentation:preset-id="ooo-entrance-fade-in">
                  <anim:set smil:begin="0s" smil:dur="0.00015s" smil:fill="hold" smil:targetElement="id263" anim:sub-item="text" smil:attributeName="visibility" smil:to="visible"/>
                  <anim:transitionFilter smil:dur="0.3s" smil:targetElement="id263" anim:sub-item="text" smil:type="fade" smil:subtype="crossfade"/>
                </anim:par>
              </anim:par>
              <anim:par smil:begin="5.101s">
                <anim:par smil:begin="0s" smil:fill="hold" presentation:node-type="after-previous" presentation:preset-class="entrance" presentation:preset-id="ooo-entrance-appear" presentation:group-id="5">
                  <anim:set smil:begin="0s" smil:dur="0.001s" smil:fill="hold" smil:targetElement="id264" anim:sub-item="text" smil:attributeName="visibility" smil:to="visible"/>
                </anim:par>
              </anim:par>
              <anim:par smil:begin="5.102s">
                <anim:par smil:begin="0s" smil:fill="hold" presentation:node-type="after-previous" presentation:preset-class="entrance" presentation:preset-id="ooo-entrance-fade-in">
                  <anim:set smil:begin="0s" smil:dur="0.00015s" smil:fill="hold" smil:targetElement="id265" anim:sub-item="text" smil:attributeName="visibility" smil:to="visible"/>
                  <anim:transitionFilter smil:dur="0.3s" smil:targetElement="id265" anim:sub-item="text" smil:type="fade" smil:subtype="crossfade"/>
                </anim:par>
              </anim:par>
            </anim:par>
          </anim:seq>
        </anim:par>
        <presentation:notes draw:style-name="dp2">
          <draw:page-thumbnail draw:style-name="gr73" draw:layer="layout" svg:width="0.001cm" svg:height="0.001cm" svg:x="0cm" svg:y="2.123cm" draw:page-number="26" presentation:class="page"/>
          <draw:frame presentation:style-name="pr6" draw:text-style-name="P111" draw:layer="layout" svg:width="17.271cm" svg:height="12.572cm" svg:x="2.159cm" svg:y="13.271cm" presentation:class="notes" presentation:placeholder="true">
            <draw:text-box/>
          </draw:frame>
        </presentation:notes>
      </draw:page>
      <draw:page draw:name="page27" draw:style-name="dp1" draw:master-page-name="dark-background" presentation:presentation-page-layout-name="AL3T32" xml:id="id266" draw:id="id266">
        <draw:frame presentation:style-name="pr18" draw:text-style-name="P121" draw:layer="layout" svg:width="25.163cm" svg:height="1.905cm" svg:x="1.407cm" svg:y="1.276cm" presentation:class="title" presentation:user-transformed="true">
          <draw:text-box>
            <text:p xml:id="id267" text:id="id267" text:style-name="P119"><text:span text:style-name="T34">Company </text:span><text:span text:style-name="T35">Timeline</text:span></text:p>
          </draw:text-box>
        </draw:frame>
        <draw:frame presentation:style-name="pr31" draw:text-style-name="P84" draw:layer="layout" svg:width="5.995cm" svg:height="7.62cm" svg:x="20.675cm" svg:y="4.445cm">
          <draw:text-box>
            <text:list text:style-name="L3">
              <text:list-header>
                <text:p xml:id="id271" text:id="id271" text:style-name="P83"><text:span text:style-name="T11">Lorem ipsum dolor sit amet</text:span></text:p>
                <text:p text:style-name="P83"><text:span text:style-name="T32"/></text:p>
              </text:list-header>
              <text:list-item>
                <text:p xml:id="id272" text:id="id272" text:style-name="P83"><text:span text:style-name="T47">Lorem ipsum dolor sit amet, consectetuer adipiscing elit.</text:span></text:p>
                <text:p text:style-name="P83"><text:span text:style-name="T47"/></text:p>
              </text:list-item>
              <text:list-item>
                <text:p xml:id="id273" text:id="id273" text:style-name="P83"><text:span text:style-name="T32">Lorem ipsum dolor sit amet, consectetuer adipiscing elit. </text:span></text:p>
              </text:list-item>
            </text:list>
          </draw:text-box>
        </draw:frame>
        <draw:custom-shape draw:style-name="gr166" draw:text-style-name="P147" xml:id="id270" draw:id="id270" draw:layer="layout" svg:width="10.16cm" svg:height="10.16cm" svg:x="8.555cm" svg:y="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149" xml:id="id269" draw:id="id269" draw:layer="layout" svg:width="3.51cm" svg:height="3.51cm" svg:x="11.893cm" svg:y="6.158cm">
          <text:p text:style-name="P148"><text:span text:style-name="T48">20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68" draw:id="id268">
          <draw:line draw:style-name="gr168" draw:text-style-name="P133" draw:layer="layout" svg:x1="13.605cm" svg:y1="17.78cm" svg:x2="13.605cm" svg:y2="13.535cm">
            <text:p/>
          </draw:line>
          <draw:custom-shape draw:style-name="gr161" draw:text-style-name="P144" draw:layer="layout" svg:width="0.635cm" svg:height="0.635cm" svg:x="13.289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26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67" anim:sub-item="text" smil:attributeName="visibility" smil:to="visible"/>
                  <anim:transitionFilter smil:dur="0.3s" smil:targetElement="id26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68" smil:attributeName="visibility" smil:to="visible"/>
                  <anim:transitionFilter smil:dur="0.3s" smil:targetElement="id268" smil:type="fade" smil:subtype="crossfade"/>
                </anim:par>
              </anim:par>
              <anim:par smil:begin="0.6s">
                <anim:par smil:begin="0s" smil:fill="hold" presentation:node-type="after-previous" presentation:preset-class="entrance" presentation:preset-id="ooo-entrance-fade-in">
                  <anim:set smil:begin="0s" smil:dur="0.00015s" smil:fill="hold" smil:targetElement="id269" smil:attributeName="visibility" smil:to="visible"/>
                  <anim:transitionFilter smil:dur="0.3s" smil:targetElement="id269" smil:type="fade" smil:subtype="crossfade"/>
                </anim:par>
              </anim:par>
              <anim:par smil:begin="0.9s">
                <anim:par smil:begin="0s" smil:fill="hold" presentation:node-type="after-previous" presentation:preset-class="entrance" presentation:preset-id="ooo-entrance-fade-in">
                  <anim:set smil:begin="0s" smil:dur="0.00015s" smil:fill="hold" smil:targetElement="id270" smil:attributeName="visibility" smil:to="visible"/>
                  <anim:transitionFilter smil:dur="0.3s" smil:targetElement="id270" smil:type="fade" smil:subtype="crossfade"/>
                </anim:par>
              </anim:par>
              <anim:par smil:begin="1.2s">
                <anim:par smil:begin="0s" smil:fill="hold" presentation:node-type="after-previous" presentation:preset-class="entrance" presentation:preset-id="ooo-entrance-fade-in">
                  <anim:set smil:begin="0s" smil:dur="0.00015s" smil:fill="hold" smil:targetElement="id271" anim:sub-item="text" smil:attributeName="visibility" smil:to="visible"/>
                  <anim:transitionFilter smil:dur="0.3s" smil:targetElement="id271"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272" anim:sub-item="text" smil:attributeName="visibility" smil:to="visible"/>
                  <anim:transitionFilter smil:dur="0.3s" smil:targetElement="id272"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73" anim:sub-item="text" smil:attributeName="visibility" smil:to="visible"/>
                  <anim:transitionFilter smil:dur="0.3s" smil:targetElement="id273" anim:sub-item="text" smil:type="fade" smil:subtype="crossfade"/>
                </anim:par>
              </anim:par>
            </anim:par>
          </anim:seq>
        </anim:par>
        <presentation:notes draw:style-name="dp2">
          <draw:page-thumbnail draw:style-name="gr73" draw:layer="layout" svg:width="0.001cm" svg:height="0.001cm" svg:x="0cm" svg:y="2.123cm" draw:page-number="27" presentation:class="page"/>
          <draw:frame presentation:style-name="pr6" draw:text-style-name="P111" draw:layer="layout" svg:width="17.271cm" svg:height="12.572cm" svg:x="2.159cm" svg:y="13.271cm" presentation:class="notes" presentation:placeholder="true">
            <draw:text-box/>
          </draw:frame>
        </presentation:notes>
      </draw:page>
      <draw:page draw:name="page28" draw:style-name="dp1" draw:master-page-name="dark-background" presentation:presentation-page-layout-name="AL3T32" xml:id="id274" draw:id="id274">
        <draw:frame presentation:style-name="pr18" draw:text-style-name="P121" draw:layer="layout" svg:width="25.163cm" svg:height="1.905cm" svg:x="1.407cm" svg:y="1.276cm" presentation:class="title" presentation:user-transformed="true">
          <draw:text-box>
            <text:p xml:id="id275" text:id="id275" text:style-name="P119"><text:span text:style-name="T34">Company </text:span><text:span text:style-name="T35">Timeline</text:span></text:p>
          </draw:text-box>
        </draw:frame>
        <draw:frame presentation:style-name="pr31" draw:text-style-name="P84" draw:layer="layout" svg:width="5.995cm" svg:height="7.62cm" svg:x="20.675cm" svg:y="4.445cm">
          <draw:text-box>
            <text:list text:style-name="L3">
              <text:list-header>
                <text:p xml:id="id280" text:id="id280" text:style-name="P83"><text:span text:style-name="T11">Lorem ipsum dolor sit amet</text:span></text:p>
                <text:p text:style-name="P83"><text:span text:style-name="T32"/></text:p>
              </text:list-header>
              <text:list-item>
                <text:p xml:id="id281" text:id="id281" text:style-name="P83"><text:span text:style-name="T47">Lorem ipsum dolor sit amet, consectetuer adipiscing elit.</text:span></text:p>
                <text:p text:style-name="P83"><text:span text:style-name="T47"/></text:p>
              </text:list-item>
              <text:list-item>
                <text:p xml:id="id282" text:id="id282" text:style-name="P83"><text:span text:style-name="T32">Lorem ipsum dolor sit amet, consectetuer adipiscing elit. </text:span></text:p>
              </text:list-item>
            </text:list>
          </draw:text-box>
        </draw:frame>
        <draw:custom-shape draw:style-name="gr166" draw:text-style-name="P147" xml:id="id278" draw:id="id278" draw:layer="layout" svg:width="10.16cm" svg:height="10.16cm" svg:x="8.555cm" svg:y="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149" xml:id="id277" draw:id="id277" draw:layer="layout" svg:width="3.51cm" svg:height="3.51cm" svg:x="11.893cm" svg:y="6.158cm">
          <text:p text:style-name="P148"><text:span text:style-name="T48">20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79" draw:id="id279">
          <draw:line draw:style-name="gr168" draw:text-style-name="P133" draw:layer="layout" svg:x1="13.605cm" svg:y1="17.78cm" svg:x2="13.605cm" svg:y2="13.535cm">
            <text:p/>
          </draw:line>
          <draw:custom-shape draw:style-name="gr161" draw:text-style-name="P144" draw:layer="layout" svg:width="0.635cm" svg:height="0.635cm" svg:x="13.289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76" draw:id="id276">
          <draw:line draw:style-name="gr168" draw:text-style-name="P133" draw:layer="layout" svg:x1="13.607cm" svg:y1="-2.09cm" svg:x2="13.607cm" svg:y2="2.155cm">
            <text:p/>
          </draw:line>
          <draw:custom-shape draw:style-name="gr161" draw:text-style-name="P144" draw:layer="layout" svg:width="0.635cm" svg:height="0.635cm" draw:transform="rotate (-3.14159265358979) translate (13.923cm 2.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274.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75" anim:sub-item="text" smil:attributeName="visibility" smil:to="visible"/>
                  <anim:transitionFilter smil:dur="0.3s" smil:targetElement="id27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76" smil:attributeName="visibility" smil:to="visible"/>
                  <anim:transitionFilter smil:dur="0.3s" smil:targetElement="id276" smil:type="fade" smil:subtype="crossfade"/>
                </anim:par>
              </anim:par>
              <anim:par smil:begin="0.6s">
                <anim:par smil:begin="0s" smil:fill="hold" presentation:node-type="after-previous" presentation:preset-class="entrance" presentation:preset-id="ooo-entrance-fade-in">
                  <anim:set smil:begin="0s" smil:dur="0.00015s" smil:fill="hold" smil:targetElement="id277" smil:attributeName="visibility" smil:to="visible"/>
                  <anim:transitionFilter smil:dur="0.3s" smil:targetElement="id277" smil:type="fade" smil:subtype="crossfade"/>
                </anim:par>
              </anim:par>
              <anim:par smil:begin="0.9s">
                <anim:par smil:begin="0s" smil:fill="hold" presentation:node-type="after-previous" presentation:preset-class="entrance" presentation:preset-id="ooo-entrance-fade-in">
                  <anim:set smil:begin="0s" smil:dur="0.00015s" smil:fill="hold" smil:targetElement="id278" smil:attributeName="visibility" smil:to="visible"/>
                  <anim:transitionFilter smil:dur="0.3s" smil:targetElement="id278" smil:type="fade" smil:subtype="crossfade"/>
                </anim:par>
              </anim:par>
              <anim:par smil:begin="1.2s">
                <anim:par smil:begin="0s" smil:fill="hold" presentation:node-type="after-previous" presentation:preset-class="entrance" presentation:preset-id="ooo-entrance-fade-in">
                  <anim:set smil:begin="0s" smil:dur="0.00015s" smil:fill="hold" smil:targetElement="id279" smil:attributeName="visibility" smil:to="visible"/>
                  <anim:transitionFilter smil:dur="0.3s" smil:targetElement="id279" smil:type="fade" smil:subtype="crossfade"/>
                </anim:par>
              </anim:par>
              <anim:par smil:begin="1.5s">
                <anim:par smil:begin="0s" smil:fill="hold" presentation:node-type="after-previous" presentation:preset-class="entrance" presentation:preset-id="ooo-entrance-fade-in">
                  <anim:set smil:begin="0s" smil:dur="0.00015s" smil:fill="hold" smil:targetElement="id280" anim:sub-item="text" smil:attributeName="visibility" smil:to="visible"/>
                  <anim:transitionFilter smil:dur="0.3s" smil:targetElement="id280"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81" anim:sub-item="text" smil:attributeName="visibility" smil:to="visible"/>
                  <anim:transitionFilter smil:dur="0.3s" smil:targetElement="id281"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282" anim:sub-item="text" smil:attributeName="visibility" smil:to="visible"/>
                  <anim:transitionFilter smil:dur="0.3s" smil:targetElement="id282" anim:sub-item="text" smil:type="fade" smil:subtype="crossfade"/>
                </anim:par>
              </anim:par>
            </anim:par>
          </anim:seq>
        </anim:par>
        <presentation:notes draw:style-name="dp2">
          <draw:page-thumbnail draw:style-name="gr73" draw:layer="layout" svg:width="0.001cm" svg:height="0.001cm" svg:x="0cm" svg:y="2.123cm" draw:page-number="28" presentation:class="page"/>
          <draw:frame presentation:style-name="pr6" draw:text-style-name="P111" draw:layer="layout" svg:width="17.271cm" svg:height="12.572cm" svg:x="2.159cm" svg:y="13.271cm" presentation:class="notes" presentation:placeholder="true">
            <draw:text-box/>
          </draw:frame>
        </presentation:notes>
      </draw:page>
      <draw:page draw:name="page29" draw:style-name="dp1" draw:master-page-name="dark-background" presentation:presentation-page-layout-name="AL3T32" xml:id="id283" draw:id="id283">
        <draw:frame presentation:style-name="pr18" draw:text-style-name="P121" draw:layer="layout" svg:width="25.163cm" svg:height="1.905cm" svg:x="1.407cm" svg:y="1.276cm" presentation:class="title" presentation:user-transformed="true">
          <draw:text-box>
            <text:p xml:id="id284" text:id="id284" text:style-name="P119"><text:span text:style-name="T34">Company </text:span><text:span text:style-name="T35">Timeline</text:span></text:p>
          </draw:text-box>
        </draw:frame>
        <draw:frame presentation:style-name="pr31" draw:text-style-name="P84" draw:layer="layout" svg:width="5.995cm" svg:height="7.62cm" svg:x="20.675cm" svg:y="4.445cm">
          <draw:text-box>
            <text:list text:style-name="L3">
              <text:list-header>
                <text:p xml:id="id288" text:id="id288" text:style-name="P83"><text:span text:style-name="T11">Lorem ipsum dolor sit amet</text:span></text:p>
                <text:p text:style-name="P83"><text:span text:style-name="T32"/></text:p>
              </text:list-header>
              <text:list-item>
                <text:p xml:id="id289" text:id="id289" text:style-name="P83"><text:span text:style-name="T47">Lorem ipsum dolor sit amet, consectetuer adipiscing elit.</text:span></text:p>
                <text:p text:style-name="P83"><text:span text:style-name="T47"/></text:p>
              </text:list-item>
              <text:list-item>
                <text:p xml:id="id290" text:id="id290" text:style-name="P83"><text:span text:style-name="T32">Lorem ipsum dolor sit amet, consectetuer adipiscing elit. </text:span></text:p>
              </text:list-item>
            </text:list>
          </draw:text-box>
        </draw:frame>
        <draw:custom-shape draw:style-name="gr166" draw:text-style-name="P147" xml:id="id287" draw:id="id287" draw:layer="layout" svg:width="10.16cm" svg:height="10.16cm" svg:x="8.555cm" svg:y="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149" xml:id="id286" draw:id="id286" draw:layer="layout" svg:width="3.51cm" svg:height="3.51cm" svg:x="11.893cm" svg:y="6.158cm">
          <text:p text:style-name="P148"><text:span text:style-name="T48">2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85" draw:id="id285">
          <draw:line draw:style-name="gr168" draw:text-style-name="P133" draw:layer="layout" svg:x1="13.607cm" svg:y1="-2.09cm" svg:x2="13.607cm" svg:y2="2.155cm">
            <text:p/>
          </draw:line>
          <draw:custom-shape draw:style-name="gr161" draw:text-style-name="P144" draw:layer="layout" svg:width="0.635cm" svg:height="0.635cm" draw:transform="rotate (-3.14159265358979) translate (13.923cm 2.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283.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84" anim:sub-item="text" smil:attributeName="visibility" smil:to="visible"/>
                  <anim:transitionFilter smil:dur="0.3s" smil:targetElement="id28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85" smil:attributeName="visibility" smil:to="visible"/>
                  <anim:transitionFilter smil:dur="0.3s" smil:targetElement="id285" smil:type="fade" smil:subtype="crossfade"/>
                </anim:par>
              </anim:par>
              <anim:par smil:begin="0.6s">
                <anim:par smil:begin="0s" smil:fill="hold" presentation:node-type="after-previous" presentation:preset-class="entrance" presentation:preset-id="ooo-entrance-fade-in">
                  <anim:set smil:begin="0s" smil:dur="0.00015s" smil:fill="hold" smil:targetElement="id286" smil:attributeName="visibility" smil:to="visible"/>
                  <anim:transitionFilter smil:dur="0.3s" smil:targetElement="id286" smil:type="fade" smil:subtype="crossfade"/>
                </anim:par>
              </anim:par>
              <anim:par smil:begin="0.9s">
                <anim:par smil:begin="0s" smil:fill="hold" presentation:node-type="after-previous" presentation:preset-class="entrance" presentation:preset-id="ooo-entrance-fade-in">
                  <anim:set smil:begin="0s" smil:dur="0.00015s" smil:fill="hold" smil:targetElement="id287" smil:attributeName="visibility" smil:to="visible"/>
                  <anim:transitionFilter smil:dur="0.3s" smil:targetElement="id287" smil:type="fade" smil:subtype="crossfade"/>
                </anim:par>
              </anim:par>
              <anim:par smil:begin="1.2s">
                <anim:par smil:begin="0s" smil:fill="hold" presentation:node-type="after-previous" presentation:preset-class="entrance" presentation:preset-id="ooo-entrance-fade-in">
                  <anim:set smil:begin="0s" smil:dur="0.00015s" smil:fill="hold" smil:targetElement="id288" anim:sub-item="text" smil:attributeName="visibility" smil:to="visible"/>
                  <anim:transitionFilter smil:dur="0.3s" smil:targetElement="id288"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289" anim:sub-item="text" smil:attributeName="visibility" smil:to="visible"/>
                  <anim:transitionFilter smil:dur="0.3s" smil:targetElement="id289"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90" anim:sub-item="text" smil:attributeName="visibility" smil:to="visible"/>
                  <anim:transitionFilter smil:dur="0.3s" smil:targetElement="id290" anim:sub-item="text" smil:type="fade" smil:subtype="crossfade"/>
                </anim:par>
              </anim:par>
            </anim:par>
          </anim:seq>
        </anim:par>
        <presentation:notes draw:style-name="dp2">
          <draw:page-thumbnail draw:style-name="gr73" draw:layer="layout" svg:width="0.001cm" svg:height="0.001cm" svg:x="0cm" svg:y="2.123cm" draw:page-number="29" presentation:class="page"/>
          <draw:frame presentation:style-name="pr6" draw:text-style-name="P111" draw:layer="layout" svg:width="17.271cm" svg:height="12.572cm" svg:x="2.159cm" svg:y="13.271cm" presentation:class="notes" presentation:placeholder="true">
            <draw:text-box/>
          </draw:frame>
        </presentation:notes>
      </draw:page>
      <draw:page draw:name="page30" draw:style-name="dp1" draw:master-page-name="dark-background" presentation:presentation-page-layout-name="AL3T32" xml:id="id291" draw:id="id291">
        <draw:frame presentation:style-name="pr18" draw:text-style-name="P80" draw:layer="layout" svg:width="25.269cm" svg:height="1.905cm" svg:x="1.402cm" svg:y="1.271cm" presentation:class="title" presentation:user-transformed="true">
          <draw:text-box>
            <text:p xml:id="id292" text:id="id292" text:style-name="P119"><text:span text:style-name="T34">Agenda</text:span></text:p>
          </draw:text-box>
        </draw:frame>
        <draw:custom-shape draw:style-name="gr169" draw:text-style-name="P151" xml:id="id293" draw:id="id293" draw:layer="layout" svg:width="6.985cm" svg:height="1.905cm" svg:x="3.81cm" svg:y="3.345cm">
          <text:p text:style-name="P150"><text:span text:style-name="T49">Dec</text:span></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2" draw:text-style-name="P154" draw:layer="layout" svg:width="6.985cm" svg:height="9.245cm" svg:x="3.81cm" svg:y="5.995cm">
          <draw:text-box>
            <text:list text:style-name="L3">
              <text:list-header>
                <text:p xml:id="id301" text:id="id301" text:style-name="P152"><text:span text:style-name="T29">Lorem ipsum dolorem amet</text:span></text:p>
              </text:list-header>
              <text:list-item>
                <text:p xml:id="id302" text:id="id302" text:style-name="P153"><text:span text:style-name="T32">Lorem ipsum dolor sit amet, consectetuer adipiscing elit.</text:span></text:p>
              </text:list-item>
              <text:list-item>
                <text:p xml:id="id303" text:id="id303" text:style-name="P153"><text:span text:style-name="T32">Donec ut urna. Sed fringilla. Nam consectetuer.</text:span></text:p>
              </text:list-item>
              <text:list-item>
                <text:p xml:id="id304" text:id="id304" text:style-name="P153"><text:span text:style-name="T32">Mollis dolor. </text:span></text:p>
              </text:list-item>
            </text:list>
          </draw:text-box>
        </draw:frame>
        <draw:frame presentation:style-name="pr33" draw:text-style-name="P155" draw:layer="layout" svg:width="1.578cm" svg:height="1.191cm" svg:x="3.473cm" svg:y="4.202cm">
          <draw:text-box>
            <text:list text:style-name="L3">
              <text:list-header>
                <text:p xml:id="id297" text:id="id297" text:style-name="P114"><text:span text:style-name="T50">1</text:span></text:p>
              </text:list-header>
            </text:list>
          </draw:text-box>
        </draw:frame>
        <draw:custom-shape draw:style-name="gr170" draw:text-style-name="P156" xml:id="id294" draw:id="id294" draw:layer="layout" svg:width="6.985cm" svg:height="1.905cm" svg:x="11.21cm" svg:y="3.345cm">
          <text:p text:style-name="P112"><text:span text:style-name="T49">Jan</text:span></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2" draw:text-style-name="P154" draw:layer="layout" svg:width="6.985cm" svg:height="9.245cm" svg:x="11.21cm" svg:y="5.995cm">
          <draw:text-box>
            <text:list text:style-name="L3">
              <text:list-header>
                <text:p xml:id="id305" text:id="id305" text:style-name="P152"><text:span text:style-name="T29">Lorem ipsum dolorem amet</text:span></text:p>
              </text:list-header>
              <text:list-item>
                <text:p xml:id="id306" text:id="id306" text:style-name="P153"><text:span text:style-name="T32">Lorem ipsum dolor sit amet, consectetuer adipiscing elit.</text:span></text:p>
              </text:list-item>
              <text:list-item>
                <text:p xml:id="id307" text:id="id307" text:style-name="P153"><text:span text:style-name="T32">Donec ut urna. Sed fringilla. Nam consectetuer.</text:span></text:p>
              </text:list-item>
              <text:list-item>
                <text:p xml:id="id308" text:id="id308" text:style-name="P153"><text:span text:style-name="T32">Mollis dolor.</text:span></text:p>
              </text:list-item>
              <text:list-item>
                <text:p xml:id="id309" text:id="id309" text:style-name="P153"><text:span text:style-name="T32">Sed fringilla. Nam consectetuer. </text:span></text:p>
              </text:list-item>
            </text:list>
          </draw:text-box>
        </draw:frame>
        <draw:frame presentation:style-name="pr33" draw:text-style-name="P157" draw:layer="layout" svg:width="1.578cm" svg:height="1.191cm" svg:x="10.873cm" svg:y="4.202cm">
          <draw:text-box>
            <text:list text:style-name="L3">
              <text:list-header>
                <text:p xml:id="id298" text:id="id298" text:style-name="P114"><text:span text:style-name="T51">2</text:span></text:p>
              </text:list-header>
            </text:list>
          </draw:text-box>
        </draw:frame>
        <draw:custom-shape draw:style-name="gr171" draw:text-style-name="P151" xml:id="id295" draw:id="id295" draw:layer="layout" svg:width="6.985cm" svg:height="1.905cm" svg:x="18.61cm" svg:y="3.345cm">
          <text:p text:style-name="P150"><text:span text:style-name="T49">Feb</text:span></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2" draw:text-style-name="P154" draw:layer="layout" svg:width="6.985cm" svg:height="9.245cm" svg:x="18.61cm" svg:y="5.995cm">
          <draw:text-box>
            <text:list text:style-name="L3">
              <text:list-header>
                <text:p xml:id="id310" text:id="id310" text:style-name="P152"><text:span text:style-name="T29">Lorem ipsum dolorem amet</text:span></text:p>
              </text:list-header>
              <text:list-item>
                <text:p xml:id="id311" text:id="id311" text:style-name="P153"><text:span text:style-name="T32">Lorem ipsum dolor sit amet, consectetuer adipiscing elit.</text:span></text:p>
              </text:list-item>
              <text:list-item>
                <text:p xml:id="id312" text:id="id312" text:style-name="P153"><text:span text:style-name="T32">Donec ut urna. Sed fringilla. Nam consectetuer.</text:span></text:p>
              </text:list-item>
              <text:list-item>
                <text:p xml:id="id313" text:id="id313" text:style-name="P153"><text:span text:style-name="T32">Mollis dolor. </text:span></text:p>
              </text:list-item>
            </text:list>
          </draw:text-box>
        </draw:frame>
        <draw:frame presentation:style-name="pr33" draw:text-style-name="P155" draw:layer="layout" svg:width="1.578cm" svg:height="1.191cm" svg:x="18.273cm" svg:y="4.202cm">
          <draw:text-box>
            <text:list text:style-name="L3">
              <text:list-header>
                <text:p xml:id="id299" text:id="id299" text:style-name="P114"><text:span text:style-name="T50">3</text:span></text:p>
              </text:list-header>
            </text:list>
          </draw:text-box>
        </draw:frame>
        <draw:custom-shape draw:style-name="gr172" draw:text-style-name="P113" xml:id="id296" draw:id="id296" draw:layer="layout" svg:width="6.985cm" svg:height="1.905cm" svg:x="26.01cm" svg:y="3.345cm">
          <text:p text:style-name="P112"><text:span text:style-name="T5"/></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3" draw:text-style-name="P155" draw:layer="layout" svg:width="1.578cm" svg:height="1.191cm" svg:x="25.673cm" svg:y="4.202cm">
          <draw:text-box>
            <text:list text:style-name="L3">
              <text:list-header>
                <text:p xml:id="id300" text:id="id300" text:style-name="P114"><text:span text:style-name="T50">4</text:span></text:p>
              </text:list-header>
            </text:list>
          </draw:text-box>
        </draw:frame>
        <anim:par presentation:node-type="timing-root">
          <anim:par smil:begin="id29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92" anim:sub-item="text" smil:attributeName="visibility" smil:to="visible"/>
                  <anim:transitionFilter smil:dur="0.3s" smil:targetElement="id29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93" smil:attributeName="visibility" smil:to="visible"/>
                  <anim:transitionFilter smil:dur="0.3s" smil:targetElement="id293" smil:type="fade" smil:subtype="crossfade"/>
                </anim:par>
              </anim:par>
              <anim:par smil:begin="0.6s">
                <anim:par smil:begin="0s" smil:fill="hold" presentation:node-type="after-previous" presentation:preset-class="entrance" presentation:preset-id="ooo-entrance-fade-in">
                  <anim:set smil:begin="0s" smil:dur="0.00015s" smil:fill="hold" smil:targetElement="id294" smil:attributeName="visibility" smil:to="visible"/>
                  <anim:transitionFilter smil:dur="0.3s" smil:targetElement="id294" smil:type="fade" smil:subtype="crossfade"/>
                </anim:par>
              </anim:par>
              <anim:par smil:begin="0.9s">
                <anim:par smil:begin="0s" smil:fill="hold" presentation:node-type="after-previous" presentation:preset-class="entrance" presentation:preset-id="ooo-entrance-fade-in">
                  <anim:set smil:begin="0s" smil:dur="0.00015s" smil:fill="hold" smil:targetElement="id295" smil:attributeName="visibility" smil:to="visible"/>
                  <anim:transitionFilter smil:dur="0.3s" smil:targetElement="id295" smil:type="fade" smil:subtype="crossfade"/>
                </anim:par>
              </anim:par>
              <anim:par smil:begin="1.2s">
                <anim:par smil:begin="0s" smil:fill="hold" presentation:node-type="after-previous" presentation:preset-class="entrance" presentation:preset-id="ooo-entrance-fade-in">
                  <anim:set smil:begin="0s" smil:dur="0.00015s" smil:fill="hold" smil:targetElement="id296" smil:attributeName="visibility" smil:to="visible"/>
                  <anim:transitionFilter smil:dur="0.3s" smil:targetElement="id296" smil:type="fade" smil:subtype="crossfade"/>
                </anim:par>
              </anim:par>
              <anim:par smil:begin="1.5s">
                <anim:par smil:begin="0s" smil:fill="hold" presentation:node-type="after-previous" presentation:preset-class="entrance" presentation:preset-id="ooo-entrance-fade-in">
                  <anim:set smil:begin="0s" smil:dur="0.00015s" smil:fill="hold" smil:targetElement="id297" anim:sub-item="text" smil:attributeName="visibility" smil:to="visible"/>
                  <anim:transitionFilter smil:dur="0.3s" smil:targetElement="id297"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98" anim:sub-item="text" smil:attributeName="visibility" smil:to="visible"/>
                  <anim:transitionFilter smil:dur="0.3s" smil:targetElement="id298"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299" anim:sub-item="text" smil:attributeName="visibility" smil:to="visible"/>
                  <anim:transitionFilter smil:dur="0.3s" smil:targetElement="id299"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300" anim:sub-item="text" smil:attributeName="visibility" smil:to="visible"/>
                  <anim:transitionFilter smil:dur="0.3s" smil:targetElement="id300"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301" anim:sub-item="text" smil:attributeName="visibility" smil:to="visible"/>
                  <anim:transitionFilter smil:dur="0.3s" smil:targetElement="id301" anim:sub-item="text" smil:type="fade" smil:subtype="crossfade"/>
                </anim:par>
              </anim:par>
              <anim:par smil:begin="3s">
                <anim:par smil:begin="0s" smil:fill="hold" presentation:node-type="after-previous" presentation:preset-class="entrance" presentation:preset-id="ooo-entrance-appear">
                  <anim:set smil:begin="0s" smil:dur="0.0000005s" smil:fill="hold" smil:targetElement="id302" anim:sub-item="text" smil:attributeName="visibility" smil:to="visible"/>
                </anim:par>
              </anim:par>
              <anim:par smil:begin="3.001s">
                <anim:par smil:begin="0s" smil:fill="hold" presentation:node-type="after-previous" presentation:preset-class="entrance" presentation:preset-id="ooo-entrance-appear" presentation:group-id="5">
                  <anim:set smil:begin="0s" smil:dur="0.001s" smil:fill="hold" smil:targetElement="id303" anim:sub-item="text" smil:attributeName="visibility" smil:to="visible"/>
                </anim:par>
              </anim:par>
              <anim:par smil:begin="3.002s">
                <anim:par smil:begin="0s" smil:fill="hold" presentation:node-type="after-previous" presentation:preset-class="entrance" presentation:preset-id="ooo-entrance-appear" presentation:group-id="5">
                  <anim:set smil:begin="0s" smil:dur="0.001s" smil:fill="hold" smil:targetElement="id304" anim:sub-item="text" smil:attributeName="visibility" smil:to="visible"/>
                </anim:par>
              </anim:par>
              <anim:par smil:begin="3.003s">
                <anim:par smil:begin="0s" smil:fill="hold" presentation:node-type="after-previous" presentation:preset-class="entrance" presentation:preset-id="ooo-entrance-fade-in">
                  <anim:set smil:begin="0s" smil:dur="0.00015s" smil:fill="hold" smil:targetElement="id305" anim:sub-item="text" smil:attributeName="visibility" smil:to="visible"/>
                  <anim:transitionFilter smil:dur="0.3s" smil:targetElement="id305" anim:sub-item="text" smil:type="fade" smil:subtype="crossfade"/>
                </anim:par>
              </anim:par>
              <anim:par smil:begin="3.303s">
                <anim:par smil:begin="0s" smil:fill="hold" presentation:node-type="after-previous" presentation:preset-class="entrance" presentation:preset-id="ooo-entrance-appear" presentation:group-id="6">
                  <anim:set smil:begin="0s" smil:dur="0.001s" smil:fill="hold" smil:targetElement="id306" anim:sub-item="text" smil:attributeName="visibility" smil:to="visible"/>
                </anim:par>
              </anim:par>
              <anim:par smil:begin="3.304s">
                <anim:par smil:begin="0s" smil:fill="hold" presentation:node-type="after-previous" presentation:preset-class="entrance" presentation:preset-id="ooo-entrance-appear" presentation:group-id="6">
                  <anim:set smil:begin="0s" smil:dur="0.001s" smil:fill="hold" smil:targetElement="id307" anim:sub-item="text" smil:attributeName="visibility" smil:to="visible"/>
                </anim:par>
              </anim:par>
              <anim:par smil:begin="3.305s">
                <anim:par smil:begin="0s" smil:fill="hold" presentation:node-type="after-previous" presentation:preset-class="entrance" presentation:preset-id="ooo-entrance-appear" presentation:group-id="6">
                  <anim:set smil:begin="0s" smil:dur="0.001s" smil:fill="hold" smil:targetElement="id308" anim:sub-item="text" smil:attributeName="visibility" smil:to="visible"/>
                </anim:par>
              </anim:par>
              <anim:par smil:begin="3.306s">
                <anim:par smil:begin="0s" smil:fill="hold" presentation:node-type="after-previous" presentation:preset-class="entrance" presentation:preset-id="ooo-entrance-appear" presentation:group-id="6">
                  <anim:set smil:begin="0s" smil:dur="0.001s" smil:fill="hold" smil:targetElement="id309" anim:sub-item="text" smil:attributeName="visibility" smil:to="visible"/>
                </anim:par>
              </anim:par>
              <anim:par smil:begin="3.307s">
                <anim:par smil:begin="0s" smil:fill="hold" presentation:node-type="after-previous" presentation:preset-class="entrance" presentation:preset-id="ooo-entrance-fade-in">
                  <anim:set smil:begin="0s" smil:dur="0.00015s" smil:fill="hold" smil:targetElement="id310" anim:sub-item="text" smil:attributeName="visibility" smil:to="visible"/>
                  <anim:transitionFilter smil:dur="0.3s" smil:targetElement="id310" anim:sub-item="text" smil:type="fade" smil:subtype="crossfade"/>
                </anim:par>
              </anim:par>
              <anim:par smil:begin="3.607s">
                <anim:par smil:begin="0s" smil:fill="hold" presentation:node-type="after-previous" presentation:preset-class="entrance" presentation:preset-id="ooo-entrance-appear" presentation:group-id="7">
                  <anim:set smil:begin="0s" smil:dur="0.001s" smil:fill="hold" smil:targetElement="id311" anim:sub-item="text" smil:attributeName="visibility" smil:to="visible"/>
                </anim:par>
              </anim:par>
              <anim:par smil:begin="3.608s">
                <anim:par smil:begin="0s" smil:fill="hold" presentation:node-type="after-previous" presentation:preset-class="entrance" presentation:preset-id="ooo-entrance-appear" presentation:group-id="7">
                  <anim:set smil:begin="0s" smil:dur="0.001s" smil:fill="hold" smil:targetElement="id312" anim:sub-item="text" smil:attributeName="visibility" smil:to="visible"/>
                </anim:par>
              </anim:par>
              <anim:par smil:begin="3.609s">
                <anim:par smil:begin="0s" smil:fill="hold" presentation:node-type="after-previous" presentation:preset-class="entrance" presentation:preset-id="ooo-entrance-appear" presentation:group-id="7">
                  <anim:set smil:begin="0s" smil:dur="0.001s" smil:fill="hold" smil:targetElement="id313" anim:sub-item="text" smil:attributeName="visibility" smil:to="visible"/>
                </anim:par>
              </anim:par>
            </anim:par>
          </anim:seq>
        </anim:par>
        <presentation:notes draw:style-name="dp2">
          <draw:page-thumbnail draw:style-name="gr73" draw:layer="layout" svg:width="0.001cm" svg:height="0.001cm" svg:x="0cm" svg:y="2.123cm" draw:page-number="30" presentation:class="page"/>
          <draw:frame presentation:style-name="pr6" draw:text-style-name="P75" draw:layer="layout" svg:width="17.271cm" svg:height="12.572cm" svg:x="2.159cm" svg:y="13.271cm" presentation:class="notes" presentation:placeholder="true">
            <draw:text-box/>
          </draw:frame>
        </presentation:notes>
      </draw:page>
      <draw:page draw:name="page31" draw:style-name="dp1" draw:master-page-name="dark-background" presentation:presentation-page-layout-name="AL3T32" xml:id="id314" draw:id="id314">
        <draw:g xml:id="id335" draw:id="id335">
          <draw:polygon draw:style-name="gr101" draw:text-style-name="P120" draw:layer="layout" svg:width="7.288cm" svg:height="15.747cm" svg:x="20.711cm" svg:y="0.001cm" svg:viewBox="0 0 7289 15748" draw:points="7289,0 1309,0 1175,7 1044,27 919,59 798,103 684,158 576,223 475,298 383,383 298,476 223,576 158,684 103,799 59,919 27,1045 7,1176 0,1310 0,14438 7,14572 27,14703 59,14829 103,14949 158,15064 223,15172 298,15272 383,15365 475,15450 576,15525 684,15590 798,15645 919,15689 1044,15721 1175,15741 1309,15748 7289,15748">
            <text:p text:style-name="P76"><text:span text:style-name="T5">Image:</text:span></text:p>
            <text:p text:style-name="P76"><text:span text:style-name="T5">500x1080</text:span></text:p>
          </draw:polygon>
        </draw:g>
        <draw:frame presentation:style-name="pr18" draw:text-style-name="P80" draw:layer="layout" svg:width="25.269cm" svg:height="1.905cm" svg:x="1.402cm" svg:y="1.271cm" presentation:class="title" presentation:user-transformed="true">
          <draw:text-box>
            <text:p text:style-name="P119"><text:span text:style-name="T34">Agenda</text:span></text:p>
          </draw:text-box>
        </draw:frame>
        <draw:custom-shape draw:style-name="gr173" draw:text-style-name="P151" xml:id="id316" draw:id="id316" draw:layer="layout" svg:width="6.985cm" svg:height="1.905cm" svg:x="1.81cm" svg:y="3.345cm">
          <text:p text:style-name="P150"><text:span text:style-name="T49">Mar</text:span></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2" draw:text-style-name="P154" draw:layer="layout" svg:width="6.985cm" svg:height="9.245cm" svg:x="1.81cm" svg:y="5.995cm">
          <draw:text-box>
            <text:list text:style-name="L3">
              <text:list-header>
                <text:p xml:id="id322" text:id="id322" text:style-name="P152"><text:span text:style-name="T29">Lorem ipsum dolorem amet</text:span></text:p>
              </text:list-header>
              <text:list-item>
                <text:p xml:id="id323" text:id="id323" text:style-name="P153"><text:span text:style-name="T32">Lorem ipsum dolor sit amet, consectetuer adipiscing elit.</text:span></text:p>
              </text:list-item>
              <text:list-item>
                <text:p xml:id="id324" text:id="id324" text:style-name="P153"><text:span text:style-name="T32">Donec ut urna. Sed fringilla. Nam consectetuer.</text:span></text:p>
              </text:list-item>
              <text:list-item>
                <text:p xml:id="id325" text:id="id325" text:style-name="P153"><text:span text:style-name="T32">Mollis dolor. </text:span></text:p>
              </text:list-item>
            </text:list>
          </draw:text-box>
        </draw:frame>
        <draw:frame presentation:style-name="pr33" draw:text-style-name="P155" draw:layer="layout" svg:width="1.578cm" svg:height="1.191cm" svg:x="1.473cm" svg:y="4.202cm">
          <draw:text-box>
            <text:list text:style-name="L3">
              <text:list-header>
                <text:p xml:id="id319" text:id="id319" text:style-name="P114"><text:span text:style-name="T50">4</text:span></text:p>
              </text:list-header>
            </text:list>
          </draw:text-box>
        </draw:frame>
        <draw:custom-shape draw:style-name="gr174" draw:text-style-name="P158" xml:id="id317" draw:id="id317" draw:layer="layout" svg:width="6.985cm" svg:height="1.905cm" svg:x="9.21cm" svg:y="3.345cm">
          <text:p text:style-name="P150"><text:span text:style-name="T49">Apr</text:span></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2" draw:text-style-name="P154" draw:layer="layout" svg:width="6.985cm" svg:height="9.245cm" svg:x="9.21cm" svg:y="5.995cm">
          <draw:text-box>
            <text:list text:style-name="L3">
              <text:list-header>
                <text:p xml:id="id326" text:id="id326" text:style-name="P152"><text:span text:style-name="T29">Lorem ipsum dolorem amet</text:span></text:p>
              </text:list-header>
              <text:list-item>
                <text:p xml:id="id327" text:id="id327" text:style-name="P153"><text:span text:style-name="T32">Lorem ipsum dolor sit amet, consectetuer adipiscing elit.</text:span></text:p>
              </text:list-item>
              <text:list-item>
                <text:p xml:id="id328" text:id="id328" text:style-name="P153"><text:span text:style-name="T32">Donec ut urna. Sed fringilla. Nam consectetuer.</text:span></text:p>
              </text:list-item>
              <text:list-item>
                <text:p xml:id="id329" text:id="id329" text:style-name="P153"><text:span text:style-name="T32">Mollis dolor.</text:span></text:p>
              </text:list-item>
              <text:list-item>
                <text:p xml:id="id330" text:id="id330" text:style-name="P153"><text:span text:style-name="T32">Sed fringilla. Nam consectetuer. </text:span></text:p>
              </text:list-item>
            </text:list>
          </draw:text-box>
        </draw:frame>
        <draw:frame presentation:style-name="pr33" draw:text-style-name="P155" draw:layer="layout" svg:width="1.578cm" svg:height="1.191cm" svg:x="8.873cm" svg:y="4.202cm">
          <draw:text-box>
            <text:list text:style-name="L3">
              <text:list-header>
                <text:p xml:id="id320" text:id="id320" text:style-name="P114"><text:span text:style-name="T50">5</text:span></text:p>
              </text:list-header>
            </text:list>
          </draw:text-box>
        </draw:frame>
        <draw:custom-shape draw:style-name="gr175" draw:text-style-name="P151" xml:id="id318" draw:id="id318" draw:layer="layout" svg:width="6.985cm" svg:height="1.905cm" svg:x="16.61cm" svg:y="3.345cm">
          <text:p text:style-name="P150"><text:span text:style-name="T49">May</text:span></text:p>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2" draw:text-style-name="P154" draw:layer="layout" svg:width="6.985cm" svg:height="9.245cm" svg:x="16.61cm" svg:y="5.995cm">
          <draw:text-box>
            <text:list text:style-name="L3">
              <text:list-header>
                <text:p xml:id="id331" text:id="id331" text:style-name="P152"><text:span text:style-name="T29">Lorem ipsum dolorem amet</text:span></text:p>
              </text:list-header>
              <text:list-item>
                <text:p xml:id="id332" text:id="id332" text:style-name="P153"><text:span text:style-name="T32">Lorem ipsum dolor sit amet, consectetuer adipiscing elit.</text:span></text:p>
              </text:list-item>
              <text:list-item>
                <text:p xml:id="id333" text:id="id333" text:style-name="P153"><text:span text:style-name="T32">Donec ut urna. Sed fringilla. Nam consectetuer.</text:span></text:p>
              </text:list-item>
              <text:list-item>
                <text:p xml:id="id334" text:id="id334" text:style-name="P153"><text:span text:style-name="T32">Mollis dolor. </text:span></text:p>
              </text:list-item>
            </text:list>
          </draw:text-box>
        </draw:frame>
        <draw:frame presentation:style-name="pr33" draw:text-style-name="P155" draw:layer="layout" svg:width="1.578cm" svg:height="1.191cm" svg:x="16.273cm" svg:y="4.202cm">
          <draw:text-box>
            <text:list text:style-name="L3">
              <text:list-header>
                <text:p xml:id="id321" text:id="id321" text:style-name="P114"><text:span text:style-name="T50">6</text:span></text:p>
              </text:list-header>
            </text:list>
          </draw:text-box>
        </draw:frame>
        <draw:custom-shape draw:style-name="gr176" draw:text-style-name="P113" xml:id="id315" draw:id="id315" draw:layer="layout" svg:width="6.985cm" svg:height="1.905cm" svg:x="-5.61cm" svg:y="3.345cm">
          <text:p text:style-name="P112"/>
          <draw:enhanced-geometry svg:viewBox="0 0 21600 21600" draw:mirror-horizontal="false" draw:mirror-vertical="false" draw:path-stretchpoint-x="10800" draw:path-stretchpoint-y="10800" draw:text-areas="?f3 ?f4 ?f5 ?f6" draw:type="round-rectangle" draw:modifiers="5904.302203567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314.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15" smil:attributeName="visibility" smil:to="visible"/>
                  <anim:transitionFilter smil:dur="0.3s" smil:targetElement="id315" smil:type="fade" smil:subtype="crossfade"/>
                </anim:par>
              </anim:par>
              <anim:par smil:begin="0.3s">
                <anim:par smil:begin="0s" smil:fill="hold" presentation:node-type="after-previous" presentation:preset-class="entrance" presentation:preset-id="ooo-entrance-fade-in">
                  <anim:set smil:begin="0s" smil:dur="0.00015s" smil:fill="hold" smil:targetElement="id316" smil:attributeName="visibility" smil:to="visible"/>
                  <anim:transitionFilter smil:dur="0.3s" smil:targetElement="id316" smil:type="fade" smil:subtype="crossfade"/>
                </anim:par>
              </anim:par>
              <anim:par smil:begin="0.6s">
                <anim:par smil:begin="0s" smil:fill="hold" presentation:node-type="after-previous" presentation:preset-class="entrance" presentation:preset-id="ooo-entrance-fade-in">
                  <anim:set smil:begin="0s" smil:dur="0.00015s" smil:fill="hold" smil:targetElement="id317" smil:attributeName="visibility" smil:to="visible"/>
                  <anim:transitionFilter smil:dur="0.3s" smil:targetElement="id317" smil:type="fade" smil:subtype="crossfade"/>
                </anim:par>
              </anim:par>
              <anim:par smil:begin="0.9s">
                <anim:par smil:begin="0s" smil:fill="hold" presentation:node-type="after-previous" presentation:preset-class="entrance" presentation:preset-id="ooo-entrance-fade-in">
                  <anim:set smil:begin="0s" smil:dur="0.00015s" smil:fill="hold" smil:targetElement="id318" smil:attributeName="visibility" smil:to="visible"/>
                  <anim:transitionFilter smil:dur="0.3s" smil:targetElement="id318" smil:type="fade" smil:subtype="crossfade"/>
                </anim:par>
              </anim:par>
              <anim:par smil:begin="1.2s">
                <anim:par smil:begin="0s" smil:fill="hold" presentation:node-type="after-previous" presentation:preset-class="entrance" presentation:preset-id="ooo-entrance-fade-in">
                  <anim:set smil:begin="0s" smil:dur="0.00015s" smil:fill="hold" smil:targetElement="id319" anim:sub-item="text" smil:attributeName="visibility" smil:to="visible"/>
                  <anim:transitionFilter smil:dur="0.3s" smil:targetElement="id319"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320" anim:sub-item="text" smil:attributeName="visibility" smil:to="visible"/>
                  <anim:transitionFilter smil:dur="0.3s" smil:targetElement="id320"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321" anim:sub-item="text" smil:attributeName="visibility" smil:to="visible"/>
                  <anim:transitionFilter smil:dur="0.3s" smil:targetElement="id321"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22" anim:sub-item="text" smil:attributeName="visibility" smil:to="visible"/>
                  <anim:transitionFilter smil:dur="0.3s" smil:targetElement="id322" anim:sub-item="text" smil:type="fade" smil:subtype="crossfade"/>
                </anim:par>
              </anim:par>
              <anim:par smil:begin="2.4s">
                <anim:par smil:begin="0s" smil:fill="hold" presentation:node-type="after-previous" presentation:preset-class="entrance" presentation:preset-id="ooo-entrance-appear" presentation:group-id="3">
                  <anim:set smil:begin="0s" smil:dur="0.001s" smil:fill="hold" smil:targetElement="id323" anim:sub-item="text" smil:attributeName="visibility" smil:to="visible"/>
                </anim:par>
              </anim:par>
              <anim:par smil:begin="2.401s">
                <anim:par smil:begin="0s" smil:fill="hold" presentation:node-type="after-previous" presentation:preset-class="entrance" presentation:preset-id="ooo-entrance-appear" presentation:group-id="3">
                  <anim:set smil:begin="0s" smil:dur="0.001s" smil:fill="hold" smil:targetElement="id324" anim:sub-item="text" smil:attributeName="visibility" smil:to="visible"/>
                </anim:par>
              </anim:par>
              <anim:par smil:begin="2.402s">
                <anim:par smil:begin="0s" smil:fill="hold" presentation:node-type="after-previous" presentation:preset-class="entrance" presentation:preset-id="ooo-entrance-appear" presentation:group-id="3">
                  <anim:set smil:begin="0s" smil:dur="0.001s" smil:fill="hold" smil:targetElement="id325" anim:sub-item="text" smil:attributeName="visibility" smil:to="visible"/>
                </anim:par>
              </anim:par>
              <anim:par smil:begin="2.403s">
                <anim:par smil:begin="0s" smil:fill="hold" presentation:node-type="after-previous" presentation:preset-class="entrance" presentation:preset-id="ooo-entrance-fade-in">
                  <anim:set smil:begin="0s" smil:dur="0.00015s" smil:fill="hold" smil:targetElement="id326" anim:sub-item="text" smil:attributeName="visibility" smil:to="visible"/>
                  <anim:transitionFilter smil:dur="0.3s" smil:targetElement="id326" anim:sub-item="text" smil:type="fade" smil:subtype="crossfade"/>
                </anim:par>
              </anim:par>
              <anim:par smil:begin="2.703s">
                <anim:par smil:begin="0s" smil:fill="hold" presentation:node-type="after-previous" presentation:preset-class="entrance" presentation:preset-id="ooo-entrance-appear" presentation:group-id="4">
                  <anim:set smil:begin="0s" smil:dur="0.001s" smil:fill="hold" smil:targetElement="id327" anim:sub-item="text" smil:attributeName="visibility" smil:to="visible"/>
                </anim:par>
              </anim:par>
              <anim:par smil:begin="2.704s">
                <anim:par smil:begin="0s" smil:fill="hold" presentation:node-type="after-previous" presentation:preset-class="entrance" presentation:preset-id="ooo-entrance-appear" presentation:group-id="4">
                  <anim:set smil:begin="0s" smil:dur="0.001s" smil:fill="hold" smil:targetElement="id328" anim:sub-item="text" smil:attributeName="visibility" smil:to="visible"/>
                </anim:par>
              </anim:par>
              <anim:par smil:begin="2.705s">
                <anim:par smil:begin="0s" smil:fill="hold" presentation:node-type="after-previous" presentation:preset-class="entrance" presentation:preset-id="ooo-entrance-appear" presentation:group-id="4">
                  <anim:set smil:begin="0s" smil:dur="0.001s" smil:fill="hold" smil:targetElement="id329" anim:sub-item="text" smil:attributeName="visibility" smil:to="visible"/>
                </anim:par>
              </anim:par>
              <anim:par smil:begin="2.706s">
                <anim:par smil:begin="0s" smil:fill="hold" presentation:node-type="after-previous" presentation:preset-class="entrance" presentation:preset-id="ooo-entrance-appear" presentation:group-id="4">
                  <anim:set smil:begin="0s" smil:dur="0.001s" smil:fill="hold" smil:targetElement="id330" anim:sub-item="text" smil:attributeName="visibility" smil:to="visible"/>
                </anim:par>
              </anim:par>
              <anim:par smil:begin="2.707s">
                <anim:par smil:begin="0s" smil:fill="hold" presentation:node-type="after-previous" presentation:preset-class="entrance" presentation:preset-id="ooo-entrance-fade-in">
                  <anim:set smil:begin="0s" smil:dur="0.00015s" smil:fill="hold" smil:targetElement="id331" anim:sub-item="text" smil:attributeName="visibility" smil:to="visible"/>
                  <anim:transitionFilter smil:dur="0.3s" smil:targetElement="id331" anim:sub-item="text" smil:type="fade" smil:subtype="crossfade"/>
                </anim:par>
              </anim:par>
              <anim:par smil:begin="3.007s">
                <anim:par smil:begin="0s" smil:fill="hold" presentation:node-type="after-previous" presentation:preset-class="entrance" presentation:preset-id="ooo-entrance-appear" presentation:group-id="5">
                  <anim:set smil:begin="0s" smil:dur="0.001s" smil:fill="hold" smil:targetElement="id332" anim:sub-item="text" smil:attributeName="visibility" smil:to="visible"/>
                </anim:par>
              </anim:par>
              <anim:par smil:begin="3.008s">
                <anim:par smil:begin="0s" smil:fill="hold" presentation:node-type="after-previous" presentation:preset-class="entrance" presentation:preset-id="ooo-entrance-appear" presentation:group-id="5">
                  <anim:set smil:begin="0s" smil:dur="0.001s" smil:fill="hold" smil:targetElement="id333" anim:sub-item="text" smil:attributeName="visibility" smil:to="visible"/>
                </anim:par>
              </anim:par>
              <anim:par smil:begin="3.009s">
                <anim:par smil:begin="0s" smil:fill="hold" presentation:node-type="after-previous" presentation:preset-class="entrance" presentation:preset-id="ooo-entrance-appear" presentation:group-id="5">
                  <anim:set smil:begin="0s" smil:dur="0.001s" smil:fill="hold" smil:targetElement="id334" anim:sub-item="text" smil:attributeName="visibility" smil:to="visible"/>
                </anim:par>
              </anim:par>
              <anim:par smil:begin="3.01s">
                <anim:par smil:begin="0s" smil:fill="hold" presentation:node-type="after-previous" presentation:preset-class="entrance" presentation:preset-id="ooo-entrance-fade-in">
                  <anim:set smil:begin="0s" smil:dur="0.00015s" smil:fill="hold" smil:targetElement="id335" smil:attributeName="visibility" smil:to="visible"/>
                  <anim:transitionFilter smil:dur="0.3s" smil:targetElement="id335" smil:type="fade" smil:subtype="crossfade"/>
                </anim:par>
              </anim:par>
            </anim:par>
          </anim:seq>
        </anim:par>
        <presentation:notes draw:style-name="dp2">
          <draw:page-thumbnail draw:style-name="gr73" draw:layer="layout" svg:width="0.001cm" svg:height="0.001cm" svg:x="0cm" svg:y="2.123cm" draw:page-number="31" presentation:class="page"/>
          <draw:frame presentation:style-name="pr6" draw:text-style-name="P75" draw:layer="layout" svg:width="17.271cm" svg:height="12.572cm" svg:x="2.159cm" svg:y="13.271cm" presentation:class="notes" presentation:placeholder="true">
            <draw:text-box/>
          </draw:frame>
        </presentation:notes>
      </draw:page>
      <draw:page draw:name="page32" draw:style-name="dp1" draw:master-page-name="dark-background" presentation:presentation-page-layout-name="AL3T32" xml:id="id336" draw:id="id336">
        <draw:connector draw:style-name="gr177" draw:text-style-name="P133" xml:id="id341" draw:id="id341" draw:layer="layout" draw:type="curve" svg:x1="4.67cm" svg:y1="10.757cm" svg:x2="8.697cm" svg:y2="11.386cm" draw:start-shape="id1" draw:start-glue-point="2" draw:end-shape="id2" draw:end-glue-point="3" svg:d="M4670 10757c0 420 1342 629 4027 629" svg:viewBox="0 0 4028 630">
          <text:p/>
        </draw:connector>
        <draw:frame presentation:style-name="pr18" draw:text-style-name="P121" draw:layer="layout" svg:width="10.039cm" svg:height="1.905cm" svg:x="1.402cm" svg:y="1.271cm" presentation:class="title" presentation:user-transformed="true">
          <draw:text-box>
            <text:p text:style-name="P119"><text:span text:style-name="T34">Step &amp;</text:span><text:span text:style-name="T35"> Process</text:span></text:p>
          </draw:text-box>
        </draw:frame>
        <draw:custom-shape draw:style-name="gr178" draw:text-style-name="P145" xml:id="id1" draw:id="id1" draw:layer="layout" svg:width="6.536cm" svg:height="6.481cm" svg:x="1.402cm" svg:y="4.27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146" xml:id="id337" draw:id="id337" draw:layer="layout" svg:width="1.647cm" svg:height="1.647cm" svg:x="1.891cm" svg:y="4.794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1.67cm" svg:y="6.81cm">
          <draw:text-box>
            <text:list text:style-name="L3">
              <text:list-header>
                <text:p xml:id="id339" text:id="id339" text:style-name="P83"><text:span text:style-name="T11">Lorem ipsum</text:span></text:p>
                <text:p text:style-name="P83"><text:span text:style-name="T32"/></text:p>
                <text:p xml:id="id340" text:id="id340" text:style-name="P83"><text:span text:style-name="T32">Lorem ipsum dolor sit amet, consectetuer adipiscing elit. </text:span></text:p>
              </text:list-header>
            </text:list>
          </draw:text-box>
        </draw:frame>
        <draw:frame presentation:style-name="pr30" draw:text-style-name="P141" draw:layer="layout" svg:width="1.739cm" svg:height="1.312cm" svg:x="5.848cm" svg:y="4.522cm">
          <draw:text-box>
            <text:list text:style-name="L3">
              <text:list-header>
                <text:p xml:id="id338" text:id="id338" text:style-name="P114"><text:span text:style-name="T11">1/4</text:span></text:p>
              </text:list-header>
            </text:list>
          </draw:text-box>
        </draw:frame>
        <draw:custom-shape draw:style-name="gr179" draw:text-style-name="P113" xml:id="id2" draw:id="id2" draw:layer="layout" svg:width="6.536cm" svg:height="6.481cm" svg:x="8.697cm" svg:y="8.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8.965cm" svg:y="10.68cm">
          <draw:text-box>
            <text:list text:style-name="L3">
              <text:list-header>
                <text:p xml:id="id344" text:id="id344" text:style-name="P83"><text:span text:style-name="T11">Lorem ipsum</text:span></text:p>
                <text:p text:style-name="P83"><text:span text:style-name="T32"/></text:p>
                <text:p xml:id="id345" text:id="id345" text:style-name="P83"><text:span text:style-name="T32">Lorem ipsum dolor sit amet, consectetuer adipiscing elit. </text:span></text:p>
              </text:list-header>
            </text:list>
          </draw:text-box>
        </draw:frame>
        <draw:frame presentation:style-name="pr30" draw:text-style-name="P141" draw:layer="layout" svg:width="1.739cm" svg:height="1.312cm" svg:x="13.143cm" svg:y="8.392cm">
          <draw:text-box>
            <text:list text:style-name="L3">
              <text:list-header>
                <text:p xml:id="id343" text:id="id343" text:style-name="P114"><text:span text:style-name="T11">2/4</text:span></text:p>
              </text:list-header>
            </text:list>
          </draw:text-box>
        </draw:frame>
        <draw:custom-shape draw:style-name="gr180" draw:text-style-name="P113" xml:id="id3" draw:id="id3" draw:layer="layout" svg:width="6.536cm" svg:height="6.481cm" svg:x="12.802cm" svg:y="1.03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38" xml:id="id342" draw:id="id342" draw:layer="layout" svg:width="1.647cm" svg:height="1.647cm" svg:x="9.251cm" svg:y="8.699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13.07cm" svg:y="3.564cm">
          <draw:text-box>
            <text:list text:style-name="L3">
              <text:list-header>
                <text:p xml:id="id349" text:id="id349" text:style-name="P83"><text:span text:style-name="T11">Lorem ipsum</text:span></text:p>
                <text:p text:style-name="P83"><text:span text:style-name="T32"/></text:p>
                <text:p xml:id="id350" text:id="id350" text:style-name="P83"><text:span text:style-name="T32">Lorem ipsum dolor sit amet, consectetuer adipiscing elit. </text:span></text:p>
              </text:list-header>
            </text:list>
          </draw:text-box>
        </draw:frame>
        <draw:frame presentation:style-name="pr30" draw:text-style-name="P141" draw:layer="layout" svg:width="1.739cm" svg:height="1.312cm" svg:x="17.248cm" svg:y="1.276cm">
          <draw:text-box>
            <text:list text:style-name="L3">
              <text:list-header>
                <text:p xml:id="id348" text:id="id348" text:style-name="P114"><text:span text:style-name="T11">3/4</text:span></text:p>
              </text:list-header>
            </text:list>
          </draw:text-box>
        </draw:frame>
        <draw:custom-shape draw:style-name="gr181" draw:text-style-name="P113" xml:id="id4" draw:id="id4" draw:layer="layout" svg:width="6.536cm" svg:height="6.481cm" svg:x="19.997cm" svg:y="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42" xml:id="id352" draw:id="id352" draw:layer="layout" svg:width="1.647cm" svg:height="1.647cm" svg:x="20.486cm" svg:y="6.51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84" draw:layer="layout" svg:width="5.995cm" svg:height="3.636cm" svg:x="20.265cm" svg:y="8.534cm">
          <draw:text-box>
            <text:list text:style-name="L3">
              <text:list-header>
                <text:p xml:id="id354" text:id="id354" text:style-name="P83"><text:span text:style-name="T11">Lorem ipsum</text:span></text:p>
                <text:p text:style-name="P83"><text:span text:style-name="T32"/></text:p>
                <text:p xml:id="id355" text:id="id355" text:style-name="P83"><text:span text:style-name="T32">Lorem ipsum dolor sit amet, consectetuer adipiscing elit. </text:span></text:p>
              </text:list-header>
            </text:list>
          </draw:text-box>
        </draw:frame>
        <draw:frame presentation:style-name="pr30" draw:text-style-name="P141" draw:layer="layout" svg:width="1.739cm" svg:height="1.312cm" svg:x="24.443cm" svg:y="6.246cm">
          <draw:text-box>
            <text:list text:style-name="L3">
              <text:list-header>
                <text:p xml:id="id353" text:id="id353" text:style-name="P114"><text:span text:style-name="T11">4/4</text:span></text:p>
              </text:list-header>
            </text:list>
          </draw:text-box>
        </draw:frame>
        <draw:custom-shape draw:style-name="gr160" draw:text-style-name="P143" xml:id="id347" draw:id="id347" draw:layer="layout" svg:width="1.647cm" svg:height="1.647cm" svg:x="13.297cm" svg:y="1.542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7" draw:text-style-name="P133" xml:id="id346" draw:id="id346" draw:layer="layout" draw:type="curve" svg:x1="15.233cm" svg:y1="11.386cm" svg:x2="16.07cm" svg:y2="7.511cm" draw:start-shape="id2" draw:start-glue-point="1" draw:end-shape="id3" draw:end-glue-point="2" svg:d="M15233 11386c558 0 837-1291 837-3875" svg:viewBox="0 0 838 3876">
          <text:p/>
        </draw:connector>
        <draw:connector draw:style-name="gr177" draw:text-style-name="P133" xml:id="id351" draw:id="id351" draw:layer="layout" draw:type="curve" svg:x1="19.338cm" svg:y1="4.27cm" svg:x2="23.265cm" svg:y2="6cm" draw:start-shape="id3" draw:start-glue-point="1" draw:end-shape="id4" draw:end-glue-point="0" svg:d="M19338 4270c2618 0 3927 576 3927 1730" svg:viewBox="0 0 3928 1731">
          <text:p/>
        </draw:connector>
        <anim:par presentation:node-type="timing-root">
          <anim:par smil:begin="id33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 smil:attributeName="visibility" smil:to="visible"/>
                  <anim:transitionFilter smil:dur="0.3s" smil:targetElement="id1" smil:type="fade" smil:subtype="crossfade"/>
                </anim:par>
              </anim:par>
              <anim:par smil:begin="0.3s">
                <anim:par smil:begin="0s" smil:fill="hold" presentation:node-type="after-previous" presentation:preset-class="entrance" presentation:preset-id="ooo-entrance-fade-in">
                  <anim:set smil:begin="0s" smil:dur="0.00015s" smil:fill="hold" smil:targetElement="id337" smil:attributeName="visibility" smil:to="visible"/>
                  <anim:transitionFilter smil:dur="0.3s" smil:targetElement="id337" smil:type="fade" smil:subtype="crossfade"/>
                </anim:par>
              </anim:par>
              <anim:par smil:begin="0.6s">
                <anim:par smil:begin="0s" smil:fill="hold" presentation:node-type="after-previous" presentation:preset-class="entrance" presentation:preset-id="ooo-entrance-fade-in">
                  <anim:set smil:begin="0s" smil:dur="0.00015s" smil:fill="hold" smil:targetElement="id338" anim:sub-item="text" smil:attributeName="visibility" smil:to="visible"/>
                  <anim:transitionFilter smil:dur="0.3s" smil:targetElement="id33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39" anim:sub-item="text" smil:attributeName="visibility" smil:to="visible"/>
                  <anim:transitionFilter smil:dur="0.3s" smil:targetElement="id339" anim:sub-item="text" smil:type="fade" smil:subtype="crossfade"/>
                </anim:par>
              </anim:par>
              <anim:par smil:begin="1.2s">
                <anim:par smil:begin="0s" smil:fill="hold" presentation:node-type="after-previous" presentation:preset-class="entrance" presentation:preset-id="ooo-entrance-appear" presentation:group-id="1">
                  <anim:set smil:begin="0s" smil:dur="0.001s" smil:fill="hold" smil:targetElement="id340" anim:sub-item="text" smil:attributeName="visibility" smil:to="visible"/>
                </anim:par>
              </anim:par>
              <anim:par smil:begin="1.201s">
                <anim:par smil:begin="0s" smil:fill="hold" presentation:node-type="after-previous" presentation:preset-class="entrance" presentation:preset-id="ooo-entrance-fade-in">
                  <anim:set smil:begin="0s" smil:dur="0.00015s" smil:fill="hold" smil:targetElement="id2" smil:attributeName="visibility" smil:to="visible"/>
                  <anim:transitionFilter smil:dur="0.3s" smil:targetElement="id2" smil:type="fade" smil:subtype="crossfade"/>
                </anim:par>
              </anim:par>
              <anim:par smil:begin="1.501s">
                <anim:par smil:begin="0s" smil:fill="hold" presentation:node-type="after-previous" presentation:preset-class="entrance" presentation:preset-id="ooo-entrance-fade-in">
                  <anim:set smil:begin="0s" smil:dur="0.00015s" smil:fill="hold" smil:targetElement="id341" smil:attributeName="visibility" smil:to="visible"/>
                  <anim:transitionFilter smil:dur="0.3s" smil:targetElement="id341" smil:type="fade" smil:subtype="crossfade"/>
                </anim:par>
              </anim:par>
              <anim:par smil:begin="1.801s">
                <anim:par smil:begin="0s" smil:fill="hold" presentation:node-type="after-previous" presentation:preset-class="entrance" presentation:preset-id="ooo-entrance-fade-in">
                  <anim:set smil:begin="0s" smil:dur="0.00015s" smil:fill="hold" smil:targetElement="id342" smil:attributeName="visibility" smil:to="visible"/>
                  <anim:transitionFilter smil:dur="0.3s" smil:targetElement="id342" smil:type="fade" smil:subtype="crossfade"/>
                </anim:par>
              </anim:par>
              <anim:par smil:begin="2.101s">
                <anim:par smil:begin="0s" smil:fill="hold" presentation:node-type="after-previous" presentation:preset-class="entrance" presentation:preset-id="ooo-entrance-fade-in">
                  <anim:set smil:begin="0s" smil:dur="0.00015s" smil:fill="hold" smil:targetElement="id343" anim:sub-item="text" smil:attributeName="visibility" smil:to="visible"/>
                  <anim:transitionFilter smil:dur="0.3s" smil:targetElement="id343" anim:sub-item="text" smil:type="fade" smil:subtype="crossfade"/>
                </anim:par>
              </anim:par>
              <anim:par smil:begin="2.401s">
                <anim:par smil:begin="0s" smil:fill="hold" presentation:node-type="after-previous" presentation:preset-class="entrance" presentation:preset-id="ooo-entrance-fade-in">
                  <anim:set smil:begin="0s" smil:dur="0.00015s" smil:fill="hold" smil:targetElement="id344" anim:sub-item="text" smil:attributeName="visibility" smil:to="visible"/>
                  <anim:transitionFilter smil:dur="0.3s" smil:targetElement="id344" anim:sub-item="text" smil:type="fade" smil:subtype="crossfade"/>
                </anim:par>
              </anim:par>
              <anim:par smil:begin="2.701s">
                <anim:par smil:begin="0s" smil:fill="hold" presentation:node-type="after-previous" presentation:preset-class="entrance" presentation:preset-id="ooo-entrance-appear" presentation:group-id="3">
                  <anim:set smil:begin="0s" smil:dur="0.001s" smil:fill="hold" smil:targetElement="id345" anim:sub-item="text" smil:attributeName="visibility" smil:to="visible"/>
                </anim:par>
              </anim:par>
              <anim:par smil:begin="2.702s">
                <anim:par smil:begin="0s" smil:fill="hold" presentation:node-type="after-previous" presentation:preset-class="entrance" presentation:preset-id="ooo-entrance-fade-in">
                  <anim:set smil:begin="0s" smil:dur="0.00015s" smil:fill="hold" smil:targetElement="id3" smil:attributeName="visibility" smil:to="visible"/>
                  <anim:transitionFilter smil:dur="0.3s" smil:targetElement="id3" smil:type="fade" smil:subtype="crossfade"/>
                </anim:par>
              </anim:par>
              <anim:par smil:begin="3.002s">
                <anim:par smil:begin="0s" smil:fill="hold" presentation:node-type="after-previous" presentation:preset-class="entrance" presentation:preset-id="ooo-entrance-fade-in">
                  <anim:set smil:begin="0s" smil:dur="0.00015s" smil:fill="hold" smil:targetElement="id346" smil:attributeName="visibility" smil:to="visible"/>
                  <anim:transitionFilter smil:dur="0.3s" smil:targetElement="id346" smil:type="fade" smil:subtype="crossfade"/>
                </anim:par>
              </anim:par>
              <anim:par smil:begin="3.302s">
                <anim:par smil:begin="0s" smil:fill="hold" presentation:node-type="after-previous" presentation:preset-class="entrance" presentation:preset-id="ooo-entrance-fade-in">
                  <anim:set smil:begin="0s" smil:dur="0.00015s" smil:fill="hold" smil:targetElement="id347" smil:attributeName="visibility" smil:to="visible"/>
                  <anim:transitionFilter smil:dur="0.3s" smil:targetElement="id347" smil:type="fade" smil:subtype="crossfade"/>
                </anim:par>
              </anim:par>
              <anim:par smil:begin="3.602s">
                <anim:par smil:begin="0s" smil:fill="hold" presentation:node-type="after-previous" presentation:preset-class="entrance" presentation:preset-id="ooo-entrance-fade-in">
                  <anim:set smil:begin="0s" smil:dur="0.00015s" smil:fill="hold" smil:targetElement="id348" anim:sub-item="text" smil:attributeName="visibility" smil:to="visible"/>
                  <anim:transitionFilter smil:dur="0.3s" smil:targetElement="id348" anim:sub-item="text" smil:type="fade" smil:subtype="crossfade"/>
                </anim:par>
              </anim:par>
              <anim:par smil:begin="3.902s">
                <anim:par smil:begin="0s" smil:fill="hold" presentation:node-type="after-previous" presentation:preset-class="entrance" presentation:preset-id="ooo-entrance-fade-in">
                  <anim:set smil:begin="0s" smil:dur="0.00015s" smil:fill="hold" smil:targetElement="id349" anim:sub-item="text" smil:attributeName="visibility" smil:to="visible"/>
                  <anim:transitionFilter smil:dur="0.3s" smil:targetElement="id349" anim:sub-item="text" smil:type="fade" smil:subtype="crossfade"/>
                </anim:par>
              </anim:par>
              <anim:par smil:begin="4.202s">
                <anim:par smil:begin="0s" smil:fill="hold" presentation:node-type="after-previous" presentation:preset-class="entrance" presentation:preset-id="ooo-entrance-appear" presentation:group-id="5">
                  <anim:set smil:begin="0s" smil:dur="0.001s" smil:fill="hold" smil:targetElement="id350" anim:sub-item="text" smil:attributeName="visibility" smil:to="visible"/>
                </anim:par>
              </anim:par>
              <anim:par smil:begin="4.203s">
                <anim:par smil:begin="0s" smil:fill="hold" presentation:node-type="after-previous" presentation:preset-class="entrance" presentation:preset-id="ooo-entrance-fade-in">
                  <anim:set smil:begin="0s" smil:dur="0.00015s" smil:fill="hold" smil:targetElement="id4" smil:attributeName="visibility" smil:to="visible"/>
                  <anim:transitionFilter smil:dur="0.3s" smil:targetElement="id4" smil:type="fade" smil:subtype="crossfade"/>
                </anim:par>
              </anim:par>
              <anim:par smil:begin="4.503s">
                <anim:par smil:begin="0s" smil:fill="hold" presentation:node-type="after-previous" presentation:preset-class="entrance" presentation:preset-id="ooo-entrance-fade-in">
                  <anim:set smil:begin="0s" smil:dur="0.00015s" smil:fill="hold" smil:targetElement="id351" smil:attributeName="visibility" smil:to="visible"/>
                  <anim:transitionFilter smil:dur="0.3s" smil:targetElement="id351" smil:type="fade" smil:subtype="crossfade"/>
                </anim:par>
              </anim:par>
              <anim:par smil:begin="4.803s">
                <anim:par smil:begin="0s" smil:fill="hold" presentation:node-type="after-previous" presentation:preset-class="entrance" presentation:preset-id="ooo-entrance-fade-in">
                  <anim:set smil:begin="0s" smil:dur="0.00015s" smil:fill="hold" smil:targetElement="id352" smil:attributeName="visibility" smil:to="visible"/>
                  <anim:transitionFilter smil:dur="0.3s" smil:targetElement="id352" smil:type="fade" smil:subtype="crossfade"/>
                </anim:par>
              </anim:par>
              <anim:par smil:begin="5.103s">
                <anim:par smil:begin="0s" smil:fill="hold" presentation:node-type="after-previous" presentation:preset-class="entrance" presentation:preset-id="ooo-entrance-fade-in">
                  <anim:set smil:begin="0s" smil:dur="0.00015s" smil:fill="hold" smil:targetElement="id353" anim:sub-item="text" smil:attributeName="visibility" smil:to="visible"/>
                  <anim:transitionFilter smil:dur="0.3s" smil:targetElement="id353" anim:sub-item="text" smil:type="fade" smil:subtype="crossfade"/>
                </anim:par>
              </anim:par>
              <anim:par smil:begin="5.403s">
                <anim:par smil:begin="0s" smil:fill="hold" presentation:node-type="after-previous" presentation:preset-class="entrance" presentation:preset-id="ooo-entrance-fade-in">
                  <anim:set smil:begin="0s" smil:dur="0.00015s" smil:fill="hold" smil:targetElement="id354" anim:sub-item="text" smil:attributeName="visibility" smil:to="visible"/>
                  <anim:transitionFilter smil:dur="0.3s" smil:targetElement="id354" anim:sub-item="text" smil:type="fade" smil:subtype="crossfade"/>
                </anim:par>
              </anim:par>
              <anim:par smil:begin="5.703s">
                <anim:par smil:begin="0s" smil:fill="hold" presentation:node-type="after-previous" presentation:preset-class="entrance" presentation:preset-id="ooo-entrance-appear" presentation:group-id="7">
                  <anim:set smil:begin="0s" smil:dur="0.001s" smil:fill="hold" smil:targetElement="id355" anim:sub-item="text" smil:attributeName="visibility" smil:to="visible"/>
                </anim:par>
              </anim:par>
            </anim:par>
          </anim:seq>
        </anim:par>
        <presentation:notes draw:style-name="dp2">
          <draw:page-thumbnail draw:style-name="gr73" draw:layer="layout" svg:width="0.001cm" svg:height="0.001cm" svg:x="0cm" svg:y="2.123cm" draw:page-number="32" presentation:class="page"/>
          <draw:frame presentation:style-name="pr6" draw:text-style-name="P75" draw:layer="layout" svg:width="17.271cm" svg:height="12.572cm" svg:x="2.159cm" svg:y="13.271cm" presentation:class="notes" presentation:placeholder="true">
            <draw:text-box/>
          </draw:frame>
        </presentation:notes>
      </draw:page>
      <draw:page draw:name="page33" draw:style-name="dp1" draw:master-page-name="dark-background" presentation:presentation-page-layout-name="AL3T32" xml:id="id356" draw:id="id356">
        <draw:custom-shape draw:style-name="gr182" draw:text-style-name="P77" xml:id="id358" draw:id="id358" draw:layer="layout" svg:width="12.063cm" svg:height="4.345cm" svg:x="1.272cm" svg:y="3.8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130" draw:layer="layout" svg:width="2.1cm" svg:height="1.363cm" svg:x="10.16cm" svg:y="6.316cm">
          <draw:text-box>
            <text:list text:style-name="L3">
              <text:list-header>
                <text:p xml:id="id363" text:id="id363" text:style-name="P95"><text:span text:style-name="T29">90 %</text:span></text:p>
              </text:list-header>
            </text:list>
          </draw:text-box>
        </draw:frame>
        <draw:custom-shape draw:style-name="gr183" draw:text-style-name="P82" xml:id="id359" draw:id="id359" draw:layer="layout" svg:width="1.41cm" svg:height="1.41cm" svg:x="2.121cm" svg:y="5.242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84" draw:layer="layout" svg:width="8.541cm" svg:height="1.363cm" svg:x="3.864cm" svg:y="4.161cm">
          <draw:text-box>
            <text:list text:style-name="L3">
              <text:list-header>
                <text:p xml:id="id360" text:id="id360" text:style-name="P83"><text:span text:style-name="T11">Lorem ipsum dolorem amet?</text:span></text:p>
              </text:list-header>
            </text:list>
          </draw:text-box>
        </draw:frame>
        <draw:polyline draw:style-name="gr184" draw:text-style-name="P133" xml:id="id361" draw:id="id361" draw:layer="layout" svg:width="7.61cm" svg:height="0cm" svg:x="4.477cm" svg:y="5.999cm" svg:viewBox="0 0 7611 0" draw:points="0,0 7611,0">
          <text:p/>
        </draw:polyline>
        <draw:polyline draw:style-name="gr185" draw:text-style-name="P133" xml:id="id362" draw:id="id362" draw:layer="layout" svg:width="6.952cm" svg:height="0cm" svg:x="4.477cm" svg:y="5.999cm" svg:viewBox="0 0 6953 0" draw:points="0,0 6953,0">
          <text:p/>
        </draw:polyline>
        <draw:frame presentation:style-name="pr18" draw:text-style-name="P80" draw:layer="layout" svg:width="25.269cm" svg:height="1.905cm" svg:x="1.402cm" svg:y="1.271cm" presentation:class="title" presentation:user-transformed="true">
          <draw:text-box>
            <text:p xml:id="id357" text:id="id357" text:style-name="P119"><text:span text:style-name="T34">Online </text:span><text:span text:style-name="T35">Survey</text:span></text:p>
          </draw:text-box>
        </draw:frame>
        <draw:frame presentation:style-name="pr34" draw:text-style-name="P122" draw:layer="layout" svg:width="7.449cm" svg:height="1.363cm" svg:x="2.076cm" svg:y="6.785cm">
          <draw:text-box>
            <text:list text:style-name="L3">
              <text:list-header>
                <text:p xml:id="id364" text:id="id364" text:style-name="P83"><text:span text:style-name="T32">Lorem ipsum dolorem amet</text:span></text:p>
              </text:list-header>
            </text:list>
          </draw:text-box>
        </draw:frame>
        <draw:custom-shape draw:style-name="gr186" draw:text-style-name="P77" xml:id="id372" draw:id="id372" draw:layer="layout" svg:width="12.063cm" svg:height="4.345cm" svg:x="1.272cm" svg:y="8.9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130" draw:layer="layout" svg:width="2.1cm" svg:height="1.363cm" svg:x="10.16cm" svg:y="11.416cm">
          <draw:text-box>
            <text:list text:style-name="L3">
              <text:list-header>
                <text:p xml:id="id377" text:id="id377" text:style-name="P95"><text:span text:style-name="T29">80 %</text:span></text:p>
              </text:list-header>
            </text:list>
          </draw:text-box>
        </draw:frame>
        <draw:custom-shape draw:style-name="gr187" draw:text-style-name="P134" xml:id="id373" draw:id="id373" draw:layer="layout" svg:width="1.41cm" svg:height="1.41cm" svg:x="2.121cm" svg:y="10.342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84" draw:layer="layout" svg:width="8.541cm" svg:height="1.363cm" svg:x="3.864cm" svg:y="9.261cm">
          <draw:text-box>
            <text:list text:style-name="L3">
              <text:list-header>
                <text:p xml:id="id374" text:id="id374" text:style-name="P83"><text:span text:style-name="T11">Lorem ipsum dolorem amet?</text:span></text:p>
              </text:list-header>
            </text:list>
          </draw:text-box>
        </draw:frame>
        <draw:polyline draw:style-name="gr188" draw:text-style-name="P133" xml:id="id375" draw:id="id375" draw:layer="layout" svg:width="7.61cm" svg:height="0cm" svg:x="4.477cm" svg:y="11.099cm" svg:viewBox="0 0 7611 0" draw:points="0,0 7611,0">
          <text:p/>
        </draw:polyline>
        <draw:polyline draw:style-name="gr189" draw:text-style-name="P133" xml:id="id376" draw:id="id376" draw:layer="layout" svg:width="6.317cm" svg:height="0cm" svg:x="4.477cm" svg:y="11.099cm" svg:viewBox="0 0 6318 0" draw:points="0,0 6318,0">
          <text:p/>
        </draw:polyline>
        <draw:frame presentation:style-name="pr34" draw:text-style-name="P122" draw:layer="layout" svg:width="8.084cm" svg:height="1.363cm" svg:x="2.076cm" svg:y="11.885cm">
          <draw:text-box>
            <text:list text:style-name="L3">
              <text:list-header>
                <text:p xml:id="id378" text:id="id378" text:style-name="P83"><text:span text:style-name="T32">Lorem ipsum dolorem amet</text:span></text:p>
              </text:list-header>
            </text:list>
          </draw:text-box>
        </draw:frame>
        <draw:custom-shape draw:style-name="gr190" draw:text-style-name="P77" xml:id="id365" draw:id="id365" draw:layer="layout" svg:width="12.063cm" svg:height="4.345cm" svg:x="14.672cm" svg:y="3.8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130" draw:layer="layout" svg:width="2.165cm" svg:height="1.363cm" svg:x="23.495cm" svg:y="6.316cm">
          <draw:text-box>
            <text:list text:style-name="L3">
              <text:list-header>
                <text:p xml:id="id370" text:id="id370" text:style-name="P95"><text:span text:style-name="T29">75 %</text:span></text:p>
              </text:list-header>
            </text:list>
          </draw:text-box>
        </draw:frame>
        <draw:custom-shape draw:style-name="gr191" draw:text-style-name="P135" xml:id="id366" draw:id="id366" draw:layer="layout" svg:width="1.41cm" svg:height="1.41cm" svg:x="15.521cm" svg:y="5.242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84" draw:layer="layout" svg:width="8.541cm" svg:height="1.363cm" svg:x="17.264cm" svg:y="4.161cm">
          <draw:text-box>
            <text:list text:style-name="L3">
              <text:list-header>
                <text:p xml:id="id367" text:id="id367" text:style-name="P83"><text:span text:style-name="T11">Lorem ipsum dolorem amet?</text:span></text:p>
              </text:list-header>
            </text:list>
          </draw:text-box>
        </draw:frame>
        <draw:polyline draw:style-name="gr192" draw:text-style-name="P133" xml:id="id368" draw:id="id368" draw:layer="layout" svg:width="7.61cm" svg:height="0cm" svg:x="17.877cm" svg:y="5.999cm" svg:viewBox="0 0 7611 0" draw:points="0,0 7611,0">
          <text:p/>
        </draw:polyline>
        <draw:polyline draw:style-name="gr193" draw:text-style-name="P133" xml:id="id369" draw:id="id369" draw:layer="layout" svg:width="5.617cm" svg:height="0cm" svg:x="17.877cm" svg:y="5.999cm" svg:viewBox="0 0 5618 0" draw:points="0,0 5618,0">
          <text:p/>
        </draw:polyline>
        <draw:frame presentation:style-name="pr34" draw:text-style-name="P122" draw:layer="layout" svg:width="8.019cm" svg:height="1.363cm" svg:x="15.476cm" svg:y="6.785cm">
          <draw:text-box>
            <text:list text:style-name="L3">
              <text:list-header>
                <text:p xml:id="id371" text:id="id371" text:style-name="P83"><text:span text:style-name="T32">Lorem ipsum dolorem amet</text:span></text:p>
              </text:list-header>
            </text:list>
          </draw:text-box>
        </draw:frame>
        <draw:custom-shape draw:style-name="gr194" draw:text-style-name="P77" xml:id="id379" draw:id="id379" draw:layer="layout" svg:width="12.063cm" svg:height="4.345cm" svg:x="14.672cm" svg:y="8.9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130" draw:layer="layout" svg:width="2.165cm" svg:height="1.363cm" svg:x="23.495cm" svg:y="11.416cm">
          <draw:text-box>
            <text:list text:style-name="L3">
              <text:list-header>
                <text:p xml:id="id384" text:id="id384" text:style-name="P95"><text:span text:style-name="T29">50 %</text:span></text:p>
              </text:list-header>
            </text:list>
          </draw:text-box>
        </draw:frame>
        <draw:custom-shape draw:style-name="gr195" draw:text-style-name="P136" xml:id="id380" draw:id="id380" draw:layer="layout" svg:width="1.41cm" svg:height="1.41cm" svg:x="15.521cm" svg:y="10.342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84" draw:layer="layout" svg:width="8.541cm" svg:height="1.363cm" svg:x="17.264cm" svg:y="9.261cm">
          <draw:text-box>
            <text:list text:style-name="L3">
              <text:list-header>
                <text:p xml:id="id381" text:id="id381" text:style-name="P83"><text:span text:style-name="T11">Lorem ipsum dolorem amet?</text:span></text:p>
              </text:list-header>
            </text:list>
          </draw:text-box>
        </draw:frame>
        <draw:polyline draw:style-name="gr196" draw:text-style-name="P133" xml:id="id382" draw:id="id382" draw:layer="layout" svg:width="7.61cm" svg:height="0cm" svg:x="17.877cm" svg:y="11.099cm" svg:viewBox="0 0 7611 0" draw:points="0,0 7611,0">
          <text:p/>
        </draw:polyline>
        <draw:polyline draw:style-name="gr197" draw:text-style-name="P133" xml:id="id383" draw:id="id383" draw:layer="layout" svg:width="3.712cm" svg:height="0cm" svg:x="17.877cm" svg:y="11.099cm" svg:viewBox="0 0 3713 0" draw:points="0,0 3713,0">
          <text:p/>
        </draw:polyline>
        <draw:frame presentation:style-name="pr34" draw:text-style-name="P122" draw:layer="layout" svg:width="8.019cm" svg:height="1.363cm" svg:x="15.476cm" svg:y="11.885cm">
          <draw:text-box>
            <text:list text:style-name="L3">
              <text:list-header>
                <text:p xml:id="id385" text:id="id385" text:style-name="P83"><text:span text:style-name="T32">Lorem ipsum dolorem amet</text:span></text:p>
              </text:list-header>
            </text:list>
          </draw:text-box>
        </draw:frame>
        <anim:par presentation:node-type="timing-root">
          <anim:par smil:begin="id35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57" anim:sub-item="text" smil:attributeName="visibility" smil:to="visible"/>
                  <anim:transitionFilter smil:dur="0.3s" smil:targetElement="id35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58" smil:attributeName="visibility" smil:to="visible"/>
                  <anim:transitionFilter smil:dur="0.3s" smil:targetElement="id358" smil:type="fade" smil:subtype="crossfade"/>
                </anim:par>
              </anim:par>
              <anim:par smil:begin="0.6s">
                <anim:par smil:begin="0s" smil:fill="hold" presentation:node-type="after-previous" presentation:preset-class="entrance" presentation:preset-id="ooo-entrance-fade-in">
                  <anim:set smil:begin="0s" smil:dur="0.00015s" smil:fill="hold" smil:targetElement="id359" smil:attributeName="visibility" smil:to="visible"/>
                  <anim:transitionFilter smil:dur="0.3s" smil:targetElement="id359" smil:type="fade" smil:subtype="crossfade"/>
                </anim:par>
              </anim:par>
              <anim:par smil:begin="0.9s">
                <anim:par smil:begin="0s" smil:fill="hold" presentation:node-type="after-previous" presentation:preset-class="entrance" presentation:preset-id="ooo-entrance-fade-in">
                  <anim:set smil:begin="0s" smil:dur="0.00015s" smil:fill="hold" smil:targetElement="id360" anim:sub-item="text" smil:attributeName="visibility" smil:to="visible"/>
                  <anim:transitionFilter smil:dur="0.3s" smil:targetElement="id360"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361" smil:attributeName="visibility" smil:to="visible"/>
                  <anim:transitionFilter smil:dur="0.3s" smil:targetElement="id361" smil:type="fade" smil:subtype="crossfade"/>
                </anim:par>
              </anim:par>
              <anim:par smil:begin="1.5s">
                <anim:par smil:begin="0s" smil:fill="hold" presentation:node-type="after-previous" presentation:preset-class="entrance" presentation:preset-id="ooo-entrance-fade-in">
                  <anim:set smil:begin="0s" smil:dur="0.00015s" smil:fill="hold" smil:targetElement="id362" smil:attributeName="visibility" smil:to="visible"/>
                  <anim:transitionFilter smil:dur="0.3s" smil:targetElement="id362" smil:type="fade" smil:subtype="crossfade"/>
                </anim:par>
              </anim:par>
              <anim:par smil:begin="1.8s">
                <anim:par smil:begin="0s" smil:fill="hold" presentation:node-type="after-previous" presentation:preset-class="entrance" presentation:preset-id="ooo-entrance-fade-in">
                  <anim:set smil:begin="0s" smil:dur="0.00015s" smil:fill="hold" smil:targetElement="id363" anim:sub-item="text" smil:attributeName="visibility" smil:to="visible"/>
                  <anim:transitionFilter smil:dur="0.3s" smil:targetElement="id363"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64" anim:sub-item="text" smil:attributeName="visibility" smil:to="visible"/>
                  <anim:transitionFilter smil:dur="0.3s" smil:targetElement="id364"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365" smil:attributeName="visibility" smil:to="visible"/>
                  <anim:transitionFilter smil:dur="0.3s" smil:targetElement="id365" smil:type="fade" smil:subtype="crossfade"/>
                </anim:par>
              </anim:par>
              <anim:par smil:begin="2.7s">
                <anim:par smil:begin="0s" smil:fill="hold" presentation:node-type="after-previous" presentation:preset-class="entrance" presentation:preset-id="ooo-entrance-fade-in">
                  <anim:set smil:begin="0s" smil:dur="0.00015s" smil:fill="hold" smil:targetElement="id366" smil:attributeName="visibility" smil:to="visible"/>
                  <anim:transitionFilter smil:dur="0.3s" smil:targetElement="id366" smil:type="fade" smil:subtype="crossfade"/>
                </anim:par>
              </anim:par>
              <anim:par smil:begin="3s">
                <anim:par smil:begin="0s" smil:fill="hold" presentation:node-type="after-previous" presentation:preset-class="entrance" presentation:preset-id="ooo-entrance-fade-in">
                  <anim:set smil:begin="0s" smil:dur="0.00015s" smil:fill="hold" smil:targetElement="id367" anim:sub-item="text" smil:attributeName="visibility" smil:to="visible"/>
                  <anim:transitionFilter smil:dur="0.3s" smil:targetElement="id367"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368" smil:attributeName="visibility" smil:to="visible"/>
                  <anim:transitionFilter smil:dur="0.3s" smil:targetElement="id368" smil:type="fade" smil:subtype="crossfade"/>
                </anim:par>
              </anim:par>
              <anim:par smil:begin="3.6s">
                <anim:par smil:begin="0s" smil:fill="hold" presentation:node-type="after-previous" presentation:preset-class="entrance" presentation:preset-id="ooo-entrance-fade-in">
                  <anim:set smil:begin="0s" smil:dur="0.00015s" smil:fill="hold" smil:targetElement="id369" smil:attributeName="visibility" smil:to="visible"/>
                  <anim:transitionFilter smil:dur="0.3s" smil:targetElement="id369" smil:type="fade" smil:subtype="crossfade"/>
                </anim:par>
              </anim:par>
              <anim:par smil:begin="3.9s">
                <anim:par smil:begin="0s" smil:fill="hold" presentation:node-type="after-previous" presentation:preset-class="entrance" presentation:preset-id="ooo-entrance-fade-in">
                  <anim:set smil:begin="0s" smil:dur="0.00015s" smil:fill="hold" smil:targetElement="id370" anim:sub-item="text" smil:attributeName="visibility" smil:to="visible"/>
                  <anim:transitionFilter smil:dur="0.3s" smil:targetElement="id370" anim:sub-item="text" smil:type="fade" smil:subtype="crossfade"/>
                </anim:par>
              </anim:par>
              <anim:par smil:begin="4.2s">
                <anim:par smil:begin="0s" smil:fill="hold" presentation:node-type="after-previous" presentation:preset-class="entrance" presentation:preset-id="ooo-entrance-fade-in">
                  <anim:set smil:begin="0s" smil:dur="0.00015s" smil:fill="hold" smil:targetElement="id371" anim:sub-item="text" smil:attributeName="visibility" smil:to="visible"/>
                  <anim:transitionFilter smil:dur="0.3s" smil:targetElement="id371" anim:sub-item="text" smil:type="fade" smil:subtype="crossfade"/>
                </anim:par>
              </anim:par>
              <anim:par smil:begin="4.5s">
                <anim:par smil:begin="0s" smil:fill="hold" presentation:node-type="after-previous" presentation:preset-class="entrance" presentation:preset-id="ooo-entrance-fade-in">
                  <anim:set smil:begin="0s" smil:dur="0.00015s" smil:fill="hold" smil:targetElement="id372" smil:attributeName="visibility" smil:to="visible"/>
                  <anim:transitionFilter smil:dur="0.3s" smil:targetElement="id372" smil:type="fade" smil:subtype="crossfade"/>
                </anim:par>
              </anim:par>
              <anim:par smil:begin="4.8s">
                <anim:par smil:begin="0s" smil:fill="hold" presentation:node-type="after-previous" presentation:preset-class="entrance" presentation:preset-id="ooo-entrance-fade-in">
                  <anim:set smil:begin="0s" smil:dur="0.00015s" smil:fill="hold" smil:targetElement="id373" smil:attributeName="visibility" smil:to="visible"/>
                  <anim:transitionFilter smil:dur="0.3s" smil:targetElement="id373" smil:type="fade" smil:subtype="crossfade"/>
                </anim:par>
              </anim:par>
              <anim:par smil:begin="5.1s">
                <anim:par smil:begin="0s" smil:fill="hold" presentation:node-type="after-previous" presentation:preset-class="entrance" presentation:preset-id="ooo-entrance-fade-in">
                  <anim:set smil:begin="0s" smil:dur="0.00015s" smil:fill="hold" smil:targetElement="id374" anim:sub-item="text" smil:attributeName="visibility" smil:to="visible"/>
                  <anim:transitionFilter smil:dur="0.3s" smil:targetElement="id374" anim:sub-item="text" smil:type="fade" smil:subtype="crossfade"/>
                </anim:par>
              </anim:par>
              <anim:par smil:begin="5.4s">
                <anim:par smil:begin="0s" smil:fill="hold" presentation:node-type="after-previous" presentation:preset-class="entrance" presentation:preset-id="ooo-entrance-fade-in">
                  <anim:set smil:begin="0s" smil:dur="0.00015s" smil:fill="hold" smil:targetElement="id375" smil:attributeName="visibility" smil:to="visible"/>
                  <anim:transitionFilter smil:dur="0.3s" smil:targetElement="id375" smil:type="fade" smil:subtype="crossfade"/>
                </anim:par>
              </anim:par>
              <anim:par smil:begin="5.7s">
                <anim:par smil:begin="0s" smil:fill="hold" presentation:node-type="after-previous" presentation:preset-class="entrance" presentation:preset-id="ooo-entrance-fade-in">
                  <anim:set smil:begin="0s" smil:dur="0.00015s" smil:fill="hold" smil:targetElement="id376" smil:attributeName="visibility" smil:to="visible"/>
                  <anim:transitionFilter smil:dur="0.3s" smil:targetElement="id376" smil:type="fade" smil:subtype="crossfade"/>
                </anim:par>
              </anim:par>
              <anim:par smil:begin="6s">
                <anim:par smil:begin="0s" smil:fill="hold" presentation:node-type="after-previous" presentation:preset-class="entrance" presentation:preset-id="ooo-entrance-fade-in">
                  <anim:set smil:begin="0s" smil:dur="0.00015s" smil:fill="hold" smil:targetElement="id377" anim:sub-item="text" smil:attributeName="visibility" smil:to="visible"/>
                  <anim:transitionFilter smil:dur="0.3s" smil:targetElement="id377" anim:sub-item="text" smil:type="fade" smil:subtype="crossfade"/>
                </anim:par>
              </anim:par>
              <anim:par smil:begin="6.3s">
                <anim:par smil:begin="0s" smil:fill="hold" presentation:node-type="after-previous" presentation:preset-class="entrance" presentation:preset-id="ooo-entrance-fade-in">
                  <anim:set smil:begin="0s" smil:dur="0.00015s" smil:fill="hold" smil:targetElement="id378" anim:sub-item="text" smil:attributeName="visibility" smil:to="visible"/>
                  <anim:transitionFilter smil:dur="0.3s" smil:targetElement="id378" anim:sub-item="text" smil:type="fade" smil:subtype="crossfade"/>
                </anim:par>
              </anim:par>
              <anim:par smil:begin="6.6s">
                <anim:par smil:begin="0s" smil:fill="hold" presentation:node-type="after-previous" presentation:preset-class="entrance" presentation:preset-id="ooo-entrance-fade-in">
                  <anim:set smil:begin="0s" smil:dur="0.00015s" smil:fill="hold" smil:targetElement="id379" smil:attributeName="visibility" smil:to="visible"/>
                  <anim:transitionFilter smil:dur="0.3s" smil:targetElement="id379" smil:type="fade" smil:subtype="crossfade"/>
                </anim:par>
              </anim:par>
              <anim:par smil:begin="6.9s">
                <anim:par smil:begin="0s" smil:fill="hold" presentation:node-type="after-previous" presentation:preset-class="entrance" presentation:preset-id="ooo-entrance-fade-in">
                  <anim:set smil:begin="0s" smil:dur="0.00015s" smil:fill="hold" smil:targetElement="id380" smil:attributeName="visibility" smil:to="visible"/>
                  <anim:transitionFilter smil:dur="0.3s" smil:targetElement="id380" smil:type="fade" smil:subtype="crossfade"/>
                </anim:par>
              </anim:par>
              <anim:par smil:begin="7.2s">
                <anim:par smil:begin="0s" smil:fill="hold" presentation:node-type="after-previous" presentation:preset-class="entrance" presentation:preset-id="ooo-entrance-fade-in">
                  <anim:set smil:begin="0s" smil:dur="0.00015s" smil:fill="hold" smil:targetElement="id381" anim:sub-item="text" smil:attributeName="visibility" smil:to="visible"/>
                  <anim:transitionFilter smil:dur="0.3s" smil:targetElement="id381" anim:sub-item="text" smil:type="fade" smil:subtype="crossfade"/>
                </anim:par>
              </anim:par>
              <anim:par smil:begin="7.5s">
                <anim:par smil:begin="0s" smil:fill="hold" presentation:node-type="after-previous" presentation:preset-class="entrance" presentation:preset-id="ooo-entrance-fade-in">
                  <anim:set smil:begin="0s" smil:dur="0.00015s" smil:fill="hold" smil:targetElement="id382" smil:attributeName="visibility" smil:to="visible"/>
                  <anim:transitionFilter smil:dur="0.3s" smil:targetElement="id382" smil:type="fade" smil:subtype="crossfade"/>
                </anim:par>
              </anim:par>
              <anim:par smil:begin="7.8s">
                <anim:par smil:begin="0s" smil:fill="hold" presentation:node-type="after-previous" presentation:preset-class="entrance" presentation:preset-id="ooo-entrance-fade-in">
                  <anim:set smil:begin="0s" smil:dur="0.00015s" smil:fill="hold" smil:targetElement="id383" smil:attributeName="visibility" smil:to="visible"/>
                  <anim:transitionFilter smil:dur="0.3s" smil:targetElement="id383" smil:type="fade" smil:subtype="crossfade"/>
                </anim:par>
              </anim:par>
              <anim:par smil:begin="8.1s">
                <anim:par smil:begin="0s" smil:fill="hold" presentation:node-type="after-previous" presentation:preset-class="entrance" presentation:preset-id="ooo-entrance-fade-in">
                  <anim:set smil:begin="0s" smil:dur="0.00015s" smil:fill="hold" smil:targetElement="id384" anim:sub-item="text" smil:attributeName="visibility" smil:to="visible"/>
                  <anim:transitionFilter smil:dur="0.3s" smil:targetElement="id384" anim:sub-item="text" smil:type="fade" smil:subtype="crossfade"/>
                </anim:par>
              </anim:par>
              <anim:par smil:begin="8.4s">
                <anim:par smil:begin="0s" smil:fill="hold" presentation:node-type="after-previous" presentation:preset-class="entrance" presentation:preset-id="ooo-entrance-fade-in">
                  <anim:set smil:begin="0s" smil:dur="0.00015s" smil:fill="hold" smil:targetElement="id385" anim:sub-item="text" smil:attributeName="visibility" smil:to="visible"/>
                  <anim:transitionFilter smil:dur="0.3s" smil:targetElement="id385" anim:sub-item="text" smil:type="fade" smil:subtype="crossfade"/>
                </anim:par>
              </anim:par>
            </anim:par>
          </anim:seq>
        </anim:par>
        <presentation:notes draw:style-name="dp2">
          <draw:page-thumbnail draw:style-name="gr73" draw:layer="layout" svg:width="0.001cm" svg:height="0.001cm" svg:x="0cm" svg:y="2.123cm" draw:page-number="33" presentation:class="page"/>
          <draw:frame presentation:style-name="pr6" draw:text-style-name="P111" draw:layer="layout" svg:width="17.271cm" svg:height="12.572cm" svg:x="2.159cm" svg:y="13.271cm" presentation:class="notes" presentation:placeholder="true">
            <draw:text-box/>
          </draw:frame>
        </presentation:notes>
      </draw:page>
      <draw:page draw:name="page34" draw:style-name="dp1" draw:master-page-name="dark-background" presentation:presentation-page-layout-name="AL3T32" xml:id="id386" draw:id="id386">
        <draw:frame presentation:style-name="pr18" draw:text-style-name="P121" draw:layer="layout" svg:width="25.163cm" svg:height="1.905cm" svg:x="1.403cm" svg:y="1.272cm" presentation:class="title" presentation:user-transformed="true">
          <draw:text-box>
            <text:p xml:id="id387" text:id="id387" text:style-name="P119"><text:span text:style-name="T52">User Static </text:span><text:span text:style-name="T35">Analysis</text:span></text:p>
          </draw:text-box>
        </draw:frame>
        <draw:custom-shape draw:style-name="gr198" draw:text-style-name="P77" xml:id="id388" draw:id="id388" draw:layer="layout" svg:width="16.268cm" svg:height="3.572cm" svg:x="5.864cm" svg:y="6.42cm">
          <text:p text:style-name="P76"/>
          <draw:enhanced-geometry svg:viewBox="0 0 21600 21600" draw:mirror-horizontal="false" draw:mirror-vertical="false"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130" draw:layer="layout" svg:width="2.1cm" svg:height="1.363cm" svg:x="18.43cm" svg:y="8.288cm">
          <draw:text-box>
            <text:list text:style-name="L3">
              <text:list-header>
                <text:p xml:id="id392" text:id="id392" text:style-name="P95"><text:span text:style-name="T29">90 %</text:span></text:p>
              </text:list-header>
            </text:list>
          </draw:text-box>
        </draw:frame>
        <draw:polyline draw:style-name="gr199" draw:text-style-name="P133" xml:id="id389" draw:id="id389" draw:layer="layout" svg:width="12.875cm" svg:height="0cm" svg:x="7.574cm" svg:y="7.771cm" svg:viewBox="0 0 12876 0" draw:points="0,0 12876,0">
          <text:p/>
        </draw:polyline>
        <draw:frame presentation:style-name="pr34" draw:text-style-name="P159" draw:layer="layout" svg:width="11.325cm" svg:height="1.363cm" svg:x="6.946cm" svg:y="8.257cm">
          <draw:text-box>
            <text:list text:style-name="L3">
              <text:list-header>
                <text:p xml:id="id391" text:id="id391" text:style-name="P83"><text:span text:style-name="T11">Lorem ipsum dolorem amet</text:span></text:p>
              </text:list-header>
            </text:list>
          </draw:text-box>
        </draw:frame>
        <draw:frame presentation:style-name="pr35" draw:text-style-name="P160" draw:layer="layout" svg:width="15.339cm" svg:height="2.682cm" svg:x="6.15cm" svg:y="3.361cm">
          <draw:text-box>
            <text:list text:style-name="L3">
              <text:list-header>
                <text:p xml:id="id393" text:id="id393" text:style-name="P114"><text:span text:style-name="T53">770900</text:span></text:p>
              </text:list-header>
            </text:list>
          </draw:text-box>
        </draw:frame>
        <draw:custom-shape draw:style-name="gr200" draw:text-style-name="P113" xml:id="id394" draw:id="id394" draw:layer="layout" svg:width="8.061cm" svg:height="2.402cm" svg:x="1.419cm" svg:y="11.213cm">
          <text:p text:style-name="P112"/>
          <draw:enhanced-geometry svg:viewBox="0 0 21600 21600" draw:path-stretchpoint-x="10800" draw:path-stretchpoint-y="10800" draw:text-areas="?f3 ?f4 ?f5 ?f6" draw:type="round-rectangle" draw:modifiers="6090.011307953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6" draw:text-style-name="P84" draw:layer="layout" svg:width="5.43cm" svg:height="1.434cm" svg:x="3.493cm" svg:y="11.792cm">
          <draw:text-box>
            <text:list text:style-name="L3">
              <text:list-header>
                <text:p xml:id="id396" text:id="id396" text:style-name="P83"><text:span text:style-name="T32">Lorem ipsum dolor sit amet.</text:span></text:p>
              </text:list-header>
            </text:list>
          </draw:text-box>
        </draw:frame>
        <draw:custom-shape draw:style-name="gr201" draw:text-style-name="P137" xml:id="id395" draw:id="id395" draw:layer="layout" svg:width="1.492cm" svg:height="1.491cm" svg:x="1.867cm" svg:y="11.677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13" xml:id="id397" draw:id="id397" draw:layer="layout" svg:width="8.061cm" svg:height="2.402cm" svg:x="10.024cm" svg:y="11.214cm">
          <text:p text:style-name="P112"/>
          <draw:enhanced-geometry svg:viewBox="0 0 21600 21600" draw:path-stretchpoint-x="10800" draw:path-stretchpoint-y="10800" draw:text-areas="?f3 ?f4 ?f5 ?f6" draw:type="round-rectangle" draw:modifiers="6090.011307953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6" draw:text-style-name="P84" draw:layer="layout" svg:width="5.43cm" svg:height="1.434cm" svg:x="12.098cm" svg:y="11.793cm">
          <draw:text-box>
            <text:list text:style-name="L3">
              <text:list-header>
                <text:p xml:id="id399" text:id="id399" text:style-name="P83"><text:span text:style-name="T32">Lorem ipsum dolor sit amet.</text:span></text:p>
              </text:list-header>
            </text:list>
          </draw:text-box>
        </draw:frame>
        <draw:custom-shape draw:style-name="gr203" draw:text-style-name="P143" xml:id="id398" draw:id="id398" draw:layer="layout" svg:width="1.491cm" svg:height="1.491cm" svg:x="10.473cm" svg:y="11.67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13" xml:id="id400" draw:id="id400" draw:layer="layout" svg:width="8.061cm" svg:height="2.402cm" svg:x="18.719cm" svg:y="11.214cm">
          <text:p text:style-name="P112"/>
          <draw:enhanced-geometry svg:viewBox="0 0 21600 21600" draw:path-stretchpoint-x="10800" draw:path-stretchpoint-y="10800" draw:text-areas="?f3 ?f4 ?f5 ?f6" draw:type="round-rectangle" draw:modifiers="6090.011307953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6" draw:text-style-name="P84" draw:layer="layout" svg:width="5.43cm" svg:height="1.434cm" svg:x="20.793cm" svg:y="11.793cm">
          <draw:text-box>
            <text:list text:style-name="L3">
              <text:list-header>
                <text:p xml:id="id402" text:id="id402" text:style-name="P83"><text:span text:style-name="T32">Lorem ipsum dolor sit amet.</text:span></text:p>
              </text:list-header>
            </text:list>
          </draw:text-box>
        </draw:frame>
        <draw:custom-shape draw:style-name="gr205" draw:text-style-name="P161" xml:id="id401" draw:id="id401" draw:layer="layout" svg:width="1.492cm" svg:height="1.491cm" svg:x="19.167cm" svg:y="11.67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6" draw:text-style-name="P133" xml:id="id390" draw:id="id390" draw:layer="layout" svg:width="11.475cm" svg:height="0cm" svg:x="7.574cm" svg:y="7.771cm" svg:viewBox="0 0 11476 0" draw:points="0,0 11476,0">
          <text:p/>
        </draw:polyline>
        <anim:par presentation:node-type="timing-root">
          <anim:par smil:begin="id38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87" anim:sub-item="text" smil:attributeName="visibility" smil:to="visible"/>
                  <anim:transitionFilter smil:dur="0.3s" smil:targetElement="id38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88" smil:attributeName="visibility" smil:to="visible"/>
                  <anim:transitionFilter smil:dur="0.3s" smil:targetElement="id388" smil:type="fade" smil:subtype="crossfade"/>
                </anim:par>
              </anim:par>
              <anim:par smil:begin="0.6s">
                <anim:par smil:begin="0s" smil:fill="hold" presentation:node-type="after-previous" presentation:preset-class="entrance" presentation:preset-id="ooo-entrance-fade-in">
                  <anim:set smil:begin="0s" smil:dur="0.00015s" smil:fill="hold" smil:targetElement="id389" smil:attributeName="visibility" smil:to="visible"/>
                  <anim:transitionFilter smil:dur="0.3s" smil:targetElement="id389" smil:type="fade" smil:subtype="crossfade"/>
                </anim:par>
              </anim:par>
              <anim:par smil:begin="0.9s">
                <anim:par smil:begin="0s" smil:fill="hold" presentation:node-type="after-previous" presentation:preset-class="entrance" presentation:preset-id="ooo-entrance-glide">
                  <anim:set smil:begin="0s" smil:dur="0.0003s" smil:fill="hold" smil:targetElement="id390" smil:attributeName="visibility" smil:to="visible"/>
                  <anim:animate smil:dur="0.15s" smil:fill="hold" smil:targetElement="id390" smil:attributeName="width" smil:values="width*0.05;width" smil:keyTimes="0;1"/>
                  <anim:animate smil:dur="0.15s" smil:fill="hold" smil:targetElement="id390" smil:attributeName="height" smil:values="height;height" smil:keyTimes="0;1"/>
                  <anim:animate smil:dur="0.15s" smil:fill="hold" smil:targetElement="id390" smil:attributeName="x" smil:values="x-.2;x" smil:keyTimes="0;1"/>
                  <anim:animate smil:dur="0.15s" smil:fill="hold" smil:targetElement="id390" smil:attributeName="y" smil:values="y;y" smil:keyTimes="0;1"/>
                  <anim:transitionFilter smil:dur="0.15s" smil:targetElement="id390" smil:type="fade" smil:subtype="crossfade"/>
                </anim:par>
              </anim:par>
              <anim:par smil:begin="1.2s">
                <anim:par smil:begin="0s" smil:fill="hold" presentation:node-type="after-previous" presentation:preset-class="entrance" presentation:preset-id="ooo-entrance-fade-in">
                  <anim:set smil:begin="0s" smil:dur="0.00015s" smil:fill="hold" smil:targetElement="id391" anim:sub-item="text" smil:attributeName="visibility" smil:to="visible"/>
                  <anim:transitionFilter smil:dur="0.3s" smil:targetElement="id391"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392" anim:sub-item="text" smil:attributeName="visibility" smil:to="visible"/>
                  <anim:transitionFilter smil:dur="0.3s" smil:targetElement="id392" anim:sub-item="text" smil:type="fade" smil:subtype="crossfade"/>
                </anim:par>
              </anim:par>
              <anim:par smil:begin="1.8s">
                <anim:par smil:begin="0s" smil:fill="hold" presentation:text-only="true" presentation:node-type="after-previous" presentation:preset-class="entrance" presentation:preset-id="ooo-entrance-fold">
                  <anim:set smil:begin="0s" smil:dur="0.0003s" smil:fill="hold" smil:targetElement="id393" anim:sub-item="text" smil:attributeName="visibility" smil:to="visible"/>
                  <anim:animate smil:dur="0.15s" smil:fill="hold" smil:targetElement="id393" anim:sub-item="text" smil:attributeName="width" smil:values="width*2.5;width" smil:keyTimes="0;1"/>
                  <anim:animate smil:dur="0.15s" smil:fill="hold" smil:targetElement="id393" anim:sub-item="text" smil:attributeName="height" smil:values="height*0.01;height" smil:keyTimes="0;1"/>
                  <anim:animate smil:dur="0.15s" smil:fill="hold" smil:targetElement="id393" anim:sub-item="text" smil:attributeName="x" smil:values="x;x" smil:keyTimes="0;1"/>
                  <anim:animate smil:dur="0.15s" smil:fill="hold" smil:targetElement="id393" anim:sub-item="text" smil:attributeName="y" smil:values="height+1;y" smil:keyTimes="0;1"/>
                  <anim:transitionFilter smil:dur="0.15s" smil:targetElement="id393"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94" smil:attributeName="visibility" smil:to="visible"/>
                  <anim:transitionFilter smil:dur="0.3s" smil:targetElement="id394" smil:type="fade" smil:subtype="crossfade"/>
                </anim:par>
              </anim:par>
              <anim:par smil:begin="2.4s">
                <anim:par smil:begin="0s" smil:fill="hold" presentation:node-type="after-previous" presentation:preset-class="entrance" presentation:preset-id="ooo-entrance-fade-in">
                  <anim:set smil:begin="0s" smil:dur="0.00015s" smil:fill="hold" smil:targetElement="id395" smil:attributeName="visibility" smil:to="visible"/>
                  <anim:transitionFilter smil:dur="0.3s" smil:targetElement="id395" smil:type="fade" smil:subtype="crossfade"/>
                </anim:par>
              </anim:par>
              <anim:par smil:begin="2.7s">
                <anim:par smil:begin="0s" smil:fill="hold" presentation:node-type="after-previous" presentation:preset-class="entrance" presentation:preset-id="ooo-entrance-fade-in">
                  <anim:set smil:begin="0s" smil:dur="0.00015s" smil:fill="hold" smil:targetElement="id396" anim:sub-item="text" smil:attributeName="visibility" smil:to="visible"/>
                  <anim:transitionFilter smil:dur="0.3s" smil:targetElement="id396"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397" smil:attributeName="visibility" smil:to="visible"/>
                  <anim:transitionFilter smil:dur="0.3s" smil:targetElement="id397" smil:type="fade" smil:subtype="crossfade"/>
                </anim:par>
              </anim:par>
              <anim:par smil:begin="3.3s">
                <anim:par smil:begin="0s" smil:fill="hold" presentation:node-type="after-previous" presentation:preset-class="entrance" presentation:preset-id="ooo-entrance-fade-in">
                  <anim:set smil:begin="0s" smil:dur="0.00015s" smil:fill="hold" smil:targetElement="id398" smil:attributeName="visibility" smil:to="visible"/>
                  <anim:transitionFilter smil:dur="0.3s" smil:targetElement="id398" smil:type="fade" smil:subtype="crossfade"/>
                </anim:par>
              </anim:par>
              <anim:par smil:begin="3.6s">
                <anim:par smil:begin="0s" smil:fill="hold" presentation:node-type="after-previous" presentation:preset-class="entrance" presentation:preset-id="ooo-entrance-fade-in">
                  <anim:set smil:begin="0s" smil:dur="0.00015s" smil:fill="hold" smil:targetElement="id399" anim:sub-item="text" smil:attributeName="visibility" smil:to="visible"/>
                  <anim:transitionFilter smil:dur="0.3s" smil:targetElement="id399" anim:sub-item="text" smil:type="fade" smil:subtype="crossfade"/>
                </anim:par>
              </anim:par>
              <anim:par smil:begin="3.9s">
                <anim:par smil:begin="0s" smil:fill="hold" presentation:node-type="after-previous" presentation:preset-class="entrance" presentation:preset-id="ooo-entrance-fade-in">
                  <anim:set smil:begin="0s" smil:dur="0.00015s" smil:fill="hold" smil:targetElement="id400" smil:attributeName="visibility" smil:to="visible"/>
                  <anim:transitionFilter smil:dur="0.3s" smil:targetElement="id400" smil:type="fade" smil:subtype="crossfade"/>
                </anim:par>
              </anim:par>
              <anim:par smil:begin="4.2s">
                <anim:par smil:begin="0s" smil:fill="hold" presentation:node-type="after-previous" presentation:preset-class="entrance" presentation:preset-id="ooo-entrance-fade-in">
                  <anim:set smil:begin="0s" smil:dur="0.00015s" smil:fill="hold" smil:targetElement="id401" smil:attributeName="visibility" smil:to="visible"/>
                  <anim:transitionFilter smil:dur="0.3s" smil:targetElement="id401" smil:type="fade" smil:subtype="crossfade"/>
                </anim:par>
              </anim:par>
              <anim:par smil:begin="4.5s">
                <anim:par smil:begin="0s" smil:fill="hold" presentation:node-type="after-previous" presentation:preset-class="entrance" presentation:preset-id="ooo-entrance-fade-in">
                  <anim:set smil:begin="0s" smil:dur="0.00015s" smil:fill="hold" smil:targetElement="id402" anim:sub-item="text" smil:attributeName="visibility" smil:to="visible"/>
                  <anim:transitionFilter smil:dur="0.3s" smil:targetElement="id402" anim:sub-item="text" smil:type="fade" smil:subtype="crossfade"/>
                </anim:par>
              </anim:par>
            </anim:par>
          </anim:seq>
        </anim:par>
        <presentation:notes draw:style-name="dp2">
          <draw:page-thumbnail draw:style-name="gr73" draw:layer="layout" svg:width="0.001cm" svg:height="0.001cm" svg:x="0cm" svg:y="2.123cm" draw:page-number="34" presentation:class="page"/>
          <draw:frame presentation:style-name="pr6" draw:text-style-name="P75" draw:layer="layout" svg:width="17.271cm" svg:height="12.572cm" svg:x="2.159cm" svg:y="13.271cm" presentation:class="notes" presentation:placeholder="true">
            <draw:text-box/>
          </draw:frame>
        </presentation:notes>
      </draw:page>
      <draw:page draw:name="page35" draw:style-name="dp1" draw:master-page-name="dark-background" presentation:presentation-page-layout-name="AL3T32" xml:id="id403" draw:id="id403">
        <draw:frame presentation:style-name="pr18" draw:text-style-name="P121" draw:layer="layout" svg:width="25.163cm" svg:height="1.905cm" svg:x="1.404cm" svg:y="1.273cm" presentation:class="title" presentation:user-transformed="true">
          <draw:text-box>
            <text:p xml:id="id404" text:id="id404" text:style-name="P119"><text:span text:style-name="T34">Our Services</text:span></text:p>
          </draw:text-box>
        </draw:frame>
        <draw:custom-shape draw:style-name="gr207" draw:text-style-name="P113" xml:id="id405" draw:id="id405" draw:layer="layout" svg:width="5.933cm" svg:height="10.793cm" svg:x="1.402cm" svg:y="3.67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7" draw:text-style-name="P154" draw:layer="layout" svg:width="5.401cm" svg:height="6.657cm" svg:x="1.645cm" svg:y="6.557cm">
          <draw:text-box>
            <text:list text:style-name="L3">
              <text:list-header>
                <text:p xml:id="id408" text:id="id408" text:style-name="P152"><text:span text:style-name="T11">IoT</text:span></text:p>
                <text:p text:style-name="P152"><text:span text:style-name="T11"/></text:p>
              </text:list-header>
              <text:list-item>
                <text:p xml:id="id409" text:id="id409" text:style-name="P153"><text:span text:style-name="T54">List</text:span></text:p>
              </text:list-item>
              <text:list-item>
                <text:p xml:id="id410" text:id="id410" text:style-name="P153"><text:span text:style-name="T54">List</text:span></text:p>
              </text:list-item>
              <text:list-item>
                <text:p xml:id="id411" text:id="id411" text:style-name="P153"><text:span text:style-name="T54">List</text:span></text:p>
              </text:list-item>
              <text:list-item>
                <text:p xml:id="id412" text:id="id412" text:style-name="P153"><text:span text:style-name="T54">List</text:span></text:p>
              </text:list-item>
              <text:list-item>
                <text:p xml:id="id413" text:id="id413" text:style-name="P153"><text:span text:style-name="T54">List</text:span></text:p>
              </text:list-item>
              <text:list-item>
                <text:p xml:id="id414" text:id="id414" text:style-name="P153"><text:span text:style-name="T54">List</text:span></text:p>
              </text:list-item>
            </text:list>
          </draw:text-box>
        </draw:frame>
        <draw:frame presentation:style-name="pr33" draw:text-style-name="P155" draw:layer="layout" svg:width="1.578cm" svg:height="1.191cm" svg:x="5.438cm" svg:y="3.899cm">
          <draw:text-box>
            <text:list text:style-name="L3">
              <text:list-header>
                <text:p xml:id="id407" text:id="id407" text:style-name="P114"><text:span text:style-name="T50">1</text:span></text:p>
              </text:list-header>
            </text:list>
          </draw:text-box>
        </draw:frame>
        <draw:custom-shape draw:style-name="gr208" draw:text-style-name="P137" xml:id="id406" draw:id="id406" draw:layer="layout" svg:width="1.495cm" svg:height="1.495cm" svg:x="1.905cm" svg:y="4.17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9" draw:text-style-name="P113" xml:id="id415" draw:id="id415" draw:layer="layout" svg:width="5.933cm" svg:height="8.887cm" svg:x="7.847cm" svg:y="3.677cm">
          <text:p text:style-name="P112"/>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8" draw:text-style-name="P154" draw:layer="layout" svg:width="5.4cm" svg:height="4.993cm" svg:x="8.091cm" svg:y="6.558cm">
          <draw:text-box>
            <text:list text:style-name="L3">
              <text:list-header>
                <text:p xml:id="id418" text:id="id418" text:style-name="P152"><text:span text:style-name="T11">Web Application</text:span></text:p>
                <text:p text:style-name="P152"><text:span text:style-name="T11"/></text:p>
              </text:list-header>
              <text:list-item>
                <text:p xml:id="id419" text:id="id419" text:style-name="P153"><text:span text:style-name="T54">List</text:span></text:p>
              </text:list-item>
              <text:list-item>
                <text:p xml:id="id420" text:id="id420" text:style-name="P153"><text:span text:style-name="T54">List</text:span></text:p>
              </text:list-item>
              <text:list-item>
                <text:p xml:id="id421" text:id="id421" text:style-name="P153"><text:span text:style-name="T54">List</text:span></text:p>
              </text:list-item>
              <text:list-item>
                <text:p xml:id="id422" text:id="id422" text:style-name="P153"><text:span text:style-name="T54">List</text:span></text:p>
              </text:list-item>
            </text:list>
          </draw:text-box>
        </draw:frame>
        <draw:frame presentation:style-name="pr33" draw:text-style-name="P155" draw:layer="layout" svg:width="1.578cm" svg:height="1.191cm" svg:x="11.883cm" svg:y="3.9cm">
          <draw:text-box>
            <text:list text:style-name="L3">
              <text:list-header>
                <text:p xml:id="id417" text:id="id417" text:style-name="P114"><text:span text:style-name="T50">2</text:span></text:p>
              </text:list-header>
            </text:list>
          </draw:text-box>
        </draw:frame>
        <draw:custom-shape draw:style-name="gr210" draw:text-style-name="P135" xml:id="id416" draw:id="id416" draw:layer="layout" svg:width="1.495cm" svg:height="1.495cm" svg:x="8.35cm" svg:y="4.179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13" xml:id="id423" draw:id="id423" draw:layer="layout" svg:width="5.933cm" svg:height="10.793cm" svg:x="14.292cm" svg:y="3.67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7" draw:text-style-name="P154" draw:layer="layout" svg:width="5.401cm" svg:height="6.657cm" svg:x="14.535cm" svg:y="6.558cm">
          <draw:text-box>
            <text:list text:style-name="L3">
              <text:list-header>
                <text:p xml:id="id426" text:id="id426" text:style-name="P152"><text:span text:style-name="T11">Desktop</text:span></text:p>
                <text:p text:style-name="P152"><text:span text:style-name="T11"/></text:p>
              </text:list-header>
              <text:list-item>
                <text:p xml:id="id427" text:id="id427" text:style-name="P153"><text:span text:style-name="T54">List</text:span></text:p>
              </text:list-item>
              <text:list-item>
                <text:p xml:id="id428" text:id="id428" text:style-name="P153"><text:span text:style-name="T54">List</text:span></text:p>
              </text:list-item>
              <text:list-item>
                <text:p xml:id="id429" text:id="id429" text:style-name="P153"><text:span text:style-name="T54">List</text:span></text:p>
              </text:list-item>
              <text:list-item>
                <text:p xml:id="id430" text:id="id430" text:style-name="P153"><text:span text:style-name="T54">List</text:span></text:p>
              </text:list-item>
              <text:list-item>
                <text:p xml:id="id431" text:id="id431" text:style-name="P153"><text:span text:style-name="T54">List</text:span></text:p>
              </text:list-item>
              <text:list-item>
                <text:p xml:id="id432" text:id="id432" text:style-name="P153"><text:span text:style-name="T54">List</text:span></text:p>
              </text:list-item>
            </text:list>
          </draw:text-box>
        </draw:frame>
        <draw:frame presentation:style-name="pr33" draw:text-style-name="P155" draw:layer="layout" svg:width="1.578cm" svg:height="1.191cm" svg:x="18.328cm" svg:y="3.9cm">
          <draw:text-box>
            <text:list text:style-name="L3">
              <text:list-header>
                <text:p xml:id="id425" text:id="id425" text:style-name="P114"><text:span text:style-name="T50">3</text:span></text:p>
              </text:list-header>
            </text:list>
          </draw:text-box>
        </draw:frame>
        <draw:custom-shape draw:style-name="gr212" draw:text-style-name="P138" xml:id="id424" draw:id="id424" draw:layer="layout" svg:width="1.495cm" svg:height="1.495cm" svg:x="14.795cm" svg:y="4.179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13" xml:id="id433" draw:id="id433" draw:layer="layout" svg:width="5.933cm" svg:height="8.887cm" svg:x="20.737cm" svg:y="3.678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8" draw:text-style-name="P154" draw:layer="layout" svg:width="5.4cm" svg:height="4.993cm" svg:x="20.981cm" svg:y="6.559cm">
          <draw:text-box>
            <text:list text:style-name="L3">
              <text:list-header>
                <text:p xml:id="id436" text:id="id436" text:style-name="P152"><text:span text:style-name="T11">UI/UX</text:span></text:p>
                <text:p text:style-name="P152"><text:span text:style-name="T11"/></text:p>
              </text:list-header>
              <text:list-item>
                <text:p xml:id="id437" text:id="id437" text:style-name="P153"><text:span text:style-name="T54">List</text:span></text:p>
              </text:list-item>
              <text:list-item>
                <text:p xml:id="id438" text:id="id438" text:style-name="P153"><text:span text:style-name="T54">List</text:span></text:p>
              </text:list-item>
              <text:list-item>
                <text:p xml:id="id439" text:id="id439" text:style-name="P153"><text:span text:style-name="T54">List</text:span></text:p>
              </text:list-item>
              <text:list-item>
                <text:p xml:id="id440" text:id="id440" text:style-name="P153"><text:span text:style-name="T54">List</text:span></text:p>
              </text:list-item>
            </text:list>
          </draw:text-box>
        </draw:frame>
        <draw:frame presentation:style-name="pr33" draw:text-style-name="P155" draw:layer="layout" svg:width="1.578cm" svg:height="1.191cm" svg:x="24.773cm" svg:y="3.901cm">
          <draw:text-box>
            <text:list text:style-name="L3">
              <text:list-header>
                <text:p xml:id="id435" text:id="id435" text:style-name="P114"><text:span text:style-name="T50">4</text:span></text:p>
              </text:list-header>
            </text:list>
          </draw:text-box>
        </draw:frame>
        <draw:custom-shape draw:style-name="gr214" draw:text-style-name="P142" xml:id="id434" draw:id="id434" draw:layer="layout" svg:width="1.495cm" svg:height="1.495cm" svg:x="21.24cm" svg:y="4.1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403.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04" anim:sub-item="text" smil:attributeName="visibility" smil:to="visible"/>
                  <anim:transitionFilter smil:dur="0.3s" smil:targetElement="id40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05" smil:attributeName="visibility" smil:to="visible"/>
                  <anim:transitionFilter smil:dur="0.3s" smil:targetElement="id405" smil:type="fade" smil:subtype="crossfade"/>
                </anim:par>
              </anim:par>
              <anim:par smil:begin="0.6s">
                <anim:par smil:begin="0s" smil:fill="hold" presentation:node-type="after-previous" presentation:preset-class="entrance" presentation:preset-id="ooo-entrance-fade-in">
                  <anim:set smil:begin="0s" smil:dur="0.00015s" smil:fill="hold" smil:targetElement="id406" smil:attributeName="visibility" smil:to="visible"/>
                  <anim:transitionFilter smil:dur="0.3s" smil:targetElement="id406" smil:type="fade" smil:subtype="crossfade"/>
                </anim:par>
              </anim:par>
              <anim:par smil:begin="0.9s">
                <anim:par smil:begin="0s" smil:fill="hold" presentation:node-type="after-previous" presentation:preset-class="entrance" presentation:preset-id="ooo-entrance-fade-in">
                  <anim:set smil:begin="0s" smil:dur="0.00015s" smil:fill="hold" smil:targetElement="id407" anim:sub-item="text" smil:attributeName="visibility" smil:to="visible"/>
                  <anim:transitionFilter smil:dur="0.3s" smil:targetElement="id407"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408" anim:sub-item="text" smil:attributeName="visibility" smil:to="visible"/>
                  <anim:transitionFilter smil:dur="0.3s" smil:targetElement="id408" anim:sub-item="text" smil:type="fade" smil:subtype="crossfade"/>
                </anim:par>
              </anim:par>
              <anim:par smil:begin="1.5s">
                <anim:par smil:begin="0s" smil:fill="hold" presentation:node-type="after-previous" presentation:preset-class="entrance" presentation:preset-id="ooo-entrance-appear" presentation:group-id="2">
                  <anim:set smil:begin="0s" smil:dur="0.001s" smil:fill="hold" smil:targetElement="id409" anim:sub-item="text" smil:attributeName="visibility" smil:to="visible"/>
                </anim:par>
              </anim:par>
              <anim:par smil:begin="1.501s">
                <anim:par smil:begin="0s" smil:fill="hold" presentation:node-type="after-previous" presentation:preset-class="entrance" presentation:preset-id="ooo-entrance-appear" presentation:group-id="2">
                  <anim:set smil:begin="0s" smil:dur="0.001s" smil:fill="hold" smil:targetElement="id410" anim:sub-item="text" smil:attributeName="visibility" smil:to="visible"/>
                </anim:par>
              </anim:par>
              <anim:par smil:begin="1.502s">
                <anim:par smil:begin="0s" smil:fill="hold" presentation:node-type="after-previous" presentation:preset-class="entrance" presentation:preset-id="ooo-entrance-appear" presentation:group-id="2">
                  <anim:set smil:begin="0s" smil:dur="0.001s" smil:fill="hold" smil:targetElement="id411" anim:sub-item="text" smil:attributeName="visibility" smil:to="visible"/>
                </anim:par>
              </anim:par>
              <anim:par smil:begin="1.503s">
                <anim:par smil:begin="0s" smil:fill="hold" presentation:node-type="after-previous" presentation:preset-class="entrance" presentation:preset-id="ooo-entrance-appear" presentation:group-id="2">
                  <anim:set smil:begin="0s" smil:dur="0.001s" smil:fill="hold" smil:targetElement="id412" anim:sub-item="text" smil:attributeName="visibility" smil:to="visible"/>
                </anim:par>
              </anim:par>
              <anim:par smil:begin="1.504s">
                <anim:par smil:begin="0s" smil:fill="hold" presentation:node-type="after-previous" presentation:preset-class="entrance" presentation:preset-id="ooo-entrance-appear" presentation:group-id="2">
                  <anim:set smil:begin="0s" smil:dur="0.001s" smil:fill="hold" smil:targetElement="id413" anim:sub-item="text" smil:attributeName="visibility" smil:to="visible"/>
                </anim:par>
              </anim:par>
              <anim:par smil:begin="1.505s">
                <anim:par smil:begin="0s" smil:fill="hold" presentation:node-type="after-previous" presentation:preset-class="entrance" presentation:preset-id="ooo-entrance-appear" presentation:group-id="2">
                  <anim:set smil:begin="0s" smil:dur="0.001s" smil:fill="hold" smil:targetElement="id414" anim:sub-item="text" smil:attributeName="visibility" smil:to="visible"/>
                </anim:par>
              </anim:par>
              <anim:par smil:begin="1.506s">
                <anim:par smil:begin="0s" smil:fill="hold" presentation:node-type="after-previous" presentation:preset-class="entrance" presentation:preset-id="ooo-entrance-fade-in">
                  <anim:set smil:begin="0s" smil:dur="0.00015s" smil:fill="hold" smil:targetElement="id415" smil:attributeName="visibility" smil:to="visible"/>
                  <anim:transitionFilter smil:dur="0.3s" smil:targetElement="id415" smil:type="fade" smil:subtype="crossfade"/>
                </anim:par>
              </anim:par>
              <anim:par smil:begin="1.806s">
                <anim:par smil:begin="0s" smil:fill="hold" presentation:node-type="after-previous" presentation:preset-class="entrance" presentation:preset-id="ooo-entrance-fade-in">
                  <anim:set smil:begin="0s" smil:dur="0.00015s" smil:fill="hold" smil:targetElement="id416" smil:attributeName="visibility" smil:to="visible"/>
                  <anim:transitionFilter smil:dur="0.3s" smil:targetElement="id416" smil:type="fade" smil:subtype="crossfade"/>
                </anim:par>
              </anim:par>
              <anim:par smil:begin="2.106s">
                <anim:par smil:begin="0s" smil:fill="hold" presentation:node-type="after-previous" presentation:preset-class="entrance" presentation:preset-id="ooo-entrance-fade-in">
                  <anim:set smil:begin="0s" smil:dur="0.00015s" smil:fill="hold" smil:targetElement="id417" anim:sub-item="text" smil:attributeName="visibility" smil:to="visible"/>
                  <anim:transitionFilter smil:dur="0.3s" smil:targetElement="id417" anim:sub-item="text" smil:type="fade" smil:subtype="crossfade"/>
                </anim:par>
              </anim:par>
              <anim:par smil:begin="2.406s">
                <anim:par smil:begin="0s" smil:fill="hold" presentation:node-type="after-previous" presentation:preset-class="entrance" presentation:preset-id="ooo-entrance-fade-in">
                  <anim:set smil:begin="0s" smil:dur="0.00015s" smil:fill="hold" smil:targetElement="id418" anim:sub-item="text" smil:attributeName="visibility" smil:to="visible"/>
                  <anim:transitionFilter smil:dur="0.3s" smil:targetElement="id418" anim:sub-item="text" smil:type="fade" smil:subtype="crossfade"/>
                </anim:par>
              </anim:par>
              <anim:par smil:begin="2.706s">
                <anim:par smil:begin="0s" smil:fill="hold" presentation:node-type="after-previous" presentation:preset-class="entrance" presentation:preset-id="ooo-entrance-appear" presentation:group-id="4">
                  <anim:set smil:begin="0s" smil:dur="0.001s" smil:fill="hold" smil:targetElement="id419" anim:sub-item="text" smil:attributeName="visibility" smil:to="visible"/>
                </anim:par>
              </anim:par>
              <anim:par smil:begin="2.707s">
                <anim:par smil:begin="0s" smil:fill="hold" presentation:node-type="after-previous" presentation:preset-class="entrance" presentation:preset-id="ooo-entrance-appear" presentation:group-id="4">
                  <anim:set smil:begin="0s" smil:dur="0.001s" smil:fill="hold" smil:targetElement="id420" anim:sub-item="text" smil:attributeName="visibility" smil:to="visible"/>
                </anim:par>
              </anim:par>
              <anim:par smil:begin="2.708s">
                <anim:par smil:begin="0s" smil:fill="hold" presentation:node-type="after-previous" presentation:preset-class="entrance" presentation:preset-id="ooo-entrance-appear" presentation:group-id="4">
                  <anim:set smil:begin="0s" smil:dur="0.001s" smil:fill="hold" smil:targetElement="id421" anim:sub-item="text" smil:attributeName="visibility" smil:to="visible"/>
                </anim:par>
              </anim:par>
              <anim:par smil:begin="2.709s">
                <anim:par smil:begin="0s" smil:fill="hold" presentation:node-type="after-previous" presentation:preset-class="entrance" presentation:preset-id="ooo-entrance-appear" presentation:group-id="4">
                  <anim:set smil:begin="0s" smil:dur="0.001s" smil:fill="hold" smil:targetElement="id422" anim:sub-item="text" smil:attributeName="visibility" smil:to="visible"/>
                </anim:par>
              </anim:par>
              <anim:par smil:begin="2.71s">
                <anim:par smil:begin="0s" smil:fill="hold" presentation:node-type="after-previous" presentation:preset-class="entrance" presentation:preset-id="ooo-entrance-fade-in">
                  <anim:set smil:begin="0s" smil:dur="0.00015s" smil:fill="hold" smil:targetElement="id423" smil:attributeName="visibility" smil:to="visible"/>
                  <anim:transitionFilter smil:dur="0.3s" smil:targetElement="id423" smil:type="fade" smil:subtype="crossfade"/>
                </anim:par>
              </anim:par>
              <anim:par smil:begin="3.01s">
                <anim:par smil:begin="0s" smil:fill="hold" presentation:node-type="after-previous" presentation:preset-class="entrance" presentation:preset-id="ooo-entrance-fade-in">
                  <anim:set smil:begin="0s" smil:dur="0.00015s" smil:fill="hold" smil:targetElement="id424" smil:attributeName="visibility" smil:to="visible"/>
                  <anim:transitionFilter smil:dur="0.3s" smil:targetElement="id424" smil:type="fade" smil:subtype="crossfade"/>
                </anim:par>
              </anim:par>
              <anim:par smil:begin="3.31s">
                <anim:par smil:begin="0s" smil:fill="hold" presentation:node-type="after-previous" presentation:preset-class="entrance" presentation:preset-id="ooo-entrance-fade-in">
                  <anim:set smil:begin="0s" smil:dur="0.00015s" smil:fill="hold" smil:targetElement="id425" anim:sub-item="text" smil:attributeName="visibility" smil:to="visible"/>
                  <anim:transitionFilter smil:dur="0.3s" smil:targetElement="id425" anim:sub-item="text" smil:type="fade" smil:subtype="crossfade"/>
                </anim:par>
              </anim:par>
              <anim:par smil:begin="3.61s">
                <anim:par smil:begin="0s" smil:fill="hold" presentation:node-type="after-previous" presentation:preset-class="entrance" presentation:preset-id="ooo-entrance-fade-in">
                  <anim:set smil:begin="0s" smil:dur="0.00015s" smil:fill="hold" smil:targetElement="id426" anim:sub-item="text" smil:attributeName="visibility" smil:to="visible"/>
                  <anim:transitionFilter smil:dur="0.3s" smil:targetElement="id426" anim:sub-item="text" smil:type="fade" smil:subtype="crossfade"/>
                </anim:par>
              </anim:par>
              <anim:par smil:begin="3.91s">
                <anim:par smil:begin="0s" smil:fill="hold" presentation:node-type="after-previous" presentation:preset-class="entrance" presentation:preset-id="ooo-entrance-appear" presentation:group-id="6">
                  <anim:set smil:begin="0s" smil:dur="0.001s" smil:fill="hold" smil:targetElement="id427" anim:sub-item="text" smil:attributeName="visibility" smil:to="visible"/>
                </anim:par>
              </anim:par>
              <anim:par smil:begin="3.911s">
                <anim:par smil:begin="0s" smil:fill="hold" presentation:node-type="after-previous" presentation:preset-class="entrance" presentation:preset-id="ooo-entrance-appear" presentation:group-id="6">
                  <anim:set smil:begin="0s" smil:dur="0.001s" smil:fill="hold" smil:targetElement="id428" anim:sub-item="text" smil:attributeName="visibility" smil:to="visible"/>
                </anim:par>
              </anim:par>
              <anim:par smil:begin="3.912s">
                <anim:par smil:begin="0s" smil:fill="hold" presentation:node-type="after-previous" presentation:preset-class="entrance" presentation:preset-id="ooo-entrance-appear" presentation:group-id="6">
                  <anim:set smil:begin="0s" smil:dur="0.001s" smil:fill="hold" smil:targetElement="id429" anim:sub-item="text" smil:attributeName="visibility" smil:to="visible"/>
                </anim:par>
              </anim:par>
              <anim:par smil:begin="3.913s">
                <anim:par smil:begin="0s" smil:fill="hold" presentation:node-type="after-previous" presentation:preset-class="entrance" presentation:preset-id="ooo-entrance-appear" presentation:group-id="6">
                  <anim:set smil:begin="0s" smil:dur="0.001s" smil:fill="hold" smil:targetElement="id430" anim:sub-item="text" smil:attributeName="visibility" smil:to="visible"/>
                </anim:par>
              </anim:par>
              <anim:par smil:begin="3.914s">
                <anim:par smil:begin="0s" smil:fill="hold" presentation:node-type="after-previous" presentation:preset-class="entrance" presentation:preset-id="ooo-entrance-appear" presentation:group-id="6">
                  <anim:set smil:begin="0s" smil:dur="0.001s" smil:fill="hold" smil:targetElement="id431" anim:sub-item="text" smil:attributeName="visibility" smil:to="visible"/>
                </anim:par>
              </anim:par>
              <anim:par smil:begin="3.915s">
                <anim:par smil:begin="0s" smil:fill="hold" presentation:node-type="after-previous" presentation:preset-class="entrance" presentation:preset-id="ooo-entrance-appear" presentation:group-id="6">
                  <anim:set smil:begin="0s" smil:dur="0.001s" smil:fill="hold" smil:targetElement="id432" anim:sub-item="text" smil:attributeName="visibility" smil:to="visible"/>
                </anim:par>
              </anim:par>
              <anim:par smil:begin="3.916s">
                <anim:par smil:begin="0s" smil:fill="hold" presentation:node-type="after-previous" presentation:preset-class="entrance" presentation:preset-id="ooo-entrance-fade-in">
                  <anim:set smil:begin="0s" smil:dur="0.00015s" smil:fill="hold" smil:targetElement="id433" smil:attributeName="visibility" smil:to="visible"/>
                  <anim:transitionFilter smil:dur="0.3s" smil:targetElement="id433" smil:type="fade" smil:subtype="crossfade"/>
                </anim:par>
              </anim:par>
              <anim:par smil:begin="4.216s">
                <anim:par smil:begin="0s" smil:fill="hold" presentation:node-type="after-previous" presentation:preset-class="entrance" presentation:preset-id="ooo-entrance-fade-in">
                  <anim:set smil:begin="0s" smil:dur="0.00015s" smil:fill="hold" smil:targetElement="id434" smil:attributeName="visibility" smil:to="visible"/>
                  <anim:transitionFilter smil:dur="0.3s" smil:targetElement="id434" smil:type="fade" smil:subtype="crossfade"/>
                </anim:par>
              </anim:par>
              <anim:par smil:begin="4.516s">
                <anim:par smil:begin="0s" smil:fill="hold" presentation:node-type="after-previous" presentation:preset-class="entrance" presentation:preset-id="ooo-entrance-fade-in">
                  <anim:set smil:begin="0s" smil:dur="0.00015s" smil:fill="hold" smil:targetElement="id435" anim:sub-item="text" smil:attributeName="visibility" smil:to="visible"/>
                  <anim:transitionFilter smil:dur="0.3s" smil:targetElement="id435" anim:sub-item="text" smil:type="fade" smil:subtype="crossfade"/>
                </anim:par>
              </anim:par>
              <anim:par smil:begin="4.816s">
                <anim:par smil:begin="0s" smil:fill="hold" presentation:node-type="after-previous" presentation:preset-class="entrance" presentation:preset-id="ooo-entrance-fade-in">
                  <anim:set smil:begin="0s" smil:dur="0.00015s" smil:fill="hold" smil:targetElement="id436" anim:sub-item="text" smil:attributeName="visibility" smil:to="visible"/>
                  <anim:transitionFilter smil:dur="0.3s" smil:targetElement="id436" anim:sub-item="text" smil:type="fade" smil:subtype="crossfade"/>
                </anim:par>
              </anim:par>
              <anim:par smil:begin="5.116s">
                <anim:par smil:begin="0s" smil:fill="hold" presentation:node-type="after-previous" presentation:preset-class="entrance" presentation:preset-id="ooo-entrance-appear" presentation:group-id="8">
                  <anim:set smil:begin="0s" smil:dur="0.001s" smil:fill="hold" smil:targetElement="id437" anim:sub-item="text" smil:attributeName="visibility" smil:to="visible"/>
                </anim:par>
              </anim:par>
              <anim:par smil:begin="5.117s">
                <anim:par smil:begin="0s" smil:fill="hold" presentation:node-type="after-previous" presentation:preset-class="entrance" presentation:preset-id="ooo-entrance-appear" presentation:group-id="8">
                  <anim:set smil:begin="0s" smil:dur="0.001s" smil:fill="hold" smil:targetElement="id438" anim:sub-item="text" smil:attributeName="visibility" smil:to="visible"/>
                </anim:par>
              </anim:par>
              <anim:par smil:begin="5.118s">
                <anim:par smil:begin="0s" smil:fill="hold" presentation:node-type="after-previous" presentation:preset-class="entrance" presentation:preset-id="ooo-entrance-appear" presentation:group-id="8">
                  <anim:set smil:begin="0s" smil:dur="0.001s" smil:fill="hold" smil:targetElement="id439" anim:sub-item="text" smil:attributeName="visibility" smil:to="visible"/>
                </anim:par>
              </anim:par>
              <anim:par smil:begin="5.119s">
                <anim:par smil:begin="0s" smil:fill="hold" presentation:node-type="after-previous" presentation:preset-class="entrance" presentation:preset-id="ooo-entrance-appear" presentation:group-id="8">
                  <anim:set smil:begin="0s" smil:dur="0.001s" smil:fill="hold" smil:targetElement="id440" anim:sub-item="text" smil:attributeName="visibility" smil:to="visible"/>
                </anim:par>
              </anim:par>
            </anim:par>
          </anim:seq>
        </anim:par>
        <presentation:notes draw:style-name="dp2">
          <draw:page-thumbnail draw:style-name="gr73" draw:layer="layout" svg:width="0.001cm" svg:height="0.001cm" svg:x="0cm" svg:y="2.123cm" draw:page-number="35" presentation:class="page"/>
          <draw:frame presentation:style-name="pr6" draw:text-style-name="P111" draw:layer="layout" svg:width="17.271cm" svg:height="12.572cm" svg:x="2.159cm" svg:y="13.271cm" presentation:class="notes" presentation:placeholder="true">
            <draw:text-box/>
          </draw:frame>
        </presentation:notes>
      </draw:page>
      <draw:page draw:name="page36" draw:style-name="dp1" draw:master-page-name="dark-background" presentation:presentation-page-layout-name="AL3T32" xml:id="id441" draw:id="id441">
        <draw:frame presentation:style-name="pr18" draw:text-style-name="P121" draw:layer="layout" svg:width="25.163cm" svg:height="1.905cm" svg:x="1.405cm" svg:y="1.274cm" presentation:class="title" presentation:user-transformed="true">
          <draw:text-box>
            <text:p xml:id="id442" text:id="id442" text:style-name="P119"><text:span text:style-name="T34">Scenario</text:span></text:p>
          </draw:text-box>
        </draw:frame>
        <draw:custom-shape draw:style-name="gr215" draw:text-style-name="P145" xml:id="id443" draw:id="id443" draw:layer="layout" svg:width="5.933cm" svg:height="10.793cm" svg:x="1.402cm" svg:y="3.67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9" draw:text-style-name="P154" draw:layer="layout" svg:width="5.401cm" svg:height="9.153cm" svg:x="1.645cm" svg:y="4.657cm">
          <draw:text-box>
            <text:list text:style-name="L3">
              <text:list-header>
                <text:p xml:id="id445" text:id="id445" text:style-name="P152"><text:span text:style-name="T11">Scenario A</text:span></text:p>
                <text:p text:style-name="P152"><text:span text:style-name="T11"/></text:p>
              </text:list-header>
              <text:list-item>
                <text:p xml:id="id446" text:id="id446" text:style-name="P153"><text:span text:style-name="T54">List</text:span></text:p>
              </text:list-item>
              <text:list-item>
                <text:p xml:id="id447" text:id="id447" text:style-name="P153"><text:span text:style-name="T54">List</text:span></text:p>
              </text:list-item>
              <text:list-item>
                <text:p xml:id="id448" text:id="id448" text:style-name="P153"><text:span text:style-name="T54">List</text:span></text:p>
              </text:list-item>
              <text:list-item>
                <text:p xml:id="id449" text:id="id449" text:style-name="P153"><text:span text:style-name="T54">List</text:span></text:p>
              </text:list-item>
              <text:list-item>
                <text:p xml:id="id450" text:id="id450" text:style-name="P153"><text:span text:style-name="T54">List</text:span></text:p>
              </text:list-item>
              <text:list-item>
                <text:p xml:id="id451" text:id="id451" text:style-name="P153"><text:span text:style-name="T54">List</text:span></text:p>
              </text:list-item>
              <text:list-item>
                <text:p xml:id="id452" text:id="id452" text:style-name="P153"><text:span text:style-name="T54">List</text:span></text:p>
              </text:list-item>
              <text:list-item>
                <text:p xml:id="id453" text:id="id453" text:style-name="P153"><text:span text:style-name="T54">List</text:span></text:p>
              </text:list-item>
              <text:list-item>
                <text:p xml:id="id454" text:id="id454" text:style-name="P153"><text:span text:style-name="T54">List</text:span></text:p>
              </text:list-item>
            </text:list>
          </draw:text-box>
        </draw:frame>
        <draw:frame presentation:style-name="pr33" draw:text-style-name="P155" draw:layer="layout" svg:width="1.578cm" svg:height="1.191cm" svg:x="5.438cm" svg:y="3.899cm">
          <draw:text-box>
            <text:list text:style-name="L3">
              <text:list-header>
                <text:p xml:id="id444" text:id="id444" text:style-name="P114"><text:span text:style-name="T50">1</text:span></text:p>
              </text:list-header>
            </text:list>
          </draw:text-box>
        </draw:frame>
        <draw:custom-shape draw:style-name="gr216" draw:text-style-name="P113" xml:id="id455" draw:id="id455" draw:layer="layout" svg:width="5.933cm" svg:height="8.388cm" svg:x="7.847cm" svg:y="3.677cm">
          <text:p text:style-name="P112"/>
          <draw:enhanced-geometry svg:viewBox="0 0 21600 21600" draw:mirror-horizontal="false" draw:mirror-vertical="false"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7" draw:text-style-name="P154" draw:layer="layout" svg:width="5.4cm" svg:height="6.657cm" svg:x="8.091cm" svg:y="4.658cm">
          <draw:text-box>
            <text:list text:style-name="L3">
              <text:list-header>
                <text:p xml:id="id457" text:id="id457" text:style-name="P152"><text:span text:style-name="T11">Scenario B</text:span></text:p>
                <text:p text:style-name="P152"><text:span text:style-name="T11"/></text:p>
              </text:list-header>
              <text:list-item>
                <text:p xml:id="id458" text:id="id458" text:style-name="P153"><text:span text:style-name="T54">List</text:span></text:p>
              </text:list-item>
              <text:list-item>
                <text:p xml:id="id459" text:id="id459" text:style-name="P153"><text:span text:style-name="T54">List</text:span></text:p>
              </text:list-item>
              <text:list-item>
                <text:p xml:id="id460" text:id="id460" text:style-name="P153"><text:span text:style-name="T54">List</text:span></text:p>
              </text:list-item>
              <text:list-item>
                <text:p xml:id="id461" text:id="id461" text:style-name="P153"><text:span text:style-name="T54">List</text:span></text:p>
              </text:list-item>
              <text:list-item>
                <text:p xml:id="id462" text:id="id462" text:style-name="P153"><text:span text:style-name="T54">List</text:span></text:p>
              </text:list-item>
              <text:list-item>
                <text:p xml:id="id463" text:id="id463" text:style-name="P153"><text:span text:style-name="T54">List</text:span></text:p>
              </text:list-item>
            </text:list>
          </draw:text-box>
        </draw:frame>
        <draw:frame presentation:style-name="pr33" draw:text-style-name="P155" draw:layer="layout" svg:width="1.578cm" svg:height="1.191cm" svg:x="11.883cm" svg:y="3.9cm">
          <draw:text-box>
            <text:list text:style-name="L3">
              <text:list-header>
                <text:p xml:id="id456" text:id="id456" text:style-name="P114"><text:span text:style-name="T50">2</text:span></text:p>
              </text:list-header>
            </text:list>
          </draw:text-box>
        </draw:frame>
        <draw:custom-shape draw:style-name="gr217" draw:text-style-name="P113" xml:id="id464" draw:id="id464" draw:layer="layout" svg:width="5.933cm" svg:height="7.118cm" svg:x="14.292cm" svg:y="3.67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0" draw:text-style-name="P154" draw:layer="layout" svg:width="5.401cm" svg:height="6.042cm" svg:x="14.535cm" svg:y="4.658cm">
          <draw:text-box>
            <text:list text:style-name="L3">
              <text:list-header>
                <text:p xml:id="id466" text:id="id466" text:style-name="P152"><text:span text:style-name="T11">Scenario C</text:span></text:p>
                <text:p text:style-name="P152"><text:span text:style-name="T11"/></text:p>
              </text:list-header>
              <text:list-item>
                <text:p xml:id="id467" text:id="id467" text:style-name="P153"><text:span text:style-name="T54">List</text:span></text:p>
              </text:list-item>
              <text:list-item>
                <text:p xml:id="id468" text:id="id468" text:style-name="P153"><text:span text:style-name="T54">List</text:span></text:p>
              </text:list-item>
              <text:list-item>
                <text:p xml:id="id469" text:id="id469" text:style-name="P153"><text:span text:style-name="T54">List</text:span></text:p>
              </text:list-item>
              <text:list-item>
                <text:p xml:id="id470" text:id="id470" text:style-name="P153"><text:span text:style-name="T54">List</text:span></text:p>
              </text:list-item>
            </text:list>
          </draw:text-box>
        </draw:frame>
        <draw:frame presentation:style-name="pr33" draw:text-style-name="P155" draw:layer="layout" svg:width="1.578cm" svg:height="1.191cm" svg:x="18.328cm" svg:y="3.9cm">
          <draw:text-box>
            <text:list text:style-name="L3">
              <text:list-header>
                <text:p xml:id="id465" text:id="id465" text:style-name="P114"><text:span text:style-name="T50">3</text:span></text:p>
              </text:list-header>
            </text:list>
          </draw:text-box>
        </draw:frame>
        <draw:custom-shape draw:style-name="gr218" draw:text-style-name="P113" xml:id="id471" draw:id="id471" draw:layer="layout" svg:width="5.933cm" svg:height="5.212cm" svg:x="20.737cm" svg:y="3.678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8" draw:text-style-name="P154" draw:layer="layout" svg:width="5.4cm" svg:height="4.993cm" svg:x="20.981cm" svg:y="4.659cm">
          <draw:text-box>
            <text:list text:style-name="L3">
              <text:list-header>
                <text:p xml:id="id473" text:id="id473" text:style-name="P152"><text:span text:style-name="T11">Scenario D</text:span></text:p>
                <text:p text:style-name="P152"><text:span text:style-name="T11"/></text:p>
              </text:list-header>
              <text:list-item>
                <text:p xml:id="id474" text:id="id474" text:style-name="P153"><text:span text:style-name="T54">List</text:span></text:p>
              </text:list-item>
              <text:list-item>
                <text:p xml:id="id475" text:id="id475" text:style-name="P153"><text:span text:style-name="T54">List</text:span></text:p>
              </text:list-item>
            </text:list>
          </draw:text-box>
        </draw:frame>
        <draw:frame presentation:style-name="pr33" draw:text-style-name="P155" draw:layer="layout" svg:width="1.578cm" svg:height="1.191cm" svg:x="24.773cm" svg:y="3.901cm">
          <draw:text-box>
            <text:list text:style-name="L3">
              <text:list-header>
                <text:p xml:id="id472" text:id="id472" text:style-name="P114"><text:span text:style-name="T50">4</text:span></text:p>
              </text:list-header>
            </text:list>
          </draw:text-box>
        </draw:frame>
        <anim:par presentation:node-type="timing-root">
          <anim:par smil:begin="id44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42" anim:sub-item="text" smil:attributeName="visibility" smil:to="visible"/>
                  <anim:transitionFilter smil:dur="0.3s" smil:targetElement="id44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43" smil:attributeName="visibility" smil:to="visible"/>
                  <anim:transitionFilter smil:dur="0.3s" smil:targetElement="id443" smil:type="fade" smil:subtype="crossfade"/>
                </anim:par>
              </anim:par>
              <anim:par smil:begin="0.6s">
                <anim:par smil:begin="0s" smil:fill="hold" presentation:node-type="after-previous" presentation:preset-class="entrance" presentation:preset-id="ooo-entrance-fade-in">
                  <anim:set smil:begin="0s" smil:dur="0.00015s" smil:fill="hold" smil:targetElement="id444" anim:sub-item="text" smil:attributeName="visibility" smil:to="visible"/>
                  <anim:transitionFilter smil:dur="0.3s" smil:targetElement="id444"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445" anim:sub-item="text" smil:attributeName="visibility" smil:to="visible"/>
                  <anim:transitionFilter smil:dur="0.3s" smil:targetElement="id445" anim:sub-item="text" smil:type="fade" smil:subtype="crossfade"/>
                </anim:par>
              </anim:par>
              <anim:par smil:begin="1.2s">
                <anim:par smil:begin="0s" smil:fill="hold" presentation:node-type="after-previous" presentation:preset-class="entrance" presentation:preset-id="ooo-entrance-appear" presentation:group-id="2">
                  <anim:set smil:begin="0s" smil:dur="0.001s" smil:fill="hold" smil:targetElement="id446" anim:sub-item="text" smil:attributeName="visibility" smil:to="visible"/>
                </anim:par>
              </anim:par>
              <anim:par smil:begin="1.201s">
                <anim:par smil:begin="0s" smil:fill="hold" presentation:node-type="after-previous" presentation:preset-class="entrance" presentation:preset-id="ooo-entrance-appear" presentation:group-id="2">
                  <anim:set smil:begin="0s" smil:dur="0.001s" smil:fill="hold" smil:targetElement="id447" anim:sub-item="text" smil:attributeName="visibility" smil:to="visible"/>
                </anim:par>
              </anim:par>
              <anim:par smil:begin="1.202s">
                <anim:par smil:begin="0s" smil:fill="hold" presentation:node-type="after-previous" presentation:preset-class="entrance" presentation:preset-id="ooo-entrance-appear" presentation:group-id="2">
                  <anim:set smil:begin="0s" smil:dur="0.001s" smil:fill="hold" smil:targetElement="id448" anim:sub-item="text" smil:attributeName="visibility" smil:to="visible"/>
                </anim:par>
              </anim:par>
              <anim:par smil:begin="1.203s">
                <anim:par smil:begin="0s" smil:fill="hold" presentation:node-type="after-previous" presentation:preset-class="entrance" presentation:preset-id="ooo-entrance-appear" presentation:group-id="2">
                  <anim:set smil:begin="0s" smil:dur="0.001s" smil:fill="hold" smil:targetElement="id449" anim:sub-item="text" smil:attributeName="visibility" smil:to="visible"/>
                </anim:par>
              </anim:par>
              <anim:par smil:begin="1.204s">
                <anim:par smil:begin="0s" smil:fill="hold" presentation:node-type="after-previous" presentation:preset-class="entrance" presentation:preset-id="ooo-entrance-appear" presentation:group-id="2">
                  <anim:set smil:begin="0s" smil:dur="0.001s" smil:fill="hold" smil:targetElement="id450" anim:sub-item="text" smil:attributeName="visibility" smil:to="visible"/>
                </anim:par>
              </anim:par>
              <anim:par smil:begin="1.205s">
                <anim:par smil:begin="0s" smil:fill="hold" presentation:node-type="after-previous" presentation:preset-class="entrance" presentation:preset-id="ooo-entrance-appear" presentation:group-id="2">
                  <anim:set smil:begin="0s" smil:dur="0.001s" smil:fill="hold" smil:targetElement="id451" anim:sub-item="text" smil:attributeName="visibility" smil:to="visible"/>
                </anim:par>
              </anim:par>
              <anim:par smil:begin="1.206s">
                <anim:par smil:begin="0s" smil:fill="hold" presentation:node-type="after-previous" presentation:preset-class="entrance" presentation:preset-id="ooo-entrance-appear" presentation:group-id="2">
                  <anim:set smil:begin="0s" smil:dur="0.001s" smil:fill="hold" smil:targetElement="id452" anim:sub-item="text" smil:attributeName="visibility" smil:to="visible"/>
                </anim:par>
              </anim:par>
              <anim:par smil:begin="1.207s">
                <anim:par smil:begin="0s" smil:fill="hold" presentation:node-type="after-previous" presentation:preset-class="entrance" presentation:preset-id="ooo-entrance-appear" presentation:group-id="2">
                  <anim:set smil:begin="0s" smil:dur="0.001s" smil:fill="hold" smil:targetElement="id453" anim:sub-item="text" smil:attributeName="visibility" smil:to="visible"/>
                </anim:par>
              </anim:par>
              <anim:par smil:begin="1.208s">
                <anim:par smil:begin="0s" smil:fill="hold" presentation:node-type="after-previous" presentation:preset-class="entrance" presentation:preset-id="ooo-entrance-appear" presentation:group-id="2">
                  <anim:set smil:begin="0s" smil:dur="0.001s" smil:fill="hold" smil:targetElement="id454" anim:sub-item="text" smil:attributeName="visibility" smil:to="visible"/>
                </anim:par>
              </anim:par>
              <anim:par smil:begin="1.209s">
                <anim:par smil:begin="0s" smil:fill="hold" presentation:node-type="after-previous" presentation:preset-class="entrance" presentation:preset-id="ooo-entrance-fade-in">
                  <anim:set smil:begin="0s" smil:dur="0.00015s" smil:fill="hold" smil:targetElement="id455" smil:attributeName="visibility" smil:to="visible"/>
                  <anim:transitionFilter smil:dur="0.3s" smil:targetElement="id455" smil:type="fade" smil:subtype="crossfade"/>
                </anim:par>
              </anim:par>
              <anim:par smil:begin="1.509s">
                <anim:par smil:begin="0s" smil:fill="hold" presentation:node-type="after-previous" presentation:preset-class="entrance" presentation:preset-id="ooo-entrance-fade-in">
                  <anim:set smil:begin="0s" smil:dur="0.00015s" smil:fill="hold" smil:targetElement="id456" anim:sub-item="text" smil:attributeName="visibility" smil:to="visible"/>
                  <anim:transitionFilter smil:dur="0.3s" smil:targetElement="id456" anim:sub-item="text" smil:type="fade" smil:subtype="crossfade"/>
                </anim:par>
              </anim:par>
              <anim:par smil:begin="1.809s">
                <anim:par smil:begin="0s" smil:fill="hold" presentation:node-type="after-previous" presentation:preset-class="entrance" presentation:preset-id="ooo-entrance-fade-in">
                  <anim:set smil:begin="0s" smil:dur="0.00015s" smil:fill="hold" smil:targetElement="id457" anim:sub-item="text" smil:attributeName="visibility" smil:to="visible"/>
                  <anim:transitionFilter smil:dur="0.3s" smil:targetElement="id457" anim:sub-item="text" smil:type="fade" smil:subtype="crossfade"/>
                </anim:par>
              </anim:par>
              <anim:par smil:begin="2.109s">
                <anim:par smil:begin="0s" smil:fill="hold" presentation:node-type="after-previous" presentation:preset-class="entrance" presentation:preset-id="ooo-entrance-appear" presentation:group-id="4">
                  <anim:set smil:begin="0s" smil:dur="0.001s" smil:fill="hold" smil:targetElement="id458" anim:sub-item="text" smil:attributeName="visibility" smil:to="visible"/>
                </anim:par>
              </anim:par>
              <anim:par smil:begin="2.11s">
                <anim:par smil:begin="0s" smil:fill="hold" presentation:node-type="after-previous" presentation:preset-class="entrance" presentation:preset-id="ooo-entrance-appear" presentation:group-id="4">
                  <anim:set smil:begin="0s" smil:dur="0.001s" smil:fill="hold" smil:targetElement="id459" anim:sub-item="text" smil:attributeName="visibility" smil:to="visible"/>
                </anim:par>
              </anim:par>
              <anim:par smil:begin="2.111s">
                <anim:par smil:begin="0s" smil:fill="hold" presentation:node-type="after-previous" presentation:preset-class="entrance" presentation:preset-id="ooo-entrance-appear" presentation:group-id="4">
                  <anim:set smil:begin="0s" smil:dur="0.001s" smil:fill="hold" smil:targetElement="id460" anim:sub-item="text" smil:attributeName="visibility" smil:to="visible"/>
                </anim:par>
              </anim:par>
              <anim:par smil:begin="2.112s">
                <anim:par smil:begin="0s" smil:fill="hold" presentation:node-type="after-previous" presentation:preset-class="entrance" presentation:preset-id="ooo-entrance-appear" presentation:group-id="4">
                  <anim:set smil:begin="0s" smil:dur="0.001s" smil:fill="hold" smil:targetElement="id461" anim:sub-item="text" smil:attributeName="visibility" smil:to="visible"/>
                </anim:par>
              </anim:par>
              <anim:par smil:begin="2.113s">
                <anim:par smil:begin="0s" smil:fill="hold" presentation:node-type="after-previous" presentation:preset-class="entrance" presentation:preset-id="ooo-entrance-appear" presentation:group-id="4">
                  <anim:set smil:begin="0s" smil:dur="0.001s" smil:fill="hold" smil:targetElement="id462" anim:sub-item="text" smil:attributeName="visibility" smil:to="visible"/>
                </anim:par>
              </anim:par>
              <anim:par smil:begin="2.114s">
                <anim:par smil:begin="0s" smil:fill="hold" presentation:node-type="after-previous" presentation:preset-class="entrance" presentation:preset-id="ooo-entrance-appear" presentation:group-id="4">
                  <anim:set smil:begin="0s" smil:dur="0.001s" smil:fill="hold" smil:targetElement="id463" anim:sub-item="text" smil:attributeName="visibility" smil:to="visible"/>
                </anim:par>
              </anim:par>
              <anim:par smil:begin="2.115s">
                <anim:par smil:begin="0s" smil:fill="hold" presentation:node-type="after-previous" presentation:preset-class="entrance" presentation:preset-id="ooo-entrance-fade-in">
                  <anim:set smil:begin="0s" smil:dur="0.00015s" smil:fill="hold" smil:targetElement="id464" smil:attributeName="visibility" smil:to="visible"/>
                  <anim:transitionFilter smil:dur="0.3s" smil:targetElement="id464" smil:type="fade" smil:subtype="crossfade"/>
                </anim:par>
              </anim:par>
              <anim:par smil:begin="2.415s">
                <anim:par smil:begin="0s" smil:fill="hold" presentation:node-type="after-previous" presentation:preset-class="entrance" presentation:preset-id="ooo-entrance-fade-in">
                  <anim:set smil:begin="0s" smil:dur="0.00015s" smil:fill="hold" smil:targetElement="id465" anim:sub-item="text" smil:attributeName="visibility" smil:to="visible"/>
                  <anim:transitionFilter smil:dur="0.3s" smil:targetElement="id465" anim:sub-item="text" smil:type="fade" smil:subtype="crossfade"/>
                </anim:par>
              </anim:par>
              <anim:par smil:begin="2.715s">
                <anim:par smil:begin="0s" smil:fill="hold" presentation:node-type="after-previous" presentation:preset-class="entrance" presentation:preset-id="ooo-entrance-fade-in">
                  <anim:set smil:begin="0s" smil:dur="0.00015s" smil:fill="hold" smil:targetElement="id466" anim:sub-item="text" smil:attributeName="visibility" smil:to="visible"/>
                  <anim:transitionFilter smil:dur="0.3s" smil:targetElement="id466" anim:sub-item="text" smil:type="fade" smil:subtype="crossfade"/>
                </anim:par>
              </anim:par>
              <anim:par smil:begin="3.015s">
                <anim:par smil:begin="0s" smil:fill="hold" presentation:node-type="after-previous" presentation:preset-class="entrance" presentation:preset-id="ooo-entrance-appear" presentation:group-id="6">
                  <anim:set smil:begin="0s" smil:dur="0.001s" smil:fill="hold" smil:targetElement="id467" anim:sub-item="text" smil:attributeName="visibility" smil:to="visible"/>
                </anim:par>
              </anim:par>
              <anim:par smil:begin="3.016s">
                <anim:par smil:begin="0s" smil:fill="hold" presentation:node-type="after-previous" presentation:preset-class="entrance" presentation:preset-id="ooo-entrance-appear" presentation:group-id="6">
                  <anim:set smil:begin="0s" smil:dur="0.001s" smil:fill="hold" smil:targetElement="id468" anim:sub-item="text" smil:attributeName="visibility" smil:to="visible"/>
                </anim:par>
              </anim:par>
              <anim:par smil:begin="3.017s">
                <anim:par smil:begin="0s" smil:fill="hold" presentation:node-type="after-previous" presentation:preset-class="entrance" presentation:preset-id="ooo-entrance-appear" presentation:group-id="6">
                  <anim:set smil:begin="0s" smil:dur="0.001s" smil:fill="hold" smil:targetElement="id469" anim:sub-item="text" smil:attributeName="visibility" smil:to="visible"/>
                </anim:par>
              </anim:par>
              <anim:par smil:begin="3.018s">
                <anim:par smil:begin="0s" smil:fill="hold" presentation:node-type="after-previous" presentation:preset-class="entrance" presentation:preset-id="ooo-entrance-appear" presentation:group-id="6">
                  <anim:set smil:begin="0s" smil:dur="0.001s" smil:fill="hold" smil:targetElement="id470" anim:sub-item="text" smil:attributeName="visibility" smil:to="visible"/>
                </anim:par>
              </anim:par>
              <anim:par smil:begin="3.019s">
                <anim:par smil:begin="0s" smil:fill="hold" presentation:node-type="after-previous" presentation:preset-class="entrance" presentation:preset-id="ooo-entrance-fade-in">
                  <anim:set smil:begin="0s" smil:dur="0.00015s" smil:fill="hold" smil:targetElement="id471" smil:attributeName="visibility" smil:to="visible"/>
                  <anim:transitionFilter smil:dur="0.3s" smil:targetElement="id471" smil:type="fade" smil:subtype="crossfade"/>
                </anim:par>
              </anim:par>
              <anim:par smil:begin="3.319s">
                <anim:par smil:begin="0s" smil:fill="hold" presentation:node-type="after-previous" presentation:preset-class="entrance" presentation:preset-id="ooo-entrance-fade-in">
                  <anim:set smil:begin="0s" smil:dur="0.00015s" smil:fill="hold" smil:targetElement="id472" anim:sub-item="text" smil:attributeName="visibility" smil:to="visible"/>
                  <anim:transitionFilter smil:dur="0.3s" smil:targetElement="id472" anim:sub-item="text" smil:type="fade" smil:subtype="crossfade"/>
                </anim:par>
              </anim:par>
              <anim:par smil:begin="3.619s">
                <anim:par smil:begin="0s" smil:fill="hold" presentation:node-type="after-previous" presentation:preset-class="entrance" presentation:preset-id="ooo-entrance-fade-in">
                  <anim:set smil:begin="0s" smil:dur="0.00015s" smil:fill="hold" smil:targetElement="id473" anim:sub-item="text" smil:attributeName="visibility" smil:to="visible"/>
                  <anim:transitionFilter smil:dur="0.3s" smil:targetElement="id473" anim:sub-item="text" smil:type="fade" smil:subtype="crossfade"/>
                </anim:par>
              </anim:par>
              <anim:par smil:begin="3.919s">
                <anim:par smil:begin="0s" smil:fill="hold" presentation:node-type="after-previous" presentation:preset-class="entrance" presentation:preset-id="ooo-entrance-appear" presentation:group-id="8">
                  <anim:set smil:begin="0s" smil:dur="0.001s" smil:fill="hold" smil:targetElement="id474" anim:sub-item="text" smil:attributeName="visibility" smil:to="visible"/>
                </anim:par>
              </anim:par>
              <anim:par smil:begin="3.92s">
                <anim:par smil:begin="0s" smil:fill="hold" presentation:node-type="after-previous" presentation:preset-class="entrance" presentation:preset-id="ooo-entrance-appear" presentation:group-id="8">
                  <anim:set smil:begin="0s" smil:dur="0.001s" smil:fill="hold" smil:targetElement="id475" anim:sub-item="text" smil:attributeName="visibility" smil:to="visible"/>
                </anim:par>
              </anim:par>
            </anim:par>
          </anim:seq>
        </anim:par>
        <presentation:notes draw:style-name="dp2">
          <draw:page-thumbnail draw:style-name="gr73" draw:layer="layout" svg:width="0.001cm" svg:height="0.001cm" svg:x="0cm" svg:y="2.123cm" draw:page-number="36" presentation:class="page"/>
          <draw:frame presentation:style-name="pr6" draw:text-style-name="P111" draw:layer="layout" svg:width="17.271cm" svg:height="12.572cm" svg:x="2.159cm" svg:y="13.271cm" presentation:class="notes" presentation:placeholder="true">
            <draw:text-box/>
          </draw:frame>
        </presentation:notes>
      </draw:page>
      <draw:page draw:name="page37" draw:style-name="dp1" draw:master-page-name="dark-background" presentation:presentation-page-layout-name="AL3T32" xml:id="id476" draw:id="id476">
        <draw:g xml:id="id486" draw:id="id486">
          <draw:polygon draw:style-name="gr101" draw:text-style-name="P120" draw:layer="layout" svg:width="7.288cm" svg:height="15.747cm" svg:x="20.711cm" svg:y="0.001cm" svg:viewBox="0 0 7289 15748" draw:points="7289,0 1309,0 1175,7 1044,27 919,59 798,103 684,158 576,223 475,298 383,383 298,476 223,576 158,684 103,799 59,919 27,1045 7,1176 0,1310 0,14438 7,14572 27,14703 59,14829 103,14949 158,15064 223,15172 298,15272 383,15365 475,15450 576,15525 684,15590 798,15645 919,15689 1044,15721 1175,15741 1309,15748 7289,15748">
            <text:p text:style-name="P76"><text:span text:style-name="T5">Image:</text:span></text:p>
            <text:p text:style-name="P76"><text:span text:style-name="T5">500x1080</text:span></text:p>
          </draw:polygon>
        </draw:g>
        <draw:frame presentation:style-name="pr18" draw:text-style-name="P121" draw:layer="layout" svg:width="25.163cm" svg:height="1.905cm" svg:x="1.406cm" svg:y="1.275cm" presentation:class="title" presentation:user-transformed="true">
          <draw:text-box>
            <text:p xml:id="id477" text:id="id477" text:style-name="P119"><text:span text:style-name="T35">Paragraph</text:span><text:span text:style-name="T34"> Text</text:span></text:p>
          </draw:text-box>
        </draw:frame>
        <draw:frame presentation:style-name="pr41" draw:text-style-name="P162" draw:layer="layout" svg:width="8.084cm" svg:height="10.253cm" svg:x="1.441cm" svg:y="3.717cm">
          <draw:text-box>
            <text:list text:style-name="L3">
              <text:list-header>
                <text:p xml:id="id478" text:id="id478" text:style-name="P83"><text:span text:style-name="T11">Lorem ipsum dolor sit amet</text:span></text:p>
                <text:p text:style-name="P83"><text:span text:style-name="T32"/></text:p>
                <text:p xml:id="id479" text:id="id479" text:style-name="P83"><text:span text:style-name="T32">Consectetuer adipiscing elit. Suspendisse viverra placerat tortor. Nulla facilisi. Maecenas justo. Nullam sapien mauris, venenatis at, fermentum at, tempus eu, urna. Donec nonummy lacinia leo. Aenean ultrices turpis. Suspendisse viverra placerat tortor.</text:span></text:p>
                <text:p text:style-name="P83"><text:span text:style-name="T32"/></text:p>
                <text:p xml:id="id480" text:id="id480" text:style-name="P83"><text:span text:style-name="T32">Nam nisl quam, posuere non, volutpat sed, semper vitae, magna.</text:span></text:p>
                <text:p text:style-name="P83"><text:span text:style-name="T32"/></text:p>
                <text:p xml:id="id481" text:id="id481" text:style-name="P83"><text:span text:style-name="T32">Donec ut urna. Quisque dictum quam vel neque.</text:span></text:p>
              </text:list-header>
            </text:list>
          </draw:text-box>
        </draw:frame>
        <draw:frame presentation:style-name="pr41" draw:text-style-name="P162" draw:layer="layout" svg:width="8.084cm" svg:height="10.253cm" svg:x="10.641cm" svg:y="3.717cm">
          <draw:text-box>
            <text:list text:style-name="L3">
              <text:list-header>
                <text:p xml:id="id482" text:id="id482" text:style-name="P83"><text:span text:style-name="T55">Donec ut urna </text:span><text:span text:style-name="T11">ermentum</text:span></text:p>
              </text:list-header>
            </text:list>
            <text:list text:style-name="L4">
              <text:list-header>
                <text:p text:style-name="P163"><text:span text:style-name="T32"/></text:p>
              </text:list-header>
            </text:list>
            <text:list text:style-name="L3">
              <text:list-header>
                <text:p xml:id="id483" text:id="id483" text:style-name="P83"><text:span text:style-name="T32">Consectetuer adipiscing elit. Suspendisse viverra placerat tortor. Nulla facilisi. Maecenas justo. Nullam sapien mauris, venenatis at, fermentum at, tempus eu, urna. Donec nonummy lacinia leo.</text:span></text:p>
                <text:p text:style-name="P83"><text:span text:style-name="T32"/></text:p>
                <text:p xml:id="id484" text:id="id484" text:style-name="P83"><text:span text:style-name="T32">Aenean ultrices turpis. Suspendisse viverra placerat tortor. Nam nisl quam, posuere non, volutpat sed, semper vitae, magna. Donec ut urna.</text:span></text:p>
                <text:p text:style-name="P83"><text:span text:style-name="T32"/></text:p>
                <text:p xml:id="id485" text:id="id485" text:style-name="P83"><text:span text:style-name="T32">Quisque dictum quam vel neque. </text:span></text:p>
              </text:list-header>
            </text:list>
          </draw:text-box>
        </draw:frame>
        <anim:par presentation:node-type="timing-root">
          <anim:par smil:begin="id47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77" anim:sub-item="text" smil:attributeName="visibility" smil:to="visible"/>
                  <anim:transitionFilter smil:dur="0.3s" smil:targetElement="id47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78" anim:sub-item="text" smil:attributeName="visibility" smil:to="visible"/>
                  <anim:transitionFilter smil:dur="0.3s" smil:targetElement="id478" anim:sub-item="text" smil:type="fade" smil:subtype="crossfade"/>
                </anim:par>
              </anim:par>
              <anim:par smil:begin="0.6s">
                <anim:par smil:begin="0s" smil:fill="hold" presentation:node-type="after-previous" presentation:preset-class="entrance" presentation:preset-id="ooo-entrance-appear" presentation:group-id="1">
                  <anim:set smil:begin="0s" smil:dur="0.001s" smil:fill="hold" smil:targetElement="id479" anim:sub-item="text" smil:attributeName="visibility" smil:to="visible"/>
                </anim:par>
              </anim:par>
              <anim:par smil:begin="0.601s">
                <anim:par smil:begin="0s" smil:fill="hold" presentation:node-type="after-previous" presentation:preset-class="entrance" presentation:preset-id="ooo-entrance-appear" presentation:group-id="1">
                  <anim:set smil:begin="0s" smil:dur="0.001s" smil:fill="hold" smil:targetElement="id480" anim:sub-item="text" smil:attributeName="visibility" smil:to="visible"/>
                </anim:par>
              </anim:par>
              <anim:par smil:begin="0.602s">
                <anim:par smil:begin="0s" smil:fill="hold" presentation:node-type="after-previous" presentation:preset-class="entrance" presentation:preset-id="ooo-entrance-appear" presentation:group-id="1">
                  <anim:set smil:begin="0s" smil:dur="0.001s" smil:fill="hold" smil:targetElement="id481" anim:sub-item="text" smil:attributeName="visibility" smil:to="visible"/>
                </anim:par>
              </anim:par>
              <anim:par smil:begin="0.603s">
                <anim:par smil:begin="0s" smil:fill="hold" presentation:node-type="after-previous" presentation:preset-class="entrance" presentation:preset-id="ooo-entrance-fade-in">
                  <anim:set smil:begin="0s" smil:dur="0.00015s" smil:fill="hold" smil:targetElement="id482" anim:sub-item="text" smil:attributeName="visibility" smil:to="visible"/>
                  <anim:transitionFilter smil:dur="0.3s" smil:targetElement="id482" anim:sub-item="text" smil:type="fade" smil:subtype="crossfade"/>
                </anim:par>
              </anim:par>
              <anim:par smil:begin="0.903s">
                <anim:par smil:begin="0s" smil:fill="hold" presentation:node-type="after-previous" presentation:preset-class="entrance" presentation:preset-id="ooo-entrance-appear" presentation:group-id="2">
                  <anim:set smil:begin="0s" smil:dur="0.001s" smil:fill="hold" smil:targetElement="id483" anim:sub-item="text" smil:attributeName="visibility" smil:to="visible"/>
                </anim:par>
              </anim:par>
              <anim:par smil:begin="0.904s">
                <anim:par smil:begin="0s" smil:fill="hold" presentation:node-type="after-previous" presentation:preset-class="entrance" presentation:preset-id="ooo-entrance-appear" presentation:group-id="2">
                  <anim:set smil:begin="0s" smil:dur="0.001s" smil:fill="hold" smil:targetElement="id484" anim:sub-item="text" smil:attributeName="visibility" smil:to="visible"/>
                </anim:par>
              </anim:par>
              <anim:par smil:begin="0.905s">
                <anim:par smil:begin="0s" smil:fill="hold" presentation:node-type="after-previous" presentation:preset-class="entrance" presentation:preset-id="ooo-entrance-appear" presentation:group-id="2">
                  <anim:set smil:begin="0s" smil:dur="0.001s" smil:fill="hold" smil:targetElement="id485" anim:sub-item="text" smil:attributeName="visibility" smil:to="visible"/>
                </anim:par>
              </anim:par>
              <anim:par smil:begin="0.906s">
                <anim:par smil:begin="0s" smil:fill="hold" presentation:node-type="after-previous" presentation:preset-class="entrance" presentation:preset-id="ooo-entrance-fade-in">
                  <anim:set smil:begin="0s" smil:dur="0.00015s" smil:fill="hold" smil:targetElement="id486" smil:attributeName="visibility" smil:to="visible"/>
                  <anim:transitionFilter smil:dur="0.3s" smil:targetElement="id486" smil:type="fade" smil:subtype="crossfade"/>
                </anim:par>
              </anim:par>
            </anim:par>
          </anim:seq>
        </anim:par>
        <presentation:notes draw:style-name="dp2">
          <draw:page-thumbnail draw:style-name="gr73" draw:layer="layout" svg:width="0.001cm" svg:height="0.001cm" svg:x="0cm" svg:y="2.123cm" draw:page-number="37" presentation:class="page"/>
          <draw:frame presentation:style-name="pr6" draw:text-style-name="P75" draw:layer="layout" svg:width="17.271cm" svg:height="12.572cm" svg:x="2.159cm" svg:y="13.271cm" presentation:class="notes" presentation:placeholder="true">
            <draw:text-box/>
          </draw:frame>
        </presentation:notes>
      </draw:page>
      <draw:page draw:name="page38" draw:style-name="dp1" draw:master-page-name="dark-background" presentation:presentation-page-layout-name="AL3T32" xml:id="id487" draw:id="id487">
        <draw:g xml:id="id499" draw:id="id499">
          <draw:polygon draw:style-name="gr101" draw:text-style-name="P120" draw:layer="layout" svg:width="7.288cm" svg:height="15.747cm" svg:x="20.711cm" svg:y="0.001cm" svg:viewBox="0 0 7289 15748" draw:points="7289,0 1309,0 1175,7 1044,27 919,59 798,103 684,158 576,223 475,298 383,383 298,476 223,576 158,684 103,799 59,919 27,1045 7,1176 0,1310 0,14438 7,14572 27,14703 59,14829 103,14949 158,15064 223,15172 298,15272 383,15365 475,15450 576,15525 684,15590 798,15645 919,15689 1044,15721 1175,15741 1309,15748 7289,15748">
            <text:p text:style-name="P76"><text:span text:style-name="T5">Image:</text:span></text:p>
            <text:p text:style-name="P76"><text:span text:style-name="T5">500x1080</text:span></text:p>
          </draw:polygon>
        </draw:g>
        <draw:frame presentation:style-name="pr18" draw:text-style-name="P121" draw:layer="layout" svg:width="25.163cm" svg:height="1.905cm" svg:x="1.406cm" svg:y="1.275cm" presentation:class="title" presentation:user-transformed="true">
          <draw:text-box>
            <text:p xml:id="id488" text:id="id488" text:style-name="P119"><text:span text:style-name="T35">Paragraph</text:span><text:span text:style-name="T34"> Text</text:span></text:p>
          </draw:text-box>
        </draw:frame>
        <draw:frame presentation:style-name="pr42" draw:text-style-name="P162" draw:layer="layout" svg:width="8.084cm" svg:height="6.975cm" svg:x="1.441cm" svg:y="3.82cm">
          <draw:text-box>
            <text:list text:style-name="L3">
              <text:list-header>
                <text:p xml:id="id489" text:id="id489" text:style-name="P83"><text:span text:style-name="T11">Lorem ipsum dolor sit amet</text:span></text:p>
                <text:p text:style-name="P83"><text:span text:style-name="T32"/></text:p>
                <text:p xml:id="id490" text:id="id490" text:style-name="P83"><text:span text:style-name="T32">Consectetuer adipiscing elit. Suspendisse viverra placerat tortor. Nulla facilisi. Maecenas justo. Nullam sapien mauris, venenatis at, fermentum at, tempus eu, urna.</text:span></text:p>
                <text:p text:style-name="P83"><text:span text:style-name="T32"/></text:p>
                <text:p xml:id="id491" text:id="id491" text:style-name="P83"><text:span text:style-name="T32">Donec nonummy lacinia leo. Aenean ultrices turpis. Suspendisse viverra.</text:span></text:p>
              </text:list-header>
            </text:list>
          </draw:text-box>
        </draw:frame>
        <draw:frame presentation:style-name="pr43" draw:text-style-name="P162" draw:layer="layout" svg:width="8.084cm" svg:height="7.078cm" svg:x="10.641cm" svg:y="3.717cm">
          <draw:text-box>
            <text:list text:style-name="L3">
              <text:list-header>
                <text:p xml:id="id492" text:id="id492" text:style-name="P83"><text:span text:style-name="T55">Donec ut urna </text:span><text:span text:style-name="T11">ermentum</text:span></text:p>
              </text:list-header>
            </text:list>
            <text:list text:style-name="L4">
              <text:list-header>
                <text:p text:style-name="P163"><text:span text:style-name="T32"/></text:p>
              </text:list-header>
            </text:list>
            <text:list text:style-name="L3">
              <text:list-header>
                <text:p xml:id="id493" text:id="id493" text:style-name="P83"><text:span text:style-name="T32">Consectetuer adipiscing elit. Suspendisse viverra placerat tortor. Nulla facilisi. Maecenas justo. Nullam sapien mauris, venenatis at, fermentum at, tempus eu, urna. Donec nonummy lacinia leo.</text:span></text:p>
                <text:p text:style-name="P83"><text:span text:style-name="T32"/></text:p>
                <text:p xml:id="id494" text:id="id494" text:style-name="P83"><text:span text:style-name="T32">Aenean ultrices turpis. Suspendisse viverra.</text:span></text:p>
              </text:list-header>
            </text:list>
          </draw:text-box>
        </draw:frame>
        <draw:custom-shape draw:style-name="gr219" draw:text-style-name="P77" xml:id="id495" draw:id="id495" draw:layer="layout" svg:width="12.7cm" svg:height="3.175cm" svg:x="1.271cm" svg:y="11.2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496" draw:id="id496" draw:layer="layout" svg:width="1.647cm" svg:height="1.647cm" svg:x="1.892cm" svg:y="11.896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9cm" svg:y="11.833cm">
          <draw:text-box>
            <text:list text:style-name="L3">
              <text:list-header>
                <text:p xml:id="id497" text:id="id497" text:style-name="P83"><text:span text:style-name="T11">Lorem ipsum dolorem amet</text:span></text:p>
                <text:p text:style-name="P83"><text:span text:style-name="T11"/></text:p>
                <text:p xml:id="id498" text:id="id498" text:style-name="P83"><text:span text:style-name="T39">Lorem ipsum dolor sit amet, consectetuer adipiscing elit. Donec ut urna.</text:span></text:p>
              </text:list-header>
            </text:list>
          </draw:text-box>
        </draw:frame>
        <anim:par presentation:node-type="timing-root">
          <anim:par smil:begin="id487.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88" anim:sub-item="text" smil:attributeName="visibility" smil:to="visible"/>
                  <anim:transitionFilter smil:dur="0.3s" smil:targetElement="id48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89" anim:sub-item="text" smil:attributeName="visibility" smil:to="visible"/>
                  <anim:transitionFilter smil:dur="0.3s" smil:targetElement="id489"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490" anim:sub-item="text" smil:attributeName="visibility" smil:to="visible"/>
                  <anim:transitionFilter smil:dur="0.3s" smil:targetElement="id490"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491" anim:sub-item="text" smil:attributeName="visibility" smil:to="visible"/>
                  <anim:transitionFilter smil:dur="0.3s" smil:targetElement="id491"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492" anim:sub-item="text" smil:attributeName="visibility" smil:to="visible"/>
                  <anim:transitionFilter smil:dur="0.3s" smil:targetElement="id492"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493" anim:sub-item="text" smil:attributeName="visibility" smil:to="visible"/>
                  <anim:transitionFilter smil:dur="0.3s" smil:targetElement="id493"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494" anim:sub-item="text" smil:attributeName="visibility" smil:to="visible"/>
                  <anim:transitionFilter smil:dur="0.3s" smil:targetElement="id494"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495" smil:attributeName="visibility" smil:to="visible"/>
                  <anim:transitionFilter smil:dur="0.3s" smil:targetElement="id495" smil:type="fade" smil:subtype="crossfade"/>
                </anim:par>
              </anim:par>
              <anim:par smil:begin="2.4s">
                <anim:par smil:begin="0s" smil:fill="hold" presentation:node-type="after-previous" presentation:preset-class="entrance" presentation:preset-id="ooo-entrance-fade-in">
                  <anim:set smil:begin="0s" smil:dur="0.00015s" smil:fill="hold" smil:targetElement="id496" smil:attributeName="visibility" smil:to="visible"/>
                  <anim:transitionFilter smil:dur="0.3s" smil:targetElement="id496" smil:type="fade" smil:subtype="crossfade"/>
                </anim:par>
              </anim:par>
              <anim:par smil:begin="2.7s">
                <anim:par smil:begin="0s" smil:fill="hold" presentation:node-type="after-previous" presentation:preset-class="entrance" presentation:preset-id="ooo-entrance-fade-in">
                  <anim:set smil:begin="0s" smil:dur="0.00015s" smil:fill="hold" smil:targetElement="id497" anim:sub-item="text" smil:attributeName="visibility" smil:to="visible"/>
                  <anim:transitionFilter smil:dur="0.3s" smil:targetElement="id497" anim:sub-item="text" smil:type="fade" smil:subtype="crossfade"/>
                </anim:par>
              </anim:par>
              <anim:par smil:begin="3s">
                <anim:par smil:begin="0s" smil:fill="hold" presentation:node-type="after-previous" presentation:preset-class="entrance" presentation:preset-id="ooo-entrance-appear" presentation:group-id="3">
                  <anim:set smil:begin="0s" smil:dur="0.001s" smil:fill="hold" smil:targetElement="id498" anim:sub-item="text" smil:attributeName="visibility" smil:to="visible"/>
                </anim:par>
              </anim:par>
              <anim:par smil:begin="3.001s">
                <anim:par smil:begin="0s" smil:fill="hold" presentation:node-type="after-previous" presentation:preset-class="entrance" presentation:preset-id="ooo-entrance-fade-in">
                  <anim:set smil:begin="0s" smil:dur="0.00015s" smil:fill="hold" smil:targetElement="id499" smil:attributeName="visibility" smil:to="visible"/>
                  <anim:transitionFilter smil:dur="0.3s" smil:targetElement="id499" smil:type="fade" smil:subtype="crossfade"/>
                </anim:par>
              </anim:par>
            </anim:par>
          </anim:seq>
        </anim:par>
        <presentation:notes draw:style-name="dp2">
          <draw:page-thumbnail draw:style-name="gr73" draw:layer="layout" svg:width="0.001cm" svg:height="0.001cm" svg:x="0cm" svg:y="2.123cm" draw:page-number="38" presentation:class="page"/>
          <draw:frame presentation:style-name="pr6" draw:text-style-name="P75" draw:layer="layout" svg:width="17.271cm" svg:height="12.572cm" svg:x="2.159cm" svg:y="13.271cm" presentation:class="notes" presentation:placeholder="true">
            <draw:text-box/>
          </draw:frame>
        </presentation:notes>
      </draw:page>
      <draw:page draw:name="page39" draw:style-name="dp1" draw:master-page-name="dark-background" presentation:presentation-page-layout-name="AL3T32" xml:id="id500" draw:id="id500">
        <draw:frame presentation:style-name="pr18" draw:text-style-name="P121" draw:layer="layout" svg:width="25.163cm" svg:height="1.905cm" svg:x="1.406cm" svg:y="1.275cm" presentation:class="title" presentation:user-transformed="true">
          <draw:text-box>
            <text:p xml:id="id501" text:id="id501" text:style-name="P119"><text:span text:style-name="T35">Paragraph</text:span><text:span text:style-name="T34"> Text</text:span></text:p>
          </draw:text-box>
        </draw:frame>
        <draw:frame presentation:style-name="pr42" draw:text-style-name="P162" draw:layer="layout" svg:width="12.529cm" svg:height="6.975cm" svg:x="1.441cm" svg:y="3.82cm">
          <draw:text-box>
            <text:list text:style-name="L3">
              <text:list-header>
                <text:p xml:id="id502" text:id="id502" text:style-name="P83"><text:span text:style-name="T11">Lorem ipsum dolor sit amet</text:span></text:p>
                <text:p text:style-name="P83"><text:span text:style-name="T32"/></text:p>
                <text:p xml:id="id503" text:id="id503" text:style-name="P83"><text:span text:style-name="T32">Consectetuer adipiscing elit. Suspendisse viverra placerat tortor. Nulla facilisi. Maecenas justo. Nullam sapien mauris, venenatis at, fermentum at, tempus eu, urna.</text:span></text:p>
                <text:p text:style-name="P83"><text:span text:style-name="T32"/></text:p>
                <text:p xml:id="id504" text:id="id504" text:style-name="P83"><text:span text:style-name="T32">Donec nonummy lacinia leo. Aenean ultrices turpis. Suspendisse viverra.</text:span></text:p>
                <text:p text:style-name="P83"><text:span text:style-name="T32"/></text:p>
                <text:p xml:id="id505" text:id="id505" text:style-name="P83"><text:span text:style-name="T32">Maecenas justo. Nullam sapien mauris.</text:span></text:p>
              </text:list-header>
            </text:list>
          </draw:text-box>
        </draw:frame>
        <draw:custom-shape draw:style-name="gr220" draw:text-style-name="P77" xml:id="id506" draw:id="id506" draw:layer="layout" svg:width="12.7cm" svg:height="3.175cm" svg:x="1.271cm" svg:y="11.2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82" xml:id="id507" draw:id="id507" draw:layer="layout" svg:width="1.647cm" svg:height="1.647cm" svg:x="1.892cm" svg:y="11.896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4.029cm" svg:y="11.833cm">
          <draw:text-box>
            <text:list text:style-name="L3">
              <text:list-header>
                <text:p xml:id="id508" text:id="id508" text:style-name="P83"><text:span text:style-name="T11">Lorem ipsum dolorem amet</text:span></text:p>
                <text:p text:style-name="P83"><text:span text:style-name="T11"/></text:p>
                <text:p xml:id="id509" text:id="id509" text:style-name="P83"><text:span text:style-name="T39">Lorem ipsum dolor sit amet, consectetuer adipiscing elit. Donec ut urna.</text:span></text:p>
              </text:list-header>
            </text:list>
          </draw:text-box>
        </draw:frame>
        <draw:g xml:id="id510" draw:id="id510">
          <draw:polygon draw:style-name="gr101" draw:text-style-name="P120" draw:layer="layout" svg:width="12.012cm" svg:height="14.415cm" svg:x="16.002cm" svg:y="1.287cm" svg:viewBox="0 0 12013 14416" draw:points="3836,0 3442,20 3061,78 2693,172 2340,301 2005,462 1688,653 1393,874 1121,1121 874,1393 653,1688 462,2005 301,2340 172,2693 78,3061 20,3442 0,3836 0,14416 12013,14416 12013,0">
            <text:p text:style-name="P78"><text:span text:style-name="T36">Image:</text:span></text:p>
            <text:p text:style-name="P78"><text:span text:style-name="T36">900x1080</text:span></text:p>
          </draw:polygon>
        </draw:g>
        <anim:par presentation:node-type="timing-root">
          <anim:par smil:begin="id50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501" anim:sub-item="text" smil:attributeName="visibility" smil:to="visible"/>
                  <anim:transitionFilter smil:dur="0.3s" smil:targetElement="id50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502" anim:sub-item="text" smil:attributeName="visibility" smil:to="visible"/>
                  <anim:transitionFilter smil:dur="0.3s" smil:targetElement="id502"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503" anim:sub-item="text" smil:attributeName="visibility" smil:to="visible"/>
                  <anim:transitionFilter smil:dur="0.3s" smil:targetElement="id503"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504" anim:sub-item="text" smil:attributeName="visibility" smil:to="visible"/>
                  <anim:transitionFilter smil:dur="0.3s" smil:targetElement="id504"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505" anim:sub-item="text" smil:attributeName="visibility" smil:to="visible"/>
                  <anim:transitionFilter smil:dur="0.3s" smil:targetElement="id505"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506" smil:attributeName="visibility" smil:to="visible"/>
                  <anim:transitionFilter smil:dur="0.3s" smil:targetElement="id506" smil:type="fade" smil:subtype="crossfade"/>
                </anim:par>
              </anim:par>
              <anim:par smil:begin="1.8s">
                <anim:par smil:begin="0s" smil:fill="hold" presentation:node-type="after-previous" presentation:preset-class="entrance" presentation:preset-id="ooo-entrance-fade-in">
                  <anim:set smil:begin="0s" smil:dur="0.00015s" smil:fill="hold" smil:targetElement="id507" smil:attributeName="visibility" smil:to="visible"/>
                  <anim:transitionFilter smil:dur="0.3s" smil:targetElement="id507" smil:type="fade" smil:subtype="crossfade"/>
                </anim:par>
              </anim:par>
              <anim:par smil:begin="2.1s">
                <anim:par smil:begin="0s" smil:fill="hold" presentation:node-type="after-previous" presentation:preset-class="entrance" presentation:preset-id="ooo-entrance-fade-in">
                  <anim:set smil:begin="0s" smil:dur="0.00015s" smil:fill="hold" smil:targetElement="id508" anim:sub-item="text" smil:attributeName="visibility" smil:to="visible"/>
                  <anim:transitionFilter smil:dur="0.3s" smil:targetElement="id508" anim:sub-item="text" smil:type="fade" smil:subtype="crossfade"/>
                </anim:par>
              </anim:par>
              <anim:par smil:begin="2.4s">
                <anim:par smil:begin="0s" smil:fill="hold" presentation:node-type="after-previous" presentation:preset-class="entrance" presentation:preset-id="ooo-entrance-appear" presentation:group-id="2">
                  <anim:set smil:begin="0s" smil:dur="0.001s" smil:fill="hold" smil:targetElement="id509" anim:sub-item="text" smil:attributeName="visibility" smil:to="visible"/>
                </anim:par>
              </anim:par>
              <anim:par smil:begin="2.401s">
                <anim:par smil:begin="0s" smil:fill="hold" presentation:node-type="after-previous" presentation:preset-class="entrance" presentation:preset-id="ooo-entrance-fade-in">
                  <anim:set smil:begin="0s" smil:dur="0.00015s" smil:fill="hold" smil:targetElement="id510" smil:attributeName="visibility" smil:to="visible"/>
                  <anim:transitionFilter smil:dur="0.3s" smil:targetElement="id510" smil:type="fade" smil:subtype="crossfade"/>
                </anim:par>
              </anim:par>
            </anim:par>
          </anim:seq>
        </anim:par>
        <presentation:notes draw:style-name="dp2">
          <draw:page-thumbnail draw:style-name="gr73" draw:layer="layout" svg:width="0.001cm" svg:height="0.001cm" svg:x="0cm" svg:y="2.123cm" draw:page-number="39" presentation:class="page"/>
          <draw:frame presentation:style-name="pr6" draw:text-style-name="P75" draw:layer="layout" svg:width="17.271cm" svg:height="12.572cm" svg:x="2.159cm" svg:y="13.271cm" presentation:class="notes" presentation:placeholder="true">
            <draw:text-box/>
          </draw:frame>
        </presentation:notes>
      </draw:page>
      <draw:page draw:name="page40" draw:style-name="dp1" draw:master-page-name="dark-background" presentation:presentation-page-layout-name="AL3T32" xml:id="id511" draw:id="id511">
        <draw:custom-shape draw:style-name="gr221" draw:text-style-name="P145" xml:id="id513" draw:id="id513" draw:layer="layout" svg:width="5.973cm" svg:height="5.11cm" svg:x="1.335cm" svg:y="3.145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1.335cm" svg:y="5.446cm">
          <draw:text-box>
            <text:list text:style-name="L3">
              <text:list-header>
                <text:p xml:id="id516" text:id="id516" text:style-name="P83"><text:span text:style-name="T39">Consectetuer adipiscing elit. Donec ut urna. Sed fringilla.</text:span></text:p>
                <text:p xml:id="id517" text:id="id517" text:style-name="P83"><text:span text:style-name="T39">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512" text:id="id512" text:style-name="P119"><text:span text:style-name="T34">Partial </text:span><text:span text:style-name="T35">column</text:span></text:p>
          </draw:text-box>
        </draw:frame>
        <draw:custom-shape draw:style-name="gr222" draw:text-style-name="P164" xml:id="id514" draw:id="id514" draw:layer="layout" svg:width="1.298cm" svg:height="1.39cm" svg:x="1.877cm" svg:y="3.66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3.11cm" svg:y="3.77cm">
          <draw:text-box>
            <text:list text:style-name="L3">
              <text:list-header>
                <text:p xml:id="id515" text:id="id515" text:style-name="P83"><text:span text:style-name="T11">Lorem ipsum</text:span></text:p>
              </text:list-header>
            </text:list>
          </draw:text-box>
        </draw:frame>
        <draw:custom-shape draw:style-name="gr223" draw:text-style-name="P113" xml:id="id518" draw:id="id518" draw:layer="layout" svg:width="5.973cm" svg:height="5.11cm" svg:x="7.9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7.936cm" svg:y="5.447cm">
          <draw:text-box>
            <text:list text:style-name="L3">
              <text:list-header>
                <text:p xml:id="id521" text:id="id521" text:style-name="P83"><text:span text:style-name="T39">Consectetuer adipiscing elit. Donec ut urna. Sed fringilla.</text:span></text:p>
                <text:p xml:id="id522" text:id="id522" text:style-name="P83"><text:span text:style-name="T39">Nam consectetuer mollis dolor. </text:span></text:p>
              </text:list-header>
            </text:list>
          </draw:text-box>
        </draw:frame>
        <draw:custom-shape draw:style-name="gr224" draw:text-style-name="P137" xml:id="id519" draw:id="id519" draw:layer="layout" svg:width="1.298cm" svg:height="1.39cm" svg:x="8.478cm" svg:y="3.6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9.711cm" svg:y="3.771cm">
          <draw:text-box>
            <text:list text:style-name="L3">
              <text:list-header>
                <text:p xml:id="id520" text:id="id520" text:style-name="P83"><text:span text:style-name="T11">Lorem ipsum</text:span></text:p>
              </text:list-header>
            </text:list>
          </draw:text-box>
        </draw:frame>
        <draw:custom-shape draw:style-name="gr225" draw:text-style-name="P113" xml:id="id523" draw:id="id523" draw:layer="layout" svg:width="5.973cm" svg:height="5.11cm" svg:x="14.5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14.536cm" svg:y="5.447cm">
          <draw:text-box>
            <text:list text:style-name="L3">
              <text:list-header>
                <text:p xml:id="id526" text:id="id526" text:style-name="P83"><text:span text:style-name="T39">Consectetuer adipiscing elit. Donec ut urna. Sed fringilla.</text:span></text:p>
                <text:p xml:id="id527" text:id="id527" text:style-name="P83"><text:span text:style-name="T39">Nam consectetuer mollis dolor. </text:span></text:p>
              </text:list-header>
            </text:list>
          </draw:text-box>
        </draw:frame>
        <draw:custom-shape draw:style-name="gr224" draw:text-style-name="P137" xml:id="id524" draw:id="id524" draw:layer="layout" svg:width="1.298cm" svg:height="1.39cm" svg:x="15.078cm" svg:y="3.6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16.311cm" svg:y="3.771cm">
          <draw:text-box>
            <text:list text:style-name="L3">
              <text:list-header>
                <text:p xml:id="id525" text:id="id525" text:style-name="P83"><text:span text:style-name="T11">Lorem ipsum</text:span></text:p>
              </text:list-header>
            </text:list>
          </draw:text-box>
        </draw:frame>
        <draw:custom-shape draw:style-name="gr226" draw:text-style-name="P113" xml:id="id528" draw:id="id528" draw:layer="layout" svg:width="5.973cm" svg:height="5.11cm" svg:x="21.1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21.136cm" svg:y="5.447cm">
          <draw:text-box>
            <text:list text:style-name="L3">
              <text:list-header>
                <text:p xml:id="id531" text:id="id531" text:style-name="P83"><text:span text:style-name="T39">Consectetuer adipiscing elit. Donec ut urna. Sed fringilla.</text:span></text:p>
                <text:p xml:id="id532" text:id="id532" text:style-name="P83"><text:span text:style-name="T39">Nam consectetuer mollis dolor. </text:span></text:p>
              </text:list-header>
            </text:list>
          </draw:text-box>
        </draw:frame>
        <draw:custom-shape draw:style-name="gr224" draw:text-style-name="P137" xml:id="id529" draw:id="id529" draw:layer="layout" svg:width="1.298cm" svg:height="1.39cm" svg:x="21.678cm" svg:y="3.6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22.911cm" svg:y="3.771cm">
          <draw:text-box>
            <text:list text:style-name="L3">
              <text:list-header>
                <text:p xml:id="id530" text:id="id530" text:style-name="P83"><text:span text:style-name="T11">Lorem ipsum</text:span></text:p>
              </text:list-header>
            </text:list>
          </draw:text-box>
        </draw:frame>
        <draw:custom-shape draw:style-name="gr227" draw:text-style-name="P113" xml:id="id533" draw:id="id533" draw:layer="layout" svg:width="5.973cm" svg:height="5.11cm" svg:x="1.335cm" svg:y="8.9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1.335cm" svg:y="11.247cm">
          <draw:text-box>
            <text:list text:style-name="L3">
              <text:list-header>
                <text:p xml:id="id536" text:id="id536" text:style-name="P83"><text:span text:style-name="T39">Consectetuer adipiscing elit. Donec ut urna. Sed fringilla.</text:span></text:p>
                <text:p xml:id="id537" text:id="id537" text:style-name="P83"><text:span text:style-name="T39">Nam consectetuer mollis dolor. </text:span></text:p>
              </text:list-header>
            </text:list>
          </draw:text-box>
        </draw:frame>
        <draw:custom-shape draw:style-name="gr224" draw:text-style-name="P137" xml:id="id534" draw:id="id534" draw:layer="layout" svg:width="1.298cm" svg:height="1.39cm" svg:x="1.877cm" svg:y="9.4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3.11cm" svg:y="9.571cm">
          <draw:text-box>
            <text:list text:style-name="L3">
              <text:list-header>
                <text:p xml:id="id535" text:id="id535" text:style-name="P83"><text:span text:style-name="T11">Lorem ipsum</text:span></text:p>
              </text:list-header>
            </text:list>
          </draw:text-box>
        </draw:frame>
        <draw:custom-shape draw:style-name="gr228" draw:text-style-name="P113" xml:id="id538" draw:id="id538" draw:layer="layout" svg:width="5.973cm" svg:height="5.11cm" svg:x="7.9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7.936cm" svg:y="11.248cm">
          <draw:text-box>
            <text:list text:style-name="L3">
              <text:list-header>
                <text:p xml:id="id541" text:id="id541" text:style-name="P83"><text:span text:style-name="T39">Consectetuer adipiscing elit. Donec ut urna. Sed fringilla.</text:span></text:p>
                <text:p xml:id="id542" text:id="id542" text:style-name="P83"><text:span text:style-name="T39">Nam consectetuer mollis dolor. </text:span></text:p>
              </text:list-header>
            </text:list>
          </draw:text-box>
        </draw:frame>
        <draw:custom-shape draw:style-name="gr224" draw:text-style-name="P137" xml:id="id539" draw:id="id539" draw:layer="layout" svg:width="1.298cm" svg:height="1.39cm" svg:x="8.478cm" svg:y="9.46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9.711cm" svg:y="9.572cm">
          <draw:text-box>
            <text:list text:style-name="L3">
              <text:list-header>
                <text:p xml:id="id540" text:id="id540" text:style-name="P83"><text:span text:style-name="T11">Lorem ipsum</text:span></text:p>
              </text:list-header>
            </text:list>
          </draw:text-box>
        </draw:frame>
        <draw:custom-shape draw:style-name="gr229" draw:text-style-name="P113" xml:id="id543" draw:id="id543" draw:layer="layout" svg:width="5.973cm" svg:height="5.11cm" svg:x="14.5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14.536cm" svg:y="11.248cm">
          <draw:text-box>
            <text:list text:style-name="L3">
              <text:list-header>
                <text:p xml:id="id546" text:id="id546" text:style-name="P83"><text:span text:style-name="T39">Consectetuer adipiscing elit. Donec ut urna. Sed fringilla.</text:span></text:p>
                <text:p xml:id="id547" text:id="id547" text:style-name="P83"><text:span text:style-name="T39">Nam consectetuer mollis dolor. </text:span></text:p>
              </text:list-header>
            </text:list>
          </draw:text-box>
        </draw:frame>
        <draw:custom-shape draw:style-name="gr224" draw:text-style-name="P137" xml:id="id544" draw:id="id544" draw:layer="layout" svg:width="1.298cm" svg:height="1.39cm" svg:x="15.078cm" svg:y="9.46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16.311cm" svg:y="9.572cm">
          <draw:text-box>
            <text:list text:style-name="L3">
              <text:list-header>
                <text:p xml:id="id545" text:id="id545" text:style-name="P83"><text:span text:style-name="T11">Lorem ipsum</text:span></text:p>
              </text:list-header>
            </text:list>
          </draw:text-box>
        </draw:frame>
        <draw:custom-shape draw:style-name="gr230" draw:text-style-name="P113" xml:id="id548" draw:id="id548" draw:layer="layout" svg:width="5.973cm" svg:height="5.11cm" svg:x="21.1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5.65cm" svg:height="2.809cm" svg:x="21.136cm" svg:y="11.248cm">
          <draw:text-box>
            <text:list text:style-name="L3">
              <text:list-header>
                <text:p xml:id="id551" text:id="id551" text:style-name="P83"><text:span text:style-name="T39">Consectetuer adipiscing elit. Donec ut urna. Sed fringilla.</text:span></text:p>
                <text:p xml:id="id552" text:id="id552" text:style-name="P83"><text:span text:style-name="T39">Nam consectetuer mollis dolor. </text:span></text:p>
              </text:list-header>
            </text:list>
          </draw:text-box>
        </draw:frame>
        <draw:custom-shape draw:style-name="gr224" draw:text-style-name="P137" xml:id="id549" draw:id="id549" draw:layer="layout" svg:width="1.298cm" svg:height="1.39cm" svg:x="21.678cm" svg:y="9.46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3.798cm" svg:height="1.275cm" svg:x="22.911cm" svg:y="9.572cm">
          <draw:text-box>
            <text:list text:style-name="L3">
              <text:list-header>
                <text:p xml:id="id550" text:id="id550" text:style-name="P83"><text:span text:style-name="T11">Lorem ipsum</text:span></text:p>
              </text:list-header>
            </text:list>
          </draw:text-box>
        </draw:frame>
        <anim:par presentation:node-type="timing-root">
          <anim:par smil:begin="id51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512" anim:sub-item="text" smil:attributeName="visibility" smil:to="visible"/>
                  <anim:transitionFilter smil:dur="0.3s" smil:targetElement="id51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513" smil:attributeName="visibility" smil:to="visible"/>
                  <anim:transitionFilter smil:dur="0.3s" smil:targetElement="id513" smil:type="fade" smil:subtype="crossfade"/>
                </anim:par>
              </anim:par>
              <anim:par smil:begin="0.6s">
                <anim:par smil:begin="0s" smil:fill="hold" presentation:node-type="after-previous" presentation:preset-class="entrance" presentation:preset-id="ooo-entrance-fade-in">
                  <anim:set smil:begin="0s" smil:dur="0.00015s" smil:fill="hold" smil:targetElement="id514" smil:attributeName="visibility" smil:to="visible"/>
                  <anim:transitionFilter smil:dur="0.3s" smil:targetElement="id514" smil:type="fade" smil:subtype="crossfade"/>
                </anim:par>
              </anim:par>
              <anim:par smil:begin="0.9s">
                <anim:par smil:begin="0s" smil:fill="hold" presentation:node-type="after-previous" presentation:preset-class="entrance" presentation:preset-id="ooo-entrance-fade-in">
                  <anim:set smil:begin="0s" smil:dur="0.00015s" smil:fill="hold" smil:targetElement="id515" anim:sub-item="text" smil:attributeName="visibility" smil:to="visible"/>
                  <anim:transitionFilter smil:dur="0.3s" smil:targetElement="id515"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516" anim:sub-item="text" smil:attributeName="visibility" smil:to="visible"/>
                  <anim:transitionFilter smil:dur="0.3s" smil:targetElement="id516" anim:sub-item="text" smil:type="fade" smil:subtype="crossfade"/>
                </anim:par>
              </anim:par>
              <anim:par smil:begin="1.5s">
                <anim:par smil:begin="0s" smil:fill="hold" presentation:node-type="after-previous" presentation:preset-class="entrance" presentation:preset-id="ooo-entrance-appear" presentation:group-id="2">
                  <anim:set smil:begin="0s" smil:dur="0.001s" smil:fill="hold" smil:targetElement="id517" anim:sub-item="text" smil:attributeName="visibility" smil:to="visible"/>
                </anim:par>
              </anim:par>
              <anim:par smil:begin="1.501s">
                <anim:par smil:begin="0s" smil:fill="hold" presentation:node-type="after-previous" presentation:preset-class="entrance" presentation:preset-id="ooo-entrance-fade-in">
                  <anim:set smil:begin="0s" smil:dur="0.00015s" smil:fill="hold" smil:targetElement="id518" smil:attributeName="visibility" smil:to="visible"/>
                  <anim:transitionFilter smil:dur="0.3s" smil:targetElement="id518" smil:type="fade" smil:subtype="crossfade"/>
                </anim:par>
              </anim:par>
              <anim:par smil:begin="1.801s">
                <anim:par smil:begin="0s" smil:fill="hold" presentation:node-type="after-previous" presentation:preset-class="entrance" presentation:preset-id="ooo-entrance-fade-in">
                  <anim:set smil:begin="0s" smil:dur="0.00015s" smil:fill="hold" smil:targetElement="id519" smil:attributeName="visibility" smil:to="visible"/>
                  <anim:transitionFilter smil:dur="0.3s" smil:targetElement="id519" smil:type="fade" smil:subtype="crossfade"/>
                </anim:par>
              </anim:par>
              <anim:par smil:begin="2.101s">
                <anim:par smil:begin="0s" smil:fill="hold" presentation:node-type="after-previous" presentation:preset-class="entrance" presentation:preset-id="ooo-entrance-fade-in">
                  <anim:set smil:begin="0s" smil:dur="0.00015s" smil:fill="hold" smil:targetElement="id520" anim:sub-item="text" smil:attributeName="visibility" smil:to="visible"/>
                  <anim:transitionFilter smil:dur="0.3s" smil:targetElement="id520" anim:sub-item="text" smil:type="fade" smil:subtype="crossfade"/>
                </anim:par>
              </anim:par>
              <anim:par smil:begin="2.401s">
                <anim:par smil:begin="0s" smil:fill="hold" presentation:node-type="after-previous" presentation:preset-class="entrance" presentation:preset-id="ooo-entrance-fade-in">
                  <anim:set smil:begin="0s" smil:dur="0.00015s" smil:fill="hold" smil:targetElement="id521" anim:sub-item="text" smil:attributeName="visibility" smil:to="visible"/>
                  <anim:transitionFilter smil:dur="0.3s" smil:targetElement="id521" anim:sub-item="text" smil:type="fade" smil:subtype="crossfade"/>
                </anim:par>
              </anim:par>
              <anim:par smil:begin="2.701s">
                <anim:par smil:begin="0s" smil:fill="hold" presentation:node-type="after-previous" presentation:preset-class="entrance" presentation:preset-id="ooo-entrance-appear" presentation:group-id="4">
                  <anim:set smil:begin="0s" smil:dur="0.001s" smil:fill="hold" smil:targetElement="id522" anim:sub-item="text" smil:attributeName="visibility" smil:to="visible"/>
                </anim:par>
              </anim:par>
              <anim:par smil:begin="2.702s">
                <anim:par smil:begin="0s" smil:fill="hold" presentation:node-type="after-previous" presentation:preset-class="entrance" presentation:preset-id="ooo-entrance-fade-in">
                  <anim:set smil:begin="0s" smil:dur="0.00015s" smil:fill="hold" smil:targetElement="id523" smil:attributeName="visibility" smil:to="visible"/>
                  <anim:transitionFilter smil:dur="0.3s" smil:targetElement="id523" smil:type="fade" smil:subtype="crossfade"/>
                </anim:par>
              </anim:par>
              <anim:par smil:begin="3.002s">
                <anim:par smil:begin="0s" smil:fill="hold" presentation:node-type="after-previous" presentation:preset-class="entrance" presentation:preset-id="ooo-entrance-fade-in">
                  <anim:set smil:begin="0s" smil:dur="0.00015s" smil:fill="hold" smil:targetElement="id524" smil:attributeName="visibility" smil:to="visible"/>
                  <anim:transitionFilter smil:dur="0.3s" smil:targetElement="id524" smil:type="fade" smil:subtype="crossfade"/>
                </anim:par>
              </anim:par>
              <anim:par smil:begin="3.302s">
                <anim:par smil:begin="0s" smil:fill="hold" presentation:node-type="after-previous" presentation:preset-class="entrance" presentation:preset-id="ooo-entrance-fade-in">
                  <anim:set smil:begin="0s" smil:dur="0.00015s" smil:fill="hold" smil:targetElement="id525" anim:sub-item="text" smil:attributeName="visibility" smil:to="visible"/>
                  <anim:transitionFilter smil:dur="0.3s" smil:targetElement="id525" anim:sub-item="text" smil:type="fade" smil:subtype="crossfade"/>
                </anim:par>
              </anim:par>
              <anim:par smil:begin="3.602s">
                <anim:par smil:begin="0s" smil:fill="hold" presentation:node-type="after-previous" presentation:preset-class="entrance" presentation:preset-id="ooo-entrance-fade-in">
                  <anim:set smil:begin="0s" smil:dur="0.00015s" smil:fill="hold" smil:targetElement="id526" anim:sub-item="text" smil:attributeName="visibility" smil:to="visible"/>
                  <anim:transitionFilter smil:dur="0.3s" smil:targetElement="id526" anim:sub-item="text" smil:type="fade" smil:subtype="crossfade"/>
                </anim:par>
              </anim:par>
              <anim:par smil:begin="3.902s">
                <anim:par smil:begin="0s" smil:fill="hold" presentation:node-type="after-previous" presentation:preset-class="entrance" presentation:preset-id="ooo-entrance-appear" presentation:group-id="6">
                  <anim:set smil:begin="0s" smil:dur="0.001s" smil:fill="hold" smil:targetElement="id527" anim:sub-item="text" smil:attributeName="visibility" smil:to="visible"/>
                </anim:par>
              </anim:par>
              <anim:par smil:begin="3.903s">
                <anim:par smil:begin="0s" smil:fill="hold" presentation:node-type="after-previous" presentation:preset-class="entrance" presentation:preset-id="ooo-entrance-fade-in">
                  <anim:set smil:begin="0s" smil:dur="0.00015s" smil:fill="hold" smil:targetElement="id528" smil:attributeName="visibility" smil:to="visible"/>
                  <anim:transitionFilter smil:dur="0.3s" smil:targetElement="id528" smil:type="fade" smil:subtype="crossfade"/>
                </anim:par>
              </anim:par>
              <anim:par smil:begin="4.203s">
                <anim:par smil:begin="0s" smil:fill="hold" presentation:node-type="after-previous" presentation:preset-class="entrance" presentation:preset-id="ooo-entrance-fade-in">
                  <anim:set smil:begin="0s" smil:dur="0.00015s" smil:fill="hold" smil:targetElement="id529" smil:attributeName="visibility" smil:to="visible"/>
                  <anim:transitionFilter smil:dur="0.3s" smil:targetElement="id529" smil:type="fade" smil:subtype="crossfade"/>
                </anim:par>
              </anim:par>
              <anim:par smil:begin="4.503s">
                <anim:par smil:begin="0s" smil:fill="hold" presentation:node-type="after-previous" presentation:preset-class="entrance" presentation:preset-id="ooo-entrance-fade-in">
                  <anim:set smil:begin="0s" smil:dur="0.00015s" smil:fill="hold" smil:targetElement="id530" anim:sub-item="text" smil:attributeName="visibility" smil:to="visible"/>
                  <anim:transitionFilter smil:dur="0.3s" smil:targetElement="id530" anim:sub-item="text" smil:type="fade" smil:subtype="crossfade"/>
                </anim:par>
              </anim:par>
              <anim:par smil:begin="4.803s">
                <anim:par smil:begin="0s" smil:fill="hold" presentation:node-type="after-previous" presentation:preset-class="entrance" presentation:preset-id="ooo-entrance-fade-in">
                  <anim:set smil:begin="0s" smil:dur="0.00015s" smil:fill="hold" smil:targetElement="id531" anim:sub-item="text" smil:attributeName="visibility" smil:to="visible"/>
                  <anim:transitionFilter smil:dur="0.3s" smil:targetElement="id531" anim:sub-item="text" smil:type="fade" smil:subtype="crossfade"/>
                </anim:par>
              </anim:par>
              <anim:par smil:begin="5.103s">
                <anim:par smil:begin="0s" smil:fill="hold" presentation:node-type="after-previous" presentation:preset-class="entrance" presentation:preset-id="ooo-entrance-appear" presentation:group-id="8">
                  <anim:set smil:begin="0s" smil:dur="0.001s" smil:fill="hold" smil:targetElement="id532" anim:sub-item="text" smil:attributeName="visibility" smil:to="visible"/>
                </anim:par>
              </anim:par>
              <anim:par smil:begin="5.104s">
                <anim:par smil:begin="0s" smil:fill="hold" presentation:node-type="after-previous" presentation:preset-class="entrance" presentation:preset-id="ooo-entrance-fade-in">
                  <anim:set smil:begin="0s" smil:dur="0.00015s" smil:fill="hold" smil:targetElement="id533" smil:attributeName="visibility" smil:to="visible"/>
                  <anim:transitionFilter smil:dur="0.3s" smil:targetElement="id533" smil:type="fade" smil:subtype="crossfade"/>
                </anim:par>
              </anim:par>
              <anim:par smil:begin="5.404s">
                <anim:par smil:begin="0s" smil:fill="hold" presentation:node-type="after-previous" presentation:preset-class="entrance" presentation:preset-id="ooo-entrance-fade-in">
                  <anim:set smil:begin="0s" smil:dur="0.00015s" smil:fill="hold" smil:targetElement="id534" smil:attributeName="visibility" smil:to="visible"/>
                  <anim:transitionFilter smil:dur="0.3s" smil:targetElement="id534" smil:type="fade" smil:subtype="crossfade"/>
                </anim:par>
              </anim:par>
              <anim:par smil:begin="5.704s">
                <anim:par smil:begin="0s" smil:fill="hold" presentation:node-type="after-previous" presentation:preset-class="entrance" presentation:preset-id="ooo-entrance-fade-in">
                  <anim:set smil:begin="0s" smil:dur="0.00015s" smil:fill="hold" smil:targetElement="id535" anim:sub-item="text" smil:attributeName="visibility" smil:to="visible"/>
                  <anim:transitionFilter smil:dur="0.3s" smil:targetElement="id535" anim:sub-item="text" smil:type="fade" smil:subtype="crossfade"/>
                </anim:par>
              </anim:par>
              <anim:par smil:begin="6.004s">
                <anim:par smil:begin="0s" smil:fill="hold" presentation:node-type="after-previous" presentation:preset-class="entrance" presentation:preset-id="ooo-entrance-fade-in">
                  <anim:set smil:begin="0s" smil:dur="0.00015s" smil:fill="hold" smil:targetElement="id536" anim:sub-item="text" smil:attributeName="visibility" smil:to="visible"/>
                  <anim:transitionFilter smil:dur="0.3s" smil:targetElement="id536" anim:sub-item="text" smil:type="fade" smil:subtype="crossfade"/>
                </anim:par>
              </anim:par>
              <anim:par smil:begin="6.304s">
                <anim:par smil:begin="0s" smil:fill="hold" presentation:node-type="after-previous" presentation:preset-class="entrance" presentation:preset-id="ooo-entrance-appear" presentation:group-id="10">
                  <anim:set smil:begin="0s" smil:dur="0.001s" smil:fill="hold" smil:targetElement="id537" anim:sub-item="text" smil:attributeName="visibility" smil:to="visible"/>
                </anim:par>
              </anim:par>
              <anim:par smil:begin="6.305s">
                <anim:par smil:begin="0s" smil:fill="hold" presentation:node-type="after-previous" presentation:preset-class="entrance" presentation:preset-id="ooo-entrance-fade-in">
                  <anim:set smil:begin="0s" smil:dur="0.00015s" smil:fill="hold" smil:targetElement="id538" smil:attributeName="visibility" smil:to="visible"/>
                  <anim:transitionFilter smil:dur="0.3s" smil:targetElement="id538" smil:type="fade" smil:subtype="crossfade"/>
                </anim:par>
              </anim:par>
              <anim:par smil:begin="6.605s">
                <anim:par smil:begin="0s" smil:fill="hold" presentation:node-type="after-previous" presentation:preset-class="entrance" presentation:preset-id="ooo-entrance-fade-in">
                  <anim:set smil:begin="0s" smil:dur="0.00015s" smil:fill="hold" smil:targetElement="id539" smil:attributeName="visibility" smil:to="visible"/>
                  <anim:transitionFilter smil:dur="0.3s" smil:targetElement="id539" smil:type="fade" smil:subtype="crossfade"/>
                </anim:par>
              </anim:par>
              <anim:par smil:begin="6.905s">
                <anim:par smil:begin="0s" smil:fill="hold" presentation:node-type="after-previous" presentation:preset-class="entrance" presentation:preset-id="ooo-entrance-fade-in">
                  <anim:set smil:begin="0s" smil:dur="0.00015s" smil:fill="hold" smil:targetElement="id540" anim:sub-item="text" smil:attributeName="visibility" smil:to="visible"/>
                  <anim:transitionFilter smil:dur="0.3s" smil:targetElement="id540" anim:sub-item="text" smil:type="fade" smil:subtype="crossfade"/>
                </anim:par>
              </anim:par>
              <anim:par smil:begin="7.205s">
                <anim:par smil:begin="0s" smil:fill="hold" presentation:node-type="after-previous" presentation:preset-class="entrance" presentation:preset-id="ooo-entrance-fade-in">
                  <anim:set smil:begin="0s" smil:dur="0.00015s" smil:fill="hold" smil:targetElement="id541" anim:sub-item="text" smil:attributeName="visibility" smil:to="visible"/>
                  <anim:transitionFilter smil:dur="0.3s" smil:targetElement="id541" anim:sub-item="text" smil:type="fade" smil:subtype="crossfade"/>
                </anim:par>
              </anim:par>
              <anim:par smil:begin="7.505s">
                <anim:par smil:begin="0s" smil:fill="hold" presentation:node-type="after-previous" presentation:preset-class="entrance" presentation:preset-id="ooo-entrance-appear" presentation:group-id="12">
                  <anim:set smil:begin="0s" smil:dur="0.001s" smil:fill="hold" smil:targetElement="id542" anim:sub-item="text" smil:attributeName="visibility" smil:to="visible"/>
                </anim:par>
              </anim:par>
              <anim:par smil:begin="7.506s">
                <anim:par smil:begin="0s" smil:fill="hold" presentation:node-type="after-previous" presentation:preset-class="entrance" presentation:preset-id="ooo-entrance-fade-in">
                  <anim:set smil:begin="0s" smil:dur="0.00015s" smil:fill="hold" smil:targetElement="id543" smil:attributeName="visibility" smil:to="visible"/>
                  <anim:transitionFilter smil:dur="0.3s" smil:targetElement="id543" smil:type="fade" smil:subtype="crossfade"/>
                </anim:par>
              </anim:par>
              <anim:par smil:begin="7.806s">
                <anim:par smil:begin="0s" smil:fill="hold" presentation:node-type="after-previous" presentation:preset-class="entrance" presentation:preset-id="ooo-entrance-fade-in">
                  <anim:set smil:begin="0s" smil:dur="0.00015s" smil:fill="hold" smil:targetElement="id544" smil:attributeName="visibility" smil:to="visible"/>
                  <anim:transitionFilter smil:dur="0.3s" smil:targetElement="id544" smil:type="fade" smil:subtype="crossfade"/>
                </anim:par>
              </anim:par>
              <anim:par smil:begin="8.106s">
                <anim:par smil:begin="0s" smil:fill="hold" presentation:node-type="after-previous" presentation:preset-class="entrance" presentation:preset-id="ooo-entrance-fade-in">
                  <anim:set smil:begin="0s" smil:dur="0.00015s" smil:fill="hold" smil:targetElement="id545" anim:sub-item="text" smil:attributeName="visibility" smil:to="visible"/>
                  <anim:transitionFilter smil:dur="0.3s" smil:targetElement="id545" anim:sub-item="text" smil:type="fade" smil:subtype="crossfade"/>
                </anim:par>
              </anim:par>
              <anim:par smil:begin="8.406s">
                <anim:par smil:begin="0s" smil:fill="hold" presentation:node-type="after-previous" presentation:preset-class="entrance" presentation:preset-id="ooo-entrance-fade-in">
                  <anim:set smil:begin="0s" smil:dur="0.00015s" smil:fill="hold" smil:targetElement="id546" anim:sub-item="text" smil:attributeName="visibility" smil:to="visible"/>
                  <anim:transitionFilter smil:dur="0.3s" smil:targetElement="id546" anim:sub-item="text" smil:type="fade" smil:subtype="crossfade"/>
                </anim:par>
              </anim:par>
              <anim:par smil:begin="8.706s">
                <anim:par smil:begin="0s" smil:fill="hold" presentation:node-type="after-previous" presentation:preset-class="entrance" presentation:preset-id="ooo-entrance-appear" presentation:group-id="14">
                  <anim:set smil:begin="0s" smil:dur="0.001s" smil:fill="hold" smil:targetElement="id547" anim:sub-item="text" smil:attributeName="visibility" smil:to="visible"/>
                </anim:par>
              </anim:par>
              <anim:par smil:begin="8.707s">
                <anim:par smil:begin="0s" smil:fill="hold" presentation:node-type="after-previous" presentation:preset-class="entrance" presentation:preset-id="ooo-entrance-fade-in">
                  <anim:set smil:begin="0s" smil:dur="0.00015s" smil:fill="hold" smil:targetElement="id548" smil:attributeName="visibility" smil:to="visible"/>
                  <anim:transitionFilter smil:dur="0.3s" smil:targetElement="id548" smil:type="fade" smil:subtype="crossfade"/>
                </anim:par>
              </anim:par>
              <anim:par smil:begin="9.007s">
                <anim:par smil:begin="0s" smil:fill="hold" presentation:node-type="after-previous" presentation:preset-class="entrance" presentation:preset-id="ooo-entrance-fade-in">
                  <anim:set smil:begin="0s" smil:dur="0.00015s" smil:fill="hold" smil:targetElement="id549" smil:attributeName="visibility" smil:to="visible"/>
                  <anim:transitionFilter smil:dur="0.3s" smil:targetElement="id549" smil:type="fade" smil:subtype="crossfade"/>
                </anim:par>
              </anim:par>
              <anim:par smil:begin="9.307s">
                <anim:par smil:begin="0s" smil:fill="hold" presentation:node-type="after-previous" presentation:preset-class="entrance" presentation:preset-id="ooo-entrance-fade-in">
                  <anim:set smil:begin="0s" smil:dur="0.00015s" smil:fill="hold" smil:targetElement="id550" anim:sub-item="text" smil:attributeName="visibility" smil:to="visible"/>
                  <anim:transitionFilter smil:dur="0.3s" smil:targetElement="id550" anim:sub-item="text" smil:type="fade" smil:subtype="crossfade"/>
                </anim:par>
              </anim:par>
              <anim:par smil:begin="9.607s">
                <anim:par smil:begin="0s" smil:fill="hold" presentation:node-type="after-previous" presentation:preset-class="entrance" presentation:preset-id="ooo-entrance-fade-in">
                  <anim:set smil:begin="0s" smil:dur="0.00015s" smil:fill="hold" smil:targetElement="id551" anim:sub-item="text" smil:attributeName="visibility" smil:to="visible"/>
                  <anim:transitionFilter smil:dur="0.3s" smil:targetElement="id551" anim:sub-item="text" smil:type="fade" smil:subtype="crossfade"/>
                </anim:par>
              </anim:par>
              <anim:par smil:begin="9.907s">
                <anim:par smil:begin="0s" smil:fill="hold" presentation:node-type="after-previous" presentation:preset-class="entrance" presentation:preset-id="ooo-entrance-appear" presentation:group-id="16">
                  <anim:set smil:begin="0s" smil:dur="0.001s" smil:fill="hold" smil:targetElement="id552" anim:sub-item="text" smil:attributeName="visibility" smil:to="visible"/>
                </anim:par>
              </anim:par>
            </anim:par>
          </anim:seq>
        </anim:par>
        <presentation:notes draw:style-name="dp2">
          <draw:page-thumbnail draw:style-name="gr73" draw:layer="layout" svg:width="0.001cm" svg:height="0.001cm" svg:x="0cm" svg:y="2.123cm" draw:page-number="40" presentation:class="page"/>
          <draw:frame presentation:style-name="pr6" draw:text-style-name="P111" draw:layer="layout" svg:width="17.271cm" svg:height="12.572cm" svg:x="2.159cm" svg:y="13.271cm" presentation:class="notes" presentation:placeholder="true">
            <draw:text-box/>
          </draw:frame>
        </presentation:notes>
      </draw:page>
      <draw:page draw:name="page41" draw:style-name="dp1" draw:master-page-name="dark-background" presentation:presentation-page-layout-name="AL3T32" xml:id="id553" draw:id="id553">
        <draw:custom-shape draw:style-name="gr231" draw:text-style-name="P145" xml:id="id555" draw:id="id555" draw:layer="layout" svg:width="5.973cm" svg:height="5.11cm" svg:x="1.335cm" svg:y="3.145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1.335cm" svg:y="5.346cm">
          <draw:text-box>
            <text:list text:style-name="L3">
              <text:list-header>
                <text:p xml:id="id557" text:id="id557" text:style-name="P114"><text:span text:style-name="T56">Lorem ipsum</text:span><text:span text:style-name="T57"><text:line-break/></text:span><text:span text:style-name="T57"/></text:p>
                <text:p xml:id="id558" text:id="id558" text:style-name="P114"><text:span text:style-name="T39">Consectetuer adipiscing elit. Donec ut urna. Sed fringilla.</text:span></text:p>
              </text:list-header>
            </text:list>
          </draw:text-box>
        </draw:frame>
        <draw:frame presentation:style-name="pr18" draw:text-style-name="P80" draw:layer="layout" svg:width="25.269cm" svg:height="1.905cm" svg:x="1.401cm" svg:y="1.27cm" presentation:class="title" presentation:user-transformed="true">
          <draw:text-box>
            <text:p xml:id="id554" text:id="id554" text:style-name="P119"><text:span text:style-name="T34">Partial </text:span><text:span text:style-name="T35">column</text:span></text:p>
          </draw:text-box>
        </draw:frame>
        <draw:custom-shape draw:style-name="gr222" draw:text-style-name="P164" xml:id="id556" draw:id="id556" draw:layer="layout" svg:width="1.298cm" svg:height="1.39cm" svg:x="3.777cm" svg:y="3.66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2" draw:text-style-name="P113" xml:id="id559" draw:id="id559" draw:layer="layout" svg:width="5.973cm" svg:height="5.11cm" svg:x="7.9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113" xml:id="id563" draw:id="id563" draw:layer="layout" svg:width="5.973cm" svg:height="5.11cm" svg:x="14.5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4" draw:text-style-name="P113" xml:id="id567" draw:id="id567" draw:layer="layout" svg:width="5.973cm" svg:height="5.11cm" svg:x="21.1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 draw:text-style-name="P113" xml:id="id571" draw:id="id571" draw:layer="layout" svg:width="5.973cm" svg:height="5.11cm" svg:x="1.335cm" svg:y="8.9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 draw:text-style-name="P113" xml:id="id575" draw:id="id575" draw:layer="layout" svg:width="5.973cm" svg:height="5.11cm" svg:x="7.9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13" xml:id="id579" draw:id="id579" draw:layer="layout" svg:width="5.973cm" svg:height="5.11cm" svg:x="14.5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13" xml:id="id583" draw:id="id583" draw:layer="layout" svg:width="5.973cm" svg:height="5.11cm" svg:x="21.1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7.735cm" svg:y="5.334cm">
          <draw:text-box>
            <text:list text:style-name="L3">
              <text:list-header>
                <text:p xml:id="id561" text:id="id561" text:style-name="P114"><text:span text:style-name="T56">Lorem ipsum</text:span><text:span text:style-name="T57"><text:line-break/></text:span><text:span text:style-name="T57"/></text:p>
                <text:p xml:id="id562" text:id="id562" text:style-name="P114"><text:span text:style-name="T39">Consectetuer adipiscing elit. Donec ut urna. Sed fringilla.</text:span></text:p>
              </text:list-header>
            </text:list>
          </draw:text-box>
        </draw:frame>
        <draw:custom-shape draw:style-name="gr224" draw:text-style-name="P137" xml:id="id560" draw:id="id560" draw:layer="layout" svg:width="1.298cm" svg:height="1.39cm" svg:x="10.177cm" svg:y="3.648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14.399cm" svg:y="5.35cm">
          <draw:text-box>
            <text:list text:style-name="L3">
              <text:list-header>
                <text:p xml:id="id565" text:id="id565" text:style-name="P114"><text:span text:style-name="T56">Lorem ipsum</text:span><text:span text:style-name="T57"><text:line-break/></text:span><text:span text:style-name="T57"/></text:p>
                <text:p xml:id="id566" text:id="id566" text:style-name="P114"><text:span text:style-name="T39">Consectetuer adipiscing elit. Donec ut urna. Sed fringilla.</text:span></text:p>
              </text:list-header>
            </text:list>
          </draw:text-box>
        </draw:frame>
        <draw:custom-shape draw:style-name="gr239" draw:text-style-name="P164" xml:id="id564" draw:id="id564" draw:layer="layout" svg:width="1.298cm" svg:height="1.39cm" svg:x="16.841cm" svg:y="3.664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20.799cm" svg:y="5.338cm">
          <draw:text-box>
            <text:list text:style-name="L3">
              <text:list-header>
                <text:p xml:id="id569" text:id="id569" text:style-name="P114"><text:span text:style-name="T56">Lorem ipsum</text:span><text:span text:style-name="T57"><text:line-break/></text:span><text:span text:style-name="T57"/></text:p>
                <text:p xml:id="id570" text:id="id570" text:style-name="P114"><text:span text:style-name="T39">Consectetuer adipiscing elit. Donec ut urna. Sed fringilla.</text:span></text:p>
              </text:list-header>
            </text:list>
          </draw:text-box>
        </draw:frame>
        <draw:custom-shape draw:style-name="gr224" draw:text-style-name="P137" xml:id="id568" draw:id="id568" draw:layer="layout" svg:width="1.298cm" svg:height="1.39cm" svg:x="23.241cm" svg:y="3.65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1.335cm" svg:y="11.17cm">
          <draw:text-box>
            <text:list text:style-name="L3">
              <text:list-header>
                <text:p xml:id="id573" text:id="id573" text:style-name="P114"><text:span text:style-name="T56">Lorem ipsum</text:span><text:span text:style-name="T57"><text:line-break/></text:span><text:span text:style-name="T57"/></text:p>
                <text:p xml:id="id574" text:id="id574" text:style-name="P114"><text:span text:style-name="T39">Consectetuer adipiscing elit. Donec ut urna. Sed fringilla.</text:span></text:p>
              </text:list-header>
            </text:list>
          </draw:text-box>
        </draw:frame>
        <draw:custom-shape draw:style-name="gr222" draw:text-style-name="P164" xml:id="id572" draw:id="id572" draw:layer="layout" svg:width="1.298cm" svg:height="1.39cm" svg:x="3.777cm" svg:y="9.484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7.735cm" svg:y="11.158cm">
          <draw:text-box>
            <text:list text:style-name="L3">
              <text:list-header>
                <text:p xml:id="id577" text:id="id577" text:style-name="P114"><text:span text:style-name="T56">Lorem ipsum</text:span><text:span text:style-name="T57"><text:line-break/></text:span><text:span text:style-name="T57"/></text:p>
                <text:p xml:id="id578" text:id="id578" text:style-name="P114"><text:span text:style-name="T39">Consectetuer adipiscing elit. Donec ut urna. Sed fringilla.</text:span></text:p>
              </text:list-header>
            </text:list>
          </draw:text-box>
        </draw:frame>
        <draw:custom-shape draw:style-name="gr240" draw:text-style-name="P137" xml:id="id576" draw:id="id576" draw:layer="layout" svg:width="1.298cm" svg:height="1.39cm" svg:x="10.177cm" svg:y="9.47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14.399cm" svg:y="11.174cm">
          <draw:text-box>
            <text:list text:style-name="L3">
              <text:list-header>
                <text:p xml:id="id581" text:id="id581" text:style-name="P114"><text:span text:style-name="T56">Lorem ipsum</text:span><text:span text:style-name="T57"><text:line-break/></text:span><text:span text:style-name="T57"/></text:p>
                <text:p xml:id="id582" text:id="id582" text:style-name="P114"><text:span text:style-name="T39">Consectetuer adipiscing elit. Donec ut urna. Sed fringilla.</text:span></text:p>
              </text:list-header>
            </text:list>
          </draw:text-box>
        </draw:frame>
        <draw:custom-shape draw:style-name="gr241" draw:text-style-name="P164" xml:id="id580" draw:id="id580" draw:layer="layout" svg:width="1.298cm" svg:height="1.39cm" svg:x="16.841cm" svg:y="9.488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20.799cm" svg:y="11.162cm">
          <draw:text-box>
            <text:list text:style-name="L3">
              <text:list-header>
                <text:p xml:id="id585" text:id="id585" text:style-name="P114"><text:span text:style-name="T56">Lorem ipsum</text:span><text:span text:style-name="T57"><text:line-break/></text:span><text:span text:style-name="T57"/></text:p>
                <text:p xml:id="id586" text:id="id586" text:style-name="P114"><text:span text:style-name="T39">Consectetuer adipiscing elit. Donec ut urna. Sed fringilla.</text:span></text:p>
              </text:list-header>
            </text:list>
          </draw:text-box>
        </draw:frame>
        <draw:custom-shape draw:style-name="gr242" draw:text-style-name="P137" xml:id="id584" draw:id="id584" draw:layer="layout" svg:width="1.298cm" svg:height="1.39cm" svg:x="23.241cm" svg:y="9.476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553.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554" anim:sub-item="text" smil:attributeName="visibility" smil:to="visible"/>
                  <anim:transitionFilter smil:dur="0.3s" smil:targetElement="id55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555" smil:attributeName="visibility" smil:to="visible"/>
                  <anim:transitionFilter smil:dur="0.3s" smil:targetElement="id555" smil:type="fade" smil:subtype="crossfade"/>
                </anim:par>
              </anim:par>
              <anim:par smil:begin="0.6s">
                <anim:par smil:begin="0s" smil:fill="hold" presentation:node-type="after-previous" presentation:preset-class="entrance" presentation:preset-id="ooo-entrance-fade-in">
                  <anim:set smil:begin="0s" smil:dur="0.00015s" smil:fill="hold" smil:targetElement="id556" smil:attributeName="visibility" smil:to="visible"/>
                  <anim:transitionFilter smil:dur="0.3s" smil:targetElement="id556" smil:type="fade" smil:subtype="crossfade"/>
                </anim:par>
              </anim:par>
              <anim:par smil:begin="0.9s">
                <anim:par smil:begin="0s" smil:fill="hold" presentation:node-type="after-previous" presentation:preset-class="entrance" presentation:preset-id="ooo-entrance-fade-in">
                  <anim:set smil:begin="0s" smil:dur="0.00015s" smil:fill="hold" smil:targetElement="id557" anim:sub-item="text" smil:attributeName="visibility" smil:to="visible"/>
                  <anim:transitionFilter smil:dur="0.3s" smil:targetElement="id557" anim:sub-item="text" smil:type="fade" smil:subtype="crossfade"/>
                </anim:par>
              </anim:par>
              <anim:par smil:begin="1.2s">
                <anim:par smil:begin="0s" smil:fill="hold" presentation:node-type="after-previous" presentation:preset-class="entrance" presentation:preset-id="ooo-entrance-appear" presentation:group-id="1">
                  <anim:set smil:begin="0s" smil:dur="0.001s" smil:fill="hold" smil:targetElement="id558" anim:sub-item="text" smil:attributeName="visibility" smil:to="visible"/>
                </anim:par>
              </anim:par>
              <anim:par smil:begin="1.201s">
                <anim:par smil:begin="0s" smil:fill="hold" presentation:node-type="after-previous" presentation:preset-class="entrance" presentation:preset-id="ooo-entrance-fade-in">
                  <anim:set smil:begin="0s" smil:dur="0.00015s" smil:fill="hold" smil:targetElement="id559" smil:attributeName="visibility" smil:to="visible"/>
                  <anim:transitionFilter smil:dur="0.3s" smil:targetElement="id559" smil:type="fade" smil:subtype="crossfade"/>
                </anim:par>
              </anim:par>
              <anim:par smil:begin="1.501s">
                <anim:par smil:begin="0s" smil:fill="hold" presentation:node-type="after-previous" presentation:preset-class="entrance" presentation:preset-id="ooo-entrance-fade-in">
                  <anim:set smil:begin="0s" smil:dur="0.00015s" smil:fill="hold" smil:targetElement="id560" smil:attributeName="visibility" smil:to="visible"/>
                  <anim:transitionFilter smil:dur="0.3s" smil:targetElement="id560" smil:type="fade" smil:subtype="crossfade"/>
                </anim:par>
              </anim:par>
              <anim:par smil:begin="1.801s">
                <anim:par smil:begin="0s" smil:fill="hold" presentation:node-type="after-previous" presentation:preset-class="entrance" presentation:preset-id="ooo-entrance-fade-in">
                  <anim:set smil:begin="0s" smil:dur="0.00015s" smil:fill="hold" smil:targetElement="id561" anim:sub-item="text" smil:attributeName="visibility" smil:to="visible"/>
                  <anim:transitionFilter smil:dur="0.3s" smil:targetElement="id561" anim:sub-item="text" smil:type="fade" smil:subtype="crossfade"/>
                </anim:par>
              </anim:par>
              <anim:par smil:begin="2.101s">
                <anim:par smil:begin="0s" smil:fill="hold" presentation:node-type="after-previous" presentation:preset-class="entrance" presentation:preset-id="ooo-entrance-appear" presentation:group-id="2">
                  <anim:set smil:begin="0s" smil:dur="0.001s" smil:fill="hold" smil:targetElement="id562" anim:sub-item="text" smil:attributeName="visibility" smil:to="visible"/>
                </anim:par>
              </anim:par>
              <anim:par smil:begin="2.102s">
                <anim:par smil:begin="0s" smil:fill="hold" presentation:node-type="after-previous" presentation:preset-class="entrance" presentation:preset-id="ooo-entrance-fade-in">
                  <anim:set smil:begin="0s" smil:dur="0.00015s" smil:fill="hold" smil:targetElement="id563" smil:attributeName="visibility" smil:to="visible"/>
                  <anim:transitionFilter smil:dur="0.3s" smil:targetElement="id563" smil:type="fade" smil:subtype="crossfade"/>
                </anim:par>
              </anim:par>
              <anim:par smil:begin="2.402s">
                <anim:par smil:begin="0s" smil:fill="hold" presentation:node-type="after-previous" presentation:preset-class="entrance" presentation:preset-id="ooo-entrance-fade-in">
                  <anim:set smil:begin="0s" smil:dur="0.00015s" smil:fill="hold" smil:targetElement="id564" smil:attributeName="visibility" smil:to="visible"/>
                  <anim:transitionFilter smil:dur="0.3s" smil:targetElement="id564" smil:type="fade" smil:subtype="crossfade"/>
                </anim:par>
              </anim:par>
              <anim:par smil:begin="2.702s">
                <anim:par smil:begin="0s" smil:fill="hold" presentation:node-type="after-previous" presentation:preset-class="entrance" presentation:preset-id="ooo-entrance-fade-in">
                  <anim:set smil:begin="0s" smil:dur="0.00015s" smil:fill="hold" smil:targetElement="id565" anim:sub-item="text" smil:attributeName="visibility" smil:to="visible"/>
                  <anim:transitionFilter smil:dur="0.3s" smil:targetElement="id565" anim:sub-item="text" smil:type="fade" smil:subtype="crossfade"/>
                </anim:par>
              </anim:par>
              <anim:par smil:begin="3.002s">
                <anim:par smil:begin="0s" smil:fill="hold" presentation:node-type="after-previous" presentation:preset-class="entrance" presentation:preset-id="ooo-entrance-appear" presentation:group-id="3">
                  <anim:set smil:begin="0s" smil:dur="0.001s" smil:fill="hold" smil:targetElement="id566" anim:sub-item="text" smil:attributeName="visibility" smil:to="visible"/>
                </anim:par>
              </anim:par>
              <anim:par smil:begin="3.003s">
                <anim:par smil:begin="0s" smil:fill="hold" presentation:node-type="after-previous" presentation:preset-class="entrance" presentation:preset-id="ooo-entrance-fade-in">
                  <anim:set smil:begin="0s" smil:dur="0.00015s" smil:fill="hold" smil:targetElement="id567" smil:attributeName="visibility" smil:to="visible"/>
                  <anim:transitionFilter smil:dur="0.3s" smil:targetElement="id567" smil:type="fade" smil:subtype="crossfade"/>
                </anim:par>
              </anim:par>
              <anim:par smil:begin="3.303s">
                <anim:par smil:begin="0s" smil:fill="hold" presentation:node-type="after-previous" presentation:preset-class="entrance" presentation:preset-id="ooo-entrance-fade-in">
                  <anim:set smil:begin="0s" smil:dur="0.00015s" smil:fill="hold" smil:targetElement="id568" smil:attributeName="visibility" smil:to="visible"/>
                  <anim:transitionFilter smil:dur="0.3s" smil:targetElement="id568" smil:type="fade" smil:subtype="crossfade"/>
                </anim:par>
              </anim:par>
              <anim:par smil:begin="3.603s">
                <anim:par smil:begin="0s" smil:fill="hold" presentation:node-type="after-previous" presentation:preset-class="entrance" presentation:preset-id="ooo-entrance-fade-in">
                  <anim:set smil:begin="0s" smil:dur="0.00015s" smil:fill="hold" smil:targetElement="id569" anim:sub-item="text" smil:attributeName="visibility" smil:to="visible"/>
                  <anim:transitionFilter smil:dur="0.3s" smil:targetElement="id569" anim:sub-item="text" smil:type="fade" smil:subtype="crossfade"/>
                </anim:par>
              </anim:par>
              <anim:par smil:begin="3.903s">
                <anim:par smil:begin="0s" smil:fill="hold" presentation:node-type="after-previous" presentation:preset-class="entrance" presentation:preset-id="ooo-entrance-appear" presentation:group-id="4">
                  <anim:set smil:begin="0s" smil:dur="0.001s" smil:fill="hold" smil:targetElement="id570" anim:sub-item="text" smil:attributeName="visibility" smil:to="visible"/>
                </anim:par>
              </anim:par>
              <anim:par smil:begin="3.904s">
                <anim:par smil:begin="0s" smil:fill="hold" presentation:node-type="after-previous" presentation:preset-class="entrance" presentation:preset-id="ooo-entrance-fade-in">
                  <anim:set smil:begin="0s" smil:dur="0.00015s" smil:fill="hold" smil:targetElement="id571" smil:attributeName="visibility" smil:to="visible"/>
                  <anim:transitionFilter smil:dur="0.3s" smil:targetElement="id571" smil:type="fade" smil:subtype="crossfade"/>
                </anim:par>
              </anim:par>
              <anim:par smil:begin="4.204s">
                <anim:par smil:begin="0s" smil:fill="hold" presentation:node-type="after-previous" presentation:preset-class="entrance" presentation:preset-id="ooo-entrance-fade-in">
                  <anim:set smil:begin="0s" smil:dur="0.00015s" smil:fill="hold" smil:targetElement="id572" smil:attributeName="visibility" smil:to="visible"/>
                  <anim:transitionFilter smil:dur="0.3s" smil:targetElement="id572" smil:type="fade" smil:subtype="crossfade"/>
                </anim:par>
              </anim:par>
              <anim:par smil:begin="4.504s">
                <anim:par smil:begin="0s" smil:fill="hold" presentation:node-type="after-previous" presentation:preset-class="entrance" presentation:preset-id="ooo-entrance-fade-in">
                  <anim:set smil:begin="0s" smil:dur="0.00015s" smil:fill="hold" smil:targetElement="id573" anim:sub-item="text" smil:attributeName="visibility" smil:to="visible"/>
                  <anim:transitionFilter smil:dur="0.3s" smil:targetElement="id573" anim:sub-item="text" smil:type="fade" smil:subtype="crossfade"/>
                </anim:par>
              </anim:par>
              <anim:par smil:begin="4.804s">
                <anim:par smil:begin="0s" smil:fill="hold" presentation:node-type="after-previous" presentation:preset-class="entrance" presentation:preset-id="ooo-entrance-appear" presentation:group-id="5">
                  <anim:set smil:begin="0s" smil:dur="0.001s" smil:fill="hold" smil:targetElement="id574" anim:sub-item="text" smil:attributeName="visibility" smil:to="visible"/>
                </anim:par>
              </anim:par>
              <anim:par smil:begin="4.805s">
                <anim:par smil:begin="0s" smil:fill="hold" presentation:node-type="after-previous" presentation:preset-class="entrance" presentation:preset-id="ooo-entrance-fade-in">
                  <anim:set smil:begin="0s" smil:dur="0.00015s" smil:fill="hold" smil:targetElement="id575" smil:attributeName="visibility" smil:to="visible"/>
                  <anim:transitionFilter smil:dur="0.3s" smil:targetElement="id575" smil:type="fade" smil:subtype="crossfade"/>
                </anim:par>
              </anim:par>
              <anim:par smil:begin="5.105s">
                <anim:par smil:begin="0s" smil:fill="hold" presentation:node-type="after-previous" presentation:preset-class="entrance" presentation:preset-id="ooo-entrance-fade-in">
                  <anim:set smil:begin="0s" smil:dur="0.00015s" smil:fill="hold" smil:targetElement="id576" smil:attributeName="visibility" smil:to="visible"/>
                  <anim:transitionFilter smil:dur="0.3s" smil:targetElement="id576" smil:type="fade" smil:subtype="crossfade"/>
                </anim:par>
              </anim:par>
              <anim:par smil:begin="5.405s">
                <anim:par smil:begin="0s" smil:fill="hold" presentation:node-type="after-previous" presentation:preset-class="entrance" presentation:preset-id="ooo-entrance-fade-in">
                  <anim:set smil:begin="0s" smil:dur="0.00015s" smil:fill="hold" smil:targetElement="id577" anim:sub-item="text" smil:attributeName="visibility" smil:to="visible"/>
                  <anim:transitionFilter smil:dur="0.3s" smil:targetElement="id577" anim:sub-item="text" smil:type="fade" smil:subtype="crossfade"/>
                </anim:par>
              </anim:par>
              <anim:par smil:begin="5.705s">
                <anim:par smil:begin="0s" smil:fill="hold" presentation:node-type="after-previous" presentation:preset-class="entrance" presentation:preset-id="ooo-entrance-appear" presentation:group-id="6">
                  <anim:set smil:begin="0s" smil:dur="0.001s" smil:fill="hold" smil:targetElement="id578" anim:sub-item="text" smil:attributeName="visibility" smil:to="visible"/>
                </anim:par>
              </anim:par>
              <anim:par smil:begin="5.706s">
                <anim:par smil:begin="0s" smil:fill="hold" presentation:node-type="after-previous" presentation:preset-class="entrance" presentation:preset-id="ooo-entrance-fade-in">
                  <anim:set smil:begin="0s" smil:dur="0.00015s" smil:fill="hold" smil:targetElement="id579" smil:attributeName="visibility" smil:to="visible"/>
                  <anim:transitionFilter smil:dur="0.3s" smil:targetElement="id579" smil:type="fade" smil:subtype="crossfade"/>
                </anim:par>
              </anim:par>
              <anim:par smil:begin="6.006s">
                <anim:par smil:begin="0s" smil:fill="hold" presentation:node-type="after-previous" presentation:preset-class="entrance" presentation:preset-id="ooo-entrance-fade-in">
                  <anim:set smil:begin="0s" smil:dur="0.00015s" smil:fill="hold" smil:targetElement="id580" smil:attributeName="visibility" smil:to="visible"/>
                  <anim:transitionFilter smil:dur="0.3s" smil:targetElement="id580" smil:type="fade" smil:subtype="crossfade"/>
                </anim:par>
              </anim:par>
              <anim:par smil:begin="6.306s">
                <anim:par smil:begin="0s" smil:fill="hold" presentation:node-type="after-previous" presentation:preset-class="entrance" presentation:preset-id="ooo-entrance-appear" presentation:group-id="7">
                  <anim:set smil:begin="0s" smil:dur="0.001s" smil:fill="hold" smil:targetElement="id581" anim:sub-item="text" smil:attributeName="visibility" smil:to="visible"/>
                </anim:par>
              </anim:par>
              <anim:par smil:begin="6.307s">
                <anim:par smil:begin="0s" smil:fill="hold" presentation:node-type="after-previous" presentation:preset-class="entrance" presentation:preset-id="ooo-entrance-fade-in">
                  <anim:set smil:begin="0s" smil:dur="0.00015s" smil:fill="hold" smil:targetElement="id582" anim:sub-item="text" smil:attributeName="visibility" smil:to="visible"/>
                  <anim:transitionFilter smil:dur="0.3s" smil:targetElement="id582" anim:sub-item="text" smil:type="fade" smil:subtype="crossfade"/>
                </anim:par>
              </anim:par>
              <anim:par smil:begin="6.607s">
                <anim:par smil:begin="0s" smil:fill="hold" presentation:node-type="after-previous" presentation:preset-class="entrance" presentation:preset-id="ooo-entrance-fade-in">
                  <anim:set smil:begin="0s" smil:dur="0.00015s" smil:fill="hold" smil:targetElement="id583" smil:attributeName="visibility" smil:to="visible"/>
                  <anim:transitionFilter smil:dur="0.3s" smil:targetElement="id583" smil:type="fade" smil:subtype="crossfade"/>
                </anim:par>
              </anim:par>
              <anim:par smil:begin="6.907s">
                <anim:par smil:begin="0s" smil:fill="hold" presentation:node-type="after-previous" presentation:preset-class="entrance" presentation:preset-id="ooo-entrance-fade-in">
                  <anim:set smil:begin="0s" smil:dur="0.00015s" smil:fill="hold" smil:targetElement="id584" smil:attributeName="visibility" smil:to="visible"/>
                  <anim:transitionFilter smil:dur="0.3s" smil:targetElement="id584" smil:type="fade" smil:subtype="crossfade"/>
                </anim:par>
              </anim:par>
              <anim:par smil:begin="7.207s">
                <anim:par smil:begin="0s" smil:fill="hold" presentation:node-type="after-previous" presentation:preset-class="entrance" presentation:preset-id="ooo-entrance-fade-in">
                  <anim:set smil:begin="0s" smil:dur="0.00015s" smil:fill="hold" smil:targetElement="id585" anim:sub-item="text" smil:attributeName="visibility" smil:to="visible"/>
                  <anim:transitionFilter smil:dur="0.3s" smil:targetElement="id585" anim:sub-item="text" smil:type="fade" smil:subtype="crossfade"/>
                </anim:par>
              </anim:par>
              <anim:par smil:begin="7.507s">
                <anim:par smil:begin="0s" smil:fill="hold" presentation:node-type="after-previous" presentation:preset-class="entrance" presentation:preset-id="ooo-entrance-appear" presentation:group-id="8">
                  <anim:set smil:begin="0s" smil:dur="0.001s" smil:fill="hold" smil:targetElement="id586" anim:sub-item="text" smil:attributeName="visibility" smil:to="visible"/>
                </anim:par>
              </anim:par>
            </anim:par>
          </anim:seq>
        </anim:par>
        <presentation:notes draw:style-name="dp2">
          <draw:page-thumbnail draw:style-name="gr73" draw:layer="layout" svg:width="0.001cm" svg:height="0.001cm" svg:x="0cm" svg:y="2.123cm" draw:page-number="41" presentation:class="page"/>
          <draw:frame presentation:style-name="pr6" draw:text-style-name="P111" draw:layer="layout" svg:width="17.271cm" svg:height="12.572cm" svg:x="2.159cm" svg:y="13.271cm" presentation:class="notes" presentation:placeholder="true">
            <draw:text-box/>
          </draw:frame>
        </presentation:notes>
      </draw:page>
      <draw:page draw:name="page42" draw:style-name="dp1" draw:master-page-name="dark-background" presentation:presentation-page-layout-name="AL3T32" xml:id="id587" draw:id="id587">
        <draw:g xml:id="id609" draw:id="id609">
          <draw:path draw:style-name="gr101" draw:text-style-name="P120" draw:layer="layout" svg:width="15.747cm" svg:height="15.747cm" svg:x="12.251cm" svg:y="0cm" svg:viewBox="0 0 15748 15748" svg:d="M5213 0l-1587 1587-33 34-32 35-31 37-30 37-28 38-28 40-26 40-24 41-45 84-40 87-33 90-28 91-21 92-16 94-9 95-3 96 3 96 9 95 16 93 21 93 28 91 33 89 40 87 45 85 24 41 26 40 27 39 29 38 30 38 31 36 32 35 33 35 34 33 35 32 37 31 37 30 39 28 39 27 40 26 41 25 84 45 87 39 89 34 91 27 93 22 94 15 95 10 96 3 95-3 96-10 94-15 92-22 92-27 89-34 87-39 85-45 41-25 40-26 39-27 38-28 38-30 36-31 35-32 35-33 3648-3649zM10151 0l-2254 2253-65 70-60 74-29 38-27 39-26 40-24 41-46 84-39 88-33 89-28 91-22 93-15 94-9 95-3 96 3 96 9 94 15 94 22 93 28 91 33 89 39 87 46 85 24 41 26 40 27 39 29 38 29 38 31 36 32 35 33 35 35 33 35 32 37 31 37 29 38 29 40 27 40 25 40 25 85 45 87 39 89 34 91 28 93 21 94 16 95 10 95 3 96-3 95-10 94-16 93-21 91-28 90-34 87-39 84-45 41-25 40-25 39-27 39-29 37-29 36-31 70-65 4316-4316zM15145 0l-8933 8931-34 35-32 35-30 37-30 37-28 38-27 39-26 41-24 40-46 85-39 87-34 89-27 91-22 93-16 94-9 95-3 95 3 96 9 95 16 94 22 93 27 91 34 90 40 87 45 84 24 41 26 40 27 39 28 39 30 37 30 37 32 35 34 34 34 33 36 32 36 31 38 30 38 28 39 27 41 26 41 24 84 45 87 40 89 33 91 28 93 22 94 16 95 9 96 3 95-3 95-9 94-16 93-22 91-27 89-34 87-40 84-45 41-24 40-26 40-27 38-28 37-30 37-30 35-33 34-33 7474-7472v-3522zM6420 4332l-96 3-95 9-94 16-93 21-91 28-89 33-87 40-84 45-41 24-40 26-40 27-38 29-37 30-37 30-35 33-34 33-3741 3740-33 35-32 35-31 36-30 38-28 38-27 39-26 40-25 41-45 85-39 87-34 89-28 91-21 93-16 94-9 95-3 95 3 96 9 95 16 94 21 93 28 91 33 89 40 87 45 84 25 41 26 40 27 40 28 38 30 37 31 37 32 35 33 34 34 34 36 32 36 30 37 30 39 29 39 27 40 26 41 24 84 46 87 39 90 33 91 28 92 21 94 16 95 9 96 3 96-3 95-9 94-16 92-21 92-28 89-33 87-40 84-45 41-24 40-26 39-27 39-29 37-30 36-30 36-32 34-34 3742-3740 33-35 32-35 30-36 30-38 28-38 27-39 26-40 25-41 44-85 40-87 33-89 28-91 22-93 16-94 9-95 3-95-3-96-9-95-16-94-22-93-27-91-34-89-39-87-45-84-25-41-26-40-27-39-28-39-30-37-30-37-32-35-33-34-35-33-35-33-37-30-37-30-38-28-40-28-40-26-40-24-85-45-87-39-89-34-91-27-93-22-94-16-95-9-95-3zM15748 4507l-20 17-19 18-38 37-2242 2241-33 34-32 35-31 36-29 38-29 38-27 39-25 41-25 41-45 84-39 87-34 89-28 91-21 93-16 94-10 95-3 96 3 95 10 95 15 94 22 93 28 91 34 89 39 87 45 84 24 41 26 40 27 40 29 38 29 37 31 37 32 35 33 34 70 66 37 31 37 29 38 29 40 27 40 26 41 24 84 46 87 39 89 33 91 28 93 21 94 16 95 9 96 3 96-3 95-9 94-16 92-21 91-28 89-33 87-39 85-46 41-24 40-26 39-27 39-29 37-29 36-31 36-32 34-34 256-256zM11773 8996l-95 4-95 9-94 15-93 22-91 27-89 34-87 39-85 45-41 25-40 26-39 27-38 29-38 29-36 31-35 32-35 33-6325 6325h4124l4264-4263 33-34 32-35 31-37 30-37 28-39 27-39 26-40 24-41 45-84 40-87 33-89 28-91 22-93 16-94 9-95 3-96-3-95-9-95-16-94-22-93-28-91-33-89-40-87-45-85-24-40-26-41-27-39-28-38-30-38-31-36-32-35-33-35-34-33-35-32-37-31-37-29-39-29-39-27-40-26-41-25-84-45-87-39-89-34-92-27-92-22-94-15-95-9-96-4zM15748 9536l-6169 6169-42 43h4123l2088-2087zM4545 11285l-96 3-95 10-94 16-93 21-91 28-89 34-87 39-84 45-41 25-41 26-39 27-38 28-37 30-37 30-35 32-34 33-3089 3089-33 34-32 36-31 36-30 38-28 38-27 39-26 40-25 41-40 75-36 77-32 79-26 80-22 82-17 83-13 84-7 85h3603l1973-1973 33-34 32-36 31-36 29-37 29-39 27-39 26-40 25-41 45-84 39-87 34-89 27-92 22-92 15-94 10-95 3-96-3-96-10-95-15-94-22-93-27-91-34-89-39-87-45-85-25-41-26-40-27-39-29-38-29-37-31-37-65-70-35-33-35-32-36-31-37-29-39-28-39-27-40-26-41-25-85-45-86-39-89-34-91-27-93-22-94-16-95-9-95-4zM15748 14636l-1112 1112h1112z">
            <text:p text:style-name="P166">Image:</text:p>
            <text:p text:style-name="P166">1080x1080</text:p>
          </draw:path>
        </draw:g>
        <draw:custom-shape draw:style-name="gr243" draw:text-style-name="P145" xml:id="id589" draw:id="id589" draw:layer="layout" svg:width="8.825cm" svg:height="5.11cm" svg:x="1.335cm" svg:y="3.145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8.19cm" svg:height="2.809cm" svg:x="1.335cm" svg:y="5.446cm">
          <draw:text-box>
            <text:list text:style-name="L3">
              <text:list-header>
                <text:p xml:id="id592" text:id="id592" text:style-name="P83"><text:span text:style-name="T39">Consectetuer adipiscing elit. Donec ut urna. Sed fringilla.</text:span></text:p>
                <text:p xml:id="id593" text:id="id593" text:style-name="P83"><text:span text:style-name="T39">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588" text:id="id588" text:style-name="P119"><text:span text:style-name="T34">Partial </text:span><text:span text:style-name="T35">column</text:span></text:p>
          </draw:text-box>
        </draw:frame>
        <draw:custom-shape draw:style-name="gr222" draw:text-style-name="P164" xml:id="id590" draw:id="id590" draw:layer="layout" svg:width="1.298cm" svg:height="1.39cm" svg:x="1.877cm" svg:y="3.66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5.505cm" svg:height="1.275cm" svg:x="3.908cm" svg:y="3.77cm">
          <draw:text-box>
            <text:list text:style-name="L3">
              <text:list-header>
                <text:p xml:id="id591" text:id="id591" text:style-name="P83"><text:span text:style-name="T11">Lorem ipsum</text:span></text:p>
              </text:list-header>
            </text:list>
          </draw:text-box>
        </draw:frame>
        <draw:custom-shape draw:style-name="gr244" draw:text-style-name="P113" xml:id="id599" draw:id="id599" draw:layer="layout" svg:width="8.825cm" svg:height="5.11cm" svg:x="1.335cm" svg:y="8.9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8.19cm" svg:height="2.809cm" svg:x="1.335cm" svg:y="11.247cm">
          <draw:text-box>
            <text:list text:style-name="L3">
              <text:list-header>
                <text:p xml:id="id602" text:id="id602" text:style-name="P83"><text:span text:style-name="T39">Consectetuer adipiscing elit. Donec ut urna. Sed fringilla.</text:span></text:p>
                <text:p xml:id="id603" text:id="id603" text:style-name="P83"><text:span text:style-name="T39">Nam consectetuer mollis dolor. </text:span></text:p>
              </text:list-header>
            </text:list>
          </draw:text-box>
        </draw:frame>
        <draw:custom-shape draw:style-name="gr224" draw:text-style-name="P137" xml:id="id600" draw:id="id600" draw:layer="layout" svg:width="1.298cm" svg:height="1.39cm" svg:x="1.877cm" svg:y="9.46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5.505cm" svg:height="1.275cm" svg:x="3.908cm" svg:y="9.571cm">
          <draw:text-box>
            <text:list text:style-name="L3">
              <text:list-header>
                <text:p xml:id="id601" text:id="id601" text:style-name="P83"><text:span text:style-name="T11">Lorem ipsum</text:span></text:p>
              </text:list-header>
            </text:list>
          </draw:text-box>
        </draw:frame>
        <draw:custom-shape draw:style-name="gr245" draw:text-style-name="P113" xml:id="id604" draw:id="id604" draw:layer="layout" svg:width="8.825cm" svg:height="5.11cm" svg:x="10.935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8.19cm" svg:height="2.809cm" svg:x="10.935cm" svg:y="11.248cm">
          <draw:text-box>
            <text:list text:style-name="L3">
              <text:list-header>
                <text:p xml:id="id607" text:id="id607" text:style-name="P83"><text:span text:style-name="T39">Consectetuer adipiscing elit. Donec ut urna. Sed fringilla.</text:span></text:p>
                <text:p xml:id="id608" text:id="id608" text:style-name="P83"><text:span text:style-name="T39">Nam consectetuer mollis dolor. </text:span></text:p>
              </text:list-header>
            </text:list>
          </draw:text-box>
        </draw:frame>
        <draw:custom-shape draw:style-name="gr224" draw:text-style-name="P137" xml:id="id605" draw:id="id605" draw:layer="layout" svg:width="1.298cm" svg:height="1.39cm" svg:x="11.477cm" svg:y="9.46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5.505cm" svg:height="1.275cm" svg:x="13.508cm" svg:y="9.572cm">
          <draw:text-box>
            <text:list text:style-name="L3">
              <text:list-header>
                <text:p xml:id="id606" text:id="id606" text:style-name="P83"><text:span text:style-name="T11">Lorem ipsum</text:span></text:p>
              </text:list-header>
            </text:list>
          </draw:text-box>
        </draw:frame>
        <draw:custom-shape draw:style-name="gr246" draw:text-style-name="P113" xml:id="id594" draw:id="id594" draw:layer="layout" svg:width="8.825cm" svg:height="5.11cm" svg:x="10.935cm" svg:y="3.148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84" draw:layer="layout" svg:width="8.19cm" svg:height="2.809cm" svg:x="10.935cm" svg:y="5.449cm">
          <draw:text-box>
            <text:list text:style-name="L3">
              <text:list-header>
                <text:p xml:id="id597" text:id="id597" text:style-name="P83"><text:span text:style-name="T39">Consectetuer adipiscing elit. Donec ut urna. Sed fringilla.</text:span></text:p>
                <text:p xml:id="id598" text:id="id598" text:style-name="P83"><text:span text:style-name="T39">Nam consectetuer mollis dolor. </text:span></text:p>
              </text:list-header>
            </text:list>
          </draw:text-box>
        </draw:frame>
        <draw:custom-shape draw:style-name="gr224" draw:text-style-name="P137" xml:id="id595" draw:id="id595" draw:layer="layout" svg:width="1.298cm" svg:height="1.39cm" svg:x="11.477cm" svg:y="3.663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84" draw:layer="layout" svg:width="5.505cm" svg:height="1.275cm" svg:x="13.508cm" svg:y="3.773cm">
          <draw:text-box>
            <text:list text:style-name="L3">
              <text:list-header>
                <text:p xml:id="id596" text:id="id596" text:style-name="P83"><text:span text:style-name="T11">Lorem ipsum</text:span></text:p>
              </text:list-header>
            </text:list>
          </draw:text-box>
        </draw:frame>
        <anim:par presentation:node-type="timing-root">
          <anim:par smil:begin="id587.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588" anim:sub-item="text" smil:attributeName="visibility" smil:to="visible"/>
                  <anim:transitionFilter smil:dur="0.3s" smil:targetElement="id58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589" smil:attributeName="visibility" smil:to="visible"/>
                  <anim:transitionFilter smil:dur="0.3s" smil:targetElement="id589" smil:type="fade" smil:subtype="crossfade"/>
                </anim:par>
              </anim:par>
              <anim:par smil:begin="0.6s">
                <anim:par smil:begin="0s" smil:fill="hold" presentation:node-type="after-previous" presentation:preset-class="entrance" presentation:preset-id="ooo-entrance-fade-in">
                  <anim:set smil:begin="0s" smil:dur="0.00015s" smil:fill="hold" smil:targetElement="id590" smil:attributeName="visibility" smil:to="visible"/>
                  <anim:transitionFilter smil:dur="0.3s" smil:targetElement="id590" smil:type="fade" smil:subtype="crossfade"/>
                </anim:par>
              </anim:par>
              <anim:par smil:begin="0.9s">
                <anim:par smil:begin="0s" smil:fill="hold" presentation:node-type="after-previous" presentation:preset-class="entrance" presentation:preset-id="ooo-entrance-fade-in">
                  <anim:set smil:begin="0s" smil:dur="0.00015s" smil:fill="hold" smil:targetElement="id591" anim:sub-item="text" smil:attributeName="visibility" smil:to="visible"/>
                  <anim:transitionFilter smil:dur="0.3s" smil:targetElement="id591"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592" anim:sub-item="text" smil:attributeName="visibility" smil:to="visible"/>
                  <anim:transitionFilter smil:dur="0.3s" smil:targetElement="id592" anim:sub-item="text" smil:type="fade" smil:subtype="crossfade"/>
                </anim:par>
              </anim:par>
              <anim:par smil:begin="1.5s">
                <anim:par smil:begin="0s" smil:fill="hold" presentation:node-type="after-previous" presentation:preset-class="entrance" presentation:preset-id="ooo-entrance-appear" presentation:group-id="2">
                  <anim:set smil:begin="0s" smil:dur="0.001s" smil:fill="hold" smil:targetElement="id593" anim:sub-item="text" smil:attributeName="visibility" smil:to="visible"/>
                </anim:par>
              </anim:par>
              <anim:par smil:begin="1.501s">
                <anim:par smil:begin="0s" smil:fill="hold" presentation:node-type="after-previous" presentation:preset-class="entrance" presentation:preset-id="ooo-entrance-fade-in">
                  <anim:set smil:begin="0s" smil:dur="0.00015s" smil:fill="hold" smil:targetElement="id594" smil:attributeName="visibility" smil:to="visible"/>
                  <anim:transitionFilter smil:dur="0.3s" smil:targetElement="id594" smil:type="fade" smil:subtype="crossfade"/>
                </anim:par>
              </anim:par>
              <anim:par smil:begin="1.801s">
                <anim:par smil:begin="0s" smil:fill="hold" presentation:node-type="after-previous" presentation:preset-class="entrance" presentation:preset-id="ooo-entrance-fade-in">
                  <anim:set smil:begin="0s" smil:dur="0.00015s" smil:fill="hold" smil:targetElement="id595" smil:attributeName="visibility" smil:to="visible"/>
                  <anim:transitionFilter smil:dur="0.3s" smil:targetElement="id595" smil:type="fade" smil:subtype="crossfade"/>
                </anim:par>
              </anim:par>
              <anim:par smil:begin="2.101s">
                <anim:par smil:begin="0s" smil:fill="hold" presentation:node-type="after-previous" presentation:preset-class="entrance" presentation:preset-id="ooo-entrance-fade-in">
                  <anim:set smil:begin="0s" smil:dur="0.00015s" smil:fill="hold" smil:targetElement="id596" anim:sub-item="text" smil:attributeName="visibility" smil:to="visible"/>
                  <anim:transitionFilter smil:dur="0.3s" smil:targetElement="id596" anim:sub-item="text" smil:type="fade" smil:subtype="crossfade"/>
                </anim:par>
              </anim:par>
              <anim:par smil:begin="2.401s">
                <anim:par smil:begin="0s" smil:fill="hold" presentation:node-type="after-previous" presentation:preset-class="entrance" presentation:preset-id="ooo-entrance-fade-in">
                  <anim:set smil:begin="0s" smil:dur="0.00015s" smil:fill="hold" smil:targetElement="id597" anim:sub-item="text" smil:attributeName="visibility" smil:to="visible"/>
                  <anim:transitionFilter smil:dur="0.3s" smil:targetElement="id597" anim:sub-item="text" smil:type="fade" smil:subtype="crossfade"/>
                </anim:par>
              </anim:par>
              <anim:par smil:begin="2.701s">
                <anim:par smil:begin="0s" smil:fill="hold" presentation:node-type="after-previous" presentation:preset-class="entrance" presentation:preset-id="ooo-entrance-appear" presentation:group-id="4">
                  <anim:set smil:begin="0s" smil:dur="0.001s" smil:fill="hold" smil:targetElement="id598" anim:sub-item="text" smil:attributeName="visibility" smil:to="visible"/>
                </anim:par>
              </anim:par>
              <anim:par smil:begin="2.702s">
                <anim:par smil:begin="0s" smil:fill="hold" presentation:node-type="after-previous" presentation:preset-class="entrance" presentation:preset-id="ooo-entrance-fade-in">
                  <anim:set smil:begin="0s" smil:dur="0.00015s" smil:fill="hold" smil:targetElement="id599" smil:attributeName="visibility" smil:to="visible"/>
                  <anim:transitionFilter smil:dur="0.3s" smil:targetElement="id599" smil:type="fade" smil:subtype="crossfade"/>
                </anim:par>
              </anim:par>
              <anim:par smil:begin="3.002s">
                <anim:par smil:begin="0s" smil:fill="hold" presentation:node-type="after-previous" presentation:preset-class="entrance" presentation:preset-id="ooo-entrance-fade-in">
                  <anim:set smil:begin="0s" smil:dur="0.00015s" smil:fill="hold" smil:targetElement="id600" smil:attributeName="visibility" smil:to="visible"/>
                  <anim:transitionFilter smil:dur="0.3s" smil:targetElement="id600" smil:type="fade" smil:subtype="crossfade"/>
                </anim:par>
              </anim:par>
              <anim:par smil:begin="3.302s">
                <anim:par smil:begin="0s" smil:fill="hold" presentation:node-type="after-previous" presentation:preset-class="entrance" presentation:preset-id="ooo-entrance-fade-in">
                  <anim:set smil:begin="0s" smil:dur="0.00015s" smil:fill="hold" smil:targetElement="id601" anim:sub-item="text" smil:attributeName="visibility" smil:to="visible"/>
                  <anim:transitionFilter smil:dur="0.3s" smil:targetElement="id601" anim:sub-item="text" smil:type="fade" smil:subtype="crossfade"/>
                </anim:par>
              </anim:par>
              <anim:par smil:begin="3.602s">
                <anim:par smil:begin="0s" smil:fill="hold" presentation:node-type="after-previous" presentation:preset-class="entrance" presentation:preset-id="ooo-entrance-fade-in">
                  <anim:set smil:begin="0s" smil:dur="0.00015s" smil:fill="hold" smil:targetElement="id602" anim:sub-item="text" smil:attributeName="visibility" smil:to="visible"/>
                  <anim:transitionFilter smil:dur="0.3s" smil:targetElement="id602" anim:sub-item="text" smil:type="fade" smil:subtype="crossfade"/>
                </anim:par>
              </anim:par>
              <anim:par smil:begin="3.902s">
                <anim:par smil:begin="0s" smil:fill="hold" presentation:node-type="after-previous" presentation:preset-class="entrance" presentation:preset-id="ooo-entrance-appear" presentation:group-id="6">
                  <anim:set smil:begin="0s" smil:dur="0.001s" smil:fill="hold" smil:targetElement="id603" anim:sub-item="text" smil:attributeName="visibility" smil:to="visible"/>
                </anim:par>
              </anim:par>
              <anim:par smil:begin="3.903s">
                <anim:par smil:begin="0s" smil:fill="hold" presentation:node-type="after-previous" presentation:preset-class="entrance" presentation:preset-id="ooo-entrance-fade-in">
                  <anim:set smil:begin="0s" smil:dur="0.00015s" smil:fill="hold" smil:targetElement="id604" smil:attributeName="visibility" smil:to="visible"/>
                  <anim:transitionFilter smil:dur="0.3s" smil:targetElement="id604" smil:type="fade" smil:subtype="crossfade"/>
                </anim:par>
              </anim:par>
              <anim:par smil:begin="4.203s">
                <anim:par smil:begin="0s" smil:fill="hold" presentation:node-type="after-previous" presentation:preset-class="entrance" presentation:preset-id="ooo-entrance-fade-in">
                  <anim:set smil:begin="0s" smil:dur="0.00015s" smil:fill="hold" smil:targetElement="id605" smil:attributeName="visibility" smil:to="visible"/>
                  <anim:transitionFilter smil:dur="0.3s" smil:targetElement="id605" smil:type="fade" smil:subtype="crossfade"/>
                </anim:par>
              </anim:par>
              <anim:par smil:begin="4.503s">
                <anim:par smil:begin="0s" smil:fill="hold" presentation:node-type="after-previous" presentation:preset-class="entrance" presentation:preset-id="ooo-entrance-fade-in">
                  <anim:set smil:begin="0s" smil:dur="0.00015s" smil:fill="hold" smil:targetElement="id606" anim:sub-item="text" smil:attributeName="visibility" smil:to="visible"/>
                  <anim:transitionFilter smil:dur="0.3s" smil:targetElement="id606" anim:sub-item="text" smil:type="fade" smil:subtype="crossfade"/>
                </anim:par>
              </anim:par>
              <anim:par smil:begin="4.803s">
                <anim:par smil:begin="0s" smil:fill="hold" presentation:node-type="after-previous" presentation:preset-class="entrance" presentation:preset-id="ooo-entrance-fade-in">
                  <anim:set smil:begin="0s" smil:dur="0.00015s" smil:fill="hold" smil:targetElement="id607" anim:sub-item="text" smil:attributeName="visibility" smil:to="visible"/>
                  <anim:transitionFilter smil:dur="0.3s" smil:targetElement="id607" anim:sub-item="text" smil:type="fade" smil:subtype="crossfade"/>
                </anim:par>
              </anim:par>
              <anim:par smil:begin="5.103s">
                <anim:par smil:begin="0s" smil:fill="hold" presentation:node-type="after-previous" presentation:preset-class="entrance" presentation:preset-id="ooo-entrance-appear" presentation:group-id="8">
                  <anim:set smil:begin="0s" smil:dur="0.001s" smil:fill="hold" smil:targetElement="id608" anim:sub-item="text" smil:attributeName="visibility" smil:to="visible"/>
                </anim:par>
              </anim:par>
              <anim:par smil:begin="5.104s">
                <anim:par smil:begin="0s" smil:fill="hold" presentation:node-type="after-previous" presentation:preset-class="entrance" presentation:preset-id="ooo-entrance-fade-in">
                  <anim:set smil:begin="0s" smil:dur="0.00015s" smil:fill="hold" smil:attributeName="visibility" smil:to="visible"/>
                  <anim:transitionFilter smil:dur="0.3s" smil:type="fade" smil:subtype="crossfade"/>
                </anim:par>
              </anim:par>
              <anim:par smil:begin="5.404s">
                <anim:par smil:begin="0s" smil:fill="hold" presentation:node-type="after-previous" presentation:preset-class="entrance" presentation:preset-id="ooo-entrance-fade-in">
                  <anim:set smil:begin="0s" smil:dur="0.00015s" smil:fill="hold" smil:targetElement="id609" smil:attributeName="visibility" smil:to="visible"/>
                  <anim:transitionFilter smil:dur="0.3s" smil:targetElement="id609" smil:type="fade" smil:subtype="crossfade"/>
                </anim:par>
              </anim:par>
            </anim:par>
          </anim:seq>
        </anim:par>
        <presentation:notes draw:style-name="dp2">
          <draw:page-thumbnail draw:style-name="gr73" draw:layer="layout" svg:width="0.001cm" svg:height="0.001cm" svg:x="0cm" svg:y="2.123cm" draw:page-number="42" presentation:class="page"/>
          <draw:frame presentation:style-name="pr6" draw:text-style-name="P111" draw:layer="layout" svg:width="17.271cm" svg:height="12.572cm" svg:x="2.159cm" svg:y="13.271cm" presentation:class="notes" presentation:placeholder="true">
            <draw:text-box/>
          </draw:frame>
        </presentation:notes>
      </draw:page>
      <draw:page draw:name="page43" draw:style-name="dp1" draw:master-page-name="dark-background" presentation:presentation-page-layout-name="AL3T32" xml:id="id610" draw:id="id610">
        <draw:custom-shape draw:style-name="gr247" draw:text-style-name="P145" xml:id="id612" draw:id="id612" draw:layer="layout" svg:width="8.217cm" svg:height="4.758cm" svg:x="1.252cm" svg:y="4.499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6" draw:text-style-name="P84" draw:layer="layout" svg:width="7.625cm" svg:height="2.616cm" svg:x="1.252cm" svg:y="6.641cm">
          <draw:text-box>
            <text:list text:style-name="L3">
              <text:list-header>
                <text:p xml:id="id615" text:id="id615" text:style-name="P83"><text:span text:style-name="T39">Consectetuer adipiscing elit. Donec ut urna. Sed fringilla.</text:span></text:p>
                <text:p xml:id="id616" text:id="id616" text:style-name="P83"><text:span text:style-name="T39">Nam consectetuer mollis dolor. </text:span></text:p>
              </text:list-header>
            </text:list>
          </draw:text-box>
        </draw:frame>
        <draw:frame presentation:style-name="pr18" draw:text-style-name="P80" draw:layer="layout" svg:width="25.269cm" svg:height="1.905cm" svg:x="1.401cm" svg:y="1.27cm" presentation:class="title" presentation:user-transformed="true">
          <draw:text-box>
            <text:p xml:id="id611" text:id="id611" text:style-name="P119"><text:span text:style-name="T34">Partial </text:span><text:span text:style-name="T35">column</text:span></text:p>
          </draw:text-box>
        </draw:frame>
        <draw:custom-shape draw:style-name="gr248" draw:text-style-name="P164" xml:id="id613" draw:id="id613" draw:layer="layout" svg:width="1.209cm" svg:height="1.295cm" svg:x="1.756cm" svg:y="4.978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7" draw:text-style-name="P84" draw:layer="layout" svg:width="5.125cm" svg:height="1.187cm" svg:x="3.648cm" svg:y="5.081cm">
          <draw:text-box>
            <text:list text:style-name="L3">
              <text:list-header>
                <text:p xml:id="id614" text:id="id614" text:style-name="P83"><text:span text:style-name="T11">Lorem ipsum</text:span></text:p>
              </text:list-header>
            </text:list>
          </draw:text-box>
        </draw:frame>
        <draw:custom-shape draw:style-name="gr249" draw:text-style-name="P113" xml:id="id617" draw:id="id617" draw:layer="layout" svg:width="8.215cm" svg:height="4.758cm" svg:x="9.847cm" svg:y="4.502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6" draw:text-style-name="P84" draw:layer="layout" svg:width="7.624cm" svg:height="2.616cm" svg:x="9.847cm" svg:y="6.644cm">
          <draw:text-box>
            <text:list text:style-name="L3">
              <text:list-header>
                <text:p xml:id="id620" text:id="id620" text:style-name="P83"><text:span text:style-name="T39">Consectetuer adipiscing elit. Donec ut urna. Sed fringilla.</text:span></text:p>
                <text:p xml:id="id621" text:id="id621" text:style-name="P83"><text:span text:style-name="T39">Nam consectetuer mollis dolor. </text:span></text:p>
              </text:list-header>
            </text:list>
          </draw:text-box>
        </draw:frame>
        <draw:custom-shape draw:style-name="gr250" draw:text-style-name="P137" xml:id="id618" draw:id="id618" draw:layer="layout" svg:width="1.209cm" svg:height="1.295cm" svg:x="10.351cm" svg:y="4.981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8" draw:text-style-name="P84" draw:layer="layout" svg:width="5.126cm" svg:height="1.188cm" svg:x="12.241cm" svg:y="5.083cm">
          <draw:text-box>
            <text:list text:style-name="L3">
              <text:list-header>
                <text:p xml:id="id619" text:id="id619" text:style-name="P83"><text:span text:style-name="T11">Lorem ipsum</text:span></text:p>
              </text:list-header>
            </text:list>
          </draw:text-box>
        </draw:frame>
        <draw:custom-shape draw:style-name="gr251" draw:text-style-name="P113" xml:id="id622" draw:id="id622" draw:layer="layout" svg:width="8.217cm" svg:height="4.757cm" svg:x="18.435cm" svg:y="4.503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9" draw:text-style-name="P84" draw:layer="layout" svg:width="7.626cm" svg:height="2.615cm" svg:x="18.435cm" svg:y="6.645cm">
          <draw:text-box>
            <text:list text:style-name="L3">
              <text:list-header>
                <text:p xml:id="id625" text:id="id625" text:style-name="P83"><text:span text:style-name="T39">Consectetuer adipiscing elit. Donec ut urna. Sed fringilla.</text:span></text:p>
                <text:p xml:id="id626" text:id="id626" text:style-name="P83"><text:span text:style-name="T39">Nam consectetuer mollis dolor. </text:span></text:p>
              </text:list-header>
            </text:list>
          </draw:text-box>
        </draw:frame>
        <draw:custom-shape draw:style-name="gr252" draw:text-style-name="P137" xml:id="id623" draw:id="id623" draw:layer="layout" svg:width="1.207cm" svg:height="1.295cm" svg:x="18.941cm" svg:y="4.98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8" draw:text-style-name="P84" draw:layer="layout" svg:width="5.126cm" svg:height="1.188cm" svg:x="20.831cm" svg:y="5.084cm">
          <draw:text-box>
            <text:list text:style-name="L3">
              <text:list-header>
                <text:p xml:id="id624" text:id="id624" text:style-name="P83"><text:span text:style-name="T11">Lorem ipsum</text:span></text:p>
              </text:list-header>
            </text:list>
          </draw:text-box>
        </draw:frame>
        <draw:g xml:id="id627" draw:id="id627">
          <draw:polygon draw:style-name="gr101" draw:text-style-name="P120" draw:layer="layout" svg:width="27.997cm" svg:height="5.1cm" svg:x="0.008cm" svg:y="10.641cm" svg:viewBox="0 0 27998 5101" draw:points="27998,5101 27998,2327 27986,2088 27951,1857 27894,1633 27816,1419 27718,1216 27602,1024 27468,845 27318,680 27153,530 26974,396 26782,280 26578,182 26364,104 26140,47 25909,12 25670,0 2328,0 2089,12 1858,47 1634,104 1420,182 1216,280 1024,396 845,530 680,680 530,845 396,1024 280,1216 182,1419 104,1633 47,1857 12,2088 0,2327 0,5101">
            <text:p text:style-name="P78"><text:span text:style-name="T36">Image:</text:span></text:p>
            <text:p text:style-name="P78"><text:span text:style-name="T36">1920x350</text:span></text:p>
          </draw:polygon>
        </draw:g>
        <anim:par presentation:node-type="timing-root">
          <anim:par smil:begin="id61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11" anim:sub-item="text" smil:attributeName="visibility" smil:to="visible"/>
                  <anim:transitionFilter smil:dur="0.3s" smil:targetElement="id61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612" smil:attributeName="visibility" smil:to="visible"/>
                  <anim:transitionFilter smil:dur="0.3s" smil:targetElement="id612" smil:type="fade" smil:subtype="crossfade"/>
                </anim:par>
              </anim:par>
              <anim:par smil:begin="0.6s">
                <anim:par smil:begin="0s" smil:fill="hold" presentation:node-type="after-previous" presentation:preset-class="entrance" presentation:preset-id="ooo-entrance-fade-in">
                  <anim:set smil:begin="0s" smil:dur="0.00015s" smil:fill="hold" smil:targetElement="id613" smil:attributeName="visibility" smil:to="visible"/>
                  <anim:transitionFilter smil:dur="0.3s" smil:targetElement="id613" smil:type="fade" smil:subtype="crossfade"/>
                </anim:par>
              </anim:par>
              <anim:par smil:begin="0.9s">
                <anim:par smil:begin="0s" smil:fill="hold" presentation:node-type="after-previous" presentation:preset-class="entrance" presentation:preset-id="ooo-entrance-fade-in">
                  <anim:set smil:begin="0s" smil:dur="0.00015s" smil:fill="hold" smil:targetElement="id614" anim:sub-item="text" smil:attributeName="visibility" smil:to="visible"/>
                  <anim:transitionFilter smil:dur="0.3s" smil:targetElement="id614"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615" anim:sub-item="text" smil:attributeName="visibility" smil:to="visible"/>
                  <anim:transitionFilter smil:dur="0.3s" smil:targetElement="id615" anim:sub-item="text" smil:type="fade" smil:subtype="crossfade"/>
                </anim:par>
              </anim:par>
              <anim:par smil:begin="1.5s">
                <anim:par smil:begin="0s" smil:fill="hold" presentation:node-type="after-previous" presentation:preset-class="entrance" presentation:preset-id="ooo-entrance-appear" presentation:group-id="2">
                  <anim:set smil:begin="0s" smil:dur="0.001s" smil:fill="hold" smil:targetElement="id616" anim:sub-item="text" smil:attributeName="visibility" smil:to="visible"/>
                </anim:par>
              </anim:par>
              <anim:par smil:begin="1.501s">
                <anim:par smil:begin="0s" smil:fill="hold" presentation:node-type="after-previous" presentation:preset-class="entrance" presentation:preset-id="ooo-entrance-fade-in">
                  <anim:set smil:begin="0s" smil:dur="0.00015s" smil:fill="hold" smil:targetElement="id617" smil:attributeName="visibility" smil:to="visible"/>
                  <anim:transitionFilter smil:dur="0.3s" smil:targetElement="id617" smil:type="fade" smil:subtype="crossfade"/>
                </anim:par>
              </anim:par>
              <anim:par smil:begin="1.801s">
                <anim:par smil:begin="0s" smil:fill="hold" presentation:node-type="after-previous" presentation:preset-class="entrance" presentation:preset-id="ooo-entrance-fade-in">
                  <anim:set smil:begin="0s" smil:dur="0.00015s" smil:fill="hold" smil:targetElement="id618" smil:attributeName="visibility" smil:to="visible"/>
                  <anim:transitionFilter smil:dur="0.3s" smil:targetElement="id618" smil:type="fade" smil:subtype="crossfade"/>
                </anim:par>
              </anim:par>
              <anim:par smil:begin="2.101s">
                <anim:par smil:begin="0s" smil:fill="hold" presentation:node-type="after-previous" presentation:preset-class="entrance" presentation:preset-id="ooo-entrance-fade-in">
                  <anim:set smil:begin="0s" smil:dur="0.00015s" smil:fill="hold" smil:targetElement="id619" anim:sub-item="text" smil:attributeName="visibility" smil:to="visible"/>
                  <anim:transitionFilter smil:dur="0.3s" smil:targetElement="id619" anim:sub-item="text" smil:type="fade" smil:subtype="crossfade"/>
                </anim:par>
              </anim:par>
              <anim:par smil:begin="2.401s">
                <anim:par smil:begin="0s" smil:fill="hold" presentation:node-type="after-previous" presentation:preset-class="entrance" presentation:preset-id="ooo-entrance-fade-in">
                  <anim:set smil:begin="0s" smil:dur="0.00015s" smil:fill="hold" smil:targetElement="id620" anim:sub-item="text" smil:attributeName="visibility" smil:to="visible"/>
                  <anim:transitionFilter smil:dur="0.3s" smil:targetElement="id620" anim:sub-item="text" smil:type="fade" smil:subtype="crossfade"/>
                </anim:par>
              </anim:par>
              <anim:par smil:begin="2.701s">
                <anim:par smil:begin="0s" smil:fill="hold" presentation:node-type="after-previous" presentation:preset-class="entrance" presentation:preset-id="ooo-entrance-appear" presentation:group-id="4">
                  <anim:set smil:begin="0s" smil:dur="0.001s" smil:fill="hold" smil:targetElement="id621" anim:sub-item="text" smil:attributeName="visibility" smil:to="visible"/>
                </anim:par>
              </anim:par>
              <anim:par smil:begin="2.702s">
                <anim:par smil:begin="0s" smil:fill="hold" presentation:node-type="after-previous" presentation:preset-class="entrance" presentation:preset-id="ooo-entrance-fade-in">
                  <anim:set smil:begin="0s" smil:dur="0.00015s" smil:fill="hold" smil:targetElement="id622" smil:attributeName="visibility" smil:to="visible"/>
                  <anim:transitionFilter smil:dur="0.3s" smil:targetElement="id622" smil:type="fade" smil:subtype="crossfade"/>
                </anim:par>
              </anim:par>
              <anim:par smil:begin="3.002s">
                <anim:par smil:begin="0s" smil:fill="hold" presentation:node-type="after-previous" presentation:preset-class="entrance" presentation:preset-id="ooo-entrance-fade-in">
                  <anim:set smil:begin="0s" smil:dur="0.00015s" smil:fill="hold" smil:targetElement="id623" smil:attributeName="visibility" smil:to="visible"/>
                  <anim:transitionFilter smil:dur="0.3s" smil:targetElement="id623" smil:type="fade" smil:subtype="crossfade"/>
                </anim:par>
              </anim:par>
              <anim:par smil:begin="3.302s">
                <anim:par smil:begin="0s" smil:fill="hold" presentation:node-type="after-previous" presentation:preset-class="entrance" presentation:preset-id="ooo-entrance-fade-in">
                  <anim:set smil:begin="0s" smil:dur="0.00015s" smil:fill="hold" smil:targetElement="id624" anim:sub-item="text" smil:attributeName="visibility" smil:to="visible"/>
                  <anim:transitionFilter smil:dur="0.3s" smil:targetElement="id624" anim:sub-item="text" smil:type="fade" smil:subtype="crossfade"/>
                </anim:par>
              </anim:par>
              <anim:par smil:begin="3.602s">
                <anim:par smil:begin="0s" smil:fill="hold" presentation:node-type="after-previous" presentation:preset-class="entrance" presentation:preset-id="ooo-entrance-fade-in">
                  <anim:set smil:begin="0s" smil:dur="0.00015s" smil:fill="hold" smil:targetElement="id625" anim:sub-item="text" smil:attributeName="visibility" smil:to="visible"/>
                  <anim:transitionFilter smil:dur="0.3s" smil:targetElement="id625" anim:sub-item="text" smil:type="fade" smil:subtype="crossfade"/>
                </anim:par>
              </anim:par>
              <anim:par smil:begin="3.902s">
                <anim:par smil:begin="0s" smil:fill="hold" presentation:node-type="after-previous" presentation:preset-class="entrance" presentation:preset-id="ooo-entrance-appear" presentation:group-id="6">
                  <anim:set smil:begin="0s" smil:dur="0.001s" smil:fill="hold" smil:targetElement="id626" anim:sub-item="text" smil:attributeName="visibility" smil:to="visible"/>
                </anim:par>
              </anim:par>
              <anim:par smil:begin="3.903s">
                <anim:par smil:begin="0s" smil:fill="hold" presentation:node-type="after-previous" presentation:preset-class="entrance" presentation:preset-id="ooo-entrance-fade-in">
                  <anim:set smil:begin="0s" smil:dur="0.00015s" smil:fill="hold" smil:targetElement="id627" smil:attributeName="visibility" smil:to="visible"/>
                  <anim:transitionFilter smil:dur="0.3s" smil:targetElement="id627" smil:type="fade" smil:subtype="crossfade"/>
                </anim:par>
              </anim:par>
            </anim:par>
          </anim:seq>
        </anim:par>
        <presentation:notes draw:style-name="dp2">
          <draw:page-thumbnail draw:style-name="gr73" draw:layer="layout" svg:width="0.001cm" svg:height="0.001cm" svg:x="0cm" svg:y="2.123cm" draw:page-number="43" presentation:class="page"/>
          <draw:frame presentation:style-name="pr6" draw:text-style-name="P111" draw:layer="layout" svg:width="17.271cm" svg:height="12.572cm" svg:x="2.159cm" svg:y="13.271cm" presentation:class="notes" presentation:placeholder="true">
            <draw:text-box/>
          </draw:frame>
        </presentation:notes>
      </draw:page>
      <draw:page draw:name="page44" draw:style-name="dp1" draw:master-page-name="dark-background" presentation:presentation-page-layout-name="AL3T32" xml:id="id628" draw:id="id628">
        <draw:frame presentation:style-name="pr18" draw:text-style-name="P80" draw:layer="layout" svg:width="25.269cm" svg:height="1.905cm" svg:x="1.401cm" svg:y="1.27cm" presentation:class="title" presentation:user-transformed="true">
          <draw:text-box>
            <text:p xml:id="id629" text:id="id629" text:style-name="P119"><text:span text:style-name="T34">New </text:span><text:span text:style-name="T35">Services</text:span></text:p>
          </draw:text-box>
        </draw:frame>
        <draw:custom-shape draw:style-name="gr253" draw:text-style-name="P145" xml:id="id638" draw:id="id638" draw:layer="layout" svg:width="5.973cm" svg:height="5.11cm" svg:x="14.5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13" xml:id="id642" draw:id="id642" draw:layer="layout" svg:width="5.973cm" svg:height="5.11cm" svg:x="21.136cm" svg:y="3.146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13" xml:id="id646" draw:id="id646" draw:layer="layout" svg:width="5.973cm" svg:height="5.11cm" svg:x="14.5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13" xml:id="id650" draw:id="id650" draw:layer="layout" svg:width="5.973cm" svg:height="5.11cm" svg:x="21.136cm" svg:y="8.947cm">
          <text:p text:style-name="P112"/>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14.399cm" svg:y="5.35cm">
          <draw:text-box>
            <text:list text:style-name="L3">
              <text:list-header>
                <text:p xml:id="id640" text:id="id640" text:style-name="P114"><text:span text:style-name="T56">Lorem ipsum</text:span><text:span text:style-name="T57"><text:line-break/></text:span><text:span text:style-name="T57"/></text:p>
                <text:p xml:id="id641" text:id="id641" text:style-name="P114"><text:span text:style-name="T39">Consectetuer adipiscing elit. Donec ut urna. Sed fringilla.</text:span></text:p>
              </text:list-header>
            </text:list>
          </draw:text-box>
        </draw:frame>
        <draw:custom-shape draw:style-name="gr257" draw:text-style-name="P164" xml:id="id639" draw:id="id639" draw:layer="layout" svg:width="1.298cm" svg:height="1.39cm" svg:x="16.841cm" svg:y="3.664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20.799cm" svg:y="5.338cm">
          <draw:text-box>
            <text:list text:style-name="L3">
              <text:list-header>
                <text:p xml:id="id644" text:id="id644" text:style-name="P114"><text:span text:style-name="T56">Lorem ipsum</text:span><text:span text:style-name="T57"><text:line-break/></text:span><text:span text:style-name="T57"/></text:p>
                <text:p xml:id="id645" text:id="id645" text:style-name="P114"><text:span text:style-name="T39">Consectetuer adipiscing elit. Donec ut urna. Sed fringilla.</text:span></text:p>
              </text:list-header>
            </text:list>
          </draw:text-box>
        </draw:frame>
        <draw:custom-shape draw:style-name="gr224" draw:text-style-name="P137" xml:id="id643" draw:id="id643" draw:layer="layout" svg:width="1.298cm" svg:height="1.39cm" svg:x="23.241cm" svg:y="3.652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14.399cm" svg:y="11.174cm">
          <draw:text-box>
            <text:list text:style-name="L3">
              <text:list-header>
                <text:p xml:id="id648" text:id="id648" text:style-name="P114"><text:span text:style-name="T56">Lorem ipsum</text:span><text:span text:style-name="T57"><text:line-break/></text:span><text:span text:style-name="T57"/></text:p>
                <text:p xml:id="id649" text:id="id649" text:style-name="P114"><text:span text:style-name="T39">Consectetuer adipiscing elit. Donec ut urna. Sed fringilla.</text:span></text:p>
              </text:list-header>
            </text:list>
          </draw:text-box>
        </draw:frame>
        <draw:custom-shape draw:style-name="gr258" draw:text-style-name="P164" xml:id="id647" draw:id="id647" draw:layer="layout" svg:width="1.298cm" svg:height="1.39cm" svg:x="16.841cm" svg:y="9.488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text-style-name="P165" draw:layer="layout" svg:width="5.65cm" svg:height="2.809cm" svg:x="20.799cm" svg:y="11.162cm">
          <draw:text-box>
            <text:list text:style-name="L3">
              <text:list-header>
                <text:p xml:id="id652" text:id="id652" text:style-name="P114"><text:span text:style-name="T56">Lorem ipsum</text:span><text:span text:style-name="T57"><text:line-break/></text:span><text:span text:style-name="T57"/></text:p>
                <text:p xml:id="id653" text:id="id653" text:style-name="P114"><text:span text:style-name="T39">Consectetuer adipiscing elit. Donec ut urna. Sed fringilla.</text:span></text:p>
              </text:list-header>
            </text:list>
          </draw:text-box>
        </draw:frame>
        <draw:custom-shape draw:style-name="gr259" draw:text-style-name="P137" xml:id="id651" draw:id="id651" draw:layer="layout" svg:width="1.298cm" svg:height="1.39cm" svg:x="23.241cm" svg:y="9.476cm">
          <text:p text:style-name="P93"><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2" draw:text-style-name="P162" draw:layer="layout" svg:width="12.529cm" svg:height="6.975cm" svg:x="1.442cm" svg:y="3.82cm">
          <draw:text-box>
            <text:list text:style-name="L3">
              <text:list-header>
                <text:p xml:id="id630" text:id="id630" text:style-name="P83"><text:span text:style-name="T11">Lorem ipsum dolor sit amet</text:span></text:p>
                <text:p text:style-name="P83"><text:span text:style-name="T32"/></text:p>
                <text:p xml:id="id631" text:id="id631" text:style-name="P83"><text:span text:style-name="T32">Consectetuer adipiscing elit. Suspendisse viverra placerat tortor. Nulla facilisi. Maecenas justo. Nullam sapien mauris, venenatis at, fermentum at, tempus eu, urna.</text:span></text:p>
                <text:p text:style-name="P83"><text:span text:style-name="T32"/></text:p>
                <text:p xml:id="id632" text:id="id632" text:style-name="P83"><text:span text:style-name="T32">Donec nonummy lacinia leo. Aenean ultrices turpis. Suspendisse viverra.</text:span></text:p>
                <text:p text:style-name="P83"><text:span text:style-name="T32"/></text:p>
                <text:p xml:id="id633" text:id="id633" text:style-name="P83"><text:span text:style-name="T32">Maecenas justo. Nullam sapien mauris.</text:span></text:p>
              </text:list-header>
            </text:list>
          </draw:text-box>
        </draw:frame>
        <draw:custom-shape draw:style-name="gr260" draw:text-style-name="P77" xml:id="id634" draw:id="id634" draw:layer="layout" svg:width="12.065cm" svg:height="3.175cm" svg:x="1.772cm" svg:y="10.975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1" draw:text-style-name="P82" xml:id="id635" draw:id="id635" draw:layer="layout" svg:width="1.565cm" svg:height="1.647cm" svg:x="2.362cm" svg:y="11.596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8.842cm" svg:height="2.059cm" svg:x="4.392cm" svg:y="11.533cm">
          <draw:text-box>
            <text:list text:style-name="L3">
              <text:list-header>
                <text:p xml:id="id636" text:id="id636" text:style-name="P83"><text:span text:style-name="T11">Lorem ipsum dolorem amet</text:span></text:p>
                <text:p text:style-name="P83"><text:span text:style-name="T11"/></text:p>
                <text:p xml:id="id637" text:id="id637" text:style-name="P83"><text:span text:style-name="T39">Lorem ipsum dolor sit amet, consectetuer adipiscing elit. Donec ut urna.</text:span></text:p>
              </text:list-header>
            </text:list>
          </draw:text-box>
        </draw:frame>
        <anim:par presentation:node-type="timing-root">
          <anim:par smil:begin="id628.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29" anim:sub-item="text" smil:attributeName="visibility" smil:to="visible"/>
                  <anim:transitionFilter smil:dur="0.3s" smil:targetElement="id629"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630" anim:sub-item="text" smil:attributeName="visibility" smil:to="visible"/>
                  <anim:transitionFilter smil:dur="0.3s" smil:targetElement="id630" anim:sub-item="text" smil:type="fade" smil:subtype="crossfade"/>
                </anim:par>
              </anim:par>
              <anim:par smil:begin="0.6s">
                <anim:par smil:begin="0s" smil:fill="hold" presentation:node-type="after-previous" presentation:preset-class="entrance" presentation:preset-id="ooo-entrance-appear" presentation:group-id="1">
                  <anim:set smil:begin="0s" smil:dur="0.001s" smil:fill="hold" smil:targetElement="id631" anim:sub-item="text" smil:attributeName="visibility" smil:to="visible"/>
                </anim:par>
              </anim:par>
              <anim:par smil:begin="0.601s">
                <anim:par smil:begin="0s" smil:fill="hold" presentation:node-type="after-previous" presentation:preset-class="entrance" presentation:preset-id="ooo-entrance-appear" presentation:group-id="1">
                  <anim:set smil:begin="0s" smil:dur="0.001s" smil:fill="hold" smil:targetElement="id632" anim:sub-item="text" smil:attributeName="visibility" smil:to="visible"/>
                </anim:par>
              </anim:par>
              <anim:par smil:begin="0.602s">
                <anim:par smil:begin="0s" smil:fill="hold" presentation:node-type="after-previous" presentation:preset-class="entrance" presentation:preset-id="ooo-entrance-appear" presentation:group-id="1">
                  <anim:set smil:begin="0s" smil:dur="0.001s" smil:fill="hold" smil:targetElement="id633" anim:sub-item="text" smil:attributeName="visibility" smil:to="visible"/>
                </anim:par>
              </anim:par>
              <anim:par smil:begin="0.603s">
                <anim:par smil:begin="0s" smil:fill="hold" presentation:node-type="after-previous" presentation:preset-class="entrance" presentation:preset-id="ooo-entrance-fade-in">
                  <anim:set smil:begin="0s" smil:dur="0.00015s" smil:fill="hold" smil:targetElement="id634" smil:attributeName="visibility" smil:to="visible"/>
                  <anim:transitionFilter smil:dur="0.3s" smil:targetElement="id634" smil:type="fade" smil:subtype="crossfade"/>
                </anim:par>
              </anim:par>
              <anim:par smil:begin="0.903s">
                <anim:par smil:begin="0s" smil:fill="hold" presentation:node-type="after-previous" presentation:preset-class="entrance" presentation:preset-id="ooo-entrance-fade-in">
                  <anim:set smil:begin="0s" smil:dur="0.00015s" smil:fill="hold" smil:targetElement="id635" smil:attributeName="visibility" smil:to="visible"/>
                  <anim:transitionFilter smil:dur="0.3s" smil:targetElement="id635" smil:type="fade" smil:subtype="crossfade"/>
                </anim:par>
              </anim:par>
              <anim:par smil:begin="1.203s">
                <anim:par smil:begin="0s" smil:fill="hold" presentation:node-type="after-previous" presentation:preset-class="entrance" presentation:preset-id="ooo-entrance-fade-in">
                  <anim:set smil:begin="0s" smil:dur="0.00015s" smil:fill="hold" smil:targetElement="id636" anim:sub-item="text" smil:attributeName="visibility" smil:to="visible"/>
                  <anim:transitionFilter smil:dur="0.3s" smil:targetElement="id636" anim:sub-item="text" smil:type="fade" smil:subtype="crossfade"/>
                </anim:par>
              </anim:par>
              <anim:par smil:begin="1.503s">
                <anim:par smil:begin="0s" smil:fill="hold" presentation:node-type="after-previous" presentation:preset-class="entrance" presentation:preset-id="ooo-entrance-appear" presentation:group-id="2">
                  <anim:set smil:begin="0s" smil:dur="0.001s" smil:fill="hold" smil:targetElement="id637" anim:sub-item="text" smil:attributeName="visibility" smil:to="visible"/>
                </anim:par>
              </anim:par>
              <anim:par smil:begin="1.504s">
                <anim:par smil:begin="0s" smil:fill="hold" presentation:node-type="after-previous" presentation:preset-class="entrance" presentation:preset-id="ooo-entrance-fade-in">
                  <anim:set smil:begin="0s" smil:dur="0.00015s" smil:fill="hold" smil:targetElement="id638" smil:attributeName="visibility" smil:to="visible"/>
                  <anim:transitionFilter smil:dur="0.3s" smil:targetElement="id638" smil:type="fade" smil:subtype="crossfade"/>
                </anim:par>
              </anim:par>
              <anim:par smil:begin="1.804s">
                <anim:par smil:begin="0s" smil:fill="hold" presentation:node-type="after-previous" presentation:preset-class="entrance" presentation:preset-id="ooo-entrance-fade-in">
                  <anim:set smil:begin="0s" smil:dur="0.00015s" smil:fill="hold" smil:targetElement="id639" smil:attributeName="visibility" smil:to="visible"/>
                  <anim:transitionFilter smil:dur="0.3s" smil:targetElement="id639" smil:type="fade" smil:subtype="crossfade"/>
                </anim:par>
              </anim:par>
              <anim:par smil:begin="2.104s">
                <anim:par smil:begin="0s" smil:fill="hold" presentation:node-type="after-previous" presentation:preset-class="entrance" presentation:preset-id="ooo-entrance-fade-in">
                  <anim:set smil:begin="0s" smil:dur="0.00015s" smil:fill="hold" smil:targetElement="id640" anim:sub-item="text" smil:attributeName="visibility" smil:to="visible"/>
                  <anim:transitionFilter smil:dur="0.3s" smil:targetElement="id640" anim:sub-item="text" smil:type="fade" smil:subtype="crossfade"/>
                </anim:par>
              </anim:par>
              <anim:par smil:begin="2.404s">
                <anim:par smil:begin="0s" smil:fill="hold" presentation:node-type="after-previous" presentation:preset-class="entrance" presentation:preset-id="ooo-entrance-appear" presentation:group-id="3">
                  <anim:set smil:begin="0s" smil:dur="0.001s" smil:fill="hold" smil:targetElement="id641" anim:sub-item="text" smil:attributeName="visibility" smil:to="visible"/>
                </anim:par>
              </anim:par>
              <anim:par smil:begin="2.405s">
                <anim:par smil:begin="0s" smil:fill="hold" presentation:node-type="after-previous" presentation:preset-class="entrance" presentation:preset-id="ooo-entrance-fade-in">
                  <anim:set smil:begin="0s" smil:dur="0.00015s" smil:fill="hold" smil:targetElement="id642" smil:attributeName="visibility" smil:to="visible"/>
                  <anim:transitionFilter smil:dur="0.3s" smil:targetElement="id642" smil:type="fade" smil:subtype="crossfade"/>
                </anim:par>
              </anim:par>
              <anim:par smil:begin="2.705s">
                <anim:par smil:begin="0s" smil:fill="hold" presentation:node-type="after-previous" presentation:preset-class="entrance" presentation:preset-id="ooo-entrance-fade-in">
                  <anim:set smil:begin="0s" smil:dur="0.00015s" smil:fill="hold" smil:targetElement="id643" smil:attributeName="visibility" smil:to="visible"/>
                  <anim:transitionFilter smil:dur="0.3s" smil:targetElement="id643" smil:type="fade" smil:subtype="crossfade"/>
                </anim:par>
              </anim:par>
              <anim:par smil:begin="3.005s">
                <anim:par smil:begin="0s" smil:fill="hold" presentation:node-type="after-previous" presentation:preset-class="entrance" presentation:preset-id="ooo-entrance-fade-in">
                  <anim:set smil:begin="0s" smil:dur="0.00015s" smil:fill="hold" smil:targetElement="id644" anim:sub-item="text" smil:attributeName="visibility" smil:to="visible"/>
                  <anim:transitionFilter smil:dur="0.3s" smil:targetElement="id644" anim:sub-item="text" smil:type="fade" smil:subtype="crossfade"/>
                </anim:par>
              </anim:par>
              <anim:par smil:begin="3.305s">
                <anim:par smil:begin="0s" smil:fill="hold" presentation:node-type="after-previous" presentation:preset-class="entrance" presentation:preset-id="ooo-entrance-appear" presentation:group-id="4">
                  <anim:set smil:begin="0s" smil:dur="0.001s" smil:fill="hold" smil:targetElement="id645" anim:sub-item="text" smil:attributeName="visibility" smil:to="visible"/>
                </anim:par>
              </anim:par>
              <anim:par smil:begin="3.306s">
                <anim:par smil:begin="0s" smil:fill="hold" presentation:node-type="after-previous" presentation:preset-class="entrance" presentation:preset-id="ooo-entrance-fade-in">
                  <anim:set smil:begin="0s" smil:dur="0.00015s" smil:fill="hold" smil:targetElement="id646" smil:attributeName="visibility" smil:to="visible"/>
                  <anim:transitionFilter smil:dur="0.3s" smil:targetElement="id646" smil:type="fade" smil:subtype="crossfade"/>
                </anim:par>
              </anim:par>
              <anim:par smil:begin="3.606s">
                <anim:par smil:begin="0s" smil:fill="hold" presentation:node-type="after-previous" presentation:preset-class="entrance" presentation:preset-id="ooo-entrance-fade-in">
                  <anim:set smil:begin="0s" smil:dur="0.00015s" smil:fill="hold" smil:targetElement="id647" smil:attributeName="visibility" smil:to="visible"/>
                  <anim:transitionFilter smil:dur="0.3s" smil:targetElement="id647" smil:type="fade" smil:subtype="crossfade"/>
                </anim:par>
              </anim:par>
              <anim:par smil:begin="3.906s">
                <anim:par smil:begin="0s" smil:fill="hold" presentation:node-type="after-previous" presentation:preset-class="entrance" presentation:preset-id="ooo-entrance-fade-in">
                  <anim:set smil:begin="0s" smil:dur="0.00015s" smil:fill="hold" smil:targetElement="id648" anim:sub-item="text" smil:attributeName="visibility" smil:to="visible"/>
                  <anim:transitionFilter smil:dur="0.3s" smil:targetElement="id648" anim:sub-item="text" smil:type="fade" smil:subtype="crossfade"/>
                </anim:par>
              </anim:par>
              <anim:par smil:begin="4.206s">
                <anim:par smil:begin="0s" smil:fill="hold" presentation:node-type="after-previous" presentation:preset-class="entrance" presentation:preset-id="ooo-entrance-appear" presentation:group-id="5">
                  <anim:set smil:begin="0s" smil:dur="0.001s" smil:fill="hold" smil:targetElement="id649" anim:sub-item="text" smil:attributeName="visibility" smil:to="visible"/>
                </anim:par>
              </anim:par>
              <anim:par smil:begin="4.207s">
                <anim:par smil:begin="0s" smil:fill="hold" presentation:node-type="after-previous" presentation:preset-class="entrance" presentation:preset-id="ooo-entrance-fade-in">
                  <anim:set smil:begin="0s" smil:dur="0.00015s" smil:fill="hold" smil:targetElement="id650" smil:attributeName="visibility" smil:to="visible"/>
                  <anim:transitionFilter smil:dur="0.3s" smil:targetElement="id650" smil:type="fade" smil:subtype="crossfade"/>
                </anim:par>
              </anim:par>
              <anim:par smil:begin="4.507s">
                <anim:par smil:begin="0s" smil:fill="hold" presentation:node-type="after-previous" presentation:preset-class="entrance" presentation:preset-id="ooo-entrance-fade-in">
                  <anim:set smil:begin="0s" smil:dur="0.00015s" smil:fill="hold" smil:targetElement="id651" smil:attributeName="visibility" smil:to="visible"/>
                  <anim:transitionFilter smil:dur="0.3s" smil:targetElement="id651" smil:type="fade" smil:subtype="crossfade"/>
                </anim:par>
              </anim:par>
              <anim:par smil:begin="4.807s">
                <anim:par smil:begin="0s" smil:fill="hold" presentation:node-type="after-previous" presentation:preset-class="entrance" presentation:preset-id="ooo-entrance-fade-in">
                  <anim:set smil:begin="0s" smil:dur="0.00015s" smil:fill="hold" smil:targetElement="id652" anim:sub-item="text" smil:attributeName="visibility" smil:to="visible"/>
                  <anim:transitionFilter smil:dur="0.3s" smil:targetElement="id652" anim:sub-item="text" smil:type="fade" smil:subtype="crossfade"/>
                </anim:par>
              </anim:par>
              <anim:par smil:begin="5.107s">
                <anim:par smil:begin="0s" smil:fill="hold" presentation:node-type="after-previous" presentation:preset-class="entrance" presentation:preset-id="ooo-entrance-appear" presentation:group-id="6">
                  <anim:set smil:begin="0s" smil:dur="0.001s" smil:fill="hold" smil:targetElement="id653" anim:sub-item="text" smil:attributeName="visibility" smil:to="visible"/>
                </anim:par>
              </anim:par>
            </anim:par>
          </anim:seq>
        </anim:par>
        <presentation:notes draw:style-name="dp2">
          <draw:page-thumbnail draw:style-name="gr73" draw:layer="layout" svg:width="0.001cm" svg:height="0.001cm" svg:x="0cm" svg:y="2.123cm" draw:page-number="44" presentation:class="page"/>
          <draw:frame presentation:style-name="pr6" draw:text-style-name="P111" draw:layer="layout" svg:width="17.271cm" svg:height="12.572cm" svg:x="2.159cm" svg:y="13.271cm" presentation:class="notes" presentation:placeholder="true">
            <draw:text-box/>
          </draw:frame>
        </presentation:notes>
      </draw:page>
      <draw:page draw:name="page45" draw:style-name="dp1" draw:master-page-name="dark-background" presentation:presentation-page-layout-name="AL3T32" xml:id="id654" draw:id="id654">
        <draw:polygon draw:style-name="gr101" draw:text-style-name="P167" draw:layer="layout" svg:width="25.649cm" svg:height="13.535cm" svg:x="1.091cm" svg:y="1.069cm" svg:viewBox="0 0 25650 13536" draw:points="12826,13536 23752,13536 23946,13526 24134,13498 24316,13451 24491,13387 24657,13307 24813,13212 24959,13103 25094,12981 25216,12846 25326,12700 25421,12543 25501,12377 25565,12203 25612,12020 25640,11832 25650,11638 25650,1899 25640,1704 25612,1516 25565,1334 25501,1160 25421,994 25326,837 25216,691 25094,556 24959,434 24813,324 24657,230 24491,149 24316,86 24134,38 23946,10 23752,0 1899,0 1704,10 1516,38 1334,86 1160,149 994,230 838,324 692,434 557,556 434,691 324,837 230,994 149,1160 86,1334 38,1516 10,1704 0,1899 0,11638 10,11832 38,12020 86,12203 149,12377 230,12543 324,12700 434,12846 557,12981 692,13103 838,13212 994,13307 1160,13387 1334,13451 1516,13498 1704,13526 1899,13536">
          <text:p text:style-name="P76"><text:span text:style-name="T5">Image:</text:span></text:p>
          <text:p text:style-name="P76"><text:span text:style-name="T5">1920x1080</text:span></text:p>
        </draw:polygon>
        <draw:polygon draw:style-name="gr262" draw:text-style-name="P168" xml:id="id655" draw:id="id655" draw:layer="layout" svg:width="14.166cm" svg:height="13.535cm" svg:x="1.091cm" svg:y="1.069cm" svg:viewBox="0 0 14167 13536" draw:points="1899,0 14167,0 14167,13536 1899,13536 1704,13526 1515,13498 1333,13452 1158,13387 992,13308 836,13213 690,13104 555,12982 433,12847 323,12701 229,12545 149,12379 85,12204 38,12021 10,11833 0,11638 0,1899 10,1703 38,1515 85,1333 149,1158 229,992 323,836 433,690 555,555 690,433 836,323 992,229 1158,149 1333,85 1515,38 1704,10">
          <text:p/>
        </draw:polygon>
        <draw:custom-shape draw:style-name="gr76" draw:text-style-name="P82" xml:id="id656" draw:id="id656" draw:layer="layout" svg:width="1.647cm" svg:height="1.647cm" svg:x="2.356cm" svg:y="2.769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3" draw:text-style-name="P169" xml:id="id659" draw:id="id659" draw:layer="layout" svg:width="1.647cm" svg:height="1.647cm" svg:x="2.356cm" svg:y="5.67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0" draw:text-style-name="P84" draw:layer="layout" svg:width="9.8cm" svg:height="2.675cm" svg:x="4.805cm" svg:y="5.28cm">
          <draw:text-box>
            <text:list text:style-name="L3">
              <text:list-header>
                <text:p xml:id="id660" text:id="id660" text:style-name="P83"><text:span text:style-name="T11">Lorem ipsum dolorem amet</text:span></text:p>
                <text:p text:style-name="P83"><text:span text:style-name="T11"/></text:p>
                <text:p xml:id="id661" text:id="id661" text:style-name="P83"><text:span text:style-name="T12">Lorem ipsum dolor sit amet, consectetuer adipiscing elit. Donec ut urna.</text:span></text:p>
              </text:list-header>
            </text:list>
          </draw:text-box>
        </draw:frame>
        <draw:custom-shape draw:style-name="gr264" draw:text-style-name="P170" xml:id="id662" draw:id="id662" draw:layer="layout" svg:width="1.647cm" svg:height="1.647cm" svg:x="2.356cm" svg:y="8.571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0" draw:text-style-name="P84" draw:layer="layout" svg:width="9.8cm" svg:height="2.675cm" svg:x="4.805cm" svg:y="2.481cm">
          <draw:text-box>
            <text:list text:style-name="L3">
              <text:list-header>
                <text:p xml:id="id657" text:id="id657" text:style-name="P83"><text:span text:style-name="T11">Lorem ipsum dolorem amet</text:span></text:p>
                <text:p text:style-name="P83"><text:span text:style-name="T11"/></text:p>
                <text:p xml:id="id658" text:id="id658" text:style-name="P83"><text:span text:style-name="T12">Lorem ipsum dolor sit amet, consectetuer adipiscing elit. Donec ut urna.</text:span></text:p>
              </text:list-header>
            </text:list>
          </draw:text-box>
        </draw:frame>
        <draw:frame presentation:style-name="pr50" draw:text-style-name="P84" draw:layer="layout" svg:width="9.8cm" svg:height="2.675cm" svg:x="4.805cm" svg:y="8.181cm">
          <draw:text-box>
            <text:list text:style-name="L3">
              <text:list-header>
                <text:p xml:id="id663" text:id="id663" text:style-name="P83"><text:span text:style-name="T11">Lorem ipsum dolorem amet</text:span></text:p>
                <text:p text:style-name="P83"><text:span text:style-name="T11"/></text:p>
                <text:p xml:id="id664" text:id="id664" text:style-name="P83"><text:span text:style-name="T12">Lorem ipsum dolor sit amet, consectetuer adipiscing elit. Donec ut urna.</text:span></text:p>
              </text:list-header>
            </text:list>
          </draw:text-box>
        </draw:frame>
        <draw:custom-shape draw:style-name="gr76" draw:text-style-name="P82" xml:id="id665" draw:id="id665" draw:layer="layout" svg:width="1.647cm" svg:height="1.647cm" svg:x="2.38cm" svg:y="11.537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0" draw:text-style-name="P84" draw:layer="layout" svg:width="9.8cm" svg:height="2.675cm" svg:x="4.829cm" svg:y="11.249cm">
          <draw:text-box>
            <text:list text:style-name="L3">
              <text:list-header>
                <text:p xml:id="id666" text:id="id666" text:style-name="P83"><text:span text:style-name="T11">Lorem ipsum dolorem amet</text:span></text:p>
                <text:p text:style-name="P83"><text:span text:style-name="T11"/></text:p>
                <text:p xml:id="id667" text:id="id667" text:style-name="P83"><text:span text:style-name="T12">Lorem ipsum dolor sit amet, consectetuer adipiscing elit. Donec ut urna.</text:span></text:p>
              </text:list-header>
            </text:list>
          </draw:text-box>
        </draw:frame>
        <anim:par presentation:node-type="timing-root">
          <anim:par smil:begin="id654.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attributeName="visibility" smil:to="visible"/>
                  <anim:transitionFilter smil:dur="0.3s" smil:type="fade" smil:subtype="crossfade"/>
                </anim:par>
              </anim:par>
              <anim:par smil:begin="0.3s">
                <anim:par smil:begin="0s" smil:fill="hold" presentation:node-type="after-previous" presentation:preset-class="entrance" presentation:preset-id="ooo-entrance-fade-in">
                  <anim:set smil:begin="0s" smil:dur="0.00015s" smil:fill="hold" smil:targetElement="id655" smil:attributeName="visibility" smil:to="visible"/>
                  <anim:transitionFilter smil:dur="0.3s" smil:targetElement="id655" smil:type="fade" smil:subtype="crossfade"/>
                </anim:par>
              </anim:par>
              <anim:par smil:begin="0.6s">
                <anim:par smil:begin="0s" smil:fill="hold" presentation:node-type="after-previous" presentation:preset-class="entrance" presentation:preset-id="ooo-entrance-fade-in">
                  <anim:set smil:begin="0s" smil:dur="0.00015s" smil:fill="hold" smil:targetElement="id656" smil:attributeName="visibility" smil:to="visible"/>
                  <anim:transitionFilter smil:dur="0.3s" smil:targetElement="id656" smil:type="fade" smil:subtype="crossfade"/>
                </anim:par>
              </anim:par>
              <anim:par smil:begin="0.9s">
                <anim:par smil:begin="0s" smil:fill="hold" presentation:node-type="after-previous" presentation:preset-class="entrance" presentation:preset-id="ooo-entrance-fade-in">
                  <anim:set smil:begin="0s" smil:dur="0.00015s" smil:fill="hold" smil:targetElement="id657" anim:sub-item="text" smil:attributeName="visibility" smil:to="visible"/>
                  <anim:transitionFilter smil:dur="0.3s" smil:targetElement="id657" anim:sub-item="text" smil:type="fade" smil:subtype="crossfade"/>
                </anim:par>
              </anim:par>
              <anim:par smil:begin="1.2s">
                <anim:par smil:begin="0s" smil:fill="hold" presentation:node-type="after-previous" presentation:preset-class="entrance" presentation:preset-id="ooo-entrance-appear" presentation:group-id="0">
                  <anim:set smil:begin="0s" smil:dur="0.001s" smil:fill="hold" smil:targetElement="id658" anim:sub-item="text" smil:attributeName="visibility" smil:to="visible"/>
                </anim:par>
              </anim:par>
              <anim:par smil:begin="1.201s">
                <anim:par smil:begin="0s" smil:fill="hold" presentation:node-type="after-previous" presentation:preset-class="entrance" presentation:preset-id="ooo-entrance-fade-in">
                  <anim:set smil:begin="0s" smil:dur="0.00015s" smil:fill="hold" smil:targetElement="id659" smil:attributeName="visibility" smil:to="visible"/>
                  <anim:transitionFilter smil:dur="0.3s" smil:targetElement="id659" smil:type="fade" smil:subtype="crossfade"/>
                </anim:par>
              </anim:par>
              <anim:par smil:begin="1.501s">
                <anim:par smil:begin="0s" smil:fill="hold" presentation:node-type="after-previous" presentation:preset-class="entrance" presentation:preset-id="ooo-entrance-fade-in">
                  <anim:set smil:begin="0s" smil:dur="0.00015s" smil:fill="hold" smil:targetElement="id660" anim:sub-item="text" smil:attributeName="visibility" smil:to="visible"/>
                  <anim:transitionFilter smil:dur="0.3s" smil:targetElement="id660" anim:sub-item="text" smil:type="fade" smil:subtype="crossfade"/>
                </anim:par>
              </anim:par>
              <anim:par smil:begin="1.801s">
                <anim:par smil:begin="0s" smil:fill="hold" presentation:node-type="after-previous" presentation:preset-class="entrance" presentation:preset-id="ooo-entrance-appear" presentation:group-id="1">
                  <anim:set smil:begin="0s" smil:dur="0.001s" smil:fill="hold" smil:targetElement="id661" anim:sub-item="text" smil:attributeName="visibility" smil:to="visible"/>
                </anim:par>
              </anim:par>
              <anim:par smil:begin="1.802s">
                <anim:par smil:begin="0s" smil:fill="hold" presentation:node-type="after-previous" presentation:preset-class="entrance" presentation:preset-id="ooo-entrance-fade-in">
                  <anim:set smil:begin="0s" smil:dur="0.00015s" smil:fill="hold" smil:targetElement="id662" smil:attributeName="visibility" smil:to="visible"/>
                  <anim:transitionFilter smil:dur="0.3s" smil:targetElement="id662" smil:type="fade" smil:subtype="crossfade"/>
                </anim:par>
              </anim:par>
              <anim:par smil:begin="2.102s">
                <anim:par smil:begin="0s" smil:fill="hold" presentation:node-type="after-previous" presentation:preset-class="entrance" presentation:preset-id="ooo-entrance-fade-in">
                  <anim:set smil:begin="0s" smil:dur="0.00015s" smil:fill="hold" smil:targetElement="id663" anim:sub-item="text" smil:attributeName="visibility" smil:to="visible"/>
                  <anim:transitionFilter smil:dur="0.3s" smil:targetElement="id663" anim:sub-item="text" smil:type="fade" smil:subtype="crossfade"/>
                </anim:par>
              </anim:par>
              <anim:par smil:begin="2.402s">
                <anim:par smil:begin="0s" smil:fill="hold" presentation:node-type="after-previous" presentation:preset-class="entrance" presentation:preset-id="ooo-entrance-appear" presentation:group-id="2">
                  <anim:set smil:begin="0s" smil:dur="0.001s" smil:fill="hold" smil:targetElement="id664" anim:sub-item="text" smil:attributeName="visibility" smil:to="visible"/>
                </anim:par>
              </anim:par>
              <anim:par smil:begin="2.403s">
                <anim:par smil:begin="0s" smil:fill="hold" presentation:node-type="after-previous" presentation:preset-class="entrance" presentation:preset-id="ooo-entrance-fade-in">
                  <anim:set smil:begin="0s" smil:dur="0.00015s" smil:fill="hold" smil:targetElement="id665" smil:attributeName="visibility" smil:to="visible"/>
                  <anim:transitionFilter smil:dur="0.3s" smil:targetElement="id665" smil:type="fade" smil:subtype="crossfade"/>
                </anim:par>
              </anim:par>
              <anim:par smil:begin="2.703s">
                <anim:par smil:begin="0s" smil:fill="hold" presentation:node-type="after-previous" presentation:preset-class="entrance" presentation:preset-id="ooo-entrance-fade-in">
                  <anim:set smil:begin="0s" smil:dur="0.00015s" smil:fill="hold" smil:targetElement="id666" anim:sub-item="text" smil:attributeName="visibility" smil:to="visible"/>
                  <anim:transitionFilter smil:dur="0.3s" smil:targetElement="id666" anim:sub-item="text" smil:type="fade" smil:subtype="crossfade"/>
                </anim:par>
              </anim:par>
              <anim:par smil:begin="3.003s">
                <anim:par smil:begin="0s" smil:fill="hold" presentation:node-type="after-previous" presentation:preset-class="entrance" presentation:preset-id="ooo-entrance-appear" presentation:group-id="3">
                  <anim:set smil:begin="0s" smil:dur="0.001s" smil:fill="hold" smil:targetElement="id667" anim:sub-item="text" smil:attributeName="visibility" smil:to="visible"/>
                </anim:par>
              </anim:par>
            </anim:par>
          </anim:seq>
        </anim:par>
        <presentation:notes draw:style-name="dp2">
          <draw:page-thumbnail draw:style-name="gr73" draw:layer="layout" svg:width="0.001cm" svg:height="0.001cm" svg:x="0cm" svg:y="2.123cm" draw:page-number="45" presentation:class="page"/>
          <draw:frame presentation:style-name="pr6" draw:text-style-name="P111" draw:layer="layout" svg:width="17.271cm" svg:height="12.572cm" svg:x="2.159cm" svg:y="13.271cm" presentation:class="notes" presentation:placeholder="true">
            <draw:text-box/>
          </draw:frame>
        </presentation:notes>
      </draw:page>
      <draw:page draw:name="page46" draw:style-name="dp1" draw:master-page-name="dark-background" presentation:presentation-page-layout-name="AL3T32" xml:id="id668" draw:id="id668">
        <draw:custom-shape draw:style-name="gr265" draw:text-style-name="P113" xml:id="id674" draw:id="id674" draw:layer="layout" svg:width="11.077cm" svg:height="11.077cm" svg:x="14.874cm" svg:y="3.076cm">
          <text:p text:style-name="P112"><text:span text:style-name="T5">Image:</text:span></text:p>
          <text:p text:style-name="P112"><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6" draw:text-style-name="P113" xml:id="id670" draw:id="id670" draw:layer="layout" svg:width="11.077cm" svg:height="11.077cm" svg:x="2.101cm" svg:y="3.075cm">
          <text:p text:style-name="P112"><text:span text:style-name="T5">Image:</text:span></text:p>
          <text:p text:style-name="P112"><text:span text:style-name="T5">1080x1080</text:span></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80" draw:layer="layout" svg:width="25.269cm" svg:height="1.905cm" svg:x="1.401cm" svg:y="1.27cm" presentation:class="title" presentation:user-transformed="true">
          <draw:text-box>
            <text:p xml:id="id669" text:id="id669" text:style-name="P119"><text:span text:style-name="T34">Our </text:span><text:span text:style-name="T35">Blog</text:span></text:p>
          </draw:text-box>
        </draw:frame>
        <draw:custom-shape draw:style-name="gr267" draw:text-style-name="P171" xml:id="id671" draw:id="id671" draw:layer="layout" svg:width="10cm" svg:height="2.632cm" svg:x="2.578cm" svg:y="10.893cm">
          <text:p text:style-name="P76"/>
          <draw:enhanced-geometry svg:viewBox="0 0 21600 21600" draw:mirror-horizontal="false" draw:mirror-vertical="false"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172" xml:id="id672" draw:id="id672" draw:layer="layout" svg:width="1.297cm" svg:height="1.365cm" svg:x="3.067cm" svg:y="11.408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1" draw:text-style-name="P84" draw:layer="layout" svg:width="7.328cm" svg:height="1.707cm" svg:x="4.75cm" svg:y="11.355cm">
          <draw:text-box>
            <text:list text:style-name="L3">
              <text:list-header>
                <text:p xml:id="id673" text:id="id673" text:style-name="P83"><text:span text:style-name="T11">Lorem ipsum dolorem amet</text:span></text:p>
              </text:list-header>
            </text:list>
          </draw:text-box>
        </draw:frame>
        <draw:custom-shape draw:style-name="gr269" draw:text-style-name="P77" xml:id="id675" draw:id="id675" draw:layer="layout" svg:width="10cm" svg:height="2.632cm" svg:x="15.405cm" svg:y="10.944cm">
          <text:p text:style-name="P76"/>
          <draw:enhanced-geometry svg:viewBox="0 0 21600 21600" draw:mirror-horizontal="false" draw:mirror-vertical="false"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169" xml:id="id676" draw:id="id676" draw:layer="layout" svg:width="1.297cm" svg:height="1.365cm" svg:x="15.894cm" svg:y="11.459cm">
          <text:p text:style-name="P8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1" draw:text-style-name="P84" draw:layer="layout" svg:width="7.328cm" svg:height="1.707cm" svg:x="17.577cm" svg:y="11.406cm">
          <draw:text-box>
            <text:list text:style-name="L3">
              <text:list-header>
                <text:p xml:id="id677" text:id="id677" text:style-name="P83"><text:span text:style-name="T11">Lorem ipsum dolorem amet</text:span></text:p>
              </text:list-header>
            </text:list>
          </draw:text-box>
        </draw:frame>
        <anim:par presentation:node-type="timing-root">
          <anim:par smil:begin="id668.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69" anim:sub-item="text" smil:attributeName="visibility" smil:to="visible"/>
                  <anim:transitionFilter smil:dur="0.3s" smil:targetElement="id669"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670" smil:attributeName="visibility" smil:to="visible"/>
                  <anim:transitionFilter smil:dur="0.3s" smil:targetElement="id670" smil:type="fade" smil:subtype="crossfade"/>
                </anim:par>
              </anim:par>
              <anim:par smil:begin="0.6s">
                <anim:par smil:begin="0s" smil:fill="hold" presentation:node-type="after-previous" presentation:preset-class="entrance" presentation:preset-id="ooo-entrance-fade-in">
                  <anim:set smil:begin="0s" smil:dur="0.00015s" smil:fill="hold" smil:targetElement="id671" smil:attributeName="visibility" smil:to="visible"/>
                  <anim:transitionFilter smil:dur="0.3s" smil:targetElement="id671" smil:type="fade" smil:subtype="crossfade"/>
                </anim:par>
              </anim:par>
              <anim:par smil:begin="0.9s">
                <anim:par smil:begin="0s" smil:fill="hold" presentation:node-type="after-previous" presentation:preset-class="entrance" presentation:preset-id="ooo-entrance-fade-in">
                  <anim:set smil:begin="0s" smil:dur="0.00015s" smil:fill="hold" smil:targetElement="id672" smil:attributeName="visibility" smil:to="visible"/>
                  <anim:transitionFilter smil:dur="0.3s" smil:targetElement="id672" smil:type="fade" smil:subtype="crossfade"/>
                </anim:par>
              </anim:par>
              <anim:par smil:begin="1.2s">
                <anim:par smil:begin="0s" smil:fill="hold" presentation:node-type="after-previous" presentation:preset-class="entrance" presentation:preset-id="ooo-entrance-fade-in">
                  <anim:set smil:begin="0s" smil:dur="0.00015s" smil:fill="hold" smil:targetElement="id673" anim:sub-item="text" smil:attributeName="visibility" smil:to="visible"/>
                  <anim:transitionFilter smil:dur="0.3s" smil:targetElement="id673"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674" smil:attributeName="visibility" smil:to="visible"/>
                  <anim:transitionFilter smil:dur="0.3s" smil:targetElement="id674" smil:type="fade" smil:subtype="crossfade"/>
                </anim:par>
              </anim:par>
              <anim:par smil:begin="1.8s">
                <anim:par smil:begin="0s" smil:fill="hold" presentation:node-type="after-previous" presentation:preset-class="entrance" presentation:preset-id="ooo-entrance-fade-in">
                  <anim:set smil:begin="0s" smil:dur="0.00015s" smil:fill="hold" smil:targetElement="id675" smil:attributeName="visibility" smil:to="visible"/>
                  <anim:transitionFilter smil:dur="0.3s" smil:targetElement="id675" smil:type="fade" smil:subtype="crossfade"/>
                </anim:par>
              </anim:par>
              <anim:par smil:begin="2.1s">
                <anim:par smil:begin="0s" smil:fill="hold" presentation:node-type="after-previous" presentation:preset-class="entrance" presentation:preset-id="ooo-entrance-fade-in">
                  <anim:set smil:begin="0s" smil:dur="0.00015s" smil:fill="hold" smil:targetElement="id676" smil:attributeName="visibility" smil:to="visible"/>
                  <anim:transitionFilter smil:dur="0.3s" smil:targetElement="id676" smil:type="fade" smil:subtype="crossfade"/>
                </anim:par>
              </anim:par>
              <anim:par smil:begin="2.4s">
                <anim:par smil:begin="0s" smil:fill="hold" presentation:node-type="after-previous" presentation:preset-class="entrance" presentation:preset-id="ooo-entrance-fade-in">
                  <anim:set smil:begin="0s" smil:dur="0.00015s" smil:fill="hold" smil:targetElement="id677" anim:sub-item="text" smil:attributeName="visibility" smil:to="visible"/>
                  <anim:transitionFilter smil:dur="0.3s" smil:targetElement="id677" anim:sub-item="text" smil:type="fade" smil:subtype="crossfade"/>
                </anim:par>
              </anim:par>
            </anim:par>
          </anim:seq>
        </anim:par>
        <presentation:notes draw:style-name="dp2">
          <draw:page-thumbnail draw:style-name="gr73" draw:layer="layout" svg:width="0.001cm" svg:height="0.001cm" svg:x="0cm" svg:y="2.123cm" draw:page-number="46" presentation:class="page"/>
          <draw:frame presentation:style-name="pr6" draw:text-style-name="P111" draw:layer="layout" svg:width="17.271cm" svg:height="12.572cm" svg:x="2.159cm" svg:y="13.271cm" presentation:class="notes" presentation:placeholder="true">
            <draw:text-box/>
          </draw:frame>
        </presentation:notes>
      </draw:page>
      <draw:page draw:name="page47" draw:style-name="dp1" draw:master-page-name="dark-background" presentation:presentation-page-layout-name="AL3T32" xml:id="id678" draw:id="id678">
        <draw:custom-shape draw:style-name="gr271" draw:text-style-name="P107" draw:layer="layout" svg:width="28.06cm" svg:height="15.75cm" svg:x="-0.06cm" svg:y="0cm">
          <text:p/>
          <draw:enhanced-geometry svg:viewBox="0 0 21600 21600" draw:type="rectangle" draw:enhanced-path="M 0 0 L 21600 0 21600 21600 0 21600 0 0 Z N"/>
        </draw:custom-shape>
        <draw:frame presentation:style-name="pr16" draw:text-style-name="P110" draw:layer="layout" svg:width="22.225cm" svg:height="6.936cm" svg:x="3.177cm" svg:y="5.94cm">
          <draw:text-box>
            <text:list text:style-name="L3">
              <text:list-header>
                <text:p xml:id="id680" text:id="id680" text:style-name="P108"><text:span text:style-name="T29">Image 1920x1080 </text:span><text:span text:style-name="T30">send to back of dark shape</text:span></text:p>
                <text:p xml:id="id681" text:id="id681" text:style-name="P108"><text:span text:style-name="T58">Through The Time</text:span></text:p>
              </text:list-header>
            </text:list>
          </draw:text-box>
        </draw:frame>
        <draw:custom-shape draw:style-name="gr87" draw:text-style-name="P82" xml:id="id679" draw:id="id679" draw:layer="layout" svg:width="2.305cm" svg:height="2.305cm" svg:x="13.237cm" svg:y="2.799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678.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79" smil:attributeName="visibility" smil:to="visible"/>
                  <anim:transitionFilter smil:dur="0.3s" smil:targetElement="id679" smil:type="fade" smil:subtype="crossfade"/>
                </anim:par>
              </anim:par>
              <anim:par smil:begin="0.3s">
                <anim:par smil:begin="0s" smil:fill="hold" presentation:node-type="after-previous" presentation:preset-class="entrance" presentation:preset-id="ooo-entrance-fade-in">
                  <anim:set smil:begin="0s" smil:dur="0.00015s" smil:fill="hold" smil:targetElement="id680" anim:sub-item="text" smil:attributeName="visibility" smil:to="visible"/>
                  <anim:transitionFilter smil:dur="0.3s" smil:targetElement="id680"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681" anim:sub-item="text" smil:attributeName="visibility" smil:to="visible"/>
                  <anim:transitionFilter smil:dur="0.3s" smil:targetElement="id681" anim:sub-item="text" smil:type="fade" smil:subtype="crossfade"/>
                </anim:par>
              </anim:par>
            </anim:par>
          </anim:seq>
        </anim:par>
        <presentation:notes draw:style-name="dp2">
          <draw:page-thumbnail draw:style-name="gr73" draw:layer="layout" svg:width="0.001cm" svg:height="0.001cm" svg:x="0cm" svg:y="2.123cm" draw:page-number="47" presentation:class="page"/>
          <draw:frame presentation:style-name="pr6" draw:text-style-name="P111" draw:layer="layout" svg:width="17.271cm" svg:height="12.572cm" svg:x="2.159cm" svg:y="13.271cm" presentation:class="notes" presentation:placeholder="true">
            <draw:text-box/>
          </draw:frame>
        </presentation:notes>
      </draw:page>
      <draw:page draw:name="page48" draw:style-name="dp1" draw:master-page-name="dark-background" presentation:presentation-page-layout-name="AL3T32" xml:id="id682" draw:id="id682">
        <draw:frame draw:style-name="gr272" draw:text-style-name="P101" xml:id="id684" draw:id="id684" draw:layer="layout" svg:width="12.7cm" svg:height="11.546cm" svg:x="1.505cm" svg:y="3.059cm">
          <draw:object xlink:href="./Object 1" xlink:type="simple" xlink:show="embed" xlink:actuate="onLoad">
            <loext:p/>
          </draw:object>
          <draw:image xlink:href="./ObjectReplacements/Object 1" xlink:type="simple" xlink:show="embed" xlink:actuate="onLoad"/>
        </draw:frame>
        <draw:frame presentation:style-name="pr18" draw:text-style-name="P121" draw:layer="layout" svg:width="25.163cm" svg:height="1.905cm" svg:x="1.407cm" svg:y="1.276cm" presentation:class="title" presentation:user-transformed="true">
          <draw:text-box>
            <text:p xml:id="id683" text:id="id683" text:style-name="P119"><text:span text:style-name="T34">Data </text:span><text:span text:style-name="T35">Chart</text:span></text:p>
          </draw:text-box>
        </draw:frame>
        <draw:custom-shape draw:style-name="gr76" draw:text-style-name="P82" xml:id="id685" draw:id="id685" draw:layer="layout" svg:width="1.647cm" svg:height="1.647cm" svg:x="14.68cm" svg:y="5.037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3" draw:text-style-name="P169" xml:id="id688" draw:id="id688" draw:layer="layout" svg:width="1.647cm" svg:height="1.647cm" svg:x="14.68cm" svg:y="7.938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0" draw:text-style-name="P84" draw:layer="layout" svg:width="9.8cm" svg:height="2.675cm" svg:x="17.129cm" svg:y="7.548cm">
          <draw:text-box>
            <text:list text:style-name="L3">
              <text:list-header>
                <text:p xml:id="id689" text:id="id689" text:style-name="P83"><text:span text:style-name="T11">Lorem ipsum dolorem amet</text:span></text:p>
                <text:p text:style-name="P83"><text:span text:style-name="T11"/></text:p>
                <text:p xml:id="id690" text:id="id690" text:style-name="P83"><text:span text:style-name="T12">Lorem ipsum dolor sit amet, consectetuer adipiscing elit. Donec ut urna.</text:span></text:p>
              </text:list-header>
            </text:list>
          </draw:text-box>
        </draw:frame>
        <draw:frame presentation:style-name="pr50" draw:text-style-name="P84" draw:layer="layout" svg:width="9.8cm" svg:height="2.675cm" svg:x="17.129cm" svg:y="4.749cm">
          <draw:text-box>
            <text:list text:style-name="L3">
              <text:list-header>
                <text:p xml:id="id686" text:id="id686" text:style-name="P83"><text:span text:style-name="T11">Lorem ipsum dolorem amet</text:span></text:p>
                <text:p text:style-name="P83"><text:span text:style-name="T11"/></text:p>
                <text:p xml:id="id687" text:id="id687" text:style-name="P83"><text:span text:style-name="T12">Lorem ipsum dolor sit amet, consectetuer adipiscing elit. Donec ut urna.</text:span></text:p>
              </text:list-header>
            </text:list>
          </draw:text-box>
        </draw:frame>
        <draw:custom-shape draw:style-name="gr273" draw:text-style-name="P134" xml:id="id691" draw:id="id691" draw:layer="layout" svg:width="1.647cm" svg:height="1.647cm" svg:x="14.704cm" svg:y="10.805cm">
          <text:p text:style-name="P81"><text:span text:style-name="T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0" draw:text-style-name="P84" draw:layer="layout" svg:width="9.8cm" svg:height="2.675cm" svg:x="17.153cm" svg:y="10.517cm">
          <draw:text-box>
            <text:list text:style-name="L3">
              <text:list-header>
                <text:p xml:id="id692" text:id="id692" text:style-name="P83"><text:span text:style-name="T11">Lorem ipsum dolorem amet</text:span></text:p>
                <text:p text:style-name="P83"><text:span text:style-name="T11"/></text:p>
                <text:p xml:id="id693" text:id="id693" text:style-name="P83"><text:span text:style-name="T12">Lorem ipsum dolor sit amet, consectetuer adipiscing elit. Donec ut urna.</text:span></text:p>
              </text:list-header>
            </text:list>
          </draw:text-box>
        </draw:frame>
        <anim:par presentation:node-type="timing-root">
          <anim:par smil:begin="id682.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83" anim:sub-item="text" smil:attributeName="visibility" smil:to="visible"/>
                  <anim:transitionFilter smil:dur="0.3s" smil:targetElement="id683"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684" smil:attributeName="visibility" smil:to="visible"/>
                  <anim:transitionFilter smil:dur="0.3s" smil:targetElement="id684" smil:type="fade" smil:subtype="crossfade"/>
                </anim:par>
              </anim:par>
              <anim:par smil:begin="0.6s">
                <anim:par smil:begin="0s" smil:fill="hold" presentation:node-type="after-previous" presentation:preset-class="entrance" presentation:preset-id="ooo-entrance-fade-in">
                  <anim:set smil:begin="0s" smil:dur="0.00015s" smil:fill="hold" smil:targetElement="id685" smil:attributeName="visibility" smil:to="visible"/>
                  <anim:transitionFilter smil:dur="0.3s" smil:targetElement="id685" smil:type="fade" smil:subtype="crossfade"/>
                </anim:par>
              </anim:par>
              <anim:par smil:begin="0.9s">
                <anim:par smil:begin="0s" smil:fill="hold" presentation:node-type="after-previous" presentation:preset-class="entrance" presentation:preset-id="ooo-entrance-fade-in">
                  <anim:set smil:begin="0s" smil:dur="0.00015s" smil:fill="hold" smil:targetElement="id686" anim:sub-item="text" smil:attributeName="visibility" smil:to="visible"/>
                  <anim:transitionFilter smil:dur="0.3s" smil:targetElement="id686" anim:sub-item="text" smil:type="fade" smil:subtype="crossfade"/>
                </anim:par>
              </anim:par>
              <anim:par smil:begin="1.2s">
                <anim:par smil:begin="0s" smil:fill="hold" presentation:node-type="after-previous" presentation:preset-class="entrance" presentation:preset-id="ooo-entrance-appear" presentation:group-id="1">
                  <anim:set smil:begin="0s" smil:dur="0.001s" smil:fill="hold" smil:targetElement="id687" anim:sub-item="text" smil:attributeName="visibility" smil:to="visible"/>
                </anim:par>
              </anim:par>
              <anim:par smil:begin="1.201s">
                <anim:par smil:begin="0s" smil:fill="hold" presentation:node-type="after-previous" presentation:preset-class="entrance" presentation:preset-id="ooo-entrance-fade-in">
                  <anim:set smil:begin="0s" smil:dur="0.00015s" smil:fill="hold" smil:targetElement="id688" smil:attributeName="visibility" smil:to="visible"/>
                  <anim:transitionFilter smil:dur="0.3s" smil:targetElement="id688" smil:type="fade" smil:subtype="crossfade"/>
                </anim:par>
              </anim:par>
              <anim:par smil:begin="1.501s">
                <anim:par smil:begin="0s" smil:fill="hold" presentation:node-type="after-previous" presentation:preset-class="entrance" presentation:preset-id="ooo-entrance-fade-in">
                  <anim:set smil:begin="0s" smil:dur="0.00015s" smil:fill="hold" smil:targetElement="id689" anim:sub-item="text" smil:attributeName="visibility" smil:to="visible"/>
                  <anim:transitionFilter smil:dur="0.3s" smil:targetElement="id689" anim:sub-item="text" smil:type="fade" smil:subtype="crossfade"/>
                </anim:par>
              </anim:par>
              <anim:par smil:begin="1.801s">
                <anim:par smil:begin="0s" smil:fill="hold" presentation:node-type="after-previous" presentation:preset-class="entrance" presentation:preset-id="ooo-entrance-appear" presentation:group-id="2">
                  <anim:set smil:begin="0s" smil:dur="0.001s" smil:fill="hold" smil:targetElement="id690" anim:sub-item="text" smil:attributeName="visibility" smil:to="visible"/>
                </anim:par>
              </anim:par>
              <anim:par smil:begin="1.802s">
                <anim:par smil:begin="0s" smil:fill="hold" presentation:node-type="after-previous" presentation:preset-class="entrance" presentation:preset-id="ooo-entrance-fade-in">
                  <anim:set smil:begin="0s" smil:dur="0.00015s" smil:fill="hold" smil:targetElement="id691" smil:attributeName="visibility" smil:to="visible"/>
                  <anim:transitionFilter smil:dur="0.3s" smil:targetElement="id691" smil:type="fade" smil:subtype="crossfade"/>
                </anim:par>
              </anim:par>
              <anim:par smil:begin="2.102s">
                <anim:par smil:begin="0s" smil:fill="hold" presentation:node-type="after-previous" presentation:preset-class="entrance" presentation:preset-id="ooo-entrance-fade-in">
                  <anim:set smil:begin="0s" smil:dur="0.00015s" smil:fill="hold" smil:targetElement="id692" anim:sub-item="text" smil:attributeName="visibility" smil:to="visible"/>
                  <anim:transitionFilter smil:dur="0.3s" smil:targetElement="id692" anim:sub-item="text" smil:type="fade" smil:subtype="crossfade"/>
                </anim:par>
              </anim:par>
              <anim:par smil:begin="2.402s">
                <anim:par smil:begin="0s" smil:fill="hold" presentation:node-type="after-previous" presentation:preset-class="entrance" presentation:preset-id="ooo-entrance-appear" presentation:group-id="3">
                  <anim:set smil:begin="0s" smil:dur="0.001s" smil:fill="hold" smil:targetElement="id693" anim:sub-item="text" smil:attributeName="visibility" smil:to="visible"/>
                </anim:par>
              </anim:par>
            </anim:par>
          </anim:seq>
        </anim:par>
        <presentation:notes draw:style-name="dp2">
          <draw:page-thumbnail draw:style-name="gr73" draw:layer="layout" svg:width="0.001cm" svg:height="0.001cm" svg:x="0cm" svg:y="2.123cm" draw:page-number="48" presentation:class="page"/>
          <draw:frame presentation:style-name="pr6" draw:text-style-name="P75" draw:layer="layout" svg:width="17.271cm" svg:height="12.572cm" svg:x="2.159cm" svg:y="13.271cm" presentation:class="notes" presentation:placeholder="true">
            <draw:text-box/>
          </draw:frame>
        </presentation:notes>
      </draw:page>
      <draw:page draw:name="page49" draw:style-name="dp1" draw:master-page-name="dark-background" presentation:presentation-page-layout-name="AL3T32" xml:id="id694" draw:id="id694">
        <draw:frame draw:style-name="gr272" draw:text-style-name="P101" xml:id="id696" draw:id="id696" draw:layer="layout" svg:width="24.13cm" svg:height="7.736cm" svg:x="1.905cm" svg:y="3.059cm">
          <draw:object xlink:href="./Object 3" xlink:type="simple" xlink:show="embed" xlink:actuate="onLoad">
            <loext:p/>
          </draw:object>
          <draw:image xlink:href="./ObjectReplacements/Object 3" xlink:type="simple" xlink:show="embed" xlink:actuate="onLoad"/>
        </draw:frame>
        <draw:frame presentation:style-name="pr18" draw:text-style-name="P121" draw:layer="layout" svg:width="25.163cm" svg:height="1.905cm" svg:x="1.407cm" svg:y="1.276cm" presentation:class="title" presentation:user-transformed="true">
          <draw:text-box>
            <text:p xml:id="id695" text:id="id695" text:style-name="P119"><text:span text:style-name="T34">Data </text:span><text:span text:style-name="T35">Chart</text:span></text:p>
          </draw:text-box>
        </draw:frame>
        <draw:frame presentation:style-name="pr52" draw:text-style-name="P162" draw:layer="layout" svg:width="24.594cm" svg:height="3.187cm" svg:x="1.441cm" svg:y="11.218cm">
          <draw:text-box>
            <text:list text:style-name="L3">
              <text:list-header>
                <text:p xml:id="id697" text:id="id697" text:style-name="P83"><text:span text:style-name="T11">Lorem ipsum dolor sit amet</text:span></text:p>
                <text:p text:style-name="P83"><text:span text:style-name="T32"/></text:p>
                <text:p xml:id="id698" text:id="id698" text:style-name="P83"><text:span text:style-name="T32">Consectetuer adipiscing elit. Suspendisse viverra placerat tortor. Nulla facilisi. Maecenas justo. Nullam sapien mauris, venenatis at, fermentum at, tempus eu, urna. Donec nonummy lacinia leo. Aenean ultrices turpis. Suspendisse viverra placerat tortor.</text:span></text:p>
              </text:list-header>
            </text:list>
          </draw:text-box>
        </draw:frame>
        <anim:par presentation:node-type="timing-root">
          <anim:par smil:begin="id694.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695" anim:sub-item="text" smil:attributeName="visibility" smil:to="visible"/>
                  <anim:transitionFilter smil:dur="0.3s" smil:targetElement="id69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696" smil:attributeName="visibility" smil:to="visible"/>
                  <anim:transitionFilter smil:dur="0.3s" smil:targetElement="id696" smil:type="fade" smil:subtype="crossfade"/>
                </anim:par>
              </anim:par>
              <anim:par smil:begin="0.6s">
                <anim:par smil:begin="0s" smil:fill="hold" presentation:node-type="after-previous" presentation:preset-class="entrance" presentation:preset-id="ooo-entrance-fade-in">
                  <anim:set smil:begin="0s" smil:dur="0.00015s" smil:fill="hold" smil:targetElement="id697" anim:sub-item="text" smil:attributeName="visibility" smil:to="visible"/>
                  <anim:transitionFilter smil:dur="0.3s" smil:targetElement="id697"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698" anim:sub-item="text" smil:attributeName="visibility" smil:to="visible"/>
                  <anim:transitionFilter smil:dur="0.3s" smil:targetElement="id698" anim:sub-item="text" smil:type="fade" smil:subtype="crossfade"/>
                </anim:par>
              </anim:par>
            </anim:par>
          </anim:seq>
        </anim:par>
        <presentation:notes draw:style-name="dp2">
          <draw:page-thumbnail draw:style-name="gr73" draw:layer="layout" svg:width="0.001cm" svg:height="0.001cm" svg:x="0cm" svg:y="2.123cm" draw:page-number="49" presentation:class="page"/>
          <draw:frame presentation:style-name="pr6" draw:text-style-name="P75" draw:layer="layout" svg:width="17.271cm" svg:height="12.572cm" svg:x="2.159cm" svg:y="13.271cm" presentation:class="notes" presentation:placeholder="true">
            <draw:text-box/>
          </draw:frame>
        </presentation:notes>
      </draw:page>
      <draw:page draw:name="page50" draw:style-name="dp1" draw:master-page-name="dark-background" presentation:presentation-page-layout-name="AL3T32" xml:id="id699" draw:id="id699">
        <draw:frame draw:style-name="gr272" draw:text-style-name="P101" xml:id="id701" draw:id="id701" draw:layer="layout" svg:width="11.43cm" svg:height="9.525cm" svg:x="2.005cm" svg:y="3.81cm">
          <draw:object xlink:href="./Object 7" xlink:type="simple" xlink:show="embed" xlink:actuate="onLoad">
            <loext:p/>
          </draw:object>
          <draw:image xlink:href="./ObjectReplacements/Object 7" xlink:type="simple" xlink:show="embed" xlink:actuate="onLoad"/>
        </draw:frame>
        <draw:frame presentation:style-name="pr18" draw:text-style-name="P121" draw:layer="layout" svg:width="25.163cm" svg:height="1.905cm" svg:x="1.407cm" svg:y="1.276cm" presentation:class="title" presentation:user-transformed="true">
          <draw:text-box>
            <text:p xml:id="id700" text:id="id700" text:style-name="P119"><text:span text:style-name="T34">Data </text:span><text:span text:style-name="T35">Chart</text:span></text:p>
          </draw:text-box>
        </draw:frame>
        <draw:frame presentation:style-name="pr53" draw:text-style-name="P162" draw:layer="layout" svg:width="11.43cm" svg:height="10.16cm" svg:x="14.605cm" svg:y="3.175cm">
          <draw:text-box>
            <text:list text:style-name="L3">
              <text:list-header>
                <text:p xml:id="id702" text:id="id702" text:style-name="P83"><text:span text:style-name="T29">Lorem ipsum dolor sit amet</text:span></text:p>
                <text:p text:style-name="P83"><text:span text:style-name="T32"/></text:p>
                <text:p xml:id="id703" text:id="id703" text:style-name="P83"><text:span text:style-name="T32">Consectetuer adipiscing elit. Suspendisse viverra placerat tortor. Nulla facilisi. Maecenas justo.</text:span></text:p>
                <text:p text:style-name="P83"><text:span text:style-name="T32"/></text:p>
              </text:list-header>
              <text:list-item>
                <text:p xml:id="id704" text:id="id704" text:style-name="P83"><text:span text:style-name="T32">Nullam sapien mauris, venenatis at, fermentum at, tempus eu, urna.</text:span></text:p>
                <text:p text:style-name="P83"><text:span text:style-name="T32"/></text:p>
              </text:list-item>
              <text:list-item>
                <text:p xml:id="id705" text:id="id705" text:style-name="P83"><text:span text:style-name="T32">Donec nonummy lacinia leo. Aenean ultrices turpis. Suspendisse viverra placerat tortor.</text:span></text:p>
              </text:list-item>
            </text:list>
          </draw:text-box>
        </draw:frame>
        <anim:par presentation:node-type="timing-root">
          <anim:par smil:begin="id699.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00" anim:sub-item="text" smil:attributeName="visibility" smil:to="visible"/>
                  <anim:transitionFilter smil:dur="0.3s" smil:targetElement="id70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01" smil:attributeName="visibility" smil:to="visible"/>
                  <anim:transitionFilter smil:dur="0.3s" smil:targetElement="id701" smil:type="fade" smil:subtype="crossfade"/>
                </anim:par>
              </anim:par>
              <anim:par smil:begin="0.6s">
                <anim:par smil:begin="0s" smil:fill="hold" presentation:node-type="after-previous" presentation:preset-class="entrance" presentation:preset-id="ooo-entrance-fade-in">
                  <anim:set smil:begin="0s" smil:dur="0.00015s" smil:fill="hold" smil:targetElement="id702" anim:sub-item="text" smil:attributeName="visibility" smil:to="visible"/>
                  <anim:transitionFilter smil:dur="0.3s" smil:targetElement="id70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703" anim:sub-item="text" smil:attributeName="visibility" smil:to="visible"/>
                  <anim:transitionFilter smil:dur="0.3s" smil:targetElement="id703"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704" anim:sub-item="text" smil:attributeName="visibility" smil:to="visible"/>
                  <anim:transitionFilter smil:dur="0.3s" smil:targetElement="id704"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705" anim:sub-item="text" smil:attributeName="visibility" smil:to="visible"/>
                  <anim:transitionFilter smil:dur="0.3s" smil:targetElement="id705" anim:sub-item="text" smil:type="fade" smil:subtype="crossfade"/>
                </anim:par>
              </anim:par>
            </anim:par>
          </anim:seq>
        </anim:par>
        <presentation:notes draw:style-name="dp2">
          <draw:page-thumbnail draw:style-name="gr73" draw:layer="layout" svg:width="0.001cm" svg:height="0.001cm" svg:x="0cm" svg:y="2.123cm" draw:page-number="50" presentation:class="page"/>
          <draw:frame presentation:style-name="pr6" draw:text-style-name="P75" draw:layer="layout" svg:width="17.271cm" svg:height="12.572cm" svg:x="2.159cm" svg:y="13.271cm" presentation:class="notes" presentation:placeholder="true">
            <draw:text-box/>
          </draw:frame>
        </presentation:notes>
      </draw:page>
      <draw:page draw:name="page51" draw:style-name="dp1" draw:master-page-name="dark-background" presentation:presentation-page-layout-name="AL3T32" xml:id="id706" draw:id="id706">
        <draw:frame draw:style-name="gr272" draw:text-style-name="P101" xml:id="id708" draw:id="id708" draw:layer="layout" svg:width="24.13cm" svg:height="7.736cm" svg:x="1.905cm" svg:y="3.059cm">
          <draw:object xlink:href="./Object 2" xlink:type="simple" xlink:show="embed" xlink:actuate="onLoad">
            <loext:p/>
          </draw:object>
          <draw:image xlink:href="./ObjectReplacements/Object 2" xlink:type="simple" xlink:show="embed" xlink:actuate="onLoad"/>
        </draw:frame>
        <draw:frame presentation:style-name="pr18" draw:text-style-name="P121" draw:layer="layout" svg:width="25.163cm" svg:height="1.905cm" svg:x="1.407cm" svg:y="1.276cm" presentation:class="title" presentation:user-transformed="true">
          <draw:text-box>
            <text:p xml:id="id707" text:id="id707" text:style-name="P119"><text:span text:style-name="T34">Data </text:span><text:span text:style-name="T35">Chart</text:span></text:p>
          </draw:text-box>
        </draw:frame>
        <draw:frame presentation:style-name="pr52" draw:text-style-name="P162" draw:layer="layout" svg:width="24.594cm" svg:height="3.187cm" svg:x="1.441cm" svg:y="11.218cm">
          <draw:text-box>
            <text:list text:style-name="L3">
              <text:list-header>
                <text:p xml:id="id709" text:id="id709" text:style-name="P83"><text:span text:style-name="T11">Lorem ipsum dolor sit amet</text:span></text:p>
                <text:p text:style-name="P83"><text:span text:style-name="T32"/></text:p>
                <text:p xml:id="id710" text:id="id710" text:style-name="P83"><text:span text:style-name="T32">Consectetuer adipiscing elit. Suspendisse viverra placerat tortor. Nulla facilisi. Maecenas justo. Nullam sapien mauris, venenatis at, fermentum at, tempus eu, urna. Donec nonummy lacinia leo. Aenean ultrices turpis. Suspendisse viverra placerat tortor.</text:span></text:p>
              </text:list-header>
            </text:list>
          </draw:text-box>
        </draw:frame>
        <anim:par presentation:node-type="timing-root">
          <anim:par smil:begin="id70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07" anim:sub-item="text" smil:attributeName="visibility" smil:to="visible"/>
                  <anim:transitionFilter smil:dur="0.3s" smil:targetElement="id70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08" smil:attributeName="visibility" smil:to="visible"/>
                  <anim:transitionFilter smil:dur="0.3s" smil:targetElement="id708" smil:type="fade" smil:subtype="crossfade"/>
                </anim:par>
              </anim:par>
              <anim:par smil:begin="0.6s">
                <anim:par smil:begin="0s" smil:fill="hold" presentation:node-type="after-previous" presentation:preset-class="entrance" presentation:preset-id="ooo-entrance-fade-in">
                  <anim:set smil:begin="0s" smil:dur="0.00015s" smil:fill="hold" smil:targetElement="id709" anim:sub-item="text" smil:attributeName="visibility" smil:to="visible"/>
                  <anim:transitionFilter smil:dur="0.3s" smil:targetElement="id70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710" anim:sub-item="text" smil:attributeName="visibility" smil:to="visible"/>
                  <anim:transitionFilter smil:dur="0.3s" smil:targetElement="id710" anim:sub-item="text" smil:type="fade" smil:subtype="crossfade"/>
                </anim:par>
              </anim:par>
            </anim:par>
          </anim:seq>
        </anim:par>
        <presentation:notes draw:style-name="dp2">
          <draw:page-thumbnail draw:style-name="gr73" draw:layer="layout" svg:width="0.001cm" svg:height="0.001cm" svg:x="0cm" svg:y="2.123cm" draw:page-number="51" presentation:class="page"/>
          <draw:frame presentation:style-name="pr6" draw:text-style-name="P75" draw:layer="layout" svg:width="17.271cm" svg:height="12.572cm" svg:x="2.159cm" svg:y="13.271cm" presentation:class="notes" presentation:placeholder="true">
            <draw:text-box/>
          </draw:frame>
        </presentation:notes>
      </draw:page>
      <draw:page draw:name="page52" draw:style-name="dp1" draw:master-page-name="dark-background" presentation:presentation-page-layout-name="AL3T32" xml:id="id711" draw:id="id711">
        <draw:frame draw:style-name="gr272" draw:text-style-name="P101" xml:id="id713" draw:id="id713" draw:layer="layout" svg:width="12.065cm" svg:height="7.736cm" svg:x="1.905cm" svg:y="3.059cm">
          <draw:object xlink:href="./Object 5" xlink:type="simple" xlink:show="embed" xlink:actuate="onLoad">
            <loext:p/>
          </draw:object>
          <draw:image xlink:href="./ObjectReplacements/Object 5" xlink:type="simple" xlink:show="embed" xlink:actuate="onLoad"/>
        </draw:frame>
        <draw:frame presentation:style-name="pr18" draw:text-style-name="P121" draw:layer="layout" svg:width="25.163cm" svg:height="1.905cm" svg:x="1.407cm" svg:y="1.276cm" presentation:class="title" presentation:user-transformed="true">
          <draw:text-box>
            <text:p xml:id="id712" text:id="id712" text:style-name="P119"><text:span text:style-name="T34">Data </text:span><text:span text:style-name="T35">Chart</text:span></text:p>
          </draw:text-box>
        </draw:frame>
        <draw:frame presentation:style-name="pr54" draw:text-style-name="P162" draw:layer="layout" svg:width="12.529cm" svg:height="3.331cm" svg:x="1.441cm" svg:y="11.218cm">
          <draw:text-box>
            <text:list text:style-name="L3">
              <text:list-header>
                <text:p xml:id="id714" text:id="id714" text:style-name="P83"><text:span text:style-name="T11">Lorem ipsum dolor sit amet</text:span></text:p>
                <text:p text:style-name="P83"><text:span text:style-name="T32"/></text:p>
                <text:p xml:id="id715" text:id="id715" text:style-name="P83"><text:span text:style-name="T32">Consectetuer adipiscing elit. Suspendisse viverra placerat tortor. Nulla facilisi. Maecenas justo. Nullam sapien mauris, venenatis at, fermentum at, tempus eu, urna. Donec nonummy lacinia leo.</text:span></text:p>
              </text:list-header>
            </text:list>
          </draw:text-box>
        </draw:frame>
        <draw:frame draw:style-name="gr272" draw:text-style-name="P101" xml:id="id716" draw:id="id716" draw:layer="layout" svg:width="12.065cm" svg:height="7.736cm" svg:x="14.506cm" svg:y="3.059cm">
          <draw:object xlink:href="./Object 6" xlink:type="simple" xlink:show="embed" xlink:actuate="onLoad">
            <loext:p/>
          </draw:object>
          <draw:image xlink:href="./ObjectReplacements/Object 6" xlink:type="simple" xlink:show="embed" xlink:actuate="onLoad"/>
        </draw:frame>
        <draw:frame presentation:style-name="pr52" draw:text-style-name="P162" draw:layer="layout" svg:width="12.529cm" svg:height="3.187cm" svg:x="14.042cm" svg:y="11.218cm">
          <draw:text-box>
            <text:list text:style-name="L3">
              <text:list-header>
                <text:p xml:id="id717" text:id="id717" text:style-name="P83"><text:span text:style-name="T11">Lorem ipsum dolor sit amet</text:span></text:p>
                <text:p text:style-name="P83"><text:span text:style-name="T32"/></text:p>
                <text:p xml:id="id718" text:id="id718" text:style-name="P83"><text:span text:style-name="T32">Consectetuer adipiscing elit. Suspendisse viverra placerat tortor. Nulla facilisi. Maecenas justo. Nullam sapien mauris, venenatis at.</text:span></text:p>
              </text:list-header>
            </text:list>
          </draw:text-box>
        </draw:frame>
        <anim:par presentation:node-type="timing-root">
          <anim:par smil:begin="id711.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12" anim:sub-item="text" smil:attributeName="visibility" smil:to="visible"/>
                  <anim:transitionFilter smil:dur="0.3s" smil:targetElement="id71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13" smil:attributeName="visibility" smil:to="visible"/>
                  <anim:transitionFilter smil:dur="0.3s" smil:targetElement="id713" smil:type="fade" smil:subtype="crossfade"/>
                </anim:par>
              </anim:par>
              <anim:par smil:begin="0.6s">
                <anim:par smil:begin="0s" smil:fill="hold" presentation:node-type="after-previous" presentation:preset-class="entrance" presentation:preset-id="ooo-entrance-fade-in">
                  <anim:set smil:begin="0s" smil:dur="0.00015s" smil:fill="hold" smil:targetElement="id714" anim:sub-item="text" smil:attributeName="visibility" smil:to="visible"/>
                  <anim:transitionFilter smil:dur="0.3s" smil:targetElement="id714"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715" anim:sub-item="text" smil:attributeName="visibility" smil:to="visible"/>
                  <anim:transitionFilter smil:dur="0.3s" smil:targetElement="id715"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716" smil:attributeName="visibility" smil:to="visible"/>
                  <anim:transitionFilter smil:dur="0.3s" smil:targetElement="id716" smil:type="fade" smil:subtype="crossfade"/>
                </anim:par>
              </anim:par>
              <anim:par smil:begin="1.5s">
                <anim:par smil:begin="0s" smil:fill="hold" presentation:node-type="after-previous" presentation:preset-class="entrance" presentation:preset-id="ooo-entrance-fade-in">
                  <anim:set smil:begin="0s" smil:dur="0.00015s" smil:fill="hold" smil:targetElement="id717" anim:sub-item="text" smil:attributeName="visibility" smil:to="visible"/>
                  <anim:transitionFilter smil:dur="0.3s" smil:targetElement="id717"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718" anim:sub-item="text" smil:attributeName="visibility" smil:to="visible"/>
                  <anim:transitionFilter smil:dur="0.3s" smil:targetElement="id718" anim:sub-item="text" smil:type="fade" smil:subtype="crossfade"/>
                </anim:par>
              </anim:par>
            </anim:par>
          </anim:seq>
        </anim:par>
        <presentation:notes draw:style-name="dp2">
          <draw:page-thumbnail draw:style-name="gr73" draw:layer="layout" svg:width="0.001cm" svg:height="0.001cm" svg:x="0cm" svg:y="2.123cm" draw:page-number="52" presentation:class="page"/>
          <draw:frame presentation:style-name="pr6" draw:text-style-name="P111" draw:layer="layout" svg:width="17.271cm" svg:height="12.572cm" svg:x="2.159cm" svg:y="13.271cm" presentation:class="notes" presentation:placeholder="true">
            <draw:text-box/>
          </draw:frame>
        </presentation:notes>
      </draw:page>
      <draw:page draw:name="page53" draw:style-name="dp1" draw:master-page-name="dark-background" presentation:presentation-page-layout-name="AL3T32" xml:id="id719" draw:id="id719">
        <draw:frame draw:style-name="gr272" draw:text-style-name="P101" xml:id="id721" draw:id="id721" draw:layer="layout" svg:width="12.065cm" svg:height="7.736cm" svg:x="1.905cm" svg:y="3.059cm">
          <draw:object xlink:href="./Object 8" xlink:type="simple" xlink:show="embed" xlink:actuate="onLoad">
            <loext:p/>
          </draw:object>
          <draw:image xlink:href="./ObjectReplacements/Object 8" xlink:type="simple" xlink:show="embed" xlink:actuate="onLoad"/>
        </draw:frame>
        <draw:frame presentation:style-name="pr18" draw:text-style-name="P121" draw:layer="layout" svg:width="25.163cm" svg:height="1.905cm" svg:x="1.407cm" svg:y="1.276cm" presentation:class="title" presentation:user-transformed="true">
          <draw:text-box>
            <text:p xml:id="id720" text:id="id720" text:style-name="P119"><text:span text:style-name="T34">Data </text:span><text:span text:style-name="T35">Chart</text:span></text:p>
          </draw:text-box>
        </draw:frame>
        <draw:frame presentation:style-name="pr55" draw:text-style-name="P162" draw:layer="layout" svg:width="12.529cm" svg:height="3.331cm" svg:x="1.441cm" svg:y="11.218cm">
          <draw:text-box>
            <text:list text:style-name="L3">
              <text:list-header>
                <text:p xml:id="id722" text:id="id722" text:style-name="P83"><text:span text:style-name="T11">Lorem ipsum dolor sit amet</text:span></text:p>
                <text:p text:style-name="P83"><text:span text:style-name="T32"/></text:p>
                <text:p xml:id="id723" text:id="id723" text:style-name="P83"><text:span text:style-name="T32">Consectetuer adipiscing elit. Suspendisse viverra placerat tortor. Nulla facilisi. Maecenas justo. Nullam sapien mauris, venenatis at, fermentum at, tempus eu, urna. Donec nonummy lacinia leo.</text:span></text:p>
              </text:list-header>
            </text:list>
          </draw:text-box>
        </draw:frame>
        <draw:g xml:id="id724" draw:id="id724">
          <draw:polygon draw:style-name="gr101" draw:text-style-name="P120" draw:layer="layout" svg:width="12.012cm" svg:height="14.415cm" svg:x="16.002cm" svg:y="1.287cm" svg:viewBox="0 0 12013 14416" draw:points="3836,0 3442,20 3061,78 2693,172 2340,301 2005,462 1688,653 1393,874 1121,1121 874,1393 653,1688 462,2005 301,2340 172,2693 78,3061 20,3442 0,3836 0,14416 12013,14416 12013,0">
            <text:p text:style-name="P78"><text:span text:style-name="T36">Image:</text:span></text:p>
            <text:p text:style-name="P78"><text:span text:style-name="T36">900x1080</text:span></text:p>
          </draw:polygon>
        </draw:g>
        <draw:custom-shape draw:style-name="gr274" draw:text-style-name="P77" xml:id="id725" draw:id="id725" draw:layer="layout" svg:width="12.7cm" svg:height="3.175cm" svg:x="14.931cm" svg:y="11.521cm">
          <text:p text:style-name="P76"/>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84" draw:layer="layout" svg:width="9.307cm" svg:height="2.059cm" svg:x="17.688cm" svg:y="12.179cm">
          <draw:text-box>
            <text:list text:style-name="L3">
              <text:list-header>
                <text:p xml:id="id727" text:id="id727" text:style-name="P83"><text:span text:style-name="T11">Lorem ipsum dolorem amet</text:span></text:p>
              </text:list-header>
            </text:list>
          </draw:text-box>
        </draw:frame>
        <draw:custom-shape draw:style-name="gr275" draw:text-style-name="P126" xml:id="id726" draw:id="id726" draw:layer="layout" svg:width="1.647cm" svg:height="1.647cm" svg:x="15.514cm" svg:y="12.229cm">
          <text:p text:style-name="P124"><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19.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20" anim:sub-item="text" smil:attributeName="visibility" smil:to="visible"/>
                  <anim:transitionFilter smil:dur="0.3s" smil:targetElement="id72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21" smil:attributeName="visibility" smil:to="visible"/>
                  <anim:transitionFilter smil:dur="0.3s" smil:targetElement="id721" smil:type="fade" smil:subtype="crossfade"/>
                </anim:par>
              </anim:par>
              <anim:par smil:begin="0.6s">
                <anim:par smil:begin="0s" smil:fill="hold" presentation:node-type="after-previous" presentation:preset-class="entrance" presentation:preset-id="ooo-entrance-fade-in">
                  <anim:set smil:begin="0s" smil:dur="0.00015s" smil:fill="hold" smil:targetElement="id722" anim:sub-item="text" smil:attributeName="visibility" smil:to="visible"/>
                  <anim:transitionFilter smil:dur="0.3s" smil:targetElement="id72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723" anim:sub-item="text" smil:attributeName="visibility" smil:to="visible"/>
                  <anim:transitionFilter smil:dur="0.3s" smil:targetElement="id723"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724" smil:attributeName="visibility" smil:to="visible"/>
                  <anim:transitionFilter smil:dur="0.3s" smil:targetElement="id724" smil:type="fade" smil:subtype="crossfade"/>
                </anim:par>
              </anim:par>
              <anim:par smil:begin="1.5s">
                <anim:par smil:begin="0s" smil:fill="hold" presentation:node-type="after-previous" presentation:preset-class="entrance" presentation:preset-id="ooo-entrance-fade-in">
                  <anim:set smil:begin="0s" smil:dur="0.00015s" smil:fill="hold" smil:targetElement="id725" smil:attributeName="visibility" smil:to="visible"/>
                  <anim:transitionFilter smil:dur="0.3s" smil:targetElement="id725" smil:type="fade" smil:subtype="crossfade"/>
                </anim:par>
              </anim:par>
              <anim:par smil:begin="1.8s">
                <anim:par smil:begin="0s" smil:fill="hold" presentation:node-type="after-previous" presentation:preset-class="entrance" presentation:preset-id="ooo-entrance-fade-in">
                  <anim:set smil:begin="0s" smil:dur="0.00015s" smil:fill="hold" smil:targetElement="id726" smil:attributeName="visibility" smil:to="visible"/>
                  <anim:transitionFilter smil:dur="0.3s" smil:targetElement="id726" smil:type="fade" smil:subtype="crossfade"/>
                </anim:par>
              </anim:par>
              <anim:par smil:begin="2.1s">
                <anim:par smil:begin="0s" smil:fill="hold" presentation:node-type="after-previous" presentation:preset-class="entrance" presentation:preset-id="ooo-entrance-fade-in">
                  <anim:set smil:begin="0s" smil:dur="0.00015s" smil:fill="hold" smil:targetElement="id727" anim:sub-item="text" smil:attributeName="visibility" smil:to="visible"/>
                  <anim:transitionFilter smil:dur="0.3s" smil:targetElement="id727" anim:sub-item="text" smil:type="fade" smil:subtype="crossfade"/>
                </anim:par>
              </anim:par>
            </anim:par>
          </anim:seq>
        </anim:par>
        <presentation:notes draw:style-name="dp2">
          <draw:page-thumbnail draw:style-name="gr73" draw:layer="layout" svg:width="0.001cm" svg:height="0.001cm" svg:x="0cm" svg:y="2.123cm" draw:page-number="53" presentation:class="page"/>
          <draw:frame presentation:style-name="pr6" draw:text-style-name="P111" draw:layer="layout" svg:width="17.271cm" svg:height="12.572cm" svg:x="2.159cm" svg:y="13.271cm" presentation:class="notes" presentation:placeholder="true">
            <draw:text-box/>
          </draw:frame>
        </presentation:notes>
      </draw:page>
      <draw:page draw:name="page54" draw:style-name="dp1" draw:master-page-name="dark-background" presentation:presentation-page-layout-name="AL3T32" xml:id="id728" draw:id="id728">
        <draw:custom-shape draw:style-name="gr276" draw:text-style-name="P107" draw:layer="layout" svg:width="28.06cm" svg:height="15.75cm" svg:x="-0.06cm" svg:y="0cm">
          <text:p/>
          <draw:enhanced-geometry svg:viewBox="0 0 21600 21600" draw:type="rectangle" draw:enhanced-path="M 0 0 L 21600 0 21600 21600 0 21600 0 0 Z N"/>
        </draw:custom-shape>
        <draw:frame presentation:style-name="pr14" draw:text-style-name="P110" draw:layer="layout" svg:width="22.225cm" svg:height="7.103cm" svg:x="3.177cm" svg:y="5.539cm">
          <draw:text-box>
            <text:list text:style-name="L3">
              <text:list-header>
                <text:p xml:id="id730" text:id="id730" text:style-name="P108"><text:span text:style-name="T17">Image 1920x1080 </text:span><text:span text:style-name="T59">send to back of dark shape</text:span></text:p>
                <text:p text:style-name="P108"><text:span text:style-name="T11"/></text:p>
                <text:p xml:id="id731" text:id="id731" text:style-name="P108"><text:span text:style-name="T32">Donec ut urna. Quisque dictum quam vel neque. Vestibulum viverra varius enim. Aliquam imperdiet lobortis metus. Pellentesque ac turpis. Pellentesque condimentum felis a sem. Pellentesque sit amet dui vel justo gravida auctor. Nam consectetuer mollis dolor.</text:span></text:p>
              </text:list-header>
            </text:list>
          </draw:text-box>
        </draw:frame>
        <draw:custom-shape draw:style-name="gr87" draw:text-style-name="P82" xml:id="id729" draw:id="id729" draw:layer="layout" svg:width="2.305cm" svg:height="2.305cm" svg:x="13.237cm" svg:y="2.799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28.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29" smil:attributeName="visibility" smil:to="visible"/>
                  <anim:transitionFilter smil:dur="0.3s" smil:targetElement="id729" smil:type="fade" smil:subtype="crossfade"/>
                </anim:par>
              </anim:par>
              <anim:par smil:begin="0.3s">
                <anim:par smil:begin="0s" smil:fill="hold" presentation:node-type="after-previous" presentation:preset-class="entrance" presentation:preset-id="ooo-entrance-fade-in">
                  <anim:set smil:begin="0s" smil:dur="0.00015s" smil:fill="hold" smil:targetElement="id730" anim:sub-item="text" smil:attributeName="visibility" smil:to="visible"/>
                  <anim:transitionFilter smil:dur="0.3s" smil:targetElement="id730"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731" anim:sub-item="text" smil:attributeName="visibility" smil:to="visible"/>
                  <anim:transitionFilter smil:dur="0.3s" smil:targetElement="id731" anim:sub-item="text" smil:type="fade" smil:subtype="crossfade"/>
                </anim:par>
              </anim:par>
            </anim:par>
          </anim:seq>
        </anim:par>
        <presentation:notes draw:style-name="dp2">
          <draw:page-thumbnail draw:style-name="gr73" draw:layer="layout" svg:width="0.001cm" svg:height="0.001cm" svg:x="0cm" svg:y="2.123cm" draw:page-number="54" presentation:class="page"/>
          <draw:frame presentation:style-name="pr6" draw:text-style-name="P111" draw:layer="layout" svg:width="17.271cm" svg:height="12.572cm" svg:x="2.159cm" svg:y="13.271cm" presentation:class="notes" presentation:placeholder="true">
            <draw:text-box/>
          </draw:frame>
        </presentation:notes>
      </draw:page>
      <draw:page draw:name="page55" draw:style-name="dp1" draw:master-page-name="dark-background" presentation:presentation-page-layout-name="AL3T32" xml:id="id732" draw:id="id732">
        <draw:polygon draw:style-name="gr277" draw:text-style-name="P173" xml:id="id737" draw:id="id737" draw:layer="layout" svg:width="5.235cm" svg:height="3.452cm" draw:transform="rotate (-0.032637657012294) translate (12.7870328023497cm 10.1659995734438cm)" svg:viewBox="0 0 5236 3453" draw:points="2710,0 3082,1338 5236,1272 5236,1272 5072,1501 4896,1720 4708,1927 4508,2124 4298,2309 4078,2482 3848,2643 3608,2790 3322,2944 3027,3077 2724,3191 2415,3285 2101,3358 1783,3411 1460,3442 1136,3453 1136,3453 1117,3453 0,1647 960,670 960,670 1048,675 1092,677 1136,677 1136,677 1278,673 1419,659 1559,636 1697,603 1832,562 1965,512 2094,454 2220,387 2287,347 2353,304 2417,259 2479,211 2539,161 2598,110 2655,56">
          <text:p text:style-name="P101"><text:span text:style-name="T60"></text:span><text:span text:style-name="T60"><text:tab/></text:span></text:p>
        </draw:polygon>
        <draw:polygon draw:style-name="gr277" draw:text-style-name="P173" xml:id="id738" draw:id="id738" draw:layer="layout" svg:width="3.946cm" svg:height="4.346cm" draw:transform="rotate (-0.032637657012294) translate (9.66270843591293cm 9.16984986389648cm)" svg:viewBox="0 0 3947 4347" draw:points="1005,0 2331,342 2331,342 2350,382 2370,421 2413,499 2488,619 2571,735 2661,844 2758,948 2861,1044 2970,1134 3086,1217 3207,1293 3275,1331 3345,1366 3416,1399 3488,1429 3562,1457 3636,1482 3711,1504 3787,1524 2813,2514 3947,4347 3947,4347 3667,4319 3390,4276 3116,4217 2846,4143 2580,4053 2320,3949 2066,3830 1819,3696 1543,3525 1280,3336 1030,3131 795,2910 574,2675 369,2425 181,2162 9,1887 7,1883 4,1879 2,1875 0,1871">
          <text:p text:style-name="P101"><text:span text:style-name="T60"></text:span></text:p>
        </draw:polygon>
        <draw:polygon draw:style-name="gr278" draw:text-style-name="P174" xml:id="id736" draw:id="id736" draw:layer="layout" svg:width="3.16cm" svg:height="4.721cm" draw:transform="rotate (-0.032637657012294) translate (15.8241104994523cm 6.61496390191029cm)" svg:viewBox="0 0 3161 4722" draw:points="2659,0 2659,0 2776,256 2877,518 2963,785 3034,1056 3089,1330 3129,1608 3153,1888 3161,2169 3161,2169 3150,2493 3118,2816 3066,3134 2992,3449 2899,3757 2785,4060 2651,4355 2498,4641 2496,4645 2494,4649 2491,4653 2489,4657 366,4722 0,3403 0,3403 49,3329 72,3291 94,3253 161,3128 220,2998 270,2865 311,2730 343,2592 366,2452 380,2311 385,2169 385,2169 384,2091 379,2012 372,1934 362,1857 350,1780 334,1703 316,1627 295,1551 1640,1898">
          <text:p text:style-name="P101"/>
          <text:p text:style-name="P101"><text:span text:style-name="T60"></text:span></text:p>
        </draw:polygon>
        <draw:polygon draw:style-name="gr279" draw:text-style-name="P175" xml:id="id739" draw:id="id739" draw:layer="layout" svg:width="3.16cm" svg:height="4.721cm" draw:transform="rotate (-0.032637657012294) translate (9.11189371141178cm 6.01152705994468cm)" svg:viewBox="0 0 3161 4722" draw:points="2795,0 3161,1319 3161,1319 3112,1393 3089,1431 3066,1469 2999,1594 2941,1724 2891,1856 2850,1992 2818,2130 2794,2269 2780,2411 2776,2553 2776,2553 2777,2631 2781,2709 2788,2787 2798,2865 2811,2942 2826,3019 2845,3095 2866,3171 1521,2823 501,4722 501,4722 385,4465 284,4204 198,3937 127,3666 72,3391 32,3114 8,2834 0,2553 0,2553 0,2553 11,2228 42,1906 95,1587 168,1273 262,964 376,662 510,367 663,81 665,77 667,73 669,69 672,65">
          <text:p text:style-name="P101"/>
          <text:p text:style-name="P101"/>
          <text:p text:style-name="P101"><text:span text:style-name="T60"></text:span></text:p>
        </draw:polygon>
        <draw:polygon draw:style-name="gr278" draw:text-style-name="P174" xml:id="id735" draw:id="id735" draw:layer="layout" svg:width="3.946cm" svg:height="4.346cm" draw:transform="rotate (-0.032637657012294) translate (14.4749803980706cm 3.80569314139377cm)" svg:viewBox="0 0 3947 4347" draw:points="0,0 0,0 280,28 557,71 831,130 1101,204 1367,294 1627,398 1881,517 2129,651 2404,822 2667,1011 2917,1216 3152,1436 3373,1672 3578,1921 3767,2185 3938,2460 3941,2464 3943,2468 3945,2472 3947,2476 2943,4347 1616,4005 1616,4005 1597,3965 1577,3926 1556,3887 1535,3848 1459,3727 1376,3612 1286,3502 1190,3399 1086,3302 977,3212 862,3130 741,3054 672,3016 602,2981 531,2948 459,2918 386,2890 311,2865 236,2843 160,2823 1134,1832">
          <text:p text:style-name="P101"><text:span text:style-name="T61"></text:span></text:p>
        </draw:polygon>
        <draw:polygon draw:style-name="gr280" draw:text-style-name="P175" xml:id="id740" draw:id="id740" draw:layer="layout" svg:width="5.235cm" svg:height="3.452cm" draw:transform="rotate (-0.032637657012294) translate (10.0337359242522cm 3.64876682074474cm)" svg:viewBox="0 0 5236 3453" draw:points="4109,0 4109,0 4119,0 5236,1806 4276,2783 4276,2783 4188,2778 4144,2776 4100,2776 4100,2776 3958,2780 3817,2794 3677,2817 3539,2850 3404,2891 3271,2941 3142,2999 3016,3066 2949,3107 2883,3149 2819,3195 2757,3242 2697,3292 2638,3343 2581,3397 2526,3453 2154,2115 0,2181 0,2181 164,1952 340,1733 528,1526 728,1329 938,1144 1158,971 1388,810 1628,663 1914,510 2209,376 2512,262 2821,168 3135,95 3453,42 3776,11 4100,0 4100,0 4105,0">
          <text:p text:style-name="P101"><text:span text:style-name="T60"><text:tab/></text:span><text:span text:style-name="T60"></text:span></text:p>
        </draw:polygon>
        <draw:path draw:style-name="gr281" draw:text-style-name="P176" xml:id="id734" draw:id="id734" draw:layer="layout" svg:width="3.893cm" svg:height="3.893cm" draw:transform="rotate (-0.032637657012294) translate (12.0880251956038cm 6.7149350542561cm)" svg:viewBox="0 0 3894 3894" svg:d="M1947 0l-128 4-127 13-125 21-124 29-122 36-119 45-116 53-112 60-109 68-104 74-98 81-93 86-86 93-81 98-74 104-68 109-60 112-53 116-45 119-36 122-29 124-21 125-13 127-4 128 4 128 13 127 21 125 29 124 36 122 45 119 53 116 60 113 68 108 74 104 81 98 86 93 93 86 98 81 104 74 109 68 112 60 116 53 119 45 122 36 124 29 125 21 127 13 128 4 128-4 127-13 125-21 124-29 122-36 119-45 116-53 113-60 108-68 104-74 98-81 93-86 86-93 81-98 74-104 68-108 60-113 53-116 45-119 36-122 29-124 21-125 13-127 4-128-4-128-13-127-21-125-29-124-36-122-45-119-53-116-60-112-68-109-74-104-81-98-86-93-93-86-98-81-104-74-108-68-113-60-116-53-119-45-122-36-124-29-125-21-127-13zM1947 476l97 3 95 9 95 16 94 22 91 28 90 34 88 39 85 46 82 51 79 56 74 61 70 66 66 70 61 74 56 79 51 82 46 85 39 88 34 90 28 91 22 94 16 95 9 95 3 97-3 97-9 95-16 95-22 94-28 91-34 90-39 88-46 85-51 82-56 79-61 74-66 70-70 66-74 61-79 56-82 51-85 46-88 39-90 34-91 28-94 22-95 16-95 9-97 3-97-3-95-9-95-16-94-22-91-28-90-34-88-39-85-46-82-51-79-56-74-61-70-66-66-70-61-74-56-79-51-82-46-85-39-88-34-90-28-91-22-94-16-95-9-95-3-97 3-97 9-95 16-95 22-94 28-91 34-90 39-88 46-85 51-82 56-79 61-74 66-70 70-66 74-61 79-56 82-51 85-46 88-39 90-34 91-28 94-22 95-16 95-9z">
          <text:p/>
        </draw:path>
        <draw:frame presentation:style-name="pr18" draw:text-style-name="P121" draw:layer="layout" svg:width="25.163cm" svg:height="1.905cm" svg:x="1.408cm" svg:y="1.277cm" presentation:class="title" presentation:user-transformed="true">
          <draw:text-box>
            <text:p xml:id="id733" text:id="id733" text:style-name="P119"><text:span text:style-name="T34">Business </text:span><text:span text:style-name="T35">Infographic</text:span></text:p>
          </draw:text-box>
        </draw:frame>
        <draw:custom-shape draw:style-name="gr282" draw:text-style-name="P177" xml:id="id741" draw:id="id741" draw:layer="layout" svg:width="0.957cm" svg:height="0.957cm" svg:x="19.648cm" svg:y="3.622cm">
          <text:p text:style-name="P81"><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77" xml:id="id744" draw:id="id744" draw:layer="layout" svg:width="0.957cm" svg:height="0.957cm" svg:x="19.648cm" svg:y="7.707cm">
          <text:p text:style-name="P81"><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84" draw:layer="layout" svg:width="5.692cm" svg:height="3.714cm" svg:x="21.071cm" svg:y="7.481cm">
          <draw:text-box>
            <text:list text:style-name="L3">
              <text:list-header>
                <text:p xml:id="id745" text:id="id745" text:style-name="P83"><text:span text:style-name="T11">Lorem ipsum dolorem amet</text:span></text:p>
                <text:p text:style-name="P83"><text:span text:style-name="T11"/></text:p>
                <text:p xml:id="id746" text:id="id746" text:style-name="P83"><text:span text:style-name="T39">Lorem ipsum dolor sit amet, consectetuer adipiscing elit.</text:span></text:p>
              </text:list-header>
            </text:list>
          </draw:text-box>
        </draw:frame>
        <draw:frame presentation:style-name="pr56" draw:text-style-name="P84" draw:layer="layout" svg:width="5.692cm" svg:height="3.714cm" svg:x="21.071cm" svg:y="3.455cm">
          <draw:text-box>
            <text:list text:style-name="L3">
              <text:list-header>
                <text:p xml:id="id742" text:id="id742" text:style-name="P83"><text:span text:style-name="T11">Lorem ipsum dolorem amet</text:span></text:p>
                <text:p text:style-name="P83"><text:span text:style-name="T11"/></text:p>
                <text:p xml:id="id743" text:id="id743" text:style-name="P83"><text:span text:style-name="T39">Lorem ipsum dolor sit amet, consectetuer adipiscing elit.</text:span></text:p>
              </text:list-header>
            </text:list>
          </draw:text-box>
        </draw:frame>
        <draw:custom-shape draw:style-name="gr283" draw:text-style-name="P178" xml:id="id747" draw:id="id747" draw:layer="layout" svg:width="0.957cm" svg:height="0.956cm" svg:x="19.662cm" svg:y="11.609cm">
          <text:p text:style-name="P81"><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84" draw:layer="layout" svg:width="5.692cm" svg:height="3.714cm" svg:x="21.085cm" svg:y="11.441cm">
          <draw:text-box>
            <text:list text:style-name="L3">
              <text:list-header>
                <text:p xml:id="id748" text:id="id748" text:style-name="P83"><text:span text:style-name="T11">Lorem ipsum dolorem amet</text:span></text:p>
                <text:p text:style-name="P83"><text:span text:style-name="T11"/></text:p>
                <text:p xml:id="id749" text:id="id749" text:style-name="P83"><text:span text:style-name="T39">Lorem ipsum dolor sit amet, consectetuer adipiscing elit.</text:span></text:p>
              </text:list-header>
            </text:list>
          </draw:text-box>
        </draw:frame>
        <draw:custom-shape draw:style-name="gr284" draw:text-style-name="P82" xml:id="id756" draw:id="id756" draw:layer="layout" svg:width="0.957cm" svg:height="0.957cm" svg:x="7.371cm" svg:y="3.628cm">
          <text:p text:style-name="P81"><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37" xml:id="id753" draw:id="id753" draw:layer="layout" svg:width="0.957cm" svg:height="0.957cm" svg:x="7.371cm" svg:y="7.713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130" draw:layer="layout" svg:width="5.692cm" svg:height="3.714cm" svg:x="0.794cm" svg:y="7.487cm">
          <draw:text-box>
            <text:list text:style-name="L3">
              <text:list-header>
                <text:p xml:id="id754" text:id="id754" text:style-name="P95"><text:span text:style-name="T11">Lorem ipsum dolorem amet</text:span></text:p>
                <text:p text:style-name="P95"><text:span text:style-name="T11"/></text:p>
                <text:p xml:id="id755" text:id="id755" text:style-name="P95"><text:span text:style-name="T39">Lorem ipsum dolor sit amet, consectetuer adipiscing elit.</text:span></text:p>
              </text:list-header>
            </text:list>
          </draw:text-box>
        </draw:frame>
        <draw:frame presentation:style-name="pr56" draw:text-style-name="P130" draw:layer="layout" svg:width="5.692cm" svg:height="3.714cm" svg:x="0.794cm" svg:y="3.461cm">
          <draw:text-box>
            <text:list text:style-name="L3">
              <text:list-header>
                <text:p xml:id="id757" text:id="id757" text:style-name="P95"><text:span text:style-name="T11">Lorem ipsum dolorem amet</text:span></text:p>
                <text:p text:style-name="P95"><text:span text:style-name="T11"/></text:p>
                <text:p xml:id="id758" text:id="id758" text:style-name="P95"><text:span text:style-name="T39">Lorem ipsum dolor sit amet, consectetuer adipiscing elit.</text:span></text:p>
              </text:list-header>
            </text:list>
          </draw:text-box>
        </draw:frame>
        <draw:custom-shape draw:style-name="gr286" draw:text-style-name="P179" xml:id="id750" draw:id="id750" draw:layer="layout" svg:width="0.957cm" svg:height="0.956cm" svg:x="7.385cm" svg:y="11.615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130" draw:layer="layout" svg:width="5.692cm" svg:height="3.714cm" svg:x="0.808cm" svg:y="11.447cm">
          <draw:text-box>
            <text:list text:style-name="L3">
              <text:list-header>
                <text:p xml:id="id751" text:id="id751" text:style-name="P95"><text:span text:style-name="T11">Lorem ipsum dolorem amet</text:span></text:p>
                <text:p text:style-name="P95"><text:span text:style-name="T11"/></text:p>
                <text:p xml:id="id752" text:id="id752" text:style-name="P95"><text:span text:style-name="T39">Lorem ipsum dolor sit amet, consectetuer adipiscing elit.</text:span></text:p>
              </text:list-header>
            </text:list>
          </draw:text-box>
        </draw:frame>
        <anim:par presentation:node-type="timing-root">
          <anim:par smil:begin="id732.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33" anim:sub-item="text" smil:attributeName="visibility" smil:to="visible"/>
                  <anim:transitionFilter smil:dur="0.3s" smil:targetElement="id733"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34" smil:attributeName="visibility" smil:to="visible"/>
                  <anim:transitionFilter smil:dur="0.3s" smil:targetElement="id734" smil:type="fade" smil:subtype="crossfade"/>
                </anim:par>
              </anim:par>
              <anim:par smil:begin="0.6s">
                <anim:par smil:begin="0s" smil:fill="hold" presentation:node-type="after-previous" presentation:preset-class="entrance" presentation:preset-id="ooo-entrance-fade-in">
                  <anim:set smil:begin="0s" smil:dur="0.00015s" smil:fill="hold" smil:targetElement="id735" smil:attributeName="visibility" smil:to="visible"/>
                  <anim:transitionFilter smil:dur="0.3s" smil:targetElement="id735" smil:type="fade" smil:subtype="crossfade"/>
                </anim:par>
              </anim:par>
              <anim:par smil:begin="0.9s">
                <anim:par smil:begin="0s" smil:fill="hold" presentation:node-type="after-previous" presentation:preset-class="entrance" presentation:preset-id="ooo-entrance-fade-in">
                  <anim:set smil:begin="0s" smil:dur="0.00015s" smil:fill="hold" smil:targetElement="id736" smil:attributeName="visibility" smil:to="visible"/>
                  <anim:transitionFilter smil:dur="0.3s" smil:targetElement="id736" smil:type="fade" smil:subtype="crossfade"/>
                </anim:par>
              </anim:par>
              <anim:par smil:begin="1.2s">
                <anim:par smil:begin="0s" smil:fill="hold" presentation:node-type="after-previous" presentation:preset-class="entrance" presentation:preset-id="ooo-entrance-fade-in">
                  <anim:set smil:begin="0s" smil:dur="0.00015s" smil:fill="hold" smil:targetElement="id737" smil:attributeName="visibility" smil:to="visible"/>
                  <anim:transitionFilter smil:dur="0.3s" smil:targetElement="id737" smil:type="fade" smil:subtype="crossfade"/>
                </anim:par>
              </anim:par>
              <anim:par smil:begin="1.5s">
                <anim:par smil:begin="0s" smil:fill="hold" presentation:node-type="after-previous" presentation:preset-class="entrance" presentation:preset-id="ooo-entrance-fade-in">
                  <anim:set smil:begin="0s" smil:dur="0.00015s" smil:fill="hold" smil:targetElement="id738" smil:attributeName="visibility" smil:to="visible"/>
                  <anim:transitionFilter smil:dur="0.3s" smil:targetElement="id738" smil:type="fade" smil:subtype="crossfade"/>
                </anim:par>
              </anim:par>
              <anim:par smil:begin="1.8s">
                <anim:par smil:begin="0s" smil:fill="hold" presentation:node-type="after-previous" presentation:preset-class="entrance" presentation:preset-id="ooo-entrance-fade-in">
                  <anim:set smil:begin="0s" smil:dur="0.00015s" smil:fill="hold" smil:targetElement="id739" smil:attributeName="visibility" smil:to="visible"/>
                  <anim:transitionFilter smil:dur="0.3s" smil:targetElement="id739" smil:type="fade" smil:subtype="crossfade"/>
                </anim:par>
              </anim:par>
              <anim:par smil:begin="2.1s">
                <anim:par smil:begin="0s" smil:fill="hold" presentation:node-type="after-previous" presentation:preset-class="entrance" presentation:preset-id="ooo-entrance-fade-in">
                  <anim:set smil:begin="0s" smil:dur="0.00015s" smil:fill="hold" smil:targetElement="id740" smil:attributeName="visibility" smil:to="visible"/>
                  <anim:transitionFilter smil:dur="0.3s" smil:targetElement="id740" smil:type="fade" smil:subtype="crossfade"/>
                </anim:par>
              </anim:par>
              <anim:par smil:begin="2.4s">
                <anim:par smil:begin="0s" smil:fill="hold" presentation:node-type="after-previous" presentation:preset-class="entrance" presentation:preset-id="ooo-entrance-fade-in">
                  <anim:set smil:begin="0s" smil:dur="0.00015s" smil:fill="hold" smil:targetElement="id741" smil:attributeName="visibility" smil:to="visible"/>
                  <anim:transitionFilter smil:dur="0.3s" smil:targetElement="id741" smil:type="fade" smil:subtype="crossfade"/>
                </anim:par>
              </anim:par>
              <anim:par smil:begin="2.7s">
                <anim:par smil:begin="0s" smil:fill="hold" presentation:node-type="after-previous" presentation:preset-class="entrance" presentation:preset-id="ooo-entrance-fade-in">
                  <anim:set smil:begin="0s" smil:dur="0.00015s" smil:fill="hold" smil:targetElement="id742" anim:sub-item="text" smil:attributeName="visibility" smil:to="visible"/>
                  <anim:transitionFilter smil:dur="0.3s" smil:targetElement="id742" anim:sub-item="text" smil:type="fade" smil:subtype="crossfade"/>
                </anim:par>
              </anim:par>
              <anim:par smil:begin="3s">
                <anim:par smil:begin="0s" smil:fill="hold" presentation:node-type="after-previous" presentation:preset-class="entrance" presentation:preset-id="ooo-entrance-appear" presentation:group-id="0">
                  <anim:set smil:begin="0s" smil:dur="0.001s" smil:fill="hold" smil:targetElement="id743" anim:sub-item="text" smil:attributeName="visibility" smil:to="visible"/>
                </anim:par>
              </anim:par>
              <anim:par smil:begin="3.001s">
                <anim:par smil:begin="0s" smil:fill="hold" presentation:node-type="after-previous" presentation:preset-class="entrance" presentation:preset-id="ooo-entrance-fade-in">
                  <anim:set smil:begin="0s" smil:dur="0.00015s" smil:fill="hold" smil:targetElement="id744" smil:attributeName="visibility" smil:to="visible"/>
                  <anim:transitionFilter smil:dur="0.3s" smil:targetElement="id744" smil:type="fade" smil:subtype="crossfade"/>
                </anim:par>
              </anim:par>
              <anim:par smil:begin="3.301s">
                <anim:par smil:begin="0s" smil:fill="hold" presentation:node-type="after-previous" presentation:preset-class="entrance" presentation:preset-id="ooo-entrance-fade-in">
                  <anim:set smil:begin="0s" smil:dur="0.00015s" smil:fill="hold" smil:targetElement="id745" anim:sub-item="text" smil:attributeName="visibility" smil:to="visible"/>
                  <anim:transitionFilter smil:dur="0.3s" smil:targetElement="id745" anim:sub-item="text" smil:type="fade" smil:subtype="crossfade"/>
                </anim:par>
              </anim:par>
              <anim:par smil:begin="3.601s">
                <anim:par smil:begin="0s" smil:fill="hold" presentation:node-type="after-previous" presentation:preset-class="entrance" presentation:preset-id="ooo-entrance-appear" presentation:group-id="1">
                  <anim:set smil:begin="0s" smil:dur="0.001s" smil:fill="hold" smil:targetElement="id746" anim:sub-item="text" smil:attributeName="visibility" smil:to="visible"/>
                </anim:par>
              </anim:par>
              <anim:par smil:begin="3.602s">
                <anim:par smil:begin="0s" smil:fill="hold" presentation:node-type="after-previous" presentation:preset-class="entrance" presentation:preset-id="ooo-entrance-fade-in">
                  <anim:set smil:begin="0s" smil:dur="0.00015s" smil:fill="hold" smil:targetElement="id747" smil:attributeName="visibility" smil:to="visible"/>
                  <anim:transitionFilter smil:dur="0.3s" smil:targetElement="id747" smil:type="fade" smil:subtype="crossfade"/>
                </anim:par>
              </anim:par>
              <anim:par smil:begin="3.902s">
                <anim:par smil:begin="0s" smil:fill="hold" presentation:node-type="after-previous" presentation:preset-class="entrance" presentation:preset-id="ooo-entrance-fade-in">
                  <anim:set smil:begin="0s" smil:dur="0.00015s" smil:fill="hold" smil:targetElement="id748" anim:sub-item="text" smil:attributeName="visibility" smil:to="visible"/>
                  <anim:transitionFilter smil:dur="0.3s" smil:targetElement="id748" anim:sub-item="text" smil:type="fade" smil:subtype="crossfade"/>
                </anim:par>
              </anim:par>
              <anim:par smil:begin="4.202s">
                <anim:par smil:begin="0s" smil:fill="hold" presentation:node-type="after-previous" presentation:preset-class="entrance" presentation:preset-id="ooo-entrance-appear" presentation:group-id="2">
                  <anim:set smil:begin="0s" smil:dur="0.001s" smil:fill="hold" smil:targetElement="id749" anim:sub-item="text" smil:attributeName="visibility" smil:to="visible"/>
                </anim:par>
              </anim:par>
              <anim:par smil:begin="4.203s">
                <anim:par smil:begin="0s" smil:fill="hold" presentation:node-type="after-previous" presentation:preset-class="entrance" presentation:preset-id="ooo-entrance-fade-in">
                  <anim:set smil:begin="0s" smil:dur="0.00015s" smil:fill="hold" smil:targetElement="id750" smil:attributeName="visibility" smil:to="visible"/>
                  <anim:transitionFilter smil:dur="0.3s" smil:targetElement="id750" smil:type="fade" smil:subtype="crossfade"/>
                </anim:par>
              </anim:par>
              <anim:par smil:begin="4.503s">
                <anim:par smil:begin="0s" smil:fill="hold" presentation:node-type="after-previous" presentation:preset-class="entrance" presentation:preset-id="ooo-entrance-fade-in">
                  <anim:set smil:begin="0s" smil:dur="0.00015s" smil:fill="hold" smil:targetElement="id751" anim:sub-item="text" smil:attributeName="visibility" smil:to="visible"/>
                  <anim:transitionFilter smil:dur="0.3s" smil:targetElement="id751" anim:sub-item="text" smil:type="fade" smil:subtype="crossfade"/>
                </anim:par>
              </anim:par>
              <anim:par smil:begin="4.803s">
                <anim:par smil:begin="0s" smil:fill="hold" presentation:node-type="after-previous" presentation:preset-class="entrance" presentation:preset-id="ooo-entrance-appear" presentation:group-id="3">
                  <anim:set smil:begin="0s" smil:dur="0.001s" smil:fill="hold" smil:targetElement="id752" anim:sub-item="text" smil:attributeName="visibility" smil:to="visible"/>
                </anim:par>
              </anim:par>
              <anim:par smil:begin="4.804s">
                <anim:par smil:begin="0s" smil:fill="hold" presentation:node-type="after-previous" presentation:preset-class="entrance" presentation:preset-id="ooo-entrance-fade-in">
                  <anim:set smil:begin="0s" smil:dur="0.00015s" smil:fill="hold" smil:targetElement="id753" smil:attributeName="visibility" smil:to="visible"/>
                  <anim:transitionFilter smil:dur="0.3s" smil:targetElement="id753" smil:type="fade" smil:subtype="crossfade"/>
                </anim:par>
              </anim:par>
              <anim:par smil:begin="5.104s">
                <anim:par smil:begin="0s" smil:fill="hold" presentation:node-type="after-previous" presentation:preset-class="entrance" presentation:preset-id="ooo-entrance-fade-in">
                  <anim:set smil:begin="0s" smil:dur="0.00015s" smil:fill="hold" smil:targetElement="id754" anim:sub-item="text" smil:attributeName="visibility" smil:to="visible"/>
                  <anim:transitionFilter smil:dur="0.3s" smil:targetElement="id754" anim:sub-item="text" smil:type="fade" smil:subtype="crossfade"/>
                </anim:par>
              </anim:par>
              <anim:par smil:begin="5.404s">
                <anim:par smil:begin="0s" smil:fill="hold" presentation:node-type="after-previous" presentation:preset-class="entrance" presentation:preset-id="ooo-entrance-appear" presentation:group-id="4">
                  <anim:set smil:begin="0s" smil:dur="0.001s" smil:fill="hold" smil:targetElement="id755" anim:sub-item="text" smil:attributeName="visibility" smil:to="visible"/>
                </anim:par>
              </anim:par>
              <anim:par smil:begin="5.405s">
                <anim:par smil:begin="0s" smil:fill="hold" presentation:node-type="after-previous" presentation:preset-class="entrance" presentation:preset-id="ooo-entrance-fade-in">
                  <anim:set smil:begin="0s" smil:dur="0.00015s" smil:fill="hold" smil:targetElement="id756" smil:attributeName="visibility" smil:to="visible"/>
                  <anim:transitionFilter smil:dur="0.3s" smil:targetElement="id756" smil:type="fade" smil:subtype="crossfade"/>
                </anim:par>
              </anim:par>
              <anim:par smil:begin="5.705s">
                <anim:par smil:begin="0s" smil:fill="hold" presentation:node-type="after-previous" presentation:preset-class="entrance" presentation:preset-id="ooo-entrance-fade-in">
                  <anim:set smil:begin="0s" smil:dur="0.00015s" smil:fill="hold" smil:targetElement="id757" anim:sub-item="text" smil:attributeName="visibility" smil:to="visible"/>
                  <anim:transitionFilter smil:dur="0.3s" smil:targetElement="id757" anim:sub-item="text" smil:type="fade" smil:subtype="crossfade"/>
                </anim:par>
              </anim:par>
              <anim:par smil:begin="6.005s">
                <anim:par smil:begin="0s" smil:fill="hold" presentation:node-type="after-previous" presentation:preset-class="entrance" presentation:preset-id="ooo-entrance-appear" presentation:group-id="5">
                  <anim:set smil:begin="0s" smil:dur="0.001s" smil:fill="hold" smil:targetElement="id758" anim:sub-item="text" smil:attributeName="visibility" smil:to="visible"/>
                </anim:par>
              </anim:par>
            </anim:par>
          </anim:seq>
        </anim:par>
        <presentation:notes draw:style-name="dp2">
          <draw:page-thumbnail draw:style-name="gr73" draw:layer="layout" svg:width="0.001cm" svg:height="0.001cm" svg:x="0cm" svg:y="2.123cm" draw:page-number="55" presentation:class="page"/>
          <draw:frame presentation:style-name="pr57" draw:text-style-name="P75" draw:layer="layout" svg:width="17.271cm" svg:height="12.572cm" svg:x="2.159cm" svg:y="13.271cm" presentation:class="notes" presentation:placeholder="true">
            <draw:text-box/>
          </draw:frame>
        </presentation:notes>
      </draw:page>
      <draw:page draw:name="page56" draw:style-name="dp1" draw:master-page-name="dark-background" presentation:presentation-page-layout-name="AL3T32" xml:id="id759" draw:id="id759">
        <draw:frame presentation:style-name="pr18" draw:text-style-name="P121" draw:layer="layout" svg:width="25.163cm" svg:height="1.905cm" svg:x="1.408cm" svg:y="1.277cm" presentation:class="title" presentation:user-transformed="true">
          <draw:text-box>
            <text:p xml:id="id760" text:id="id760" text:style-name="P119"><text:span text:style-name="T34">Business </text:span><text:span text:style-name="T35">Infographic</text:span></text:p>
          </draw:text-box>
        </draw:frame>
        <draw:custom-shape draw:style-name="gr287" draw:text-style-name="P82" xml:id="id769" draw:id="id769" draw:layer="layout" svg:width="0.957cm" svg:height="0.957cm" svg:x="19.648cm" svg:y="3.622cm">
          <text:p text:style-name="P81"><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7" xml:id="id772" draw:id="id772" draw:layer="layout" svg:width="0.957cm" svg:height="0.957cm" svg:x="19.648cm" svg:y="7.707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84" draw:layer="layout" svg:width="5.692cm" svg:height="3.714cm" svg:x="21.071cm" svg:y="7.481cm">
          <draw:text-box>
            <text:list text:style-name="L3">
              <text:list-header>
                <text:p xml:id="id773" text:id="id773" text:style-name="P83"><text:span text:style-name="T11">Lorem ipsum dolorem amet</text:span></text:p>
                <text:p text:style-name="P83"><text:span text:style-name="T11"/></text:p>
                <text:p xml:id="id774" text:id="id774" text:style-name="P83"><text:span text:style-name="T39">Lorem ipsum dolor sit amet, consectetuer adipiscing elit.</text:span></text:p>
              </text:list-header>
            </text:list>
          </draw:text-box>
        </draw:frame>
        <draw:custom-shape draw:style-name="gr289" draw:text-style-name="P137" xml:id="id776" draw:id="id776" draw:layer="layout" svg:width="0.957cm" svg:height="0.956cm" svg:x="19.662cm" svg:y="11.609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84" draw:layer="layout" svg:width="5.692cm" svg:height="3.714cm" svg:x="21.085cm" svg:y="11.441cm">
          <draw:text-box>
            <text:list text:style-name="L3">
              <text:list-header>
                <text:p xml:id="id777" text:id="id777" text:style-name="P83"><text:span text:style-name="T11">Lorem ipsum dolorem amet</text:span></text:p>
                <text:p text:style-name="P83"><text:span text:style-name="T11"/></text:p>
                <text:p xml:id="id778" text:id="id778" text:style-name="P83"><text:span text:style-name="T39">Lorem ipsum dolor sit amet, consectetuer adipiscing elit.</text:span></text:p>
              </text:list-header>
            </text:list>
          </draw:text-box>
        </draw:frame>
        <draw:custom-shape draw:style-name="gr290" draw:text-style-name="P137" xml:id="id787" draw:id="id787" draw:layer="layout" svg:width="0.957cm" svg:height="0.957cm" svg:x="7.371cm" svg:y="3.628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137" xml:id="id783" draw:id="id783" draw:layer="layout" svg:width="0.957cm" svg:height="0.957cm" svg:x="7.371cm" svg:y="7.713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130" draw:layer="layout" svg:width="5.692cm" svg:height="3.714cm" svg:x="0.794cm" svg:y="7.487cm">
          <draw:text-box>
            <text:list text:style-name="L3">
              <text:list-header>
                <text:p xml:id="id784" text:id="id784" text:style-name="P95"><text:span text:style-name="T11">Lorem ipsum dolorem amet</text:span></text:p>
                <text:p text:style-name="P95"><text:span text:style-name="T11"/></text:p>
                <text:p xml:id="id785" text:id="id785" text:style-name="P95"><text:span text:style-name="T39">Lorem ipsum dolor sit amet, consectetuer adipiscing elit.</text:span></text:p>
              </text:list-header>
            </text:list>
          </draw:text-box>
        </draw:frame>
        <draw:frame presentation:style-name="pr56" draw:text-style-name="P130" draw:layer="layout" svg:width="5.692cm" svg:height="3.714cm" svg:x="0.794cm" svg:y="3.461cm">
          <draw:text-box>
            <text:list text:style-name="L3">
              <text:list-header>
                <text:p xml:id="id788" text:id="id788" text:style-name="P95"><text:span text:style-name="T11">Lorem ipsum dolorem amet</text:span></text:p>
                <text:p text:style-name="P95"><text:span text:style-name="T11"/></text:p>
                <text:p xml:id="id789" text:id="id789" text:style-name="P95"><text:span text:style-name="T39">Lorem ipsum dolor sit amet, consectetuer adipiscing elit.</text:span></text:p>
              </text:list-header>
            </text:list>
          </draw:text-box>
        </draw:frame>
        <draw:custom-shape draw:style-name="gr292" draw:text-style-name="P137" xml:id="id779" draw:id="id779" draw:layer="layout" svg:width="0.957cm" svg:height="0.956cm" svg:x="7.385cm" svg:y="11.615cm">
          <text:p text:style-name="P93"><text:span text:style-name="T4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6" draw:text-style-name="P130" draw:layer="layout" svg:width="5.692cm" svg:height="3.714cm" svg:x="0.808cm" svg:y="11.447cm">
          <draw:text-box>
            <text:list text:style-name="L3">
              <text:list-header>
                <text:p xml:id="id780" text:id="id780" text:style-name="P95"><text:span text:style-name="T11">Lorem ipsum dolorem amet</text:span></text:p>
                <text:p text:style-name="P95"><text:span text:style-name="T11"/></text:p>
                <text:p xml:id="id781" text:id="id781" text:style-name="P95"><text:span text:style-name="T39">Lorem ipsum dolor sit amet, consectetuer adipiscing elit.</text:span></text:p>
              </text:list-header>
            </text:list>
          </draw:text-box>
        </draw:frame>
        <draw:polyline draw:style-name="gr293" draw:text-style-name="P133" xml:id="id786" draw:id="id786" draw:layer="layout" svg:width="0cm" svg:height="2.277cm" svg:x="7.855cm" svg:y="4.98cm" svg:viewBox="0 0 0 2278" draw:points="0,0 0,2278">
          <text:p/>
        </draw:polyline>
        <draw:polyline draw:style-name="gr293" draw:text-style-name="P133" xml:id="id782" draw:id="id782" draw:layer="layout" svg:width="0cm" svg:height="2.277cm" svg:x="7.855cm" svg:y="9.016cm" svg:viewBox="0 0 0 2278" draw:points="0,0 0,2278">
          <text:p/>
        </draw:polyline>
        <draw:polyline draw:style-name="gr293" draw:text-style-name="P133" xml:id="id771" draw:id="id771" draw:layer="layout" svg:width="0cm" svg:height="2.277cm" svg:x="20.111cm" svg:y="4.98cm" svg:viewBox="0 0 0 2278" draw:points="0,0 0,2278">
          <text:p/>
        </draw:polyline>
        <draw:polyline draw:style-name="gr293" draw:text-style-name="P133" xml:id="id775" draw:id="id775" draw:layer="layout" svg:width="0cm" svg:height="2.277cm" svg:x="20.111cm" svg:y="9.016cm" svg:viewBox="0 0 0 2278" draw:points="0,0 0,2278">
          <text:p/>
        </draw:polyline>
        <draw:polygon draw:style-name="gr280" draw:text-style-name="P175" xml:id="id766" draw:id="id766" draw:layer="layout" svg:width="3.101cm" svg:height="3.581cm" svg:x="10.683cm" svg:y="3.394cm" svg:viewBox="0 0 3102 3582" draw:points="1551,0 3102,895 3102,2686 1551,3582 0,2686 0,895">
          <text:p text:style-name="P78"><text:span text:style-name="T60"></text:span></text:p>
        </draw:polygon>
        <draw:polygon draw:style-name="gr277" draw:text-style-name="P173" xml:id="id761" draw:id="id761" draw:layer="layout" svg:width="3.101cm" svg:height="3.581cm" svg:x="14.211cm" svg:y="3.394cm" svg:viewBox="0 0 3102 3582" draw:points="1551,0 3102,895 3102,2686 1551,3582 0,2686 0,895">
          <text:p text:style-name="P78"><text:span text:style-name="T61"></text:span></text:p>
        </draw:polygon>
        <draw:polygon draw:style-name="gr280" draw:text-style-name="P175" xml:id="id765" draw:id="id765" draw:layer="layout" svg:width="3.101cm" svg:height="3.581cm" svg:x="8.926cm" svg:y="6.424cm" svg:viewBox="0 0 3102 3582" draw:points="1551,0 3102,895 3102,2686 1551,3582 0,2686 0,895">
          <text:p text:style-name="P101"><text:span text:style-name="T60"></text:span></text:p>
        </draw:polygon>
        <draw:polygon draw:style-name="gr294" draw:text-style-name="P180" xml:id="id767" draw:id="id767" draw:layer="layout" svg:width="2.368cm" svg:height="2.735cm" svg:x="12.821cm" svg:y="6.847cm" svg:viewBox="0 0 2369 2736" draw:points="1185,0 2369,684 2369,2051 1185,2736 0,2051 0,684">
          <text:p text:style-name="P76"><text:span text:style-name="T63"></text:span></text:p>
        </draw:polygon>
        <draw:polygon draw:style-name="gr277" draw:text-style-name="P173" xml:id="id762" draw:id="id762" draw:layer="layout" svg:width="3.101cm" svg:height="3.581cm" svg:x="15.983cm" svg:y="6.424cm" svg:viewBox="0 0 3102 3582" draw:points="1551,0 0,895 0,2686 1551,3582 3102,2686 3102,895">
          <text:p text:style-name="P78"><text:span text:style-name="T60"></text:span></text:p>
        </draw:polygon>
        <draw:polygon draw:style-name="gr295" draw:text-style-name="P181" xml:id="id764" draw:id="id764" draw:layer="layout" svg:width="3.101cm" svg:height="3.581cm" svg:x="10.683cm" svg:y="9.52cm" svg:viewBox="0 0 3102 3582" draw:points="1551,0 3102,896 3102,2687 1551,3582 0,2687 0,896">
          <text:p text:style-name="P78"><text:span text:style-name="T60"></text:span></text:p>
        </draw:polygon>
        <draw:polygon draw:style-name="gr280" draw:text-style-name="P175" xml:id="id763" draw:id="id763" draw:layer="layout" svg:width="3.101cm" svg:height="3.581cm" svg:x="14.211cm" svg:y="9.52cm" svg:viewBox="0 0 3102 3582" draw:points="1551,0 3102,896 3102,2687 1551,3582 0,2687 0,896">
          <text:p text:style-name="P78"><text:span text:style-name="T60"></text:span></text:p>
        </draw:polygon>
        <draw:frame presentation:style-name="pr56" draw:text-style-name="P84" draw:layer="layout" svg:width="5.692cm" svg:height="3.714cm" svg:x="21.071cm" svg:y="3.455cm">
          <draw:text-box>
            <text:list text:style-name="L3">
              <text:list-header>
                <text:p xml:id="id768" text:id="id768" text:style-name="P83"><text:span text:style-name="T11">Lorem ipsum dolorem amet</text:span></text:p>
                <text:p text:style-name="P83"><text:span text:style-name="T11"/></text:p>
                <text:p xml:id="id770" text:id="id770" text:style-name="P83"><text:span text:style-name="T39">Lorem ipsum dolor sit amet, consectetuer adipiscing elit.</text:span></text:p>
              </text:list-header>
            </text:list>
          </draw:text-box>
        </draw:frame>
        <anim:par presentation:node-type="timing-root">
          <anim:par smil:begin="id759.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60" anim:sub-item="text" smil:attributeName="visibility" smil:to="visible"/>
                  <anim:transitionFilter smil:dur="0.3s" smil:targetElement="id76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61" smil:attributeName="visibility" smil:to="visible"/>
                  <anim:transitionFilter smil:dur="0.3s" smil:targetElement="id761" smil:type="fade" smil:subtype="crossfade"/>
                </anim:par>
              </anim:par>
              <anim:par smil:begin="0.6s">
                <anim:par smil:begin="0s" smil:fill="hold" presentation:node-type="after-previous" presentation:preset-class="entrance" presentation:preset-id="ooo-entrance-fade-in">
                  <anim:set smil:begin="0s" smil:dur="0.00015s" smil:fill="hold" smil:targetElement="id762" smil:attributeName="visibility" smil:to="visible"/>
                  <anim:transitionFilter smil:dur="0.3s" smil:targetElement="id762" smil:type="fade" smil:subtype="crossfade"/>
                </anim:par>
              </anim:par>
              <anim:par smil:begin="0.9s">
                <anim:par smil:begin="0s" smil:fill="hold" presentation:node-type="after-previous" presentation:preset-class="entrance" presentation:preset-id="ooo-entrance-fade-in">
                  <anim:set smil:begin="0s" smil:dur="0.00015s" smil:fill="hold" smil:targetElement="id763" smil:attributeName="visibility" smil:to="visible"/>
                  <anim:transitionFilter smil:dur="0.3s" smil:targetElement="id763" smil:type="fade" smil:subtype="crossfade"/>
                </anim:par>
              </anim:par>
              <anim:par smil:begin="1.2s">
                <anim:par smil:begin="0s" smil:fill="hold" presentation:node-type="after-previous" presentation:preset-class="entrance" presentation:preset-id="ooo-entrance-fade-in">
                  <anim:set smil:begin="0s" smil:dur="0.00015s" smil:fill="hold" smil:targetElement="id764" smil:attributeName="visibility" smil:to="visible"/>
                  <anim:transitionFilter smil:dur="0.3s" smil:targetElement="id764" smil:type="fade" smil:subtype="crossfade"/>
                </anim:par>
              </anim:par>
              <anim:par smil:begin="1.5s">
                <anim:par smil:begin="0s" smil:fill="hold" presentation:node-type="after-previous" presentation:preset-class="entrance" presentation:preset-id="ooo-entrance-fade-in">
                  <anim:set smil:begin="0s" smil:dur="0.00015s" smil:fill="hold" smil:targetElement="id765" smil:attributeName="visibility" smil:to="visible"/>
                  <anim:transitionFilter smil:dur="0.3s" smil:targetElement="id765" smil:type="fade" smil:subtype="crossfade"/>
                </anim:par>
              </anim:par>
              <anim:par smil:begin="1.8s">
                <anim:par smil:begin="0s" smil:fill="hold" presentation:node-type="after-previous" presentation:preset-class="entrance" presentation:preset-id="ooo-entrance-fade-in">
                  <anim:set smil:begin="0s" smil:dur="0.00015s" smil:fill="hold" smil:targetElement="id766" smil:attributeName="visibility" smil:to="visible"/>
                  <anim:transitionFilter smil:dur="0.3s" smil:targetElement="id766" smil:type="fade" smil:subtype="crossfade"/>
                </anim:par>
              </anim:par>
              <anim:par smil:begin="2.1s">
                <anim:par smil:begin="0s" smil:fill="hold" presentation:node-type="after-previous" presentation:preset-class="entrance" presentation:preset-id="ooo-entrance-curve-up">
                  <anim:set smil:begin="0s" smil:dur="0.00015s" smil:fill="hold" smil:targetElement="id767" smil:attributeName="visibility" smil:to="visible"/>
                  <anim:animateTransform smil:begin="0s" smil:dur="0.15s" smil:fill="hold" smil:decelerate="0.5" smil:targetElement="id767" smil:from="2.5,2.5" smil:to="1,1" smil:attributeName="transform" svg:type="scale"/>
                  <anim:animateMotion smil:begin="0s" smil:dur="0.15s" smil:fill="hold" smil:decelerate="0.5" smil:targetElement="id767" svg:path="M -0.46736 0.92887  C -0.37517 0.88508  -0.02552 0.75279  0.0908 0.66613  C  0.20747 0.57948  0.21649 0.50394  0.23177 0.40825  C 0.24705 0.31256  0.22118 0.15964   0.18264 0.09152  C 0.1441 0.02341  0.03802 0.0  0.0 0.0"/>
                  <anim:transitionFilter smil:dur="0.15s" smil:targetElement="id767" smil:type="fade" smil:subtype="crossfade"/>
                </anim:par>
              </anim:par>
              <anim:par smil:begin="2.4s">
                <anim:par smil:begin="0s" smil:fill="hold" presentation:node-type="after-previous" presentation:preset-class="entrance" presentation:preset-id="ooo-entrance-fade-in">
                  <anim:set smil:begin="0s" smil:dur="0.00015s" smil:fill="hold" smil:targetElement="id768" anim:sub-item="text" smil:attributeName="visibility" smil:to="visible"/>
                  <anim:transitionFilter smil:dur="0.3s" smil:targetElement="id768"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769" smil:attributeName="visibility" smil:to="visible"/>
                  <anim:transitionFilter smil:dur="0.3s" smil:targetElement="id769" smil:type="fade" smil:subtype="crossfade"/>
                </anim:par>
              </anim:par>
              <anim:par smil:begin="3s">
                <anim:par smil:begin="0s" smil:fill="hold" presentation:node-type="after-previous" presentation:preset-class="entrance" presentation:preset-id="ooo-entrance-fade-in">
                  <anim:set smil:begin="0s" smil:dur="0.00015s" smil:fill="hold" smil:targetElement="id768" anim:sub-item="text" smil:attributeName="visibility" smil:to="visible"/>
                  <anim:transitionFilter smil:dur="0.3s" smil:targetElement="id768" anim:sub-item="text" smil:type="fade" smil:subtype="crossfade"/>
                </anim:par>
              </anim:par>
              <anim:par smil:begin="3.3s">
                <anim:par smil:begin="0s" smil:fill="hold" presentation:node-type="after-previous" presentation:preset-class="entrance" presentation:preset-id="ooo-entrance-appear" presentation:group-id="0">
                  <anim:set smil:begin="0s" smil:dur="0.001s" smil:fill="hold" smil:targetElement="id770" anim:sub-item="text" smil:attributeName="visibility" smil:to="visible"/>
                </anim:par>
              </anim:par>
              <anim:par smil:begin="3.301s">
                <anim:par smil:begin="0s" smil:fill="hold" presentation:node-type="after-previous" presentation:preset-class="entrance" presentation:preset-id="ooo-entrance-fade-in">
                  <anim:set smil:begin="0s" smil:dur="0.00015s" smil:fill="hold" smil:targetElement="id771" smil:attributeName="visibility" smil:to="visible"/>
                  <anim:transitionFilter smil:dur="0.3s" smil:targetElement="id771" smil:type="fade" smil:subtype="crossfade"/>
                </anim:par>
              </anim:par>
              <anim:par smil:begin="3.601s">
                <anim:par smil:begin="0s" smil:fill="hold" presentation:node-type="after-previous" presentation:preset-class="entrance" presentation:preset-id="ooo-entrance-fade-in">
                  <anim:set smil:begin="0s" smil:dur="0.00015s" smil:fill="hold" smil:targetElement="id772" smil:attributeName="visibility" smil:to="visible"/>
                  <anim:transitionFilter smil:dur="0.3s" smil:targetElement="id772" smil:type="fade" smil:subtype="crossfade"/>
                </anim:par>
              </anim:par>
              <anim:par smil:begin="3.901s">
                <anim:par smil:begin="0s" smil:fill="hold" presentation:node-type="after-previous" presentation:preset-class="entrance" presentation:preset-id="ooo-entrance-fade-in">
                  <anim:set smil:begin="0s" smil:dur="0.00015s" smil:fill="hold" smil:targetElement="id773" anim:sub-item="text" smil:attributeName="visibility" smil:to="visible"/>
                  <anim:transitionFilter smil:dur="0.3s" smil:targetElement="id773" anim:sub-item="text" smil:type="fade" smil:subtype="crossfade"/>
                </anim:par>
              </anim:par>
              <anim:par smil:begin="4.201s">
                <anim:par smil:begin="0s" smil:fill="hold" presentation:node-type="after-previous" presentation:preset-class="entrance" presentation:preset-id="ooo-entrance-appear" presentation:group-id="1">
                  <anim:set smil:begin="0s" smil:dur="0.001s" smil:fill="hold" smil:targetElement="id774" anim:sub-item="text" smil:attributeName="visibility" smil:to="visible"/>
                </anim:par>
              </anim:par>
              <anim:par smil:begin="4.202s">
                <anim:par smil:begin="0s" smil:fill="hold" presentation:node-type="after-previous" presentation:preset-class="entrance" presentation:preset-id="ooo-entrance-fade-in">
                  <anim:set smil:begin="0s" smil:dur="0.00015s" smil:fill="hold" smil:targetElement="id775" smil:attributeName="visibility" smil:to="visible"/>
                  <anim:transitionFilter smil:dur="0.3s" smil:targetElement="id775" smil:type="fade" smil:subtype="crossfade"/>
                </anim:par>
              </anim:par>
              <anim:par smil:begin="4.502s">
                <anim:par smil:begin="0s" smil:fill="hold" presentation:node-type="after-previous" presentation:preset-class="entrance" presentation:preset-id="ooo-entrance-fade-in">
                  <anim:set smil:begin="0s" smil:dur="0.00015s" smil:fill="hold" smil:targetElement="id776" smil:attributeName="visibility" smil:to="visible"/>
                  <anim:transitionFilter smil:dur="0.3s" smil:targetElement="id776" smil:type="fade" smil:subtype="crossfade"/>
                </anim:par>
              </anim:par>
              <anim:par smil:begin="4.802s">
                <anim:par smil:begin="0s" smil:fill="hold" presentation:node-type="after-previous" presentation:preset-class="entrance" presentation:preset-id="ooo-entrance-fade-in">
                  <anim:set smil:begin="0s" smil:dur="0.00015s" smil:fill="hold" smil:targetElement="id777" anim:sub-item="text" smil:attributeName="visibility" smil:to="visible"/>
                  <anim:transitionFilter smil:dur="0.3s" smil:targetElement="id777" anim:sub-item="text" smil:type="fade" smil:subtype="crossfade"/>
                </anim:par>
              </anim:par>
              <anim:par smil:begin="5.102s">
                <anim:par smil:begin="0s" smil:fill="hold" presentation:node-type="after-previous" presentation:preset-class="entrance" presentation:preset-id="ooo-entrance-appear" presentation:group-id="2">
                  <anim:set smil:begin="0s" smil:dur="0.001s" smil:fill="hold" smil:targetElement="id778" anim:sub-item="text" smil:attributeName="visibility" smil:to="visible"/>
                </anim:par>
              </anim:par>
              <anim:par smil:begin="5.103s">
                <anim:par smil:begin="0s" smil:fill="hold" presentation:node-type="after-previous" presentation:preset-class="entrance" presentation:preset-id="ooo-entrance-fade-in">
                  <anim:set smil:begin="0s" smil:dur="0.00015s" smil:fill="hold" smil:targetElement="id779" smil:attributeName="visibility" smil:to="visible"/>
                  <anim:transitionFilter smil:dur="0.3s" smil:targetElement="id779" smil:type="fade" smil:subtype="crossfade"/>
                </anim:par>
              </anim:par>
              <anim:par smil:begin="5.403s">
                <anim:par smil:begin="0s" smil:fill="hold" presentation:node-type="after-previous" presentation:preset-class="entrance" presentation:preset-id="ooo-entrance-fade-in">
                  <anim:set smil:begin="0s" smil:dur="0.00015s" smil:fill="hold" smil:targetElement="id780" anim:sub-item="text" smil:attributeName="visibility" smil:to="visible"/>
                  <anim:transitionFilter smil:dur="0.3s" smil:targetElement="id780" anim:sub-item="text" smil:type="fade" smil:subtype="crossfade"/>
                </anim:par>
              </anim:par>
              <anim:par smil:begin="5.703s">
                <anim:par smil:begin="0s" smil:fill="hold" presentation:node-type="after-previous" presentation:preset-class="entrance" presentation:preset-id="ooo-entrance-appear" presentation:group-id="3">
                  <anim:set smil:begin="0s" smil:dur="0.001s" smil:fill="hold" smil:targetElement="id781" anim:sub-item="text" smil:attributeName="visibility" smil:to="visible"/>
                </anim:par>
              </anim:par>
              <anim:par smil:begin="5.704s">
                <anim:par smil:begin="0s" smil:fill="hold" presentation:node-type="after-previous" presentation:preset-class="entrance" presentation:preset-id="ooo-entrance-fade-in">
                  <anim:set smil:begin="0s" smil:dur="0.00015s" smil:fill="hold" smil:targetElement="id782" smil:attributeName="visibility" smil:to="visible"/>
                  <anim:transitionFilter smil:dur="0.3s" smil:targetElement="id782" smil:type="fade" smil:subtype="crossfade"/>
                </anim:par>
              </anim:par>
              <anim:par smil:begin="6.004s">
                <anim:par smil:begin="0s" smil:fill="hold" presentation:node-type="after-previous" presentation:preset-class="entrance" presentation:preset-id="ooo-entrance-fade-in">
                  <anim:set smil:begin="0s" smil:dur="0.00015s" smil:fill="hold" smil:targetElement="id783" smil:attributeName="visibility" smil:to="visible"/>
                  <anim:transitionFilter smil:dur="0.3s" smil:targetElement="id783" smil:type="fade" smil:subtype="crossfade"/>
                </anim:par>
              </anim:par>
              <anim:par smil:begin="6.304s">
                <anim:par smil:begin="0s" smil:fill="hold" presentation:node-type="after-previous" presentation:preset-class="entrance" presentation:preset-id="ooo-entrance-fade-in">
                  <anim:set smil:begin="0s" smil:dur="0.00015s" smil:fill="hold" smil:targetElement="id784" anim:sub-item="text" smil:attributeName="visibility" smil:to="visible"/>
                  <anim:transitionFilter smil:dur="0.3s" smil:targetElement="id784" anim:sub-item="text" smil:type="fade" smil:subtype="crossfade"/>
                </anim:par>
              </anim:par>
              <anim:par smil:begin="6.604s">
                <anim:par smil:begin="0s" smil:fill="hold" presentation:node-type="after-previous" presentation:preset-class="entrance" presentation:preset-id="ooo-entrance-appear" presentation:group-id="4">
                  <anim:set smil:begin="0s" smil:dur="0.001s" smil:fill="hold" smil:targetElement="id785" anim:sub-item="text" smil:attributeName="visibility" smil:to="visible"/>
                </anim:par>
              </anim:par>
              <anim:par smil:begin="6.605s">
                <anim:par smil:begin="0s" smil:fill="hold" presentation:node-type="after-previous" presentation:preset-class="entrance" presentation:preset-id="ooo-entrance-fade-in">
                  <anim:set smil:begin="0s" smil:dur="0.00015s" smil:fill="hold" smil:targetElement="id786" smil:attributeName="visibility" smil:to="visible"/>
                  <anim:transitionFilter smil:dur="0.3s" smil:targetElement="id786" smil:type="fade" smil:subtype="crossfade"/>
                </anim:par>
              </anim:par>
              <anim:par smil:begin="6.905s">
                <anim:par smil:begin="0s" smil:fill="hold" presentation:node-type="after-previous" presentation:preset-class="entrance" presentation:preset-id="ooo-entrance-fade-in">
                  <anim:set smil:begin="0s" smil:dur="0.00015s" smil:fill="hold" smil:targetElement="id787" smil:attributeName="visibility" smil:to="visible"/>
                  <anim:transitionFilter smil:dur="0.3s" smil:targetElement="id787" smil:type="fade" smil:subtype="crossfade"/>
                </anim:par>
              </anim:par>
              <anim:par smil:begin="7.205s">
                <anim:par smil:begin="0s" smil:fill="hold" presentation:node-type="after-previous" presentation:preset-class="entrance" presentation:preset-id="ooo-entrance-fade-in">
                  <anim:set smil:begin="0s" smil:dur="0.00015s" smil:fill="hold" smil:targetElement="id788" anim:sub-item="text" smil:attributeName="visibility" smil:to="visible"/>
                  <anim:transitionFilter smil:dur="0.3s" smil:targetElement="id788" anim:sub-item="text" smil:type="fade" smil:subtype="crossfade"/>
                </anim:par>
              </anim:par>
              <anim:par smil:begin="7.505s">
                <anim:par smil:begin="0s" smil:fill="hold" presentation:node-type="after-previous" presentation:preset-class="entrance" presentation:preset-id="ooo-entrance-appear" presentation:group-id="5">
                  <anim:set smil:begin="0s" smil:dur="0.001s" smil:fill="hold" smil:targetElement="id789" anim:sub-item="text" smil:attributeName="visibility" smil:to="visible"/>
                </anim:par>
              </anim:par>
              <anim:par smil:begin="7.506s">
                <anim:par smil:begin="0s" smil:fill="hold" presentation:node-type="after-previous" presentation:preset-class="entrance" presentation:preset-id="ooo-entrance-appear" presentation:group-id="6">
                  <anim:set smil:begin="0s" smil:dur="0.001s" smil:fill="hold" smil:targetElement="id770" anim:sub-item="text" smil:attributeName="visibility" smil:to="visible"/>
                </anim:par>
              </anim:par>
              <anim:par smil:begin="7.507s">
                <anim:par smil:begin="0s" smil:fill="hold" presentation:node-type="after-previous" presentation:preset-class="entrance" presentation:preset-id="ooo-entrance-appear" presentation:group-id="7">
                  <anim:set smil:begin="0s" smil:dur="0.001s" smil:fill="hold" smil:targetElement="id770" anim:sub-item="text" smil:attributeName="visibility" smil:to="visible"/>
                </anim:par>
              </anim:par>
            </anim:par>
          </anim:seq>
        </anim:par>
        <presentation:notes draw:style-name="dp2">
          <draw:page-thumbnail draw:style-name="gr73" draw:layer="layout" svg:width="0.001cm" svg:height="0.001cm" svg:x="0cm" svg:y="2.123cm" draw:page-number="56" presentation:class="page"/>
          <draw:frame presentation:style-name="pr57" draw:text-style-name="P75" draw:layer="layout" svg:width="17.271cm" svg:height="12.572cm" svg:x="2.159cm" svg:y="13.271cm" presentation:class="notes" presentation:placeholder="true">
            <draw:text-box/>
          </draw:frame>
        </presentation:notes>
      </draw:page>
      <draw:page draw:name="page57" draw:style-name="dp1" draw:master-page-name="dark-background" presentation:presentation-page-layout-name="AL3T32" xml:id="id790" draw:id="id790">
        <draw:frame presentation:style-name="pr18" draw:text-style-name="P121" draw:layer="layout" svg:width="25.163cm" svg:height="1.905cm" svg:x="1.406cm" svg:y="1.275cm" presentation:class="title" presentation:user-transformed="true">
          <draw:text-box>
            <text:p xml:id="id791" text:id="id791" text:style-name="P119"><text:span text:style-name="T34">Fast Answer </text:span><text:span text:style-name="T35">&amp;</text:span><text:span text:style-name="T34"> Questions</text:span></text:p>
          </draw:text-box>
        </draw:frame>
        <draw:custom-shape draw:style-name="gr296" draw:text-style-name="P113" xml:id="id792" draw:id="id792" draw:layer="layout" svg:width="16.951cm" svg:height="4.307cm" svg:x="1.464cm" svg:y="3.313cm">
          <text:p text:style-name="P112"/>
          <draw:enhanced-geometry svg:viewBox="0 0 21600 21600"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8" draw:text-style-name="P159" draw:layer="layout" svg:width="13.655cm" svg:height="3.093cm" svg:x="4.125cm" svg:y="3.892cm">
          <draw:text-box>
            <text:list text:style-name="L3">
              <text:list-header>
                <text:p xml:id="id794" text:id="id794" text:style-name="P83"><text:span text:style-name="T11">Lorem ipsum dolor sit amet ?</text:span></text:p>
                <text:p text:style-name="P83"><text:span text:style-name="T32"/></text:p>
                <text:p xml:id="id795" text:id="id795" text:style-name="P83"><text:span text:style-name="T32">Suspendisse viverra placerat tortor. Nam nisl quam, posuere non, volutpat sed, semper vitae, magna. Donec ut urna. Quisque dictum quam vel neque. </text:span></text:p>
              </text:list-header>
            </text:list>
          </draw:text-box>
        </draw:frame>
        <draw:custom-shape draw:style-name="gr201" draw:text-style-name="P137" xml:id="id793" draw:id="id793" draw:layer="layout" svg:width="1.492cm" svg:height="1.491cm" svg:x="2.418cm" svg:y="4.645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113" xml:id="id796" draw:id="id796" draw:layer="layout" svg:width="16.951cm" svg:height="2.74cm" svg:x="1.464cm" svg:y="8.055cm">
          <text:p text:style-name="P112"/>
          <draw:enhanced-geometry svg:viewBox="0 0 21600 21600" draw:path-stretchpoint-x="10800" draw:path-stretchpoint-y="10800" draw:text-areas="?f3 ?f4 ?f5 ?f6" draw:type="round-rectangle" draw:modifiers="5658.080992338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9" draw:text-style-name="P159" draw:layer="layout" svg:width="13.655cm" svg:height="1.526cm" svg:x="4.125cm" svg:y="8.634cm">
          <draw:text-box>
            <text:list text:style-name="L3">
              <text:list-header>
                <text:p xml:id="id798" text:id="id798" text:style-name="P83"><text:span text:style-name="T11">Donec ut urna. Quisque dictum quam vel neque ?</text:span></text:p>
              </text:list-header>
            </text:list>
          </draw:text-box>
        </draw:frame>
        <draw:custom-shape draw:style-name="gr210" draw:text-style-name="P135" xml:id="id797" draw:id="id797" draw:layer="layout" svg:width="1.495cm" svg:height="1.495cm" svg:x="2.415cm" svg:y="8.683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113" xml:id="id799" draw:id="id799" draw:layer="layout" svg:width="16.951cm" svg:height="2.74cm" svg:x="1.464cm" svg:y="11.256cm">
          <text:p text:style-name="P112"/>
          <draw:enhanced-geometry svg:viewBox="0 0 21600 21600" draw:path-stretchpoint-x="10800" draw:path-stretchpoint-y="10800" draw:text-areas="?f3 ?f4 ?f5 ?f6" draw:type="round-rectangle" draw:modifiers="5658.080992338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9" draw:text-style-name="P159" draw:layer="layout" svg:width="13.655cm" svg:height="1.526cm" svg:x="4.125cm" svg:y="11.835cm">
          <draw:text-box>
            <text:list text:style-name="L3">
              <text:list-header>
                <text:p xml:id="id801" text:id="id801" text:style-name="P83"><text:span text:style-name="T11">Nam nisl quam, posuere non, volutpat sed, semper vitae, magna ?</text:span></text:p>
              </text:list-header>
            </text:list>
          </draw:text-box>
        </draw:frame>
        <draw:custom-shape draw:style-name="gr214" draw:text-style-name="P142" xml:id="id800" draw:id="id800" draw:layer="layout" svg:width="1.495cm" svg:height="1.495cm" svg:x="2.415cm" svg:y="11.88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802" draw:id="id802">
          <draw:polygon draw:style-name="gr101" draw:text-style-name="P120" draw:layer="layout" svg:width="7.288cm" svg:height="15.747cm" svg:x="20.71cm" svg:y="0.001cm" svg:viewBox="0 0 7289 15748" draw:points="7289,0 1309,0 1175,7 1044,27 919,59 798,103 684,158 576,223 475,298 383,383 298,476 223,576 158,684 103,799 59,919 27,1045 7,1176 0,1310 0,14438 7,14572 27,14703 59,14829 103,14949 158,15064 223,15172 298,15272 383,15365 475,15450 576,15525 684,15590 798,15645 919,15689 1044,15721 1175,15741 1309,15748 7289,15748">
            <text:p text:style-name="P76"><text:span text:style-name="T5">Image:</text:span></text:p>
            <text:p text:style-name="P76"><text:span text:style-name="T5">500x1080</text:span></text:p>
          </draw:polygon>
        </draw:g>
        <anim:par presentation:node-type="timing-root">
          <anim:par smil:begin="id790.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791" anim:sub-item="text" smil:attributeName="visibility" smil:to="visible"/>
                  <anim:transitionFilter smil:dur="0.3s" smil:targetElement="id79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92" smil:attributeName="visibility" smil:to="visible"/>
                  <anim:transitionFilter smil:dur="0.3s" smil:targetElement="id792" smil:type="fade" smil:subtype="crossfade"/>
                </anim:par>
              </anim:par>
              <anim:par smil:begin="0.6s">
                <anim:par smil:begin="0s" smil:fill="hold" presentation:node-type="after-previous" presentation:preset-class="entrance" presentation:preset-id="ooo-entrance-fade-in">
                  <anim:set smil:begin="0s" smil:dur="0.00015s" smil:fill="hold" smil:targetElement="id793" smil:attributeName="visibility" smil:to="visible"/>
                  <anim:transitionFilter smil:dur="0.3s" smil:targetElement="id793" smil:type="fade" smil:subtype="crossfade"/>
                </anim:par>
              </anim:par>
              <anim:par smil:begin="0.9s">
                <anim:par smil:begin="0s" smil:fill="hold" presentation:node-type="after-previous" presentation:preset-class="entrance" presentation:preset-id="ooo-entrance-fade-in">
                  <anim:set smil:begin="0s" smil:dur="0.00015s" smil:fill="hold" smil:targetElement="id794" anim:sub-item="text" smil:attributeName="visibility" smil:to="visible"/>
                  <anim:transitionFilter smil:dur="0.3s" smil:targetElement="id794" anim:sub-item="text" smil:type="fade" smil:subtype="crossfade"/>
                </anim:par>
              </anim:par>
              <anim:par smil:begin="1.2s">
                <anim:par smil:begin="0s" smil:fill="hold" presentation:node-type="after-previous" presentation:preset-class="entrance" presentation:preset-id="ooo-entrance-appear" presentation:group-id="1">
                  <anim:set smil:begin="0s" smil:dur="0.001s" smil:fill="hold" smil:targetElement="id795" anim:sub-item="text" smil:attributeName="visibility" smil:to="visible"/>
                </anim:par>
              </anim:par>
              <anim:par smil:begin="1.201s">
                <anim:par smil:begin="0s" smil:fill="hold" presentation:node-type="after-previous" presentation:preset-class="entrance" presentation:preset-id="ooo-entrance-fade-in">
                  <anim:set smil:begin="0s" smil:dur="0.00015s" smil:fill="hold" smil:targetElement="id796" smil:attributeName="visibility" smil:to="visible"/>
                  <anim:transitionFilter smil:dur="0.3s" smil:targetElement="id796" smil:type="fade" smil:subtype="crossfade"/>
                </anim:par>
              </anim:par>
              <anim:par smil:begin="1.501s">
                <anim:par smil:begin="0s" smil:fill="hold" presentation:node-type="after-previous" presentation:preset-class="entrance" presentation:preset-id="ooo-entrance-fade-in">
                  <anim:set smil:begin="0s" smil:dur="0.00015s" smil:fill="hold" smil:targetElement="id797" smil:attributeName="visibility" smil:to="visible"/>
                  <anim:transitionFilter smil:dur="0.3s" smil:targetElement="id797" smil:type="fade" smil:subtype="crossfade"/>
                </anim:par>
              </anim:par>
              <anim:par smil:begin="1.801s">
                <anim:par smil:begin="0s" smil:fill="hold" presentation:node-type="after-previous" presentation:preset-class="entrance" presentation:preset-id="ooo-entrance-fade-in">
                  <anim:set smil:begin="0s" smil:dur="0.00015s" smil:fill="hold" smil:targetElement="id798" anim:sub-item="text" smil:attributeName="visibility" smil:to="visible"/>
                  <anim:transitionFilter smil:dur="0.3s" smil:targetElement="id798" anim:sub-item="text" smil:type="fade" smil:subtype="crossfade"/>
                </anim:par>
              </anim:par>
              <anim:par smil:begin="2.101s">
                <anim:par smil:begin="0s" smil:fill="hold" presentation:node-type="after-previous" presentation:preset-class="entrance" presentation:preset-id="ooo-entrance-fade-in">
                  <anim:set smil:begin="0s" smil:dur="0.00015s" smil:fill="hold" smil:targetElement="id799" smil:attributeName="visibility" smil:to="visible"/>
                  <anim:transitionFilter smil:dur="0.3s" smil:targetElement="id799" smil:type="fade" smil:subtype="crossfade"/>
                </anim:par>
              </anim:par>
              <anim:par smil:begin="2.401s">
                <anim:par smil:begin="0s" smil:fill="hold" presentation:node-type="after-previous" presentation:preset-class="entrance" presentation:preset-id="ooo-entrance-fade-in">
                  <anim:set smil:begin="0s" smil:dur="0.00015s" smil:fill="hold" smil:targetElement="id800" smil:attributeName="visibility" smil:to="visible"/>
                  <anim:transitionFilter smil:dur="0.3s" smil:targetElement="id800" smil:type="fade" smil:subtype="crossfade"/>
                </anim:par>
              </anim:par>
              <anim:par smil:begin="2.701s">
                <anim:par smil:begin="0s" smil:fill="hold" presentation:node-type="after-previous" presentation:preset-class="entrance" presentation:preset-id="ooo-entrance-fade-in">
                  <anim:set smil:begin="0s" smil:dur="0.00015s" smil:fill="hold" smil:targetElement="id801" anim:sub-item="text" smil:attributeName="visibility" smil:to="visible"/>
                  <anim:transitionFilter smil:dur="0.3s" smil:targetElement="id801" anim:sub-item="text" smil:type="fade" smil:subtype="crossfade"/>
                </anim:par>
              </anim:par>
              <anim:par smil:begin="3.001s">
                <anim:par smil:begin="0s" smil:fill="hold" presentation:node-type="after-previous" presentation:preset-class="entrance" presentation:preset-id="ooo-entrance-fade-in">
                  <anim:set smil:begin="0s" smil:dur="0.00015s" smil:fill="hold" smil:targetElement="id802" smil:attributeName="visibility" smil:to="visible"/>
                  <anim:transitionFilter smil:dur="0.3s" smil:targetElement="id802" smil:type="fade" smil:subtype="crossfade"/>
                </anim:par>
              </anim:par>
            </anim:par>
          </anim:seq>
        </anim:par>
        <presentation:notes draw:style-name="dp2">
          <draw:page-thumbnail draw:style-name="gr73" draw:layer="layout" svg:width="0.001cm" svg:height="0.001cm" svg:x="0cm" svg:y="2.123cm" draw:page-number="57" presentation:class="page"/>
          <draw:frame presentation:style-name="pr6" draw:text-style-name="P75" draw:layer="layout" svg:width="17.271cm" svg:height="12.572cm" svg:x="2.159cm" svg:y="13.271cm" presentation:class="notes" presentation:placeholder="true">
            <draw:text-box/>
          </draw:frame>
        </presentation:notes>
      </draw:page>
      <draw:page draw:name="page58" draw:style-name="dp1" draw:master-page-name="dark-background" presentation:presentation-page-layout-name="AL3T32" xml:id="id803" draw:id="id803">
        <draw:frame presentation:style-name="pr18" draw:text-style-name="P121" draw:layer="layout" svg:width="25.163cm" svg:height="1.905cm" svg:x="1.406cm" svg:y="1.275cm" presentation:class="title" presentation:user-transformed="true">
          <draw:text-box>
            <text:p xml:id="id804" text:id="id804" text:style-name="P119"><text:span text:style-name="T34">Fast Answer </text:span><text:span text:style-name="T35">&amp;</text:span><text:span text:style-name="T34"> Questions</text:span></text:p>
          </draw:text-box>
        </draw:frame>
        <draw:custom-shape draw:style-name="gr299" draw:text-style-name="P113" xml:id="id808" draw:id="id808" draw:layer="layout" svg:width="16.951cm" svg:height="4.307cm" svg:x="1.464cm" svg:y="6.513cm">
          <text:p text:style-name="P112"/>
          <draw:enhanced-geometry svg:viewBox="0 0 21600 21600"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8" draw:text-style-name="P159" draw:layer="layout" svg:width="13.655cm" svg:height="3.093cm" svg:x="4.125cm" svg:y="7.092cm">
          <draw:text-box>
            <text:list text:style-name="L3">
              <text:list-header>
                <text:p xml:id="id810" text:id="id810" text:style-name="P83"><text:span text:style-name="T11">Donec ut urna. Quisque dictum quam vel neque ?</text:span></text:p>
                <text:p text:style-name="P83"><text:span text:style-name="T32"/></text:p>
                <text:p xml:id="id811" text:id="id811" text:style-name="P83"><text:span text:style-name="T32">Suspendisse viverra placerat tortor. Nam nisl quam, posuere non, volutpat sed, semper vitae, magna. Donec ut urna. Quisque dictum quam vel neque. </text:span></text:p>
              </text:list-header>
            </text:list>
          </draw:text-box>
        </draw:frame>
        <draw:custom-shape draw:style-name="gr300" draw:text-style-name="P113" xml:id="id805" draw:id="id805" draw:layer="layout" svg:width="16.951cm" svg:height="2.74cm" svg:x="1.464cm" svg:y="3.355cm">
          <text:p text:style-name="P112"/>
          <draw:enhanced-geometry svg:viewBox="0 0 21600 21600" draw:path-stretchpoint-x="10800" draw:path-stretchpoint-y="10800" draw:text-areas="?f3 ?f4 ?f5 ?f6" draw:type="round-rectangle" draw:modifiers="5658.080992338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9" draw:text-style-name="P159" draw:layer="layout" svg:width="13.655cm" svg:height="1.526cm" svg:x="4.125cm" svg:y="3.934cm">
          <draw:text-box>
            <text:list text:style-name="L3">
              <text:list-header>
                <text:p xml:id="id807" text:id="id807" text:style-name="P163"><text:span text:style-name="T11">Lorem ipsum dolor sit amet ?</text:span></text:p>
              </text:list-header>
            </text:list>
          </draw:text-box>
        </draw:frame>
        <draw:custom-shape draw:style-name="gr210" draw:text-style-name="P135" xml:id="id809" draw:id="id809" draw:layer="layout" svg:width="1.495cm" svg:height="1.495cm" svg:x="2.415cm" svg:y="7.883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113" xml:id="id812" draw:id="id812" draw:layer="layout" svg:width="16.951cm" svg:height="2.74cm" svg:x="1.464cm" svg:y="11.256cm">
          <text:p text:style-name="P112"/>
          <draw:enhanced-geometry svg:viewBox="0 0 21600 21600" draw:path-stretchpoint-x="10800" draw:path-stretchpoint-y="10800" draw:text-areas="?f3 ?f4 ?f5 ?f6" draw:type="round-rectangle" draw:modifiers="5658.080992338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9" draw:text-style-name="P159" draw:layer="layout" svg:width="13.655cm" svg:height="1.526cm" svg:x="4.125cm" svg:y="11.835cm">
          <draw:text-box>
            <text:list text:style-name="L3">
              <text:list-header>
                <text:p xml:id="id814" text:id="id814" text:style-name="P83"><text:span text:style-name="T11">Nam nisl quam, posuere non, volutpat sed, semper vitae, magna ?</text:span></text:p>
              </text:list-header>
            </text:list>
          </draw:text-box>
        </draw:frame>
        <draw:custom-shape draw:style-name="gr214" draw:text-style-name="P142" xml:id="id813" draw:id="id813" draw:layer="layout" svg:width="1.495cm" svg:height="1.495cm" svg:x="2.415cm" svg:y="11.888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815" draw:id="id815">
          <draw:polygon draw:style-name="gr101" draw:text-style-name="P120" draw:layer="layout" svg:width="7.288cm" svg:height="15.747cm" svg:x="20.71cm" svg:y="0.001cm" svg:viewBox="0 0 7289 15748" draw:points="7289,0 1309,0 1175,7 1044,27 919,59 798,103 684,158 576,223 475,298 383,383 298,476 223,576 158,684 103,799 59,919 27,1045 7,1176 0,1310 0,14438 7,14572 27,14703 59,14829 103,14949 158,15064 223,15172 298,15272 383,15365 475,15450 576,15525 684,15590 798,15645 919,15689 1044,15721 1175,15741 1309,15748 7289,15748">
            <text:p text:style-name="P76"><text:span text:style-name="T5">Image:</text:span></text:p>
            <text:p text:style-name="P76"><text:span text:style-name="T5">500x1080</text:span></text:p>
          </draw:polygon>
        </draw:g>
        <draw:custom-shape draw:style-name="gr201" draw:text-style-name="P137" xml:id="id806" draw:id="id806" draw:layer="layout" svg:width="1.492cm" svg:height="1.491cm" svg:x="2.418cm" svg:y="3.945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803.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804" anim:sub-item="text" smil:attributeName="visibility" smil:to="visible"/>
                  <anim:transitionFilter smil:dur="0.3s" smil:targetElement="id80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805" smil:attributeName="visibility" smil:to="visible"/>
                  <anim:transitionFilter smil:dur="0.3s" smil:targetElement="id805" smil:type="fade" smil:subtype="crossfade"/>
                </anim:par>
              </anim:par>
              <anim:par smil:begin="0.6s">
                <anim:par smil:begin="0s" smil:fill="hold" presentation:node-type="after-previous" presentation:preset-class="entrance" presentation:preset-id="ooo-entrance-fade-in">
                  <anim:set smil:begin="0s" smil:dur="0.00015s" smil:fill="hold" smil:targetElement="id806" smil:attributeName="visibility" smil:to="visible"/>
                  <anim:transitionFilter smil:dur="0.3s" smil:targetElement="id806" smil:type="fade" smil:subtype="crossfade"/>
                </anim:par>
              </anim:par>
              <anim:par smil:begin="0.9s">
                <anim:par smil:begin="0s" smil:fill="hold" presentation:node-type="after-previous" presentation:preset-class="entrance" presentation:preset-id="ooo-entrance-fade-in">
                  <anim:set smil:begin="0s" smil:dur="0.00015s" smil:fill="hold" smil:targetElement="id807" anim:sub-item="text" smil:attributeName="visibility" smil:to="visible"/>
                  <anim:transitionFilter smil:dur="0.3s" smil:targetElement="id807"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808" smil:attributeName="visibility" smil:to="visible"/>
                  <anim:transitionFilter smil:dur="0.3s" smil:targetElement="id808" smil:type="fade" smil:subtype="crossfade"/>
                </anim:par>
              </anim:par>
              <anim:par smil:begin="1.5s">
                <anim:par smil:begin="0s" smil:fill="hold" presentation:node-type="after-previous" presentation:preset-class="entrance" presentation:preset-id="ooo-entrance-fade-in">
                  <anim:set smil:begin="0s" smil:dur="0.00015s" smil:fill="hold" smil:targetElement="id809" smil:attributeName="visibility" smil:to="visible"/>
                  <anim:transitionFilter smil:dur="0.3s" smil:targetElement="id809" smil:type="fade" smil:subtype="crossfade"/>
                </anim:par>
              </anim:par>
              <anim:par smil:begin="1.8s">
                <anim:par smil:begin="0s" smil:fill="hold" presentation:node-type="after-previous" presentation:preset-class="entrance" presentation:preset-id="ooo-entrance-fade-in">
                  <anim:set smil:begin="0s" smil:dur="0.00015s" smil:fill="hold" smil:targetElement="id810" anim:sub-item="text" smil:attributeName="visibility" smil:to="visible"/>
                  <anim:transitionFilter smil:dur="0.3s" smil:targetElement="id810" anim:sub-item="text" smil:type="fade" smil:subtype="crossfade"/>
                </anim:par>
              </anim:par>
              <anim:par smil:begin="2.1s">
                <anim:par smil:begin="0s" smil:fill="hold" presentation:node-type="after-previous" presentation:preset-class="entrance" presentation:preset-id="ooo-entrance-appear" presentation:group-id="2">
                  <anim:set smil:begin="0s" smil:dur="0.001s" smil:fill="hold" smil:targetElement="id811" anim:sub-item="text" smil:attributeName="visibility" smil:to="visible"/>
                </anim:par>
              </anim:par>
              <anim:par smil:begin="2.101s">
                <anim:par smil:begin="0s" smil:fill="hold" presentation:node-type="after-previous" presentation:preset-class="entrance" presentation:preset-id="ooo-entrance-fade-in">
                  <anim:set smil:begin="0s" smil:dur="0.00015s" smil:fill="hold" smil:targetElement="id812" smil:attributeName="visibility" smil:to="visible"/>
                  <anim:transitionFilter smil:dur="0.3s" smil:targetElement="id812" smil:type="fade" smil:subtype="crossfade"/>
                </anim:par>
              </anim:par>
              <anim:par smil:begin="2.401s">
                <anim:par smil:begin="0s" smil:fill="hold" presentation:node-type="after-previous" presentation:preset-class="entrance" presentation:preset-id="ooo-entrance-fade-in">
                  <anim:set smil:begin="0s" smil:dur="0.00015s" smil:fill="hold" smil:targetElement="id813" smil:attributeName="visibility" smil:to="visible"/>
                  <anim:transitionFilter smil:dur="0.3s" smil:targetElement="id813" smil:type="fade" smil:subtype="crossfade"/>
                </anim:par>
              </anim:par>
              <anim:par smil:begin="2.701s">
                <anim:par smil:begin="0s" smil:fill="hold" presentation:node-type="after-previous" presentation:preset-class="entrance" presentation:preset-id="ooo-entrance-fade-in">
                  <anim:set smil:begin="0s" smil:dur="0.00015s" smil:fill="hold" smil:targetElement="id814" anim:sub-item="text" smil:attributeName="visibility" smil:to="visible"/>
                  <anim:transitionFilter smil:dur="0.3s" smil:targetElement="id814" anim:sub-item="text" smil:type="fade" smil:subtype="crossfade"/>
                </anim:par>
              </anim:par>
              <anim:par smil:begin="3.001s">
                <anim:par smil:begin="0s" smil:fill="hold" presentation:node-type="after-previous" presentation:preset-class="entrance" presentation:preset-id="ooo-entrance-fade-in">
                  <anim:set smil:begin="0s" smil:dur="0.00015s" smil:fill="hold" smil:targetElement="id815" smil:attributeName="visibility" smil:to="visible"/>
                  <anim:transitionFilter smil:dur="0.3s" smil:targetElement="id815" smil:type="fade" smil:subtype="crossfade"/>
                </anim:par>
              </anim:par>
            </anim:par>
          </anim:seq>
        </anim:par>
        <presentation:notes draw:style-name="dp2">
          <draw:page-thumbnail draw:style-name="gr73" draw:layer="layout" svg:width="0.001cm" svg:height="0.001cm" svg:x="0cm" svg:y="2.123cm" draw:page-number="58" presentation:class="page"/>
          <draw:frame presentation:style-name="pr6" draw:text-style-name="P75" draw:layer="layout" svg:width="17.271cm" svg:height="12.572cm" svg:x="2.159cm" svg:y="13.271cm" presentation:class="notes" presentation:placeholder="true">
            <draw:text-box/>
          </draw:frame>
        </presentation:notes>
      </draw:page>
      <draw:page draw:name="page59" draw:style-name="dp1" draw:master-page-name="dark-background" presentation:presentation-page-layout-name="AL3T32" xml:id="id816" draw:id="id816">
        <draw:custom-shape draw:style-name="gr302" draw:text-style-name="P113" xml:id="id824" draw:id="id824" draw:layer="layout" svg:width="16.951cm" svg:height="4.307cm" svg:x="1.464cm" svg:y="9.741cm">
          <text:p text:style-name="P112"/>
          <draw:enhanced-geometry svg:viewBox="0 0 21600 21600"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3" draw:text-style-name="P113" xml:id="id821" draw:id="id821" draw:layer="layout" svg:width="16.951cm" svg:height="2.74cm" svg:x="1.464cm" svg:y="6.556cm">
          <text:p text:style-name="P112"/>
          <draw:enhanced-geometry svg:viewBox="0 0 21600 21600" draw:path-stretchpoint-x="10800" draw:path-stretchpoint-y="10800" draw:text-areas="?f3 ?f4 ?f5 ?f6" draw:type="round-rectangle" draw:modifiers="5658.080992338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121" draw:layer="layout" svg:width="25.163cm" svg:height="1.905cm" svg:x="1.406cm" svg:y="1.275cm" presentation:class="title" presentation:user-transformed="true">
          <draw:text-box>
            <text:p xml:id="id817" text:id="id817" text:style-name="P119"><text:span text:style-name="T34">Fast Answer </text:span><text:span text:style-name="T35">&amp;</text:span><text:span text:style-name="T34"> Questions</text:span></text:p>
          </draw:text-box>
        </draw:frame>
        <draw:frame presentation:style-name="pr60" draw:text-style-name="P159" draw:layer="layout" svg:width="13.655cm" svg:height="1.905cm" svg:x="4.125cm" svg:y="6.965cm">
          <draw:text-box>
            <text:list text:style-name="L3">
              <text:list-header>
                <text:p xml:id="id823" text:id="id823" text:style-name="P83"><text:span text:style-name="T11">Donec ut urna. Quisque dictum quam vel neque ?</text:span></text:p>
              </text:list-header>
            </text:list>
          </draw:text-box>
        </draw:frame>
        <draw:custom-shape draw:style-name="gr304" draw:text-style-name="P113" xml:id="id818" draw:id="id818" draw:layer="layout" svg:width="16.951cm" svg:height="2.74cm" svg:x="1.464cm" svg:y="3.355cm">
          <text:p text:style-name="P112"/>
          <draw:enhanced-geometry svg:viewBox="0 0 21600 21600" draw:path-stretchpoint-x="10800" draw:path-stretchpoint-y="10800" draw:text-areas="?f3 ?f4 ?f5 ?f6" draw:type="round-rectangle" draw:modifiers="5658.080992338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9" draw:text-style-name="P159" draw:layer="layout" svg:width="13.655cm" svg:height="1.526cm" svg:x="4.125cm" svg:y="3.934cm">
          <draw:text-box>
            <text:list text:style-name="L3">
              <text:list-header>
                <text:p xml:id="id820" text:id="id820" text:style-name="P83"><text:span text:style-name="T11">Lorem ipsum dolor sit amet ?</text:span></text:p>
              </text:list-header>
            </text:list>
          </draw:text-box>
        </draw:frame>
        <draw:custom-shape draw:style-name="gr210" draw:text-style-name="P135" xml:id="id822" draw:id="id822" draw:layer="layout" svg:width="1.495cm" svg:height="1.495cm" svg:x="2.415cm" svg:y="7.119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1" draw:text-style-name="P159" draw:layer="layout" svg:width="13.655cm" svg:height="3.331cm" svg:x="4.125cm" svg:y="10.217cm">
          <draw:text-box>
            <text:list text:style-name="L3">
              <text:list-header>
                <text:p xml:id="id826" text:id="id826" text:style-name="P83"><text:span text:style-name="T55">Nam nisl quam, posuere non, volutpat sed, semper vitae, magna ?</text:span></text:p>
                <text:p text:style-name="P83"><text:span text:style-name="T32"/></text:p>
                <text:p xml:id="id827" text:id="id827" text:style-name="P83"><text:span text:style-name="T32">Suspendisse viverra placerat tortor. Nam nisl quam, posuere non, volutpat sed, semper vitae, magna. Donec ut urna. Quisque dictum quam vel neque. </text:span></text:p>
              </text:list-header>
            </text:list>
          </draw:text-box>
        </draw:frame>
        <draw:custom-shape draw:style-name="gr214" draw:text-style-name="P142" xml:id="id825" draw:id="id825" draw:layer="layout" svg:width="1.495cm" svg:height="1.495cm" svg:x="2.415cm" svg:y="11.064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828" draw:id="id828">
          <draw:polygon draw:style-name="gr101" draw:text-style-name="P120" draw:layer="layout" svg:width="7.288cm" svg:height="15.747cm" svg:x="20.71cm" svg:y="0.001cm" svg:viewBox="0 0 7289 15748" draw:points="7289,0 1309,0 1175,7 1044,27 919,59 798,103 684,158 576,223 475,298 383,383 298,476 223,576 158,684 103,799 59,919 27,1045 7,1176 0,1310 0,14438 7,14572 27,14703 59,14829 103,14949 158,15064 223,15172 298,15272 383,15365 475,15450 576,15525 684,15590 798,15645 919,15689 1044,15721 1175,15741 1309,15748 7289,15748">
            <text:p text:style-name="P76"><text:span text:style-name="T5">Image:</text:span></text:p>
            <text:p text:style-name="P76"><text:span text:style-name="T5">500x1080</text:span></text:p>
          </draw:polygon>
        </draw:g>
        <draw:custom-shape draw:style-name="gr201" draw:text-style-name="P137" xml:id="id819" draw:id="id819" draw:layer="layout" svg:width="1.492cm" svg:height="1.491cm" svg:x="2.418cm" svg:y="3.945cm">
          <text:p text:style-name="P93"><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816.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817" anim:sub-item="text" smil:attributeName="visibility" smil:to="visible"/>
                  <anim:transitionFilter smil:dur="0.3s" smil:targetElement="id81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818" smil:attributeName="visibility" smil:to="visible"/>
                  <anim:transitionFilter smil:dur="0.3s" smil:targetElement="id818" smil:type="fade" smil:subtype="crossfade"/>
                </anim:par>
              </anim:par>
              <anim:par smil:begin="0.6s">
                <anim:par smil:begin="0s" smil:fill="hold" presentation:node-type="after-previous" presentation:preset-class="entrance" presentation:preset-id="ooo-entrance-fade-in">
                  <anim:set smil:begin="0s" smil:dur="0.00015s" smil:fill="hold" smil:targetElement="id819" smil:attributeName="visibility" smil:to="visible"/>
                  <anim:transitionFilter smil:dur="0.3s" smil:targetElement="id819" smil:type="fade" smil:subtype="crossfade"/>
                </anim:par>
              </anim:par>
              <anim:par smil:begin="0.9s">
                <anim:par smil:begin="0s" smil:fill="hold" presentation:node-type="after-previous" presentation:preset-class="entrance" presentation:preset-id="ooo-entrance-fade-in">
                  <anim:set smil:begin="0s" smil:dur="0.00015s" smil:fill="hold" smil:targetElement="id820" anim:sub-item="text" smil:attributeName="visibility" smil:to="visible"/>
                  <anim:transitionFilter smil:dur="0.3s" smil:targetElement="id820"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821" smil:attributeName="visibility" smil:to="visible"/>
                  <anim:transitionFilter smil:dur="0.3s" smil:targetElement="id821" smil:type="fade" smil:subtype="crossfade"/>
                </anim:par>
              </anim:par>
              <anim:par smil:begin="1.5s">
                <anim:par smil:begin="0s" smil:fill="hold" presentation:node-type="after-previous" presentation:preset-class="entrance" presentation:preset-id="ooo-entrance-fade-in">
                  <anim:set smil:begin="0s" smil:dur="0.00015s" smil:fill="hold" smil:targetElement="id822" smil:attributeName="visibility" smil:to="visible"/>
                  <anim:transitionFilter smil:dur="0.3s" smil:targetElement="id822" smil:type="fade" smil:subtype="crossfade"/>
                </anim:par>
              </anim:par>
              <anim:par smil:begin="1.8s">
                <anim:par smil:begin="0s" smil:fill="hold" presentation:node-type="after-previous" presentation:preset-class="entrance" presentation:preset-id="ooo-entrance-fade-in">
                  <anim:set smil:begin="0s" smil:dur="0.00015s" smil:fill="hold" smil:targetElement="id823" anim:sub-item="text" smil:attributeName="visibility" smil:to="visible"/>
                  <anim:transitionFilter smil:dur="0.3s" smil:targetElement="id823"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824" smil:attributeName="visibility" smil:to="visible"/>
                  <anim:transitionFilter smil:dur="0.3s" smil:targetElement="id824" smil:type="fade" smil:subtype="crossfade"/>
                </anim:par>
              </anim:par>
              <anim:par smil:begin="2.4s">
                <anim:par smil:begin="0s" smil:fill="hold" presentation:node-type="after-previous" presentation:preset-class="entrance" presentation:preset-id="ooo-entrance-fade-in">
                  <anim:set smil:begin="0s" smil:dur="0.00015s" smil:fill="hold" smil:targetElement="id825" smil:attributeName="visibility" smil:to="visible"/>
                  <anim:transitionFilter smil:dur="0.3s" smil:targetElement="id825" smil:type="fade" smil:subtype="crossfade"/>
                </anim:par>
              </anim:par>
              <anim:par smil:begin="2.7s">
                <anim:par smil:begin="0s" smil:fill="hold" presentation:node-type="after-previous" presentation:preset-class="entrance" presentation:preset-id="ooo-entrance-fade-in">
                  <anim:set smil:begin="0s" smil:dur="0.00015s" smil:fill="hold" smil:targetElement="id826" anim:sub-item="text" smil:attributeName="visibility" smil:to="visible"/>
                  <anim:transitionFilter smil:dur="0.3s" smil:targetElement="id826"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827" anim:sub-item="text" smil:attributeName="visibility" smil:to="visible"/>
                  <anim:transitionFilter smil:dur="0.3s" smil:targetElement="id827"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828" smil:attributeName="visibility" smil:to="visible"/>
                  <anim:transitionFilter smil:dur="0.3s" smil:targetElement="id828" smil:type="fade" smil:subtype="crossfade"/>
                </anim:par>
              </anim:par>
            </anim:par>
          </anim:seq>
        </anim:par>
        <presentation:notes draw:style-name="dp2">
          <draw:page-thumbnail draw:style-name="gr73" draw:layer="layout" svg:width="0.001cm" svg:height="0.001cm" svg:x="0cm" svg:y="2.123cm" draw:page-number="59" presentation:class="page"/>
          <draw:frame presentation:style-name="pr6" draw:text-style-name="P75" draw:layer="layout" svg:width="17.271cm" svg:height="12.572cm" svg:x="2.159cm" svg:y="13.271cm" presentation:class="notes" presentation:placeholder="true">
            <draw:text-box/>
          </draw:frame>
        </presentation:notes>
      </draw:page>
      <draw:page draw:name="page60" draw:style-name="dp1" draw:master-page-name="dark-background" presentation:presentation-page-layout-name="AL3T32" xml:id="id829" draw:id="id829">
        <draw:custom-shape draw:style-name="gr305" draw:text-style-name="P107" draw:layer="layout" svg:width="28.06cm" svg:height="15.75cm" svg:x="-0.06cm" svg:y="0cm">
          <text:p/>
          <draw:enhanced-geometry svg:viewBox="0 0 21600 21600" draw:type="rectangle" draw:enhanced-path="M 0 0 L 21600 0 21600 21600 0 21600 0 0 Z N"/>
        </draw:custom-shape>
        <draw:frame presentation:style-name="pr62" draw:text-style-name="P110" draw:layer="layout" svg:width="22.225cm" svg:height="4.855cm" svg:x="3.177cm" svg:y="5.94cm">
          <draw:text-box>
            <text:list text:style-name="L3">
              <text:list-header>
                <text:p xml:id="id831" text:id="id831" text:style-name="P108"><text:span text:style-name="T64">Thank you</text:span></text:p>
                <text:p xml:id="id832" text:id="id832" text:style-name="P182"><text:span text:style-name="T29">Image 1920x1080 </text:span><text:span text:style-name="T30">send to back of dark shape</text:span></text:p>
              </text:list-header>
            </text:list>
          </draw:text-box>
        </draw:frame>
        <draw:custom-shape draw:style-name="gr87" draw:text-style-name="P82" xml:id="id830" draw:id="id830" draw:layer="layout" svg:width="2.305cm" svg:height="2.305cm" svg:x="13.237cm" svg:y="2.799cm">
          <text:p text:style-name="P81"><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13" xml:id="id833" draw:id="id833" draw:layer="layout" svg:width="10.7cm" svg:height="2.077cm" svg:x="8.985cm" svg:y="11.43cm">
          <text:p text:style-name="P112"/>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3" draw:text-style-name="P159" draw:layer="layout" svg:width="8.89cm" svg:height="1.882cm" svg:x="10.795cm" svg:y="11.527cm">
          <draw:text-box>
            <text:list text:style-name="L3">
              <text:list-header>
                <text:p xml:id="id835" text:id="id835" text:style-name="P83"><text:span text:style-name="T29">https://www.libreoffice.org/</text:span></text:p>
              </text:list-header>
            </text:list>
          </draw:text-box>
        </draw:frame>
        <draw:custom-shape draw:style-name="gr307" draw:text-style-name="P137" xml:id="id834" draw:id="id834" draw:layer="layout" svg:width="0.976cm" svg:height="0.975cm" svg:x="9.609cm" svg:y="11.976cm">
          <text:p text:style-name="P93"><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829.begin">
            <anim:transitionFilter smil:dur="0.3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830" smil:attributeName="visibility" smil:to="visible"/>
                  <anim:transitionFilter smil:dur="0.3s" smil:targetElement="id830" smil:type="fade" smil:subtype="crossfade"/>
                </anim:par>
              </anim:par>
              <anim:par smil:begin="0.3s">
                <anim:par smil:begin="0s" smil:fill="hold" presentation:node-type="after-previous" presentation:preset-class="entrance" presentation:preset-id="ooo-entrance-fade-in">
                  <anim:set smil:begin="0s" smil:dur="0.00015s" smil:fill="hold" smil:targetElement="id831" anim:sub-item="text" smil:attributeName="visibility" smil:to="visible"/>
                  <anim:transitionFilter smil:dur="0.3s" smil:targetElement="id831"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832" anim:sub-item="text" smil:attributeName="visibility" smil:to="visible"/>
                  <anim:transitionFilter smil:dur="0.3s" smil:targetElement="id83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833" smil:attributeName="visibility" smil:to="visible"/>
                  <anim:transitionFilter smil:dur="0.3s" smil:targetElement="id833" smil:type="fade" smil:subtype="crossfade"/>
                </anim:par>
              </anim:par>
              <anim:par smil:begin="1.2s">
                <anim:par smil:begin="0s" smil:fill="hold" presentation:node-type="after-previous" presentation:preset-class="entrance" presentation:preset-id="ooo-entrance-fade-in">
                  <anim:set smil:begin="0s" smil:dur="0.00015s" smil:fill="hold" smil:targetElement="id834" smil:attributeName="visibility" smil:to="visible"/>
                  <anim:transitionFilter smil:dur="0.3s" smil:targetElement="id834" smil:type="fade" smil:subtype="crossfade"/>
                </anim:par>
              </anim:par>
              <anim:par smil:begin="1.5s">
                <anim:par smil:begin="0s" smil:fill="hold" presentation:node-type="after-previous" presentation:preset-class="entrance" presentation:preset-id="ooo-entrance-fade-in">
                  <anim:set smil:begin="0s" smil:dur="0.00015s" smil:fill="hold" smil:targetElement="id835" anim:sub-item="text" smil:attributeName="visibility" smil:to="visible"/>
                  <anim:transitionFilter smil:dur="0.3s" smil:targetElement="id835" anim:sub-item="text" smil:type="fade" smil:subtype="crossfade"/>
                </anim:par>
              </anim:par>
            </anim:par>
          </anim:seq>
        </anim:par>
        <presentation:notes draw:style-name="dp2">
          <draw:page-thumbnail draw:style-name="gr73" draw:layer="layout" svg:width="0.001cm" svg:height="0.001cm" svg:x="0cm" svg:y="2.123cm" draw:page-number="60" presentation:class="page"/>
          <draw:frame presentation:style-name="pr6" draw:text-style-name="P1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Font Awesome 5 Free Solid" svg:font-family="'Font Awesome 5 Free Solid'" style:font-family-generic="swiss" style:font-pitch="variable"/>
    <style:font-face style:name="Font Awesome 5 Free Solid1" svg:font-family="'Font Awesome 5 Free Solid'" style:font-pitch="variable"/>
    <style:font-face style:name="Font Awesome 5 Free Solid2" svg:font-family="'Font Awesome 5 Free Solid'"/>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ark-cover-background" style:family="presentation">
      <style:graphic-properties draw:stroke="none" draw:fill="none"/>
      <style:text-properties style:letter-kerning="true"/>
    </style:style>
    <style:style style:name="dark-cover-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dark-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k-cover-outline1" style:family="presentation">
      <style:graphic-properties draw:stroke="none" draw:fill="none" draw:auto-grow-height="false" draw:fit-to-size="false" style:shrink-to-fit="true">
        <text:list-style style:name="dark-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ark-cover-outline2" style:family="presentation" style:parent-style-name="dark-cover-outline1">
      <style:paragraph-properties fo:margin-top="0.4cm" fo:margin-bottom="0cm"/>
      <style:text-properties fo:color="#ffffff" loext:opacity="100%" loext:color-lum-mod="100%" loext:color-lum-off="0%" fo:font-size="22pt" style:font-size-asian="28pt" style:font-size-complex="28pt" fo:hyphenate="false" loext:hyphenation-no-caps="false"/>
    </style:style>
    <style:style style:name="dark-cover-outline3" style:family="presentation" style:parent-style-name="dark-cover-outline2">
      <style:paragraph-properties fo:margin-top="0.3cm" fo:margin-bottom="0cm"/>
      <style:text-properties fo:color="#ffffff" loext:opacity="100%" loext:color-lum-mod="100%" loext:color-lum-off="0%" fo:font-size="20pt" style:font-size-asian="24pt" style:font-size-complex="24pt"/>
    </style:style>
    <style:style style:name="dark-cover-outline4" style:family="presentation" style:parent-style-name="dark-cover-outline3">
      <style:paragraph-properties fo:margin-top="0.2cm" fo:margin-bottom="0cm"/>
      <style:text-properties fo:color="#ffffff" loext:opacity="100%" loext:color-lum-mod="100%" loext:color-lum-off="0%" fo:font-size="18pt" style:font-size-asian="20pt" style:font-size-complex="20pt"/>
    </style:style>
    <style:style style:name="dark-cover-outline5" style:family="presentation" style:parent-style-name="dark-cover-outline4">
      <style:paragraph-properties fo:margin-top="0.1cm" fo:margin-bottom="0cm"/>
      <style:text-properties fo:color="#ffffff" loext:opacity="100%" loext:color-lum-mod="100%" loext:color-lum-off="0%" fo:font-size="16pt" style:font-size-asian="20pt" style:font-size-complex="20pt"/>
    </style:style>
    <style:style style:name="dark-cover-outline6" style:family="presentation" style:parent-style-name="dark-cover-outline5">
      <style:paragraph-properties fo:margin-top="0.1cm" fo:margin-bottom="0cm"/>
      <style:text-properties fo:color="#ffffff" loext:opacity="100%" loext:color-lum-mod="100%" loext:color-lum-off="0%" fo:font-size="14pt" style:font-size-asian="20pt" style:font-size-complex="20pt"/>
    </style:style>
    <style:style style:name="dark-cover-outline7" style:family="presentation" style:parent-style-name="dark-cover-outline6">
      <style:paragraph-properties fo:margin-top="0.1cm" fo:margin-bottom="0cm"/>
      <style:text-properties fo:color="#ffffff" loext:opacity="100%" loext:color-lum-mod="100%" loext:color-lum-off="0%" fo:font-size="14pt" style:font-size-asian="20pt" style:font-size-complex="20pt"/>
    </style:style>
    <style:style style:name="dark-cover-outline8" style:family="presentation" style:parent-style-name="dark-cover-outline7">
      <style:paragraph-properties fo:margin-top="0.1cm" fo:margin-bottom="0cm"/>
      <style:text-properties fo:font-size="14pt" style:font-size-asian="20pt" style:font-size-complex="20pt"/>
    </style:style>
    <style:style style:name="dark-cover-outline9" style:family="presentation" style:parent-style-name="dark-cover-outline8">
      <style:paragraph-properties fo:margin-top="0.1cm" fo:margin-bottom="0cm"/>
      <style:text-properties fo:font-size="14pt" style:font-size-asian="20pt" style:font-size-complex="20pt"/>
    </style:style>
    <style:style style:name="dark-cover-subtitle" style:family="presentation">
      <style:graphic-properties draw:stroke="none" draw:fill="none" draw:textarea-vertical-align="middle">
        <text:list-style style:name="dark-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k-cover-title" style:family="presentation">
      <style:graphic-properties draw:stroke="none" draw:fill="none" draw:textarea-vertical-align="middle">
        <text:list-style style:name="dark-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ght-cover-background" style:family="presentation">
      <style:graphic-properties draw:stroke="none" draw:fill="none"/>
      <style:text-properties style:letter-kerning="true"/>
    </style:style>
    <style:style style:name="light-cover-backgroundobjects" style:family="presentation">
      <style:graphic-properties draw:textarea-horizontal-align="justify" draw:shadow="hidden" draw:shadow-offset-x="0.2cm" draw:shadow-offset-y="0.2cm" draw:shadow-color="#808080"/>
      <style:text-properties style:letter-kerning="true"/>
    </style:style>
    <style:style style:name="light-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ght-cover-outline1" style:family="presentation">
      <style:graphic-properties draw:stroke="none" draw:fill="none" draw:auto-grow-height="false" draw:fit-to-size="false" style:shrink-to-fit="true">
        <text:list-style style:name="light-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cover-outline2" style:family="presentation" style:parent-style-name="light-cover-outline1">
      <style:paragraph-properties fo:margin-top="0.4cm" fo:margin-bottom="0cm"/>
      <style:text-properties fo:font-size="22pt" style:font-size-asian="28pt" style:font-size-complex="28pt"/>
    </style:style>
    <style:style style:name="light-cover-outline3" style:family="presentation" style:parent-style-name="light-cover-outline2">
      <style:paragraph-properties fo:margin-top="0.3cm" fo:margin-bottom="0cm"/>
      <style:text-properties fo:font-size="20pt" style:font-size-asian="24pt" style:font-size-complex="24pt"/>
    </style:style>
    <style:style style:name="light-cover-outline4" style:family="presentation" style:parent-style-name="light-cover-outline3">
      <style:paragraph-properties fo:margin-top="0.2cm" fo:margin-bottom="0cm"/>
      <style:text-properties fo:font-size="18pt" style:font-size-asian="20pt" style:font-size-complex="20pt"/>
    </style:style>
    <style:style style:name="light-cover-outline5" style:family="presentation" style:parent-style-name="light-cover-outline4">
      <style:paragraph-properties fo:margin-top="0.1cm" fo:margin-bottom="0cm"/>
      <style:text-properties fo:font-size="16pt" style:font-size-asian="20pt" style:font-size-complex="20pt"/>
    </style:style>
    <style:style style:name="light-cover-outline6" style:family="presentation" style:parent-style-name="light-cover-outline5">
      <style:paragraph-properties fo:margin-top="0.1cm" fo:margin-bottom="0cm"/>
      <style:text-properties fo:font-size="14pt" style:font-size-asian="20pt" style:font-size-complex="20pt"/>
    </style:style>
    <style:style style:name="light-cover-outline7" style:family="presentation" style:parent-style-name="light-cover-outline6">
      <style:paragraph-properties fo:margin-top="0.1cm" fo:margin-bottom="0cm"/>
      <style:text-properties fo:font-size="14pt" style:font-size-asian="20pt" style:font-size-complex="20pt"/>
    </style:style>
    <style:style style:name="light-cover-outline8" style:family="presentation" style:parent-style-name="light-cover-outline7">
      <style:paragraph-properties fo:margin-top="0.1cm" fo:margin-bottom="0cm"/>
      <style:text-properties fo:font-size="14pt" style:font-size-asian="20pt" style:font-size-complex="20pt"/>
    </style:style>
    <style:style style:name="light-cover-outline9" style:family="presentation" style:parent-style-name="light-cover-outline8">
      <style:paragraph-properties fo:margin-top="0.1cm" fo:margin-bottom="0cm"/>
      <style:text-properties fo:font-size="14pt" style:font-size-asian="20pt" style:font-size-complex="20pt"/>
    </style:style>
    <style:style style:name="light-cover-subtitle" style:family="presentation">
      <style:graphic-properties draw:stroke="none" draw:fill="none" draw:textarea-vertical-align="middle">
        <text:list-style style:name="light-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cover-title" style:family="presentation">
      <style:graphic-properties draw:stroke="none" draw:fill="none" draw:textarea-vertical-align="middle">
        <text:list-style style:name="light-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ark-background-background" style:family="presentation">
      <style:graphic-properties draw:stroke="none" draw:fill="none"/>
      <style:text-properties style:letter-kerning="true"/>
    </style:style>
    <style:style style:name="dark-background-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dark-backgrou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k-background-outline1" style:family="presentation">
      <style:graphic-properties draw:stroke="none" draw:fill="none" draw:auto-grow-height="false" draw:fit-to-size="false" style:shrink-to-fit="true">
        <text:list-style style:name="dark-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ark-background-outline2" style:family="presentation" style:parent-style-name="dark-background-outline1">
      <style:paragraph-properties fo:margin-top="0.4cm" fo:margin-bottom="0cm"/>
      <style:text-properties fo:font-size="22pt" style:font-size-asian="28pt" style:font-size-complex="28pt"/>
    </style:style>
    <style:style style:name="dark-background-outline3" style:family="presentation" style:parent-style-name="dark-background-outline2">
      <style:paragraph-properties fo:margin-top="0.3cm" fo:margin-bottom="0cm"/>
      <style:text-properties fo:font-size="20pt" style:font-size-asian="24pt" style:font-size-complex="24pt"/>
    </style:style>
    <style:style style:name="dark-background-outline4" style:family="presentation" style:parent-style-name="dark-background-outline3">
      <style:paragraph-properties fo:margin-top="0.2cm" fo:margin-bottom="0cm"/>
      <style:text-properties fo:font-size="18pt" style:font-size-asian="20pt" style:font-size-complex="20pt"/>
    </style:style>
    <style:style style:name="dark-background-outline5" style:family="presentation" style:parent-style-name="dark-background-outline4">
      <style:paragraph-properties fo:margin-top="0.1cm" fo:margin-bottom="0cm"/>
      <style:text-properties fo:font-size="16pt" style:font-size-asian="20pt" style:font-size-complex="20pt"/>
    </style:style>
    <style:style style:name="dark-background-outline6" style:family="presentation" style:parent-style-name="dark-background-outline5">
      <style:paragraph-properties fo:margin-top="0.1cm" fo:margin-bottom="0cm"/>
      <style:text-properties fo:font-size="14pt" style:font-size-asian="20pt" style:font-size-complex="20pt"/>
    </style:style>
    <style:style style:name="dark-background-outline7" style:family="presentation" style:parent-style-name="dark-background-outline6">
      <style:paragraph-properties fo:margin-top="0.1cm" fo:margin-bottom="0cm"/>
      <style:text-properties fo:font-size="14pt" style:font-size-asian="20pt" style:font-size-complex="20pt"/>
    </style:style>
    <style:style style:name="dark-background-outline8" style:family="presentation" style:parent-style-name="dark-background-outline7">
      <style:paragraph-properties fo:margin-top="0.1cm" fo:margin-bottom="0cm"/>
      <style:text-properties fo:font-size="14pt" style:font-size-asian="20pt" style:font-size-complex="20pt"/>
    </style:style>
    <style:style style:name="dark-background-outline9" style:family="presentation" style:parent-style-name="dark-background-outline8">
      <style:paragraph-properties fo:margin-top="0.1cm" fo:margin-bottom="0cm"/>
      <style:text-properties fo:font-size="14pt" style:font-size-asian="20pt" style:font-size-complex="20pt"/>
    </style:style>
    <style:style style:name="dark-background-subtitle" style:family="presentation">
      <style:graphic-properties draw:stroke="none" draw:fill="none" draw:textarea-vertical-align="middle">
        <text:list-style style:name="dark-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k-background-title" style:family="presentation">
      <style:graphic-properties draw:stroke="none" draw:fill="none" draw:textarea-vertical-align="middle">
        <text:list-style style:name="dark-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ght-background-background" style:family="presentation">
      <style:graphic-properties draw:stroke="none" draw:fill="none"/>
      <style:text-properties style:letter-kerning="true"/>
    </style:style>
    <style:style style:name="light-background-backgroundobjects" style:family="presentation">
      <style:graphic-properties draw:textarea-horizontal-align="justify" draw:shadow="hidden" draw:shadow-offset-x="0.2cm" draw:shadow-offset-y="0.2cm" draw:shadow-color="#808080"/>
      <style:text-properties style:letter-kerning="true"/>
    </style:style>
    <style:style style:name="light-backgrou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ght-background-outline1" style:family="presentation">
      <style:graphic-properties draw:stroke="none" draw:fill="none" draw:auto-grow-height="false" draw:fit-to-size="false" style:shrink-to-fit="true">
        <text:list-style style:name="light-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background-outline2" style:family="presentation" style:parent-style-name="light-background-outline1">
      <style:paragraph-properties fo:margin-top="0.4cm" fo:margin-bottom="0cm"/>
      <style:text-properties fo:font-size="22pt" style:font-size-asian="28pt" style:font-size-complex="28pt"/>
    </style:style>
    <style:style style:name="light-background-outline3" style:family="presentation" style:parent-style-name="light-background-outline2">
      <style:paragraph-properties fo:margin-top="0.3cm" fo:margin-bottom="0cm"/>
      <style:text-properties fo:font-size="20pt" style:font-size-asian="24pt" style:font-size-complex="24pt"/>
    </style:style>
    <style:style style:name="light-background-outline4" style:family="presentation" style:parent-style-name="light-background-outline3">
      <style:paragraph-properties fo:margin-top="0.2cm" fo:margin-bottom="0cm"/>
      <style:text-properties fo:font-size="18pt" style:font-size-asian="20pt" style:font-size-complex="20pt"/>
    </style:style>
    <style:style style:name="light-background-outline5" style:family="presentation" style:parent-style-name="light-background-outline4">
      <style:paragraph-properties fo:margin-top="0.1cm" fo:margin-bottom="0cm"/>
      <style:text-properties fo:font-size="16pt" style:font-size-asian="20pt" style:font-size-complex="20pt"/>
    </style:style>
    <style:style style:name="light-background-outline6" style:family="presentation" style:parent-style-name="light-background-outline5">
      <style:paragraph-properties fo:margin-top="0.1cm" fo:margin-bottom="0cm"/>
      <style:text-properties fo:font-size="14pt" style:font-size-asian="20pt" style:font-size-complex="20pt"/>
    </style:style>
    <style:style style:name="light-background-outline7" style:family="presentation" style:parent-style-name="light-background-outline6">
      <style:paragraph-properties fo:margin-top="0.1cm" fo:margin-bottom="0cm"/>
      <style:text-properties fo:font-size="14pt" style:font-size-asian="20pt" style:font-size-complex="20pt"/>
    </style:style>
    <style:style style:name="light-background-outline8" style:family="presentation" style:parent-style-name="light-background-outline7">
      <style:paragraph-properties fo:margin-top="0.1cm" fo:margin-bottom="0cm"/>
      <style:text-properties fo:font-size="14pt" style:font-size-asian="20pt" style:font-size-complex="20pt"/>
    </style:style>
    <style:style style:name="light-background-outline9" style:family="presentation" style:parent-style-name="light-background-outline8">
      <style:paragraph-properties fo:margin-top="0.1cm" fo:margin-bottom="0cm"/>
      <style:text-properties fo:font-size="14pt" style:font-size-asian="20pt" style:font-size-complex="20pt"/>
    </style:style>
    <style:style style:name="light-background-subtitle" style:family="presentation">
      <style:graphic-properties draw:stroke="none" draw:fill="none" draw:textarea-vertical-align="middle">
        <text:list-style style:name="light-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background-title" style:family="presentation">
      <style:graphic-properties draw:stroke="none" draw:fill="none" draw:textarea-vertical-align="middle">
        <text:list-style style:name="light-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c1a33"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2e4b98"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1c2e5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16254b"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0059ff" draw:textarea-horizontal-align="center" draw:textarea-vertical-align="middle"/>
    </style:style>
    <style:style style:name="Mpr1" style:family="presentation" style:parent-style-name="dark-cover-backgroundobjects">
      <style:graphic-properties draw:stroke="none" draw:fill="none" draw:fill-color="#ffffff" draw:auto-grow-height="false" fo:min-height="1.086cm"/>
      <style:paragraph-properties style:writing-mode="lr-tb"/>
    </style:style>
    <style:style style:name="Mpr2" style:family="presentation" style:parent-style-name="dark-cover-backgroundobjects">
      <style:graphic-properties draw:stroke="none" draw:fill="none" draw:fill-color="#ffffff" draw:auto-grow-height="false" fo:min-height="1.397cm"/>
      <style:paragraph-properties style:writing-mode="lr-tb"/>
    </style:style>
    <style:style style:name="Mpr3" style:family="presentation" style:parent-style-name="dark-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light-cover-backgroundobjects">
      <style:graphic-properties draw:stroke="none" draw:fill="none" draw:fill-color="#ffffff" draw:auto-grow-height="false" fo:min-height="1.086cm"/>
      <style:paragraph-properties style:writing-mode="lr-tb"/>
    </style:style>
    <style:style style:name="Mpr5" style:family="presentation" style:parent-style-name="light-cover-backgroundobjects">
      <style:graphic-properties draw:stroke="none" draw:fill="none" draw:fill-color="#ffffff" draw:auto-grow-height="false" fo:min-height="1.397cm"/>
      <style:paragraph-properties style:writing-mode="lr-tb"/>
    </style:style>
    <style:style style:name="Mpr6" style:family="presentation" style:parent-style-name="light-cover-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ark-background-backgroundobjects">
      <style:graphic-properties draw:stroke="none" draw:fill="none" draw:fill-color="#ffffff" draw:auto-grow-height="false" fo:min-height="1.086cm"/>
      <style:paragraph-properties style:writing-mode="lr-tb"/>
    </style:style>
    <style:style style:name="Mpr8" style:family="presentation" style:parent-style-name="dark-background-backgroundobjects">
      <style:graphic-properties draw:stroke="none" draw:fill="none" draw:fill-color="#ffffff" draw:auto-grow-height="false" fo:min-height="1.397cm"/>
      <style:paragraph-properties style:writing-mode="lr-tb"/>
    </style:style>
    <style:style style:name="Mpr9" style:family="presentation" style:parent-style-name="dark-background-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ight-background-backgroundobjects">
      <style:graphic-properties draw:stroke="none" draw:fill="none" draw:fill-color="#ffffff" draw:auto-grow-height="false" fo:min-height="1.086cm"/>
      <style:paragraph-properties style:writing-mode="lr-tb"/>
    </style:style>
    <style:style style:name="Mpr11" style:family="presentation" style:parent-style-name="light-background-backgroundobjects">
      <style:graphic-properties draw:stroke="none" draw:fill="none" draw:fill-color="#ffffff" draw:auto-grow-height="false" fo:min-height="1.397cm"/>
      <style:paragraph-properties style:writing-mode="lr-tb"/>
    </style:style>
    <style:style style:name="Mpr12" style:family="presentation" style:parent-style-name="light-backgrou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c1a33"/>
      <style:paragraph-properties fo:text-align="center"/>
    </style:style>
    <style:style style:name="MP6" style:family="paragraph">
      <loext:graphic-properties draw:fill="solid" draw:fill-color="#2e4b98"/>
      <style:paragraph-properties fo:text-align="center"/>
    </style:style>
    <style:style style:name="MP7" style:family="paragraph">
      <loext:graphic-properties draw:fill="solid" draw:fill-color="#1c2e5d"/>
      <style:paragraph-properties fo:text-align="center"/>
    </style:style>
    <style:style style:name="MP8" style:family="paragraph">
      <loext:graphic-properties draw:fill="solid" draw:fill-color="#16254b"/>
      <style:paragraph-properties fo:text-align="center"/>
    </style:style>
    <style:style style:name="MP9" style:family="paragraph">
      <loext:graphic-properties draw:fill="solid" draw:fill-color="#0059ff"/>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ark-cover" style:page-layout-name="PM1" draw:style-name="Mdp1">
      <draw:g>
        <draw:polygon draw:style-name="Mgr3" draw:text-style-name="MP5" draw:layer="backgroundobjects" svg:width="27.997cm" svg:height="15.747cm" svg:x="0cm" svg:y="0.001cm" svg:viewBox="0 0 27998 15748" draw:points="13999,15748 0,15748 0,0 27998,0 27998,15748">
          <text:p/>
        </draw:polygon>
        <draw:polygon draw:style-name="Mgr4" draw:text-style-name="MP6" draw:layer="backgroundobjects" svg:width="23.736cm" svg:height="15.747cm" svg:x="4.261cm" svg:y="0.001cm" svg:viewBox="0 0 23737 15748" draw:points="0,15748 680,15657 2452,15327 4917,14675 6284,14201 7675,13616 9039,12907 10326,12065 11487,11080 12005,10530 12471,9940 12882,9309 13229,8636 13507,7919 13710,7156 13832,6347 13865,5491 13805,4585 13644,3629 13493,3055 13307,2545 13094,2094 12858,1698 12606,1355 12343,1060 12077,811 11813,602 11558,432 11316,296 11095,191 10901,113 10739,58 10615,23 10510,0 23737,0 23737,15748">
          <text:p/>
        </draw:polygon>
        <draw:polygon draw:style-name="Mgr5" draw:text-style-name="MP7" draw:layer="backgroundobjects" svg:width="20.773cm" svg:height="15.747cm" svg:x="7.224cm" svg:y="0.001cm" svg:viewBox="0 0 20774 15748" draw:points="0,15748 559,15654 2014,15315 2973,15029 4030,14651 5144,14170 6274,13578 7377,12862 8411,12014 9335,11022 9743,10469 10107,9876 10423,9243 10686,8567 10889,7848 11029,7083 11099,6273 11095,5416 11011,4509 10842,3553 10689,2980 10498,2472 10277,2025 10031,1634 9766,1297 9491,1008 9210,766 8931,564 8660,401 8404,272 8170,173 7963,101 7791,51 7660,20 7547,0 20774,0 20774,15748">
          <text:p/>
        </draw:polygon>
        <draw:polygon draw:style-name="Mgr6" draw:text-style-name="MP8" draw:layer="backgroundobjects" svg:width="6.662cm" svg:height="11.807cm" svg:x="21.335cm" svg:y="0.001cm" svg:viewBox="0 0 6663 11808" draw:points="2282,0 2282,0 2081,185 1887,378 1702,578 1525,786 1356,1001 1196,1223 1046,1451 904,1685 695,2076 513,2478 358,2891 230,3313 130,3742 58,4177 15,4617 0,5060 0,5060 15,5502 58,5942 130,6377 230,6806 358,7227 513,7640 695,8043 904,8433 1138,8810 1396,9169 1675,9510 1977,9831 2298,10132 2639,10412 2998,10670 3375,10904 3756,11108 4148,11287 4550,11440 4961,11567 5379,11668 5802,11742 6231,11789 6663,11808 6663,0">
          <text:p/>
        </draw:polygon>
        <draw:g>
          <draw:polygon draw:style-name="Mgr7" draw:text-style-name="MP9" draw:layer="layout" svg:width="8.181cm" svg:height="0.189cm" svg:x="1.415cm" svg:y="0.001cm" svg:viewBox="0 0 8182 190" draw:points="0,0 8182,0 8182,190 0,190">
            <text:p/>
          </draw:polygon>
        </draw:g>
      </draw:g>
      <draw:frame presentation:style-name="dark-cover-title" draw:layer="backgroundobjects" svg:width="25.199cm" svg:height="2.629cm" svg:x="1.4cm" svg:y="0.628cm" presentation:class="title" presentation:placeholder="true">
        <draw:text-box/>
      </draw:frame>
      <draw:frame presentation:style-name="dark-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2"><presentation:date-time/></text:span></text:p>
        </draw:text-box>
      </draw:frame>
      <draw:frame presentation:style-name="Mpr1" draw:text-style-name="MP11" draw:layer="backgroundobjects" svg:width="8.875cm" svg:height="1.085cm" svg:x="9.576cm" svg:y="14.348cm" presentation:class="footer">
        <draw:text-box>
          <text:p text:style-name="MP10"><text:span text:style-name="MT2"><presentation:footer/></text:span></text:p>
        </draw:text-box>
      </draw:frame>
      <draw:frame presentation:style-name="Mpr1" draw:text-style-name="MP4" draw:layer="backgroundobjects" svg:width="6.523cm" svg:height="1.085cm" svg:x="20.076cm" svg:y="14.348cm" presentation:class="page-number">
        <draw:text-box>
          <text:p text:style-name="MP3"><text:span text:style-name="MT3"><text:page-number>&lt;number&gt;</text:page-number></text:span></text:p>
        </draw:text-box>
      </draw:frame>
      <presentation:notes style:page-layout-name="PM0">
        <draw:page-thumbnail presentation:style-name="dark-cover-title" draw:layer="backgroundobjects" svg:width="18.624cm" svg:height="10.476cm" svg:x="1.482cm" svg:y="2.123cm" presentation:class="page"/>
        <draw:frame presentation:style-name="dark-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ight-cover" style:page-layout-name="PM1" draw:style-name="Mdp1">
      <draw:g>
        <draw:polygon draw:style-name="Mgr4" draw:text-style-name="MP6" draw:layer="backgroundobjects" svg:width="23.736cm" svg:height="15.747cm" svg:x="4.262cm" svg:y="0cm" svg:viewBox="0 0 23737 15748" draw:points="0,15748 680,15657 2452,15327 4917,14675 6284,14201 7675,13616 9039,12907 10326,12065 11487,11080 12005,10530 12471,9940 12882,9309 13229,8636 13507,7919 13710,7156 13832,6347 13865,5491 13805,4585 13644,3629 13493,3055 13307,2545 13094,2094 12858,1698 12606,1355 12343,1060 12077,811 11813,602 11558,432 11316,296 11095,191 10901,113 10739,58 10615,23 10510,0 23737,0 23737,15748">
          <text:p/>
        </draw:polygon>
        <draw:polygon draw:style-name="Mgr5" draw:text-style-name="MP7" draw:layer="backgroundobjects" svg:width="20.773cm" svg:height="15.747cm" svg:x="7.225cm" svg:y="0cm" svg:viewBox="0 0 20774 15748" draw:points="0,15748 559,15654 2014,15315 2973,15029 4030,14651 5144,14170 6274,13578 7377,12862 8411,12014 9335,11022 9743,10469 10107,9876 10423,9243 10686,8567 10889,7848 11029,7083 11099,6273 11095,5416 11011,4509 10842,3553 10689,2980 10498,2472 10277,2025 10031,1634 9766,1297 9491,1008 9210,766 8931,564 8660,401 8404,272 8170,173 7963,101 7791,51 7660,20 7547,0 20774,0 20774,15748">
          <text:p/>
        </draw:polygon>
        <draw:polygon draw:style-name="Mgr6" draw:text-style-name="MP8" draw:layer="backgroundobjects" svg:width="6.662cm" svg:height="11.807cm" svg:x="21.336cm" svg:y="0cm" svg:viewBox="0 0 6663 11808" draw:points="2282,0 2282,0 2081,185 1887,378 1702,578 1525,786 1356,1001 1196,1223 1046,1451 904,1685 695,2076 513,2478 358,2891 230,3313 130,3742 58,4177 15,4617 0,5060 0,5060 15,5502 58,5942 130,6377 230,6806 358,7227 513,7640 695,8043 904,8433 1138,8810 1396,9169 1675,9510 1977,9831 2298,10132 2639,10412 2998,10670 3375,10904 3756,11108 4148,11287 4550,11440 4961,11567 5379,11668 5802,11742 6231,11789 6663,11808 6663,0">
          <text:p/>
        </draw:polygon>
        <draw:g>
          <draw:polygon draw:style-name="Mgr7" draw:text-style-name="MP9" draw:layer="layout" svg:width="8.181cm" svg:height="0.189cm" svg:x="1.415cm" svg:y="0.001cm" svg:viewBox="0 0 8182 190" draw:points="0,0 8182,0 8182,190 0,190">
            <text:p/>
          </draw:polygon>
        </draw:g>
      </draw:g>
      <draw:frame presentation:style-name="light-cover-title" draw:layer="backgroundobjects" svg:width="25.199cm" svg:height="2.629cm" svg:x="1.4cm" svg:y="0.628cm" presentation:class="title" presentation:placeholder="true">
        <draw:text-box/>
      </draw:frame>
      <draw:frame presentation:style-name="light-cover-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11" draw:layer="backgroundobjects" svg:width="8.875cm" svg:height="1.085cm" svg:x="9.576cm" svg:y="14.348cm" presentation:class="footer">
        <draw:text-box>
          <text:p text:style-name="MP10"><text:span text:style-name="MT2"><presentation:footer/></text:span></text:p>
        </draw:text-box>
      </draw:frame>
      <draw:frame presentation:style-name="Mpr4" draw:text-style-name="MP4" draw:layer="backgroundobjects" svg:width="6.523cm" svg:height="1.085cm" svg:x="20.076cm" svg:y="14.348cm" presentation:class="page-number">
        <draw:text-box>
          <text:p text:style-name="MP3"><text:span text:style-name="MT3"><text:page-number>&lt;number&gt;</text:page-number></text:span></text:p>
        </draw:text-box>
      </draw:frame>
      <presentation:notes style:page-layout-name="PM0">
        <draw:page-thumbnail presentation:style-name="light-cover-title" draw:layer="backgroundobjects" svg:width="0.001cm" svg:height="0.001cm" svg:x="0cm" svg:y="2.123cm" presentation:class="page"/>
        <draw:frame presentation:style-name="light-cov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ark-background" style:page-layout-name="PM1" draw:style-name="Mdp1">
      <draw:polygon draw:style-name="Mgr3" draw:text-style-name="MP5" draw:layer="backgroundobjects" svg:width="27.997cm" svg:height="15.747cm" svg:x="0cm" svg:y="0.001cm" svg:viewBox="0 0 27998 15748" draw:points="13999,15748 0,15748 0,0 27998,0 27998,15748">
        <text:p/>
      </draw:polygon>
      <draw:frame presentation:style-name="dark-background-title" draw:layer="backgroundobjects" svg:width="25.199cm" svg:height="2.629cm" svg:x="1.4cm" svg:y="0.628cm" presentation:class="title" presentation:placeholder="true">
        <draw:text-box/>
      </draw:frame>
      <draw:frame presentation:style-name="dark-background-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11" draw:layer="backgroundobjects" svg:width="8.875cm" svg:height="1.085cm" svg:x="9.576cm" svg:y="14.348cm" presentation:class="footer">
        <draw:text-box>
          <text:p text:style-name="MP10"><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g>
        <draw:polygon draw:style-name="Mgr7" draw:text-style-name="MP9" draw:layer="layout" svg:width="8.181cm" svg:height="0.189cm" svg:x="1.415cm" svg:y="0.001cm" svg:viewBox="0 0 8182 190" draw:points="0,0 8182,0 8182,190 0,190">
          <text:p/>
        </draw:polygon>
      </draw:g>
      <presentation:notes style:page-layout-name="PM0">
        <draw:page-thumbnail presentation:style-name="dark-background-title" draw:layer="backgroundobjects" svg:width="0.001cm" svg:height="0.001cm" svg:x="0cm" svg:y="2.123cm" presentation:class="page"/>
        <draw:frame presentation:style-name="dark-background-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ight-background" style:page-layout-name="PM1" draw:style-name="Mdp1">
      <draw:frame presentation:style-name="light-background-title" draw:layer="backgroundobjects" svg:width="25.199cm" svg:height="2.629cm" svg:x="1.4cm" svg:y="0.628cm" presentation:class="title" presentation:placeholder="true">
        <draw:text-box/>
      </draw:frame>
      <draw:frame presentation:style-name="light-background-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1" draw:layer="backgroundobjects" svg:width="8.875cm" svg:height="1.085cm" svg:x="9.576cm" svg:y="14.348cm" presentation:class="footer">
        <draw:text-box>
          <text:p text:style-name="MP10"><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g>
        <draw:polygon draw:style-name="Mgr7" draw:text-style-name="MP9" draw:layer="backgroundobjects" svg:width="8.181cm" svg:height="0.189cm" svg:x="1.415cm" svg:y="0.001cm" svg:viewBox="0 0 8182 190" draw:points="0,0 8182,0 8182,190 0,190">
          <text:p/>
        </draw:polygon>
      </draw:g>
      <presentation:notes style:page-layout-name="PM0">
        <draw:page-thumbnail presentation:style-name="light-background-title" draw:layer="backgroundobjects" svg:width="0.001cm" svg:height="0.001cm" svg:x="0cm" svg:y="2.123cm" presentation:class="page"/>
        <draw:frame presentation:style-name="light-background-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1:42:14.783614871</meta:creation-date>
    <meta:editing-duration>P0D</meta:editing-duration>
    <meta:editing-cycles>1</meta:editing-cycles>
    <meta:generator>LibreOffice/7.4.2.3$MacOSX_AARCH64 LibreOffice_project/382eef1f22670f7f4118c8c2dd222ec7ad009daf</meta:generator>
    <meta:document-statistic meta:object-count="160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127cm" svg:stroke-color="#0059ff" draw:fill-color="#0059ff" dr3d:edge-rounding="5%"/>
      <style:text-properties fo:font-size="10pt" style:font-size-asian="10pt" style:font-size-complex="10pt"/>
    </style:style>
    <style:style style:name="ch8" style:family="chart">
      <style:chart-properties chart:solid-type="cuboid" chart:symbol-type="named-symbol" chart:symbol-name="square" chart:symbol-width="0.25cm" chart:symbol-height="0.25cm"/>
    </style:style>
    <style:style style:name="ch9" style:family="chart">
      <style:chart-properties chart:solid-type="cuboid" chart:symbol-type="named-symbol" chart:symbol-name="square" chart:symbol-width="0.25cm" chart:symbol-height="0.25cm"/>
      <style:graphic-properties svg:stroke-color="#1dcf25" draw:fill-color="#1dcf25"/>
    </style:style>
    <style:style style:name="ch10" style:family="chart" style:data-style-name="N0">
      <style:chart-properties chart:symbol-type="named-symbol" chart:symbol-name="diamond" chart:symbol-width="0.25cm" chart:symbol-height="0.25cm" chart:link-data-style-to-source="true"/>
      <style:graphic-properties svg:stroke-width="0.127cm" svg:stroke-color="#e454e4" draw:fill-color="#e454e4"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tyle:text-properties fo:font-size="10pt" style:font-size-asian="10pt" style:font-size-complex="10pt"/>
    </style:style>
    <style:style style:name="ch12" style:family="chart">
      <style:graphic-properties draw:stroke="solid" svg:stroke-color="#b3b3b3" svg:stroke-opacity="0%" draw:fill="none" draw:fill-color="#e6e6e6"/>
    </style:style>
    <style:style style:name="ch13" style:family="chart">
      <style:graphic-properties svg:stroke-color="#b3b3b3" draw:fill-color="#cccccc"/>
    </style:style>
  </office:automatic-styles>
  <office:body>
    <office:chart>
      <chart:chart svg:width="12.701cm" svg:height="11.547cm" xlink:href="." xlink:type="simple" chart:class="chart:radar" chart:style-name="ch1">
        <chart:legend chart:legend-position="bottom" svg:x="2.466cm" svg:y="10.948cm" style:legend-expansion="wide" chart:style-name="ch2"/>
        <chart:plot-area chart:style-name="ch3" chart:data-source-has-labels="both" svg:x="0.254cm" svg:y="0.23cm" svg:width="12.193cm" svg:height="10.304cm">
          <chart:coordinate-region svg:x="1.806cm" svg:y="1.314cm" svg:width="9.089cm" svg:height="9.089cm"/>
          <chart:axis chart:dimension="x" chart:name="primary-x" chart:style-name="ch4" chartooo:axis-type="auto">
            <chartooo:date-scale/>
            <chart:categories table:cell-range-address="local-table.$A$2:.$A$6"/>
          </chart:axis>
          <chart:axis chart:dimension="y" chart:name="primary-y" chart:style-name="ch5"/>
          <chart:axis chart:dimension="y" chart:name="secondary-y" chart:style-name="ch6"/>
          <chart:series chart:attached-axis="primary-y" chart:style-name="ch7" chart:values-cell-range-address="local-table.$B$2:.$B$6" chart:label-cell-address="local-table.$B$1" chart:class="chart:radar">
            <chart:data-point chart:style-name="ch8" chart:repeated="2"/>
            <chart:data-point chart:style-name="ch9"/>
            <chart:data-point chart:style-name="ch8" chart:repeated="2"/>
          </chart:series>
          <chart:series chart:attached-axis="secondary-y" chart:style-name="ch10" chart:values-cell-range-address="local-table.$C$2:.$C$6" chart:label-cell-address="local-table.$C$1" chart:class="chart:radar">
            <chart:data-point chart:repeated="5"/>
          </chart:series>
          <chart:series chart:attached-axis="primary-y" chart:style-name="ch11" chart:values-cell-range-address="local-table.$D$2:.$D$6" chart:label-cell-address="local-table.$D$1" chart:class="chart:rada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5</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svg:stroke-width="0.127cm" svg:stroke-color="#0059ff" draw:fill-color="#0059ff"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127cm" svg:stroke-color="#e454e4" draw:fill-color="#e454e4"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127cm" svg:stroke-color="#1dcf25" draw:fill-color="#1dcf25" dr3d:edge-rounding="5%"/>
      <style:text-properties fo:font-size="10pt" style:font-size-asian="10pt" style:font-size-complex="10pt"/>
    </style:style>
    <style:style style:name="ch9" style:family="chart">
      <style:graphic-properties draw:stroke="solid" svg:stroke-color="#b3b3b3" svg:stroke-opacity="0%" draw:fill="none" draw:fill-color="#e6e6e6"/>
    </style:style>
    <style:style style:name="ch10" style:family="chart">
      <style:graphic-properties svg:stroke-color="#b3b3b3" draw:fill-color="#cccccc"/>
    </style:style>
  </office:automatic-styles>
  <office:body>
    <office:chart>
      <chart:chart svg:width="24.131cm" svg:height="7.737cm" xlink:href="." xlink:type="simple" chart:class="chart:line" chart:style-name="ch1">
        <chart:legend chart:legend-position="bottom" svg:x="8.181cm" svg:y="7.138cm" style:legend-expansion="wide" chart:style-name="ch2"/>
        <chart:plot-area chart:style-name="ch3" chart:data-source-has-labels="both" svg:x="0.482cm" svg:y="0.154cm" svg:width="23.167cm" svg:height="6.646cm">
          <chart:coordinate-region svg:x="0.959cm" svg:y="0.354cm" svg:width="22.068cm" svg:height="5.799cm"/>
          <chart:axis chart:dimension="x" chart:name="primary-x" chart:style-name="ch4" chartooo:axis-type="auto">
            <chartooo:date-scale/>
            <chart:categories table:cell-range-address="local-table.$A$2:.$A$6"/>
          </chart:axis>
          <chart:axis chart:dimension="y" chart:name="primary-y" chart:style-name="ch5"/>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5</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color="#dddddd"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draw:stroke="none" draw:fill-color="#0059ff"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e454e4"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style:text-properties fo:font-size="10pt" style:font-size-asian="10pt" style:font-size-complex="10pt"/>
    </style:style>
    <style:style style:name="ch10" style:family="chart">
      <style:graphic-properties draw:stroke="solid" svg:stroke-color="#b3b3b3" svg:stroke-opacity="0%" draw:fill="none" draw:fill-color="#e6e6e6"/>
    </style:style>
    <style:style style:name="ch11" style:family="chart">
      <style:graphic-properties svg:stroke-color="#b3b3b3" draw:fill-color="#cccccc"/>
    </style:style>
  </office:automatic-styles>
  <office:body>
    <office:chart>
      <chart:chart svg:width="24.131cm" svg:height="7.737cm" xlink:href="." xlink:type="simple" chart:class="chart:bar" chart:style-name="ch1">
        <chart:legend chart:legend-position="bottom" svg:x="9.065cm" svg:y="7.138cm" style:legend-expansion="wide" chart:style-name="ch2"/>
        <chart:plot-area chart:style-name="ch3" chart:data-source-has-labels="both" svg:x="0.482cm" svg:y="0.154cm" svg:width="23.167cm" svg:height="6.646cm">
          <chart:coordinate-region svg:x="0.918cm" svg:y="0.354cm" svg:width="21.924cm" svg:height="5.799cm"/>
          <chart:axis chart:dimension="x" chart:name="primary-x" chart:style-name="ch4" chartooo:axis-type="auto">
            <chartooo:date-scale/>
            <chart:categories table:cell-range-address="local-table.$A$2:.$A$6"/>
          </chart:axis>
          <chart:axis chart:dimension="y" chart:name="primary-y" chart:style-name="ch5"/>
          <chart:axis chart:dimension="y" chart:name="secondary-y" chart:style-name="ch6"/>
          <chart:series chart:attached-axis="primary-y" chart:style-name="ch7" chart:values-cell-range-address="local-table.$B$2:.$B$6" chart:label-cell-address="local-table.$B$1" chart:class="chart:bar">
            <chart:data-point chart:repeated="5"/>
          </chart:series>
          <chart:series chart:attached-axis="secondary-y" chart:style-name="ch8" chart:values-cell-range-address="local-table.$C$2:.$C$6" chart:label-cell-address="local-table.$C$1" chart:class="chart:bar">
            <chart:data-point chart:repeated="5"/>
          </chart:series>
          <chart:series chart:attached-axis="primary-y"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5</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svg:stroke-width="0.127cm" svg:stroke-color="#0059ff" draw:fill-color="#0059ff"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127cm" svg:stroke-color="#e454e4" draw:fill-color="#e454e4"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127cm" svg:stroke-color="#1dcf25" draw:fill-color="#1dcf25" dr3d:edge-rounding="5%"/>
      <style:text-properties fo:font-size="10pt" style:font-size-asian="10pt" style:font-size-complex="10pt"/>
    </style:style>
    <style:style style:name="ch9" style:family="chart">
      <style:graphic-properties draw:stroke="solid" svg:stroke-color="#b3b3b3" svg:stroke-opacity="0%" draw:fill="none" draw:fill-color="#e6e6e6"/>
    </style:style>
    <style:style style:name="ch10" style:family="chart">
      <style:graphic-properties svg:stroke-color="#b3b3b3" draw:fill-color="#cccccc"/>
    </style:style>
  </office:automatic-styles>
  <office:body>
    <office:chart>
      <chart:chart svg:width="12.066cm" svg:height="7.737cm" xlink:href="." xlink:type="simple" chart:class="chart:line" chart:style-name="ch1">
        <chart:legend chart:legend-position="bottom" svg:x="2.149cm" svg:y="7.138cm" style:legend-expansion="wide" chart:style-name="ch2"/>
        <chart:plot-area chart:style-name="ch3" chart:data-source-has-labels="both" svg:x="0.241cm" svg:y="0.154cm" svg:width="11.584cm" svg:height="6.646cm">
          <chart:coordinate-region svg:x="0.718cm" svg:y="0.354cm" svg:width="10.485cm" svg:height="5.799cm"/>
          <chart:axis chart:dimension="x" chart:name="primary-x" chart:style-name="ch4" chartooo:axis-type="auto">
            <chartooo:date-scale/>
            <chart:categories table:cell-range-address="local-table.$A$2:.$A$6"/>
          </chart:axis>
          <chart:axis chart:dimension="y" chart:name="primary-y" chart:style-name="ch5"/>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5</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svg:stroke-width="0.127cm" svg:stroke-color="#0059ff" draw:fill-color="#0059ff"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127cm" svg:stroke-color="#e454e4" draw:fill-color="#e454e4"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127cm" svg:stroke-color="#1dcf25" draw:fill-color="#1dcf25" dr3d:edge-rounding="5%"/>
      <style:text-properties fo:font-size="10pt" style:font-size-asian="10pt" style:font-size-complex="10pt"/>
    </style:style>
    <style:style style:name="ch9" style:family="chart">
      <style:graphic-properties draw:stroke="solid" svg:stroke-color="#b3b3b3" svg:stroke-opacity="0%" draw:fill="none" draw:fill-color="#e6e6e6"/>
    </style:style>
    <style:style style:name="ch10" style:family="chart">
      <style:graphic-properties svg:stroke-color="#b3b3b3" draw:fill-color="#cccccc"/>
    </style:style>
  </office:automatic-styles>
  <office:body>
    <office:chart>
      <chart:chart svg:width="12.066cm" svg:height="7.737cm" xlink:href="." xlink:type="simple" chart:class="chart:line" chart:style-name="ch1">
        <chart:legend chart:legend-position="bottom" svg:x="2.149cm" svg:y="7.138cm" style:legend-expansion="wide" chart:style-name="ch2"/>
        <chart:plot-area chart:style-name="ch3" chart:data-source-has-labels="both" svg:x="0.241cm" svg:y="0.154cm" svg:width="11.584cm" svg:height="6.646cm">
          <chart:coordinate-region svg:x="0.718cm" svg:y="0.354cm" svg:width="10.485cm" svg:height="5.799cm"/>
          <chart:axis chart:dimension="x" chart:name="primary-x" chart:style-name="ch4" chartooo:axis-type="auto">
            <chartooo:date-scale/>
            <chart:categories table:cell-range-address="local-table.$A$2:.$A$6"/>
          </chart:axis>
          <chart:axis chart:dimension="y" chart:name="primary-y" chart:style-name="ch5"/>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2</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3</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4</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
              <table:table-cell office:value-type="string">
                <text:p>Row 5</text:p>
              </table:table-cell>
              <table:table-cell office:value-type="float" office:value="5.1">
                <text:p>5.1</text:p>
              </table:table-cell>
              <table:table-cell office:value-type="float" office:value="9.5">
                <text:p>9.5</text:p>
              </table:table-cell>
              <table:table-cell office:value-type="float" office:value="4.7">
                <text:p>4.7</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color="#dddddd"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draw:stroke="none" draw:fill-color="#0059ff"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e454e4"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style:text-properties fo:font-size="10pt" style:font-size-asian="10pt" style:font-size-complex="10pt"/>
    </style:style>
    <style:style style:name="ch10" style:family="chart">
      <style:graphic-properties draw:stroke="solid" svg:stroke-color="#b3b3b3" svg:stroke-opacity="0%" draw:fill="none" draw:fill-color="#e6e6e6"/>
    </style:style>
    <style:style style:name="ch11" style:family="chart">
      <style:graphic-properties svg:stroke-color="#b3b3b3" draw:fill-color="#cccccc"/>
    </style:style>
  </office:automatic-styles>
  <office:body>
    <office:chart>
      <chart:chart svg:width="11.431cm" svg:height="9.526cm" xlink:href="." xlink:type="simple" chart:class="chart:bar" chart:style-name="ch1">
        <chart:legend chart:legend-position="bottom" svg:x="2.715cm" svg:y="8.927cm" style:legend-expansion="wide" chart:style-name="ch2"/>
        <chart:plot-area chart:style-name="ch3" chart:data-source-has-labels="both" svg:x="0.228cm" svg:y="0.19cm" svg:width="10.975cm" svg:height="8.363cm">
          <chart:coordinate-region svg:x="0.664cm" svg:y="0.389cm" svg:width="9.732cm" svg:height="7.517cm"/>
          <chart:axis chart:dimension="x" chart:name="primary-x" chart:style-name="ch4" chartooo:axis-type="auto">
            <chartooo:date-scale/>
            <chart:categories table:cell-range-address="local-table.$A$2:.$A$6"/>
          </chart:axis>
          <chart:axis chart:dimension="y" chart:name="primary-y" chart:style-name="ch5"/>
          <chart:axis chart:dimension="y" chart:name="secondary-y" chart:style-name="ch6"/>
          <chart:series chart:attached-axis="primary-y" chart:style-name="ch7" chart:values-cell-range-address="local-table.$B$2:.$B$6" chart:label-cell-address="local-table.$B$1" chart:class="chart:bar">
            <chart:data-point chart:repeated="5"/>
          </chart:series>
          <chart:series chart:attached-axis="secondary-y" chart:style-name="ch8" chart:values-cell-range-address="local-table.$C$2:.$C$6" chart:label-cell-address="local-table.$C$1" chart:class="chart:bar">
            <chart:data-point chart:repeated="5"/>
          </chart:series>
          <chart:series chart:attached-axis="primary-y"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5</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dddddd"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color="#dddddd"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color="#ffffff"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svg:stroke-width="0.127cm" svg:stroke-color="#0059ff" draw:fill-color="#0059ff"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127cm" svg:stroke-color="#e454e4" draw:fill-color="#e454e4"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127cm" svg:stroke-color="#1dcf25" draw:fill-color="#1dcf25" dr3d:edge-rounding="5%"/>
      <style:text-properties fo:font-size="10pt" style:font-size-asian="10pt" style:font-size-complex="10pt"/>
    </style:style>
    <style:style style:name="ch9" style:family="chart">
      <style:graphic-properties draw:stroke="solid" svg:stroke-color="#b3b3b3" svg:stroke-opacity="0%" draw:fill="none" draw:fill-color="#e6e6e6"/>
    </style:style>
    <style:style style:name="ch10" style:family="chart">
      <style:graphic-properties svg:stroke-color="#b3b3b3" draw:fill-color="#cccccc"/>
    </style:style>
  </office:automatic-styles>
  <office:body>
    <office:chart>
      <chart:chart svg:width="12.066cm" svg:height="7.737cm" xlink:href="." xlink:type="simple" chart:class="chart:line" chart:style-name="ch1">
        <chart:legend chart:legend-position="bottom" svg:x="2.149cm" svg:y="7.138cm" style:legend-expansion="wide" chart:style-name="ch2"/>
        <chart:plot-area chart:style-name="ch3" chart:data-source-has-labels="both" svg:x="0.241cm" svg:y="0.154cm" svg:width="11.584cm" svg:height="6.646cm">
          <chart:coordinate-region svg:x="0.718cm" svg:y="0.354cm" svg:width="10.485cm" svg:height="5.799cm"/>
          <chart:axis chart:dimension="x" chart:name="primary-x" chart:style-name="ch4" chartooo:axis-type="auto">
            <chartooo:date-scale/>
            <chart:categories table:cell-range-address="local-table.$A$2:.$A$6"/>
          </chart:axis>
          <chart:axis chart:dimension="y" chart:name="primary-y" chart:style-name="ch5"/>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Row 5</text:p>
              </table:table-cell>
              <table:table-cell office:value-type="float" office:value="3.1">
                <text:p>3.1</text:p>
              </table:table-cell>
              <table:table-cell office:value-type="float" office:value="8.8">
                <text:p>8.8</text:p>
              </table:table-cell>
              <table:table-cell office:value-type="float" office:value="3.7">
                <text:p>3.7</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